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AF2D0"/>
    </style:style>
    <style:style style:name="ce3" style:family="table-cell" style:parent-style-name="Default" style:data-style-name="N0">
      <style:table-cell-properties fo:background-color="#CAEDFB"/>
    </style:style>
    <style:style style:name="ce4" style:family="table-cell" style:parent-style-name="Default" style:data-style-name="N0">
      <style:table-cell-properties fo:background-color="#F2CEEF"/>
    </style:style>
    <style:style style:name="ce5" style:family="table-cell" style:parent-style-name="Default" style:data-style-name="N0">
      <style:table-cell-properties fo:background-color="#FBE2D5"/>
    </style:style>
    <style:style style:name="ce6" style:family="table-cell" style:parent-style-name="Default" style:data-style-name="N14"/>
    <style:style style:name="ce7" style:family="table-cell" style:parent-style-name="Default" style:data-style-name="N14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BE2D5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AF2D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CAEDFB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CEE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5C6AB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0">
      <style:text-properties fo:color="#242424"/>
    </style:style>
    <style:style style:name="ce17" style:family="table-cell" style:parent-style-name="Default" style:data-style-name="N0">
      <style:table-cell-properties fo:background-color="#4EA72E"/>
    </style:style>
    <style:style style:name="ce18" style:family="table-cell" style:parent-style-name="Default" style:data-style-name="N14">
      <style:table-cell-properties fo:background-color="#DAF2D0"/>
    </style:style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0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3.22791666666667cm"/>
    </style:style>
    <style:style style:name="co12" style:family="table-column">
      <style:table-column-properties fo:break-before="auto" style:column-width="8.06979166666667cm" style:use-optimal-column-width="true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1.508125cm" style:use-optimal-column-width="true"/>
    </style:style>
    <style:style style:name="co18" style:family="table-column">
      <style:table-column-properties fo:break-before="auto" style:column-width="2.59291666666667cm" style:use-optimal-column-width="true"/>
    </style:style>
    <style:style style:name="co19" style:family="table-column">
      <style:table-column-properties fo:break-before="auto" style:column-width="2.40770833333333cm" style:use-optimal-column-width="true"/>
    </style:style>
    <style:style style:name="co20" style:family="table-column">
      <style:table-column-properties fo:break-before="auto" style:column-width="2.80458333333333cm"/>
    </style:style>
    <style:style style:name="co21" style:family="table-column">
      <style:table-column-properties fo:break-before="auto" style:column-width="1.77270833333333cm" style:use-optimal-column-width="true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1.93145833333333cm" style:use-optimal-column-width="true"/>
    </style:style>
    <style:style style:name="co24" style:family="table-column">
      <style:table-column-properties fo:break-before="auto" style:column-width="2.35479166666667cm" style:use-optimal-column-width="true"/>
    </style:style>
    <style:style style:name="co25" style:family="table-column">
      <style:table-column-properties fo:break-before="auto" style:column-width="1.64041666666667cm" style:use-optimal-column-width="true"/>
    </style:style>
    <style:style style:name="co26" style:family="table-column">
      <style:table-column-properties fo:break-before="auto" style:column-width="2.32833333333333cm"/>
    </style:style>
    <style:style style:name="co27" style:family="table-column">
      <style:table-column-properties fo:break-before="auto" style:column-width="1.666875cm"/>
    </style:style>
    <style:style style:name="co28" style:family="table-column">
      <style:table-column-properties fo:break-before="auto" style:column-width="2.56645833333333cm" style:use-optimal-column-width="true"/>
    </style:style>
    <style:style style:name="co29" style:family="table-column">
      <style:table-column-properties fo:break-before="auto" style:column-width="1.666875cm" style:use-optimal-column-width="true"/>
    </style:style>
    <style:style style:name="co30" style:family="table-column">
      <style:table-column-properties fo:break-before="auto" style:column-width="2.11666666666667cm" style:use-optimal-column-width="true"/>
    </style:style>
    <style:style style:name="co31" style:family="table-column">
      <style:table-column-properties fo:break-before="auto" style:column-width="1.74625cm"/>
    </style:style>
    <style:style style:name="co32" style:family="table-column">
      <style:table-column-properties fo:break-before="auto" style:column-width="2.19604166666667cm" style:use-optimal-column-width="true"/>
    </style:style>
    <style:style style:name="co33" style:family="table-column">
      <style:table-column-properties fo:break-before="auto" style:column-width="1.93145833333333cm"/>
    </style:style>
    <style:style style:name="co34" style:family="table-column">
      <style:table-column-properties fo:break-before="auto" style:column-width="1.64041666666667cm"/>
    </style:style>
    <style:style style:name="co35" style:family="table-column">
      <style:table-column-properties fo:break-before="auto" style:column-width="1.74625cm" style:use-optimal-column-width="true"/>
    </style:style>
    <style:style style:name="co36" style:family="table-column">
      <style:table-column-properties fo:break-before="auto" style:column-width="5.90020833333333cm" style:use-optimal-column-width="true"/>
    </style:style>
    <style:style style:name="co37" style:family="table-column">
      <style:table-column-properties fo:break-before="auto" style:column-width="2.48708333333333cm" style:use-optimal-column-width="true"/>
    </style:style>
    <style:style style:name="co38" style:family="table-column">
      <style:table-column-properties fo:break-before="auto" style:column-width="1.61395833333333cm" style:use-optimal-column-width="true"/>
    </style:style>
    <style:style style:name="co39" style:family="table-column">
      <style:table-column-properties fo:break-before="auto" style:column-width="2.40770833333333cm"/>
    </style:style>
    <style:style style:name="co40" style:family="table-column">
      <style:table-column-properties fo:break-before="auto" style:column-width="1.984375cm"/>
    </style:style>
    <style:style style:name="co41" style:family="table-column">
      <style:table-column-properties fo:break-before="auto" style:column-width="2.24895833333333cm"/>
    </style:style>
    <style:style style:name="co42" style:family="table-column">
      <style:table-column-properties fo:break-before="auto" style:column-width="2.35479166666667cm"/>
    </style:style>
    <style:style style:name="co43" style:family="table-column">
      <style:table-column-properties fo:break-before="auto" style:column-width="2.03729166666667cm"/>
    </style:style>
    <style:style style:name="co44" style:family="table-column">
      <style:table-column-properties fo:break-before="auto" style:column-width="1.42875cm" style:use-optimal-column-width="true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4925cm" style:use-optimal-column-width="true"/>
    </style:style>
    <style:style style:name="co47" style:family="table-column">
      <style:table-column-properties fo:break-before="auto" style:column-width="5.318125cm" style:use-optimal-column-width="true"/>
    </style:style>
    <style:style style:name="co48" style:family="table-column">
      <style:table-column-properties fo:break-before="auto" style:column-width="2.80458333333333cm" style:use-optimal-column-width="true"/>
    </style:style>
    <style:style style:name="co49" style:family="table-column">
      <style:table-column-properties fo:break-before="auto" style:column-width="3.54541666666667cm" style:use-optimal-column-width="true"/>
    </style:style>
    <style:style style:name="co50" style:family="table-column">
      <style:table-column-properties fo:break-before="auto" style:column-width="0.555625cm"/>
    </style:style>
    <style:style style:name="co51" style:family="table-column">
      <style:table-column-properties fo:break-before="auto" style:column-width="3.22791666666667cm" style:use-optimal-column-width="true"/>
    </style:style>
    <style:style style:name="co52" style:family="table-column">
      <style:table-column-properties fo:break-before="auto" style:column-width="0.608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phsFin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number-columns-repeated="7" table:default-cell-style-name="ce1" table:visibility="collapse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2"/>
        <table:table-column table:style-name="co5" table:default-cell-style-name="ce1" table:visibility="collapse"/>
        <table:table-column table:style-name="co6" table:number-columns-repeated="2" table:default-cell-style-name="ce1" table:visibility="collapse"/>
        <table:table-column table:style-name="co10" table:default-cell-style-name="ce2" table:visibility="collapse"/>
        <table:table-column table:style-name="co11" table:default-cell-style-name="ce1" table:visibility="collapse"/>
        <table:table-column table:style-name="co6" table:number-columns-repeated="2" table:default-cell-style-name="ce1" table:visibility="collapse"/>
        <table:table-column table:style-name="co12" table:default-cell-style-name="ce1"/>
        <table:table-column table:style-name="co3" table:number-columns-repeated="16354" table:default-cell-style-name="ce1"/>
        <table:table-row table:style-name="ro1">
          <table:table-cell table:number-columns-repeated="8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6" table:style-name="ce1"/>
          <table:table-cell table:style-name="ce2"/>
          <table:table-cell table:number-columns-repeated="4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office:value-type="string" table:style-name="ce1">
            <text:p>Legend: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0.62919365889055945" table:style-name="ce6">
            <text:p>62.92%</text:p>
          </table:table-cell>
          <table:table-cell office:value-type="percentage" office:value="1.8313834373019221E-2" table:style-name="ce6">
            <text:p>1.83%</text:p>
          </table:table-cell>
          <table:table-cell office:value-type="percentage" office:value="3.9296096738037183E-2" table:style-name="ce6">
            <text:p>3.93%</text:p>
          </table:table-cell>
          <table:table-cell office:value-type="percentage" office:value="3.9296096738037183E-2" table:style-name="ce6">
            <text:p>3.93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cpa - after cut site filtering paired reads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56852479996752847" table:style-name="ce6">
            <text:p>56.85%</text:p>
          </table:table-cell>
          <table:table-cell office:value-type="percentage" office:value="0.56852479996752847" table:style-name="ce6">
            <text:p>56.85%</text:p>
          </table:table-cell>
          <table:table-cell office:value-type="percentage" office:value="3.7045134007461962E-2" table:style-name="ce6">
            <text:p>3.70%</text:p>
          </table:table-cell>
          <table:table-cell office:value-type="percentage" office:value="1.7326906372666991E-2" table:style-name="ce6">
            <text:p>1.73%</text:p>
          </table:table-cell>
          <table:table-cell office:value-type="percentage" office:value="0.20491950673536857" table:style-name="ce6">
            <text:p>20.49%</text:p>
          </table:table-cell>
          <table:table-cell office:value-type="percentage" office:value="0.20491950673536857" table:style-name="ce6">
            <text:p>20.49%</text:p>
          </table:table-cell>
          <table:table-cell table:style-name="ce2"/>
          <table:table-cell office:value-type="string" table:style-name="ce1">
            <text:p>Sum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0.62919365889055945" table:style-name="ce6">
            <text:p>62.92%</text:p>
          </table:table-cell>
          <table:table-cell office:value-type="percentage" office:value="1.8313834373019221E-2" table:style-name="ce6">
            <text:p>1.83%</text:p>
          </table:table-cell>
          <table:table-cell office:value-type="percentage" office:value="3.9296096738037183E-2" table:style-name="ce6">
            <text:p>3.93%</text:p>
          </table:table-cell>
          <table:table-cell office:value-type="percentage" office:value="3.9296096738037183E-2" table:style-name="ce6">
            <text:p>3.93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office:value-type="string" table:style-name="ce1">
            <text:p>rnp - not paired remained reads after cut site filetring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office:value-type="string" table:style-name="ce1">
            <text:p>dpa - paired reads after deduplication based on DBR reg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7.8649207361319931E-2" table:style-name="ce6">
            <text:p>7.86%</text:p>
          </table:table-cell>
          <table:table-cell office:value-type="percentage" office:value="2.2892292966274026E-3" table:style-name="ce6">
            <text:p>0.23%</text:p>
          </table:table-cell>
          <table:table-cell office:value-type="percentage" office:value="4.9120120922546478E-3" table:style-name="ce6">
            <text:p>0.49%</text:p>
          </table:table-cell>
          <table:table-cell office:value-type="percentage" office:value="4.9120120922546478E-3" table:style-name="ce6">
            <text:p>0.49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120675.625" table:style-name="ce1">
            <text:p>120675.625</text:p>
          </table:table-cell>
          <table:table-cell office:value-type="float" office:value="10.5075" table:style-name="ce15">
            <text:p>10.51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p5 - reads from p5 adaptor site (forward reads)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7.1065599995941059E-2" table:style-name="ce6">
            <text:p>7.11%</text:p>
          </table:table-cell>
          <table:table-cell office:value-type="percentage" office:value="7.1065599995941059E-2" table:style-name="ce6">
            <text:p>7.11%</text:p>
          </table:table-cell>
          <table:table-cell office:value-type="percentage" office:value="4.6306417509327453E-3" table:style-name="ce6">
            <text:p>0.46%</text:p>
          </table:table-cell>
          <table:table-cell office:value-type="percentage" office:value="2.1658632965833738E-3" table:style-name="ce6">
            <text:p>0.22%</text:p>
          </table:table-cell>
          <table:table-cell office:value-type="percentage" office:value="2.5614938341921072E-2" table:style-name="ce6">
            <text:p>2.56%</text:p>
          </table:table-cell>
          <table:table-cell office:value-type="percentage" office:value="2.5614938341921072E-2" table:style-name="ce6">
            <text:p>2.56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7.8649207361319931E-2" table:style-name="ce6">
            <text:p>7.86%</text:p>
          </table:table-cell>
          <table:table-cell office:value-type="percentage" office:value="2.2892292966274026E-3" table:style-name="ce6">
            <text:p>0.23%</text:p>
          </table:table-cell>
          <table:table-cell office:value-type="percentage" office:value="4.9120120922546478E-3" table:style-name="ce6">
            <text:p>0.49%</text:p>
          </table:table-cell>
          <table:table-cell office:value-type="percentage" office:value="4.9120120922546478E-3" table:style-name="ce6">
            <text:p>0.49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131449.75" table:style-name="ce1">
            <text:p>131449.75</text:p>
          </table:table-cell>
          <table:table-cell office:value-type="float" office:value="62.658749999999998" table:style-name="ce15">
            <text:p>62.66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120675.625" table:style-name="ce1">
            <text:p>120675.625</text:p>
          </table:table-cell>
          <table:table-cell office:value-type="float" office:value="10.5075" table:style-name="ce1">
            <text:p>10.5075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131449.75" table:style-name="ce1">
            <text:p>131449.75</text:p>
          </table:table-cell>
          <table:table-cell office:value-type="float" office:value="62.658749999999998" table:style-name="ce1">
            <text:p>62.65875</text:p>
          </table:table-cell>
          <table:table-cell office:value-type="string" table:style-name="ce1">
            <text:p>p7 reads from p7 adaptor site (reverse reads)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4.0544878422423818E-2" table:style-name="ce6">
            <text:p>4.05%</text:p>
          </table:table-cell>
          <table:table-cell office:value-type="percentage" office:value="4.2249185474828229E-4" table:style-name="ce6">
            <text:p>0.04%</text:p>
          </table:table-cell>
          <table:table-cell office:value-type="percentage" office:value="2.4733268646532605E-3" table:style-name="ce6">
            <text:p>0.25%</text:p>
          </table:table-cell>
          <table:table-cell office:value-type="percentage" office:value="2.4733268646532605E-3" table:style-name="ce6">
            <text:p>0.25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81204" table:style-name="ce1">
            <text:p>81204</text:p>
          </table:table-cell>
          <table:table-cell office:value-type="float" office:value="7.06" table:style-name="ce1">
            <text:p>7.06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3.6523351397121838E-2" table:style-name="ce6">
            <text:p>3.65%</text:p>
          </table:table-cell>
          <table:table-cell office:value-type="percentage" office:value="3.6523351397121838E-2" table:style-name="ce6">
            <text:p>3.65%</text:p>
          </table:table-cell>
          <table:table-cell office:value-type="percentage" office:value="2.2018192587819384E-3" table:style-name="ce6">
            <text:p>0.22%</text:p>
          </table:table-cell>
          <table:table-cell office:value-type="percentage" office:value="1.0982098835944003E-3" table:style-name="ce6">
            <text:p>0.11%</text:p>
          </table:table-cell>
          <table:table-cell office:value-type="percentage" office:value="1.269544961301889E-2" table:style-name="ce6">
            <text:p>1.27%</text:p>
          </table:table-cell>
          <table:table-cell office:value-type="percentage" office:value="1.269544961301889E-2" table:style-name="ce6">
            <text:p>1.27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4.0544878422423818E-2" table:style-name="ce6">
            <text:p>4.05%</text:p>
          </table:table-cell>
          <table:table-cell office:value-type="percentage" office:value="4.2249185474828229E-4" table:style-name="ce6">
            <text:p>0.04%</text:p>
          </table:table-cell>
          <table:table-cell office:value-type="percentage" office:value="2.4733268646532605E-3" table:style-name="ce6">
            <text:p>0.25%</text:p>
          </table:table-cell>
          <table:table-cell office:value-type="percentage" office:value="2.4733268646532605E-3" table:style-name="ce6">
            <text:p>0.25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89565" table:style-name="ce1">
            <text:p>89565</text:p>
          </table:table-cell>
          <table:table-cell office:value-type="float" office:value="27.63" table:style-name="ce1">
            <text:p>27.63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81204" table:style-name="ce1">
            <text:p>81204</text:p>
          </table:table-cell>
          <table:table-cell office:value-type="float" office:value="7.06" table:style-name="ce1">
            <text:p>7.06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89565" table:style-name="ce1">
            <text:p>89565</text:p>
          </table:table-cell>
          <table:table-cell office:value-type="float" office:value="27.63" table:style-name="ce1">
            <text:p>27.63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9.8875444853744651E-2" table:style-name="ce6">
            <text:p>9.89%</text:p>
          </table:table-cell>
          <table:table-cell office:value-type="percentage" office:value="8.4452756828140661E-3" table:style-name="ce6">
            <text:p>0.84%</text:p>
          </table:table-cell>
          <table:table-cell office:value-type="percentage" office:value="6.3136874812346712E-3" table:style-name="ce6">
            <text:p>0.63%</text:p>
          </table:table-cell>
          <table:table-cell office:value-type="percentage" office:value="6.3136874812346712E-3" table:style-name="ce6">
            <text:p>0.63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154606" table:style-name="ce1">
            <text:p>154606</text:p>
          </table:table-cell>
          <table:table-cell office:value-type="float" office:value="15.32" table:style-name="ce1">
            <text:p>15.32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8.9953271835490803E-2" table:style-name="ce6">
            <text:p>9.00%</text:p>
          </table:table-cell>
          <table:table-cell office:value-type="percentage" office:value="8.9953271835490803E-2" table:style-name="ce6">
            <text:p>9.00%</text:p>
          </table:table-cell>
          <table:table-cell office:value-type="percentage" office:value="6.001100799454903E-3" table:style-name="ce6">
            <text:p>0.60%</text:p>
          </table:table-cell>
          <table:table-cell office:value-type="percentage" office:value="3.7601630056603866E-3" table:style-name="ce6">
            <text:p>0.38%</text:p>
          </table:table-cell>
          <table:table-cell office:value-type="percentage" office:value="3.2381446030818758E-2" table:style-name="ce6">
            <text:p>3.24%</text:p>
          </table:table-cell>
          <table:table-cell office:value-type="percentage" office:value="3.2381446030818758E-2" table:style-name="ce6">
            <text:p>3.24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9.8875444853744651E-2" table:style-name="ce6">
            <text:p>9.89%</text:p>
          </table:table-cell>
          <table:table-cell office:value-type="percentage" office:value="8.4452756828140661E-3" table:style-name="ce6">
            <text:p>0.84%</text:p>
          </table:table-cell>
          <table:table-cell office:value-type="percentage" office:value="6.3136874812346712E-3" table:style-name="ce6">
            <text:p>0.63%</text:p>
          </table:table-cell>
          <table:table-cell office:value-type="percentage" office:value="6.3136874812346712E-3" table:style-name="ce6">
            <text:p>0.63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152403" table:style-name="ce1">
            <text:p>152403</text:p>
          </table:table-cell>
          <table:table-cell office:value-type="float" office:value="99.91" table:style-name="ce1">
            <text:p>99.91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54606" table:style-name="ce1">
            <text:p>154606</text:p>
          </table:table-cell>
          <table:table-cell office:value-type="float" office:value="15.32" table:style-name="ce1">
            <text:p>15.32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52403" table:style-name="ce1">
            <text:p>152403</text:p>
          </table:table-cell>
          <table:table-cell office:value-type="float" office:value="99.91" table:style-name="ce1">
            <text:p>99.91</text:p>
          </table:table-cell>
          <table:table-cell table:number-columns-repeated="16355" table:style-name="ce1"/>
        </table:table-row>
        <table:table-row table:style-name="ro1">
          <table:table-cell table:number-columns-repeated="8" table:style-name="ce1"/>
          <table:table-cell table:style-name="ce2"/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0.39188576481008713" table:style-name="ce6">
            <text:p>39.19%</text:p>
          </table:table-cell>
          <table:table-cell office:value-type="percentage" office:value="7.0581044210304228E-2" table:style-name="ce6">
            <text:p>7.06%</text:p>
          </table:table-cell>
          <table:table-cell office:value-type="percentage" office:value="2.5899371152523953E-2" table:style-name="ce6">
            <text:p>2.59%</text:p>
          </table:table-cell>
          <table:table-cell office:value-type="percentage" office:value="2.5899371152523953E-2" table:style-name="ce6">
            <text:p>2.59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30825667918068067" table:style-name="ce6">
            <text:p>30.83%</text:p>
          </table:table-cell>
          <table:table-cell office:value-type="percentage" office:value="0.30825667918068067" table:style-name="ce6">
            <text:p>30.83%</text:p>
          </table:table-cell>
          <table:table-cell office:value-type="percentage" office:value="2.7628754399155433E-2" table:style-name="ce6">
            <text:p>2.76%</text:p>
          </table:table-cell>
          <table:table-cell office:value-type="percentage" office:value="9.6826870335882213E-3" table:style-name="ce6">
            <text:p>0.97%</text:p>
          </table:table-cell>
          <table:table-cell office:value-type="percentage" office:value="0.22766572864054371" table:style-name="ce6">
            <text:p>22.77%</text:p>
          </table:table-cell>
          <table:table-cell office:value-type="percentage" office:value="0.22766572864054371" table:style-name="ce6">
            <text:p>22.77%</text:p>
          </table:table-cell>
          <table:table-cell table:style-name="ce2"/>
          <table:table-cell office:value-type="string" table:style-name="ce1">
            <text:p>Sum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0.39188576481008713" table:style-name="ce6">
            <text:p>39.19%</text:p>
          </table:table-cell>
          <table:table-cell office:value-type="percentage" office:value="7.0581044210304228E-2" table:style-name="ce6">
            <text:p>7.06%</text:p>
          </table:table-cell>
          <table:table-cell office:value-type="percentage" office:value="2.5899371152523953E-2" table:style-name="ce6">
            <text:p>2.59%</text:p>
          </table:table-cell>
          <table:table-cell office:value-type="percentage" office:value="2.5899371152523953E-2" table:style-name="ce6">
            <text:p>2.59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5983680687155301E-3" table:style-name="ce6">
            <text:p>0.56%</text:p>
          </table:table-cell>
          <table:table-cell office:value-type="percentage" office:value="1.0083006315757747E-3" table:style-name="ce6">
            <text:p>0.10%</text:p>
          </table:table-cell>
          <table:table-cell office:value-type="percentage" office:value="3.6999101646462791E-4" table:style-name="ce6">
            <text:p>0.04%</text:p>
          </table:table-cell>
          <table:table-cell office:value-type="percentage" office:value="3.6999101646462791E-4" table:style-name="ce6">
            <text:p>0.04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3886.0142857142855" table:style-name="ce15">
            <text:p>3886.01</text:p>
          </table:table-cell>
          <table:table-cell office:value-type="float" office:value="6.0572857142857135" table:style-name="ce15">
            <text:p>6.06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4.4036668454382954E-3" table:style-name="ce6">
            <text:p>0.44%</text:p>
          </table:table-cell>
          <table:table-cell office:value-type="percentage" office:value="4.4036668454382954E-3" table:style-name="ce6">
            <text:p>0.44%</text:p>
          </table:table-cell>
          <table:table-cell office:value-type="percentage" office:value="3.9469649141650616E-4" table:style-name="ce6">
            <text:p>0.04%</text:p>
          </table:table-cell>
          <table:table-cell office:value-type="percentage" office:value="1.3832410047983173E-4" table:style-name="ce6">
            <text:p>0.01%</text:p>
          </table:table-cell>
          <table:table-cell office:value-type="percentage" office:value="3.2523675520077671E-3" table:style-name="ce6">
            <text:p>0.33%</text:p>
          </table:table-cell>
          <table:table-cell office:value-type="percentage" office:value="3.2523675520077671E-3" table:style-name="ce6">
            <text:p>0.33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5983680687155301E-3" table:style-name="ce6">
            <text:p>0.56%</text:p>
          </table:table-cell>
          <table:table-cell office:value-type="percentage" office:value="1.0083006315757747E-3" table:style-name="ce6">
            <text:p>0.10%</text:p>
          </table:table-cell>
          <table:table-cell office:value-type="percentage" office:value="3.6999101646462791E-4" table:style-name="ce6">
            <text:p>0.04%</text:p>
          </table:table-cell>
          <table:table-cell office:value-type="percentage" office:value="3.6999101646462791E-4" table:style-name="ce6">
            <text:p>0.04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58417.828571428574" table:style-name="ce15">
            <text:p>58417.83</text:p>
          </table:table-cell>
          <table:table-cell office:value-type="float" office:value="12.208142857142859" table:style-name="ce15">
            <text:p>12.21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3886.0142857142855" table:style-name="ce1">
            <text:p>3886.014286</text:p>
          </table:table-cell>
          <table:table-cell office:value-type="float" office:value="6.0572857142857135" table:style-name="ce1">
            <text:p>6.057285714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8417.828571428574" table:style-name="ce1">
            <text:p>58417.82857</text:p>
          </table:table-cell>
          <table:table-cell office:value-type="float" office:value="12.208142857142859" table:style-name="ce1">
            <text:p>12.20814286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8.7748382935878648E-4" table:style-name="ce6">
            <text:p>0.09%</text:p>
          </table:table-cell>
          <table:table-cell office:value-type="percentage" office:value="1.5236381676438818E-5" table:style-name="ce6">
            <text:p>0.00%</text:p>
          </table:table-cell>
          <table:table-cell office:value-type="percentage" office:value="6.8206637621387388E-5" table:style-name="ce6">
            <text:p>0.01%</text:p>
          </table:table-cell>
          <table:table-cell office:value-type="percentage" office:value="6.8206637621387388E-5" table:style-name="ce6">
            <text:p>0.01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306" table:style-name="ce1">
            <text:p>306</text:p>
          </table:table-cell>
          <table:table-cell office:value-type="float" office:value="5.15" table:style-name="ce1">
            <text:p>5.1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6.3774474174089666E-4" table:style-name="ce6">
            <text:p>0.06%</text:p>
          </table:table-cell>
          <table:table-cell office:value-type="percentage" office:value="6.3774474174089666E-4" table:style-name="ce6">
            <text:p>0.06%</text:p>
          </table:table-cell>
          <table:table-cell office:value-type="percentage" office:value="7.6578339969719569E-5" table:style-name="ce6">
            <text:p>0.01%</text:p>
          </table:table-cell>
          <table:table-cell office:value-type="percentage" office:value="1.4831205274482629E-5" table:style-name="ce6">
            <text:p>0.00%</text:p>
          </table:table-cell>
          <table:table-cell office:value-type="percentage" office:value="4.804284450705835E-4" table:style-name="ce6">
            <text:p>0.05%</text:p>
          </table:table-cell>
          <table:table-cell office:value-type="percentage" office:value="4.804284450705835E-4" table:style-name="ce6">
            <text:p>0.05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8.7748382935878648E-4" table:style-name="ce6">
            <text:p>0.09%</text:p>
          </table:table-cell>
          <table:table-cell office:value-type="percentage" office:value="1.5236381676438818E-5" table:style-name="ce6">
            <text:p>0.00%</text:p>
          </table:table-cell>
          <table:table-cell office:value-type="percentage" office:value="6.8206637621387388E-5" table:style-name="ce6">
            <text:p>0.01%</text:p>
          </table:table-cell>
          <table:table-cell office:value-type="percentage" office:value="6.8206637621387388E-5" table:style-name="ce6">
            <text:p>0.01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11967" table:style-name="ce1">
            <text:p>11967</text:p>
          </table:table-cell>
          <table:table-cell office:value-type="float" office:value="6.77" table:style-name="ce1">
            <text:p>6.77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306" table:style-name="ce1">
            <text:p>306</text:p>
          </table:table-cell>
          <table:table-cell office:value-type="float" office:value="5.15" table:style-name="ce1">
            <text:p>5.15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1967" table:style-name="ce1">
            <text:p>11967</text:p>
          </table:table-cell>
          <table:table-cell office:value-type="float" office:value="6.77" table:style-name="ce1">
            <text:p>6.77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8.3228246655407991E-3" table:style-name="ce6">
            <text:p>0.83%</text:p>
          </table:table-cell>
          <table:table-cell office:value-type="percentage" office:value="1.4651723788168612E-2" table:style-name="ce6">
            <text:p>1.47%</text:p>
          </table:table-cell>
          <table:table-cell office:value-type="percentage" office:value="5.726716626238466E-4" table:style-name="ce6">
            <text:p>0.06%</text:p>
          </table:table-cell>
          <table:table-cell office:value-type="percentage" office:value="5.726716626238466E-4" table:style-name="ce6">
            <text:p>0.06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9957" table:style-name="ce1">
            <text:p>9957</text:p>
          </table:table-cell>
          <table:table-cell office:value-type="float" office:value="8.15" table:style-name="ce1">
            <text:p>8.1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6.8510111831514434E-3" table:style-name="ce6">
            <text:p>0.69%</text:p>
          </table:table-cell>
          <table:table-cell office:value-type="percentage" office:value="6.8510111831514434E-3" table:style-name="ce6">
            <text:p>0.69%</text:p>
          </table:table-cell>
          <table:table-cell office:value-type="percentage" office:value="5.955830764323045E-4" table:style-name="ce6">
            <text:p>0.06%</text:p>
          </table:table-cell>
          <table:table-cell office:value-type="percentage" office:value="4.3620300355634405E-4" table:style-name="ce6">
            <text:p>0.04%</text:p>
          </table:table-cell>
          <table:table-cell office:value-type="percentage" office:value="5.111711316955557E-3" table:style-name="ce6">
            <text:p>0.51%</text:p>
          </table:table-cell>
          <table:table-cell office:value-type="percentage" office:value="5.111711316955557E-3" table:style-name="ce6">
            <text:p>0.51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8.3228246655407991E-3" table:style-name="ce6">
            <text:p>0.83%</text:p>
          </table:table-cell>
          <table:table-cell office:value-type="percentage" office:value="1.4651723788168612E-2" table:style-name="ce6">
            <text:p>1.47%</text:p>
          </table:table-cell>
          <table:table-cell office:value-type="percentage" office:value="5.726716626238466E-4" table:style-name="ce6">
            <text:p>0.06%</text:p>
          </table:table-cell>
          <table:table-cell office:value-type="percentage" office:value="5.726716626238466E-4" table:style-name="ce6">
            <text:p>0.06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91374" table:style-name="ce1">
            <text:p>91374</text:p>
          </table:table-cell>
          <table:table-cell office:value-type="float" office:value="17.18" table:style-name="ce1">
            <text:p>17.18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957" table:style-name="ce1">
            <text:p>9957</text:p>
          </table:table-cell>
          <table:table-cell office:value-type="float" office:value="8.15" table:style-name="ce1">
            <text:p>8.15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1374" table:style-name="ce1">
            <text:p>91374</text:p>
          </table:table-cell>
          <table:table-cell office:value-type="float" office:value="17.18" table:style-name="ce1">
            <text:p>17.18</text:p>
          </table:table-cell>
          <table:table-cell table:number-columns-repeated="16355"/>
        </table:table-row>
        <table:table-row table:style-name="ro1">
          <table:table-cell table:number-columns-repeated="8" table:style-name="ce1"/>
          <table:table-cell table:style-name="ce2"/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0.36321002602589786" table:style-name="ce6">
            <text:p>36.32%</text:p>
          </table:table-cell>
          <table:table-cell office:value-type="percentage" office:value="6.6208428592163554E-2" table:style-name="ce6">
            <text:p>6.62%</text:p>
          </table:table-cell>
          <table:table-cell office:value-type="percentage" office:value="2.5082366057259997E-2" table:style-name="ce6">
            <text:p>2.51%</text:p>
          </table:table-cell>
          <table:table-cell office:value-type="percentage" office:value="2.5082366057259997E-2" table:style-name="ce6">
            <text:p>2.51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28057723146684282" table:style-name="ce6">
            <text:p>28.06%</text:p>
          </table:table-cell>
          <table:table-cell office:value-type="percentage" office:value="0.28057723146684282" table:style-name="ce6">
            <text:p>28.06%</text:p>
          </table:table-cell>
          <table:table-cell office:value-type="percentage" office:value="3.2750790901354389E-2" table:style-name="ce6">
            <text:p>3.28%</text:p>
          </table:table-cell>
          <table:table-cell office:value-type="percentage" office:value="9.8977681351414631E-2" table:style-name="ce6">
            <text:p>9.90%</text:p>
          </table:table-cell>
          <table:table-cell office:value-type="percentage" office:value="0.18754454193049666" table:style-name="ce6">
            <text:p>18.75%</text:p>
          </table:table-cell>
          <table:table-cell office:value-type="percentage" office:value="0.18754454193049666" table:style-name="ce6">
            <text:p>18.75%</text:p>
          </table:table-cell>
          <table:table-cell table:style-name="ce2"/>
          <table:table-cell office:value-type="string" table:style-name="ce1">
            <text:p>Sum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0.36321002602589786" table:style-name="ce6">
            <text:p>36.32%</text:p>
          </table:table-cell>
          <table:table-cell office:value-type="percentage" office:value="6.6208428592163554E-2" table:style-name="ce6">
            <text:p>6.62%</text:p>
          </table:table-cell>
          <table:table-cell office:value-type="percentage" office:value="2.5082366057259997E-2" table:style-name="ce6">
            <text:p>2.51%</text:p>
          </table:table-cell>
          <table:table-cell office:value-type="percentage" office:value="2.5082366057259997E-2" table:style-name="ce6">
            <text:p>2.51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1887146575128268E-3" table:style-name="ce6">
            <text:p>0.52%</text:p>
          </table:table-cell>
          <table:table-cell office:value-type="percentage" office:value="9.4583469417376502E-4" table:style-name="ce6">
            <text:p>0.09%</text:p>
          </table:table-cell>
          <table:table-cell office:value-type="percentage" office:value="3.5831951510371425E-4" table:style-name="ce6">
            <text:p>0.04%</text:p>
          </table:table-cell>
          <table:table-cell office:value-type="percentage" office:value="3.5831951510371425E-4" table:style-name="ce6">
            <text:p>0.04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6994" table:style-name="ce1">
            <text:p>6994</text:p>
          </table:table-cell>
          <table:table-cell office:value-type="float" office:value="6.0711428571428554" table:style-name="ce15">
            <text:p>6.07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4.0082461638120404E-3" table:style-name="ce6">
            <text:p>0.40%</text:p>
          </table:table-cell>
          <table:table-cell office:value-type="percentage" office:value="4.0082461638120404E-3" table:style-name="ce6">
            <text:p>0.40%</text:p>
          </table:table-cell>
          <table:table-cell office:value-type="percentage" office:value="4.6786844144791986E-4" table:style-name="ce6">
            <text:p>0.05%</text:p>
          </table:table-cell>
          <table:table-cell office:value-type="percentage" office:value="1.4139668764487805E-3" table:style-name="ce6">
            <text:p>0.14%</text:p>
          </table:table-cell>
          <table:table-cell office:value-type="percentage" office:value="2.6792077418642379E-3" table:style-name="ce6">
            <text:p>0.27%</text:p>
          </table:table-cell>
          <table:table-cell office:value-type="percentage" office:value="2.6792077418642379E-3" table:style-name="ce6">
            <text:p>0.27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1887146575128268E-3" table:style-name="ce6">
            <text:p>0.52%</text:p>
          </table:table-cell>
          <table:table-cell office:value-type="percentage" office:value="9.4583469417376502E-4" table:style-name="ce6">
            <text:p>0.09%</text:p>
          </table:table-cell>
          <table:table-cell office:value-type="percentage" office:value="3.5831951510371425E-4" table:style-name="ce6">
            <text:p>0.04%</text:p>
          </table:table-cell>
          <table:table-cell office:value-type="percentage" office:value="3.5831951510371425E-4" table:style-name="ce6">
            <text:p>0.04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55495.214285714283" table:style-name="ce15">
            <text:p>55495.21</text:p>
          </table:table-cell>
          <table:table-cell office:value-type="float" office:value="12.354000000000005" table:style-name="ce15">
            <text:p>12.35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6994" table:style-name="ce1">
            <text:p>6994</text:p>
          </table:table-cell>
          <table:table-cell office:value-type="float" office:value="6.0711428571428554" table:style-name="ce1">
            <text:p>6.071142857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5495.214285714283" table:style-name="ce1">
            <text:p>55495.21429</text:p>
          </table:table-cell>
          <table:table-cell office:value-type="float" office:value="12.354000000000005" table:style-name="ce1">
            <text:p>12.35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7787178468807576E-6" table:style-name="ce6">
            <text:p>0.00%</text:p>
          </table:table-cell>
          <table:table-cell office:value-type="percentage" office:value="9.4019116563509339E-6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8.1003057916731171E-7" table:style-name="ce6">
            <text:p>0.00%</text:p>
          </table:table-cell>
          <table:table-cell office:value-type="percentage" office:value="8.1003057916731171E-7" table:style-name="ce6">
            <text:p>0.00%</text:p>
          </table:table-cell>
          <table:table-cell office:value-type="percentage" office:value="4.8943800166046009E-7" table:style-name="ce6">
            <text:p>0.00%</text:p>
          </table:table-cell>
          <table:table-cell office:value-type="percentage" office:value="1.90859447809079E-6" table:style-name="ce6">
            <text:p>0.00%</text:p>
          </table:table-cell>
          <table:table-cell office:value-type="percentage" office:value="6.2194960036329207E-7" table:style-name="ce6">
            <text:p>0.00%</text:p>
          </table:table-cell>
          <table:table-cell office:value-type="percentage" office:value="6.2194960036329207E-7" table:style-name="ce6">
            <text:p>0.00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7787178468807576E-6" table:style-name="ce6">
            <text:p>0.00%</text:p>
          </table:table-cell>
          <table:table-cell office:value-type="percentage" office:value="9.4019116563509339E-6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1" table:style-name="ce1">
            <text:p>1</text:p>
          </table:table-cell>
          <table:table-cell office:value-type="float" office:value="5.28" table:style-name="ce1">
            <text:p>5.28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" table:style-name="ce1">
            <text:p>1</text:p>
          </table:table-cell>
          <table:table-cell office:value-type="float" office:value="5.28" table:style-name="ce1">
            <text:p>5.28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1745593007795523E-2" table:style-name="ce6">
            <text:p>1.17%</text:p>
          </table:table-cell>
          <table:table-cell office:value-type="percentage" office:value="1.2006256146147094E-2" table:style-name="ce6">
            <text:p>1.20%</text:p>
          </table:table-cell>
          <table:table-cell office:value-type="percentage" office:value="8.3468414837758857E-4" table:style-name="ce6">
            <text:p>0.08%</text:p>
          </table:table-cell>
          <table:table-cell office:value-type="percentage" office:value="8.3468414837758857E-4" table:style-name="ce6">
            <text:p>0.08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18899" table:style-name="ce1">
            <text:p>18899</text:p>
          </table:table-cell>
          <table:table-cell office:value-type="float" office:value="12.07" table:style-name="ce1">
            <text:p>12.07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8.0381044197852369E-3" table:style-name="ce6">
            <text:p>0.80%</text:p>
          </table:table-cell>
          <table:table-cell office:value-type="percentage" office:value="8.0381044197852369E-3" table:style-name="ce6">
            <text:p>0.80%</text:p>
          </table:table-cell>
          <table:table-cell office:value-type="percentage" office:value="1.0889375724628724E-3" table:style-name="ce6">
            <text:p>0.11%</text:p>
          </table:table-cell>
          <table:table-cell office:value-type="percentage" office:value="1.6099986122402234E-2" table:style-name="ce6">
            <text:p>1.61%</text:p>
          </table:table-cell>
          <table:table-cell office:value-type="percentage" office:value="5.7820709417471727E-3" table:style-name="ce6">
            <text:p>0.58%</text:p>
          </table:table-cell>
          <table:table-cell office:value-type="percentage" office:value="5.7820709417471727E-3" table:style-name="ce6">
            <text:p>0.58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1745593007795523E-2" table:style-name="ce6">
            <text:p>1.17%</text:p>
          </table:table-cell>
          <table:table-cell office:value-type="percentage" office:value="1.2006256146147094E-2" table:style-name="ce6">
            <text:p>1.20%</text:p>
          </table:table-cell>
          <table:table-cell office:value-type="percentage" office:value="8.3468414837758857E-4" table:style-name="ce6">
            <text:p>0.08%</text:p>
          </table:table-cell>
          <table:table-cell office:value-type="percentage" office:value="8.3468414837758857E-4" table:style-name="ce6">
            <text:p>0.08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115828" table:style-name="ce1">
            <text:p>115828</text:p>
          </table:table-cell>
          <table:table-cell office:value-type="float" office:value="24.53" table:style-name="ce1">
            <text:p>24.53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8899" table:style-name="ce1">
            <text:p>18899</text:p>
          </table:table-cell>
          <table:table-cell office:value-type="float" office:value="12.07" table:style-name="ce1">
            <text:p>12.07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15828" table:style-name="ce1">
            <text:p>115828</text:p>
          </table:table-cell>
          <table:table-cell office:value-type="float" office:value="24.53" table:style-name="ce1">
            <text:p>24.53</text:p>
          </table:table-cell>
          <table:table-cell table:number-columns-repeated="16355"/>
        </table:table-row>
        <table:table-row table:number-rows-repeated="1048543" table:style-name="ro1">
          <table:table-cell table:number-columns-repeated="16384"/>
        </table:table-row>
      </table:table>
      <table:table table:name="Legend" table:style-name="ta1">
        <table:table-column table:style-name="co12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Legend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pa - after cut site filtering paired rea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np - not paired remained reads after cut site filet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pa - paired reads after deduplication based on DBR re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5 - reads from p5 adaptor site (forward read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7 reads from p7 adaptor site (reverse reads)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Old25Ml130" table:style-name="ta1"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 table:visibility="collap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 table:visibility="collapse"/>
        <table:table-column table:style-name="co16" table:default-cell-style-name="ce1"/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13" table:number-columns-repeated="2" table:default-cell-style-name="ce1" table:visibility="collapse"/>
        <table:table-column table:style-name="co17" table:number-columns-repeated="2" table:default-cell-style-name="ce1"/>
        <table:table-column table:style-name="co23" table:number-columns-repeated="2" table:default-cell-style-name="ce1"/>
        <table:table-column table:style-name="co18" table:default-cell-style-name="ce1"/>
        <table:table-column table:style-name="co24" table:default-cell-style-name="ce1"/>
        <table:table-column table:style-name="co6" table:default-cell-style-name="ce1" table:visibility="collapse"/>
        <table:table-column table:style-name="co21" table:default-cell-style-name="ce1"/>
        <table:table-column table:style-name="co13" table:number-columns-repeated="16359" table:default-cell-style-name="ce1"/>
        <table:table-row table:style-name="ro1">
          <table:table-cell/>
          <table:table-cell office:value-type="string" table:style-name="ce1">
            <text:p>Old dataset 130nt 25Mx2</text:p>
          </table:table-cell>
          <table:table-cell table:number-columns-repeated="12" table:style-name="ce1"/>
          <table:table-cell office:value-type="string" table:style-name="ce1">
            <text:p>Old dataset 130nt 25Mx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ddradseq_reads ;130 q20 25Mx2 eb/ec 0/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table:number-columns-repeated="3" table:style-name="ce1"/>
          <table:table-cell office:value-type="string" table:style-name="ce1">
            <text:p>process_radtags -i gzfastq -1 /home/rafal.woycicki/RADseq/25M_MP_EKDL230001910-1A_HNW37DSX5_L2/1.fq.gz -2 /home/rafal.woycicki/RADseq/25M_MP_EKDL230001910-1A_HNW37DSX5_L2/2.fq.gz -b /home/rafal.woycicki/RADseq/old_barcodes.txt -o /home/rafal.woycicki/RADseq/demuxtest17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 table:style-name="ce1"/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table:number-columns-repeated="16361" table:style-name="ce1"/>
        </table:table-row>
        <table:table-row table:style-name="ro1" table:visibility="collapse">
          <table:table-cell/>
          <table:table-cell table:style-name="ce1"/>
          <table:table-cell office:value-type="string" table:style-name="ce1">
            <text:p>demux</text:p>
          </table:table-cell>
          <table:table-cell table:style-name="ce1"/>
          <table:table-cell office:value-type="string" table:style-name="ce2">
            <text:p>cut sites</text:p>
          </table:table-cell>
          <table:table-cell table:style-name="ce2"/>
          <table:table-cell office:value-type="string" table:style-name="ce3">
            <text:p>rescued</text:p>
          </table:table-cell>
          <table:table-cell table:style-name="ce3"/>
          <table:table-cell office:value-type="string" table:style-name="ce4">
            <text:p>dedupl filtered</text:p>
          </table:table-cell>
          <table:table-cell table:style-name="ce4"/>
          <table:table-cell office:value-type="string" table:style-name="ce1">
            <text:p>dedupl res2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number-columns-repeated="4" table:style-name="ce1"/>
          <table:table-cell office:value-type="string" table:style-name="ce2">
            <text:p>paired</text:p>
          </table:table-cell>
          <table:table-cell table:style-name="ce2"/>
          <table:table-cell office:value-type="string" table:style-name="ce3">
            <text:p>remained</text:p>
          </table:table-cell>
          <table:table-cell table:style-name="ce3"/>
          <table:table-cell office:value-type="string" table:style-name="ce4">
            <text:p>clone_filter paired</text:p>
          </table:table-cell>
          <table:table-cell table:style-name="ce4"/>
          <table:table-cell table:style-name="ce1"/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number-columns-repeated="16358"/>
        </table:table-row>
        <table:table-row table:style-name="ro1" table:visibility="collapse">
          <table:table-cell/>
          <table:table-cell table:style-name="ce1"/>
          <table:table-cell office:value-type="float" office:value="18011837" table:formula="of:=SUM([.C5:.C12])" table:style-name="ce9">
            <text:p>18011837</text:p>
          </table:table-cell>
          <table:table-cell office:value-type="float" office:value="18011837" table:formula="of:=SUM([.D5:.D12])" table:style-name="ce9">
            <text:p>18011837</text:p>
          </table:table-cell>
          <table:table-cell office:value-type="float" office:value="14502396" table:formula="of:=SUM([.E5:.E12])" table:style-name="ce10">
            <text:p>14502396</text:p>
          </table:table-cell>
          <table:table-cell office:value-type="float" office:value="14502396" table:formula="of:=SUM([.F5:.F12])" table:style-name="ce10">
            <text:p>14502396</text:p>
          </table:table-cell>
          <table:table-cell office:value-type="float" office:value="903903" table:formula="of:=SUM([.G5:.G12])" table:style-name="ce11">
            <text:p>903903</text:p>
          </table:table-cell>
          <table:table-cell office:value-type="float" office:value="377568" table:formula="of:=SUM([.H5:.H12])" table:style-name="ce11">
            <text:p>377568</text:p>
          </table:table-cell>
          <table:table-cell office:value-type="float" office:value="12621695" table:formula="of:=SUM([.I5:.I12])" table:style-name="ce12">
            <text:p>12621695</text:p>
          </table:table-cell>
          <table:table-cell office:value-type="float" office:value="12621695" table:formula="of:=SUM([.J5:.J12])" table:style-name="ce12">
            <text:p>12621695</text:p>
          </table:table-cell>
          <table:table-cell office:value-type="float" office:value="357644" table:formula="of:=SUM([.K5:.K12])" table:style-name="ce9">
            <text:p>357644</text:p>
          </table:table-cell>
          <table:table-cell office:value-type="float" office:value="81235.625" table:formula="of:=AVERAGE([.L5:.L12])" table:style-name="ce8">
            <text:p>81235.625</text:p>
          </table:table-cell>
          <table:table-cell office:value-type="float" office:value="10.654999999999999" table:formula="of:=AVERAGE([.M5:.M12])" table:style-name="ce8">
            <text:p>10.655</text:p>
          </table:table-cell>
          <table:table-cell table:number-columns-repeated="4" table:style-name="ce1"/>
          <table:table-cell office:value-type="float" office:value="2262776" table:formula="of:=SUM([.R5:.R12])" table:style-name="ce10">
            <text:p>2262776</text:p>
          </table:table-cell>
          <table:table-cell office:value-type="float" office:value="2262776" table:formula="of:=SUM([.S5:.S12])" table:style-name="ce10">
            <text:p>2262776</text:p>
          </table:table-cell>
          <table:table-cell office:value-type="float" office:value="16011454" table:formula="of:=SUM([.T5:.T12])" table:style-name="ce11">
            <text:p>16011454</text:p>
          </table:table-cell>
          <table:table-cell office:value-type="float" office:value="439725" table:formula="of:=SUM([.U5:.U12])" table:style-name="ce11">
            <text:p>439725</text:p>
          </table:table-cell>
          <table:table-cell office:value-type="float" office:value="1744271" table:formula="of:=SUM([.V5:.V12])" table:style-name="ce12">
            <text:p>1744271</text:p>
          </table:table-cell>
          <table:table-cell office:value-type="float" office:value="1744271" table:formula="of:=SUM([.W5:.W12])" table:style-name="ce12">
            <text:p>1744271</text:p>
          </table:table-cell>
          <table:table-cell table:style-name="ce9"/>
          <table:table-cell office:value-type="float" office:value="6407.75" table:formula="of:=AVERAGE([.Y5:.Y12])" table:style-name="ce8">
            <text:p>6407.75</text:p>
          </table:table-cell>
          <table:table-cell office:value-type="float" office:value="5.4574999999999996" table:formula="of:=AVERAGE([.Z5:.Z12])" table:style-name="ce8">
            <text:p>5.457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2831</text:p>
          </table:table-cell>
          <table:table-cell office:value-type="float" office:value="2644089" table:style-name="ce1">
            <text:p>2644089</text:p>
          </table:table-cell>
          <table:table-cell office:value-type="float" office:value="2644089" table:style-name="ce1">
            <text:p>2644089</text:p>
          </table:table-cell>
          <table:table-cell office:value-type="float" office:value="2141213" table:style-name="ce2">
            <text:p>2141213</text:p>
          </table:table-cell>
          <table:table-cell office:value-type="float" office:value="2141213" table:style-name="ce2">
            <text:p>2141213</text:p>
          </table:table-cell>
          <table:table-cell office:value-type="float" office:value="139118" table:style-name="ce3">
            <text:p>139118</text:p>
          </table:table-cell>
          <table:table-cell office:value-type="float" office:value="43785" table:style-name="ce3">
            <text:p>43785</text:p>
          </table:table-cell>
          <table:table-cell office:value-type="float" office:value="1859018" table:style-name="ce4">
            <text:p>1859018</text:p>
          </table:table-cell>
          <table:table-cell office:value-type="float" office:value="1859018" table:style-name="ce4">
            <text:p>1859018</text:p>
          </table:table-cell>
          <table:table-cell office:value-type="float" office:value="42100" table:style-name="ce1">
            <text:p>42100</text:p>
          </table:table-cell>
          <table:table-cell office:value-type="float" office:value="65895" table:style-name="ce5">
            <text:p>65895</text:p>
          </table:table-cell>
          <table:table-cell office:value-type="float" office:value="15.7" table:style-name="ce5">
            <text:p>15.7</text:p>
          </table:table-cell>
          <table:table-cell table:style-name="ce1"/>
          <table:table-cell office:value-type="string" table:style-name="ce1">
            <text:p>MPFC2831</text:p>
          </table:table-cell>
          <table:table-cell table:number-columns-repeated="2" table:style-name="ce1"/>
          <table:table-cell office:value-type="float" office:value="335036" table:style-name="ce2">
            <text:p>335036</text:p>
          </table:table-cell>
          <table:table-cell office:value-type="float" office:value="335036" table:style-name="ce2">
            <text:p>335036</text:p>
          </table:table-cell>
          <table:table-cell office:value-type="float" office:value="2341436" table:style-name="ce3">
            <text:p>2341436</text:p>
          </table:table-cell>
          <table:table-cell office:value-type="float" office:value="201320" table:style-name="ce3">
            <text:p>201320</text:p>
          </table:table-cell>
          <table:table-cell office:value-type="float" office:value="252122" table:style-name="ce4">
            <text:p>252122</text:p>
          </table:table-cell>
          <table:table-cell office:value-type="float" office:value="252122" table:style-name="ce4">
            <text:p>252122</text:p>
          </table:table-cell>
          <table:table-cell table:style-name="ce1"/>
          <table:table-cell office:value-type="float" office:value="11510" table:style-name="ce5">
            <text:p>11510</text:p>
          </table:table-cell>
          <table:table-cell office:value-type="float" office:value="4.68" table:style-name="ce5">
            <text:p>4.68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3139</text:p>
          </table:table-cell>
          <table:table-cell office:value-type="float" office:value="1947274" table:style-name="ce1">
            <text:p>1947274</text:p>
          </table:table-cell>
          <table:table-cell office:value-type="float" office:value="1947274" table:style-name="ce1">
            <text:p>1947274</text:p>
          </table:table-cell>
          <table:table-cell office:value-type="float" office:value="1515289" table:style-name="ce2">
            <text:p>1515289</text:p>
          </table:table-cell>
          <table:table-cell office:value-type="float" office:value="1515289" table:style-name="ce2">
            <text:p>1515289</text:p>
          </table:table-cell>
          <table:table-cell office:value-type="float" office:value="112897" table:style-name="ce3">
            <text:p>112897</text:p>
          </table:table-cell>
          <table:table-cell office:value-type="float" office:value="87241" table:style-name="ce3">
            <text:p>87241</text:p>
          </table:table-cell>
          <table:table-cell office:value-type="float" office:value="1325185" table:style-name="ce4">
            <text:p>1325185</text:p>
          </table:table-cell>
          <table:table-cell office:value-type="float" office:value="1325185" table:style-name="ce4">
            <text:p>1325185</text:p>
          </table:table-cell>
          <table:table-cell office:value-type="float" office:value="81122" table:style-name="ce1">
            <text:p>81122</text:p>
          </table:table-cell>
          <table:table-cell office:value-type="float" office:value="86062" table:style-name="ce5">
            <text:p>86062</text:p>
          </table:table-cell>
          <table:table-cell office:value-type="float" office:value="7.89" table:style-name="ce5">
            <text:p>7.89</text:p>
          </table:table-cell>
          <table:table-cell table:style-name="ce1"/>
          <table:table-cell office:value-type="string" table:style-name="ce1">
            <text:p>MPFC3139</text:p>
          </table:table-cell>
          <table:table-cell table:number-columns-repeated="2" table:style-name="ce1"/>
          <table:table-cell office:value-type="float" office:value="241013" table:style-name="ce2">
            <text:p>241013</text:p>
          </table:table-cell>
          <table:table-cell office:value-type="float" office:value="241013" table:style-name="ce2">
            <text:p>241013</text:p>
          </table:table-cell>
          <table:table-cell office:value-type="float" office:value="1716688" table:style-name="ce3">
            <text:p>1716688</text:p>
          </table:table-cell>
          <table:table-cell office:value-type="float" office:value="29909" table:style-name="ce3">
            <text:p>29909</text:p>
          </table:table-cell>
          <table:table-cell office:value-type="float" office:value="192990" table:style-name="ce4">
            <text:p>192990</text:p>
          </table:table-cell>
          <table:table-cell office:value-type="float" office:value="192990" table:style-name="ce4">
            <text:p>192990</text:p>
          </table:table-cell>
          <table:table-cell table:style-name="ce1"/>
          <table:table-cell office:value-type="float" office:value="3508" table:style-name="ce5">
            <text:p>3508</text:p>
          </table:table-cell>
          <table:table-cell office:value-type="float" office:value="5.72" table:style-name="ce5">
            <text:p>5.7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3140</text:p>
          </table:table-cell>
          <table:table-cell office:value-type="float" office:value="2832292" table:style-name="ce1">
            <text:p>2832292</text:p>
          </table:table-cell>
          <table:table-cell office:value-type="float" office:value="2832292" table:style-name="ce1">
            <text:p>2832292</text:p>
          </table:table-cell>
          <table:table-cell office:value-type="float" office:value="2299050" table:style-name="ce2">
            <text:p>2299050</text:p>
          </table:table-cell>
          <table:table-cell office:value-type="float" office:value="2299050" table:style-name="ce2">
            <text:p>2299050</text:p>
          </table:table-cell>
          <table:table-cell office:value-type="float" office:value="146556" table:style-name="ce3">
            <text:p>146556</text:p>
          </table:table-cell>
          <table:table-cell office:value-type="float" office:value="54872" table:style-name="ce3">
            <text:p>54872</text:p>
          </table:table-cell>
          <table:table-cell office:value-type="float" office:value="2005830" table:style-name="ce4">
            <text:p>2005830</text:p>
          </table:table-cell>
          <table:table-cell office:value-type="float" office:value="2005830" table:style-name="ce4">
            <text:p>2005830</text:p>
          </table:table-cell>
          <table:table-cell office:value-type="float" office:value="52071" table:style-name="ce1">
            <text:p>52071</text:p>
          </table:table-cell>
          <table:table-cell office:value-type="float" office:value="105883" table:style-name="ce5">
            <text:p>105883</text:p>
          </table:table-cell>
          <table:table-cell office:value-type="float" office:value="10.02" table:style-name="ce5">
            <text:p>10.02</text:p>
          </table:table-cell>
          <table:table-cell table:style-name="ce1"/>
          <table:table-cell office:value-type="string" table:style-name="ce1">
            <text:p>MPFC3140</text:p>
          </table:table-cell>
          <table:table-cell table:number-columns-repeated="2" table:style-name="ce1"/>
          <table:table-cell office:value-type="float" office:value="358863" table:style-name="ce2">
            <text:p>358863</text:p>
          </table:table-cell>
          <table:table-cell office:value-type="float" office:value="358863" table:style-name="ce2">
            <text:p>358863</text:p>
          </table:table-cell>
          <table:table-cell office:value-type="float" office:value="2517966" table:style-name="ce3">
            <text:p>2517966</text:p>
          </table:table-cell>
          <table:table-cell office:value-type="float" office:value="29684" table:style-name="ce3">
            <text:p>29684</text:p>
          </table:table-cell>
          <table:table-cell office:value-type="float" office:value="280309" table:style-name="ce4">
            <text:p>280309</text:p>
          </table:table-cell>
          <table:table-cell office:value-type="float" office:value="280309" table:style-name="ce4">
            <text:p>280309</text:p>
          </table:table-cell>
          <table:table-cell table:style-name="ce1"/>
          <table:table-cell office:value-type="float" office:value="7690" table:style-name="ce5">
            <text:p>7690</text:p>
          </table:table-cell>
          <table:table-cell office:value-type="float" office:value="5.19" table:style-name="ce5">
            <text:p>5.19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3999</text:p>
          </table:table-cell>
          <table:table-cell office:value-type="float" office:value="2706866" table:style-name="ce1">
            <text:p>2706866</text:p>
          </table:table-cell>
          <table:table-cell office:value-type="float" office:value="2706866" table:style-name="ce1">
            <text:p>2706866</text:p>
          </table:table-cell>
          <table:table-cell office:value-type="float" office:value="2185303" table:style-name="ce2">
            <text:p>2185303</text:p>
          </table:table-cell>
          <table:table-cell office:value-type="float" office:value="2185303" table:style-name="ce2">
            <text:p>2185303</text:p>
          </table:table-cell>
          <table:table-cell office:value-type="float" office:value="138895" table:style-name="ce3">
            <text:p>138895</text:p>
          </table:table-cell>
          <table:table-cell office:value-type="float" office:value="55582" table:style-name="ce3">
            <text:p>55582</text:p>
          </table:table-cell>
          <table:table-cell office:value-type="float" office:value="1875741" table:style-name="ce4">
            <text:p>1875741</text:p>
          </table:table-cell>
          <table:table-cell office:value-type="float" office:value="1875741" table:style-name="ce4">
            <text:p>1875741</text:p>
          </table:table-cell>
          <table:table-cell office:value-type="float" office:value="52693" table:style-name="ce1">
            <text:p>52693</text:p>
          </table:table-cell>
          <table:table-cell office:value-type="float" office:value="65477" table:style-name="ce5">
            <text:p>65477</text:p>
          </table:table-cell>
          <table:table-cell office:value-type="float" office:value="16.309999999999999" table:style-name="ce5">
            <text:p>16.31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float" office:value="336163" table:style-name="ce2">
            <text:p>336163</text:p>
          </table:table-cell>
          <table:table-cell office:value-type="float" office:value="336163" table:style-name="ce2">
            <text:p>336163</text:p>
          </table:table-cell>
          <table:table-cell office:value-type="float" office:value="2398178" table:style-name="ce3">
            <text:p>2398178</text:p>
          </table:table-cell>
          <table:table-cell office:value-type="float" office:value="108276" table:style-name="ce3">
            <text:p>108276</text:p>
          </table:table-cell>
          <table:table-cell office:value-type="float" office:value="247303" table:style-name="ce4">
            <text:p>247303</text:p>
          </table:table-cell>
          <table:table-cell office:value-type="float" office:value="247303" table:style-name="ce4">
            <text:p>247303</text:p>
          </table:table-cell>
          <table:table-cell table:style-name="ce1"/>
          <table:table-cell office:value-type="float" office:value="11309" table:style-name="ce5">
            <text:p>11309</text:p>
          </table:table-cell>
          <table:table-cell office:value-type="float" office:value="4.72" table:style-name="ce5">
            <text:p>4.7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04</text:p>
          </table:table-cell>
          <table:table-cell office:value-type="float" office:value="2306614" table:style-name="ce1">
            <text:p>2306614</text:p>
          </table:table-cell>
          <table:table-cell office:value-type="float" office:value="2306614" table:style-name="ce1">
            <text:p>2306614</text:p>
          </table:table-cell>
          <table:table-cell office:value-type="float" office:value="1825737" table:style-name="ce2">
            <text:p>1825737</text:p>
          </table:table-cell>
          <table:table-cell office:value-type="float" office:value="1825737" table:style-name="ce2">
            <text:p>1825737</text:p>
          </table:table-cell>
          <table:table-cell office:value-type="float" office:value="114092" table:style-name="ce3">
            <text:p>114092</text:p>
          </table:table-cell>
          <table:table-cell office:value-type="float" office:value="43000" table:style-name="ce3">
            <text:p>43000</text:p>
          </table:table-cell>
          <table:table-cell office:value-type="float" office:value="1585954" table:style-name="ce4">
            <text:p>1585954</text:p>
          </table:table-cell>
          <table:table-cell office:value-type="float" office:value="1585954" table:style-name="ce4">
            <text:p>1585954</text:p>
          </table:table-cell>
          <table:table-cell office:value-type="float" office:value="41016" table:style-name="ce1">
            <text:p>41016</text:p>
          </table:table-cell>
          <table:table-cell office:value-type="float" office:value="89704" table:style-name="ce5">
            <text:p>89704</text:p>
          </table:table-cell>
          <table:table-cell office:value-type="float" office:value="9.65" table:style-name="ce5">
            <text:p>9.65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float" office:value="290579" table:style-name="ce2">
            <text:p>290579</text:p>
          </table:table-cell>
          <table:table-cell office:value-type="float" office:value="290579" table:style-name="ce2">
            <text:p>290579</text:p>
          </table:table-cell>
          <table:table-cell office:value-type="float" office:value="2058786" table:style-name="ce3">
            <text:p>2058786</text:p>
          </table:table-cell>
          <table:table-cell office:value-type="float" office:value="10310" table:style-name="ce3">
            <text:p>10310</text:p>
          </table:table-cell>
          <table:table-cell office:value-type="float" office:value="222482" table:style-name="ce4">
            <text:p>222482</text:p>
          </table:table-cell>
          <table:table-cell office:value-type="float" office:value="222482" table:style-name="ce4">
            <text:p>222482</text:p>
          </table:table-cell>
          <table:table-cell table:style-name="ce1"/>
          <table:table-cell office:value-type="float" office:value="5619" table:style-name="ce5">
            <text:p>5619</text:p>
          </table:table-cell>
          <table:table-cell office:value-type="float" office:value="5.36" table:style-name="ce5">
            <text:p>5.36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06</text:p>
          </table:table-cell>
          <table:table-cell office:value-type="float" office:value="1836169" table:style-name="ce1">
            <text:p>1836169</text:p>
          </table:table-cell>
          <table:table-cell office:value-type="float" office:value="1836169" table:style-name="ce1">
            <text:p>1836169</text:p>
          </table:table-cell>
          <table:table-cell office:value-type="float" office:value="1506904" table:style-name="ce2">
            <text:p>1506904</text:p>
          </table:table-cell>
          <table:table-cell office:value-type="float" office:value="1506904" table:style-name="ce2">
            <text:p>1506904</text:p>
          </table:table-cell>
          <table:table-cell office:value-type="float" office:value="80226" table:style-name="ce3">
            <text:p>80226</text:p>
          </table:table-cell>
          <table:table-cell office:value-type="float" office:value="21499" table:style-name="ce3">
            <text:p>21499</text:p>
          </table:table-cell>
          <table:table-cell office:value-type="float" office:value="1323959" table:style-name="ce4">
            <text:p>1323959</text:p>
          </table:table-cell>
          <table:table-cell office:value-type="float" office:value="1323959" table:style-name="ce4">
            <text:p>1323959</text:p>
          </table:table-cell>
          <table:table-cell office:value-type="float" office:value="20863" table:style-name="ce1">
            <text:p>20863</text:p>
          </table:table-cell>
          <table:table-cell office:value-type="float" office:value="82403" table:style-name="ce5">
            <text:p>82403</text:p>
          </table:table-cell>
          <table:table-cell office:value-type="float" office:value="8.59" table:style-name="ce5">
            <text:p>8.59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float" office:value="232192" table:style-name="ce2">
            <text:p>232192</text:p>
          </table:table-cell>
          <table:table-cell office:value-type="float" office:value="232192" table:style-name="ce2">
            <text:p>232192</text:p>
          </table:table-cell>
          <table:table-cell office:value-type="float" office:value="1646276" table:style-name="ce3">
            <text:p>1646276</text:p>
          </table:table-cell>
          <table:table-cell office:value-type="float" office:value="31848" table:style-name="ce3">
            <text:p>31848</text:p>
          </table:table-cell>
          <table:table-cell office:value-type="float" office:value="181178" table:style-name="ce4">
            <text:p>181178</text:p>
          </table:table-cell>
          <table:table-cell office:value-type="float" office:value="181178" table:style-name="ce4">
            <text:p>181178</text:p>
          </table:table-cell>
          <table:table-cell table:style-name="ce1"/>
          <table:table-cell office:value-type="float" office:value="3460" table:style-name="ce5">
            <text:p>3460</text:p>
          </table:table-cell>
          <table:table-cell office:value-type="float" office:value="5.71" table:style-name="ce5">
            <text:p>5.71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08</text:p>
          </table:table-cell>
          <table:table-cell office:value-type="float" office:value="2566236" table:style-name="ce1">
            <text:p>2566236</text:p>
          </table:table-cell>
          <table:table-cell office:value-type="float" office:value="2566236" table:style-name="ce1">
            <text:p>2566236</text:p>
          </table:table-cell>
          <table:table-cell office:value-type="float" office:value="2095744" table:style-name="ce2">
            <text:p>2095744</text:p>
          </table:table-cell>
          <table:table-cell office:value-type="float" office:value="2095744" table:style-name="ce2">
            <text:p>2095744</text:p>
          </table:table-cell>
          <table:table-cell office:value-type="float" office:value="118421" table:style-name="ce3">
            <text:p>118421</text:p>
          </table:table-cell>
          <table:table-cell office:value-type="float" office:value="36723" table:style-name="ce3">
            <text:p>36723</text:p>
          </table:table-cell>
          <table:table-cell office:value-type="float" office:value="1830827" table:style-name="ce4">
            <text:p>1830827</text:p>
          </table:table-cell>
          <table:table-cell office:value-type="float" office:value="1830827" table:style-name="ce4">
            <text:p>1830827</text:p>
          </table:table-cell>
          <table:table-cell office:value-type="float" office:value="35066" table:style-name="ce1">
            <text:p>35066</text:p>
          </table:table-cell>
          <table:table-cell office:value-type="float" office:value="99912" table:style-name="ce5">
            <text:p>99912</text:p>
          </table:table-cell>
          <table:table-cell office:value-type="float" office:value="9.8800000000000008" table:style-name="ce5">
            <text:p>9.88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float" office:value="324807" table:style-name="ce2">
            <text:p>324807</text:p>
          </table:table-cell>
          <table:table-cell office:value-type="float" office:value="324807" table:style-name="ce2">
            <text:p>324807</text:p>
          </table:table-cell>
          <table:table-cell office:value-type="float" office:value="2299166" table:style-name="ce3">
            <text:p>2299166</text:p>
          </table:table-cell>
          <table:table-cell office:value-type="float" office:value="14045" table:style-name="ce3">
            <text:p>14045</text:p>
          </table:table-cell>
          <table:table-cell office:value-type="float" office:value="251235" table:style-name="ce4">
            <text:p>251235</text:p>
          </table:table-cell>
          <table:table-cell office:value-type="float" office:value="251235" table:style-name="ce4">
            <text:p>251235</text:p>
          </table:table-cell>
          <table:table-cell table:style-name="ce1"/>
          <table:table-cell office:value-type="float" office:value="6603" table:style-name="ce5">
            <text:p>6603</text:p>
          </table:table-cell>
          <table:table-cell office:value-type="float" office:value="5.38" table:style-name="ce5">
            <text:p>5.38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10</text:p>
          </table:table-cell>
          <table:table-cell office:value-type="float" office:value="1172297" table:style-name="ce1">
            <text:p>1172297</text:p>
          </table:table-cell>
          <table:table-cell office:value-type="float" office:value="1172297" table:style-name="ce1">
            <text:p>1172297</text:p>
          </table:table-cell>
          <table:table-cell office:value-type="float" office:value="933156" table:style-name="ce2">
            <text:p>933156</text:p>
          </table:table-cell>
          <table:table-cell office:value-type="float" office:value="933156" table:style-name="ce2">
            <text:p>933156</text:p>
          </table:table-cell>
          <table:table-cell office:value-type="float" office:value="53698" table:style-name="ce3">
            <text:p>53698</text:p>
          </table:table-cell>
          <table:table-cell office:value-type="float" office:value="34866" table:style-name="ce3">
            <text:p>34866</text:p>
          </table:table-cell>
          <table:table-cell office:value-type="float" office:value="815181" table:style-name="ce4">
            <text:p>815181</text:p>
          </table:table-cell>
          <table:table-cell office:value-type="float" office:value="815181" table:style-name="ce4">
            <text:p>815181</text:p>
          </table:table-cell>
          <table:table-cell office:value-type="float" office:value="32713" table:style-name="ce1">
            <text:p>32713</text:p>
          </table:table-cell>
          <table:table-cell office:value-type="float" office:value="54549" table:style-name="ce5">
            <text:p>54549</text:p>
          </table:table-cell>
          <table:table-cell office:value-type="float" office:value="7.2" table:style-name="ce5">
            <text:p>7.2</text:p>
          </table:table-cell>
          <table:table-cell table:style-name="ce1"/>
          <table:table-cell office:value-type="string" table:style-name="ce1">
            <text:p>MPFC5510</text:p>
          </table:table-cell>
          <table:table-cell table:number-columns-repeated="2" table:style-name="ce1"/>
          <table:table-cell office:value-type="float" office:value="144123" table:style-name="ce2">
            <text:p>144123</text:p>
          </table:table-cell>
          <table:table-cell office:value-type="float" office:value="144123" table:style-name="ce2">
            <text:p>144123</text:p>
          </table:table-cell>
          <table:table-cell office:value-type="float" office:value="1032958" table:style-name="ce3">
            <text:p>1032958</text:p>
          </table:table-cell>
          <table:table-cell office:value-type="float" office:value="14333" table:style-name="ce3">
            <text:p>14333</text:p>
          </table:table-cell>
          <table:table-cell office:value-type="float" office:value="116652" table:style-name="ce4">
            <text:p>116652</text:p>
          </table:table-cell>
          <table:table-cell office:value-type="float" office:value="116652" table:style-name="ce4">
            <text:p>116652</text:p>
          </table:table-cell>
          <table:table-cell table:style-name="ce1"/>
          <table:table-cell office:value-type="float" office:value="1563" table:style-name="ce5">
            <text:p>1563</text:p>
          </table:table-cell>
          <table:table-cell office:value-type="float" office:value="6.9" table:style-name="ce5">
            <text:p>6.9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8"/>
        </table:table-row>
        <table:table-row table:style-name="ro1" table:visibility="collapse">
          <table:table-cell/>
          <table:table-cell table:style-name="ce1"/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2">
            <text:p>P5_cutsite</text:p>
          </table:table-cell>
          <table:table-cell office:value-type="string" table:style-name="ce2">
            <text:p>P7_cutsite</text:p>
          </table:table-cell>
          <table:table-cell office:value-type="string" table:style-name="ce3">
            <text:p>P5_rescued</text:p>
          </table:table-cell>
          <table:table-cell office:value-type="string" table:style-name="ce3">
            <text:p>P7_rescued</text:p>
          </table:table-cell>
          <table:table-cell office:value-type="string" table:style-name="ce4">
            <text:p>P5_dedupl</text:p>
          </table:table-cell>
          <table:table-cell office:value-type="string" table:style-name="ce4">
            <text:p>P7_dedupl</text:p>
          </table:table-cell>
          <table:table-cell office:value-type="string" table:style-name="ce1">
            <text:p>P7_dedupl_rescued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number-columns-repeated="4" table:style-name="ce1"/>
          <table:table-cell office:value-type="string" table:style-name="ce2">
            <text:p>P5_paired</text:p>
          </table:table-cell>
          <table:table-cell office:value-type="string" table:style-name="ce2">
            <text:p>P7_paired</text:p>
          </table:table-cell>
          <table:table-cell office:value-type="string" table:style-name="ce3">
            <text:p>P5_remained</text:p>
          </table:table-cell>
          <table:table-cell office:value-type="string" table:style-name="ce3">
            <text:p>P7_remained</text:p>
          </table:table-cell>
          <table:table-cell office:value-type="string" table:style-name="ce4">
            <text:p>P5_clonefiltered</text:p>
          </table:table-cell>
          <table:table-cell office:value-type="string" table:style-name="ce4">
            <text:p>P7_clonefiltered</text:p>
          </table:table-cell>
          <table:table-cell table:style-name="ce1"/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um/Average</text:p>
          </table:table-cell>
          <table:table-cell office:value-type="percentage" office:value="0.72047348" table:formula="of:=[.C4]/[.C2]" table:style-name="ce7">
            <text:p>72.05%</text:p>
          </table:table-cell>
          <table:table-cell office:value-type="percentage" office:value="0.72047348" table:formula="of:=[.D4]/[.D2]" table:style-name="ce7">
            <text:p>72.05%</text:p>
          </table:table-cell>
          <table:table-cell office:value-type="percentage" office:value="0.58009583999999992" table:formula="of:=SUM([.E19:.E26])" table:style-name="ce7">
            <text:p>58.01%</text:p>
          </table:table-cell>
          <table:table-cell office:value-type="percentage" office:value="0.58009583999999992" table:formula="of:=SUM([.F19:.F26])" table:style-name="ce7">
            <text:p>58.01%</text:p>
          </table:table-cell>
          <table:table-cell office:value-type="percentage" office:value="3.615612E-2" table:formula="of:=SUM([.G19:.G26])" table:style-name="ce7">
            <text:p>3.62%</text:p>
          </table:table-cell>
          <table:table-cell office:value-type="percentage" office:value="1.510272E-2" table:formula="of:=SUM([.H19:.H26])" table:style-name="ce7">
            <text:p>1.51%</text:p>
          </table:table-cell>
          <table:table-cell office:value-type="percentage" office:value="0.50486779999999998" table:formula="of:=SUM([.I19:.I26])" table:style-name="ce7">
            <text:p>50.49%</text:p>
          </table:table-cell>
          <table:table-cell office:value-type="percentage" office:value="0.50486779999999998" table:formula="of:=SUM([.J19:.J26])" table:style-name="ce7">
            <text:p>50.49%</text:p>
          </table:table-cell>
          <table:table-cell office:value-type="percentage" office:value="1.4305760000000001E-2" table:formula="of:=[.K4]/[.K2]" table:style-name="ce7">
            <text:p>1.43%</text:p>
          </table:table-cell>
          <table:table-cell office:value-type="float" office:value="81235.625" table:formula="of:=AVERAGE([.L19:.L26])" table:style-name="ce8">
            <text:p>81235.625</text:p>
          </table:table-cell>
          <table:table-cell office:value-type="float" office:value="10.654999999999999" table:formula="of:=AVERAGE([.M19:.M26])" table:style-name="ce8">
            <text:p>10.655</text:p>
          </table:table-cell>
          <table:table-cell table:style-name="ce1"/>
          <table:table-cell office:value-type="string" table:style-name="ce1">
            <text:p>Sum/Average</text:p>
          </table:table-cell>
          <table:table-cell table:number-columns-repeated="2" table:style-name="ce1"/>
          <table:table-cell office:value-type="percentage" office:value="9.0511039999999987E-2" table:formula="of:=SUM([.R19:.R26])" table:style-name="ce7">
            <text:p>9.05%</text:p>
          </table:table-cell>
          <table:table-cell office:value-type="percentage" office:value="9.0511039999999987E-2" table:formula="of:=SUM([.S19:.S26])" table:style-name="ce7">
            <text:p>9.05%</text:p>
          </table:table-cell>
          <table:table-cell office:value-type="percentage" office:value="0.64045816" table:formula="of:=SUM([.T19:.T26])" table:style-name="ce7">
            <text:p>64.05%</text:p>
          </table:table-cell>
          <table:table-cell office:value-type="percentage" office:value="1.7589000000000004E-2" table:formula="of:=SUM([.U19:.U26])" table:style-name="ce7">
            <text:p>1.76%</text:p>
          </table:table-cell>
          <table:table-cell office:value-type="percentage" office:value="6.9770840000000001E-2" table:formula="of:=SUM([.V19:.V26])" table:style-name="ce7">
            <text:p>6.98%</text:p>
          </table:table-cell>
          <table:table-cell office:value-type="percentage" office:value="6.9770840000000001E-2" table:formula="of:=SUM([.W19:.W26])" table:style-name="ce7">
            <text:p>6.98%</text:p>
          </table:table-cell>
          <table:table-cell table:style-name="ce9"/>
          <table:table-cell office:value-type="float" office:value="6407.75" table:formula="of:=AVERAGE([.Y19:.Y26])" table:style-name="ce8">
            <text:p>6407.75</text:p>
          </table:table-cell>
          <table:table-cell office:value-type="float" office:value="5.4574999999999996" table:formula="of:=AVERAGE([.Z19:.Z26])" table:style-name="ce8">
            <text:p>5.4575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Average</text:p>
          </table:table-cell>
          <table:table-cell table:number-columns-repeated="2" table:style-name="ce7"/>
          <table:table-cell office:value-type="percentage" office:value="7.251197999999999E-2" table:formula="of:=AVERAGE([.E19:.E26])" table:style-name="ce7">
            <text:p>7.25%</text:p>
          </table:table-cell>
          <table:table-cell office:value-type="percentage" office:value="7.251197999999999E-2" table:formula="of:=AVERAGE([.F19:.F26])" table:style-name="ce7">
            <text:p>7.25%</text:p>
          </table:table-cell>
          <table:table-cell office:value-type="percentage" office:value="4.519515E-3" table:formula="of:=AVERAGE([.G19:.G26])" table:style-name="ce7">
            <text:p>0.45%</text:p>
          </table:table-cell>
          <table:table-cell office:value-type="percentage" office:value="1.88784E-3" table:formula="of:=AVERAGE([.H19:.H26])" table:style-name="ce7">
            <text:p>0.19%</text:p>
          </table:table-cell>
          <table:table-cell office:value-type="percentage" office:value="6.3108474999999997E-2" table:formula="of:=AVERAGE([.I19:.I26])" table:style-name="ce7">
            <text:p>6.31%</text:p>
          </table:table-cell>
          <table:table-cell office:value-type="percentage" office:value="6.3108474999999997E-2" table:formula="of:=AVERAGE([.J19:.J26])" table:style-name="ce7">
            <text:p>6.31%</text:p>
          </table:table-cell>
          <table:table-cell office:value-type="percentage" office:value="1.7882200000000001E-3" table:formula="of:=AVERAGE([.K19:.K26])" table:style-name="ce7">
            <text:p>0.18%</text:p>
          </table:table-cell>
          <table:table-cell office:value-type="float" office:value="81235.625" table:formula="of:=AVERAGE([.L19:.L26])" table:style-name="ce9">
            <text:p>81235.625</text:p>
          </table:table-cell>
          <table:table-cell office:value-type="float" office:value="10.654999999999999" table:formula="of:=AVERAGE([.M19:.M26])" table:style-name="ce9">
            <text:p>10.655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percentage" office:value="1.1313879999999998E-2" table:formula="of:=AVERAGE([.R19:.R26])" table:style-name="ce7">
            <text:p>1.13%</text:p>
          </table:table-cell>
          <table:table-cell office:value-type="percentage" office:value="1.1313879999999998E-2" table:formula="of:=AVERAGE([.S19:.S26])" table:style-name="ce7">
            <text:p>1.13%</text:p>
          </table:table-cell>
          <table:table-cell office:value-type="percentage" office:value="8.005727E-2" table:formula="of:=AVERAGE([.T19:.T26])" table:style-name="ce7">
            <text:p>8.01%</text:p>
          </table:table-cell>
          <table:table-cell office:value-type="percentage" office:value="2.1986250000000005E-3" table:formula="of:=AVERAGE([.U19:.U26])" table:style-name="ce7">
            <text:p>0.22%</text:p>
          </table:table-cell>
          <table:table-cell office:value-type="percentage" office:value="8.7213550000000001E-3" table:formula="of:=AVERAGE([.V19:.V26])" table:style-name="ce7">
            <text:p>0.87%</text:p>
          </table:table-cell>
          <table:table-cell office:value-type="percentage" office:value="8.7213550000000001E-3" table:formula="of:=AVERAGE([.W19:.W26])" table:style-name="ce7">
            <text:p>0.87%</text:p>
          </table:table-cell>
          <table:table-cell office:value-type="percentage" office:value="0" table:formula="of:=AVERAGE([.X19:.X26])" table:style-name="ce7">
            <text:p>#DIV/0!</text:p>
          </table:table-cell>
          <table:table-cell office:value-type="float" office:value="6407.75" table:formula="of:=AVERAGE([.Y19:.Y26])" table:style-name="ce9">
            <text:p>6407.75</text:p>
          </table:table-cell>
          <table:table-cell office:value-type="float" office:value="5.4574999999999996" table:formula="of:=AVERAGE([.Z19:.Z26])" table:style-name="ce9">
            <text:p>5.4575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table:number-columns-repeated="2" table:style-name="ce7"/>
          <table:table-cell office:value-type="percentage" office:value="3.7326239999999997E-2" table:formula="of:=MIN([.E19:.E26])" table:style-name="ce7">
            <text:p>3.73%</text:p>
          </table:table-cell>
          <table:table-cell office:value-type="percentage" office:value="3.7326239999999997E-2" table:formula="of:=MIN([.F19:.F26])" table:style-name="ce7">
            <text:p>3.73%</text:p>
          </table:table-cell>
          <table:table-cell office:value-type="percentage" office:value="2.1479200000000002E-3" table:formula="of:=MIN([.G19:.G26])" table:style-name="ce7">
            <text:p>0.21%</text:p>
          </table:table-cell>
          <table:table-cell office:value-type="percentage" office:value="8.5996E-4" table:formula="of:=MIN([.H19:.H26])" table:style-name="ce7">
            <text:p>0.09%</text:p>
          </table:table-cell>
          <table:table-cell office:value-type="percentage" office:value="3.2607240000000003E-2" table:formula="of:=MIN([.I19:.I26])" table:style-name="ce7">
            <text:p>3.26%</text:p>
          </table:table-cell>
          <table:table-cell office:value-type="percentage" office:value="3.2607240000000003E-2" table:formula="of:=MIN([.J19:.J26])" table:style-name="ce7">
            <text:p>3.26%</text:p>
          </table:table-cell>
          <table:table-cell office:value-type="percentage" office:value="8.3452000000000005E-4" table:formula="of:=MIN([.K19:.K26])" table:style-name="ce7">
            <text:p>0.08%</text:p>
          </table:table-cell>
          <table:table-cell office:value-type="float" office:value="54549" table:formula="of:=MIN([.L19:.L26])" table:style-name="ce9">
            <text:p>54549</text:p>
          </table:table-cell>
          <table:table-cell office:value-type="float" office:value="7.2" table:formula="of:=MIN([.M19:.M26])" table:style-name="ce9">
            <text:p>7.2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percentage" office:value="5.7649199999999998E-3" table:formula="of:=MIN([.R19:.R26])" table:style-name="ce7">
            <text:p>0.58%</text:p>
          </table:table-cell>
          <table:table-cell office:value-type="percentage" office:value="5.7649199999999998E-3" table:formula="of:=MIN([.S19:.S26])" table:style-name="ce7">
            <text:p>0.58%</text:p>
          </table:table-cell>
          <table:table-cell office:value-type="percentage" office:value="4.1318319999999999E-2" table:formula="of:=MIN([.T19:.T26])" table:style-name="ce7">
            <text:p>4.13%</text:p>
          </table:table-cell>
          <table:table-cell office:value-type="percentage" office:value="4.124E-4" table:formula="of:=MIN([.U19:.U26])" table:style-name="ce7">
            <text:p>0.04%</text:p>
          </table:table-cell>
          <table:table-cell office:value-type="percentage" office:value="4.6660800000000004E-3" table:formula="of:=MIN([.V19:.V26])" table:style-name="ce7">
            <text:p>0.47%</text:p>
          </table:table-cell>
          <table:table-cell office:value-type="percentage" office:value="4.6660800000000004E-3" table:formula="of:=MIN([.W19:.W26])" table:style-name="ce7">
            <text:p>0.47%</text:p>
          </table:table-cell>
          <table:table-cell office:value-type="percentage" office:value="0" table:formula="of:=MIN([.X19:.X26])" table:style-name="ce7">
            <text:p>0.00%</text:p>
          </table:table-cell>
          <table:table-cell office:value-type="float" office:value="1563" table:formula="of:=MIN([.Y19:.Y26])" table:style-name="ce9">
            <text:p>1563</text:p>
          </table:table-cell>
          <table:table-cell office:value-type="float" office:value="4.68" table:formula="of:=MIN([.Z19:.Z26])" table:style-name="ce9">
            <text:p>4.6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table:number-columns-repeated="2" table:style-name="ce7"/>
          <table:table-cell office:value-type="percentage" office:value="9.1962000000000002E-2" table:formula="of:=MAX([.E19:.E26])" table:style-name="ce7">
            <text:p>9.20%</text:p>
          </table:table-cell>
          <table:table-cell office:value-type="percentage" office:value="9.1962000000000002E-2" table:formula="of:=MAX([.F19:.F26])" table:style-name="ce7">
            <text:p>9.20%</text:p>
          </table:table-cell>
          <table:table-cell office:value-type="percentage" office:value="5.8622400000000003E-3" table:formula="of:=MAX([.G19:.G26])" table:style-name="ce7">
            <text:p>0.59%</text:p>
          </table:table-cell>
          <table:table-cell office:value-type="percentage" office:value="3.48964E-3" table:formula="of:=MAX([.H19:.H26])" table:style-name="ce7">
            <text:p>0.35%</text:p>
          </table:table-cell>
          <table:table-cell office:value-type="percentage" office:value="8.0233200000000005E-2" table:formula="of:=MAX([.I19:.I26])" table:style-name="ce7">
            <text:p>8.02%</text:p>
          </table:table-cell>
          <table:table-cell office:value-type="percentage" office:value="8.0233200000000005E-2" table:formula="of:=MAX([.J19:.J26])" table:style-name="ce7">
            <text:p>8.02%</text:p>
          </table:table-cell>
          <table:table-cell office:value-type="percentage" office:value="3.2448799999999999E-3" table:formula="of:=MAX([.K19:.K26])" table:style-name="ce7">
            <text:p>0.32%</text:p>
          </table:table-cell>
          <table:table-cell office:value-type="float" office:value="105883" table:formula="of:=MAX([.L19:.L26])" table:style-name="ce9">
            <text:p>105883</text:p>
          </table:table-cell>
          <table:table-cell office:value-type="float" office:value="16.309999999999999" table:formula="of:=MAX([.M19:.M26])" table:style-name="ce9">
            <text:p>16.31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2" table:style-name="ce1"/>
          <table:table-cell office:value-type="percentage" office:value="1.4354520000000001E-2" table:formula="of:=MAX([.R19:.R26])" table:style-name="ce7">
            <text:p>1.44%</text:p>
          </table:table-cell>
          <table:table-cell office:value-type="percentage" office:value="1.4354520000000001E-2" table:formula="of:=MAX([.S19:.S26])" table:style-name="ce7">
            <text:p>1.44%</text:p>
          </table:table-cell>
          <table:table-cell office:value-type="percentage" office:value="0.10071864" table:formula="of:=MAX([.T19:.T26])" table:style-name="ce7">
            <text:p>10.07%</text:p>
          </table:table-cell>
          <table:table-cell office:value-type="percentage" office:value="8.0528000000000006E-3" table:formula="of:=MAX([.U19:.U26])" table:style-name="ce7">
            <text:p>0.81%</text:p>
          </table:table-cell>
          <table:table-cell office:value-type="percentage" office:value="1.1212359999999999E-2" table:formula="of:=MAX([.V19:.V26])" table:style-name="ce7">
            <text:p>1.12%</text:p>
          </table:table-cell>
          <table:table-cell office:value-type="percentage" office:value="1.1212359999999999E-2" table:formula="of:=MAX([.W19:.W26])" table:style-name="ce7">
            <text:p>1.12%</text:p>
          </table:table-cell>
          <table:table-cell office:value-type="percentage" office:value="0" table:formula="of:=MAX([.X19:.X26])" table:style-name="ce7">
            <text:p>0.00%</text:p>
          </table:table-cell>
          <table:table-cell office:value-type="float" office:value="11510" table:formula="of:=MAX([.Y19:.Y26])" table:style-name="ce9">
            <text:p>11510</text:p>
          </table:table-cell>
          <table:table-cell office:value-type="float" office:value="6.9" table:formula="of:=MAX([.Z19:.Z26])" table:style-name="ce9">
            <text:p>6.9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2831</text:p>
          </table:table-cell>
          <table:table-cell office:value-type="percentage" office:value="0.10576356000000001" table:formula="of:=[.C5]/[.C$2]" table:style-name="ce6">
            <text:p>10.58%</text:p>
          </table:table-cell>
          <table:table-cell office:value-type="percentage" office:value="0.10576356000000001" table:formula="of:=[.D5]/[.D$2]" table:style-name="ce6">
            <text:p>10.58%</text:p>
          </table:table-cell>
          <table:table-cell office:value-type="percentage" office:value="8.5648520000000006E-2" table:formula="of:=[.E5]/[.E$2]" table:style-name="ce6">
            <text:p>8.56%</text:p>
          </table:table-cell>
          <table:table-cell office:value-type="percentage" office:value="8.5648520000000006E-2" table:formula="of:=[.F5]/[.F$2]" table:style-name="ce6">
            <text:p>8.56%</text:p>
          </table:table-cell>
          <table:table-cell office:value-type="percentage" office:value="5.5647200000000004E-3" table:formula="of:=[.G5]/[.G$2]" table:style-name="ce6">
            <text:p>0.56%</text:p>
          </table:table-cell>
          <table:table-cell office:value-type="percentage" office:value="1.7514E-3" table:formula="of:=[.H5]/[.H$2]" table:style-name="ce6">
            <text:p>0.18%</text:p>
          </table:table-cell>
          <table:table-cell office:value-type="percentage" office:value="7.4360720000000005E-2" table:formula="of:=[.I5]/[.I$2]" table:style-name="ce6">
            <text:p>7.44%</text:p>
          </table:table-cell>
          <table:table-cell office:value-type="percentage" office:value="7.4360720000000005E-2" table:formula="of:=[.J5]/[.J$2]" table:style-name="ce6">
            <text:p>7.44%</text:p>
          </table:table-cell>
          <table:table-cell office:value-type="percentage" office:value="1.684E-3" table:formula="of:=[.K5]/[.K$2]" table:style-name="ce6">
            <text:p>0.17%</text:p>
          </table:table-cell>
          <table:table-cell office:value-type="float" office:value="65895" table:formula="of:=[.L5]" table:style-name="ce5">
            <text:p>65895</text:p>
          </table:table-cell>
          <table:table-cell office:value-type="float" office:value="15.7" table:formula="of:=[.M5]" table:style-name="ce5">
            <text:p>15.7</text:p>
          </table:table-cell>
          <table:table-cell table:style-name="ce1"/>
          <table:table-cell office:value-type="string" table:style-name="ce1">
            <text:p>MPFC2831</text:p>
          </table:table-cell>
          <table:table-cell table:number-columns-repeated="2" table:style-name="ce1"/>
          <table:table-cell office:value-type="percentage" office:value="1.3401440000000001E-2" table:formula="of:=[.R5]/[.R$2]" table:style-name="ce6">
            <text:p>1.34%</text:p>
          </table:table-cell>
          <table:table-cell office:value-type="percentage" office:value="1.3401440000000001E-2" table:formula="of:=[.S5]/[.S$2]" table:style-name="ce6">
            <text:p>1.34%</text:p>
          </table:table-cell>
          <table:table-cell office:value-type="percentage" office:value="9.3657439999999995E-2" table:formula="of:=[.T5]/[.T$2]" table:style-name="ce6">
            <text:p>9.37%</text:p>
          </table:table-cell>
          <table:table-cell office:value-type="percentage" office:value="8.0528000000000006E-3" table:formula="of:=[.U5]/[.U$2]" table:style-name="ce6">
            <text:p>0.81%</text:p>
          </table:table-cell>
          <table:table-cell office:value-type="percentage" office:value="1.0084879999999999E-2" table:formula="of:=[.V5]/[.V$2]" table:style-name="ce6">
            <text:p>1.01%</text:p>
          </table:table-cell>
          <table:table-cell office:value-type="percentage" office:value="1.0084879999999999E-2" table:formula="of:=[.W5]/[.W$2]" table:style-name="ce6">
            <text:p>1.01%</text:p>
          </table:table-cell>
          <table:table-cell table:style-name="ce1"/>
          <table:table-cell office:value-type="float" office:value="11510" table:formula="of:=[.Y5]" table:style-name="ce5">
            <text:p>11510</text:p>
          </table:table-cell>
          <table:table-cell office:value-type="float" office:value="4.68" table:formula="of:=[.Z5]" table:style-name="ce5">
            <text:p>4.6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3139</text:p>
          </table:table-cell>
          <table:table-cell office:value-type="percentage" office:value="7.7890959999999995E-2" table:formula="of:=[.C6]/[.C$2]" table:style-name="ce6">
            <text:p>7.79%</text:p>
          </table:table-cell>
          <table:table-cell office:value-type="percentage" office:value="7.7890959999999995E-2" table:formula="of:=[.D6]/[.D$2]" table:style-name="ce6">
            <text:p>7.79%</text:p>
          </table:table-cell>
          <table:table-cell office:value-type="percentage" office:value="6.0611560000000002E-2" table:formula="of:=[.E6]/[.E$2]" table:style-name="ce6">
            <text:p>6.06%</text:p>
          </table:table-cell>
          <table:table-cell office:value-type="percentage" office:value="6.0611560000000002E-2" table:formula="of:=[.F6]/[.F$2]" table:style-name="ce6">
            <text:p>6.06%</text:p>
          </table:table-cell>
          <table:table-cell office:value-type="percentage" office:value="4.5158799999999999E-3" table:formula="of:=[.G6]/[.G$2]" table:style-name="ce6">
            <text:p>0.45%</text:p>
          </table:table-cell>
          <table:table-cell office:value-type="percentage" office:value="3.48964E-3" table:formula="of:=[.H6]/[.H$2]" table:style-name="ce6">
            <text:p>0.35%</text:p>
          </table:table-cell>
          <table:table-cell office:value-type="percentage" office:value="5.3007400000000003E-2" table:formula="of:=[.I6]/[.I$2]" table:style-name="ce6">
            <text:p>5.30%</text:p>
          </table:table-cell>
          <table:table-cell office:value-type="percentage" office:value="5.3007400000000003E-2" table:formula="of:=[.J6]/[.J$2]" table:style-name="ce6">
            <text:p>5.30%</text:p>
          </table:table-cell>
          <table:table-cell office:value-type="percentage" office:value="3.2448799999999999E-3" table:formula="of:=[.K6]/[.K$2]" table:style-name="ce6">
            <text:p>0.32%</text:p>
          </table:table-cell>
          <table:table-cell office:value-type="float" office:value="86062" table:formula="of:=[.L6]" table:style-name="ce5">
            <text:p>86062</text:p>
          </table:table-cell>
          <table:table-cell office:value-type="float" office:value="7.89" table:formula="of:=[.M6]" table:style-name="ce5">
            <text:p>7.89</text:p>
          </table:table-cell>
          <table:table-cell table:style-name="ce1"/>
          <table:table-cell office:value-type="string" table:style-name="ce1">
            <text:p>MPFC3139</text:p>
          </table:table-cell>
          <table:table-cell table:number-columns-repeated="2" table:style-name="ce1"/>
          <table:table-cell office:value-type="percentage" office:value="9.6405199999999996E-3" table:formula="of:=[.R6]/[.R$2]" table:style-name="ce6">
            <text:p>0.96%</text:p>
          </table:table-cell>
          <table:table-cell office:value-type="percentage" office:value="9.6405199999999996E-3" table:formula="of:=[.S6]/[.S$2]" table:style-name="ce6">
            <text:p>0.96%</text:p>
          </table:table-cell>
          <table:table-cell office:value-type="percentage" office:value="6.8667519999999996E-2" table:formula="of:=[.T6]/[.T$2]" table:style-name="ce6">
            <text:p>6.87%</text:p>
          </table:table-cell>
          <table:table-cell office:value-type="percentage" office:value="1.19636E-3" table:formula="of:=[.U6]/[.U$2]" table:style-name="ce6">
            <text:p>0.12%</text:p>
          </table:table-cell>
          <table:table-cell office:value-type="percentage" office:value="7.7196000000000001E-3" table:formula="of:=[.V6]/[.V$2]" table:style-name="ce6">
            <text:p>0.77%</text:p>
          </table:table-cell>
          <table:table-cell office:value-type="percentage" office:value="7.7196000000000001E-3" table:formula="of:=[.W6]/[.W$2]" table:style-name="ce6">
            <text:p>0.77%</text:p>
          </table:table-cell>
          <table:table-cell table:style-name="ce1"/>
          <table:table-cell office:value-type="float" office:value="3508" table:formula="of:=[.Y6]" table:style-name="ce5">
            <text:p>3508</text:p>
          </table:table-cell>
          <table:table-cell office:value-type="float" office:value="5.72" table:formula="of:=[.Z6]" table:style-name="ce5">
            <text:p>5.7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3140</text:p>
          </table:table-cell>
          <table:table-cell office:value-type="percentage" office:value="0.11329168000000001" table:formula="of:=[.C7]/[.C$2]" table:style-name="ce6">
            <text:p>11.33%</text:p>
          </table:table-cell>
          <table:table-cell office:value-type="percentage" office:value="0.11329168000000001" table:formula="of:=[.D7]/[.D$2]" table:style-name="ce6">
            <text:p>11.33%</text:p>
          </table:table-cell>
          <table:table-cell office:value-type="percentage" office:value="9.1962000000000002E-2" table:formula="of:=[.E7]/[.E$2]" table:style-name="ce6">
            <text:p>9.20%</text:p>
          </table:table-cell>
          <table:table-cell office:value-type="percentage" office:value="9.1962000000000002E-2" table:formula="of:=[.F7]/[.F$2]" table:style-name="ce6">
            <text:p>9.20%</text:p>
          </table:table-cell>
          <table:table-cell office:value-type="percentage" office:value="5.8622400000000003E-3" table:formula="of:=[.G7]/[.G$2]" table:style-name="ce6">
            <text:p>0.59%</text:p>
          </table:table-cell>
          <table:table-cell office:value-type="percentage" office:value="2.1948800000000002E-3" table:formula="of:=[.H7]/[.H$2]" table:style-name="ce6">
            <text:p>0.22%</text:p>
          </table:table-cell>
          <table:table-cell office:value-type="percentage" office:value="8.0233200000000005E-2" table:formula="of:=[.I7]/[.I$2]" table:style-name="ce6">
            <text:p>8.02%</text:p>
          </table:table-cell>
          <table:table-cell office:value-type="percentage" office:value="8.0233200000000005E-2" table:formula="of:=[.J7]/[.J$2]" table:style-name="ce6">
            <text:p>8.02%</text:p>
          </table:table-cell>
          <table:table-cell office:value-type="percentage" office:value="2.0828399999999999E-3" table:formula="of:=[.K7]/[.K$2]" table:style-name="ce6">
            <text:p>0.21%</text:p>
          </table:table-cell>
          <table:table-cell office:value-type="float" office:value="105883" table:formula="of:=[.L7]" table:style-name="ce5">
            <text:p>105883</text:p>
          </table:table-cell>
          <table:table-cell office:value-type="float" office:value="10.02" table:formula="of:=[.M7]" table:style-name="ce5">
            <text:p>10.02</text:p>
          </table:table-cell>
          <table:table-cell table:style-name="ce1"/>
          <table:table-cell office:value-type="string" table:style-name="ce1">
            <text:p>MPFC3140</text:p>
          </table:table-cell>
          <table:table-cell table:number-columns-repeated="2" table:style-name="ce1"/>
          <table:table-cell office:value-type="percentage" office:value="1.4354520000000001E-2" table:formula="of:=[.R7]/[.R$2]" table:style-name="ce6">
            <text:p>1.44%</text:p>
          </table:table-cell>
          <table:table-cell office:value-type="percentage" office:value="1.4354520000000001E-2" table:formula="of:=[.S7]/[.S$2]" table:style-name="ce6">
            <text:p>1.44%</text:p>
          </table:table-cell>
          <table:table-cell office:value-type="percentage" office:value="0.10071864" table:formula="of:=[.T7]/[.T$2]" table:style-name="ce6">
            <text:p>10.07%</text:p>
          </table:table-cell>
          <table:table-cell office:value-type="percentage" office:value="1.1873599999999999E-3" table:formula="of:=[.U7]/[.U$2]" table:style-name="ce6">
            <text:p>0.12%</text:p>
          </table:table-cell>
          <table:table-cell office:value-type="percentage" office:value="1.1212359999999999E-2" table:formula="of:=[.V7]/[.V$2]" table:style-name="ce6">
            <text:p>1.12%</text:p>
          </table:table-cell>
          <table:table-cell office:value-type="percentage" office:value="1.1212359999999999E-2" table:formula="of:=[.W7]/[.W$2]" table:style-name="ce6">
            <text:p>1.12%</text:p>
          </table:table-cell>
          <table:table-cell table:style-name="ce1"/>
          <table:table-cell office:value-type="float" office:value="7690" table:formula="of:=[.Y7]" table:style-name="ce5">
            <text:p>7690</text:p>
          </table:table-cell>
          <table:table-cell office:value-type="float" office:value="5.19" table:formula="of:=[.Z7]" table:style-name="ce5">
            <text:p>5.19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3999</text:p>
          </table:table-cell>
          <table:table-cell office:value-type="percentage" office:value="0.10827464000000001" table:formula="of:=[.C8]/[.C$2]" table:style-name="ce6">
            <text:p>10.83%</text:p>
          </table:table-cell>
          <table:table-cell office:value-type="percentage" office:value="0.10827464000000001" table:formula="of:=[.D8]/[.D$2]" table:style-name="ce6">
            <text:p>10.83%</text:p>
          </table:table-cell>
          <table:table-cell office:value-type="percentage" office:value="8.7412119999999996E-2" table:formula="of:=[.E8]/[.E$2]" table:style-name="ce6">
            <text:p>8.74%</text:p>
          </table:table-cell>
          <table:table-cell office:value-type="percentage" office:value="8.7412119999999996E-2" table:formula="of:=[.F8]/[.F$2]" table:style-name="ce6">
            <text:p>8.74%</text:p>
          </table:table-cell>
          <table:table-cell office:value-type="percentage" office:value="5.5557999999999996E-3" table:formula="of:=[.G8]/[.G$2]" table:style-name="ce6">
            <text:p>0.56%</text:p>
          </table:table-cell>
          <table:table-cell office:value-type="percentage" office:value="2.2232799999999998E-3" table:formula="of:=[.H8]/[.H$2]" table:style-name="ce6">
            <text:p>0.22%</text:p>
          </table:table-cell>
          <table:table-cell office:value-type="percentage" office:value="7.5029639999999995E-2" table:formula="of:=[.I8]/[.I$2]" table:style-name="ce6">
            <text:p>7.50%</text:p>
          </table:table-cell>
          <table:table-cell office:value-type="percentage" office:value="7.5029639999999995E-2" table:formula="of:=[.J8]/[.J$2]" table:style-name="ce6">
            <text:p>7.50%</text:p>
          </table:table-cell>
          <table:table-cell office:value-type="percentage" office:value="2.10772E-3" table:formula="of:=[.K8]/[.K$2]" table:style-name="ce6">
            <text:p>0.21%</text:p>
          </table:table-cell>
          <table:table-cell office:value-type="float" office:value="65477" table:formula="of:=[.L8]" table:style-name="ce5">
            <text:p>65477</text:p>
          </table:table-cell>
          <table:table-cell office:value-type="float" office:value="16.309999999999999" table:formula="of:=[.M8]" table:style-name="ce5">
            <text:p>16.31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percentage" office:value="1.344652E-2" table:formula="of:=[.R8]/[.R$2]" table:style-name="ce6">
            <text:p>1.34%</text:p>
          </table:table-cell>
          <table:table-cell office:value-type="percentage" office:value="1.344652E-2" table:formula="of:=[.S8]/[.S$2]" table:style-name="ce6">
            <text:p>1.34%</text:p>
          </table:table-cell>
          <table:table-cell office:value-type="percentage" office:value="9.5927120000000005E-2" table:formula="of:=[.T8]/[.T$2]" table:style-name="ce6">
            <text:p>9.59%</text:p>
          </table:table-cell>
          <table:table-cell office:value-type="percentage" office:value="4.3310400000000004E-3" table:formula="of:=[.U8]/[.U$2]" table:style-name="ce6">
            <text:p>0.43%</text:p>
          </table:table-cell>
          <table:table-cell office:value-type="percentage" office:value="9.8921200000000008E-3" table:formula="of:=[.V8]/[.V$2]" table:style-name="ce6">
            <text:p>0.99%</text:p>
          </table:table-cell>
          <table:table-cell office:value-type="percentage" office:value="9.8921200000000008E-3" table:formula="of:=[.W8]/[.W$2]" table:style-name="ce6">
            <text:p>0.99%</text:p>
          </table:table-cell>
          <table:table-cell table:style-name="ce1"/>
          <table:table-cell office:value-type="float" office:value="11309" table:formula="of:=[.Y8]" table:style-name="ce5">
            <text:p>11309</text:p>
          </table:table-cell>
          <table:table-cell office:value-type="float" office:value="4.72" table:formula="of:=[.Z8]" table:style-name="ce5">
            <text:p>4.7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04</text:p>
          </table:table-cell>
          <table:table-cell office:value-type="percentage" office:value="9.2264559999999995E-2" table:formula="of:=[.C9]/[.C$2]" table:style-name="ce6">
            <text:p>9.23%</text:p>
          </table:table-cell>
          <table:table-cell office:value-type="percentage" office:value="9.2264559999999995E-2" table:formula="of:=[.D9]/[.D$2]" table:style-name="ce6">
            <text:p>9.23%</text:p>
          </table:table-cell>
          <table:table-cell office:value-type="percentage" office:value="7.3029479999999994E-2" table:formula="of:=[.E9]/[.E$2]" table:style-name="ce6">
            <text:p>7.30%</text:p>
          </table:table-cell>
          <table:table-cell office:value-type="percentage" office:value="7.3029479999999994E-2" table:formula="of:=[.F9]/[.F$2]" table:style-name="ce6">
            <text:p>7.30%</text:p>
          </table:table-cell>
          <table:table-cell office:value-type="percentage" office:value="4.5636799999999996E-3" table:formula="of:=[.G9]/[.G$2]" table:style-name="ce6">
            <text:p>0.46%</text:p>
          </table:table-cell>
          <table:table-cell office:value-type="percentage" office:value="1.72E-3" table:formula="of:=[.H9]/[.H$2]" table:style-name="ce6">
            <text:p>0.17%</text:p>
          </table:table-cell>
          <table:table-cell office:value-type="percentage" office:value="6.3438159999999993E-2" table:formula="of:=[.I9]/[.I$2]" table:style-name="ce6">
            <text:p>6.34%</text:p>
          </table:table-cell>
          <table:table-cell office:value-type="percentage" office:value="6.3438159999999993E-2" table:formula="of:=[.J9]/[.J$2]" table:style-name="ce6">
            <text:p>6.34%</text:p>
          </table:table-cell>
          <table:table-cell office:value-type="percentage" office:value="1.6406400000000001E-3" table:formula="of:=[.K9]/[.K$2]" table:style-name="ce6">
            <text:p>0.16%</text:p>
          </table:table-cell>
          <table:table-cell office:value-type="float" office:value="89704" table:formula="of:=[.L9]" table:style-name="ce5">
            <text:p>89704</text:p>
          </table:table-cell>
          <table:table-cell office:value-type="float" office:value="9.65" table:formula="of:=[.M9]" table:style-name="ce5">
            <text:p>9.65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percentage" office:value="1.162316E-2" table:formula="of:=[.R9]/[.R$2]" table:style-name="ce6">
            <text:p>1.16%</text:p>
          </table:table-cell>
          <table:table-cell office:value-type="percentage" office:value="1.162316E-2" table:formula="of:=[.S9]/[.S$2]" table:style-name="ce6">
            <text:p>1.16%</text:p>
          </table:table-cell>
          <table:table-cell office:value-type="percentage" office:value="8.2351439999999998E-2" table:formula="of:=[.T9]/[.T$2]" table:style-name="ce6">
            <text:p>8.24%</text:p>
          </table:table-cell>
          <table:table-cell office:value-type="percentage" office:value="4.124E-4" table:formula="of:=[.U9]/[.U$2]" table:style-name="ce6">
            <text:p>0.04%</text:p>
          </table:table-cell>
          <table:table-cell office:value-type="percentage" office:value="8.8992800000000007E-3" table:formula="of:=[.V9]/[.V$2]" table:style-name="ce6">
            <text:p>0.89%</text:p>
          </table:table-cell>
          <table:table-cell office:value-type="percentage" office:value="8.8992800000000007E-3" table:formula="of:=[.W9]/[.W$2]" table:style-name="ce6">
            <text:p>0.89%</text:p>
          </table:table-cell>
          <table:table-cell table:style-name="ce1"/>
          <table:table-cell office:value-type="float" office:value="5619" table:formula="of:=[.Y9]" table:style-name="ce5">
            <text:p>5619</text:p>
          </table:table-cell>
          <table:table-cell office:value-type="float" office:value="5.36" table:formula="of:=[.Z9]" table:style-name="ce5">
            <text:p>5.36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06</text:p>
          </table:table-cell>
          <table:table-cell office:value-type="percentage" office:value="7.344676E-2" table:formula="of:=[.C10]/[.C$2]" table:style-name="ce6">
            <text:p>7.34%</text:p>
          </table:table-cell>
          <table:table-cell office:value-type="percentage" office:value="7.344676E-2" table:formula="of:=[.D10]/[.D$2]" table:style-name="ce6">
            <text:p>7.34%</text:p>
          </table:table-cell>
          <table:table-cell office:value-type="percentage" office:value="6.0276160000000002E-2" table:formula="of:=[.E10]/[.E$2]" table:style-name="ce6">
            <text:p>6.03%</text:p>
          </table:table-cell>
          <table:table-cell office:value-type="percentage" office:value="6.0276160000000002E-2" table:formula="of:=[.F10]/[.F$2]" table:style-name="ce6">
            <text:p>6.03%</text:p>
          </table:table-cell>
          <table:table-cell office:value-type="percentage" office:value="3.2090399999999998E-3" table:formula="of:=[.G10]/[.G$2]" table:style-name="ce6">
            <text:p>0.32%</text:p>
          </table:table-cell>
          <table:table-cell office:value-type="percentage" office:value="8.5996E-4" table:formula="of:=[.H10]/[.H$2]" table:style-name="ce6">
            <text:p>0.09%</text:p>
          </table:table-cell>
          <table:table-cell office:value-type="percentage" office:value="5.2958360000000003E-2" table:formula="of:=[.I10]/[.I$2]" table:style-name="ce6">
            <text:p>5.30%</text:p>
          </table:table-cell>
          <table:table-cell office:value-type="percentage" office:value="5.2958360000000003E-2" table:formula="of:=[.J10]/[.J$2]" table:style-name="ce6">
            <text:p>5.30%</text:p>
          </table:table-cell>
          <table:table-cell office:value-type="percentage" office:value="8.3452000000000005E-4" table:formula="of:=[.K10]/[.K$2]" table:style-name="ce6">
            <text:p>0.08%</text:p>
          </table:table-cell>
          <table:table-cell office:value-type="float" office:value="82403" table:formula="of:=[.L10]" table:style-name="ce5">
            <text:p>82403</text:p>
          </table:table-cell>
          <table:table-cell office:value-type="float" office:value="8.59" table:formula="of:=[.M10]" table:style-name="ce5">
            <text:p>8.59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percentage" office:value="9.2876799999999995E-3" table:formula="of:=[.R10]/[.R$2]" table:style-name="ce6">
            <text:p>0.93%</text:p>
          </table:table-cell>
          <table:table-cell office:value-type="percentage" office:value="9.2876799999999995E-3" table:formula="of:=[.S10]/[.S$2]" table:style-name="ce6">
            <text:p>0.93%</text:p>
          </table:table-cell>
          <table:table-cell office:value-type="percentage" office:value="6.585104E-2" table:formula="of:=[.T10]/[.T$2]" table:style-name="ce6">
            <text:p>6.59%</text:p>
          </table:table-cell>
          <table:table-cell office:value-type="percentage" office:value="1.27392E-3" table:formula="of:=[.U10]/[.U$2]" table:style-name="ce6">
            <text:p>0.13%</text:p>
          </table:table-cell>
          <table:table-cell office:value-type="percentage" office:value="7.2471200000000001E-3" table:formula="of:=[.V10]/[.V$2]" table:style-name="ce6">
            <text:p>0.72%</text:p>
          </table:table-cell>
          <table:table-cell office:value-type="percentage" office:value="7.2471200000000001E-3" table:formula="of:=[.W10]/[.W$2]" table:style-name="ce6">
            <text:p>0.72%</text:p>
          </table:table-cell>
          <table:table-cell table:style-name="ce1"/>
          <table:table-cell office:value-type="float" office:value="3460" table:formula="of:=[.Y10]" table:style-name="ce5">
            <text:p>3460</text:p>
          </table:table-cell>
          <table:table-cell office:value-type="float" office:value="5.71" table:formula="of:=[.Z10]" table:style-name="ce5">
            <text:p>5.71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08</text:p>
          </table:table-cell>
          <table:table-cell office:value-type="percentage" office:value="0.10264943999999999" table:formula="of:=[.C11]/[.C$2]" table:style-name="ce6">
            <text:p>10.26%</text:p>
          </table:table-cell>
          <table:table-cell office:value-type="percentage" office:value="0.10264943999999999" table:formula="of:=[.D11]/[.D$2]" table:style-name="ce6">
            <text:p>10.26%</text:p>
          </table:table-cell>
          <table:table-cell office:value-type="percentage" office:value="8.3829760000000003E-2" table:formula="of:=[.E11]/[.E$2]" table:style-name="ce6">
            <text:p>8.38%</text:p>
          </table:table-cell>
          <table:table-cell office:value-type="percentage" office:value="8.3829760000000003E-2" table:formula="of:=[.F11]/[.F$2]" table:style-name="ce6">
            <text:p>8.38%</text:p>
          </table:table-cell>
          <table:table-cell office:value-type="percentage" office:value="4.73684E-3" table:formula="of:=[.G11]/[.G$2]" table:style-name="ce6">
            <text:p>0.47%</text:p>
          </table:table-cell>
          <table:table-cell office:value-type="percentage" office:value="1.4689200000000001E-3" table:formula="of:=[.H11]/[.H$2]" table:style-name="ce6">
            <text:p>0.15%</text:p>
          </table:table-cell>
          <table:table-cell office:value-type="percentage" office:value="7.3233080000000006E-2" table:formula="of:=[.I11]/[.I$2]" table:style-name="ce6">
            <text:p>7.32%</text:p>
          </table:table-cell>
          <table:table-cell office:value-type="percentage" office:value="7.3233080000000006E-2" table:formula="of:=[.J11]/[.J$2]" table:style-name="ce6">
            <text:p>7.32%</text:p>
          </table:table-cell>
          <table:table-cell office:value-type="percentage" office:value="1.4026399999999999E-3" table:formula="of:=[.K11]/[.K$2]" table:style-name="ce6">
            <text:p>0.14%</text:p>
          </table:table-cell>
          <table:table-cell office:value-type="float" office:value="99912" table:formula="of:=[.L11]" table:style-name="ce5">
            <text:p>99912</text:p>
          </table:table-cell>
          <table:table-cell office:value-type="float" office:value="9.8800000000000008" table:formula="of:=[.M11]" table:style-name="ce5">
            <text:p>9.88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percentage" office:value="1.299228E-2" table:formula="of:=[.R11]/[.R$2]" table:style-name="ce6">
            <text:p>1.30%</text:p>
          </table:table-cell>
          <table:table-cell office:value-type="percentage" office:value="1.299228E-2" table:formula="of:=[.S11]/[.S$2]" table:style-name="ce6">
            <text:p>1.30%</text:p>
          </table:table-cell>
          <table:table-cell office:value-type="percentage" office:value="9.1966640000000002E-2" table:formula="of:=[.T11]/[.T$2]" table:style-name="ce6">
            <text:p>9.20%</text:p>
          </table:table-cell>
          <table:table-cell office:value-type="percentage" office:value="5.6179999999999999E-4" table:formula="of:=[.U11]/[.U$2]" table:style-name="ce6">
            <text:p>0.06%</text:p>
          </table:table-cell>
          <table:table-cell office:value-type="percentage" office:value="1.00494E-2" table:formula="of:=[.V11]/[.V$2]" table:style-name="ce6">
            <text:p>1.00%</text:p>
          </table:table-cell>
          <table:table-cell office:value-type="percentage" office:value="1.00494E-2" table:formula="of:=[.W11]/[.W$2]" table:style-name="ce6">
            <text:p>1.00%</text:p>
          </table:table-cell>
          <table:table-cell table:style-name="ce1"/>
          <table:table-cell office:value-type="float" office:value="6603" table:formula="of:=[.Y11]" table:style-name="ce5">
            <text:p>6603</text:p>
          </table:table-cell>
          <table:table-cell office:value-type="float" office:value="5.38" table:formula="of:=[.Z11]" table:style-name="ce5">
            <text:p>5.3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10</text:p>
          </table:table-cell>
          <table:table-cell office:value-type="percentage" office:value="4.6891879999999997E-2" table:formula="of:=[.C12]/[.C$2]" table:style-name="ce6">
            <text:p>4.69%</text:p>
          </table:table-cell>
          <table:table-cell office:value-type="percentage" office:value="4.6891879999999997E-2" table:formula="of:=[.D12]/[.D$2]" table:style-name="ce6">
            <text:p>4.69%</text:p>
          </table:table-cell>
          <table:table-cell office:value-type="percentage" office:value="3.7326239999999997E-2" table:formula="of:=[.E12]/[.E$2]" table:style-name="ce6">
            <text:p>3.73%</text:p>
          </table:table-cell>
          <table:table-cell office:value-type="percentage" office:value="3.7326239999999997E-2" table:formula="of:=[.F12]/[.F$2]" table:style-name="ce6">
            <text:p>3.73%</text:p>
          </table:table-cell>
          <table:table-cell office:value-type="percentage" office:value="2.1479200000000002E-3" table:formula="of:=[.G12]/[.G$2]" table:style-name="ce6">
            <text:p>0.21%</text:p>
          </table:table-cell>
          <table:table-cell office:value-type="percentage" office:value="1.3946399999999999E-3" table:formula="of:=[.H12]/[.H$2]" table:style-name="ce6">
            <text:p>0.14%</text:p>
          </table:table-cell>
          <table:table-cell office:value-type="percentage" office:value="3.2607240000000003E-2" table:formula="of:=[.I12]/[.I$2]" table:style-name="ce6">
            <text:p>3.26%</text:p>
          </table:table-cell>
          <table:table-cell office:value-type="percentage" office:value="3.2607240000000003E-2" table:formula="of:=[.J12]/[.J$2]" table:style-name="ce6">
            <text:p>3.26%</text:p>
          </table:table-cell>
          <table:table-cell office:value-type="percentage" office:value="1.3085200000000001E-3" table:formula="of:=[.K12]/[.K$2]" table:style-name="ce6">
            <text:p>0.13%</text:p>
          </table:table-cell>
          <table:table-cell office:value-type="float" office:value="54549" table:formula="of:=[.L12]" table:style-name="ce5">
            <text:p>54549</text:p>
          </table:table-cell>
          <table:table-cell office:value-type="float" office:value="7.2" table:formula="of:=[.M12]" table:style-name="ce5">
            <text:p>7.2</text:p>
          </table:table-cell>
          <table:table-cell table:style-name="ce1"/>
          <table:table-cell office:value-type="string" table:style-name="ce1">
            <text:p>MPFC5510</text:p>
          </table:table-cell>
          <table:table-cell table:number-columns-repeated="2" table:style-name="ce1"/>
          <table:table-cell office:value-type="percentage" office:value="5.7649199999999998E-3" table:formula="of:=[.R12]/[.R$2]" table:style-name="ce6">
            <text:p>0.58%</text:p>
          </table:table-cell>
          <table:table-cell office:value-type="percentage" office:value="5.7649199999999998E-3" table:formula="of:=[.S12]/[.S$2]" table:style-name="ce6">
            <text:p>0.58%</text:p>
          </table:table-cell>
          <table:table-cell office:value-type="percentage" office:value="4.1318319999999999E-2" table:formula="of:=[.T12]/[.T$2]" table:style-name="ce6">
            <text:p>4.13%</text:p>
          </table:table-cell>
          <table:table-cell office:value-type="percentage" office:value="5.7331999999999999E-4" table:formula="of:=[.U12]/[.U$2]" table:style-name="ce6">
            <text:p>0.06%</text:p>
          </table:table-cell>
          <table:table-cell office:value-type="percentage" office:value="4.6660800000000004E-3" table:formula="of:=[.V12]/[.V$2]" table:style-name="ce6">
            <text:p>0.47%</text:p>
          </table:table-cell>
          <table:table-cell office:value-type="percentage" office:value="4.6660800000000004E-3" table:formula="of:=[.W12]/[.W$2]" table:style-name="ce6">
            <text:p>0.47%</text:p>
          </table:table-cell>
          <table:table-cell table:style-name="ce1"/>
          <table:table-cell office:value-type="float" office:value="1563" table:formula="of:=[.Y12]" table:style-name="ce5">
            <text:p>1563</text:p>
          </table:table-cell>
          <table:table-cell office:value-type="float" office:value="6.9" table:formula="of:=[.Z12]" table:style-name="ce5">
            <text:p>6.9</text:p>
          </table:table-cell>
          <table:table-cell table:number-columns-repeated="16358"/>
        </table:table-row>
        <table:table-row table:number-rows-repeated="4" table:style-name="ro1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2" table:style-name="ce7"/>
          <table:table-cell table:number-columns-repeated="7" table:style-name="ce6"/>
          <table:table-cell table:number-columns-repeated="16373" table:style-name="ce1"/>
        </table:table-row>
        <table:table-row table:number-rows-repeated="2" table:style-name="ro1">
          <table:table-cell table:number-columns-repeated="2"/>
          <table:table-cell table:number-columns-repeated="2" table:style-name="ce7"/>
          <table:table-cell table:number-columns-repeated="7" table:style-name="ce6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table:number-columns-repeated="6" table:style-name="ce6"/>
          <table:table-cell table:number-columns-repeated="16374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1"/>
          <table:table-cell table:number-columns-repeated="7" table:style-name="ce6"/>
          <table:table-cell table:number-columns-repeated="16373"/>
        </table:table-row>
        <table:table-row table:number-rows-repeated="1048536" table:style-name="ro1">
          <table:table-cell table:number-columns-repeated="16384"/>
        </table:table-row>
      </table:table>
      <table:table table:name="OldAlll130" table:style-name="ta1"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 table:visibility="collapse"/>
        <table:table-column table:style-name="co28" table:default-cell-style-name="ce1"/>
        <table:table-column table:style-name="co29" table:number-columns-repeated="3" table:default-cell-style-name="ce1"/>
        <table:table-column table:style-name="co30" table:default-cell-style-name="ce1"/>
        <table:table-column table:style-name="co29" table:default-cell-style-name="ce1"/>
        <table:table-column table:style-name="co31" table:default-cell-style-name="ce1"/>
        <table:table-column table:style-name="co32" table:default-cell-style-name="ce1"/>
        <table:table-column table:style-name="co3" table:number-columns-repeated="2" table:default-cell-style-name="ce1"/>
        <table:table-column table:style-name="co33" table:default-cell-style-name="ce1"/>
        <table:table-column table:style-name="co33" table:default-cell-style-name="ce1" table:visibility="collapse"/>
        <table:table-column table:style-name="co13" table:default-cell-style-name="ce1" table:visibility="collapse"/>
        <table:table-column table:style-name="co29" table:number-columns-repeated="4" table:default-cell-style-name="ce1"/>
        <table:table-column table:style-name="co18" table:default-cell-style-name="ce1"/>
        <table:table-column table:style-name="co29" table:default-cell-style-name="ce1"/>
        <table:table-column table:style-name="co34" table:default-cell-style-name="ce1" table:visibility="collapse"/>
        <table:table-column table:style-name="co35" table:default-cell-style-name="ce1"/>
        <table:table-column table:style-name="co3" table:number-columns-repeated="16359" table:default-cell-style-name="ce1"/>
        <table:table-row table:style-name="ro1">
          <table:table-cell/>
          <table:table-cell office:value-type="string" table:style-name="ce1">
            <text:p>Old dataset 130nt all reads</text:p>
          </table:table-cell>
          <table:table-cell table:number-columns-repeated="12" table:style-name="ce1"/>
          <table:table-cell office:value-type="string" table:style-name="ce1">
            <text:p>Old dataset 130nt All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ddradseq_reads ;130 q20 all reads eb/ec 1/0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table:number-columns-repeated="3" table:style-name="ce1"/>
          <table:table-cell office:value-type="string" table:style-name="ce1">
            <text:p>process_radtags -i gzfastq -1 ./1.fq.gz -2 ./2.fq.gz -b /home/rafal.woycicki/RADseq/old_barcodes.txt -o /mnt/qnap/projects/RafalWoycicki/MP/demuxtest17d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 table:style-name="ce1"/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office:value-type="float" office:value="530975917" table:style-name="ce1">
            <text:p>530975917</text:p>
          </table:table-cell>
          <table:table-cell table:number-columns-repeated="16361" table:style-name="ce1"/>
        </table:table-row>
        <table:table-row table:style-name="ro1" table:visibility="collapse">
          <table:table-cell/>
          <table:table-cell office:value-type="string" table:style-name="ce1">
            <text:p>sum/avarege</text:p>
          </table:table-cell>
          <table:table-cell office:value-type="float" office:value="383616253" table:formula="of:=SUM([.C8:.C15])" table:style-name="ce9">
            <text:p>383616253</text:p>
          </table:table-cell>
          <table:table-cell office:value-type="float" office:value="383616253" table:formula="of:=SUM([.D8:.D15])" table:style-name="ce9">
            <text:p>383616253</text:p>
          </table:table-cell>
          <table:table-cell office:value-type="float" office:value="301872977" table:formula="of:=SUM([.E8:.E15])" table:style-name="ce9">
            <text:p>301872977</text:p>
          </table:table-cell>
          <table:table-cell office:value-type="float" office:value="301872977" table:formula="of:=SUM([.F8:.F15])" table:style-name="ce9">
            <text:p>301872977</text:p>
          </table:table-cell>
          <table:table-cell office:value-type="float" office:value="19670074" table:formula="of:=SUM([.G8:.G15])" table:style-name="ce9">
            <text:p>19670074</text:p>
          </table:table-cell>
          <table:table-cell office:value-type="float" office:value="9200170" table:formula="of:=SUM([.H8:.H15])" table:style-name="ce9">
            <text:p>9200170</text:p>
          </table:table-cell>
          <table:table-cell office:value-type="float" office:value="108807323" table:formula="of:=SUM([.I8:.I15])" table:style-name="ce9">
            <text:p>108807323</text:p>
          </table:table-cell>
          <table:table-cell office:value-type="float" office:value="108807323" table:formula="of:=SUM([.J8:.J15])" table:style-name="ce9">
            <text:p>108807323</text:p>
          </table:table-cell>
          <table:table-cell office:value-type="float" office:value="6592884" table:formula="of:=SUM([.K8:.K15])" table:style-name="ce9">
            <text:p>6592884</text:p>
          </table:table-cell>
          <table:table-cell office:value-type="float" office:value="131449.75" table:formula="of:=AVERAGE([.L8:.L15])" table:style-name="ce8">
            <text:p>131449.75</text:p>
          </table:table-cell>
          <table:table-cell office:value-type="float" office:value="62.658749999999998" table:formula="of:=AVERAGE([.M8:.M15])" table:style-name="ce8">
            <text:p>62.65875</text:p>
          </table:table-cell>
          <table:table-cell table:style-name="ce1"/>
          <table:table-cell office:value-type="string" table:style-name="ce1">
            <text:p>sum/avarege</text:p>
          </table:table-cell>
          <table:table-cell table:number-columns-repeated="2" table:style-name="ce1"/>
          <table:table-cell office:value-type="float" office:value="47238258" table:formula="of:=SUM([.R8:.R15])" table:style-name="ce9">
            <text:p>47238258</text:p>
          </table:table-cell>
          <table:table-cell office:value-type="float" office:value="47238258" table:formula="of:=SUM([.S8:.S15])" table:style-name="ce9">
            <text:p>47238258</text:p>
          </table:table-cell>
          <table:table-cell office:value-type="float" office:value="334086680" table:formula="of:=SUM([.T8:.T15])" table:style-name="ce9">
            <text:p>334086680</text:p>
          </table:table-cell>
          <table:table-cell office:value-type="float" office:value="9724205" table:formula="of:=SUM([.U8:.U15])" table:style-name="ce9">
            <text:p>9724205</text:p>
          </table:table-cell>
          <table:table-cell office:value-type="float" office:value="20865281" table:formula="of:=SUM([.V8:.V15])" table:style-name="ce9">
            <text:p>20865281</text:p>
          </table:table-cell>
          <table:table-cell office:value-type="float" office:value="20865281" table:formula="of:=SUM([.W8:.W15])" table:style-name="ce9">
            <text:p>20865281</text:p>
          </table:table-cell>
          <table:table-cell table:style-name="ce9"/>
          <table:table-cell office:value-type="float" office:value="120675.625" table:formula="of:=AVERAGE([.Y8:.Y15])" table:style-name="ce8">
            <text:p>120675.625</text:p>
          </table:table-cell>
          <table:table-cell office:value-type="float" office:value="10.5075" table:formula="of:=AVERAGE([.Z8:.Z15])" table:style-name="ce8">
            <text:p>10.507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average</text:p>
          </table:table-cell>
          <table:table-cell table:number-columns-repeated="2" table:style-name="ce9"/>
          <table:table-cell office:value-type="float" office:value="37734122.125" table:formula="of:=AVERAGE([.E8:.E15])" table:style-name="ce9">
            <text:p>37734122.13</text:p>
          </table:table-cell>
          <table:table-cell office:value-type="float" office:value="37734122.125" table:formula="of:=AVERAGE([.F8:.F15])" table:style-name="ce9">
            <text:p>37734122.13</text:p>
          </table:table-cell>
          <table:table-cell office:value-type="float" office:value="2458759.25" table:formula="of:=AVERAGE([.G8:.G15])" table:style-name="ce9">
            <text:p>2458759.25</text:p>
          </table:table-cell>
          <table:table-cell office:value-type="float" office:value="1150021.25" table:formula="of:=AVERAGE([.H8:.H15])" table:style-name="ce9">
            <text:p>1150021.25</text:p>
          </table:table-cell>
          <table:table-cell office:value-type="float" office:value="13600915.375" table:formula="of:=AVERAGE([.I8:.I15])" table:style-name="ce9">
            <text:p>13600915.38</text:p>
          </table:table-cell>
          <table:table-cell office:value-type="float" office:value="13600915.375" table:formula="of:=AVERAGE([.J8:.J15])" table:style-name="ce9">
            <text:p>13600915.38</text:p>
          </table:table-cell>
          <table:table-cell office:value-type="float" office:value="824110.5" table:formula="of:=AVERAGE([.K8:.K15])" table:style-name="ce9">
            <text:p>824110.5</text:p>
          </table:table-cell>
          <table:table-cell office:value-type="float" office:value="131449.75" table:formula="of:=AVERAGE([.L8:.L15])" table:style-name="ce9">
            <text:p>131449.75</text:p>
          </table:table-cell>
          <table:table-cell office:value-type="float" office:value="62.658749999999998" table:formula="of:=AVERAGE([.M8:.M15])" table:style-name="ce9">
            <text:p>62.65875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float" office:value="5904782.25" table:formula="of:=AVERAGE([.R8:.R15])" table:style-name="ce9">
            <text:p>5904782.25</text:p>
          </table:table-cell>
          <table:table-cell office:value-type="float" office:value="5904782.25" table:formula="of:=AVERAGE([.S8:.S15])" table:style-name="ce9">
            <text:p>5904782.25</text:p>
          </table:table-cell>
          <table:table-cell office:value-type="float" office:value="41760835" table:formula="of:=AVERAGE([.T8:.T15])" table:style-name="ce9">
            <text:p>41760835</text:p>
          </table:table-cell>
          <table:table-cell office:value-type="float" office:value="1215525.625" table:formula="of:=AVERAGE([.U8:.U15])" table:style-name="ce9">
            <text:p>1215525.625</text:p>
          </table:table-cell>
          <table:table-cell office:value-type="float" office:value="2608160.125" table:formula="of:=AVERAGE([.V8:.V15])" table:style-name="ce9">
            <text:p>2608160.125</text:p>
          </table:table-cell>
          <table:table-cell office:value-type="float" office:value="2608160.125" table:formula="of:=AVERAGE([.W8:.W15])" table:style-name="ce9">
            <text:p>2608160.125</text:p>
          </table:table-cell>
          <table:table-cell office:value-type="float" office:value="0" table:formula="of:=AVERAGE([.X8:.X15])" table:style-name="ce9">
            <text:p>#DIV/0!</text:p>
          </table:table-cell>
          <table:table-cell office:value-type="float" office:value="120675.625" table:formula="of:=AVERAGE([.Y8:.Y15])" table:style-name="ce9">
            <text:p>120675.625</text:p>
          </table:table-cell>
          <table:table-cell office:value-type="float" office:value="10.5075" table:formula="of:=AVERAGE([.Z8:.Z15])" table:style-name="ce9">
            <text:p>10.507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in</text:p>
          </table:table-cell>
          <table:table-cell table:number-columns-repeated="2" table:style-name="ce7"/>
          <table:table-cell office:value-type="float" office:value="19393020" table:formula="of:=MIN([.E8:.E15])" table:style-name="ce9">
            <text:p>19393020</text:p>
          </table:table-cell>
          <table:table-cell office:value-type="float" office:value="19393020" table:formula="of:=MIN([.F8:.F15])" table:style-name="ce9">
            <text:p>19393020</text:p>
          </table:table-cell>
          <table:table-cell office:value-type="float" office:value="1169113" table:formula="of:=MIN([.G8:.G15])" table:style-name="ce9">
            <text:p>1169113</text:p>
          </table:table-cell>
          <table:table-cell office:value-type="float" office:value="583123" table:formula="of:=MIN([.H8:.H15])" table:style-name="ce9">
            <text:p>583123</text:p>
          </table:table-cell>
          <table:table-cell office:value-type="float" office:value="6740978" table:formula="of:=MIN([.I8:.I15])" table:style-name="ce9">
            <text:p>6740978</text:p>
          </table:table-cell>
          <table:table-cell office:value-type="float" office:value="6740978" table:formula="of:=MIN([.J8:.J15])" table:style-name="ce9">
            <text:p>6740978</text:p>
          </table:table-cell>
          <table:table-cell office:value-type="float" office:value="483090" table:formula="of:=MIN([.K8:.K15])" table:style-name="ce9">
            <text:p>483090</text:p>
          </table:table-cell>
          <table:table-cell office:value-type="float" office:value="89565" table:formula="of:=MIN([.L8:.L15])" table:style-name="ce9">
            <text:p>89565</text:p>
          </table:table-cell>
          <table:table-cell office:value-type="float" office:value="27.63" table:formula="of:=MIN([.M8:.M15])" table:style-name="ce9">
            <text:p>27.63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2" table:style-name="ce7"/>
          <table:table-cell office:value-type="float" office:value="2994865" table:formula="of:=MIN([.R8:.R15])" table:style-name="ce9">
            <text:p>2994865</text:p>
          </table:table-cell>
          <table:table-cell office:value-type="float" office:value="2994865" table:formula="of:=MIN([.S8:.S15])" table:style-name="ce9">
            <text:p>2994865</text:p>
          </table:table-cell>
          <table:table-cell office:value-type="float" office:value="21528354" table:formula="of:=MIN([.T8:.T15])" table:style-name="ce9">
            <text:p>21528354</text:p>
          </table:table-cell>
          <table:table-cell office:value-type="float" office:value="224333" table:formula="of:=MIN([.U8:.U15])" table:style-name="ce9">
            <text:p>224333</text:p>
          </table:table-cell>
          <table:table-cell office:value-type="float" office:value="1313277" table:formula="of:=MIN([.V8:.V15])" table:style-name="ce9">
            <text:p>1313277</text:p>
          </table:table-cell>
          <table:table-cell office:value-type="float" office:value="1313277" table:formula="of:=MIN([.W8:.W15])" table:style-name="ce9">
            <text:p>1313277</text:p>
          </table:table-cell>
          <table:table-cell office:value-type="float" office:value="0" table:formula="of:=MIN([.X8:.X15])" table:style-name="ce9">
            <text:p>0</text:p>
          </table:table-cell>
          <table:table-cell office:value-type="float" office:value="81204" table:formula="of:=MIN([.Y8:.Y15])" table:style-name="ce9">
            <text:p>81204</text:p>
          </table:table-cell>
          <table:table-cell office:value-type="float" office:value="7.06" table:formula="of:=MIN([.Z8:.Z15])" table:style-name="ce9">
            <text:p>7.06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ax</text:p>
          </table:table-cell>
          <table:table-cell table:number-columns-repeated="2" table:style-name="ce7"/>
          <table:table-cell office:value-type="float" office:value="47763021" table:formula="of:=MAX([.E8:.E15])" table:style-name="ce9">
            <text:p>47763021</text:p>
          </table:table-cell>
          <table:table-cell office:value-type="float" office:value="47763021" table:formula="of:=MAX([.F8:.F15])" table:style-name="ce9">
            <text:p>47763021</text:p>
          </table:table-cell>
          <table:table-cell office:value-type="float" office:value="3186440" table:formula="of:=MAX([.G8:.G15])" table:style-name="ce9">
            <text:p>3186440</text:p>
          </table:table-cell>
          <table:table-cell office:value-type="float" office:value="1996556" table:formula="of:=MAX([.H8:.H15])" table:style-name="ce9">
            <text:p>1996556</text:p>
          </table:table-cell>
          <table:table-cell office:value-type="float" office:value="17193768" table:formula="of:=MAX([.I8:.I15])" table:style-name="ce9">
            <text:p>17193768</text:p>
          </table:table-cell>
          <table:table-cell office:value-type="float" office:value="17193768" table:formula="of:=MAX([.J8:.J15])" table:style-name="ce9">
            <text:p>17193768</text:p>
          </table:table-cell>
          <table:table-cell office:value-type="float" office:value="1260641" table:formula="of:=MAX([.K8:.K15])" table:style-name="ce9">
            <text:p>1260641</text:p>
          </table:table-cell>
          <table:table-cell office:value-type="float" office:value="152403" table:formula="of:=MAX([.L8:.L15])" table:style-name="ce9">
            <text:p>152403</text:p>
          </table:table-cell>
          <table:table-cell office:value-type="float" office:value="99.91" table:formula="of:=MAX([.M8:.M15])" table:style-name="ce9">
            <text:p>99.91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2" table:style-name="ce7"/>
          <table:table-cell office:value-type="float" office:value="7493161" table:formula="of:=MAX([.R8:.R15])" table:style-name="ce9">
            <text:p>7493161</text:p>
          </table:table-cell>
          <table:table-cell office:value-type="float" office:value="7493161" table:formula="of:=MAX([.S8:.S15])" table:style-name="ce9">
            <text:p>7493161</text:p>
          </table:table-cell>
          <table:table-cell office:value-type="float" office:value="52500480" table:formula="of:=MAX([.T8:.T15])" table:style-name="ce9">
            <text:p>52500480</text:p>
          </table:table-cell>
          <table:table-cell office:value-type="float" office:value="4484238" table:formula="of:=MAX([.U8:.U15])" table:style-name="ce9">
            <text:p>4484238</text:p>
          </table:table-cell>
          <table:table-cell office:value-type="float" office:value="3352416" table:formula="of:=MAX([.V8:.V15])" table:style-name="ce9">
            <text:p>3352416</text:p>
          </table:table-cell>
          <table:table-cell office:value-type="float" office:value="3352416" table:formula="of:=MAX([.W8:.W15])" table:style-name="ce9">
            <text:p>3352416</text:p>
          </table:table-cell>
          <table:table-cell office:value-type="float" office:value="0" table:formula="of:=MAX([.X8:.X15])" table:style-name="ce9">
            <text:p>0</text:p>
          </table:table-cell>
          <table:table-cell office:value-type="float" office:value="154606" table:formula="of:=MAX([.Y8:.Y15])" table:style-name="ce9">
            <text:p>154606</text:p>
          </table:table-cell>
          <table:table-cell office:value-type="float" office:value="15.32" table:formula="of:=MAX([.Z8:.Z15])" table:style-name="ce9">
            <text:p>15.3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ddradseq_reads</text:p>
          </table:table-cell>
          <table:table-cell office:value-type="string" table:style-name="ce1">
            <text:p>demux</text:p>
          </table:table-cell>
          <table:table-cell table:style-name="ce1"/>
          <table:table-cell office:value-type="string" table:style-name="ce2">
            <text:p>cut sites</text:p>
          </table:table-cell>
          <table:table-cell table:style-name="ce2"/>
          <table:table-cell office:value-type="string" table:style-name="ce3">
            <text:p>rescued</text:p>
          </table:table-cell>
          <table:table-cell table:style-name="ce3"/>
          <table:table-cell office:value-type="string" table:style-name="ce4">
            <text:p>dedupl filtered</text:p>
          </table:table-cell>
          <table:table-cell table:style-name="ce4"/>
          <table:table-cell office:value-type="string" table:style-name="ce1">
            <text:p>dedupl res2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style-name="ce1"/>
          <table:table-cell office:value-type="string" table:style-name="ce16">
            <text:p>process_radtags</text:p>
          </table:table-cell>
          <table:table-cell table:number-columns-repeated="2" table:style-name="ce1"/>
          <table:table-cell office:value-type="string" table:style-name="ce2">
            <text:p>paired</text:p>
          </table:table-cell>
          <table:table-cell table:style-name="ce2"/>
          <table:table-cell office:value-type="string" table:style-name="ce3">
            <text:p>remained</text:p>
          </table:table-cell>
          <table:table-cell table:style-name="ce3"/>
          <table:table-cell office:value-type="string" table:style-name="ce4">
            <text:p>clone_filter paired</text:p>
          </table:table-cell>
          <table:table-cell table:style-name="ce4"/>
          <table:table-cell table:style-name="ce1"/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2831.demux</text:p>
          </table:table-cell>
          <table:table-cell office:value-type="float" office:value="59094093" table:style-name="ce1">
            <text:p>59094093</text:p>
          </table:table-cell>
          <table:table-cell office:value-type="float" office:value="59094093" table:style-name="ce1">
            <text:p>59094093</text:p>
          </table:table-cell>
          <table:table-cell office:value-type="float" office:value="44630894" table:style-name="ce1">
            <text:p>44630894</text:p>
          </table:table-cell>
          <table:table-cell office:value-type="float" office:value="44630894" table:style-name="ce1">
            <text:p>44630894</text:p>
          </table:table-cell>
          <table:table-cell office:value-type="float" office:value="3020398" table:style-name="ce1">
            <text:p>3020398</text:p>
          </table:table-cell>
          <table:table-cell office:value-type="float" office:value="1170257" table:style-name="ce1">
            <text:p>1170257</text:p>
          </table:table-cell>
          <table:table-cell office:value-type="float" office:value="16505534" table:style-name="ce1">
            <text:p>16505534</text:p>
          </table:table-cell>
          <table:table-cell office:value-type="float" office:value="16505534" table:style-name="ce1">
            <text:p>16505534</text:p>
          </table:table-cell>
          <table:table-cell office:value-type="float" office:value="908860" table:style-name="ce1">
            <text:p>908860</text:p>
          </table:table-cell>
          <table:table-cell office:value-type="float" office:value="93232" table:style-name="ce1">
            <text:p>93232</text:p>
          </table:table-cell>
          <table:table-cell office:value-type="float" office:value="99.91" table:style-name="ce1">
            <text:p>99.91</text:p>
          </table:table-cell>
          <table:table-cell table:style-name="ce1"/>
          <table:table-cell office:value-type="string" table:style-name="ce1">
            <text:p>MPFC2831</text:p>
          </table:table-cell>
          <table:table-cell table:number-columns-repeated="2" table:style-name="ce1"/>
          <table:table-cell office:value-type="float" office:value="6990545" table:style-name="ce1">
            <text:p>6990545</text:p>
          </table:table-cell>
          <table:table-cell office:value-type="float" office:value="6990545" table:style-name="ce1">
            <text:p>6990545</text:p>
          </table:table-cell>
          <table:table-cell office:value-type="float" office:value="48927554" table:style-name="ce1">
            <text:p>48927554</text:p>
          </table:table-cell>
          <table:table-cell office:value-type="float" office:value="4484238" table:style-name="ce1">
            <text:p>4484238</text:p>
          </table:table-cell>
          <table:table-cell office:value-type="float" office:value="3142208" table:style-name="ce1">
            <text:p>3142208</text:p>
          </table:table-cell>
          <table:table-cell office:value-type="float" office:value="3142208" table:style-name="ce1">
            <text:p>3142208</text:p>
          </table:table-cell>
          <table:table-cell table:style-name="ce1"/>
          <table:table-cell office:value-type="float" office:value="100492" table:style-name="ce1">
            <text:p>100492</text:p>
          </table:table-cell>
          <table:table-cell office:value-type="float" office:value="15.32" table:style-name="ce1">
            <text:p>15.32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3139.demux</text:p>
          </table:table-cell>
          <table:table-cell office:value-type="float" office:value="41038670" table:style-name="ce1">
            <text:p>41038670</text:p>
          </table:table-cell>
          <table:table-cell office:value-type="float" office:value="41038670" table:style-name="ce1">
            <text:p>41038670</text:p>
          </table:table-cell>
          <table:table-cell office:value-type="float" office:value="31466105" table:style-name="ce1">
            <text:p>31466105</text:p>
          </table:table-cell>
          <table:table-cell office:value-type="float" office:value="31466105" table:style-name="ce1">
            <text:p>31466105</text:p>
          </table:table-cell>
          <table:table-cell office:value-type="float" office:value="2425427" table:style-name="ce1">
            <text:p>2425427</text:p>
          </table:table-cell>
          <table:table-cell office:value-type="float" office:value="1996556" table:style-name="ce1">
            <text:p>1996556</text:p>
          </table:table-cell>
          <table:table-cell office:value-type="float" office:value="11264690" table:style-name="ce1">
            <text:p>11264690</text:p>
          </table:table-cell>
          <table:table-cell office:value-type="float" office:value="11264690" table:style-name="ce1">
            <text:p>11264690</text:p>
          </table:table-cell>
          <table:table-cell office:value-type="float" office:value="1260641" table:style-name="ce1">
            <text:p>1260641</text:p>
          </table:table-cell>
          <table:table-cell office:value-type="float" office:value="139233" table:style-name="ce1">
            <text:p>139233</text:p>
          </table:table-cell>
          <table:table-cell office:value-type="float" office:value="45.69" table:style-name="ce1">
            <text:p>45.69</text:p>
          </table:table-cell>
          <table:table-cell table:style-name="ce1"/>
          <table:table-cell office:value-type="string" table:style-name="ce1">
            <text:p>MPFC3139</text:p>
          </table:table-cell>
          <table:table-cell table:number-columns-repeated="2" table:style-name="ce1"/>
          <table:table-cell office:value-type="float" office:value="5019963" table:style-name="ce1">
            <text:p>5019963</text:p>
          </table:table-cell>
          <table:table-cell office:value-type="float" office:value="5019963" table:style-name="ce1">
            <text:p>5019963</text:p>
          </table:table-cell>
          <table:table-cell office:value-type="float" office:value="35742297" table:style-name="ce1">
            <text:p>35742297</text:p>
          </table:table-cell>
          <table:table-cell office:value-type="float" office:value="644222" table:style-name="ce1">
            <text:p>644222</text:p>
          </table:table-cell>
          <table:table-cell office:value-type="float" office:value="2267837" table:style-name="ce1">
            <text:p>2267837</text:p>
          </table:table-cell>
          <table:table-cell office:value-type="float" office:value="2267837" table:style-name="ce1">
            <text:p>2267837</text:p>
          </table:table-cell>
          <table:table-cell table:style-name="ce1"/>
          <table:table-cell office:value-type="float" office:value="128330" table:style-name="ce1">
            <text:p>128330</text:p>
          </table:table-cell>
          <table:table-cell office:value-type="float" office:value="8.23" table:style-name="ce1">
            <text:p>8.23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3140.demux</text:p>
          </table:table-cell>
          <table:table-cell office:value-type="float" office:value="59437513" table:style-name="ce1">
            <text:p>59437513</text:p>
          </table:table-cell>
          <table:table-cell office:value-type="float" office:value="59437513" table:style-name="ce1">
            <text:p>59437513</text:p>
          </table:table-cell>
          <table:table-cell office:value-type="float" office:value="47763021" table:style-name="ce1">
            <text:p>47763021</text:p>
          </table:table-cell>
          <table:table-cell office:value-type="float" office:value="47763021" table:style-name="ce1">
            <text:p>47763021</text:p>
          </table:table-cell>
          <table:table-cell office:value-type="float" office:value="3186440" table:style-name="ce1">
            <text:p>3186440</text:p>
          </table:table-cell>
          <table:table-cell office:value-type="float" office:value="1299827" table:style-name="ce1">
            <text:p>1299827</text:p>
          </table:table-cell>
          <table:table-cell office:value-type="float" office:value="17193768" table:style-name="ce1">
            <text:p>17193768</text:p>
          </table:table-cell>
          <table:table-cell office:value-type="float" office:value="17193768" table:style-name="ce1">
            <text:p>17193768</text:p>
          </table:table-cell>
          <table:table-cell office:value-type="float" office:value="938952" table:style-name="ce1">
            <text:p>938952</text:p>
          </table:table-cell>
          <table:table-cell office:value-type="float" office:value="148523" table:style-name="ce1">
            <text:p>148523</text:p>
          </table:table-cell>
          <table:table-cell office:value-type="float" office:value="64.63" table:style-name="ce1">
            <text:p>64.63</text:p>
          </table:table-cell>
          <table:table-cell table:style-name="ce1"/>
          <table:table-cell office:value-type="string" table:style-name="ce1">
            <text:p>MPFC3140</text:p>
          </table:table-cell>
          <table:table-cell table:number-columns-repeated="2" table:style-name="ce1"/>
          <table:table-cell office:value-type="float" office:value="7493161" table:style-name="ce1">
            <text:p>7493161</text:p>
          </table:table-cell>
          <table:table-cell office:value-type="float" office:value="7493161" table:style-name="ce1">
            <text:p>7493161</text:p>
          </table:table-cell>
          <table:table-cell office:value-type="float" office:value="52500480" table:style-name="ce1">
            <text:p>52500480</text:p>
          </table:table-cell>
          <table:table-cell office:value-type="float" office:value="655511" table:style-name="ce1">
            <text:p>655511</text:p>
          </table:table-cell>
          <table:table-cell office:value-type="float" office:value="3352416" table:style-name="ce1">
            <text:p>3352416</text:p>
          </table:table-cell>
          <table:table-cell office:value-type="float" office:value="3352416" table:style-name="ce1">
            <text:p>3352416</text:p>
          </table:table-cell>
          <table:table-cell table:style-name="ce1"/>
          <table:table-cell office:value-type="float" office:value="154606" table:style-name="ce1">
            <text:p>154606</text:p>
          </table:table-cell>
          <table:table-cell office:value-type="float" office:value="10.38" table:style-name="ce1">
            <text:p>10.38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3999.demux</text:p>
          </table:table-cell>
          <table:table-cell office:value-type="float" office:value="58399678" table:style-name="ce1">
            <text:p>58399678</text:p>
          </table:table-cell>
          <table:table-cell office:value-type="float" office:value="58399678" table:style-name="ce1">
            <text:p>58399678</text:p>
          </table:table-cell>
          <table:table-cell office:value-type="float" office:value="45529428" table:style-name="ce1">
            <text:p>45529428</text:p>
          </table:table-cell>
          <table:table-cell office:value-type="float" office:value="45529428" table:style-name="ce1">
            <text:p>45529428</text:p>
          </table:table-cell>
          <table:table-cell office:value-type="float" office:value="3036639" table:style-name="ce1">
            <text:p>3036639</text:p>
          </table:table-cell>
          <table:table-cell office:value-type="float" office:value="1329164" table:style-name="ce1">
            <text:p>1329164</text:p>
          </table:table-cell>
          <table:table-cell office:value-type="float" office:value="15421909" table:style-name="ce1">
            <text:p>15421909</text:p>
          </table:table-cell>
          <table:table-cell office:value-type="float" office:value="15421909" table:style-name="ce1">
            <text:p>15421909</text:p>
          </table:table-cell>
          <table:table-cell office:value-type="float" office:value="965423" table:style-name="ce1">
            <text:p>965423</text:p>
          </table:table-cell>
          <table:table-cell office:value-type="float" office:value="89565" table:style-name="ce1">
            <text:p>89565</text:p>
          </table:table-cell>
          <table:table-cell office:value-type="float" office:value="98.8" table:style-name="ce1">
            <text:p>98.8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float" office:value="7029932" table:style-name="ce1">
            <text:p>7029932</text:p>
          </table:table-cell>
          <table:table-cell office:value-type="float" office:value="7029932" table:style-name="ce1">
            <text:p>7029932</text:p>
          </table:table-cell>
          <table:table-cell office:value-type="float" office:value="50109905" table:style-name="ce1">
            <text:p>50109905</text:p>
          </table:table-cell>
          <table:table-cell office:value-type="float" office:value="2399112" table:style-name="ce1">
            <text:p>2399112</text:p>
          </table:table-cell>
          <table:table-cell office:value-type="float" office:value="2997580" table:style-name="ce1">
            <text:p>2997580</text:p>
          </table:table-cell>
          <table:table-cell office:value-type="float" office:value="2997580" table:style-name="ce1">
            <text:p>2997580</text:p>
          </table:table-cell>
          <table:table-cell table:style-name="ce1"/>
          <table:table-cell office:value-type="float" office:value="100075" table:style-name="ce1">
            <text:p>100075</text:p>
          </table:table-cell>
          <table:table-cell office:value-type="float" office:value="14.95" table:style-name="ce1">
            <text:p>14.95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04.demux</text:p>
          </table:table-cell>
          <table:table-cell office:value-type="float" office:value="48362285" table:style-name="ce1">
            <text:p>48362285</text:p>
          </table:table-cell>
          <table:table-cell office:value-type="float" office:value="48362285" table:style-name="ce1">
            <text:p>48362285</text:p>
          </table:table-cell>
          <table:table-cell office:value-type="float" office:value="38052369" table:style-name="ce1">
            <text:p>38052369</text:p>
          </table:table-cell>
          <table:table-cell office:value-type="float" office:value="38052369" table:style-name="ce1">
            <text:p>38052369</text:p>
          </table:table-cell>
          <table:table-cell office:value-type="float" office:value="2475182" table:style-name="ce1">
            <text:p>2475182</text:p>
          </table:table-cell>
          <table:table-cell office:value-type="float" office:value="1060398" table:style-name="ce1">
            <text:p>1060398</text:p>
          </table:table-cell>
          <table:table-cell office:value-type="float" office:value="13708765" table:style-name="ce1">
            <text:p>13708765</text:p>
          </table:table-cell>
          <table:table-cell office:value-type="float" office:value="13708765" table:style-name="ce1">
            <text:p>13708765</text:p>
          </table:table-cell>
          <table:table-cell office:value-type="float" office:value="787821" table:style-name="ce1">
            <text:p>787821</text:p>
          </table:table-cell>
          <table:table-cell office:value-type="float" office:value="141529" table:style-name="ce1">
            <text:p>141529</text:p>
          </table:table-cell>
          <table:table-cell office:value-type="float" office:value="56.22" table:style-name="ce1">
            <text:p>56.22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float" office:value="6072869" table:style-name="ce1">
            <text:p>6072869</text:p>
          </table:table-cell>
          <table:table-cell office:value-type="float" office:value="6072869" table:style-name="ce1">
            <text:p>6072869</text:p>
          </table:table-cell>
          <table:table-cell office:value-type="float" office:value="42953820" table:style-name="ce1">
            <text:p>42953820</text:p>
          </table:table-cell>
          <table:table-cell office:value-type="float" office:value="224333" table:style-name="ce1">
            <text:p>224333</text:p>
          </table:table-cell>
          <table:table-cell office:value-type="float" office:value="2650449" table:style-name="ce1">
            <text:p>2650449</text:p>
          </table:table-cell>
          <table:table-cell office:value-type="float" office:value="2650449" table:style-name="ce1">
            <text:p>2650449</text:p>
          </table:table-cell>
          <table:table-cell table:style-name="ce1"/>
          <table:table-cell office:value-type="float" office:value="134731" table:style-name="ce1">
            <text:p>134731</text:p>
          </table:table-cell>
          <table:table-cell office:value-type="float" office:value="9.6300000000000008" table:style-name="ce1">
            <text:p>9.63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06.demux</text:p>
          </table:table-cell>
          <table:table-cell office:value-type="float" office:value="38831214" table:style-name="ce1">
            <text:p>38831214</text:p>
          </table:table-cell>
          <table:table-cell office:value-type="float" office:value="38831214" table:style-name="ce1">
            <text:p>38831214</text:p>
          </table:table-cell>
          <table:table-cell office:value-type="float" office:value="31319486" table:style-name="ce1">
            <text:p>31319486</text:p>
          </table:table-cell>
          <table:table-cell office:value-type="float" office:value="31319486" table:style-name="ce1">
            <text:p>31319486</text:p>
          </table:table-cell>
          <table:table-cell office:value-type="float" office:value="1759874" table:style-name="ce1">
            <text:p>1759874</text:p>
          </table:table-cell>
          <table:table-cell office:value-type="float" office:value="583123" table:style-name="ce1">
            <text:p>583123</text:p>
          </table:table-cell>
          <table:table-cell office:value-type="float" office:value="12054655" table:style-name="ce1">
            <text:p>12054655</text:p>
          </table:table-cell>
          <table:table-cell office:value-type="float" office:value="12054655" table:style-name="ce1">
            <text:p>12054655</text:p>
          </table:table-cell>
          <table:table-cell office:value-type="float" office:value="483090" table:style-name="ce1">
            <text:p>483090</text:p>
          </table:table-cell>
          <table:table-cell office:value-type="float" office:value="144896" table:style-name="ce1">
            <text:p>144896</text:p>
          </table:table-cell>
          <table:table-cell office:value-type="float" office:value="48.93" table:style-name="ce1">
            <text:p>48.93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float" office:value="4850423" table:style-name="ce1">
            <text:p>4850423</text:p>
          </table:table-cell>
          <table:table-cell office:value-type="float" office:value="4850423" table:style-name="ce1">
            <text:p>4850423</text:p>
          </table:table-cell>
          <table:table-cell office:value-type="float" office:value="34370202" table:style-name="ce1">
            <text:p>34370202</text:p>
          </table:table-cell>
          <table:table-cell office:value-type="float" office:value="696782" table:style-name="ce1">
            <text:p>696782</text:p>
          </table:table-cell>
          <table:table-cell office:value-type="float" office:value="2161591" table:style-name="ce1">
            <text:p>2161591</text:p>
          </table:table-cell>
          <table:table-cell office:value-type="float" office:value="2161591" table:style-name="ce1">
            <text:p>2161591</text:p>
          </table:table-cell>
          <table:table-cell table:style-name="ce1"/>
          <table:table-cell office:value-type="float" office:value="119836" table:style-name="ce1">
            <text:p>119836</text:p>
          </table:table-cell>
          <table:table-cell office:value-type="float" office:value="8.6" table:style-name="ce1">
            <text:p>8.6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08.demux</text:p>
          </table:table-cell>
          <table:table-cell office:value-type="float" office:value="53890378" table:style-name="ce1">
            <text:p>53890378</text:p>
          </table:table-cell>
          <table:table-cell office:value-type="float" office:value="53890378" table:style-name="ce1">
            <text:p>53890378</text:p>
          </table:table-cell>
          <table:table-cell office:value-type="float" office:value="43718654" table:style-name="ce1">
            <text:p>43718654</text:p>
          </table:table-cell>
          <table:table-cell office:value-type="float" office:value="43718654" table:style-name="ce1">
            <text:p>43718654</text:p>
          </table:table-cell>
          <table:table-cell office:value-type="float" office:value="2597001" table:style-name="ce1">
            <text:p>2597001</text:p>
          </table:table-cell>
          <table:table-cell office:value-type="float" office:value="934344" table:style-name="ce1">
            <text:p>934344</text:p>
          </table:table-cell>
          <table:table-cell office:value-type="float" office:value="15917024" table:style-name="ce1">
            <text:p>15917024</text:p>
          </table:table-cell>
          <table:table-cell office:value-type="float" office:value="15917024" table:style-name="ce1">
            <text:p>15917024</text:p>
          </table:table-cell>
          <table:table-cell office:value-type="float" office:value="699620" table:style-name="ce1">
            <text:p>699620</text:p>
          </table:table-cell>
          <table:table-cell office:value-type="float" office:value="152403" table:style-name="ce1">
            <text:p>152403</text:p>
          </table:table-cell>
          <table:table-cell office:value-type="float" office:value="59.46" table:style-name="ce1">
            <text:p>59.46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float" office:value="6786500" table:style-name="ce1">
            <text:p>6786500</text:p>
          </table:table-cell>
          <table:table-cell office:value-type="float" office:value="6786500" table:style-name="ce1">
            <text:p>6786500</text:p>
          </table:table-cell>
          <table:table-cell office:value-type="float" office:value="47954068" table:style-name="ce1">
            <text:p>47954068</text:p>
          </table:table-cell>
          <table:table-cell office:value-type="float" office:value="304114" table:style-name="ce1">
            <text:p>304114</text:p>
          </table:table-cell>
          <table:table-cell office:value-type="float" office:value="2979923" table:style-name="ce1">
            <text:p>2979923</text:p>
          </table:table-cell>
          <table:table-cell office:value-type="float" office:value="2979923" table:style-name="ce1">
            <text:p>2979923</text:p>
          </table:table-cell>
          <table:table-cell table:style-name="ce1"/>
          <table:table-cell office:value-type="float" office:value="146131" table:style-name="ce1">
            <text:p>146131</text:p>
          </table:table-cell>
          <table:table-cell office:value-type="float" office:value="9.89" table:style-name="ce1">
            <text:p>9.89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MPFC5510.demux</text:p>
          </table:table-cell>
          <table:table-cell office:value-type="float" office:value="24562422" table:style-name="ce1">
            <text:p>24562422</text:p>
          </table:table-cell>
          <table:table-cell office:value-type="float" office:value="24562422" table:style-name="ce1">
            <text:p>24562422</text:p>
          </table:table-cell>
          <table:table-cell office:value-type="float" office:value="19393020" table:style-name="ce1">
            <text:p>19393020</text:p>
          </table:table-cell>
          <table:table-cell office:value-type="float" office:value="19393020" table:style-name="ce1">
            <text:p>19393020</text:p>
          </table:table-cell>
          <table:table-cell office:value-type="float" office:value="1169113" table:style-name="ce1">
            <text:p>1169113</text:p>
          </table:table-cell>
          <table:table-cell office:value-type="float" office:value="826501" table:style-name="ce1">
            <text:p>826501</text:p>
          </table:table-cell>
          <table:table-cell office:value-type="float" office:value="6740978" table:style-name="ce1">
            <text:p>6740978</text:p>
          </table:table-cell>
          <table:table-cell office:value-type="float" office:value="6740978" table:style-name="ce1">
            <text:p>6740978</text:p>
          </table:table-cell>
          <table:table-cell office:value-type="float" office:value="548477" table:style-name="ce1">
            <text:p>548477</text:p>
          </table:table-cell>
          <table:table-cell office:value-type="float" office:value="142217" table:style-name="ce1">
            <text:p>142217</text:p>
          </table:table-cell>
          <table:table-cell office:value-type="float" office:value="27.63" table:style-name="ce1">
            <text:p>27.63</text:p>
          </table:table-cell>
          <table:table-cell table:style-name="ce1"/>
          <table:table-cell office:value-type="string" table:style-name="ce1">
            <text:p>MPFC5510</text:p>
          </table:table-cell>
          <table:table-cell table:number-columns-repeated="2" table:style-name="ce1"/>
          <table:table-cell office:value-type="float" office:value="2994865" table:style-name="ce1">
            <text:p>2994865</text:p>
          </table:table-cell>
          <table:table-cell office:value-type="float" office:value="2994865" table:style-name="ce1">
            <text:p>2994865</text:p>
          </table:table-cell>
          <table:table-cell office:value-type="float" office:value="21528354" table:style-name="ce1">
            <text:p>21528354</text:p>
          </table:table-cell>
          <table:table-cell office:value-type="float" office:value="315893" table:style-name="ce1">
            <text:p>315893</text:p>
          </table:table-cell>
          <table:table-cell office:value-type="float" office:value="1313277" table:style-name="ce1">
            <text:p>1313277</text:p>
          </table:table-cell>
          <table:table-cell office:value-type="float" office:value="1313277" table:style-name="ce1">
            <text:p>1313277</text:p>
          </table:table-cell>
          <table:table-cell table:style-name="ce1"/>
          <table:table-cell office:value-type="float" office:value="81204" table:style-name="ce1">
            <text:p>81204</text:p>
          </table:table-cell>
          <table:table-cell office:value-type="float" office:value="7.06" table:style-name="ce1">
            <text:p>7.06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p5_demux</text:p>
          </table:table-cell>
          <table:table-cell office:value-type="string" table:style-name="ce1">
            <text:p>p7_)demux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8"/>
        </table:table-row>
        <table:table-row table:style-name="ro1" table:visibility="collapse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2">
            <text:p>P5_cutsite</text:p>
          </table:table-cell>
          <table:table-cell office:value-type="string" table:style-name="ce2">
            <text:p>P7_cutsite</text:p>
          </table:table-cell>
          <table:table-cell office:value-type="string" table:style-name="ce3">
            <text:p>P5_rescued</text:p>
          </table:table-cell>
          <table:table-cell office:value-type="string" table:style-name="ce3">
            <text:p>P7_rescued</text:p>
          </table:table-cell>
          <table:table-cell office:value-type="string" table:style-name="ce4">
            <text:p>P5_dedupl</text:p>
          </table:table-cell>
          <table:table-cell office:value-type="string" table:style-name="ce4">
            <text:p>P7_dedupl</text:p>
          </table:table-cell>
          <table:table-cell office:value-type="string" table:style-name="ce1">
            <text:p>P7_dedupl_rescued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2">
            <text:p>P5_paired</text:p>
          </table:table-cell>
          <table:table-cell office:value-type="string" table:style-name="ce2">
            <text:p>P7_paired</text:p>
          </table:table-cell>
          <table:table-cell office:value-type="string" table:style-name="ce3">
            <text:p>P5_remained</text:p>
          </table:table-cell>
          <table:table-cell office:value-type="string" table:style-name="ce3">
            <text:p>P7_remained</text:p>
          </table:table-cell>
          <table:table-cell office:value-type="string" table:style-name="ce4">
            <text:p>P5_clonefiltered</text:p>
          </table:table-cell>
          <table:table-cell office:value-type="string" table:style-name="ce4">
            <text:p>P7_clonefiltered</text:p>
          </table:table-cell>
          <table:table-cell table:style-name="ce1"/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sum/average</text:p>
          </table:table-cell>
          <table:table-cell table:number-columns-repeated="2" table:style-name="ce7"/>
          <table:table-cell office:value-type="percentage" office:value="0.56852479996752847" table:formula="of:=SUM([.E22:.E29])" table:style-name="ce7">
            <text:p>56.85%</text:p>
          </table:table-cell>
          <table:table-cell office:value-type="percentage" office:value="0.56852479996752847" table:formula="of:=SUM([.F22:.F29])" table:style-name="ce7">
            <text:p>56.85%</text:p>
          </table:table-cell>
          <table:table-cell office:value-type="percentage" office:value="3.7045134007461962E-2" table:formula="of:=SUM([.G22:.G29])" table:style-name="ce7">
            <text:p>3.70%</text:p>
          </table:table-cell>
          <table:table-cell office:value-type="percentage" office:value="1.7326906372666991E-2" table:formula="of:=SUM([.H22:.H29])" table:style-name="ce7">
            <text:p>1.73%</text:p>
          </table:table-cell>
          <table:table-cell office:value-type="percentage" office:value="0.20491950673536857" table:formula="of:=SUM([.I22:.I29])" table:style-name="ce7">
            <text:p>20.49%</text:p>
          </table:table-cell>
          <table:table-cell office:value-type="percentage" office:value="0.20491950673536857" table:formula="of:=SUM([.J22:.J29])" table:style-name="ce7">
            <text:p>20.49%</text:p>
          </table:table-cell>
          <table:table-cell office:value-type="percentage" office:value="1.2416540541517628E-2" table:formula="of:=SUM([.K22:.K29])" table:style-name="ce7">
            <text:p>1.24%</text:p>
          </table:table-cell>
          <table:table-cell office:value-type="float" office:value="131449.75" table:formula="of:=[.L3]" table:style-name="ce8">
            <text:p>131449.75</text:p>
          </table:table-cell>
          <table:table-cell office:value-type="float" office:value="62.658749999999998" table:formula="of:=[.M3]" table:style-name="ce8">
            <text:p>62.65875</text:p>
          </table:table-cell>
          <table:table-cell table:style-name="ce1"/>
          <table:table-cell office:value-type="string" table:style-name="ce1">
            <text:p>sum/average</text:p>
          </table:table-cell>
          <table:table-cell table:number-columns-repeated="2" table:style-name="ce1"/>
          <table:table-cell office:value-type="percentage" office:value="8.8964972774838669E-2" table:formula="of:=SUM([.R22:.R29])" table:style-name="ce7">
            <text:p>8.90%</text:p>
          </table:table-cell>
          <table:table-cell office:value-type="percentage" office:value="8.8964972774838669E-2" table:formula="of:=SUM([.S22:.S29])" table:style-name="ce7">
            <text:p>8.90%</text:p>
          </table:table-cell>
          <table:table-cell office:value-type="percentage" office:value="0.62919365889055945" table:formula="of:=SUM([.T22:.T29])" table:style-name="ce7">
            <text:p>62.92%</text:p>
          </table:table-cell>
          <table:table-cell office:value-type="percentage" office:value="1.8313834373019221E-2" table:formula="of:=SUM([.U22:.U29])" table:style-name="ce7">
            <text:p>1.83%</text:p>
          </table:table-cell>
          <table:table-cell office:value-type="percentage" office:value="3.9296096738037183E-2" table:formula="of:=SUM([.V22:.V29])" table:style-name="ce7">
            <text:p>3.93%</text:p>
          </table:table-cell>
          <table:table-cell office:value-type="percentage" office:value="3.9296096738037183E-2" table:formula="of:=SUM([.W22:.W29])" table:style-name="ce7">
            <text:p>3.93%</text:p>
          </table:table-cell>
          <table:table-cell table:style-name="ce9"/>
          <table:table-cell office:value-type="float" office:value="120675.625" table:formula="of:=[.Y3]" table:style-name="ce8">
            <text:p>120675.625</text:p>
          </table:table-cell>
          <table:table-cell office:value-type="float" office:value="10.5075" table:formula="of:=[.Z3]" table:style-name="ce8">
            <text:p>10.5075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average</text:p>
          </table:table-cell>
          <table:table-cell table:number-columns-repeated="2" table:style-name="ce7"/>
          <table:table-cell office:value-type="percentage" office:value="7.1065599995941059E-2" table:formula="of:=AVERAGE([.E22:.E29])" table:style-name="ce7">
            <text:p>7.11%</text:p>
          </table:table-cell>
          <table:table-cell office:value-type="percentage" office:value="7.1065599995941059E-2" table:formula="of:=AVERAGE([.F22:.F29])" table:style-name="ce7">
            <text:p>7.11%</text:p>
          </table:table-cell>
          <table:table-cell office:value-type="percentage" office:value="4.6306417509327453E-3" table:formula="of:=AVERAGE([.G22:.G29])" table:style-name="ce7">
            <text:p>0.46%</text:p>
          </table:table-cell>
          <table:table-cell office:value-type="percentage" office:value="2.1658632965833738E-3" table:formula="of:=AVERAGE([.H22:.H29])" table:style-name="ce7">
            <text:p>0.22%</text:p>
          </table:table-cell>
          <table:table-cell office:value-type="percentage" office:value="2.5614938341921072E-2" table:formula="of:=AVERAGE([.I22:.I29])" table:style-name="ce7">
            <text:p>2.56%</text:p>
          </table:table-cell>
          <table:table-cell office:value-type="percentage" office:value="2.5614938341921072E-2" table:formula="of:=AVERAGE([.J22:.J29])" table:style-name="ce7">
            <text:p>2.56%</text:p>
          </table:table-cell>
          <table:table-cell office:value-type="percentage" office:value="1.5520675676897035E-3" table:formula="of:=AVERAGE([.K22:.K29])" table:style-name="ce7">
            <text:p>0.16%</text:p>
          </table:table-cell>
          <table:table-cell office:value-type="float" office:value="131449.75" table:formula="of:=AVERAGE([.L22:.L29])" table:style-name="ce14">
            <text:p>131449.75</text:p>
          </table:table-cell>
          <table:table-cell office:value-type="float" office:value="62.658749999999998" table:formula="of:=AVERAGE([.M22:.M29])" table:style-name="ce14">
            <text:p>62.66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2" table:style-name="ce7"/>
          <table:table-cell office:value-type="percentage" office:value="1.1120621596854834E-2" table:formula="of:=AVERAGE([.R22:.R29])" table:style-name="ce7">
            <text:p>1.11%</text:p>
          </table:table-cell>
          <table:table-cell office:value-type="percentage" office:value="1.1120621596854834E-2" table:formula="of:=AVERAGE([.S22:.S29])" table:style-name="ce7">
            <text:p>1.11%</text:p>
          </table:table-cell>
          <table:table-cell office:value-type="percentage" office:value="7.8649207361319931E-2" table:formula="of:=AVERAGE([.T22:.T29])" table:style-name="ce7">
            <text:p>7.86%</text:p>
          </table:table-cell>
          <table:table-cell office:value-type="percentage" office:value="2.2892292966274026E-3" table:formula="of:=AVERAGE([.U22:.U29])" table:style-name="ce7">
            <text:p>0.23%</text:p>
          </table:table-cell>
          <table:table-cell office:value-type="percentage" office:value="4.9120120922546478E-3" table:formula="of:=AVERAGE([.V22:.V29])" table:style-name="ce7">
            <text:p>0.49%</text:p>
          </table:table-cell>
          <table:table-cell office:value-type="percentage" office:value="4.9120120922546478E-3" table:formula="of:=AVERAGE([.W22:.W29])" table:style-name="ce7">
            <text:p>0.49%</text:p>
          </table:table-cell>
          <table:table-cell table:style-name="ce7"/>
          <table:table-cell office:value-type="float" office:value="120675.625" table:formula="of:=AVERAGE([.Y22:.Y29])" table:style-name="ce14">
            <text:p>120675.63</text:p>
          </table:table-cell>
          <table:table-cell office:value-type="float" office:value="10.5075" table:formula="of:=AVERAGE([.Z22:.Z29])" table:style-name="ce14">
            <text:p>10.51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table:number-columns-repeated="2" table:style-name="ce7"/>
          <table:table-cell office:value-type="percentage" office:value="3.6523351397121838E-2" table:formula="of:=MIN([.E22:.E29])" table:style-name="ce7">
            <text:p>3.65%</text:p>
          </table:table-cell>
          <table:table-cell office:value-type="percentage" office:value="3.6523351397121838E-2" table:formula="of:=MIN([.F22:.F29])" table:style-name="ce7">
            <text:p>3.65%</text:p>
          </table:table-cell>
          <table:table-cell office:value-type="percentage" office:value="2.2018192587819384E-3" table:formula="of:=MIN([.G22:.G29])" table:style-name="ce7">
            <text:p>0.22%</text:p>
          </table:table-cell>
          <table:table-cell office:value-type="percentage" office:value="1.0982098835944003E-3" table:formula="of:=MIN([.H22:.H29])" table:style-name="ce7">
            <text:p>0.11%</text:p>
          </table:table-cell>
          <table:table-cell office:value-type="percentage" office:value="1.269544961301889E-2" table:formula="of:=MIN([.I22:.I29])" table:style-name="ce7">
            <text:p>1.27%</text:p>
          </table:table-cell>
          <table:table-cell office:value-type="percentage" office:value="1.269544961301889E-2" table:formula="of:=MIN([.J22:.J29])" table:style-name="ce7">
            <text:p>1.27%</text:p>
          </table:table-cell>
          <table:table-cell office:value-type="percentage" office:value="9.0981527510597057E-4" table:formula="of:=MIN([.K22:.K29])" table:style-name="ce7">
            <text:p>0.09%</text:p>
          </table:table-cell>
          <table:table-cell office:value-type="float" office:value="89565" table:formula="of:=MIN([.L22:.L29])" table:style-name="ce9">
            <text:p>89565</text:p>
          </table:table-cell>
          <table:table-cell office:value-type="float" office:value="27.63" table:formula="of:=MIN([.M22:.M29])" table:style-name="ce9">
            <text:p>27.63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2" table:style-name="ce7"/>
          <table:table-cell office:value-type="percentage" office:value="5.640302891552801E-3" table:formula="of:=MIN([.R22:.R29])" table:style-name="ce7">
            <text:p>0.56%</text:p>
          </table:table-cell>
          <table:table-cell office:value-type="percentage" office:value="5.640302891552801E-3" table:formula="of:=MIN([.S22:.S29])" table:style-name="ce7">
            <text:p>0.56%</text:p>
          </table:table-cell>
          <table:table-cell office:value-type="percentage" office:value="4.0544878422423818E-2" table:formula="of:=MIN([.T22:.T29])" table:style-name="ce7">
            <text:p>4.05%</text:p>
          </table:table-cell>
          <table:table-cell office:value-type="percentage" office:value="4.2249185474828229E-4" table:formula="of:=MIN([.U22:.U29])" table:style-name="ce7">
            <text:p>0.04%</text:p>
          </table:table-cell>
          <table:table-cell office:value-type="percentage" office:value="2.4733268646532605E-3" table:formula="of:=MIN([.V22:.V29])" table:style-name="ce7">
            <text:p>0.25%</text:p>
          </table:table-cell>
          <table:table-cell office:value-type="percentage" office:value="2.4733268646532605E-3" table:formula="of:=MIN([.W22:.W29])" table:style-name="ce7">
            <text:p>0.25%</text:p>
          </table:table-cell>
          <table:table-cell table:style-name="ce7"/>
          <table:table-cell office:value-type="float" office:value="81204" table:formula="of:=MIN([.Y22:.Y29])" table:style-name="ce9">
            <text:p>81204</text:p>
          </table:table-cell>
          <table:table-cell office:value-type="float" office:value="7.06" table:formula="of:=MIN([.Z22:.Z29])" table:style-name="ce9">
            <text:p>7.06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table:number-columns-repeated="2" table:style-name="ce7"/>
          <table:table-cell office:value-type="percentage" office:value="8.9953271835490803E-2" table:formula="of:=MAX([.E22:.E29])" table:style-name="ce7">
            <text:p>9.00%</text:p>
          </table:table-cell>
          <table:table-cell office:value-type="percentage" office:value="8.9953271835490803E-2" table:formula="of:=MAX([.F22:.F29])" table:style-name="ce7">
            <text:p>9.00%</text:p>
          </table:table-cell>
          <table:table-cell office:value-type="percentage" office:value="6.001100799454903E-3" table:formula="of:=MAX([.G22:.G29])" table:style-name="ce7">
            <text:p>0.60%</text:p>
          </table:table-cell>
          <table:table-cell office:value-type="percentage" office:value="3.7601630056603866E-3" table:formula="of:=MAX([.H22:.H29])" table:style-name="ce7">
            <text:p>0.38%</text:p>
          </table:table-cell>
          <table:table-cell office:value-type="percentage" office:value="3.2381446030818758E-2" table:formula="of:=MAX([.I22:.I29])" table:style-name="ce7">
            <text:p>3.24%</text:p>
          </table:table-cell>
          <table:table-cell office:value-type="percentage" office:value="3.2381446030818758E-2" table:formula="of:=MAX([.J22:.J29])" table:style-name="ce7">
            <text:p>3.24%</text:p>
          </table:table-cell>
          <table:table-cell office:value-type="percentage" office:value="2.3741961916513813E-3" table:formula="of:=MAX([.K22:.K29])" table:style-name="ce7">
            <text:p>0.24%</text:p>
          </table:table-cell>
          <table:table-cell office:value-type="float" office:value="152403" table:formula="of:=MAX([.L22:.L29])" table:style-name="ce9">
            <text:p>152403</text:p>
          </table:table-cell>
          <table:table-cell office:value-type="float" office:value="99.91" table:formula="of:=MAX([.M22:.M29])" table:style-name="ce9">
            <text:p>99.91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2" table:style-name="ce7"/>
          <table:table-cell office:value-type="percentage" office:value="1.4112054351421743E-2" table:formula="of:=MAX([.R22:.R29])" table:style-name="ce7">
            <text:p>1.41%</text:p>
          </table:table-cell>
          <table:table-cell office:value-type="percentage" office:value="1.4112054351421743E-2" table:formula="of:=MAX([.S22:.S29])" table:style-name="ce7">
            <text:p>1.41%</text:p>
          </table:table-cell>
          <table:table-cell office:value-type="percentage" office:value="9.8875444853744651E-2" table:formula="of:=MAX([.T22:.T29])" table:style-name="ce7">
            <text:p>9.89%</text:p>
          </table:table-cell>
          <table:table-cell office:value-type="percentage" office:value="8.4452756828140661E-3" table:formula="of:=MAX([.U22:.U29])" table:style-name="ce7">
            <text:p>0.84%</text:p>
          </table:table-cell>
          <table:table-cell office:value-type="percentage" office:value="6.3136874812346712E-3" table:formula="of:=MAX([.V22:.V29])" table:style-name="ce7">
            <text:p>0.63%</text:p>
          </table:table-cell>
          <table:table-cell office:value-type="percentage" office:value="6.3136874812346712E-3" table:formula="of:=MAX([.W22:.W29])" table:style-name="ce7">
            <text:p>0.63%</text:p>
          </table:table-cell>
          <table:table-cell table:style-name="ce7"/>
          <table:table-cell office:value-type="float" office:value="154606" table:formula="of:=MAX([.Y22:.Y29])" table:style-name="ce9">
            <text:p>154606</text:p>
          </table:table-cell>
          <table:table-cell office:value-type="float" office:value="15.32" table:formula="of:=MAX([.Z22:.Z29])" table:style-name="ce9">
            <text:p>15.3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2831</text:p>
          </table:table-cell>
          <table:table-cell office:value-type="percentage" office:value="0.11129335833888677" table:formula="of:=[.C8]/[.C$2]" table:style-name="ce6">
            <text:p>11.13%</text:p>
          </table:table-cell>
          <table:table-cell office:value-type="percentage" office:value="0.11129335833888677" table:formula="of:=[.D8]/[.D$2]" table:style-name="ce6">
            <text:p>11.13%</text:p>
          </table:table-cell>
          <table:table-cell office:value-type="percentage" office:value="8.4054460044371462E-2" table:formula="of:=[.E8]/[.E$2]" table:style-name="ce6">
            <text:p>8.41%</text:p>
          </table:table-cell>
          <table:table-cell office:value-type="percentage" office:value="8.4054460044371462E-2" table:formula="of:=[.F8]/[.F$2]" table:style-name="ce6">
            <text:p>8.41%</text:p>
          </table:table-cell>
          <table:table-cell office:value-type="percentage" office:value="5.6883898182523412E-3" table:formula="of:=[.G8]/[.G$2]" table:style-name="ce6">
            <text:p>0.57%</text:p>
          </table:table-cell>
          <table:table-cell office:value-type="percentage" office:value="2.2039737821103475E-3" table:formula="of:=[.H8]/[.H$2]" table:style-name="ce6">
            <text:p>0.22%</text:p>
          </table:table-cell>
          <table:table-cell office:value-type="percentage" office:value="3.1085278016479229E-2" table:formula="of:=[.I8]/[.I$2]" table:style-name="ce6">
            <text:p>3.11%</text:p>
          </table:table-cell>
          <table:table-cell office:value-type="percentage" office:value="3.1085278016479229E-2" table:formula="of:=[.J8]/[.J$2]" table:style-name="ce6">
            <text:p>3.11%</text:p>
          </table:table-cell>
          <table:table-cell office:value-type="percentage" office:value="1.7116783848409457E-3" table:formula="of:=[.K8]/[.K$2]" table:style-name="ce6">
            <text:p>0.17%</text:p>
          </table:table-cell>
          <table:table-cell office:value-type="float" office:value="93232" table:formula="of:=[.L8]" table:style-name="ce5">
            <text:p>93232</text:p>
          </table:table-cell>
          <table:table-cell office:value-type="float" office:value="99.91" table:formula="of:=[.M8]" table:style-name="ce5">
            <text:p>99.91</text:p>
          </table:table-cell>
          <table:table-cell table:style-name="ce1"/>
          <table:table-cell office:value-type="string" table:style-name="ce1">
            <text:p>MPFC2831</text:p>
          </table:table-cell>
          <table:table-cell table:number-columns-repeated="2" table:style-name="ce1"/>
          <table:table-cell office:value-type="percentage" office:value="1.3165465280414968E-2" table:formula="of:=[.R8]/[.R$2]" table:style-name="ce6">
            <text:p>1.32%</text:p>
          </table:table-cell>
          <table:table-cell office:value-type="percentage" office:value="1.3165465280414968E-2" table:formula="of:=[.S8]/[.S$2]" table:style-name="ce6">
            <text:p>1.32%</text:p>
          </table:table-cell>
          <table:table-cell office:value-type="percentage" office:value="9.2146465467660754E-2" table:formula="of:=[.T8]/[.T$2]" table:style-name="ce6">
            <text:p>9.21%</text:p>
          </table:table-cell>
          <table:table-cell office:value-type="percentage" office:value="8.4452756828140661E-3" table:formula="of:=[.U8]/[.U$2]" table:style-name="ce6">
            <text:p>0.84%</text:p>
          </table:table-cell>
          <table:table-cell office:value-type="percentage" office:value="5.9177975862886451E-3" table:formula="of:=[.V8]/[.V$2]" table:style-name="ce6">
            <text:p>0.59%</text:p>
          </table:table-cell>
          <table:table-cell office:value-type="percentage" office:value="5.9177975862886451E-3" table:formula="of:=[.W8]/[.W$2]" table:style-name="ce6">
            <text:p>0.59%</text:p>
          </table:table-cell>
          <table:table-cell table:style-name="ce1"/>
          <table:table-cell office:value-type="float" office:value="100492" table:formula="of:=[.Y8]" table:style-name="ce5">
            <text:p>100492</text:p>
          </table:table-cell>
          <table:table-cell office:value-type="float" office:value="15.32" table:formula="of:=[.Z8]" table:style-name="ce5">
            <text:p>15.3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3139</text:p>
          </table:table-cell>
          <table:table-cell office:value-type="percentage" office:value="7.7289136260392771E-2" table:formula="of:=[.C9]/[.C$2]" table:style-name="ce6">
            <text:p>7.73%</text:p>
          </table:table-cell>
          <table:table-cell office:value-type="percentage" office:value="7.7289136260392771E-2" table:formula="of:=[.D9]/[.D$2]" table:style-name="ce6">
            <text:p>7.73%</text:p>
          </table:table-cell>
          <table:table-cell office:value-type="percentage" office:value="5.9260889227863038E-2" table:formula="of:=[.E9]/[.E$2]" table:style-name="ce6">
            <text:p>5.93%</text:p>
          </table:table-cell>
          <table:table-cell office:value-type="percentage" office:value="5.9260889227863038E-2" table:formula="of:=[.F9]/[.F$2]" table:style-name="ce6">
            <text:p>5.93%</text:p>
          </table:table-cell>
          <table:table-cell office:value-type="percentage" office:value="4.5678663049420372E-3" table:formula="of:=[.G9]/[.G$2]" table:style-name="ce6">
            <text:p>0.46%</text:p>
          </table:table-cell>
          <table:table-cell office:value-type="percentage" office:value="3.7601630056603866E-3" table:formula="of:=[.H9]/[.H$2]" table:style-name="ce6">
            <text:p>0.38%</text:p>
          </table:table-cell>
          <table:table-cell office:value-type="percentage" office:value="2.1215067650610601E-2" table:formula="of:=[.I9]/[.I$2]" table:style-name="ce6">
            <text:p>2.12%</text:p>
          </table:table-cell>
          <table:table-cell office:value-type="percentage" office:value="2.1215067650610601E-2" table:formula="of:=[.J9]/[.J$2]" table:style-name="ce6">
            <text:p>2.12%</text:p>
          </table:table-cell>
          <table:table-cell office:value-type="percentage" office:value="2.3741961916513813E-3" table:formula="of:=[.K9]/[.K$2]" table:style-name="ce6">
            <text:p>0.24%</text:p>
          </table:table-cell>
          <table:table-cell office:value-type="float" office:value="139233" table:formula="of:=[.L9]" table:style-name="ce5">
            <text:p>139233</text:p>
          </table:table-cell>
          <table:table-cell office:value-type="float" office:value="45.69" table:formula="of:=[.M9]" table:style-name="ce5">
            <text:p>45.69</text:p>
          </table:table-cell>
          <table:table-cell table:style-name="ce1"/>
          <table:table-cell office:value-type="string" table:style-name="ce1">
            <text:p>MPFC3139</text:p>
          </table:table-cell>
          <table:table-cell table:number-columns-repeated="2" table:style-name="ce1"/>
          <table:table-cell office:value-type="percentage" office:value="9.4542197475973276E-3" table:formula="of:=[.R9]/[.R$2]" table:style-name="ce6">
            <text:p>0.95%</text:p>
          </table:table-cell>
          <table:table-cell office:value-type="percentage" office:value="9.4542197475973276E-3" table:formula="of:=[.S9]/[.S$2]" table:style-name="ce6">
            <text:p>0.95%</text:p>
          </table:table-cell>
          <table:table-cell office:value-type="percentage" office:value="6.7314346763489838E-2" table:formula="of:=[.T9]/[.T$2]" table:style-name="ce6">
            <text:p>6.73%</text:p>
          </table:table-cell>
          <table:table-cell office:value-type="percentage" office:value="1.2132791325825799E-3" table:formula="of:=[.U9]/[.U$2]" table:style-name="ce6">
            <text:p>0.12%</text:p>
          </table:table-cell>
          <table:table-cell office:value-type="percentage" office:value="4.2710731831553106E-3" table:formula="of:=[.V9]/[.V$2]" table:style-name="ce6">
            <text:p>0.43%</text:p>
          </table:table-cell>
          <table:table-cell office:value-type="percentage" office:value="4.2710731831553106E-3" table:formula="of:=[.W9]/[.W$2]" table:style-name="ce6">
            <text:p>0.43%</text:p>
          </table:table-cell>
          <table:table-cell table:style-name="ce1"/>
          <table:table-cell office:value-type="float" office:value="128330" table:formula="of:=[.Y9]" table:style-name="ce5">
            <text:p>128330</text:p>
          </table:table-cell>
          <table:table-cell office:value-type="float" office:value="8.23" table:formula="of:=[.Z9]" table:style-name="ce5">
            <text:p>8.23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3140</text:p>
          </table:table-cell>
          <table:table-cell office:value-type="percentage" office:value="0.11194012966881886" table:formula="of:=[.C10]/[.C$2]" table:style-name="ce6">
            <text:p>11.19%</text:p>
          </table:table-cell>
          <table:table-cell office:value-type="percentage" office:value="0.11194012966881886" table:formula="of:=[.D10]/[.D$2]" table:style-name="ce6">
            <text:p>11.19%</text:p>
          </table:table-cell>
          <table:table-cell office:value-type="percentage" office:value="8.9953271835490803E-2" table:formula="of:=[.E10]/[.E$2]" table:style-name="ce6">
            <text:p>9.00%</text:p>
          </table:table-cell>
          <table:table-cell office:value-type="percentage" office:value="8.9953271835490803E-2" table:formula="of:=[.F10]/[.F$2]" table:style-name="ce6">
            <text:p>9.00%</text:p>
          </table:table-cell>
          <table:table-cell office:value-type="percentage" office:value="6.001100799454903E-3" table:formula="of:=[.G10]/[.G$2]" table:style-name="ce6">
            <text:p>0.60%</text:p>
          </table:table-cell>
          <table:table-cell office:value-type="percentage" office:value="2.4479961489477496E-3" table:formula="of:=[.H10]/[.H$2]" table:style-name="ce6">
            <text:p>0.24%</text:p>
          </table:table-cell>
          <table:table-cell office:value-type="percentage" office:value="3.2381446030818758E-2" table:formula="of:=[.I10]/[.I$2]" table:style-name="ce6">
            <text:p>3.24%</text:p>
          </table:table-cell>
          <table:table-cell office:value-type="percentage" office:value="3.2381446030818758E-2" table:formula="of:=[.J10]/[.J$2]" table:style-name="ce6">
            <text:p>3.24%</text:p>
          </table:table-cell>
          <table:table-cell office:value-type="percentage" office:value="1.7683513883361304E-3" table:formula="of:=[.K10]/[.K$2]" table:style-name="ce6">
            <text:p>0.18%</text:p>
          </table:table-cell>
          <table:table-cell office:value-type="float" office:value="148523" table:formula="of:=[.L10]" table:style-name="ce5">
            <text:p>148523</text:p>
          </table:table-cell>
          <table:table-cell office:value-type="float" office:value="64.63" table:formula="of:=[.M10]" table:style-name="ce5">
            <text:p>64.63</text:p>
          </table:table-cell>
          <table:table-cell table:style-name="ce1"/>
          <table:table-cell office:value-type="string" table:style-name="ce1">
            <text:p>MPFC3140</text:p>
          </table:table-cell>
          <table:table-cell table:number-columns-repeated="2" table:style-name="ce1"/>
          <table:table-cell office:value-type="percentage" office:value="1.4112054351421743E-2" table:formula="of:=[.R10]/[.R$2]" table:style-name="ce6">
            <text:p>1.41%</text:p>
          </table:table-cell>
          <table:table-cell office:value-type="percentage" office:value="1.4112054351421743E-2" table:formula="of:=[.S10]/[.S$2]" table:style-name="ce6">
            <text:p>1.41%</text:p>
          </table:table-cell>
          <table:table-cell office:value-type="percentage" office:value="9.8875444853744651E-2" table:formula="of:=[.T10]/[.T$2]" table:style-name="ce6">
            <text:p>9.89%</text:p>
          </table:table-cell>
          <table:table-cell office:value-type="percentage" office:value="1.2345399838539193E-3" table:formula="of:=[.U10]/[.U$2]" table:style-name="ce6">
            <text:p>0.12%</text:p>
          </table:table-cell>
          <table:table-cell office:value-type="percentage" office:value="6.3136874812346712E-3" table:formula="of:=[.V10]/[.V$2]" table:style-name="ce6">
            <text:p>0.63%</text:p>
          </table:table-cell>
          <table:table-cell office:value-type="percentage" office:value="6.3136874812346712E-3" table:formula="of:=[.W10]/[.W$2]" table:style-name="ce6">
            <text:p>0.63%</text:p>
          </table:table-cell>
          <table:table-cell table:style-name="ce1"/>
          <table:table-cell office:value-type="float" office:value="154606" table:formula="of:=[.Y10]" table:style-name="ce5">
            <text:p>154606</text:p>
          </table:table-cell>
          <table:table-cell office:value-type="float" office:value="10.38" table:formula="of:=[.Z10]" table:style-name="ce5">
            <text:p>10.38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3999</text:p>
          </table:table-cell>
          <table:table-cell office:value-type="percentage" office:value="0.10998554949527023" table:formula="of:=[.C11]/[.C$2]" table:style-name="ce6">
            <text:p>11.00%</text:p>
          </table:table-cell>
          <table:table-cell office:value-type="percentage" office:value="0.10998554949527023" table:formula="of:=[.D11]/[.D$2]" table:style-name="ce6">
            <text:p>11.00%</text:p>
          </table:table-cell>
          <table:table-cell office:value-type="percentage" office:value="8.5746691219519097E-2" table:formula="of:=[.E11]/[.E$2]" table:style-name="ce6">
            <text:p>8.57%</text:p>
          </table:table-cell>
          <table:table-cell office:value-type="percentage" office:value="8.5746691219519097E-2" table:formula="of:=[.F11]/[.F$2]" table:style-name="ce6">
            <text:p>8.57%</text:p>
          </table:table-cell>
          <table:table-cell office:value-type="percentage" office:value="5.718976892882319E-3" table:formula="of:=[.G11]/[.G$2]" table:style-name="ce6">
            <text:p>0.57%</text:p>
          </table:table-cell>
          <table:table-cell office:value-type="percentage" office:value="2.5032472423791681E-3" table:formula="of:=[.H11]/[.H$2]" table:style-name="ce6">
            <text:p>0.25%</text:p>
          </table:table-cell>
          <table:table-cell office:value-type="percentage" office:value="2.9044460410056601E-2" table:formula="of:=[.I11]/[.I$2]" table:style-name="ce6">
            <text:p>2.90%</text:p>
          </table:table-cell>
          <table:table-cell office:value-type="percentage" office:value="2.9044460410056601E-2" table:formula="of:=[.J11]/[.J$2]" table:style-name="ce6">
            <text:p>2.90%</text:p>
          </table:table-cell>
          <table:table-cell office:value-type="percentage" office:value="1.818204873498999E-3" table:formula="of:=[.K11]/[.K$2]" table:style-name="ce6">
            <text:p>0.18%</text:p>
          </table:table-cell>
          <table:table-cell office:value-type="float" office:value="89565" table:formula="of:=[.L11]" table:style-name="ce5">
            <text:p>89565</text:p>
          </table:table-cell>
          <table:table-cell office:value-type="float" office:value="98.8" table:formula="of:=[.M11]" table:style-name="ce5">
            <text:p>98.8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percentage" office:value="1.3239643785953478E-2" table:formula="of:=[.R11]/[.R$2]" table:style-name="ce6">
            <text:p>1.32%</text:p>
          </table:table-cell>
          <table:table-cell office:value-type="percentage" office:value="1.3239643785953478E-2" table:formula="of:=[.S11]/[.S$2]" table:style-name="ce6">
            <text:p>1.32%</text:p>
          </table:table-cell>
          <table:table-cell office:value-type="percentage" office:value="9.4373216177335587E-2" table:formula="of:=[.T11]/[.T$2]" table:style-name="ce6">
            <text:p>9.44%</text:p>
          </table:table-cell>
          <table:table-cell office:value-type="percentage" office:value="4.5183066184148616E-3" table:formula="of:=[.U11]/[.U$2]" table:style-name="ce6">
            <text:p>0.45%</text:p>
          </table:table-cell>
          <table:table-cell office:value-type="percentage" office:value="5.6454161178085974E-3" table:formula="of:=[.V11]/[.V$2]" table:style-name="ce6">
            <text:p>0.56%</text:p>
          </table:table-cell>
          <table:table-cell office:value-type="percentage" office:value="5.6454161178085974E-3" table:formula="of:=[.W11]/[.W$2]" table:style-name="ce6">
            <text:p>0.56%</text:p>
          </table:table-cell>
          <table:table-cell table:style-name="ce1"/>
          <table:table-cell office:value-type="float" office:value="100075" table:formula="of:=[.Y11]" table:style-name="ce5">
            <text:p>100075</text:p>
          </table:table-cell>
          <table:table-cell office:value-type="float" office:value="14.95" table:formula="of:=[.Z11]" table:style-name="ce5">
            <text:p>14.95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04</text:p>
          </table:table-cell>
          <table:table-cell office:value-type="percentage" office:value="9.1081880461256398E-2" table:formula="of:=[.C12]/[.C$2]" table:style-name="ce6">
            <text:p>9.11%</text:p>
          </table:table-cell>
          <table:table-cell office:value-type="percentage" office:value="9.1081880461256398E-2" table:formula="of:=[.D12]/[.D$2]" table:style-name="ce6">
            <text:p>9.11%</text:p>
          </table:table-cell>
          <table:table-cell office:value-type="percentage" office:value="7.1664962160609635E-2" table:formula="of:=[.E12]/[.E$2]" table:style-name="ce6">
            <text:p>7.17%</text:p>
          </table:table-cell>
          <table:table-cell office:value-type="percentage" office:value="7.1664962160609635E-2" table:formula="of:=[.F12]/[.F$2]" table:style-name="ce6">
            <text:p>7.17%</text:p>
          </table:table-cell>
          <table:table-cell office:value-type="percentage" office:value="4.6615711198065507E-3" table:formula="of:=[.G12]/[.G$2]" table:style-name="ce6">
            <text:p>0.47%</text:p>
          </table:table-cell>
          <table:table-cell office:value-type="percentage" office:value="1.9970736262224864E-3" table:formula="of:=[.H12]/[.H$2]" table:style-name="ce6">
            <text:p>0.20%</text:p>
          </table:table-cell>
          <table:table-cell office:value-type="percentage" office:value="2.581805419246538E-2" table:formula="of:=[.I12]/[.I$2]" table:style-name="ce6">
            <text:p>2.58%</text:p>
          </table:table-cell>
          <table:table-cell office:value-type="percentage" office:value="2.581805419246538E-2" table:formula="of:=[.J12]/[.J$2]" table:style-name="ce6">
            <text:p>2.58%</text:p>
          </table:table-cell>
          <table:table-cell office:value-type="percentage" office:value="1.4837226600618121E-3" table:formula="of:=[.K12]/[.K$2]" table:style-name="ce6">
            <text:p>0.15%</text:p>
          </table:table-cell>
          <table:table-cell office:value-type="float" office:value="141529" table:formula="of:=[.L12]" table:style-name="ce5">
            <text:p>141529</text:p>
          </table:table-cell>
          <table:table-cell office:value-type="float" office:value="56.22" table:formula="of:=[.M12]" table:style-name="ce5">
            <text:p>56.22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percentage" office:value="1.1437183506008239E-2" table:formula="of:=[.R12]/[.R$2]" table:style-name="ce6">
            <text:p>1.14%</text:p>
          </table:table-cell>
          <table:table-cell office:value-type="percentage" office:value="1.1437183506008239E-2" table:formula="of:=[.S12]/[.S$2]" table:style-name="ce6">
            <text:p>1.14%</text:p>
          </table:table-cell>
          <table:table-cell office:value-type="percentage" office:value="8.0895985344661123E-2" table:formula="of:=[.T12]/[.T$2]" table:style-name="ce6">
            <text:p>8.09%</text:p>
          </table:table-cell>
          <table:table-cell office:value-type="percentage" office:value="4.2249185474828229E-4" table:formula="of:=[.U12]/[.U$2]" table:style-name="ce6">
            <text:p>0.04%</text:p>
          </table:table-cell>
          <table:table-cell office:value-type="percentage" office:value="4.9916557703312938E-3" table:formula="of:=[.V12]/[.V$2]" table:style-name="ce6">
            <text:p>0.50%</text:p>
          </table:table-cell>
          <table:table-cell office:value-type="percentage" office:value="4.9916557703312938E-3" table:formula="of:=[.W12]/[.W$2]" table:style-name="ce6">
            <text:p>0.50%</text:p>
          </table:table-cell>
          <table:table-cell table:style-name="ce1"/>
          <table:table-cell office:value-type="float" office:value="134731" table:formula="of:=[.Y12]" table:style-name="ce5">
            <text:p>134731</text:p>
          </table:table-cell>
          <table:table-cell office:value-type="float" office:value="9.6300000000000008" table:formula="of:=[.Z12]" table:style-name="ce5">
            <text:p>9.63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06</text:p>
          </table:table-cell>
          <table:table-cell office:value-type="percentage" office:value="7.3131780099171623E-2" table:formula="of:=[.C13]/[.C$2]" table:style-name="ce6">
            <text:p>7.31%</text:p>
          </table:table-cell>
          <table:table-cell office:value-type="percentage" office:value="7.3131780099171623E-2" table:formula="of:=[.D13]/[.D$2]" table:style-name="ce6">
            <text:p>7.31%</text:p>
          </table:table-cell>
          <table:table-cell office:value-type="percentage" office:value="5.8984758060128741E-2" table:formula="of:=[.E13]/[.E$2]" table:style-name="ce6">
            <text:p>5.90%</text:p>
          </table:table-cell>
          <table:table-cell office:value-type="percentage" office:value="5.8984758060128741E-2" table:formula="of:=[.F13]/[.F$2]" table:style-name="ce6">
            <text:p>5.90%</text:p>
          </table:table-cell>
          <table:table-cell office:value-type="percentage" office:value="3.3144139755777284E-3" table:formula="of:=[.G13]/[.G$2]" table:style-name="ce6">
            <text:p>0.33%</text:p>
          </table:table-cell>
          <table:table-cell office:value-type="percentage" office:value="1.0982098835944003E-3" table:formula="of:=[.H13]/[.H$2]" table:style-name="ce6">
            <text:p>0.11%</text:p>
          </table:table-cell>
          <table:table-cell office:value-type="percentage" office:value="2.2702828158588595E-2" table:formula="of:=[.I13]/[.I$2]" table:style-name="ce6">
            <text:p>2.27%</text:p>
          </table:table-cell>
          <table:table-cell office:value-type="percentage" office:value="2.2702828158588595E-2" table:formula="of:=[.J13]/[.J$2]" table:style-name="ce6">
            <text:p>2.27%</text:p>
          </table:table-cell>
          <table:table-cell office:value-type="percentage" office:value="9.0981527510597057E-4" table:formula="of:=[.K13]/[.K$2]" table:style-name="ce6">
            <text:p>0.09%</text:p>
          </table:table-cell>
          <table:table-cell office:value-type="float" office:value="144896" table:formula="of:=[.L13]" table:style-name="ce5">
            <text:p>144896</text:p>
          </table:table-cell>
          <table:table-cell office:value-type="float" office:value="48.93" table:formula="of:=[.M13]" table:style-name="ce5">
            <text:p>48.93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percentage" office:value="9.1349208969867465E-3" table:formula="of:=[.R13]/[.R$2]" table:style-name="ce6">
            <text:p>0.91%</text:p>
          </table:table-cell>
          <table:table-cell office:value-type="percentage" office:value="9.1349208969867465E-3" table:formula="of:=[.S13]/[.S$2]" table:style-name="ce6">
            <text:p>0.91%</text:p>
          </table:table-cell>
          <table:table-cell office:value-type="percentage" office:value="6.47302465132331E-2" table:formula="of:=[.T13]/[.T$2]" table:style-name="ce6">
            <text:p>6.47%</text:p>
          </table:table-cell>
          <table:table-cell office:value-type="percentage" office:value="1.3122666729157887E-3" table:formula="of:=[.U13]/[.U$2]" table:style-name="ce6">
            <text:p>0.13%</text:p>
          </table:table-cell>
          <table:table-cell office:value-type="percentage" office:value="4.0709774790030637E-3" table:formula="of:=[.V13]/[.V$2]" table:style-name="ce6">
            <text:p>0.41%</text:p>
          </table:table-cell>
          <table:table-cell office:value-type="percentage" office:value="4.0709774790030637E-3" table:formula="of:=[.W13]/[.W$2]" table:style-name="ce6">
            <text:p>0.41%</text:p>
          </table:table-cell>
          <table:table-cell table:style-name="ce1"/>
          <table:table-cell office:value-type="float" office:value="119836" table:formula="of:=[.Y13]" table:style-name="ce5">
            <text:p>119836</text:p>
          </table:table-cell>
          <table:table-cell office:value-type="float" office:value="8.6" table:formula="of:=[.Z13]" table:style-name="ce5">
            <text:p>8.6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08</text:p>
          </table:table-cell>
          <table:table-cell office:value-type="percentage" office:value="0.10149307393163746" table:formula="of:=[.C14]/[.C$2]" table:style-name="ce6">
            <text:p>10.15%</text:p>
          </table:table-cell>
          <table:table-cell office:value-type="percentage" office:value="0.10149307393163746" table:formula="of:=[.D14]/[.D$2]" table:style-name="ce6">
            <text:p>10.15%</text:p>
          </table:table-cell>
          <table:table-cell office:value-type="percentage" office:value="8.233641602242385E-2" table:formula="of:=[.E14]/[.E$2]" table:style-name="ce6">
            <text:p>8.23%</text:p>
          </table:table-cell>
          <table:table-cell office:value-type="percentage" office:value="8.233641602242385E-2" table:formula="of:=[.F14]/[.F$2]" table:style-name="ce6">
            <text:p>8.23%</text:p>
          </table:table-cell>
          <table:table-cell office:value-type="percentage" office:value="4.8909958377641449E-3" table:formula="of:=[.G14]/[.G$2]" table:style-name="ce6">
            <text:p>0.49%</text:p>
          </table:table-cell>
          <table:table-cell office:value-type="percentage" office:value="1.7596730286356848E-3" table:formula="of:=[.H14]/[.H$2]" table:style-name="ce6">
            <text:p>0.18%</text:p>
          </table:table-cell>
          <table:table-cell office:value-type="percentage" office:value="2.9976922663330512E-2" table:formula="of:=[.I14]/[.I$2]" table:style-name="ce6">
            <text:p>3.00%</text:p>
          </table:table-cell>
          <table:table-cell office:value-type="percentage" office:value="2.9976922663330512E-2" table:formula="of:=[.J14]/[.J$2]" table:style-name="ce6">
            <text:p>3.00%</text:p>
          </table:table-cell>
          <table:table-cell office:value-type="percentage" office:value="1.317611548095881E-3" table:formula="of:=[.K14]/[.K$2]" table:style-name="ce6">
            <text:p>0.13%</text:p>
          </table:table-cell>
          <table:table-cell office:value-type="float" office:value="152403" table:formula="of:=[.L14]" table:style-name="ce5">
            <text:p>152403</text:p>
          </table:table-cell>
          <table:table-cell office:value-type="float" office:value="59.46" table:formula="of:=[.M14]" table:style-name="ce5">
            <text:p>59.46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percentage" office:value="1.2781182314903371E-2" table:formula="of:=[.R14]/[.R$2]" table:style-name="ce6">
            <text:p>1.28%</text:p>
          </table:table-cell>
          <table:table-cell office:value-type="percentage" office:value="1.2781182314903371E-2" table:formula="of:=[.S14]/[.S$2]" table:style-name="ce6">
            <text:p>1.28%</text:p>
          </table:table-cell>
          <table:table-cell office:value-type="percentage" office:value="9.0313075348010557E-2" table:formula="of:=[.T14]/[.T$2]" table:style-name="ce6">
            <text:p>9.03%</text:p>
          </table:table-cell>
          <table:table-cell office:value-type="percentage" office:value="5.7274537368518733E-4" table:formula="of:=[.U14]/[.U$2]" table:style-name="ce6">
            <text:p>0.06%</text:p>
          </table:table-cell>
          <table:table-cell office:value-type="percentage" office:value="5.6121622555623365E-3" table:formula="of:=[.V14]/[.V$2]" table:style-name="ce6">
            <text:p>0.56%</text:p>
          </table:table-cell>
          <table:table-cell office:value-type="percentage" office:value="5.6121622555623365E-3" table:formula="of:=[.W14]/[.W$2]" table:style-name="ce6">
            <text:p>0.56%</text:p>
          </table:table-cell>
          <table:table-cell table:style-name="ce1"/>
          <table:table-cell office:value-type="float" office:value="146131" table:formula="of:=[.Y14]" table:style-name="ce5">
            <text:p>146131</text:p>
          </table:table-cell>
          <table:table-cell office:value-type="float" office:value="9.89" table:formula="of:=[.Z14]" table:style-name="ce5">
            <text:p>9.89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MPFC5510</text:p>
          </table:table-cell>
          <table:table-cell office:value-type="percentage" office:value="4.625901328779098E-2" table:formula="of:=[.C15]/[.C$2]" table:style-name="ce6">
            <text:p>4.63%</text:p>
          </table:table-cell>
          <table:table-cell office:value-type="percentage" office:value="4.625901328779098E-2" table:formula="of:=[.D15]/[.D$2]" table:style-name="ce6">
            <text:p>4.63%</text:p>
          </table:table-cell>
          <table:table-cell office:value-type="percentage" office:value="3.6523351397121838E-2" table:formula="of:=[.E15]/[.E$2]" table:style-name="ce6">
            <text:p>3.65%</text:p>
          </table:table-cell>
          <table:table-cell office:value-type="percentage" office:value="3.6523351397121838E-2" table:formula="of:=[.F15]/[.F$2]" table:style-name="ce6">
            <text:p>3.65%</text:p>
          </table:table-cell>
          <table:table-cell office:value-type="percentage" office:value="2.2018192587819384E-3" table:formula="of:=[.G15]/[.G$2]" table:style-name="ce6">
            <text:p>0.22%</text:p>
          </table:table-cell>
          <table:table-cell office:value-type="percentage" office:value="1.5565696551167686E-3" table:formula="of:=[.H15]/[.H$2]" table:style-name="ce6">
            <text:p>0.16%</text:p>
          </table:table-cell>
          <table:table-cell office:value-type="percentage" office:value="1.269544961301889E-2" table:formula="of:=[.I15]/[.I$2]" table:style-name="ce6">
            <text:p>1.27%</text:p>
          </table:table-cell>
          <table:table-cell office:value-type="percentage" office:value="1.269544961301889E-2" table:formula="of:=[.J15]/[.J$2]" table:style-name="ce6">
            <text:p>1.27%</text:p>
          </table:table-cell>
          <table:table-cell office:value-type="percentage" office:value="1.0329602199265094E-3" table:formula="of:=[.K15]/[.K$2]" table:style-name="ce6">
            <text:p>0.10%</text:p>
          </table:table-cell>
          <table:table-cell office:value-type="float" office:value="142217" table:formula="of:=[.L15]" table:style-name="ce5">
            <text:p>142217</text:p>
          </table:table-cell>
          <table:table-cell office:value-type="float" office:value="27.63" table:formula="of:=[.M15]" table:style-name="ce5">
            <text:p>27.63</text:p>
          </table:table-cell>
          <table:table-cell table:style-name="ce1"/>
          <table:table-cell office:value-type="string" table:style-name="ce1">
            <text:p>MPFC5510</text:p>
          </table:table-cell>
          <table:table-cell table:number-columns-repeated="2" table:style-name="ce1"/>
          <table:table-cell office:value-type="percentage" office:value="5.640302891552801E-3" table:formula="of:=[.R15]/[.R$2]" table:style-name="ce6">
            <text:p>0.56%</text:p>
          </table:table-cell>
          <table:table-cell office:value-type="percentage" office:value="5.640302891552801E-3" table:formula="of:=[.S15]/[.S$2]" table:style-name="ce6">
            <text:p>0.56%</text:p>
          </table:table-cell>
          <table:table-cell office:value-type="percentage" office:value="4.0544878422423818E-2" table:formula="of:=[.T15]/[.T$2]" table:style-name="ce6">
            <text:p>4.05%</text:p>
          </table:table-cell>
          <table:table-cell office:value-type="percentage" office:value="5.9492905400453404E-4" table:formula="of:=[.U15]/[.U$2]" table:style-name="ce6">
            <text:p>0.06%</text:p>
          </table:table-cell>
          <table:table-cell office:value-type="percentage" office:value="2.4733268646532605E-3" table:formula="of:=[.V15]/[.V$2]" table:style-name="ce6">
            <text:p>0.25%</text:p>
          </table:table-cell>
          <table:table-cell office:value-type="percentage" office:value="2.4733268646532605E-3" table:formula="of:=[.W15]/[.W$2]" table:style-name="ce6">
            <text:p>0.25%</text:p>
          </table:table-cell>
          <table:table-cell table:style-name="ce1"/>
          <table:table-cell office:value-type="float" office:value="81204" table:formula="of:=[.Y15]" table:style-name="ce5">
            <text:p>81204</text:p>
          </table:table-cell>
          <table:table-cell office:value-type="float" office:value="7.06" table:formula="of:=[.Z15]" table:style-name="ce5">
            <text:p>7.06</text:p>
          </table:table-cell>
          <table:table-cell table:number-columns-repeated="16358"/>
        </table:table-row>
        <table:table-row table:number-rows-repeated="1048547" table:style-name="ro1">
          <table:table-cell table:number-columns-repeated="16384"/>
        </table:table-row>
      </table:table>
      <table:table table:name="NewP125Ml130" table:style-name="ta1">
        <table:table-column table:style-name="co3" table:default-cell-style-name="ce1"/>
        <table:table-column table:style-name="co36" table:default-cell-style-name="ce1"/>
        <table:table-column table:style-name="co15" table:number-columns-repeated="2" table:default-cell-style-name="ce1" table:visibility="collapse"/>
        <table:table-column table:style-name="co17" table:number-columns-repeated="2" table:default-cell-style-name="ce1"/>
        <table:table-column table:style-name="co30" table:default-cell-style-name="ce1"/>
        <table:table-column table:style-name="co17" table:default-cell-style-name="ce1"/>
        <table:table-column table:style-name="co35" table:default-cell-style-name="ce1"/>
        <table:table-column table:style-name="co17" table:default-cell-style-name="ce1"/>
        <table:table-column table:style-name="co35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 table:visibility="collapse"/>
        <table:table-column table:style-name="co6" table:default-cell-style-name="ce1" table:visibility="collapse"/>
        <table:table-column table:style-name="co25" table:default-cell-style-name="ce1"/>
        <table:table-column table:style-name="co40" table:default-cell-style-name="ce1"/>
        <table:table-column table:style-name="co6" table:number-columns-repeated="2" table:default-cell-style-name="ce1" table:visibility="collapse"/>
        <table:table-column table:style-name="co3" table:number-columns-repeated="2" table:default-cell-style-name="ce1"/>
        <table:table-column table:style-name="co16" table:default-cell-style-name="ce1"/>
        <table:table-column table:style-name="co3" table:number-columns-repeated="4" table:default-cell-style-name="ce1"/>
        <table:table-column table:style-name="co21" table:default-cell-style-name="ce1"/>
        <table:table-column table:style-name="co16" table:default-cell-style-name="ce1"/>
        <table:table-column table:style-name="co39" table:default-cell-style-name="ce1" table:visibility="collapse"/>
        <table:table-column table:style-name="co41" table:default-cell-style-name="ce1" table:visibility="collapse"/>
        <table:table-column table:style-name="co25" table:default-cell-style-name="ce1"/>
        <table:table-column table:style-name="co19" table:default-cell-style-name="ce1"/>
        <table:table-column table:style-name="co3" table:number-columns-repeated="16352" table:default-cell-style-name="ce1"/>
        <table:table-row table:style-name="ro1">
          <table:table-cell/>
          <table:table-cell office:value-type="string" table:style-name="ce1">
            <text:p>New P1 dataset 130nt 25Mx2</text:p>
          </table:table-cell>
          <table:table-cell table:number-columns-repeated="14" table:style-name="ce1"/>
          <table:table-cell office:value-type="string" table:style-name="ce1">
            <text:p>NewP1 dataset 130nt 25Mx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ddradseq_reads ;130 q20 25Mx2 eb/ec 0/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table:number-columns-repeated="5" table:style-name="ce1"/>
          <table:table-cell office:value-type="string" table:style-name="ce1">
            <text:p>process_radtags -i gzfastq -1 /home/rafal.woycicki/RADseq/25K_P1_MKDL240011297-1A_22LMFJLT4_L2/1.fq.gz -2 /home/rafal.woycicki/RADseq/25K_P1_MKDL240011297-1A_22LMFJLT4_L2/2.fq.gz -b /home/rafal.woycicki/RADseq/barcodes_P1.txt -o /home/rafal.woycicki/RADseq/demuxtest16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 table:style-name="ce1"/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25000000" table:style-name="ce1">
            <text:p>25000000</text:p>
          </table:table-cell>
          <table:table-cell table:number-columns-repeated="16358" table:style-name="ce1"/>
        </table:table-row>
        <table:table-row table:style-name="ro1" table:visibility="collapse">
          <table:table-cell/>
          <table:table-cell table:style-name="ce1"/>
          <table:table-cell office:value-type="string" table:style-name="ce1">
            <text:p>demux</text:p>
          </table:table-cell>
          <table:table-cell table:style-name="ce1"/>
          <table:table-cell office:value-type="string" table:style-name="ce2">
            <text:p>cut sites</text:p>
          </table:table-cell>
          <table:table-cell table:style-name="ce2"/>
          <table:table-cell office:value-type="string" table:style-name="ce3">
            <text:p>rescued</text:p>
          </table:table-cell>
          <table:table-cell table:style-name="ce3"/>
          <table:table-cell office:value-type="string" table:style-name="ce4">
            <text:p>dedupl filtered</text:p>
          </table:table-cell>
          <table:table-cell table:style-name="ce4"/>
          <table:table-cell office:value-type="string" table:style-name="ce1">
            <text:p>dedupl res2</text:p>
          </table:table-cell>
          <table:table-cell office:value-type="string" table:style-name="ce5">
            <text:p>Final stacks main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4" table:style-name="ce1"/>
          <table:table-cell office:value-type="string" table:style-name="ce2">
            <text:p>paired</text:p>
          </table:table-cell>
          <table:table-cell table:style-name="ce2"/>
          <table:table-cell office:value-type="string" table:style-name="ce3">
            <text:p>remained</text:p>
          </table:table-cell>
          <table:table-cell table:style-name="ce3"/>
          <table:table-cell office:value-type="string" table:style-name="ce4">
            <text:p>clone_filter paired</text:p>
          </table:table-cell>
          <table:table-cell table:style-name="ce4"/>
          <table:table-cell office:value-type="string" table:style-name="ce1">
            <text:p>clfilter2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16354"/>
        </table:table-row>
        <table:table-row table:style-name="ro1" table:visibility="collapse">
          <table:table-cell/>
          <table:table-cell table:style-name="ce1"/>
          <table:table-cell office:value-type="float" office:value="11117544" table:formula="of:=SUM([.C5:.C74])" table:style-name="ce9">
            <text:p>11117544</text:p>
          </table:table-cell>
          <table:table-cell office:value-type="float" office:value="11117544" table:formula="of:=SUM([.D5:.D74])" table:style-name="ce9">
            <text:p>11117544</text:p>
          </table:table-cell>
          <table:table-cell office:value-type="float" office:value="8054824" table:formula="of:=SUM([.E5:.E74])" table:style-name="ce9">
            <text:p>8054824</text:p>
          </table:table-cell>
          <table:table-cell office:value-type="float" office:value="8054824" table:formula="of:=SUM([.F5:.F74])" table:style-name="ce9">
            <text:p>8054824</text:p>
          </table:table-cell>
          <table:table-cell office:value-type="float" office:value="750539" table:formula="of:=SUM([.G5:.G74])" table:style-name="ce9">
            <text:p>750539</text:p>
          </table:table-cell>
          <table:table-cell office:value-type="float" office:value="193194" table:formula="of:=SUM([.H5:.H74])" table:style-name="ce9">
            <text:p>193194</text:p>
          </table:table-cell>
          <table:table-cell office:value-type="float" office:value="6615252" table:formula="of:=SUM([.I5:.I74])" table:style-name="ce9">
            <text:p>6615252</text:p>
          </table:table-cell>
          <table:table-cell office:value-type="float" office:value="6615252" table:formula="of:=SUM([.J5:.J74])" table:style-name="ce9">
            <text:p>6615252</text:p>
          </table:table-cell>
          <table:table-cell office:value-type="float" office:value="186010" table:formula="of:=SUM([.K5:.K74])" table:style-name="ce9">
            <text:p>186010</text:p>
          </table:table-cell>
          <table:table-cell office:value-type="float" office:value="5845.9285714285716" table:formula="of:=AVERAGE([.L5:.L74])" table:style-name="ce14">
            <text:p>5845.93</text:p>
          </table:table-cell>
          <table:table-cell office:value-type="float" office:value="5.5981428571428564" table:formula="of:=AVERAGE([.M5:.M74])" table:style-name="ce14">
            <text:p>5.60</text:p>
          </table:table-cell>
          <table:table-cell office:value-type="float" office:value="5853.4142857142861" table:formula="of:=AVERAGE([.N5:.N74])" table:style-name="ce14">
            <text:p>5853.41</text:p>
          </table:table-cell>
          <table:table-cell office:value-type="float" office:value="5.6077142857142883" table:formula="of:=AVERAGE([.O5:.O74])" table:style-name="ce14">
            <text:p>5.61</text:p>
          </table:table-cell>
          <table:table-cell table:number-columns-repeated="4" table:style-name="ce1"/>
          <table:table-cell office:value-type="float" office:value="1104568" table:formula="of:=SUM([.T5:.T74])" table:style-name="ce9">
            <text:p>1104568</text:p>
          </table:table-cell>
          <table:table-cell office:value-type="float" office:value="1104568" table:formula="of:=SUM([.U5:.U74])" table:style-name="ce9">
            <text:p>1104568</text:p>
          </table:table-cell>
          <table:table-cell office:value-type="float" office:value="9907165" table:formula="of:=SUM([.V5:.V74])" table:style-name="ce9">
            <text:p>9907165</text:p>
          </table:table-cell>
          <table:table-cell office:value-type="float" office:value="2002529" table:formula="of:=SUM([.W5:.W74])" table:style-name="ce9">
            <text:p>2002529</text:p>
          </table:table-cell>
          <table:table-cell office:value-type="float" office:value="904228" table:formula="of:=SUM([.X5:.X74])" table:style-name="ce9">
            <text:p>904228</text:p>
          </table:table-cell>
          <table:table-cell office:value-type="float" office:value="904228" table:formula="of:=SUM([.Y5:.Y74])" table:style-name="ce9">
            <text:p>904228</text:p>
          </table:table-cell>
          <table:table-cell office:value-type="float" office:value="1759710" table:formula="of:=SUM([.Z5:.Z74])" table:style-name="ce9">
            <text:p>1759710</text:p>
          </table:table-cell>
          <table:table-cell office:value-type="float" office:value="87.285714285714292" table:formula="of:=AVERAGE([.AA5:.AA74])" table:style-name="ce14">
            <text:p>87.29</text:p>
          </table:table-cell>
          <table:table-cell office:value-type="float" office:value="9.9520000000000017" table:formula="of:=AVERAGE([.AB5:.AB74])" table:style-name="ce14">
            <text:p>9.95</text:p>
          </table:table-cell>
          <table:table-cell office:value-type="float" office:value="87.271428571428572" table:formula="of:=AVERAGE([.AC5:.AC74])" table:style-name="ce14">
            <text:p>87.27</text:p>
          </table:table-cell>
          <table:table-cell office:value-type="float" office:value="9.9601428571428574" table:formula="of:=AVERAGE([.AD5:.AD74])" table:style-name="ce14">
            <text:p>9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1_3</text:p>
          </table:table-cell>
          <table:table-cell office:value-type="float" office:value="172379" table:style-name="ce1">
            <text:p>172379</text:p>
          </table:table-cell>
          <table:table-cell office:value-type="float" office:value="172379" table:style-name="ce1">
            <text:p>172379</text:p>
          </table:table-cell>
          <table:table-cell office:value-type="float" office:value="85406" table:style-name="ce2">
            <text:p>85406</text:p>
          </table:table-cell>
          <table:table-cell office:value-type="float" office:value="85406" table:style-name="ce2">
            <text:p>85406</text:p>
          </table:table-cell>
          <table:table-cell office:value-type="float" office:value="8683" table:style-name="ce3">
            <text:p>8683</text:p>
          </table:table-cell>
          <table:table-cell office:value-type="float" office:value="3851" table:style-name="ce3">
            <text:p>3851</text:p>
          </table:table-cell>
          <table:table-cell office:value-type="float" office:value="70125" table:style-name="ce4">
            <text:p>70125</text:p>
          </table:table-cell>
          <table:table-cell office:value-type="float" office:value="70125" table:style-name="ce4">
            <text:p>70125</text:p>
          </table:table-cell>
          <table:table-cell office:value-type="float" office:value="3527" table:style-name="ce1">
            <text:p>3527</text:p>
          </table:table-cell>
          <table:table-cell office:value-type="float" office:value="4670" table:style-name="ce5">
            <text:p>4670</text:p>
          </table:table-cell>
          <table:table-cell office:value-type="float" office:value="5.16" table:style-name="ce5">
            <text:p>5.16</text:p>
          </table:table-cell>
          <table:table-cell office:value-type="float" office:value="4679" table:style-name="ce13">
            <text:p>4679</text:p>
          </table:table-cell>
          <table:table-cell office:value-type="float" office:value="5.18" table:style-name="ce13">
            <text:p>5.18</text:p>
          </table:table-cell>
          <table:table-cell table:style-name="ce1"/>
          <table:table-cell office:value-type="string" table:style-name="ce1">
            <text:p>AH_31_3</text:p>
          </table:table-cell>
          <table:table-cell table:number-columns-repeated="2" table:style-name="ce1"/>
          <table:table-cell office:value-type="float" office:value="12768" table:style-name="ce2">
            <text:p>12768</text:p>
          </table:table-cell>
          <table:table-cell office:value-type="float" office:value="12768" table:style-name="ce2">
            <text:p>12768</text:p>
          </table:table-cell>
          <table:table-cell office:value-type="float" office:value="108175" table:style-name="ce3">
            <text:p>108175</text:p>
          </table:table-cell>
          <table:table-cell office:value-type="float" office:value="90600" table:style-name="ce3">
            <text:p>90600</text:p>
          </table:table-cell>
          <table:table-cell office:value-type="float" office:value="10454" table:style-name="ce4">
            <text:p>10454</text:p>
          </table:table-cell>
          <table:table-cell office:value-type="float" office:value="10454" table:style-name="ce4">
            <text:p>10454</text:p>
          </table:table-cell>
          <table:table-cell office:value-type="float" office:value="80544" table:style-name="ce1">
            <text:p>80544</text:p>
          </table:table-cell>
          <table:table-cell office:value-type="float" office:value="70" table:style-name="ce5">
            <text:p>70</text:p>
          </table:table-cell>
          <table:table-cell office:value-type="float" office:value="10.88" table:style-name="ce5">
            <text:p>10.88</text:p>
          </table:table-cell>
          <table:table-cell office:value-type="float" office:value="70" table:style-name="ce13">
            <text:p>70</text:p>
          </table:table-cell>
          <table:table-cell office:value-type="float" office:value="10.88" table:style-name="ce13">
            <text:p>10.8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2_3</text:p>
          </table:table-cell>
          <table:table-cell office:value-type="float" office:value="89328" table:style-name="ce1">
            <text:p>89328</text:p>
          </table:table-cell>
          <table:table-cell office:value-type="float" office:value="89328" table:style-name="ce1">
            <text:p>89328</text:p>
          </table:table-cell>
          <table:table-cell office:value-type="float" office:value="63333" table:style-name="ce2">
            <text:p>63333</text:p>
          </table:table-cell>
          <table:table-cell office:value-type="float" office:value="63333" table:style-name="ce2">
            <text:p>63333</text:p>
          </table:table-cell>
          <table:table-cell office:value-type="float" office:value="8094" table:style-name="ce3">
            <text:p>8094</text:p>
          </table:table-cell>
          <table:table-cell office:value-type="float" office:value="3145" table:style-name="ce3">
            <text:p>3145</text:p>
          </table:table-cell>
          <table:table-cell office:value-type="float" office:value="52193" table:style-name="ce4">
            <text:p>52193</text:p>
          </table:table-cell>
          <table:table-cell office:value-type="float" office:value="52193" table:style-name="ce4">
            <text:p>52193</text:p>
          </table:table-cell>
          <table:table-cell office:value-type="float" office:value="2846" table:style-name="ce1">
            <text:p>2846</text:p>
          </table:table-cell>
          <table:table-cell office:value-type="float" office:value="3440" table:style-name="ce5">
            <text:p>3440</text:p>
          </table:table-cell>
          <table:table-cell office:value-type="float" office:value="5.03" table:style-name="ce5">
            <text:p>5.03</text:p>
          </table:table-cell>
          <table:table-cell office:value-type="float" office:value="3452" table:style-name="ce13">
            <text:p>3452</text:p>
          </table:table-cell>
          <table:table-cell office:value-type="float" office:value="5.07" table:style-name="ce13">
            <text:p>5.07</text:p>
          </table:table-cell>
          <table:table-cell table:style-name="ce1"/>
          <table:table-cell office:value-type="string" table:style-name="ce1">
            <text:p>AH_32_3</text:p>
          </table:table-cell>
          <table:table-cell table:number-columns-repeated="2" table:style-name="ce1"/>
          <table:table-cell office:value-type="float" office:value="9131" table:style-name="ce2">
            <text:p>9131</text:p>
          </table:table-cell>
          <table:table-cell office:value-type="float" office:value="9131" table:style-name="ce2">
            <text:p>9131</text:p>
          </table:table-cell>
          <table:table-cell office:value-type="float" office:value="82580" table:style-name="ce3">
            <text:p>82580</text:p>
          </table:table-cell>
          <table:table-cell office:value-type="float" office:value="2464" table:style-name="ce3">
            <text:p>2464</text:p>
          </table:table-cell>
          <table:table-cell office:value-type="float" office:value="7463" table:style-name="ce4">
            <text:p>7463</text:p>
          </table:table-cell>
          <table:table-cell office:value-type="float" office:value="7463" table:style-name="ce4">
            <text:p>7463</text:p>
          </table:table-cell>
          <table:table-cell office:value-type="float" office:value="2231" table:style-name="ce1">
            <text:p>2231</text:p>
          </table:table-cell>
          <table:table-cell office:value-type="float" office:value="44" table:style-name="ce5">
            <text:p>44</text:p>
          </table:table-cell>
          <table:table-cell office:value-type="float" office:value="10.29" table:style-name="ce5">
            <text:p>10.29</text:p>
          </table:table-cell>
          <table:table-cell office:value-type="float" office:value="44" table:style-name="ce13">
            <text:p>44</text:p>
          </table:table-cell>
          <table:table-cell office:value-type="float" office:value="10.29" table:style-name="ce13">
            <text:p>10.2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3_2</text:p>
          </table:table-cell>
          <table:table-cell office:value-type="float" office:value="90205" table:style-name="ce1">
            <text:p>90205</text:p>
          </table:table-cell>
          <table:table-cell office:value-type="float" office:value="90205" table:style-name="ce1">
            <text:p>90205</text:p>
          </table:table-cell>
          <table:table-cell office:value-type="float" office:value="65898" table:style-name="ce2">
            <text:p>65898</text:p>
          </table:table-cell>
          <table:table-cell office:value-type="float" office:value="65898" table:style-name="ce2">
            <text:p>65898</text:p>
          </table:table-cell>
          <table:table-cell office:value-type="float" office:value="6628" table:style-name="ce3">
            <text:p>6628</text:p>
          </table:table-cell>
          <table:table-cell office:value-type="float" office:value="1881" table:style-name="ce3">
            <text:p>1881</text:p>
          </table:table-cell>
          <table:table-cell office:value-type="float" office:value="53432" table:style-name="ce4">
            <text:p>53432</text:p>
          </table:table-cell>
          <table:table-cell office:value-type="float" office:value="53432" table:style-name="ce4">
            <text:p>53432</text:p>
          </table:table-cell>
          <table:table-cell office:value-type="float" office:value="1746" table:style-name="ce1">
            <text:p>1746</text:p>
          </table:table-cell>
          <table:table-cell office:value-type="float" office:value="3633" table:style-name="ce5">
            <text:p>3633</text:p>
          </table:table-cell>
          <table:table-cell office:value-type="float" office:value="5.18" table:style-name="ce5">
            <text:p>5.18</text:p>
          </table:table-cell>
          <table:table-cell office:value-type="float" office:value="3637" table:style-name="ce13">
            <text:p>3637</text:p>
          </table:table-cell>
          <table:table-cell office:value-type="float" office:value="5.19" table:style-name="ce13">
            <text:p>5.19</text:p>
          </table:table-cell>
          <table:table-cell table:style-name="ce1"/>
          <table:table-cell office:value-type="string" table:style-name="ce1">
            <text:p>AH_33_2</text:p>
          </table:table-cell>
          <table:table-cell table:number-columns-repeated="2" table:style-name="ce1"/>
          <table:table-cell office:value-type="float" office:value="8843" table:style-name="ce2">
            <text:p>8843</text:p>
          </table:table-cell>
          <table:table-cell office:value-type="float" office:value="8843" table:style-name="ce2">
            <text:p>8843</text:p>
          </table:table-cell>
          <table:table-cell office:value-type="float" office:value="81110" table:style-name="ce3">
            <text:p>81110</text:p>
          </table:table-cell>
          <table:table-cell office:value-type="float" office:value="2800" table:style-name="ce3">
            <text:p>2800</text:p>
          </table:table-cell>
          <table:table-cell office:value-type="float" office:value="7179" table:style-name="ce4">
            <text:p>7179</text:p>
          </table:table-cell>
          <table:table-cell office:value-type="float" office:value="7179" table:style-name="ce4">
            <text:p>7179</text:p>
          </table:table-cell>
          <table:table-cell office:value-type="float" office:value="2506" table:style-name="ce1">
            <text:p>2506</text:p>
          </table:table-cell>
          <table:table-cell office:value-type="float" office:value="50" table:style-name="ce5">
            <text:p>50</text:p>
          </table:table-cell>
          <table:table-cell office:value-type="float" office:value="9.92" table:style-name="ce5">
            <text:p>9.92</text:p>
          </table:table-cell>
          <table:table-cell office:value-type="float" office:value="50" table:style-name="ce13">
            <text:p>50</text:p>
          </table:table-cell>
          <table:table-cell office:value-type="float" office:value="9.92" table:style-name="ce13">
            <text:p>9.9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6_2</text:p>
          </table:table-cell>
          <table:table-cell office:value-type="float" office:value="139137" table:style-name="ce1">
            <text:p>139137</text:p>
          </table:table-cell>
          <table:table-cell office:value-type="float" office:value="139137" table:style-name="ce1">
            <text:p>139137</text:p>
          </table:table-cell>
          <table:table-cell office:value-type="float" office:value="101218" table:style-name="ce2">
            <text:p>101218</text:p>
          </table:table-cell>
          <table:table-cell office:value-type="float" office:value="101218" table:style-name="ce2">
            <text:p>101218</text:p>
          </table:table-cell>
          <table:table-cell office:value-type="float" office:value="10623" table:style-name="ce3">
            <text:p>10623</text:p>
          </table:table-cell>
          <table:table-cell office:value-type="float" office:value="3718" table:style-name="ce3">
            <text:p>3718</text:p>
          </table:table-cell>
          <table:table-cell office:value-type="float" office:value="82855" table:style-name="ce4">
            <text:p>82855</text:p>
          </table:table-cell>
          <table:table-cell office:value-type="float" office:value="82855" table:style-name="ce4">
            <text:p>82855</text:p>
          </table:table-cell>
          <table:table-cell office:value-type="float" office:value="3503" table:style-name="ce1">
            <text:p>3503</text:p>
          </table:table-cell>
          <table:table-cell office:value-type="float" office:value="5604" table:style-name="ce5">
            <text:p>5604</text:p>
          </table:table-cell>
          <table:table-cell office:value-type="float" office:value="5.52" table:style-name="ce5">
            <text:p>5.52</text:p>
          </table:table-cell>
          <table:table-cell office:value-type="float" office:value="5615" table:style-name="ce13">
            <text:p>5615</text:p>
          </table:table-cell>
          <table:table-cell office:value-type="float" office:value="5.54" table:style-name="ce13">
            <text:p>5.54</text:p>
          </table:table-cell>
          <table:table-cell table:style-name="ce1"/>
          <table:table-cell office:value-type="string" table:style-name="ce1">
            <text:p>AH_36_2</text:p>
          </table:table-cell>
          <table:table-cell table:number-columns-repeated="2" table:style-name="ce1"/>
          <table:table-cell office:value-type="float" office:value="14662" table:style-name="ce2">
            <text:p>14662</text:p>
          </table:table-cell>
          <table:table-cell office:value-type="float" office:value="14662" table:style-name="ce2">
            <text:p>14662</text:p>
          </table:table-cell>
          <table:table-cell office:value-type="float" office:value="129840" table:style-name="ce3">
            <text:p>129840</text:p>
          </table:table-cell>
          <table:table-cell office:value-type="float" office:value="2992" table:style-name="ce3">
            <text:p>2992</text:p>
          </table:table-cell>
          <table:table-cell office:value-type="float" office:value="11833" table:style-name="ce4">
            <text:p>11833</text:p>
          </table:table-cell>
          <table:table-cell office:value-type="float" office:value="11833" table:style-name="ce4">
            <text:p>11833</text:p>
          </table:table-cell>
          <table:table-cell office:value-type="float" office:value="2718" table:style-name="ce1">
            <text:p>2718</text:p>
          </table:table-cell>
          <table:table-cell office:value-type="float" office:value="87" table:style-name="ce5">
            <text:p>87</text:p>
          </table:table-cell>
          <table:table-cell office:value-type="float" office:value="8.14" table:style-name="ce5">
            <text:p>8.14</text:p>
          </table:table-cell>
          <table:table-cell office:value-type="float" office:value="87" table:style-name="ce13">
            <text:p>87</text:p>
          </table:table-cell>
          <table:table-cell office:value-type="float" office:value="8.14" table:style-name="ce13">
            <text:p>8.1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50_2</text:p>
          </table:table-cell>
          <table:table-cell office:value-type="float" office:value="193355" table:style-name="ce1">
            <text:p>193355</text:p>
          </table:table-cell>
          <table:table-cell office:value-type="float" office:value="193355" table:style-name="ce1">
            <text:p>193355</text:p>
          </table:table-cell>
          <table:table-cell office:value-type="float" office:value="146741" table:style-name="ce2">
            <text:p>146741</text:p>
          </table:table-cell>
          <table:table-cell office:value-type="float" office:value="146741" table:style-name="ce2">
            <text:p>146741</text:p>
          </table:table-cell>
          <table:table-cell office:value-type="float" office:value="14722" table:style-name="ce3">
            <text:p>14722</text:p>
          </table:table-cell>
          <table:table-cell office:value-type="float" office:value="3502" table:style-name="ce3">
            <text:p>3502</text:p>
          </table:table-cell>
          <table:table-cell office:value-type="float" office:value="120878" table:style-name="ce4">
            <text:p>120878</text:p>
          </table:table-cell>
          <table:table-cell office:value-type="float" office:value="120878" table:style-name="ce4">
            <text:p>120878</text:p>
          </table:table-cell>
          <table:table-cell office:value-type="float" office:value="3319" table:style-name="ce1">
            <text:p>3319</text:p>
          </table:table-cell>
          <table:table-cell office:value-type="float" office:value="7616" table:style-name="ce5">
            <text:p>7616</text:p>
          </table:table-cell>
          <table:table-cell office:value-type="float" office:value="5.62" table:style-name="ce5">
            <text:p>5.62</text:p>
          </table:table-cell>
          <table:table-cell office:value-type="float" office:value="7626" table:style-name="ce13">
            <text:p>7626</text:p>
          </table:table-cell>
          <table:table-cell office:value-type="float" office:value="5.63" table:style-name="ce13">
            <text:p>5.63</text:p>
          </table:table-cell>
          <table:table-cell table:style-name="ce1"/>
          <table:table-cell office:value-type="string" table:style-name="ce1">
            <text:p>AH_50_2</text:p>
          </table:table-cell>
          <table:table-cell table:number-columns-repeated="2" table:style-name="ce1"/>
          <table:table-cell office:value-type="float" office:value="20530" table:style-name="ce2">
            <text:p>20530</text:p>
          </table:table-cell>
          <table:table-cell office:value-type="float" office:value="20530" table:style-name="ce2">
            <text:p>20530</text:p>
          </table:table-cell>
          <table:table-cell office:value-type="float" office:value="180350" table:style-name="ce3">
            <text:p>180350</text:p>
          </table:table-cell>
          <table:table-cell office:value-type="float" office:value="11025" table:style-name="ce3">
            <text:p>11025</text:p>
          </table:table-cell>
          <table:table-cell office:value-type="float" office:value="16791" table:style-name="ce4">
            <text:p>16791</text:p>
          </table:table-cell>
          <table:table-cell office:value-type="float" office:value="16791" table:style-name="ce4">
            <text:p>16791</text:p>
          </table:table-cell>
          <table:table-cell office:value-type="float" office:value="9959" table:style-name="ce1">
            <text:p>9959</text:p>
          </table:table-cell>
          <table:table-cell office:value-type="float" office:value="106" table:style-name="ce5">
            <text:p>106</text:p>
          </table:table-cell>
          <table:table-cell office:value-type="float" office:value="10.92" table:style-name="ce5">
            <text:p>10.92</text:p>
          </table:table-cell>
          <table:table-cell office:value-type="float" office:value="106" table:style-name="ce13">
            <text:p>106</text:p>
          </table:table-cell>
          <table:table-cell office:value-type="float" office:value="10.92" table:style-name="ce13">
            <text:p>10.9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63_2</text:p>
          </table:table-cell>
          <table:table-cell office:value-type="float" office:value="183400" table:style-name="ce1">
            <text:p>183400</text:p>
          </table:table-cell>
          <table:table-cell office:value-type="float" office:value="183400" table:style-name="ce1">
            <text:p>183400</text:p>
          </table:table-cell>
          <table:table-cell office:value-type="float" office:value="136087" table:style-name="ce2">
            <text:p>136087</text:p>
          </table:table-cell>
          <table:table-cell office:value-type="float" office:value="136087" table:style-name="ce2">
            <text:p>136087</text:p>
          </table:table-cell>
          <table:table-cell office:value-type="float" office:value="12839" table:style-name="ce3">
            <text:p>12839</text:p>
          </table:table-cell>
          <table:table-cell office:value-type="float" office:value="2923" table:style-name="ce3">
            <text:p>2923</text:p>
          </table:table-cell>
          <table:table-cell office:value-type="float" office:value="111685" table:style-name="ce4">
            <text:p>111685</text:p>
          </table:table-cell>
          <table:table-cell office:value-type="float" office:value="111685" table:style-name="ce4">
            <text:p>111685</text:p>
          </table:table-cell>
          <table:table-cell office:value-type="float" office:value="2828" table:style-name="ce1">
            <text:p>2828</text:p>
          </table:table-cell>
          <table:table-cell office:value-type="float" office:value="6380" table:style-name="ce5">
            <text:p>6380</text:p>
          </table:table-cell>
          <table:table-cell office:value-type="float" office:value="5.63" table:style-name="ce5">
            <text:p>5.63</text:p>
          </table:table-cell>
          <table:table-cell office:value-type="float" office:value="6383" table:style-name="ce13">
            <text:p>6383</text:p>
          </table:table-cell>
          <table:table-cell office:value-type="float" office:value="5.64" table:style-name="ce13">
            <text:p>5.64</text:p>
          </table:table-cell>
          <table:table-cell table:style-name="ce1"/>
          <table:table-cell office:value-type="string" table:style-name="ce1">
            <text:p>AH_63_2</text:p>
          </table:table-cell>
          <table:table-cell table:number-columns-repeated="2" table:style-name="ce1"/>
          <table:table-cell office:value-type="float" office:value="19454" table:style-name="ce2">
            <text:p>19454</text:p>
          </table:table-cell>
          <table:table-cell office:value-type="float" office:value="19454" table:style-name="ce2">
            <text:p>19454</text:p>
          </table:table-cell>
          <table:table-cell office:value-type="float" office:value="170275" table:style-name="ce3">
            <text:p>170275</text:p>
          </table:table-cell>
          <table:table-cell office:value-type="float" office:value="88510" table:style-name="ce3">
            <text:p>88510</text:p>
          </table:table-cell>
          <table:table-cell office:value-type="float" office:value="15998" table:style-name="ce4">
            <text:p>15998</text:p>
          </table:table-cell>
          <table:table-cell office:value-type="float" office:value="15998" table:style-name="ce4">
            <text:p>15998</text:p>
          </table:table-cell>
          <table:table-cell office:value-type="float" office:value="78532" table:style-name="ce1">
            <text:p>78532</text:p>
          </table:table-cell>
          <table:table-cell office:value-type="float" office:value="99" table:style-name="ce5">
            <text:p>99</text:p>
          </table:table-cell>
          <table:table-cell office:value-type="float" office:value="10.41" table:style-name="ce5">
            <text:p>10.41</text:p>
          </table:table-cell>
          <table:table-cell office:value-type="float" office:value="99" table:style-name="ce13">
            <text:p>99</text:p>
          </table:table-cell>
          <table:table-cell office:value-type="float" office:value="10.41" table:style-name="ce13">
            <text:p>10.4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64_3</text:p>
          </table:table-cell>
          <table:table-cell office:value-type="float" office:value="199979" table:style-name="ce1">
            <text:p>199979</text:p>
          </table:table-cell>
          <table:table-cell office:value-type="float" office:value="199979" table:style-name="ce1">
            <text:p>199979</text:p>
          </table:table-cell>
          <table:table-cell office:value-type="float" office:value="151222" table:style-name="ce2">
            <text:p>151222</text:p>
          </table:table-cell>
          <table:table-cell office:value-type="float" office:value="151222" table:style-name="ce2">
            <text:p>151222</text:p>
          </table:table-cell>
          <table:table-cell office:value-type="float" office:value="14995" table:style-name="ce3">
            <text:p>14995</text:p>
          </table:table-cell>
          <table:table-cell office:value-type="float" office:value="3838" table:style-name="ce3">
            <text:p>3838</text:p>
          </table:table-cell>
          <table:table-cell office:value-type="float" office:value="124469" table:style-name="ce4">
            <text:p>124469</text:p>
          </table:table-cell>
          <table:table-cell office:value-type="float" office:value="124469" table:style-name="ce4">
            <text:p>124469</text:p>
          </table:table-cell>
          <table:table-cell office:value-type="float" office:value="3677" table:style-name="ce1">
            <text:p>3677</text:p>
          </table:table-cell>
          <table:table-cell office:value-type="float" office:value="6994" table:style-name="ce5">
            <text:p>6994</text:p>
          </table:table-cell>
          <table:table-cell office:value-type="float" office:value="5.68" table:style-name="ce5">
            <text:p>5.68</text:p>
          </table:table-cell>
          <table:table-cell office:value-type="float" office:value="7003" table:style-name="ce13">
            <text:p>7003</text:p>
          </table:table-cell>
          <table:table-cell office:value-type="float" office:value="5.68" table:style-name="ce13">
            <text:p>5.68</text:p>
          </table:table-cell>
          <table:table-cell table:style-name="ce1"/>
          <table:table-cell office:value-type="string" table:style-name="ce1">
            <text:p>AH_64_3</text:p>
          </table:table-cell>
          <table:table-cell table:number-columns-repeated="2" table:style-name="ce1"/>
          <table:table-cell office:value-type="float" office:value="20826" table:style-name="ce2">
            <text:p>20826</text:p>
          </table:table-cell>
          <table:table-cell office:value-type="float" office:value="20826" table:style-name="ce2">
            <text:p>20826</text:p>
          </table:table-cell>
          <table:table-cell office:value-type="float" office:value="183528" table:style-name="ce3">
            <text:p>183528</text:p>
          </table:table-cell>
          <table:table-cell office:value-type="float" office:value="655" table:style-name="ce3">
            <text:p>655</text:p>
          </table:table-cell>
          <table:table-cell office:value-type="float" office:value="17171" table:style-name="ce4">
            <text:p>17171</text:p>
          </table:table-cell>
          <table:table-cell office:value-type="float" office:value="17171" table:style-name="ce4">
            <text:p>17171</text:p>
          </table:table-cell>
          <table:table-cell office:value-type="float" office:value="585" table:style-name="ce1">
            <text:p>585</text:p>
          </table:table-cell>
          <table:table-cell office:value-type="float" office:value="116" table:style-name="ce5">
            <text:p>116</text:p>
          </table:table-cell>
          <table:table-cell office:value-type="float" office:value="9.6300000000000008" table:style-name="ce5">
            <text:p>9.63</text:p>
          </table:table-cell>
          <table:table-cell office:value-type="float" office:value="116" table:style-name="ce13">
            <text:p>116</text:p>
          </table:table-cell>
          <table:table-cell office:value-type="float" office:value="9.6300000000000008" table:style-name="ce13">
            <text:p>9.6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74_2</text:p>
          </table:table-cell>
          <table:table-cell office:value-type="float" office:value="103864" table:style-name="ce1">
            <text:p>103864</text:p>
          </table:table-cell>
          <table:table-cell office:value-type="float" office:value="103864" table:style-name="ce1">
            <text:p>103864</text:p>
          </table:table-cell>
          <table:table-cell office:value-type="float" office:value="77729" table:style-name="ce2">
            <text:p>77729</text:p>
          </table:table-cell>
          <table:table-cell office:value-type="float" office:value="77729" table:style-name="ce2">
            <text:p>77729</text:p>
          </table:table-cell>
          <table:table-cell office:value-type="float" office:value="7944" table:style-name="ce3">
            <text:p>7944</text:p>
          </table:table-cell>
          <table:table-cell office:value-type="float" office:value="1860" table:style-name="ce3">
            <text:p>1860</text:p>
          </table:table-cell>
          <table:table-cell office:value-type="float" office:value="64009" table:style-name="ce4">
            <text:p>64009</text:p>
          </table:table-cell>
          <table:table-cell office:value-type="float" office:value="64009" table:style-name="ce4">
            <text:p>64009</text:p>
          </table:table-cell>
          <table:table-cell office:value-type="float" office:value="1775" table:style-name="ce1">
            <text:p>1775</text:p>
          </table:table-cell>
          <table:table-cell office:value-type="float" office:value="4341" table:style-name="ce5">
            <text:p>4341</text:p>
          </table:table-cell>
          <table:table-cell office:value-type="float" office:value="5.25" table:style-name="ce5">
            <text:p>5.25</text:p>
          </table:table-cell>
          <table:table-cell office:value-type="float" office:value="4343" table:style-name="ce13">
            <text:p>4343</text:p>
          </table:table-cell>
          <table:table-cell office:value-type="float" office:value="5.27" table:style-name="ce13">
            <text:p>5.27</text:p>
          </table:table-cell>
          <table:table-cell table:style-name="ce1"/>
          <table:table-cell office:value-type="string" table:style-name="ce1">
            <text:p>AH_74_2</text:p>
          </table:table-cell>
          <table:table-cell table:number-columns-repeated="2" table:style-name="ce1"/>
          <table:table-cell office:value-type="float" office:value="10636" table:style-name="ce2">
            <text:p>10636</text:p>
          </table:table-cell>
          <table:table-cell office:value-type="float" office:value="10636" table:style-name="ce2">
            <text:p>10636</text:p>
          </table:table-cell>
          <table:table-cell office:value-type="float" office:value="95931" table:style-name="ce3">
            <text:p>95931</text:p>
          </table:table-cell>
          <table:table-cell office:value-type="float" office:value="479" table:style-name="ce3">
            <text:p>479</text:p>
          </table:table-cell>
          <table:table-cell office:value-type="float" office:value="8682" table:style-name="ce4">
            <text:p>8682</text:p>
          </table:table-cell>
          <table:table-cell office:value-type="float" office:value="8682" table:style-name="ce4">
            <text:p>8682</text:p>
          </table:table-cell>
          <table:table-cell office:value-type="float" office:value="437" table:style-name="ce1">
            <text:p>437</text:p>
          </table:table-cell>
          <table:table-cell office:value-type="float" office:value="52" table:style-name="ce5">
            <text:p>52</text:p>
          </table:table-cell>
          <table:table-cell office:value-type="float" office:value="8.32" table:style-name="ce5">
            <text:p>8.32</text:p>
          </table:table-cell>
          <table:table-cell office:value-type="float" office:value="52" table:style-name="ce13">
            <text:p>52</text:p>
          </table:table-cell>
          <table:table-cell office:value-type="float" office:value="8.32" table:style-name="ce13">
            <text:p>8.3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76_3</text:p>
          </table:table-cell>
          <table:table-cell office:value-type="float" office:value="147668" table:style-name="ce1">
            <text:p>147668</text:p>
          </table:table-cell>
          <table:table-cell office:value-type="float" office:value="147668" table:style-name="ce1">
            <text:p>147668</text:p>
          </table:table-cell>
          <table:table-cell office:value-type="float" office:value="107212" table:style-name="ce2">
            <text:p>107212</text:p>
          </table:table-cell>
          <table:table-cell office:value-type="float" office:value="107212" table:style-name="ce2">
            <text:p>107212</text:p>
          </table:table-cell>
          <table:table-cell office:value-type="float" office:value="9951" table:style-name="ce3">
            <text:p>9951</text:p>
          </table:table-cell>
          <table:table-cell office:value-type="float" office:value="3433" table:style-name="ce3">
            <text:p>3433</text:p>
          </table:table-cell>
          <table:table-cell office:value-type="float" office:value="88003" table:style-name="ce4">
            <text:p>88003</text:p>
          </table:table-cell>
          <table:table-cell office:value-type="float" office:value="88003" table:style-name="ce4">
            <text:p>88003</text:p>
          </table:table-cell>
          <table:table-cell office:value-type="float" office:value="3186" table:style-name="ce1">
            <text:p>3186</text:p>
          </table:table-cell>
          <table:table-cell office:value-type="float" office:value="6336" table:style-name="ce5">
            <text:p>6336</text:p>
          </table:table-cell>
          <table:table-cell office:value-type="float" office:value="5.49" table:style-name="ce5">
            <text:p>5.49</text:p>
          </table:table-cell>
          <table:table-cell office:value-type="float" office:value="6347" table:style-name="ce13">
            <text:p>6347</text:p>
          </table:table-cell>
          <table:table-cell office:value-type="float" office:value="5.5" table:style-name="ce13">
            <text:p>5.5</text:p>
          </table:table-cell>
          <table:table-cell table:style-name="ce1"/>
          <table:table-cell office:value-type="string" table:style-name="ce1">
            <text:p>AH_76_3</text:p>
          </table:table-cell>
          <table:table-cell table:number-columns-repeated="2" table:style-name="ce1"/>
          <table:table-cell office:value-type="float" office:value="14809" table:style-name="ce2">
            <text:p>14809</text:p>
          </table:table-cell>
          <table:table-cell office:value-type="float" office:value="14809" table:style-name="ce2">
            <text:p>14809</text:p>
          </table:table-cell>
          <table:table-cell office:value-type="float" office:value="131321" table:style-name="ce3">
            <text:p>131321</text:p>
          </table:table-cell>
          <table:table-cell office:value-type="float" office:value="4249" table:style-name="ce3">
            <text:p>4249</text:p>
          </table:table-cell>
          <table:table-cell office:value-type="float" office:value="12019" table:style-name="ce4">
            <text:p>12019</text:p>
          </table:table-cell>
          <table:table-cell office:value-type="float" office:value="12019" table:style-name="ce4">
            <text:p>12019</text:p>
          </table:table-cell>
          <table:table-cell office:value-type="float" office:value="3862" table:style-name="ce1">
            <text:p>3862</text:p>
          </table:table-cell>
          <table:table-cell office:value-type="float" office:value="95" table:style-name="ce5">
            <text:p>95</text:p>
          </table:table-cell>
          <table:table-cell office:value-type="float" office:value="8.77" table:style-name="ce5">
            <text:p>8.77</text:p>
          </table:table-cell>
          <table:table-cell office:value-type="float" office:value="95" table:style-name="ce13">
            <text:p>95</text:p>
          </table:table-cell>
          <table:table-cell office:value-type="float" office:value="8.77" table:style-name="ce13">
            <text:p>8.7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83_2</text:p>
          </table:table-cell>
          <table:table-cell office:value-type="float" office:value="182480" table:style-name="ce1">
            <text:p>182480</text:p>
          </table:table-cell>
          <table:table-cell office:value-type="float" office:value="182480" table:style-name="ce1">
            <text:p>182480</text:p>
          </table:table-cell>
          <table:table-cell office:value-type="float" office:value="136622" table:style-name="ce2">
            <text:p>136622</text:p>
          </table:table-cell>
          <table:table-cell office:value-type="float" office:value="136622" table:style-name="ce2">
            <text:p>136622</text:p>
          </table:table-cell>
          <table:table-cell office:value-type="float" office:value="12807" table:style-name="ce3">
            <text:p>12807</text:p>
          </table:table-cell>
          <table:table-cell office:value-type="float" office:value="3247" table:style-name="ce3">
            <text:p>3247</text:p>
          </table:table-cell>
          <table:table-cell office:value-type="float" office:value="112498" table:style-name="ce4">
            <text:p>112498</text:p>
          </table:table-cell>
          <table:table-cell office:value-type="float" office:value="112498" table:style-name="ce4">
            <text:p>112498</text:p>
          </table:table-cell>
          <table:table-cell office:value-type="float" office:value="3129" table:style-name="ce1">
            <text:p>3129</text:p>
          </table:table-cell>
          <table:table-cell office:value-type="float" office:value="7845" table:style-name="ce5">
            <text:p>7845</text:p>
          </table:table-cell>
          <table:table-cell office:value-type="float" office:value="5.59" table:style-name="ce5">
            <text:p>5.59</text:p>
          </table:table-cell>
          <table:table-cell office:value-type="float" office:value="7853" table:style-name="ce13">
            <text:p>7853</text:p>
          </table:table-cell>
          <table:table-cell office:value-type="float" office:value="5.6" table:style-name="ce13">
            <text:p>5.6</text:p>
          </table:table-cell>
          <table:table-cell table:style-name="ce1"/>
          <table:table-cell office:value-type="string" table:style-name="ce1">
            <text:p>AH_83_2</text:p>
          </table:table-cell>
          <table:table-cell table:number-columns-repeated="2" table:style-name="ce1"/>
          <table:table-cell office:value-type="float" office:value="18710" table:style-name="ce2">
            <text:p>18710</text:p>
          </table:table-cell>
          <table:table-cell office:value-type="float" office:value="18710" table:style-name="ce2">
            <text:p>18710</text:p>
          </table:table-cell>
          <table:table-cell office:value-type="float" office:value="168259" table:style-name="ce3">
            <text:p>168259</text:p>
          </table:table-cell>
          <table:table-cell office:value-type="float" office:value="126" table:style-name="ce3">
            <text:p>126</text:p>
          </table:table-cell>
          <table:table-cell office:value-type="float" office:value="15005" table:style-name="ce4">
            <text:p>15005</text:p>
          </table:table-cell>
          <table:table-cell office:value-type="float" office:value="15005" table:style-name="ce4">
            <text:p>15005</text:p>
          </table:table-cell>
          <table:table-cell office:value-type="float" office:value="117" table:style-name="ce1">
            <text:p>117</text:p>
          </table:table-cell>
          <table:table-cell office:value-type="float" office:value="111" table:style-name="ce5">
            <text:p>111</text:p>
          </table:table-cell>
          <table:table-cell office:value-type="float" office:value="9.75" table:style-name="ce5">
            <text:p>9.75</text:p>
          </table:table-cell>
          <table:table-cell office:value-type="float" office:value="111" table:style-name="ce13">
            <text:p>111</text:p>
          </table:table-cell>
          <table:table-cell office:value-type="float" office:value="9.75" table:style-name="ce13">
            <text:p>9.7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97_3</text:p>
          </table:table-cell>
          <table:table-cell office:value-type="float" office:value="95000" table:style-name="ce1">
            <text:p>95000</text:p>
          </table:table-cell>
          <table:table-cell office:value-type="float" office:value="95000" table:style-name="ce1">
            <text:p>95000</text:p>
          </table:table-cell>
          <table:table-cell office:value-type="float" office:value="70122" table:style-name="ce2">
            <text:p>70122</text:p>
          </table:table-cell>
          <table:table-cell office:value-type="float" office:value="70122" table:style-name="ce2">
            <text:p>70122</text:p>
          </table:table-cell>
          <table:table-cell office:value-type="float" office:value="7176" table:style-name="ce3">
            <text:p>7176</text:p>
          </table:table-cell>
          <table:table-cell office:value-type="float" office:value="2136" table:style-name="ce3">
            <text:p>2136</text:p>
          </table:table-cell>
          <table:table-cell office:value-type="float" office:value="57606" table:style-name="ce4">
            <text:p>57606</text:p>
          </table:table-cell>
          <table:table-cell office:value-type="float" office:value="57606" table:style-name="ce4">
            <text:p>57606</text:p>
          </table:table-cell>
          <table:table-cell office:value-type="float" office:value="2059" table:style-name="ce1">
            <text:p>2059</text:p>
          </table:table-cell>
          <table:table-cell office:value-type="float" office:value="4096" table:style-name="ce5">
            <text:p>4096</text:p>
          </table:table-cell>
          <table:table-cell office:value-type="float" office:value="5.09" table:style-name="ce5">
            <text:p>5.09</text:p>
          </table:table-cell>
          <table:table-cell office:value-type="float" office:value="4105" table:style-name="ce13">
            <text:p>4105</text:p>
          </table:table-cell>
          <table:table-cell office:value-type="float" office:value="5.0999999999999996" table:style-name="ce13">
            <text:p>5.1</text:p>
          </table:table-cell>
          <table:table-cell table:style-name="ce1"/>
          <table:table-cell office:value-type="string" table:style-name="ce1">
            <text:p>AH_97_3</text:p>
          </table:table-cell>
          <table:table-cell table:number-columns-repeated="2" table:style-name="ce1"/>
          <table:table-cell office:value-type="float" office:value="9474" table:style-name="ce2">
            <text:p>9474</text:p>
          </table:table-cell>
          <table:table-cell office:value-type="float" office:value="9474" table:style-name="ce2">
            <text:p>9474</text:p>
          </table:table-cell>
          <table:table-cell office:value-type="float" office:value="87793" table:style-name="ce3">
            <text:p>87793</text:p>
          </table:table-cell>
          <table:table-cell office:value-type="float" office:value="827" table:style-name="ce3">
            <text:p>827</text:p>
          </table:table-cell>
          <table:table-cell office:value-type="float" office:value="7749" table:style-name="ce4">
            <text:p>7749</text:p>
          </table:table-cell>
          <table:table-cell office:value-type="float" office:value="7749" table:style-name="ce4">
            <text:p>7749</text:p>
          </table:table-cell>
          <table:table-cell office:value-type="float" office:value="762" table:style-name="ce1">
            <text:p>762</text:p>
          </table:table-cell>
          <table:table-cell office:value-type="float" office:value="58" table:style-name="ce5">
            <text:p>58</text:p>
          </table:table-cell>
          <table:table-cell office:value-type="float" office:value="9.25" table:style-name="ce5">
            <text:p>9.25</text:p>
          </table:table-cell>
          <table:table-cell office:value-type="float" office:value="58" table:style-name="ce13">
            <text:p>58</text:p>
          </table:table-cell>
          <table:table-cell office:value-type="float" office:value="9.25" table:style-name="ce13">
            <text:p>9.2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2928</text:p>
          </table:table-cell>
          <table:table-cell office:value-type="float" office:value="153963" table:style-name="ce1">
            <text:p>153963</text:p>
          </table:table-cell>
          <table:table-cell office:value-type="float" office:value="153963" table:style-name="ce1">
            <text:p>153963</text:p>
          </table:table-cell>
          <table:table-cell office:value-type="float" office:value="115729" table:style-name="ce2">
            <text:p>115729</text:p>
          </table:table-cell>
          <table:table-cell office:value-type="float" office:value="115729" table:style-name="ce2">
            <text:p>115729</text:p>
          </table:table-cell>
          <table:table-cell office:value-type="float" office:value="11935" table:style-name="ce3">
            <text:p>11935</text:p>
          </table:table-cell>
          <table:table-cell office:value-type="float" office:value="2902" table:style-name="ce3">
            <text:p>2902</text:p>
          </table:table-cell>
          <table:table-cell office:value-type="float" office:value="94739" table:style-name="ce4">
            <text:p>94739</text:p>
          </table:table-cell>
          <table:table-cell office:value-type="float" office:value="94739" table:style-name="ce4">
            <text:p>94739</text:p>
          </table:table-cell>
          <table:table-cell office:value-type="float" office:value="2795" table:style-name="ce1">
            <text:p>2795</text:p>
          </table:table-cell>
          <table:table-cell office:value-type="float" office:value="5729" table:style-name="ce5">
            <text:p>5729</text:p>
          </table:table-cell>
          <table:table-cell office:value-type="float" office:value="5.9" table:style-name="ce5">
            <text:p>5.9</text:p>
          </table:table-cell>
          <table:table-cell office:value-type="float" office:value="5740" table:style-name="ce13">
            <text:p>5740</text:p>
          </table:table-cell>
          <table:table-cell office:value-type="float" office:value="5.91" table:style-name="ce13">
            <text:p>5.91</text:p>
          </table:table-cell>
          <table:table-cell table:style-name="ce1"/>
          <table:table-cell office:value-type="string" table:style-name="ce1">
            <text:p>MPFC2928</text:p>
          </table:table-cell>
          <table:table-cell table:number-columns-repeated="2" table:style-name="ce1"/>
          <table:table-cell office:value-type="float" office:value="16216" table:style-name="ce2">
            <text:p>16216</text:p>
          </table:table-cell>
          <table:table-cell office:value-type="float" office:value="16216" table:style-name="ce2">
            <text:p>16216</text:p>
          </table:table-cell>
          <table:table-cell office:value-type="float" office:value="144870" table:style-name="ce3">
            <text:p>144870</text:p>
          </table:table-cell>
          <table:table-cell office:value-type="float" office:value="8440" table:style-name="ce3">
            <text:p>8440</text:p>
          </table:table-cell>
          <table:table-cell office:value-type="float" office:value="13258" table:style-name="ce4">
            <text:p>13258</text:p>
          </table:table-cell>
          <table:table-cell office:value-type="float" office:value="13258" table:style-name="ce4">
            <text:p>13258</text:p>
          </table:table-cell>
          <table:table-cell office:value-type="float" office:value="7492" table:style-name="ce1">
            <text:p>7492</text:p>
          </table:table-cell>
          <table:table-cell office:value-type="float" office:value="99" table:style-name="ce5">
            <text:p>99</text:p>
          </table:table-cell>
          <table:table-cell office:value-type="float" office:value="10.15" table:style-name="ce5">
            <text:p>10.15</text:p>
          </table:table-cell>
          <table:table-cell office:value-type="float" office:value="99" table:style-name="ce13">
            <text:p>99</text:p>
          </table:table-cell>
          <table:table-cell office:value-type="float" office:value="10.15" table:style-name="ce13">
            <text:p>10.1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2964</text:p>
          </table:table-cell>
          <table:table-cell office:value-type="float" office:value="208791" table:style-name="ce1">
            <text:p>208791</text:p>
          </table:table-cell>
          <table:table-cell office:value-type="float" office:value="208791" table:style-name="ce1">
            <text:p>208791</text:p>
          </table:table-cell>
          <table:table-cell office:value-type="float" office:value="157016" table:style-name="ce2">
            <text:p>157016</text:p>
          </table:table-cell>
          <table:table-cell office:value-type="float" office:value="157016" table:style-name="ce2">
            <text:p>157016</text:p>
          </table:table-cell>
          <table:table-cell office:value-type="float" office:value="15059" table:style-name="ce3">
            <text:p>15059</text:p>
          </table:table-cell>
          <table:table-cell office:value-type="float" office:value="4329" table:style-name="ce3">
            <text:p>4329</text:p>
          </table:table-cell>
          <table:table-cell office:value-type="float" office:value="129434" table:style-name="ce4">
            <text:p>129434</text:p>
          </table:table-cell>
          <table:table-cell office:value-type="float" office:value="129434" table:style-name="ce4">
            <text:p>129434</text:p>
          </table:table-cell>
          <table:table-cell office:value-type="float" office:value="4130" table:style-name="ce1">
            <text:p>4130</text:p>
          </table:table-cell>
          <table:table-cell office:value-type="float" office:value="7127" table:style-name="ce5">
            <text:p>7127</text:p>
          </table:table-cell>
          <table:table-cell office:value-type="float" office:value="5.44" table:style-name="ce5">
            <text:p>5.44</text:p>
          </table:table-cell>
          <table:table-cell office:value-type="float" office:value="7134" table:style-name="ce13">
            <text:p>7134</text:p>
          </table:table-cell>
          <table:table-cell office:value-type="float" office:value="5.44" table:style-name="ce13">
            <text:p>5.44</text:p>
          </table:table-cell>
          <table:table-cell table:style-name="ce1"/>
          <table:table-cell office:value-type="string" table:style-name="ce1">
            <text:p>MPFC2964</text:p>
          </table:table-cell>
          <table:table-cell table:number-columns-repeated="2" table:style-name="ce1"/>
          <table:table-cell office:value-type="float" office:value="22054" table:style-name="ce2">
            <text:p>22054</text:p>
          </table:table-cell>
          <table:table-cell office:value-type="float" office:value="22054" table:style-name="ce2">
            <text:p>22054</text:p>
          </table:table-cell>
          <table:table-cell office:value-type="float" office:value="193390" table:style-name="ce3">
            <text:p>193390</text:p>
          </table:table-cell>
          <table:table-cell office:value-type="float" office:value="4047" table:style-name="ce3">
            <text:p>4047</text:p>
          </table:table-cell>
          <table:table-cell office:value-type="float" office:value="18284" table:style-name="ce4">
            <text:p>18284</text:p>
          </table:table-cell>
          <table:table-cell office:value-type="float" office:value="18284" table:style-name="ce4">
            <text:p>18284</text:p>
          </table:table-cell>
          <table:table-cell office:value-type="float" office:value="3609" table:style-name="ce1">
            <text:p>3609</text:p>
          </table:table-cell>
          <table:table-cell office:value-type="float" office:value="124" table:style-name="ce5">
            <text:p>124</text:p>
          </table:table-cell>
          <table:table-cell office:value-type="float" office:value="10.47" table:style-name="ce5">
            <text:p>10.47</text:p>
          </table:table-cell>
          <table:table-cell office:value-type="float" office:value="124" table:style-name="ce13">
            <text:p>124</text:p>
          </table:table-cell>
          <table:table-cell office:value-type="float" office:value="10.47" table:style-name="ce13">
            <text:p>10.4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2998</text:p>
          </table:table-cell>
          <table:table-cell office:value-type="float" office:value="159627" table:style-name="ce1">
            <text:p>159627</text:p>
          </table:table-cell>
          <table:table-cell office:value-type="float" office:value="159627" table:style-name="ce1">
            <text:p>159627</text:p>
          </table:table-cell>
          <table:table-cell office:value-type="float" office:value="107805" table:style-name="ce2">
            <text:p>107805</text:p>
          </table:table-cell>
          <table:table-cell office:value-type="float" office:value="107805" table:style-name="ce2">
            <text:p>107805</text:p>
          </table:table-cell>
          <table:table-cell office:value-type="float" office:value="11919" table:style-name="ce3">
            <text:p>11919</text:p>
          </table:table-cell>
          <table:table-cell office:value-type="float" office:value="2912" table:style-name="ce3">
            <text:p>2912</text:p>
          </table:table-cell>
          <table:table-cell office:value-type="float" office:value="88650" table:style-name="ce4">
            <text:p>88650</text:p>
          </table:table-cell>
          <table:table-cell office:value-type="float" office:value="88650" table:style-name="ce4">
            <text:p>88650</text:p>
          </table:table-cell>
          <table:table-cell office:value-type="float" office:value="2750" table:style-name="ce1">
            <text:p>2750</text:p>
          </table:table-cell>
          <table:table-cell office:value-type="float" office:value="5198" table:style-name="ce5">
            <text:p>5198</text:p>
          </table:table-cell>
          <table:table-cell office:value-type="float" office:value="5.24" table:style-name="ce5">
            <text:p>5.24</text:p>
          </table:table-cell>
          <table:table-cell office:value-type="float" office:value="5206" table:style-name="ce13">
            <text:p>5206</text:p>
          </table:table-cell>
          <table:table-cell office:value-type="float" office:value="5.26" table:style-name="ce13">
            <text:p>5.26</text:p>
          </table:table-cell>
          <table:table-cell table:style-name="ce1"/>
          <table:table-cell office:value-type="string" table:style-name="ce1">
            <text:p>MPFC2998</text:p>
          </table:table-cell>
          <table:table-cell table:number-columns-repeated="2" table:style-name="ce1"/>
          <table:table-cell office:value-type="float" office:value="16942" table:style-name="ce2">
            <text:p>16942</text:p>
          </table:table-cell>
          <table:table-cell office:value-type="float" office:value="16942" table:style-name="ce2">
            <text:p>16942</text:p>
          </table:table-cell>
          <table:table-cell office:value-type="float" office:value="147143" table:style-name="ce3">
            <text:p>147143</text:p>
          </table:table-cell>
          <table:table-cell office:value-type="float" office:value="358883" table:style-name="ce3">
            <text:p>358883</text:p>
          </table:table-cell>
          <table:table-cell office:value-type="float" office:value="14096" table:style-name="ce4">
            <text:p>14096</text:p>
          </table:table-cell>
          <table:table-cell office:value-type="float" office:value="14096" table:style-name="ce4">
            <text:p>14096</text:p>
          </table:table-cell>
          <table:table-cell office:value-type="float" office:value="312015" table:style-name="ce1">
            <text:p>312015</text:p>
          </table:table-cell>
          <table:table-cell office:value-type="float" office:value="90" table:style-name="ce5">
            <text:p>90</text:p>
          </table:table-cell>
          <table:table-cell office:value-type="float" office:value="10.19" table:style-name="ce5">
            <text:p>10.19</text:p>
          </table:table-cell>
          <table:table-cell office:value-type="float" office:value="90" table:style-name="ce13">
            <text:p>90</text:p>
          </table:table-cell>
          <table:table-cell office:value-type="float" office:value="10.199999999999999" table:style-name="ce13">
            <text:p>10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093</text:p>
          </table:table-cell>
          <table:table-cell office:value-type="float" office:value="231311" table:style-name="ce1">
            <text:p>231311</text:p>
          </table:table-cell>
          <table:table-cell office:value-type="float" office:value="231311" table:style-name="ce1">
            <text:p>231311</text:p>
          </table:table-cell>
          <table:table-cell office:value-type="float" office:value="179425" table:style-name="ce2">
            <text:p>179425</text:p>
          </table:table-cell>
          <table:table-cell office:value-type="float" office:value="179425" table:style-name="ce2">
            <text:p>179425</text:p>
          </table:table-cell>
          <table:table-cell office:value-type="float" office:value="15970" table:style-name="ce3">
            <text:p>15970</text:p>
          </table:table-cell>
          <table:table-cell office:value-type="float" office:value="4214" table:style-name="ce3">
            <text:p>4214</text:p>
          </table:table-cell>
          <table:table-cell office:value-type="float" office:value="146759" table:style-name="ce4">
            <text:p>146759</text:p>
          </table:table-cell>
          <table:table-cell office:value-type="float" office:value="146759" table:style-name="ce4">
            <text:p>146759</text:p>
          </table:table-cell>
          <table:table-cell office:value-type="float" office:value="4056" table:style-name="ce1">
            <text:p>4056</text:p>
          </table:table-cell>
          <table:table-cell office:value-type="float" office:value="9413" table:style-name="ce5">
            <text:p>9413</text:p>
          </table:table-cell>
          <table:table-cell office:value-type="float" office:value="6.27" table:style-name="ce5">
            <text:p>6.27</text:p>
          </table:table-cell>
          <table:table-cell office:value-type="float" office:value="9423" table:style-name="ce13">
            <text:p>9423</text:p>
          </table:table-cell>
          <table:table-cell office:value-type="float" office:value="6.27" table:style-name="ce13">
            <text:p>6.27</text:p>
          </table:table-cell>
          <table:table-cell table:style-name="ce1"/>
          <table:table-cell office:value-type="string" table:style-name="ce1">
            <text:p>MPFC3093</text:p>
          </table:table-cell>
          <table:table-cell table:number-columns-repeated="2" table:style-name="ce1"/>
          <table:table-cell office:value-type="float" office:value="24020" table:style-name="ce2">
            <text:p>24020</text:p>
          </table:table-cell>
          <table:table-cell office:value-type="float" office:value="24020" table:style-name="ce2">
            <text:p>24020</text:p>
          </table:table-cell>
          <table:table-cell office:value-type="float" office:value="212104" table:style-name="ce3">
            <text:p>212104</text:p>
          </table:table-cell>
          <table:table-cell office:value-type="float" office:value="168" table:style-name="ce3">
            <text:p>168</text:p>
          </table:table-cell>
          <table:table-cell office:value-type="float" office:value="19386" table:style-name="ce4">
            <text:p>19386</text:p>
          </table:table-cell>
          <table:table-cell office:value-type="float" office:value="19386" table:style-name="ce4">
            <text:p>19386</text:p>
          </table:table-cell>
          <table:table-cell office:value-type="float" office:value="151" table:style-name="ce1">
            <text:p>151</text:p>
          </table:table-cell>
          <table:table-cell office:value-type="float" office:value="147" table:style-name="ce5">
            <text:p>147</text:p>
          </table:table-cell>
          <table:table-cell office:value-type="float" office:value="8.66" table:style-name="ce5">
            <text:p>8.66</text:p>
          </table:table-cell>
          <table:table-cell office:value-type="float" office:value="147" table:style-name="ce13">
            <text:p>147</text:p>
          </table:table-cell>
          <table:table-cell office:value-type="float" office:value="8.66" table:style-name="ce13">
            <text:p>8.6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280</text:p>
          </table:table-cell>
          <table:table-cell office:value-type="float" office:value="153116" table:style-name="ce1">
            <text:p>153116</text:p>
          </table:table-cell>
          <table:table-cell office:value-type="float" office:value="153116" table:style-name="ce1">
            <text:p>153116</text:p>
          </table:table-cell>
          <table:table-cell office:value-type="float" office:value="114185" table:style-name="ce2">
            <text:p>114185</text:p>
          </table:table-cell>
          <table:table-cell office:value-type="float" office:value="114185" table:style-name="ce2">
            <text:p>114185</text:p>
          </table:table-cell>
          <table:table-cell office:value-type="float" office:value="11378" table:style-name="ce3">
            <text:p>11378</text:p>
          </table:table-cell>
          <table:table-cell office:value-type="float" office:value="3873" table:style-name="ce3">
            <text:p>3873</text:p>
          </table:table-cell>
          <table:table-cell office:value-type="float" office:value="93251" table:style-name="ce4">
            <text:p>93251</text:p>
          </table:table-cell>
          <table:table-cell office:value-type="float" office:value="93251" table:style-name="ce4">
            <text:p>93251</text:p>
          </table:table-cell>
          <table:table-cell office:value-type="float" office:value="3624" table:style-name="ce1">
            <text:p>3624</text:p>
          </table:table-cell>
          <table:table-cell office:value-type="float" office:value="4524" table:style-name="ce5">
            <text:p>4524</text:p>
          </table:table-cell>
          <table:table-cell office:value-type="float" office:value="5.53" table:style-name="ce5">
            <text:p>5.53</text:p>
          </table:table-cell>
          <table:table-cell office:value-type="float" office:value="4530" table:style-name="ce13">
            <text:p>4530</text:p>
          </table:table-cell>
          <table:table-cell office:value-type="float" office:value="5.53" table:style-name="ce13">
            <text:p>5.53</text:p>
          </table:table-cell>
          <table:table-cell table:style-name="ce1"/>
          <table:table-cell office:value-type="string" table:style-name="ce1">
            <text:p>MPFC3280</text:p>
          </table:table-cell>
          <table:table-cell table:number-columns-repeated="2" table:style-name="ce1"/>
          <table:table-cell office:value-type="float" office:value="16205" table:style-name="ce2">
            <text:p>16205</text:p>
          </table:table-cell>
          <table:table-cell office:value-type="float" office:value="16205" table:style-name="ce2">
            <text:p>16205</text:p>
          </table:table-cell>
          <table:table-cell office:value-type="float" office:value="138649" table:style-name="ce3">
            <text:p>138649</text:p>
          </table:table-cell>
          <table:table-cell office:value-type="float" office:value="1500" table:style-name="ce3">
            <text:p>1500</text:p>
          </table:table-cell>
          <table:table-cell office:value-type="float" office:value="13501" table:style-name="ce4">
            <text:p>13501</text:p>
          </table:table-cell>
          <table:table-cell office:value-type="float" office:value="13501" table:style-name="ce4">
            <text:p>13501</text:p>
          </table:table-cell>
          <table:table-cell office:value-type="float" office:value="1339" table:style-name="ce1">
            <text:p>1339</text:p>
          </table:table-cell>
          <table:table-cell office:value-type="float" office:value="85" table:style-name="ce5">
            <text:p>85</text:p>
          </table:table-cell>
          <table:table-cell office:value-type="float" office:value="10.77" table:style-name="ce5">
            <text:p>10.77</text:p>
          </table:table-cell>
          <table:table-cell office:value-type="float" office:value="85" table:style-name="ce13">
            <text:p>85</text:p>
          </table:table-cell>
          <table:table-cell office:value-type="float" office:value="10.77" table:style-name="ce13">
            <text:p>10.7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366</text:p>
          </table:table-cell>
          <table:table-cell office:value-type="float" office:value="219934" table:style-name="ce1">
            <text:p>219934</text:p>
          </table:table-cell>
          <table:table-cell office:value-type="float" office:value="219934" table:style-name="ce1">
            <text:p>219934</text:p>
          </table:table-cell>
          <table:table-cell office:value-type="float" office:value="169949" table:style-name="ce2">
            <text:p>169949</text:p>
          </table:table-cell>
          <table:table-cell office:value-type="float" office:value="169949" table:style-name="ce2">
            <text:p>169949</text:p>
          </table:table-cell>
          <table:table-cell office:value-type="float" office:value="15347" table:style-name="ce3">
            <text:p>15347</text:p>
          </table:table-cell>
          <table:table-cell office:value-type="float" office:value="3433" table:style-name="ce3">
            <text:p>3433</text:p>
          </table:table-cell>
          <table:table-cell office:value-type="float" office:value="139238" table:style-name="ce4">
            <text:p>139238</text:p>
          </table:table-cell>
          <table:table-cell office:value-type="float" office:value="139238" table:style-name="ce4">
            <text:p>139238</text:p>
          </table:table-cell>
          <table:table-cell office:value-type="float" office:value="3337" table:style-name="ce1">
            <text:p>3337</text:p>
          </table:table-cell>
          <table:table-cell office:value-type="float" office:value="9051" table:style-name="ce5">
            <text:p>9051</text:p>
          </table:table-cell>
          <table:table-cell office:value-type="float" office:value="6.59" table:style-name="ce5">
            <text:p>6.59</text:p>
          </table:table-cell>
          <table:table-cell office:value-type="float" office:value="9064" table:style-name="ce13">
            <text:p>9064</text:p>
          </table:table-cell>
          <table:table-cell office:value-type="float" office:value="6.6" table:style-name="ce13">
            <text:p>6.6</text:p>
          </table:table-cell>
          <table:table-cell table:style-name="ce1"/>
          <table:table-cell office:value-type="string" table:style-name="ce1">
            <text:p>MPFC3366</text:p>
          </table:table-cell>
          <table:table-cell table:number-columns-repeated="2" table:style-name="ce1"/>
          <table:table-cell office:value-type="float" office:value="22882" table:style-name="ce2">
            <text:p>22882</text:p>
          </table:table-cell>
          <table:table-cell office:value-type="float" office:value="22882" table:style-name="ce2">
            <text:p>22882</text:p>
          </table:table-cell>
          <table:table-cell office:value-type="float" office:value="202737" table:style-name="ce3">
            <text:p>202737</text:p>
          </table:table-cell>
          <table:table-cell office:value-type="float" office:value="2532" table:style-name="ce3">
            <text:p>2532</text:p>
          </table:table-cell>
          <table:table-cell office:value-type="float" office:value="18149" table:style-name="ce4">
            <text:p>18149</text:p>
          </table:table-cell>
          <table:table-cell office:value-type="float" office:value="18149" table:style-name="ce4">
            <text:p>18149</text:p>
          </table:table-cell>
          <table:table-cell office:value-type="float" office:value="2262" table:style-name="ce1">
            <text:p>2262</text:p>
          </table:table-cell>
          <table:table-cell office:value-type="float" office:value="148" table:style-name="ce5">
            <text:p>148</text:p>
          </table:table-cell>
          <table:table-cell office:value-type="float" office:value="9.06" table:style-name="ce5">
            <text:p>9.06</text:p>
          </table:table-cell>
          <table:table-cell office:value-type="float" office:value="148" table:style-name="ce13">
            <text:p>148</text:p>
          </table:table-cell>
          <table:table-cell office:value-type="float" office:value="9.06" table:style-name="ce13">
            <text:p>9.0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999</text:p>
          </table:table-cell>
          <table:table-cell office:value-type="float" office:value="145376" table:style-name="ce1">
            <text:p>145376</text:p>
          </table:table-cell>
          <table:table-cell office:value-type="float" office:value="145376" table:style-name="ce1">
            <text:p>145376</text:p>
          </table:table-cell>
          <table:table-cell office:value-type="float" office:value="110954" table:style-name="ce2">
            <text:p>110954</text:p>
          </table:table-cell>
          <table:table-cell office:value-type="float" office:value="110954" table:style-name="ce2">
            <text:p>110954</text:p>
          </table:table-cell>
          <table:table-cell office:value-type="float" office:value="10080" table:style-name="ce3">
            <text:p>10080</text:p>
          </table:table-cell>
          <table:table-cell office:value-type="float" office:value="2359" table:style-name="ce3">
            <text:p>2359</text:p>
          </table:table-cell>
          <table:table-cell office:value-type="float" office:value="91321" table:style-name="ce4">
            <text:p>91321</text:p>
          </table:table-cell>
          <table:table-cell office:value-type="float" office:value="91321" table:style-name="ce4">
            <text:p>91321</text:p>
          </table:table-cell>
          <table:table-cell office:value-type="float" office:value="2294" table:style-name="ce1">
            <text:p>2294</text:p>
          </table:table-cell>
          <table:table-cell office:value-type="float" office:value="6764" table:style-name="ce5">
            <text:p>6764</text:p>
          </table:table-cell>
          <table:table-cell office:value-type="float" office:value="6.68" table:style-name="ce5">
            <text:p>6.68</text:p>
          </table:table-cell>
          <table:table-cell office:value-type="float" office:value="6773" table:style-name="ce13">
            <text:p>6773</text:p>
          </table:table-cell>
          <table:table-cell office:value-type="float" office:value="6.69" table:style-name="ce13">
            <text:p>6.69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float" office:value="15283" table:style-name="ce2">
            <text:p>15283</text:p>
          </table:table-cell>
          <table:table-cell office:value-type="float" office:value="15283" table:style-name="ce2">
            <text:p>15283</text:p>
          </table:table-cell>
          <table:table-cell office:value-type="float" office:value="139911" table:style-name="ce3">
            <text:p>139911</text:p>
          </table:table-cell>
          <table:table-cell office:value-type="float" office:value="17823" table:style-name="ce3">
            <text:p>17823</text:p>
          </table:table-cell>
          <table:table-cell office:value-type="float" office:value="11957" table:style-name="ce4">
            <text:p>11957</text:p>
          </table:table-cell>
          <table:table-cell office:value-type="float" office:value="11957" table:style-name="ce4">
            <text:p>11957</text:p>
          </table:table-cell>
          <table:table-cell office:value-type="float" office:value="16028" table:style-name="ce1">
            <text:p>16028</text:p>
          </table:table-cell>
          <table:table-cell office:value-type="float" office:value="110" table:style-name="ce5">
            <text:p>110</text:p>
          </table:table-cell>
          <table:table-cell office:value-type="float" office:value="8.93" table:style-name="ce5">
            <text:p>8.93</text:p>
          </table:table-cell>
          <table:table-cell office:value-type="float" office:value="110" table:style-name="ce13">
            <text:p>110</text:p>
          </table:table-cell>
          <table:table-cell office:value-type="float" office:value="8.86" table:style-name="ce13">
            <text:p>8.8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4025</text:p>
          </table:table-cell>
          <table:table-cell office:value-type="float" office:value="194789" table:style-name="ce1">
            <text:p>194789</text:p>
          </table:table-cell>
          <table:table-cell office:value-type="float" office:value="194789" table:style-name="ce1">
            <text:p>194789</text:p>
          </table:table-cell>
          <table:table-cell office:value-type="float" office:value="149407" table:style-name="ce2">
            <text:p>149407</text:p>
          </table:table-cell>
          <table:table-cell office:value-type="float" office:value="149407" table:style-name="ce2">
            <text:p>149407</text:p>
          </table:table-cell>
          <table:table-cell office:value-type="float" office:value="13050" table:style-name="ce3">
            <text:p>13050</text:p>
          </table:table-cell>
          <table:table-cell office:value-type="float" office:value="3417" table:style-name="ce3">
            <text:p>3417</text:p>
          </table:table-cell>
          <table:table-cell office:value-type="float" office:value="122872" table:style-name="ce4">
            <text:p>122872</text:p>
          </table:table-cell>
          <table:table-cell office:value-type="float" office:value="122872" table:style-name="ce4">
            <text:p>122872</text:p>
          </table:table-cell>
          <table:table-cell office:value-type="float" office:value="3272" table:style-name="ce1">
            <text:p>3272</text:p>
          </table:table-cell>
          <table:table-cell office:value-type="float" office:value="7768" table:style-name="ce5">
            <text:p>7768</text:p>
          </table:table-cell>
          <table:table-cell office:value-type="float" office:value="5.49" table:style-name="ce5">
            <text:p>5.49</text:p>
          </table:table-cell>
          <table:table-cell office:value-type="float" office:value="7776" table:style-name="ce13">
            <text:p>7776</text:p>
          </table:table-cell>
          <table:table-cell office:value-type="float" office:value="5.5" table:style-name="ce13">
            <text:p>5.5</text:p>
          </table:table-cell>
          <table:table-cell table:style-name="ce1"/>
          <table:table-cell office:value-type="string" table:style-name="ce1">
            <text:p>MPFC4025</text:p>
          </table:table-cell>
          <table:table-cell table:number-columns-repeated="2" table:style-name="ce1"/>
          <table:table-cell office:value-type="float" office:value="19636" table:style-name="ce2">
            <text:p>19636</text:p>
          </table:table-cell>
          <table:table-cell office:value-type="float" office:value="19636" table:style-name="ce2">
            <text:p>19636</text:p>
          </table:table-cell>
          <table:table-cell office:value-type="float" office:value="178663" table:style-name="ce3">
            <text:p>178663</text:p>
          </table:table-cell>
          <table:table-cell office:value-type="float" office:value="1046" table:style-name="ce3">
            <text:p>1046</text:p>
          </table:table-cell>
          <table:table-cell office:value-type="float" office:value="16121" table:style-name="ce4">
            <text:p>16121</text:p>
          </table:table-cell>
          <table:table-cell office:value-type="float" office:value="16121" table:style-name="ce4">
            <text:p>16121</text:p>
          </table:table-cell>
          <table:table-cell office:value-type="float" office:value="950" table:style-name="ce1">
            <text:p>950</text:p>
          </table:table-cell>
          <table:table-cell office:value-type="float" office:value="102" table:style-name="ce5">
            <text:p>102</text:p>
          </table:table-cell>
          <table:table-cell office:value-type="float" office:value="10.58" table:style-name="ce5">
            <text:p>10.58</text:p>
          </table:table-cell>
          <table:table-cell office:value-type="float" office:value="102" table:style-name="ce13">
            <text:p>102</text:p>
          </table:table-cell>
          <table:table-cell office:value-type="float" office:value="10.58" table:style-name="ce13">
            <text:p>10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157</text:p>
          </table:table-cell>
          <table:table-cell office:value-type="float" office:value="179915" table:style-name="ce1">
            <text:p>179915</text:p>
          </table:table-cell>
          <table:table-cell office:value-type="float" office:value="179915" table:style-name="ce1">
            <text:p>179915</text:p>
          </table:table-cell>
          <table:table-cell office:value-type="float" office:value="134365" table:style-name="ce2">
            <text:p>134365</text:p>
          </table:table-cell>
          <table:table-cell office:value-type="float" office:value="134365" table:style-name="ce2">
            <text:p>134365</text:p>
          </table:table-cell>
          <table:table-cell office:value-type="float" office:value="14212" table:style-name="ce3">
            <text:p>14212</text:p>
          </table:table-cell>
          <table:table-cell office:value-type="float" office:value="3251" table:style-name="ce3">
            <text:p>3251</text:p>
          </table:table-cell>
          <table:table-cell office:value-type="float" office:value="110529" table:style-name="ce4">
            <text:p>110529</text:p>
          </table:table-cell>
          <table:table-cell office:value-type="float" office:value="110529" table:style-name="ce4">
            <text:p>110529</text:p>
          </table:table-cell>
          <table:table-cell office:value-type="float" office:value="3090" table:style-name="ce1">
            <text:p>3090</text:p>
          </table:table-cell>
          <table:table-cell office:value-type="float" office:value="6641" table:style-name="ce5">
            <text:p>6641</text:p>
          </table:table-cell>
          <table:table-cell office:value-type="float" office:value="6.11" table:style-name="ce5">
            <text:p>6.11</text:p>
          </table:table-cell>
          <table:table-cell office:value-type="float" office:value="6646" table:style-name="ce13">
            <text:p>6646</text:p>
          </table:table-cell>
          <table:table-cell office:value-type="float" office:value="6.12" table:style-name="ce13">
            <text:p>6.12</text:p>
          </table:table-cell>
          <table:table-cell table:style-name="ce1"/>
          <table:table-cell office:value-type="string" table:style-name="ce1">
            <text:p>MPFC5157</text:p>
          </table:table-cell>
          <table:table-cell table:number-columns-repeated="2" table:style-name="ce1"/>
          <table:table-cell office:value-type="float" office:value="18633" table:style-name="ce2">
            <text:p>18633</text:p>
          </table:table-cell>
          <table:table-cell office:value-type="float" office:value="18633" table:style-name="ce2">
            <text:p>18633</text:p>
          </table:table-cell>
          <table:table-cell office:value-type="float" office:value="163520" table:style-name="ce3">
            <text:p>163520</text:p>
          </table:table-cell>
          <table:table-cell office:value-type="float" office:value="2537" table:style-name="ce3">
            <text:p>2537</text:p>
          </table:table-cell>
          <table:table-cell office:value-type="float" office:value="15246" table:style-name="ce4">
            <text:p>15246</text:p>
          </table:table-cell>
          <table:table-cell office:value-type="float" office:value="15246" table:style-name="ce4">
            <text:p>15246</text:p>
          </table:table-cell>
          <table:table-cell office:value-type="float" office:value="2292" table:style-name="ce1">
            <text:p>2292</text:p>
          </table:table-cell>
          <table:table-cell office:value-type="float" office:value="129" table:style-name="ce5">
            <text:p>129</text:p>
          </table:table-cell>
          <table:table-cell office:value-type="float" office:value="8.69" table:style-name="ce5">
            <text:p>8.69</text:p>
          </table:table-cell>
          <table:table-cell office:value-type="float" office:value="129" table:style-name="ce13">
            <text:p>129</text:p>
          </table:table-cell>
          <table:table-cell office:value-type="float" office:value="8.68" table:style-name="ce13">
            <text:p>8.6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278</text:p>
          </table:table-cell>
          <table:table-cell office:value-type="float" office:value="96477" table:style-name="ce1">
            <text:p>96477</text:p>
          </table:table-cell>
          <table:table-cell office:value-type="float" office:value="96477" table:style-name="ce1">
            <text:p>96477</text:p>
          </table:table-cell>
          <table:table-cell office:value-type="float" office:value="64506" table:style-name="ce2">
            <text:p>64506</text:p>
          </table:table-cell>
          <table:table-cell office:value-type="float" office:value="64506" table:style-name="ce2">
            <text:p>64506</text:p>
          </table:table-cell>
          <table:table-cell office:value-type="float" office:value="7617" table:style-name="ce3">
            <text:p>7617</text:p>
          </table:table-cell>
          <table:table-cell office:value-type="float" office:value="3907" table:style-name="ce3">
            <text:p>3907</text:p>
          </table:table-cell>
          <table:table-cell office:value-type="float" office:value="53053" table:style-name="ce4">
            <text:p>53053</text:p>
          </table:table-cell>
          <table:table-cell office:value-type="float" office:value="53053" table:style-name="ce4">
            <text:p>53053</text:p>
          </table:table-cell>
          <table:table-cell office:value-type="float" office:value="3527" table:style-name="ce1">
            <text:p>3527</text:p>
          </table:table-cell>
          <table:table-cell office:value-type="float" office:value="3362" table:style-name="ce5">
            <text:p>3362</text:p>
          </table:table-cell>
          <table:table-cell office:value-type="float" office:value="4.93" table:style-name="ce5">
            <text:p>4.93</text:p>
          </table:table-cell>
          <table:table-cell office:value-type="float" office:value="3370" table:style-name="ce13">
            <text:p>3370</text:p>
          </table:table-cell>
          <table:table-cell office:value-type="float" office:value="4.95" table:style-name="ce13">
            <text:p>4.95</text:p>
          </table:table-cell>
          <table:table-cell table:style-name="ce1"/>
          <table:table-cell office:value-type="string" table:style-name="ce1">
            <text:p>MPFC5278</text:p>
          </table:table-cell>
          <table:table-cell table:number-columns-repeated="2" table:style-name="ce1"/>
          <table:table-cell office:value-type="float" office:value="9253" table:style-name="ce2">
            <text:p>9253</text:p>
          </table:table-cell>
          <table:table-cell office:value-type="float" office:value="9253" table:style-name="ce2">
            <text:p>9253</text:p>
          </table:table-cell>
          <table:table-cell office:value-type="float" office:value="82166" table:style-name="ce3">
            <text:p>82166</text:p>
          </table:table-cell>
          <table:table-cell office:value-type="float" office:value="6998" table:style-name="ce3">
            <text:p>6998</text:p>
          </table:table-cell>
          <table:table-cell office:value-type="float" office:value="7676" table:style-name="ce4">
            <text:p>7676</text:p>
          </table:table-cell>
          <table:table-cell office:value-type="float" office:value="7676" table:style-name="ce4">
            <text:p>7676</text:p>
          </table:table-cell>
          <table:table-cell office:value-type="float" office:value="6374" table:style-name="ce1">
            <text:p>6374</text:p>
          </table:table-cell>
          <table:table-cell office:value-type="float" office:value="52" table:style-name="ce5">
            <text:p>52</text:p>
          </table:table-cell>
          <table:table-cell office:value-type="float" office:value="8.9600000000000009" table:style-name="ce5">
            <text:p>8.96</text:p>
          </table:table-cell>
          <table:table-cell office:value-type="float" office:value="52" table:style-name="ce13">
            <text:p>52</text:p>
          </table:table-cell>
          <table:table-cell office:value-type="float" office:value="8.9600000000000009" table:style-name="ce13">
            <text:p>8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294</text:p>
          </table:table-cell>
          <table:table-cell office:value-type="float" office:value="212086" table:style-name="ce1">
            <text:p>212086</text:p>
          </table:table-cell>
          <table:table-cell office:value-type="float" office:value="212086" table:style-name="ce1">
            <text:p>212086</text:p>
          </table:table-cell>
          <table:table-cell office:value-type="float" office:value="163647" table:style-name="ce2">
            <text:p>163647</text:p>
          </table:table-cell>
          <table:table-cell office:value-type="float" office:value="163647" table:style-name="ce2">
            <text:p>163647</text:p>
          </table:table-cell>
          <table:table-cell office:value-type="float" office:value="14858" table:style-name="ce3">
            <text:p>14858</text:p>
          </table:table-cell>
          <table:table-cell office:value-type="float" office:value="3694" table:style-name="ce3">
            <text:p>3694</text:p>
          </table:table-cell>
          <table:table-cell office:value-type="float" office:value="134118" table:style-name="ce4">
            <text:p>134118</text:p>
          </table:table-cell>
          <table:table-cell office:value-type="float" office:value="134118" table:style-name="ce4">
            <text:p>134118</text:p>
          </table:table-cell>
          <table:table-cell office:value-type="float" office:value="3583" table:style-name="ce1">
            <text:p>3583</text:p>
          </table:table-cell>
          <table:table-cell office:value-type="float" office:value="7544" table:style-name="ce5">
            <text:p>7544</text:p>
          </table:table-cell>
          <table:table-cell office:value-type="float" office:value="5.47" table:style-name="ce5">
            <text:p>5.47</text:p>
          </table:table-cell>
          <table:table-cell office:value-type="float" office:value="7554" table:style-name="ce13">
            <text:p>7554</text:p>
          </table:table-cell>
          <table:table-cell office:value-type="float" office:value="5.47" table:style-name="ce13">
            <text:p>5.47</text:p>
          </table:table-cell>
          <table:table-cell table:style-name="ce1"/>
          <table:table-cell office:value-type="string" table:style-name="ce1">
            <text:p>MPFC5294</text:p>
          </table:table-cell>
          <table:table-cell table:number-columns-repeated="2" table:style-name="ce1"/>
          <table:table-cell office:value-type="float" office:value="22181" table:style-name="ce2">
            <text:p>22181</text:p>
          </table:table-cell>
          <table:table-cell office:value-type="float" office:value="22181" table:style-name="ce2">
            <text:p>22181</text:p>
          </table:table-cell>
          <table:table-cell office:value-type="float" office:value="195497" table:style-name="ce3">
            <text:p>195497</text:p>
          </table:table-cell>
          <table:table-cell office:value-type="float" office:value="759" table:style-name="ce3">
            <text:p>759</text:p>
          </table:table-cell>
          <table:table-cell office:value-type="float" office:value="18466" table:style-name="ce4">
            <text:p>18466</text:p>
          </table:table-cell>
          <table:table-cell office:value-type="float" office:value="18466" table:style-name="ce4">
            <text:p>18466</text:p>
          </table:table-cell>
          <table:table-cell office:value-type="float" office:value="683" table:style-name="ce1">
            <text:p>683</text:p>
          </table:table-cell>
          <table:table-cell office:value-type="float" office:value="120" table:style-name="ce5">
            <text:p>120</text:p>
          </table:table-cell>
          <table:table-cell office:value-type="float" office:value="10.7" table:style-name="ce5">
            <text:p>10.7</text:p>
          </table:table-cell>
          <table:table-cell office:value-type="float" office:value="120" table:style-name="ce13">
            <text:p>120</text:p>
          </table:table-cell>
          <table:table-cell office:value-type="float" office:value="10.7" table:style-name="ce13">
            <text:p>10.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88</text:p>
          </table:table-cell>
          <table:table-cell office:value-type="float" office:value="130541" table:style-name="ce1">
            <text:p>130541</text:p>
          </table:table-cell>
          <table:table-cell office:value-type="float" office:value="130541" table:style-name="ce1">
            <text:p>130541</text:p>
          </table:table-cell>
          <table:table-cell office:value-type="float" office:value="80424" table:style-name="ce2">
            <text:p>80424</text:p>
          </table:table-cell>
          <table:table-cell office:value-type="float" office:value="80424" table:style-name="ce2">
            <text:p>80424</text:p>
          </table:table-cell>
          <table:table-cell office:value-type="float" office:value="8221" table:style-name="ce3">
            <text:p>8221</text:p>
          </table:table-cell>
          <table:table-cell office:value-type="float" office:value="1639" table:style-name="ce3">
            <text:p>1639</text:p>
          </table:table-cell>
          <table:table-cell office:value-type="float" office:value="65879" table:style-name="ce4">
            <text:p>65879</text:p>
          </table:table-cell>
          <table:table-cell office:value-type="float" office:value="65879" table:style-name="ce4">
            <text:p>65879</text:p>
          </table:table-cell>
          <table:table-cell office:value-type="float" office:value="1578" table:style-name="ce1">
            <text:p>1578</text:p>
          </table:table-cell>
          <table:table-cell office:value-type="float" office:value="3381" table:style-name="ce5">
            <text:p>3381</text:p>
          </table:table-cell>
          <table:table-cell office:value-type="float" office:value="5.22" table:style-name="ce5">
            <text:p>5.22</text:p>
          </table:table-cell>
          <table:table-cell office:value-type="float" office:value="3384" table:style-name="ce13">
            <text:p>3384</text:p>
          </table:table-cell>
          <table:table-cell office:value-type="float" office:value="5.23" table:style-name="ce13">
            <text:p>5.23</text:p>
          </table:table-cell>
          <table:table-cell table:style-name="ce1"/>
          <table:table-cell office:value-type="string" table:style-name="ce1">
            <text:p>MPFC5488</text:p>
          </table:table-cell>
          <table:table-cell table:number-columns-repeated="2" table:style-name="ce1"/>
          <table:table-cell office:value-type="float" office:value="11323" table:style-name="ce2">
            <text:p>11323</text:p>
          </table:table-cell>
          <table:table-cell office:value-type="float" office:value="11323" table:style-name="ce2">
            <text:p>11323</text:p>
          </table:table-cell>
          <table:table-cell office:value-type="float" office:value="98903" table:style-name="ce3">
            <text:p>98903</text:p>
          </table:table-cell>
          <table:table-cell office:value-type="float" office:value="21464" table:style-name="ce3">
            <text:p>21464</text:p>
          </table:table-cell>
          <table:table-cell office:value-type="float" office:value="9507" table:style-name="ce4">
            <text:p>9507</text:p>
          </table:table-cell>
          <table:table-cell office:value-type="float" office:value="9507" table:style-name="ce4">
            <text:p>9507</text:p>
          </table:table-cell>
          <table:table-cell office:value-type="float" office:value="19254" table:style-name="ce1">
            <text:p>19254</text:p>
          </table:table-cell>
          <table:table-cell office:value-type="float" office:value="43" table:style-name="ce5">
            <text:p>43</text:p>
          </table:table-cell>
          <table:table-cell office:value-type="float" office:value="13.32" table:style-name="ce5">
            <text:p>13.32</text:p>
          </table:table-cell>
          <table:table-cell office:value-type="float" office:value="43" table:style-name="ce13">
            <text:p>43</text:p>
          </table:table-cell>
          <table:table-cell office:value-type="float" office:value="13.32" table:style-name="ce13">
            <text:p>13.3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89</text:p>
          </table:table-cell>
          <table:table-cell office:value-type="float" office:value="40865" table:style-name="ce1">
            <text:p>40865</text:p>
          </table:table-cell>
          <table:table-cell office:value-type="float" office:value="40865" table:style-name="ce1">
            <text:p>40865</text:p>
          </table:table-cell>
          <table:table-cell office:value-type="float" office:value="29207" table:style-name="ce2">
            <text:p>29207</text:p>
          </table:table-cell>
          <table:table-cell office:value-type="float" office:value="29207" table:style-name="ce2">
            <text:p>29207</text:p>
          </table:table-cell>
          <table:table-cell office:value-type="float" office:value="3382" table:style-name="ce3">
            <text:p>3382</text:p>
          </table:table-cell>
          <table:table-cell office:value-type="float" office:value="592" table:style-name="ce3">
            <text:p>592</text:p>
          </table:table-cell>
          <table:table-cell office:value-type="float" office:value="23994" table:style-name="ce4">
            <text:p>23994</text:p>
          </table:table-cell>
          <table:table-cell office:value-type="float" office:value="23994" table:style-name="ce4">
            <text:p>23994</text:p>
          </table:table-cell>
          <table:table-cell office:value-type="float" office:value="578" table:style-name="ce1">
            <text:p>578</text:p>
          </table:table-cell>
          <table:table-cell office:value-type="float" office:value="1168" table:style-name="ce5">
            <text:p>1168</text:p>
          </table:table-cell>
          <table:table-cell office:value-type="float" office:value="5.44" table:style-name="ce5">
            <text:p>5.44</text:p>
          </table:table-cell>
          <table:table-cell office:value-type="float" office:value="1172" table:style-name="ce13">
            <text:p>1172</text:p>
          </table:table-cell>
          <table:table-cell office:value-type="float" office:value="5.43" table:style-name="ce13">
            <text:p>5.43</text:p>
          </table:table-cell>
          <table:table-cell table:style-name="ce1"/>
          <table:table-cell office:value-type="string" table:style-name="ce1">
            <text:p>MPFC5489</text:p>
          </table:table-cell>
          <table:table-cell table:number-columns-repeated="2" table:style-name="ce1"/>
          <table:table-cell office:value-type="float" office:value="4067" table:style-name="ce2">
            <text:p>4067</text:p>
          </table:table-cell>
          <table:table-cell office:value-type="float" office:value="4067" table:style-name="ce2">
            <text:p>4067</text:p>
          </table:table-cell>
          <table:table-cell office:value-type="float" office:value="38635" table:style-name="ce3">
            <text:p>38635</text:p>
          </table:table-cell>
          <table:table-cell office:value-type="float" office:value="449" table:style-name="ce3">
            <text:p>449</text:p>
          </table:table-cell>
          <table:table-cell office:value-type="float" office:value="3417" table:style-name="ce4">
            <text:p>3417</text:p>
          </table:table-cell>
          <table:table-cell office:value-type="float" office:value="3417" table:style-name="ce4">
            <text:p>3417</text:p>
          </table:table-cell>
          <table:table-cell office:value-type="float" office:value="408" table:style-name="ce1">
            <text:p>408</text:p>
          </table:table-cell>
          <table:table-cell office:value-type="float" office:value="20" table:style-name="ce5">
            <text:p>20</text:p>
          </table:table-cell>
          <table:table-cell office:value-type="float" office:value="9.8000000000000007" table:style-name="ce5">
            <text:p>9.8</text:p>
          </table:table-cell>
          <table:table-cell office:value-type="float" office:value="20" table:style-name="ce13">
            <text:p>20</text:p>
          </table:table-cell>
          <table:table-cell office:value-type="float" office:value="9.8000000000000007" table:style-name="ce13">
            <text:p>9.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4</text:p>
          </table:table-cell>
          <table:table-cell office:value-type="float" office:value="182012" table:style-name="ce1">
            <text:p>182012</text:p>
          </table:table-cell>
          <table:table-cell office:value-type="float" office:value="182012" table:style-name="ce1">
            <text:p>182012</text:p>
          </table:table-cell>
          <table:table-cell office:value-type="float" office:value="139794" table:style-name="ce2">
            <text:p>139794</text:p>
          </table:table-cell>
          <table:table-cell office:value-type="float" office:value="139794" table:style-name="ce2">
            <text:p>139794</text:p>
          </table:table-cell>
          <table:table-cell office:value-type="float" office:value="12820" table:style-name="ce3">
            <text:p>12820</text:p>
          </table:table-cell>
          <table:table-cell office:value-type="float" office:value="2977" table:style-name="ce3">
            <text:p>2977</text:p>
          </table:table-cell>
          <table:table-cell office:value-type="float" office:value="115463" table:style-name="ce4">
            <text:p>115463</text:p>
          </table:table-cell>
          <table:table-cell office:value-type="float" office:value="115463" table:style-name="ce4">
            <text:p>115463</text:p>
          </table:table-cell>
          <table:table-cell office:value-type="float" office:value="2932" table:style-name="ce1">
            <text:p>2932</text:p>
          </table:table-cell>
          <table:table-cell office:value-type="float" office:value="6451" table:style-name="ce5">
            <text:p>6451</text:p>
          </table:table-cell>
          <table:table-cell office:value-type="float" office:value="5.83" table:style-name="ce5">
            <text:p>5.83</text:p>
          </table:table-cell>
          <table:table-cell office:value-type="float" office:value="6460" table:style-name="ce13">
            <text:p>6460</text:p>
          </table:table-cell>
          <table:table-cell office:value-type="float" office:value="5.84" table:style-name="ce13">
            <text:p>5.84</text:p>
          </table:table-cell>
          <table:table-cell table:style-name="ce1"/>
          <table:table-cell office:value-type="string" table:style-name="ce1">
            <text:p>MPFC5494</text:p>
          </table:table-cell>
          <table:table-cell table:number-columns-repeated="2" table:style-name="ce1"/>
          <table:table-cell office:value-type="float" office:value="19587" table:style-name="ce2">
            <text:p>19587</text:p>
          </table:table-cell>
          <table:table-cell office:value-type="float" office:value="19587" table:style-name="ce2">
            <text:p>19587</text:p>
          </table:table-cell>
          <table:table-cell office:value-type="float" office:value="168867" table:style-name="ce3">
            <text:p>168867</text:p>
          </table:table-cell>
          <table:table-cell office:value-type="float" office:value="4651" table:style-name="ce3">
            <text:p>4651</text:p>
          </table:table-cell>
          <table:table-cell office:value-type="float" office:value="16154" table:style-name="ce4">
            <text:p>16154</text:p>
          </table:table-cell>
          <table:table-cell office:value-type="float" office:value="16154" table:style-name="ce4">
            <text:p>16154</text:p>
          </table:table-cell>
          <table:table-cell office:value-type="float" office:value="4211" table:style-name="ce1">
            <text:p>4211</text:p>
          </table:table-cell>
          <table:table-cell office:value-type="float" office:value="113" table:style-name="ce5">
            <text:p>113</text:p>
          </table:table-cell>
          <table:table-cell office:value-type="float" office:value="9.93" table:style-name="ce5">
            <text:p>9.93</text:p>
          </table:table-cell>
          <table:table-cell office:value-type="float" office:value="113" table:style-name="ce13">
            <text:p>113</text:p>
          </table:table-cell>
          <table:table-cell office:value-type="float" office:value="9.93" table:style-name="ce13">
            <text:p>9.9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7</text:p>
          </table:table-cell>
          <table:table-cell office:value-type="float" office:value="59887" table:style-name="ce1">
            <text:p>59887</text:p>
          </table:table-cell>
          <table:table-cell office:value-type="float" office:value="59887" table:style-name="ce1">
            <text:p>59887</text:p>
          </table:table-cell>
          <table:table-cell office:value-type="float" office:value="43559" table:style-name="ce2">
            <text:p>43559</text:p>
          </table:table-cell>
          <table:table-cell office:value-type="float" office:value="43559" table:style-name="ce2">
            <text:p>43559</text:p>
          </table:table-cell>
          <table:table-cell office:value-type="float" office:value="4445" table:style-name="ce3">
            <text:p>4445</text:p>
          </table:table-cell>
          <table:table-cell office:value-type="float" office:value="1172" table:style-name="ce3">
            <text:p>1172</text:p>
          </table:table-cell>
          <table:table-cell office:value-type="float" office:value="35837" table:style-name="ce4">
            <text:p>35837</text:p>
          </table:table-cell>
          <table:table-cell office:value-type="float" office:value="35837" table:style-name="ce4">
            <text:p>35837</text:p>
          </table:table-cell>
          <table:table-cell office:value-type="float" office:value="1111" table:style-name="ce1">
            <text:p>1111</text:p>
          </table:table-cell>
          <table:table-cell office:value-type="float" office:value="2500" table:style-name="ce5">
            <text:p>2500</text:p>
          </table:table-cell>
          <table:table-cell office:value-type="float" office:value="5.2" table:style-name="ce5">
            <text:p>5.2</text:p>
          </table:table-cell>
          <table:table-cell office:value-type="float" office:value="2503" table:style-name="ce13">
            <text:p>2503</text:p>
          </table:table-cell>
          <table:table-cell office:value-type="float" office:value="5.21" table:style-name="ce13">
            <text:p>5.21</text:p>
          </table:table-cell>
          <table:table-cell table:style-name="ce1"/>
          <table:table-cell office:value-type="string" table:style-name="ce1">
            <text:p>MPFC5497</text:p>
          </table:table-cell>
          <table:table-cell table:number-columns-repeated="2" table:style-name="ce1"/>
          <table:table-cell office:value-type="float" office:value="5998" table:style-name="ce2">
            <text:p>5998</text:p>
          </table:table-cell>
          <table:table-cell office:value-type="float" office:value="5998" table:style-name="ce2">
            <text:p>5998</text:p>
          </table:table-cell>
          <table:table-cell office:value-type="float" office:value="57122" table:style-name="ce3">
            <text:p>57122</text:p>
          </table:table-cell>
          <table:table-cell office:value-type="float" office:value="5941" table:style-name="ce3">
            <text:p>5941</text:p>
          </table:table-cell>
          <table:table-cell office:value-type="float" office:value="4941" table:style-name="ce4">
            <text:p>4941</text:p>
          </table:table-cell>
          <table:table-cell office:value-type="float" office:value="4941" table:style-name="ce4">
            <text:p>4941</text:p>
          </table:table-cell>
          <table:table-cell office:value-type="float" office:value="5298" table:style-name="ce1">
            <text:p>5298</text:p>
          </table:table-cell>
          <table:table-cell office:value-type="float" office:value="40" table:style-name="ce5">
            <text:p>4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13">
            <text:p>40</text:p>
          </table:table-cell>
          <table:table-cell office:value-type="float" office:value="10" table:style-name="ce13">
            <text:p>10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8</text:p>
          </table:table-cell>
          <table:table-cell office:value-type="float" office:value="148751" table:style-name="ce1">
            <text:p>148751</text:p>
          </table:table-cell>
          <table:table-cell office:value-type="float" office:value="148751" table:style-name="ce1">
            <text:p>148751</text:p>
          </table:table-cell>
          <table:table-cell office:value-type="float" office:value="113784" table:style-name="ce2">
            <text:p>113784</text:p>
          </table:table-cell>
          <table:table-cell office:value-type="float" office:value="113784" table:style-name="ce2">
            <text:p>113784</text:p>
          </table:table-cell>
          <table:table-cell office:value-type="float" office:value="10843" table:style-name="ce3">
            <text:p>10843</text:p>
          </table:table-cell>
          <table:table-cell office:value-type="float" office:value="2209" table:style-name="ce3">
            <text:p>2209</text:p>
          </table:table-cell>
          <table:table-cell office:value-type="float" office:value="93911" table:style-name="ce4">
            <text:p>93911</text:p>
          </table:table-cell>
          <table:table-cell office:value-type="float" office:value="93911" table:style-name="ce4">
            <text:p>93911</text:p>
          </table:table-cell>
          <table:table-cell office:value-type="float" office:value="2160" table:style-name="ce1">
            <text:p>2160</text:p>
          </table:table-cell>
          <table:table-cell office:value-type="float" office:value="5133" table:style-name="ce5">
            <text:p>5133</text:p>
          </table:table-cell>
          <table:table-cell office:value-type="float" office:value="5.73" table:style-name="ce5">
            <text:p>5.73</text:p>
          </table:table-cell>
          <table:table-cell office:value-type="float" office:value="5139" table:style-name="ce13">
            <text:p>5139</text:p>
          </table:table-cell>
          <table:table-cell office:value-type="float" office:value="5.73" table:style-name="ce13">
            <text:p>5.73</text:p>
          </table:table-cell>
          <table:table-cell table:style-name="ce1"/>
          <table:table-cell office:value-type="string" table:style-name="ce1">
            <text:p>MPFC5498</text:p>
          </table:table-cell>
          <table:table-cell table:number-columns-repeated="2" table:style-name="ce1"/>
          <table:table-cell office:value-type="float" office:value="15616" table:style-name="ce2">
            <text:p>15616</text:p>
          </table:table-cell>
          <table:table-cell office:value-type="float" office:value="15616" table:style-name="ce2">
            <text:p>15616</text:p>
          </table:table-cell>
          <table:table-cell office:value-type="float" office:value="137884" table:style-name="ce3">
            <text:p>137884</text:p>
          </table:table-cell>
          <table:table-cell office:value-type="float" office:value="2846" table:style-name="ce3">
            <text:p>2846</text:p>
          </table:table-cell>
          <table:table-cell office:value-type="float" office:value="12964" table:style-name="ce4">
            <text:p>12964</text:p>
          </table:table-cell>
          <table:table-cell office:value-type="float" office:value="12964" table:style-name="ce4">
            <text:p>12964</text:p>
          </table:table-cell>
          <table:table-cell office:value-type="float" office:value="2576" table:style-name="ce1">
            <text:p>2576</text:p>
          </table:table-cell>
          <table:table-cell office:value-type="float" office:value="84" table:style-name="ce5">
            <text:p>84</text:p>
          </table:table-cell>
          <table:table-cell office:value-type="float" office:value="9.33" table:style-name="ce5">
            <text:p>9.33</text:p>
          </table:table-cell>
          <table:table-cell office:value-type="float" office:value="84" table:style-name="ce13">
            <text:p>84</text:p>
          </table:table-cell>
          <table:table-cell office:value-type="float" office:value="9.33" table:style-name="ce13">
            <text:p>9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9</text:p>
          </table:table-cell>
          <table:table-cell office:value-type="float" office:value="169894" table:style-name="ce1">
            <text:p>169894</text:p>
          </table:table-cell>
          <table:table-cell office:value-type="float" office:value="169894" table:style-name="ce1">
            <text:p>169894</text:p>
          </table:table-cell>
          <table:table-cell office:value-type="float" office:value="128770" table:style-name="ce2">
            <text:p>128770</text:p>
          </table:table-cell>
          <table:table-cell office:value-type="float" office:value="128770" table:style-name="ce2">
            <text:p>128770</text:p>
          </table:table-cell>
          <table:table-cell office:value-type="float" office:value="12134" table:style-name="ce3">
            <text:p>12134</text:p>
          </table:table-cell>
          <table:table-cell office:value-type="float" office:value="2376" table:style-name="ce3">
            <text:p>2376</text:p>
          </table:table-cell>
          <table:table-cell office:value-type="float" office:value="105673" table:style-name="ce4">
            <text:p>105673</text:p>
          </table:table-cell>
          <table:table-cell office:value-type="float" office:value="105673" table:style-name="ce4">
            <text:p>105673</text:p>
          </table:table-cell>
          <table:table-cell office:value-type="float" office:value="2321" table:style-name="ce1">
            <text:p>2321</text:p>
          </table:table-cell>
          <table:table-cell office:value-type="float" office:value="6055" table:style-name="ce5">
            <text:p>6055</text:p>
          </table:table-cell>
          <table:table-cell office:value-type="float" office:value="5.99" table:style-name="ce5">
            <text:p>5.99</text:p>
          </table:table-cell>
          <table:table-cell office:value-type="float" office:value="6061" table:style-name="ce13">
            <text:p>6061</text:p>
          </table:table-cell>
          <table:table-cell office:value-type="float" office:value="5.99" table:style-name="ce13">
            <text:p>5.99</text:p>
          </table:table-cell>
          <table:table-cell table:style-name="ce1"/>
          <table:table-cell office:value-type="string" table:style-name="ce1">
            <text:p>MPFC5499</text:p>
          </table:table-cell>
          <table:table-cell table:number-columns-repeated="2" table:style-name="ce1"/>
          <table:table-cell office:value-type="float" office:value="17539" table:style-name="ce2">
            <text:p>17539</text:p>
          </table:table-cell>
          <table:table-cell office:value-type="float" office:value="17539" table:style-name="ce2">
            <text:p>17539</text:p>
          </table:table-cell>
          <table:table-cell office:value-type="float" office:value="156651" table:style-name="ce3">
            <text:p>156651</text:p>
          </table:table-cell>
          <table:table-cell office:value-type="float" office:value="16584" table:style-name="ce3">
            <text:p>16584</text:p>
          </table:table-cell>
          <table:table-cell office:value-type="float" office:value="14528" table:style-name="ce4">
            <text:p>14528</text:p>
          </table:table-cell>
          <table:table-cell office:value-type="float" office:value="14528" table:style-name="ce4">
            <text:p>14528</text:p>
          </table:table-cell>
          <table:table-cell office:value-type="float" office:value="15022" table:style-name="ce1">
            <text:p>15022</text:p>
          </table:table-cell>
          <table:table-cell office:value-type="float" office:value="104" table:style-name="ce5">
            <text:p>104</text:p>
          </table:table-cell>
          <table:table-cell office:value-type="float" office:value="8.61" table:style-name="ce5">
            <text:p>8.61</text:p>
          </table:table-cell>
          <table:table-cell office:value-type="float" office:value="104" table:style-name="ce13">
            <text:p>104</text:p>
          </table:table-cell>
          <table:table-cell office:value-type="float" office:value="8.6" table:style-name="ce13">
            <text:p>8.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0</text:p>
          </table:table-cell>
          <table:table-cell office:value-type="float" office:value="90763" table:style-name="ce1">
            <text:p>90763</text:p>
          </table:table-cell>
          <table:table-cell office:value-type="float" office:value="90763" table:style-name="ce1">
            <text:p>90763</text:p>
          </table:table-cell>
          <table:table-cell office:value-type="float" office:value="67526" table:style-name="ce2">
            <text:p>67526</text:p>
          </table:table-cell>
          <table:table-cell office:value-type="float" office:value="67526" table:style-name="ce2">
            <text:p>67526</text:p>
          </table:table-cell>
          <table:table-cell office:value-type="float" office:value="6267" table:style-name="ce3">
            <text:p>6267</text:p>
          </table:table-cell>
          <table:table-cell office:value-type="float" office:value="1500" table:style-name="ce3">
            <text:p>1500</text:p>
          </table:table-cell>
          <table:table-cell office:value-type="float" office:value="55528" table:style-name="ce4">
            <text:p>55528</text:p>
          </table:table-cell>
          <table:table-cell office:value-type="float" office:value="55528" table:style-name="ce4">
            <text:p>55528</text:p>
          </table:table-cell>
          <table:table-cell office:value-type="float" office:value="1469" table:style-name="ce1">
            <text:p>1469</text:p>
          </table:table-cell>
          <table:table-cell office:value-type="float" office:value="3917" table:style-name="ce5">
            <text:p>3917</text:p>
          </table:table-cell>
          <table:table-cell office:value-type="float" office:value="5.5" table:style-name="ce5">
            <text:p>5.5</text:p>
          </table:table-cell>
          <table:table-cell office:value-type="float" office:value="3923" table:style-name="ce13">
            <text:p>3923</text:p>
          </table:table-cell>
          <table:table-cell office:value-type="float" office:value="5.52" table:style-name="ce13">
            <text:p>5.52</text:p>
          </table:table-cell>
          <table:table-cell table:style-name="ce1"/>
          <table:table-cell office:value-type="string" table:style-name="ce1">
            <text:p>MPFC5500</text:p>
          </table:table-cell>
          <table:table-cell table:number-columns-repeated="2" table:style-name="ce1"/>
          <table:table-cell office:value-type="float" office:value="9589" table:style-name="ce2">
            <text:p>9589</text:p>
          </table:table-cell>
          <table:table-cell office:value-type="float" office:value="9589" table:style-name="ce2">
            <text:p>9589</text:p>
          </table:table-cell>
          <table:table-cell office:value-type="float" office:value="84429" table:style-name="ce3">
            <text:p>84429</text:p>
          </table:table-cell>
          <table:table-cell office:value-type="float" office:value="285" table:style-name="ce3">
            <text:p>285</text:p>
          </table:table-cell>
          <table:table-cell office:value-type="float" office:value="7751" table:style-name="ce4">
            <text:p>7751</text:p>
          </table:table-cell>
          <table:table-cell office:value-type="float" office:value="7751" table:style-name="ce4">
            <text:p>7751</text:p>
          </table:table-cell>
          <table:table-cell office:value-type="float" office:value="262" table:style-name="ce1">
            <text:p>262</text:p>
          </table:table-cell>
          <table:table-cell office:value-type="float" office:value="47" table:style-name="ce5">
            <text:p>47</text:p>
          </table:table-cell>
          <table:table-cell office:value-type="float" office:value="9.52" table:style-name="ce5">
            <text:p>9.52</text:p>
          </table:table-cell>
          <table:table-cell office:value-type="float" office:value="47" table:style-name="ce13">
            <text:p>47</text:p>
          </table:table-cell>
          <table:table-cell office:value-type="float" office:value="9.52" table:style-name="ce13">
            <text:p>9.5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1</text:p>
          </table:table-cell>
          <table:table-cell office:value-type="float" office:value="180973" table:style-name="ce1">
            <text:p>180973</text:p>
          </table:table-cell>
          <table:table-cell office:value-type="float" office:value="180973" table:style-name="ce1">
            <text:p>180973</text:p>
          </table:table-cell>
          <table:table-cell office:value-type="float" office:value="137794" table:style-name="ce2">
            <text:p>137794</text:p>
          </table:table-cell>
          <table:table-cell office:value-type="float" office:value="137794" table:style-name="ce2">
            <text:p>137794</text:p>
          </table:table-cell>
          <table:table-cell office:value-type="float" office:value="12783" table:style-name="ce3">
            <text:p>12783</text:p>
          </table:table-cell>
          <table:table-cell office:value-type="float" office:value="2972" table:style-name="ce3">
            <text:p>2972</text:p>
          </table:table-cell>
          <table:table-cell office:value-type="float" office:value="112894" table:style-name="ce4">
            <text:p>112894</text:p>
          </table:table-cell>
          <table:table-cell office:value-type="float" office:value="112894" table:style-name="ce4">
            <text:p>112894</text:p>
          </table:table-cell>
          <table:table-cell office:value-type="float" office:value="2865" table:style-name="ce1">
            <text:p>2865</text:p>
          </table:table-cell>
          <table:table-cell office:value-type="float" office:value="6184" table:style-name="ce5">
            <text:p>6184</text:p>
          </table:table-cell>
          <table:table-cell office:value-type="float" office:value="5.85" table:style-name="ce5">
            <text:p>5.85</text:p>
          </table:table-cell>
          <table:table-cell office:value-type="float" office:value="6190" table:style-name="ce13">
            <text:p>6190</text:p>
          </table:table-cell>
          <table:table-cell office:value-type="float" office:value="5.85" table:style-name="ce13">
            <text:p>5.85</text:p>
          </table:table-cell>
          <table:table-cell table:style-name="ce1"/>
          <table:table-cell office:value-type="string" table:style-name="ce1">
            <text:p>MPFC5501</text:p>
          </table:table-cell>
          <table:table-cell table:number-columns-repeated="2" table:style-name="ce1"/>
          <table:table-cell office:value-type="float" office:value="19129" table:style-name="ce2">
            <text:p>19129</text:p>
          </table:table-cell>
          <table:table-cell office:value-type="float" office:value="19129" table:style-name="ce2">
            <text:p>19129</text:p>
          </table:table-cell>
          <table:table-cell office:value-type="float" office:value="166089" table:style-name="ce3">
            <text:p>166089</text:p>
          </table:table-cell>
          <table:table-cell office:value-type="float" office:value="1450" table:style-name="ce3">
            <text:p>1450</text:p>
          </table:table-cell>
          <table:table-cell office:value-type="float" office:value="15736" table:style-name="ce4">
            <text:p>15736</text:p>
          </table:table-cell>
          <table:table-cell office:value-type="float" office:value="15736" table:style-name="ce4">
            <text:p>15736</text:p>
          </table:table-cell>
          <table:table-cell office:value-type="float" office:value="1300" table:style-name="ce1">
            <text:p>1300</text:p>
          </table:table-cell>
          <table:table-cell office:value-type="float" office:value="107" table:style-name="ce5">
            <text:p>107</text:p>
          </table:table-cell>
          <table:table-cell office:value-type="float" office:value="9.59" table:style-name="ce5">
            <text:p>9.59</text:p>
          </table:table-cell>
          <table:table-cell office:value-type="float" office:value="107" table:style-name="ce13">
            <text:p>107</text:p>
          </table:table-cell>
          <table:table-cell office:value-type="float" office:value="9.59" table:style-name="ce13">
            <text:p>9.5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2</text:p>
          </table:table-cell>
          <table:table-cell office:value-type="float" office:value="152483" table:style-name="ce1">
            <text:p>152483</text:p>
          </table:table-cell>
          <table:table-cell office:value-type="float" office:value="152483" table:style-name="ce1">
            <text:p>152483</text:p>
          </table:table-cell>
          <table:table-cell office:value-type="float" office:value="116625" table:style-name="ce2">
            <text:p>116625</text:p>
          </table:table-cell>
          <table:table-cell office:value-type="float" office:value="116625" table:style-name="ce2">
            <text:p>116625</text:p>
          </table:table-cell>
          <table:table-cell office:value-type="float" office:value="11607" table:style-name="ce3">
            <text:p>11607</text:p>
          </table:table-cell>
          <table:table-cell office:value-type="float" office:value="2228" table:style-name="ce3">
            <text:p>2228</text:p>
          </table:table-cell>
          <table:table-cell office:value-type="float" office:value="95793" table:style-name="ce4">
            <text:p>95793</text:p>
          </table:table-cell>
          <table:table-cell office:value-type="float" office:value="95793" table:style-name="ce4">
            <text:p>95793</text:p>
          </table:table-cell>
          <table:table-cell office:value-type="float" office:value="2185" table:style-name="ce1">
            <text:p>2185</text:p>
          </table:table-cell>
          <table:table-cell office:value-type="float" office:value="4710" table:style-name="ce5">
            <text:p>4710</text:p>
          </table:table-cell>
          <table:table-cell office:value-type="float" office:value="5.55" table:style-name="ce5">
            <text:p>5.55</text:p>
          </table:table-cell>
          <table:table-cell office:value-type="float" office:value="4721" table:style-name="ce13">
            <text:p>4721</text:p>
          </table:table-cell>
          <table:table-cell office:value-type="float" office:value="5.55" table:style-name="ce13">
            <text:p>5.55</text:p>
          </table:table-cell>
          <table:table-cell table:style-name="ce1"/>
          <table:table-cell office:value-type="string" table:style-name="ce1">
            <text:p>MPFC5502</text:p>
          </table:table-cell>
          <table:table-cell table:number-columns-repeated="2" table:style-name="ce1"/>
          <table:table-cell office:value-type="float" office:value="16469" table:style-name="ce2">
            <text:p>16469</text:p>
          </table:table-cell>
          <table:table-cell office:value-type="float" office:value="16469" table:style-name="ce2">
            <text:p>16469</text:p>
          </table:table-cell>
          <table:table-cell office:value-type="float" office:value="144077" table:style-name="ce3">
            <text:p>144077</text:p>
          </table:table-cell>
          <table:table-cell office:value-type="float" office:value="10400" table:style-name="ce3">
            <text:p>10400</text:p>
          </table:table-cell>
          <table:table-cell office:value-type="float" office:value="13779" table:style-name="ce4">
            <text:p>13779</text:p>
          </table:table-cell>
          <table:table-cell office:value-type="float" office:value="13779" table:style-name="ce4">
            <text:p>13779</text:p>
          </table:table-cell>
          <table:table-cell office:value-type="float" office:value="9409" table:style-name="ce1">
            <text:p>9409</text:p>
          </table:table-cell>
          <table:table-cell office:value-type="float" office:value="80" table:style-name="ce5">
            <text:p>80</text:p>
          </table:table-cell>
          <table:table-cell office:value-type="float" office:value="10.64" table:style-name="ce5">
            <text:p>10.64</text:p>
          </table:table-cell>
          <table:table-cell office:value-type="float" office:value="80" table:style-name="ce13">
            <text:p>80</text:p>
          </table:table-cell>
          <table:table-cell office:value-type="float" office:value="10.65" table:style-name="ce13">
            <text:p>10.6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3</text:p>
          </table:table-cell>
          <table:table-cell office:value-type="float" office:value="24536" table:style-name="ce1">
            <text:p>24536</text:p>
          </table:table-cell>
          <table:table-cell office:value-type="float" office:value="24536" table:style-name="ce1">
            <text:p>24536</text:p>
          </table:table-cell>
          <table:table-cell office:value-type="float" office:value="16830" table:style-name="ce2">
            <text:p>16830</text:p>
          </table:table-cell>
          <table:table-cell office:value-type="float" office:value="16830" table:style-name="ce2">
            <text:p>16830</text:p>
          </table:table-cell>
          <table:table-cell office:value-type="float" office:value="2047" table:style-name="ce3">
            <text:p>2047</text:p>
          </table:table-cell>
          <table:table-cell office:value-type="float" office:value="374" table:style-name="ce3">
            <text:p>374</text:p>
          </table:table-cell>
          <table:table-cell office:value-type="float" office:value="13891" table:style-name="ce4">
            <text:p>13891</text:p>
          </table:table-cell>
          <table:table-cell office:value-type="float" office:value="13891" table:style-name="ce4">
            <text:p>13891</text:p>
          </table:table-cell>
          <table:table-cell office:value-type="float" office:value="361" table:style-name="ce1">
            <text:p>361</text:p>
          </table:table-cell>
          <table:table-cell office:value-type="float" office:value="295" table:style-name="ce5">
            <text:p>295</text:p>
          </table:table-cell>
          <table:table-cell office:value-type="float" office:value="6.89" table:style-name="ce5">
            <text:p>6.89</text:p>
          </table:table-cell>
          <table:table-cell office:value-type="float" office:value="296" table:style-name="ce13">
            <text:p>296</text:p>
          </table:table-cell>
          <table:table-cell office:value-type="float" office:value="6.88" table:style-name="ce13">
            <text:p>6.88</text:p>
          </table:table-cell>
          <table:table-cell table:style-name="ce1"/>
          <table:table-cell office:value-type="string" table:style-name="ce1">
            <text:p>MPFC5503</text:p>
          </table:table-cell>
          <table:table-cell table:number-columns-repeated="2" table:style-name="ce1"/>
          <table:table-cell office:value-type="float" office:value="2522" table:style-name="ce2">
            <text:p>2522</text:p>
          </table:table-cell>
          <table:table-cell office:value-type="float" office:value="2522" table:style-name="ce2">
            <text:p>2522</text:p>
          </table:table-cell>
          <table:table-cell office:value-type="float" office:value="22643" table:style-name="ce3">
            <text:p>22643</text:p>
          </table:table-cell>
          <table:table-cell office:value-type="float" office:value="11671" table:style-name="ce3">
            <text:p>11671</text:p>
          </table:table-cell>
          <table:table-cell office:value-type="float" office:value="2174" table:style-name="ce4">
            <text:p>2174</text:p>
          </table:table-cell>
          <table:table-cell office:value-type="float" office:value="2174" table:style-name="ce4">
            <text:p>2174</text:p>
          </table:table-cell>
          <table:table-cell office:value-type="float" office:value="10415" table:style-name="ce1">
            <text:p>10415</text:p>
          </table:table-cell>
          <table:table-cell office:value-type="float" office:value="18" table:style-name="ce5">
            <text:p>18</text:p>
          </table:table-cell>
          <table:table-cell office:value-type="float" office:value="7.35" table:style-name="ce5">
            <text:p>7.35</text:p>
          </table:table-cell>
          <table:table-cell office:value-type="float" office:value="18" table:style-name="ce13">
            <text:p>18</text:p>
          </table:table-cell>
          <table:table-cell office:value-type="float" office:value="7.35" table:style-name="ce13">
            <text:p>7.3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4</text:p>
          </table:table-cell>
          <table:table-cell office:value-type="float" office:value="146775" table:style-name="ce1">
            <text:p>146775</text:p>
          </table:table-cell>
          <table:table-cell office:value-type="float" office:value="146775" table:style-name="ce1">
            <text:p>146775</text:p>
          </table:table-cell>
          <table:table-cell office:value-type="float" office:value="105811" table:style-name="ce2">
            <text:p>105811</text:p>
          </table:table-cell>
          <table:table-cell office:value-type="float" office:value="105811" table:style-name="ce2">
            <text:p>105811</text:p>
          </table:table-cell>
          <table:table-cell office:value-type="float" office:value="9361" table:style-name="ce3">
            <text:p>9361</text:p>
          </table:table-cell>
          <table:table-cell office:value-type="float" office:value="2925" table:style-name="ce3">
            <text:p>2925</text:p>
          </table:table-cell>
          <table:table-cell office:value-type="float" office:value="86589" table:style-name="ce4">
            <text:p>86589</text:p>
          </table:table-cell>
          <table:table-cell office:value-type="float" office:value="86589" table:style-name="ce4">
            <text:p>86589</text:p>
          </table:table-cell>
          <table:table-cell office:value-type="float" office:value="2793" table:style-name="ce1">
            <text:p>2793</text:p>
          </table:table-cell>
          <table:table-cell office:value-type="float" office:value="6343" table:style-name="ce5">
            <text:p>6343</text:p>
          </table:table-cell>
          <table:table-cell office:value-type="float" office:value="5.45" table:style-name="ce5">
            <text:p>5.45</text:p>
          </table:table-cell>
          <table:table-cell office:value-type="float" office:value="6351" table:style-name="ce13">
            <text:p>6351</text:p>
          </table:table-cell>
          <table:table-cell office:value-type="float" office:value="5.46" table:style-name="ce13">
            <text:p>5.46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float" office:value="14329" table:style-name="ce2">
            <text:p>14329</text:p>
          </table:table-cell>
          <table:table-cell office:value-type="float" office:value="14329" table:style-name="ce2">
            <text:p>14329</text:p>
          </table:table-cell>
          <table:table-cell office:value-type="float" office:value="129531" table:style-name="ce3">
            <text:p>129531</text:p>
          </table:table-cell>
          <table:table-cell office:value-type="float" office:value="23769" table:style-name="ce3">
            <text:p>23769</text:p>
          </table:table-cell>
          <table:table-cell office:value-type="float" office:value="11493" table:style-name="ce4">
            <text:p>11493</text:p>
          </table:table-cell>
          <table:table-cell office:value-type="float" office:value="11493" table:style-name="ce4">
            <text:p>11493</text:p>
          </table:table-cell>
          <table:table-cell office:value-type="float" office:value="21110" table:style-name="ce1">
            <text:p>21110</text:p>
          </table:table-cell>
          <table:table-cell office:value-type="float" office:value="86" table:style-name="ce5">
            <text:p>86</text:p>
          </table:table-cell>
          <table:table-cell office:value-type="float" office:value="9.2200000000000006" table:style-name="ce5">
            <text:p>9.22</text:p>
          </table:table-cell>
          <table:table-cell office:value-type="float" office:value="86" table:style-name="ce13">
            <text:p>86</text:p>
          </table:table-cell>
          <table:table-cell office:value-type="float" office:value="9.2200000000000006" table:style-name="ce13">
            <text:p>9.2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5</text:p>
          </table:table-cell>
          <table:table-cell office:value-type="float" office:value="130468" table:style-name="ce1">
            <text:p>130468</text:p>
          </table:table-cell>
          <table:table-cell office:value-type="float" office:value="130468" table:style-name="ce1">
            <text:p>130468</text:p>
          </table:table-cell>
          <table:table-cell office:value-type="float" office:value="73289" table:style-name="ce2">
            <text:p>73289</text:p>
          </table:table-cell>
          <table:table-cell office:value-type="float" office:value="73289" table:style-name="ce2">
            <text:p>73289</text:p>
          </table:table-cell>
          <table:table-cell office:value-type="float" office:value="6590" table:style-name="ce3">
            <text:p>6590</text:p>
          </table:table-cell>
          <table:table-cell office:value-type="float" office:value="1706" table:style-name="ce3">
            <text:p>1706</text:p>
          </table:table-cell>
          <table:table-cell office:value-type="float" office:value="60135" table:style-name="ce4">
            <text:p>60135</text:p>
          </table:table-cell>
          <table:table-cell office:value-type="float" office:value="60135" table:style-name="ce4">
            <text:p>60135</text:p>
          </table:table-cell>
          <table:table-cell office:value-type="float" office:value="1636" table:style-name="ce1">
            <text:p>1636</text:p>
          </table:table-cell>
          <table:table-cell office:value-type="float" office:value="4006" table:style-name="ce5">
            <text:p>4006</text:p>
          </table:table-cell>
          <table:table-cell office:value-type="float" office:value="5.22" table:style-name="ce5">
            <text:p>5.22</text:p>
          </table:table-cell>
          <table:table-cell office:value-type="float" office:value="4011" table:style-name="ce13">
            <text:p>4011</text:p>
          </table:table-cell>
          <table:table-cell office:value-type="float" office:value="5.24" table:style-name="ce13">
            <text:p>5.24</text:p>
          </table:table-cell>
          <table:table-cell table:style-name="ce1"/>
          <table:table-cell office:value-type="string" table:style-name="ce1">
            <text:p>MPFC5505</text:p>
          </table:table-cell>
          <table:table-cell table:number-columns-repeated="2" table:style-name="ce1"/>
          <table:table-cell office:value-type="float" office:value="9670" table:style-name="ce2">
            <text:p>9670</text:p>
          </table:table-cell>
          <table:table-cell office:value-type="float" office:value="9670" table:style-name="ce2">
            <text:p>9670</text:p>
          </table:table-cell>
          <table:table-cell office:value-type="float" office:value="88072" table:style-name="ce3">
            <text:p>88072</text:p>
          </table:table-cell>
          <table:table-cell office:value-type="float" office:value="16888" table:style-name="ce3">
            <text:p>16888</text:p>
          </table:table-cell>
          <table:table-cell office:value-type="float" office:value="7847" table:style-name="ce4">
            <text:p>7847</text:p>
          </table:table-cell>
          <table:table-cell office:value-type="float" office:value="7847" table:style-name="ce4">
            <text:p>7847</text:p>
          </table:table-cell>
          <table:table-cell office:value-type="float" office:value="15244" table:style-name="ce1">
            <text:p>15244</text:p>
          </table:table-cell>
          <table:table-cell office:value-type="float" office:value="47" table:style-name="ce5">
            <text:p>47</text:p>
          </table:table-cell>
          <table:table-cell office:value-type="float" office:value="9.82" table:style-name="ce5">
            <text:p>9.82</text:p>
          </table:table-cell>
          <table:table-cell office:value-type="float" office:value="47" table:style-name="ce13">
            <text:p>47</text:p>
          </table:table-cell>
          <table:table-cell office:value-type="float" office:value="9.82" table:style-name="ce13">
            <text:p>9.8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6</text:p>
          </table:table-cell>
          <table:table-cell office:value-type="float" office:value="78635" table:style-name="ce1">
            <text:p>78635</text:p>
          </table:table-cell>
          <table:table-cell office:value-type="float" office:value="78635" table:style-name="ce1">
            <text:p>78635</text:p>
          </table:table-cell>
          <table:table-cell office:value-type="float" office:value="58241" table:style-name="ce2">
            <text:p>58241</text:p>
          </table:table-cell>
          <table:table-cell office:value-type="float" office:value="58241" table:style-name="ce2">
            <text:p>58241</text:p>
          </table:table-cell>
          <table:table-cell office:value-type="float" office:value="5280" table:style-name="ce3">
            <text:p>5280</text:p>
          </table:table-cell>
          <table:table-cell office:value-type="float" office:value="1138" table:style-name="ce3">
            <text:p>1138</text:p>
          </table:table-cell>
          <table:table-cell office:value-type="float" office:value="47845" table:style-name="ce4">
            <text:p>47845</text:p>
          </table:table-cell>
          <table:table-cell office:value-type="float" office:value="47845" table:style-name="ce4">
            <text:p>47845</text:p>
          </table:table-cell>
          <table:table-cell office:value-type="float" office:value="1122" table:style-name="ce1">
            <text:p>1122</text:p>
          </table:table-cell>
          <table:table-cell office:value-type="float" office:value="3171" table:style-name="ce5">
            <text:p>3171</text:p>
          </table:table-cell>
          <table:table-cell office:value-type="float" office:value="5.14" table:style-name="ce5">
            <text:p>5.14</text:p>
          </table:table-cell>
          <table:table-cell office:value-type="float" office:value="3178" table:style-name="ce13">
            <text:p>3178</text:p>
          </table:table-cell>
          <table:table-cell office:value-type="float" office:value="5.15" table:style-name="ce13">
            <text:p>5.15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float" office:value="8288" table:style-name="ce2">
            <text:p>8288</text:p>
          </table:table-cell>
          <table:table-cell office:value-type="float" office:value="8288" table:style-name="ce2">
            <text:p>8288</text:p>
          </table:table-cell>
          <table:table-cell office:value-type="float" office:value="73622" table:style-name="ce3">
            <text:p>73622</text:p>
          </table:table-cell>
          <table:table-cell office:value-type="float" office:value="5053" table:style-name="ce3">
            <text:p>5053</text:p>
          </table:table-cell>
          <table:table-cell office:value-type="float" office:value="6792" table:style-name="ce4">
            <text:p>6792</text:p>
          </table:table-cell>
          <table:table-cell office:value-type="float" office:value="6792" table:style-name="ce4">
            <text:p>6792</text:p>
          </table:table-cell>
          <table:table-cell office:value-type="float" office:value="4551" table:style-name="ce1">
            <text:p>4551</text:p>
          </table:table-cell>
          <table:table-cell office:value-type="float" office:value="52" table:style-name="ce5">
            <text:p>52</text:p>
          </table:table-cell>
          <table:table-cell office:value-type="float" office:value="9.1999999999999993" table:style-name="ce5">
            <text:p>9.2</text:p>
          </table:table-cell>
          <table:table-cell office:value-type="float" office:value="52" table:style-name="ce13">
            <text:p>52</text:p>
          </table:table-cell>
          <table:table-cell office:value-type="float" office:value="9.1999999999999993" table:style-name="ce13">
            <text:p>9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7</text:p>
          </table:table-cell>
          <table:table-cell office:value-type="float" office:value="140829" table:style-name="ce1">
            <text:p>140829</text:p>
          </table:table-cell>
          <table:table-cell office:value-type="float" office:value="140829" table:style-name="ce1">
            <text:p>140829</text:p>
          </table:table-cell>
          <table:table-cell office:value-type="float" office:value="104631" table:style-name="ce2">
            <text:p>104631</text:p>
          </table:table-cell>
          <table:table-cell office:value-type="float" office:value="104631" table:style-name="ce2">
            <text:p>104631</text:p>
          </table:table-cell>
          <table:table-cell office:value-type="float" office:value="9024" table:style-name="ce3">
            <text:p>9024</text:p>
          </table:table-cell>
          <table:table-cell office:value-type="float" office:value="3143" table:style-name="ce3">
            <text:p>3143</text:p>
          </table:table-cell>
          <table:table-cell office:value-type="float" office:value="85521" table:style-name="ce4">
            <text:p>85521</text:p>
          </table:table-cell>
          <table:table-cell office:value-type="float" office:value="85521" table:style-name="ce4">
            <text:p>85521</text:p>
          </table:table-cell>
          <table:table-cell office:value-type="float" office:value="2986" table:style-name="ce1">
            <text:p>2986</text:p>
          </table:table-cell>
          <table:table-cell office:value-type="float" office:value="6320" table:style-name="ce5">
            <text:p>6320</text:p>
          </table:table-cell>
          <table:table-cell office:value-type="float" office:value="5.5" table:style-name="ce5">
            <text:p>5.5</text:p>
          </table:table-cell>
          <table:table-cell office:value-type="float" office:value="6328" table:style-name="ce13">
            <text:p>6328</text:p>
          </table:table-cell>
          <table:table-cell office:value-type="float" office:value="5.51" table:style-name="ce13">
            <text:p>5.51</text:p>
          </table:table-cell>
          <table:table-cell table:style-name="ce1"/>
          <table:table-cell office:value-type="string" table:style-name="ce1">
            <text:p>MPFC5507</text:p>
          </table:table-cell>
          <table:table-cell table:number-columns-repeated="2" table:style-name="ce1"/>
          <table:table-cell office:value-type="float" office:value="14359" table:style-name="ce2">
            <text:p>14359</text:p>
          </table:table-cell>
          <table:table-cell office:value-type="float" office:value="14359" table:style-name="ce2">
            <text:p>14359</text:p>
          </table:table-cell>
          <table:table-cell office:value-type="float" office:value="130928" table:style-name="ce3">
            <text:p>130928</text:p>
          </table:table-cell>
          <table:table-cell office:value-type="float" office:value="481" table:style-name="ce3">
            <text:p>481</text:p>
          </table:table-cell>
          <table:table-cell office:value-type="float" office:value="11536" table:style-name="ce4">
            <text:p>11536</text:p>
          </table:table-cell>
          <table:table-cell office:value-type="float" office:value="11536" table:style-name="ce4">
            <text:p>11536</text:p>
          </table:table-cell>
          <table:table-cell office:value-type="float" office:value="434" table:style-name="ce1">
            <text:p>434</text:p>
          </table:table-cell>
          <table:table-cell office:value-type="float" office:value="93" table:style-name="ce5">
            <text:p>93</text:p>
          </table:table-cell>
          <table:table-cell office:value-type="float" office:value="8.81" table:style-name="ce5">
            <text:p>8.81</text:p>
          </table:table-cell>
          <table:table-cell office:value-type="float" office:value="93" table:style-name="ce13">
            <text:p>93</text:p>
          </table:table-cell>
          <table:table-cell office:value-type="float" office:value="8.81" table:style-name="ce13">
            <text:p>8.8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8</text:p>
          </table:table-cell>
          <table:table-cell office:value-type="float" office:value="173622" table:style-name="ce1">
            <text:p>173622</text:p>
          </table:table-cell>
          <table:table-cell office:value-type="float" office:value="173622" table:style-name="ce1">
            <text:p>173622</text:p>
          </table:table-cell>
          <table:table-cell office:value-type="float" office:value="131503" table:style-name="ce2">
            <text:p>131503</text:p>
          </table:table-cell>
          <table:table-cell office:value-type="float" office:value="131503" table:style-name="ce2">
            <text:p>131503</text:p>
          </table:table-cell>
          <table:table-cell office:value-type="float" office:value="11955" table:style-name="ce3">
            <text:p>11955</text:p>
          </table:table-cell>
          <table:table-cell office:value-type="float" office:value="2977" table:style-name="ce3">
            <text:p>2977</text:p>
          </table:table-cell>
          <table:table-cell office:value-type="float" office:value="107369" table:style-name="ce4">
            <text:p>107369</text:p>
          </table:table-cell>
          <table:table-cell office:value-type="float" office:value="107369" table:style-name="ce4">
            <text:p>107369</text:p>
          </table:table-cell>
          <table:table-cell office:value-type="float" office:value="2902" table:style-name="ce1">
            <text:p>2902</text:p>
          </table:table-cell>
          <table:table-cell office:value-type="float" office:value="7510" table:style-name="ce5">
            <text:p>7510</text:p>
          </table:table-cell>
          <table:table-cell office:value-type="float" office:value="5.74" table:style-name="ce5">
            <text:p>5.74</text:p>
          </table:table-cell>
          <table:table-cell office:value-type="float" office:value="7518" table:style-name="ce13">
            <text:p>7518</text:p>
          </table:table-cell>
          <table:table-cell office:value-type="float" office:value="5.75" table:style-name="ce13">
            <text:p>5.75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float" office:value="17508" table:style-name="ce2">
            <text:p>17508</text:p>
          </table:table-cell>
          <table:table-cell office:value-type="float" office:value="17508" table:style-name="ce2">
            <text:p>17508</text:p>
          </table:table-cell>
          <table:table-cell office:value-type="float" office:value="159783" table:style-name="ce3">
            <text:p>159783</text:p>
          </table:table-cell>
          <table:table-cell office:value-type="float" office:value="208" table:style-name="ce3">
            <text:p>208</text:p>
          </table:table-cell>
          <table:table-cell office:value-type="float" office:value="14108" table:style-name="ce4">
            <text:p>14108</text:p>
          </table:table-cell>
          <table:table-cell office:value-type="float" office:value="14108" table:style-name="ce4">
            <text:p>14108</text:p>
          </table:table-cell>
          <table:table-cell office:value-type="float" office:value="188" table:style-name="ce1">
            <text:p>188</text:p>
          </table:table-cell>
          <table:table-cell office:value-type="float" office:value="119" table:style-name="ce5">
            <text:p>119</text:p>
          </table:table-cell>
          <table:table-cell office:value-type="float" office:value="8.6" table:style-name="ce5">
            <text:p>8.6</text:p>
          </table:table-cell>
          <table:table-cell office:value-type="float" office:value="119" table:style-name="ce13">
            <text:p>119</text:p>
          </table:table-cell>
          <table:table-cell office:value-type="float" office:value="8.6" table:style-name="ce13">
            <text:p>8.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3</text:p>
          </table:table-cell>
          <table:table-cell office:value-type="float" office:value="228874" table:style-name="ce1">
            <text:p>228874</text:p>
          </table:table-cell>
          <table:table-cell office:value-type="float" office:value="228874" table:style-name="ce1">
            <text:p>228874</text:p>
          </table:table-cell>
          <table:table-cell office:value-type="float" office:value="138962" table:style-name="ce2">
            <text:p>138962</text:p>
          </table:table-cell>
          <table:table-cell office:value-type="float" office:value="138962" table:style-name="ce2">
            <text:p>138962</text:p>
          </table:table-cell>
          <table:table-cell office:value-type="float" office:value="11948" table:style-name="ce3">
            <text:p>11948</text:p>
          </table:table-cell>
          <table:table-cell office:value-type="float" office:value="3087" table:style-name="ce3">
            <text:p>3087</text:p>
          </table:table-cell>
          <table:table-cell office:value-type="float" office:value="113981" table:style-name="ce4">
            <text:p>113981</text:p>
          </table:table-cell>
          <table:table-cell office:value-type="float" office:value="113981" table:style-name="ce4">
            <text:p>113981</text:p>
          </table:table-cell>
          <table:table-cell office:value-type="float" office:value="2994" table:style-name="ce1">
            <text:p>2994</text:p>
          </table:table-cell>
          <table:table-cell office:value-type="float" office:value="7604" table:style-name="ce5">
            <text:p>7604</text:p>
          </table:table-cell>
          <table:table-cell office:value-type="float" office:value="5.88" table:style-name="ce5">
            <text:p>5.88</text:p>
          </table:table-cell>
          <table:table-cell office:value-type="float" office:value="7612" table:style-name="ce13">
            <text:p>7612</text:p>
          </table:table-cell>
          <table:table-cell office:value-type="float" office:value="5.89" table:style-name="ce13">
            <text:p>5.89</text:p>
          </table:table-cell>
          <table:table-cell table:style-name="ce1"/>
          <table:table-cell office:value-type="string" table:style-name="ce1">
            <text:p>MPFC5513</text:p>
          </table:table-cell>
          <table:table-cell table:number-columns-repeated="2" table:style-name="ce1"/>
          <table:table-cell office:value-type="float" office:value="19882" table:style-name="ce2">
            <text:p>19882</text:p>
          </table:table-cell>
          <table:table-cell office:value-type="float" office:value="19882" table:style-name="ce2">
            <text:p>19882</text:p>
          </table:table-cell>
          <table:table-cell office:value-type="float" office:value="179683" table:style-name="ce3">
            <text:p>179683</text:p>
          </table:table-cell>
          <table:table-cell office:value-type="float" office:value="361427" table:style-name="ce3">
            <text:p>361427</text:p>
          </table:table-cell>
          <table:table-cell office:value-type="float" office:value="16262" table:style-name="ce4">
            <text:p>16262</text:p>
          </table:table-cell>
          <table:table-cell office:value-type="float" office:value="16262" table:style-name="ce4">
            <text:p>16262</text:p>
          </table:table-cell>
          <table:table-cell office:value-type="float" office:value="314131" table:style-name="ce1">
            <text:p>314131</text:p>
          </table:table-cell>
          <table:table-cell office:value-type="float" office:value="129" table:style-name="ce5">
            <text:p>129</text:p>
          </table:table-cell>
          <table:table-cell office:value-type="float" office:value="8.35" table:style-name="ce5">
            <text:p>8.35</text:p>
          </table:table-cell>
          <table:table-cell office:value-type="float" office:value="129" table:style-name="ce13">
            <text:p>129</text:p>
          </table:table-cell>
          <table:table-cell office:value-type="float" office:value="8.41" table:style-name="ce13">
            <text:p>8.4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5</text:p>
          </table:table-cell>
          <table:table-cell office:value-type="float" office:value="181903" table:style-name="ce1">
            <text:p>181903</text:p>
          </table:table-cell>
          <table:table-cell office:value-type="float" office:value="181903" table:style-name="ce1">
            <text:p>181903</text:p>
          </table:table-cell>
          <table:table-cell office:value-type="float" office:value="135747" table:style-name="ce2">
            <text:p>135747</text:p>
          </table:table-cell>
          <table:table-cell office:value-type="float" office:value="135747" table:style-name="ce2">
            <text:p>135747</text:p>
          </table:table-cell>
          <table:table-cell office:value-type="float" office:value="12654" table:style-name="ce3">
            <text:p>12654</text:p>
          </table:table-cell>
          <table:table-cell office:value-type="float" office:value="3378" table:style-name="ce3">
            <text:p>3378</text:p>
          </table:table-cell>
          <table:table-cell office:value-type="float" office:value="111754" table:style-name="ce4">
            <text:p>111754</text:p>
          </table:table-cell>
          <table:table-cell office:value-type="float" office:value="111754" table:style-name="ce4">
            <text:p>111754</text:p>
          </table:table-cell>
          <table:table-cell office:value-type="float" office:value="3326" table:style-name="ce1">
            <text:p>3326</text:p>
          </table:table-cell>
          <table:table-cell office:value-type="float" office:value="7451" table:style-name="ce5">
            <text:p>7451</text:p>
          </table:table-cell>
          <table:table-cell office:value-type="float" office:value="5.64" table:style-name="ce5">
            <text:p>5.64</text:p>
          </table:table-cell>
          <table:table-cell office:value-type="float" office:value="7462" table:style-name="ce13">
            <text:p>7462</text:p>
          </table:table-cell>
          <table:table-cell office:value-type="float" office:value="5.65" table:style-name="ce13">
            <text:p>5.65</text:p>
          </table:table-cell>
          <table:table-cell table:style-name="ce1"/>
          <table:table-cell office:value-type="string" table:style-name="ce1">
            <text:p>MPFC5515</text:p>
          </table:table-cell>
          <table:table-cell table:number-columns-repeated="2" table:style-name="ce1"/>
          <table:table-cell office:value-type="float" office:value="18129" table:style-name="ce2">
            <text:p>18129</text:p>
          </table:table-cell>
          <table:table-cell office:value-type="float" office:value="18129" table:style-name="ce2">
            <text:p>18129</text:p>
          </table:table-cell>
          <table:table-cell office:value-type="float" office:value="168484" table:style-name="ce3">
            <text:p>168484</text:p>
          </table:table-cell>
          <table:table-cell office:value-type="float" office:value="600" table:style-name="ce3">
            <text:p>600</text:p>
          </table:table-cell>
          <table:table-cell office:value-type="float" office:value="14859" table:style-name="ce4">
            <text:p>14859</text:p>
          </table:table-cell>
          <table:table-cell office:value-type="float" office:value="14859" table:style-name="ce4">
            <text:p>14859</text:p>
          </table:table-cell>
          <table:table-cell office:value-type="float" office:value="547" table:style-name="ce1">
            <text:p>547</text:p>
          </table:table-cell>
          <table:table-cell office:value-type="float" office:value="99" table:style-name="ce5">
            <text:p>99</text:p>
          </table:table-cell>
          <table:table-cell office:value-type="float" office:value="10.61" table:style-name="ce5">
            <text:p>10.61</text:p>
          </table:table-cell>
          <table:table-cell office:value-type="float" office:value="99" table:style-name="ce13">
            <text:p>99</text:p>
          </table:table-cell>
          <table:table-cell office:value-type="float" office:value="10.61" table:style-name="ce13">
            <text:p>10.6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6</text:p>
          </table:table-cell>
          <table:table-cell office:value-type="float" office:value="217417" table:style-name="ce1">
            <text:p>217417</text:p>
          </table:table-cell>
          <table:table-cell office:value-type="float" office:value="217417" table:style-name="ce1">
            <text:p>217417</text:p>
          </table:table-cell>
          <table:table-cell office:value-type="float" office:value="166752" table:style-name="ce2">
            <text:p>166752</text:p>
          </table:table-cell>
          <table:table-cell office:value-type="float" office:value="166752" table:style-name="ce2">
            <text:p>166752</text:p>
          </table:table-cell>
          <table:table-cell office:value-type="float" office:value="14853" table:style-name="ce3">
            <text:p>14853</text:p>
          </table:table-cell>
          <table:table-cell office:value-type="float" office:value="3991" table:style-name="ce3">
            <text:p>3991</text:p>
          </table:table-cell>
          <table:table-cell office:value-type="float" office:value="137138" table:style-name="ce4">
            <text:p>137138</text:p>
          </table:table-cell>
          <table:table-cell office:value-type="float" office:value="137138" table:style-name="ce4">
            <text:p>137138</text:p>
          </table:table-cell>
          <table:table-cell office:value-type="float" office:value="3850" table:style-name="ce1">
            <text:p>3850</text:p>
          </table:table-cell>
          <table:table-cell office:value-type="float" office:value="8467" table:style-name="ce5">
            <text:p>8467</text:p>
          </table:table-cell>
          <table:table-cell office:value-type="float" office:value="5.75" table:style-name="ce5">
            <text:p>5.75</text:p>
          </table:table-cell>
          <table:table-cell office:value-type="float" office:value="8479" table:style-name="ce13">
            <text:p>8479</text:p>
          </table:table-cell>
          <table:table-cell office:value-type="float" office:value="5.76" table:style-name="ce13">
            <text:p>5.76</text:p>
          </table:table-cell>
          <table:table-cell table:style-name="ce1"/>
          <table:table-cell office:value-type="string" table:style-name="ce1">
            <text:p>MPFC5516</text:p>
          </table:table-cell>
          <table:table-cell table:number-columns-repeated="2" table:style-name="ce1"/>
          <table:table-cell office:value-type="float" office:value="23410" table:style-name="ce2">
            <text:p>23410</text:p>
          </table:table-cell>
          <table:table-cell office:value-type="float" office:value="23410" table:style-name="ce2">
            <text:p>23410</text:p>
          </table:table-cell>
          <table:table-cell office:value-type="float" office:value="209558" table:style-name="ce3">
            <text:p>209558</text:p>
          </table:table-cell>
          <table:table-cell office:value-type="float" office:value="14167" table:style-name="ce3">
            <text:p>14167</text:p>
          </table:table-cell>
          <table:table-cell office:value-type="float" office:value="19113" table:style-name="ce4">
            <text:p>19113</text:p>
          </table:table-cell>
          <table:table-cell office:value-type="float" office:value="19113" table:style-name="ce4">
            <text:p>19113</text:p>
          </table:table-cell>
          <table:table-cell office:value-type="float" office:value="12598" table:style-name="ce1">
            <text:p>12598</text:p>
          </table:table-cell>
          <table:table-cell office:value-type="float" office:value="120" table:style-name="ce5">
            <text:p>120</text:p>
          </table:table-cell>
          <table:table-cell office:value-type="float" office:value="11.1" table:style-name="ce5">
            <text:p>11.1</text:p>
          </table:table-cell>
          <table:table-cell office:value-type="float" office:value="120" table:style-name="ce13">
            <text:p>120</text:p>
          </table:table-cell>
          <table:table-cell office:value-type="float" office:value="11.07" table:style-name="ce13">
            <text:p>11.0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7</text:p>
          </table:table-cell>
          <table:table-cell office:value-type="float" office:value="205473" table:style-name="ce1">
            <text:p>205473</text:p>
          </table:table-cell>
          <table:table-cell office:value-type="float" office:value="205473" table:style-name="ce1">
            <text:p>205473</text:p>
          </table:table-cell>
          <table:table-cell office:value-type="float" office:value="158820" table:style-name="ce2">
            <text:p>158820</text:p>
          </table:table-cell>
          <table:table-cell office:value-type="float" office:value="158820" table:style-name="ce2">
            <text:p>158820</text:p>
          </table:table-cell>
          <table:table-cell office:value-type="float" office:value="13442" table:style-name="ce3">
            <text:p>13442</text:p>
          </table:table-cell>
          <table:table-cell office:value-type="float" office:value="3186" table:style-name="ce3">
            <text:p>3186</text:p>
          </table:table-cell>
          <table:table-cell office:value-type="float" office:value="131017" table:style-name="ce4">
            <text:p>131017</text:p>
          </table:table-cell>
          <table:table-cell office:value-type="float" office:value="131017" table:style-name="ce4">
            <text:p>131017</text:p>
          </table:table-cell>
          <table:table-cell office:value-type="float" office:value="3121" table:style-name="ce1">
            <text:p>3121</text:p>
          </table:table-cell>
          <table:table-cell office:value-type="float" office:value="8252" table:style-name="ce5">
            <text:p>8252</text:p>
          </table:table-cell>
          <table:table-cell office:value-type="float" office:value="5.79" table:style-name="ce5">
            <text:p>5.79</text:p>
          </table:table-cell>
          <table:table-cell office:value-type="float" office:value="8261" table:style-name="ce13">
            <text:p>8261</text:p>
          </table:table-cell>
          <table:table-cell office:value-type="float" office:value="5.79" table:style-name="ce13">
            <text:p>5.79</text:p>
          </table:table-cell>
          <table:table-cell table:style-name="ce1"/>
          <table:table-cell office:value-type="string" table:style-name="ce1">
            <text:p>MPFC5517</text:p>
          </table:table-cell>
          <table:table-cell table:number-columns-repeated="2" table:style-name="ce1"/>
          <table:table-cell office:value-type="float" office:value="21631" table:style-name="ce2">
            <text:p>21631</text:p>
          </table:table-cell>
          <table:table-cell office:value-type="float" office:value="21631" table:style-name="ce2">
            <text:p>21631</text:p>
          </table:table-cell>
          <table:table-cell office:value-type="float" office:value="193353" table:style-name="ce3">
            <text:p>193353</text:p>
          </table:table-cell>
          <table:table-cell office:value-type="float" office:value="6907" table:style-name="ce3">
            <text:p>6907</text:p>
          </table:table-cell>
          <table:table-cell office:value-type="float" office:value="17536" table:style-name="ce4">
            <text:p>17536</text:p>
          </table:table-cell>
          <table:table-cell office:value-type="float" office:value="17536" table:style-name="ce4">
            <text:p>17536</text:p>
          </table:table-cell>
          <table:table-cell office:value-type="float" office:value="6218" table:style-name="ce1">
            <text:p>6218</text:p>
          </table:table-cell>
          <table:table-cell office:value-type="float" office:value="126" table:style-name="ce5">
            <text:p>126</text:p>
          </table:table-cell>
          <table:table-cell office:value-type="float" office:value="9.94" table:style-name="ce5">
            <text:p>9.94</text:p>
          </table:table-cell>
          <table:table-cell office:value-type="float" office:value="126" table:style-name="ce13">
            <text:p>126</text:p>
          </table:table-cell>
          <table:table-cell office:value-type="float" office:value="9.9700000000000006" table:style-name="ce13">
            <text:p>9.9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8</text:p>
          </table:table-cell>
          <table:table-cell office:value-type="float" office:value="216800" table:style-name="ce1">
            <text:p>216800</text:p>
          </table:table-cell>
          <table:table-cell office:value-type="float" office:value="216800" table:style-name="ce1">
            <text:p>216800</text:p>
          </table:table-cell>
          <table:table-cell office:value-type="float" office:value="164531" table:style-name="ce2">
            <text:p>164531</text:p>
          </table:table-cell>
          <table:table-cell office:value-type="float" office:value="164531" table:style-name="ce2">
            <text:p>164531</text:p>
          </table:table-cell>
          <table:table-cell office:value-type="float" office:value="15441" table:style-name="ce3">
            <text:p>15441</text:p>
          </table:table-cell>
          <table:table-cell office:value-type="float" office:value="3618" table:style-name="ce3">
            <text:p>3618</text:p>
          </table:table-cell>
          <table:table-cell office:value-type="float" office:value="135165" table:style-name="ce4">
            <text:p>135165</text:p>
          </table:table-cell>
          <table:table-cell office:value-type="float" office:value="135165" table:style-name="ce4">
            <text:p>135165</text:p>
          </table:table-cell>
          <table:table-cell office:value-type="float" office:value="3455" table:style-name="ce1">
            <text:p>3455</text:p>
          </table:table-cell>
          <table:table-cell office:value-type="float" office:value="8681" table:style-name="ce5">
            <text:p>8681</text:p>
          </table:table-cell>
          <table:table-cell office:value-type="float" office:value="5.83" table:style-name="ce5">
            <text:p>5.83</text:p>
          </table:table-cell>
          <table:table-cell office:value-type="float" office:value="8690" table:style-name="ce13">
            <text:p>8690</text:p>
          </table:table-cell>
          <table:table-cell office:value-type="float" office:value="5.84" table:style-name="ce13">
            <text:p>5.84</text:p>
          </table:table-cell>
          <table:table-cell table:style-name="ce1"/>
          <table:table-cell office:value-type="string" table:style-name="ce1">
            <text:p>MPFC5518</text:p>
          </table:table-cell>
          <table:table-cell table:number-columns-repeated="2" table:style-name="ce1"/>
          <table:table-cell office:value-type="float" office:value="22077" table:style-name="ce2">
            <text:p>22077</text:p>
          </table:table-cell>
          <table:table-cell office:value-type="float" office:value="22077" table:style-name="ce2">
            <text:p>22077</text:p>
          </table:table-cell>
          <table:table-cell office:value-type="float" office:value="198578" table:style-name="ce3">
            <text:p>198578</text:p>
          </table:table-cell>
          <table:table-cell office:value-type="float" office:value="3569" table:style-name="ce3">
            <text:p>3569</text:p>
          </table:table-cell>
          <table:table-cell office:value-type="float" office:value="17787" table:style-name="ce4">
            <text:p>17787</text:p>
          </table:table-cell>
          <table:table-cell office:value-type="float" office:value="17787" table:style-name="ce4">
            <text:p>17787</text:p>
          </table:table-cell>
          <table:table-cell office:value-type="float" office:value="3185" table:style-name="ce1">
            <text:p>3185</text:p>
          </table:table-cell>
          <table:table-cell office:value-type="float" office:value="107" table:style-name="ce5">
            <text:p>107</text:p>
          </table:table-cell>
          <table:table-cell office:value-type="float" office:value="11.33" table:style-name="ce5">
            <text:p>11.33</text:p>
          </table:table-cell>
          <table:table-cell office:value-type="float" office:value="107" table:style-name="ce13">
            <text:p>107</text:p>
          </table:table-cell>
          <table:table-cell office:value-type="float" office:value="11.33" table:style-name="ce13">
            <text:p>11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9</text:p>
          </table:table-cell>
          <table:table-cell office:value-type="float" office:value="166612" table:style-name="ce1">
            <text:p>166612</text:p>
          </table:table-cell>
          <table:table-cell office:value-type="float" office:value="166612" table:style-name="ce1">
            <text:p>166612</text:p>
          </table:table-cell>
          <table:table-cell office:value-type="float" office:value="125199" table:style-name="ce2">
            <text:p>125199</text:p>
          </table:table-cell>
          <table:table-cell office:value-type="float" office:value="125199" table:style-name="ce2">
            <text:p>125199</text:p>
          </table:table-cell>
          <table:table-cell office:value-type="float" office:value="11007" table:style-name="ce3">
            <text:p>11007</text:p>
          </table:table-cell>
          <table:table-cell office:value-type="float" office:value="2604" table:style-name="ce3">
            <text:p>2604</text:p>
          </table:table-cell>
          <table:table-cell office:value-type="float" office:value="102355" table:style-name="ce4">
            <text:p>102355</text:p>
          </table:table-cell>
          <table:table-cell office:value-type="float" office:value="102355" table:style-name="ce4">
            <text:p>102355</text:p>
          </table:table-cell>
          <table:table-cell office:value-type="float" office:value="2552" table:style-name="ce1">
            <text:p>2552</text:p>
          </table:table-cell>
          <table:table-cell office:value-type="float" office:value="7132" table:style-name="ce5">
            <text:p>7132</text:p>
          </table:table-cell>
          <table:table-cell office:value-type="float" office:value="5.46" table:style-name="ce5">
            <text:p>5.46</text:p>
          </table:table-cell>
          <table:table-cell office:value-type="float" office:value="7138" table:style-name="ce13">
            <text:p>7138</text:p>
          </table:table-cell>
          <table:table-cell office:value-type="float" office:value="5.47" table:style-name="ce13">
            <text:p>5.47</text:p>
          </table:table-cell>
          <table:table-cell table:style-name="ce1"/>
          <table:table-cell office:value-type="string" table:style-name="ce1">
            <text:p>MPFC5519</text:p>
          </table:table-cell>
          <table:table-cell table:number-columns-repeated="2" table:style-name="ce1"/>
          <table:table-cell office:value-type="float" office:value="16490" table:style-name="ce2">
            <text:p>16490</text:p>
          </table:table-cell>
          <table:table-cell office:value-type="float" office:value="16490" table:style-name="ce2">
            <text:p>16490</text:p>
          </table:table-cell>
          <table:table-cell office:value-type="float" office:value="150840" table:style-name="ce3">
            <text:p>150840</text:p>
          </table:table-cell>
          <table:table-cell office:value-type="float" office:value="5967" table:style-name="ce3">
            <text:p>5967</text:p>
          </table:table-cell>
          <table:table-cell office:value-type="float" office:value="13327" table:style-name="ce4">
            <text:p>13327</text:p>
          </table:table-cell>
          <table:table-cell office:value-type="float" office:value="13327" table:style-name="ce4">
            <text:p>13327</text:p>
          </table:table-cell>
          <table:table-cell office:value-type="float" office:value="5435" table:style-name="ce1">
            <text:p>5435</text:p>
          </table:table-cell>
          <table:table-cell office:value-type="float" office:value="96" table:style-name="ce5">
            <text:p>96</text:p>
          </table:table-cell>
          <table:table-cell office:value-type="float" office:value="9.4600000000000009" table:style-name="ce5">
            <text:p>9.46</text:p>
          </table:table-cell>
          <table:table-cell office:value-type="float" office:value="96" table:style-name="ce13">
            <text:p>96</text:p>
          </table:table-cell>
          <table:table-cell office:value-type="float" office:value="9.4600000000000009" table:style-name="ce13">
            <text:p>9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0</text:p>
          </table:table-cell>
          <table:table-cell office:value-type="float" office:value="72921" table:style-name="ce1">
            <text:p>72921</text:p>
          </table:table-cell>
          <table:table-cell office:value-type="float" office:value="72921" table:style-name="ce1">
            <text:p>72921</text:p>
          </table:table-cell>
          <table:table-cell office:value-type="float" office:value="49267" table:style-name="ce2">
            <text:p>49267</text:p>
          </table:table-cell>
          <table:table-cell office:value-type="float" office:value="49267" table:style-name="ce2">
            <text:p>49267</text:p>
          </table:table-cell>
          <table:table-cell office:value-type="float" office:value="4483" table:style-name="ce3">
            <text:p>4483</text:p>
          </table:table-cell>
          <table:table-cell office:value-type="float" office:value="1002" table:style-name="ce3">
            <text:p>1002</text:p>
          </table:table-cell>
          <table:table-cell office:value-type="float" office:value="40524" table:style-name="ce4">
            <text:p>40524</text:p>
          </table:table-cell>
          <table:table-cell office:value-type="float" office:value="40524" table:style-name="ce4">
            <text:p>40524</text:p>
          </table:table-cell>
          <table:table-cell office:value-type="float" office:value="986" table:style-name="ce1">
            <text:p>986</text:p>
          </table:table-cell>
          <table:table-cell office:value-type="float" office:value="2641" table:style-name="ce5">
            <text:p>2641</text:p>
          </table:table-cell>
          <table:table-cell office:value-type="float" office:value="4.91" table:style-name="ce5">
            <text:p>4.91</text:p>
          </table:table-cell>
          <table:table-cell office:value-type="float" office:value="2643" table:style-name="ce13">
            <text:p>2643</text:p>
          </table:table-cell>
          <table:table-cell office:value-type="float" office:value="4.93" table:style-name="ce13">
            <text:p>4.93</text:p>
          </table:table-cell>
          <table:table-cell table:style-name="ce1"/>
          <table:table-cell office:value-type="string" table:style-name="ce1">
            <text:p>MPFC5520</text:p>
          </table:table-cell>
          <table:table-cell table:number-columns-repeated="2" table:style-name="ce1"/>
          <table:table-cell office:value-type="float" office:value="7332" table:style-name="ce2">
            <text:p>7332</text:p>
          </table:table-cell>
          <table:table-cell office:value-type="float" office:value="7332" table:style-name="ce2">
            <text:p>7332</text:p>
          </table:table-cell>
          <table:table-cell office:value-type="float" office:value="67016" table:style-name="ce3">
            <text:p>67016</text:p>
          </table:table-cell>
          <table:table-cell office:value-type="float" office:value="155349" table:style-name="ce3">
            <text:p>155349</text:p>
          </table:table-cell>
          <table:table-cell office:value-type="float" office:value="6139" table:style-name="ce4">
            <text:p>6139</text:p>
          </table:table-cell>
          <table:table-cell office:value-type="float" office:value="6139" table:style-name="ce4">
            <text:p>6139</text:p>
          </table:table-cell>
          <table:table-cell office:value-type="float" office:value="137125" table:style-name="ce1">
            <text:p>137125</text:p>
          </table:table-cell>
          <table:table-cell office:value-type="float" office:value="45" table:style-name="ce5">
            <text:p>45</text:p>
          </table:table-cell>
          <table:table-cell office:value-type="float" office:value="9.1999999999999993" table:style-name="ce5">
            <text:p>9.2</text:p>
          </table:table-cell>
          <table:table-cell office:value-type="float" office:value="45" table:style-name="ce13">
            <text:p>45</text:p>
          </table:table-cell>
          <table:table-cell office:value-type="float" office:value="9.27" table:style-name="ce13">
            <text:p>9.2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1</text:p>
          </table:table-cell>
          <table:table-cell office:value-type="float" office:value="212235" table:style-name="ce1">
            <text:p>212235</text:p>
          </table:table-cell>
          <table:table-cell office:value-type="float" office:value="212235" table:style-name="ce1">
            <text:p>212235</text:p>
          </table:table-cell>
          <table:table-cell office:value-type="float" office:value="131014" table:style-name="ce2">
            <text:p>131014</text:p>
          </table:table-cell>
          <table:table-cell office:value-type="float" office:value="131014" table:style-name="ce2">
            <text:p>131014</text:p>
          </table:table-cell>
          <table:table-cell office:value-type="float" office:value="11336" table:style-name="ce3">
            <text:p>11336</text:p>
          </table:table-cell>
          <table:table-cell office:value-type="float" office:value="2823" table:style-name="ce3">
            <text:p>2823</text:p>
          </table:table-cell>
          <table:table-cell office:value-type="float" office:value="107826" table:style-name="ce4">
            <text:p>107826</text:p>
          </table:table-cell>
          <table:table-cell office:value-type="float" office:value="107826" table:style-name="ce4">
            <text:p>107826</text:p>
          </table:table-cell>
          <table:table-cell office:value-type="float" office:value="2751" table:style-name="ce1">
            <text:p>2751</text:p>
          </table:table-cell>
          <table:table-cell office:value-type="float" office:value="6327" table:style-name="ce5">
            <text:p>6327</text:p>
          </table:table-cell>
          <table:table-cell office:value-type="float" office:value="5.58" table:style-name="ce5">
            <text:p>5.58</text:p>
          </table:table-cell>
          <table:table-cell office:value-type="float" office:value="6335" table:style-name="ce13">
            <text:p>6335</text:p>
          </table:table-cell>
          <table:table-cell office:value-type="float" office:value="5.59" table:style-name="ce13">
            <text:p>5.59</text:p>
          </table:table-cell>
          <table:table-cell table:style-name="ce1"/>
          <table:table-cell office:value-type="string" table:style-name="ce1">
            <text:p>MPFC5521</text:p>
          </table:table-cell>
          <table:table-cell table:number-columns-repeated="2" table:style-name="ce1"/>
          <table:table-cell office:value-type="float" office:value="17735" table:style-name="ce2">
            <text:p>17735</text:p>
          </table:table-cell>
          <table:table-cell office:value-type="float" office:value="17735" table:style-name="ce2">
            <text:p>17735</text:p>
          </table:table-cell>
          <table:table-cell office:value-type="float" office:value="158949" table:style-name="ce3">
            <text:p>158949</text:p>
          </table:table-cell>
          <table:table-cell office:value-type="float" office:value="106706" table:style-name="ce3">
            <text:p>106706</text:p>
          </table:table-cell>
          <table:table-cell office:value-type="float" office:value="14714" table:style-name="ce4">
            <text:p>14714</text:p>
          </table:table-cell>
          <table:table-cell office:value-type="float" office:value="14714" table:style-name="ce4">
            <text:p>14714</text:p>
          </table:table-cell>
          <table:table-cell office:value-type="float" office:value="94428" table:style-name="ce1">
            <text:p>94428</text:p>
          </table:table-cell>
          <table:table-cell office:value-type="float" office:value="85" table:style-name="ce5">
            <text:p>85</text:p>
          </table:table-cell>
          <table:table-cell office:value-type="float" office:value="11.21" table:style-name="ce5">
            <text:p>11.21</text:p>
          </table:table-cell>
          <table:table-cell office:value-type="float" office:value="85" table:style-name="ce13">
            <text:p>85</text:p>
          </table:table-cell>
          <table:table-cell office:value-type="float" office:value="11.22" table:style-name="ce13">
            <text:p>11.2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2</text:p>
          </table:table-cell>
          <table:table-cell office:value-type="float" office:value="132721" table:style-name="ce1">
            <text:p>132721</text:p>
          </table:table-cell>
          <table:table-cell office:value-type="float" office:value="132721" table:style-name="ce1">
            <text:p>132721</text:p>
          </table:table-cell>
          <table:table-cell office:value-type="float" office:value="99249" table:style-name="ce2">
            <text:p>99249</text:p>
          </table:table-cell>
          <table:table-cell office:value-type="float" office:value="99249" table:style-name="ce2">
            <text:p>99249</text:p>
          </table:table-cell>
          <table:table-cell office:value-type="float" office:value="9263" table:style-name="ce3">
            <text:p>9263</text:p>
          </table:table-cell>
          <table:table-cell office:value-type="float" office:value="2136" table:style-name="ce3">
            <text:p>2136</text:p>
          </table:table-cell>
          <table:table-cell office:value-type="float" office:value="81732" table:style-name="ce4">
            <text:p>81732</text:p>
          </table:table-cell>
          <table:table-cell office:value-type="float" office:value="81732" table:style-name="ce4">
            <text:p>81732</text:p>
          </table:table-cell>
          <table:table-cell office:value-type="float" office:value="2102" table:style-name="ce1">
            <text:p>2102</text:p>
          </table:table-cell>
          <table:table-cell office:value-type="float" office:value="5547" table:style-name="ce5">
            <text:p>5547</text:p>
          </table:table-cell>
          <table:table-cell office:value-type="float" office:value="5.47" table:style-name="ce5">
            <text:p>5.47</text:p>
          </table:table-cell>
          <table:table-cell office:value-type="float" office:value="5552" table:style-name="ce13">
            <text:p>5552</text:p>
          </table:table-cell>
          <table:table-cell office:value-type="float" office:value="5.48" table:style-name="ce13">
            <text:p>5.48</text:p>
          </table:table-cell>
          <table:table-cell table:style-name="ce1"/>
          <table:table-cell office:value-type="string" table:style-name="ce1">
            <text:p>MPFC5522</text:p>
          </table:table-cell>
          <table:table-cell table:number-columns-repeated="2" table:style-name="ce1"/>
          <table:table-cell office:value-type="float" office:value="13642" table:style-name="ce2">
            <text:p>13642</text:p>
          </table:table-cell>
          <table:table-cell office:value-type="float" office:value="13642" table:style-name="ce2">
            <text:p>13642</text:p>
          </table:table-cell>
          <table:table-cell office:value-type="float" office:value="124056" table:style-name="ce3">
            <text:p>124056</text:p>
          </table:table-cell>
          <table:table-cell office:value-type="float" office:value="503" table:style-name="ce3">
            <text:p>503</text:p>
          </table:table-cell>
          <table:table-cell office:value-type="float" office:value="11226" table:style-name="ce4">
            <text:p>11226</text:p>
          </table:table-cell>
          <table:table-cell office:value-type="float" office:value="11226" table:style-name="ce4">
            <text:p>11226</text:p>
          </table:table-cell>
          <table:table-cell office:value-type="float" office:value="463" table:style-name="ce1">
            <text:p>463</text:p>
          </table:table-cell>
          <table:table-cell office:value-type="float" office:value="80" table:style-name="ce5">
            <text:p>80</text:p>
          </table:table-cell>
          <table:table-cell office:value-type="float" office:value="10.97" table:style-name="ce5">
            <text:p>10.97</text:p>
          </table:table-cell>
          <table:table-cell office:value-type="float" office:value="80" table:style-name="ce13">
            <text:p>80</text:p>
          </table:table-cell>
          <table:table-cell office:value-type="float" office:value="10.97" table:style-name="ce13">
            <text:p>10.9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3</text:p>
          </table:table-cell>
          <table:table-cell office:value-type="float" office:value="156859" table:style-name="ce1">
            <text:p>156859</text:p>
          </table:table-cell>
          <table:table-cell office:value-type="float" office:value="156859" table:style-name="ce1">
            <text:p>156859</text:p>
          </table:table-cell>
          <table:table-cell office:value-type="float" office:value="118620" table:style-name="ce2">
            <text:p>118620</text:p>
          </table:table-cell>
          <table:table-cell office:value-type="float" office:value="118620" table:style-name="ce2">
            <text:p>118620</text:p>
          </table:table-cell>
          <table:table-cell office:value-type="float" office:value="10169" table:style-name="ce3">
            <text:p>10169</text:p>
          </table:table-cell>
          <table:table-cell office:value-type="float" office:value="2660" table:style-name="ce3">
            <text:p>2660</text:p>
          </table:table-cell>
          <table:table-cell office:value-type="float" office:value="97845" table:style-name="ce4">
            <text:p>97845</text:p>
          </table:table-cell>
          <table:table-cell office:value-type="float" office:value="97845" table:style-name="ce4">
            <text:p>97845</text:p>
          </table:table-cell>
          <table:table-cell office:value-type="float" office:value="2614" table:style-name="ce1">
            <text:p>2614</text:p>
          </table:table-cell>
          <table:table-cell office:value-type="float" office:value="6310" table:style-name="ce5">
            <text:p>6310</text:p>
          </table:table-cell>
          <table:table-cell office:value-type="float" office:value="5.47" table:style-name="ce5">
            <text:p>5.47</text:p>
          </table:table-cell>
          <table:table-cell office:value-type="float" office:value="6319" table:style-name="ce13">
            <text:p>6319</text:p>
          </table:table-cell>
          <table:table-cell office:value-type="float" office:value="5.48" table:style-name="ce13">
            <text:p>5.48</text:p>
          </table:table-cell>
          <table:table-cell table:style-name="ce1"/>
          <table:table-cell office:value-type="string" table:style-name="ce1">
            <text:p>MPFC5523</text:p>
          </table:table-cell>
          <table:table-cell table:number-columns-repeated="2" table:style-name="ce1"/>
          <table:table-cell office:value-type="float" office:value="16247" table:style-name="ce2">
            <text:p>16247</text:p>
          </table:table-cell>
          <table:table-cell office:value-type="float" office:value="16247" table:style-name="ce2">
            <text:p>16247</text:p>
          </table:table-cell>
          <table:table-cell office:value-type="float" office:value="147874" table:style-name="ce3">
            <text:p>147874</text:p>
          </table:table-cell>
          <table:table-cell office:value-type="float" office:value="3547" table:style-name="ce3">
            <text:p>3547</text:p>
          </table:table-cell>
          <table:table-cell office:value-type="float" office:value="13153" table:style-name="ce4">
            <text:p>13153</text:p>
          </table:table-cell>
          <table:table-cell office:value-type="float" office:value="13153" table:style-name="ce4">
            <text:p>13153</text:p>
          </table:table-cell>
          <table:table-cell office:value-type="float" office:value="3228" table:style-name="ce1">
            <text:p>3228</text:p>
          </table:table-cell>
          <table:table-cell office:value-type="float" office:value="79" table:style-name="ce5">
            <text:p>79</text:p>
          </table:table-cell>
          <table:table-cell office:value-type="float" office:value="9.8800000000000008" table:style-name="ce5">
            <text:p>9.88</text:p>
          </table:table-cell>
          <table:table-cell office:value-type="float" office:value="79" table:style-name="ce13">
            <text:p>79</text:p>
          </table:table-cell>
          <table:table-cell office:value-type="float" office:value="9.8800000000000008" table:style-name="ce13">
            <text:p>9.8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4</text:p>
          </table:table-cell>
          <table:table-cell office:value-type="float" office:value="199024" table:style-name="ce1">
            <text:p>199024</text:p>
          </table:table-cell>
          <table:table-cell office:value-type="float" office:value="199024" table:style-name="ce1">
            <text:p>199024</text:p>
          </table:table-cell>
          <table:table-cell office:value-type="float" office:value="152218" table:style-name="ce2">
            <text:p>152218</text:p>
          </table:table-cell>
          <table:table-cell office:value-type="float" office:value="152218" table:style-name="ce2">
            <text:p>152218</text:p>
          </table:table-cell>
          <table:table-cell office:value-type="float" office:value="13718" table:style-name="ce3">
            <text:p>13718</text:p>
          </table:table-cell>
          <table:table-cell office:value-type="float" office:value="3307" table:style-name="ce3">
            <text:p>3307</text:p>
          </table:table-cell>
          <table:table-cell office:value-type="float" office:value="124585" table:style-name="ce4">
            <text:p>124585</text:p>
          </table:table-cell>
          <table:table-cell office:value-type="float" office:value="124585" table:style-name="ce4">
            <text:p>124585</text:p>
          </table:table-cell>
          <table:table-cell office:value-type="float" office:value="3253" table:style-name="ce1">
            <text:p>3253</text:p>
          </table:table-cell>
          <table:table-cell office:value-type="float" office:value="8210" table:style-name="ce5">
            <text:p>8210</text:p>
          </table:table-cell>
          <table:table-cell office:value-type="float" office:value="5.96" table:style-name="ce5">
            <text:p>5.96</text:p>
          </table:table-cell>
          <table:table-cell office:value-type="float" office:value="8219" table:style-name="ce13">
            <text:p>8219</text:p>
          </table:table-cell>
          <table:table-cell office:value-type="float" office:value="5.96" table:style-name="ce13">
            <text:p>5.96</text:p>
          </table:table-cell>
          <table:table-cell table:style-name="ce1"/>
          <table:table-cell office:value-type="string" table:style-name="ce1">
            <text:p>MPFC5524</text:p>
          </table:table-cell>
          <table:table-cell table:number-columns-repeated="2" table:style-name="ce1"/>
          <table:table-cell office:value-type="float" office:value="20363" table:style-name="ce2">
            <text:p>20363</text:p>
          </table:table-cell>
          <table:table-cell office:value-type="float" office:value="20363" table:style-name="ce2">
            <text:p>20363</text:p>
          </table:table-cell>
          <table:table-cell office:value-type="float" office:value="184407" table:style-name="ce3">
            <text:p>184407</text:p>
          </table:table-cell>
          <table:table-cell office:value-type="float" office:value="1980" table:style-name="ce3">
            <text:p>1980</text:p>
          </table:table-cell>
          <table:table-cell office:value-type="float" office:value="16400" table:style-name="ce4">
            <text:p>16400</text:p>
          </table:table-cell>
          <table:table-cell office:value-type="float" office:value="16400" table:style-name="ce4">
            <text:p>16400</text:p>
          </table:table-cell>
          <table:table-cell office:value-type="float" office:value="1803" table:style-name="ce1">
            <text:p>1803</text:p>
          </table:table-cell>
          <table:table-cell office:value-type="float" office:value="118" table:style-name="ce5">
            <text:p>118</text:p>
          </table:table-cell>
          <table:table-cell office:value-type="float" office:value="10.45" table:style-name="ce5">
            <text:p>10.45</text:p>
          </table:table-cell>
          <table:table-cell office:value-type="float" office:value="118" table:style-name="ce13">
            <text:p>118</text:p>
          </table:table-cell>
          <table:table-cell office:value-type="float" office:value="10.45" table:style-name="ce13">
            <text:p>10.4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5</text:p>
          </table:table-cell>
          <table:table-cell office:value-type="float" office:value="186940" table:style-name="ce1">
            <text:p>186940</text:p>
          </table:table-cell>
          <table:table-cell office:value-type="float" office:value="186940" table:style-name="ce1">
            <text:p>186940</text:p>
          </table:table-cell>
          <table:table-cell office:value-type="float" office:value="143810" table:style-name="ce2">
            <text:p>143810</text:p>
          </table:table-cell>
          <table:table-cell office:value-type="float" office:value="143810" table:style-name="ce2">
            <text:p>143810</text:p>
          </table:table-cell>
          <table:table-cell office:value-type="float" office:value="12752" table:style-name="ce3">
            <text:p>12752</text:p>
          </table:table-cell>
          <table:table-cell office:value-type="float" office:value="2951" table:style-name="ce3">
            <text:p>2951</text:p>
          </table:table-cell>
          <table:table-cell office:value-type="float" office:value="117725" table:style-name="ce4">
            <text:p>117725</text:p>
          </table:table-cell>
          <table:table-cell office:value-type="float" office:value="117725" table:style-name="ce4">
            <text:p>117725</text:p>
          </table:table-cell>
          <table:table-cell office:value-type="float" office:value="2882" table:style-name="ce1">
            <text:p>2882</text:p>
          </table:table-cell>
          <table:table-cell office:value-type="float" office:value="7789" table:style-name="ce5">
            <text:p>7789</text:p>
          </table:table-cell>
          <table:table-cell office:value-type="float" office:value="5.69" table:style-name="ce5">
            <text:p>5.69</text:p>
          </table:table-cell>
          <table:table-cell office:value-type="float" office:value="7795" table:style-name="ce13">
            <text:p>7795</text:p>
          </table:table-cell>
          <table:table-cell office:value-type="float" office:value="5.7" table:style-name="ce13">
            <text:p>5.7</text:p>
          </table:table-cell>
          <table:table-cell table:style-name="ce1"/>
          <table:table-cell office:value-type="string" table:style-name="ce1">
            <text:p>MPFC5525</text:p>
          </table:table-cell>
          <table:table-cell table:number-columns-repeated="2" table:style-name="ce1"/>
          <table:table-cell office:value-type="float" office:value="19029" table:style-name="ce2">
            <text:p>19029</text:p>
          </table:table-cell>
          <table:table-cell office:value-type="float" office:value="19029" table:style-name="ce2">
            <text:p>19029</text:p>
          </table:table-cell>
          <table:table-cell office:value-type="float" office:value="173371" table:style-name="ce3">
            <text:p>173371</text:p>
          </table:table-cell>
          <table:table-cell office:value-type="float" office:value="79" table:style-name="ce3">
            <text:p>79</text:p>
          </table:table-cell>
          <table:table-cell office:value-type="float" office:value="15461" table:style-name="ce4">
            <text:p>15461</text:p>
          </table:table-cell>
          <table:table-cell office:value-type="float" office:value="15461" table:style-name="ce4">
            <text:p>15461</text:p>
          </table:table-cell>
          <table:table-cell office:value-type="float" office:value="68" table:style-name="ce1">
            <text:p>68</text:p>
          </table:table-cell>
          <table:table-cell office:value-type="float" office:value="108" table:style-name="ce5">
            <text:p>108</text:p>
          </table:table-cell>
          <table:table-cell office:value-type="float" office:value="9.34" table:style-name="ce5">
            <text:p>9.34</text:p>
          </table:table-cell>
          <table:table-cell office:value-type="float" office:value="108" table:style-name="ce13">
            <text:p>108</text:p>
          </table:table-cell>
          <table:table-cell office:value-type="float" office:value="9.34" table:style-name="ce13">
            <text:p>9.3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6</text:p>
          </table:table-cell>
          <table:table-cell office:value-type="float" office:value="179446" table:style-name="ce1">
            <text:p>179446</text:p>
          </table:table-cell>
          <table:table-cell office:value-type="float" office:value="179446" table:style-name="ce1">
            <text:p>179446</text:p>
          </table:table-cell>
          <table:table-cell office:value-type="float" office:value="137751" table:style-name="ce2">
            <text:p>137751</text:p>
          </table:table-cell>
          <table:table-cell office:value-type="float" office:value="137751" table:style-name="ce2">
            <text:p>137751</text:p>
          </table:table-cell>
          <table:table-cell office:value-type="float" office:value="12030" table:style-name="ce3">
            <text:p>12030</text:p>
          </table:table-cell>
          <table:table-cell office:value-type="float" office:value="2747" table:style-name="ce3">
            <text:p>2747</text:p>
          </table:table-cell>
          <table:table-cell office:value-type="float" office:value="113344" table:style-name="ce4">
            <text:p>113344</text:p>
          </table:table-cell>
          <table:table-cell office:value-type="float" office:value="113344" table:style-name="ce4">
            <text:p>113344</text:p>
          </table:table-cell>
          <table:table-cell office:value-type="float" office:value="2676" table:style-name="ce1">
            <text:p>2676</text:p>
          </table:table-cell>
          <table:table-cell office:value-type="float" office:value="7224" table:style-name="ce5">
            <text:p>7224</text:p>
          </table:table-cell>
          <table:table-cell office:value-type="float" office:value="5.75" table:style-name="ce5">
            <text:p>5.75</text:p>
          </table:table-cell>
          <table:table-cell office:value-type="float" office:value="7231" table:style-name="ce13">
            <text:p>7231</text:p>
          </table:table-cell>
          <table:table-cell office:value-type="float" office:value="5.75" table:style-name="ce13">
            <text:p>5.75</text:p>
          </table:table-cell>
          <table:table-cell table:style-name="ce1"/>
          <table:table-cell office:value-type="string" table:style-name="ce1">
            <text:p>MPFC5526</text:p>
          </table:table-cell>
          <table:table-cell table:number-columns-repeated="2" table:style-name="ce1"/>
          <table:table-cell office:value-type="float" office:value="18386" table:style-name="ce2">
            <text:p>18386</text:p>
          </table:table-cell>
          <table:table-cell office:value-type="float" office:value="18386" table:style-name="ce2">
            <text:p>18386</text:p>
          </table:table-cell>
          <table:table-cell office:value-type="float" office:value="169484" table:style-name="ce3">
            <text:p>169484</text:p>
          </table:table-cell>
          <table:table-cell office:value-type="float" office:value="22068" table:style-name="ce3">
            <text:p>22068</text:p>
          </table:table-cell>
          <table:table-cell office:value-type="float" office:value="15078" table:style-name="ce4">
            <text:p>15078</text:p>
          </table:table-cell>
          <table:table-cell office:value-type="float" office:value="15078" table:style-name="ce4">
            <text:p>15078</text:p>
          </table:table-cell>
          <table:table-cell office:value-type="float" office:value="19723" table:style-name="ce1">
            <text:p>19723</text:p>
          </table:table-cell>
          <table:table-cell office:value-type="float" office:value="116" table:style-name="ce5">
            <text:p>116</text:p>
          </table:table-cell>
          <table:table-cell office:value-type="float" office:value="10.55" table:style-name="ce5">
            <text:p>10.55</text:p>
          </table:table-cell>
          <table:table-cell office:value-type="float" office:value="116" table:style-name="ce13">
            <text:p>116</text:p>
          </table:table-cell>
          <table:table-cell office:value-type="float" office:value="10.54" table:style-name="ce13">
            <text:p>10.5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7</text:p>
          </table:table-cell>
          <table:table-cell office:value-type="float" office:value="164179" table:style-name="ce1">
            <text:p>164179</text:p>
          </table:table-cell>
          <table:table-cell office:value-type="float" office:value="164179" table:style-name="ce1">
            <text:p>164179</text:p>
          </table:table-cell>
          <table:table-cell office:value-type="float" office:value="126690" table:style-name="ce2">
            <text:p>126690</text:p>
          </table:table-cell>
          <table:table-cell office:value-type="float" office:value="126690" table:style-name="ce2">
            <text:p>126690</text:p>
          </table:table-cell>
          <table:table-cell office:value-type="float" office:value="10789" table:style-name="ce3">
            <text:p>10789</text:p>
          </table:table-cell>
          <table:table-cell office:value-type="float" office:value="2429" table:style-name="ce3">
            <text:p>2429</text:p>
          </table:table-cell>
          <table:table-cell office:value-type="float" office:value="104138" table:style-name="ce4">
            <text:p>104138</text:p>
          </table:table-cell>
          <table:table-cell office:value-type="float" office:value="104138" table:style-name="ce4">
            <text:p>104138</text:p>
          </table:table-cell>
          <table:table-cell office:value-type="float" office:value="2389" table:style-name="ce1">
            <text:p>2389</text:p>
          </table:table-cell>
          <table:table-cell office:value-type="float" office:value="6488" table:style-name="ce5">
            <text:p>6488</text:p>
          </table:table-cell>
          <table:table-cell office:value-type="float" office:value="5.69" table:style-name="ce5">
            <text:p>5.69</text:p>
          </table:table-cell>
          <table:table-cell office:value-type="float" office:value="6500" table:style-name="ce13">
            <text:p>6500</text:p>
          </table:table-cell>
          <table:table-cell office:value-type="float" office:value="5.7" table:style-name="ce13">
            <text:p>5.7</text:p>
          </table:table-cell>
          <table:table-cell table:style-name="ce1"/>
          <table:table-cell office:value-type="string" table:style-name="ce1">
            <text:p>MPFC5527</text:p>
          </table:table-cell>
          <table:table-cell table:number-columns-repeated="2" table:style-name="ce1"/>
          <table:table-cell office:value-type="float" office:value="16929" table:style-name="ce2">
            <text:p>16929</text:p>
          </table:table-cell>
          <table:table-cell office:value-type="float" office:value="16929" table:style-name="ce2">
            <text:p>16929</text:p>
          </table:table-cell>
          <table:table-cell office:value-type="float" office:value="152432" table:style-name="ce3">
            <text:p>152432</text:p>
          </table:table-cell>
          <table:table-cell office:value-type="float" office:value="6580" table:style-name="ce3">
            <text:p>6580</text:p>
          </table:table-cell>
          <table:table-cell office:value-type="float" office:value="13729" table:style-name="ce4">
            <text:p>13729</text:p>
          </table:table-cell>
          <table:table-cell office:value-type="float" office:value="13729" table:style-name="ce4">
            <text:p>13729</text:p>
          </table:table-cell>
          <table:table-cell office:value-type="float" office:value="5944" table:style-name="ce1">
            <text:p>5944</text:p>
          </table:table-cell>
          <table:table-cell office:value-type="float" office:value="79" table:style-name="ce5">
            <text:p>79</text:p>
          </table:table-cell>
          <table:table-cell office:value-type="float" office:value="11.61" table:style-name="ce5">
            <text:p>11.61</text:p>
          </table:table-cell>
          <table:table-cell office:value-type="float" office:value="78" table:style-name="ce13">
            <text:p>78</text:p>
          </table:table-cell>
          <table:table-cell office:value-type="float" office:value="11.77" table:style-name="ce13">
            <text:p>11.7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8</text:p>
          </table:table-cell>
          <table:table-cell office:value-type="float" office:value="210717" table:style-name="ce1">
            <text:p>210717</text:p>
          </table:table-cell>
          <table:table-cell office:value-type="float" office:value="210717" table:style-name="ce1">
            <text:p>210717</text:p>
          </table:table-cell>
          <table:table-cell office:value-type="float" office:value="135491" table:style-name="ce2">
            <text:p>135491</text:p>
          </table:table-cell>
          <table:table-cell office:value-type="float" office:value="135491" table:style-name="ce2">
            <text:p>135491</text:p>
          </table:table-cell>
          <table:table-cell office:value-type="float" office:value="12067" table:style-name="ce3">
            <text:p>12067</text:p>
          </table:table-cell>
          <table:table-cell office:value-type="float" office:value="2729" table:style-name="ce3">
            <text:p>2729</text:p>
          </table:table-cell>
          <table:table-cell office:value-type="float" office:value="111209" table:style-name="ce4">
            <text:p>111209</text:p>
          </table:table-cell>
          <table:table-cell office:value-type="float" office:value="111209" table:style-name="ce4">
            <text:p>111209</text:p>
          </table:table-cell>
          <table:table-cell office:value-type="float" office:value="2683" table:style-name="ce1">
            <text:p>2683</text:p>
          </table:table-cell>
          <table:table-cell office:value-type="float" office:value="7109" table:style-name="ce5">
            <text:p>7109</text:p>
          </table:table-cell>
          <table:table-cell office:value-type="float" office:value="5.69" table:style-name="ce5">
            <text:p>5.69</text:p>
          </table:table-cell>
          <table:table-cell office:value-type="float" office:value="7114" table:style-name="ce13">
            <text:p>7114</text:p>
          </table:table-cell>
          <table:table-cell office:value-type="float" office:value="5.7" table:style-name="ce13">
            <text:p>5.7</text:p>
          </table:table-cell>
          <table:table-cell table:style-name="ce1"/>
          <table:table-cell office:value-type="string" table:style-name="ce1">
            <text:p>MPFC5528</text:p>
          </table:table-cell>
          <table:table-cell table:number-columns-repeated="2" table:style-name="ce1"/>
          <table:table-cell office:value-type="float" office:value="17981" table:style-name="ce2">
            <text:p>17981</text:p>
          </table:table-cell>
          <table:table-cell office:value-type="float" office:value="17981" table:style-name="ce2">
            <text:p>17981</text:p>
          </table:table-cell>
          <table:table-cell office:value-type="float" office:value="163179" table:style-name="ce3">
            <text:p>163179</text:p>
          </table:table-cell>
          <table:table-cell office:value-type="float" office:value="5447" table:style-name="ce3">
            <text:p>5447</text:p>
          </table:table-cell>
          <table:table-cell office:value-type="float" office:value="14643" table:style-name="ce4">
            <text:p>14643</text:p>
          </table:table-cell>
          <table:table-cell office:value-type="float" office:value="14643" table:style-name="ce4">
            <text:p>14643</text:p>
          </table:table-cell>
          <table:table-cell office:value-type="float" office:value="4853" table:style-name="ce1">
            <text:p>4853</text:p>
          </table:table-cell>
          <table:table-cell office:value-type="float" office:value="101" table:style-name="ce5">
            <text:p>101</text:p>
          </table:table-cell>
          <table:table-cell office:value-type="float" office:value="9.83" table:style-name="ce5">
            <text:p>9.83</text:p>
          </table:table-cell>
          <table:table-cell office:value-type="float" office:value="101" table:style-name="ce13">
            <text:p>101</text:p>
          </table:table-cell>
          <table:table-cell office:value-type="float" office:value="9.83" table:style-name="ce13">
            <text:p>9.8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9</text:p>
          </table:table-cell>
          <table:table-cell office:value-type="float" office:value="195356" table:style-name="ce1">
            <text:p>195356</text:p>
          </table:table-cell>
          <table:table-cell office:value-type="float" office:value="195356" table:style-name="ce1">
            <text:p>195356</text:p>
          </table:table-cell>
          <table:table-cell office:value-type="float" office:value="93122" table:style-name="ce2">
            <text:p>93122</text:p>
          </table:table-cell>
          <table:table-cell office:value-type="float" office:value="93122" table:style-name="ce2">
            <text:p>93122</text:p>
          </table:table-cell>
          <table:table-cell office:value-type="float" office:value="8114" table:style-name="ce3">
            <text:p>8114</text:p>
          </table:table-cell>
          <table:table-cell office:value-type="float" office:value="3133" table:style-name="ce3">
            <text:p>3133</text:p>
          </table:table-cell>
          <table:table-cell office:value-type="float" office:value="76991" table:style-name="ce4">
            <text:p>76991</text:p>
          </table:table-cell>
          <table:table-cell office:value-type="float" office:value="76991" table:style-name="ce4">
            <text:p>76991</text:p>
          </table:table-cell>
          <table:table-cell office:value-type="float" office:value="2976" table:style-name="ce1">
            <text:p>2976</text:p>
          </table:table-cell>
          <table:table-cell office:value-type="float" office:value="3665" table:style-name="ce5">
            <text:p>3665</text:p>
          </table:table-cell>
          <table:table-cell office:value-type="float" office:value="5.41" table:style-name="ce5">
            <text:p>5.41</text:p>
          </table:table-cell>
          <table:table-cell office:value-type="float" office:value="3673" table:style-name="ce13">
            <text:p>3673</text:p>
          </table:table-cell>
          <table:table-cell office:value-type="float" office:value="5.42" table:style-name="ce13">
            <text:p>5.42</text:p>
          </table:table-cell>
          <table:table-cell table:style-name="ce1"/>
          <table:table-cell office:value-type="string" table:style-name="ce1">
            <text:p>MPFC5529</text:p>
          </table:table-cell>
          <table:table-cell table:number-columns-repeated="2" table:style-name="ce1"/>
          <table:table-cell office:value-type="float" office:value="12698" table:style-name="ce2">
            <text:p>12698</text:p>
          </table:table-cell>
          <table:table-cell office:value-type="float" office:value="12698" table:style-name="ce2">
            <text:p>12698</text:p>
          </table:table-cell>
          <table:table-cell office:value-type="float" office:value="112467" table:style-name="ce3">
            <text:p>112467</text:p>
          </table:table-cell>
          <table:table-cell office:value-type="float" office:value="48617" table:style-name="ce3">
            <text:p>48617</text:p>
          </table:table-cell>
          <table:table-cell office:value-type="float" office:value="10706" table:style-name="ce4">
            <text:p>10706</text:p>
          </table:table-cell>
          <table:table-cell office:value-type="float" office:value="10706" table:style-name="ce4">
            <text:p>10706</text:p>
          </table:table-cell>
          <table:table-cell office:value-type="float" office:value="43185" table:style-name="ce1">
            <text:p>43185</text:p>
          </table:table-cell>
          <table:table-cell office:value-type="float" office:value="63" table:style-name="ce5">
            <text:p>63</text:p>
          </table:table-cell>
          <table:table-cell office:value-type="float" office:value="10.58" table:style-name="ce5">
            <text:p>10.58</text:p>
          </table:table-cell>
          <table:table-cell office:value-type="float" office:value="63" table:style-name="ce13">
            <text:p>63</text:p>
          </table:table-cell>
          <table:table-cell office:value-type="float" office:value="10.58" table:style-name="ce13">
            <text:p>10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0</text:p>
          </table:table-cell>
          <table:table-cell office:value-type="float" office:value="182106" table:style-name="ce1">
            <text:p>182106</text:p>
          </table:table-cell>
          <table:table-cell office:value-type="float" office:value="182106" table:style-name="ce1">
            <text:p>182106</text:p>
          </table:table-cell>
          <table:table-cell office:value-type="float" office:value="137570" table:style-name="ce2">
            <text:p>137570</text:p>
          </table:table-cell>
          <table:table-cell office:value-type="float" office:value="137570" table:style-name="ce2">
            <text:p>137570</text:p>
          </table:table-cell>
          <table:table-cell office:value-type="float" office:value="12258" table:style-name="ce3">
            <text:p>12258</text:p>
          </table:table-cell>
          <table:table-cell office:value-type="float" office:value="3326" table:style-name="ce3">
            <text:p>3326</text:p>
          </table:table-cell>
          <table:table-cell office:value-type="float" office:value="112941" table:style-name="ce4">
            <text:p>112941</text:p>
          </table:table-cell>
          <table:table-cell office:value-type="float" office:value="112941" table:style-name="ce4">
            <text:p>112941</text:p>
          </table:table-cell>
          <table:table-cell office:value-type="float" office:value="3245" table:style-name="ce1">
            <text:p>3245</text:p>
          </table:table-cell>
          <table:table-cell office:value-type="float" office:value="6727" table:style-name="ce5">
            <text:p>6727</text:p>
          </table:table-cell>
          <table:table-cell office:value-type="float" office:value="5.66" table:style-name="ce5">
            <text:p>5.66</text:p>
          </table:table-cell>
          <table:table-cell office:value-type="float" office:value="6740" table:style-name="ce13">
            <text:p>6740</text:p>
          </table:table-cell>
          <table:table-cell office:value-type="float" office:value="5.67" table:style-name="ce13">
            <text:p>5.67</text:p>
          </table:table-cell>
          <table:table-cell table:style-name="ce1"/>
          <table:table-cell office:value-type="string" table:style-name="ce1">
            <text:p>MPFC5530</text:p>
          </table:table-cell>
          <table:table-cell table:number-columns-repeated="2" table:style-name="ce1"/>
          <table:table-cell office:value-type="float" office:value="18332" table:style-name="ce2">
            <text:p>18332</text:p>
          </table:table-cell>
          <table:table-cell office:value-type="float" office:value="18332" table:style-name="ce2">
            <text:p>18332</text:p>
          </table:table-cell>
          <table:table-cell office:value-type="float" office:value="169427" table:style-name="ce3">
            <text:p>169427</text:p>
          </table:table-cell>
          <table:table-cell office:value-type="float" office:value="485" table:style-name="ce3">
            <text:p>485</text:p>
          </table:table-cell>
          <table:table-cell office:value-type="float" office:value="14936" table:style-name="ce4">
            <text:p>14936</text:p>
          </table:table-cell>
          <table:table-cell office:value-type="float" office:value="14936" table:style-name="ce4">
            <text:p>14936</text:p>
          </table:table-cell>
          <table:table-cell office:value-type="float" office:value="442" table:style-name="ce1">
            <text:p>442</text:p>
          </table:table-cell>
          <table:table-cell office:value-type="float" office:value="90" table:style-name="ce5">
            <text:p>90</text:p>
          </table:table-cell>
          <table:table-cell office:value-type="float" office:value="10.89" table:style-name="ce5">
            <text:p>10.89</text:p>
          </table:table-cell>
          <table:table-cell office:value-type="float" office:value="90" table:style-name="ce13">
            <text:p>90</text:p>
          </table:table-cell>
          <table:table-cell office:value-type="float" office:value="10.89" table:style-name="ce13">
            <text:p>10.8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1</text:p>
          </table:table-cell>
          <table:table-cell office:value-type="float" office:value="179767" table:style-name="ce1">
            <text:p>179767</text:p>
          </table:table-cell>
          <table:table-cell office:value-type="float" office:value="179767" table:style-name="ce1">
            <text:p>179767</text:p>
          </table:table-cell>
          <table:table-cell office:value-type="float" office:value="134836" table:style-name="ce2">
            <text:p>134836</text:p>
          </table:table-cell>
          <table:table-cell office:value-type="float" office:value="134836" table:style-name="ce2">
            <text:p>134836</text:p>
          </table:table-cell>
          <table:table-cell office:value-type="float" office:value="12087" table:style-name="ce3">
            <text:p>12087</text:p>
          </table:table-cell>
          <table:table-cell office:value-type="float" office:value="3411" table:style-name="ce3">
            <text:p>3411</text:p>
          </table:table-cell>
          <table:table-cell office:value-type="float" office:value="111085" table:style-name="ce4">
            <text:p>111085</text:p>
          </table:table-cell>
          <table:table-cell office:value-type="float" office:value="111085" table:style-name="ce4">
            <text:p>111085</text:p>
          </table:table-cell>
          <table:table-cell office:value-type="float" office:value="3358" table:style-name="ce1">
            <text:p>3358</text:p>
          </table:table-cell>
          <table:table-cell office:value-type="float" office:value="6583" table:style-name="ce5">
            <text:p>6583</text:p>
          </table:table-cell>
          <table:table-cell office:value-type="float" office:value="5.84" table:style-name="ce5">
            <text:p>5.84</text:p>
          </table:table-cell>
          <table:table-cell office:value-type="float" office:value="6592" table:style-name="ce13">
            <text:p>6592</text:p>
          </table:table-cell>
          <table:table-cell office:value-type="float" office:value="5.85" table:style-name="ce13">
            <text:p>5.85</text:p>
          </table:table-cell>
          <table:table-cell table:style-name="ce1"/>
          <table:table-cell office:value-type="string" table:style-name="ce1">
            <text:p>MPFC5531</text:p>
          </table:table-cell>
          <table:table-cell table:number-columns-repeated="2" table:style-name="ce1"/>
          <table:table-cell office:value-type="float" office:value="18319" table:style-name="ce2">
            <text:p>18319</text:p>
          </table:table-cell>
          <table:table-cell office:value-type="float" office:value="18319" table:style-name="ce2">
            <text:p>18319</text:p>
          </table:table-cell>
          <table:table-cell office:value-type="float" office:value="167576" table:style-name="ce3">
            <text:p>167576</text:p>
          </table:table-cell>
          <table:table-cell office:value-type="float" office:value="1701" table:style-name="ce3">
            <text:p>1701</text:p>
          </table:table-cell>
          <table:table-cell office:value-type="float" office:value="15140" table:style-name="ce4">
            <text:p>15140</text:p>
          </table:table-cell>
          <table:table-cell office:value-type="float" office:value="15140" table:style-name="ce4">
            <text:p>15140</text:p>
          </table:table-cell>
          <table:table-cell office:value-type="float" office:value="1538" table:style-name="ce1">
            <text:p>1538</text:p>
          </table:table-cell>
          <table:table-cell office:value-type="float" office:value="84" table:style-name="ce5">
            <text:p>84</text:p>
          </table:table-cell>
          <table:table-cell office:value-type="float" office:value="11.18" table:style-name="ce5">
            <text:p>11.18</text:p>
          </table:table-cell>
          <table:table-cell office:value-type="float" office:value="84" table:style-name="ce13">
            <text:p>84</text:p>
          </table:table-cell>
          <table:table-cell office:value-type="float" office:value="11.18" table:style-name="ce13">
            <text:p>11.1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2</text:p>
          </table:table-cell>
          <table:table-cell office:value-type="float" office:value="133552" table:style-name="ce1">
            <text:p>133552</text:p>
          </table:table-cell>
          <table:table-cell office:value-type="float" office:value="133552" table:style-name="ce1">
            <text:p>133552</text:p>
          </table:table-cell>
          <table:table-cell office:value-type="float" office:value="101915" table:style-name="ce2">
            <text:p>101915</text:p>
          </table:table-cell>
          <table:table-cell office:value-type="float" office:value="101915" table:style-name="ce2">
            <text:p>101915</text:p>
          </table:table-cell>
          <table:table-cell office:value-type="float" office:value="10007" table:style-name="ce3">
            <text:p>10007</text:p>
          </table:table-cell>
          <table:table-cell office:value-type="float" office:value="1988" table:style-name="ce3">
            <text:p>1988</text:p>
          </table:table-cell>
          <table:table-cell office:value-type="float" office:value="83458" table:style-name="ce4">
            <text:p>83458</text:p>
          </table:table-cell>
          <table:table-cell office:value-type="float" office:value="83458" table:style-name="ce4">
            <text:p>83458</text:p>
          </table:table-cell>
          <table:table-cell office:value-type="float" office:value="1938" table:style-name="ce1">
            <text:p>1938</text:p>
          </table:table-cell>
          <table:table-cell office:value-type="float" office:value="4256" table:style-name="ce5">
            <text:p>4256</text:p>
          </table:table-cell>
          <table:table-cell office:value-type="float" office:value="5.43" table:style-name="ce5">
            <text:p>5.43</text:p>
          </table:table-cell>
          <table:table-cell office:value-type="float" office:value="4259" table:style-name="ce13">
            <text:p>4259</text:p>
          </table:table-cell>
          <table:table-cell office:value-type="float" office:value="5.44" table:style-name="ce13">
            <text:p>5.44</text:p>
          </table:table-cell>
          <table:table-cell table:style-name="ce1"/>
          <table:table-cell office:value-type="string" table:style-name="ce1">
            <text:p>MPFC5532</text:p>
          </table:table-cell>
          <table:table-cell table:number-columns-repeated="2" table:style-name="ce1"/>
          <table:table-cell office:value-type="float" office:value="13787" table:style-name="ce2">
            <text:p>13787</text:p>
          </table:table-cell>
          <table:table-cell office:value-type="float" office:value="13787" table:style-name="ce2">
            <text:p>13787</text:p>
          </table:table-cell>
          <table:table-cell office:value-type="float" office:value="123683" table:style-name="ce3">
            <text:p>123683</text:p>
          </table:table-cell>
          <table:table-cell office:value-type="float" office:value="155" table:style-name="ce3">
            <text:p>155</text:p>
          </table:table-cell>
          <table:table-cell office:value-type="float" office:value="11512" table:style-name="ce4">
            <text:p>11512</text:p>
          </table:table-cell>
          <table:table-cell office:value-type="float" office:value="11512" table:style-name="ce4">
            <text:p>11512</text:p>
          </table:table-cell>
          <table:table-cell office:value-type="float" office:value="141" table:style-name="ce1">
            <text:p>141</text:p>
          </table:table-cell>
          <table:table-cell office:value-type="float" office:value="77" table:style-name="ce5">
            <text:p>77</text:p>
          </table:table-cell>
          <table:table-cell office:value-type="float" office:value="8.82" table:style-name="ce5">
            <text:p>8.82</text:p>
          </table:table-cell>
          <table:table-cell office:value-type="float" office:value="77" table:style-name="ce13">
            <text:p>77</text:p>
          </table:table-cell>
          <table:table-cell office:value-type="float" office:value="8.82" table:style-name="ce13">
            <text:p>8.8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3</text:p>
          </table:table-cell>
          <table:table-cell office:value-type="float" office:value="130634" table:style-name="ce1">
            <text:p>130634</text:p>
          </table:table-cell>
          <table:table-cell office:value-type="float" office:value="130634" table:style-name="ce1">
            <text:p>130634</text:p>
          </table:table-cell>
          <table:table-cell office:value-type="float" office:value="99144" table:style-name="ce2">
            <text:p>99144</text:p>
          </table:table-cell>
          <table:table-cell office:value-type="float" office:value="99144" table:style-name="ce2">
            <text:p>99144</text:p>
          </table:table-cell>
          <table:table-cell office:value-type="float" office:value="8592" table:style-name="ce3">
            <text:p>8592</text:p>
          </table:table-cell>
          <table:table-cell office:value-type="float" office:value="2148" table:style-name="ce3">
            <text:p>2148</text:p>
          </table:table-cell>
          <table:table-cell office:value-type="float" office:value="81216" table:style-name="ce4">
            <text:p>81216</text:p>
          </table:table-cell>
          <table:table-cell office:value-type="float" office:value="81216" table:style-name="ce4">
            <text:p>81216</text:p>
          </table:table-cell>
          <table:table-cell office:value-type="float" office:value="2106" table:style-name="ce1">
            <text:p>2106</text:p>
          </table:table-cell>
          <table:table-cell office:value-type="float" office:value="5564" table:style-name="ce5">
            <text:p>5564</text:p>
          </table:table-cell>
          <table:table-cell office:value-type="float" office:value="5.4" table:style-name="ce5">
            <text:p>5.4</text:p>
          </table:table-cell>
          <table:table-cell office:value-type="float" office:value="5568" table:style-name="ce13">
            <text:p>5568</text:p>
          </table:table-cell>
          <table:table-cell office:value-type="float" office:value="5.41" table:style-name="ce13">
            <text:p>5.41</text:p>
          </table:table-cell>
          <table:table-cell table:style-name="ce1"/>
          <table:table-cell office:value-type="string" table:style-name="ce1">
            <text:p>MPFC5533</text:p>
          </table:table-cell>
          <table:table-cell table:number-columns-repeated="2" table:style-name="ce1"/>
          <table:table-cell office:value-type="float" office:value="13573" table:style-name="ce2">
            <text:p>13573</text:p>
          </table:table-cell>
          <table:table-cell office:value-type="float" office:value="13573" table:style-name="ce2">
            <text:p>13573</text:p>
          </table:table-cell>
          <table:table-cell office:value-type="float" office:value="122642" table:style-name="ce3">
            <text:p>122642</text:p>
          </table:table-cell>
          <table:table-cell office:value-type="float" office:value="6457" table:style-name="ce3">
            <text:p>6457</text:p>
          </table:table-cell>
          <table:table-cell office:value-type="float" office:value="11078" table:style-name="ce4">
            <text:p>11078</text:p>
          </table:table-cell>
          <table:table-cell office:value-type="float" office:value="11078" table:style-name="ce4">
            <text:p>11078</text:p>
          </table:table-cell>
          <table:table-cell office:value-type="float" office:value="5813" table:style-name="ce1">
            <text:p>5813</text:p>
          </table:table-cell>
          <table:table-cell office:value-type="float" office:value="70" table:style-name="ce5">
            <text:p>70</text:p>
          </table:table-cell>
          <table:table-cell office:value-type="float" office:value="9.4600000000000009" table:style-name="ce5">
            <text:p>9.46</text:p>
          </table:table-cell>
          <table:table-cell office:value-type="float" office:value="70" table:style-name="ce13">
            <text:p>70</text:p>
          </table:table-cell>
          <table:table-cell office:value-type="float" office:value="9.4600000000000009" table:style-name="ce13">
            <text:p>9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4</text:p>
          </table:table-cell>
          <table:table-cell office:value-type="float" office:value="160868" table:style-name="ce1">
            <text:p>160868</text:p>
          </table:table-cell>
          <table:table-cell office:value-type="float" office:value="160868" table:style-name="ce1">
            <text:p>160868</text:p>
          </table:table-cell>
          <table:table-cell office:value-type="float" office:value="121260" table:style-name="ce2">
            <text:p>121260</text:p>
          </table:table-cell>
          <table:table-cell office:value-type="float" office:value="121260" table:style-name="ce2">
            <text:p>121260</text:p>
          </table:table-cell>
          <table:table-cell office:value-type="float" office:value="11313" table:style-name="ce3">
            <text:p>11313</text:p>
          </table:table-cell>
          <table:table-cell office:value-type="float" office:value="2598" table:style-name="ce3">
            <text:p>2598</text:p>
          </table:table-cell>
          <table:table-cell office:value-type="float" office:value="98922" table:style-name="ce4">
            <text:p>98922</text:p>
          </table:table-cell>
          <table:table-cell office:value-type="float" office:value="98922" table:style-name="ce4">
            <text:p>98922</text:p>
          </table:table-cell>
          <table:table-cell office:value-type="float" office:value="2516" table:style-name="ce1">
            <text:p>2516</text:p>
          </table:table-cell>
          <table:table-cell office:value-type="float" office:value="6734" table:style-name="ce5">
            <text:p>6734</text:p>
          </table:table-cell>
          <table:table-cell office:value-type="float" office:value="5.64" table:style-name="ce5">
            <text:p>5.64</text:p>
          </table:table-cell>
          <table:table-cell office:value-type="float" office:value="6742" table:style-name="ce13">
            <text:p>6742</text:p>
          </table:table-cell>
          <table:table-cell office:value-type="float" office:value="5.66" table:style-name="ce13">
            <text:p>5.66</text:p>
          </table:table-cell>
          <table:table-cell table:style-name="ce1"/>
          <table:table-cell office:value-type="string" table:style-name="ce1">
            <text:p>MPFC5534</text:p>
          </table:table-cell>
          <table:table-cell table:number-columns-repeated="2" table:style-name="ce1"/>
          <table:table-cell office:value-type="float" office:value="15506" table:style-name="ce2">
            <text:p>15506</text:p>
          </table:table-cell>
          <table:table-cell office:value-type="float" office:value="15506" table:style-name="ce2">
            <text:p>15506</text:p>
          </table:table-cell>
          <table:table-cell office:value-type="float" office:value="148473" table:style-name="ce3">
            <text:p>148473</text:p>
          </table:table-cell>
          <table:table-cell office:value-type="float" office:value="4314" table:style-name="ce3">
            <text:p>4314</text:p>
          </table:table-cell>
          <table:table-cell office:value-type="float" office:value="12665" table:style-name="ce4">
            <text:p>12665</text:p>
          </table:table-cell>
          <table:table-cell office:value-type="float" office:value="12665" table:style-name="ce4">
            <text:p>12665</text:p>
          </table:table-cell>
          <table:table-cell office:value-type="float" office:value="3909" table:style-name="ce1">
            <text:p>3909</text:p>
          </table:table-cell>
          <table:table-cell office:value-type="float" office:value="73" table:style-name="ce5">
            <text:p>73</text:p>
          </table:table-cell>
          <table:table-cell office:value-type="float" office:value="9.7200000000000006" table:style-name="ce5">
            <text:p>9.72</text:p>
          </table:table-cell>
          <table:table-cell office:value-type="float" office:value="73" table:style-name="ce13">
            <text:p>73</text:p>
          </table:table-cell>
          <table:table-cell office:value-type="float" office:value="9.7200000000000006" table:style-name="ce13">
            <text:p>9.7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5</text:p>
          </table:table-cell>
          <table:table-cell office:value-type="float" office:value="188797" table:style-name="ce1">
            <text:p>188797</text:p>
          </table:table-cell>
          <table:table-cell office:value-type="float" office:value="188797" table:style-name="ce1">
            <text:p>188797</text:p>
          </table:table-cell>
          <table:table-cell office:value-type="float" office:value="138254" table:style-name="ce2">
            <text:p>138254</text:p>
          </table:table-cell>
          <table:table-cell office:value-type="float" office:value="138254" table:style-name="ce2">
            <text:p>138254</text:p>
          </table:table-cell>
          <table:table-cell office:value-type="float" office:value="12235" table:style-name="ce3">
            <text:p>12235</text:p>
          </table:table-cell>
          <table:table-cell office:value-type="float" office:value="2607" table:style-name="ce3">
            <text:p>2607</text:p>
          </table:table-cell>
          <table:table-cell office:value-type="float" office:value="113341" table:style-name="ce4">
            <text:p>113341</text:p>
          </table:table-cell>
          <table:table-cell office:value-type="float" office:value="113341" table:style-name="ce4">
            <text:p>113341</text:p>
          </table:table-cell>
          <table:table-cell office:value-type="float" office:value="2542" table:style-name="ce1">
            <text:p>2542</text:p>
          </table:table-cell>
          <table:table-cell office:value-type="float" office:value="6762" table:style-name="ce5">
            <text:p>6762</text:p>
          </table:table-cell>
          <table:table-cell office:value-type="float" office:value="5.68" table:style-name="ce5">
            <text:p>5.68</text:p>
          </table:table-cell>
          <table:table-cell office:value-type="float" office:value="6770" table:style-name="ce13">
            <text:p>6770</text:p>
          </table:table-cell>
          <table:table-cell office:value-type="float" office:value="5.69" table:style-name="ce13">
            <text:p>5.69</text:p>
          </table:table-cell>
          <table:table-cell table:style-name="ce1"/>
          <table:table-cell office:value-type="string" table:style-name="ce1">
            <text:p>MPFC5535</text:p>
          </table:table-cell>
          <table:table-cell table:number-columns-repeated="2" table:style-name="ce1"/>
          <table:table-cell office:value-type="float" office:value="18557" table:style-name="ce2">
            <text:p>18557</text:p>
          </table:table-cell>
          <table:table-cell office:value-type="float" office:value="18557" table:style-name="ce2">
            <text:p>18557</text:p>
          </table:table-cell>
          <table:table-cell office:value-type="float" office:value="164840" table:style-name="ce3">
            <text:p>164840</text:p>
          </table:table-cell>
          <table:table-cell office:value-type="float" office:value="4033" table:style-name="ce3">
            <text:p>4033</text:p>
          </table:table-cell>
          <table:table-cell office:value-type="float" office:value="15070" table:style-name="ce4">
            <text:p>15070</text:p>
          </table:table-cell>
          <table:table-cell office:value-type="float" office:value="15070" table:style-name="ce4">
            <text:p>15070</text:p>
          </table:table-cell>
          <table:table-cell office:value-type="float" office:value="3621" table:style-name="ce1">
            <text:p>3621</text:p>
          </table:table-cell>
          <table:table-cell office:value-type="float" office:value="77" table:style-name="ce5">
            <text:p>77</text:p>
          </table:table-cell>
          <table:table-cell office:value-type="float" office:value="11.66" table:style-name="ce5">
            <text:p>11.66</text:p>
          </table:table-cell>
          <table:table-cell office:value-type="float" office:value="77" table:style-name="ce13">
            <text:p>77</text:p>
          </table:table-cell>
          <table:table-cell office:value-type="float" office:value="11.66" table:style-name="ce13">
            <text:p>11.6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6</text:p>
          </table:table-cell>
          <table:table-cell office:value-type="float" office:value="151674" table:style-name="ce1">
            <text:p>151674</text:p>
          </table:table-cell>
          <table:table-cell office:value-type="float" office:value="151674" table:style-name="ce1">
            <text:p>151674</text:p>
          </table:table-cell>
          <table:table-cell office:value-type="float" office:value="113452" table:style-name="ce2">
            <text:p>113452</text:p>
          </table:table-cell>
          <table:table-cell office:value-type="float" office:value="113452" table:style-name="ce2">
            <text:p>113452</text:p>
          </table:table-cell>
          <table:table-cell office:value-type="float" office:value="10411" table:style-name="ce3">
            <text:p>10411</text:p>
          </table:table-cell>
          <table:table-cell office:value-type="float" office:value="2398" table:style-name="ce3">
            <text:p>2398</text:p>
          </table:table-cell>
          <table:table-cell office:value-type="float" office:value="93245" table:style-name="ce4">
            <text:p>93245</text:p>
          </table:table-cell>
          <table:table-cell office:value-type="float" office:value="93245" table:style-name="ce4">
            <text:p>93245</text:p>
          </table:table-cell>
          <table:table-cell office:value-type="float" office:value="2352" table:style-name="ce1">
            <text:p>2352</text:p>
          </table:table-cell>
          <table:table-cell office:value-type="float" office:value="5470" table:style-name="ce5">
            <text:p>5470</text:p>
          </table:table-cell>
          <table:table-cell office:value-type="float" office:value="5.67" table:style-name="ce5">
            <text:p>5.67</text:p>
          </table:table-cell>
          <table:table-cell office:value-type="float" office:value="5476" table:style-name="ce13">
            <text:p>5476</text:p>
          </table:table-cell>
          <table:table-cell office:value-type="float" office:value="5.68" table:style-name="ce13">
            <text:p>5.68</text:p>
          </table:table-cell>
          <table:table-cell table:style-name="ce1"/>
          <table:table-cell office:value-type="string" table:style-name="ce1">
            <text:p>MPFC5536</text:p>
          </table:table-cell>
          <table:table-cell table:number-columns-repeated="2" table:style-name="ce1"/>
          <table:table-cell office:value-type="float" office:value="15390" table:style-name="ce2">
            <text:p>15390</text:p>
          </table:table-cell>
          <table:table-cell office:value-type="float" office:value="15390" table:style-name="ce2">
            <text:p>15390</text:p>
          </table:table-cell>
          <table:table-cell office:value-type="float" office:value="138330" table:style-name="ce3">
            <text:p>138330</text:p>
          </table:table-cell>
          <table:table-cell office:value-type="float" office:value="19978" table:style-name="ce3">
            <text:p>19978</text:p>
          </table:table-cell>
          <table:table-cell office:value-type="float" office:value="12662" table:style-name="ce4">
            <text:p>12662</text:p>
          </table:table-cell>
          <table:table-cell office:value-type="float" office:value="12662" table:style-name="ce4">
            <text:p>12662</text:p>
          </table:table-cell>
          <table:table-cell office:value-type="float" office:value="17877" table:style-name="ce1">
            <text:p>17877</text:p>
          </table:table-cell>
          <table:table-cell office:value-type="float" office:value="72" table:style-name="ce5">
            <text:p>72</text:p>
          </table:table-cell>
          <table:table-cell office:value-type="float" office:value="11.51" table:style-name="ce5">
            <text:p>11.51</text:p>
          </table:table-cell>
          <table:table-cell office:value-type="float" office:value="72" table:style-name="ce13">
            <text:p>72</text:p>
          </table:table-cell>
          <table:table-cell office:value-type="float" office:value="11.5" table:style-name="ce13">
            <text:p>11.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7</text:p>
          </table:table-cell>
          <table:table-cell office:value-type="float" office:value="226637" table:style-name="ce1">
            <text:p>226637</text:p>
          </table:table-cell>
          <table:table-cell office:value-type="float" office:value="226637" table:style-name="ce1">
            <text:p>226637</text:p>
          </table:table-cell>
          <table:table-cell office:value-type="float" office:value="122731" table:style-name="ce2">
            <text:p>122731</text:p>
          </table:table-cell>
          <table:table-cell office:value-type="float" office:value="122731" table:style-name="ce2">
            <text:p>122731</text:p>
          </table:table-cell>
          <table:table-cell office:value-type="float" office:value="11585" table:style-name="ce3">
            <text:p>11585</text:p>
          </table:table-cell>
          <table:table-cell office:value-type="float" office:value="3173" table:style-name="ce3">
            <text:p>3173</text:p>
          </table:table-cell>
          <table:table-cell office:value-type="float" office:value="100640" table:style-name="ce4">
            <text:p>100640</text:p>
          </table:table-cell>
          <table:table-cell office:value-type="float" office:value="100640" table:style-name="ce4">
            <text:p>100640</text:p>
          </table:table-cell>
          <table:table-cell office:value-type="float" office:value="3052" table:style-name="ce1">
            <text:p>3052</text:p>
          </table:table-cell>
          <table:table-cell office:value-type="float" office:value="6205" table:style-name="ce5">
            <text:p>6205</text:p>
          </table:table-cell>
          <table:table-cell office:value-type="float" office:value="5.59" table:style-name="ce5">
            <text:p>5.59</text:p>
          </table:table-cell>
          <table:table-cell office:value-type="float" office:value="6213" table:style-name="ce13">
            <text:p>6213</text:p>
          </table:table-cell>
          <table:table-cell office:value-type="float" office:value="5.6" table:style-name="ce13">
            <text:p>5.6</text:p>
          </table:table-cell>
          <table:table-cell table:style-name="ce1"/>
          <table:table-cell office:value-type="string" table:style-name="ce1">
            <text:p>MPFC5537</text:p>
          </table:table-cell>
          <table:table-cell table:number-columns-repeated="2" table:style-name="ce1"/>
          <table:table-cell office:value-type="float" office:value="18196" table:style-name="ce2">
            <text:p>18196</text:p>
          </table:table-cell>
          <table:table-cell office:value-type="float" office:value="18196" table:style-name="ce2">
            <text:p>18196</text:p>
          </table:table-cell>
          <table:table-cell office:value-type="float" office:value="160731" table:style-name="ce3">
            <text:p>160731</text:p>
          </table:table-cell>
          <table:table-cell office:value-type="float" office:value="414006" table:style-name="ce3">
            <text:p>414006</text:p>
          </table:table-cell>
          <table:table-cell office:value-type="float" office:value="15139" table:style-name="ce4">
            <text:p>15139</text:p>
          </table:table-cell>
          <table:table-cell office:value-type="float" office:value="15139" table:style-name="ce4">
            <text:p>15139</text:p>
          </table:table-cell>
          <table:table-cell office:value-type="float" office:value="360235" table:style-name="ce1">
            <text:p>360235</text:p>
          </table:table-cell>
          <table:table-cell office:value-type="float" office:value="98" table:style-name="ce5">
            <text:p>98</text:p>
          </table:table-cell>
          <table:table-cell office:value-type="float" office:value="9.08" table:style-name="ce5">
            <text:p>9.08</text:p>
          </table:table-cell>
          <table:table-cell office:value-type="float" office:value="98" table:style-name="ce13">
            <text:p>98</text:p>
          </table:table-cell>
          <table:table-cell office:value-type="float" office:value="9.43" table:style-name="ce13">
            <text:p>9.4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8</text:p>
          </table:table-cell>
          <table:table-cell office:value-type="float" office:value="155408" table:style-name="ce1">
            <text:p>155408</text:p>
          </table:table-cell>
          <table:table-cell office:value-type="float" office:value="155408" table:style-name="ce1">
            <text:p>155408</text:p>
          </table:table-cell>
          <table:table-cell office:value-type="float" office:value="116222" table:style-name="ce2">
            <text:p>116222</text:p>
          </table:table-cell>
          <table:table-cell office:value-type="float" office:value="116222" table:style-name="ce2">
            <text:p>116222</text:p>
          </table:table-cell>
          <table:table-cell office:value-type="float" office:value="10444" table:style-name="ce3">
            <text:p>10444</text:p>
          </table:table-cell>
          <table:table-cell office:value-type="float" office:value="2951" table:style-name="ce3">
            <text:p>2951</text:p>
          </table:table-cell>
          <table:table-cell office:value-type="float" office:value="95288" table:style-name="ce4">
            <text:p>95288</text:p>
          </table:table-cell>
          <table:table-cell office:value-type="float" office:value="95288" table:style-name="ce4">
            <text:p>95288</text:p>
          </table:table-cell>
          <table:table-cell office:value-type="float" office:value="2829" table:style-name="ce1">
            <text:p>2829</text:p>
          </table:table-cell>
          <table:table-cell office:value-type="float" office:value="5879" table:style-name="ce5">
            <text:p>5879</text:p>
          </table:table-cell>
          <table:table-cell office:value-type="float" office:value="5.58" table:style-name="ce5">
            <text:p>5.58</text:p>
          </table:table-cell>
          <table:table-cell office:value-type="float" office:value="5888" table:style-name="ce13">
            <text:p>5888</text:p>
          </table:table-cell>
          <table:table-cell office:value-type="float" office:value="5.59" table:style-name="ce13">
            <text:p>5.59</text:p>
          </table:table-cell>
          <table:table-cell table:style-name="ce1"/>
          <table:table-cell office:value-type="string" table:style-name="ce1">
            <text:p>MPFC5538</text:p>
          </table:table-cell>
          <table:table-cell table:number-columns-repeated="2" table:style-name="ce1"/>
          <table:table-cell office:value-type="float" office:value="16431" table:style-name="ce2">
            <text:p>16431</text:p>
          </table:table-cell>
          <table:table-cell office:value-type="float" office:value="16431" table:style-name="ce2">
            <text:p>16431</text:p>
          </table:table-cell>
          <table:table-cell office:value-type="float" office:value="145087" table:style-name="ce3">
            <text:p>145087</text:p>
          </table:table-cell>
          <table:table-cell office:value-type="float" office:value="4024" table:style-name="ce3">
            <text:p>4024</text:p>
          </table:table-cell>
          <table:table-cell office:value-type="float" office:value="13419" table:style-name="ce4">
            <text:p>13419</text:p>
          </table:table-cell>
          <table:table-cell office:value-type="float" office:value="13419" table:style-name="ce4">
            <text:p>13419</text:p>
          </table:table-cell>
          <table:table-cell office:value-type="float" office:value="3590" table:style-name="ce1">
            <text:p>3590</text:p>
          </table:table-cell>
          <table:table-cell office:value-type="float" office:value="99" table:style-name="ce5">
            <text:p>99</text:p>
          </table:table-cell>
          <table:table-cell office:value-type="float" office:value="9.1199999999999992" table:style-name="ce5">
            <text:p>9.12</text:p>
          </table:table-cell>
          <table:table-cell office:value-type="float" office:value="99" table:style-name="ce13">
            <text:p>99</text:p>
          </table:table-cell>
          <table:table-cell office:value-type="float" office:value="9.1199999999999992" table:style-name="ce13">
            <text:p>9.1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9</text:p>
          </table:table-cell>
          <table:table-cell office:value-type="float" office:value="46331" table:style-name="ce1">
            <text:p>46331</text:p>
          </table:table-cell>
          <table:table-cell office:value-type="float" office:value="46331" table:style-name="ce1">
            <text:p>46331</text:p>
          </table:table-cell>
          <table:table-cell office:value-type="float" office:value="34247" table:style-name="ce2">
            <text:p>34247</text:p>
          </table:table-cell>
          <table:table-cell office:value-type="float" office:value="34247" table:style-name="ce2">
            <text:p>34247</text:p>
          </table:table-cell>
          <table:table-cell office:value-type="float" office:value="3127" table:style-name="ce3">
            <text:p>3127</text:p>
          </table:table-cell>
          <table:table-cell office:value-type="float" office:value="811" table:style-name="ce3">
            <text:p>811</text:p>
          </table:table-cell>
          <table:table-cell office:value-type="float" office:value="28088" table:style-name="ce4">
            <text:p>28088</text:p>
          </table:table-cell>
          <table:table-cell office:value-type="float" office:value="28088" table:style-name="ce4">
            <text:p>28088</text:p>
          </table:table-cell>
          <table:table-cell office:value-type="float" office:value="790" table:style-name="ce1">
            <text:p>790</text:p>
          </table:table-cell>
          <table:table-cell office:value-type="float" office:value="1372" table:style-name="ce5">
            <text:p>1372</text:p>
          </table:table-cell>
          <table:table-cell office:value-type="float" office:value="5.13" table:style-name="ce5">
            <text:p>5.13</text:p>
          </table:table-cell>
          <table:table-cell office:value-type="float" office:value="1374" table:style-name="ce13">
            <text:p>1374</text:p>
          </table:table-cell>
          <table:table-cell office:value-type="float" office:value="5.16" table:style-name="ce13">
            <text:p>5.16</text:p>
          </table:table-cell>
          <table:table-cell table:style-name="ce1"/>
          <table:table-cell office:value-type="string" table:style-name="ce1">
            <text:p>MPFC5539</text:p>
          </table:table-cell>
          <table:table-cell table:number-columns-repeated="2" table:style-name="ce1"/>
          <table:table-cell office:value-type="float" office:value="4577" table:style-name="ce2">
            <text:p>4577</text:p>
          </table:table-cell>
          <table:table-cell office:value-type="float" office:value="4577" table:style-name="ce2">
            <text:p>4577</text:p>
          </table:table-cell>
          <table:table-cell office:value-type="float" office:value="43054" table:style-name="ce3">
            <text:p>43054</text:p>
          </table:table-cell>
          <table:table-cell office:value-type="float" office:value="322" table:style-name="ce3">
            <text:p>322</text:p>
          </table:table-cell>
          <table:table-cell office:value-type="float" office:value="3865" table:style-name="ce4">
            <text:p>3865</text:p>
          </table:table-cell>
          <table:table-cell office:value-type="float" office:value="3865" table:style-name="ce4">
            <text:p>3865</text:p>
          </table:table-cell>
          <table:table-cell office:value-type="float" office:value="289" table:style-name="ce1">
            <text:p>289</text:p>
          </table:table-cell>
          <table:table-cell office:value-type="float" office:value="24" table:style-name="ce5">
            <text:p>24</text:p>
          </table:table-cell>
          <table:table-cell office:value-type="float" office:value="12.21" table:style-name="ce5">
            <text:p>12.21</text:p>
          </table:table-cell>
          <table:table-cell office:value-type="float" office:value="24" table:style-name="ce13">
            <text:p>24</text:p>
          </table:table-cell>
          <table:table-cell office:value-type="float" office:value="12.21" table:style-name="ce13">
            <text:p>12.2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0</text:p>
          </table:table-cell>
          <table:table-cell office:value-type="float" office:value="216178" table:style-name="ce1">
            <text:p>216178</text:p>
          </table:table-cell>
          <table:table-cell office:value-type="float" office:value="216178" table:style-name="ce1">
            <text:p>216178</text:p>
          </table:table-cell>
          <table:table-cell office:value-type="float" office:value="166590" table:style-name="ce2">
            <text:p>166590</text:p>
          </table:table-cell>
          <table:table-cell office:value-type="float" office:value="166590" table:style-name="ce2">
            <text:p>166590</text:p>
          </table:table-cell>
          <table:table-cell office:value-type="float" office:value="14689" table:style-name="ce3">
            <text:p>14689</text:p>
          </table:table-cell>
          <table:table-cell office:value-type="float" office:value="3716" table:style-name="ce3">
            <text:p>3716</text:p>
          </table:table-cell>
          <table:table-cell office:value-type="float" office:value="137731" table:style-name="ce4">
            <text:p>137731</text:p>
          </table:table-cell>
          <table:table-cell office:value-type="float" office:value="137731" table:style-name="ce4">
            <text:p>137731</text:p>
          </table:table-cell>
          <table:table-cell office:value-type="float" office:value="3567" table:style-name="ce1">
            <text:p>3567</text:p>
          </table:table-cell>
          <table:table-cell office:value-type="float" office:value="7599" table:style-name="ce5">
            <text:p>7599</text:p>
          </table:table-cell>
          <table:table-cell office:value-type="float" office:value="5.66" table:style-name="ce5">
            <text:p>5.66</text:p>
          </table:table-cell>
          <table:table-cell office:value-type="float" office:value="7606" table:style-name="ce13">
            <text:p>7606</text:p>
          </table:table-cell>
          <table:table-cell office:value-type="float" office:value="5.67" table:style-name="ce13">
            <text:p>5.67</text:p>
          </table:table-cell>
          <table:table-cell table:style-name="ce1"/>
          <table:table-cell office:value-type="string" table:style-name="ce1">
            <text:p>MPFC5540</text:p>
          </table:table-cell>
          <table:table-cell table:number-columns-repeated="2" table:style-name="ce1"/>
          <table:table-cell office:value-type="float" office:value="21757" table:style-name="ce2">
            <text:p>21757</text:p>
          </table:table-cell>
          <table:table-cell office:value-type="float" office:value="21757" table:style-name="ce2">
            <text:p>21757</text:p>
          </table:table-cell>
          <table:table-cell office:value-type="float" office:value="200376" table:style-name="ce3">
            <text:p>200376</text:p>
          </table:table-cell>
          <table:table-cell office:value-type="float" office:value="547" table:style-name="ce3">
            <text:p>547</text:p>
          </table:table-cell>
          <table:table-cell office:value-type="float" office:value="18152" table:style-name="ce4">
            <text:p>18152</text:p>
          </table:table-cell>
          <table:table-cell office:value-type="float" office:value="18152" table:style-name="ce4">
            <text:p>18152</text:p>
          </table:table-cell>
          <table:table-cell office:value-type="float" office:value="482" table:style-name="ce1">
            <text:p>482</text:p>
          </table:table-cell>
          <table:table-cell office:value-type="float" office:value="124" table:style-name="ce5">
            <text:p>124</text:p>
          </table:table-cell>
          <table:table-cell office:value-type="float" office:value="10" table:style-name="ce5">
            <text:p>10</text:p>
          </table:table-cell>
          <table:table-cell office:value-type="float" office:value="124" table:style-name="ce13">
            <text:p>124</text:p>
          </table:table-cell>
          <table:table-cell office:value-type="float" office:value="10" table:style-name="ce13">
            <text:p>10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1</text:p>
          </table:table-cell>
          <table:table-cell office:value-type="float" office:value="199898" table:style-name="ce1">
            <text:p>199898</text:p>
          </table:table-cell>
          <table:table-cell office:value-type="float" office:value="199898" table:style-name="ce1">
            <text:p>199898</text:p>
          </table:table-cell>
          <table:table-cell office:value-type="float" office:value="151997" table:style-name="ce2">
            <text:p>151997</text:p>
          </table:table-cell>
          <table:table-cell office:value-type="float" office:value="151997" table:style-name="ce2">
            <text:p>151997</text:p>
          </table:table-cell>
          <table:table-cell office:value-type="float" office:value="13982" table:style-name="ce3">
            <text:p>13982</text:p>
          </table:table-cell>
          <table:table-cell office:value-type="float" office:value="4042" table:style-name="ce3">
            <text:p>4042</text:p>
          </table:table-cell>
          <table:table-cell office:value-type="float" office:value="125037" table:style-name="ce4">
            <text:p>125037</text:p>
          </table:table-cell>
          <table:table-cell office:value-type="float" office:value="125037" table:style-name="ce4">
            <text:p>125037</text:p>
          </table:table-cell>
          <table:table-cell office:value-type="float" office:value="3903" table:style-name="ce1">
            <text:p>3903</text:p>
          </table:table-cell>
          <table:table-cell office:value-type="float" office:value="7265" table:style-name="ce5">
            <text:p>7265</text:p>
          </table:table-cell>
          <table:table-cell office:value-type="float" office:value="5.72" table:style-name="ce5">
            <text:p>5.72</text:p>
          </table:table-cell>
          <table:table-cell office:value-type="float" office:value="7274" table:style-name="ce13">
            <text:p>7274</text:p>
          </table:table-cell>
          <table:table-cell office:value-type="float" office:value="5.73" table:style-name="ce13">
            <text:p>5.73</text:p>
          </table:table-cell>
          <table:table-cell table:style-name="ce1"/>
          <table:table-cell office:value-type="string" table:style-name="ce1">
            <text:p>MPFC5541</text:p>
          </table:table-cell>
          <table:table-cell table:number-columns-repeated="2" table:style-name="ce1"/>
          <table:table-cell office:value-type="float" office:value="20130" table:style-name="ce2">
            <text:p>20130</text:p>
          </table:table-cell>
          <table:table-cell office:value-type="float" office:value="20130" table:style-name="ce2">
            <text:p>20130</text:p>
          </table:table-cell>
          <table:table-cell office:value-type="float" office:value="184484" table:style-name="ce3">
            <text:p>184484</text:p>
          </table:table-cell>
          <table:table-cell office:value-type="float" office:value="573" table:style-name="ce3">
            <text:p>573</text:p>
          </table:table-cell>
          <table:table-cell office:value-type="float" office:value="16618" table:style-name="ce4">
            <text:p>16618</text:p>
          </table:table-cell>
          <table:table-cell office:value-type="float" office:value="16618" table:style-name="ce4">
            <text:p>16618</text:p>
          </table:table-cell>
          <table:table-cell office:value-type="float" office:value="518" table:style-name="ce1">
            <text:p>518</text:p>
          </table:table-cell>
          <table:table-cell office:value-type="float" office:value="106" table:style-name="ce5">
            <text:p>106</text:p>
          </table:table-cell>
          <table:table-cell office:value-type="float" office:value="10.64" table:style-name="ce5">
            <text:p>10.64</text:p>
          </table:table-cell>
          <table:table-cell office:value-type="float" office:value="106" table:style-name="ce13">
            <text:p>106</text:p>
          </table:table-cell>
          <table:table-cell office:value-type="float" office:value="10.64" table:style-name="ce13">
            <text:p>10.6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2</text:p>
          </table:table-cell>
          <table:table-cell office:value-type="float" office:value="184865" table:style-name="ce1">
            <text:p>184865</text:p>
          </table:table-cell>
          <table:table-cell office:value-type="float" office:value="184865" table:style-name="ce1">
            <text:p>184865</text:p>
          </table:table-cell>
          <table:table-cell office:value-type="float" office:value="139963" table:style-name="ce2">
            <text:p>139963</text:p>
          </table:table-cell>
          <table:table-cell office:value-type="float" office:value="139963" table:style-name="ce2">
            <text:p>139963</text:p>
          </table:table-cell>
          <table:table-cell office:value-type="float" office:value="12513" table:style-name="ce3">
            <text:p>12513</text:p>
          </table:table-cell>
          <table:table-cell office:value-type="float" office:value="2535" table:style-name="ce3">
            <text:p>2535</text:p>
          </table:table-cell>
          <table:table-cell office:value-type="float" office:value="114917" table:style-name="ce4">
            <text:p>114917</text:p>
          </table:table-cell>
          <table:table-cell office:value-type="float" office:value="114917" table:style-name="ce4">
            <text:p>114917</text:p>
          </table:table-cell>
          <table:table-cell office:value-type="float" office:value="2487" table:style-name="ce1">
            <text:p>2487</text:p>
          </table:table-cell>
          <table:table-cell office:value-type="float" office:value="6061" table:style-name="ce5">
            <text:p>6061</text:p>
          </table:table-cell>
          <table:table-cell office:value-type="float" office:value="5.71" table:style-name="ce5">
            <text:p>5.71</text:p>
          </table:table-cell>
          <table:table-cell office:value-type="float" office:value="6068" table:style-name="ce13">
            <text:p>6068</text:p>
          </table:table-cell>
          <table:table-cell office:value-type="float" office:value="5.72" table:style-name="ce13">
            <text:p>5.72</text:p>
          </table:table-cell>
          <table:table-cell table:style-name="ce1"/>
          <table:table-cell office:value-type="string" table:style-name="ce1">
            <text:p>MPFC5542</text:p>
          </table:table-cell>
          <table:table-cell table:number-columns-repeated="2" table:style-name="ce1"/>
          <table:table-cell office:value-type="float" office:value="19228" table:style-name="ce2">
            <text:p>19228</text:p>
          </table:table-cell>
          <table:table-cell office:value-type="float" office:value="19228" table:style-name="ce2">
            <text:p>19228</text:p>
          </table:table-cell>
          <table:table-cell office:value-type="float" office:value="167608" table:style-name="ce3">
            <text:p>167608</text:p>
          </table:table-cell>
          <table:table-cell office:value-type="float" office:value="5111" table:style-name="ce3">
            <text:p>5111</text:p>
          </table:table-cell>
          <table:table-cell office:value-type="float" office:value="15965" table:style-name="ce4">
            <text:p>15965</text:p>
          </table:table-cell>
          <table:table-cell office:value-type="float" office:value="15965" table:style-name="ce4">
            <text:p>15965</text:p>
          </table:table-cell>
          <table:table-cell office:value-type="float" office:value="4549" table:style-name="ce1">
            <text:p>4549</text:p>
          </table:table-cell>
          <table:table-cell office:value-type="float" office:value="112" table:style-name="ce5">
            <text:p>112</text:p>
          </table:table-cell>
          <table:table-cell office:value-type="float" office:value="9.73" table:style-name="ce5">
            <text:p>9.73</text:p>
          </table:table-cell>
          <table:table-cell office:value-type="float" office:value="112" table:style-name="ce13">
            <text:p>112</text:p>
          </table:table-cell>
          <table:table-cell office:value-type="float" office:value="9.73" table:style-name="ce13">
            <text:p>9.7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3</text:p>
          </table:table-cell>
          <table:table-cell office:value-type="float" office:value="160835" table:style-name="ce1">
            <text:p>160835</text:p>
          </table:table-cell>
          <table:table-cell office:value-type="float" office:value="160835" table:style-name="ce1">
            <text:p>160835</text:p>
          </table:table-cell>
          <table:table-cell office:value-type="float" office:value="122286" table:style-name="ce2">
            <text:p>122286</text:p>
          </table:table-cell>
          <table:table-cell office:value-type="float" office:value="122286" table:style-name="ce2">
            <text:p>122286</text:p>
          </table:table-cell>
          <table:table-cell office:value-type="float" office:value="10796" table:style-name="ce3">
            <text:p>10796</text:p>
          </table:table-cell>
          <table:table-cell office:value-type="float" office:value="2893" table:style-name="ce3">
            <text:p>2893</text:p>
          </table:table-cell>
          <table:table-cell office:value-type="float" office:value="100537" table:style-name="ce4">
            <text:p>100537</text:p>
          </table:table-cell>
          <table:table-cell office:value-type="float" office:value="100537" table:style-name="ce4">
            <text:p>100537</text:p>
          </table:table-cell>
          <table:table-cell office:value-type="float" office:value="2818" table:style-name="ce1">
            <text:p>2818</text:p>
          </table:table-cell>
          <table:table-cell office:value-type="float" office:value="6671" table:style-name="ce5">
            <text:p>6671</text:p>
          </table:table-cell>
          <table:table-cell office:value-type="float" office:value="5.63" table:style-name="ce5">
            <text:p>5.63</text:p>
          </table:table-cell>
          <table:table-cell office:value-type="float" office:value="6684" table:style-name="ce13">
            <text:p>6684</text:p>
          </table:table-cell>
          <table:table-cell office:value-type="float" office:value="5.64" table:style-name="ce13">
            <text:p>5.64</text:p>
          </table:table-cell>
          <table:table-cell table:style-name="ce1"/>
          <table:table-cell office:value-type="string" table:style-name="ce1">
            <text:p>MPFC5543</text:p>
          </table:table-cell>
          <table:table-cell table:number-columns-repeated="2" table:style-name="ce1"/>
          <table:table-cell office:value-type="float" office:value="16014" table:style-name="ce2">
            <text:p>16014</text:p>
          </table:table-cell>
          <table:table-cell office:value-type="float" office:value="16014" table:style-name="ce2">
            <text:p>16014</text:p>
          </table:table-cell>
          <table:table-cell office:value-type="float" office:value="148602" table:style-name="ce3">
            <text:p>148602</text:p>
          </table:table-cell>
          <table:table-cell office:value-type="float" office:value="653" table:style-name="ce3">
            <text:p>653</text:p>
          </table:table-cell>
          <table:table-cell office:value-type="float" office:value="12954" table:style-name="ce4">
            <text:p>12954</text:p>
          </table:table-cell>
          <table:table-cell office:value-type="float" office:value="12954" table:style-name="ce4">
            <text:p>12954</text:p>
          </table:table-cell>
          <table:table-cell office:value-type="float" office:value="610" table:style-name="ce1">
            <text:p>610</text:p>
          </table:table-cell>
          <table:table-cell office:value-type="float" office:value="74" table:style-name="ce5">
            <text:p>74</text:p>
          </table:table-cell>
          <table:table-cell office:value-type="float" office:value="12.03" table:style-name="ce5">
            <text:p>12.03</text:p>
          </table:table-cell>
          <table:table-cell office:value-type="float" office:value="74" table:style-name="ce13">
            <text:p>74</text:p>
          </table:table-cell>
          <table:table-cell office:value-type="float" office:value="12.03" table:style-name="ce13">
            <text:p>12.0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4</text:p>
          </table:table-cell>
          <table:table-cell office:value-type="float" office:value="197083" table:style-name="ce1">
            <text:p>197083</text:p>
          </table:table-cell>
          <table:table-cell office:value-type="float" office:value="197083" table:style-name="ce1">
            <text:p>197083</text:p>
          </table:table-cell>
          <table:table-cell office:value-type="float" office:value="137660" table:style-name="ce2">
            <text:p>137660</text:p>
          </table:table-cell>
          <table:table-cell office:value-type="float" office:value="137660" table:style-name="ce2">
            <text:p>137660</text:p>
          </table:table-cell>
          <table:table-cell office:value-type="float" office:value="12211" table:style-name="ce3">
            <text:p>12211</text:p>
          </table:table-cell>
          <table:table-cell office:value-type="float" office:value="3003" table:style-name="ce3">
            <text:p>3003</text:p>
          </table:table-cell>
          <table:table-cell office:value-type="float" office:value="113355" table:style-name="ce4">
            <text:p>113355</text:p>
          </table:table-cell>
          <table:table-cell office:value-type="float" office:value="113355" table:style-name="ce4">
            <text:p>113355</text:p>
          </table:table-cell>
          <table:table-cell office:value-type="float" office:value="2919" table:style-name="ce1">
            <text:p>2919</text:p>
          </table:table-cell>
          <table:table-cell office:value-type="float" office:value="7033" table:style-name="ce5">
            <text:p>7033</text:p>
          </table:table-cell>
          <table:table-cell office:value-type="float" office:value="5.71" table:style-name="ce5">
            <text:p>5.71</text:p>
          </table:table-cell>
          <table:table-cell office:value-type="float" office:value="7043" table:style-name="ce13">
            <text:p>7043</text:p>
          </table:table-cell>
          <table:table-cell office:value-type="float" office:value="5.72" table:style-name="ce13">
            <text:p>5.72</text:p>
          </table:table-cell>
          <table:table-cell table:style-name="ce1"/>
          <table:table-cell office:value-type="string" table:style-name="ce1">
            <text:p>MPFC5544</text:p>
          </table:table-cell>
          <table:table-cell table:number-columns-repeated="2" table:style-name="ce1"/>
          <table:table-cell office:value-type="float" office:value="18378" table:style-name="ce2">
            <text:p>18378</text:p>
          </table:table-cell>
          <table:table-cell office:value-type="float" office:value="18378" table:style-name="ce2">
            <text:p>18378</text:p>
          </table:table-cell>
          <table:table-cell office:value-type="float" office:value="166797" table:style-name="ce3">
            <text:p>166797</text:p>
          </table:table-cell>
          <table:table-cell office:value-type="float" office:value="19562" table:style-name="ce3">
            <text:p>19562</text:p>
          </table:table-cell>
          <table:table-cell office:value-type="float" office:value="14956" table:style-name="ce4">
            <text:p>14956</text:p>
          </table:table-cell>
          <table:table-cell office:value-type="float" office:value="14956" table:style-name="ce4">
            <text:p>14956</text:p>
          </table:table-cell>
          <table:table-cell office:value-type="float" office:value="17513" table:style-name="ce1">
            <text:p>17513</text:p>
          </table:table-cell>
          <table:table-cell office:value-type="float" office:value="92" table:style-name="ce5">
            <text:p>92</text:p>
          </table:table-cell>
          <table:table-cell office:value-type="float" office:value="10.39" table:style-name="ce5">
            <text:p>10.39</text:p>
          </table:table-cell>
          <table:table-cell office:value-type="float" office:value="92" table:style-name="ce13">
            <text:p>92</text:p>
          </table:table-cell>
          <table:table-cell office:value-type="float" office:value="10.4" table:style-name="ce13">
            <text:p>10.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5</text:p>
          </table:table-cell>
          <table:table-cell office:value-type="float" office:value="163534" table:style-name="ce1">
            <text:p>163534</text:p>
          </table:table-cell>
          <table:table-cell office:value-type="float" office:value="163534" table:style-name="ce1">
            <text:p>163534</text:p>
          </table:table-cell>
          <table:table-cell office:value-type="float" office:value="102378" table:style-name="ce2">
            <text:p>102378</text:p>
          </table:table-cell>
          <table:table-cell office:value-type="float" office:value="102378" table:style-name="ce2">
            <text:p>102378</text:p>
          </table:table-cell>
          <table:table-cell office:value-type="float" office:value="9789" table:style-name="ce3">
            <text:p>9789</text:p>
          </table:table-cell>
          <table:table-cell office:value-type="float" office:value="2022" table:style-name="ce3">
            <text:p>2022</text:p>
          </table:table-cell>
          <table:table-cell office:value-type="float" office:value="84029" table:style-name="ce4">
            <text:p>84029</text:p>
          </table:table-cell>
          <table:table-cell office:value-type="float" office:value="84029" table:style-name="ce4">
            <text:p>84029</text:p>
          </table:table-cell>
          <table:table-cell office:value-type="float" office:value="1965" table:style-name="ce1">
            <text:p>1965</text:p>
          </table:table-cell>
          <table:table-cell office:value-type="float" office:value="5418" table:style-name="ce5">
            <text:p>5418</text:p>
          </table:table-cell>
          <table:table-cell office:value-type="float" office:value="5.44" table:style-name="ce5">
            <text:p>5.44</text:p>
          </table:table-cell>
          <table:table-cell office:value-type="float" office:value="5421" table:style-name="ce13">
            <text:p>5421</text:p>
          </table:table-cell>
          <table:table-cell office:value-type="float" office:value="5.44" table:style-name="ce13">
            <text:p>5.44</text:p>
          </table:table-cell>
          <table:table-cell table:style-name="ce1"/>
          <table:table-cell office:value-type="string" table:style-name="ce1">
            <text:p>MPFC5545</text:p>
          </table:table-cell>
          <table:table-cell table:number-columns-repeated="2" table:style-name="ce1"/>
          <table:table-cell office:value-type="float" office:value="14191" table:style-name="ce2">
            <text:p>14191</text:p>
          </table:table-cell>
          <table:table-cell office:value-type="float" office:value="14191" table:style-name="ce2">
            <text:p>14191</text:p>
          </table:table-cell>
          <table:table-cell office:value-type="float" office:value="125980" table:style-name="ce3">
            <text:p>125980</text:p>
          </table:table-cell>
          <table:table-cell office:value-type="float" office:value="42629" table:style-name="ce3">
            <text:p>42629</text:p>
          </table:table-cell>
          <table:table-cell office:value-type="float" office:value="11571" table:style-name="ce4">
            <text:p>11571</text:p>
          </table:table-cell>
          <table:table-cell office:value-type="float" office:value="11571" table:style-name="ce4">
            <text:p>11571</text:p>
          </table:table-cell>
          <table:table-cell office:value-type="float" office:value="37958" table:style-name="ce1">
            <text:p>37958</text:p>
          </table:table-cell>
          <table:table-cell office:value-type="float" office:value="84" table:style-name="ce5">
            <text:p>84</text:p>
          </table:table-cell>
          <table:table-cell office:value-type="float" office:value="9.48" table:style-name="ce5">
            <text:p>9.48</text:p>
          </table:table-cell>
          <table:table-cell office:value-type="float" office:value="84" table:style-name="ce13">
            <text:p>84</text:p>
          </table:table-cell>
          <table:table-cell office:value-type="float" office:value="9.48" table:style-name="ce13">
            <text:p>9.4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6</text:p>
          </table:table-cell>
          <table:table-cell office:value-type="float" office:value="108686" table:style-name="ce1">
            <text:p>108686</text:p>
          </table:table-cell>
          <table:table-cell office:value-type="float" office:value="108686" table:style-name="ce1">
            <text:p>108686</text:p>
          </table:table-cell>
          <table:table-cell office:value-type="float" office:value="80710" table:style-name="ce2">
            <text:p>80710</text:p>
          </table:table-cell>
          <table:table-cell office:value-type="float" office:value="80710" table:style-name="ce2">
            <text:p>80710</text:p>
          </table:table-cell>
          <table:table-cell office:value-type="float" office:value="7788" table:style-name="ce3">
            <text:p>7788</text:p>
          </table:table-cell>
          <table:table-cell office:value-type="float" office:value="2038" table:style-name="ce3">
            <text:p>2038</text:p>
          </table:table-cell>
          <table:table-cell office:value-type="float" office:value="66054" table:style-name="ce4">
            <text:p>66054</text:p>
          </table:table-cell>
          <table:table-cell office:value-type="float" office:value="66054" table:style-name="ce4">
            <text:p>66054</text:p>
          </table:table-cell>
          <table:table-cell office:value-type="float" office:value="1961" table:style-name="ce1">
            <text:p>1961</text:p>
          </table:table-cell>
          <table:table-cell office:value-type="float" office:value="3499" table:style-name="ce5">
            <text:p>3499</text:p>
          </table:table-cell>
          <table:table-cell office:value-type="float" office:value="5.27" table:style-name="ce5">
            <text:p>5.27</text:p>
          </table:table-cell>
          <table:table-cell office:value-type="float" office:value="3504" table:style-name="ce13">
            <text:p>3504</text:p>
          </table:table-cell>
          <table:table-cell office:value-type="float" office:value="5.28" table:style-name="ce13">
            <text:p>5.28</text:p>
          </table:table-cell>
          <table:table-cell table:style-name="ce1"/>
          <table:table-cell office:value-type="string" table:style-name="ce1">
            <text:p>MPFC5546</text:p>
          </table:table-cell>
          <table:table-cell table:number-columns-repeated="2" table:style-name="ce1"/>
          <table:table-cell office:value-type="float" office:value="11100" table:style-name="ce2">
            <text:p>11100</text:p>
          </table:table-cell>
          <table:table-cell office:value-type="float" office:value="11100" table:style-name="ce2">
            <text:p>11100</text:p>
          </table:table-cell>
          <table:table-cell office:value-type="float" office:value="100696" table:style-name="ce3">
            <text:p>100696</text:p>
          </table:table-cell>
          <table:table-cell office:value-type="float" office:value="2866" table:style-name="ce3">
            <text:p>2866</text:p>
          </table:table-cell>
          <table:table-cell office:value-type="float" office:value="9182" table:style-name="ce4">
            <text:p>9182</text:p>
          </table:table-cell>
          <table:table-cell office:value-type="float" office:value="9182" table:style-name="ce4">
            <text:p>9182</text:p>
          </table:table-cell>
          <table:table-cell office:value-type="float" office:value="2561" table:style-name="ce1">
            <text:p>2561</text:p>
          </table:table-cell>
          <table:table-cell office:value-type="float" office:value="56" table:style-name="ce5">
            <text:p>56</text:p>
          </table:table-cell>
          <table:table-cell office:value-type="float" office:value="9.1300000000000008" table:style-name="ce5">
            <text:p>9.13</text:p>
          </table:table-cell>
          <table:table-cell office:value-type="float" office:value="56" table:style-name="ce13">
            <text:p>56</text:p>
          </table:table-cell>
          <table:table-cell office:value-type="float" office:value="9.1300000000000008" table:style-name="ce13">
            <text:p>9.1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3"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6" table:style-name="ce1"/>
        </table:table-row>
        <table:table-row table:style-name="ro1" table:visibility="collapse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2">
            <text:p>P5_cutsite</text:p>
          </table:table-cell>
          <table:table-cell office:value-type="string" table:style-name="ce2">
            <text:p>P7_cutsite</text:p>
          </table:table-cell>
          <table:table-cell office:value-type="string" table:style-name="ce3">
            <text:p>P5_rescued</text:p>
          </table:table-cell>
          <table:table-cell office:value-type="string" table:style-name="ce3">
            <text:p>P7_rescued</text:p>
          </table:table-cell>
          <table:table-cell office:value-type="string" table:style-name="ce4">
            <text:p>P5_dedupl</text:p>
          </table:table-cell>
          <table:table-cell office:value-type="string" table:style-name="ce4">
            <text:p>P7_dedupl</text:p>
          </table:table-cell>
          <table:table-cell office:value-type="string" table:style-name="ce1">
            <text:p>P7_dedupl_rescued</text:p>
          </table:table-cell>
          <table:table-cell office:value-type="string" table:style-name="ce5">
            <text:p>Final stacks main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2">
            <text:p>P5_paired</text:p>
          </table:table-cell>
          <table:table-cell office:value-type="string" table:style-name="ce2">
            <text:p>P7_paired</text:p>
          </table:table-cell>
          <table:table-cell office:value-type="string" table:style-name="ce3">
            <text:p>P5_remained</text:p>
          </table:table-cell>
          <table:table-cell office:value-type="string" table:style-name="ce3">
            <text:p>P7_remained</text:p>
          </table:table-cell>
          <table:table-cell office:value-type="string" table:style-name="ce4">
            <text:p>P5_clonefiltered</text:p>
          </table:table-cell>
          <table:table-cell office:value-type="string" table:style-name="ce4">
            <text:p>P7_clonefiltered</text:p>
          </table:table-cell>
          <table:table-cell office:value-type="string" table:style-name="ce1">
            <text:p>P7_clonefiltered_remained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Sum/Average</text:p>
          </table:table-cell>
          <table:table-cell table:number-columns-repeated="2" table:style-name="ce7"/>
          <table:table-cell office:value-type="percentage" office:value="0.32219295999999997" table:formula="of:=SUM([.E81:.E150])" table:style-name="ce7">
            <text:p>32.22%</text:p>
          </table:table-cell>
          <table:table-cell office:value-type="percentage" office:value="0.32219295999999997" table:formula="of:=SUM([.F81:.F150])" table:style-name="ce7">
            <text:p>32.22%</text:p>
          </table:table-cell>
          <table:table-cell office:value-type="percentage" office:value="3.0021559999999996E-2" table:formula="of:=SUM([.G81:.G150])" table:style-name="ce7">
            <text:p>3.00%</text:p>
          </table:table-cell>
          <table:table-cell office:value-type="percentage" office:value="7.7277599999999958E-3" table:formula="of:=SUM([.H81:.H150])" table:style-name="ce7">
            <text:p>0.77%</text:p>
          </table:table-cell>
          <table:table-cell office:value-type="percentage" office:value="0.26461007999999997" table:formula="of:=SUM([.I81:.I150])" table:style-name="ce7">
            <text:p>26.46%</text:p>
          </table:table-cell>
          <table:table-cell office:value-type="percentage" office:value="0.26461007999999997" table:formula="of:=SUM([.J81:.J150])" table:style-name="ce7">
            <text:p>26.46%</text:p>
          </table:table-cell>
          <table:table-cell office:value-type="percentage" office:value="7.4404000000000007E-3" table:formula="of:=SUM([.K81:.K150])" table:style-name="ce7">
            <text:p>0.74%</text:p>
          </table:table-cell>
          <table:table-cell office:value-type="float" office:value="5845.9285714285716" table:formula="of:=AVERAGE([.L81:.L150])" table:style-name="ce14">
            <text:p>5845.93</text:p>
          </table:table-cell>
          <table:table-cell office:value-type="float" office:value="5.5981428571428564" table:formula="of:=AVERAGE([.M81:.M150])" table:style-name="ce14">
            <text:p>5.60</text:p>
          </table:table-cell>
          <table:table-cell office:value-type="float" office:value="5853.4142857142861" table:formula="of:=AVERAGE([.N81:.N150])" table:style-name="ce14">
            <text:p>5853.41</text:p>
          </table:table-cell>
          <table:table-cell office:value-type="float" office:value="5.6077142857142883" table:formula="of:=AVERAGE([.O81:.O150])" table:style-name="ce14">
            <text:p>5.61</text:p>
          </table:table-cell>
          <table:table-cell table:style-name="ce1"/>
          <table:table-cell office:value-type="string" table:style-name="ce1">
            <text:p>Sum/Average</text:p>
          </table:table-cell>
          <table:table-cell table:number-columns-repeated="2" table:style-name="ce1"/>
          <table:table-cell office:value-type="percentage" office:value="4.4182720000000016E-2" table:formula="of:=SUM([.T81:.T150])" table:style-name="ce7">
            <text:p>4.42%</text:p>
          </table:table-cell>
          <table:table-cell office:value-type="percentage" office:value="4.4182720000000016E-2" table:formula="of:=SUM([.U81:.U150])" table:style-name="ce7">
            <text:p>4.42%</text:p>
          </table:table-cell>
          <table:table-cell office:value-type="percentage" office:value="0.39628659999999999" table:formula="of:=SUM([.V81:.V150])" table:style-name="ce7">
            <text:p>39.63%</text:p>
          </table:table-cell>
          <table:table-cell office:value-type="percentage" office:value="8.0101160000000005E-2" table:formula="of:=SUM([.W81:.W150])" table:style-name="ce7">
            <text:p>8.01%</text:p>
          </table:table-cell>
          <table:table-cell office:value-type="percentage" office:value="3.6169119999999992E-2" table:formula="of:=SUM([.X81:.X150])" table:style-name="ce7">
            <text:p>3.62%</text:p>
          </table:table-cell>
          <table:table-cell office:value-type="percentage" office:value="3.6169119999999992E-2" table:formula="of:=SUM([.Y81:.Y150])" table:style-name="ce7">
            <text:p>3.62%</text:p>
          </table:table-cell>
          <table:table-cell office:value-type="percentage" office:value="7.0388399999999976E-2" table:formula="of:=SUM([.Z81:.Z150])" table:style-name="ce7">
            <text:p>7.04%</text:p>
          </table:table-cell>
          <table:table-cell office:value-type="float" office:value="87.285714285714292" table:formula="of:=AVERAGE([.AA81:.AA150])" table:style-name="ce14">
            <text:p>87.29</text:p>
          </table:table-cell>
          <table:table-cell office:value-type="float" office:value="9.9520000000000017" table:formula="of:=AVERAGE([.AB81:.AB150])" table:style-name="ce14">
            <text:p>9.95</text:p>
          </table:table-cell>
          <table:table-cell office:value-type="float" office:value="87.271428571428572" table:formula="of:=AVERAGE([.AC81:.AC150])" table:style-name="ce14">
            <text:p>87.27</text:p>
          </table:table-cell>
          <table:table-cell office:value-type="float" office:value="9.9601428571428574" table:formula="of:=AVERAGE([.AD81:.AD150])" table:style-name="ce14">
            <text:p>9.9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verage</text:p>
          </table:table-cell>
          <table:table-cell table:number-columns-repeated="2" table:style-name="ce7"/>
          <table:table-cell office:value-type="percentage" office:value="4.6027565714285706E-3" table:formula="of:=AVERAGE([.E81:.E150])" table:style-name="ce7">
            <text:p>0.46%</text:p>
          </table:table-cell>
          <table:table-cell office:value-type="percentage" office:value="4.6027565714285706E-3" table:formula="of:=AVERAGE([.F81:.F150])" table:style-name="ce7">
            <text:p>0.46%</text:p>
          </table:table-cell>
          <table:table-cell office:value-type="percentage" office:value="4.2887942857142852E-4" table:formula="of:=AVERAGE([.G81:.G150])" table:style-name="ce7">
            <text:p>0.04%</text:p>
          </table:table-cell>
          <table:table-cell office:value-type="percentage" office:value="1.1039657142857136E-4" table:formula="of:=AVERAGE([.H81:.H150])" table:style-name="ce7">
            <text:p>0.01%</text:p>
          </table:table-cell>
          <table:table-cell office:value-type="percentage" office:value="3.7801439999999996E-3" table:formula="of:=AVERAGE([.I81:.I150])" table:style-name="ce7">
            <text:p>0.38%</text:p>
          </table:table-cell>
          <table:table-cell office:value-type="percentage" office:value="3.7801439999999996E-3" table:formula="of:=AVERAGE([.J81:.J150])" table:style-name="ce7">
            <text:p>0.38%</text:p>
          </table:table-cell>
          <table:table-cell office:value-type="percentage" office:value="1.0629142857142858E-4" table:formula="of:=AVERAGE([.K81:.K150])" table:style-name="ce7">
            <text:p>0.01%</text:p>
          </table:table-cell>
          <table:table-cell office:value-type="float" office:value="5845.9285714285716" table:formula="of:=AVERAGE([.L81:.L150])" table:style-name="ce14">
            <text:p>5845.93</text:p>
          </table:table-cell>
          <table:table-cell office:value-type="float" office:value="5.5981428571428564" table:formula="of:=AVERAGE([.M81:.M150])" table:style-name="ce14">
            <text:p>5.60</text:p>
          </table:table-cell>
          <table:table-cell office:value-type="float" office:value="5853.4142857142861" table:formula="of:=AVERAGE([.N81:.N150])" table:style-name="ce14">
            <text:p>5853.41</text:p>
          </table:table-cell>
          <table:table-cell office:value-type="float" office:value="5.6077142857142883" table:formula="of:=AVERAGE([.O81:.O150])" table:style-name="ce14">
            <text:p>5.61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percentage" office:value="6.3118171428571453E-4" table:formula="of:=AVERAGE([.T81:.T150])" table:style-name="ce7">
            <text:p>0.06%</text:p>
          </table:table-cell>
          <table:table-cell office:value-type="percentage" office:value="6.3118171428571453E-4" table:formula="of:=AVERAGE([.U81:.U150])" table:style-name="ce7">
            <text:p>0.06%</text:p>
          </table:table-cell>
          <table:table-cell office:value-type="percentage" office:value="5.6612371428571423E-3" table:formula="of:=AVERAGE([.V81:.V150])" table:style-name="ce7">
            <text:p>0.57%</text:p>
          </table:table-cell>
          <table:table-cell office:value-type="percentage" office:value="1.1443022857142858E-3" table:formula="of:=AVERAGE([.W81:.W150])" table:style-name="ce7">
            <text:p>0.11%</text:p>
          </table:table-cell>
          <table:table-cell office:value-type="percentage" office:value="5.1670171428571418E-4" table:formula="of:=AVERAGE([.X81:.X150])" table:style-name="ce7">
            <text:p>0.05%</text:p>
          </table:table-cell>
          <table:table-cell office:value-type="percentage" office:value="5.1670171428571418E-4" table:formula="of:=AVERAGE([.Y81:.Y150])" table:style-name="ce7">
            <text:p>0.05%</text:p>
          </table:table-cell>
          <table:table-cell office:value-type="percentage" office:value="1.0055485714285711E-3" table:formula="of:=AVERAGE([.Z81:.Z150])" table:style-name="ce7">
            <text:p>0.10%</text:p>
          </table:table-cell>
          <table:table-cell office:value-type="float" office:value="87.285714285714292" table:formula="of:=AVERAGE([.AA81:.AA150])" table:style-name="ce14">
            <text:p>87.29</text:p>
          </table:table-cell>
          <table:table-cell office:value-type="float" office:value="9.9520000000000017" table:formula="of:=AVERAGE([.AB81:.AB150])" table:style-name="ce14">
            <text:p>9.95</text:p>
          </table:table-cell>
          <table:table-cell office:value-type="float" office:value="87.271428571428572" table:formula="of:=AVERAGE([.AC81:.AC150])" table:style-name="ce14">
            <text:p>87.27</text:p>
          </table:table-cell>
          <table:table-cell office:value-type="float" office:value="9.9601428571428574" table:formula="of:=AVERAGE([.AD81:.AD150])" table:style-name="ce14">
            <text:p>9.9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table:number-columns-repeated="2" table:style-name="ce7"/>
          <table:table-cell office:value-type="percentage" office:value="6.7319999999999999E-4" table:formula="of:=MIN([.E81:.E150])" table:style-name="ce7">
            <text:p>0.07%</text:p>
          </table:table-cell>
          <table:table-cell office:value-type="percentage" office:value="6.7319999999999999E-4" table:formula="of:=MIN([.F81:.F150])" table:style-name="ce7">
            <text:p>0.07%</text:p>
          </table:table-cell>
          <table:table-cell office:value-type="percentage" office:value="8.1879999999999995E-5" table:formula="of:=MIN([.G81:.G150])" table:style-name="ce7">
            <text:p>0.01%</text:p>
          </table:table-cell>
          <table:table-cell office:value-type="percentage" office:value="1.4960000000000001E-5" table:formula="of:=MIN([.H81:.H150])" table:style-name="ce7">
            <text:p>0.00%</text:p>
          </table:table-cell>
          <table:table-cell office:value-type="percentage" office:value="5.5564000000000004E-4" table:formula="of:=MIN([.I81:.I150])" table:style-name="ce7">
            <text:p>0.06%</text:p>
          </table:table-cell>
          <table:table-cell office:value-type="percentage" office:value="5.5564000000000004E-4" table:formula="of:=MIN([.J81:.J150])" table:style-name="ce7">
            <text:p>0.06%</text:p>
          </table:table-cell>
          <table:table-cell office:value-type="percentage" office:value="1.4440000000000001E-5" table:formula="of:=MIN([.K81:.K150])" table:style-name="ce7">
            <text:p>0.00%</text:p>
          </table:table-cell>
          <table:table-cell office:value-type="float" office:value="295" table:formula="of:=MIN([.L81:.L150])" table:style-name="ce9">
            <text:p>295</text:p>
          </table:table-cell>
          <table:table-cell office:value-type="float" office:value="4.91" table:formula="of:=MIN([.M81:.M150])" table:style-name="ce9">
            <text:p>4.91</text:p>
          </table:table-cell>
          <table:table-cell office:value-type="float" office:value="296" table:formula="of:=MIN([.N81:.N150])" table:style-name="ce9">
            <text:p>296</text:p>
          </table:table-cell>
          <table:table-cell office:value-type="float" office:value="4.93" table:formula="of:=MIN([.O81:.O150])" table:style-name="ce9">
            <text:p>4.93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percentage" office:value="1.0088E-4" table:formula="of:=MIN([.T81:.T150])" table:style-name="ce7">
            <text:p>0.01%</text:p>
          </table:table-cell>
          <table:table-cell office:value-type="percentage" office:value="1.0088E-4" table:formula="of:=MIN([.U81:.U150])" table:style-name="ce7">
            <text:p>0.01%</text:p>
          </table:table-cell>
          <table:table-cell office:value-type="percentage" office:value="9.0572000000000005E-4" table:formula="of:=MIN([.V81:.V150])" table:style-name="ce7">
            <text:p>0.09%</text:p>
          </table:table-cell>
          <table:table-cell office:value-type="percentage" office:value="3.1599999999999998E-6" table:formula="of:=MIN([.W81:.W150])" table:style-name="ce7">
            <text:p>0.00%</text:p>
          </table:table-cell>
          <table:table-cell office:value-type="percentage" office:value="8.6959999999999994E-5" table:formula="of:=MIN([.X81:.X150])" table:style-name="ce7">
            <text:p>0.01%</text:p>
          </table:table-cell>
          <table:table-cell office:value-type="percentage" office:value="8.6959999999999994E-5" table:formula="of:=MIN([.Y81:.Y150])" table:style-name="ce7">
            <text:p>0.01%</text:p>
          </table:table-cell>
          <table:table-cell office:value-type="percentage" office:value="2.7199999999999998E-6" table:formula="of:=MIN([.Z81:.Z150])" table:style-name="ce7">
            <text:p>0.00%</text:p>
          </table:table-cell>
          <table:table-cell office:value-type="float" office:value="18" table:formula="of:=MIN([.AA81:.AA150])" table:style-name="ce9">
            <text:p>18</text:p>
          </table:table-cell>
          <table:table-cell office:value-type="float" office:value="7.35" table:formula="of:=MIN([.AB81:.AB150])" table:style-name="ce9">
            <text:p>7.35</text:p>
          </table:table-cell>
          <table:table-cell office:value-type="float" office:value="18" table:formula="of:=MIN([.AC81:.AC150])" table:style-name="ce9">
            <text:p>18</text:p>
          </table:table-cell>
          <table:table-cell office:value-type="float" office:value="7.35" table:formula="of:=MIN([.AD81:.AD150])" table:style-name="ce9">
            <text:p>7.3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table:number-columns-repeated="2" table:style-name="ce7"/>
          <table:table-cell office:value-type="percentage" office:value="7.1770000000000002E-3" table:formula="of:=MAX([.E81:.E150])" table:style-name="ce7">
            <text:p>0.72%</text:p>
          </table:table-cell>
          <table:table-cell office:value-type="percentage" office:value="7.1770000000000002E-3" table:formula="of:=MAX([.F81:.F150])" table:style-name="ce7">
            <text:p>0.72%</text:p>
          </table:table-cell>
          <table:table-cell office:value-type="percentage" office:value="6.3880000000000002E-4" table:formula="of:=MAX([.G81:.G150])" table:style-name="ce7">
            <text:p>0.06%</text:p>
          </table:table-cell>
          <table:table-cell office:value-type="percentage" office:value="1.7316E-4" table:formula="of:=MAX([.H81:.H150])" table:style-name="ce7">
            <text:p>0.02%</text:p>
          </table:table-cell>
          <table:table-cell office:value-type="percentage" office:value="5.8703599999999998E-3" table:formula="of:=MAX([.I81:.I150])" table:style-name="ce7">
            <text:p>0.59%</text:p>
          </table:table-cell>
          <table:table-cell office:value-type="percentage" office:value="5.8703599999999998E-3" table:formula="of:=MAX([.J81:.J150])" table:style-name="ce7">
            <text:p>0.59%</text:p>
          </table:table-cell>
          <table:table-cell office:value-type="percentage" office:value="1.652E-4" table:formula="of:=MAX([.K81:.K150])" table:style-name="ce7">
            <text:p>0.02%</text:p>
          </table:table-cell>
          <table:table-cell office:value-type="float" office:value="9413" table:formula="of:=MAX([.L81:.L150])" table:style-name="ce9">
            <text:p>9413</text:p>
          </table:table-cell>
          <table:table-cell office:value-type="float" office:value="6.89" table:formula="of:=MAX([.M81:.M150])" table:style-name="ce9">
            <text:p>6.89</text:p>
          </table:table-cell>
          <table:table-cell office:value-type="float" office:value="9423" table:formula="of:=MAX([.N81:.N150])" table:style-name="ce9">
            <text:p>9423</text:p>
          </table:table-cell>
          <table:table-cell office:value-type="float" office:value="6.88" table:formula="of:=MAX([.O81:.O150])" table:style-name="ce9">
            <text:p>6.88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2" table:style-name="ce1"/>
          <table:table-cell office:value-type="percentage" office:value="9.6080000000000004E-4" table:formula="of:=MAX([.T81:.T150])" table:style-name="ce7">
            <text:p>0.10%</text:p>
          </table:table-cell>
          <table:table-cell office:value-type="percentage" office:value="9.6080000000000004E-4" table:formula="of:=MAX([.U81:.U150])" table:style-name="ce7">
            <text:p>0.10%</text:p>
          </table:table-cell>
          <table:table-cell office:value-type="percentage" office:value="8.4841599999999993E-3" table:formula="of:=MAX([.V81:.V150])" table:style-name="ce7">
            <text:p>0.85%</text:p>
          </table:table-cell>
          <table:table-cell office:value-type="percentage" office:value="1.656024E-2" table:formula="of:=MAX([.W81:.W150])" table:style-name="ce7">
            <text:p>1.66%</text:p>
          </table:table-cell>
          <table:table-cell office:value-type="percentage" office:value="7.7543999999999996E-4" table:formula="of:=MAX([.X81:.X150])" table:style-name="ce7">
            <text:p>0.08%</text:p>
          </table:table-cell>
          <table:table-cell office:value-type="percentage" office:value="7.7543999999999996E-4" table:formula="of:=MAX([.Y81:.Y150])" table:style-name="ce7">
            <text:p>0.08%</text:p>
          </table:table-cell>
          <table:table-cell office:value-type="percentage" office:value="1.4409399999999999E-2" table:formula="of:=MAX([.Z81:.Z150])" table:style-name="ce7">
            <text:p>1.44%</text:p>
          </table:table-cell>
          <table:table-cell office:value-type="float" office:value="148" table:formula="of:=MAX([.AA81:.AA150])" table:style-name="ce9">
            <text:p>148</text:p>
          </table:table-cell>
          <table:table-cell office:value-type="float" office:value="13.32" table:formula="of:=MAX([.AB81:.AB150])" table:style-name="ce9">
            <text:p>13.32</text:p>
          </table:table-cell>
          <table:table-cell office:value-type="float" office:value="148" table:formula="of:=MAX([.AC81:.AC150])" table:style-name="ce9">
            <text:p>148</text:p>
          </table:table-cell>
          <table:table-cell office:value-type="float" office:value="13.32" table:formula="of:=MAX([.AD81:.AD150])" table:style-name="ce9">
            <text:p>13.3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1_3</text:p>
          </table:table-cell>
          <table:table-cell office:value-type="percentage" office:value="6.89516E-3" table:formula="of:=[.C5]/[.C$2]" table:style-name="ce6">
            <text:p>0.69%</text:p>
          </table:table-cell>
          <table:table-cell office:value-type="percentage" office:value="6.89516E-3" table:formula="of:=[.D5]/[.D$2]" table:style-name="ce6">
            <text:p>0.69%</text:p>
          </table:table-cell>
          <table:table-cell office:value-type="percentage" office:value="3.4162400000000001E-3" table:formula="of:=[.E5]/[.E$2]" table:style-name="ce6">
            <text:p>0.34%</text:p>
          </table:table-cell>
          <table:table-cell office:value-type="percentage" office:value="3.4162400000000001E-3" table:formula="of:=[.F5]/[.F$2]" table:style-name="ce6">
            <text:p>0.34%</text:p>
          </table:table-cell>
          <table:table-cell office:value-type="percentage" office:value="3.4731999999999997E-4" table:formula="of:=[.G5]/[.G$2]" table:style-name="ce6">
            <text:p>0.03%</text:p>
          </table:table-cell>
          <table:table-cell office:value-type="percentage" office:value="1.5404000000000001E-4" table:formula="of:=[.H5]/[.H$2]" table:style-name="ce6">
            <text:p>0.02%</text:p>
          </table:table-cell>
          <table:table-cell office:value-type="percentage" office:value="2.8050000000000002E-3" table:formula="of:=[.I5]/[.I$2]" table:style-name="ce6">
            <text:p>0.28%</text:p>
          </table:table-cell>
          <table:table-cell office:value-type="percentage" office:value="2.8050000000000002E-3" table:formula="of:=[.J5]/[.J$2]" table:style-name="ce6">
            <text:p>0.28%</text:p>
          </table:table-cell>
          <table:table-cell office:value-type="percentage" office:value="1.4108E-4" table:formula="of:=[.K5]/[.K$2]" table:style-name="ce6">
            <text:p>0.01%</text:p>
          </table:table-cell>
          <table:table-cell office:value-type="float" office:value="4670" table:style-name="ce5">
            <text:p>4670</text:p>
          </table:table-cell>
          <table:table-cell office:value-type="float" office:value="5.16" table:style-name="ce5">
            <text:p>5.16</text:p>
          </table:table-cell>
          <table:table-cell office:value-type="float" office:value="4679" table:style-name="ce13">
            <text:p>4679</text:p>
          </table:table-cell>
          <table:table-cell office:value-type="float" office:value="5.18" table:style-name="ce13">
            <text:p>5.18</text:p>
          </table:table-cell>
          <table:table-cell table:style-name="ce1"/>
          <table:table-cell office:value-type="string" table:style-name="ce1">
            <text:p>AH_31_3</text:p>
          </table:table-cell>
          <table:table-cell table:number-columns-repeated="2" table:style-name="ce1"/>
          <table:table-cell office:value-type="percentage" office:value="5.1071999999999999E-4" table:formula="of:=[.T5]/[.T$2]" table:style-name="ce6">
            <text:p>0.05%</text:p>
          </table:table-cell>
          <table:table-cell office:value-type="percentage" office:value="5.1071999999999999E-4" table:formula="of:=[.U5]/[.U$2]" table:style-name="ce6">
            <text:p>0.05%</text:p>
          </table:table-cell>
          <table:table-cell office:value-type="percentage" office:value="4.3270000000000001E-3" table:formula="of:=[.V5]/[.V$2]" table:style-name="ce6">
            <text:p>0.43%</text:p>
          </table:table-cell>
          <table:table-cell office:value-type="percentage" office:value="3.6240000000000001E-3" table:formula="of:=[.W5]/[.W$2]" table:style-name="ce6">
            <text:p>0.36%</text:p>
          </table:table-cell>
          <table:table-cell office:value-type="percentage" office:value="4.1815999999999999E-4" table:formula="of:=[.X5]/[.X$2]" table:style-name="ce6">
            <text:p>0.04%</text:p>
          </table:table-cell>
          <table:table-cell office:value-type="percentage" office:value="4.1815999999999999E-4" table:formula="of:=[.Y5]/[.Y$2]" table:style-name="ce6">
            <text:p>0.04%</text:p>
          </table:table-cell>
          <table:table-cell office:value-type="percentage" office:value="3.2217600000000002E-3" table:formula="of:=[.Z5]/[.Z$2]" table:style-name="ce6">
            <text:p>0.32%</text:p>
          </table:table-cell>
          <table:table-cell office:value-type="float" office:value="70" table:style-name="ce5">
            <text:p>70</text:p>
          </table:table-cell>
          <table:table-cell office:value-type="float" office:value="10.88" table:style-name="ce5">
            <text:p>10.88</text:p>
          </table:table-cell>
          <table:table-cell office:value-type="float" office:value="70" table:style-name="ce13">
            <text:p>70</text:p>
          </table:table-cell>
          <table:table-cell office:value-type="float" office:value="10.88" table:style-name="ce13">
            <text:p>10.8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2_3</text:p>
          </table:table-cell>
          <table:table-cell office:value-type="percentage" office:value="3.5731199999999999E-3" table:formula="of:=[.C6]/[.C$2]" table:style-name="ce6">
            <text:p>0.36%</text:p>
          </table:table-cell>
          <table:table-cell office:value-type="percentage" office:value="3.5731199999999999E-3" table:formula="of:=[.D6]/[.D$2]" table:style-name="ce6">
            <text:p>0.36%</text:p>
          </table:table-cell>
          <table:table-cell office:value-type="percentage" office:value="2.5333199999999999E-3" table:formula="of:=[.E6]/[.E$2]" table:style-name="ce6">
            <text:p>0.25%</text:p>
          </table:table-cell>
          <table:table-cell office:value-type="percentage" office:value="2.5333199999999999E-3" table:formula="of:=[.F6]/[.F$2]" table:style-name="ce6">
            <text:p>0.25%</text:p>
          </table:table-cell>
          <table:table-cell office:value-type="percentage" office:value="3.2375999999999998E-4" table:formula="of:=[.G6]/[.G$2]" table:style-name="ce6">
            <text:p>0.03%</text:p>
          </table:table-cell>
          <table:table-cell office:value-type="percentage" office:value="1.2579999999999999E-4" table:formula="of:=[.H6]/[.H$2]" table:style-name="ce6">
            <text:p>0.01%</text:p>
          </table:table-cell>
          <table:table-cell office:value-type="percentage" office:value="2.0877199999999999E-3" table:formula="of:=[.I6]/[.I$2]" table:style-name="ce6">
            <text:p>0.21%</text:p>
          </table:table-cell>
          <table:table-cell office:value-type="percentage" office:value="2.0877199999999999E-3" table:formula="of:=[.J6]/[.J$2]" table:style-name="ce6">
            <text:p>0.21%</text:p>
          </table:table-cell>
          <table:table-cell office:value-type="percentage" office:value="1.1383999999999999E-4" table:formula="of:=[.K6]/[.K$2]" table:style-name="ce6">
            <text:p>0.01%</text:p>
          </table:table-cell>
          <table:table-cell office:value-type="float" office:value="3440" table:style-name="ce5">
            <text:p>3440</text:p>
          </table:table-cell>
          <table:table-cell office:value-type="float" office:value="5.03" table:style-name="ce5">
            <text:p>5.03</text:p>
          </table:table-cell>
          <table:table-cell office:value-type="float" office:value="3452" table:style-name="ce13">
            <text:p>3452</text:p>
          </table:table-cell>
          <table:table-cell office:value-type="float" office:value="5.07" table:style-name="ce13">
            <text:p>5.07</text:p>
          </table:table-cell>
          <table:table-cell table:style-name="ce1"/>
          <table:table-cell office:value-type="string" table:style-name="ce1">
            <text:p>AH_32_3</text:p>
          </table:table-cell>
          <table:table-cell table:number-columns-repeated="2" table:style-name="ce1"/>
          <table:table-cell office:value-type="percentage" office:value="3.6524000000000002E-4" table:formula="of:=[.T6]/[.T$2]" table:style-name="ce6">
            <text:p>0.04%</text:p>
          </table:table-cell>
          <table:table-cell office:value-type="percentage" office:value="3.6524000000000002E-4" table:formula="of:=[.U6]/[.U$2]" table:style-name="ce6">
            <text:p>0.04%</text:p>
          </table:table-cell>
          <table:table-cell office:value-type="percentage" office:value="3.3032000000000001E-3" table:formula="of:=[.V6]/[.V$2]" table:style-name="ce6">
            <text:p>0.33%</text:p>
          </table:table-cell>
          <table:table-cell office:value-type="percentage" office:value="9.8560000000000005E-5" table:formula="of:=[.W6]/[.W$2]" table:style-name="ce6">
            <text:p>0.01%</text:p>
          </table:table-cell>
          <table:table-cell office:value-type="percentage" office:value="2.9851999999999998E-4" table:formula="of:=[.X6]/[.X$2]" table:style-name="ce6">
            <text:p>0.03%</text:p>
          </table:table-cell>
          <table:table-cell office:value-type="percentage" office:value="2.9851999999999998E-4" table:formula="of:=[.Y6]/[.Y$2]" table:style-name="ce6">
            <text:p>0.03%</text:p>
          </table:table-cell>
          <table:table-cell office:value-type="percentage" office:value="8.9240000000000006E-5" table:formula="of:=[.Z6]/[.Z$2]" table:style-name="ce6">
            <text:p>0.01%</text:p>
          </table:table-cell>
          <table:table-cell office:value-type="float" office:value="44" table:style-name="ce5">
            <text:p>44</text:p>
          </table:table-cell>
          <table:table-cell office:value-type="float" office:value="10.29" table:style-name="ce5">
            <text:p>10.29</text:p>
          </table:table-cell>
          <table:table-cell office:value-type="float" office:value="44" table:style-name="ce13">
            <text:p>44</text:p>
          </table:table-cell>
          <table:table-cell office:value-type="float" office:value="10.29" table:style-name="ce13">
            <text:p>10.2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3_2</text:p>
          </table:table-cell>
          <table:table-cell office:value-type="percentage" office:value="3.6082000000000002E-3" table:formula="of:=[.C7]/[.C$2]" table:style-name="ce6">
            <text:p>0.36%</text:p>
          </table:table-cell>
          <table:table-cell office:value-type="percentage" office:value="3.6082000000000002E-3" table:formula="of:=[.D7]/[.D$2]" table:style-name="ce6">
            <text:p>0.36%</text:p>
          </table:table-cell>
          <table:table-cell office:value-type="percentage" office:value="2.6359199999999999E-3" table:formula="of:=[.E7]/[.E$2]" table:style-name="ce6">
            <text:p>0.26%</text:p>
          </table:table-cell>
          <table:table-cell office:value-type="percentage" office:value="2.6359199999999999E-3" table:formula="of:=[.F7]/[.F$2]" table:style-name="ce6">
            <text:p>0.26%</text:p>
          </table:table-cell>
          <table:table-cell office:value-type="percentage" office:value="2.6511999999999998E-4" table:formula="of:=[.G7]/[.G$2]" table:style-name="ce6">
            <text:p>0.03%</text:p>
          </table:table-cell>
          <table:table-cell office:value-type="percentage" office:value="7.5240000000000005E-5" table:formula="of:=[.H7]/[.H$2]" table:style-name="ce6">
            <text:p>0.01%</text:p>
          </table:table-cell>
          <table:table-cell office:value-type="percentage" office:value="2.1372800000000001E-3" table:formula="of:=[.I7]/[.I$2]" table:style-name="ce6">
            <text:p>0.21%</text:p>
          </table:table-cell>
          <table:table-cell office:value-type="percentage" office:value="2.1372800000000001E-3" table:formula="of:=[.J7]/[.J$2]" table:style-name="ce6">
            <text:p>0.21%</text:p>
          </table:table-cell>
          <table:table-cell office:value-type="percentage" office:value="6.9839999999999995E-5" table:formula="of:=[.K7]/[.K$2]" table:style-name="ce6">
            <text:p>0.01%</text:p>
          </table:table-cell>
          <table:table-cell office:value-type="float" office:value="3633" table:style-name="ce5">
            <text:p>3633</text:p>
          </table:table-cell>
          <table:table-cell office:value-type="float" office:value="5.18" table:style-name="ce5">
            <text:p>5.18</text:p>
          </table:table-cell>
          <table:table-cell office:value-type="float" office:value="3637" table:style-name="ce13">
            <text:p>3637</text:p>
          </table:table-cell>
          <table:table-cell office:value-type="float" office:value="5.19" table:style-name="ce13">
            <text:p>5.19</text:p>
          </table:table-cell>
          <table:table-cell table:style-name="ce1"/>
          <table:table-cell office:value-type="string" table:style-name="ce1">
            <text:p>AH_33_2</text:p>
          </table:table-cell>
          <table:table-cell table:number-columns-repeated="2" table:style-name="ce1"/>
          <table:table-cell office:value-type="percentage" office:value="3.5372000000000002E-4" table:formula="of:=[.T7]/[.T$2]" table:style-name="ce6">
            <text:p>0.04%</text:p>
          </table:table-cell>
          <table:table-cell office:value-type="percentage" office:value="3.5372000000000002E-4" table:formula="of:=[.U7]/[.U$2]" table:style-name="ce6">
            <text:p>0.04%</text:p>
          </table:table-cell>
          <table:table-cell office:value-type="percentage" office:value="3.2444000000000001E-3" table:formula="of:=[.V7]/[.V$2]" table:style-name="ce6">
            <text:p>0.32%</text:p>
          </table:table-cell>
          <table:table-cell office:value-type="percentage" office:value="1.12E-4" table:formula="of:=[.W7]/[.W$2]" table:style-name="ce6">
            <text:p>0.01%</text:p>
          </table:table-cell>
          <table:table-cell office:value-type="percentage" office:value="2.8716000000000001E-4" table:formula="of:=[.X7]/[.X$2]" table:style-name="ce6">
            <text:p>0.03%</text:p>
          </table:table-cell>
          <table:table-cell office:value-type="percentage" office:value="2.8716000000000001E-4" table:formula="of:=[.Y7]/[.Y$2]" table:style-name="ce6">
            <text:p>0.03%</text:p>
          </table:table-cell>
          <table:table-cell office:value-type="percentage" office:value="1.0024E-4" table:formula="of:=[.Z7]/[.Z$2]" table:style-name="ce6">
            <text:p>0.01%</text:p>
          </table:table-cell>
          <table:table-cell office:value-type="float" office:value="50" table:style-name="ce5">
            <text:p>50</text:p>
          </table:table-cell>
          <table:table-cell office:value-type="float" office:value="9.92" table:style-name="ce5">
            <text:p>9.92</text:p>
          </table:table-cell>
          <table:table-cell office:value-type="float" office:value="50" table:style-name="ce13">
            <text:p>50</text:p>
          </table:table-cell>
          <table:table-cell office:value-type="float" office:value="9.92" table:style-name="ce13">
            <text:p>9.9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6_2</text:p>
          </table:table-cell>
          <table:table-cell office:value-type="percentage" office:value="5.5654800000000003E-3" table:formula="of:=[.C8]/[.C$2]" table:style-name="ce6">
            <text:p>0.56%</text:p>
          </table:table-cell>
          <table:table-cell office:value-type="percentage" office:value="5.5654800000000003E-3" table:formula="of:=[.D8]/[.D$2]" table:style-name="ce6">
            <text:p>0.56%</text:p>
          </table:table-cell>
          <table:table-cell office:value-type="percentage" office:value="4.0487199999999996E-3" table:formula="of:=[.E8]/[.E$2]" table:style-name="ce6">
            <text:p>0.40%</text:p>
          </table:table-cell>
          <table:table-cell office:value-type="percentage" office:value="4.0487199999999996E-3" table:formula="of:=[.F8]/[.F$2]" table:style-name="ce6">
            <text:p>0.40%</text:p>
          </table:table-cell>
          <table:table-cell office:value-type="percentage" office:value="4.2492000000000002E-4" table:formula="of:=[.G8]/[.G$2]" table:style-name="ce6">
            <text:p>0.04%</text:p>
          </table:table-cell>
          <table:table-cell office:value-type="percentage" office:value="1.4872E-4" table:formula="of:=[.H8]/[.H$2]" table:style-name="ce6">
            <text:p>0.01%</text:p>
          </table:table-cell>
          <table:table-cell office:value-type="percentage" office:value="3.3141999999999998E-3" table:formula="of:=[.I8]/[.I$2]" table:style-name="ce6">
            <text:p>0.33%</text:p>
          </table:table-cell>
          <table:table-cell office:value-type="percentage" office:value="3.3141999999999998E-3" table:formula="of:=[.J8]/[.J$2]" table:style-name="ce6">
            <text:p>0.33%</text:p>
          </table:table-cell>
          <table:table-cell office:value-type="percentage" office:value="1.4012000000000001E-4" table:formula="of:=[.K8]/[.K$2]" table:style-name="ce6">
            <text:p>0.01%</text:p>
          </table:table-cell>
          <table:table-cell office:value-type="float" office:value="5604" table:style-name="ce5">
            <text:p>5604</text:p>
          </table:table-cell>
          <table:table-cell office:value-type="float" office:value="5.52" table:style-name="ce5">
            <text:p>5.52</text:p>
          </table:table-cell>
          <table:table-cell office:value-type="float" office:value="5615" table:style-name="ce13">
            <text:p>5615</text:p>
          </table:table-cell>
          <table:table-cell office:value-type="float" office:value="5.54" table:style-name="ce13">
            <text:p>5.54</text:p>
          </table:table-cell>
          <table:table-cell table:style-name="ce1"/>
          <table:table-cell office:value-type="string" table:style-name="ce1">
            <text:p>AH_36_2</text:p>
          </table:table-cell>
          <table:table-cell table:number-columns-repeated="2" table:style-name="ce1"/>
          <table:table-cell office:value-type="percentage" office:value="5.8648000000000001E-4" table:formula="of:=[.T8]/[.T$2]" table:style-name="ce6">
            <text:p>0.06%</text:p>
          </table:table-cell>
          <table:table-cell office:value-type="percentage" office:value="5.8648000000000001E-4" table:formula="of:=[.U8]/[.U$2]" table:style-name="ce6">
            <text:p>0.06%</text:p>
          </table:table-cell>
          <table:table-cell office:value-type="percentage" office:value="5.1935999999999996E-3" table:formula="of:=[.V8]/[.V$2]" table:style-name="ce6">
            <text:p>0.52%</text:p>
          </table:table-cell>
          <table:table-cell office:value-type="percentage" office:value="1.1968000000000001E-4" table:formula="of:=[.W8]/[.W$2]" table:style-name="ce6">
            <text:p>0.01%</text:p>
          </table:table-cell>
          <table:table-cell office:value-type="percentage" office:value="4.7332E-4" table:formula="of:=[.X8]/[.X$2]" table:style-name="ce6">
            <text:p>0.05%</text:p>
          </table:table-cell>
          <table:table-cell office:value-type="percentage" office:value="4.7332E-4" table:formula="of:=[.Y8]/[.Y$2]" table:style-name="ce6">
            <text:p>0.05%</text:p>
          </table:table-cell>
          <table:table-cell office:value-type="percentage" office:value="1.0872E-4" table:formula="of:=[.Z8]/[.Z$2]" table:style-name="ce6">
            <text:p>0.01%</text:p>
          </table:table-cell>
          <table:table-cell office:value-type="float" office:value="87" table:style-name="ce5">
            <text:p>87</text:p>
          </table:table-cell>
          <table:table-cell office:value-type="float" office:value="8.14" table:style-name="ce5">
            <text:p>8.14</text:p>
          </table:table-cell>
          <table:table-cell office:value-type="float" office:value="87" table:style-name="ce13">
            <text:p>87</text:p>
          </table:table-cell>
          <table:table-cell office:value-type="float" office:value="8.14" table:style-name="ce13">
            <text:p>8.14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50_2</text:p>
          </table:table-cell>
          <table:table-cell office:value-type="percentage" office:value="7.7342000000000001E-3" table:formula="of:=[.C9]/[.C$2]" table:style-name="ce6">
            <text:p>0.77%</text:p>
          </table:table-cell>
          <table:table-cell office:value-type="percentage" office:value="7.7342000000000001E-3" table:formula="of:=[.D9]/[.D$2]" table:style-name="ce6">
            <text:p>0.77%</text:p>
          </table:table-cell>
          <table:table-cell office:value-type="percentage" office:value="5.8696399999999998E-3" table:formula="of:=[.E9]/[.E$2]" table:style-name="ce6">
            <text:p>0.59%</text:p>
          </table:table-cell>
          <table:table-cell office:value-type="percentage" office:value="5.8696399999999998E-3" table:formula="of:=[.F9]/[.F$2]" table:style-name="ce6">
            <text:p>0.59%</text:p>
          </table:table-cell>
          <table:table-cell office:value-type="percentage" office:value="5.8887999999999996E-4" table:formula="of:=[.G9]/[.G$2]" table:style-name="ce6">
            <text:p>0.06%</text:p>
          </table:table-cell>
          <table:table-cell office:value-type="percentage" office:value="1.4008E-4" table:formula="of:=[.H9]/[.H$2]" table:style-name="ce6">
            <text:p>0.01%</text:p>
          </table:table-cell>
          <table:table-cell office:value-type="percentage" office:value="4.83512E-3" table:formula="of:=[.I9]/[.I$2]" table:style-name="ce6">
            <text:p>0.48%</text:p>
          </table:table-cell>
          <table:table-cell office:value-type="percentage" office:value="4.83512E-3" table:formula="of:=[.J9]/[.J$2]" table:style-name="ce6">
            <text:p>0.48%</text:p>
          </table:table-cell>
          <table:table-cell office:value-type="percentage" office:value="1.3276E-4" table:formula="of:=[.K9]/[.K$2]" table:style-name="ce6">
            <text:p>0.01%</text:p>
          </table:table-cell>
          <table:table-cell office:value-type="float" office:value="7616" table:style-name="ce5">
            <text:p>7616</text:p>
          </table:table-cell>
          <table:table-cell office:value-type="float" office:value="5.62" table:style-name="ce5">
            <text:p>5.62</text:p>
          </table:table-cell>
          <table:table-cell office:value-type="float" office:value="7626" table:style-name="ce13">
            <text:p>7626</text:p>
          </table:table-cell>
          <table:table-cell office:value-type="float" office:value="5.63" table:style-name="ce13">
            <text:p>5.63</text:p>
          </table:table-cell>
          <table:table-cell table:style-name="ce1"/>
          <table:table-cell office:value-type="string" table:style-name="ce1">
            <text:p>AH_50_2</text:p>
          </table:table-cell>
          <table:table-cell table:number-columns-repeated="2" table:style-name="ce1"/>
          <table:table-cell office:value-type="percentage" office:value="8.2120000000000001E-4" table:formula="of:=[.T9]/[.T$2]" table:style-name="ce6">
            <text:p>0.08%</text:p>
          </table:table-cell>
          <table:table-cell office:value-type="percentage" office:value="8.2120000000000001E-4" table:formula="of:=[.U9]/[.U$2]" table:style-name="ce6">
            <text:p>0.08%</text:p>
          </table:table-cell>
          <table:table-cell office:value-type="percentage" office:value="7.2139999999999999E-3" table:formula="of:=[.V9]/[.V$2]" table:style-name="ce6">
            <text:p>0.72%</text:p>
          </table:table-cell>
          <table:table-cell office:value-type="percentage" office:value="4.4099999999999999E-4" table:formula="of:=[.W9]/[.W$2]" table:style-name="ce6">
            <text:p>0.04%</text:p>
          </table:table-cell>
          <table:table-cell office:value-type="percentage" office:value="6.7164000000000004E-4" table:formula="of:=[.X9]/[.X$2]" table:style-name="ce6">
            <text:p>0.07%</text:p>
          </table:table-cell>
          <table:table-cell office:value-type="percentage" office:value="6.7164000000000004E-4" table:formula="of:=[.Y9]/[.Y$2]" table:style-name="ce6">
            <text:p>0.07%</text:p>
          </table:table-cell>
          <table:table-cell office:value-type="percentage" office:value="3.9836E-4" table:formula="of:=[.Z9]/[.Z$2]" table:style-name="ce6">
            <text:p>0.04%</text:p>
          </table:table-cell>
          <table:table-cell office:value-type="float" office:value="106" table:style-name="ce5">
            <text:p>106</text:p>
          </table:table-cell>
          <table:table-cell office:value-type="float" office:value="10.92" table:style-name="ce5">
            <text:p>10.92</text:p>
          </table:table-cell>
          <table:table-cell office:value-type="float" office:value="106" table:style-name="ce13">
            <text:p>106</text:p>
          </table:table-cell>
          <table:table-cell office:value-type="float" office:value="10.92" table:style-name="ce13">
            <text:p>10.9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63_2</text:p>
          </table:table-cell>
          <table:table-cell office:value-type="percentage" office:value="7.3359999999999996E-3" table:formula="of:=[.C10]/[.C$2]" table:style-name="ce6">
            <text:p>0.73%</text:p>
          </table:table-cell>
          <table:table-cell office:value-type="percentage" office:value="7.3359999999999996E-3" table:formula="of:=[.D10]/[.D$2]" table:style-name="ce6">
            <text:p>0.73%</text:p>
          </table:table-cell>
          <table:table-cell office:value-type="percentage" office:value="5.4434799999999997E-3" table:formula="of:=[.E10]/[.E$2]" table:style-name="ce6">
            <text:p>0.54%</text:p>
          </table:table-cell>
          <table:table-cell office:value-type="percentage" office:value="5.4434799999999997E-3" table:formula="of:=[.F10]/[.F$2]" table:style-name="ce6">
            <text:p>0.54%</text:p>
          </table:table-cell>
          <table:table-cell office:value-type="percentage" office:value="5.1356000000000004E-4" table:formula="of:=[.G10]/[.G$2]" table:style-name="ce6">
            <text:p>0.05%</text:p>
          </table:table-cell>
          <table:table-cell office:value-type="percentage" office:value="1.1692E-4" table:formula="of:=[.H10]/[.H$2]" table:style-name="ce6">
            <text:p>0.01%</text:p>
          </table:table-cell>
          <table:table-cell office:value-type="percentage" office:value="4.4673999999999998E-3" table:formula="of:=[.I10]/[.I$2]" table:style-name="ce6">
            <text:p>0.45%</text:p>
          </table:table-cell>
          <table:table-cell office:value-type="percentage" office:value="4.4673999999999998E-3" table:formula="of:=[.J10]/[.J$2]" table:style-name="ce6">
            <text:p>0.45%</text:p>
          </table:table-cell>
          <table:table-cell office:value-type="percentage" office:value="1.1312E-4" table:formula="of:=[.K10]/[.K$2]" table:style-name="ce6">
            <text:p>0.01%</text:p>
          </table:table-cell>
          <table:table-cell office:value-type="float" office:value="6380" table:style-name="ce5">
            <text:p>6380</text:p>
          </table:table-cell>
          <table:table-cell office:value-type="float" office:value="5.63" table:style-name="ce5">
            <text:p>5.63</text:p>
          </table:table-cell>
          <table:table-cell office:value-type="float" office:value="6383" table:style-name="ce13">
            <text:p>6383</text:p>
          </table:table-cell>
          <table:table-cell office:value-type="float" office:value="5.64" table:style-name="ce13">
            <text:p>5.64</text:p>
          </table:table-cell>
          <table:table-cell table:style-name="ce1"/>
          <table:table-cell office:value-type="string" table:style-name="ce1">
            <text:p>AH_63_2</text:p>
          </table:table-cell>
          <table:table-cell table:number-columns-repeated="2" table:style-name="ce1"/>
          <table:table-cell office:value-type="percentage" office:value="7.7815999999999996E-4" table:formula="of:=[.T10]/[.T$2]" table:style-name="ce6">
            <text:p>0.08%</text:p>
          </table:table-cell>
          <table:table-cell office:value-type="percentage" office:value="7.7815999999999996E-4" table:formula="of:=[.U10]/[.U$2]" table:style-name="ce6">
            <text:p>0.08%</text:p>
          </table:table-cell>
          <table:table-cell office:value-type="percentage" office:value="6.8110000000000002E-3" table:formula="of:=[.V10]/[.V$2]" table:style-name="ce6">
            <text:p>0.68%</text:p>
          </table:table-cell>
          <table:table-cell office:value-type="percentage" office:value="3.5404E-3" table:formula="of:=[.W10]/[.W$2]" table:style-name="ce6">
            <text:p>0.35%</text:p>
          </table:table-cell>
          <table:table-cell office:value-type="percentage" office:value="6.3991999999999999E-4" table:formula="of:=[.X10]/[.X$2]" table:style-name="ce6">
            <text:p>0.06%</text:p>
          </table:table-cell>
          <table:table-cell office:value-type="percentage" office:value="6.3991999999999999E-4" table:formula="of:=[.Y10]/[.Y$2]" table:style-name="ce6">
            <text:p>0.06%</text:p>
          </table:table-cell>
          <table:table-cell office:value-type="percentage" office:value="3.1412800000000002E-3" table:formula="of:=[.Z10]/[.Z$2]" table:style-name="ce6">
            <text:p>0.31%</text:p>
          </table:table-cell>
          <table:table-cell office:value-type="float" office:value="99" table:style-name="ce5">
            <text:p>99</text:p>
          </table:table-cell>
          <table:table-cell office:value-type="float" office:value="10.41" table:style-name="ce5">
            <text:p>10.41</text:p>
          </table:table-cell>
          <table:table-cell office:value-type="float" office:value="99" table:style-name="ce13">
            <text:p>99</text:p>
          </table:table-cell>
          <table:table-cell office:value-type="float" office:value="10.41" table:style-name="ce13">
            <text:p>10.4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64_3</text:p>
          </table:table-cell>
          <table:table-cell office:value-type="percentage" office:value="7.99916E-3" table:formula="of:=[.C11]/[.C$2]" table:style-name="ce6">
            <text:p>0.80%</text:p>
          </table:table-cell>
          <table:table-cell office:value-type="percentage" office:value="7.99916E-3" table:formula="of:=[.D11]/[.D$2]" table:style-name="ce6">
            <text:p>0.80%</text:p>
          </table:table-cell>
          <table:table-cell office:value-type="percentage" office:value="6.0488800000000004E-3" table:formula="of:=[.E11]/[.E$2]" table:style-name="ce6">
            <text:p>0.60%</text:p>
          </table:table-cell>
          <table:table-cell office:value-type="percentage" office:value="6.0488800000000004E-3" table:formula="of:=[.F11]/[.F$2]" table:style-name="ce6">
            <text:p>0.60%</text:p>
          </table:table-cell>
          <table:table-cell office:value-type="percentage" office:value="5.9980000000000005E-4" table:formula="of:=[.G11]/[.G$2]" table:style-name="ce6">
            <text:p>0.06%</text:p>
          </table:table-cell>
          <table:table-cell office:value-type="percentage" office:value="1.5352000000000001E-4" table:formula="of:=[.H11]/[.H$2]" table:style-name="ce6">
            <text:p>0.02%</text:p>
          </table:table-cell>
          <table:table-cell office:value-type="percentage" office:value="4.9787599999999996E-3" table:formula="of:=[.I11]/[.I$2]" table:style-name="ce6">
            <text:p>0.50%</text:p>
          </table:table-cell>
          <table:table-cell office:value-type="percentage" office:value="4.9787599999999996E-3" table:formula="of:=[.J11]/[.J$2]" table:style-name="ce6">
            <text:p>0.50%</text:p>
          </table:table-cell>
          <table:table-cell office:value-type="percentage" office:value="1.4708000000000001E-4" table:formula="of:=[.K11]/[.K$2]" table:style-name="ce6">
            <text:p>0.01%</text:p>
          </table:table-cell>
          <table:table-cell office:value-type="float" office:value="6994" table:style-name="ce5">
            <text:p>6994</text:p>
          </table:table-cell>
          <table:table-cell office:value-type="float" office:value="5.68" table:style-name="ce5">
            <text:p>5.68</text:p>
          </table:table-cell>
          <table:table-cell office:value-type="float" office:value="7003" table:style-name="ce13">
            <text:p>7003</text:p>
          </table:table-cell>
          <table:table-cell office:value-type="float" office:value="5.68" table:style-name="ce13">
            <text:p>5.68</text:p>
          </table:table-cell>
          <table:table-cell table:style-name="ce1"/>
          <table:table-cell office:value-type="string" table:style-name="ce1">
            <text:p>AH_64_3</text:p>
          </table:table-cell>
          <table:table-cell table:number-columns-repeated="2" table:style-name="ce1"/>
          <table:table-cell office:value-type="percentage" office:value="8.3303999999999995E-4" table:formula="of:=[.T11]/[.T$2]" table:style-name="ce6">
            <text:p>0.08%</text:p>
          </table:table-cell>
          <table:table-cell office:value-type="percentage" office:value="8.3303999999999995E-4" table:formula="of:=[.U11]/[.U$2]" table:style-name="ce6">
            <text:p>0.08%</text:p>
          </table:table-cell>
          <table:table-cell office:value-type="percentage" office:value="7.3411199999999996E-3" table:formula="of:=[.V11]/[.V$2]" table:style-name="ce6">
            <text:p>0.73%</text:p>
          </table:table-cell>
          <table:table-cell office:value-type="percentage" office:value="2.62E-5" table:formula="of:=[.W11]/[.W$2]" table:style-name="ce6">
            <text:p>0.00%</text:p>
          </table:table-cell>
          <table:table-cell office:value-type="percentage" office:value="6.8683999999999998E-4" table:formula="of:=[.X11]/[.X$2]" table:style-name="ce6">
            <text:p>0.07%</text:p>
          </table:table-cell>
          <table:table-cell office:value-type="percentage" office:value="6.8683999999999998E-4" table:formula="of:=[.Y11]/[.Y$2]" table:style-name="ce6">
            <text:p>0.07%</text:p>
          </table:table-cell>
          <table:table-cell office:value-type="percentage" office:value="2.34E-5" table:formula="of:=[.Z11]/[.Z$2]" table:style-name="ce6">
            <text:p>0.00%</text:p>
          </table:table-cell>
          <table:table-cell office:value-type="float" office:value="116" table:style-name="ce5">
            <text:p>116</text:p>
          </table:table-cell>
          <table:table-cell office:value-type="float" office:value="9.6300000000000008" table:style-name="ce5">
            <text:p>9.63</text:p>
          </table:table-cell>
          <table:table-cell office:value-type="float" office:value="116" table:style-name="ce13">
            <text:p>116</text:p>
          </table:table-cell>
          <table:table-cell office:value-type="float" office:value="9.6300000000000008" table:style-name="ce13">
            <text:p>9.6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74_2</text:p>
          </table:table-cell>
          <table:table-cell office:value-type="percentage" office:value="4.1545599999999999E-3" table:formula="of:=[.C12]/[.C$2]" table:style-name="ce6">
            <text:p>0.42%</text:p>
          </table:table-cell>
          <table:table-cell office:value-type="percentage" office:value="4.1545599999999999E-3" table:formula="of:=[.D12]/[.D$2]" table:style-name="ce6">
            <text:p>0.42%</text:p>
          </table:table-cell>
          <table:table-cell office:value-type="percentage" office:value="3.1091600000000001E-3" table:formula="of:=[.E12]/[.E$2]" table:style-name="ce6">
            <text:p>0.31%</text:p>
          </table:table-cell>
          <table:table-cell office:value-type="percentage" office:value="3.1091600000000001E-3" table:formula="of:=[.F12]/[.F$2]" table:style-name="ce6">
            <text:p>0.31%</text:p>
          </table:table-cell>
          <table:table-cell office:value-type="percentage" office:value="3.1775999999999999E-4" table:formula="of:=[.G12]/[.G$2]" table:style-name="ce6">
            <text:p>0.03%</text:p>
          </table:table-cell>
          <table:table-cell office:value-type="percentage" office:value="7.4400000000000006E-5" table:formula="of:=[.H12]/[.H$2]" table:style-name="ce6">
            <text:p>0.01%</text:p>
          </table:table-cell>
          <table:table-cell office:value-type="percentage" office:value="2.5603599999999998E-3" table:formula="of:=[.I12]/[.I$2]" table:style-name="ce6">
            <text:p>0.26%</text:p>
          </table:table-cell>
          <table:table-cell office:value-type="percentage" office:value="2.5603599999999998E-3" table:formula="of:=[.J12]/[.J$2]" table:style-name="ce6">
            <text:p>0.26%</text:p>
          </table:table-cell>
          <table:table-cell office:value-type="percentage" office:value="7.1000000000000005E-5" table:formula="of:=[.K12]/[.K$2]" table:style-name="ce6">
            <text:p>0.01%</text:p>
          </table:table-cell>
          <table:table-cell office:value-type="float" office:value="4341" table:style-name="ce5">
            <text:p>4341</text:p>
          </table:table-cell>
          <table:table-cell office:value-type="float" office:value="5.25" table:style-name="ce5">
            <text:p>5.25</text:p>
          </table:table-cell>
          <table:table-cell office:value-type="float" office:value="4343" table:style-name="ce13">
            <text:p>4343</text:p>
          </table:table-cell>
          <table:table-cell office:value-type="float" office:value="5.27" table:style-name="ce13">
            <text:p>5.27</text:p>
          </table:table-cell>
          <table:table-cell table:style-name="ce1"/>
          <table:table-cell office:value-type="string" table:style-name="ce1">
            <text:p>AH_74_2</text:p>
          </table:table-cell>
          <table:table-cell table:number-columns-repeated="2" table:style-name="ce1"/>
          <table:table-cell office:value-type="percentage" office:value="4.2544000000000002E-4" table:formula="of:=[.T12]/[.T$2]" table:style-name="ce6">
            <text:p>0.04%</text:p>
          </table:table-cell>
          <table:table-cell office:value-type="percentage" office:value="4.2544000000000002E-4" table:formula="of:=[.U12]/[.U$2]" table:style-name="ce6">
            <text:p>0.04%</text:p>
          </table:table-cell>
          <table:table-cell office:value-type="percentage" office:value="3.83724E-3" table:formula="of:=[.V12]/[.V$2]" table:style-name="ce6">
            <text:p>0.38%</text:p>
          </table:table-cell>
          <table:table-cell office:value-type="percentage" office:value="1.916E-5" table:formula="of:=[.W12]/[.W$2]" table:style-name="ce6">
            <text:p>0.00%</text:p>
          </table:table-cell>
          <table:table-cell office:value-type="percentage" office:value="3.4728E-4" table:formula="of:=[.X12]/[.X$2]" table:style-name="ce6">
            <text:p>0.03%</text:p>
          </table:table-cell>
          <table:table-cell office:value-type="percentage" office:value="3.4728E-4" table:formula="of:=[.Y12]/[.Y$2]" table:style-name="ce6">
            <text:p>0.03%</text:p>
          </table:table-cell>
          <table:table-cell office:value-type="percentage" office:value="1.7479999999999999E-5" table:formula="of:=[.Z12]/[.Z$2]" table:style-name="ce6">
            <text:p>0.00%</text:p>
          </table:table-cell>
          <table:table-cell office:value-type="float" office:value="52" table:style-name="ce5">
            <text:p>52</text:p>
          </table:table-cell>
          <table:table-cell office:value-type="float" office:value="8.32" table:style-name="ce5">
            <text:p>8.32</text:p>
          </table:table-cell>
          <table:table-cell office:value-type="float" office:value="52" table:style-name="ce13">
            <text:p>52</text:p>
          </table:table-cell>
          <table:table-cell office:value-type="float" office:value="8.32" table:style-name="ce13">
            <text:p>8.3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76_3</text:p>
          </table:table-cell>
          <table:table-cell office:value-type="percentage" office:value="5.9067199999999999E-3" table:formula="of:=[.C13]/[.C$2]" table:style-name="ce6">
            <text:p>0.59%</text:p>
          </table:table-cell>
          <table:table-cell office:value-type="percentage" office:value="5.9067199999999999E-3" table:formula="of:=[.D13]/[.D$2]" table:style-name="ce6">
            <text:p>0.59%</text:p>
          </table:table-cell>
          <table:table-cell office:value-type="percentage" office:value="4.2884799999999999E-3" table:formula="of:=[.E13]/[.E$2]" table:style-name="ce6">
            <text:p>0.43%</text:p>
          </table:table-cell>
          <table:table-cell office:value-type="percentage" office:value="4.2884799999999999E-3" table:formula="of:=[.F13]/[.F$2]" table:style-name="ce6">
            <text:p>0.43%</text:p>
          </table:table-cell>
          <table:table-cell office:value-type="percentage" office:value="3.9804E-4" table:formula="of:=[.G13]/[.G$2]" table:style-name="ce6">
            <text:p>0.04%</text:p>
          </table:table-cell>
          <table:table-cell office:value-type="percentage" office:value="1.3731999999999999E-4" table:formula="of:=[.H13]/[.H$2]" table:style-name="ce6">
            <text:p>0.01%</text:p>
          </table:table-cell>
          <table:table-cell office:value-type="percentage" office:value="3.5201199999999998E-3" table:formula="of:=[.I13]/[.I$2]" table:style-name="ce6">
            <text:p>0.35%</text:p>
          </table:table-cell>
          <table:table-cell office:value-type="percentage" office:value="3.5201199999999998E-3" table:formula="of:=[.J13]/[.J$2]" table:style-name="ce6">
            <text:p>0.35%</text:p>
          </table:table-cell>
          <table:table-cell office:value-type="percentage" office:value="1.2744000000000001E-4" table:formula="of:=[.K13]/[.K$2]" table:style-name="ce6">
            <text:p>0.01%</text:p>
          </table:table-cell>
          <table:table-cell office:value-type="float" office:value="6336" table:style-name="ce5">
            <text:p>6336</text:p>
          </table:table-cell>
          <table:table-cell office:value-type="float" office:value="5.49" table:style-name="ce5">
            <text:p>5.49</text:p>
          </table:table-cell>
          <table:table-cell office:value-type="float" office:value="6347" table:style-name="ce13">
            <text:p>6347</text:p>
          </table:table-cell>
          <table:table-cell office:value-type="float" office:value="5.5" table:style-name="ce13">
            <text:p>5.5</text:p>
          </table:table-cell>
          <table:table-cell table:style-name="ce1"/>
          <table:table-cell office:value-type="string" table:style-name="ce1">
            <text:p>AH_76_3</text:p>
          </table:table-cell>
          <table:table-cell table:number-columns-repeated="2" table:style-name="ce1"/>
          <table:table-cell office:value-type="percentage" office:value="5.9236E-4" table:formula="of:=[.T13]/[.T$2]" table:style-name="ce6">
            <text:p>0.06%</text:p>
          </table:table-cell>
          <table:table-cell office:value-type="percentage" office:value="5.9236E-4" table:formula="of:=[.U13]/[.U$2]" table:style-name="ce6">
            <text:p>0.06%</text:p>
          </table:table-cell>
          <table:table-cell office:value-type="percentage" office:value="5.2528399999999999E-3" table:formula="of:=[.V13]/[.V$2]" table:style-name="ce6">
            <text:p>0.53%</text:p>
          </table:table-cell>
          <table:table-cell office:value-type="percentage" office:value="1.6996000000000001E-4" table:formula="of:=[.W13]/[.W$2]" table:style-name="ce6">
            <text:p>0.02%</text:p>
          </table:table-cell>
          <table:table-cell office:value-type="percentage" office:value="4.8076E-4" table:formula="of:=[.X13]/[.X$2]" table:style-name="ce6">
            <text:p>0.05%</text:p>
          </table:table-cell>
          <table:table-cell office:value-type="percentage" office:value="4.8076E-4" table:formula="of:=[.Y13]/[.Y$2]" table:style-name="ce6">
            <text:p>0.05%</text:p>
          </table:table-cell>
          <table:table-cell office:value-type="percentage" office:value="1.5448E-4" table:formula="of:=[.Z13]/[.Z$2]" table:style-name="ce6">
            <text:p>0.02%</text:p>
          </table:table-cell>
          <table:table-cell office:value-type="float" office:value="95" table:style-name="ce5">
            <text:p>95</text:p>
          </table:table-cell>
          <table:table-cell office:value-type="float" office:value="8.77" table:style-name="ce5">
            <text:p>8.77</text:p>
          </table:table-cell>
          <table:table-cell office:value-type="float" office:value="95" table:style-name="ce13">
            <text:p>95</text:p>
          </table:table-cell>
          <table:table-cell office:value-type="float" office:value="8.77" table:style-name="ce13">
            <text:p>8.7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83_2</text:p>
          </table:table-cell>
          <table:table-cell office:value-type="percentage" office:value="7.2991999999999996E-3" table:formula="of:=[.C14]/[.C$2]" table:style-name="ce6">
            <text:p>0.73%</text:p>
          </table:table-cell>
          <table:table-cell office:value-type="percentage" office:value="7.2991999999999996E-3" table:formula="of:=[.D14]/[.D$2]" table:style-name="ce6">
            <text:p>0.73%</text:p>
          </table:table-cell>
          <table:table-cell office:value-type="percentage" office:value="5.4648800000000001E-3" table:formula="of:=[.E14]/[.E$2]" table:style-name="ce6">
            <text:p>0.55%</text:p>
          </table:table-cell>
          <table:table-cell office:value-type="percentage" office:value="5.4648800000000001E-3" table:formula="of:=[.F14]/[.F$2]" table:style-name="ce6">
            <text:p>0.55%</text:p>
          </table:table-cell>
          <table:table-cell office:value-type="percentage" office:value="5.1228000000000005E-4" table:formula="of:=[.G14]/[.G$2]" table:style-name="ce6">
            <text:p>0.05%</text:p>
          </table:table-cell>
          <table:table-cell office:value-type="percentage" office:value="1.2988E-4" table:formula="of:=[.H14]/[.H$2]" table:style-name="ce6">
            <text:p>0.01%</text:p>
          </table:table-cell>
          <table:table-cell office:value-type="percentage" office:value="4.4999200000000001E-3" table:formula="of:=[.I14]/[.I$2]" table:style-name="ce6">
            <text:p>0.45%</text:p>
          </table:table-cell>
          <table:table-cell office:value-type="percentage" office:value="4.4999200000000001E-3" table:formula="of:=[.J14]/[.J$2]" table:style-name="ce6">
            <text:p>0.45%</text:p>
          </table:table-cell>
          <table:table-cell office:value-type="percentage" office:value="1.2516E-4" table:formula="of:=[.K14]/[.K$2]" table:style-name="ce6">
            <text:p>0.01%</text:p>
          </table:table-cell>
          <table:table-cell office:value-type="float" office:value="7845" table:style-name="ce5">
            <text:p>7845</text:p>
          </table:table-cell>
          <table:table-cell office:value-type="float" office:value="5.59" table:style-name="ce5">
            <text:p>5.59</text:p>
          </table:table-cell>
          <table:table-cell office:value-type="float" office:value="7853" table:style-name="ce13">
            <text:p>7853</text:p>
          </table:table-cell>
          <table:table-cell office:value-type="float" office:value="5.6" table:style-name="ce13">
            <text:p>5.6</text:p>
          </table:table-cell>
          <table:table-cell table:style-name="ce1"/>
          <table:table-cell office:value-type="string" table:style-name="ce1">
            <text:p>AH_83_2</text:p>
          </table:table-cell>
          <table:table-cell table:number-columns-repeated="2" table:style-name="ce1"/>
          <table:table-cell office:value-type="percentage" office:value="7.4839999999999998E-4" table:formula="of:=[.T14]/[.T$2]" table:style-name="ce6">
            <text:p>0.07%</text:p>
          </table:table-cell>
          <table:table-cell office:value-type="percentage" office:value="7.4839999999999998E-4" table:formula="of:=[.U14]/[.U$2]" table:style-name="ce6">
            <text:p>0.07%</text:p>
          </table:table-cell>
          <table:table-cell office:value-type="percentage" office:value="6.7303600000000003E-3" table:formula="of:=[.V14]/[.V$2]" table:style-name="ce6">
            <text:p>0.67%</text:p>
          </table:table-cell>
          <table:table-cell office:value-type="percentage" office:value="5.04E-6" table:formula="of:=[.W14]/[.W$2]" table:style-name="ce6">
            <text:p>0.00%</text:p>
          </table:table-cell>
          <table:table-cell office:value-type="percentage" office:value="6.0019999999999995E-4" table:formula="of:=[.X14]/[.X$2]" table:style-name="ce6">
            <text:p>0.06%</text:p>
          </table:table-cell>
          <table:table-cell office:value-type="percentage" office:value="6.0019999999999995E-4" table:formula="of:=[.Y14]/[.Y$2]" table:style-name="ce6">
            <text:p>0.06%</text:p>
          </table:table-cell>
          <table:table-cell office:value-type="percentage" office:value="4.6800000000000001E-6" table:formula="of:=[.Z14]/[.Z$2]" table:style-name="ce6">
            <text:p>0.00%</text:p>
          </table:table-cell>
          <table:table-cell office:value-type="float" office:value="111" table:style-name="ce5">
            <text:p>111</text:p>
          </table:table-cell>
          <table:table-cell office:value-type="float" office:value="9.75" table:style-name="ce5">
            <text:p>9.75</text:p>
          </table:table-cell>
          <table:table-cell office:value-type="float" office:value="111" table:style-name="ce13">
            <text:p>111</text:p>
          </table:table-cell>
          <table:table-cell office:value-type="float" office:value="9.75" table:style-name="ce13">
            <text:p>9.7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97_3</text:p>
          </table:table-cell>
          <table:table-cell office:value-type="percentage" office:value="3.8E-3" table:formula="of:=[.C15]/[.C$2]" table:style-name="ce6">
            <text:p>0.38%</text:p>
          </table:table-cell>
          <table:table-cell office:value-type="percentage" office:value="3.8E-3" table:formula="of:=[.D15]/[.D$2]" table:style-name="ce6">
            <text:p>0.38%</text:p>
          </table:table-cell>
          <table:table-cell office:value-type="percentage" office:value="2.80488E-3" table:formula="of:=[.E15]/[.E$2]" table:style-name="ce6">
            <text:p>0.28%</text:p>
          </table:table-cell>
          <table:table-cell office:value-type="percentage" office:value="2.80488E-3" table:formula="of:=[.F15]/[.F$2]" table:style-name="ce6">
            <text:p>0.28%</text:p>
          </table:table-cell>
          <table:table-cell office:value-type="percentage" office:value="2.8704000000000002E-4" table:formula="of:=[.G15]/[.G$2]" table:style-name="ce6">
            <text:p>0.03%</text:p>
          </table:table-cell>
          <table:table-cell office:value-type="percentage" office:value="8.5439999999999995E-5" table:formula="of:=[.H15]/[.H$2]" table:style-name="ce6">
            <text:p>0.01%</text:p>
          </table:table-cell>
          <table:table-cell office:value-type="percentage" office:value="2.3042399999999999E-3" table:formula="of:=[.I15]/[.I$2]" table:style-name="ce6">
            <text:p>0.23%</text:p>
          </table:table-cell>
          <table:table-cell office:value-type="percentage" office:value="2.3042399999999999E-3" table:formula="of:=[.J15]/[.J$2]" table:style-name="ce6">
            <text:p>0.23%</text:p>
          </table:table-cell>
          <table:table-cell office:value-type="percentage" office:value="8.2360000000000004E-5" table:formula="of:=[.K15]/[.K$2]" table:style-name="ce6">
            <text:p>0.01%</text:p>
          </table:table-cell>
          <table:table-cell office:value-type="float" office:value="4096" table:style-name="ce5">
            <text:p>4096</text:p>
          </table:table-cell>
          <table:table-cell office:value-type="float" office:value="5.09" table:style-name="ce5">
            <text:p>5.09</text:p>
          </table:table-cell>
          <table:table-cell office:value-type="float" office:value="4105" table:style-name="ce13">
            <text:p>4105</text:p>
          </table:table-cell>
          <table:table-cell office:value-type="float" office:value="5.0999999999999996" table:style-name="ce13">
            <text:p>5.1</text:p>
          </table:table-cell>
          <table:table-cell table:style-name="ce1"/>
          <table:table-cell office:value-type="string" table:style-name="ce1">
            <text:p>AH_97_3</text:p>
          </table:table-cell>
          <table:table-cell table:number-columns-repeated="2" table:style-name="ce1"/>
          <table:table-cell office:value-type="percentage" office:value="3.7896000000000002E-4" table:formula="of:=[.T15]/[.T$2]" table:style-name="ce6">
            <text:p>0.04%</text:p>
          </table:table-cell>
          <table:table-cell office:value-type="percentage" office:value="3.7896000000000002E-4" table:formula="of:=[.U15]/[.U$2]" table:style-name="ce6">
            <text:p>0.04%</text:p>
          </table:table-cell>
          <table:table-cell office:value-type="percentage" office:value="3.5117199999999999E-3" table:formula="of:=[.V15]/[.V$2]" table:style-name="ce6">
            <text:p>0.35%</text:p>
          </table:table-cell>
          <table:table-cell office:value-type="percentage" office:value="3.3080000000000002E-5" table:formula="of:=[.W15]/[.W$2]" table:style-name="ce6">
            <text:p>0.00%</text:p>
          </table:table-cell>
          <table:table-cell office:value-type="percentage" office:value="3.0996000000000002E-4" table:formula="of:=[.X15]/[.X$2]" table:style-name="ce6">
            <text:p>0.03%</text:p>
          </table:table-cell>
          <table:table-cell office:value-type="percentage" office:value="3.0996000000000002E-4" table:formula="of:=[.Y15]/[.Y$2]" table:style-name="ce6">
            <text:p>0.03%</text:p>
          </table:table-cell>
          <table:table-cell office:value-type="percentage" office:value="3.048E-5" table:formula="of:=[.Z15]/[.Z$2]" table:style-name="ce6">
            <text:p>0.00%</text:p>
          </table:table-cell>
          <table:table-cell office:value-type="float" office:value="58" table:style-name="ce5">
            <text:p>58</text:p>
          </table:table-cell>
          <table:table-cell office:value-type="float" office:value="9.25" table:style-name="ce5">
            <text:p>9.25</text:p>
          </table:table-cell>
          <table:table-cell office:value-type="float" office:value="58" table:style-name="ce13">
            <text:p>58</text:p>
          </table:table-cell>
          <table:table-cell office:value-type="float" office:value="9.25" table:style-name="ce13">
            <text:p>9.2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2928</text:p>
          </table:table-cell>
          <table:table-cell office:value-type="percentage" office:value="6.1585199999999998E-3" table:formula="of:=[.C16]/[.C$2]" table:style-name="ce6">
            <text:p>0.62%</text:p>
          </table:table-cell>
          <table:table-cell office:value-type="percentage" office:value="6.1585199999999998E-3" table:formula="of:=[.D16]/[.D$2]" table:style-name="ce6">
            <text:p>0.62%</text:p>
          </table:table-cell>
          <table:table-cell office:value-type="percentage" office:value="4.6291600000000002E-3" table:formula="of:=[.E16]/[.E$2]" table:style-name="ce6">
            <text:p>0.46%</text:p>
          </table:table-cell>
          <table:table-cell office:value-type="percentage" office:value="4.6291600000000002E-3" table:formula="of:=[.F16]/[.F$2]" table:style-name="ce6">
            <text:p>0.46%</text:p>
          </table:table-cell>
          <table:table-cell office:value-type="percentage" office:value="4.774E-4" table:formula="of:=[.G16]/[.G$2]" table:style-name="ce6">
            <text:p>0.05%</text:p>
          </table:table-cell>
          <table:table-cell office:value-type="percentage" office:value="1.1608E-4" table:formula="of:=[.H16]/[.H$2]" table:style-name="ce6">
            <text:p>0.01%</text:p>
          </table:table-cell>
          <table:table-cell office:value-type="percentage" office:value="3.78956E-3" table:formula="of:=[.I16]/[.I$2]" table:style-name="ce6">
            <text:p>0.38%</text:p>
          </table:table-cell>
          <table:table-cell office:value-type="percentage" office:value="3.78956E-3" table:formula="of:=[.J16]/[.J$2]" table:style-name="ce6">
            <text:p>0.38%</text:p>
          </table:table-cell>
          <table:table-cell office:value-type="percentage" office:value="1.1179999999999999E-4" table:formula="of:=[.K16]/[.K$2]" table:style-name="ce6">
            <text:p>0.01%</text:p>
          </table:table-cell>
          <table:table-cell office:value-type="float" office:value="5729" table:style-name="ce5">
            <text:p>5729</text:p>
          </table:table-cell>
          <table:table-cell office:value-type="float" office:value="5.9" table:style-name="ce5">
            <text:p>5.9</text:p>
          </table:table-cell>
          <table:table-cell office:value-type="float" office:value="5740" table:style-name="ce13">
            <text:p>5740</text:p>
          </table:table-cell>
          <table:table-cell office:value-type="float" office:value="5.91" table:style-name="ce13">
            <text:p>5.91</text:p>
          </table:table-cell>
          <table:table-cell table:style-name="ce1"/>
          <table:table-cell office:value-type="string" table:style-name="ce1">
            <text:p>MPFC2928</text:p>
          </table:table-cell>
          <table:table-cell table:number-columns-repeated="2" table:style-name="ce1"/>
          <table:table-cell office:value-type="percentage" office:value="6.4864000000000002E-4" table:formula="of:=[.T16]/[.T$2]" table:style-name="ce6">
            <text:p>0.06%</text:p>
          </table:table-cell>
          <table:table-cell office:value-type="percentage" office:value="6.4864000000000002E-4" table:formula="of:=[.U16]/[.U$2]" table:style-name="ce6">
            <text:p>0.06%</text:p>
          </table:table-cell>
          <table:table-cell office:value-type="percentage" office:value="5.7948000000000001E-3" table:formula="of:=[.V16]/[.V$2]" table:style-name="ce6">
            <text:p>0.58%</text:p>
          </table:table-cell>
          <table:table-cell office:value-type="percentage" office:value="3.3760000000000002E-4" table:formula="of:=[.W16]/[.W$2]" table:style-name="ce6">
            <text:p>0.03%</text:p>
          </table:table-cell>
          <table:table-cell office:value-type="percentage" office:value="5.3032000000000003E-4" table:formula="of:=[.X16]/[.X$2]" table:style-name="ce6">
            <text:p>0.05%</text:p>
          </table:table-cell>
          <table:table-cell office:value-type="percentage" office:value="5.3032000000000003E-4" table:formula="of:=[.Y16]/[.Y$2]" table:style-name="ce6">
            <text:p>0.05%</text:p>
          </table:table-cell>
          <table:table-cell office:value-type="percentage" office:value="2.9967999999999998E-4" table:formula="of:=[.Z16]/[.Z$2]" table:style-name="ce6">
            <text:p>0.03%</text:p>
          </table:table-cell>
          <table:table-cell office:value-type="float" office:value="99" table:style-name="ce5">
            <text:p>99</text:p>
          </table:table-cell>
          <table:table-cell office:value-type="float" office:value="10.15" table:style-name="ce5">
            <text:p>10.15</text:p>
          </table:table-cell>
          <table:table-cell office:value-type="float" office:value="99" table:style-name="ce13">
            <text:p>99</text:p>
          </table:table-cell>
          <table:table-cell office:value-type="float" office:value="10.15" table:style-name="ce13">
            <text:p>10.1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2964</text:p>
          </table:table-cell>
          <table:table-cell office:value-type="percentage" office:value="8.3516400000000005E-3" table:formula="of:=[.C17]/[.C$2]" table:style-name="ce6">
            <text:p>0.84%</text:p>
          </table:table-cell>
          <table:table-cell office:value-type="percentage" office:value="8.3516400000000005E-3" table:formula="of:=[.D17]/[.D$2]" table:style-name="ce6">
            <text:p>0.84%</text:p>
          </table:table-cell>
          <table:table-cell office:value-type="percentage" office:value="6.2806399999999997E-3" table:formula="of:=[.E17]/[.E$2]" table:style-name="ce6">
            <text:p>0.63%</text:p>
          </table:table-cell>
          <table:table-cell office:value-type="percentage" office:value="6.2806399999999997E-3" table:formula="of:=[.F17]/[.F$2]" table:style-name="ce6">
            <text:p>0.63%</text:p>
          </table:table-cell>
          <table:table-cell office:value-type="percentage" office:value="6.0236000000000003E-4" table:formula="of:=[.G17]/[.G$2]" table:style-name="ce6">
            <text:p>0.06%</text:p>
          </table:table-cell>
          <table:table-cell office:value-type="percentage" office:value="1.7316E-4" table:formula="of:=[.H17]/[.H$2]" table:style-name="ce6">
            <text:p>0.02%</text:p>
          </table:table-cell>
          <table:table-cell office:value-type="percentage" office:value="5.1773599999999998E-3" table:formula="of:=[.I17]/[.I$2]" table:style-name="ce6">
            <text:p>0.52%</text:p>
          </table:table-cell>
          <table:table-cell office:value-type="percentage" office:value="5.1773599999999998E-3" table:formula="of:=[.J17]/[.J$2]" table:style-name="ce6">
            <text:p>0.52%</text:p>
          </table:table-cell>
          <table:table-cell office:value-type="percentage" office:value="1.652E-4" table:formula="of:=[.K17]/[.K$2]" table:style-name="ce6">
            <text:p>0.02%</text:p>
          </table:table-cell>
          <table:table-cell office:value-type="float" office:value="7127" table:style-name="ce5">
            <text:p>7127</text:p>
          </table:table-cell>
          <table:table-cell office:value-type="float" office:value="5.44" table:style-name="ce5">
            <text:p>5.44</text:p>
          </table:table-cell>
          <table:table-cell office:value-type="float" office:value="7134" table:style-name="ce13">
            <text:p>7134</text:p>
          </table:table-cell>
          <table:table-cell office:value-type="float" office:value="5.44" table:style-name="ce13">
            <text:p>5.44</text:p>
          </table:table-cell>
          <table:table-cell table:style-name="ce1"/>
          <table:table-cell office:value-type="string" table:style-name="ce1">
            <text:p>MPFC2964</text:p>
          </table:table-cell>
          <table:table-cell table:number-columns-repeated="2" table:style-name="ce1"/>
          <table:table-cell office:value-type="percentage" office:value="8.8216E-4" table:formula="of:=[.T17]/[.T$2]" table:style-name="ce6">
            <text:p>0.09%</text:p>
          </table:table-cell>
          <table:table-cell office:value-type="percentage" office:value="8.8216E-4" table:formula="of:=[.U17]/[.U$2]" table:style-name="ce6">
            <text:p>0.09%</text:p>
          </table:table-cell>
          <table:table-cell office:value-type="percentage" office:value="7.7355999999999996E-3" table:formula="of:=[.V17]/[.V$2]" table:style-name="ce6">
            <text:p>0.77%</text:p>
          </table:table-cell>
          <table:table-cell office:value-type="percentage" office:value="1.6187999999999999E-4" table:formula="of:=[.W17]/[.W$2]" table:style-name="ce6">
            <text:p>0.02%</text:p>
          </table:table-cell>
          <table:table-cell office:value-type="percentage" office:value="7.3136000000000002E-4" table:formula="of:=[.X17]/[.X$2]" table:style-name="ce6">
            <text:p>0.07%</text:p>
          </table:table-cell>
          <table:table-cell office:value-type="percentage" office:value="7.3136000000000002E-4" table:formula="of:=[.Y17]/[.Y$2]" table:style-name="ce6">
            <text:p>0.07%</text:p>
          </table:table-cell>
          <table:table-cell office:value-type="percentage" office:value="1.4436000000000001E-4" table:formula="of:=[.Z17]/[.Z$2]" table:style-name="ce6">
            <text:p>0.01%</text:p>
          </table:table-cell>
          <table:table-cell office:value-type="float" office:value="124" table:style-name="ce5">
            <text:p>124</text:p>
          </table:table-cell>
          <table:table-cell office:value-type="float" office:value="10.47" table:style-name="ce5">
            <text:p>10.47</text:p>
          </table:table-cell>
          <table:table-cell office:value-type="float" office:value="124" table:style-name="ce13">
            <text:p>124</text:p>
          </table:table-cell>
          <table:table-cell office:value-type="float" office:value="10.47" table:style-name="ce13">
            <text:p>10.4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2998</text:p>
          </table:table-cell>
          <table:table-cell office:value-type="percentage" office:value="6.3850799999999996E-3" table:formula="of:=[.C18]/[.C$2]" table:style-name="ce6">
            <text:p>0.64%</text:p>
          </table:table-cell>
          <table:table-cell office:value-type="percentage" office:value="6.3850799999999996E-3" table:formula="of:=[.D18]/[.D$2]" table:style-name="ce6">
            <text:p>0.64%</text:p>
          </table:table-cell>
          <table:table-cell office:value-type="percentage" office:value="4.3122000000000004E-3" table:formula="of:=[.E18]/[.E$2]" table:style-name="ce6">
            <text:p>0.43%</text:p>
          </table:table-cell>
          <table:table-cell office:value-type="percentage" office:value="4.3122000000000004E-3" table:formula="of:=[.F18]/[.F$2]" table:style-name="ce6">
            <text:p>0.43%</text:p>
          </table:table-cell>
          <table:table-cell office:value-type="percentage" office:value="4.7676000000000001E-4" table:formula="of:=[.G18]/[.G$2]" table:style-name="ce6">
            <text:p>0.05%</text:p>
          </table:table-cell>
          <table:table-cell office:value-type="percentage" office:value="1.1648E-4" table:formula="of:=[.H18]/[.H$2]" table:style-name="ce6">
            <text:p>0.01%</text:p>
          </table:table-cell>
          <table:table-cell office:value-type="percentage" office:value="3.5460000000000001E-3" table:formula="of:=[.I18]/[.I$2]" table:style-name="ce6">
            <text:p>0.35%</text:p>
          </table:table-cell>
          <table:table-cell office:value-type="percentage" office:value="3.5460000000000001E-3" table:formula="of:=[.J18]/[.J$2]" table:style-name="ce6">
            <text:p>0.35%</text:p>
          </table:table-cell>
          <table:table-cell office:value-type="percentage" office:value="1.1E-4" table:formula="of:=[.K18]/[.K$2]" table:style-name="ce6">
            <text:p>0.01%</text:p>
          </table:table-cell>
          <table:table-cell office:value-type="float" office:value="5198" table:style-name="ce5">
            <text:p>5198</text:p>
          </table:table-cell>
          <table:table-cell office:value-type="float" office:value="5.24" table:style-name="ce5">
            <text:p>5.24</text:p>
          </table:table-cell>
          <table:table-cell office:value-type="float" office:value="5206" table:style-name="ce13">
            <text:p>5206</text:p>
          </table:table-cell>
          <table:table-cell office:value-type="float" office:value="5.26" table:style-name="ce13">
            <text:p>5.26</text:p>
          </table:table-cell>
          <table:table-cell table:style-name="ce1"/>
          <table:table-cell office:value-type="string" table:style-name="ce1">
            <text:p>MPFC2998</text:p>
          </table:table-cell>
          <table:table-cell table:number-columns-repeated="2" table:style-name="ce1"/>
          <table:table-cell office:value-type="percentage" office:value="6.7767999999999995E-4" table:formula="of:=[.T18]/[.T$2]" table:style-name="ce6">
            <text:p>0.07%</text:p>
          </table:table-cell>
          <table:table-cell office:value-type="percentage" office:value="6.7767999999999995E-4" table:formula="of:=[.U18]/[.U$2]" table:style-name="ce6">
            <text:p>0.07%</text:p>
          </table:table-cell>
          <table:table-cell office:value-type="percentage" office:value="5.8857199999999997E-3" table:formula="of:=[.V18]/[.V$2]" table:style-name="ce6">
            <text:p>0.59%</text:p>
          </table:table-cell>
          <table:table-cell office:value-type="percentage" office:value="1.435532E-2" table:formula="of:=[.W18]/[.W$2]" table:style-name="ce6">
            <text:p>1.44%</text:p>
          </table:table-cell>
          <table:table-cell office:value-type="percentage" office:value="5.6384000000000002E-4" table:formula="of:=[.X18]/[.X$2]" table:style-name="ce6">
            <text:p>0.06%</text:p>
          </table:table-cell>
          <table:table-cell office:value-type="percentage" office:value="5.6384000000000002E-4" table:formula="of:=[.Y18]/[.Y$2]" table:style-name="ce6">
            <text:p>0.06%</text:p>
          </table:table-cell>
          <table:table-cell office:value-type="percentage" office:value="1.24806E-2" table:formula="of:=[.Z18]/[.Z$2]" table:style-name="ce6">
            <text:p>1.25%</text:p>
          </table:table-cell>
          <table:table-cell office:value-type="float" office:value="90" table:style-name="ce5">
            <text:p>90</text:p>
          </table:table-cell>
          <table:table-cell office:value-type="float" office:value="10.19" table:style-name="ce5">
            <text:p>10.19</text:p>
          </table:table-cell>
          <table:table-cell office:value-type="float" office:value="90" table:style-name="ce13">
            <text:p>90</text:p>
          </table:table-cell>
          <table:table-cell office:value-type="float" office:value="10.199999999999999" table:style-name="ce13">
            <text:p>10.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093</text:p>
          </table:table-cell>
          <table:table-cell office:value-type="percentage" office:value="9.2524400000000007E-3" table:formula="of:=[.C19]/[.C$2]" table:style-name="ce6">
            <text:p>0.93%</text:p>
          </table:table-cell>
          <table:table-cell office:value-type="percentage" office:value="9.2524400000000007E-3" table:formula="of:=[.D19]/[.D$2]" table:style-name="ce6">
            <text:p>0.93%</text:p>
          </table:table-cell>
          <table:table-cell office:value-type="percentage" office:value="7.1770000000000002E-3" table:formula="of:=[.E19]/[.E$2]" table:style-name="ce6">
            <text:p>0.72%</text:p>
          </table:table-cell>
          <table:table-cell office:value-type="percentage" office:value="7.1770000000000002E-3" table:formula="of:=[.F19]/[.F$2]" table:style-name="ce6">
            <text:p>0.72%</text:p>
          </table:table-cell>
          <table:table-cell office:value-type="percentage" office:value="6.3880000000000002E-4" table:formula="of:=[.G19]/[.G$2]" table:style-name="ce6">
            <text:p>0.06%</text:p>
          </table:table-cell>
          <table:table-cell office:value-type="percentage" office:value="1.6856E-4" table:formula="of:=[.H19]/[.H$2]" table:style-name="ce6">
            <text:p>0.02%</text:p>
          </table:table-cell>
          <table:table-cell office:value-type="percentage" office:value="5.8703599999999998E-3" table:formula="of:=[.I19]/[.I$2]" table:style-name="ce6">
            <text:p>0.59%</text:p>
          </table:table-cell>
          <table:table-cell office:value-type="percentage" office:value="5.8703599999999998E-3" table:formula="of:=[.J19]/[.J$2]" table:style-name="ce6">
            <text:p>0.59%</text:p>
          </table:table-cell>
          <table:table-cell office:value-type="percentage" office:value="1.6223999999999999E-4" table:formula="of:=[.K19]/[.K$2]" table:style-name="ce6">
            <text:p>0.02%</text:p>
          </table:table-cell>
          <table:table-cell office:value-type="float" office:value="9413" table:style-name="ce5">
            <text:p>9413</text:p>
          </table:table-cell>
          <table:table-cell office:value-type="float" office:value="6.27" table:style-name="ce5">
            <text:p>6.27</text:p>
          </table:table-cell>
          <table:table-cell office:value-type="float" office:value="9423" table:style-name="ce13">
            <text:p>9423</text:p>
          </table:table-cell>
          <table:table-cell office:value-type="float" office:value="6.27" table:style-name="ce13">
            <text:p>6.27</text:p>
          </table:table-cell>
          <table:table-cell table:style-name="ce1"/>
          <table:table-cell office:value-type="string" table:style-name="ce1">
            <text:p>MPFC3093</text:p>
          </table:table-cell>
          <table:table-cell table:number-columns-repeated="2" table:style-name="ce1"/>
          <table:table-cell office:value-type="percentage" office:value="9.6080000000000004E-4" table:formula="of:=[.T19]/[.T$2]" table:style-name="ce6">
            <text:p>0.10%</text:p>
          </table:table-cell>
          <table:table-cell office:value-type="percentage" office:value="9.6080000000000004E-4" table:formula="of:=[.U19]/[.U$2]" table:style-name="ce6">
            <text:p>0.10%</text:p>
          </table:table-cell>
          <table:table-cell office:value-type="percentage" office:value="8.4841599999999993E-3" table:formula="of:=[.V19]/[.V$2]" table:style-name="ce6">
            <text:p>0.85%</text:p>
          </table:table-cell>
          <table:table-cell office:value-type="percentage" office:value="6.72E-6" table:formula="of:=[.W19]/[.W$2]" table:style-name="ce6">
            <text:p>0.00%</text:p>
          </table:table-cell>
          <table:table-cell office:value-type="percentage" office:value="7.7543999999999996E-4" table:formula="of:=[.X19]/[.X$2]" table:style-name="ce6">
            <text:p>0.08%</text:p>
          </table:table-cell>
          <table:table-cell office:value-type="percentage" office:value="7.7543999999999996E-4" table:formula="of:=[.Y19]/[.Y$2]" table:style-name="ce6">
            <text:p>0.08%</text:p>
          </table:table-cell>
          <table:table-cell office:value-type="percentage" office:value="6.0399999999999998E-6" table:formula="of:=[.Z19]/[.Z$2]" table:style-name="ce6">
            <text:p>0.00%</text:p>
          </table:table-cell>
          <table:table-cell office:value-type="float" office:value="147" table:style-name="ce5">
            <text:p>147</text:p>
          </table:table-cell>
          <table:table-cell office:value-type="float" office:value="8.66" table:style-name="ce5">
            <text:p>8.66</text:p>
          </table:table-cell>
          <table:table-cell office:value-type="float" office:value="147" table:style-name="ce13">
            <text:p>147</text:p>
          </table:table-cell>
          <table:table-cell office:value-type="float" office:value="8.66" table:style-name="ce13">
            <text:p>8.6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280</text:p>
          </table:table-cell>
          <table:table-cell office:value-type="percentage" office:value="6.1246399999999998E-3" table:formula="of:=[.C20]/[.C$2]" table:style-name="ce6">
            <text:p>0.61%</text:p>
          </table:table-cell>
          <table:table-cell office:value-type="percentage" office:value="6.1246399999999998E-3" table:formula="of:=[.D20]/[.D$2]" table:style-name="ce6">
            <text:p>0.61%</text:p>
          </table:table-cell>
          <table:table-cell office:value-type="percentage" office:value="4.5674000000000001E-3" table:formula="of:=[.E20]/[.E$2]" table:style-name="ce6">
            <text:p>0.46%</text:p>
          </table:table-cell>
          <table:table-cell office:value-type="percentage" office:value="4.5674000000000001E-3" table:formula="of:=[.F20]/[.F$2]" table:style-name="ce6">
            <text:p>0.46%</text:p>
          </table:table-cell>
          <table:table-cell office:value-type="percentage" office:value="4.5511999999999999E-4" table:formula="of:=[.G20]/[.G$2]" table:style-name="ce6">
            <text:p>0.05%</text:p>
          </table:table-cell>
          <table:table-cell office:value-type="percentage" office:value="1.5491999999999999E-4" table:formula="of:=[.H20]/[.H$2]" table:style-name="ce6">
            <text:p>0.02%</text:p>
          </table:table-cell>
          <table:table-cell office:value-type="percentage" office:value="3.73004E-3" table:formula="of:=[.I20]/[.I$2]" table:style-name="ce6">
            <text:p>0.37%</text:p>
          </table:table-cell>
          <table:table-cell office:value-type="percentage" office:value="3.73004E-3" table:formula="of:=[.J20]/[.J$2]" table:style-name="ce6">
            <text:p>0.37%</text:p>
          </table:table-cell>
          <table:table-cell office:value-type="percentage" office:value="1.4495999999999999E-4" table:formula="of:=[.K20]/[.K$2]" table:style-name="ce6">
            <text:p>0.01%</text:p>
          </table:table-cell>
          <table:table-cell office:value-type="float" office:value="4524" table:style-name="ce5">
            <text:p>4524</text:p>
          </table:table-cell>
          <table:table-cell office:value-type="float" office:value="5.53" table:style-name="ce5">
            <text:p>5.53</text:p>
          </table:table-cell>
          <table:table-cell office:value-type="float" office:value="4530" table:style-name="ce13">
            <text:p>4530</text:p>
          </table:table-cell>
          <table:table-cell office:value-type="float" office:value="5.53" table:style-name="ce13">
            <text:p>5.53</text:p>
          </table:table-cell>
          <table:table-cell table:style-name="ce1"/>
          <table:table-cell office:value-type="string" table:style-name="ce1">
            <text:p>MPFC3280</text:p>
          </table:table-cell>
          <table:table-cell table:number-columns-repeated="2" table:style-name="ce1"/>
          <table:table-cell office:value-type="percentage" office:value="6.4820000000000003E-4" table:formula="of:=[.T20]/[.T$2]" table:style-name="ce6">
            <text:p>0.06%</text:p>
          </table:table-cell>
          <table:table-cell office:value-type="percentage" office:value="6.4820000000000003E-4" table:formula="of:=[.U20]/[.U$2]" table:style-name="ce6">
            <text:p>0.06%</text:p>
          </table:table-cell>
          <table:table-cell office:value-type="percentage" office:value="5.54596E-3" table:formula="of:=[.V20]/[.V$2]" table:style-name="ce6">
            <text:p>0.55%</text:p>
          </table:table-cell>
          <table:table-cell office:value-type="percentage" office:value="6.0000000000000002E-5" table:formula="of:=[.W20]/[.W$2]" table:style-name="ce6">
            <text:p>0.01%</text:p>
          </table:table-cell>
          <table:table-cell office:value-type="percentage" office:value="5.4003999999999999E-4" table:formula="of:=[.X20]/[.X$2]" table:style-name="ce6">
            <text:p>0.05%</text:p>
          </table:table-cell>
          <table:table-cell office:value-type="percentage" office:value="5.4003999999999999E-4" table:formula="of:=[.Y20]/[.Y$2]" table:style-name="ce6">
            <text:p>0.05%</text:p>
          </table:table-cell>
          <table:table-cell office:value-type="percentage" office:value="5.3560000000000002E-5" table:formula="of:=[.Z20]/[.Z$2]" table:style-name="ce6">
            <text:p>0.01%</text:p>
          </table:table-cell>
          <table:table-cell office:value-type="float" office:value="85" table:style-name="ce5">
            <text:p>85</text:p>
          </table:table-cell>
          <table:table-cell office:value-type="float" office:value="10.77" table:style-name="ce5">
            <text:p>10.77</text:p>
          </table:table-cell>
          <table:table-cell office:value-type="float" office:value="85" table:style-name="ce13">
            <text:p>85</text:p>
          </table:table-cell>
          <table:table-cell office:value-type="float" office:value="10.77" table:style-name="ce13">
            <text:p>10.7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366</text:p>
          </table:table-cell>
          <table:table-cell office:value-type="percentage" office:value="8.7973600000000006E-3" table:formula="of:=[.C21]/[.C$2]" table:style-name="ce6">
            <text:p>0.88%</text:p>
          </table:table-cell>
          <table:table-cell office:value-type="percentage" office:value="8.7973600000000006E-3" table:formula="of:=[.D21]/[.D$2]" table:style-name="ce6">
            <text:p>0.88%</text:p>
          </table:table-cell>
          <table:table-cell office:value-type="percentage" office:value="6.7979599999999996E-3" table:formula="of:=[.E21]/[.E$2]" table:style-name="ce6">
            <text:p>0.68%</text:p>
          </table:table-cell>
          <table:table-cell office:value-type="percentage" office:value="6.7979599999999996E-3" table:formula="of:=[.F21]/[.F$2]" table:style-name="ce6">
            <text:p>0.68%</text:p>
          </table:table-cell>
          <table:table-cell office:value-type="percentage" office:value="6.1388000000000002E-4" table:formula="of:=[.G21]/[.G$2]" table:style-name="ce6">
            <text:p>0.06%</text:p>
          </table:table-cell>
          <table:table-cell office:value-type="percentage" office:value="1.3731999999999999E-4" table:formula="of:=[.H21]/[.H$2]" table:style-name="ce6">
            <text:p>0.01%</text:p>
          </table:table-cell>
          <table:table-cell office:value-type="percentage" office:value="5.5695199999999997E-3" table:formula="of:=[.I21]/[.I$2]" table:style-name="ce6">
            <text:p>0.56%</text:p>
          </table:table-cell>
          <table:table-cell office:value-type="percentage" office:value="5.5695199999999997E-3" table:formula="of:=[.J21]/[.J$2]" table:style-name="ce6">
            <text:p>0.56%</text:p>
          </table:table-cell>
          <table:table-cell office:value-type="percentage" office:value="1.3348E-4" table:formula="of:=[.K21]/[.K$2]" table:style-name="ce6">
            <text:p>0.01%</text:p>
          </table:table-cell>
          <table:table-cell office:value-type="float" office:value="9051" table:style-name="ce5">
            <text:p>9051</text:p>
          </table:table-cell>
          <table:table-cell office:value-type="float" office:value="6.59" table:style-name="ce5">
            <text:p>6.59</text:p>
          </table:table-cell>
          <table:table-cell office:value-type="float" office:value="9064" table:style-name="ce13">
            <text:p>9064</text:p>
          </table:table-cell>
          <table:table-cell office:value-type="float" office:value="6.6" table:style-name="ce13">
            <text:p>6.6</text:p>
          </table:table-cell>
          <table:table-cell table:style-name="ce1"/>
          <table:table-cell office:value-type="string" table:style-name="ce1">
            <text:p>MPFC3366</text:p>
          </table:table-cell>
          <table:table-cell table:number-columns-repeated="2" table:style-name="ce1"/>
          <table:table-cell office:value-type="percentage" office:value="9.1527999999999998E-4" table:formula="of:=[.T21]/[.T$2]" table:style-name="ce6">
            <text:p>0.09%</text:p>
          </table:table-cell>
          <table:table-cell office:value-type="percentage" office:value="9.1527999999999998E-4" table:formula="of:=[.U21]/[.U$2]" table:style-name="ce6">
            <text:p>0.09%</text:p>
          </table:table-cell>
          <table:table-cell office:value-type="percentage" office:value="8.1094800000000005E-3" table:formula="of:=[.V21]/[.V$2]" table:style-name="ce6">
            <text:p>0.81%</text:p>
          </table:table-cell>
          <table:table-cell office:value-type="percentage" office:value="1.0128000000000001E-4" table:formula="of:=[.W21]/[.W$2]" table:style-name="ce6">
            <text:p>0.01%</text:p>
          </table:table-cell>
          <table:table-cell office:value-type="percentage" office:value="7.2596E-4" table:formula="of:=[.X21]/[.X$2]" table:style-name="ce6">
            <text:p>0.07%</text:p>
          </table:table-cell>
          <table:table-cell office:value-type="percentage" office:value="7.2596E-4" table:formula="of:=[.Y21]/[.Y$2]" table:style-name="ce6">
            <text:p>0.07%</text:p>
          </table:table-cell>
          <table:table-cell office:value-type="percentage" office:value="9.0480000000000001E-5" table:formula="of:=[.Z21]/[.Z$2]" table:style-name="ce6">
            <text:p>0.01%</text:p>
          </table:table-cell>
          <table:table-cell office:value-type="float" office:value="148" table:style-name="ce5">
            <text:p>148</text:p>
          </table:table-cell>
          <table:table-cell office:value-type="float" office:value="9.06" table:style-name="ce5">
            <text:p>9.06</text:p>
          </table:table-cell>
          <table:table-cell office:value-type="float" office:value="148" table:style-name="ce13">
            <text:p>148</text:p>
          </table:table-cell>
          <table:table-cell office:value-type="float" office:value="9.06" table:style-name="ce13">
            <text:p>9.0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999</text:p>
          </table:table-cell>
          <table:table-cell office:value-type="percentage" office:value="5.8150399999999996E-3" table:formula="of:=[.C22]/[.C$2]" table:style-name="ce6">
            <text:p>0.58%</text:p>
          </table:table-cell>
          <table:table-cell office:value-type="percentage" office:value="5.8150399999999996E-3" table:formula="of:=[.D22]/[.D$2]" table:style-name="ce6">
            <text:p>0.58%</text:p>
          </table:table-cell>
          <table:table-cell office:value-type="percentage" office:value="4.43816E-3" table:formula="of:=[.E22]/[.E$2]" table:style-name="ce6">
            <text:p>0.44%</text:p>
          </table:table-cell>
          <table:table-cell office:value-type="percentage" office:value="4.43816E-3" table:formula="of:=[.F22]/[.F$2]" table:style-name="ce6">
            <text:p>0.44%</text:p>
          </table:table-cell>
          <table:table-cell office:value-type="percentage" office:value="4.0319999999999999E-4" table:formula="of:=[.G22]/[.G$2]" table:style-name="ce6">
            <text:p>0.04%</text:p>
          </table:table-cell>
          <table:table-cell office:value-type="percentage" office:value="9.4359999999999998E-5" table:formula="of:=[.H22]/[.H$2]" table:style-name="ce6">
            <text:p>0.01%</text:p>
          </table:table-cell>
          <table:table-cell office:value-type="percentage" office:value="3.6528400000000001E-3" table:formula="of:=[.I22]/[.I$2]" table:style-name="ce6">
            <text:p>0.37%</text:p>
          </table:table-cell>
          <table:table-cell office:value-type="percentage" office:value="3.6528400000000001E-3" table:formula="of:=[.J22]/[.J$2]" table:style-name="ce6">
            <text:p>0.37%</text:p>
          </table:table-cell>
          <table:table-cell office:value-type="percentage" office:value="9.1760000000000002E-5" table:formula="of:=[.K22]/[.K$2]" table:style-name="ce6">
            <text:p>0.01%</text:p>
          </table:table-cell>
          <table:table-cell office:value-type="float" office:value="6764" table:style-name="ce5">
            <text:p>6764</text:p>
          </table:table-cell>
          <table:table-cell office:value-type="float" office:value="6.68" table:style-name="ce5">
            <text:p>6.68</text:p>
          </table:table-cell>
          <table:table-cell office:value-type="float" office:value="6773" table:style-name="ce13">
            <text:p>6773</text:p>
          </table:table-cell>
          <table:table-cell office:value-type="float" office:value="6.69" table:style-name="ce13">
            <text:p>6.69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percentage" office:value="6.1132000000000005E-4" table:formula="of:=[.T22]/[.T$2]" table:style-name="ce6">
            <text:p>0.06%</text:p>
          </table:table-cell>
          <table:table-cell office:value-type="percentage" office:value="6.1132000000000005E-4" table:formula="of:=[.U22]/[.U$2]" table:style-name="ce6">
            <text:p>0.06%</text:p>
          </table:table-cell>
          <table:table-cell office:value-type="percentage" office:value="5.5964400000000003E-3" table:formula="of:=[.V22]/[.V$2]" table:style-name="ce6">
            <text:p>0.56%</text:p>
          </table:table-cell>
          <table:table-cell office:value-type="percentage" office:value="7.1292000000000003E-4" table:formula="of:=[.W22]/[.W$2]" table:style-name="ce6">
            <text:p>0.07%</text:p>
          </table:table-cell>
          <table:table-cell office:value-type="percentage" office:value="4.7827999999999998E-4" table:formula="of:=[.X22]/[.X$2]" table:style-name="ce6">
            <text:p>0.05%</text:p>
          </table:table-cell>
          <table:table-cell office:value-type="percentage" office:value="4.7827999999999998E-4" table:formula="of:=[.Y22]/[.Y$2]" table:style-name="ce6">
            <text:p>0.05%</text:p>
          </table:table-cell>
          <table:table-cell office:value-type="percentage" office:value="6.4112000000000001E-4" table:formula="of:=[.Z22]/[.Z$2]" table:style-name="ce6">
            <text:p>0.06%</text:p>
          </table:table-cell>
          <table:table-cell office:value-type="float" office:value="110" table:style-name="ce5">
            <text:p>110</text:p>
          </table:table-cell>
          <table:table-cell office:value-type="float" office:value="8.93" table:style-name="ce5">
            <text:p>8.93</text:p>
          </table:table-cell>
          <table:table-cell office:value-type="float" office:value="110" table:style-name="ce13">
            <text:p>110</text:p>
          </table:table-cell>
          <table:table-cell office:value-type="float" office:value="8.86" table:style-name="ce13">
            <text:p>8.8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4025</text:p>
          </table:table-cell>
          <table:table-cell office:value-type="percentage" office:value="7.7915600000000003E-3" table:formula="of:=[.C23]/[.C$2]" table:style-name="ce6">
            <text:p>0.78%</text:p>
          </table:table-cell>
          <table:table-cell office:value-type="percentage" office:value="7.7915600000000003E-3" table:formula="of:=[.D23]/[.D$2]" table:style-name="ce6">
            <text:p>0.78%</text:p>
          </table:table-cell>
          <table:table-cell office:value-type="percentage" office:value="5.9762799999999996E-3" table:formula="of:=[.E23]/[.E$2]" table:style-name="ce6">
            <text:p>0.60%</text:p>
          </table:table-cell>
          <table:table-cell office:value-type="percentage" office:value="5.9762799999999996E-3" table:formula="of:=[.F23]/[.F$2]" table:style-name="ce6">
            <text:p>0.60%</text:p>
          </table:table-cell>
          <table:table-cell office:value-type="percentage" office:value="5.22E-4" table:formula="of:=[.G23]/[.G$2]" table:style-name="ce6">
            <text:p>0.05%</text:p>
          </table:table-cell>
          <table:table-cell office:value-type="percentage" office:value="1.3668E-4" table:formula="of:=[.H23]/[.H$2]" table:style-name="ce6">
            <text:p>0.01%</text:p>
          </table:table-cell>
          <table:table-cell office:value-type="percentage" office:value="4.9148799999999999E-3" table:formula="of:=[.I23]/[.I$2]" table:style-name="ce6">
            <text:p>0.49%</text:p>
          </table:table-cell>
          <table:table-cell office:value-type="percentage" office:value="4.9148799999999999E-3" table:formula="of:=[.J23]/[.J$2]" table:style-name="ce6">
            <text:p>0.49%</text:p>
          </table:table-cell>
          <table:table-cell office:value-type="percentage" office:value="1.3087999999999999E-4" table:formula="of:=[.K23]/[.K$2]" table:style-name="ce6">
            <text:p>0.01%</text:p>
          </table:table-cell>
          <table:table-cell office:value-type="float" office:value="7768" table:style-name="ce5">
            <text:p>7768</text:p>
          </table:table-cell>
          <table:table-cell office:value-type="float" office:value="5.49" table:style-name="ce5">
            <text:p>5.49</text:p>
          </table:table-cell>
          <table:table-cell office:value-type="float" office:value="7776" table:style-name="ce13">
            <text:p>7776</text:p>
          </table:table-cell>
          <table:table-cell office:value-type="float" office:value="5.5" table:style-name="ce13">
            <text:p>5.5</text:p>
          </table:table-cell>
          <table:table-cell table:style-name="ce1"/>
          <table:table-cell office:value-type="string" table:style-name="ce1">
            <text:p>MPFC4025</text:p>
          </table:table-cell>
          <table:table-cell table:number-columns-repeated="2" table:style-name="ce1"/>
          <table:table-cell office:value-type="percentage" office:value="7.8543999999999999E-4" table:formula="of:=[.T23]/[.T$2]" table:style-name="ce6">
            <text:p>0.08%</text:p>
          </table:table-cell>
          <table:table-cell office:value-type="percentage" office:value="7.8543999999999999E-4" table:formula="of:=[.U23]/[.U$2]" table:style-name="ce6">
            <text:p>0.08%</text:p>
          </table:table-cell>
          <table:table-cell office:value-type="percentage" office:value="7.14652E-3" table:formula="of:=[.V23]/[.V$2]" table:style-name="ce6">
            <text:p>0.71%</text:p>
          </table:table-cell>
          <table:table-cell office:value-type="percentage" office:value="4.1839999999999999E-5" table:formula="of:=[.W23]/[.W$2]" table:style-name="ce6">
            <text:p>0.00%</text:p>
          </table:table-cell>
          <table:table-cell office:value-type="percentage" office:value="6.4484000000000004E-4" table:formula="of:=[.X23]/[.X$2]" table:style-name="ce6">
            <text:p>0.06%</text:p>
          </table:table-cell>
          <table:table-cell office:value-type="percentage" office:value="6.4484000000000004E-4" table:formula="of:=[.Y23]/[.Y$2]" table:style-name="ce6">
            <text:p>0.06%</text:p>
          </table:table-cell>
          <table:table-cell office:value-type="percentage" office:value="3.8000000000000002E-5" table:formula="of:=[.Z23]/[.Z$2]" table:style-name="ce6">
            <text:p>0.00%</text:p>
          </table:table-cell>
          <table:table-cell office:value-type="float" office:value="102" table:style-name="ce5">
            <text:p>102</text:p>
          </table:table-cell>
          <table:table-cell office:value-type="float" office:value="10.58" table:style-name="ce5">
            <text:p>10.58</text:p>
          </table:table-cell>
          <table:table-cell office:value-type="float" office:value="102" table:style-name="ce13">
            <text:p>102</text:p>
          </table:table-cell>
          <table:table-cell office:value-type="float" office:value="10.58" table:style-name="ce13">
            <text:p>10.5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157</text:p>
          </table:table-cell>
          <table:table-cell office:value-type="percentage" office:value="7.1966E-3" table:formula="of:=[.C24]/[.C$2]" table:style-name="ce6">
            <text:p>0.72%</text:p>
          </table:table-cell>
          <table:table-cell office:value-type="percentage" office:value="7.1966E-3" table:formula="of:=[.D24]/[.D$2]" table:style-name="ce6">
            <text:p>0.72%</text:p>
          </table:table-cell>
          <table:table-cell office:value-type="percentage" office:value="5.3746000000000002E-3" table:formula="of:=[.E24]/[.E$2]" table:style-name="ce6">
            <text:p>0.54%</text:p>
          </table:table-cell>
          <table:table-cell office:value-type="percentage" office:value="5.3746000000000002E-3" table:formula="of:=[.F24]/[.F$2]" table:style-name="ce6">
            <text:p>0.54%</text:p>
          </table:table-cell>
          <table:table-cell office:value-type="percentage" office:value="5.6848000000000001E-4" table:formula="of:=[.G24]/[.G$2]" table:style-name="ce6">
            <text:p>0.06%</text:p>
          </table:table-cell>
          <table:table-cell office:value-type="percentage" office:value="1.3004E-4" table:formula="of:=[.H24]/[.H$2]" table:style-name="ce6">
            <text:p>0.01%</text:p>
          </table:table-cell>
          <table:table-cell office:value-type="percentage" office:value="4.4211600000000004E-3" table:formula="of:=[.I24]/[.I$2]" table:style-name="ce6">
            <text:p>0.44%</text:p>
          </table:table-cell>
          <table:table-cell office:value-type="percentage" office:value="4.4211600000000004E-3" table:formula="of:=[.J24]/[.J$2]" table:style-name="ce6">
            <text:p>0.44%</text:p>
          </table:table-cell>
          <table:table-cell office:value-type="percentage" office:value="1.236E-4" table:formula="of:=[.K24]/[.K$2]" table:style-name="ce6">
            <text:p>0.01%</text:p>
          </table:table-cell>
          <table:table-cell office:value-type="float" office:value="6641" table:style-name="ce5">
            <text:p>6641</text:p>
          </table:table-cell>
          <table:table-cell office:value-type="float" office:value="6.11" table:style-name="ce5">
            <text:p>6.11</text:p>
          </table:table-cell>
          <table:table-cell office:value-type="float" office:value="6646" table:style-name="ce13">
            <text:p>6646</text:p>
          </table:table-cell>
          <table:table-cell office:value-type="float" office:value="6.12" table:style-name="ce13">
            <text:p>6.12</text:p>
          </table:table-cell>
          <table:table-cell table:style-name="ce1"/>
          <table:table-cell office:value-type="string" table:style-name="ce1">
            <text:p>MPFC5157</text:p>
          </table:table-cell>
          <table:table-cell table:number-columns-repeated="2" table:style-name="ce1"/>
          <table:table-cell office:value-type="percentage" office:value="7.4532000000000005E-4" table:formula="of:=[.T24]/[.T$2]" table:style-name="ce6">
            <text:p>0.07%</text:p>
          </table:table-cell>
          <table:table-cell office:value-type="percentage" office:value="7.4532000000000005E-4" table:formula="of:=[.U24]/[.U$2]" table:style-name="ce6">
            <text:p>0.07%</text:p>
          </table:table-cell>
          <table:table-cell office:value-type="percentage" office:value="6.5408000000000003E-3" table:formula="of:=[.V24]/[.V$2]" table:style-name="ce6">
            <text:p>0.65%</text:p>
          </table:table-cell>
          <table:table-cell office:value-type="percentage" office:value="1.0148E-4" table:formula="of:=[.W24]/[.W$2]" table:style-name="ce6">
            <text:p>0.01%</text:p>
          </table:table-cell>
          <table:table-cell office:value-type="percentage" office:value="6.0983999999999995E-4" table:formula="of:=[.X24]/[.X$2]" table:style-name="ce6">
            <text:p>0.06%</text:p>
          </table:table-cell>
          <table:table-cell office:value-type="percentage" office:value="6.0983999999999995E-4" table:formula="of:=[.Y24]/[.Y$2]" table:style-name="ce6">
            <text:p>0.06%</text:p>
          </table:table-cell>
          <table:table-cell office:value-type="percentage" office:value="9.1680000000000003E-5" table:formula="of:=[.Z24]/[.Z$2]" table:style-name="ce6">
            <text:p>0.01%</text:p>
          </table:table-cell>
          <table:table-cell office:value-type="float" office:value="129" table:style-name="ce5">
            <text:p>129</text:p>
          </table:table-cell>
          <table:table-cell office:value-type="float" office:value="8.69" table:style-name="ce5">
            <text:p>8.69</text:p>
          </table:table-cell>
          <table:table-cell office:value-type="float" office:value="129" table:style-name="ce13">
            <text:p>129</text:p>
          </table:table-cell>
          <table:table-cell office:value-type="float" office:value="8.68" table:style-name="ce13">
            <text:p>8.6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278</text:p>
          </table:table-cell>
          <table:table-cell office:value-type="percentage" office:value="3.85908E-3" table:formula="of:=[.C25]/[.C$2]" table:style-name="ce6">
            <text:p>0.39%</text:p>
          </table:table-cell>
          <table:table-cell office:value-type="percentage" office:value="3.85908E-3" table:formula="of:=[.D25]/[.D$2]" table:style-name="ce6">
            <text:p>0.39%</text:p>
          </table:table-cell>
          <table:table-cell office:value-type="percentage" office:value="2.5802400000000001E-3" table:formula="of:=[.E25]/[.E$2]" table:style-name="ce6">
            <text:p>0.26%</text:p>
          </table:table-cell>
          <table:table-cell office:value-type="percentage" office:value="2.5802400000000001E-3" table:formula="of:=[.F25]/[.F$2]" table:style-name="ce6">
            <text:p>0.26%</text:p>
          </table:table-cell>
          <table:table-cell office:value-type="percentage" office:value="3.0467999999999999E-4" table:formula="of:=[.G25]/[.G$2]" table:style-name="ce6">
            <text:p>0.03%</text:p>
          </table:table-cell>
          <table:table-cell office:value-type="percentage" office:value="1.5627999999999999E-4" table:formula="of:=[.H25]/[.H$2]" table:style-name="ce6">
            <text:p>0.02%</text:p>
          </table:table-cell>
          <table:table-cell office:value-type="percentage" office:value="2.1221199999999999E-3" table:formula="of:=[.I25]/[.I$2]" table:style-name="ce6">
            <text:p>0.21%</text:p>
          </table:table-cell>
          <table:table-cell office:value-type="percentage" office:value="2.1221199999999999E-3" table:formula="of:=[.J25]/[.J$2]" table:style-name="ce6">
            <text:p>0.21%</text:p>
          </table:table-cell>
          <table:table-cell office:value-type="percentage" office:value="1.4108E-4" table:formula="of:=[.K25]/[.K$2]" table:style-name="ce6">
            <text:p>0.01%</text:p>
          </table:table-cell>
          <table:table-cell office:value-type="float" office:value="3362" table:style-name="ce5">
            <text:p>3362</text:p>
          </table:table-cell>
          <table:table-cell office:value-type="float" office:value="4.93" table:style-name="ce5">
            <text:p>4.93</text:p>
          </table:table-cell>
          <table:table-cell office:value-type="float" office:value="3370" table:style-name="ce13">
            <text:p>3370</text:p>
          </table:table-cell>
          <table:table-cell office:value-type="float" office:value="4.95" table:style-name="ce13">
            <text:p>4.95</text:p>
          </table:table-cell>
          <table:table-cell table:style-name="ce1"/>
          <table:table-cell office:value-type="string" table:style-name="ce1">
            <text:p>MPFC5278</text:p>
          </table:table-cell>
          <table:table-cell table:number-columns-repeated="2" table:style-name="ce1"/>
          <table:table-cell office:value-type="percentage" office:value="3.7011999999999999E-4" table:formula="of:=[.T25]/[.T$2]" table:style-name="ce6">
            <text:p>0.04%</text:p>
          </table:table-cell>
          <table:table-cell office:value-type="percentage" office:value="3.7011999999999999E-4" table:formula="of:=[.U25]/[.U$2]" table:style-name="ce6">
            <text:p>0.04%</text:p>
          </table:table-cell>
          <table:table-cell office:value-type="percentage" office:value="3.28664E-3" table:formula="of:=[.V25]/[.V$2]" table:style-name="ce6">
            <text:p>0.33%</text:p>
          </table:table-cell>
          <table:table-cell office:value-type="percentage" office:value="2.7992000000000002E-4" table:formula="of:=[.W25]/[.W$2]" table:style-name="ce6">
            <text:p>0.03%</text:p>
          </table:table-cell>
          <table:table-cell office:value-type="percentage" office:value="3.0704000000000001E-4" table:formula="of:=[.X25]/[.X$2]" table:style-name="ce6">
            <text:p>0.03%</text:p>
          </table:table-cell>
          <table:table-cell office:value-type="percentage" office:value="3.0704000000000001E-4" table:formula="of:=[.Y25]/[.Y$2]" table:style-name="ce6">
            <text:p>0.03%</text:p>
          </table:table-cell>
          <table:table-cell office:value-type="percentage" office:value="2.5495999999999998E-4" table:formula="of:=[.Z25]/[.Z$2]" table:style-name="ce6">
            <text:p>0.03%</text:p>
          </table:table-cell>
          <table:table-cell office:value-type="float" office:value="52" table:style-name="ce5">
            <text:p>52</text:p>
          </table:table-cell>
          <table:table-cell office:value-type="float" office:value="8.9600000000000009" table:style-name="ce5">
            <text:p>8.96</text:p>
          </table:table-cell>
          <table:table-cell office:value-type="float" office:value="52" table:style-name="ce13">
            <text:p>52</text:p>
          </table:table-cell>
          <table:table-cell office:value-type="float" office:value="8.9600000000000009" table:style-name="ce13">
            <text:p>8.9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294</text:p>
          </table:table-cell>
          <table:table-cell office:value-type="percentage" office:value="8.4834400000000001E-3" table:formula="of:=[.C26]/[.C$2]" table:style-name="ce6">
            <text:p>0.85%</text:p>
          </table:table-cell>
          <table:table-cell office:value-type="percentage" office:value="8.4834400000000001E-3" table:formula="of:=[.D26]/[.D$2]" table:style-name="ce6">
            <text:p>0.85%</text:p>
          </table:table-cell>
          <table:table-cell office:value-type="percentage" office:value="6.5458799999999996E-3" table:formula="of:=[.E26]/[.E$2]" table:style-name="ce6">
            <text:p>0.65%</text:p>
          </table:table-cell>
          <table:table-cell office:value-type="percentage" office:value="6.5458799999999996E-3" table:formula="of:=[.F26]/[.F$2]" table:style-name="ce6">
            <text:p>0.65%</text:p>
          </table:table-cell>
          <table:table-cell office:value-type="percentage" office:value="5.9431999999999996E-4" table:formula="of:=[.G26]/[.G$2]" table:style-name="ce6">
            <text:p>0.06%</text:p>
          </table:table-cell>
          <table:table-cell office:value-type="percentage" office:value="1.4776000000000001E-4" table:formula="of:=[.H26]/[.H$2]" table:style-name="ce6">
            <text:p>0.01%</text:p>
          </table:table-cell>
          <table:table-cell office:value-type="percentage" office:value="5.3647199999999999E-3" table:formula="of:=[.I26]/[.I$2]" table:style-name="ce6">
            <text:p>0.54%</text:p>
          </table:table-cell>
          <table:table-cell office:value-type="percentage" office:value="5.3647199999999999E-3" table:formula="of:=[.J26]/[.J$2]" table:style-name="ce6">
            <text:p>0.54%</text:p>
          </table:table-cell>
          <table:table-cell office:value-type="percentage" office:value="1.4332E-4" table:formula="of:=[.K26]/[.K$2]" table:style-name="ce6">
            <text:p>0.01%</text:p>
          </table:table-cell>
          <table:table-cell office:value-type="float" office:value="7544" table:style-name="ce5">
            <text:p>7544</text:p>
          </table:table-cell>
          <table:table-cell office:value-type="float" office:value="5.47" table:style-name="ce5">
            <text:p>5.47</text:p>
          </table:table-cell>
          <table:table-cell office:value-type="float" office:value="7554" table:style-name="ce13">
            <text:p>7554</text:p>
          </table:table-cell>
          <table:table-cell office:value-type="float" office:value="5.47" table:style-name="ce13">
            <text:p>5.47</text:p>
          </table:table-cell>
          <table:table-cell table:style-name="ce1"/>
          <table:table-cell office:value-type="string" table:style-name="ce1">
            <text:p>MPFC5294</text:p>
          </table:table-cell>
          <table:table-cell table:number-columns-repeated="2" table:style-name="ce1"/>
          <table:table-cell office:value-type="percentage" office:value="8.8723999999999997E-4" table:formula="of:=[.T26]/[.T$2]" table:style-name="ce6">
            <text:p>0.09%</text:p>
          </table:table-cell>
          <table:table-cell office:value-type="percentage" office:value="8.8723999999999997E-4" table:formula="of:=[.U26]/[.U$2]" table:style-name="ce6">
            <text:p>0.09%</text:p>
          </table:table-cell>
          <table:table-cell office:value-type="percentage" office:value="7.8198799999999995E-3" table:formula="of:=[.V26]/[.V$2]" table:style-name="ce6">
            <text:p>0.78%</text:p>
          </table:table-cell>
          <table:table-cell office:value-type="percentage" office:value="3.0360000000000001E-5" table:formula="of:=[.W26]/[.W$2]" table:style-name="ce6">
            <text:p>0.00%</text:p>
          </table:table-cell>
          <table:table-cell office:value-type="percentage" office:value="7.3864000000000004E-4" table:formula="of:=[.X26]/[.X$2]" table:style-name="ce6">
            <text:p>0.07%</text:p>
          </table:table-cell>
          <table:table-cell office:value-type="percentage" office:value="7.3864000000000004E-4" table:formula="of:=[.Y26]/[.Y$2]" table:style-name="ce6">
            <text:p>0.07%</text:p>
          </table:table-cell>
          <table:table-cell office:value-type="percentage" office:value="2.7319999999999999E-5" table:formula="of:=[.Z26]/[.Z$2]" table:style-name="ce6">
            <text:p>0.00%</text:p>
          </table:table-cell>
          <table:table-cell office:value-type="float" office:value="120" table:style-name="ce5">
            <text:p>120</text:p>
          </table:table-cell>
          <table:table-cell office:value-type="float" office:value="10.7" table:style-name="ce5">
            <text:p>10.7</text:p>
          </table:table-cell>
          <table:table-cell office:value-type="float" office:value="120" table:style-name="ce13">
            <text:p>120</text:p>
          </table:table-cell>
          <table:table-cell office:value-type="float" office:value="10.7" table:style-name="ce13">
            <text:p>10.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88</text:p>
          </table:table-cell>
          <table:table-cell office:value-type="percentage" office:value="5.2216399999999996E-3" table:formula="of:=[.C27]/[.C$2]" table:style-name="ce6">
            <text:p>0.52%</text:p>
          </table:table-cell>
          <table:table-cell office:value-type="percentage" office:value="5.2216399999999996E-3" table:formula="of:=[.D27]/[.D$2]" table:style-name="ce6">
            <text:p>0.52%</text:p>
          </table:table-cell>
          <table:table-cell office:value-type="percentage" office:value="3.21696E-3" table:formula="of:=[.E27]/[.E$2]" table:style-name="ce6">
            <text:p>0.32%</text:p>
          </table:table-cell>
          <table:table-cell office:value-type="percentage" office:value="3.21696E-3" table:formula="of:=[.F27]/[.F$2]" table:style-name="ce6">
            <text:p>0.32%</text:p>
          </table:table-cell>
          <table:table-cell office:value-type="percentage" office:value="3.2884E-4" table:formula="of:=[.G27]/[.G$2]" table:style-name="ce6">
            <text:p>0.03%</text:p>
          </table:table-cell>
          <table:table-cell office:value-type="percentage" office:value="6.5560000000000002E-5" table:formula="of:=[.H27]/[.H$2]" table:style-name="ce6">
            <text:p>0.01%</text:p>
          </table:table-cell>
          <table:table-cell office:value-type="percentage" office:value="2.6351600000000001E-3" table:formula="of:=[.I27]/[.I$2]" table:style-name="ce6">
            <text:p>0.26%</text:p>
          </table:table-cell>
          <table:table-cell office:value-type="percentage" office:value="2.6351600000000001E-3" table:formula="of:=[.J27]/[.J$2]" table:style-name="ce6">
            <text:p>0.26%</text:p>
          </table:table-cell>
          <table:table-cell office:value-type="percentage" office:value="6.3120000000000006E-5" table:formula="of:=[.K27]/[.K$2]" table:style-name="ce6">
            <text:p>0.01%</text:p>
          </table:table-cell>
          <table:table-cell office:value-type="float" office:value="3381" table:style-name="ce5">
            <text:p>3381</text:p>
          </table:table-cell>
          <table:table-cell office:value-type="float" office:value="5.22" table:style-name="ce5">
            <text:p>5.22</text:p>
          </table:table-cell>
          <table:table-cell office:value-type="float" office:value="3384" table:style-name="ce13">
            <text:p>3384</text:p>
          </table:table-cell>
          <table:table-cell office:value-type="float" office:value="5.23" table:style-name="ce13">
            <text:p>5.23</text:p>
          </table:table-cell>
          <table:table-cell table:style-name="ce1"/>
          <table:table-cell office:value-type="string" table:style-name="ce1">
            <text:p>MPFC5488</text:p>
          </table:table-cell>
          <table:table-cell table:number-columns-repeated="2" table:style-name="ce1"/>
          <table:table-cell office:value-type="percentage" office:value="4.5291999999999999E-4" table:formula="of:=[.T27]/[.T$2]" table:style-name="ce6">
            <text:p>0.05%</text:p>
          </table:table-cell>
          <table:table-cell office:value-type="percentage" office:value="4.5291999999999999E-4" table:formula="of:=[.U27]/[.U$2]" table:style-name="ce6">
            <text:p>0.05%</text:p>
          </table:table-cell>
          <table:table-cell office:value-type="percentage" office:value="3.9561199999999996E-3" table:formula="of:=[.V27]/[.V$2]" table:style-name="ce6">
            <text:p>0.40%</text:p>
          </table:table-cell>
          <table:table-cell office:value-type="percentage" office:value="8.5855999999999997E-4" table:formula="of:=[.W27]/[.W$2]" table:style-name="ce6">
            <text:p>0.09%</text:p>
          </table:table-cell>
          <table:table-cell office:value-type="percentage" office:value="3.8027999999999998E-4" table:formula="of:=[.X27]/[.X$2]" table:style-name="ce6">
            <text:p>0.04%</text:p>
          </table:table-cell>
          <table:table-cell office:value-type="percentage" office:value="3.8027999999999998E-4" table:formula="of:=[.Y27]/[.Y$2]" table:style-name="ce6">
            <text:p>0.04%</text:p>
          </table:table-cell>
          <table:table-cell office:value-type="percentage" office:value="7.7015999999999999E-4" table:formula="of:=[.Z27]/[.Z$2]" table:style-name="ce6">
            <text:p>0.08%</text:p>
          </table:table-cell>
          <table:table-cell office:value-type="float" office:value="43" table:style-name="ce5">
            <text:p>43</text:p>
          </table:table-cell>
          <table:table-cell office:value-type="float" office:value="13.32" table:style-name="ce5">
            <text:p>13.32</text:p>
          </table:table-cell>
          <table:table-cell office:value-type="float" office:value="43" table:style-name="ce13">
            <text:p>43</text:p>
          </table:table-cell>
          <table:table-cell office:value-type="float" office:value="13.32" table:style-name="ce13">
            <text:p>13.3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89</text:p>
          </table:table-cell>
          <table:table-cell office:value-type="percentage" office:value="1.6345999999999999E-3" table:formula="of:=[.C28]/[.C$2]" table:style-name="ce6">
            <text:p>0.16%</text:p>
          </table:table-cell>
          <table:table-cell office:value-type="percentage" office:value="1.6345999999999999E-3" table:formula="of:=[.D28]/[.D$2]" table:style-name="ce6">
            <text:p>0.16%</text:p>
          </table:table-cell>
          <table:table-cell office:value-type="percentage" office:value="1.1682800000000001E-3" table:formula="of:=[.E28]/[.E$2]" table:style-name="ce6">
            <text:p>0.12%</text:p>
          </table:table-cell>
          <table:table-cell office:value-type="percentage" office:value="1.1682800000000001E-3" table:formula="of:=[.F28]/[.F$2]" table:style-name="ce6">
            <text:p>0.12%</text:p>
          </table:table-cell>
          <table:table-cell office:value-type="percentage" office:value="1.3527999999999999E-4" table:formula="of:=[.G28]/[.G$2]" table:style-name="ce6">
            <text:p>0.01%</text:p>
          </table:table-cell>
          <table:table-cell office:value-type="percentage" office:value="2.368E-5" table:formula="of:=[.H28]/[.H$2]" table:style-name="ce6">
            <text:p>0.00%</text:p>
          </table:table-cell>
          <table:table-cell office:value-type="percentage" office:value="9.5976000000000004E-4" table:formula="of:=[.I28]/[.I$2]" table:style-name="ce6">
            <text:p>0.10%</text:p>
          </table:table-cell>
          <table:table-cell office:value-type="percentage" office:value="9.5976000000000004E-4" table:formula="of:=[.J28]/[.J$2]" table:style-name="ce6">
            <text:p>0.10%</text:p>
          </table:table-cell>
          <table:table-cell office:value-type="percentage" office:value="2.3119999999999999E-5" table:formula="of:=[.K28]/[.K$2]" table:style-name="ce6">
            <text:p>0.00%</text:p>
          </table:table-cell>
          <table:table-cell office:value-type="float" office:value="1168" table:style-name="ce5">
            <text:p>1168</text:p>
          </table:table-cell>
          <table:table-cell office:value-type="float" office:value="5.44" table:style-name="ce5">
            <text:p>5.44</text:p>
          </table:table-cell>
          <table:table-cell office:value-type="float" office:value="1172" table:style-name="ce13">
            <text:p>1172</text:p>
          </table:table-cell>
          <table:table-cell office:value-type="float" office:value="5.43" table:style-name="ce13">
            <text:p>5.43</text:p>
          </table:table-cell>
          <table:table-cell table:style-name="ce1"/>
          <table:table-cell office:value-type="string" table:style-name="ce1">
            <text:p>MPFC5489</text:p>
          </table:table-cell>
          <table:table-cell table:number-columns-repeated="2" table:style-name="ce1"/>
          <table:table-cell office:value-type="percentage" office:value="1.6268000000000001E-4" table:formula="of:=[.T28]/[.T$2]" table:style-name="ce6">
            <text:p>0.02%</text:p>
          </table:table-cell>
          <table:table-cell office:value-type="percentage" office:value="1.6268000000000001E-4" table:formula="of:=[.U28]/[.U$2]" table:style-name="ce6">
            <text:p>0.02%</text:p>
          </table:table-cell>
          <table:table-cell office:value-type="percentage" office:value="1.5453999999999999E-3" table:formula="of:=[.V28]/[.V$2]" table:style-name="ce6">
            <text:p>0.15%</text:p>
          </table:table-cell>
          <table:table-cell office:value-type="percentage" office:value="1.7960000000000001E-5" table:formula="of:=[.W28]/[.W$2]" table:style-name="ce6">
            <text:p>0.00%</text:p>
          </table:table-cell>
          <table:table-cell office:value-type="percentage" office:value="1.3668E-4" table:formula="of:=[.X28]/[.X$2]" table:style-name="ce6">
            <text:p>0.01%</text:p>
          </table:table-cell>
          <table:table-cell office:value-type="percentage" office:value="1.3668E-4" table:formula="of:=[.Y28]/[.Y$2]" table:style-name="ce6">
            <text:p>0.01%</text:p>
          </table:table-cell>
          <table:table-cell office:value-type="percentage" office:value="1.632E-5" table:formula="of:=[.Z28]/[.Z$2]" table:style-name="ce6">
            <text:p>0.00%</text:p>
          </table:table-cell>
          <table:table-cell office:value-type="float" office:value="20" table:style-name="ce5">
            <text:p>20</text:p>
          </table:table-cell>
          <table:table-cell office:value-type="float" office:value="9.8000000000000007" table:style-name="ce5">
            <text:p>9.8</text:p>
          </table:table-cell>
          <table:table-cell office:value-type="float" office:value="20" table:style-name="ce13">
            <text:p>20</text:p>
          </table:table-cell>
          <table:table-cell office:value-type="float" office:value="9.8000000000000007" table:style-name="ce13">
            <text:p>9.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4</text:p>
          </table:table-cell>
          <table:table-cell office:value-type="percentage" office:value="7.2804799999999998E-3" table:formula="of:=[.C29]/[.C$2]" table:style-name="ce6">
            <text:p>0.73%</text:p>
          </table:table-cell>
          <table:table-cell office:value-type="percentage" office:value="7.2804799999999998E-3" table:formula="of:=[.D29]/[.D$2]" table:style-name="ce6">
            <text:p>0.73%</text:p>
          </table:table-cell>
          <table:table-cell office:value-type="percentage" office:value="5.5917600000000003E-3" table:formula="of:=[.E29]/[.E$2]" table:style-name="ce6">
            <text:p>0.56%</text:p>
          </table:table-cell>
          <table:table-cell office:value-type="percentage" office:value="5.5917600000000003E-3" table:formula="of:=[.F29]/[.F$2]" table:style-name="ce6">
            <text:p>0.56%</text:p>
          </table:table-cell>
          <table:table-cell office:value-type="percentage" office:value="5.128E-4" table:formula="of:=[.G29]/[.G$2]" table:style-name="ce6">
            <text:p>0.05%</text:p>
          </table:table-cell>
          <table:table-cell office:value-type="percentage" office:value="1.1908000000000001E-4" table:formula="of:=[.H29]/[.H$2]" table:style-name="ce6">
            <text:p>0.01%</text:p>
          </table:table-cell>
          <table:table-cell office:value-type="percentage" office:value="4.6185200000000001E-3" table:formula="of:=[.I29]/[.I$2]" table:style-name="ce6">
            <text:p>0.46%</text:p>
          </table:table-cell>
          <table:table-cell office:value-type="percentage" office:value="4.6185200000000001E-3" table:formula="of:=[.J29]/[.J$2]" table:style-name="ce6">
            <text:p>0.46%</text:p>
          </table:table-cell>
          <table:table-cell office:value-type="percentage" office:value="1.1728E-4" table:formula="of:=[.K29]/[.K$2]" table:style-name="ce6">
            <text:p>0.01%</text:p>
          </table:table-cell>
          <table:table-cell office:value-type="float" office:value="6451" table:style-name="ce5">
            <text:p>6451</text:p>
          </table:table-cell>
          <table:table-cell office:value-type="float" office:value="5.83" table:style-name="ce5">
            <text:p>5.83</text:p>
          </table:table-cell>
          <table:table-cell office:value-type="float" office:value="6460" table:style-name="ce13">
            <text:p>6460</text:p>
          </table:table-cell>
          <table:table-cell office:value-type="float" office:value="5.84" table:style-name="ce13">
            <text:p>5.84</text:p>
          </table:table-cell>
          <table:table-cell table:style-name="ce1"/>
          <table:table-cell office:value-type="string" table:style-name="ce1">
            <text:p>MPFC5494</text:p>
          </table:table-cell>
          <table:table-cell table:number-columns-repeated="2" table:style-name="ce1"/>
          <table:table-cell office:value-type="percentage" office:value="7.8348000000000003E-4" table:formula="of:=[.T29]/[.T$2]" table:style-name="ce6">
            <text:p>0.08%</text:p>
          </table:table-cell>
          <table:table-cell office:value-type="percentage" office:value="7.8348000000000003E-4" table:formula="of:=[.U29]/[.U$2]" table:style-name="ce6">
            <text:p>0.08%</text:p>
          </table:table-cell>
          <table:table-cell office:value-type="percentage" office:value="6.7546799999999999E-3" table:formula="of:=[.V29]/[.V$2]" table:style-name="ce6">
            <text:p>0.68%</text:p>
          </table:table-cell>
          <table:table-cell office:value-type="percentage" office:value="1.8604E-4" table:formula="of:=[.W29]/[.W$2]" table:style-name="ce6">
            <text:p>0.02%</text:p>
          </table:table-cell>
          <table:table-cell office:value-type="percentage" office:value="6.4616000000000001E-4" table:formula="of:=[.X29]/[.X$2]" table:style-name="ce6">
            <text:p>0.06%</text:p>
          </table:table-cell>
          <table:table-cell office:value-type="percentage" office:value="6.4616000000000001E-4" table:formula="of:=[.Y29]/[.Y$2]" table:style-name="ce6">
            <text:p>0.06%</text:p>
          </table:table-cell>
          <table:table-cell office:value-type="percentage" office:value="1.6844000000000001E-4" table:formula="of:=[.Z29]/[.Z$2]" table:style-name="ce6">
            <text:p>0.02%</text:p>
          </table:table-cell>
          <table:table-cell office:value-type="float" office:value="113" table:style-name="ce5">
            <text:p>113</text:p>
          </table:table-cell>
          <table:table-cell office:value-type="float" office:value="9.93" table:style-name="ce5">
            <text:p>9.93</text:p>
          </table:table-cell>
          <table:table-cell office:value-type="float" office:value="113" table:style-name="ce13">
            <text:p>113</text:p>
          </table:table-cell>
          <table:table-cell office:value-type="float" office:value="9.93" table:style-name="ce13">
            <text:p>9.9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7</text:p>
          </table:table-cell>
          <table:table-cell office:value-type="percentage" office:value="2.3954800000000002E-3" table:formula="of:=[.C30]/[.C$2]" table:style-name="ce6">
            <text:p>0.24%</text:p>
          </table:table-cell>
          <table:table-cell office:value-type="percentage" office:value="2.3954800000000002E-3" table:formula="of:=[.D30]/[.D$2]" table:style-name="ce6">
            <text:p>0.24%</text:p>
          </table:table-cell>
          <table:table-cell office:value-type="percentage" office:value="1.7423600000000001E-3" table:formula="of:=[.E30]/[.E$2]" table:style-name="ce6">
            <text:p>0.17%</text:p>
          </table:table-cell>
          <table:table-cell office:value-type="percentage" office:value="1.7423600000000001E-3" table:formula="of:=[.F30]/[.F$2]" table:style-name="ce6">
            <text:p>0.17%</text:p>
          </table:table-cell>
          <table:table-cell office:value-type="percentage" office:value="1.7780000000000001E-4" table:formula="of:=[.G30]/[.G$2]" table:style-name="ce6">
            <text:p>0.02%</text:p>
          </table:table-cell>
          <table:table-cell office:value-type="percentage" office:value="4.6879999999999998E-5" table:formula="of:=[.H30]/[.H$2]" table:style-name="ce6">
            <text:p>0.00%</text:p>
          </table:table-cell>
          <table:table-cell office:value-type="percentage" office:value="1.43348E-3" table:formula="of:=[.I30]/[.I$2]" table:style-name="ce6">
            <text:p>0.14%</text:p>
          </table:table-cell>
          <table:table-cell office:value-type="percentage" office:value="1.43348E-3" table:formula="of:=[.J30]/[.J$2]" table:style-name="ce6">
            <text:p>0.14%</text:p>
          </table:table-cell>
          <table:table-cell office:value-type="percentage" office:value="4.4440000000000001E-5" table:formula="of:=[.K30]/[.K$2]" table:style-name="ce6">
            <text:p>0.00%</text:p>
          </table:table-cell>
          <table:table-cell office:value-type="float" office:value="2500" table:style-name="ce5">
            <text:p>2500</text:p>
          </table:table-cell>
          <table:table-cell office:value-type="float" office:value="5.2" table:style-name="ce5">
            <text:p>5.2</text:p>
          </table:table-cell>
          <table:table-cell office:value-type="float" office:value="2503" table:style-name="ce13">
            <text:p>2503</text:p>
          </table:table-cell>
          <table:table-cell office:value-type="float" office:value="5.21" table:style-name="ce13">
            <text:p>5.21</text:p>
          </table:table-cell>
          <table:table-cell table:style-name="ce1"/>
          <table:table-cell office:value-type="string" table:style-name="ce1">
            <text:p>MPFC5497</text:p>
          </table:table-cell>
          <table:table-cell table:number-columns-repeated="2" table:style-name="ce1"/>
          <table:table-cell office:value-type="percentage" office:value="2.3991999999999999E-4" table:formula="of:=[.T30]/[.T$2]" table:style-name="ce6">
            <text:p>0.02%</text:p>
          </table:table-cell>
          <table:table-cell office:value-type="percentage" office:value="2.3991999999999999E-4" table:formula="of:=[.U30]/[.U$2]" table:style-name="ce6">
            <text:p>0.02%</text:p>
          </table:table-cell>
          <table:table-cell office:value-type="percentage" office:value="2.28488E-3" table:formula="of:=[.V30]/[.V$2]" table:style-name="ce6">
            <text:p>0.23%</text:p>
          </table:table-cell>
          <table:table-cell office:value-type="percentage" office:value="2.3764000000000001E-4" table:formula="of:=[.W30]/[.W$2]" table:style-name="ce6">
            <text:p>0.02%</text:p>
          </table:table-cell>
          <table:table-cell office:value-type="percentage" office:value="1.9764000000000001E-4" table:formula="of:=[.X30]/[.X$2]" table:style-name="ce6">
            <text:p>0.02%</text:p>
          </table:table-cell>
          <table:table-cell office:value-type="percentage" office:value="1.9764000000000001E-4" table:formula="of:=[.Y30]/[.Y$2]" table:style-name="ce6">
            <text:p>0.02%</text:p>
          </table:table-cell>
          <table:table-cell office:value-type="percentage" office:value="2.1191999999999999E-4" table:formula="of:=[.Z30]/[.Z$2]" table:style-name="ce6">
            <text:p>0.02%</text:p>
          </table:table-cell>
          <table:table-cell office:value-type="float" office:value="40" table:style-name="ce5">
            <text:p>40</text:p>
          </table:table-cell>
          <table:table-cell office:value-type="float" office:value="10" table:style-name="ce5">
            <text:p>10</text:p>
          </table:table-cell>
          <table:table-cell office:value-type="float" office:value="40" table:style-name="ce13">
            <text:p>40</text:p>
          </table:table-cell>
          <table:table-cell office:value-type="float" office:value="10" table:style-name="ce13">
            <text:p>1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8</text:p>
          </table:table-cell>
          <table:table-cell office:value-type="percentage" office:value="5.9500400000000002E-3" table:formula="of:=[.C31]/[.C$2]" table:style-name="ce6">
            <text:p>0.60%</text:p>
          </table:table-cell>
          <table:table-cell office:value-type="percentage" office:value="5.9500400000000002E-3" table:formula="of:=[.D31]/[.D$2]" table:style-name="ce6">
            <text:p>0.60%</text:p>
          </table:table-cell>
          <table:table-cell office:value-type="percentage" office:value="4.55136E-3" table:formula="of:=[.E31]/[.E$2]" table:style-name="ce6">
            <text:p>0.46%</text:p>
          </table:table-cell>
          <table:table-cell office:value-type="percentage" office:value="4.55136E-3" table:formula="of:=[.F31]/[.F$2]" table:style-name="ce6">
            <text:p>0.46%</text:p>
          </table:table-cell>
          <table:table-cell office:value-type="percentage" office:value="4.3372000000000001E-4" table:formula="of:=[.G31]/[.G$2]" table:style-name="ce6">
            <text:p>0.04%</text:p>
          </table:table-cell>
          <table:table-cell office:value-type="percentage" office:value="8.8360000000000001E-5" table:formula="of:=[.H31]/[.H$2]" table:style-name="ce6">
            <text:p>0.01%</text:p>
          </table:table-cell>
          <table:table-cell office:value-type="percentage" office:value="3.7564400000000002E-3" table:formula="of:=[.I31]/[.I$2]" table:style-name="ce6">
            <text:p>0.38%</text:p>
          </table:table-cell>
          <table:table-cell office:value-type="percentage" office:value="3.7564400000000002E-3" table:formula="of:=[.J31]/[.J$2]" table:style-name="ce6">
            <text:p>0.38%</text:p>
          </table:table-cell>
          <table:table-cell office:value-type="percentage" office:value="8.6399999999999999E-5" table:formula="of:=[.K31]/[.K$2]" table:style-name="ce6">
            <text:p>0.01%</text:p>
          </table:table-cell>
          <table:table-cell office:value-type="float" office:value="5133" table:style-name="ce5">
            <text:p>5133</text:p>
          </table:table-cell>
          <table:table-cell office:value-type="float" office:value="5.73" table:style-name="ce5">
            <text:p>5.73</text:p>
          </table:table-cell>
          <table:table-cell office:value-type="float" office:value="5139" table:style-name="ce13">
            <text:p>5139</text:p>
          </table:table-cell>
          <table:table-cell office:value-type="float" office:value="5.73" table:style-name="ce13">
            <text:p>5.73</text:p>
          </table:table-cell>
          <table:table-cell table:style-name="ce1"/>
          <table:table-cell office:value-type="string" table:style-name="ce1">
            <text:p>MPFC5498</text:p>
          </table:table-cell>
          <table:table-cell table:number-columns-repeated="2" table:style-name="ce1"/>
          <table:table-cell office:value-type="percentage" office:value="6.2463999999999998E-4" table:formula="of:=[.T31]/[.T$2]" table:style-name="ce6">
            <text:p>0.06%</text:p>
          </table:table-cell>
          <table:table-cell office:value-type="percentage" office:value="6.2463999999999998E-4" table:formula="of:=[.U31]/[.U$2]" table:style-name="ce6">
            <text:p>0.06%</text:p>
          </table:table-cell>
          <table:table-cell office:value-type="percentage" office:value="5.5153600000000004E-3" table:formula="of:=[.V31]/[.V$2]" table:style-name="ce6">
            <text:p>0.55%</text:p>
          </table:table-cell>
          <table:table-cell office:value-type="percentage" office:value="1.1383999999999999E-4" table:formula="of:=[.W31]/[.W$2]" table:style-name="ce6">
            <text:p>0.01%</text:p>
          </table:table-cell>
          <table:table-cell office:value-type="percentage" office:value="5.1856000000000005E-4" table:formula="of:=[.X31]/[.X$2]" table:style-name="ce6">
            <text:p>0.05%</text:p>
          </table:table-cell>
          <table:table-cell office:value-type="percentage" office:value="5.1856000000000005E-4" table:formula="of:=[.Y31]/[.Y$2]" table:style-name="ce6">
            <text:p>0.05%</text:p>
          </table:table-cell>
          <table:table-cell office:value-type="percentage" office:value="1.0304E-4" table:formula="of:=[.Z31]/[.Z$2]" table:style-name="ce6">
            <text:p>0.01%</text:p>
          </table:table-cell>
          <table:table-cell office:value-type="float" office:value="84" table:style-name="ce5">
            <text:p>84</text:p>
          </table:table-cell>
          <table:table-cell office:value-type="float" office:value="9.33" table:style-name="ce5">
            <text:p>9.33</text:p>
          </table:table-cell>
          <table:table-cell office:value-type="float" office:value="84" table:style-name="ce13">
            <text:p>84</text:p>
          </table:table-cell>
          <table:table-cell office:value-type="float" office:value="9.33" table:style-name="ce13">
            <text:p>9.3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9</text:p>
          </table:table-cell>
          <table:table-cell office:value-type="percentage" office:value="6.7957599999999996E-3" table:formula="of:=[.C32]/[.C$2]" table:style-name="ce6">
            <text:p>0.68%</text:p>
          </table:table-cell>
          <table:table-cell office:value-type="percentage" office:value="6.7957599999999996E-3" table:formula="of:=[.D32]/[.D$2]" table:style-name="ce6">
            <text:p>0.68%</text:p>
          </table:table-cell>
          <table:table-cell office:value-type="percentage" office:value="5.1507999999999996E-3" table:formula="of:=[.E32]/[.E$2]" table:style-name="ce6">
            <text:p>0.52%</text:p>
          </table:table-cell>
          <table:table-cell office:value-type="percentage" office:value="5.1507999999999996E-3" table:formula="of:=[.F32]/[.F$2]" table:style-name="ce6">
            <text:p>0.52%</text:p>
          </table:table-cell>
          <table:table-cell office:value-type="percentage" office:value="4.8536E-4" table:formula="of:=[.G32]/[.G$2]" table:style-name="ce6">
            <text:p>0.05%</text:p>
          </table:table-cell>
          <table:table-cell office:value-type="percentage" office:value="9.5039999999999998E-5" table:formula="of:=[.H32]/[.H$2]" table:style-name="ce6">
            <text:p>0.01%</text:p>
          </table:table-cell>
          <table:table-cell office:value-type="percentage" office:value="4.2269200000000003E-3" table:formula="of:=[.I32]/[.I$2]" table:style-name="ce6">
            <text:p>0.42%</text:p>
          </table:table-cell>
          <table:table-cell office:value-type="percentage" office:value="4.2269200000000003E-3" table:formula="of:=[.J32]/[.J$2]" table:style-name="ce6">
            <text:p>0.42%</text:p>
          </table:table-cell>
          <table:table-cell office:value-type="percentage" office:value="9.2839999999999999E-5" table:formula="of:=[.K32]/[.K$2]" table:style-name="ce6">
            <text:p>0.01%</text:p>
          </table:table-cell>
          <table:table-cell office:value-type="float" office:value="6055" table:style-name="ce5">
            <text:p>6055</text:p>
          </table:table-cell>
          <table:table-cell office:value-type="float" office:value="5.99" table:style-name="ce5">
            <text:p>5.99</text:p>
          </table:table-cell>
          <table:table-cell office:value-type="float" office:value="6061" table:style-name="ce13">
            <text:p>6061</text:p>
          </table:table-cell>
          <table:table-cell office:value-type="float" office:value="5.99" table:style-name="ce13">
            <text:p>5.99</text:p>
          </table:table-cell>
          <table:table-cell table:style-name="ce1"/>
          <table:table-cell office:value-type="string" table:style-name="ce1">
            <text:p>MPFC5499</text:p>
          </table:table-cell>
          <table:table-cell table:number-columns-repeated="2" table:style-name="ce1"/>
          <table:table-cell office:value-type="percentage" office:value="7.0156000000000005E-4" table:formula="of:=[.T32]/[.T$2]" table:style-name="ce6">
            <text:p>0.07%</text:p>
          </table:table-cell>
          <table:table-cell office:value-type="percentage" office:value="7.0156000000000005E-4" table:formula="of:=[.U32]/[.U$2]" table:style-name="ce6">
            <text:p>0.07%</text:p>
          </table:table-cell>
          <table:table-cell office:value-type="percentage" office:value="6.2660399999999996E-3" table:formula="of:=[.V32]/[.V$2]" table:style-name="ce6">
            <text:p>0.63%</text:p>
          </table:table-cell>
          <table:table-cell office:value-type="percentage" office:value="6.6335999999999999E-4" table:formula="of:=[.W32]/[.W$2]" table:style-name="ce6">
            <text:p>0.07%</text:p>
          </table:table-cell>
          <table:table-cell office:value-type="percentage" office:value="5.8111999999999997E-4" table:formula="of:=[.X32]/[.X$2]" table:style-name="ce6">
            <text:p>0.06%</text:p>
          </table:table-cell>
          <table:table-cell office:value-type="percentage" office:value="5.8111999999999997E-4" table:formula="of:=[.Y32]/[.Y$2]" table:style-name="ce6">
            <text:p>0.06%</text:p>
          </table:table-cell>
          <table:table-cell office:value-type="percentage" office:value="6.0088000000000003E-4" table:formula="of:=[.Z32]/[.Z$2]" table:style-name="ce6">
            <text:p>0.06%</text:p>
          </table:table-cell>
          <table:table-cell office:value-type="float" office:value="104" table:style-name="ce5">
            <text:p>104</text:p>
          </table:table-cell>
          <table:table-cell office:value-type="float" office:value="8.61" table:style-name="ce5">
            <text:p>8.61</text:p>
          </table:table-cell>
          <table:table-cell office:value-type="float" office:value="104" table:style-name="ce13">
            <text:p>104</text:p>
          </table:table-cell>
          <table:table-cell office:value-type="float" office:value="8.6" table:style-name="ce13">
            <text:p>8.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0</text:p>
          </table:table-cell>
          <table:table-cell office:value-type="percentage" office:value="3.6305199999999999E-3" table:formula="of:=[.C33]/[.C$2]" table:style-name="ce6">
            <text:p>0.36%</text:p>
          </table:table-cell>
          <table:table-cell office:value-type="percentage" office:value="3.6305199999999999E-3" table:formula="of:=[.D33]/[.D$2]" table:style-name="ce6">
            <text:p>0.36%</text:p>
          </table:table-cell>
          <table:table-cell office:value-type="percentage" office:value="2.70104E-3" table:formula="of:=[.E33]/[.E$2]" table:style-name="ce6">
            <text:p>0.27%</text:p>
          </table:table-cell>
          <table:table-cell office:value-type="percentage" office:value="2.70104E-3" table:formula="of:=[.F33]/[.F$2]" table:style-name="ce6">
            <text:p>0.27%</text:p>
          </table:table-cell>
          <table:table-cell office:value-type="percentage" office:value="2.5067999999999998E-4" table:formula="of:=[.G33]/[.G$2]" table:style-name="ce6">
            <text:p>0.03%</text:p>
          </table:table-cell>
          <table:table-cell office:value-type="percentage" office:value="6.0000000000000002E-5" table:formula="of:=[.H33]/[.H$2]" table:style-name="ce6">
            <text:p>0.01%</text:p>
          </table:table-cell>
          <table:table-cell office:value-type="percentage" office:value="2.22112E-3" table:formula="of:=[.I33]/[.I$2]" table:style-name="ce6">
            <text:p>0.22%</text:p>
          </table:table-cell>
          <table:table-cell office:value-type="percentage" office:value="2.22112E-3" table:formula="of:=[.J33]/[.J$2]" table:style-name="ce6">
            <text:p>0.22%</text:p>
          </table:table-cell>
          <table:table-cell office:value-type="percentage" office:value="5.876E-5" table:formula="of:=[.K33]/[.K$2]" table:style-name="ce6">
            <text:p>0.01%</text:p>
          </table:table-cell>
          <table:table-cell office:value-type="float" office:value="3917" table:style-name="ce5">
            <text:p>3917</text:p>
          </table:table-cell>
          <table:table-cell office:value-type="float" office:value="5.5" table:style-name="ce5">
            <text:p>5.5</text:p>
          </table:table-cell>
          <table:table-cell office:value-type="float" office:value="3923" table:style-name="ce13">
            <text:p>3923</text:p>
          </table:table-cell>
          <table:table-cell office:value-type="float" office:value="5.52" table:style-name="ce13">
            <text:p>5.52</text:p>
          </table:table-cell>
          <table:table-cell table:style-name="ce1"/>
          <table:table-cell office:value-type="string" table:style-name="ce1">
            <text:p>MPFC5500</text:p>
          </table:table-cell>
          <table:table-cell table:number-columns-repeated="2" table:style-name="ce1"/>
          <table:table-cell office:value-type="percentage" office:value="3.8356000000000002E-4" table:formula="of:=[.T33]/[.T$2]" table:style-name="ce6">
            <text:p>0.04%</text:p>
          </table:table-cell>
          <table:table-cell office:value-type="percentage" office:value="3.8356000000000002E-4" table:formula="of:=[.U33]/[.U$2]" table:style-name="ce6">
            <text:p>0.04%</text:p>
          </table:table-cell>
          <table:table-cell office:value-type="percentage" office:value="3.3771600000000001E-3" table:formula="of:=[.V33]/[.V$2]" table:style-name="ce6">
            <text:p>0.34%</text:p>
          </table:table-cell>
          <table:table-cell office:value-type="percentage" office:value="1.1399999999999999E-5" table:formula="of:=[.W33]/[.W$2]" table:style-name="ce6">
            <text:p>0.00%</text:p>
          </table:table-cell>
          <table:table-cell office:value-type="percentage" office:value="3.1003999999999998E-4" table:formula="of:=[.X33]/[.X$2]" table:style-name="ce6">
            <text:p>0.03%</text:p>
          </table:table-cell>
          <table:table-cell office:value-type="percentage" office:value="3.1003999999999998E-4" table:formula="of:=[.Y33]/[.Y$2]" table:style-name="ce6">
            <text:p>0.03%</text:p>
          </table:table-cell>
          <table:table-cell office:value-type="percentage" office:value="1.048E-5" table:formula="of:=[.Z33]/[.Z$2]" table:style-name="ce6">
            <text:p>0.00%</text:p>
          </table:table-cell>
          <table:table-cell office:value-type="float" office:value="47" table:style-name="ce5">
            <text:p>47</text:p>
          </table:table-cell>
          <table:table-cell office:value-type="float" office:value="9.52" table:style-name="ce5">
            <text:p>9.52</text:p>
          </table:table-cell>
          <table:table-cell office:value-type="float" office:value="47" table:style-name="ce13">
            <text:p>47</text:p>
          </table:table-cell>
          <table:table-cell office:value-type="float" office:value="9.52" table:style-name="ce13">
            <text:p>9.5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1</text:p>
          </table:table-cell>
          <table:table-cell office:value-type="percentage" office:value="7.2389200000000003E-3" table:formula="of:=[.C34]/[.C$2]" table:style-name="ce6">
            <text:p>0.72%</text:p>
          </table:table-cell>
          <table:table-cell office:value-type="percentage" office:value="7.2389200000000003E-3" table:formula="of:=[.D34]/[.D$2]" table:style-name="ce6">
            <text:p>0.72%</text:p>
          </table:table-cell>
          <table:table-cell office:value-type="percentage" office:value="5.5117600000000001E-3" table:formula="of:=[.E34]/[.E$2]" table:style-name="ce6">
            <text:p>0.55%</text:p>
          </table:table-cell>
          <table:table-cell office:value-type="percentage" office:value="5.5117600000000001E-3" table:formula="of:=[.F34]/[.F$2]" table:style-name="ce6">
            <text:p>0.55%</text:p>
          </table:table-cell>
          <table:table-cell office:value-type="percentage" office:value="5.1132E-4" table:formula="of:=[.G34]/[.G$2]" table:style-name="ce6">
            <text:p>0.05%</text:p>
          </table:table-cell>
          <table:table-cell office:value-type="percentage" office:value="1.1888E-4" table:formula="of:=[.H34]/[.H$2]" table:style-name="ce6">
            <text:p>0.01%</text:p>
          </table:table-cell>
          <table:table-cell office:value-type="percentage" office:value="4.5157599999999997E-3" table:formula="of:=[.I34]/[.I$2]" table:style-name="ce6">
            <text:p>0.45%</text:p>
          </table:table-cell>
          <table:table-cell office:value-type="percentage" office:value="4.5157599999999997E-3" table:formula="of:=[.J34]/[.J$2]" table:style-name="ce6">
            <text:p>0.45%</text:p>
          </table:table-cell>
          <table:table-cell office:value-type="percentage" office:value="1.1459999999999999E-4" table:formula="of:=[.K34]/[.K$2]" table:style-name="ce6">
            <text:p>0.01%</text:p>
          </table:table-cell>
          <table:table-cell office:value-type="float" office:value="6184" table:style-name="ce5">
            <text:p>6184</text:p>
          </table:table-cell>
          <table:table-cell office:value-type="float" office:value="5.85" table:style-name="ce5">
            <text:p>5.85</text:p>
          </table:table-cell>
          <table:table-cell office:value-type="float" office:value="6190" table:style-name="ce13">
            <text:p>6190</text:p>
          </table:table-cell>
          <table:table-cell office:value-type="float" office:value="5.85" table:style-name="ce13">
            <text:p>5.85</text:p>
          </table:table-cell>
          <table:table-cell table:style-name="ce1"/>
          <table:table-cell office:value-type="string" table:style-name="ce1">
            <text:p>MPFC5501</text:p>
          </table:table-cell>
          <table:table-cell table:number-columns-repeated="2" table:style-name="ce1"/>
          <table:table-cell office:value-type="percentage" office:value="7.6515999999999997E-4" table:formula="of:=[.T34]/[.T$2]" table:style-name="ce6">
            <text:p>0.08%</text:p>
          </table:table-cell>
          <table:table-cell office:value-type="percentage" office:value="7.6515999999999997E-4" table:formula="of:=[.U34]/[.U$2]" table:style-name="ce6">
            <text:p>0.08%</text:p>
          </table:table-cell>
          <table:table-cell office:value-type="percentage" office:value="6.6435599999999997E-3" table:formula="of:=[.V34]/[.V$2]" table:style-name="ce6">
            <text:p>0.66%</text:p>
          </table:table-cell>
          <table:table-cell office:value-type="percentage" office:value="5.8E-5" table:formula="of:=[.W34]/[.W$2]" table:style-name="ce6">
            <text:p>0.01%</text:p>
          </table:table-cell>
          <table:table-cell office:value-type="percentage" office:value="6.2943999999999999E-4" table:formula="of:=[.X34]/[.X$2]" table:style-name="ce6">
            <text:p>0.06%</text:p>
          </table:table-cell>
          <table:table-cell office:value-type="percentage" office:value="6.2943999999999999E-4" table:formula="of:=[.Y34]/[.Y$2]" table:style-name="ce6">
            <text:p>0.06%</text:p>
          </table:table-cell>
          <table:table-cell office:value-type="percentage" office:value="5.1999999999999997E-5" table:formula="of:=[.Z34]/[.Z$2]" table:style-name="ce6">
            <text:p>0.01%</text:p>
          </table:table-cell>
          <table:table-cell office:value-type="float" office:value="107" table:style-name="ce5">
            <text:p>107</text:p>
          </table:table-cell>
          <table:table-cell office:value-type="float" office:value="9.59" table:style-name="ce5">
            <text:p>9.59</text:p>
          </table:table-cell>
          <table:table-cell office:value-type="float" office:value="107" table:style-name="ce13">
            <text:p>107</text:p>
          </table:table-cell>
          <table:table-cell office:value-type="float" office:value="9.59" table:style-name="ce13">
            <text:p>9.5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2</text:p>
          </table:table-cell>
          <table:table-cell office:value-type="percentage" office:value="6.0993200000000001E-3" table:formula="of:=[.C35]/[.C$2]" table:style-name="ce6">
            <text:p>0.61%</text:p>
          </table:table-cell>
          <table:table-cell office:value-type="percentage" office:value="6.0993200000000001E-3" table:formula="of:=[.D35]/[.D$2]" table:style-name="ce6">
            <text:p>0.61%</text:p>
          </table:table-cell>
          <table:table-cell office:value-type="percentage" office:value="4.6649999999999999E-3" table:formula="of:=[.E35]/[.E$2]" table:style-name="ce6">
            <text:p>0.47%</text:p>
          </table:table-cell>
          <table:table-cell office:value-type="percentage" office:value="4.6649999999999999E-3" table:formula="of:=[.F35]/[.F$2]" table:style-name="ce6">
            <text:p>0.47%</text:p>
          </table:table-cell>
          <table:table-cell office:value-type="percentage" office:value="4.6428000000000002E-4" table:formula="of:=[.G35]/[.G$2]" table:style-name="ce6">
            <text:p>0.05%</text:p>
          </table:table-cell>
          <table:table-cell office:value-type="percentage" office:value="8.9120000000000001E-5" table:formula="of:=[.H35]/[.H$2]" table:style-name="ce6">
            <text:p>0.01%</text:p>
          </table:table-cell>
          <table:table-cell office:value-type="percentage" office:value="3.8317199999999998E-3" table:formula="of:=[.I35]/[.I$2]" table:style-name="ce6">
            <text:p>0.38%</text:p>
          </table:table-cell>
          <table:table-cell office:value-type="percentage" office:value="3.8317199999999998E-3" table:formula="of:=[.J35]/[.J$2]" table:style-name="ce6">
            <text:p>0.38%</text:p>
          </table:table-cell>
          <table:table-cell office:value-type="percentage" office:value="8.7399999999999997E-5" table:formula="of:=[.K35]/[.K$2]" table:style-name="ce6">
            <text:p>0.01%</text:p>
          </table:table-cell>
          <table:table-cell office:value-type="float" office:value="4710" table:style-name="ce5">
            <text:p>4710</text:p>
          </table:table-cell>
          <table:table-cell office:value-type="float" office:value="5.55" table:style-name="ce5">
            <text:p>5.55</text:p>
          </table:table-cell>
          <table:table-cell office:value-type="float" office:value="4721" table:style-name="ce13">
            <text:p>4721</text:p>
          </table:table-cell>
          <table:table-cell office:value-type="float" office:value="5.55" table:style-name="ce13">
            <text:p>5.55</text:p>
          </table:table-cell>
          <table:table-cell table:style-name="ce1"/>
          <table:table-cell office:value-type="string" table:style-name="ce1">
            <text:p>MPFC5502</text:p>
          </table:table-cell>
          <table:table-cell table:number-columns-repeated="2" table:style-name="ce1"/>
          <table:table-cell office:value-type="percentage" office:value="6.5875999999999999E-4" table:formula="of:=[.T35]/[.T$2]" table:style-name="ce6">
            <text:p>0.07%</text:p>
          </table:table-cell>
          <table:table-cell office:value-type="percentage" office:value="6.5875999999999999E-4" table:formula="of:=[.U35]/[.U$2]" table:style-name="ce6">
            <text:p>0.07%</text:p>
          </table:table-cell>
          <table:table-cell office:value-type="percentage" office:value="5.7630800000000003E-3" table:formula="of:=[.V35]/[.V$2]" table:style-name="ce6">
            <text:p>0.58%</text:p>
          </table:table-cell>
          <table:table-cell office:value-type="percentage" office:value="4.1599999999999997E-4" table:formula="of:=[.W35]/[.W$2]" table:style-name="ce6">
            <text:p>0.04%</text:p>
          </table:table-cell>
          <table:table-cell office:value-type="percentage" office:value="5.5115999999999997E-4" table:formula="of:=[.X35]/[.X$2]" table:style-name="ce6">
            <text:p>0.06%</text:p>
          </table:table-cell>
          <table:table-cell office:value-type="percentage" office:value="5.5115999999999997E-4" table:formula="of:=[.Y35]/[.Y$2]" table:style-name="ce6">
            <text:p>0.06%</text:p>
          </table:table-cell>
          <table:table-cell office:value-type="percentage" office:value="3.7636000000000001E-4" table:formula="of:=[.Z35]/[.Z$2]" table:style-name="ce6">
            <text:p>0.04%</text:p>
          </table:table-cell>
          <table:table-cell office:value-type="float" office:value="80" table:style-name="ce5">
            <text:p>80</text:p>
          </table:table-cell>
          <table:table-cell office:value-type="float" office:value="10.64" table:style-name="ce5">
            <text:p>10.64</text:p>
          </table:table-cell>
          <table:table-cell office:value-type="float" office:value="80" table:style-name="ce13">
            <text:p>80</text:p>
          </table:table-cell>
          <table:table-cell office:value-type="float" office:value="10.65" table:style-name="ce13">
            <text:p>10.6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3</text:p>
          </table:table-cell>
          <table:table-cell office:value-type="percentage" office:value="9.8144000000000009E-4" table:formula="of:=[.C36]/[.C$2]" table:style-name="ce6">
            <text:p>0.10%</text:p>
          </table:table-cell>
          <table:table-cell office:value-type="percentage" office:value="9.8144000000000009E-4" table:formula="of:=[.D36]/[.D$2]" table:style-name="ce6">
            <text:p>0.10%</text:p>
          </table:table-cell>
          <table:table-cell office:value-type="percentage" office:value="6.7319999999999999E-4" table:formula="of:=[.E36]/[.E$2]" table:style-name="ce6">
            <text:p>0.07%</text:p>
          </table:table-cell>
          <table:table-cell office:value-type="percentage" office:value="6.7319999999999999E-4" table:formula="of:=[.F36]/[.F$2]" table:style-name="ce6">
            <text:p>0.07%</text:p>
          </table:table-cell>
          <table:table-cell office:value-type="percentage" office:value="8.1879999999999995E-5" table:formula="of:=[.G36]/[.G$2]" table:style-name="ce6">
            <text:p>0.01%</text:p>
          </table:table-cell>
          <table:table-cell office:value-type="percentage" office:value="1.4960000000000001E-5" table:formula="of:=[.H36]/[.H$2]" table:style-name="ce6">
            <text:p>0.00%</text:p>
          </table:table-cell>
          <table:table-cell office:value-type="percentage" office:value="5.5564000000000004E-4" table:formula="of:=[.I36]/[.I$2]" table:style-name="ce6">
            <text:p>0.06%</text:p>
          </table:table-cell>
          <table:table-cell office:value-type="percentage" office:value="5.5564000000000004E-4" table:formula="of:=[.J36]/[.J$2]" table:style-name="ce6">
            <text:p>0.06%</text:p>
          </table:table-cell>
          <table:table-cell office:value-type="percentage" office:value="1.4440000000000001E-5" table:formula="of:=[.K36]/[.K$2]" table:style-name="ce6">
            <text:p>0.00%</text:p>
          </table:table-cell>
          <table:table-cell office:value-type="float" office:value="295" table:style-name="ce5">
            <text:p>295</text:p>
          </table:table-cell>
          <table:table-cell office:value-type="float" office:value="6.89" table:style-name="ce5">
            <text:p>6.89</text:p>
          </table:table-cell>
          <table:table-cell office:value-type="float" office:value="296" table:style-name="ce13">
            <text:p>296</text:p>
          </table:table-cell>
          <table:table-cell office:value-type="float" office:value="6.88" table:style-name="ce13">
            <text:p>6.88</text:p>
          </table:table-cell>
          <table:table-cell table:style-name="ce1"/>
          <table:table-cell office:value-type="string" table:style-name="ce1">
            <text:p>MPFC5503</text:p>
          </table:table-cell>
          <table:table-cell table:number-columns-repeated="2" table:style-name="ce1"/>
          <table:table-cell office:value-type="percentage" office:value="1.0088E-4" table:formula="of:=[.T36]/[.T$2]" table:style-name="ce6">
            <text:p>0.01%</text:p>
          </table:table-cell>
          <table:table-cell office:value-type="percentage" office:value="1.0088E-4" table:formula="of:=[.U36]/[.U$2]" table:style-name="ce6">
            <text:p>0.01%</text:p>
          </table:table-cell>
          <table:table-cell office:value-type="percentage" office:value="9.0572000000000005E-4" table:formula="of:=[.V36]/[.V$2]" table:style-name="ce6">
            <text:p>0.09%</text:p>
          </table:table-cell>
          <table:table-cell office:value-type="percentage" office:value="4.6684E-4" table:formula="of:=[.W36]/[.W$2]" table:style-name="ce6">
            <text:p>0.05%</text:p>
          </table:table-cell>
          <table:table-cell office:value-type="percentage" office:value="8.6959999999999994E-5" table:formula="of:=[.X36]/[.X$2]" table:style-name="ce6">
            <text:p>0.01%</text:p>
          </table:table-cell>
          <table:table-cell office:value-type="percentage" office:value="8.6959999999999994E-5" table:formula="of:=[.Y36]/[.Y$2]" table:style-name="ce6">
            <text:p>0.01%</text:p>
          </table:table-cell>
          <table:table-cell office:value-type="percentage" office:value="4.1659999999999999E-4" table:formula="of:=[.Z36]/[.Z$2]" table:style-name="ce6">
            <text:p>0.04%</text:p>
          </table:table-cell>
          <table:table-cell office:value-type="float" office:value="18" table:style-name="ce5">
            <text:p>18</text:p>
          </table:table-cell>
          <table:table-cell office:value-type="float" office:value="7.35" table:style-name="ce5">
            <text:p>7.35</text:p>
          </table:table-cell>
          <table:table-cell office:value-type="float" office:value="18" table:style-name="ce13">
            <text:p>18</text:p>
          </table:table-cell>
          <table:table-cell office:value-type="float" office:value="7.35" table:style-name="ce13">
            <text:p>7.3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4</text:p>
          </table:table-cell>
          <table:table-cell office:value-type="percentage" office:value="5.8710000000000004E-3" table:formula="of:=[.C37]/[.C$2]" table:style-name="ce6">
            <text:p>0.59%</text:p>
          </table:table-cell>
          <table:table-cell office:value-type="percentage" office:value="5.8710000000000004E-3" table:formula="of:=[.D37]/[.D$2]" table:style-name="ce6">
            <text:p>0.59%</text:p>
          </table:table-cell>
          <table:table-cell office:value-type="percentage" office:value="4.2324399999999996E-3" table:formula="of:=[.E37]/[.E$2]" table:style-name="ce6">
            <text:p>0.42%</text:p>
          </table:table-cell>
          <table:table-cell office:value-type="percentage" office:value="4.2324399999999996E-3" table:formula="of:=[.F37]/[.F$2]" table:style-name="ce6">
            <text:p>0.42%</text:p>
          </table:table-cell>
          <table:table-cell office:value-type="percentage" office:value="3.7444000000000003E-4" table:formula="of:=[.G37]/[.G$2]" table:style-name="ce6">
            <text:p>0.04%</text:p>
          </table:table-cell>
          <table:table-cell office:value-type="percentage" office:value="1.17E-4" table:formula="of:=[.H37]/[.H$2]" table:style-name="ce6">
            <text:p>0.01%</text:p>
          </table:table-cell>
          <table:table-cell office:value-type="percentage" office:value="3.4635600000000001E-3" table:formula="of:=[.I37]/[.I$2]" table:style-name="ce6">
            <text:p>0.35%</text:p>
          </table:table-cell>
          <table:table-cell office:value-type="percentage" office:value="3.4635600000000001E-3" table:formula="of:=[.J37]/[.J$2]" table:style-name="ce6">
            <text:p>0.35%</text:p>
          </table:table-cell>
          <table:table-cell office:value-type="percentage" office:value="1.1171999999999999E-4" table:formula="of:=[.K37]/[.K$2]" table:style-name="ce6">
            <text:p>0.01%</text:p>
          </table:table-cell>
          <table:table-cell office:value-type="float" office:value="6343" table:style-name="ce5">
            <text:p>6343</text:p>
          </table:table-cell>
          <table:table-cell office:value-type="float" office:value="5.45" table:style-name="ce5">
            <text:p>5.45</text:p>
          </table:table-cell>
          <table:table-cell office:value-type="float" office:value="6351" table:style-name="ce13">
            <text:p>6351</text:p>
          </table:table-cell>
          <table:table-cell office:value-type="float" office:value="5.46" table:style-name="ce13">
            <text:p>5.46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percentage" office:value="5.7315999999999997E-4" table:formula="of:=[.T37]/[.T$2]" table:style-name="ce6">
            <text:p>0.06%</text:p>
          </table:table-cell>
          <table:table-cell office:value-type="percentage" office:value="5.7315999999999997E-4" table:formula="of:=[.U37]/[.U$2]" table:style-name="ce6">
            <text:p>0.06%</text:p>
          </table:table-cell>
          <table:table-cell office:value-type="percentage" office:value="5.1812400000000002E-3" table:formula="of:=[.V37]/[.V$2]" table:style-name="ce6">
            <text:p>0.52%</text:p>
          </table:table-cell>
          <table:table-cell office:value-type="percentage" office:value="9.5076000000000004E-4" table:formula="of:=[.W37]/[.W$2]" table:style-name="ce6">
            <text:p>0.10%</text:p>
          </table:table-cell>
          <table:table-cell office:value-type="percentage" office:value="4.5972E-4" table:formula="of:=[.X37]/[.X$2]" table:style-name="ce6">
            <text:p>0.05%</text:p>
          </table:table-cell>
          <table:table-cell office:value-type="percentage" office:value="4.5972E-4" table:formula="of:=[.Y37]/[.Y$2]" table:style-name="ce6">
            <text:p>0.05%</text:p>
          </table:table-cell>
          <table:table-cell office:value-type="percentage" office:value="8.4440000000000003E-4" table:formula="of:=[.Z37]/[.Z$2]" table:style-name="ce6">
            <text:p>0.08%</text:p>
          </table:table-cell>
          <table:table-cell office:value-type="float" office:value="86" table:style-name="ce5">
            <text:p>86</text:p>
          </table:table-cell>
          <table:table-cell office:value-type="float" office:value="9.2200000000000006" table:style-name="ce5">
            <text:p>9.22</text:p>
          </table:table-cell>
          <table:table-cell office:value-type="float" office:value="86" table:style-name="ce13">
            <text:p>86</text:p>
          </table:table-cell>
          <table:table-cell office:value-type="float" office:value="9.2200000000000006" table:style-name="ce13">
            <text:p>9.2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5</text:p>
          </table:table-cell>
          <table:table-cell office:value-type="percentage" office:value="5.2187199999999996E-3" table:formula="of:=[.C38]/[.C$2]" table:style-name="ce6">
            <text:p>0.52%</text:p>
          </table:table-cell>
          <table:table-cell office:value-type="percentage" office:value="5.2187199999999996E-3" table:formula="of:=[.D38]/[.D$2]" table:style-name="ce6">
            <text:p>0.52%</text:p>
          </table:table-cell>
          <table:table-cell office:value-type="percentage" office:value="2.9315600000000002E-3" table:formula="of:=[.E38]/[.E$2]" table:style-name="ce6">
            <text:p>0.29%</text:p>
          </table:table-cell>
          <table:table-cell office:value-type="percentage" office:value="2.9315600000000002E-3" table:formula="of:=[.F38]/[.F$2]" table:style-name="ce6">
            <text:p>0.29%</text:p>
          </table:table-cell>
          <table:table-cell office:value-type="percentage" office:value="2.6360000000000001E-4" table:formula="of:=[.G38]/[.G$2]" table:style-name="ce6">
            <text:p>0.03%</text:p>
          </table:table-cell>
          <table:table-cell office:value-type="percentage" office:value="6.8239999999999997E-5" table:formula="of:=[.H38]/[.H$2]" table:style-name="ce6">
            <text:p>0.01%</text:p>
          </table:table-cell>
          <table:table-cell office:value-type="percentage" office:value="2.4053999999999998E-3" table:formula="of:=[.I38]/[.I$2]" table:style-name="ce6">
            <text:p>0.24%</text:p>
          </table:table-cell>
          <table:table-cell office:value-type="percentage" office:value="2.4053999999999998E-3" table:formula="of:=[.J38]/[.J$2]" table:style-name="ce6">
            <text:p>0.24%</text:p>
          </table:table-cell>
          <table:table-cell office:value-type="percentage" office:value="6.5439999999999997E-5" table:formula="of:=[.K38]/[.K$2]" table:style-name="ce6">
            <text:p>0.01%</text:p>
          </table:table-cell>
          <table:table-cell office:value-type="float" office:value="4006" table:style-name="ce5">
            <text:p>4006</text:p>
          </table:table-cell>
          <table:table-cell office:value-type="float" office:value="5.22" table:style-name="ce5">
            <text:p>5.22</text:p>
          </table:table-cell>
          <table:table-cell office:value-type="float" office:value="4011" table:style-name="ce13">
            <text:p>4011</text:p>
          </table:table-cell>
          <table:table-cell office:value-type="float" office:value="5.24" table:style-name="ce13">
            <text:p>5.24</text:p>
          </table:table-cell>
          <table:table-cell table:style-name="ce1"/>
          <table:table-cell office:value-type="string" table:style-name="ce1">
            <text:p>MPFC5505</text:p>
          </table:table-cell>
          <table:table-cell table:number-columns-repeated="2" table:style-name="ce1"/>
          <table:table-cell office:value-type="percentage" office:value="3.8680000000000002E-4" table:formula="of:=[.T38]/[.T$2]" table:style-name="ce6">
            <text:p>0.04%</text:p>
          </table:table-cell>
          <table:table-cell office:value-type="percentage" office:value="3.8680000000000002E-4" table:formula="of:=[.U38]/[.U$2]" table:style-name="ce6">
            <text:p>0.04%</text:p>
          </table:table-cell>
          <table:table-cell office:value-type="percentage" office:value="3.5228799999999999E-3" table:formula="of:=[.V38]/[.V$2]" table:style-name="ce6">
            <text:p>0.35%</text:p>
          </table:table-cell>
          <table:table-cell office:value-type="percentage" office:value="6.7551999999999998E-4" table:formula="of:=[.W38]/[.W$2]" table:style-name="ce6">
            <text:p>0.07%</text:p>
          </table:table-cell>
          <table:table-cell office:value-type="percentage" office:value="3.1388E-4" table:formula="of:=[.X38]/[.X$2]" table:style-name="ce6">
            <text:p>0.03%</text:p>
          </table:table-cell>
          <table:table-cell office:value-type="percentage" office:value="3.1388E-4" table:formula="of:=[.Y38]/[.Y$2]" table:style-name="ce6">
            <text:p>0.03%</text:p>
          </table:table-cell>
          <table:table-cell office:value-type="percentage" office:value="6.0975999999999999E-4" table:formula="of:=[.Z38]/[.Z$2]" table:style-name="ce6">
            <text:p>0.06%</text:p>
          </table:table-cell>
          <table:table-cell office:value-type="float" office:value="47" table:style-name="ce5">
            <text:p>47</text:p>
          </table:table-cell>
          <table:table-cell office:value-type="float" office:value="9.82" table:style-name="ce5">
            <text:p>9.82</text:p>
          </table:table-cell>
          <table:table-cell office:value-type="float" office:value="47" table:style-name="ce13">
            <text:p>47</text:p>
          </table:table-cell>
          <table:table-cell office:value-type="float" office:value="9.82" table:style-name="ce13">
            <text:p>9.8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6</text:p>
          </table:table-cell>
          <table:table-cell office:value-type="percentage" office:value="3.1454E-3" table:formula="of:=[.C39]/[.C$2]" table:style-name="ce6">
            <text:p>0.31%</text:p>
          </table:table-cell>
          <table:table-cell office:value-type="percentage" office:value="3.1454E-3" table:formula="of:=[.D39]/[.D$2]" table:style-name="ce6">
            <text:p>0.31%</text:p>
          </table:table-cell>
          <table:table-cell office:value-type="percentage" office:value="2.32964E-3" table:formula="of:=[.E39]/[.E$2]" table:style-name="ce6">
            <text:p>0.23%</text:p>
          </table:table-cell>
          <table:table-cell office:value-type="percentage" office:value="2.32964E-3" table:formula="of:=[.F39]/[.F$2]" table:style-name="ce6">
            <text:p>0.23%</text:p>
          </table:table-cell>
          <table:table-cell office:value-type="percentage" office:value="2.1120000000000001E-4" table:formula="of:=[.G39]/[.G$2]" table:style-name="ce6">
            <text:p>0.02%</text:p>
          </table:table-cell>
          <table:table-cell office:value-type="percentage" office:value="4.5519999999999998E-5" table:formula="of:=[.H39]/[.H$2]" table:style-name="ce6">
            <text:p>0.00%</text:p>
          </table:table-cell>
          <table:table-cell office:value-type="percentage" office:value="1.9138E-3" table:formula="of:=[.I39]/[.I$2]" table:style-name="ce6">
            <text:p>0.19%</text:p>
          </table:table-cell>
          <table:table-cell office:value-type="percentage" office:value="1.9138E-3" table:formula="of:=[.J39]/[.J$2]" table:style-name="ce6">
            <text:p>0.19%</text:p>
          </table:table-cell>
          <table:table-cell office:value-type="percentage" office:value="4.4879999999999997E-5" table:formula="of:=[.K39]/[.K$2]" table:style-name="ce6">
            <text:p>0.00%</text:p>
          </table:table-cell>
          <table:table-cell office:value-type="float" office:value="3171" table:style-name="ce5">
            <text:p>3171</text:p>
          </table:table-cell>
          <table:table-cell office:value-type="float" office:value="5.14" table:style-name="ce5">
            <text:p>5.14</text:p>
          </table:table-cell>
          <table:table-cell office:value-type="float" office:value="3178" table:style-name="ce13">
            <text:p>3178</text:p>
          </table:table-cell>
          <table:table-cell office:value-type="float" office:value="5.15" table:style-name="ce13">
            <text:p>5.15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percentage" office:value="3.3152000000000002E-4" table:formula="of:=[.T39]/[.T$2]" table:style-name="ce6">
            <text:p>0.03%</text:p>
          </table:table-cell>
          <table:table-cell office:value-type="percentage" office:value="3.3152000000000002E-4" table:formula="of:=[.U39]/[.U$2]" table:style-name="ce6">
            <text:p>0.03%</text:p>
          </table:table-cell>
          <table:table-cell office:value-type="percentage" office:value="2.94488E-3" table:formula="of:=[.V39]/[.V$2]" table:style-name="ce6">
            <text:p>0.29%</text:p>
          </table:table-cell>
          <table:table-cell office:value-type="percentage" office:value="2.0212E-4" table:formula="of:=[.W39]/[.W$2]" table:style-name="ce6">
            <text:p>0.02%</text:p>
          </table:table-cell>
          <table:table-cell office:value-type="percentage" office:value="2.7168E-4" table:formula="of:=[.X39]/[.X$2]" table:style-name="ce6">
            <text:p>0.03%</text:p>
          </table:table-cell>
          <table:table-cell office:value-type="percentage" office:value="2.7168E-4" table:formula="of:=[.Y39]/[.Y$2]" table:style-name="ce6">
            <text:p>0.03%</text:p>
          </table:table-cell>
          <table:table-cell office:value-type="percentage" office:value="1.8204000000000001E-4" table:formula="of:=[.Z39]/[.Z$2]" table:style-name="ce6">
            <text:p>0.02%</text:p>
          </table:table-cell>
          <table:table-cell office:value-type="float" office:value="52" table:style-name="ce5">
            <text:p>52</text:p>
          </table:table-cell>
          <table:table-cell office:value-type="float" office:value="9.1999999999999993" table:style-name="ce5">
            <text:p>9.2</text:p>
          </table:table-cell>
          <table:table-cell office:value-type="float" office:value="52" table:style-name="ce13">
            <text:p>52</text:p>
          </table:table-cell>
          <table:table-cell office:value-type="float" office:value="9.1999999999999993" table:style-name="ce13">
            <text:p>9.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7</text:p>
          </table:table-cell>
          <table:table-cell office:value-type="percentage" office:value="5.6331599999999999E-3" table:formula="of:=[.C40]/[.C$2]" table:style-name="ce6">
            <text:p>0.56%</text:p>
          </table:table-cell>
          <table:table-cell office:value-type="percentage" office:value="5.6331599999999999E-3" table:formula="of:=[.D40]/[.D$2]" table:style-name="ce6">
            <text:p>0.56%</text:p>
          </table:table-cell>
          <table:table-cell office:value-type="percentage" office:value="4.1852399999999998E-3" table:formula="of:=[.E40]/[.E$2]" table:style-name="ce6">
            <text:p>0.42%</text:p>
          </table:table-cell>
          <table:table-cell office:value-type="percentage" office:value="4.1852399999999998E-3" table:formula="of:=[.F40]/[.F$2]" table:style-name="ce6">
            <text:p>0.42%</text:p>
          </table:table-cell>
          <table:table-cell office:value-type="percentage" office:value="3.6096000000000001E-4" table:formula="of:=[.G40]/[.G$2]" table:style-name="ce6">
            <text:p>0.04%</text:p>
          </table:table-cell>
          <table:table-cell office:value-type="percentage" office:value="1.2572000000000001E-4" table:formula="of:=[.H40]/[.H$2]" table:style-name="ce6">
            <text:p>0.01%</text:p>
          </table:table-cell>
          <table:table-cell office:value-type="percentage" office:value="3.4208400000000001E-3" table:formula="of:=[.I40]/[.I$2]" table:style-name="ce6">
            <text:p>0.34%</text:p>
          </table:table-cell>
          <table:table-cell office:value-type="percentage" office:value="3.4208400000000001E-3" table:formula="of:=[.J40]/[.J$2]" table:style-name="ce6">
            <text:p>0.34%</text:p>
          </table:table-cell>
          <table:table-cell office:value-type="percentage" office:value="1.1943999999999999E-4" table:formula="of:=[.K40]/[.K$2]" table:style-name="ce6">
            <text:p>0.01%</text:p>
          </table:table-cell>
          <table:table-cell office:value-type="float" office:value="6320" table:style-name="ce5">
            <text:p>6320</text:p>
          </table:table-cell>
          <table:table-cell office:value-type="float" office:value="5.5" table:style-name="ce5">
            <text:p>5.5</text:p>
          </table:table-cell>
          <table:table-cell office:value-type="float" office:value="6328" table:style-name="ce13">
            <text:p>6328</text:p>
          </table:table-cell>
          <table:table-cell office:value-type="float" office:value="5.51" table:style-name="ce13">
            <text:p>5.51</text:p>
          </table:table-cell>
          <table:table-cell table:style-name="ce1"/>
          <table:table-cell office:value-type="string" table:style-name="ce1">
            <text:p>MPFC5507</text:p>
          </table:table-cell>
          <table:table-cell table:number-columns-repeated="2" table:style-name="ce1"/>
          <table:table-cell office:value-type="percentage" office:value="5.7436E-4" table:formula="of:=[.T40]/[.T$2]" table:style-name="ce6">
            <text:p>0.06%</text:p>
          </table:table-cell>
          <table:table-cell office:value-type="percentage" office:value="5.7436E-4" table:formula="of:=[.U40]/[.U$2]" table:style-name="ce6">
            <text:p>0.06%</text:p>
          </table:table-cell>
          <table:table-cell office:value-type="percentage" office:value="5.2371199999999996E-3" table:formula="of:=[.V40]/[.V$2]" table:style-name="ce6">
            <text:p>0.52%</text:p>
          </table:table-cell>
          <table:table-cell office:value-type="percentage" office:value="1.9239999999999999E-5" table:formula="of:=[.W40]/[.W$2]" table:style-name="ce6">
            <text:p>0.00%</text:p>
          </table:table-cell>
          <table:table-cell office:value-type="percentage" office:value="4.6143999999999997E-4" table:formula="of:=[.X40]/[.X$2]" table:style-name="ce6">
            <text:p>0.05%</text:p>
          </table:table-cell>
          <table:table-cell office:value-type="percentage" office:value="4.6143999999999997E-4" table:formula="of:=[.Y40]/[.Y$2]" table:style-name="ce6">
            <text:p>0.05%</text:p>
          </table:table-cell>
          <table:table-cell office:value-type="percentage" office:value="1.736E-5" table:formula="of:=[.Z40]/[.Z$2]" table:style-name="ce6">
            <text:p>0.00%</text:p>
          </table:table-cell>
          <table:table-cell office:value-type="float" office:value="93" table:style-name="ce5">
            <text:p>93</text:p>
          </table:table-cell>
          <table:table-cell office:value-type="float" office:value="8.81" table:style-name="ce5">
            <text:p>8.81</text:p>
          </table:table-cell>
          <table:table-cell office:value-type="float" office:value="93" table:style-name="ce13">
            <text:p>93</text:p>
          </table:table-cell>
          <table:table-cell office:value-type="float" office:value="8.81" table:style-name="ce13">
            <text:p>8.8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8</text:p>
          </table:table-cell>
          <table:table-cell office:value-type="percentage" office:value="6.9448799999999996E-3" table:formula="of:=[.C41]/[.C$2]" table:style-name="ce6">
            <text:p>0.69%</text:p>
          </table:table-cell>
          <table:table-cell office:value-type="percentage" office:value="6.9448799999999996E-3" table:formula="of:=[.D41]/[.D$2]" table:style-name="ce6">
            <text:p>0.69%</text:p>
          </table:table-cell>
          <table:table-cell office:value-type="percentage" office:value="5.2601200000000001E-3" table:formula="of:=[.E41]/[.E$2]" table:style-name="ce6">
            <text:p>0.53%</text:p>
          </table:table-cell>
          <table:table-cell office:value-type="percentage" office:value="5.2601200000000001E-3" table:formula="of:=[.F41]/[.F$2]" table:style-name="ce6">
            <text:p>0.53%</text:p>
          </table:table-cell>
          <table:table-cell office:value-type="percentage" office:value="4.7820000000000002E-4" table:formula="of:=[.G41]/[.G$2]" table:style-name="ce6">
            <text:p>0.05%</text:p>
          </table:table-cell>
          <table:table-cell office:value-type="percentage" office:value="1.1908000000000001E-4" table:formula="of:=[.H41]/[.H$2]" table:style-name="ce6">
            <text:p>0.01%</text:p>
          </table:table-cell>
          <table:table-cell office:value-type="percentage" office:value="4.2947599999999999E-3" table:formula="of:=[.I41]/[.I$2]" table:style-name="ce6">
            <text:p>0.43%</text:p>
          </table:table-cell>
          <table:table-cell office:value-type="percentage" office:value="4.2947599999999999E-3" table:formula="of:=[.J41]/[.J$2]" table:style-name="ce6">
            <text:p>0.43%</text:p>
          </table:table-cell>
          <table:table-cell office:value-type="percentage" office:value="1.1608E-4" table:formula="of:=[.K41]/[.K$2]" table:style-name="ce6">
            <text:p>0.01%</text:p>
          </table:table-cell>
          <table:table-cell office:value-type="float" office:value="7510" table:style-name="ce5">
            <text:p>7510</text:p>
          </table:table-cell>
          <table:table-cell office:value-type="float" office:value="5.74" table:style-name="ce5">
            <text:p>5.74</text:p>
          </table:table-cell>
          <table:table-cell office:value-type="float" office:value="7518" table:style-name="ce13">
            <text:p>7518</text:p>
          </table:table-cell>
          <table:table-cell office:value-type="float" office:value="5.75" table:style-name="ce13">
            <text:p>5.75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percentage" office:value="7.0032000000000004E-4" table:formula="of:=[.T41]/[.T$2]" table:style-name="ce6">
            <text:p>0.07%</text:p>
          </table:table-cell>
          <table:table-cell office:value-type="percentage" office:value="7.0032000000000004E-4" table:formula="of:=[.U41]/[.U$2]" table:style-name="ce6">
            <text:p>0.07%</text:p>
          </table:table-cell>
          <table:table-cell office:value-type="percentage" office:value="6.3913199999999998E-3" table:formula="of:=[.V41]/[.V$2]" table:style-name="ce6">
            <text:p>0.64%</text:p>
          </table:table-cell>
          <table:table-cell office:value-type="percentage" office:value="8.32E-6" table:formula="of:=[.W41]/[.W$2]" table:style-name="ce6">
            <text:p>0.00%</text:p>
          </table:table-cell>
          <table:table-cell office:value-type="percentage" office:value="5.6431999999999999E-4" table:formula="of:=[.X41]/[.X$2]" table:style-name="ce6">
            <text:p>0.06%</text:p>
          </table:table-cell>
          <table:table-cell office:value-type="percentage" office:value="5.6431999999999999E-4" table:formula="of:=[.Y41]/[.Y$2]" table:style-name="ce6">
            <text:p>0.06%</text:p>
          </table:table-cell>
          <table:table-cell office:value-type="percentage" office:value="7.52E-6" table:formula="of:=[.Z41]/[.Z$2]" table:style-name="ce6">
            <text:p>0.00%</text:p>
          </table:table-cell>
          <table:table-cell office:value-type="float" office:value="119" table:style-name="ce5">
            <text:p>119</text:p>
          </table:table-cell>
          <table:table-cell office:value-type="float" office:value="8.6" table:style-name="ce5">
            <text:p>8.6</text:p>
          </table:table-cell>
          <table:table-cell office:value-type="float" office:value="119" table:style-name="ce13">
            <text:p>119</text:p>
          </table:table-cell>
          <table:table-cell office:value-type="float" office:value="8.6" table:style-name="ce13">
            <text:p>8.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3</text:p>
          </table:table-cell>
          <table:table-cell office:value-type="percentage" office:value="9.1549600000000002E-3" table:formula="of:=[.C42]/[.C$2]" table:style-name="ce6">
            <text:p>0.92%</text:p>
          </table:table-cell>
          <table:table-cell office:value-type="percentage" office:value="9.1549600000000002E-3" table:formula="of:=[.D42]/[.D$2]" table:style-name="ce6">
            <text:p>0.92%</text:p>
          </table:table-cell>
          <table:table-cell office:value-type="percentage" office:value="5.5584800000000002E-3" table:formula="of:=[.E42]/[.E$2]" table:style-name="ce6">
            <text:p>0.56%</text:p>
          </table:table-cell>
          <table:table-cell office:value-type="percentage" office:value="5.5584800000000002E-3" table:formula="of:=[.F42]/[.F$2]" table:style-name="ce6">
            <text:p>0.56%</text:p>
          </table:table-cell>
          <table:table-cell office:value-type="percentage" office:value="4.7792E-4" table:formula="of:=[.G42]/[.G$2]" table:style-name="ce6">
            <text:p>0.05%</text:p>
          </table:table-cell>
          <table:table-cell office:value-type="percentage" office:value="1.2348E-4" table:formula="of:=[.H42]/[.H$2]" table:style-name="ce6">
            <text:p>0.01%</text:p>
          </table:table-cell>
          <table:table-cell office:value-type="percentage" office:value="4.55924E-3" table:formula="of:=[.I42]/[.I$2]" table:style-name="ce6">
            <text:p>0.46%</text:p>
          </table:table-cell>
          <table:table-cell office:value-type="percentage" office:value="4.55924E-3" table:formula="of:=[.J42]/[.J$2]" table:style-name="ce6">
            <text:p>0.46%</text:p>
          </table:table-cell>
          <table:table-cell office:value-type="percentage" office:value="1.1976000000000001E-4" table:formula="of:=[.K42]/[.K$2]" table:style-name="ce6">
            <text:p>0.01%</text:p>
          </table:table-cell>
          <table:table-cell office:value-type="float" office:value="7604" table:style-name="ce5">
            <text:p>7604</text:p>
          </table:table-cell>
          <table:table-cell office:value-type="float" office:value="5.88" table:style-name="ce5">
            <text:p>5.88</text:p>
          </table:table-cell>
          <table:table-cell office:value-type="float" office:value="7612" table:style-name="ce13">
            <text:p>7612</text:p>
          </table:table-cell>
          <table:table-cell office:value-type="float" office:value="5.89" table:style-name="ce13">
            <text:p>5.89</text:p>
          </table:table-cell>
          <table:table-cell table:style-name="ce1"/>
          <table:table-cell office:value-type="string" table:style-name="ce1">
            <text:p>MPFC5513</text:p>
          </table:table-cell>
          <table:table-cell table:number-columns-repeated="2" table:style-name="ce1"/>
          <table:table-cell office:value-type="percentage" office:value="7.9527999999999999E-4" table:formula="of:=[.T42]/[.T$2]" table:style-name="ce6">
            <text:p>0.08%</text:p>
          </table:table-cell>
          <table:table-cell office:value-type="percentage" office:value="7.9527999999999999E-4" table:formula="of:=[.U42]/[.U$2]" table:style-name="ce6">
            <text:p>0.08%</text:p>
          </table:table-cell>
          <table:table-cell office:value-type="percentage" office:value="7.1873199999999996E-3" table:formula="of:=[.V42]/[.V$2]" table:style-name="ce6">
            <text:p>0.72%</text:p>
          </table:table-cell>
          <table:table-cell office:value-type="percentage" office:value="1.4457080000000001E-2" table:formula="of:=[.W42]/[.W$2]" table:style-name="ce6">
            <text:p>1.45%</text:p>
          </table:table-cell>
          <table:table-cell office:value-type="percentage" office:value="6.5048000000000005E-4" table:formula="of:=[.X42]/[.X$2]" table:style-name="ce6">
            <text:p>0.07%</text:p>
          </table:table-cell>
          <table:table-cell office:value-type="percentage" office:value="6.5048000000000005E-4" table:formula="of:=[.Y42]/[.Y$2]" table:style-name="ce6">
            <text:p>0.07%</text:p>
          </table:table-cell>
          <table:table-cell office:value-type="percentage" office:value="1.256524E-2" table:formula="of:=[.Z42]/[.Z$2]" table:style-name="ce6">
            <text:p>1.26%</text:p>
          </table:table-cell>
          <table:table-cell office:value-type="float" office:value="129" table:style-name="ce5">
            <text:p>129</text:p>
          </table:table-cell>
          <table:table-cell office:value-type="float" office:value="8.35" table:style-name="ce5">
            <text:p>8.35</text:p>
          </table:table-cell>
          <table:table-cell office:value-type="float" office:value="129" table:style-name="ce13">
            <text:p>129</text:p>
          </table:table-cell>
          <table:table-cell office:value-type="float" office:value="8.41" table:style-name="ce13">
            <text:p>8.4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5</text:p>
          </table:table-cell>
          <table:table-cell office:value-type="percentage" office:value="7.2761199999999996E-3" table:formula="of:=[.C43]/[.C$2]" table:style-name="ce6">
            <text:p>0.73%</text:p>
          </table:table-cell>
          <table:table-cell office:value-type="percentage" office:value="7.2761199999999996E-3" table:formula="of:=[.D43]/[.D$2]" table:style-name="ce6">
            <text:p>0.73%</text:p>
          </table:table-cell>
          <table:table-cell office:value-type="percentage" office:value="5.4298799999999998E-3" table:formula="of:=[.E43]/[.E$2]" table:style-name="ce6">
            <text:p>0.54%</text:p>
          </table:table-cell>
          <table:table-cell office:value-type="percentage" office:value="5.4298799999999998E-3" table:formula="of:=[.F43]/[.F$2]" table:style-name="ce6">
            <text:p>0.54%</text:p>
          </table:table-cell>
          <table:table-cell office:value-type="percentage" office:value="5.0615999999999996E-4" table:formula="of:=[.G43]/[.G$2]" table:style-name="ce6">
            <text:p>0.05%</text:p>
          </table:table-cell>
          <table:table-cell office:value-type="percentage" office:value="1.3511999999999999E-4" table:formula="of:=[.H43]/[.H$2]" table:style-name="ce6">
            <text:p>0.01%</text:p>
          </table:table-cell>
          <table:table-cell office:value-type="percentage" office:value="4.4701599999999999E-3" table:formula="of:=[.I43]/[.I$2]" table:style-name="ce6">
            <text:p>0.45%</text:p>
          </table:table-cell>
          <table:table-cell office:value-type="percentage" office:value="4.4701599999999999E-3" table:formula="of:=[.J43]/[.J$2]" table:style-name="ce6">
            <text:p>0.45%</text:p>
          </table:table-cell>
          <table:table-cell office:value-type="percentage" office:value="1.3303999999999999E-4" table:formula="of:=[.K43]/[.K$2]" table:style-name="ce6">
            <text:p>0.01%</text:p>
          </table:table-cell>
          <table:table-cell office:value-type="float" office:value="7451" table:style-name="ce5">
            <text:p>7451</text:p>
          </table:table-cell>
          <table:table-cell office:value-type="float" office:value="5.64" table:style-name="ce5">
            <text:p>5.64</text:p>
          </table:table-cell>
          <table:table-cell office:value-type="float" office:value="7462" table:style-name="ce13">
            <text:p>7462</text:p>
          </table:table-cell>
          <table:table-cell office:value-type="float" office:value="5.65" table:style-name="ce13">
            <text:p>5.65</text:p>
          </table:table-cell>
          <table:table-cell table:style-name="ce1"/>
          <table:table-cell office:value-type="string" table:style-name="ce1">
            <text:p>MPFC5515</text:p>
          </table:table-cell>
          <table:table-cell table:number-columns-repeated="2" table:style-name="ce1"/>
          <table:table-cell office:value-type="percentage" office:value="7.2515999999999998E-4" table:formula="of:=[.T43]/[.T$2]" table:style-name="ce6">
            <text:p>0.07%</text:p>
          </table:table-cell>
          <table:table-cell office:value-type="percentage" office:value="7.2515999999999998E-4" table:formula="of:=[.U43]/[.U$2]" table:style-name="ce6">
            <text:p>0.07%</text:p>
          </table:table-cell>
          <table:table-cell office:value-type="percentage" office:value="6.7393599999999998E-3" table:formula="of:=[.V43]/[.V$2]" table:style-name="ce6">
            <text:p>0.67%</text:p>
          </table:table-cell>
          <table:table-cell office:value-type="percentage" office:value="2.4000000000000001E-5" table:formula="of:=[.W43]/[.W$2]" table:style-name="ce6">
            <text:p>0.00%</text:p>
          </table:table-cell>
          <table:table-cell office:value-type="percentage" office:value="5.9436000000000005E-4" table:formula="of:=[.X43]/[.X$2]" table:style-name="ce6">
            <text:p>0.06%</text:p>
          </table:table-cell>
          <table:table-cell office:value-type="percentage" office:value="5.9436000000000005E-4" table:formula="of:=[.Y43]/[.Y$2]" table:style-name="ce6">
            <text:p>0.06%</text:p>
          </table:table-cell>
          <table:table-cell office:value-type="percentage" office:value="2.1880000000000001E-5" table:formula="of:=[.Z43]/[.Z$2]" table:style-name="ce6">
            <text:p>0.00%</text:p>
          </table:table-cell>
          <table:table-cell office:value-type="float" office:value="99" table:style-name="ce5">
            <text:p>99</text:p>
          </table:table-cell>
          <table:table-cell office:value-type="float" office:value="10.61" table:style-name="ce5">
            <text:p>10.61</text:p>
          </table:table-cell>
          <table:table-cell office:value-type="float" office:value="99" table:style-name="ce13">
            <text:p>99</text:p>
          </table:table-cell>
          <table:table-cell office:value-type="float" office:value="10.61" table:style-name="ce13">
            <text:p>10.6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6</text:p>
          </table:table-cell>
          <table:table-cell office:value-type="percentage" office:value="8.69668E-3" table:formula="of:=[.C44]/[.C$2]" table:style-name="ce6">
            <text:p>0.87%</text:p>
          </table:table-cell>
          <table:table-cell office:value-type="percentage" office:value="8.69668E-3" table:formula="of:=[.D44]/[.D$2]" table:style-name="ce6">
            <text:p>0.87%</text:p>
          </table:table-cell>
          <table:table-cell office:value-type="percentage" office:value="6.6700800000000001E-3" table:formula="of:=[.E44]/[.E$2]" table:style-name="ce6">
            <text:p>0.67%</text:p>
          </table:table-cell>
          <table:table-cell office:value-type="percentage" office:value="6.6700800000000001E-3" table:formula="of:=[.F44]/[.F$2]" table:style-name="ce6">
            <text:p>0.67%</text:p>
          </table:table-cell>
          <table:table-cell office:value-type="percentage" office:value="5.9411999999999996E-4" table:formula="of:=[.G44]/[.G$2]" table:style-name="ce6">
            <text:p>0.06%</text:p>
          </table:table-cell>
          <table:table-cell office:value-type="percentage" office:value="1.5964000000000001E-4" table:formula="of:=[.H44]/[.H$2]" table:style-name="ce6">
            <text:p>0.02%</text:p>
          </table:table-cell>
          <table:table-cell office:value-type="percentage" office:value="5.4855199999999998E-3" table:formula="of:=[.I44]/[.I$2]" table:style-name="ce6">
            <text:p>0.55%</text:p>
          </table:table-cell>
          <table:table-cell office:value-type="percentage" office:value="5.4855199999999998E-3" table:formula="of:=[.J44]/[.J$2]" table:style-name="ce6">
            <text:p>0.55%</text:p>
          </table:table-cell>
          <table:table-cell office:value-type="percentage" office:value="1.54E-4" table:formula="of:=[.K44]/[.K$2]" table:style-name="ce6">
            <text:p>0.02%</text:p>
          </table:table-cell>
          <table:table-cell office:value-type="float" office:value="8467" table:style-name="ce5">
            <text:p>8467</text:p>
          </table:table-cell>
          <table:table-cell office:value-type="float" office:value="5.75" table:style-name="ce5">
            <text:p>5.75</text:p>
          </table:table-cell>
          <table:table-cell office:value-type="float" office:value="8479" table:style-name="ce13">
            <text:p>8479</text:p>
          </table:table-cell>
          <table:table-cell office:value-type="float" office:value="5.76" table:style-name="ce13">
            <text:p>5.76</text:p>
          </table:table-cell>
          <table:table-cell table:style-name="ce1"/>
          <table:table-cell office:value-type="string" table:style-name="ce1">
            <text:p>MPFC5516</text:p>
          </table:table-cell>
          <table:table-cell table:number-columns-repeated="2" table:style-name="ce1"/>
          <table:table-cell office:value-type="percentage" office:value="9.3639999999999999E-4" table:formula="of:=[.T44]/[.T$2]" table:style-name="ce6">
            <text:p>0.09%</text:p>
          </table:table-cell>
          <table:table-cell office:value-type="percentage" office:value="9.3639999999999999E-4" table:formula="of:=[.U44]/[.U$2]" table:style-name="ce6">
            <text:p>0.09%</text:p>
          </table:table-cell>
          <table:table-cell office:value-type="percentage" office:value="8.3823200000000004E-3" table:formula="of:=[.V44]/[.V$2]" table:style-name="ce6">
            <text:p>0.84%</text:p>
          </table:table-cell>
          <table:table-cell office:value-type="percentage" office:value="5.6667999999999996E-4" table:formula="of:=[.W44]/[.W$2]" table:style-name="ce6">
            <text:p>0.06%</text:p>
          </table:table-cell>
          <table:table-cell office:value-type="percentage" office:value="7.6451999999999998E-4" table:formula="of:=[.X44]/[.X$2]" table:style-name="ce6">
            <text:p>0.08%</text:p>
          </table:table-cell>
          <table:table-cell office:value-type="percentage" office:value="7.6451999999999998E-4" table:formula="of:=[.Y44]/[.Y$2]" table:style-name="ce6">
            <text:p>0.08%</text:p>
          </table:table-cell>
          <table:table-cell office:value-type="percentage" office:value="5.0392000000000004E-4" table:formula="of:=[.Z44]/[.Z$2]" table:style-name="ce6">
            <text:p>0.05%</text:p>
          </table:table-cell>
          <table:table-cell office:value-type="float" office:value="120" table:style-name="ce5">
            <text:p>120</text:p>
          </table:table-cell>
          <table:table-cell office:value-type="float" office:value="11.1" table:style-name="ce5">
            <text:p>11.1</text:p>
          </table:table-cell>
          <table:table-cell office:value-type="float" office:value="120" table:style-name="ce13">
            <text:p>120</text:p>
          </table:table-cell>
          <table:table-cell office:value-type="float" office:value="11.07" table:style-name="ce13">
            <text:p>11.0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7</text:p>
          </table:table-cell>
          <table:table-cell office:value-type="percentage" office:value="8.2189199999999994E-3" table:formula="of:=[.C45]/[.C$2]" table:style-name="ce6">
            <text:p>0.82%</text:p>
          </table:table-cell>
          <table:table-cell office:value-type="percentage" office:value="8.2189199999999994E-3" table:formula="of:=[.D45]/[.D$2]" table:style-name="ce6">
            <text:p>0.82%</text:p>
          </table:table-cell>
          <table:table-cell office:value-type="percentage" office:value="6.3527999999999996E-3" table:formula="of:=[.E45]/[.E$2]" table:style-name="ce6">
            <text:p>0.64%</text:p>
          </table:table-cell>
          <table:table-cell office:value-type="percentage" office:value="6.3527999999999996E-3" table:formula="of:=[.F45]/[.F$2]" table:style-name="ce6">
            <text:p>0.64%</text:p>
          </table:table-cell>
          <table:table-cell office:value-type="percentage" office:value="5.3768000000000002E-4" table:formula="of:=[.G45]/[.G$2]" table:style-name="ce6">
            <text:p>0.05%</text:p>
          </table:table-cell>
          <table:table-cell office:value-type="percentage" office:value="1.2744000000000001E-4" table:formula="of:=[.H45]/[.H$2]" table:style-name="ce6">
            <text:p>0.01%</text:p>
          </table:table-cell>
          <table:table-cell office:value-type="percentage" office:value="5.2406800000000002E-3" table:formula="of:=[.I45]/[.I$2]" table:style-name="ce6">
            <text:p>0.52%</text:p>
          </table:table-cell>
          <table:table-cell office:value-type="percentage" office:value="5.2406800000000002E-3" table:formula="of:=[.J45]/[.J$2]" table:style-name="ce6">
            <text:p>0.52%</text:p>
          </table:table-cell>
          <table:table-cell office:value-type="percentage" office:value="1.2484E-4" table:formula="of:=[.K45]/[.K$2]" table:style-name="ce6">
            <text:p>0.01%</text:p>
          </table:table-cell>
          <table:table-cell office:value-type="float" office:value="8252" table:style-name="ce5">
            <text:p>8252</text:p>
          </table:table-cell>
          <table:table-cell office:value-type="float" office:value="5.79" table:style-name="ce5">
            <text:p>5.79</text:p>
          </table:table-cell>
          <table:table-cell office:value-type="float" office:value="8261" table:style-name="ce13">
            <text:p>8261</text:p>
          </table:table-cell>
          <table:table-cell office:value-type="float" office:value="5.79" table:style-name="ce13">
            <text:p>5.79</text:p>
          </table:table-cell>
          <table:table-cell table:style-name="ce1"/>
          <table:table-cell office:value-type="string" table:style-name="ce1">
            <text:p>MPFC5517</text:p>
          </table:table-cell>
          <table:table-cell table:number-columns-repeated="2" table:style-name="ce1"/>
          <table:table-cell office:value-type="percentage" office:value="8.6523999999999998E-4" table:formula="of:=[.T45]/[.T$2]" table:style-name="ce6">
            <text:p>0.09%</text:p>
          </table:table-cell>
          <table:table-cell office:value-type="percentage" office:value="8.6523999999999998E-4" table:formula="of:=[.U45]/[.U$2]" table:style-name="ce6">
            <text:p>0.09%</text:p>
          </table:table-cell>
          <table:table-cell office:value-type="percentage" office:value="7.7341199999999997E-3" table:formula="of:=[.V45]/[.V$2]" table:style-name="ce6">
            <text:p>0.77%</text:p>
          </table:table-cell>
          <table:table-cell office:value-type="percentage" office:value="2.7628E-4" table:formula="of:=[.W45]/[.W$2]" table:style-name="ce6">
            <text:p>0.03%</text:p>
          </table:table-cell>
          <table:table-cell office:value-type="percentage" office:value="7.0144000000000001E-4" table:formula="of:=[.X45]/[.X$2]" table:style-name="ce6">
            <text:p>0.07%</text:p>
          </table:table-cell>
          <table:table-cell office:value-type="percentage" office:value="7.0144000000000001E-4" table:formula="of:=[.Y45]/[.Y$2]" table:style-name="ce6">
            <text:p>0.07%</text:p>
          </table:table-cell>
          <table:table-cell office:value-type="percentage" office:value="2.4872000000000002E-4" table:formula="of:=[.Z45]/[.Z$2]" table:style-name="ce6">
            <text:p>0.02%</text:p>
          </table:table-cell>
          <table:table-cell office:value-type="float" office:value="126" table:style-name="ce5">
            <text:p>126</text:p>
          </table:table-cell>
          <table:table-cell office:value-type="float" office:value="9.94" table:style-name="ce5">
            <text:p>9.94</text:p>
          </table:table-cell>
          <table:table-cell office:value-type="float" office:value="126" table:style-name="ce13">
            <text:p>126</text:p>
          </table:table-cell>
          <table:table-cell office:value-type="float" office:value="9.9700000000000006" table:style-name="ce13">
            <text:p>9.9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8</text:p>
          </table:table-cell>
          <table:table-cell office:value-type="percentage" office:value="8.6719999999999992E-3" table:formula="of:=[.C46]/[.C$2]" table:style-name="ce6">
            <text:p>0.87%</text:p>
          </table:table-cell>
          <table:table-cell office:value-type="percentage" office:value="8.6719999999999992E-3" table:formula="of:=[.D46]/[.D$2]" table:style-name="ce6">
            <text:p>0.87%</text:p>
          </table:table-cell>
          <table:table-cell office:value-type="percentage" office:value="6.5812400000000004E-3" table:formula="of:=[.E46]/[.E$2]" table:style-name="ce6">
            <text:p>0.66%</text:p>
          </table:table-cell>
          <table:table-cell office:value-type="percentage" office:value="6.5812400000000004E-3" table:formula="of:=[.F46]/[.F$2]" table:style-name="ce6">
            <text:p>0.66%</text:p>
          </table:table-cell>
          <table:table-cell office:value-type="percentage" office:value="6.1764000000000003E-4" table:formula="of:=[.G46]/[.G$2]" table:style-name="ce6">
            <text:p>0.06%</text:p>
          </table:table-cell>
          <table:table-cell office:value-type="percentage" office:value="1.4472000000000001E-4" table:formula="of:=[.H46]/[.H$2]" table:style-name="ce6">
            <text:p>0.01%</text:p>
          </table:table-cell>
          <table:table-cell office:value-type="percentage" office:value="5.4066000000000001E-3" table:formula="of:=[.I46]/[.I$2]" table:style-name="ce6">
            <text:p>0.54%</text:p>
          </table:table-cell>
          <table:table-cell office:value-type="percentage" office:value="5.4066000000000001E-3" table:formula="of:=[.J46]/[.J$2]" table:style-name="ce6">
            <text:p>0.54%</text:p>
          </table:table-cell>
          <table:table-cell office:value-type="percentage" office:value="1.382E-4" table:formula="of:=[.K46]/[.K$2]" table:style-name="ce6">
            <text:p>0.01%</text:p>
          </table:table-cell>
          <table:table-cell office:value-type="float" office:value="8681" table:style-name="ce5">
            <text:p>8681</text:p>
          </table:table-cell>
          <table:table-cell office:value-type="float" office:value="5.83" table:style-name="ce5">
            <text:p>5.83</text:p>
          </table:table-cell>
          <table:table-cell office:value-type="float" office:value="8690" table:style-name="ce13">
            <text:p>8690</text:p>
          </table:table-cell>
          <table:table-cell office:value-type="float" office:value="5.84" table:style-name="ce13">
            <text:p>5.84</text:p>
          </table:table-cell>
          <table:table-cell table:style-name="ce1"/>
          <table:table-cell office:value-type="string" table:style-name="ce1">
            <text:p>MPFC5518</text:p>
          </table:table-cell>
          <table:table-cell table:number-columns-repeated="2" table:style-name="ce1"/>
          <table:table-cell office:value-type="percentage" office:value="8.8307999999999995E-4" table:formula="of:=[.T46]/[.T$2]" table:style-name="ce6">
            <text:p>0.09%</text:p>
          </table:table-cell>
          <table:table-cell office:value-type="percentage" office:value="8.8307999999999995E-4" table:formula="of:=[.U46]/[.U$2]" table:style-name="ce6">
            <text:p>0.09%</text:p>
          </table:table-cell>
          <table:table-cell office:value-type="percentage" office:value="7.9431199999999997E-3" table:formula="of:=[.V46]/[.V$2]" table:style-name="ce6">
            <text:p>0.79%</text:p>
          </table:table-cell>
          <table:table-cell office:value-type="percentage" office:value="1.4276E-4" table:formula="of:=[.W46]/[.W$2]" table:style-name="ce6">
            <text:p>0.01%</text:p>
          </table:table-cell>
          <table:table-cell office:value-type="percentage" office:value="7.1148000000000001E-4" table:formula="of:=[.X46]/[.X$2]" table:style-name="ce6">
            <text:p>0.07%</text:p>
          </table:table-cell>
          <table:table-cell office:value-type="percentage" office:value="7.1148000000000001E-4" table:formula="of:=[.Y46]/[.Y$2]" table:style-name="ce6">
            <text:p>0.07%</text:p>
          </table:table-cell>
          <table:table-cell office:value-type="percentage" office:value="1.2740000000000001E-4" table:formula="of:=[.Z46]/[.Z$2]" table:style-name="ce6">
            <text:p>0.01%</text:p>
          </table:table-cell>
          <table:table-cell office:value-type="float" office:value="107" table:style-name="ce5">
            <text:p>107</text:p>
          </table:table-cell>
          <table:table-cell office:value-type="float" office:value="11.33" table:style-name="ce5">
            <text:p>11.33</text:p>
          </table:table-cell>
          <table:table-cell office:value-type="float" office:value="107" table:style-name="ce13">
            <text:p>107</text:p>
          </table:table-cell>
          <table:table-cell office:value-type="float" office:value="11.33" table:style-name="ce13">
            <text:p>11.3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9</text:p>
          </table:table-cell>
          <table:table-cell office:value-type="percentage" office:value="6.6644800000000004E-3" table:formula="of:=[.C47]/[.C$2]" table:style-name="ce6">
            <text:p>0.67%</text:p>
          </table:table-cell>
          <table:table-cell office:value-type="percentage" office:value="6.6644800000000004E-3" table:formula="of:=[.D47]/[.D$2]" table:style-name="ce6">
            <text:p>0.67%</text:p>
          </table:table-cell>
          <table:table-cell office:value-type="percentage" office:value="5.0079599999999997E-3" table:formula="of:=[.E47]/[.E$2]" table:style-name="ce6">
            <text:p>0.50%</text:p>
          </table:table-cell>
          <table:table-cell office:value-type="percentage" office:value="5.0079599999999997E-3" table:formula="of:=[.F47]/[.F$2]" table:style-name="ce6">
            <text:p>0.50%</text:p>
          </table:table-cell>
          <table:table-cell office:value-type="percentage" office:value="4.4027999999999998E-4" table:formula="of:=[.G47]/[.G$2]" table:style-name="ce6">
            <text:p>0.04%</text:p>
          </table:table-cell>
          <table:table-cell office:value-type="percentage" office:value="1.0416000000000001E-4" table:formula="of:=[.H47]/[.H$2]" table:style-name="ce6">
            <text:p>0.01%</text:p>
          </table:table-cell>
          <table:table-cell office:value-type="percentage" office:value="4.0942000000000001E-3" table:formula="of:=[.I47]/[.I$2]" table:style-name="ce6">
            <text:p>0.41%</text:p>
          </table:table-cell>
          <table:table-cell office:value-type="percentage" office:value="4.0942000000000001E-3" table:formula="of:=[.J47]/[.J$2]" table:style-name="ce6">
            <text:p>0.41%</text:p>
          </table:table-cell>
          <table:table-cell office:value-type="percentage" office:value="1.0208E-4" table:formula="of:=[.K47]/[.K$2]" table:style-name="ce6">
            <text:p>0.01%</text:p>
          </table:table-cell>
          <table:table-cell office:value-type="float" office:value="7132" table:style-name="ce5">
            <text:p>7132</text:p>
          </table:table-cell>
          <table:table-cell office:value-type="float" office:value="5.46" table:style-name="ce5">
            <text:p>5.46</text:p>
          </table:table-cell>
          <table:table-cell office:value-type="float" office:value="7138" table:style-name="ce13">
            <text:p>7138</text:p>
          </table:table-cell>
          <table:table-cell office:value-type="float" office:value="5.47" table:style-name="ce13">
            <text:p>5.47</text:p>
          </table:table-cell>
          <table:table-cell table:style-name="ce1"/>
          <table:table-cell office:value-type="string" table:style-name="ce1">
            <text:p>MPFC5519</text:p>
          </table:table-cell>
          <table:table-cell table:number-columns-repeated="2" table:style-name="ce1"/>
          <table:table-cell office:value-type="percentage" office:value="6.5959999999999999E-4" table:formula="of:=[.T47]/[.T$2]" table:style-name="ce6">
            <text:p>0.07%</text:p>
          </table:table-cell>
          <table:table-cell office:value-type="percentage" office:value="6.5959999999999999E-4" table:formula="of:=[.U47]/[.U$2]" table:style-name="ce6">
            <text:p>0.07%</text:p>
          </table:table-cell>
          <table:table-cell office:value-type="percentage" office:value="6.0336000000000001E-3" table:formula="of:=[.V47]/[.V$2]" table:style-name="ce6">
            <text:p>0.60%</text:p>
          </table:table-cell>
          <table:table-cell office:value-type="percentage" office:value="2.3868000000000001E-4" table:formula="of:=[.W47]/[.W$2]" table:style-name="ce6">
            <text:p>0.02%</text:p>
          </table:table-cell>
          <table:table-cell office:value-type="percentage" office:value="5.3308000000000001E-4" table:formula="of:=[.X47]/[.X$2]" table:style-name="ce6">
            <text:p>0.05%</text:p>
          </table:table-cell>
          <table:table-cell office:value-type="percentage" office:value="5.3308000000000001E-4" table:formula="of:=[.Y47]/[.Y$2]" table:style-name="ce6">
            <text:p>0.05%</text:p>
          </table:table-cell>
          <table:table-cell office:value-type="percentage" office:value="2.174E-4" table:formula="of:=[.Z47]/[.Z$2]" table:style-name="ce6">
            <text:p>0.02%</text:p>
          </table:table-cell>
          <table:table-cell office:value-type="float" office:value="96" table:style-name="ce5">
            <text:p>96</text:p>
          </table:table-cell>
          <table:table-cell office:value-type="float" office:value="9.4600000000000009" table:style-name="ce5">
            <text:p>9.46</text:p>
          </table:table-cell>
          <table:table-cell office:value-type="float" office:value="96" table:style-name="ce13">
            <text:p>96</text:p>
          </table:table-cell>
          <table:table-cell office:value-type="float" office:value="9.4600000000000009" table:style-name="ce13">
            <text:p>9.4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0</text:p>
          </table:table-cell>
          <table:table-cell office:value-type="percentage" office:value="2.91684E-3" table:formula="of:=[.C48]/[.C$2]" table:style-name="ce6">
            <text:p>0.29%</text:p>
          </table:table-cell>
          <table:table-cell office:value-type="percentage" office:value="2.91684E-3" table:formula="of:=[.D48]/[.D$2]" table:style-name="ce6">
            <text:p>0.29%</text:p>
          </table:table-cell>
          <table:table-cell office:value-type="percentage" office:value="1.9706799999999998E-3" table:formula="of:=[.E48]/[.E$2]" table:style-name="ce6">
            <text:p>0.20%</text:p>
          </table:table-cell>
          <table:table-cell office:value-type="percentage" office:value="1.9706799999999998E-3" table:formula="of:=[.F48]/[.F$2]" table:style-name="ce6">
            <text:p>0.20%</text:p>
          </table:table-cell>
          <table:table-cell office:value-type="percentage" office:value="1.7932000000000001E-4" table:formula="of:=[.G48]/[.G$2]" table:style-name="ce6">
            <text:p>0.02%</text:p>
          </table:table-cell>
          <table:table-cell office:value-type="percentage" office:value="4.0080000000000003E-5" table:formula="of:=[.H48]/[.H$2]" table:style-name="ce6">
            <text:p>0.00%</text:p>
          </table:table-cell>
          <table:table-cell office:value-type="percentage" office:value="1.6209600000000001E-3" table:formula="of:=[.I48]/[.I$2]" table:style-name="ce6">
            <text:p>0.16%</text:p>
          </table:table-cell>
          <table:table-cell office:value-type="percentage" office:value="1.6209600000000001E-3" table:formula="of:=[.J48]/[.J$2]" table:style-name="ce6">
            <text:p>0.16%</text:p>
          </table:table-cell>
          <table:table-cell office:value-type="percentage" office:value="3.9440000000000002E-5" table:formula="of:=[.K48]/[.K$2]" table:style-name="ce6">
            <text:p>0.00%</text:p>
          </table:table-cell>
          <table:table-cell office:value-type="float" office:value="2641" table:style-name="ce5">
            <text:p>2641</text:p>
          </table:table-cell>
          <table:table-cell office:value-type="float" office:value="4.91" table:style-name="ce5">
            <text:p>4.91</text:p>
          </table:table-cell>
          <table:table-cell office:value-type="float" office:value="2643" table:style-name="ce13">
            <text:p>2643</text:p>
          </table:table-cell>
          <table:table-cell office:value-type="float" office:value="4.93" table:style-name="ce13">
            <text:p>4.93</text:p>
          </table:table-cell>
          <table:table-cell table:style-name="ce1"/>
          <table:table-cell office:value-type="string" table:style-name="ce1">
            <text:p>MPFC5520</text:p>
          </table:table-cell>
          <table:table-cell table:number-columns-repeated="2" table:style-name="ce1"/>
          <table:table-cell office:value-type="percentage" office:value="2.9327999999999998E-4" table:formula="of:=[.T48]/[.T$2]" table:style-name="ce6">
            <text:p>0.03%</text:p>
          </table:table-cell>
          <table:table-cell office:value-type="percentage" office:value="2.9327999999999998E-4" table:formula="of:=[.U48]/[.U$2]" table:style-name="ce6">
            <text:p>0.03%</text:p>
          </table:table-cell>
          <table:table-cell office:value-type="percentage" office:value="2.6806400000000002E-3" table:formula="of:=[.V48]/[.V$2]" table:style-name="ce6">
            <text:p>0.27%</text:p>
          </table:table-cell>
          <table:table-cell office:value-type="percentage" office:value="6.2139600000000001E-3" table:formula="of:=[.W48]/[.W$2]" table:style-name="ce6">
            <text:p>0.62%</text:p>
          </table:table-cell>
          <table:table-cell office:value-type="percentage" office:value="2.4555999999999997E-4" table:formula="of:=[.X48]/[.X$2]" table:style-name="ce6">
            <text:p>0.02%</text:p>
          </table:table-cell>
          <table:table-cell office:value-type="percentage" office:value="2.4555999999999997E-4" table:formula="of:=[.Y48]/[.Y$2]" table:style-name="ce6">
            <text:p>0.02%</text:p>
          </table:table-cell>
          <table:table-cell office:value-type="percentage" office:value="5.4850000000000003E-3" table:formula="of:=[.Z48]/[.Z$2]" table:style-name="ce6">
            <text:p>0.55%</text:p>
          </table:table-cell>
          <table:table-cell office:value-type="float" office:value="45" table:style-name="ce5">
            <text:p>45</text:p>
          </table:table-cell>
          <table:table-cell office:value-type="float" office:value="9.1999999999999993" table:style-name="ce5">
            <text:p>9.2</text:p>
          </table:table-cell>
          <table:table-cell office:value-type="float" office:value="45" table:style-name="ce13">
            <text:p>45</text:p>
          </table:table-cell>
          <table:table-cell office:value-type="float" office:value="9.27" table:style-name="ce13">
            <text:p>9.2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1</text:p>
          </table:table-cell>
          <table:table-cell office:value-type="percentage" office:value="8.4893999999999994E-3" table:formula="of:=[.C49]/[.C$2]" table:style-name="ce6">
            <text:p>0.85%</text:p>
          </table:table-cell>
          <table:table-cell office:value-type="percentage" office:value="8.4893999999999994E-3" table:formula="of:=[.D49]/[.D$2]" table:style-name="ce6">
            <text:p>0.85%</text:p>
          </table:table-cell>
          <table:table-cell office:value-type="percentage" office:value="5.24056E-3" table:formula="of:=[.E49]/[.E$2]" table:style-name="ce6">
            <text:p>0.52%</text:p>
          </table:table-cell>
          <table:table-cell office:value-type="percentage" office:value="5.24056E-3" table:formula="of:=[.F49]/[.F$2]" table:style-name="ce6">
            <text:p>0.52%</text:p>
          </table:table-cell>
          <table:table-cell office:value-type="percentage" office:value="4.5344E-4" table:formula="of:=[.G49]/[.G$2]" table:style-name="ce6">
            <text:p>0.05%</text:p>
          </table:table-cell>
          <table:table-cell office:value-type="percentage" office:value="1.1292E-4" table:formula="of:=[.H49]/[.H$2]" table:style-name="ce6">
            <text:p>0.01%</text:p>
          </table:table-cell>
          <table:table-cell office:value-type="percentage" office:value="4.3130399999999998E-3" table:formula="of:=[.I49]/[.I$2]" table:style-name="ce6">
            <text:p>0.43%</text:p>
          </table:table-cell>
          <table:table-cell office:value-type="percentage" office:value="4.3130399999999998E-3" table:formula="of:=[.J49]/[.J$2]" table:style-name="ce6">
            <text:p>0.43%</text:p>
          </table:table-cell>
          <table:table-cell office:value-type="percentage" office:value="1.1004E-4" table:formula="of:=[.K49]/[.K$2]" table:style-name="ce6">
            <text:p>0.01%</text:p>
          </table:table-cell>
          <table:table-cell office:value-type="float" office:value="6327" table:style-name="ce5">
            <text:p>6327</text:p>
          </table:table-cell>
          <table:table-cell office:value-type="float" office:value="5.58" table:style-name="ce5">
            <text:p>5.58</text:p>
          </table:table-cell>
          <table:table-cell office:value-type="float" office:value="6335" table:style-name="ce13">
            <text:p>6335</text:p>
          </table:table-cell>
          <table:table-cell office:value-type="float" office:value="5.59" table:style-name="ce13">
            <text:p>5.59</text:p>
          </table:table-cell>
          <table:table-cell table:style-name="ce1"/>
          <table:table-cell office:value-type="string" table:style-name="ce1">
            <text:p>MPFC5521</text:p>
          </table:table-cell>
          <table:table-cell table:number-columns-repeated="2" table:style-name="ce1"/>
          <table:table-cell office:value-type="percentage" office:value="7.094E-4" table:formula="of:=[.T49]/[.T$2]" table:style-name="ce6">
            <text:p>0.07%</text:p>
          </table:table-cell>
          <table:table-cell office:value-type="percentage" office:value="7.094E-4" table:formula="of:=[.U49]/[.U$2]" table:style-name="ce6">
            <text:p>0.07%</text:p>
          </table:table-cell>
          <table:table-cell office:value-type="percentage" office:value="6.3579600000000002E-3" table:formula="of:=[.V49]/[.V$2]" table:style-name="ce6">
            <text:p>0.64%</text:p>
          </table:table-cell>
          <table:table-cell office:value-type="percentage" office:value="4.2682400000000004E-3" table:formula="of:=[.W49]/[.W$2]" table:style-name="ce6">
            <text:p>0.43%</text:p>
          </table:table-cell>
          <table:table-cell office:value-type="percentage" office:value="5.8856000000000002E-4" table:formula="of:=[.X49]/[.X$2]" table:style-name="ce6">
            <text:p>0.06%</text:p>
          </table:table-cell>
          <table:table-cell office:value-type="percentage" office:value="5.8856000000000002E-4" table:formula="of:=[.Y49]/[.Y$2]" table:style-name="ce6">
            <text:p>0.06%</text:p>
          </table:table-cell>
          <table:table-cell office:value-type="percentage" office:value="3.7771200000000001E-3" table:formula="of:=[.Z49]/[.Z$2]" table:style-name="ce6">
            <text:p>0.38%</text:p>
          </table:table-cell>
          <table:table-cell office:value-type="float" office:value="85" table:style-name="ce5">
            <text:p>85</text:p>
          </table:table-cell>
          <table:table-cell office:value-type="float" office:value="11.21" table:style-name="ce5">
            <text:p>11.21</text:p>
          </table:table-cell>
          <table:table-cell office:value-type="float" office:value="85" table:style-name="ce13">
            <text:p>85</text:p>
          </table:table-cell>
          <table:table-cell office:value-type="float" office:value="11.22" table:style-name="ce13">
            <text:p>11.2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2</text:p>
          </table:table-cell>
          <table:table-cell office:value-type="percentage" office:value="5.3088400000000004E-3" table:formula="of:=[.C50]/[.C$2]" table:style-name="ce6">
            <text:p>0.53%</text:p>
          </table:table-cell>
          <table:table-cell office:value-type="percentage" office:value="5.3088400000000004E-3" table:formula="of:=[.D50]/[.D$2]" table:style-name="ce6">
            <text:p>0.53%</text:p>
          </table:table-cell>
          <table:table-cell office:value-type="percentage" office:value="3.9699599999999998E-3" table:formula="of:=[.E50]/[.E$2]" table:style-name="ce6">
            <text:p>0.40%</text:p>
          </table:table-cell>
          <table:table-cell office:value-type="percentage" office:value="3.9699599999999998E-3" table:formula="of:=[.F50]/[.F$2]" table:style-name="ce6">
            <text:p>0.40%</text:p>
          </table:table-cell>
          <table:table-cell office:value-type="percentage" office:value="3.7052E-4" table:formula="of:=[.G50]/[.G$2]" table:style-name="ce6">
            <text:p>0.04%</text:p>
          </table:table-cell>
          <table:table-cell office:value-type="percentage" office:value="8.5439999999999995E-5" table:formula="of:=[.H50]/[.H$2]" table:style-name="ce6">
            <text:p>0.01%</text:p>
          </table:table-cell>
          <table:table-cell office:value-type="percentage" office:value="3.2692799999999998E-3" table:formula="of:=[.I50]/[.I$2]" table:style-name="ce6">
            <text:p>0.33%</text:p>
          </table:table-cell>
          <table:table-cell office:value-type="percentage" office:value="3.2692799999999998E-3" table:formula="of:=[.J50]/[.J$2]" table:style-name="ce6">
            <text:p>0.33%</text:p>
          </table:table-cell>
          <table:table-cell office:value-type="percentage" office:value="8.4079999999999995E-5" table:formula="of:=[.K50]/[.K$2]" table:style-name="ce6">
            <text:p>0.01%</text:p>
          </table:table-cell>
          <table:table-cell office:value-type="float" office:value="5547" table:style-name="ce5">
            <text:p>5547</text:p>
          </table:table-cell>
          <table:table-cell office:value-type="float" office:value="5.47" table:style-name="ce5">
            <text:p>5.47</text:p>
          </table:table-cell>
          <table:table-cell office:value-type="float" office:value="5552" table:style-name="ce13">
            <text:p>5552</text:p>
          </table:table-cell>
          <table:table-cell office:value-type="float" office:value="5.48" table:style-name="ce13">
            <text:p>5.48</text:p>
          </table:table-cell>
          <table:table-cell table:style-name="ce1"/>
          <table:table-cell office:value-type="string" table:style-name="ce1">
            <text:p>MPFC5522</text:p>
          </table:table-cell>
          <table:table-cell table:number-columns-repeated="2" table:style-name="ce1"/>
          <table:table-cell office:value-type="percentage" office:value="5.4567999999999999E-4" table:formula="of:=[.T50]/[.T$2]" table:style-name="ce6">
            <text:p>0.05%</text:p>
          </table:table-cell>
          <table:table-cell office:value-type="percentage" office:value="5.4567999999999999E-4" table:formula="of:=[.U50]/[.U$2]" table:style-name="ce6">
            <text:p>0.05%</text:p>
          </table:table-cell>
          <table:table-cell office:value-type="percentage" office:value="4.9622399999999997E-3" table:formula="of:=[.V50]/[.V$2]" table:style-name="ce6">
            <text:p>0.50%</text:p>
          </table:table-cell>
          <table:table-cell office:value-type="percentage" office:value="2.012E-5" table:formula="of:=[.W50]/[.W$2]" table:style-name="ce6">
            <text:p>0.00%</text:p>
          </table:table-cell>
          <table:table-cell office:value-type="percentage" office:value="4.4904E-4" table:formula="of:=[.X50]/[.X$2]" table:style-name="ce6">
            <text:p>0.04%</text:p>
          </table:table-cell>
          <table:table-cell office:value-type="percentage" office:value="4.4904E-4" table:formula="of:=[.Y50]/[.Y$2]" table:style-name="ce6">
            <text:p>0.04%</text:p>
          </table:table-cell>
          <table:table-cell office:value-type="percentage" office:value="1.8519999999999999E-5" table:formula="of:=[.Z50]/[.Z$2]" table:style-name="ce6">
            <text:p>0.00%</text:p>
          </table:table-cell>
          <table:table-cell office:value-type="float" office:value="80" table:style-name="ce5">
            <text:p>80</text:p>
          </table:table-cell>
          <table:table-cell office:value-type="float" office:value="10.97" table:style-name="ce5">
            <text:p>10.97</text:p>
          </table:table-cell>
          <table:table-cell office:value-type="float" office:value="80" table:style-name="ce13">
            <text:p>80</text:p>
          </table:table-cell>
          <table:table-cell office:value-type="float" office:value="10.97" table:style-name="ce13">
            <text:p>10.9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3</text:p>
          </table:table-cell>
          <table:table-cell office:value-type="percentage" office:value="6.2743599999999997E-3" table:formula="of:=[.C51]/[.C$2]" table:style-name="ce6">
            <text:p>0.63%</text:p>
          </table:table-cell>
          <table:table-cell office:value-type="percentage" office:value="6.2743599999999997E-3" table:formula="of:=[.D51]/[.D$2]" table:style-name="ce6">
            <text:p>0.63%</text:p>
          </table:table-cell>
          <table:table-cell office:value-type="percentage" office:value="4.7448000000000004E-3" table:formula="of:=[.E51]/[.E$2]" table:style-name="ce6">
            <text:p>0.47%</text:p>
          </table:table-cell>
          <table:table-cell office:value-type="percentage" office:value="4.7448000000000004E-3" table:formula="of:=[.F51]/[.F$2]" table:style-name="ce6">
            <text:p>0.47%</text:p>
          </table:table-cell>
          <table:table-cell office:value-type="percentage" office:value="4.0675999999999999E-4" table:formula="of:=[.G51]/[.G$2]" table:style-name="ce6">
            <text:p>0.04%</text:p>
          </table:table-cell>
          <table:table-cell office:value-type="percentage" office:value="1.064E-4" table:formula="of:=[.H51]/[.H$2]" table:style-name="ce6">
            <text:p>0.01%</text:p>
          </table:table-cell>
          <table:table-cell office:value-type="percentage" office:value="3.9138000000000003E-3" table:formula="of:=[.I51]/[.I$2]" table:style-name="ce6">
            <text:p>0.39%</text:p>
          </table:table-cell>
          <table:table-cell office:value-type="percentage" office:value="3.9138000000000003E-3" table:formula="of:=[.J51]/[.J$2]" table:style-name="ce6">
            <text:p>0.39%</text:p>
          </table:table-cell>
          <table:table-cell office:value-type="percentage" office:value="1.0456E-4" table:formula="of:=[.K51]/[.K$2]" table:style-name="ce6">
            <text:p>0.01%</text:p>
          </table:table-cell>
          <table:table-cell office:value-type="float" office:value="6310" table:style-name="ce5">
            <text:p>6310</text:p>
          </table:table-cell>
          <table:table-cell office:value-type="float" office:value="5.47" table:style-name="ce5">
            <text:p>5.47</text:p>
          </table:table-cell>
          <table:table-cell office:value-type="float" office:value="6319" table:style-name="ce13">
            <text:p>6319</text:p>
          </table:table-cell>
          <table:table-cell office:value-type="float" office:value="5.48" table:style-name="ce13">
            <text:p>5.48</text:p>
          </table:table-cell>
          <table:table-cell table:style-name="ce1"/>
          <table:table-cell office:value-type="string" table:style-name="ce1">
            <text:p>MPFC5523</text:p>
          </table:table-cell>
          <table:table-cell table:number-columns-repeated="2" table:style-name="ce1"/>
          <table:table-cell office:value-type="percentage" office:value="6.4988000000000003E-4" table:formula="of:=[.T51]/[.T$2]" table:style-name="ce6">
            <text:p>0.06%</text:p>
          </table:table-cell>
          <table:table-cell office:value-type="percentage" office:value="6.4988000000000003E-4" table:formula="of:=[.U51]/[.U$2]" table:style-name="ce6">
            <text:p>0.06%</text:p>
          </table:table-cell>
          <table:table-cell office:value-type="percentage" office:value="5.9149600000000004E-3" table:formula="of:=[.V51]/[.V$2]" table:style-name="ce6">
            <text:p>0.59%</text:p>
          </table:table-cell>
          <table:table-cell office:value-type="percentage" office:value="1.4187999999999999E-4" table:formula="of:=[.W51]/[.W$2]" table:style-name="ce6">
            <text:p>0.01%</text:p>
          </table:table-cell>
          <table:table-cell office:value-type="percentage" office:value="5.2612000000000004E-4" table:formula="of:=[.X51]/[.X$2]" table:style-name="ce6">
            <text:p>0.05%</text:p>
          </table:table-cell>
          <table:table-cell office:value-type="percentage" office:value="5.2612000000000004E-4" table:formula="of:=[.Y51]/[.Y$2]" table:style-name="ce6">
            <text:p>0.05%</text:p>
          </table:table-cell>
          <table:table-cell office:value-type="percentage" office:value="1.2912000000000001E-4" table:formula="of:=[.Z51]/[.Z$2]" table:style-name="ce6">
            <text:p>0.01%</text:p>
          </table:table-cell>
          <table:table-cell office:value-type="float" office:value="79" table:style-name="ce5">
            <text:p>79</text:p>
          </table:table-cell>
          <table:table-cell office:value-type="float" office:value="9.8800000000000008" table:style-name="ce5">
            <text:p>9.88</text:p>
          </table:table-cell>
          <table:table-cell office:value-type="float" office:value="79" table:style-name="ce13">
            <text:p>79</text:p>
          </table:table-cell>
          <table:table-cell office:value-type="float" office:value="9.8800000000000008" table:style-name="ce13">
            <text:p>9.8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4</text:p>
          </table:table-cell>
          <table:table-cell office:value-type="percentage" office:value="7.9609599999999996E-3" table:formula="of:=[.C52]/[.C$2]" table:style-name="ce6">
            <text:p>0.80%</text:p>
          </table:table-cell>
          <table:table-cell office:value-type="percentage" office:value="7.9609599999999996E-3" table:formula="of:=[.D52]/[.D$2]" table:style-name="ce6">
            <text:p>0.80%</text:p>
          </table:table-cell>
          <table:table-cell office:value-type="percentage" office:value="6.0887199999999997E-3" table:formula="of:=[.E52]/[.E$2]" table:style-name="ce6">
            <text:p>0.61%</text:p>
          </table:table-cell>
          <table:table-cell office:value-type="percentage" office:value="6.0887199999999997E-3" table:formula="of:=[.F52]/[.F$2]" table:style-name="ce6">
            <text:p>0.61%</text:p>
          </table:table-cell>
          <table:table-cell office:value-type="percentage" office:value="5.4872000000000005E-4" table:formula="of:=[.G52]/[.G$2]" table:style-name="ce6">
            <text:p>0.05%</text:p>
          </table:table-cell>
          <table:table-cell office:value-type="percentage" office:value="1.3228E-4" table:formula="of:=[.H52]/[.H$2]" table:style-name="ce6">
            <text:p>0.01%</text:p>
          </table:table-cell>
          <table:table-cell office:value-type="percentage" office:value="4.9833999999999998E-3" table:formula="of:=[.I52]/[.I$2]" table:style-name="ce6">
            <text:p>0.50%</text:p>
          </table:table-cell>
          <table:table-cell office:value-type="percentage" office:value="4.9833999999999998E-3" table:formula="of:=[.J52]/[.J$2]" table:style-name="ce6">
            <text:p>0.50%</text:p>
          </table:table-cell>
          <table:table-cell office:value-type="percentage" office:value="1.3012000000000001E-4" table:formula="of:=[.K52]/[.K$2]" table:style-name="ce6">
            <text:p>0.01%</text:p>
          </table:table-cell>
          <table:table-cell office:value-type="float" office:value="8210" table:style-name="ce5">
            <text:p>8210</text:p>
          </table:table-cell>
          <table:table-cell office:value-type="float" office:value="5.96" table:style-name="ce5">
            <text:p>5.96</text:p>
          </table:table-cell>
          <table:table-cell office:value-type="float" office:value="8219" table:style-name="ce13">
            <text:p>8219</text:p>
          </table:table-cell>
          <table:table-cell office:value-type="float" office:value="5.96" table:style-name="ce13">
            <text:p>5.96</text:p>
          </table:table-cell>
          <table:table-cell table:style-name="ce1"/>
          <table:table-cell office:value-type="string" table:style-name="ce1">
            <text:p>MPFC5524</text:p>
          </table:table-cell>
          <table:table-cell table:number-columns-repeated="2" table:style-name="ce1"/>
          <table:table-cell office:value-type="percentage" office:value="8.1452E-4" table:formula="of:=[.T52]/[.T$2]" table:style-name="ce6">
            <text:p>0.08%</text:p>
          </table:table-cell>
          <table:table-cell office:value-type="percentage" office:value="8.1452E-4" table:formula="of:=[.U52]/[.U$2]" table:style-name="ce6">
            <text:p>0.08%</text:p>
          </table:table-cell>
          <table:table-cell office:value-type="percentage" office:value="7.3762799999999998E-3" table:formula="of:=[.V52]/[.V$2]" table:style-name="ce6">
            <text:p>0.74%</text:p>
          </table:table-cell>
          <table:table-cell office:value-type="percentage" office:value="7.9200000000000001E-5" table:formula="of:=[.W52]/[.W$2]" table:style-name="ce6">
            <text:p>0.01%</text:p>
          </table:table-cell>
          <table:table-cell office:value-type="percentage" office:value="6.5600000000000001E-4" table:formula="of:=[.X52]/[.X$2]" table:style-name="ce6">
            <text:p>0.07%</text:p>
          </table:table-cell>
          <table:table-cell office:value-type="percentage" office:value="6.5600000000000001E-4" table:formula="of:=[.Y52]/[.Y$2]" table:style-name="ce6">
            <text:p>0.07%</text:p>
          </table:table-cell>
          <table:table-cell office:value-type="percentage" office:value="7.2119999999999994E-5" table:formula="of:=[.Z52]/[.Z$2]" table:style-name="ce6">
            <text:p>0.01%</text:p>
          </table:table-cell>
          <table:table-cell office:value-type="float" office:value="118" table:style-name="ce5">
            <text:p>118</text:p>
          </table:table-cell>
          <table:table-cell office:value-type="float" office:value="10.45" table:style-name="ce5">
            <text:p>10.45</text:p>
          </table:table-cell>
          <table:table-cell office:value-type="float" office:value="118" table:style-name="ce13">
            <text:p>118</text:p>
          </table:table-cell>
          <table:table-cell office:value-type="float" office:value="10.45" table:style-name="ce13">
            <text:p>10.4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5</text:p>
          </table:table-cell>
          <table:table-cell office:value-type="percentage" office:value="7.4776E-3" table:formula="of:=[.C53]/[.C$2]" table:style-name="ce6">
            <text:p>0.75%</text:p>
          </table:table-cell>
          <table:table-cell office:value-type="percentage" office:value="7.4776E-3" table:formula="of:=[.D53]/[.D$2]" table:style-name="ce6">
            <text:p>0.75%</text:p>
          </table:table-cell>
          <table:table-cell office:value-type="percentage" office:value="5.7524000000000004E-3" table:formula="of:=[.E53]/[.E$2]" table:style-name="ce6">
            <text:p>0.58%</text:p>
          </table:table-cell>
          <table:table-cell office:value-type="percentage" office:value="5.7524000000000004E-3" table:formula="of:=[.F53]/[.F$2]" table:style-name="ce6">
            <text:p>0.58%</text:p>
          </table:table-cell>
          <table:table-cell office:value-type="percentage" office:value="5.1008E-4" table:formula="of:=[.G53]/[.G$2]" table:style-name="ce6">
            <text:p>0.05%</text:p>
          </table:table-cell>
          <table:table-cell office:value-type="percentage" office:value="1.1804E-4" table:formula="of:=[.H53]/[.H$2]" table:style-name="ce6">
            <text:p>0.01%</text:p>
          </table:table-cell>
          <table:table-cell office:value-type="percentage" office:value="4.7089999999999996E-3" table:formula="of:=[.I53]/[.I$2]" table:style-name="ce6">
            <text:p>0.47%</text:p>
          </table:table-cell>
          <table:table-cell office:value-type="percentage" office:value="4.7089999999999996E-3" table:formula="of:=[.J53]/[.J$2]" table:style-name="ce6">
            <text:p>0.47%</text:p>
          </table:table-cell>
          <table:table-cell office:value-type="percentage" office:value="1.1527999999999999E-4" table:formula="of:=[.K53]/[.K$2]" table:style-name="ce6">
            <text:p>0.01%</text:p>
          </table:table-cell>
          <table:table-cell office:value-type="float" office:value="7789" table:style-name="ce5">
            <text:p>7789</text:p>
          </table:table-cell>
          <table:table-cell office:value-type="float" office:value="5.69" table:style-name="ce5">
            <text:p>5.69</text:p>
          </table:table-cell>
          <table:table-cell office:value-type="float" office:value="7795" table:style-name="ce13">
            <text:p>7795</text:p>
          </table:table-cell>
          <table:table-cell office:value-type="float" office:value="5.7" table:style-name="ce13">
            <text:p>5.7</text:p>
          </table:table-cell>
          <table:table-cell table:style-name="ce1"/>
          <table:table-cell office:value-type="string" table:style-name="ce1">
            <text:p>MPFC5525</text:p>
          </table:table-cell>
          <table:table-cell table:number-columns-repeated="2" table:style-name="ce1"/>
          <table:table-cell office:value-type="percentage" office:value="7.6115999999999998E-4" table:formula="of:=[.T53]/[.T$2]" table:style-name="ce6">
            <text:p>0.08%</text:p>
          </table:table-cell>
          <table:table-cell office:value-type="percentage" office:value="7.6115999999999998E-4" table:formula="of:=[.U53]/[.U$2]" table:style-name="ce6">
            <text:p>0.08%</text:p>
          </table:table-cell>
          <table:table-cell office:value-type="percentage" office:value="6.9348400000000003E-3" table:formula="of:=[.V53]/[.V$2]" table:style-name="ce6">
            <text:p>0.69%</text:p>
          </table:table-cell>
          <table:table-cell office:value-type="percentage" office:value="3.1599999999999998E-6" table:formula="of:=[.W53]/[.W$2]" table:style-name="ce6">
            <text:p>0.00%</text:p>
          </table:table-cell>
          <table:table-cell office:value-type="percentage" office:value="6.1844000000000005E-4" table:formula="of:=[.X53]/[.X$2]" table:style-name="ce6">
            <text:p>0.06%</text:p>
          </table:table-cell>
          <table:table-cell office:value-type="percentage" office:value="6.1844000000000005E-4" table:formula="of:=[.Y53]/[.Y$2]" table:style-name="ce6">
            <text:p>0.06%</text:p>
          </table:table-cell>
          <table:table-cell office:value-type="percentage" office:value="2.7199999999999998E-6" table:formula="of:=[.Z53]/[.Z$2]" table:style-name="ce6">
            <text:p>0.00%</text:p>
          </table:table-cell>
          <table:table-cell office:value-type="float" office:value="108" table:style-name="ce5">
            <text:p>108</text:p>
          </table:table-cell>
          <table:table-cell office:value-type="float" office:value="9.34" table:style-name="ce5">
            <text:p>9.34</text:p>
          </table:table-cell>
          <table:table-cell office:value-type="float" office:value="108" table:style-name="ce13">
            <text:p>108</text:p>
          </table:table-cell>
          <table:table-cell office:value-type="float" office:value="9.34" table:style-name="ce13">
            <text:p>9.34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6</text:p>
          </table:table-cell>
          <table:table-cell office:value-type="percentage" office:value="7.1778399999999996E-3" table:formula="of:=[.C54]/[.C$2]" table:style-name="ce6">
            <text:p>0.72%</text:p>
          </table:table-cell>
          <table:table-cell office:value-type="percentage" office:value="7.1778399999999996E-3" table:formula="of:=[.D54]/[.D$2]" table:style-name="ce6">
            <text:p>0.72%</text:p>
          </table:table-cell>
          <table:table-cell office:value-type="percentage" office:value="5.5100399999999999E-3" table:formula="of:=[.E54]/[.E$2]" table:style-name="ce6">
            <text:p>0.55%</text:p>
          </table:table-cell>
          <table:table-cell office:value-type="percentage" office:value="5.5100399999999999E-3" table:formula="of:=[.F54]/[.F$2]" table:style-name="ce6">
            <text:p>0.55%</text:p>
          </table:table-cell>
          <table:table-cell office:value-type="percentage" office:value="4.8119999999999999E-4" table:formula="of:=[.G54]/[.G$2]" table:style-name="ce6">
            <text:p>0.05%</text:p>
          </table:table-cell>
          <table:table-cell office:value-type="percentage" office:value="1.0988E-4" table:formula="of:=[.H54]/[.H$2]" table:style-name="ce6">
            <text:p>0.01%</text:p>
          </table:table-cell>
          <table:table-cell office:value-type="percentage" office:value="4.5337600000000004E-3" table:formula="of:=[.I54]/[.I$2]" table:style-name="ce6">
            <text:p>0.45%</text:p>
          </table:table-cell>
          <table:table-cell office:value-type="percentage" office:value="4.5337600000000004E-3" table:formula="of:=[.J54]/[.J$2]" table:style-name="ce6">
            <text:p>0.45%</text:p>
          </table:table-cell>
          <table:table-cell office:value-type="percentage" office:value="1.0704000000000001E-4" table:formula="of:=[.K54]/[.K$2]" table:style-name="ce6">
            <text:p>0.01%</text:p>
          </table:table-cell>
          <table:table-cell office:value-type="float" office:value="7224" table:style-name="ce5">
            <text:p>7224</text:p>
          </table:table-cell>
          <table:table-cell office:value-type="float" office:value="5.75" table:style-name="ce5">
            <text:p>5.75</text:p>
          </table:table-cell>
          <table:table-cell office:value-type="float" office:value="7231" table:style-name="ce13">
            <text:p>7231</text:p>
          </table:table-cell>
          <table:table-cell office:value-type="float" office:value="5.75" table:style-name="ce13">
            <text:p>5.75</text:p>
          </table:table-cell>
          <table:table-cell table:style-name="ce1"/>
          <table:table-cell office:value-type="string" table:style-name="ce1">
            <text:p>MPFC5526</text:p>
          </table:table-cell>
          <table:table-cell table:number-columns-repeated="2" table:style-name="ce1"/>
          <table:table-cell office:value-type="percentage" office:value="7.3543999999999997E-4" table:formula="of:=[.T54]/[.T$2]" table:style-name="ce6">
            <text:p>0.07%</text:p>
          </table:table-cell>
          <table:table-cell office:value-type="percentage" office:value="7.3543999999999997E-4" table:formula="of:=[.U54]/[.U$2]" table:style-name="ce6">
            <text:p>0.07%</text:p>
          </table:table-cell>
          <table:table-cell office:value-type="percentage" office:value="6.7793599999999999E-3" table:formula="of:=[.V54]/[.V$2]" table:style-name="ce6">
            <text:p>0.68%</text:p>
          </table:table-cell>
          <table:table-cell office:value-type="percentage" office:value="8.8272000000000003E-4" table:formula="of:=[.W54]/[.W$2]" table:style-name="ce6">
            <text:p>0.09%</text:p>
          </table:table-cell>
          <table:table-cell office:value-type="percentage" office:value="6.0311999999999996E-4" table:formula="of:=[.X54]/[.X$2]" table:style-name="ce6">
            <text:p>0.06%</text:p>
          </table:table-cell>
          <table:table-cell office:value-type="percentage" office:value="6.0311999999999996E-4" table:formula="of:=[.Y54]/[.Y$2]" table:style-name="ce6">
            <text:p>0.06%</text:p>
          </table:table-cell>
          <table:table-cell office:value-type="percentage" office:value="7.8892000000000003E-4" table:formula="of:=[.Z54]/[.Z$2]" table:style-name="ce6">
            <text:p>0.08%</text:p>
          </table:table-cell>
          <table:table-cell office:value-type="float" office:value="116" table:style-name="ce5">
            <text:p>116</text:p>
          </table:table-cell>
          <table:table-cell office:value-type="float" office:value="10.55" table:style-name="ce5">
            <text:p>10.55</text:p>
          </table:table-cell>
          <table:table-cell office:value-type="float" office:value="116" table:style-name="ce13">
            <text:p>116</text:p>
          </table:table-cell>
          <table:table-cell office:value-type="float" office:value="10.54" table:style-name="ce13">
            <text:p>10.54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7</text:p>
          </table:table-cell>
          <table:table-cell office:value-type="percentage" office:value="6.5671599999999998E-3" table:formula="of:=[.C55]/[.C$2]" table:style-name="ce6">
            <text:p>0.66%</text:p>
          </table:table-cell>
          <table:table-cell office:value-type="percentage" office:value="6.5671599999999998E-3" table:formula="of:=[.D55]/[.D$2]" table:style-name="ce6">
            <text:p>0.66%</text:p>
          </table:table-cell>
          <table:table-cell office:value-type="percentage" office:value="5.0676000000000002E-3" table:formula="of:=[.E55]/[.E$2]" table:style-name="ce6">
            <text:p>0.51%</text:p>
          </table:table-cell>
          <table:table-cell office:value-type="percentage" office:value="5.0676000000000002E-3" table:formula="of:=[.F55]/[.F$2]" table:style-name="ce6">
            <text:p>0.51%</text:p>
          </table:table-cell>
          <table:table-cell office:value-type="percentage" office:value="4.3155999999999999E-4" table:formula="of:=[.G55]/[.G$2]" table:style-name="ce6">
            <text:p>0.04%</text:p>
          </table:table-cell>
          <table:table-cell office:value-type="percentage" office:value="9.7159999999999998E-5" table:formula="of:=[.H55]/[.H$2]" table:style-name="ce6">
            <text:p>0.01%</text:p>
          </table:table-cell>
          <table:table-cell office:value-type="percentage" office:value="4.1655199999999998E-3" table:formula="of:=[.I55]/[.I$2]" table:style-name="ce6">
            <text:p>0.42%</text:p>
          </table:table-cell>
          <table:table-cell office:value-type="percentage" office:value="4.1655199999999998E-3" table:formula="of:=[.J55]/[.J$2]" table:style-name="ce6">
            <text:p>0.42%</text:p>
          </table:table-cell>
          <table:table-cell office:value-type="percentage" office:value="9.556E-5" table:formula="of:=[.K55]/[.K$2]" table:style-name="ce6">
            <text:p>0.01%</text:p>
          </table:table-cell>
          <table:table-cell office:value-type="float" office:value="6488" table:style-name="ce5">
            <text:p>6488</text:p>
          </table:table-cell>
          <table:table-cell office:value-type="float" office:value="5.69" table:style-name="ce5">
            <text:p>5.69</text:p>
          </table:table-cell>
          <table:table-cell office:value-type="float" office:value="6500" table:style-name="ce13">
            <text:p>6500</text:p>
          </table:table-cell>
          <table:table-cell office:value-type="float" office:value="5.7" table:style-name="ce13">
            <text:p>5.7</text:p>
          </table:table-cell>
          <table:table-cell table:style-name="ce1"/>
          <table:table-cell office:value-type="string" table:style-name="ce1">
            <text:p>MPFC5527</text:p>
          </table:table-cell>
          <table:table-cell table:number-columns-repeated="2" table:style-name="ce1"/>
          <table:table-cell office:value-type="percentage" office:value="6.7716E-4" table:formula="of:=[.T55]/[.T$2]" table:style-name="ce6">
            <text:p>0.07%</text:p>
          </table:table-cell>
          <table:table-cell office:value-type="percentage" office:value="6.7716E-4" table:formula="of:=[.U55]/[.U$2]" table:style-name="ce6">
            <text:p>0.07%</text:p>
          </table:table-cell>
          <table:table-cell office:value-type="percentage" office:value="6.0972800000000001E-3" table:formula="of:=[.V55]/[.V$2]" table:style-name="ce6">
            <text:p>0.61%</text:p>
          </table:table-cell>
          <table:table-cell office:value-type="percentage" office:value="2.632E-4" table:formula="of:=[.W55]/[.W$2]" table:style-name="ce6">
            <text:p>0.03%</text:p>
          </table:table-cell>
          <table:table-cell office:value-type="percentage" office:value="5.4916000000000003E-4" table:formula="of:=[.X55]/[.X$2]" table:style-name="ce6">
            <text:p>0.05%</text:p>
          </table:table-cell>
          <table:table-cell office:value-type="percentage" office:value="5.4916000000000003E-4" table:formula="of:=[.Y55]/[.Y$2]" table:style-name="ce6">
            <text:p>0.05%</text:p>
          </table:table-cell>
          <table:table-cell office:value-type="percentage" office:value="2.3776E-4" table:formula="of:=[.Z55]/[.Z$2]" table:style-name="ce6">
            <text:p>0.02%</text:p>
          </table:table-cell>
          <table:table-cell office:value-type="float" office:value="79" table:style-name="ce5">
            <text:p>79</text:p>
          </table:table-cell>
          <table:table-cell office:value-type="float" office:value="11.61" table:style-name="ce5">
            <text:p>11.61</text:p>
          </table:table-cell>
          <table:table-cell office:value-type="float" office:value="78" table:style-name="ce13">
            <text:p>78</text:p>
          </table:table-cell>
          <table:table-cell office:value-type="float" office:value="11.77" table:style-name="ce13">
            <text:p>11.7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8</text:p>
          </table:table-cell>
          <table:table-cell office:value-type="percentage" office:value="8.4286799999999992E-3" table:formula="of:=[.C56]/[.C$2]" table:style-name="ce6">
            <text:p>0.84%</text:p>
          </table:table-cell>
          <table:table-cell office:value-type="percentage" office:value="8.4286799999999992E-3" table:formula="of:=[.D56]/[.D$2]" table:style-name="ce6">
            <text:p>0.84%</text:p>
          </table:table-cell>
          <table:table-cell office:value-type="percentage" office:value="5.4196399999999999E-3" table:formula="of:=[.E56]/[.E$2]" table:style-name="ce6">
            <text:p>0.54%</text:p>
          </table:table-cell>
          <table:table-cell office:value-type="percentage" office:value="5.4196399999999999E-3" table:formula="of:=[.F56]/[.F$2]" table:style-name="ce6">
            <text:p>0.54%</text:p>
          </table:table-cell>
          <table:table-cell office:value-type="percentage" office:value="4.8267999999999998E-4" table:formula="of:=[.G56]/[.G$2]" table:style-name="ce6">
            <text:p>0.05%</text:p>
          </table:table-cell>
          <table:table-cell office:value-type="percentage" office:value="1.0916000000000001E-4" table:formula="of:=[.H56]/[.H$2]" table:style-name="ce6">
            <text:p>0.01%</text:p>
          </table:table-cell>
          <table:table-cell office:value-type="percentage" office:value="4.4483600000000002E-3" table:formula="of:=[.I56]/[.I$2]" table:style-name="ce6">
            <text:p>0.44%</text:p>
          </table:table-cell>
          <table:table-cell office:value-type="percentage" office:value="4.4483600000000002E-3" table:formula="of:=[.J56]/[.J$2]" table:style-name="ce6">
            <text:p>0.44%</text:p>
          </table:table-cell>
          <table:table-cell office:value-type="percentage" office:value="1.0732E-4" table:formula="of:=[.K56]/[.K$2]" table:style-name="ce6">
            <text:p>0.01%</text:p>
          </table:table-cell>
          <table:table-cell office:value-type="float" office:value="7109" table:style-name="ce5">
            <text:p>7109</text:p>
          </table:table-cell>
          <table:table-cell office:value-type="float" office:value="5.69" table:style-name="ce5">
            <text:p>5.69</text:p>
          </table:table-cell>
          <table:table-cell office:value-type="float" office:value="7114" table:style-name="ce13">
            <text:p>7114</text:p>
          </table:table-cell>
          <table:table-cell office:value-type="float" office:value="5.7" table:style-name="ce13">
            <text:p>5.7</text:p>
          </table:table-cell>
          <table:table-cell table:style-name="ce1"/>
          <table:table-cell office:value-type="string" table:style-name="ce1">
            <text:p>MPFC5528</text:p>
          </table:table-cell>
          <table:table-cell table:number-columns-repeated="2" table:style-name="ce1"/>
          <table:table-cell office:value-type="percentage" office:value="7.1924000000000001E-4" table:formula="of:=[.T56]/[.T$2]" table:style-name="ce6">
            <text:p>0.07%</text:p>
          </table:table-cell>
          <table:table-cell office:value-type="percentage" office:value="7.1924000000000001E-4" table:formula="of:=[.U56]/[.U$2]" table:style-name="ce6">
            <text:p>0.07%</text:p>
          </table:table-cell>
          <table:table-cell office:value-type="percentage" office:value="6.5271599999999997E-3" table:formula="of:=[.V56]/[.V$2]" table:style-name="ce6">
            <text:p>0.65%</text:p>
          </table:table-cell>
          <table:table-cell office:value-type="percentage" office:value="2.1787999999999999E-4" table:formula="of:=[.W56]/[.W$2]" table:style-name="ce6">
            <text:p>0.02%</text:p>
          </table:table-cell>
          <table:table-cell office:value-type="percentage" office:value="5.8571999999999997E-4" table:formula="of:=[.X56]/[.X$2]" table:style-name="ce6">
            <text:p>0.06%</text:p>
          </table:table-cell>
          <table:table-cell office:value-type="percentage" office:value="5.8571999999999997E-4" table:formula="of:=[.Y56]/[.Y$2]" table:style-name="ce6">
            <text:p>0.06%</text:p>
          </table:table-cell>
          <table:table-cell office:value-type="percentage" office:value="1.9411999999999999E-4" table:formula="of:=[.Z56]/[.Z$2]" table:style-name="ce6">
            <text:p>0.02%</text:p>
          </table:table-cell>
          <table:table-cell office:value-type="float" office:value="101" table:style-name="ce5">
            <text:p>101</text:p>
          </table:table-cell>
          <table:table-cell office:value-type="float" office:value="9.83" table:style-name="ce5">
            <text:p>9.83</text:p>
          </table:table-cell>
          <table:table-cell office:value-type="float" office:value="101" table:style-name="ce13">
            <text:p>101</text:p>
          </table:table-cell>
          <table:table-cell office:value-type="float" office:value="9.83" table:style-name="ce13">
            <text:p>9.8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9</text:p>
          </table:table-cell>
          <table:table-cell office:value-type="percentage" office:value="7.8142400000000001E-3" table:formula="of:=[.C57]/[.C$2]" table:style-name="ce6">
            <text:p>0.78%</text:p>
          </table:table-cell>
          <table:table-cell office:value-type="percentage" office:value="7.8142400000000001E-3" table:formula="of:=[.D57]/[.D$2]" table:style-name="ce6">
            <text:p>0.78%</text:p>
          </table:table-cell>
          <table:table-cell office:value-type="percentage" office:value="3.7248799999999999E-3" table:formula="of:=[.E57]/[.E$2]" table:style-name="ce6">
            <text:p>0.37%</text:p>
          </table:table-cell>
          <table:table-cell office:value-type="percentage" office:value="3.7248799999999999E-3" table:formula="of:=[.F57]/[.F$2]" table:style-name="ce6">
            <text:p>0.37%</text:p>
          </table:table-cell>
          <table:table-cell office:value-type="percentage" office:value="3.2456E-4" table:formula="of:=[.G57]/[.G$2]" table:style-name="ce6">
            <text:p>0.03%</text:p>
          </table:table-cell>
          <table:table-cell office:value-type="percentage" office:value="1.2532E-4" table:formula="of:=[.H57]/[.H$2]" table:style-name="ce6">
            <text:p>0.01%</text:p>
          </table:table-cell>
          <table:table-cell office:value-type="percentage" office:value="3.0796399999999998E-3" table:formula="of:=[.I57]/[.I$2]" table:style-name="ce6">
            <text:p>0.31%</text:p>
          </table:table-cell>
          <table:table-cell office:value-type="percentage" office:value="3.0796399999999998E-3" table:formula="of:=[.J57]/[.J$2]" table:style-name="ce6">
            <text:p>0.31%</text:p>
          </table:table-cell>
          <table:table-cell office:value-type="percentage" office:value="1.1904E-4" table:formula="of:=[.K57]/[.K$2]" table:style-name="ce6">
            <text:p>0.01%</text:p>
          </table:table-cell>
          <table:table-cell office:value-type="float" office:value="3665" table:style-name="ce5">
            <text:p>3665</text:p>
          </table:table-cell>
          <table:table-cell office:value-type="float" office:value="5.41" table:style-name="ce5">
            <text:p>5.41</text:p>
          </table:table-cell>
          <table:table-cell office:value-type="float" office:value="3673" table:style-name="ce13">
            <text:p>3673</text:p>
          </table:table-cell>
          <table:table-cell office:value-type="float" office:value="5.42" table:style-name="ce13">
            <text:p>5.42</text:p>
          </table:table-cell>
          <table:table-cell table:style-name="ce1"/>
          <table:table-cell office:value-type="string" table:style-name="ce1">
            <text:p>MPFC5529</text:p>
          </table:table-cell>
          <table:table-cell table:number-columns-repeated="2" table:style-name="ce1"/>
          <table:table-cell office:value-type="percentage" office:value="5.0792000000000003E-4" table:formula="of:=[.T57]/[.T$2]" table:style-name="ce6">
            <text:p>0.05%</text:p>
          </table:table-cell>
          <table:table-cell office:value-type="percentage" office:value="5.0792000000000003E-4" table:formula="of:=[.U57]/[.U$2]" table:style-name="ce6">
            <text:p>0.05%</text:p>
          </table:table-cell>
          <table:table-cell office:value-type="percentage" office:value="4.4986799999999997E-3" table:formula="of:=[.V57]/[.V$2]" table:style-name="ce6">
            <text:p>0.45%</text:p>
          </table:table-cell>
          <table:table-cell office:value-type="percentage" office:value="1.9446800000000001E-3" table:formula="of:=[.W57]/[.W$2]" table:style-name="ce6">
            <text:p>0.19%</text:p>
          </table:table-cell>
          <table:table-cell office:value-type="percentage" office:value="4.2823999999999998E-4" table:formula="of:=[.X57]/[.X$2]" table:style-name="ce6">
            <text:p>0.04%</text:p>
          </table:table-cell>
          <table:table-cell office:value-type="percentage" office:value="4.2823999999999998E-4" table:formula="of:=[.Y57]/[.Y$2]" table:style-name="ce6">
            <text:p>0.04%</text:p>
          </table:table-cell>
          <table:table-cell office:value-type="percentage" office:value="1.7274E-3" table:formula="of:=[.Z57]/[.Z$2]" table:style-name="ce6">
            <text:p>0.17%</text:p>
          </table:table-cell>
          <table:table-cell office:value-type="float" office:value="63" table:style-name="ce5">
            <text:p>63</text:p>
          </table:table-cell>
          <table:table-cell office:value-type="float" office:value="10.58" table:style-name="ce5">
            <text:p>10.58</text:p>
          </table:table-cell>
          <table:table-cell office:value-type="float" office:value="63" table:style-name="ce13">
            <text:p>63</text:p>
          </table:table-cell>
          <table:table-cell office:value-type="float" office:value="10.58" table:style-name="ce13">
            <text:p>10.5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0</text:p>
          </table:table-cell>
          <table:table-cell office:value-type="percentage" office:value="7.28424E-3" table:formula="of:=[.C58]/[.C$2]" table:style-name="ce6">
            <text:p>0.73%</text:p>
          </table:table-cell>
          <table:table-cell office:value-type="percentage" office:value="7.28424E-3" table:formula="of:=[.D58]/[.D$2]" table:style-name="ce6">
            <text:p>0.73%</text:p>
          </table:table-cell>
          <table:table-cell office:value-type="percentage" office:value="5.5028000000000004E-3" table:formula="of:=[.E58]/[.E$2]" table:style-name="ce6">
            <text:p>0.55%</text:p>
          </table:table-cell>
          <table:table-cell office:value-type="percentage" office:value="5.5028000000000004E-3" table:formula="of:=[.F58]/[.F$2]" table:style-name="ce6">
            <text:p>0.55%</text:p>
          </table:table-cell>
          <table:table-cell office:value-type="percentage" office:value="4.9032000000000004E-4" table:formula="of:=[.G58]/[.G$2]" table:style-name="ce6">
            <text:p>0.05%</text:p>
          </table:table-cell>
          <table:table-cell office:value-type="percentage" office:value="1.3303999999999999E-4" table:formula="of:=[.H58]/[.H$2]" table:style-name="ce6">
            <text:p>0.01%</text:p>
          </table:table-cell>
          <table:table-cell office:value-type="percentage" office:value="4.5176399999999999E-3" table:formula="of:=[.I58]/[.I$2]" table:style-name="ce6">
            <text:p>0.45%</text:p>
          </table:table-cell>
          <table:table-cell office:value-type="percentage" office:value="4.5176399999999999E-3" table:formula="of:=[.J58]/[.J$2]" table:style-name="ce6">
            <text:p>0.45%</text:p>
          </table:table-cell>
          <table:table-cell office:value-type="percentage" office:value="1.2980000000000001E-4" table:formula="of:=[.K58]/[.K$2]" table:style-name="ce6">
            <text:p>0.01%</text:p>
          </table:table-cell>
          <table:table-cell office:value-type="float" office:value="6727" table:style-name="ce5">
            <text:p>6727</text:p>
          </table:table-cell>
          <table:table-cell office:value-type="float" office:value="5.66" table:style-name="ce5">
            <text:p>5.66</text:p>
          </table:table-cell>
          <table:table-cell office:value-type="float" office:value="6740" table:style-name="ce13">
            <text:p>6740</text:p>
          </table:table-cell>
          <table:table-cell office:value-type="float" office:value="5.67" table:style-name="ce13">
            <text:p>5.67</text:p>
          </table:table-cell>
          <table:table-cell table:style-name="ce1"/>
          <table:table-cell office:value-type="string" table:style-name="ce1">
            <text:p>MPFC5530</text:p>
          </table:table-cell>
          <table:table-cell table:number-columns-repeated="2" table:style-name="ce1"/>
          <table:table-cell office:value-type="percentage" office:value="7.3328E-4" table:formula="of:=[.T58]/[.T$2]" table:style-name="ce6">
            <text:p>0.07%</text:p>
          </table:table-cell>
          <table:table-cell office:value-type="percentage" office:value="7.3328E-4" table:formula="of:=[.U58]/[.U$2]" table:style-name="ce6">
            <text:p>0.07%</text:p>
          </table:table-cell>
          <table:table-cell office:value-type="percentage" office:value="6.7770800000000004E-3" table:formula="of:=[.V58]/[.V$2]" table:style-name="ce6">
            <text:p>0.68%</text:p>
          </table:table-cell>
          <table:table-cell office:value-type="percentage" office:value="1.9400000000000001E-5" table:formula="of:=[.W58]/[.W$2]" table:style-name="ce6">
            <text:p>0.00%</text:p>
          </table:table-cell>
          <table:table-cell office:value-type="percentage" office:value="5.9743999999999997E-4" table:formula="of:=[.X58]/[.X$2]" table:style-name="ce6">
            <text:p>0.06%</text:p>
          </table:table-cell>
          <table:table-cell office:value-type="percentage" office:value="5.9743999999999997E-4" table:formula="of:=[.Y58]/[.Y$2]" table:style-name="ce6">
            <text:p>0.06%</text:p>
          </table:table-cell>
          <table:table-cell office:value-type="percentage" office:value="1.768E-5" table:formula="of:=[.Z58]/[.Z$2]" table:style-name="ce6">
            <text:p>0.00%</text:p>
          </table:table-cell>
          <table:table-cell office:value-type="float" office:value="90" table:style-name="ce5">
            <text:p>90</text:p>
          </table:table-cell>
          <table:table-cell office:value-type="float" office:value="10.89" table:style-name="ce5">
            <text:p>10.89</text:p>
          </table:table-cell>
          <table:table-cell office:value-type="float" office:value="90" table:style-name="ce13">
            <text:p>90</text:p>
          </table:table-cell>
          <table:table-cell office:value-type="float" office:value="10.89" table:style-name="ce13">
            <text:p>10.8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1</text:p>
          </table:table-cell>
          <table:table-cell office:value-type="percentage" office:value="7.1906799999999996E-3" table:formula="of:=[.C59]/[.C$2]" table:style-name="ce6">
            <text:p>0.72%</text:p>
          </table:table-cell>
          <table:table-cell office:value-type="percentage" office:value="7.1906799999999996E-3" table:formula="of:=[.D59]/[.D$2]" table:style-name="ce6">
            <text:p>0.72%</text:p>
          </table:table-cell>
          <table:table-cell office:value-type="percentage" office:value="5.3934400000000002E-3" table:formula="of:=[.E59]/[.E$2]" table:style-name="ce6">
            <text:p>0.54%</text:p>
          </table:table-cell>
          <table:table-cell office:value-type="percentage" office:value="5.3934400000000002E-3" table:formula="of:=[.F59]/[.F$2]" table:style-name="ce6">
            <text:p>0.54%</text:p>
          </table:table-cell>
          <table:table-cell office:value-type="percentage" office:value="4.8348E-4" table:formula="of:=[.G59]/[.G$2]" table:style-name="ce6">
            <text:p>0.05%</text:p>
          </table:table-cell>
          <table:table-cell office:value-type="percentage" office:value="1.3643999999999999E-4" table:formula="of:=[.H59]/[.H$2]" table:style-name="ce6">
            <text:p>0.01%</text:p>
          </table:table-cell>
          <table:table-cell office:value-type="percentage" office:value="4.4434000000000001E-3" table:formula="of:=[.I59]/[.I$2]" table:style-name="ce6">
            <text:p>0.44%</text:p>
          </table:table-cell>
          <table:table-cell office:value-type="percentage" office:value="4.4434000000000001E-3" table:formula="of:=[.J59]/[.J$2]" table:style-name="ce6">
            <text:p>0.44%</text:p>
          </table:table-cell>
          <table:table-cell office:value-type="percentage" office:value="1.3432E-4" table:formula="of:=[.K59]/[.K$2]" table:style-name="ce6">
            <text:p>0.01%</text:p>
          </table:table-cell>
          <table:table-cell office:value-type="float" office:value="6583" table:style-name="ce5">
            <text:p>6583</text:p>
          </table:table-cell>
          <table:table-cell office:value-type="float" office:value="5.84" table:style-name="ce5">
            <text:p>5.84</text:p>
          </table:table-cell>
          <table:table-cell office:value-type="float" office:value="6592" table:style-name="ce13">
            <text:p>6592</text:p>
          </table:table-cell>
          <table:table-cell office:value-type="float" office:value="5.85" table:style-name="ce13">
            <text:p>5.85</text:p>
          </table:table-cell>
          <table:table-cell table:style-name="ce1"/>
          <table:table-cell office:value-type="string" table:style-name="ce1">
            <text:p>MPFC5531</text:p>
          </table:table-cell>
          <table:table-cell table:number-columns-repeated="2" table:style-name="ce1"/>
          <table:table-cell office:value-type="percentage" office:value="7.3276000000000005E-4" table:formula="of:=[.T59]/[.T$2]" table:style-name="ce6">
            <text:p>0.07%</text:p>
          </table:table-cell>
          <table:table-cell office:value-type="percentage" office:value="7.3276000000000005E-4" table:formula="of:=[.U59]/[.U$2]" table:style-name="ce6">
            <text:p>0.07%</text:p>
          </table:table-cell>
          <table:table-cell office:value-type="percentage" office:value="6.7030400000000004E-3" table:formula="of:=[.V59]/[.V$2]" table:style-name="ce6">
            <text:p>0.67%</text:p>
          </table:table-cell>
          <table:table-cell office:value-type="percentage" office:value="6.8040000000000006E-5" table:formula="of:=[.W59]/[.W$2]" table:style-name="ce6">
            <text:p>0.01%</text:p>
          </table:table-cell>
          <table:table-cell office:value-type="percentage" office:value="6.0559999999999998E-4" table:formula="of:=[.X59]/[.X$2]" table:style-name="ce6">
            <text:p>0.06%</text:p>
          </table:table-cell>
          <table:table-cell office:value-type="percentage" office:value="6.0559999999999998E-4" table:formula="of:=[.Y59]/[.Y$2]" table:style-name="ce6">
            <text:p>0.06%</text:p>
          </table:table-cell>
          <table:table-cell office:value-type="percentage" office:value="6.1519999999999994E-5" table:formula="of:=[.Z59]/[.Z$2]" table:style-name="ce6">
            <text:p>0.01%</text:p>
          </table:table-cell>
          <table:table-cell office:value-type="float" office:value="84" table:style-name="ce5">
            <text:p>84</text:p>
          </table:table-cell>
          <table:table-cell office:value-type="float" office:value="11.18" table:style-name="ce5">
            <text:p>11.18</text:p>
          </table:table-cell>
          <table:table-cell office:value-type="float" office:value="84" table:style-name="ce13">
            <text:p>84</text:p>
          </table:table-cell>
          <table:table-cell office:value-type="float" office:value="11.18" table:style-name="ce13">
            <text:p>11.1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2</text:p>
          </table:table-cell>
          <table:table-cell office:value-type="percentage" office:value="5.3420799999999999E-3" table:formula="of:=[.C60]/[.C$2]" table:style-name="ce6">
            <text:p>0.53%</text:p>
          </table:table-cell>
          <table:table-cell office:value-type="percentage" office:value="5.3420799999999999E-3" table:formula="of:=[.D60]/[.D$2]" table:style-name="ce6">
            <text:p>0.53%</text:p>
          </table:table-cell>
          <table:table-cell office:value-type="percentage" office:value="4.0765999999999997E-3" table:formula="of:=[.E60]/[.E$2]" table:style-name="ce6">
            <text:p>0.41%</text:p>
          </table:table-cell>
          <table:table-cell office:value-type="percentage" office:value="4.0765999999999997E-3" table:formula="of:=[.F60]/[.F$2]" table:style-name="ce6">
            <text:p>0.41%</text:p>
          </table:table-cell>
          <table:table-cell office:value-type="percentage" office:value="4.0027999999999998E-4" table:formula="of:=[.G60]/[.G$2]" table:style-name="ce6">
            <text:p>0.04%</text:p>
          </table:table-cell>
          <table:table-cell office:value-type="percentage" office:value="7.9519999999999998E-5" table:formula="of:=[.H60]/[.H$2]" table:style-name="ce6">
            <text:p>0.01%</text:p>
          </table:table-cell>
          <table:table-cell office:value-type="percentage" office:value="3.3383200000000001E-3" table:formula="of:=[.I60]/[.I$2]" table:style-name="ce6">
            <text:p>0.33%</text:p>
          </table:table-cell>
          <table:table-cell office:value-type="percentage" office:value="3.3383200000000001E-3" table:formula="of:=[.J60]/[.J$2]" table:style-name="ce6">
            <text:p>0.33%</text:p>
          </table:table-cell>
          <table:table-cell office:value-type="percentage" office:value="7.7520000000000003E-5" table:formula="of:=[.K60]/[.K$2]" table:style-name="ce6">
            <text:p>0.01%</text:p>
          </table:table-cell>
          <table:table-cell office:value-type="float" office:value="4256" table:style-name="ce5">
            <text:p>4256</text:p>
          </table:table-cell>
          <table:table-cell office:value-type="float" office:value="5.43" table:style-name="ce5">
            <text:p>5.43</text:p>
          </table:table-cell>
          <table:table-cell office:value-type="float" office:value="4259" table:style-name="ce13">
            <text:p>4259</text:p>
          </table:table-cell>
          <table:table-cell office:value-type="float" office:value="5.44" table:style-name="ce13">
            <text:p>5.44</text:p>
          </table:table-cell>
          <table:table-cell table:style-name="ce1"/>
          <table:table-cell office:value-type="string" table:style-name="ce1">
            <text:p>MPFC5532</text:p>
          </table:table-cell>
          <table:table-cell table:number-columns-repeated="2" table:style-name="ce1"/>
          <table:table-cell office:value-type="percentage" office:value="5.5148000000000003E-4" table:formula="of:=[.T60]/[.T$2]" table:style-name="ce6">
            <text:p>0.06%</text:p>
          </table:table-cell>
          <table:table-cell office:value-type="percentage" office:value="5.5148000000000003E-4" table:formula="of:=[.U60]/[.U$2]" table:style-name="ce6">
            <text:p>0.06%</text:p>
          </table:table-cell>
          <table:table-cell office:value-type="percentage" office:value="4.9473199999999998E-3" table:formula="of:=[.V60]/[.V$2]" table:style-name="ce6">
            <text:p>0.49%</text:p>
          </table:table-cell>
          <table:table-cell office:value-type="percentage" office:value="6.1999999999999999E-6" table:formula="of:=[.W60]/[.W$2]" table:style-name="ce6">
            <text:p>0.00%</text:p>
          </table:table-cell>
          <table:table-cell office:value-type="percentage" office:value="4.6047999999999998E-4" table:formula="of:=[.X60]/[.X$2]" table:style-name="ce6">
            <text:p>0.05%</text:p>
          </table:table-cell>
          <table:table-cell office:value-type="percentage" office:value="4.6047999999999998E-4" table:formula="of:=[.Y60]/[.Y$2]" table:style-name="ce6">
            <text:p>0.05%</text:p>
          </table:table-cell>
          <table:table-cell office:value-type="percentage" office:value="5.6400000000000002E-6" table:formula="of:=[.Z60]/[.Z$2]" table:style-name="ce6">
            <text:p>0.00%</text:p>
          </table:table-cell>
          <table:table-cell office:value-type="float" office:value="77" table:style-name="ce5">
            <text:p>77</text:p>
          </table:table-cell>
          <table:table-cell office:value-type="float" office:value="8.82" table:style-name="ce5">
            <text:p>8.82</text:p>
          </table:table-cell>
          <table:table-cell office:value-type="float" office:value="77" table:style-name="ce13">
            <text:p>77</text:p>
          </table:table-cell>
          <table:table-cell office:value-type="float" office:value="8.82" table:style-name="ce13">
            <text:p>8.8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3</text:p>
          </table:table-cell>
          <table:table-cell office:value-type="percentage" office:value="5.2253600000000001E-3" table:formula="of:=[.C61]/[.C$2]" table:style-name="ce6">
            <text:p>0.52%</text:p>
          </table:table-cell>
          <table:table-cell office:value-type="percentage" office:value="5.2253600000000001E-3" table:formula="of:=[.D61]/[.D$2]" table:style-name="ce6">
            <text:p>0.52%</text:p>
          </table:table-cell>
          <table:table-cell office:value-type="percentage" office:value="3.9657599999999996E-3" table:formula="of:=[.E61]/[.E$2]" table:style-name="ce6">
            <text:p>0.40%</text:p>
          </table:table-cell>
          <table:table-cell office:value-type="percentage" office:value="3.9657599999999996E-3" table:formula="of:=[.F61]/[.F$2]" table:style-name="ce6">
            <text:p>0.40%</text:p>
          </table:table-cell>
          <table:table-cell office:value-type="percentage" office:value="3.4368000000000002E-4" table:formula="of:=[.G61]/[.G$2]" table:style-name="ce6">
            <text:p>0.03%</text:p>
          </table:table-cell>
          <table:table-cell office:value-type="percentage" office:value="8.5920000000000004E-5" table:formula="of:=[.H61]/[.H$2]" table:style-name="ce6">
            <text:p>0.01%</text:p>
          </table:table-cell>
          <table:table-cell office:value-type="percentage" office:value="3.2486400000000001E-3" table:formula="of:=[.I61]/[.I$2]" table:style-name="ce6">
            <text:p>0.32%</text:p>
          </table:table-cell>
          <table:table-cell office:value-type="percentage" office:value="3.2486400000000001E-3" table:formula="of:=[.J61]/[.J$2]" table:style-name="ce6">
            <text:p>0.32%</text:p>
          </table:table-cell>
          <table:table-cell office:value-type="percentage" office:value="8.4240000000000007E-5" table:formula="of:=[.K61]/[.K$2]" table:style-name="ce6">
            <text:p>0.01%</text:p>
          </table:table-cell>
          <table:table-cell office:value-type="float" office:value="5564" table:style-name="ce5">
            <text:p>5564</text:p>
          </table:table-cell>
          <table:table-cell office:value-type="float" office:value="5.4" table:style-name="ce5">
            <text:p>5.4</text:p>
          </table:table-cell>
          <table:table-cell office:value-type="float" office:value="5568" table:style-name="ce13">
            <text:p>5568</text:p>
          </table:table-cell>
          <table:table-cell office:value-type="float" office:value="5.41" table:style-name="ce13">
            <text:p>5.41</text:p>
          </table:table-cell>
          <table:table-cell table:style-name="ce1"/>
          <table:table-cell office:value-type="string" table:style-name="ce1">
            <text:p>MPFC5533</text:p>
          </table:table-cell>
          <table:table-cell table:number-columns-repeated="2" table:style-name="ce1"/>
          <table:table-cell office:value-type="percentage" office:value="5.4292000000000001E-4" table:formula="of:=[.T61]/[.T$2]" table:style-name="ce6">
            <text:p>0.05%</text:p>
          </table:table-cell>
          <table:table-cell office:value-type="percentage" office:value="5.4292000000000001E-4" table:formula="of:=[.U61]/[.U$2]" table:style-name="ce6">
            <text:p>0.05%</text:p>
          </table:table-cell>
          <table:table-cell office:value-type="percentage" office:value="4.9056799999999999E-3" table:formula="of:=[.V61]/[.V$2]" table:style-name="ce6">
            <text:p>0.49%</text:p>
          </table:table-cell>
          <table:table-cell office:value-type="percentage" office:value="2.5828E-4" table:formula="of:=[.W61]/[.W$2]" table:style-name="ce6">
            <text:p>0.03%</text:p>
          </table:table-cell>
          <table:table-cell office:value-type="percentage" office:value="4.4312000000000003E-4" table:formula="of:=[.X61]/[.X$2]" table:style-name="ce6">
            <text:p>0.04%</text:p>
          </table:table-cell>
          <table:table-cell office:value-type="percentage" office:value="4.4312000000000003E-4" table:formula="of:=[.Y61]/[.Y$2]" table:style-name="ce6">
            <text:p>0.04%</text:p>
          </table:table-cell>
          <table:table-cell office:value-type="percentage" office:value="2.3252E-4" table:formula="of:=[.Z61]/[.Z$2]" table:style-name="ce6">
            <text:p>0.02%</text:p>
          </table:table-cell>
          <table:table-cell office:value-type="float" office:value="70" table:style-name="ce5">
            <text:p>70</text:p>
          </table:table-cell>
          <table:table-cell office:value-type="float" office:value="9.4600000000000009" table:style-name="ce5">
            <text:p>9.46</text:p>
          </table:table-cell>
          <table:table-cell office:value-type="float" office:value="70" table:style-name="ce13">
            <text:p>70</text:p>
          </table:table-cell>
          <table:table-cell office:value-type="float" office:value="9.4600000000000009" table:style-name="ce13">
            <text:p>9.4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4</text:p>
          </table:table-cell>
          <table:table-cell office:value-type="percentage" office:value="6.4347199999999997E-3" table:formula="of:=[.C62]/[.C$2]" table:style-name="ce6">
            <text:p>0.64%</text:p>
          </table:table-cell>
          <table:table-cell office:value-type="percentage" office:value="6.4347199999999997E-3" table:formula="of:=[.D62]/[.D$2]" table:style-name="ce6">
            <text:p>0.64%</text:p>
          </table:table-cell>
          <table:table-cell office:value-type="percentage" office:value="4.8504000000000004E-3" table:formula="of:=[.E62]/[.E$2]" table:style-name="ce6">
            <text:p>0.49%</text:p>
          </table:table-cell>
          <table:table-cell office:value-type="percentage" office:value="4.8504000000000004E-3" table:formula="of:=[.F62]/[.F$2]" table:style-name="ce6">
            <text:p>0.49%</text:p>
          </table:table-cell>
          <table:table-cell office:value-type="percentage" office:value="4.5251999999999998E-4" table:formula="of:=[.G62]/[.G$2]" table:style-name="ce6">
            <text:p>0.05%</text:p>
          </table:table-cell>
          <table:table-cell office:value-type="percentage" office:value="1.0391999999999999E-4" table:formula="of:=[.H62]/[.H$2]" table:style-name="ce6">
            <text:p>0.01%</text:p>
          </table:table-cell>
          <table:table-cell office:value-type="percentage" office:value="3.9568800000000003E-3" table:formula="of:=[.I62]/[.I$2]" table:style-name="ce6">
            <text:p>0.40%</text:p>
          </table:table-cell>
          <table:table-cell office:value-type="percentage" office:value="3.9568800000000003E-3" table:formula="of:=[.J62]/[.J$2]" table:style-name="ce6">
            <text:p>0.40%</text:p>
          </table:table-cell>
          <table:table-cell office:value-type="percentage" office:value="1.0064E-4" table:formula="of:=[.K62]/[.K$2]" table:style-name="ce6">
            <text:p>0.01%</text:p>
          </table:table-cell>
          <table:table-cell office:value-type="float" office:value="6734" table:style-name="ce5">
            <text:p>6734</text:p>
          </table:table-cell>
          <table:table-cell office:value-type="float" office:value="5.64" table:style-name="ce5">
            <text:p>5.64</text:p>
          </table:table-cell>
          <table:table-cell office:value-type="float" office:value="6742" table:style-name="ce13">
            <text:p>6742</text:p>
          </table:table-cell>
          <table:table-cell office:value-type="float" office:value="5.66" table:style-name="ce13">
            <text:p>5.66</text:p>
          </table:table-cell>
          <table:table-cell table:style-name="ce1"/>
          <table:table-cell office:value-type="string" table:style-name="ce1">
            <text:p>MPFC5534</text:p>
          </table:table-cell>
          <table:table-cell table:number-columns-repeated="2" table:style-name="ce1"/>
          <table:table-cell office:value-type="percentage" office:value="6.2023999999999998E-4" table:formula="of:=[.T62]/[.T$2]" table:style-name="ce6">
            <text:p>0.06%</text:p>
          </table:table-cell>
          <table:table-cell office:value-type="percentage" office:value="6.2023999999999998E-4" table:formula="of:=[.U62]/[.U$2]" table:style-name="ce6">
            <text:p>0.06%</text:p>
          </table:table-cell>
          <table:table-cell office:value-type="percentage" office:value="5.9389200000000003E-3" table:formula="of:=[.V62]/[.V$2]" table:style-name="ce6">
            <text:p>0.59%</text:p>
          </table:table-cell>
          <table:table-cell office:value-type="percentage" office:value="1.7255999999999999E-4" table:formula="of:=[.W62]/[.W$2]" table:style-name="ce6">
            <text:p>0.02%</text:p>
          </table:table-cell>
          <table:table-cell office:value-type="percentage" office:value="5.0659999999999995E-4" table:formula="of:=[.X62]/[.X$2]" table:style-name="ce6">
            <text:p>0.05%</text:p>
          </table:table-cell>
          <table:table-cell office:value-type="percentage" office:value="5.0659999999999995E-4" table:formula="of:=[.Y62]/[.Y$2]" table:style-name="ce6">
            <text:p>0.05%</text:p>
          </table:table-cell>
          <table:table-cell office:value-type="percentage" office:value="1.5636E-4" table:formula="of:=[.Z62]/[.Z$2]" table:style-name="ce6">
            <text:p>0.02%</text:p>
          </table:table-cell>
          <table:table-cell office:value-type="float" office:value="73" table:style-name="ce5">
            <text:p>73</text:p>
          </table:table-cell>
          <table:table-cell office:value-type="float" office:value="9.7200000000000006" table:style-name="ce5">
            <text:p>9.72</text:p>
          </table:table-cell>
          <table:table-cell office:value-type="float" office:value="73" table:style-name="ce13">
            <text:p>73</text:p>
          </table:table-cell>
          <table:table-cell office:value-type="float" office:value="9.7200000000000006" table:style-name="ce13">
            <text:p>9.7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5</text:p>
          </table:table-cell>
          <table:table-cell office:value-type="percentage" office:value="7.5518800000000004E-3" table:formula="of:=[.C63]/[.C$2]" table:style-name="ce6">
            <text:p>0.76%</text:p>
          </table:table-cell>
          <table:table-cell office:value-type="percentage" office:value="7.5518800000000004E-3" table:formula="of:=[.D63]/[.D$2]" table:style-name="ce6">
            <text:p>0.76%</text:p>
          </table:table-cell>
          <table:table-cell office:value-type="percentage" office:value="5.5301600000000001E-3" table:formula="of:=[.E63]/[.E$2]" table:style-name="ce6">
            <text:p>0.55%</text:p>
          </table:table-cell>
          <table:table-cell office:value-type="percentage" office:value="5.5301600000000001E-3" table:formula="of:=[.F63]/[.F$2]" table:style-name="ce6">
            <text:p>0.55%</text:p>
          </table:table-cell>
          <table:table-cell office:value-type="percentage" office:value="4.8939999999999997E-4" table:formula="of:=[.G63]/[.G$2]" table:style-name="ce6">
            <text:p>0.05%</text:p>
          </table:table-cell>
          <table:table-cell office:value-type="percentage" office:value="1.0428E-4" table:formula="of:=[.H63]/[.H$2]" table:style-name="ce6">
            <text:p>0.01%</text:p>
          </table:table-cell>
          <table:table-cell office:value-type="percentage" office:value="4.5336400000000002E-3" table:formula="of:=[.I63]/[.I$2]" table:style-name="ce6">
            <text:p>0.45%</text:p>
          </table:table-cell>
          <table:table-cell office:value-type="percentage" office:value="4.5336400000000002E-3" table:formula="of:=[.J63]/[.J$2]" table:style-name="ce6">
            <text:p>0.45%</text:p>
          </table:table-cell>
          <table:table-cell office:value-type="percentage" office:value="1.0168E-4" table:formula="of:=[.K63]/[.K$2]" table:style-name="ce6">
            <text:p>0.01%</text:p>
          </table:table-cell>
          <table:table-cell office:value-type="float" office:value="6762" table:style-name="ce5">
            <text:p>6762</text:p>
          </table:table-cell>
          <table:table-cell office:value-type="float" office:value="5.68" table:style-name="ce5">
            <text:p>5.68</text:p>
          </table:table-cell>
          <table:table-cell office:value-type="float" office:value="6770" table:style-name="ce13">
            <text:p>6770</text:p>
          </table:table-cell>
          <table:table-cell office:value-type="float" office:value="5.69" table:style-name="ce13">
            <text:p>5.69</text:p>
          </table:table-cell>
          <table:table-cell table:style-name="ce1"/>
          <table:table-cell office:value-type="string" table:style-name="ce1">
            <text:p>MPFC5535</text:p>
          </table:table-cell>
          <table:table-cell table:number-columns-repeated="2" table:style-name="ce1"/>
          <table:table-cell office:value-type="percentage" office:value="7.4228E-4" table:formula="of:=[.T63]/[.T$2]" table:style-name="ce6">
            <text:p>0.07%</text:p>
          </table:table-cell>
          <table:table-cell office:value-type="percentage" office:value="7.4228E-4" table:formula="of:=[.U63]/[.U$2]" table:style-name="ce6">
            <text:p>0.07%</text:p>
          </table:table-cell>
          <table:table-cell office:value-type="percentage" office:value="6.5935999999999998E-3" table:formula="of:=[.V63]/[.V$2]" table:style-name="ce6">
            <text:p>0.66%</text:p>
          </table:table-cell>
          <table:table-cell office:value-type="percentage" office:value="1.6132000000000001E-4" table:formula="of:=[.W63]/[.W$2]" table:style-name="ce6">
            <text:p>0.02%</text:p>
          </table:table-cell>
          <table:table-cell office:value-type="percentage" office:value="6.0280000000000002E-4" table:formula="of:=[.X63]/[.X$2]" table:style-name="ce6">
            <text:p>0.06%</text:p>
          </table:table-cell>
          <table:table-cell office:value-type="percentage" office:value="6.0280000000000002E-4" table:formula="of:=[.Y63]/[.Y$2]" table:style-name="ce6">
            <text:p>0.06%</text:p>
          </table:table-cell>
          <table:table-cell office:value-type="percentage" office:value="1.4484E-4" table:formula="of:=[.Z63]/[.Z$2]" table:style-name="ce6">
            <text:p>0.01%</text:p>
          </table:table-cell>
          <table:table-cell office:value-type="float" office:value="77" table:style-name="ce5">
            <text:p>77</text:p>
          </table:table-cell>
          <table:table-cell office:value-type="float" office:value="11.66" table:style-name="ce5">
            <text:p>11.66</text:p>
          </table:table-cell>
          <table:table-cell office:value-type="float" office:value="77" table:style-name="ce13">
            <text:p>77</text:p>
          </table:table-cell>
          <table:table-cell office:value-type="float" office:value="11.66" table:style-name="ce13">
            <text:p>11.6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6</text:p>
          </table:table-cell>
          <table:table-cell office:value-type="percentage" office:value="6.0669599999999997E-3" table:formula="of:=[.C64]/[.C$2]" table:style-name="ce6">
            <text:p>0.61%</text:p>
          </table:table-cell>
          <table:table-cell office:value-type="percentage" office:value="6.0669599999999997E-3" table:formula="of:=[.D64]/[.D$2]" table:style-name="ce6">
            <text:p>0.61%</text:p>
          </table:table-cell>
          <table:table-cell office:value-type="percentage" office:value="4.5380799999999999E-3" table:formula="of:=[.E64]/[.E$2]" table:style-name="ce6">
            <text:p>0.45%</text:p>
          </table:table-cell>
          <table:table-cell office:value-type="percentage" office:value="4.5380799999999999E-3" table:formula="of:=[.F64]/[.F$2]" table:style-name="ce6">
            <text:p>0.45%</text:p>
          </table:table-cell>
          <table:table-cell office:value-type="percentage" office:value="4.1644000000000002E-4" table:formula="of:=[.G64]/[.G$2]" table:style-name="ce6">
            <text:p>0.04%</text:p>
          </table:table-cell>
          <table:table-cell office:value-type="percentage" office:value="9.5920000000000003E-5" table:formula="of:=[.H64]/[.H$2]" table:style-name="ce6">
            <text:p>0.01%</text:p>
          </table:table-cell>
          <table:table-cell office:value-type="percentage" office:value="3.7298000000000001E-3" table:formula="of:=[.I64]/[.I$2]" table:style-name="ce6">
            <text:p>0.37%</text:p>
          </table:table-cell>
          <table:table-cell office:value-type="percentage" office:value="3.7298000000000001E-3" table:formula="of:=[.J64]/[.J$2]" table:style-name="ce6">
            <text:p>0.37%</text:p>
          </table:table-cell>
          <table:table-cell office:value-type="percentage" office:value="9.4079999999999994E-5" table:formula="of:=[.K64]/[.K$2]" table:style-name="ce6">
            <text:p>0.01%</text:p>
          </table:table-cell>
          <table:table-cell office:value-type="float" office:value="5470" table:style-name="ce5">
            <text:p>5470</text:p>
          </table:table-cell>
          <table:table-cell office:value-type="float" office:value="5.67" table:style-name="ce5">
            <text:p>5.67</text:p>
          </table:table-cell>
          <table:table-cell office:value-type="float" office:value="5476" table:style-name="ce13">
            <text:p>5476</text:p>
          </table:table-cell>
          <table:table-cell office:value-type="float" office:value="5.68" table:style-name="ce13">
            <text:p>5.68</text:p>
          </table:table-cell>
          <table:table-cell table:style-name="ce1"/>
          <table:table-cell office:value-type="string" table:style-name="ce1">
            <text:p>MPFC5536</text:p>
          </table:table-cell>
          <table:table-cell table:number-columns-repeated="2" table:style-name="ce1"/>
          <table:table-cell office:value-type="percentage" office:value="6.156E-4" table:formula="of:=[.T64]/[.T$2]" table:style-name="ce6">
            <text:p>0.06%</text:p>
          </table:table-cell>
          <table:table-cell office:value-type="percentage" office:value="6.156E-4" table:formula="of:=[.U64]/[.U$2]" table:style-name="ce6">
            <text:p>0.06%</text:p>
          </table:table-cell>
          <table:table-cell office:value-type="percentage" office:value="5.5332000000000003E-3" table:formula="of:=[.V64]/[.V$2]" table:style-name="ce6">
            <text:p>0.55%</text:p>
          </table:table-cell>
          <table:table-cell office:value-type="percentage" office:value="7.9911999999999995E-4" table:formula="of:=[.W64]/[.W$2]" table:style-name="ce6">
            <text:p>0.08%</text:p>
          </table:table-cell>
          <table:table-cell office:value-type="percentage" office:value="5.0648000000000002E-4" table:formula="of:=[.X64]/[.X$2]" table:style-name="ce6">
            <text:p>0.05%</text:p>
          </table:table-cell>
          <table:table-cell office:value-type="percentage" office:value="5.0648000000000002E-4" table:formula="of:=[.Y64]/[.Y$2]" table:style-name="ce6">
            <text:p>0.05%</text:p>
          </table:table-cell>
          <table:table-cell office:value-type="percentage" office:value="7.1507999999999999E-4" table:formula="of:=[.Z64]/[.Z$2]" table:style-name="ce6">
            <text:p>0.07%</text:p>
          </table:table-cell>
          <table:table-cell office:value-type="float" office:value="72" table:style-name="ce5">
            <text:p>72</text:p>
          </table:table-cell>
          <table:table-cell office:value-type="float" office:value="11.51" table:style-name="ce5">
            <text:p>11.51</text:p>
          </table:table-cell>
          <table:table-cell office:value-type="float" office:value="72" table:style-name="ce13">
            <text:p>72</text:p>
          </table:table-cell>
          <table:table-cell office:value-type="float" office:value="11.5" table:style-name="ce13">
            <text:p>11.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7</text:p>
          </table:table-cell>
          <table:table-cell office:value-type="percentage" office:value="9.0654800000000008E-3" table:formula="of:=[.C65]/[.C$2]" table:style-name="ce6">
            <text:p>0.91%</text:p>
          </table:table-cell>
          <table:table-cell office:value-type="percentage" office:value="9.0654800000000008E-3" table:formula="of:=[.D65]/[.D$2]" table:style-name="ce6">
            <text:p>0.91%</text:p>
          </table:table-cell>
          <table:table-cell office:value-type="percentage" office:value="4.9092399999999996E-3" table:formula="of:=[.E65]/[.E$2]" table:style-name="ce6">
            <text:p>0.49%</text:p>
          </table:table-cell>
          <table:table-cell office:value-type="percentage" office:value="4.9092399999999996E-3" table:formula="of:=[.F65]/[.F$2]" table:style-name="ce6">
            <text:p>0.49%</text:p>
          </table:table-cell>
          <table:table-cell office:value-type="percentage" office:value="4.6339999999999999E-4" table:formula="of:=[.G65]/[.G$2]" table:style-name="ce6">
            <text:p>0.05%</text:p>
          </table:table-cell>
          <table:table-cell office:value-type="percentage" office:value="1.2692000000000001E-4" table:formula="of:=[.H65]/[.H$2]" table:style-name="ce6">
            <text:p>0.01%</text:p>
          </table:table-cell>
          <table:table-cell office:value-type="percentage" office:value="4.0255999999999998E-3" table:formula="of:=[.I65]/[.I$2]" table:style-name="ce6">
            <text:p>0.40%</text:p>
          </table:table-cell>
          <table:table-cell office:value-type="percentage" office:value="4.0255999999999998E-3" table:formula="of:=[.J65]/[.J$2]" table:style-name="ce6">
            <text:p>0.40%</text:p>
          </table:table-cell>
          <table:table-cell office:value-type="percentage" office:value="1.2208E-4" table:formula="of:=[.K65]/[.K$2]" table:style-name="ce6">
            <text:p>0.01%</text:p>
          </table:table-cell>
          <table:table-cell office:value-type="float" office:value="6205" table:style-name="ce5">
            <text:p>6205</text:p>
          </table:table-cell>
          <table:table-cell office:value-type="float" office:value="5.59" table:style-name="ce5">
            <text:p>5.59</text:p>
          </table:table-cell>
          <table:table-cell office:value-type="float" office:value="6213" table:style-name="ce13">
            <text:p>6213</text:p>
          </table:table-cell>
          <table:table-cell office:value-type="float" office:value="5.6" table:style-name="ce13">
            <text:p>5.6</text:p>
          </table:table-cell>
          <table:table-cell table:style-name="ce1"/>
          <table:table-cell office:value-type="string" table:style-name="ce1">
            <text:p>MPFC5537</text:p>
          </table:table-cell>
          <table:table-cell table:number-columns-repeated="2" table:style-name="ce1"/>
          <table:table-cell office:value-type="percentage" office:value="7.2784E-4" table:formula="of:=[.T65]/[.T$2]" table:style-name="ce6">
            <text:p>0.07%</text:p>
          </table:table-cell>
          <table:table-cell office:value-type="percentage" office:value="7.2784E-4" table:formula="of:=[.U65]/[.U$2]" table:style-name="ce6">
            <text:p>0.07%</text:p>
          </table:table-cell>
          <table:table-cell office:value-type="percentage" office:value="6.4292400000000001E-3" table:formula="of:=[.V65]/[.V$2]" table:style-name="ce6">
            <text:p>0.64%</text:p>
          </table:table-cell>
          <table:table-cell office:value-type="percentage" office:value="1.656024E-2" table:formula="of:=[.W65]/[.W$2]" table:style-name="ce6">
            <text:p>1.66%</text:p>
          </table:table-cell>
          <table:table-cell office:value-type="percentage" office:value="6.0556E-4" table:formula="of:=[.X65]/[.X$2]" table:style-name="ce6">
            <text:p>0.06%</text:p>
          </table:table-cell>
          <table:table-cell office:value-type="percentage" office:value="6.0556E-4" table:formula="of:=[.Y65]/[.Y$2]" table:style-name="ce6">
            <text:p>0.06%</text:p>
          </table:table-cell>
          <table:table-cell office:value-type="percentage" office:value="1.4409399999999999E-2" table:formula="of:=[.Z65]/[.Z$2]" table:style-name="ce6">
            <text:p>1.44%</text:p>
          </table:table-cell>
          <table:table-cell office:value-type="float" office:value="98" table:style-name="ce5">
            <text:p>98</text:p>
          </table:table-cell>
          <table:table-cell office:value-type="float" office:value="9.08" table:style-name="ce5">
            <text:p>9.08</text:p>
          </table:table-cell>
          <table:table-cell office:value-type="float" office:value="98" table:style-name="ce13">
            <text:p>98</text:p>
          </table:table-cell>
          <table:table-cell office:value-type="float" office:value="9.43" table:style-name="ce13">
            <text:p>9.4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8</text:p>
          </table:table-cell>
          <table:table-cell office:value-type="percentage" office:value="6.21632E-3" table:formula="of:=[.C66]/[.C$2]" table:style-name="ce6">
            <text:p>0.62%</text:p>
          </table:table-cell>
          <table:table-cell office:value-type="percentage" office:value="6.21632E-3" table:formula="of:=[.D66]/[.D$2]" table:style-name="ce6">
            <text:p>0.62%</text:p>
          </table:table-cell>
          <table:table-cell office:value-type="percentage" office:value="4.6488800000000002E-3" table:formula="of:=[.E66]/[.E$2]" table:style-name="ce6">
            <text:p>0.46%</text:p>
          </table:table-cell>
          <table:table-cell office:value-type="percentage" office:value="4.6488800000000002E-3" table:formula="of:=[.F66]/[.F$2]" table:style-name="ce6">
            <text:p>0.46%</text:p>
          </table:table-cell>
          <table:table-cell office:value-type="percentage" office:value="4.1775999999999998E-4" table:formula="of:=[.G66]/[.G$2]" table:style-name="ce6">
            <text:p>0.04%</text:p>
          </table:table-cell>
          <table:table-cell office:value-type="percentage" office:value="1.1804E-4" table:formula="of:=[.H66]/[.H$2]" table:style-name="ce6">
            <text:p>0.01%</text:p>
          </table:table-cell>
          <table:table-cell office:value-type="percentage" office:value="3.8115200000000001E-3" table:formula="of:=[.I66]/[.I$2]" table:style-name="ce6">
            <text:p>0.38%</text:p>
          </table:table-cell>
          <table:table-cell office:value-type="percentage" office:value="3.8115200000000001E-3" table:formula="of:=[.J66]/[.J$2]" table:style-name="ce6">
            <text:p>0.38%</text:p>
          </table:table-cell>
          <table:table-cell office:value-type="percentage" office:value="1.1315999999999999E-4" table:formula="of:=[.K66]/[.K$2]" table:style-name="ce6">
            <text:p>0.01%</text:p>
          </table:table-cell>
          <table:table-cell office:value-type="float" office:value="5879" table:style-name="ce5">
            <text:p>5879</text:p>
          </table:table-cell>
          <table:table-cell office:value-type="float" office:value="5.58" table:style-name="ce5">
            <text:p>5.58</text:p>
          </table:table-cell>
          <table:table-cell office:value-type="float" office:value="5888" table:style-name="ce13">
            <text:p>5888</text:p>
          </table:table-cell>
          <table:table-cell office:value-type="float" office:value="5.59" table:style-name="ce13">
            <text:p>5.59</text:p>
          </table:table-cell>
          <table:table-cell table:style-name="ce1"/>
          <table:table-cell office:value-type="string" table:style-name="ce1">
            <text:p>MPFC5538</text:p>
          </table:table-cell>
          <table:table-cell table:number-columns-repeated="2" table:style-name="ce1"/>
          <table:table-cell office:value-type="percentage" office:value="6.5724000000000002E-4" table:formula="of:=[.T66]/[.T$2]" table:style-name="ce6">
            <text:p>0.07%</text:p>
          </table:table-cell>
          <table:table-cell office:value-type="percentage" office:value="6.5724000000000002E-4" table:formula="of:=[.U66]/[.U$2]" table:style-name="ce6">
            <text:p>0.07%</text:p>
          </table:table-cell>
          <table:table-cell office:value-type="percentage" office:value="5.8034799999999997E-3" table:formula="of:=[.V66]/[.V$2]" table:style-name="ce6">
            <text:p>0.58%</text:p>
          </table:table-cell>
          <table:table-cell office:value-type="percentage" office:value="1.6096E-4" table:formula="of:=[.W66]/[.W$2]" table:style-name="ce6">
            <text:p>0.02%</text:p>
          </table:table-cell>
          <table:table-cell office:value-type="percentage" office:value="5.3675999999999995E-4" table:formula="of:=[.X66]/[.X$2]" table:style-name="ce6">
            <text:p>0.05%</text:p>
          </table:table-cell>
          <table:table-cell office:value-type="percentage" office:value="5.3675999999999995E-4" table:formula="of:=[.Y66]/[.Y$2]" table:style-name="ce6">
            <text:p>0.05%</text:p>
          </table:table-cell>
          <table:table-cell office:value-type="percentage" office:value="1.4359999999999999E-4" table:formula="of:=[.Z66]/[.Z$2]" table:style-name="ce6">
            <text:p>0.01%</text:p>
          </table:table-cell>
          <table:table-cell office:value-type="float" office:value="99" table:style-name="ce5">
            <text:p>99</text:p>
          </table:table-cell>
          <table:table-cell office:value-type="float" office:value="9.1199999999999992" table:style-name="ce5">
            <text:p>9.12</text:p>
          </table:table-cell>
          <table:table-cell office:value-type="float" office:value="99" table:style-name="ce13">
            <text:p>99</text:p>
          </table:table-cell>
          <table:table-cell office:value-type="float" office:value="9.1199999999999992" table:style-name="ce13">
            <text:p>9.1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9</text:p>
          </table:table-cell>
          <table:table-cell office:value-type="percentage" office:value="1.8532399999999999E-3" table:formula="of:=[.C67]/[.C$2]" table:style-name="ce6">
            <text:p>0.19%</text:p>
          </table:table-cell>
          <table:table-cell office:value-type="percentage" office:value="1.8532399999999999E-3" table:formula="of:=[.D67]/[.D$2]" table:style-name="ce6">
            <text:p>0.19%</text:p>
          </table:table-cell>
          <table:table-cell office:value-type="percentage" office:value="1.36988E-3" table:formula="of:=[.E67]/[.E$2]" table:style-name="ce6">
            <text:p>0.14%</text:p>
          </table:table-cell>
          <table:table-cell office:value-type="percentage" office:value="1.36988E-3" table:formula="of:=[.F67]/[.F$2]" table:style-name="ce6">
            <text:p>0.14%</text:p>
          </table:table-cell>
          <table:table-cell office:value-type="percentage" office:value="1.2507999999999999E-4" table:formula="of:=[.G67]/[.G$2]" table:style-name="ce6">
            <text:p>0.01%</text:p>
          </table:table-cell>
          <table:table-cell office:value-type="percentage" office:value="3.2440000000000001E-5" table:formula="of:=[.H67]/[.H$2]" table:style-name="ce6">
            <text:p>0.00%</text:p>
          </table:table-cell>
          <table:table-cell office:value-type="percentage" office:value="1.12352E-3" table:formula="of:=[.I67]/[.I$2]" table:style-name="ce6">
            <text:p>0.11%</text:p>
          </table:table-cell>
          <table:table-cell office:value-type="percentage" office:value="1.12352E-3" table:formula="of:=[.J67]/[.J$2]" table:style-name="ce6">
            <text:p>0.11%</text:p>
          </table:table-cell>
          <table:table-cell office:value-type="percentage" office:value="3.1600000000000002E-5" table:formula="of:=[.K67]/[.K$2]" table:style-name="ce6">
            <text:p>0.00%</text:p>
          </table:table-cell>
          <table:table-cell office:value-type="float" office:value="1372" table:style-name="ce5">
            <text:p>1372</text:p>
          </table:table-cell>
          <table:table-cell office:value-type="float" office:value="5.13" table:style-name="ce5">
            <text:p>5.13</text:p>
          </table:table-cell>
          <table:table-cell office:value-type="float" office:value="1374" table:style-name="ce13">
            <text:p>1374</text:p>
          </table:table-cell>
          <table:table-cell office:value-type="float" office:value="5.16" table:style-name="ce13">
            <text:p>5.16</text:p>
          </table:table-cell>
          <table:table-cell table:style-name="ce1"/>
          <table:table-cell office:value-type="string" table:style-name="ce1">
            <text:p>MPFC5539</text:p>
          </table:table-cell>
          <table:table-cell table:number-columns-repeated="2" table:style-name="ce1"/>
          <table:table-cell office:value-type="percentage" office:value="1.8307999999999999E-4" table:formula="of:=[.T67]/[.T$2]" table:style-name="ce6">
            <text:p>0.02%</text:p>
          </table:table-cell>
          <table:table-cell office:value-type="percentage" office:value="1.8307999999999999E-4" table:formula="of:=[.U67]/[.U$2]" table:style-name="ce6">
            <text:p>0.02%</text:p>
          </table:table-cell>
          <table:table-cell office:value-type="percentage" office:value="1.7221599999999999E-3" table:formula="of:=[.V67]/[.V$2]" table:style-name="ce6">
            <text:p>0.17%</text:p>
          </table:table-cell>
          <table:table-cell office:value-type="percentage" office:value="1.288E-5" table:formula="of:=[.W67]/[.W$2]" table:style-name="ce6">
            <text:p>0.00%</text:p>
          </table:table-cell>
          <table:table-cell office:value-type="percentage" office:value="1.5459999999999999E-4" table:formula="of:=[.X67]/[.X$2]" table:style-name="ce6">
            <text:p>0.02%</text:p>
          </table:table-cell>
          <table:table-cell office:value-type="percentage" office:value="1.5459999999999999E-4" table:formula="of:=[.Y67]/[.Y$2]" table:style-name="ce6">
            <text:p>0.02%</text:p>
          </table:table-cell>
          <table:table-cell office:value-type="percentage" office:value="1.1559999999999999E-5" table:formula="of:=[.Z67]/[.Z$2]" table:style-name="ce6">
            <text:p>0.00%</text:p>
          </table:table-cell>
          <table:table-cell office:value-type="float" office:value="24" table:style-name="ce5">
            <text:p>24</text:p>
          </table:table-cell>
          <table:table-cell office:value-type="float" office:value="12.21" table:style-name="ce5">
            <text:p>12.21</text:p>
          </table:table-cell>
          <table:table-cell office:value-type="float" office:value="24" table:style-name="ce13">
            <text:p>24</text:p>
          </table:table-cell>
          <table:table-cell office:value-type="float" office:value="12.21" table:style-name="ce13">
            <text:p>12.2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0</text:p>
          </table:table-cell>
          <table:table-cell office:value-type="percentage" office:value="8.6471199999999995E-3" table:formula="of:=[.C68]/[.C$2]" table:style-name="ce6">
            <text:p>0.86%</text:p>
          </table:table-cell>
          <table:table-cell office:value-type="percentage" office:value="8.6471199999999995E-3" table:formula="of:=[.D68]/[.D$2]" table:style-name="ce6">
            <text:p>0.86%</text:p>
          </table:table-cell>
          <table:table-cell office:value-type="percentage" office:value="6.6636000000000004E-3" table:formula="of:=[.E68]/[.E$2]" table:style-name="ce6">
            <text:p>0.67%</text:p>
          </table:table-cell>
          <table:table-cell office:value-type="percentage" office:value="6.6636000000000004E-3" table:formula="of:=[.F68]/[.F$2]" table:style-name="ce6">
            <text:p>0.67%</text:p>
          </table:table-cell>
          <table:table-cell office:value-type="percentage" office:value="5.8755999999999999E-4" table:formula="of:=[.G68]/[.G$2]" table:style-name="ce6">
            <text:p>0.06%</text:p>
          </table:table-cell>
          <table:table-cell office:value-type="percentage" office:value="1.4864000000000001E-4" table:formula="of:=[.H68]/[.H$2]" table:style-name="ce6">
            <text:p>0.01%</text:p>
          </table:table-cell>
          <table:table-cell office:value-type="percentage" office:value="5.5092400000000003E-3" table:formula="of:=[.I68]/[.I$2]" table:style-name="ce6">
            <text:p>0.55%</text:p>
          </table:table-cell>
          <table:table-cell office:value-type="percentage" office:value="5.5092400000000003E-3" table:formula="of:=[.J68]/[.J$2]" table:style-name="ce6">
            <text:p>0.55%</text:p>
          </table:table-cell>
          <table:table-cell office:value-type="percentage" office:value="1.4268000000000001E-4" table:formula="of:=[.K68]/[.K$2]" table:style-name="ce6">
            <text:p>0.01%</text:p>
          </table:table-cell>
          <table:table-cell office:value-type="float" office:value="7599" table:style-name="ce5">
            <text:p>7599</text:p>
          </table:table-cell>
          <table:table-cell office:value-type="float" office:value="5.66" table:style-name="ce5">
            <text:p>5.66</text:p>
          </table:table-cell>
          <table:table-cell office:value-type="float" office:value="7606" table:style-name="ce13">
            <text:p>7606</text:p>
          </table:table-cell>
          <table:table-cell office:value-type="float" office:value="5.67" table:style-name="ce13">
            <text:p>5.67</text:p>
          </table:table-cell>
          <table:table-cell table:style-name="ce1"/>
          <table:table-cell office:value-type="string" table:style-name="ce1">
            <text:p>MPFC5540</text:p>
          </table:table-cell>
          <table:table-cell table:number-columns-repeated="2" table:style-name="ce1"/>
          <table:table-cell office:value-type="percentage" office:value="8.7027999999999997E-4" table:formula="of:=[.T68]/[.T$2]" table:style-name="ce6">
            <text:p>0.09%</text:p>
          </table:table-cell>
          <table:table-cell office:value-type="percentage" office:value="8.7027999999999997E-4" table:formula="of:=[.U68]/[.U$2]" table:style-name="ce6">
            <text:p>0.09%</text:p>
          </table:table-cell>
          <table:table-cell office:value-type="percentage" office:value="8.0150399999999993E-3" table:formula="of:=[.V68]/[.V$2]" table:style-name="ce6">
            <text:p>0.80%</text:p>
          </table:table-cell>
          <table:table-cell office:value-type="percentage" office:value="2.1880000000000001E-5" table:formula="of:=[.W68]/[.W$2]" table:style-name="ce6">
            <text:p>0.00%</text:p>
          </table:table-cell>
          <table:table-cell office:value-type="percentage" office:value="7.2608000000000004E-4" table:formula="of:=[.X68]/[.X$2]" table:style-name="ce6">
            <text:p>0.07%</text:p>
          </table:table-cell>
          <table:table-cell office:value-type="percentage" office:value="7.2608000000000004E-4" table:formula="of:=[.Y68]/[.Y$2]" table:style-name="ce6">
            <text:p>0.07%</text:p>
          </table:table-cell>
          <table:table-cell office:value-type="percentage" office:value="1.9279999999999998E-5" table:formula="of:=[.Z68]/[.Z$2]" table:style-name="ce6">
            <text:p>0.00%</text:p>
          </table:table-cell>
          <table:table-cell office:value-type="float" office:value="124" table:style-name="ce5">
            <text:p>124</text:p>
          </table:table-cell>
          <table:table-cell office:value-type="float" office:value="10" table:style-name="ce5">
            <text:p>10</text:p>
          </table:table-cell>
          <table:table-cell office:value-type="float" office:value="124" table:style-name="ce13">
            <text:p>124</text:p>
          </table:table-cell>
          <table:table-cell office:value-type="float" office:value="10" table:style-name="ce13">
            <text:p>1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1</text:p>
          </table:table-cell>
          <table:table-cell office:value-type="percentage" office:value="7.9959200000000001E-3" table:formula="of:=[.C69]/[.C$2]" table:style-name="ce6">
            <text:p>0.80%</text:p>
          </table:table-cell>
          <table:table-cell office:value-type="percentage" office:value="7.9959200000000001E-3" table:formula="of:=[.D69]/[.D$2]" table:style-name="ce6">
            <text:p>0.80%</text:p>
          </table:table-cell>
          <table:table-cell office:value-type="percentage" office:value="6.0798800000000002E-3" table:formula="of:=[.E69]/[.E$2]" table:style-name="ce6">
            <text:p>0.61%</text:p>
          </table:table-cell>
          <table:table-cell office:value-type="percentage" office:value="6.0798800000000002E-3" table:formula="of:=[.F69]/[.F$2]" table:style-name="ce6">
            <text:p>0.61%</text:p>
          </table:table-cell>
          <table:table-cell office:value-type="percentage" office:value="5.5928E-4" table:formula="of:=[.G69]/[.G$2]" table:style-name="ce6">
            <text:p>0.06%</text:p>
          </table:table-cell>
          <table:table-cell office:value-type="percentage" office:value="1.6168000000000001E-4" table:formula="of:=[.H69]/[.H$2]" table:style-name="ce6">
            <text:p>0.02%</text:p>
          </table:table-cell>
          <table:table-cell office:value-type="percentage" office:value="5.00148E-3" table:formula="of:=[.I69]/[.I$2]" table:style-name="ce6">
            <text:p>0.50%</text:p>
          </table:table-cell>
          <table:table-cell office:value-type="percentage" office:value="5.00148E-3" table:formula="of:=[.J69]/[.J$2]" table:style-name="ce6">
            <text:p>0.50%</text:p>
          </table:table-cell>
          <table:table-cell office:value-type="percentage" office:value="1.5611999999999999E-4" table:formula="of:=[.K69]/[.K$2]" table:style-name="ce6">
            <text:p>0.02%</text:p>
          </table:table-cell>
          <table:table-cell office:value-type="float" office:value="7265" table:style-name="ce5">
            <text:p>7265</text:p>
          </table:table-cell>
          <table:table-cell office:value-type="float" office:value="5.72" table:style-name="ce5">
            <text:p>5.72</text:p>
          </table:table-cell>
          <table:table-cell office:value-type="float" office:value="7274" table:style-name="ce13">
            <text:p>7274</text:p>
          </table:table-cell>
          <table:table-cell office:value-type="float" office:value="5.73" table:style-name="ce13">
            <text:p>5.73</text:p>
          </table:table-cell>
          <table:table-cell table:style-name="ce1"/>
          <table:table-cell office:value-type="string" table:style-name="ce1">
            <text:p>MPFC5541</text:p>
          </table:table-cell>
          <table:table-cell table:number-columns-repeated="2" table:style-name="ce1"/>
          <table:table-cell office:value-type="percentage" office:value="8.0519999999999995E-4" table:formula="of:=[.T69]/[.T$2]" table:style-name="ce6">
            <text:p>0.08%</text:p>
          </table:table-cell>
          <table:table-cell office:value-type="percentage" office:value="8.0519999999999995E-4" table:formula="of:=[.U69]/[.U$2]" table:style-name="ce6">
            <text:p>0.08%</text:p>
          </table:table-cell>
          <table:table-cell office:value-type="percentage" office:value="7.3793599999999997E-3" table:formula="of:=[.V69]/[.V$2]" table:style-name="ce6">
            <text:p>0.74%</text:p>
          </table:table-cell>
          <table:table-cell office:value-type="percentage" office:value="2.2920000000000001E-5" table:formula="of:=[.W69]/[.W$2]" table:style-name="ce6">
            <text:p>0.00%</text:p>
          </table:table-cell>
          <table:table-cell office:value-type="percentage" office:value="6.6472000000000005E-4" table:formula="of:=[.X69]/[.X$2]" table:style-name="ce6">
            <text:p>0.07%</text:p>
          </table:table-cell>
          <table:table-cell office:value-type="percentage" office:value="6.6472000000000005E-4" table:formula="of:=[.Y69]/[.Y$2]" table:style-name="ce6">
            <text:p>0.07%</text:p>
          </table:table-cell>
          <table:table-cell office:value-type="percentage" office:value="2.0720000000000002E-5" table:formula="of:=[.Z69]/[.Z$2]" table:style-name="ce6">
            <text:p>0.00%</text:p>
          </table:table-cell>
          <table:table-cell office:value-type="float" office:value="106" table:style-name="ce5">
            <text:p>106</text:p>
          </table:table-cell>
          <table:table-cell office:value-type="float" office:value="10.64" table:style-name="ce5">
            <text:p>10.64</text:p>
          </table:table-cell>
          <table:table-cell office:value-type="float" office:value="106" table:style-name="ce13">
            <text:p>106</text:p>
          </table:table-cell>
          <table:table-cell office:value-type="float" office:value="10.64" table:style-name="ce13">
            <text:p>10.64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2</text:p>
          </table:table-cell>
          <table:table-cell office:value-type="percentage" office:value="7.3946000000000003E-3" table:formula="of:=[.C70]/[.C$2]" table:style-name="ce6">
            <text:p>0.74%</text:p>
          </table:table-cell>
          <table:table-cell office:value-type="percentage" office:value="7.3946000000000003E-3" table:formula="of:=[.D70]/[.D$2]" table:style-name="ce6">
            <text:p>0.74%</text:p>
          </table:table-cell>
          <table:table-cell office:value-type="percentage" office:value="5.5985200000000001E-3" table:formula="of:=[.E70]/[.E$2]" table:style-name="ce6">
            <text:p>0.56%</text:p>
          </table:table-cell>
          <table:table-cell office:value-type="percentage" office:value="5.5985200000000001E-3" table:formula="of:=[.F70]/[.F$2]" table:style-name="ce6">
            <text:p>0.56%</text:p>
          </table:table-cell>
          <table:table-cell office:value-type="percentage" office:value="5.0051999999999996E-4" table:formula="of:=[.G70]/[.G$2]" table:style-name="ce6">
            <text:p>0.05%</text:p>
          </table:table-cell>
          <table:table-cell office:value-type="percentage" office:value="1.014E-4" table:formula="of:=[.H70]/[.H$2]" table:style-name="ce6">
            <text:p>0.01%</text:p>
          </table:table-cell>
          <table:table-cell office:value-type="percentage" office:value="4.5966799999999997E-3" table:formula="of:=[.I70]/[.I$2]" table:style-name="ce6">
            <text:p>0.46%</text:p>
          </table:table-cell>
          <table:table-cell office:value-type="percentage" office:value="4.5966799999999997E-3" table:formula="of:=[.J70]/[.J$2]" table:style-name="ce6">
            <text:p>0.46%</text:p>
          </table:table-cell>
          <table:table-cell office:value-type="percentage" office:value="9.9480000000000003E-5" table:formula="of:=[.K70]/[.K$2]" table:style-name="ce6">
            <text:p>0.01%</text:p>
          </table:table-cell>
          <table:table-cell office:value-type="float" office:value="6061" table:style-name="ce5">
            <text:p>6061</text:p>
          </table:table-cell>
          <table:table-cell office:value-type="float" office:value="5.71" table:style-name="ce5">
            <text:p>5.71</text:p>
          </table:table-cell>
          <table:table-cell office:value-type="float" office:value="6068" table:style-name="ce13">
            <text:p>6068</text:p>
          </table:table-cell>
          <table:table-cell office:value-type="float" office:value="5.72" table:style-name="ce13">
            <text:p>5.72</text:p>
          </table:table-cell>
          <table:table-cell table:style-name="ce1"/>
          <table:table-cell office:value-type="string" table:style-name="ce1">
            <text:p>MPFC5542</text:p>
          </table:table-cell>
          <table:table-cell table:number-columns-repeated="2" table:style-name="ce1"/>
          <table:table-cell office:value-type="percentage" office:value="7.6911999999999998E-4" table:formula="of:=[.T70]/[.T$2]" table:style-name="ce6">
            <text:p>0.08%</text:p>
          </table:table-cell>
          <table:table-cell office:value-type="percentage" office:value="7.6911999999999998E-4" table:formula="of:=[.U70]/[.U$2]" table:style-name="ce6">
            <text:p>0.08%</text:p>
          </table:table-cell>
          <table:table-cell office:value-type="percentage" office:value="6.7043199999999997E-3" table:formula="of:=[.V70]/[.V$2]" table:style-name="ce6">
            <text:p>0.67%</text:p>
          </table:table-cell>
          <table:table-cell office:value-type="percentage" office:value="2.0443999999999999E-4" table:formula="of:=[.W70]/[.W$2]" table:style-name="ce6">
            <text:p>0.02%</text:p>
          </table:table-cell>
          <table:table-cell office:value-type="percentage" office:value="6.3860000000000002E-4" table:formula="of:=[.X70]/[.X$2]" table:style-name="ce6">
            <text:p>0.06%</text:p>
          </table:table-cell>
          <table:table-cell office:value-type="percentage" office:value="6.3860000000000002E-4" table:formula="of:=[.Y70]/[.Y$2]" table:style-name="ce6">
            <text:p>0.06%</text:p>
          </table:table-cell>
          <table:table-cell office:value-type="percentage" office:value="1.8196E-4" table:formula="of:=[.Z70]/[.Z$2]" table:style-name="ce6">
            <text:p>0.02%</text:p>
          </table:table-cell>
          <table:table-cell office:value-type="float" office:value="112" table:style-name="ce5">
            <text:p>112</text:p>
          </table:table-cell>
          <table:table-cell office:value-type="float" office:value="9.73" table:style-name="ce5">
            <text:p>9.73</text:p>
          </table:table-cell>
          <table:table-cell office:value-type="float" office:value="112" table:style-name="ce13">
            <text:p>112</text:p>
          </table:table-cell>
          <table:table-cell office:value-type="float" office:value="9.73" table:style-name="ce13">
            <text:p>9.7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3</text:p>
          </table:table-cell>
          <table:table-cell office:value-type="percentage" office:value="6.4333999999999997E-3" table:formula="of:=[.C71]/[.C$2]" table:style-name="ce6">
            <text:p>0.64%</text:p>
          </table:table-cell>
          <table:table-cell office:value-type="percentage" office:value="6.4333999999999997E-3" table:formula="of:=[.D71]/[.D$2]" table:style-name="ce6">
            <text:p>0.64%</text:p>
          </table:table-cell>
          <table:table-cell office:value-type="percentage" office:value="4.8914400000000004E-3" table:formula="of:=[.E71]/[.E$2]" table:style-name="ce6">
            <text:p>0.49%</text:p>
          </table:table-cell>
          <table:table-cell office:value-type="percentage" office:value="4.8914400000000004E-3" table:formula="of:=[.F71]/[.F$2]" table:style-name="ce6">
            <text:p>0.49%</text:p>
          </table:table-cell>
          <table:table-cell office:value-type="percentage" office:value="4.3184000000000001E-4" table:formula="of:=[.G71]/[.G$2]" table:style-name="ce6">
            <text:p>0.04%</text:p>
          </table:table-cell>
          <table:table-cell office:value-type="percentage" office:value="1.1572E-4" table:formula="of:=[.H71]/[.H$2]" table:style-name="ce6">
            <text:p>0.01%</text:p>
          </table:table-cell>
          <table:table-cell office:value-type="percentage" office:value="4.02148E-3" table:formula="of:=[.I71]/[.I$2]" table:style-name="ce6">
            <text:p>0.40%</text:p>
          </table:table-cell>
          <table:table-cell office:value-type="percentage" office:value="4.02148E-3" table:formula="of:=[.J71]/[.J$2]" table:style-name="ce6">
            <text:p>0.40%</text:p>
          </table:table-cell>
          <table:table-cell office:value-type="percentage" office:value="1.1272E-4" table:formula="of:=[.K71]/[.K$2]" table:style-name="ce6">
            <text:p>0.01%</text:p>
          </table:table-cell>
          <table:table-cell office:value-type="float" office:value="6671" table:style-name="ce5">
            <text:p>6671</text:p>
          </table:table-cell>
          <table:table-cell office:value-type="float" office:value="5.63" table:style-name="ce5">
            <text:p>5.63</text:p>
          </table:table-cell>
          <table:table-cell office:value-type="float" office:value="6684" table:style-name="ce13">
            <text:p>6684</text:p>
          </table:table-cell>
          <table:table-cell office:value-type="float" office:value="5.64" table:style-name="ce13">
            <text:p>5.64</text:p>
          </table:table-cell>
          <table:table-cell table:style-name="ce1"/>
          <table:table-cell office:value-type="string" table:style-name="ce1">
            <text:p>MPFC5543</text:p>
          </table:table-cell>
          <table:table-cell table:number-columns-repeated="2" table:style-name="ce1"/>
          <table:table-cell office:value-type="percentage" office:value="6.4055999999999998E-4" table:formula="of:=[.T71]/[.T$2]" table:style-name="ce6">
            <text:p>0.06%</text:p>
          </table:table-cell>
          <table:table-cell office:value-type="percentage" office:value="6.4055999999999998E-4" table:formula="of:=[.U71]/[.U$2]" table:style-name="ce6">
            <text:p>0.06%</text:p>
          </table:table-cell>
          <table:table-cell office:value-type="percentage" office:value="5.94408E-3" table:formula="of:=[.V71]/[.V$2]" table:style-name="ce6">
            <text:p>0.59%</text:p>
          </table:table-cell>
          <table:table-cell office:value-type="percentage" office:value="2.6120000000000001E-5" table:formula="of:=[.W71]/[.W$2]" table:style-name="ce6">
            <text:p>0.00%</text:p>
          </table:table-cell>
          <table:table-cell office:value-type="percentage" office:value="5.1816000000000004E-4" table:formula="of:=[.X71]/[.X$2]" table:style-name="ce6">
            <text:p>0.05%</text:p>
          </table:table-cell>
          <table:table-cell office:value-type="percentage" office:value="5.1816000000000004E-4" table:formula="of:=[.Y71]/[.Y$2]" table:style-name="ce6">
            <text:p>0.05%</text:p>
          </table:table-cell>
          <table:table-cell office:value-type="percentage" office:value="2.44E-5" table:formula="of:=[.Z71]/[.Z$2]" table:style-name="ce6">
            <text:p>0.00%</text:p>
          </table:table-cell>
          <table:table-cell office:value-type="float" office:value="74" table:style-name="ce5">
            <text:p>74</text:p>
          </table:table-cell>
          <table:table-cell office:value-type="float" office:value="12.03" table:style-name="ce5">
            <text:p>12.03</text:p>
          </table:table-cell>
          <table:table-cell office:value-type="float" office:value="74" table:style-name="ce13">
            <text:p>74</text:p>
          </table:table-cell>
          <table:table-cell office:value-type="float" office:value="12.03" table:style-name="ce13">
            <text:p>12.0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4</text:p>
          </table:table-cell>
          <table:table-cell office:value-type="percentage" office:value="7.8833199999999992E-3" table:formula="of:=[.C72]/[.C$2]" table:style-name="ce6">
            <text:p>0.79%</text:p>
          </table:table-cell>
          <table:table-cell office:value-type="percentage" office:value="7.8833199999999992E-3" table:formula="of:=[.D72]/[.D$2]" table:style-name="ce6">
            <text:p>0.79%</text:p>
          </table:table-cell>
          <table:table-cell office:value-type="percentage" office:value="5.5063999999999998E-3" table:formula="of:=[.E72]/[.E$2]" table:style-name="ce6">
            <text:p>0.55%</text:p>
          </table:table-cell>
          <table:table-cell office:value-type="percentage" office:value="5.5063999999999998E-3" table:formula="of:=[.F72]/[.F$2]" table:style-name="ce6">
            <text:p>0.55%</text:p>
          </table:table-cell>
          <table:table-cell office:value-type="percentage" office:value="4.8844000000000003E-4" table:formula="of:=[.G72]/[.G$2]" table:style-name="ce6">
            <text:p>0.05%</text:p>
          </table:table-cell>
          <table:table-cell office:value-type="percentage" office:value="1.2012E-4" table:formula="of:=[.H72]/[.H$2]" table:style-name="ce6">
            <text:p>0.01%</text:p>
          </table:table-cell>
          <table:table-cell office:value-type="percentage" office:value="4.5342000000000004E-3" table:formula="of:=[.I72]/[.I$2]" table:style-name="ce6">
            <text:p>0.45%</text:p>
          </table:table-cell>
          <table:table-cell office:value-type="percentage" office:value="4.5342000000000004E-3" table:formula="of:=[.J72]/[.J$2]" table:style-name="ce6">
            <text:p>0.45%</text:p>
          </table:table-cell>
          <table:table-cell office:value-type="percentage" office:value="1.1676E-4" table:formula="of:=[.K72]/[.K$2]" table:style-name="ce6">
            <text:p>0.01%</text:p>
          </table:table-cell>
          <table:table-cell office:value-type="float" office:value="7033" table:style-name="ce5">
            <text:p>7033</text:p>
          </table:table-cell>
          <table:table-cell office:value-type="float" office:value="5.71" table:style-name="ce5">
            <text:p>5.71</text:p>
          </table:table-cell>
          <table:table-cell office:value-type="float" office:value="7043" table:style-name="ce13">
            <text:p>7043</text:p>
          </table:table-cell>
          <table:table-cell office:value-type="float" office:value="5.72" table:style-name="ce13">
            <text:p>5.72</text:p>
          </table:table-cell>
          <table:table-cell table:style-name="ce1"/>
          <table:table-cell office:value-type="string" table:style-name="ce1">
            <text:p>MPFC5544</text:p>
          </table:table-cell>
          <table:table-cell table:number-columns-repeated="2" table:style-name="ce1"/>
          <table:table-cell office:value-type="percentage" office:value="7.3512000000000002E-4" table:formula="of:=[.T72]/[.T$2]" table:style-name="ce6">
            <text:p>0.07%</text:p>
          </table:table-cell>
          <table:table-cell office:value-type="percentage" office:value="7.3512000000000002E-4" table:formula="of:=[.U72]/[.U$2]" table:style-name="ce6">
            <text:p>0.07%</text:p>
          </table:table-cell>
          <table:table-cell office:value-type="percentage" office:value="6.6718799999999998E-3" table:formula="of:=[.V72]/[.V$2]" table:style-name="ce6">
            <text:p>0.67%</text:p>
          </table:table-cell>
          <table:table-cell office:value-type="percentage" office:value="7.8248E-4" table:formula="of:=[.W72]/[.W$2]" table:style-name="ce6">
            <text:p>0.08%</text:p>
          </table:table-cell>
          <table:table-cell office:value-type="percentage" office:value="5.9823999999999999E-4" table:formula="of:=[.X72]/[.X$2]" table:style-name="ce6">
            <text:p>0.06%</text:p>
          </table:table-cell>
          <table:table-cell office:value-type="percentage" office:value="5.9823999999999999E-4" table:formula="of:=[.Y72]/[.Y$2]" table:style-name="ce6">
            <text:p>0.06%</text:p>
          </table:table-cell>
          <table:table-cell office:value-type="percentage" office:value="7.0052000000000005E-4" table:formula="of:=[.Z72]/[.Z$2]" table:style-name="ce6">
            <text:p>0.07%</text:p>
          </table:table-cell>
          <table:table-cell office:value-type="float" office:value="92" table:style-name="ce5">
            <text:p>92</text:p>
          </table:table-cell>
          <table:table-cell office:value-type="float" office:value="10.39" table:style-name="ce5">
            <text:p>10.39</text:p>
          </table:table-cell>
          <table:table-cell office:value-type="float" office:value="92" table:style-name="ce13">
            <text:p>92</text:p>
          </table:table-cell>
          <table:table-cell office:value-type="float" office:value="10.4" table:style-name="ce13">
            <text:p>10.4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5</text:p>
          </table:table-cell>
          <table:table-cell office:value-type="percentage" office:value="6.5413600000000004E-3" table:formula="of:=[.C73]/[.C$2]" table:style-name="ce6">
            <text:p>0.65%</text:p>
          </table:table-cell>
          <table:table-cell office:value-type="percentage" office:value="6.5413600000000004E-3" table:formula="of:=[.D73]/[.D$2]" table:style-name="ce6">
            <text:p>0.65%</text:p>
          </table:table-cell>
          <table:table-cell office:value-type="percentage" office:value="4.0951199999999998E-3" table:formula="of:=[.E73]/[.E$2]" table:style-name="ce6">
            <text:p>0.41%</text:p>
          </table:table-cell>
          <table:table-cell office:value-type="percentage" office:value="4.0951199999999998E-3" table:formula="of:=[.F73]/[.F$2]" table:style-name="ce6">
            <text:p>0.41%</text:p>
          </table:table-cell>
          <table:table-cell office:value-type="percentage" office:value="3.9156E-4" table:formula="of:=[.G73]/[.G$2]" table:style-name="ce6">
            <text:p>0.04%</text:p>
          </table:table-cell>
          <table:table-cell office:value-type="percentage" office:value="8.0879999999999998E-5" table:formula="of:=[.H73]/[.H$2]" table:style-name="ce6">
            <text:p>0.01%</text:p>
          </table:table-cell>
          <table:table-cell office:value-type="percentage" office:value="3.3611600000000002E-3" table:formula="of:=[.I73]/[.I$2]" table:style-name="ce6">
            <text:p>0.34%</text:p>
          </table:table-cell>
          <table:table-cell office:value-type="percentage" office:value="3.3611600000000002E-3" table:formula="of:=[.J73]/[.J$2]" table:style-name="ce6">
            <text:p>0.34%</text:p>
          </table:table-cell>
          <table:table-cell office:value-type="percentage" office:value="7.86E-5" table:formula="of:=[.K73]/[.K$2]" table:style-name="ce6">
            <text:p>0.01%</text:p>
          </table:table-cell>
          <table:table-cell office:value-type="float" office:value="5418" table:style-name="ce5">
            <text:p>5418</text:p>
          </table:table-cell>
          <table:table-cell office:value-type="float" office:value="5.44" table:style-name="ce5">
            <text:p>5.44</text:p>
          </table:table-cell>
          <table:table-cell office:value-type="float" office:value="5421" table:style-name="ce13">
            <text:p>5421</text:p>
          </table:table-cell>
          <table:table-cell office:value-type="float" office:value="5.44" table:style-name="ce13">
            <text:p>5.44</text:p>
          </table:table-cell>
          <table:table-cell table:style-name="ce1"/>
          <table:table-cell office:value-type="string" table:style-name="ce1">
            <text:p>MPFC5545</text:p>
          </table:table-cell>
          <table:table-cell table:number-columns-repeated="2" table:style-name="ce1"/>
          <table:table-cell office:value-type="percentage" office:value="5.6764000000000001E-4" table:formula="of:=[.T73]/[.T$2]" table:style-name="ce6">
            <text:p>0.06%</text:p>
          </table:table-cell>
          <table:table-cell office:value-type="percentage" office:value="5.6764000000000001E-4" table:formula="of:=[.U73]/[.U$2]" table:style-name="ce6">
            <text:p>0.06%</text:p>
          </table:table-cell>
          <table:table-cell office:value-type="percentage" office:value="5.0391999999999998E-3" table:formula="of:=[.V73]/[.V$2]" table:style-name="ce6">
            <text:p>0.50%</text:p>
          </table:table-cell>
          <table:table-cell office:value-type="percentage" office:value="1.7051600000000001E-3" table:formula="of:=[.W73]/[.W$2]" table:style-name="ce6">
            <text:p>0.17%</text:p>
          </table:table-cell>
          <table:table-cell office:value-type="percentage" office:value="4.6284000000000001E-4" table:formula="of:=[.X73]/[.X$2]" table:style-name="ce6">
            <text:p>0.05%</text:p>
          </table:table-cell>
          <table:table-cell office:value-type="percentage" office:value="4.6284000000000001E-4" table:formula="of:=[.Y73]/[.Y$2]" table:style-name="ce6">
            <text:p>0.05%</text:p>
          </table:table-cell>
          <table:table-cell office:value-type="percentage" office:value="1.5183200000000001E-3" table:formula="of:=[.Z73]/[.Z$2]" table:style-name="ce6">
            <text:p>0.15%</text:p>
          </table:table-cell>
          <table:table-cell office:value-type="float" office:value="84" table:style-name="ce5">
            <text:p>84</text:p>
          </table:table-cell>
          <table:table-cell office:value-type="float" office:value="9.48" table:style-name="ce5">
            <text:p>9.48</text:p>
          </table:table-cell>
          <table:table-cell office:value-type="float" office:value="84" table:style-name="ce13">
            <text:p>84</text:p>
          </table:table-cell>
          <table:table-cell office:value-type="float" office:value="9.48" table:style-name="ce13">
            <text:p>9.4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6</text:p>
          </table:table-cell>
          <table:table-cell office:value-type="percentage" office:value="4.3474400000000002E-3" table:formula="of:=[.C74]/[.C$2]" table:style-name="ce6">
            <text:p>0.43%</text:p>
          </table:table-cell>
          <table:table-cell office:value-type="percentage" office:value="4.3474400000000002E-3" table:formula="of:=[.D74]/[.D$2]" table:style-name="ce6">
            <text:p>0.43%</text:p>
          </table:table-cell>
          <table:table-cell office:value-type="percentage" office:value="3.2284000000000002E-3" table:formula="of:=[.E74]/[.E$2]" table:style-name="ce6">
            <text:p>0.32%</text:p>
          </table:table-cell>
          <table:table-cell office:value-type="percentage" office:value="3.2284000000000002E-3" table:formula="of:=[.F74]/[.F$2]" table:style-name="ce6">
            <text:p>0.32%</text:p>
          </table:table-cell>
          <table:table-cell office:value-type="percentage" office:value="3.1152000000000003E-4" table:formula="of:=[.G74]/[.G$2]" table:style-name="ce6">
            <text:p>0.03%</text:p>
          </table:table-cell>
          <table:table-cell office:value-type="percentage" office:value="8.1520000000000006E-5" table:formula="of:=[.H74]/[.H$2]" table:style-name="ce6">
            <text:p>0.01%</text:p>
          </table:table-cell>
          <table:table-cell office:value-type="percentage" office:value="2.6421600000000002E-3" table:formula="of:=[.I74]/[.I$2]" table:style-name="ce6">
            <text:p>0.26%</text:p>
          </table:table-cell>
          <table:table-cell office:value-type="percentage" office:value="2.6421600000000002E-3" table:formula="of:=[.J74]/[.J$2]" table:style-name="ce6">
            <text:p>0.26%</text:p>
          </table:table-cell>
          <table:table-cell office:value-type="percentage" office:value="7.8440000000000001E-5" table:formula="of:=[.K74]/[.K$2]" table:style-name="ce6">
            <text:p>0.01%</text:p>
          </table:table-cell>
          <table:table-cell office:value-type="float" office:value="3499" table:style-name="ce5">
            <text:p>3499</text:p>
          </table:table-cell>
          <table:table-cell office:value-type="float" office:value="5.27" table:style-name="ce5">
            <text:p>5.27</text:p>
          </table:table-cell>
          <table:table-cell office:value-type="float" office:value="3504" table:style-name="ce13">
            <text:p>3504</text:p>
          </table:table-cell>
          <table:table-cell office:value-type="float" office:value="5.28" table:style-name="ce13">
            <text:p>5.28</text:p>
          </table:table-cell>
          <table:table-cell table:style-name="ce1"/>
          <table:table-cell office:value-type="string" table:style-name="ce1">
            <text:p>MPFC5546</text:p>
          </table:table-cell>
          <table:table-cell table:number-columns-repeated="2" table:style-name="ce1"/>
          <table:table-cell office:value-type="percentage" office:value="4.44E-4" table:formula="of:=[.T74]/[.T$2]" table:style-name="ce6">
            <text:p>0.04%</text:p>
          </table:table-cell>
          <table:table-cell office:value-type="percentage" office:value="4.44E-4" table:formula="of:=[.U74]/[.U$2]" table:style-name="ce6">
            <text:p>0.04%</text:p>
          </table:table-cell>
          <table:table-cell office:value-type="percentage" office:value="4.0278400000000004E-3" table:formula="of:=[.V74]/[.V$2]" table:style-name="ce6">
            <text:p>0.40%</text:p>
          </table:table-cell>
          <table:table-cell office:value-type="percentage" office:value="1.1464E-4" table:formula="of:=[.W74]/[.W$2]" table:style-name="ce6">
            <text:p>0.01%</text:p>
          </table:table-cell>
          <table:table-cell office:value-type="percentage" office:value="3.6727999999999999E-4" table:formula="of:=[.X74]/[.X$2]" table:style-name="ce6">
            <text:p>0.04%</text:p>
          </table:table-cell>
          <table:table-cell office:value-type="percentage" office:value="3.6727999999999999E-4" table:formula="of:=[.Y74]/[.Y$2]" table:style-name="ce6">
            <text:p>0.04%</text:p>
          </table:table-cell>
          <table:table-cell office:value-type="percentage" office:value="1.0244E-4" table:formula="of:=[.Z74]/[.Z$2]" table:style-name="ce6">
            <text:p>0.01%</text:p>
          </table:table-cell>
          <table:table-cell office:value-type="float" office:value="56" table:style-name="ce5">
            <text:p>56</text:p>
          </table:table-cell>
          <table:table-cell office:value-type="float" office:value="9.1300000000000008" table:style-name="ce5">
            <text:p>9.13</text:p>
          </table:table-cell>
          <table:table-cell office:value-type="float" office:value="56" table:style-name="ce13">
            <text:p>56</text:p>
          </table:table-cell>
          <table:table-cell office:value-type="float" office:value="9.1300000000000008" table:style-name="ce13">
            <text:p>9.13</text:p>
          </table:table-cell>
          <table:table-cell table:number-columns-repeated="16354"/>
        </table:table-row>
        <table:table-row table:number-rows-repeated="1048426" table:style-name="ro1">
          <table:table-cell table:number-columns-repeated="16384"/>
        </table:table-row>
      </table:table>
      <table:table table:name="NewP1Alll130" table:style-name="ta1">
        <table:table-column table:style-name="co25" table:default-cell-style-name="ce1"/>
        <table:table-column table:style-name="co42" table:default-cell-style-name="ce1"/>
        <table:table-column table:style-name="co27" table:default-cell-style-name="ce1" table:visibility="collapse"/>
        <table:table-column table:style-name="co43" table:default-cell-style-name="ce1" table:visibility="collapse"/>
        <table:table-column table:style-name="co29" table:number-columns-repeated="4" table:default-cell-style-name="ce1"/>
        <table:table-column table:style-name="co30" table:default-cell-style-name="ce1"/>
        <table:table-column table:style-name="co29" table:default-cell-style-name="ce1"/>
        <table:table-column table:style-name="co35" table:default-cell-style-name="ce1"/>
        <table:table-column table:style-name="co37" table:default-cell-style-name="ce1"/>
        <table:table-column table:style-name="co44" table:default-cell-style-name="ce1"/>
        <table:table-column table:style-name="co39" table:default-cell-style-name="ce1" table:visibility="collapse"/>
        <table:table-column table:style-name="co45" table:default-cell-style-name="ce1" table:visibility="collapse"/>
        <table:table-column table:style-name="co3" table:default-cell-style-name="ce1"/>
        <table:table-column table:style-name="co46" table:default-cell-style-name="ce1"/>
        <table:table-column table:style-name="co6" table:default-cell-style-name="ce1" table:visibility="collapse"/>
        <table:table-column table:style-name="co39" table:default-cell-style-name="ce1" table:visibility="collapse"/>
        <table:table-column table:style-name="co29" table:number-columns-repeated="2" table:default-cell-style-name="ce1"/>
        <table:table-column table:style-name="co23" table:number-columns-repeated="2" table:default-cell-style-name="ce1"/>
        <table:table-column table:style-name="co18" table:default-cell-style-name="ce1"/>
        <table:table-column table:style-name="co24" table:default-cell-style-name="ce1"/>
        <table:table-column table:style-name="co29" table:default-cell-style-name="ce1"/>
        <table:table-column table:style-name="co35" table:default-cell-style-name="ce1"/>
        <table:table-column table:style-name="co29" table:default-cell-style-name="ce1"/>
        <table:table-column table:style-name="co39" table:default-cell-style-name="ce1" table:visibility="collapse"/>
        <table:table-column table:style-name="co45" table:default-cell-style-name="ce1" table:visibility="collapse"/>
        <table:table-column table:style-name="co3" table:number-columns-repeated="16354" table:default-cell-style-name="ce1"/>
        <table:table-row table:style-name="ro1">
          <table:table-cell/>
          <table:table-cell office:value-type="string" table:style-name="ce1">
            <text:p>New P1 dataset 130nt all</text:p>
          </table:table-cell>
          <table:table-cell table:number-columns-repeated="14" table:style-name="ce1"/>
          <table:table-cell office:value-type="string" table:style-name="ce1">
            <text:p>New P1 dataset 130nt all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ddradseq_reads ;130 q20 all eb/ec 1/0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table:number-columns-repeated="5" table:style-name="ce1"/>
          <table:table-cell office:value-type="string" table:style-name="ce1">
            <text:p>process_radtags -i gzfastq -1 /mnt/qnap/projects/RADseq/MPabijan_RAD/X204SC24124326-Z01-F001/01.RawData/P1/P1_MKDL240011297-1A_22LMFJLT4_L2_1.fq.gz -2 /mnt/qnap/projects/RADseq/MPabijan_RAD/X204SC24124326-Z01-F001/01.RawData/P1/P1_MKDL240011297-1A_22LMFJLT4_L2_2.fq.gz -b /home/rafal.woycicki/RADseq/barcodes_P1.txt -o /mnt/qnap/projects/RafalWoycicki/MP/demuxtest_P1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 table:style-name="ce1"/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office:value-type="float" office:value="343060453" table:style-name="ce1">
            <text:p>343060453</text:p>
          </table:table-cell>
          <table:table-cell table:number-columns-repeated="16358" table:style-name="ce1"/>
        </table:table-row>
        <table:table-row table:style-name="ro1" table:visibility="collapse">
          <table:table-cell/>
          <table:table-cell table:style-name="ce1"/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2">
            <text:p>P5_cutsite</text:p>
          </table:table-cell>
          <table:table-cell office:value-type="string" table:style-name="ce2">
            <text:p>P7_cutsite</text:p>
          </table:table-cell>
          <table:table-cell office:value-type="string" table:style-name="ce3">
            <text:p>P5_rescued</text:p>
          </table:table-cell>
          <table:table-cell office:value-type="string" table:style-name="ce3">
            <text:p>P7_rescued</text:p>
          </table:table-cell>
          <table:table-cell office:value-type="string" table:style-name="ce4">
            <text:p>P5_dedupl</text:p>
          </table:table-cell>
          <table:table-cell office:value-type="string" table:style-name="ce4">
            <text:p>P7_dedupl</text:p>
          </table:table-cell>
          <table:table-cell office:value-type="string" table:style-name="ce1">
            <text:p>P7_dedupl_rescued</text:p>
          </table:table-cell>
          <table:table-cell office:value-type="string" table:style-name="ce5">
            <text:p>Final stacks main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4" table:style-name="ce1"/>
          <table:table-cell office:value-type="string" table:style-name="ce2">
            <text:p>P5_paired</text:p>
          </table:table-cell>
          <table:table-cell office:value-type="string" table:style-name="ce2">
            <text:p>P7_paired</text:p>
          </table:table-cell>
          <table:table-cell office:value-type="string" table:style-name="ce3">
            <text:p>P5_remained</text:p>
          </table:table-cell>
          <table:table-cell office:value-type="string" table:style-name="ce3">
            <text:p>P7_remained</text:p>
          </table:table-cell>
          <table:table-cell office:value-type="string" table:style-name="ce4">
            <text:p>P5_clonefiltered</text:p>
          </table:table-cell>
          <table:table-cell office:value-type="string" table:style-name="ce4">
            <text:p>P7_clonefiltered</text:p>
          </table:table-cell>
          <table:table-cell office:value-type="string" table:style-name="ce1">
            <text:p>clfilter2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16354"/>
        </table:table-row>
        <table:table-row table:style-name="ro1" table:visibility="collapse">
          <table:table-cell/>
          <table:table-cell table:style-name="ce1"/>
          <table:table-cell office:value-type="float" office:value="219044187" table:formula="of:=SUM([.C5:.C74])" table:style-name="ce9">
            <text:p>219044187</text:p>
          </table:table-cell>
          <table:table-cell office:value-type="float" office:value="219044187" table:formula="of:=SUM([.D5:.D74])" table:style-name="ce9">
            <text:p>219044187</text:p>
          </table:table-cell>
          <table:table-cell office:value-type="float" office:value="105750676" table:formula="of:=SUM([.E5:.E74])" table:style-name="ce9">
            <text:p>105750676</text:p>
          </table:table-cell>
          <table:table-cell office:value-type="float" office:value="105750676" table:formula="of:=SUM([.F5:.F74])" table:style-name="ce9">
            <text:p>105750676</text:p>
          </table:table-cell>
          <table:table-cell office:value-type="float" office:value="9478333" table:formula="of:=SUM([.G5:.G74])" table:style-name="ce9">
            <text:p>9478333</text:p>
          </table:table-cell>
          <table:table-cell office:value-type="float" office:value="3321747" table:formula="of:=SUM([.H5:.H74])" table:style-name="ce9">
            <text:p>3321747</text:p>
          </table:table-cell>
          <table:table-cell office:value-type="float" office:value="78103108" table:formula="of:=SUM([.I5:.I74])" table:style-name="ce9">
            <text:p>78103108</text:p>
          </table:table-cell>
          <table:table-cell office:value-type="float" office:value="78103108" table:formula="of:=SUM([.J5:.J74])" table:style-name="ce9">
            <text:p>78103108</text:p>
          </table:table-cell>
          <table:table-cell office:value-type="float" office:value="3105349" table:formula="of:=SUM([.K5:.K74])" table:style-name="ce9">
            <text:p>3105349</text:p>
          </table:table-cell>
          <table:table-cell office:value-type="float" office:value="58417.828571428574" table:formula="of:=AVERAGE([.L5:.L74])" table:style-name="ce14">
            <text:p>58417.83</text:p>
          </table:table-cell>
          <table:table-cell office:value-type="float" office:value="12.208142857142859" table:formula="of:=AVERAGE([.M5:.M74])" table:style-name="ce14">
            <text:p>12.21</text:p>
          </table:table-cell>
          <table:table-cell office:value-type="float" office:value="59311.385714285716" table:formula="of:=AVERAGE([.N5:.N74])" table:style-name="ce14">
            <text:p>59311.39</text:p>
          </table:table-cell>
          <table:table-cell office:value-type="float" office:value="12.113428571428573" table:formula="of:=AVERAGE([.O5:.O74])" table:style-name="ce14">
            <text:p>12.11</text:p>
          </table:table-cell>
          <table:table-cell table:number-columns-repeated="4" table:style-name="ce1"/>
          <table:table-cell office:value-type="float" office:value="14333582" table:formula="of:=SUM([.T5:.T74])" table:style-name="ce9">
            <text:p>14333582</text:p>
          </table:table-cell>
          <table:table-cell office:value-type="float" office:value="14333582" table:formula="of:=SUM([.U5:.U74])" table:style-name="ce9">
            <text:p>14333582</text:p>
          </table:table-cell>
          <table:table-cell office:value-type="float" office:value="134440508" table:formula="of:=SUM([.V5:.V74])" table:style-name="ce9">
            <text:p>134440508</text:p>
          </table:table-cell>
          <table:table-cell office:value-type="float" office:value="24213565" table:formula="of:=SUM([.W5:.W74])" table:style-name="ce9">
            <text:p>24213565</text:p>
          </table:table-cell>
          <table:table-cell office:value-type="float" office:value="8885050" table:formula="of:=SUM([.X5:.X74])" table:style-name="ce9">
            <text:p>8885050</text:p>
          </table:table-cell>
          <table:table-cell office:value-type="float" office:value="8885050" table:formula="of:=SUM([.Y5:.Y74])" table:style-name="ce9">
            <text:p>8885050</text:p>
          </table:table-cell>
          <table:table-cell office:value-type="float" office:value="19974403" table:formula="of:=SUM([.Z5:.Z74])" table:style-name="ce9">
            <text:p>19974403</text:p>
          </table:table-cell>
          <table:table-cell office:value-type="float" office:value="3886.0142857142855" table:formula="of:=AVERAGE([.AA5:.AA74])" table:style-name="ce14">
            <text:p>3886.01</text:p>
          </table:table-cell>
          <table:table-cell office:value-type="float" office:value="6.0572857142857135" table:formula="of:=AVERAGE([.AB5:.AB74])" table:style-name="ce14">
            <text:p>6.06</text:p>
          </table:table-cell>
          <table:table-cell office:value-type="float" office:value="3886.042857142857" table:formula="of:=AVERAGE([.AC5:.AC74])" table:style-name="ce14">
            <text:p>3886.04</text:p>
          </table:table-cell>
          <table:table-cell office:value-type="float" office:value="6.0712857142857137" table:formula="of:=AVERAGE([.AD5:.AD74])" table:style-name="ce14">
            <text:p>6.0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1_3</text:p>
          </table:table-cell>
          <table:table-cell office:value-type="float" office:value="10218603" table:style-name="ce1">
            <text:p>10218603</text:p>
          </table:table-cell>
          <table:table-cell office:value-type="float" office:value="10218603" table:style-name="ce1">
            <text:p>10218603</text:p>
          </table:table-cell>
          <table:table-cell office:value-type="float" office:value="1107322" table:style-name="ce1">
            <text:p>1107322</text:p>
          </table:table-cell>
          <table:table-cell office:value-type="float" office:value="1107322" table:style-name="ce1">
            <text:p>1107322</text:p>
          </table:table-cell>
          <table:table-cell office:value-type="float" office:value="110836" table:style-name="ce1">
            <text:p>110836</text:p>
          </table:table-cell>
          <table:table-cell office:value-type="float" office:value="130950" table:style-name="ce1">
            <text:p>130950</text:p>
          </table:table-cell>
          <table:table-cell office:value-type="float" office:value="807164" table:style-name="ce1">
            <text:p>807164</text:p>
          </table:table-cell>
          <table:table-cell office:value-type="float" office:value="807164" table:style-name="ce1">
            <text:p>807164</text:p>
          </table:table-cell>
          <table:table-cell office:value-type="float" office:value="120289" table:style-name="ce1">
            <text:p>120289</text:p>
          </table:table-cell>
          <table:table-cell office:value-type="float" office:value="43033" table:style-name="ce1">
            <text:p>43033</text:p>
          </table:table-cell>
          <table:table-cell office:value-type="float" office:value="12.18" table:style-name="ce1">
            <text:p>12.18</text:p>
          </table:table-cell>
          <table:table-cell office:value-type="float" office:value="46674" table:style-name="ce1">
            <text:p>46674</text:p>
          </table:table-cell>
          <table:table-cell office:value-type="float" office:value="11.7" table:style-name="ce1">
            <text:p>11.7</text:p>
          </table:table-cell>
          <table:table-cell table:style-name="ce1"/>
          <table:table-cell office:value-type="string" table:style-name="ce1">
            <text:p>AH_31_3</text:p>
          </table:table-cell>
          <table:table-cell table:number-columns-repeated="2" table:style-name="ce1"/>
          <table:table-cell office:value-type="float" office:value="163581" table:style-name="ce1">
            <text:p>163581</text:p>
          </table:table-cell>
          <table:table-cell office:value-type="float" office:value="163581" table:style-name="ce1">
            <text:p>163581</text:p>
          </table:table-cell>
          <table:table-cell office:value-type="float" office:value="1466803" table:style-name="ce1">
            <text:p>1466803</text:p>
          </table:table-cell>
          <table:table-cell office:value-type="float" office:value="1117375" table:style-name="ce1">
            <text:p>1117375</text:p>
          </table:table-cell>
          <table:table-cell office:value-type="float" office:value="98959" table:style-name="ce1">
            <text:p>98959</text:p>
          </table:table-cell>
          <table:table-cell office:value-type="float" office:value="98959" table:style-name="ce1">
            <text:p>98959</text:p>
          </table:table-cell>
          <table:table-cell office:value-type="float" office:value="941858" table:style-name="ce1">
            <text:p>941858</text:p>
          </table:table-cell>
          <table:table-cell office:value-type="float" office:value="2510" table:style-name="ce1">
            <text:p>2510</text:p>
          </table:table-cell>
          <table:table-cell office:value-type="float" office:value="6.2" table:style-name="ce1">
            <text:p>6.2</text:p>
          </table:table-cell>
          <table:table-cell office:value-type="float" office:value="2510" table:style-name="ce1">
            <text:p>2510</text:p>
          </table:table-cell>
          <table:table-cell office:value-type="float" office:value="6.2" table:style-name="ce1">
            <text:p>6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2_3</text:p>
          </table:table-cell>
          <table:table-cell office:value-type="float" office:value="1206358" table:style-name="ce1">
            <text:p>1206358</text:p>
          </table:table-cell>
          <table:table-cell office:value-type="float" office:value="1206358" table:style-name="ce1">
            <text:p>1206358</text:p>
          </table:table-cell>
          <table:table-cell office:value-type="float" office:value="838936" table:style-name="ce1">
            <text:p>838936</text:p>
          </table:table-cell>
          <table:table-cell office:value-type="float" office:value="838936" table:style-name="ce1">
            <text:p>838936</text:p>
          </table:table-cell>
          <table:table-cell office:value-type="float" office:value="104041" table:style-name="ce1">
            <text:p>104041</text:p>
          </table:table-cell>
          <table:table-cell office:value-type="float" office:value="40881" table:style-name="ce1">
            <text:p>40881</text:p>
          </table:table-cell>
          <table:table-cell office:value-type="float" office:value="604864" table:style-name="ce1">
            <text:p>604864</text:p>
          </table:table-cell>
          <table:table-cell office:value-type="float" office:value="604864" table:style-name="ce1">
            <text:p>604864</text:p>
          </table:table-cell>
          <table:table-cell office:value-type="float" office:value="35380" table:style-name="ce1">
            <text:p>35380</text:p>
          </table:table-cell>
          <table:table-cell office:value-type="float" office:value="31646" table:style-name="ce1">
            <text:p>31646</text:p>
          </table:table-cell>
          <table:table-cell office:value-type="float" office:value="12.63" table:style-name="ce1">
            <text:p>12.63</text:p>
          </table:table-cell>
          <table:table-cell office:value-type="float" office:value="31902" table:style-name="ce1">
            <text:p>31902</text:p>
          </table:table-cell>
          <table:table-cell office:value-type="float" office:value="12.62" table:style-name="ce1">
            <text:p>12.62</text:p>
          </table:table-cell>
          <table:table-cell table:style-name="ce1"/>
          <table:table-cell office:value-type="string" table:style-name="ce1">
            <text:p>AH_32_3</text:p>
          </table:table-cell>
          <table:table-cell table:number-columns-repeated="2" table:style-name="ce1"/>
          <table:table-cell office:value-type="float" office:value="118728" table:style-name="ce1">
            <text:p>118728</text:p>
          </table:table-cell>
          <table:table-cell office:value-type="float" office:value="118728" table:style-name="ce1">
            <text:p>118728</text:p>
          </table:table-cell>
          <table:table-cell office:value-type="float" office:value="1125299" table:style-name="ce1">
            <text:p>1125299</text:p>
          </table:table-cell>
          <table:table-cell office:value-type="float" office:value="31721" table:style-name="ce1">
            <text:p>31721</text:p>
          </table:table-cell>
          <table:table-cell office:value-type="float" office:value="71094" table:style-name="ce1">
            <text:p>71094</text:p>
          </table:table-cell>
          <table:table-cell office:value-type="float" office:value="71094" table:style-name="ce1">
            <text:p>71094</text:p>
          </table:table-cell>
          <table:table-cell office:value-type="float" office:value="27956" table:style-name="ce1">
            <text:p>27956</text:p>
          </table:table-cell>
          <table:table-cell office:value-type="float" office:value="1700" table:style-name="ce1">
            <text:p>1700</text:p>
          </table:table-cell>
          <table:table-cell office:value-type="float" office:value="6.49" table:style-name="ce1">
            <text:p>6.49</text:p>
          </table:table-cell>
          <table:table-cell office:value-type="float" office:value="1700" table:style-name="ce1">
            <text:p>1700</text:p>
          </table:table-cell>
          <table:table-cell office:value-type="float" office:value="6.49" table:style-name="ce1">
            <text:p>6.4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3_2</text:p>
          </table:table-cell>
          <table:table-cell office:value-type="float" office:value="1728076" table:style-name="ce1">
            <text:p>1728076</text:p>
          </table:table-cell>
          <table:table-cell office:value-type="float" office:value="1728076" table:style-name="ce1">
            <text:p>1728076</text:p>
          </table:table-cell>
          <table:table-cell office:value-type="float" office:value="875570" table:style-name="ce1">
            <text:p>875570</text:p>
          </table:table-cell>
          <table:table-cell office:value-type="float" office:value="875570" table:style-name="ce1">
            <text:p>875570</text:p>
          </table:table-cell>
          <table:table-cell office:value-type="float" office:value="88143" table:style-name="ce1">
            <text:p>88143</text:p>
          </table:table-cell>
          <table:table-cell office:value-type="float" office:value="26227" table:style-name="ce1">
            <text:p>26227</text:p>
          </table:table-cell>
          <table:table-cell office:value-type="float" office:value="622224" table:style-name="ce1">
            <text:p>622224</text:p>
          </table:table-cell>
          <table:table-cell office:value-type="float" office:value="622224" table:style-name="ce1">
            <text:p>622224</text:p>
          </table:table-cell>
          <table:table-cell office:value-type="float" office:value="23559" table:style-name="ce1">
            <text:p>23559</text:p>
          </table:table-cell>
          <table:table-cell office:value-type="float" office:value="31834" table:style-name="ce1">
            <text:p>31834</text:p>
          </table:table-cell>
          <table:table-cell office:value-type="float" office:value="12.96" table:style-name="ce1">
            <text:p>12.96</text:p>
          </table:table-cell>
          <table:table-cell office:value-type="float" office:value="32019" table:style-name="ce1">
            <text:p>32019</text:p>
          </table:table-cell>
          <table:table-cell office:value-type="float" office:value="12.94" table:style-name="ce1">
            <text:p>12.94</text:p>
          </table:table-cell>
          <table:table-cell table:style-name="ce1"/>
          <table:table-cell office:value-type="string" table:style-name="ce1">
            <text:p>AH_33_2</text:p>
          </table:table-cell>
          <table:table-cell table:number-columns-repeated="2" table:style-name="ce1"/>
          <table:table-cell office:value-type="float" office:value="113998" table:style-name="ce1">
            <text:p>113998</text:p>
          </table:table-cell>
          <table:table-cell office:value-type="float" office:value="113998" table:style-name="ce1">
            <text:p>113998</text:p>
          </table:table-cell>
          <table:table-cell office:value-type="float" office:value="1088732" table:style-name="ce1">
            <text:p>1088732</text:p>
          </table:table-cell>
          <table:table-cell office:value-type="float" office:value="35547" table:style-name="ce1">
            <text:p>35547</text:p>
          </table:table-cell>
          <table:table-cell office:value-type="float" office:value="65276" table:style-name="ce1">
            <text:p>65276</text:p>
          </table:table-cell>
          <table:table-cell office:value-type="float" office:value="65276" table:style-name="ce1">
            <text:p>65276</text:p>
          </table:table-cell>
          <table:table-cell office:value-type="float" office:value="30620" table:style-name="ce1">
            <text:p>30620</text:p>
          </table:table-cell>
          <table:table-cell office:value-type="float" office:value="1529" table:style-name="ce1">
            <text:p>1529</text:p>
          </table:table-cell>
          <table:table-cell office:value-type="float" office:value="6.81" table:style-name="ce1">
            <text:p>6.81</text:p>
          </table:table-cell>
          <table:table-cell office:value-type="float" office:value="1529" table:style-name="ce1">
            <text:p>1529</text:p>
          </table:table-cell>
          <table:table-cell office:value-type="float" office:value="6.81" table:style-name="ce1">
            <text:p>6.8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36_2</text:p>
          </table:table-cell>
          <table:table-cell office:value-type="float" office:value="1879373" table:style-name="ce1">
            <text:p>1879373</text:p>
          </table:table-cell>
          <table:table-cell office:value-type="float" office:value="1879373" table:style-name="ce1">
            <text:p>1879373</text:p>
          </table:table-cell>
          <table:table-cell office:value-type="float" office:value="1335215" table:style-name="ce1">
            <text:p>1335215</text:p>
          </table:table-cell>
          <table:table-cell office:value-type="float" office:value="1335215" table:style-name="ce1">
            <text:p>1335215</text:p>
          </table:table-cell>
          <table:table-cell office:value-type="float" office:value="130581" table:style-name="ce1">
            <text:p>130581</text:p>
          </table:table-cell>
          <table:table-cell office:value-type="float" office:value="45288" table:style-name="ce1">
            <text:p>45288</text:p>
          </table:table-cell>
          <table:table-cell office:value-type="float" office:value="968800" table:style-name="ce1">
            <text:p>968800</text:p>
          </table:table-cell>
          <table:table-cell office:value-type="float" office:value="968800" table:style-name="ce1">
            <text:p>968800</text:p>
          </table:table-cell>
          <table:table-cell office:value-type="float" office:value="41269" table:style-name="ce1">
            <text:p>41269</text:p>
          </table:table-cell>
          <table:table-cell office:value-type="float" office:value="48658" table:style-name="ce1">
            <text:p>48658</text:p>
          </table:table-cell>
          <table:table-cell office:value-type="float" office:value="13.15" table:style-name="ce1">
            <text:p>13.15</text:p>
          </table:table-cell>
          <table:table-cell office:value-type="float" office:value="49225" table:style-name="ce1">
            <text:p>49225</text:p>
          </table:table-cell>
          <table:table-cell office:value-type="float" office:value="13.08" table:style-name="ce1">
            <text:p>13.08</text:p>
          </table:table-cell>
          <table:table-cell table:style-name="ce1"/>
          <table:table-cell office:value-type="string" table:style-name="ce1">
            <text:p>AH_36_2</text:p>
          </table:table-cell>
          <table:table-cell table:number-columns-repeated="2" table:style-name="ce1"/>
          <table:table-cell office:value-type="float" office:value="190167" table:style-name="ce1">
            <text:p>190167</text:p>
          </table:table-cell>
          <table:table-cell office:value-type="float" office:value="190167" table:style-name="ce1">
            <text:p>190167</text:p>
          </table:table-cell>
          <table:table-cell office:value-type="float" office:value="1769971" table:style-name="ce1">
            <text:p>1769971</text:p>
          </table:table-cell>
          <table:table-cell office:value-type="float" office:value="38804" table:style-name="ce1">
            <text:p>38804</text:p>
          </table:table-cell>
          <table:table-cell office:value-type="float" office:value="110920" table:style-name="ce1">
            <text:p>110920</text:p>
          </table:table-cell>
          <table:table-cell office:value-type="float" office:value="110920" table:style-name="ce1">
            <text:p>110920</text:p>
          </table:table-cell>
          <table:table-cell office:value-type="float" office:value="33945" table:style-name="ce1">
            <text:p>33945</text:p>
          </table:table-cell>
          <table:table-cell office:value-type="float" office:value="3131" table:style-name="ce1">
            <text:p>3131</text:p>
          </table:table-cell>
          <table:table-cell office:value-type="float" office:value="6.32" table:style-name="ce1">
            <text:p>6.32</text:p>
          </table:table-cell>
          <table:table-cell office:value-type="float" office:value="3131" table:style-name="ce1">
            <text:p>3131</text:p>
          </table:table-cell>
          <table:table-cell office:value-type="float" office:value="6.32" table:style-name="ce1">
            <text:p>6.3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50_2</text:p>
          </table:table-cell>
          <table:table-cell office:value-type="float" office:value="2812838" table:style-name="ce1">
            <text:p>2812838</text:p>
          </table:table-cell>
          <table:table-cell office:value-type="float" office:value="2812838" table:style-name="ce1">
            <text:p>2812838</text:p>
          </table:table-cell>
          <table:table-cell office:value-type="float" office:value="1927529" table:style-name="ce1">
            <text:p>1927529</text:p>
          </table:table-cell>
          <table:table-cell office:value-type="float" office:value="1927529" table:style-name="ce1">
            <text:p>1927529</text:p>
          </table:table-cell>
          <table:table-cell office:value-type="float" office:value="182838" table:style-name="ce1">
            <text:p>182838</text:p>
          </table:table-cell>
          <table:table-cell office:value-type="float" office:value="50566" table:style-name="ce1">
            <text:p>50566</text:p>
          </table:table-cell>
          <table:table-cell office:value-type="float" office:value="1430881" table:style-name="ce1">
            <text:p>1430881</text:p>
          </table:table-cell>
          <table:table-cell office:value-type="float" office:value="1430881" table:style-name="ce1">
            <text:p>1430881</text:p>
          </table:table-cell>
          <table:table-cell office:value-type="float" office:value="46055" table:style-name="ce1">
            <text:p>46055</text:p>
          </table:table-cell>
          <table:table-cell office:value-type="float" office:value="76667" table:style-name="ce1">
            <text:p>76667</text:p>
          </table:table-cell>
          <table:table-cell office:value-type="float" office:value="12.08" table:style-name="ce1">
            <text:p>12.08</text:p>
          </table:table-cell>
          <table:table-cell office:value-type="float" office:value="77229" table:style-name="ce1">
            <text:p>77229</text:p>
          </table:table-cell>
          <table:table-cell office:value-type="float" office:value="12.04" table:style-name="ce1">
            <text:p>12.04</text:p>
          </table:table-cell>
          <table:table-cell table:style-name="ce1"/>
          <table:table-cell office:value-type="string" table:style-name="ce1">
            <text:p>AH_50_2</text:p>
          </table:table-cell>
          <table:table-cell table:number-columns-repeated="2" table:style-name="ce1"/>
          <table:table-cell office:value-type="float" office:value="262100" table:style-name="ce1">
            <text:p>262100</text:p>
          </table:table-cell>
          <table:table-cell office:value-type="float" office:value="262100" table:style-name="ce1">
            <text:p>262100</text:p>
          </table:table-cell>
          <table:table-cell office:value-type="float" office:value="2443390" table:style-name="ce1">
            <text:p>2443390</text:p>
          </table:table-cell>
          <table:table-cell office:value-type="float" office:value="134706" table:style-name="ce1">
            <text:p>134706</text:p>
          </table:table-cell>
          <table:table-cell office:value-type="float" office:value="161892" table:style-name="ce1">
            <text:p>161892</text:p>
          </table:table-cell>
          <table:table-cell office:value-type="float" office:value="161892" table:style-name="ce1">
            <text:p>161892</text:p>
          </table:table-cell>
          <table:table-cell office:value-type="float" office:value="115735" table:style-name="ce1">
            <text:p>115735</text:p>
          </table:table-cell>
          <table:table-cell office:value-type="float" office:value="4911" table:style-name="ce1">
            <text:p>4911</text:p>
          </table:table-cell>
          <table:table-cell office:value-type="float" office:value="5.87" table:style-name="ce1">
            <text:p>5.87</text:p>
          </table:table-cell>
          <table:table-cell office:value-type="float" office:value="4911" table:style-name="ce1">
            <text:p>4911</text:p>
          </table:table-cell>
          <table:table-cell office:value-type="float" office:value="5.87" table:style-name="ce1">
            <text:p>5.8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63_2</text:p>
          </table:table-cell>
          <table:table-cell office:value-type="float" office:value="3766189" table:style-name="ce1">
            <text:p>3766189</text:p>
          </table:table-cell>
          <table:table-cell office:value-type="float" office:value="3766189" table:style-name="ce1">
            <text:p>3766189</text:p>
          </table:table-cell>
          <table:table-cell office:value-type="float" office:value="1773721" table:style-name="ce1">
            <text:p>1773721</text:p>
          </table:table-cell>
          <table:table-cell office:value-type="float" office:value="1773721" table:style-name="ce1">
            <text:p>1773721</text:p>
          </table:table-cell>
          <table:table-cell office:value-type="float" office:value="159968" table:style-name="ce1">
            <text:p>159968</text:p>
          </table:table-cell>
          <table:table-cell office:value-type="float" office:value="40415" table:style-name="ce1">
            <text:p>40415</text:p>
          </table:table-cell>
          <table:table-cell office:value-type="float" office:value="1327010" table:style-name="ce1">
            <text:p>1327010</text:p>
          </table:table-cell>
          <table:table-cell office:value-type="float" office:value="1327010" table:style-name="ce1">
            <text:p>1327010</text:p>
          </table:table-cell>
          <table:table-cell office:value-type="float" office:value="37883" table:style-name="ce1">
            <text:p>37883</text:p>
          </table:table-cell>
          <table:table-cell office:value-type="float" office:value="73152" table:style-name="ce1">
            <text:p>73152</text:p>
          </table:table-cell>
          <table:table-cell office:value-type="float" office:value="11.3" table:style-name="ce1">
            <text:p>11.3</text:p>
          </table:table-cell>
          <table:table-cell office:value-type="float" office:value="73589" table:style-name="ce1">
            <text:p>73589</text:p>
          </table:table-cell>
          <table:table-cell office:value-type="float" office:value="11.28" table:style-name="ce1">
            <text:p>11.28</text:p>
          </table:table-cell>
          <table:table-cell table:style-name="ce1"/>
          <table:table-cell office:value-type="string" table:style-name="ce1">
            <text:p>AH_63_2</text:p>
          </table:table-cell>
          <table:table-cell table:number-columns-repeated="2" table:style-name="ce1"/>
          <table:table-cell office:value-type="float" office:value="250926" table:style-name="ce1">
            <text:p>250926</text:p>
          </table:table-cell>
          <table:table-cell office:value-type="float" office:value="250926" table:style-name="ce1">
            <text:p>250926</text:p>
          </table:table-cell>
          <table:table-cell office:value-type="float" office:value="2310041" table:style-name="ce1">
            <text:p>2310041</text:p>
          </table:table-cell>
          <table:table-cell office:value-type="float" office:value="1054597" table:style-name="ce1">
            <text:p>1054597</text:p>
          </table:table-cell>
          <table:table-cell office:value-type="float" office:value="160916" table:style-name="ce1">
            <text:p>160916</text:p>
          </table:table-cell>
          <table:table-cell office:value-type="float" office:value="160916" table:style-name="ce1">
            <text:p>160916</text:p>
          </table:table-cell>
          <table:table-cell office:value-type="float" office:value="883923" table:style-name="ce1">
            <text:p>883923</text:p>
          </table:table-cell>
          <table:table-cell office:value-type="float" office:value="4515" table:style-name="ce1">
            <text:p>4515</text:p>
          </table:table-cell>
          <table:table-cell office:value-type="float" office:value="6.07" table:style-name="ce1">
            <text:p>6.07</text:p>
          </table:table-cell>
          <table:table-cell office:value-type="float" office:value="4515" table:style-name="ce1">
            <text:p>4515</text:p>
          </table:table-cell>
          <table:table-cell office:value-type="float" office:value="6.09" table:style-name="ce1">
            <text:p>6.0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64_3</text:p>
          </table:table-cell>
          <table:table-cell office:value-type="float" office:value="2803406" table:style-name="ce1">
            <text:p>2803406</text:p>
          </table:table-cell>
          <table:table-cell office:value-type="float" office:value="2803406" table:style-name="ce1">
            <text:p>2803406</text:p>
          </table:table-cell>
          <table:table-cell office:value-type="float" office:value="1985383" table:style-name="ce1">
            <text:p>1985383</text:p>
          </table:table-cell>
          <table:table-cell office:value-type="float" office:value="1985383" table:style-name="ce1">
            <text:p>1985383</text:p>
          </table:table-cell>
          <table:table-cell office:value-type="float" office:value="188543" table:style-name="ce1">
            <text:p>188543</text:p>
          </table:table-cell>
          <table:table-cell office:value-type="float" office:value="46288" table:style-name="ce1">
            <text:p>46288</text:p>
          </table:table-cell>
          <table:table-cell office:value-type="float" office:value="1494033" table:style-name="ce1">
            <text:p>1494033</text:p>
          </table:table-cell>
          <table:table-cell office:value-type="float" office:value="1494033" table:style-name="ce1">
            <text:p>1494033</text:p>
          </table:table-cell>
          <table:table-cell office:value-type="float" office:value="43349" table:style-name="ce1">
            <text:p>43349</text:p>
          </table:table-cell>
          <table:table-cell office:value-type="float" office:value="81564" table:style-name="ce1">
            <text:p>81564</text:p>
          </table:table-cell>
          <table:table-cell office:value-type="float" office:value="11.39" table:style-name="ce1">
            <text:p>11.39</text:p>
          </table:table-cell>
          <table:table-cell office:value-type="float" office:value="82033" table:style-name="ce1">
            <text:p>82033</text:p>
          </table:table-cell>
          <table:table-cell office:value-type="float" office:value="11.37" table:style-name="ce1">
            <text:p>11.37</text:p>
          </table:table-cell>
          <table:table-cell table:style-name="ce1"/>
          <table:table-cell office:value-type="string" table:style-name="ce1">
            <text:p>AH_64_3</text:p>
          </table:table-cell>
          <table:table-cell table:number-columns-repeated="2" table:style-name="ce1"/>
          <table:table-cell office:value-type="float" office:value="270524" table:style-name="ce1">
            <text:p>270524</text:p>
          </table:table-cell>
          <table:table-cell office:value-type="float" office:value="270524" table:style-name="ce1">
            <text:p>270524</text:p>
          </table:table-cell>
          <table:table-cell office:value-type="float" office:value="2486188" table:style-name="ce1">
            <text:p>2486188</text:p>
          </table:table-cell>
          <table:table-cell office:value-type="float" office:value="14433" table:style-name="ce1">
            <text:p>14433</text:p>
          </table:table-cell>
          <table:table-cell office:value-type="float" office:value="174497" table:style-name="ce1">
            <text:p>174497</text:p>
          </table:table-cell>
          <table:table-cell office:value-type="float" office:value="174497" table:style-name="ce1">
            <text:p>174497</text:p>
          </table:table-cell>
          <table:table-cell office:value-type="float" office:value="12491" table:style-name="ce1">
            <text:p>12491</text:p>
          </table:table-cell>
          <table:table-cell office:value-type="float" office:value="5341" table:style-name="ce1">
            <text:p>5341</text:p>
          </table:table-cell>
          <table:table-cell office:value-type="float" office:value="5.83" table:style-name="ce1">
            <text:p>5.83</text:p>
          </table:table-cell>
          <table:table-cell office:value-type="float" office:value="5341" table:style-name="ce1">
            <text:p>5341</text:p>
          </table:table-cell>
          <table:table-cell office:value-type="float" office:value="5.83" table:style-name="ce1">
            <text:p>5.8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74_2</text:p>
          </table:table-cell>
          <table:table-cell office:value-type="float" office:value="1486538" table:style-name="ce1">
            <text:p>1486538</text:p>
          </table:table-cell>
          <table:table-cell office:value-type="float" office:value="1486538" table:style-name="ce1">
            <text:p>1486538</text:p>
          </table:table-cell>
          <table:table-cell office:value-type="float" office:value="1032597" table:style-name="ce1">
            <text:p>1032597</text:p>
          </table:table-cell>
          <table:table-cell office:value-type="float" office:value="1032597" table:style-name="ce1">
            <text:p>1032597</text:p>
          </table:table-cell>
          <table:table-cell office:value-type="float" office:value="100453" table:style-name="ce1">
            <text:p>100453</text:p>
          </table:table-cell>
          <table:table-cell office:value-type="float" office:value="24806" table:style-name="ce1">
            <text:p>24806</text:p>
          </table:table-cell>
          <table:table-cell office:value-type="float" office:value="747508" table:style-name="ce1">
            <text:p>747508</text:p>
          </table:table-cell>
          <table:table-cell office:value-type="float" office:value="747508" table:style-name="ce1">
            <text:p>747508</text:p>
          </table:table-cell>
          <table:table-cell office:value-type="float" office:value="22930" table:style-name="ce1">
            <text:p>22930</text:p>
          </table:table-cell>
          <table:table-cell office:value-type="float" office:value="37465" table:style-name="ce1">
            <text:p>37465</text:p>
          </table:table-cell>
          <table:table-cell office:value-type="float" office:value="13.33" table:style-name="ce1">
            <text:p>13.33</text:p>
          </table:table-cell>
          <table:table-cell office:value-type="float" office:value="37738" table:style-name="ce1">
            <text:p>37738</text:p>
          </table:table-cell>
          <table:table-cell office:value-type="float" office:value="13.29" table:style-name="ce1">
            <text:p>13.29</text:p>
          </table:table-cell>
          <table:table-cell table:style-name="ce1"/>
          <table:table-cell office:value-type="string" table:style-name="ce1">
            <text:p>AH_74_2</text:p>
          </table:table-cell>
          <table:table-cell table:number-columns-repeated="2" table:style-name="ce1"/>
          <table:table-cell office:value-type="float" office:value="140469" table:style-name="ce1">
            <text:p>140469</text:p>
          </table:table-cell>
          <table:table-cell office:value-type="float" office:value="140469" table:style-name="ce1">
            <text:p>140469</text:p>
          </table:table-cell>
          <table:table-cell office:value-type="float" office:value="1320229" table:style-name="ce1">
            <text:p>1320229</text:p>
          </table:table-cell>
          <table:table-cell office:value-type="float" office:value="8455" table:style-name="ce1">
            <text:p>8455</text:p>
          </table:table-cell>
          <table:table-cell office:value-type="float" office:value="81358" table:style-name="ce1">
            <text:p>81358</text:p>
          </table:table-cell>
          <table:table-cell office:value-type="float" office:value="81358" table:style-name="ce1">
            <text:p>81358</text:p>
          </table:table-cell>
          <table:table-cell office:value-type="float" office:value="7404" table:style-name="ce1">
            <text:p>7404</text:p>
          </table:table-cell>
          <table:table-cell office:value-type="float" office:value="2133" table:style-name="ce1">
            <text:p>2133</text:p>
          </table:table-cell>
          <table:table-cell office:value-type="float" office:value="6.46" table:style-name="ce1">
            <text:p>6.46</text:p>
          </table:table-cell>
          <table:table-cell office:value-type="float" office:value="2133" table:style-name="ce1">
            <text:p>2133</text:p>
          </table:table-cell>
          <table:table-cell office:value-type="float" office:value="6.46" table:style-name="ce1">
            <text:p>6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76_3</text:p>
          </table:table-cell>
          <table:table-cell office:value-type="float" office:value="2788102" table:style-name="ce1">
            <text:p>2788102</text:p>
          </table:table-cell>
          <table:table-cell office:value-type="float" office:value="2788102" table:style-name="ce1">
            <text:p>2788102</text:p>
          </table:table-cell>
          <table:table-cell office:value-type="float" office:value="1395196" table:style-name="ce1">
            <text:p>1395196</text:p>
          </table:table-cell>
          <table:table-cell office:value-type="float" office:value="1395196" table:style-name="ce1">
            <text:p>1395196</text:p>
          </table:table-cell>
          <table:table-cell office:value-type="float" office:value="124332" table:style-name="ce1">
            <text:p>124332</text:p>
          </table:table-cell>
          <table:table-cell office:value-type="float" office:value="72525" table:style-name="ce1">
            <text:p>72525</text:p>
          </table:table-cell>
          <table:table-cell office:value-type="float" office:value="1013473" table:style-name="ce1">
            <text:p>1013473</text:p>
          </table:table-cell>
          <table:table-cell office:value-type="float" office:value="1013473" table:style-name="ce1">
            <text:p>1013473</text:p>
          </table:table-cell>
          <table:table-cell office:value-type="float" office:value="65736" table:style-name="ce1">
            <text:p>65736</text:p>
          </table:table-cell>
          <table:table-cell office:value-type="float" office:value="50956" table:style-name="ce1">
            <text:p>50956</text:p>
          </table:table-cell>
          <table:table-cell office:value-type="float" office:value="13.42" table:style-name="ce1">
            <text:p>13.42</text:p>
          </table:table-cell>
          <table:table-cell office:value-type="float" office:value="52303" table:style-name="ce1">
            <text:p>52303</text:p>
          </table:table-cell>
          <table:table-cell office:value-type="float" office:value="13.22" table:style-name="ce1">
            <text:p>13.22</text:p>
          </table:table-cell>
          <table:table-cell table:style-name="ce1"/>
          <table:table-cell office:value-type="string" table:style-name="ce1">
            <text:p>AH_76_3</text:p>
          </table:table-cell>
          <table:table-cell table:number-columns-repeated="2" table:style-name="ce1"/>
          <table:table-cell office:value-type="float" office:value="188247" table:style-name="ce1">
            <text:p>188247</text:p>
          </table:table-cell>
          <table:table-cell office:value-type="float" office:value="188247" table:style-name="ce1">
            <text:p>188247</text:p>
          </table:table-cell>
          <table:table-cell office:value-type="float" office:value="1778919" table:style-name="ce1">
            <text:p>1778919</text:p>
          </table:table-cell>
          <table:table-cell office:value-type="float" office:value="53227" table:style-name="ce1">
            <text:p>53227</text:p>
          </table:table-cell>
          <table:table-cell office:value-type="float" office:value="108830" table:style-name="ce1">
            <text:p>108830</text:p>
          </table:table-cell>
          <table:table-cell office:value-type="float" office:value="108830" table:style-name="ce1">
            <text:p>108830</text:p>
          </table:table-cell>
          <table:table-cell office:value-type="float" office:value="46538" table:style-name="ce1">
            <text:p>46538</text:p>
          </table:table-cell>
          <table:table-cell office:value-type="float" office:value="3266" table:style-name="ce1">
            <text:p>3266</text:p>
          </table:table-cell>
          <table:table-cell office:value-type="float" office:value="5.96" table:style-name="ce1">
            <text:p>5.96</text:p>
          </table:table-cell>
          <table:table-cell office:value-type="float" office:value="3266" table:style-name="ce1">
            <text:p>3266</text:p>
          </table:table-cell>
          <table:table-cell office:value-type="float" office:value="5.96" table:style-name="ce1">
            <text:p>5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83_2</text:p>
          </table:table-cell>
          <table:table-cell office:value-type="float" office:value="2437393" table:style-name="ce1">
            <text:p>2437393</text:p>
          </table:table-cell>
          <table:table-cell office:value-type="float" office:value="2437393" table:style-name="ce1">
            <text:p>2437393</text:p>
          </table:table-cell>
          <table:table-cell office:value-type="float" office:value="1804352" table:style-name="ce1">
            <text:p>1804352</text:p>
          </table:table-cell>
          <table:table-cell office:value-type="float" office:value="1804352" table:style-name="ce1">
            <text:p>1804352</text:p>
          </table:table-cell>
          <table:table-cell office:value-type="float" office:value="163995" table:style-name="ce1">
            <text:p>163995</text:p>
          </table:table-cell>
          <table:table-cell office:value-type="float" office:value="42706" table:style-name="ce1">
            <text:p>42706</text:p>
          </table:table-cell>
          <table:table-cell office:value-type="float" office:value="1317420" table:style-name="ce1">
            <text:p>1317420</text:p>
          </table:table-cell>
          <table:table-cell office:value-type="float" office:value="1317420" table:style-name="ce1">
            <text:p>1317420</text:p>
          </table:table-cell>
          <table:table-cell office:value-type="float" office:value="39389" table:style-name="ce1">
            <text:p>39389</text:p>
          </table:table-cell>
          <table:table-cell office:value-type="float" office:value="68497" table:style-name="ce1">
            <text:p>68497</text:p>
          </table:table-cell>
          <table:table-cell office:value-type="float" office:value="12.74" table:style-name="ce1">
            <text:p>12.74</text:p>
          </table:table-cell>
          <table:table-cell office:value-type="float" office:value="69173" table:style-name="ce1">
            <text:p>69173</text:p>
          </table:table-cell>
          <table:table-cell office:value-type="float" office:value="12.68" table:style-name="ce1">
            <text:p>12.68</text:p>
          </table:table-cell>
          <table:table-cell table:style-name="ce1"/>
          <table:table-cell office:value-type="string" table:style-name="ce1">
            <text:p>AH_83_2</text:p>
          </table:table-cell>
          <table:table-cell table:number-columns-repeated="2" table:style-name="ce1"/>
          <table:table-cell office:value-type="float" office:value="242159" table:style-name="ce1">
            <text:p>242159</text:p>
          </table:table-cell>
          <table:table-cell office:value-type="float" office:value="242159" table:style-name="ce1">
            <text:p>242159</text:p>
          </table:table-cell>
          <table:table-cell office:value-type="float" office:value="2289813" table:style-name="ce1">
            <text:p>2289813</text:p>
          </table:table-cell>
          <table:table-cell office:value-type="float" office:value="6641" table:style-name="ce1">
            <text:p>6641</text:p>
          </table:table-cell>
          <table:table-cell office:value-type="float" office:value="141173" table:style-name="ce1">
            <text:p>141173</text:p>
          </table:table-cell>
          <table:table-cell office:value-type="float" office:value="141173" table:style-name="ce1">
            <text:p>141173</text:p>
          </table:table-cell>
          <table:table-cell office:value-type="float" office:value="5683" table:style-name="ce1">
            <text:p>5683</text:p>
          </table:table-cell>
          <table:table-cell office:value-type="float" office:value="4477" table:style-name="ce1">
            <text:p>4477</text:p>
          </table:table-cell>
          <table:table-cell office:value-type="float" office:value="5.97" table:style-name="ce1">
            <text:p>5.97</text:p>
          </table:table-cell>
          <table:table-cell office:value-type="float" office:value="4477" table:style-name="ce1">
            <text:p>4477</text:p>
          </table:table-cell>
          <table:table-cell office:value-type="float" office:value="5.97" table:style-name="ce1">
            <text:p>5.9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AH_97_3</text:p>
          </table:table-cell>
          <table:table-cell office:value-type="float" office:value="1301493" table:style-name="ce1">
            <text:p>1301493</text:p>
          </table:table-cell>
          <table:table-cell office:value-type="float" office:value="1301493" table:style-name="ce1">
            <text:p>1301493</text:p>
          </table:table-cell>
          <table:table-cell office:value-type="float" office:value="927188" table:style-name="ce1">
            <text:p>927188</text:p>
          </table:table-cell>
          <table:table-cell office:value-type="float" office:value="927188" table:style-name="ce1">
            <text:p>927188</text:p>
          </table:table-cell>
          <table:table-cell office:value-type="float" office:value="90007" table:style-name="ce1">
            <text:p>90007</text:p>
          </table:table-cell>
          <table:table-cell office:value-type="float" office:value="29646" table:style-name="ce1">
            <text:p>29646</text:p>
          </table:table-cell>
          <table:table-cell office:value-type="float" office:value="670383" table:style-name="ce1">
            <text:p>670383</text:p>
          </table:table-cell>
          <table:table-cell office:value-type="float" office:value="670383" table:style-name="ce1">
            <text:p>670383</text:p>
          </table:table-cell>
          <table:table-cell office:value-type="float" office:value="27541" table:style-name="ce1">
            <text:p>27541</text:p>
          </table:table-cell>
          <table:table-cell office:value-type="float" office:value="34507" table:style-name="ce1">
            <text:p>34507</text:p>
          </table:table-cell>
          <table:table-cell office:value-type="float" office:value="12.98" table:style-name="ce1">
            <text:p>12.98</text:p>
          </table:table-cell>
          <table:table-cell office:value-type="float" office:value="34862" table:style-name="ce1">
            <text:p>34862</text:p>
          </table:table-cell>
          <table:table-cell office:value-type="float" office:value="12.93" table:style-name="ce1">
            <text:p>12.93</text:p>
          </table:table-cell>
          <table:table-cell table:style-name="ce1"/>
          <table:table-cell office:value-type="string" table:style-name="ce1">
            <text:p>AH_97_3</text:p>
          </table:table-cell>
          <table:table-cell table:number-columns-repeated="2" table:style-name="ce1"/>
          <table:table-cell office:value-type="float" office:value="123290" table:style-name="ce1">
            <text:p>123290</text:p>
          </table:table-cell>
          <table:table-cell office:value-type="float" office:value="123290" table:style-name="ce1">
            <text:p>123290</text:p>
          </table:table-cell>
          <table:table-cell office:value-type="float" office:value="1201711" table:style-name="ce1">
            <text:p>1201711</text:p>
          </table:table-cell>
          <table:table-cell office:value-type="float" office:value="13859" table:style-name="ce1">
            <text:p>13859</text:p>
          </table:table-cell>
          <table:table-cell office:value-type="float" office:value="72853" table:style-name="ce1">
            <text:p>72853</text:p>
          </table:table-cell>
          <table:table-cell office:value-type="float" office:value="72853" table:style-name="ce1">
            <text:p>72853</text:p>
          </table:table-cell>
          <table:table-cell office:value-type="float" office:value="12237" table:style-name="ce1">
            <text:p>12237</text:p>
          </table:table-cell>
          <table:table-cell office:value-type="float" office:value="1847" table:style-name="ce1">
            <text:p>1847</text:p>
          </table:table-cell>
          <table:table-cell office:value-type="float" office:value="6.47" table:style-name="ce1">
            <text:p>6.47</text:p>
          </table:table-cell>
          <table:table-cell office:value-type="float" office:value="1847" table:style-name="ce1">
            <text:p>1847</text:p>
          </table:table-cell>
          <table:table-cell office:value-type="float" office:value="6.47" table:style-name="ce1">
            <text:p>6.4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2928</text:p>
          </table:table-cell>
          <table:table-cell office:value-type="float" office:value="2078443" table:style-name="ce1">
            <text:p>2078443</text:p>
          </table:table-cell>
          <table:table-cell office:value-type="float" office:value="2078443" table:style-name="ce1">
            <text:p>2078443</text:p>
          </table:table-cell>
          <table:table-cell office:value-type="float" office:value="1516414" table:style-name="ce1">
            <text:p>1516414</text:p>
          </table:table-cell>
          <table:table-cell office:value-type="float" office:value="1516414" table:style-name="ce1">
            <text:p>1516414</text:p>
          </table:table-cell>
          <table:table-cell office:value-type="float" office:value="147661" table:style-name="ce1">
            <text:p>147661</text:p>
          </table:table-cell>
          <table:table-cell office:value-type="float" office:value="35926" table:style-name="ce1">
            <text:p>35926</text:p>
          </table:table-cell>
          <table:table-cell office:value-type="float" office:value="1127208" table:style-name="ce1">
            <text:p>1127208</text:p>
          </table:table-cell>
          <table:table-cell office:value-type="float" office:value="1127208" table:style-name="ce1">
            <text:p>1127208</text:p>
          </table:table-cell>
          <table:table-cell office:value-type="float" office:value="33340" table:style-name="ce1">
            <text:p>33340</text:p>
          </table:table-cell>
          <table:table-cell office:value-type="float" office:value="53499" table:style-name="ce1">
            <text:p>53499</text:p>
          </table:table-cell>
          <table:table-cell office:value-type="float" office:value="13.26" table:style-name="ce1">
            <text:p>13.26</text:p>
          </table:table-cell>
          <table:table-cell office:value-type="float" office:value="54021" table:style-name="ce1">
            <text:p>54021</text:p>
          </table:table-cell>
          <table:table-cell office:value-type="float" office:value="13.19" table:style-name="ce1">
            <text:p>13.19</text:p>
          </table:table-cell>
          <table:table-cell table:style-name="ce1"/>
          <table:table-cell office:value-type="string" table:style-name="ce1">
            <text:p>MPFC2928</text:p>
          </table:table-cell>
          <table:table-cell table:number-columns-repeated="2" table:style-name="ce1"/>
          <table:table-cell office:value-type="float" office:value="213300" table:style-name="ce1">
            <text:p>213300</text:p>
          </table:table-cell>
          <table:table-cell office:value-type="float" office:value="213300" table:style-name="ce1">
            <text:p>213300</text:p>
          </table:table-cell>
          <table:table-cell office:value-type="float" office:value="1976581" table:style-name="ce1">
            <text:p>1976581</text:p>
          </table:table-cell>
          <table:table-cell office:value-type="float" office:value="102326" table:style-name="ce1">
            <text:p>102326</text:p>
          </table:table-cell>
          <table:table-cell office:value-type="float" office:value="136013" table:style-name="ce1">
            <text:p>136013</text:p>
          </table:table-cell>
          <table:table-cell office:value-type="float" office:value="136013" table:style-name="ce1">
            <text:p>136013</text:p>
          </table:table-cell>
          <table:table-cell office:value-type="float" office:value="88081" table:style-name="ce1">
            <text:p>88081</text:p>
          </table:table-cell>
          <table:table-cell office:value-type="float" office:value="5460" table:style-name="ce1">
            <text:p>5460</text:p>
          </table:table-cell>
          <table:table-cell office:value-type="float" office:value="5.29" table:style-name="ce1">
            <text:p>5.29</text:p>
          </table:table-cell>
          <table:table-cell office:value-type="float" office:value="5460" table:style-name="ce1">
            <text:p>5460</text:p>
          </table:table-cell>
          <table:table-cell office:value-type="float" office:value="5.29" table:style-name="ce1">
            <text:p>5.2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2964</text:p>
          </table:table-cell>
          <table:table-cell office:value-type="float" office:value="2810242" table:style-name="ce1">
            <text:p>2810242</text:p>
          </table:table-cell>
          <table:table-cell office:value-type="float" office:value="2810242" table:style-name="ce1">
            <text:p>2810242</text:p>
          </table:table-cell>
          <table:table-cell office:value-type="float" office:value="2069579" table:style-name="ce1">
            <text:p>2069579</text:p>
          </table:table-cell>
          <table:table-cell office:value-type="float" office:value="2069579" table:style-name="ce1">
            <text:p>2069579</text:p>
          </table:table-cell>
          <table:table-cell office:value-type="float" office:value="191674" table:style-name="ce1">
            <text:p>191674</text:p>
          </table:table-cell>
          <table:table-cell office:value-type="float" office:value="53800" table:style-name="ce1">
            <text:p>53800</text:p>
          </table:table-cell>
          <table:table-cell office:value-type="float" office:value="1556738" table:style-name="ce1">
            <text:p>1556738</text:p>
          </table:table-cell>
          <table:table-cell office:value-type="float" office:value="1556738" table:style-name="ce1">
            <text:p>1556738</text:p>
          </table:table-cell>
          <table:table-cell office:value-type="float" office:value="50008" table:style-name="ce1">
            <text:p>50008</text:p>
          </table:table-cell>
          <table:table-cell office:value-type="float" office:value="87657" table:style-name="ce1">
            <text:p>87657</text:p>
          </table:table-cell>
          <table:table-cell office:value-type="float" office:value="10.87" table:style-name="ce1">
            <text:p>10.87</text:p>
          </table:table-cell>
          <table:table-cell office:value-type="float" office:value="88162" table:style-name="ce1">
            <text:p>88162</text:p>
          </table:table-cell>
          <table:table-cell office:value-type="float" office:value="10.84" table:style-name="ce1">
            <text:p>10.84</text:p>
          </table:table-cell>
          <table:table-cell table:style-name="ce1"/>
          <table:table-cell office:value-type="string" table:style-name="ce1">
            <text:p>MPFC2964</text:p>
          </table:table-cell>
          <table:table-cell table:number-columns-repeated="2" table:style-name="ce1"/>
          <table:table-cell office:value-type="float" office:value="288346" table:style-name="ce1">
            <text:p>288346</text:p>
          </table:table-cell>
          <table:table-cell office:value-type="float" office:value="288346" table:style-name="ce1">
            <text:p>288346</text:p>
          </table:table-cell>
          <table:table-cell office:value-type="float" office:value="2649495" table:style-name="ce1">
            <text:p>2649495</text:p>
          </table:table-cell>
          <table:table-cell office:value-type="float" office:value="54988" table:style-name="ce1">
            <text:p>54988</text:p>
          </table:table-cell>
          <table:table-cell office:value-type="float" office:value="189613" table:style-name="ce1">
            <text:p>189613</text:p>
          </table:table-cell>
          <table:table-cell office:value-type="float" office:value="189613" table:style-name="ce1">
            <text:p>189613</text:p>
          </table:table-cell>
          <table:table-cell office:value-type="float" office:value="47644" table:style-name="ce1">
            <text:p>47644</text:p>
          </table:table-cell>
          <table:table-cell office:value-type="float" office:value="5868" table:style-name="ce1">
            <text:p>5868</text:p>
          </table:table-cell>
          <table:table-cell office:value-type="float" office:value="5.58" table:style-name="ce1">
            <text:p>5.58</text:p>
          </table:table-cell>
          <table:table-cell office:value-type="float" office:value="5868" table:style-name="ce1">
            <text:p>5868</text:p>
          </table:table-cell>
          <table:table-cell office:value-type="float" office:value="5.58" table:style-name="ce1">
            <text:p>5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2998</text:p>
          </table:table-cell>
          <table:table-cell office:value-type="float" office:value="5854758" table:style-name="ce1">
            <text:p>5854758</text:p>
          </table:table-cell>
          <table:table-cell office:value-type="float" office:value="5854758" table:style-name="ce1">
            <text:p>5854758</text:p>
          </table:table-cell>
          <table:table-cell office:value-type="float" office:value="1404390" table:style-name="ce1">
            <text:p>1404390</text:p>
          </table:table-cell>
          <table:table-cell office:value-type="float" office:value="1404390" table:style-name="ce1">
            <text:p>1404390</text:p>
          </table:table-cell>
          <table:table-cell office:value-type="float" office:value="147753" table:style-name="ce1">
            <text:p>147753</text:p>
          </table:table-cell>
          <table:table-cell office:value-type="float" office:value="83011" table:style-name="ce1">
            <text:p>83011</text:p>
          </table:table-cell>
          <table:table-cell office:value-type="float" office:value="1033037" table:style-name="ce1">
            <text:p>1033037</text:p>
          </table:table-cell>
          <table:table-cell office:value-type="float" office:value="1033037" table:style-name="ce1">
            <text:p>1033037</text:p>
          </table:table-cell>
          <table:table-cell office:value-type="float" office:value="75509" table:style-name="ce1">
            <text:p>75509</text:p>
          </table:table-cell>
          <table:table-cell office:value-type="float" office:value="59601" table:style-name="ce1">
            <text:p>59601</text:p>
          </table:table-cell>
          <table:table-cell office:value-type="float" office:value="10.71" table:style-name="ce1">
            <text:p>10.71</text:p>
          </table:table-cell>
          <table:table-cell office:value-type="float" office:value="61154" table:style-name="ce1">
            <text:p>61154</text:p>
          </table:table-cell>
          <table:table-cell office:value-type="float" office:value="10.59" table:style-name="ce1">
            <text:p>10.59</text:p>
          </table:table-cell>
          <table:table-cell table:style-name="ce1"/>
          <table:table-cell office:value-type="string" table:style-name="ce1">
            <text:p>MPFC2998</text:p>
          </table:table-cell>
          <table:table-cell table:number-columns-repeated="2" table:style-name="ce1"/>
          <table:table-cell office:value-type="float" office:value="218633" table:style-name="ce1">
            <text:p>218633</text:p>
          </table:table-cell>
          <table:table-cell office:value-type="float" office:value="218633" table:style-name="ce1">
            <text:p>218633</text:p>
          </table:table-cell>
          <table:table-cell office:value-type="float" office:value="1986479" table:style-name="ce1">
            <text:p>1986479</text:p>
          </table:table-cell>
          <table:table-cell office:value-type="float" office:value="4280980" table:style-name="ce1">
            <text:p>4280980</text:p>
          </table:table-cell>
          <table:table-cell office:value-type="float" office:value="143474" table:style-name="ce1">
            <text:p>143474</text:p>
          </table:table-cell>
          <table:table-cell office:value-type="float" office:value="143474" table:style-name="ce1">
            <text:p>143474</text:p>
          </table:table-cell>
          <table:table-cell office:value-type="float" office:value="3442302" table:style-name="ce1">
            <text:p>3442302</text:p>
          </table:table-cell>
          <table:table-cell office:value-type="float" office:value="3566" table:style-name="ce1">
            <text:p>3566</text:p>
          </table:table-cell>
          <table:table-cell office:value-type="float" office:value="6.12" table:style-name="ce1">
            <text:p>6.12</text:p>
          </table:table-cell>
          <table:table-cell office:value-type="float" office:value="3566" table:style-name="ce1">
            <text:p>3566</text:p>
          </table:table-cell>
          <table:table-cell office:value-type="float" office:value="6.47" table:style-name="ce1">
            <text:p>6.4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093</text:p>
          </table:table-cell>
          <table:table-cell office:value-type="float" office:value="3178120" table:style-name="ce1">
            <text:p>3178120</text:p>
          </table:table-cell>
          <table:table-cell office:value-type="float" office:value="3178120" table:style-name="ce1">
            <text:p>3178120</text:p>
          </table:table-cell>
          <table:table-cell office:value-type="float" office:value="2350311" table:style-name="ce1">
            <text:p>2350311</text:p>
          </table:table-cell>
          <table:table-cell office:value-type="float" office:value="2350311" table:style-name="ce1">
            <text:p>2350311</text:p>
          </table:table-cell>
          <table:table-cell office:value-type="float" office:value="204321" table:style-name="ce1">
            <text:p>204321</text:p>
          </table:table-cell>
          <table:table-cell office:value-type="float" office:value="53378" table:style-name="ce1">
            <text:p>53378</text:p>
          </table:table-cell>
          <table:table-cell office:value-type="float" office:value="1753626" table:style-name="ce1">
            <text:p>1753626</text:p>
          </table:table-cell>
          <table:table-cell office:value-type="float" office:value="1753626" table:style-name="ce1">
            <text:p>1753626</text:p>
          </table:table-cell>
          <table:table-cell office:value-type="float" office:value="49763" table:style-name="ce1">
            <text:p>49763</text:p>
          </table:table-cell>
          <table:table-cell office:value-type="float" office:value="67086" table:style-name="ce1">
            <text:p>67086</text:p>
          </table:table-cell>
          <table:table-cell office:value-type="float" office:value="16.989999999999998" table:style-name="ce1">
            <text:p>16.99</text:p>
          </table:table-cell>
          <table:table-cell office:value-type="float" office:value="68032" table:style-name="ce1">
            <text:p>68032</text:p>
          </table:table-cell>
          <table:table-cell office:value-type="float" office:value="16.829999999999998" table:style-name="ce1">
            <text:p>16.83</text:p>
          </table:table-cell>
          <table:table-cell table:style-name="ce1"/>
          <table:table-cell office:value-type="string" table:style-name="ce1">
            <text:p>MPFC3093</text:p>
          </table:table-cell>
          <table:table-cell table:number-columns-repeated="2" table:style-name="ce1"/>
          <table:table-cell office:value-type="float" office:value="312305" table:style-name="ce1">
            <text:p>312305</text:p>
          </table:table-cell>
          <table:table-cell office:value-type="float" office:value="312305" table:style-name="ce1">
            <text:p>312305</text:p>
          </table:table-cell>
          <table:table-cell office:value-type="float" office:value="2855232" table:style-name="ce1">
            <text:p>2855232</text:p>
          </table:table-cell>
          <table:table-cell office:value-type="float" office:value="8485" table:style-name="ce1">
            <text:p>8485</text:p>
          </table:table-cell>
          <table:table-cell office:value-type="float" office:value="196461" table:style-name="ce1">
            <text:p>196461</text:p>
          </table:table-cell>
          <table:table-cell office:value-type="float" office:value="196461" table:style-name="ce1">
            <text:p>196461</text:p>
          </table:table-cell>
          <table:table-cell office:value-type="float" office:value="7366" table:style-name="ce1">
            <text:p>7366</text:p>
          </table:table-cell>
          <table:table-cell office:value-type="float" office:value="9957" table:style-name="ce1">
            <text:p>9957</text:p>
          </table:table-cell>
          <table:table-cell office:value-type="float" office:value="5.15" table:style-name="ce1">
            <text:p>5.15</text:p>
          </table:table-cell>
          <table:table-cell office:value-type="float" office:value="9957" table:style-name="ce1">
            <text:p>9957</text:p>
          </table:table-cell>
          <table:table-cell office:value-type="float" office:value="5.15" table:style-name="ce1">
            <text:p>5.1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280</text:p>
          </table:table-cell>
          <table:table-cell office:value-type="float" office:value="2245609" table:style-name="ce1">
            <text:p>2245609</text:p>
          </table:table-cell>
          <table:table-cell office:value-type="float" office:value="2245609" table:style-name="ce1">
            <text:p>2245609</text:p>
          </table:table-cell>
          <table:table-cell office:value-type="float" office:value="1492742" table:style-name="ce1">
            <text:p>1492742</text:p>
          </table:table-cell>
          <table:table-cell office:value-type="float" office:value="1492742" table:style-name="ce1">
            <text:p>1492742</text:p>
          </table:table-cell>
          <table:table-cell office:value-type="float" office:value="146950" table:style-name="ce1">
            <text:p>146950</text:p>
          </table:table-cell>
          <table:table-cell office:value-type="float" office:value="48393" table:style-name="ce1">
            <text:p>48393</text:p>
          </table:table-cell>
          <table:table-cell office:value-type="float" office:value="1097019" table:style-name="ce1">
            <text:p>1097019</text:p>
          </table:table-cell>
          <table:table-cell office:value-type="float" office:value="1097019" table:style-name="ce1">
            <text:p>1097019</text:p>
          </table:table-cell>
          <table:table-cell office:value-type="float" office:value="43580" table:style-name="ce1">
            <text:p>43580</text:p>
          </table:table-cell>
          <table:table-cell office:value-type="float" office:value="63629" table:style-name="ce1">
            <text:p>63629</text:p>
          </table:table-cell>
          <table:table-cell office:value-type="float" office:value="9.9" table:style-name="ce1">
            <text:p>9.9</text:p>
          </table:table-cell>
          <table:table-cell office:value-type="float" office:value="63908" table:style-name="ce1">
            <text:p>63908</text:p>
          </table:table-cell>
          <table:table-cell office:value-type="float" office:value="9.9" table:style-name="ce1">
            <text:p>9.9</text:p>
          </table:table-cell>
          <table:table-cell table:style-name="ce1"/>
          <table:table-cell office:value-type="string" table:style-name="ce1">
            <text:p>MPFC3280</text:p>
          </table:table-cell>
          <table:table-cell table:number-columns-repeated="2" table:style-name="ce1"/>
          <table:table-cell office:value-type="float" office:value="208882" table:style-name="ce1">
            <text:p>208882</text:p>
          </table:table-cell>
          <table:table-cell office:value-type="float" office:value="208882" table:style-name="ce1">
            <text:p>208882</text:p>
          </table:table-cell>
          <table:table-cell office:value-type="float" office:value="1875805" table:style-name="ce1">
            <text:p>1875805</text:p>
          </table:table-cell>
          <table:table-cell office:value-type="float" office:value="21596" table:style-name="ce1">
            <text:p>21596</text:p>
          </table:table-cell>
          <table:table-cell office:value-type="float" office:value="139755" table:style-name="ce1">
            <text:p>139755</text:p>
          </table:table-cell>
          <table:table-cell office:value-type="float" office:value="139755" table:style-name="ce1">
            <text:p>139755</text:p>
          </table:table-cell>
          <table:table-cell office:value-type="float" office:value="18451" table:style-name="ce1">
            <text:p>18451</text:p>
          </table:table-cell>
          <table:table-cell office:value-type="float" office:value="3846" table:style-name="ce1">
            <text:p>3846</text:p>
          </table:table-cell>
          <table:table-cell office:value-type="float" office:value="5.79" table:style-name="ce1">
            <text:p>5.79</text:p>
          </table:table-cell>
          <table:table-cell office:value-type="float" office:value="3846" table:style-name="ce1">
            <text:p>3846</text:p>
          </table:table-cell>
          <table:table-cell office:value-type="float" office:value="5.79" table:style-name="ce1">
            <text:p>5.7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366</text:p>
          </table:table-cell>
          <table:table-cell office:value-type="float" office:value="3219937" table:style-name="ce1">
            <text:p>3219937</text:p>
          </table:table-cell>
          <table:table-cell office:value-type="float" office:value="3219937" table:style-name="ce1">
            <text:p>3219937</text:p>
          </table:table-cell>
          <table:table-cell office:value-type="float" office:value="2229354" table:style-name="ce1">
            <text:p>2229354</text:p>
          </table:table-cell>
          <table:table-cell office:value-type="float" office:value="2229354" table:style-name="ce1">
            <text:p>2229354</text:p>
          </table:table-cell>
          <table:table-cell office:value-type="float" office:value="190949" table:style-name="ce1">
            <text:p>190949</text:p>
          </table:table-cell>
          <table:table-cell office:value-type="float" office:value="41583" table:style-name="ce1">
            <text:p>41583</text:p>
          </table:table-cell>
          <table:table-cell office:value-type="float" office:value="1655339" table:style-name="ce1">
            <text:p>1655339</text:p>
          </table:table-cell>
          <table:table-cell office:value-type="float" office:value="1655339" table:style-name="ce1">
            <text:p>1655339</text:p>
          </table:table-cell>
          <table:table-cell office:value-type="float" office:value="39580" table:style-name="ce1">
            <text:p>39580</text:p>
          </table:table-cell>
          <table:table-cell office:value-type="float" office:value="63937" table:style-name="ce1">
            <text:p>63937</text:p>
          </table:table-cell>
          <table:table-cell office:value-type="float" office:value="17.18" table:style-name="ce1">
            <text:p>17.18</text:p>
          </table:table-cell>
          <table:table-cell office:value-type="float" office:value="64792" table:style-name="ce1">
            <text:p>64792</text:p>
          </table:table-cell>
          <table:table-cell office:value-type="float" office:value="17.02" table:style-name="ce1">
            <text:p>17.02</text:p>
          </table:table-cell>
          <table:table-cell table:style-name="ce1"/>
          <table:table-cell office:value-type="string" table:style-name="ce1">
            <text:p>MPFC3366</text:p>
          </table:table-cell>
          <table:table-cell table:number-columns-repeated="2" table:style-name="ce1"/>
          <table:table-cell office:value-type="float" office:value="296451" table:style-name="ce1">
            <text:p>296451</text:p>
          </table:table-cell>
          <table:table-cell office:value-type="float" office:value="296451" table:style-name="ce1">
            <text:p>296451</text:p>
          </table:table-cell>
          <table:table-cell office:value-type="float" office:value="2746302" table:style-name="ce1">
            <text:p>2746302</text:p>
          </table:table-cell>
          <table:table-cell office:value-type="float" office:value="38554" table:style-name="ce1">
            <text:p>38554</text:p>
          </table:table-cell>
          <table:table-cell office:value-type="float" office:value="179572" table:style-name="ce1">
            <text:p>179572</text:p>
          </table:table-cell>
          <table:table-cell office:value-type="float" office:value="179572" table:style-name="ce1">
            <text:p>179572</text:p>
          </table:table-cell>
          <table:table-cell office:value-type="float" office:value="33825" table:style-name="ce1">
            <text:p>33825</text:p>
          </table:table-cell>
          <table:table-cell office:value-type="float" office:value="8986" table:style-name="ce1">
            <text:p>8986</text:p>
          </table:table-cell>
          <table:table-cell office:value-type="float" office:value="5.35" table:style-name="ce1">
            <text:p>5.35</text:p>
          </table:table-cell>
          <table:table-cell office:value-type="float" office:value="8986" table:style-name="ce1">
            <text:p>8986</text:p>
          </table:table-cell>
          <table:table-cell office:value-type="float" office:value="5.35" table:style-name="ce1">
            <text:p>5.3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3999</text:p>
          </table:table-cell>
          <table:table-cell office:value-type="float" office:value="1992327" table:style-name="ce1">
            <text:p>1992327</text:p>
          </table:table-cell>
          <table:table-cell office:value-type="float" office:value="1992327" table:style-name="ce1">
            <text:p>1992327</text:p>
          </table:table-cell>
          <table:table-cell office:value-type="float" office:value="1458366" table:style-name="ce1">
            <text:p>1458366</text:p>
          </table:table-cell>
          <table:table-cell office:value-type="float" office:value="1458366" table:style-name="ce1">
            <text:p>1458366</text:p>
          </table:table-cell>
          <table:table-cell office:value-type="float" office:value="124592" table:style-name="ce1">
            <text:p>124592</text:p>
          </table:table-cell>
          <table:table-cell office:value-type="float" office:value="28527" table:style-name="ce1">
            <text:p>28527</text:p>
          </table:table-cell>
          <table:table-cell office:value-type="float" office:value="1059385" table:style-name="ce1">
            <text:p>1059385</text:p>
          </table:table-cell>
          <table:table-cell office:value-type="float" office:value="1059385" table:style-name="ce1">
            <text:p>1059385</text:p>
          </table:table-cell>
          <table:table-cell office:value-type="float" office:value="26944" table:style-name="ce1">
            <text:p>26944</text:p>
          </table:table-cell>
          <table:table-cell office:value-type="float" office:value="45146" table:style-name="ce1">
            <text:p>45146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45803" table:style-name="ce1">
            <text:p>45803</text:p>
          </table:table-cell>
          <table:table-cell office:value-type="float" office:value="16.29" table:style-name="ce1">
            <text:p>16.29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float" office:value="198173" table:style-name="ce1">
            <text:p>198173</text:p>
          </table:table-cell>
          <table:table-cell office:value-type="float" office:value="198173" table:style-name="ce1">
            <text:p>198173</text:p>
          </table:table-cell>
          <table:table-cell office:value-type="float" office:value="1910178" table:style-name="ce1">
            <text:p>1910178</text:p>
          </table:table-cell>
          <table:table-cell office:value-type="float" office:value="233910" table:style-name="ce1">
            <text:p>233910</text:p>
          </table:table-cell>
          <table:table-cell office:value-type="float" office:value="106890" table:style-name="ce1">
            <text:p>106890</text:p>
          </table:table-cell>
          <table:table-cell office:value-type="float" office:value="106890" table:style-name="ce1">
            <text:p>106890</text:p>
          </table:table-cell>
          <table:table-cell office:value-type="float" office:value="203735" table:style-name="ce1">
            <text:p>203735</text:p>
          </table:table-cell>
          <table:table-cell office:value-type="float" office:value="4451" table:style-name="ce1">
            <text:p>4451</text:p>
          </table:table-cell>
          <table:table-cell office:value-type="float" office:value="5.95" table:style-name="ce1">
            <text:p>5.95</text:p>
          </table:table-cell>
          <table:table-cell office:value-type="float" office:value="4451" table:style-name="ce1">
            <text:p>4451</text:p>
          </table:table-cell>
          <table:table-cell office:value-type="float" office:value="5.96" table:style-name="ce1">
            <text:p>5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4025</text:p>
          </table:table-cell>
          <table:table-cell office:value-type="float" office:value="3263122" table:style-name="ce1">
            <text:p>3263122</text:p>
          </table:table-cell>
          <table:table-cell office:value-type="float" office:value="3263122" table:style-name="ce1">
            <text:p>3263122</text:p>
          </table:table-cell>
          <table:table-cell office:value-type="float" office:value="2030664" table:style-name="ce1">
            <text:p>2030664</text:p>
          </table:table-cell>
          <table:table-cell office:value-type="float" office:value="2030664" table:style-name="ce1">
            <text:p>2030664</text:p>
          </table:table-cell>
          <table:table-cell office:value-type="float" office:value="181119" table:style-name="ce1">
            <text:p>181119</text:p>
          </table:table-cell>
          <table:table-cell office:value-type="float" office:value="46929" table:style-name="ce1">
            <text:p>46929</text:p>
          </table:table-cell>
          <table:table-cell office:value-type="float" office:value="1538407" table:style-name="ce1">
            <text:p>1538407</text:p>
          </table:table-cell>
          <table:table-cell office:value-type="float" office:value="1538407" table:style-name="ce1">
            <text:p>1538407</text:p>
          </table:table-cell>
          <table:table-cell office:value-type="float" office:value="44013" table:style-name="ce1">
            <text:p>44013</text:p>
          </table:table-cell>
          <table:table-cell office:value-type="float" office:value="83299" table:style-name="ce1">
            <text:p>83299</text:p>
          </table:table-cell>
          <table:table-cell office:value-type="float" office:value="11.79" table:style-name="ce1">
            <text:p>11.79</text:p>
          </table:table-cell>
          <table:table-cell office:value-type="float" office:value="83845" table:style-name="ce1">
            <text:p>83845</text:p>
          </table:table-cell>
          <table:table-cell office:value-type="float" office:value="11.76" table:style-name="ce1">
            <text:p>11.76</text:p>
          </table:table-cell>
          <table:table-cell table:style-name="ce1"/>
          <table:table-cell office:value-type="string" table:style-name="ce1">
            <text:p>MPFC4025</text:p>
          </table:table-cell>
          <table:table-cell table:number-columns-repeated="2" table:style-name="ce1"/>
          <table:table-cell office:value-type="float" office:value="256273" table:style-name="ce1">
            <text:p>256273</text:p>
          </table:table-cell>
          <table:table-cell office:value-type="float" office:value="256273" table:style-name="ce1">
            <text:p>256273</text:p>
          </table:table-cell>
          <table:table-cell office:value-type="float" office:value="2412650" table:style-name="ce1">
            <text:p>2412650</text:p>
          </table:table-cell>
          <table:table-cell office:value-type="float" office:value="19347" table:style-name="ce1">
            <text:p>19347</text:p>
          </table:table-cell>
          <table:table-cell office:value-type="float" office:value="160377" table:style-name="ce1">
            <text:p>160377</text:p>
          </table:table-cell>
          <table:table-cell office:value-type="float" office:value="160377" table:style-name="ce1">
            <text:p>160377</text:p>
          </table:table-cell>
          <table:table-cell office:value-type="float" office:value="16714" table:style-name="ce1">
            <text:p>16714</text:p>
          </table:table-cell>
          <table:table-cell office:value-type="float" office:value="4729" table:style-name="ce1">
            <text:p>4729</text:p>
          </table:table-cell>
          <table:table-cell office:value-type="float" office:value="5.68" table:style-name="ce1">
            <text:p>5.68</text:p>
          </table:table-cell>
          <table:table-cell office:value-type="float" office:value="4729" table:style-name="ce1">
            <text:p>4729</text:p>
          </table:table-cell>
          <table:table-cell office:value-type="float" office:value="5.68" table:style-name="ce1">
            <text:p>5.6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157</text:p>
          </table:table-cell>
          <table:table-cell office:value-type="float" office:value="2913336" table:style-name="ce1">
            <text:p>2913336</text:p>
          </table:table-cell>
          <table:table-cell office:value-type="float" office:value="2913336" table:style-name="ce1">
            <text:p>2913336</text:p>
          </table:table-cell>
          <table:table-cell office:value-type="float" office:value="1763566" table:style-name="ce1">
            <text:p>1763566</text:p>
          </table:table-cell>
          <table:table-cell office:value-type="float" office:value="1763566" table:style-name="ce1">
            <text:p>1763566</text:p>
          </table:table-cell>
          <table:table-cell office:value-type="float" office:value="178008" table:style-name="ce1">
            <text:p>178008</text:p>
          </table:table-cell>
          <table:table-cell office:value-type="float" office:value="43031" table:style-name="ce1">
            <text:p>43031</text:p>
          </table:table-cell>
          <table:table-cell office:value-type="float" office:value="1322276" table:style-name="ce1">
            <text:p>1322276</text:p>
          </table:table-cell>
          <table:table-cell office:value-type="float" office:value="1322276" table:style-name="ce1">
            <text:p>1322276</text:p>
          </table:table-cell>
          <table:table-cell office:value-type="float" office:value="40236" table:style-name="ce1">
            <text:p>40236</text:p>
          </table:table-cell>
          <table:table-cell office:value-type="float" office:value="63628" table:style-name="ce1">
            <text:p>63628</text:p>
          </table:table-cell>
          <table:table-cell office:value-type="float" office:value="13.16" table:style-name="ce1">
            <text:p>13.16</text:p>
          </table:table-cell>
          <table:table-cell office:value-type="float" office:value="64125" table:style-name="ce1">
            <text:p>64125</text:p>
          </table:table-cell>
          <table:table-cell office:value-type="float" office:value="13.11" table:style-name="ce1">
            <text:p>13.11</text:p>
          </table:table-cell>
          <table:table-cell table:style-name="ce1"/>
          <table:table-cell office:value-type="string" table:style-name="ce1">
            <text:p>MPFC5157</text:p>
          </table:table-cell>
          <table:table-cell table:number-columns-repeated="2" table:style-name="ce1"/>
          <table:table-cell office:value-type="float" office:value="243565" table:style-name="ce1">
            <text:p>243565</text:p>
          </table:table-cell>
          <table:table-cell office:value-type="float" office:value="243565" table:style-name="ce1">
            <text:p>243565</text:p>
          </table:table-cell>
          <table:table-cell office:value-type="float" office:value="2210728" table:style-name="ce1">
            <text:p>2210728</text:p>
          </table:table-cell>
          <table:table-cell office:value-type="float" office:value="35257" table:style-name="ce1">
            <text:p>35257</text:p>
          </table:table-cell>
          <table:table-cell office:value-type="float" office:value="153332" table:style-name="ce1">
            <text:p>153332</text:p>
          </table:table-cell>
          <table:table-cell office:value-type="float" office:value="153332" table:style-name="ce1">
            <text:p>153332</text:p>
          </table:table-cell>
          <table:table-cell office:value-type="float" office:value="30606" table:style-name="ce1">
            <text:p>30606</text:p>
          </table:table-cell>
          <table:table-cell office:value-type="float" office:value="6001" table:style-name="ce1">
            <text:p>6001</text:p>
          </table:table-cell>
          <table:table-cell office:value-type="float" office:value="5.58" table:style-name="ce1">
            <text:p>5.58</text:p>
          </table:table-cell>
          <table:table-cell office:value-type="float" office:value="6001" table:style-name="ce1">
            <text:p>6001</text:p>
          </table:table-cell>
          <table:table-cell office:value-type="float" office:value="5.58" table:style-name="ce1">
            <text:p>5.5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278</text:p>
          </table:table-cell>
          <table:table-cell office:value-type="float" office:value="2273099" table:style-name="ce1">
            <text:p>2273099</text:p>
          </table:table-cell>
          <table:table-cell office:value-type="float" office:value="2273099" table:style-name="ce1">
            <text:p>2273099</text:p>
          </table:table-cell>
          <table:table-cell office:value-type="float" office:value="864812" table:style-name="ce1">
            <text:p>864812</text:p>
          </table:table-cell>
          <table:table-cell office:value-type="float" office:value="864812" table:style-name="ce1">
            <text:p>864812</text:p>
          </table:table-cell>
          <table:table-cell office:value-type="float" office:value="101204" table:style-name="ce1">
            <text:p>101204</text:p>
          </table:table-cell>
          <table:table-cell office:value-type="float" office:value="52667" table:style-name="ce1">
            <text:p>52667</text:p>
          </table:table-cell>
          <table:table-cell office:value-type="float" office:value="637634" table:style-name="ce1">
            <text:p>637634</text:p>
          </table:table-cell>
          <table:table-cell office:value-type="float" office:value="637634" table:style-name="ce1">
            <text:p>637634</text:p>
          </table:table-cell>
          <table:table-cell office:value-type="float" office:value="45378" table:style-name="ce1">
            <text:p>45378</text:p>
          </table:table-cell>
          <table:table-cell office:value-type="float" office:value="34274" table:style-name="ce1">
            <text:p>34274</text:p>
          </table:table-cell>
          <table:table-cell office:value-type="float" office:value="11.86" table:style-name="ce1">
            <text:p>11.86</text:p>
          </table:table-cell>
          <table:table-cell office:value-type="float" office:value="34551" table:style-name="ce1">
            <text:p>34551</text:p>
          </table:table-cell>
          <table:table-cell office:value-type="float" office:value="11.86" table:style-name="ce1">
            <text:p>11.86</text:p>
          </table:table-cell>
          <table:table-cell table:style-name="ce1"/>
          <table:table-cell office:value-type="string" table:style-name="ce1">
            <text:p>MPFC5278</text:p>
          </table:table-cell>
          <table:table-cell table:number-columns-repeated="2" table:style-name="ce1"/>
          <table:table-cell office:value-type="float" office:value="120074" table:style-name="ce1">
            <text:p>120074</text:p>
          </table:table-cell>
          <table:table-cell office:value-type="float" office:value="120074" table:style-name="ce1">
            <text:p>120074</text:p>
          </table:table-cell>
          <table:table-cell office:value-type="float" office:value="1114661" table:style-name="ce1">
            <text:p>1114661</text:p>
          </table:table-cell>
          <table:table-cell office:value-type="float" office:value="92051" table:style-name="ce1">
            <text:p>92051</text:p>
          </table:table-cell>
          <table:table-cell office:value-type="float" office:value="74090" table:style-name="ce1">
            <text:p>74090</text:p>
          </table:table-cell>
          <table:table-cell office:value-type="float" office:value="74090" table:style-name="ce1">
            <text:p>74090</text:p>
          </table:table-cell>
          <table:table-cell office:value-type="float" office:value="80716" table:style-name="ce1">
            <text:p>80716</text:p>
          </table:table-cell>
          <table:table-cell office:value-type="float" office:value="1644" table:style-name="ce1">
            <text:p>1644</text:p>
          </table:table-cell>
          <table:table-cell office:value-type="float" office:value="6.43" table:style-name="ce1">
            <text:p>6.43</text:p>
          </table:table-cell>
          <table:table-cell office:value-type="float" office:value="1644" table:style-name="ce1">
            <text:p>1644</text:p>
          </table:table-cell>
          <table:table-cell office:value-type="float" office:value="6.43" table:style-name="ce1">
            <text:p>6.4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294</text:p>
          </table:table-cell>
          <table:table-cell office:value-type="float" office:value="2975064" table:style-name="ce1">
            <text:p>2975064</text:p>
          </table:table-cell>
          <table:table-cell office:value-type="float" office:value="2975064" table:style-name="ce1">
            <text:p>2975064</text:p>
          </table:table-cell>
          <table:table-cell office:value-type="float" office:value="2130622" table:style-name="ce1">
            <text:p>2130622</text:p>
          </table:table-cell>
          <table:table-cell office:value-type="float" office:value="2130622" table:style-name="ce1">
            <text:p>2130622</text:p>
          </table:table-cell>
          <table:table-cell office:value-type="float" office:value="183417" table:style-name="ce1">
            <text:p>183417</text:p>
          </table:table-cell>
          <table:table-cell office:value-type="float" office:value="49175" table:style-name="ce1">
            <text:p>49175</text:p>
          </table:table-cell>
          <table:table-cell office:value-type="float" office:value="1607295" table:style-name="ce1">
            <text:p>1607295</text:p>
          </table:table-cell>
          <table:table-cell office:value-type="float" office:value="1607295" table:style-name="ce1">
            <text:p>1607295</text:p>
          </table:table-cell>
          <table:table-cell office:value-type="float" office:value="46402" table:style-name="ce1">
            <text:p>46402</text:p>
          </table:table-cell>
          <table:table-cell office:value-type="float" office:value="90042" table:style-name="ce1">
            <text:p>90042</text:p>
          </table:table-cell>
          <table:table-cell office:value-type="float" office:value="11.11" table:style-name="ce1">
            <text:p>11.11</text:p>
          </table:table-cell>
          <table:table-cell office:value-type="float" office:value="90584" table:style-name="ce1">
            <text:p>90584</text:p>
          </table:table-cell>
          <table:table-cell office:value-type="float" office:value="11.08" table:style-name="ce1">
            <text:p>11.08</text:p>
          </table:table-cell>
          <table:table-cell table:style-name="ce1"/>
          <table:table-cell office:value-type="string" table:style-name="ce1">
            <text:p>MPFC5294</text:p>
          </table:table-cell>
          <table:table-cell table:number-columns-repeated="2" table:style-name="ce1"/>
          <table:table-cell office:value-type="float" office:value="285565" table:style-name="ce1">
            <text:p>285565</text:p>
          </table:table-cell>
          <table:table-cell office:value-type="float" office:value="285565" table:style-name="ce1">
            <text:p>285565</text:p>
          </table:table-cell>
          <table:table-cell office:value-type="float" office:value="2637826" table:style-name="ce1">
            <text:p>2637826</text:p>
          </table:table-cell>
          <table:table-cell office:value-type="float" office:value="15791" table:style-name="ce1">
            <text:p>15791</text:p>
          </table:table-cell>
          <table:table-cell office:value-type="float" office:value="188717" table:style-name="ce1">
            <text:p>188717</text:p>
          </table:table-cell>
          <table:table-cell office:value-type="float" office:value="188717" table:style-name="ce1">
            <text:p>188717</text:p>
          </table:table-cell>
          <table:table-cell office:value-type="float" office:value="13710" table:style-name="ce1">
            <text:p>13710</text:p>
          </table:table-cell>
          <table:table-cell office:value-type="float" office:value="5828" table:style-name="ce1">
            <text:p>5828</text:p>
          </table:table-cell>
          <table:table-cell office:value-type="float" office:value="5.68" table:style-name="ce1">
            <text:p>5.68</text:p>
          </table:table-cell>
          <table:table-cell office:value-type="float" office:value="5828" table:style-name="ce1">
            <text:p>5828</text:p>
          </table:table-cell>
          <table:table-cell office:value-type="float" office:value="5.68" table:style-name="ce1">
            <text:p>5.6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88</text:p>
          </table:table-cell>
          <table:table-cell office:value-type="float" office:value="4322284" table:style-name="ce1">
            <text:p>4322284</text:p>
          </table:table-cell>
          <table:table-cell office:value-type="float" office:value="4322284" table:style-name="ce1">
            <text:p>4322284</text:p>
          </table:table-cell>
          <table:table-cell office:value-type="float" office:value="1053328" table:style-name="ce1">
            <text:p>1053328</text:p>
          </table:table-cell>
          <table:table-cell office:value-type="float" office:value="1053328" table:style-name="ce1">
            <text:p>1053328</text:p>
          </table:table-cell>
          <table:table-cell office:value-type="float" office:value="104910" table:style-name="ce1">
            <text:p>104910</text:p>
          </table:table-cell>
          <table:table-cell office:value-type="float" office:value="65103" table:style-name="ce1">
            <text:p>65103</text:p>
          </table:table-cell>
          <table:table-cell office:value-type="float" office:value="774015" table:style-name="ce1">
            <text:p>774015</text:p>
          </table:table-cell>
          <table:table-cell office:value-type="float" office:value="774015" table:style-name="ce1">
            <text:p>774015</text:p>
          </table:table-cell>
          <table:table-cell office:value-type="float" office:value="61927" table:style-name="ce1">
            <text:p>61927</text:p>
          </table:table-cell>
          <table:table-cell office:value-type="float" office:value="46010" table:style-name="ce1">
            <text:p>46010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47471" table:style-name="ce1">
            <text:p>47471</text:p>
          </table:table-cell>
          <table:table-cell office:value-type="float" office:value="9.83" table:style-name="ce1">
            <text:p>9.83</text:p>
          </table:table-cell>
          <table:table-cell table:style-name="ce1"/>
          <table:table-cell office:value-type="string" table:style-name="ce1">
            <text:p>MPFC5488</text:p>
          </table:table-cell>
          <table:table-cell table:number-columns-repeated="2" table:style-name="ce1"/>
          <table:table-cell office:value-type="float" office:value="146638" table:style-name="ce1">
            <text:p>146638</text:p>
          </table:table-cell>
          <table:table-cell office:value-type="float" office:value="146638" table:style-name="ce1">
            <text:p>146638</text:p>
          </table:table-cell>
          <table:table-cell office:value-type="float" office:value="1348710" table:style-name="ce1">
            <text:p>1348710</text:p>
          </table:table-cell>
          <table:table-cell office:value-type="float" office:value="249032" table:style-name="ce1">
            <text:p>249032</text:p>
          </table:table-cell>
          <table:table-cell office:value-type="float" office:value="96497" table:style-name="ce1">
            <text:p>96497</text:p>
          </table:table-cell>
          <table:table-cell office:value-type="float" office:value="96497" table:style-name="ce1">
            <text:p>96497</text:p>
          </table:table-cell>
          <table:table-cell office:value-type="float" office:value="210880" table:style-name="ce1">
            <text:p>210880</text:p>
          </table:table-cell>
          <table:table-cell office:value-type="float" office:value="2212" table:style-name="ce1">
            <text:p>2212</text:p>
          </table:table-cell>
          <table:table-cell office:value-type="float" office:value="6.06" table:style-name="ce1">
            <text:p>6.06</text:p>
          </table:table-cell>
          <table:table-cell office:value-type="float" office:value="2212" table:style-name="ce1">
            <text:p>2212</text:p>
          </table:table-cell>
          <table:table-cell office:value-type="float" office:value="6.06" table:style-name="ce1">
            <text:p>6.0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89</text:p>
          </table:table-cell>
          <table:table-cell office:value-type="float" office:value="605141" table:style-name="ce1">
            <text:p>605141</text:p>
          </table:table-cell>
          <table:table-cell office:value-type="float" office:value="605141" table:style-name="ce1">
            <text:p>605141</text:p>
          </table:table-cell>
          <table:table-cell office:value-type="float" office:value="384522" table:style-name="ce1">
            <text:p>384522</text:p>
          </table:table-cell>
          <table:table-cell office:value-type="float" office:value="384522" table:style-name="ce1">
            <text:p>384522</text:p>
          </table:table-cell>
          <table:table-cell office:value-type="float" office:value="42980" table:style-name="ce1">
            <text:p>42980</text:p>
          </table:table-cell>
          <table:table-cell office:value-type="float" office:value="37626" table:style-name="ce1">
            <text:p>37626</text:p>
          </table:table-cell>
          <table:table-cell office:value-type="float" office:value="285982" table:style-name="ce1">
            <text:p>285982</text:p>
          </table:table-cell>
          <table:table-cell office:value-type="float" office:value="285982" table:style-name="ce1">
            <text:p>285982</text:p>
          </table:table-cell>
          <table:table-cell office:value-type="float" office:value="36225" table:style-name="ce1">
            <text:p>36225</text:p>
          </table:table-cell>
          <table:table-cell office:value-type="float" office:value="18179" table:style-name="ce1">
            <text:p>18179</text:p>
          </table:table-cell>
          <table:table-cell office:value-type="float" office:value="9.98" table:style-name="ce1">
            <text:p>9.98</text:p>
          </table:table-cell>
          <table:table-cell office:value-type="float" office:value="18724" table:style-name="ce1">
            <text:p>18724</text:p>
          </table:table-cell>
          <table:table-cell office:value-type="float" office:value="9.8800000000000008" table:style-name="ce1">
            <text:p>9.88</text:p>
          </table:table-cell>
          <table:table-cell table:style-name="ce1"/>
          <table:table-cell office:value-type="string" table:style-name="ce1">
            <text:p>MPFC5489</text:p>
          </table:table-cell>
          <table:table-cell table:number-columns-repeated="2" table:style-name="ce1"/>
          <table:table-cell office:value-type="float" office:value="53151" table:style-name="ce1">
            <text:p>53151</text:p>
          </table:table-cell>
          <table:table-cell office:value-type="float" office:value="53151" table:style-name="ce1">
            <text:p>53151</text:p>
          </table:table-cell>
          <table:table-cell office:value-type="float" office:value="521851" table:style-name="ce1">
            <text:p>521851</text:p>
          </table:table-cell>
          <table:table-cell office:value-type="float" office:value="6688" table:style-name="ce1">
            <text:p>6688</text:p>
          </table:table-cell>
          <table:table-cell office:value-type="float" office:value="34627" table:style-name="ce1">
            <text:p>34627</text:p>
          </table:table-cell>
          <table:table-cell office:value-type="float" office:value="34627" table:style-name="ce1">
            <text:p>34627</text:p>
          </table:table-cell>
          <table:table-cell office:value-type="float" office:value="5941" table:style-name="ce1">
            <text:p>5941</text:p>
          </table:table-cell>
          <table:table-cell office:value-type="float" office:value="654" table:style-name="ce1">
            <text:p>654</text:p>
          </table:table-cell>
          <table:table-cell office:value-type="float" office:value="7.63" table:style-name="ce1">
            <text:p>7.63</text:p>
          </table:table-cell>
          <table:table-cell office:value-type="float" office:value="654" table:style-name="ce1">
            <text:p>654</text:p>
          </table:table-cell>
          <table:table-cell office:value-type="float" office:value="7.63" table:style-name="ce1">
            <text:p>7.6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4</text:p>
          </table:table-cell>
          <table:table-cell office:value-type="float" office:value="2468717" table:style-name="ce1">
            <text:p>2468717</text:p>
          </table:table-cell>
          <table:table-cell office:value-type="float" office:value="2468717" table:style-name="ce1">
            <text:p>2468717</text:p>
          </table:table-cell>
          <table:table-cell office:value-type="float" office:value="1841480" table:style-name="ce1">
            <text:p>1841480</text:p>
          </table:table-cell>
          <table:table-cell office:value-type="float" office:value="1841480" table:style-name="ce1">
            <text:p>1841480</text:p>
          </table:table-cell>
          <table:table-cell office:value-type="float" office:value="159808" table:style-name="ce1">
            <text:p>159808</text:p>
          </table:table-cell>
          <table:table-cell office:value-type="float" office:value="35318" table:style-name="ce1">
            <text:p>35318</text:p>
          </table:table-cell>
          <table:table-cell office:value-type="float" office:value="1385049" table:style-name="ce1">
            <text:p>1385049</text:p>
          </table:table-cell>
          <table:table-cell office:value-type="float" office:value="1385049" table:style-name="ce1">
            <text:p>1385049</text:p>
          </table:table-cell>
          <table:table-cell office:value-type="float" office:value="33993" table:style-name="ce1">
            <text:p>33993</text:p>
          </table:table-cell>
          <table:table-cell office:value-type="float" office:value="68171" table:style-name="ce1">
            <text:p>68171</text:p>
          </table:table-cell>
          <table:table-cell office:value-type="float" office:value="12.64" table:style-name="ce1">
            <text:p>12.64</text:p>
          </table:table-cell>
          <table:table-cell office:value-type="float" office:value="68635" table:style-name="ce1">
            <text:p>68635</text:p>
          </table:table-cell>
          <table:table-cell office:value-type="float" office:value="12.6" table:style-name="ce1">
            <text:p>12.6</text:p>
          </table:table-cell>
          <table:table-cell table:style-name="ce1"/>
          <table:table-cell office:value-type="string" table:style-name="ce1">
            <text:p>MPFC5494</text:p>
          </table:table-cell>
          <table:table-cell table:number-columns-repeated="2" table:style-name="ce1"/>
          <table:table-cell office:value-type="float" office:value="254289" table:style-name="ce1">
            <text:p>254289</text:p>
          </table:table-cell>
          <table:table-cell office:value-type="float" office:value="254289" table:style-name="ce1">
            <text:p>254289</text:p>
          </table:table-cell>
          <table:table-cell office:value-type="float" office:value="2301546" table:style-name="ce1">
            <text:p>2301546</text:p>
          </table:table-cell>
          <table:table-cell office:value-type="float" office:value="61579" table:style-name="ce1">
            <text:p>61579</text:p>
          </table:table-cell>
          <table:table-cell office:value-type="float" office:value="167129" table:style-name="ce1">
            <text:p>167129</text:p>
          </table:table-cell>
          <table:table-cell office:value-type="float" office:value="167129" table:style-name="ce1">
            <text:p>167129</text:p>
          </table:table-cell>
          <table:table-cell office:value-type="float" office:value="53803" table:style-name="ce1">
            <text:p>53803</text:p>
          </table:table-cell>
          <table:table-cell office:value-type="float" office:value="6123" table:style-name="ce1">
            <text:p>6123</text:p>
          </table:table-cell>
          <table:table-cell office:value-type="float" office:value="5.63" table:style-name="ce1">
            <text:p>5.63</text:p>
          </table:table-cell>
          <table:table-cell office:value-type="float" office:value="6124" table:style-name="ce1">
            <text:p>6124</text:p>
          </table:table-cell>
          <table:table-cell office:value-type="float" office:value="5.62" table:style-name="ce1">
            <text:p>5.6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7</text:p>
          </table:table-cell>
          <table:table-cell office:value-type="float" office:value="823445" table:style-name="ce1">
            <text:p>823445</text:p>
          </table:table-cell>
          <table:table-cell office:value-type="float" office:value="823445" table:style-name="ce1">
            <text:p>823445</text:p>
          </table:table-cell>
          <table:table-cell office:value-type="float" office:value="572528" table:style-name="ce1">
            <text:p>572528</text:p>
          </table:table-cell>
          <table:table-cell office:value-type="float" office:value="572528" table:style-name="ce1">
            <text:p>572528</text:p>
          </table:table-cell>
          <table:table-cell office:value-type="float" office:value="54936" table:style-name="ce1">
            <text:p>54936</text:p>
          </table:table-cell>
          <table:table-cell office:value-type="float" office:value="17982" table:style-name="ce1">
            <text:p>17982</text:p>
          </table:table-cell>
          <table:table-cell office:value-type="float" office:value="419236" table:style-name="ce1">
            <text:p>419236</text:p>
          </table:table-cell>
          <table:table-cell office:value-type="float" office:value="419236" table:style-name="ce1">
            <text:p>419236</text:p>
          </table:table-cell>
          <table:table-cell office:value-type="float" office:value="16354" table:style-name="ce1">
            <text:p>16354</text:p>
          </table:table-cell>
          <table:table-cell office:value-type="float" office:value="21696" table:style-name="ce1">
            <text:p>21696</text:p>
          </table:table-cell>
          <table:table-cell office:value-type="float" office:value="13.07" table:style-name="ce1">
            <text:p>13.07</text:p>
          </table:table-cell>
          <table:table-cell office:value-type="float" office:value="21882" table:style-name="ce1">
            <text:p>21882</text:p>
          </table:table-cell>
          <table:table-cell office:value-type="float" office:value="13.02" table:style-name="ce1">
            <text:p>13.02</text:p>
          </table:table-cell>
          <table:table-cell table:style-name="ce1"/>
          <table:table-cell office:value-type="string" table:style-name="ce1">
            <text:p>MPFC5497</text:p>
          </table:table-cell>
          <table:table-cell table:number-columns-repeated="2" table:style-name="ce1"/>
          <table:table-cell office:value-type="float" office:value="81058" table:style-name="ce1">
            <text:p>81058</text:p>
          </table:table-cell>
          <table:table-cell office:value-type="float" office:value="81058" table:style-name="ce1">
            <text:p>81058</text:p>
          </table:table-cell>
          <table:table-cell office:value-type="float" office:value="776206" table:style-name="ce1">
            <text:p>776206</text:p>
          </table:table-cell>
          <table:table-cell office:value-type="float" office:value="75832" table:style-name="ce1">
            <text:p>75832</text:p>
          </table:table-cell>
          <table:table-cell office:value-type="float" office:value="47947" table:style-name="ce1">
            <text:p>47947</text:p>
          </table:table-cell>
          <table:table-cell office:value-type="float" office:value="47947" table:style-name="ce1">
            <text:p>47947</text:p>
          </table:table-cell>
          <table:table-cell office:value-type="float" office:value="65837" table:style-name="ce1">
            <text:p>65837</text:p>
          </table:table-cell>
          <table:table-cell office:value-type="float" office:value="1238" table:style-name="ce1">
            <text:p>1238</text:p>
          </table:table-cell>
          <table:table-cell office:value-type="float" office:value="6.33" table:style-name="ce1">
            <text:p>6.33</text:p>
          </table:table-cell>
          <table:table-cell office:value-type="float" office:value="1239" table:style-name="ce1">
            <text:p>1239</text:p>
          </table:table-cell>
          <table:table-cell office:value-type="float" office:value="6.33" table:style-name="ce1">
            <text:p>6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8</text:p>
          </table:table-cell>
          <table:table-cell office:value-type="float" office:value="2331315" table:style-name="ce1">
            <text:p>2331315</text:p>
          </table:table-cell>
          <table:table-cell office:value-type="float" office:value="2331315" table:style-name="ce1">
            <text:p>2331315</text:p>
          </table:table-cell>
          <table:table-cell office:value-type="float" office:value="1474814" table:style-name="ce1">
            <text:p>1474814</text:p>
          </table:table-cell>
          <table:table-cell office:value-type="float" office:value="1474814" table:style-name="ce1">
            <text:p>1474814</text:p>
          </table:table-cell>
          <table:table-cell office:value-type="float" office:value="135702" table:style-name="ce1">
            <text:p>135702</text:p>
          </table:table-cell>
          <table:table-cell office:value-type="float" office:value="34385" table:style-name="ce1">
            <text:p>34385</text:p>
          </table:table-cell>
          <table:table-cell office:value-type="float" office:value="1120215" table:style-name="ce1">
            <text:p>1120215</text:p>
          </table:table-cell>
          <table:table-cell office:value-type="float" office:value="1120215" table:style-name="ce1">
            <text:p>1120215</text:p>
          </table:table-cell>
          <table:table-cell office:value-type="float" office:value="33257" table:style-name="ce1">
            <text:p>33257</text:p>
          </table:table-cell>
          <table:table-cell office:value-type="float" office:value="59872" table:style-name="ce1">
            <text:p>59872</text:p>
          </table:table-cell>
          <table:table-cell office:value-type="float" office:value="11.51" table:style-name="ce1">
            <text:p>11.51</text:p>
          </table:table-cell>
          <table:table-cell office:value-type="float" office:value="60237" table:style-name="ce1">
            <text:p>60237</text:p>
          </table:table-cell>
          <table:table-cell office:value-type="float" office:value="11.47" table:style-name="ce1">
            <text:p>11.47</text:p>
          </table:table-cell>
          <table:table-cell table:style-name="ce1"/>
          <table:table-cell office:value-type="string" table:style-name="ce1">
            <text:p>MPFC5498</text:p>
          </table:table-cell>
          <table:table-cell table:number-columns-repeated="2" table:style-name="ce1"/>
          <table:table-cell office:value-type="float" office:value="199635" table:style-name="ce1">
            <text:p>199635</text:p>
          </table:table-cell>
          <table:table-cell office:value-type="float" office:value="199635" table:style-name="ce1">
            <text:p>199635</text:p>
          </table:table-cell>
          <table:table-cell office:value-type="float" office:value="1862031" table:style-name="ce1">
            <text:p>1862031</text:p>
          </table:table-cell>
          <table:table-cell office:value-type="float" office:value="38804" table:style-name="ce1">
            <text:p>38804</text:p>
          </table:table-cell>
          <table:table-cell office:value-type="float" office:value="132972" table:style-name="ce1">
            <text:p>132972</text:p>
          </table:table-cell>
          <table:table-cell office:value-type="float" office:value="132972" table:style-name="ce1">
            <text:p>132972</text:p>
          </table:table-cell>
          <table:table-cell office:value-type="float" office:value="34096" table:style-name="ce1">
            <text:p>34096</text:p>
          </table:table-cell>
          <table:table-cell office:value-type="float" office:value="4169" table:style-name="ce1">
            <text:p>4169</text:p>
          </table:table-cell>
          <table:table-cell office:value-type="float" office:value="5.67" table:style-name="ce1">
            <text:p>5.67</text:p>
          </table:table-cell>
          <table:table-cell office:value-type="float" office:value="4169" table:style-name="ce1">
            <text:p>4169</text:p>
          </table:table-cell>
          <table:table-cell office:value-type="float" office:value="5.67" table:style-name="ce1">
            <text:p>5.6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499</text:p>
          </table:table-cell>
          <table:table-cell office:value-type="float" office:value="3061068" table:style-name="ce1">
            <text:p>3061068</text:p>
          </table:table-cell>
          <table:table-cell office:value-type="float" office:value="3061068" table:style-name="ce1">
            <text:p>3061068</text:p>
          </table:table-cell>
          <table:table-cell office:value-type="float" office:value="1669090" table:style-name="ce1">
            <text:p>1669090</text:p>
          </table:table-cell>
          <table:table-cell office:value-type="float" office:value="1669090" table:style-name="ce1">
            <text:p>1669090</text:p>
          </table:table-cell>
          <table:table-cell office:value-type="float" office:value="151346" table:style-name="ce1">
            <text:p>151346</text:p>
          </table:table-cell>
          <table:table-cell office:value-type="float" office:value="68108" table:style-name="ce1">
            <text:p>68108</text:p>
          </table:table-cell>
          <table:table-cell office:value-type="float" office:value="1231677" table:style-name="ce1">
            <text:p>1231677</text:p>
          </table:table-cell>
          <table:table-cell office:value-type="float" office:value="1231677" table:style-name="ce1">
            <text:p>1231677</text:p>
          </table:table-cell>
          <table:table-cell office:value-type="float" office:value="64482" table:style-name="ce1">
            <text:p>64482</text:p>
          </table:table-cell>
          <table:table-cell office:value-type="float" office:value="61597" table:style-name="ce1">
            <text:p>61597</text:p>
          </table:table-cell>
          <table:table-cell office:value-type="float" office:value="12.46" table:style-name="ce1">
            <text:p>12.46</text:p>
          </table:table-cell>
          <table:table-cell office:value-type="float" office:value="63027" table:style-name="ce1">
            <text:p>63027</text:p>
          </table:table-cell>
          <table:table-cell office:value-type="float" office:value="12.32" table:style-name="ce1">
            <text:p>12.32</text:p>
          </table:table-cell>
          <table:table-cell table:style-name="ce1"/>
          <table:table-cell office:value-type="string" table:style-name="ce1">
            <text:p>MPFC5499</text:p>
          </table:table-cell>
          <table:table-cell table:number-columns-repeated="2" table:style-name="ce1"/>
          <table:table-cell office:value-type="float" office:value="228760" table:style-name="ce1">
            <text:p>228760</text:p>
          </table:table-cell>
          <table:table-cell office:value-type="float" office:value="228760" table:style-name="ce1">
            <text:p>228760</text:p>
          </table:table-cell>
          <table:table-cell office:value-type="float" office:value="2126727" table:style-name="ce1">
            <text:p>2126727</text:p>
          </table:table-cell>
          <table:table-cell office:value-type="float" office:value="222237" table:style-name="ce1">
            <text:p>222237</text:p>
          </table:table-cell>
          <table:table-cell office:value-type="float" office:value="148526" table:style-name="ce1">
            <text:p>148526</text:p>
          </table:table-cell>
          <table:table-cell office:value-type="float" office:value="148526" table:style-name="ce1">
            <text:p>148526</text:p>
          </table:table-cell>
          <table:table-cell office:value-type="float" office:value="195517" table:style-name="ce1">
            <text:p>195517</text:p>
          </table:table-cell>
          <table:table-cell office:value-type="float" office:value="5277" table:style-name="ce1">
            <text:p>5277</text:p>
          </table:table-cell>
          <table:table-cell office:value-type="float" office:value="5.8" table:style-name="ce1">
            <text:p>5.8</text:p>
          </table:table-cell>
          <table:table-cell office:value-type="float" office:value="5277" table:style-name="ce1">
            <text:p>5277</text:p>
          </table:table-cell>
          <table:table-cell office:value-type="float" office:value="5.8" table:style-name="ce1">
            <text:p>5.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0</text:p>
          </table:table-cell>
          <table:table-cell office:value-type="float" office:value="1242179" table:style-name="ce1">
            <text:p>1242179</text:p>
          </table:table-cell>
          <table:table-cell office:value-type="float" office:value="1242179" table:style-name="ce1">
            <text:p>1242179</text:p>
          </table:table-cell>
          <table:table-cell office:value-type="float" office:value="888727" table:style-name="ce1">
            <text:p>888727</text:p>
          </table:table-cell>
          <table:table-cell office:value-type="float" office:value="888727" table:style-name="ce1">
            <text:p>888727</text:p>
          </table:table-cell>
          <table:table-cell office:value-type="float" office:value="77601" table:style-name="ce1">
            <text:p>77601</text:p>
          </table:table-cell>
          <table:table-cell office:value-type="float" office:value="16579" table:style-name="ce1">
            <text:p>16579</text:p>
          </table:table-cell>
          <table:table-cell office:value-type="float" office:value="642370" table:style-name="ce1">
            <text:p>642370</text:p>
          </table:table-cell>
          <table:table-cell office:value-type="float" office:value="642370" table:style-name="ce1">
            <text:p>642370</text:p>
          </table:table-cell>
          <table:table-cell office:value-type="float" office:value="16031" table:style-name="ce1">
            <text:p>16031</text:p>
          </table:table-cell>
          <table:table-cell office:value-type="float" office:value="30495" table:style-name="ce1">
            <text:p>30495</text:p>
          </table:table-cell>
          <table:table-cell office:value-type="float" office:value="14.19" table:style-name="ce1">
            <text:p>14.19</text:p>
          </table:table-cell>
          <table:table-cell office:value-type="float" office:value="30722" table:style-name="ce1">
            <text:p>30722</text:p>
          </table:table-cell>
          <table:table-cell office:value-type="float" office:value="14.14" table:style-name="ce1">
            <text:p>14.14</text:p>
          </table:table-cell>
          <table:table-cell table:style-name="ce1"/>
          <table:table-cell office:value-type="string" table:style-name="ce1">
            <text:p>MPFC5500</text:p>
          </table:table-cell>
          <table:table-cell table:number-columns-repeated="2" table:style-name="ce1"/>
          <table:table-cell office:value-type="float" office:value="124366" table:style-name="ce1">
            <text:p>124366</text:p>
          </table:table-cell>
          <table:table-cell office:value-type="float" office:value="124366" table:style-name="ce1">
            <text:p>124366</text:p>
          </table:table-cell>
          <table:table-cell office:value-type="float" office:value="1143815" table:style-name="ce1">
            <text:p>1143815</text:p>
          </table:table-cell>
          <table:table-cell office:value-type="float" office:value="5873" table:style-name="ce1">
            <text:p>5873</text:p>
          </table:table-cell>
          <table:table-cell office:value-type="float" office:value="71220" table:style-name="ce1">
            <text:p>71220</text:p>
          </table:table-cell>
          <table:table-cell office:value-type="float" office:value="71220" table:style-name="ce1">
            <text:p>71220</text:p>
          </table:table-cell>
          <table:table-cell office:value-type="float" office:value="5144" table:style-name="ce1">
            <text:p>5144</text:p>
          </table:table-cell>
          <table:table-cell office:value-type="float" office:value="2162" table:style-name="ce1">
            <text:p>2162</text:p>
          </table:table-cell>
          <table:table-cell office:value-type="float" office:value="6.28" table:style-name="ce1">
            <text:p>6.28</text:p>
          </table:table-cell>
          <table:table-cell office:value-type="float" office:value="2162" table:style-name="ce1">
            <text:p>2162</text:p>
          </table:table-cell>
          <table:table-cell office:value-type="float" office:value="6.28" table:style-name="ce1">
            <text:p>6.2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1</text:p>
          </table:table-cell>
          <table:table-cell office:value-type="float" office:value="2648024" table:style-name="ce1">
            <text:p>2648024</text:p>
          </table:table-cell>
          <table:table-cell office:value-type="float" office:value="2648024" table:style-name="ce1">
            <text:p>2648024</text:p>
          </table:table-cell>
          <table:table-cell office:value-type="float" office:value="1796680" table:style-name="ce1">
            <text:p>1796680</text:p>
          </table:table-cell>
          <table:table-cell office:value-type="float" office:value="1796680" table:style-name="ce1">
            <text:p>1796680</text:p>
          </table:table-cell>
          <table:table-cell office:value-type="float" office:value="160448" table:style-name="ce1">
            <text:p>160448</text:p>
          </table:table-cell>
          <table:table-cell office:value-type="float" office:value="36332" table:style-name="ce1">
            <text:p>36332</text:p>
          </table:table-cell>
          <table:table-cell office:value-type="float" office:value="1338745" table:style-name="ce1">
            <text:p>1338745</text:p>
          </table:table-cell>
          <table:table-cell office:value-type="float" office:value="1338745" table:style-name="ce1">
            <text:p>1338745</text:p>
          </table:table-cell>
          <table:table-cell office:value-type="float" office:value="34428" table:style-name="ce1">
            <text:p>34428</text:p>
          </table:table-cell>
          <table:table-cell office:value-type="float" office:value="67119" table:style-name="ce1">
            <text:p>67119</text:p>
          </table:table-cell>
          <table:table-cell office:value-type="float" office:value="12.25" table:style-name="ce1">
            <text:p>12.25</text:p>
          </table:table-cell>
          <table:table-cell office:value-type="float" office:value="67558" table:style-name="ce1">
            <text:p>67558</text:p>
          </table:table-cell>
          <table:table-cell office:value-type="float" office:value="12.22" table:style-name="ce1">
            <text:p>12.22</text:p>
          </table:table-cell>
          <table:table-cell table:style-name="ce1"/>
          <table:table-cell office:value-type="string" table:style-name="ce1">
            <text:p>MPFC5501</text:p>
          </table:table-cell>
          <table:table-cell table:number-columns-repeated="2" table:style-name="ce1"/>
          <table:table-cell office:value-type="float" office:value="248889" table:style-name="ce1">
            <text:p>248889</text:p>
          </table:table-cell>
          <table:table-cell office:value-type="float" office:value="248889" table:style-name="ce1">
            <text:p>248889</text:p>
          </table:table-cell>
          <table:table-cell office:value-type="float" office:value="2242529" table:style-name="ce1">
            <text:p>2242529</text:p>
          </table:table-cell>
          <table:table-cell office:value-type="float" office:value="21966" table:style-name="ce1">
            <text:p>21966</text:p>
          </table:table-cell>
          <table:table-cell office:value-type="float" office:value="163697" table:style-name="ce1">
            <text:p>163697</text:p>
          </table:table-cell>
          <table:table-cell office:value-type="float" office:value="163697" table:style-name="ce1">
            <text:p>163697</text:p>
          </table:table-cell>
          <table:table-cell office:value-type="float" office:value="19036" table:style-name="ce1">
            <text:p>19036</text:p>
          </table:table-cell>
          <table:table-cell office:value-type="float" office:value="6025" table:style-name="ce1">
            <text:p>6025</text:p>
          </table:table-cell>
          <table:table-cell office:value-type="float" office:value="5.55" table:style-name="ce1">
            <text:p>5.55</text:p>
          </table:table-cell>
          <table:table-cell office:value-type="float" office:value="6025" table:style-name="ce1">
            <text:p>6025</text:p>
          </table:table-cell>
          <table:table-cell office:value-type="float" office:value="5.55" table:style-name="ce1">
            <text:p>5.5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2</text:p>
          </table:table-cell>
          <table:table-cell office:value-type="float" office:value="2067157" table:style-name="ce1">
            <text:p>2067157</text:p>
          </table:table-cell>
          <table:table-cell office:value-type="float" office:value="2067157" table:style-name="ce1">
            <text:p>2067157</text:p>
          </table:table-cell>
          <table:table-cell office:value-type="float" office:value="1528981" table:style-name="ce1">
            <text:p>1528981</text:p>
          </table:table-cell>
          <table:table-cell office:value-type="float" office:value="1528981" table:style-name="ce1">
            <text:p>1528981</text:p>
          </table:table-cell>
          <table:table-cell office:value-type="float" office:value="144684" table:style-name="ce1">
            <text:p>144684</text:p>
          </table:table-cell>
          <table:table-cell office:value-type="float" office:value="28498" table:style-name="ce1">
            <text:p>28498</text:p>
          </table:table-cell>
          <table:table-cell office:value-type="float" office:value="1142272" table:style-name="ce1">
            <text:p>1142272</text:p>
          </table:table-cell>
          <table:table-cell office:value-type="float" office:value="1142272" table:style-name="ce1">
            <text:p>1142272</text:p>
          </table:table-cell>
          <table:table-cell office:value-type="float" office:value="27551" table:style-name="ce1">
            <text:p>27551</text:p>
          </table:table-cell>
          <table:table-cell office:value-type="float" office:value="65361" table:style-name="ce1">
            <text:p>65361</text:p>
          </table:table-cell>
          <table:table-cell office:value-type="float" office:value="10.61" table:style-name="ce1">
            <text:p>10.61</text:p>
          </table:table-cell>
          <table:table-cell office:value-type="float" office:value="65661" table:style-name="ce1">
            <text:p>65661</text:p>
          </table:table-cell>
          <table:table-cell office:value-type="float" office:value="10.59" table:style-name="ce1">
            <text:p>10.59</text:p>
          </table:table-cell>
          <table:table-cell table:style-name="ce1"/>
          <table:table-cell office:value-type="string" table:style-name="ce1">
            <text:p>MPFC5502</text:p>
          </table:table-cell>
          <table:table-cell table:number-columns-repeated="2" table:style-name="ce1"/>
          <table:table-cell office:value-type="float" office:value="215531" table:style-name="ce1">
            <text:p>215531</text:p>
          </table:table-cell>
          <table:table-cell office:value-type="float" office:value="215531" table:style-name="ce1">
            <text:p>215531</text:p>
          </table:table-cell>
          <table:table-cell office:value-type="float" office:value="1966855" table:style-name="ce1">
            <text:p>1966855</text:p>
          </table:table-cell>
          <table:table-cell office:value-type="float" office:value="137659" table:style-name="ce1">
            <text:p>137659</text:p>
          </table:table-cell>
          <table:table-cell office:value-type="float" office:value="146134" table:style-name="ce1">
            <text:p>146134</text:p>
          </table:table-cell>
          <table:table-cell office:value-type="float" office:value="146134" table:style-name="ce1">
            <text:p>146134</text:p>
          </table:table-cell>
          <table:table-cell office:value-type="float" office:value="120425" table:style-name="ce1">
            <text:p>120425</text:p>
          </table:table-cell>
          <table:table-cell office:value-type="float" office:value="4758" table:style-name="ce1">
            <text:p>4758</text:p>
          </table:table-cell>
          <table:table-cell office:value-type="float" office:value="5.61" table:style-name="ce1">
            <text:p>5.61</text:p>
          </table:table-cell>
          <table:table-cell office:value-type="float" office:value="4758" table:style-name="ce1">
            <text:p>4758</text:p>
          </table:table-cell>
          <table:table-cell office:value-type="float" office:value="5.62" table:style-name="ce1">
            <text:p>5.6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3</text:p>
          </table:table-cell>
          <table:table-cell office:value-type="float" office:value="788638" table:style-name="ce1">
            <text:p>788638</text:p>
          </table:table-cell>
          <table:table-cell office:value-type="float" office:value="788638" table:style-name="ce1">
            <text:p>788638</text:p>
          </table:table-cell>
          <table:table-cell office:value-type="float" office:value="218785" table:style-name="ce1">
            <text:p>218785</text:p>
          </table:table-cell>
          <table:table-cell office:value-type="float" office:value="218785" table:style-name="ce1">
            <text:p>218785</text:p>
          </table:table-cell>
          <table:table-cell office:value-type="float" office:value="26271" table:style-name="ce1">
            <text:p>26271</text:p>
          </table:table-cell>
          <table:table-cell office:value-type="float" office:value="5088" table:style-name="ce1">
            <text:p>5088</text:p>
          </table:table-cell>
          <table:table-cell office:value-type="float" office:value="164816" table:style-name="ce1">
            <text:p>164816</text:p>
          </table:table-cell>
          <table:table-cell office:value-type="float" office:value="164816" table:style-name="ce1">
            <text:p>164816</text:p>
          </table:table-cell>
          <table:table-cell office:value-type="float" office:value="4798" table:style-name="ce1">
            <text:p>4798</text:p>
          </table:table-cell>
          <table:table-cell office:value-type="float" office:value="11967" table:style-name="ce1">
            <text:p>11967</text:p>
          </table:table-cell>
          <table:table-cell office:value-type="float" office:value="6.77" table:style-name="ce1">
            <text:p>6.77</text:p>
          </table:table-cell>
          <table:table-cell office:value-type="float" office:value="11984" table:style-name="ce1">
            <text:p>11984</text:p>
          </table:table-cell>
          <table:table-cell office:value-type="float" office:value="6.78" table:style-name="ce1">
            <text:p>6.78</text:p>
          </table:table-cell>
          <table:table-cell table:style-name="ce1"/>
          <table:table-cell office:value-type="string" table:style-name="ce1">
            <text:p>MPFC5503</text:p>
          </table:table-cell>
          <table:table-cell table:number-columns-repeated="2" table:style-name="ce1"/>
          <table:table-cell office:value-type="float" office:value="31422" table:style-name="ce1">
            <text:p>31422</text:p>
          </table:table-cell>
          <table:table-cell office:value-type="float" office:value="31422" table:style-name="ce1">
            <text:p>31422</text:p>
          </table:table-cell>
          <table:table-cell office:value-type="float" office:value="301030" table:style-name="ce1">
            <text:p>301030</text:p>
          </table:table-cell>
          <table:table-cell office:value-type="float" office:value="133211" table:style-name="ce1">
            <text:p>133211</text:p>
          </table:table-cell>
          <table:table-cell office:value-type="float" office:value="23399" table:style-name="ce1">
            <text:p>23399</text:p>
          </table:table-cell>
          <table:table-cell office:value-type="float" office:value="23399" table:style-name="ce1">
            <text:p>23399</text:p>
          </table:table-cell>
          <table:table-cell office:value-type="float" office:value="115806" table:style-name="ce1">
            <text:p>115806</text:p>
          </table:table-cell>
          <table:table-cell office:value-type="float" office:value="306" table:style-name="ce1">
            <text:p>306</text:p>
          </table:table-cell>
          <table:table-cell office:value-type="float" office:value="8.15" table:style-name="ce1">
            <text:p>8.15</text:p>
          </table:table-cell>
          <table:table-cell office:value-type="float" office:value="306" table:style-name="ce1">
            <text:p>306</text:p>
          </table:table-cell>
          <table:table-cell office:value-type="float" office:value="8.15" table:style-name="ce1">
            <text:p>8.1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4</text:p>
          </table:table-cell>
          <table:table-cell office:value-type="float" office:value="3274489" table:style-name="ce1">
            <text:p>3274489</text:p>
          </table:table-cell>
          <table:table-cell office:value-type="float" office:value="3274489" table:style-name="ce1">
            <text:p>3274489</text:p>
          </table:table-cell>
          <table:table-cell office:value-type="float" office:value="1387803" table:style-name="ce1">
            <text:p>1387803</text:p>
          </table:table-cell>
          <table:table-cell office:value-type="float" office:value="1387803" table:style-name="ce1">
            <text:p>1387803</text:p>
          </table:table-cell>
          <table:table-cell office:value-type="float" office:value="117874" table:style-name="ce1">
            <text:p>117874</text:p>
          </table:table-cell>
          <table:table-cell office:value-type="float" office:value="47672" table:style-name="ce1">
            <text:p>47672</text:p>
          </table:table-cell>
          <table:table-cell office:value-type="float" office:value="1001051" table:style-name="ce1">
            <text:p>1001051</text:p>
          </table:table-cell>
          <table:table-cell office:value-type="float" office:value="1001051" table:style-name="ce1">
            <text:p>1001051</text:p>
          </table:table-cell>
          <table:table-cell office:value-type="float" office:value="43176" table:style-name="ce1">
            <text:p>43176</text:p>
          </table:table-cell>
          <table:table-cell office:value-type="float" office:value="50740" table:style-name="ce1">
            <text:p>50740</text:p>
          </table:table-cell>
          <table:table-cell office:value-type="float" office:value="13.38" table:style-name="ce1">
            <text:p>13.38</text:p>
          </table:table-cell>
          <table:table-cell office:value-type="float" office:value="51614" table:style-name="ce1">
            <text:p>51614</text:p>
          </table:table-cell>
          <table:table-cell office:value-type="float" office:value="13.26" table:style-name="ce1">
            <text:p>13.26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float" office:value="186685" table:style-name="ce1">
            <text:p>186685</text:p>
          </table:table-cell>
          <table:table-cell office:value-type="float" office:value="186685" table:style-name="ce1">
            <text:p>186685</text:p>
          </table:table-cell>
          <table:table-cell office:value-type="float" office:value="1760738" table:style-name="ce1">
            <text:p>1760738</text:p>
          </table:table-cell>
          <table:table-cell office:value-type="float" office:value="285087" table:style-name="ce1">
            <text:p>285087</text:p>
          </table:table-cell>
          <table:table-cell office:value-type="float" office:value="106091" table:style-name="ce1">
            <text:p>106091</text:p>
          </table:table-cell>
          <table:table-cell office:value-type="float" office:value="106091" table:style-name="ce1">
            <text:p>106091</text:p>
          </table:table-cell>
          <table:table-cell office:value-type="float" office:value="237784" table:style-name="ce1">
            <text:p>237784</text:p>
          </table:table-cell>
          <table:table-cell office:value-type="float" office:value="3189" table:style-name="ce1">
            <text:p>3189</text:p>
          </table:table-cell>
          <table:table-cell office:value-type="float" office:value="6" table:style-name="ce1">
            <text:p>6</text:p>
          </table:table-cell>
          <table:table-cell office:value-type="float" office:value="3189" table:style-name="ce1">
            <text:p>3189</text:p>
          </table:table-cell>
          <table:table-cell office:value-type="float" office:value="6" table:style-name="ce1">
            <text:p>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5</text:p>
          </table:table-cell>
          <table:table-cell office:value-type="float" office:value="7237890" table:style-name="ce1">
            <text:p>7237890</text:p>
          </table:table-cell>
          <table:table-cell office:value-type="float" office:value="7237890" table:style-name="ce1">
            <text:p>7237890</text:p>
          </table:table-cell>
          <table:table-cell office:value-type="float" office:value="959056" table:style-name="ce1">
            <text:p>959056</text:p>
          </table:table-cell>
          <table:table-cell office:value-type="float" office:value="959056" table:style-name="ce1">
            <text:p>959056</text:p>
          </table:table-cell>
          <table:table-cell office:value-type="float" office:value="83080" table:style-name="ce1">
            <text:p>83080</text:p>
          </table:table-cell>
          <table:table-cell office:value-type="float" office:value="134541" table:style-name="ce1">
            <text:p>134541</text:p>
          </table:table-cell>
          <table:table-cell office:value-type="float" office:value="689637" table:style-name="ce1">
            <text:p>689637</text:p>
          </table:table-cell>
          <table:table-cell office:value-type="float" office:value="689637" table:style-name="ce1">
            <text:p>689637</text:p>
          </table:table-cell>
          <table:table-cell office:value-type="float" office:value="124710" table:style-name="ce1">
            <text:p>124710</text:p>
          </table:table-cell>
          <table:table-cell office:value-type="float" office:value="36098" table:style-name="ce1">
            <text:p>36098</text:p>
          </table:table-cell>
          <table:table-cell office:value-type="float" office:value="12.7" table:style-name="ce1">
            <text:p>12.7</text:p>
          </table:table-cell>
          <table:table-cell office:value-type="float" office:value="41418" table:style-name="ce1">
            <text:p>41418</text:p>
          </table:table-cell>
          <table:table-cell office:value-type="float" office:value="11.87" table:style-name="ce1">
            <text:p>11.87</text:p>
          </table:table-cell>
          <table:table-cell table:style-name="ce1"/>
          <table:table-cell office:value-type="string" table:style-name="ce1">
            <text:p>MPFC5505</text:p>
          </table:table-cell>
          <table:table-cell table:number-columns-repeated="2" table:style-name="ce1"/>
          <table:table-cell office:value-type="float" office:value="126347" table:style-name="ce1">
            <text:p>126347</text:p>
          </table:table-cell>
          <table:table-cell office:value-type="float" office:value="126347" table:style-name="ce1">
            <text:p>126347</text:p>
          </table:table-cell>
          <table:table-cell office:value-type="float" office:value="1209962" table:style-name="ce1">
            <text:p>1209962</text:p>
          </table:table-cell>
          <table:table-cell office:value-type="float" office:value="224397" table:style-name="ce1">
            <text:p>224397</text:p>
          </table:table-cell>
          <table:table-cell office:value-type="float" office:value="74366" table:style-name="ce1">
            <text:p>74366</text:p>
          </table:table-cell>
          <table:table-cell office:value-type="float" office:value="74366" table:style-name="ce1">
            <text:p>74366</text:p>
          </table:table-cell>
          <table:table-cell office:value-type="float" office:value="195852" table:style-name="ce1">
            <text:p>195852</text:p>
          </table:table-cell>
          <table:table-cell office:value-type="float" office:value="1777" table:style-name="ce1">
            <text:p>1777</text:p>
          </table:table-cell>
          <table:table-cell office:value-type="float" office:value="6.55" table:style-name="ce1">
            <text:p>6.55</text:p>
          </table:table-cell>
          <table:table-cell office:value-type="float" office:value="1777" table:style-name="ce1">
            <text:p>1777</text:p>
          </table:table-cell>
          <table:table-cell office:value-type="float" office:value="6.56" table:style-name="ce1">
            <text:p>6.5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6</text:p>
          </table:table-cell>
          <table:table-cell office:value-type="float" office:value="1134057" table:style-name="ce1">
            <text:p>1134057</text:p>
          </table:table-cell>
          <table:table-cell office:value-type="float" office:value="1134057" table:style-name="ce1">
            <text:p>1134057</text:p>
          </table:table-cell>
          <table:table-cell office:value-type="float" office:value="768774" table:style-name="ce1">
            <text:p>768774</text:p>
          </table:table-cell>
          <table:table-cell office:value-type="float" office:value="768774" table:style-name="ce1">
            <text:p>768774</text:p>
          </table:table-cell>
          <table:table-cell office:value-type="float" office:value="66862" table:style-name="ce1">
            <text:p>66862</text:p>
          </table:table-cell>
          <table:table-cell office:value-type="float" office:value="14827" table:style-name="ce1">
            <text:p>14827</text:p>
          </table:table-cell>
          <table:table-cell office:value-type="float" office:value="553544" table:style-name="ce1">
            <text:p>553544</text:p>
          </table:table-cell>
          <table:table-cell office:value-type="float" office:value="553544" table:style-name="ce1">
            <text:p>553544</text:p>
          </table:table-cell>
          <table:table-cell office:value-type="float" office:value="14118" table:style-name="ce1">
            <text:p>14118</text:p>
          </table:table-cell>
          <table:table-cell office:value-type="float" office:value="29927" table:style-name="ce1">
            <text:p>29927</text:p>
          </table:table-cell>
          <table:table-cell office:value-type="float" office:value="12.12" table:style-name="ce1">
            <text:p>12.12</text:p>
          </table:table-cell>
          <table:table-cell office:value-type="float" office:value="30108" table:style-name="ce1">
            <text:p>30108</text:p>
          </table:table-cell>
          <table:table-cell office:value-type="float" office:value="12.1" table:style-name="ce1">
            <text:p>12.1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float" office:value="106485" table:style-name="ce1">
            <text:p>106485</text:p>
          </table:table-cell>
          <table:table-cell office:value-type="float" office:value="106485" table:style-name="ce1">
            <text:p>106485</text:p>
          </table:table-cell>
          <table:table-cell office:value-type="float" office:value="1007542" table:style-name="ce1">
            <text:p>1007542</text:p>
          </table:table-cell>
          <table:table-cell office:value-type="float" office:value="59552" table:style-name="ce1">
            <text:p>59552</text:p>
          </table:table-cell>
          <table:table-cell office:value-type="float" office:value="62604" table:style-name="ce1">
            <text:p>62604</text:p>
          </table:table-cell>
          <table:table-cell office:value-type="float" office:value="62604" table:style-name="ce1">
            <text:p>62604</text:p>
          </table:table-cell>
          <table:table-cell office:value-type="float" office:value="50809" table:style-name="ce1">
            <text:p>50809</text:p>
          </table:table-cell>
          <table:table-cell office:value-type="float" office:value="1559" table:style-name="ce1">
            <text:p>1559</text:p>
          </table:table-cell>
          <table:table-cell office:value-type="float" office:value="6.45" table:style-name="ce1">
            <text:p>6.45</text:p>
          </table:table-cell>
          <table:table-cell office:value-type="float" office:value="1559" table:style-name="ce1">
            <text:p>1559</text:p>
          </table:table-cell>
          <table:table-cell office:value-type="float" office:value="6.46" table:style-name="ce1">
            <text:p>6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7</text:p>
          </table:table-cell>
          <table:table-cell office:value-type="float" office:value="1903153" table:style-name="ce1">
            <text:p>1903153</text:p>
          </table:table-cell>
          <table:table-cell office:value-type="float" office:value="1903153" table:style-name="ce1">
            <text:p>1903153</text:p>
          </table:table-cell>
          <table:table-cell office:value-type="float" office:value="1371785" table:style-name="ce1">
            <text:p>1371785</text:p>
          </table:table-cell>
          <table:table-cell office:value-type="float" office:value="1371785" table:style-name="ce1">
            <text:p>1371785</text:p>
          </table:table-cell>
          <table:table-cell office:value-type="float" office:value="114386" table:style-name="ce1">
            <text:p>114386</text:p>
          </table:table-cell>
          <table:table-cell office:value-type="float" office:value="39183" table:style-name="ce1">
            <text:p>39183</text:p>
          </table:table-cell>
          <table:table-cell office:value-type="float" office:value="982533" table:style-name="ce1">
            <text:p>982533</text:p>
          </table:table-cell>
          <table:table-cell office:value-type="float" office:value="982533" table:style-name="ce1">
            <text:p>982533</text:p>
          </table:table-cell>
          <table:table-cell office:value-type="float" office:value="35971" table:style-name="ce1">
            <text:p>35971</text:p>
          </table:table-cell>
          <table:table-cell office:value-type="float" office:value="48053" table:style-name="ce1">
            <text:p>48053</text:p>
          </table:table-cell>
          <table:table-cell office:value-type="float" office:value="13.91" table:style-name="ce1">
            <text:p>13.91</text:p>
          </table:table-cell>
          <table:table-cell office:value-type="float" office:value="48628" table:style-name="ce1">
            <text:p>48628</text:p>
          </table:table-cell>
          <table:table-cell office:value-type="float" office:value="13.82" table:style-name="ce1">
            <text:p>13.82</text:p>
          </table:table-cell>
          <table:table-cell table:style-name="ce1"/>
          <table:table-cell office:value-type="string" table:style-name="ce1">
            <text:p>MPFC5507</text:p>
          </table:table-cell>
          <table:table-cell table:number-columns-repeated="2" table:style-name="ce1"/>
          <table:table-cell office:value-type="float" office:value="185149" table:style-name="ce1">
            <text:p>185149</text:p>
          </table:table-cell>
          <table:table-cell office:value-type="float" office:value="185149" table:style-name="ce1">
            <text:p>185149</text:p>
          </table:table-cell>
          <table:table-cell office:value-type="float" office:value="1769034" table:style-name="ce1">
            <text:p>1769034</text:p>
          </table:table-cell>
          <table:table-cell office:value-type="float" office:value="9672" table:style-name="ce1">
            <text:p>9672</text:p>
          </table:table-cell>
          <table:table-cell office:value-type="float" office:value="103553" table:style-name="ce1">
            <text:p>103553</text:p>
          </table:table-cell>
          <table:table-cell office:value-type="float" office:value="103553" table:style-name="ce1">
            <text:p>103553</text:p>
          </table:table-cell>
          <table:table-cell office:value-type="float" office:value="8329" table:style-name="ce1">
            <text:p>8329</text:p>
          </table:table-cell>
          <table:table-cell office:value-type="float" office:value="3055" table:style-name="ce1">
            <text:p>3055</text:p>
          </table:table-cell>
          <table:table-cell office:value-type="float" office:value="6.33" table:style-name="ce1">
            <text:p>6.33</text:p>
          </table:table-cell>
          <table:table-cell office:value-type="float" office:value="3055" table:style-name="ce1">
            <text:p>3055</text:p>
          </table:table-cell>
          <table:table-cell office:value-type="float" office:value="6.33" table:style-name="ce1">
            <text:p>6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08</text:p>
          </table:table-cell>
          <table:table-cell office:value-type="float" office:value="2436200" table:style-name="ce1">
            <text:p>2436200</text:p>
          </table:table-cell>
          <table:table-cell office:value-type="float" office:value="2436200" table:style-name="ce1">
            <text:p>2436200</text:p>
          </table:table-cell>
          <table:table-cell office:value-type="float" office:value="1720632" table:style-name="ce1">
            <text:p>1720632</text:p>
          </table:table-cell>
          <table:table-cell office:value-type="float" office:value="1720632" table:style-name="ce1">
            <text:p>1720632</text:p>
          </table:table-cell>
          <table:table-cell office:value-type="float" office:value="149399" table:style-name="ce1">
            <text:p>149399</text:p>
          </table:table-cell>
          <table:table-cell office:value-type="float" office:value="35351" table:style-name="ce1">
            <text:p>35351</text:p>
          </table:table-cell>
          <table:table-cell office:value-type="float" office:value="1229010" table:style-name="ce1">
            <text:p>1229010</text:p>
          </table:table-cell>
          <table:table-cell office:value-type="float" office:value="1229010" table:style-name="ce1">
            <text:p>1229010</text:p>
          </table:table-cell>
          <table:table-cell office:value-type="float" office:value="33433" table:style-name="ce1">
            <text:p>33433</text:p>
          </table:table-cell>
          <table:table-cell office:value-type="float" office:value="60765" table:style-name="ce1">
            <text:p>60765</text:p>
          </table:table-cell>
          <table:table-cell office:value-type="float" office:value="13.55" table:style-name="ce1">
            <text:p>13.55</text:p>
          </table:table-cell>
          <table:table-cell office:value-type="float" office:value="61383" table:style-name="ce1">
            <text:p>61383</text:p>
          </table:table-cell>
          <table:table-cell office:value-type="float" office:value="13.47" table:style-name="ce1">
            <text:p>13.47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float" office:value="223925" table:style-name="ce1">
            <text:p>223925</text:p>
          </table:table-cell>
          <table:table-cell office:value-type="float" office:value="223925" table:style-name="ce1">
            <text:p>223925</text:p>
          </table:table-cell>
          <table:table-cell office:value-type="float" office:value="2163515" table:style-name="ce1">
            <text:p>2163515</text:p>
          </table:table-cell>
          <table:table-cell office:value-type="float" office:value="7445" table:style-name="ce1">
            <text:p>7445</text:p>
          </table:table-cell>
          <table:table-cell office:value-type="float" office:value="127747" table:style-name="ce1">
            <text:p>127747</text:p>
          </table:table-cell>
          <table:table-cell office:value-type="float" office:value="127747" table:style-name="ce1">
            <text:p>127747</text:p>
          </table:table-cell>
          <table:table-cell office:value-type="float" office:value="6442" table:style-name="ce1">
            <text:p>6442</text:p>
          </table:table-cell>
          <table:table-cell office:value-type="float" office:value="3855" table:style-name="ce1">
            <text:p>3855</text:p>
          </table:table-cell>
          <table:table-cell office:value-type="float" office:value="6.39" table:style-name="ce1">
            <text:p>6.39</text:p>
          </table:table-cell>
          <table:table-cell office:value-type="float" office:value="3855" table:style-name="ce1">
            <text:p>3855</text:p>
          </table:table-cell>
          <table:table-cell office:value-type="float" office:value="6.39" table:style-name="ce1">
            <text:p>6.3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3</text:p>
          </table:table-cell>
          <table:table-cell office:value-type="float" office:value="9451482" table:style-name="ce1">
            <text:p>9451482</text:p>
          </table:table-cell>
          <table:table-cell office:value-type="float" office:value="9451482" table:style-name="ce1">
            <text:p>9451482</text:p>
          </table:table-cell>
          <table:table-cell office:value-type="float" office:value="1805676" table:style-name="ce1">
            <text:p>1805676</text:p>
          </table:table-cell>
          <table:table-cell office:value-type="float" office:value="1805676" table:style-name="ce1">
            <text:p>1805676</text:p>
          </table:table-cell>
          <table:table-cell office:value-type="float" office:value="151115" table:style-name="ce1">
            <text:p>151115</text:p>
          </table:table-cell>
          <table:table-cell office:value-type="float" office:value="84472" table:style-name="ce1">
            <text:p>84472</text:p>
          </table:table-cell>
          <table:table-cell office:value-type="float" office:value="1318859" table:style-name="ce1">
            <text:p>1318859</text:p>
          </table:table-cell>
          <table:table-cell office:value-type="float" office:value="1318859" table:style-name="ce1">
            <text:p>1318859</text:p>
          </table:table-cell>
          <table:table-cell office:value-type="float" office:value="77408" table:style-name="ce1">
            <text:p>77408</text:p>
          </table:table-cell>
          <table:table-cell office:value-type="float" office:value="67919" table:style-name="ce1">
            <text:p>67919</text:p>
          </table:table-cell>
          <table:table-cell office:value-type="float" office:value="12.71" table:style-name="ce1">
            <text:p>12.71</text:p>
          </table:table-cell>
          <table:table-cell office:value-type="float" office:value="69899" table:style-name="ce1">
            <text:p>69899</text:p>
          </table:table-cell>
          <table:table-cell office:value-type="float" office:value="12.51" table:style-name="ce1">
            <text:p>12.51</text:p>
          </table:table-cell>
          <table:table-cell table:style-name="ce1"/>
          <table:table-cell office:value-type="string" table:style-name="ce1">
            <text:p>MPFC5513</text:p>
          </table:table-cell>
          <table:table-cell table:number-columns-repeated="2" table:style-name="ce1"/>
          <table:table-cell office:value-type="float" office:value="259109" table:style-name="ce1">
            <text:p>259109</text:p>
          </table:table-cell>
          <table:table-cell office:value-type="float" office:value="259109" table:style-name="ce1">
            <text:p>259109</text:p>
          </table:table-cell>
          <table:table-cell office:value-type="float" office:value="2432271" table:style-name="ce1">
            <text:p>2432271</text:p>
          </table:table-cell>
          <table:table-cell office:value-type="float" office:value="4218315" table:style-name="ce1">
            <text:p>4218315</text:p>
          </table:table-cell>
          <table:table-cell office:value-type="float" office:value="158376" table:style-name="ce1">
            <text:p>158376</text:p>
          </table:table-cell>
          <table:table-cell office:value-type="float" office:value="158376" table:style-name="ce1">
            <text:p>158376</text:p>
          </table:table-cell>
          <table:table-cell office:value-type="float" office:value="3416929" table:style-name="ce1">
            <text:p>3416929</text:p>
          </table:table-cell>
          <table:table-cell office:value-type="float" office:value="4822" table:style-name="ce1">
            <text:p>4822</text:p>
          </table:table-cell>
          <table:table-cell office:value-type="float" office:value="5.86" table:style-name="ce1">
            <text:p>5.86</text:p>
          </table:table-cell>
          <table:table-cell office:value-type="float" office:value="4822" table:style-name="ce1">
            <text:p>4822</text:p>
          </table:table-cell>
          <table:table-cell office:value-type="float" office:value="6" table:style-name="ce1">
            <text:p>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5</text:p>
          </table:table-cell>
          <table:table-cell office:value-type="float" office:value="2453228" table:style-name="ce1">
            <text:p>2453228</text:p>
          </table:table-cell>
          <table:table-cell office:value-type="float" office:value="2453228" table:style-name="ce1">
            <text:p>2453228</text:p>
          </table:table-cell>
          <table:table-cell office:value-type="float" office:value="1800437" table:style-name="ce1">
            <text:p>1800437</text:p>
          </table:table-cell>
          <table:table-cell office:value-type="float" office:value="1800437" table:style-name="ce1">
            <text:p>1800437</text:p>
          </table:table-cell>
          <table:table-cell office:value-type="float" office:value="158553" table:style-name="ce1">
            <text:p>158553</text:p>
          </table:table-cell>
          <table:table-cell office:value-type="float" office:value="38727" table:style-name="ce1">
            <text:p>38727</text:p>
          </table:table-cell>
          <table:table-cell office:value-type="float" office:value="1319110" table:style-name="ce1">
            <text:p>1319110</text:p>
          </table:table-cell>
          <table:table-cell office:value-type="float" office:value="1319110" table:style-name="ce1">
            <text:p>1319110</text:p>
          </table:table-cell>
          <table:table-cell office:value-type="float" office:value="37518" table:style-name="ce1">
            <text:p>37518</text:p>
          </table:table-cell>
          <table:table-cell office:value-type="float" office:value="69299" table:style-name="ce1">
            <text:p>69299</text:p>
          </table:table-cell>
          <table:table-cell office:value-type="float" office:value="12.53" table:style-name="ce1">
            <text:p>12.53</text:p>
          </table:table-cell>
          <table:table-cell office:value-type="float" office:value="70033" table:style-name="ce1">
            <text:p>70033</text:p>
          </table:table-cell>
          <table:table-cell office:value-type="float" office:value="12.46" table:style-name="ce1">
            <text:p>12.46</text:p>
          </table:table-cell>
          <table:table-cell table:style-name="ce1"/>
          <table:table-cell office:value-type="string" table:style-name="ce1">
            <text:p>MPFC5515</text:p>
          </table:table-cell>
          <table:table-cell table:number-columns-repeated="2" table:style-name="ce1"/>
          <table:table-cell office:value-type="float" office:value="239810" table:style-name="ce1">
            <text:p>239810</text:p>
          </table:table-cell>
          <table:table-cell office:value-type="float" office:value="239810" table:style-name="ce1">
            <text:p>239810</text:p>
          </table:table-cell>
          <table:table-cell office:value-type="float" office:value="2285610" table:style-name="ce1">
            <text:p>2285610</text:p>
          </table:table-cell>
          <table:table-cell office:value-type="float" office:value="12365" table:style-name="ce1">
            <text:p>12365</text:p>
          </table:table-cell>
          <table:table-cell office:value-type="float" office:value="143939" table:style-name="ce1">
            <text:p>143939</text:p>
          </table:table-cell>
          <table:table-cell office:value-type="float" office:value="143939" table:style-name="ce1">
            <text:p>143939</text:p>
          </table:table-cell>
          <table:table-cell office:value-type="float" office:value="10937" table:style-name="ce1">
            <text:p>10937</text:p>
          </table:table-cell>
          <table:table-cell office:value-type="float" office:value="4428" table:style-name="ce1">
            <text:p>4428</text:p>
          </table:table-cell>
          <table:table-cell office:value-type="float" office:value="5.91" table:style-name="ce1">
            <text:p>5.91</text:p>
          </table:table-cell>
          <table:table-cell office:value-type="float" office:value="4428" table:style-name="ce1">
            <text:p>4428</text:p>
          </table:table-cell>
          <table:table-cell office:value-type="float" office:value="5.91" table:style-name="ce1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6</text:p>
          </table:table-cell>
          <table:table-cell office:value-type="float" office:value="3079197" table:style-name="ce1">
            <text:p>3079197</text:p>
          </table:table-cell>
          <table:table-cell office:value-type="float" office:value="3079197" table:style-name="ce1">
            <text:p>3079197</text:p>
          </table:table-cell>
          <table:table-cell office:value-type="float" office:value="2197806" table:style-name="ce1">
            <text:p>2197806</text:p>
          </table:table-cell>
          <table:table-cell office:value-type="float" office:value="2197806" table:style-name="ce1">
            <text:p>2197806</text:p>
          </table:table-cell>
          <table:table-cell office:value-type="float" office:value="183736" table:style-name="ce1">
            <text:p>183736</text:p>
          </table:table-cell>
          <table:table-cell office:value-type="float" office:value="96881" table:style-name="ce1">
            <text:p>96881</text:p>
          </table:table-cell>
          <table:table-cell office:value-type="float" office:value="1636185" table:style-name="ce1">
            <text:p>1636185</text:p>
          </table:table-cell>
          <table:table-cell office:value-type="float" office:value="1636185" table:style-name="ce1">
            <text:p>1636185</text:p>
          </table:table-cell>
          <table:table-cell office:value-type="float" office:value="92328" table:style-name="ce1">
            <text:p>92328</text:p>
          </table:table-cell>
          <table:table-cell office:value-type="float" office:value="85353" table:style-name="ce1">
            <text:p>85353</text:p>
          </table:table-cell>
          <table:table-cell office:value-type="float" office:value="12.33" table:style-name="ce1">
            <text:p>12.33</text:p>
          </table:table-cell>
          <table:table-cell office:value-type="float" office:value="88143" table:style-name="ce1">
            <text:p>88143</text:p>
          </table:table-cell>
          <table:table-cell office:value-type="float" office:value="12.12" table:style-name="ce1">
            <text:p>12.12</text:p>
          </table:table-cell>
          <table:table-cell table:style-name="ce1"/>
          <table:table-cell office:value-type="string" table:style-name="ce1">
            <text:p>MPFC5516</text:p>
          </table:table-cell>
          <table:table-cell table:number-columns-repeated="2" table:style-name="ce1"/>
          <table:table-cell office:value-type="float" office:value="303927" table:style-name="ce1">
            <text:p>303927</text:p>
          </table:table-cell>
          <table:table-cell office:value-type="float" office:value="303927" table:style-name="ce1">
            <text:p>303927</text:p>
          </table:table-cell>
          <table:table-cell office:value-type="float" office:value="2850095" table:style-name="ce1">
            <text:p>2850095</text:p>
          </table:table-cell>
          <table:table-cell office:value-type="float" office:value="164295" table:style-name="ce1">
            <text:p>164295</text:p>
          </table:table-cell>
          <table:table-cell office:value-type="float" office:value="188671" table:style-name="ce1">
            <text:p>188671</text:p>
          </table:table-cell>
          <table:table-cell office:value-type="float" office:value="188671" table:style-name="ce1">
            <text:p>188671</text:p>
          </table:table-cell>
          <table:table-cell office:value-type="float" office:value="142316" table:style-name="ce1">
            <text:p>142316</text:p>
          </table:table-cell>
          <table:table-cell office:value-type="float" office:value="6631" table:style-name="ce1">
            <text:p>6631</text:p>
          </table:table-cell>
          <table:table-cell office:value-type="float" office:value="5.55" table:style-name="ce1">
            <text:p>5.55</text:p>
          </table:table-cell>
          <table:table-cell office:value-type="float" office:value="6631" table:style-name="ce1">
            <text:p>6631</text:p>
          </table:table-cell>
          <table:table-cell office:value-type="float" office:value="5.56" table:style-name="ce1">
            <text:p>5.5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7</text:p>
          </table:table-cell>
          <table:table-cell office:value-type="float" office:value="2901417" table:style-name="ce1">
            <text:p>2901417</text:p>
          </table:table-cell>
          <table:table-cell office:value-type="float" office:value="2901417" table:style-name="ce1">
            <text:p>2901417</text:p>
          </table:table-cell>
          <table:table-cell office:value-type="float" office:value="2085824" table:style-name="ce1">
            <text:p>2085824</text:p>
          </table:table-cell>
          <table:table-cell office:value-type="float" office:value="2085824" table:style-name="ce1">
            <text:p>2085824</text:p>
          </table:table-cell>
          <table:table-cell office:value-type="float" office:value="169233" table:style-name="ce1">
            <text:p>169233</text:p>
          </table:table-cell>
          <table:table-cell office:value-type="float" office:value="37357" table:style-name="ce1">
            <text:p>37357</text:p>
          </table:table-cell>
          <table:table-cell office:value-type="float" office:value="1559828" table:style-name="ce1">
            <text:p>1559828</text:p>
          </table:table-cell>
          <table:table-cell office:value-type="float" office:value="1559828" table:style-name="ce1">
            <text:p>1559828</text:p>
          </table:table-cell>
          <table:table-cell office:value-type="float" office:value="35948" table:style-name="ce1">
            <text:p>35948</text:p>
          </table:table-cell>
          <table:table-cell office:value-type="float" office:value="81321" table:style-name="ce1">
            <text:p>81321</text:p>
          </table:table-cell>
          <table:table-cell office:value-type="float" office:value="12.38" table:style-name="ce1">
            <text:p>12.38</text:p>
          </table:table-cell>
          <table:table-cell office:value-type="float" office:value="81917" table:style-name="ce1">
            <text:p>81917</text:p>
          </table:table-cell>
          <table:table-cell office:value-type="float" office:value="12.34" table:style-name="ce1">
            <text:p>12.34</text:p>
          </table:table-cell>
          <table:table-cell table:style-name="ce1"/>
          <table:table-cell office:value-type="string" table:style-name="ce1">
            <text:p>MPFC5517</text:p>
          </table:table-cell>
          <table:table-cell table:number-columns-repeated="2" table:style-name="ce1"/>
          <table:table-cell office:value-type="float" office:value="278864" table:style-name="ce1">
            <text:p>278864</text:p>
          </table:table-cell>
          <table:table-cell office:value-type="float" office:value="278864" table:style-name="ce1">
            <text:p>278864</text:p>
          </table:table-cell>
          <table:table-cell office:value-type="float" office:value="2624625" table:style-name="ce1">
            <text:p>2624625</text:p>
          </table:table-cell>
          <table:table-cell office:value-type="float" office:value="86329" table:style-name="ce1">
            <text:p>86329</text:p>
          </table:table-cell>
          <table:table-cell office:value-type="float" office:value="172488" table:style-name="ce1">
            <text:p>172488</text:p>
          </table:table-cell>
          <table:table-cell office:value-type="float" office:value="172488" table:style-name="ce1">
            <text:p>172488</text:p>
          </table:table-cell>
          <table:table-cell office:value-type="float" office:value="74071" table:style-name="ce1">
            <text:p>74071</text:p>
          </table:table-cell>
          <table:table-cell office:value-type="float" office:value="5698" table:style-name="ce1">
            <text:p>5698</text:p>
          </table:table-cell>
          <table:table-cell office:value-type="float" office:value="5.7" table:style-name="ce1">
            <text:p>5.7</text:p>
          </table:table-cell>
          <table:table-cell office:value-type="float" office:value="5697" table:style-name="ce1">
            <text:p>5697</text:p>
          </table:table-cell>
          <table:table-cell office:value-type="float" office:value="5.71" table:style-name="ce1">
            <text:p>5.7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8</text:p>
          </table:table-cell>
          <table:table-cell office:value-type="float" office:value="3515895" table:style-name="ce1">
            <text:p>3515895</text:p>
          </table:table-cell>
          <table:table-cell office:value-type="float" office:value="3515895" table:style-name="ce1">
            <text:p>3515895</text:p>
          </table:table-cell>
          <table:table-cell office:value-type="float" office:value="2154476" table:style-name="ce1">
            <text:p>2154476</text:p>
          </table:table-cell>
          <table:table-cell office:value-type="float" office:value="2154476" table:style-name="ce1">
            <text:p>2154476</text:p>
          </table:table-cell>
          <table:table-cell office:value-type="float" office:value="193815" table:style-name="ce1">
            <text:p>193815</text:p>
          </table:table-cell>
          <table:table-cell office:value-type="float" office:value="51366" table:style-name="ce1">
            <text:p>51366</text:p>
          </table:table-cell>
          <table:table-cell office:value-type="float" office:value="1585833" table:style-name="ce1">
            <text:p>1585833</text:p>
          </table:table-cell>
          <table:table-cell office:value-type="float" office:value="1585833" table:style-name="ce1">
            <text:p>1585833</text:p>
          </table:table-cell>
          <table:table-cell office:value-type="float" office:value="47990" table:style-name="ce1">
            <text:p>47990</text:p>
          </table:table-cell>
          <table:table-cell office:value-type="float" office:value="81155" table:style-name="ce1">
            <text:p>81155</text:p>
          </table:table-cell>
          <table:table-cell office:value-type="float" office:value="12.68" table:style-name="ce1">
            <text:p>12.68</text:p>
          </table:table-cell>
          <table:table-cell office:value-type="float" office:value="81856" table:style-name="ce1">
            <text:p>81856</text:p>
          </table:table-cell>
          <table:table-cell office:value-type="float" office:value="12.62" table:style-name="ce1">
            <text:p>12.62</text:p>
          </table:table-cell>
          <table:table-cell table:style-name="ce1"/>
          <table:table-cell office:value-type="string" table:style-name="ce1">
            <text:p>MPFC5518</text:p>
          </table:table-cell>
          <table:table-cell table:number-columns-repeated="2" table:style-name="ce1"/>
          <table:table-cell office:value-type="float" office:value="285369" table:style-name="ce1">
            <text:p>285369</text:p>
          </table:table-cell>
          <table:table-cell office:value-type="float" office:value="285369" table:style-name="ce1">
            <text:p>285369</text:p>
          </table:table-cell>
          <table:table-cell office:value-type="float" office:value="2688656" table:style-name="ce1">
            <text:p>2688656</text:p>
          </table:table-cell>
          <table:table-cell office:value-type="float" office:value="49207" table:style-name="ce1">
            <text:p>49207</text:p>
          </table:table-cell>
          <table:table-cell office:value-type="float" office:value="172687" table:style-name="ce1">
            <text:p>172687</text:p>
          </table:table-cell>
          <table:table-cell office:value-type="float" office:value="172687" table:style-name="ce1">
            <text:p>172687</text:p>
          </table:table-cell>
          <table:table-cell office:value-type="float" office:value="42486" table:style-name="ce1">
            <text:p>42486</text:p>
          </table:table-cell>
          <table:table-cell office:value-type="float" office:value="5869" table:style-name="ce1">
            <text:p>5869</text:p>
          </table:table-cell>
          <table:table-cell office:value-type="float" office:value="5.66" table:style-name="ce1">
            <text:p>5.66</text:p>
          </table:table-cell>
          <table:table-cell office:value-type="float" office:value="5869" table:style-name="ce1">
            <text:p>5869</text:p>
          </table:table-cell>
          <table:table-cell office:value-type="float" office:value="5.67" table:style-name="ce1">
            <text:p>5.6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19</text:p>
          </table:table-cell>
          <table:table-cell office:value-type="float" office:value="2823457" table:style-name="ce1">
            <text:p>2823457</text:p>
          </table:table-cell>
          <table:table-cell office:value-type="float" office:value="2823457" table:style-name="ce1">
            <text:p>2823457</text:p>
          </table:table-cell>
          <table:table-cell office:value-type="float" office:value="1642586" table:style-name="ce1">
            <text:p>1642586</text:p>
          </table:table-cell>
          <table:table-cell office:value-type="float" office:value="1642586" table:style-name="ce1">
            <text:p>1642586</text:p>
          </table:table-cell>
          <table:table-cell office:value-type="float" office:value="139547" table:style-name="ce1">
            <text:p>139547</text:p>
          </table:table-cell>
          <table:table-cell office:value-type="float" office:value="37156" table:style-name="ce1">
            <text:p>37156</text:p>
          </table:table-cell>
          <table:table-cell office:value-type="float" office:value="1206267" table:style-name="ce1">
            <text:p>1206267</text:p>
          </table:table-cell>
          <table:table-cell office:value-type="float" office:value="1206267" table:style-name="ce1">
            <text:p>1206267</text:p>
          </table:table-cell>
          <table:table-cell office:value-type="float" office:value="35502" table:style-name="ce1">
            <text:p>35502</text:p>
          </table:table-cell>
          <table:table-cell office:value-type="float" office:value="64135" table:style-name="ce1">
            <text:p>64135</text:p>
          </table:table-cell>
          <table:table-cell office:value-type="float" office:value="12.55" table:style-name="ce1">
            <text:p>12.55</text:p>
          </table:table-cell>
          <table:table-cell office:value-type="float" office:value="64693" table:style-name="ce1">
            <text:p>64693</text:p>
          </table:table-cell>
          <table:table-cell office:value-type="float" office:value="12.5" table:style-name="ce1">
            <text:p>12.5</text:p>
          </table:table-cell>
          <table:table-cell table:style-name="ce1"/>
          <table:table-cell office:value-type="string" table:style-name="ce1">
            <text:p>MPFC5519</text:p>
          </table:table-cell>
          <table:table-cell table:number-columns-repeated="2" table:style-name="ce1"/>
          <table:table-cell office:value-type="float" office:value="212720" table:style-name="ce1">
            <text:p>212720</text:p>
          </table:table-cell>
          <table:table-cell office:value-type="float" office:value="212720" table:style-name="ce1">
            <text:p>212720</text:p>
          </table:table-cell>
          <table:table-cell office:value-type="float" office:value="2047863" table:style-name="ce1">
            <text:p>2047863</text:p>
          </table:table-cell>
          <table:table-cell office:value-type="float" office:value="73741" table:style-name="ce1">
            <text:p>73741</text:p>
          </table:table-cell>
          <table:table-cell office:value-type="float" office:value="124621" table:style-name="ce1">
            <text:p>124621</text:p>
          </table:table-cell>
          <table:table-cell office:value-type="float" office:value="124621" table:style-name="ce1">
            <text:p>124621</text:p>
          </table:table-cell>
          <table:table-cell office:value-type="float" office:value="63169" table:style-name="ce1">
            <text:p>63169</text:p>
          </table:table-cell>
          <table:table-cell office:value-type="float" office:value="3553" table:style-name="ce1">
            <text:p>3553</text:p>
          </table:table-cell>
          <table:table-cell office:value-type="float" office:value="5.84" table:style-name="ce1">
            <text:p>5.84</text:p>
          </table:table-cell>
          <table:table-cell office:value-type="float" office:value="3553" table:style-name="ce1">
            <text:p>3553</text:p>
          </table:table-cell>
          <table:table-cell office:value-type="float" office:value="5.84" table:style-name="ce1">
            <text:p>5.8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0</text:p>
          </table:table-cell>
          <table:table-cell office:value-type="float" office:value="2360189" table:style-name="ce1">
            <text:p>2360189</text:p>
          </table:table-cell>
          <table:table-cell office:value-type="float" office:value="2360189" table:style-name="ce1">
            <text:p>2360189</text:p>
          </table:table-cell>
          <table:table-cell office:value-type="float" office:value="648371" table:style-name="ce1">
            <text:p>648371</text:p>
          </table:table-cell>
          <table:table-cell office:value-type="float" office:value="648371" table:style-name="ce1">
            <text:p>648371</text:p>
          </table:table-cell>
          <table:table-cell office:value-type="float" office:value="54800" table:style-name="ce1">
            <text:p>54800</text:p>
          </table:table-cell>
          <table:table-cell office:value-type="float" office:value="60631" table:style-name="ce1">
            <text:p>60631</text:p>
          </table:table-cell>
          <table:table-cell office:value-type="float" office:value="468248" table:style-name="ce1">
            <text:p>468248</text:p>
          </table:table-cell>
          <table:table-cell office:value-type="float" office:value="468248" table:style-name="ce1">
            <text:p>468248</text:p>
          </table:table-cell>
          <table:table-cell office:value-type="float" office:value="58060" table:style-name="ce1">
            <text:p>58060</text:p>
          </table:table-cell>
          <table:table-cell office:value-type="float" office:value="26124" table:style-name="ce1">
            <text:p>26124</text:p>
          </table:table-cell>
          <table:table-cell office:value-type="float" office:value="12.32" table:style-name="ce1">
            <text:p>12.32</text:p>
          </table:table-cell>
          <table:table-cell office:value-type="float" office:value="27931" table:style-name="ce1">
            <text:p>27931</text:p>
          </table:table-cell>
          <table:table-cell office:value-type="float" office:value="11.89" table:style-name="ce1">
            <text:p>11.89</text:p>
          </table:table-cell>
          <table:table-cell table:style-name="ce1"/>
          <table:table-cell office:value-type="string" table:style-name="ce1">
            <text:p>MPFC5520</text:p>
          </table:table-cell>
          <table:table-cell table:number-columns-repeated="2" table:style-name="ce1"/>
          <table:table-cell office:value-type="float" office:value="95802" table:style-name="ce1">
            <text:p>95802</text:p>
          </table:table-cell>
          <table:table-cell office:value-type="float" office:value="95802" table:style-name="ce1">
            <text:p>95802</text:p>
          </table:table-cell>
          <table:table-cell office:value-type="float" office:value="914071" table:style-name="ce1">
            <text:p>914071</text:p>
          </table:table-cell>
          <table:table-cell office:value-type="float" office:value="1846893" table:style-name="ce1">
            <text:p>1846893</text:p>
          </table:table-cell>
          <table:table-cell office:value-type="float" office:value="59454" table:style-name="ce1">
            <text:p>59454</text:p>
          </table:table-cell>
          <table:table-cell office:value-type="float" office:value="59454" table:style-name="ce1">
            <text:p>59454</text:p>
          </table:table-cell>
          <table:table-cell office:value-type="float" office:value="1554648" table:style-name="ce1">
            <text:p>1554648</text:p>
          </table:table-cell>
          <table:table-cell office:value-type="float" office:value="1214" table:style-name="ce1">
            <text:p>1214</text:p>
          </table:table-cell>
          <table:table-cell office:value-type="float" office:value="6.55" table:style-name="ce1">
            <text:p>6.55</text:p>
          </table:table-cell>
          <table:table-cell office:value-type="float" office:value="1214" table:style-name="ce1">
            <text:p>1214</text:p>
          </table:table-cell>
          <table:table-cell office:value-type="float" office:value="6.72" table:style-name="ce1">
            <text:p>6.7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1</text:p>
          </table:table-cell>
          <table:table-cell office:value-type="float" office:value="8311800" table:style-name="ce1">
            <text:p>8311800</text:p>
          </table:table-cell>
          <table:table-cell office:value-type="float" office:value="8311800" table:style-name="ce1">
            <text:p>8311800</text:p>
          </table:table-cell>
          <table:table-cell office:value-type="float" office:value="1711016" table:style-name="ce1">
            <text:p>1711016</text:p>
          </table:table-cell>
          <table:table-cell office:value-type="float" office:value="1711016" table:style-name="ce1">
            <text:p>1711016</text:p>
          </table:table-cell>
          <table:table-cell office:value-type="float" office:value="141342" table:style-name="ce1">
            <text:p>141342</text:p>
          </table:table-cell>
          <table:table-cell office:value-type="float" office:value="149644" table:style-name="ce1">
            <text:p>149644</text:p>
          </table:table-cell>
          <table:table-cell office:value-type="float" office:value="1285043" table:style-name="ce1">
            <text:p>1285043</text:p>
          </table:table-cell>
          <table:table-cell office:value-type="float" office:value="1285043" table:style-name="ce1">
            <text:p>1285043</text:p>
          </table:table-cell>
          <table:table-cell office:value-type="float" office:value="141518" table:style-name="ce1">
            <text:p>141518</text:p>
          </table:table-cell>
          <table:table-cell office:value-type="float" office:value="71997" table:style-name="ce1">
            <text:p>71997</text:p>
          </table:table-cell>
          <table:table-cell office:value-type="float" office:value="11.27" table:style-name="ce1">
            <text:p>11.27</text:p>
          </table:table-cell>
          <table:table-cell office:value-type="float" office:value="78060" table:style-name="ce1">
            <text:p>78060</text:p>
          </table:table-cell>
          <table:table-cell office:value-type="float" office:value="10.88" table:style-name="ce1">
            <text:p>10.88</text:p>
          </table:table-cell>
          <table:table-cell table:style-name="ce1"/>
          <table:table-cell office:value-type="string" table:style-name="ce1">
            <text:p>MPFC5521</text:p>
          </table:table-cell>
          <table:table-cell table:number-columns-repeated="2" table:style-name="ce1"/>
          <table:table-cell office:value-type="float" office:value="231758" table:style-name="ce1">
            <text:p>231758</text:p>
          </table:table-cell>
          <table:table-cell office:value-type="float" office:value="231758" table:style-name="ce1">
            <text:p>231758</text:p>
          </table:table-cell>
          <table:table-cell office:value-type="float" office:value="2168885" table:style-name="ce1">
            <text:p>2168885</text:p>
          </table:table-cell>
          <table:table-cell office:value-type="float" office:value="1277632" table:style-name="ce1">
            <text:p>1277632</text:p>
          </table:table-cell>
          <table:table-cell office:value-type="float" office:value="149826" table:style-name="ce1">
            <text:p>149826</text:p>
          </table:table-cell>
          <table:table-cell office:value-type="float" office:value="149826" table:style-name="ce1">
            <text:p>149826</text:p>
          </table:table-cell>
          <table:table-cell office:value-type="float" office:value="1052994" table:style-name="ce1">
            <text:p>1052994</text:p>
          </table:table-cell>
          <table:table-cell office:value-type="float" office:value="4181" table:style-name="ce1">
            <text:p>4181</text:p>
          </table:table-cell>
          <table:table-cell office:value-type="float" office:value="5.75" table:style-name="ce1">
            <text:p>5.75</text:p>
          </table:table-cell>
          <table:table-cell office:value-type="float" office:value="4181" table:style-name="ce1">
            <text:p>4181</text:p>
          </table:table-cell>
          <table:table-cell office:value-type="float" office:value="5.75" table:style-name="ce1">
            <text:p>5.7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2</text:p>
          </table:table-cell>
          <table:table-cell office:value-type="float" office:value="1778157" table:style-name="ce1">
            <text:p>1778157</text:p>
          </table:table-cell>
          <table:table-cell office:value-type="float" office:value="1778157" table:style-name="ce1">
            <text:p>1778157</text:p>
          </table:table-cell>
          <table:table-cell office:value-type="float" office:value="1304709" table:style-name="ce1">
            <text:p>1304709</text:p>
          </table:table-cell>
          <table:table-cell office:value-type="float" office:value="1304709" table:style-name="ce1">
            <text:p>1304709</text:p>
          </table:table-cell>
          <table:table-cell office:value-type="float" office:value="114288" table:style-name="ce1">
            <text:p>114288</text:p>
          </table:table-cell>
          <table:table-cell office:value-type="float" office:value="26424" table:style-name="ce1">
            <text:p>26424</text:p>
          </table:table-cell>
          <table:table-cell office:value-type="float" office:value="951374" table:style-name="ce1">
            <text:p>951374</text:p>
          </table:table-cell>
          <table:table-cell office:value-type="float" office:value="951374" table:style-name="ce1">
            <text:p>951374</text:p>
          </table:table-cell>
          <table:table-cell office:value-type="float" office:value="25232" table:style-name="ce1">
            <text:p>25232</text:p>
          </table:table-cell>
          <table:table-cell office:value-type="float" office:value="49579" table:style-name="ce1">
            <text:p>49579</text:p>
          </table:table-cell>
          <table:table-cell office:value-type="float" office:value="12.51" table:style-name="ce1">
            <text:p>12.51</text:p>
          </table:table-cell>
          <table:table-cell office:value-type="float" office:value="49965" table:style-name="ce1">
            <text:p>49965</text:p>
          </table:table-cell>
          <table:table-cell office:value-type="float" office:value="12.47" table:style-name="ce1">
            <text:p>12.47</text:p>
          </table:table-cell>
          <table:table-cell table:style-name="ce1"/>
          <table:table-cell office:value-type="string" table:style-name="ce1">
            <text:p>MPFC5522</text:p>
          </table:table-cell>
          <table:table-cell table:number-columns-repeated="2" table:style-name="ce1"/>
          <table:table-cell office:value-type="float" office:value="175453" table:style-name="ce1">
            <text:p>175453</text:p>
          </table:table-cell>
          <table:table-cell office:value-type="float" office:value="175453" table:style-name="ce1">
            <text:p>175453</text:p>
          </table:table-cell>
          <table:table-cell office:value-type="float" office:value="1674357" table:style-name="ce1">
            <text:p>1674357</text:p>
          </table:table-cell>
          <table:table-cell office:value-type="float" office:value="9220" table:style-name="ce1">
            <text:p>9220</text:p>
          </table:table-cell>
          <table:table-cell office:value-type="float" office:value="104234" table:style-name="ce1">
            <text:p>104234</text:p>
          </table:table-cell>
          <table:table-cell office:value-type="float" office:value="104234" table:style-name="ce1">
            <text:p>104234</text:p>
          </table:table-cell>
          <table:table-cell office:value-type="float" office:value="8093" table:style-name="ce1">
            <text:p>8093</text:p>
          </table:table-cell>
          <table:table-cell office:value-type="float" office:value="2945" table:style-name="ce1">
            <text:p>2945</text:p>
          </table:table-cell>
          <table:table-cell office:value-type="float" office:value="6.02" table:style-name="ce1">
            <text:p>6.02</text:p>
          </table:table-cell>
          <table:table-cell office:value-type="float" office:value="2945" table:style-name="ce1">
            <text:p>2945</text:p>
          </table:table-cell>
          <table:table-cell office:value-type="float" office:value="6.04" table:style-name="ce1">
            <text:p>6.04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3</text:p>
          </table:table-cell>
          <table:table-cell office:value-type="float" office:value="2121840" table:style-name="ce1">
            <text:p>2121840</text:p>
          </table:table-cell>
          <table:table-cell office:value-type="float" office:value="2121840" table:style-name="ce1">
            <text:p>2121840</text:p>
          </table:table-cell>
          <table:table-cell office:value-type="float" office:value="1572001" table:style-name="ce1">
            <text:p>1572001</text:p>
          </table:table-cell>
          <table:table-cell office:value-type="float" office:value="1572001" table:style-name="ce1">
            <text:p>1572001</text:p>
          </table:table-cell>
          <table:table-cell office:value-type="float" office:value="128708" table:style-name="ce1">
            <text:p>128708</text:p>
          </table:table-cell>
          <table:table-cell office:value-type="float" office:value="33056" table:style-name="ce1">
            <text:p>33056</text:p>
          </table:table-cell>
          <table:table-cell office:value-type="float" office:value="1156200" table:style-name="ce1">
            <text:p>1156200</text:p>
          </table:table-cell>
          <table:table-cell office:value-type="float" office:value="1156200" table:style-name="ce1">
            <text:p>1156200</text:p>
          </table:table-cell>
          <table:table-cell office:value-type="float" office:value="31510" table:style-name="ce1">
            <text:p>31510</text:p>
          </table:table-cell>
          <table:table-cell office:value-type="float" office:value="61816" table:style-name="ce1">
            <text:p>61816</text:p>
          </table:table-cell>
          <table:table-cell office:value-type="float" office:value="12.1" table:style-name="ce1">
            <text:p>12.1</text:p>
          </table:table-cell>
          <table:table-cell office:value-type="float" office:value="62410" table:style-name="ce1">
            <text:p>62410</text:p>
          </table:table-cell>
          <table:table-cell office:value-type="float" office:value="12.03" table:style-name="ce1">
            <text:p>12.03</text:p>
          </table:table-cell>
          <table:table-cell table:style-name="ce1"/>
          <table:table-cell office:value-type="string" table:style-name="ce1">
            <text:p>MPFC5523</text:p>
          </table:table-cell>
          <table:table-cell table:number-columns-repeated="2" table:style-name="ce1"/>
          <table:table-cell office:value-type="float" office:value="212003" table:style-name="ce1">
            <text:p>212003</text:p>
          </table:table-cell>
          <table:table-cell office:value-type="float" office:value="212003" table:style-name="ce1">
            <text:p>212003</text:p>
          </table:table-cell>
          <table:table-cell office:value-type="float" office:value="2016384" table:style-name="ce1">
            <text:p>2016384</text:p>
          </table:table-cell>
          <table:table-cell office:value-type="float" office:value="48903" table:style-name="ce1">
            <text:p>48903</text:p>
          </table:table-cell>
          <table:table-cell office:value-type="float" office:value="128190" table:style-name="ce1">
            <text:p>128190</text:p>
          </table:table-cell>
          <table:table-cell office:value-type="float" office:value="128190" table:style-name="ce1">
            <text:p>128190</text:p>
          </table:table-cell>
          <table:table-cell office:value-type="float" office:value="42834" table:style-name="ce1">
            <text:p>42834</text:p>
          </table:table-cell>
          <table:table-cell office:value-type="float" office:value="3756" table:style-name="ce1">
            <text:p>3756</text:p>
          </table:table-cell>
          <table:table-cell office:value-type="float" office:value="5.91" table:style-name="ce1">
            <text:p>5.91</text:p>
          </table:table-cell>
          <table:table-cell office:value-type="float" office:value="3756" table:style-name="ce1">
            <text:p>3756</text:p>
          </table:table-cell>
          <table:table-cell office:value-type="float" office:value="5.91" table:style-name="ce1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4</text:p>
          </table:table-cell>
          <table:table-cell office:value-type="float" office:value="2683389" table:style-name="ce1">
            <text:p>2683389</text:p>
          </table:table-cell>
          <table:table-cell office:value-type="float" office:value="2683389" table:style-name="ce1">
            <text:p>2683389</text:p>
          </table:table-cell>
          <table:table-cell office:value-type="float" office:value="1998803" table:style-name="ce1">
            <text:p>1998803</text:p>
          </table:table-cell>
          <table:table-cell office:value-type="float" office:value="1998803" table:style-name="ce1">
            <text:p>1998803</text:p>
          </table:table-cell>
          <table:table-cell office:value-type="float" office:value="172590" table:style-name="ce1">
            <text:p>172590</text:p>
          </table:table-cell>
          <table:table-cell office:value-type="float" office:value="39698" table:style-name="ce1">
            <text:p>39698</text:p>
          </table:table-cell>
          <table:table-cell office:value-type="float" office:value="1453952" table:style-name="ce1">
            <text:p>1453952</text:p>
          </table:table-cell>
          <table:table-cell office:value-type="float" office:value="1453952" table:style-name="ce1">
            <text:p>1453952</text:p>
          </table:table-cell>
          <table:table-cell office:value-type="float" office:value="38212" table:style-name="ce1">
            <text:p>38212</text:p>
          </table:table-cell>
          <table:table-cell office:value-type="float" office:value="71315" table:style-name="ce1">
            <text:p>71315</text:p>
          </table:table-cell>
          <table:table-cell office:value-type="float" office:value="13.32" table:style-name="ce1">
            <text:p>13.32</text:p>
          </table:table-cell>
          <table:table-cell office:value-type="float" office:value="72078" table:style-name="ce1">
            <text:p>72078</text:p>
          </table:table-cell>
          <table:table-cell office:value-type="float" office:value="13.25" table:style-name="ce1">
            <text:p>13.25</text:p>
          </table:table-cell>
          <table:table-cell table:style-name="ce1"/>
          <table:table-cell office:value-type="string" table:style-name="ce1">
            <text:p>MPFC5524</text:p>
          </table:table-cell>
          <table:table-cell table:number-columns-repeated="2" table:style-name="ce1"/>
          <table:table-cell office:value-type="float" office:value="265704" table:style-name="ce1">
            <text:p>265704</text:p>
          </table:table-cell>
          <table:table-cell office:value-type="float" office:value="265704" table:style-name="ce1">
            <text:p>265704</text:p>
          </table:table-cell>
          <table:table-cell office:value-type="float" office:value="2503528" table:style-name="ce1">
            <text:p>2503528</text:p>
          </table:table-cell>
          <table:table-cell office:value-type="float" office:value="28948" table:style-name="ce1">
            <text:p>28948</text:p>
          </table:table-cell>
          <table:table-cell office:value-type="float" office:value="157308" table:style-name="ce1">
            <text:p>157308</text:p>
          </table:table-cell>
          <table:table-cell office:value-type="float" office:value="157308" table:style-name="ce1">
            <text:p>157308</text:p>
          </table:table-cell>
          <table:table-cell office:value-type="float" office:value="25252" table:style-name="ce1">
            <text:p>25252</text:p>
          </table:table-cell>
          <table:table-cell office:value-type="float" office:value="5377" table:style-name="ce1">
            <text:p>5377</text:p>
          </table:table-cell>
          <table:table-cell office:value-type="float" office:value="5.83" table:style-name="ce1">
            <text:p>5.83</text:p>
          </table:table-cell>
          <table:table-cell office:value-type="float" office:value="5377" table:style-name="ce1">
            <text:p>5377</text:p>
          </table:table-cell>
          <table:table-cell office:value-type="float" office:value="5.83" table:style-name="ce1">
            <text:p>5.8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5</text:p>
          </table:table-cell>
          <table:table-cell office:value-type="float" office:value="2538928" table:style-name="ce1">
            <text:p>2538928</text:p>
          </table:table-cell>
          <table:table-cell office:value-type="float" office:value="2538928" table:style-name="ce1">
            <text:p>2538928</text:p>
          </table:table-cell>
          <table:table-cell office:value-type="float" office:value="1871909" table:style-name="ce1">
            <text:p>1871909</text:p>
          </table:table-cell>
          <table:table-cell office:value-type="float" office:value="1871909" table:style-name="ce1">
            <text:p>1871909</text:p>
          </table:table-cell>
          <table:table-cell office:value-type="float" office:value="158847" table:style-name="ce1">
            <text:p>158847</text:p>
          </table:table-cell>
          <table:table-cell office:value-type="float" office:value="36169" table:style-name="ce1">
            <text:p>36169</text:p>
          </table:table-cell>
          <table:table-cell office:value-type="float" office:value="1374938" table:style-name="ce1">
            <text:p>1374938</text:p>
          </table:table-cell>
          <table:table-cell office:value-type="float" office:value="1374938" table:style-name="ce1">
            <text:p>1374938</text:p>
          </table:table-cell>
          <table:table-cell office:value-type="float" office:value="34444" table:style-name="ce1">
            <text:p>34444</text:p>
          </table:table-cell>
          <table:table-cell office:value-type="float" office:value="71595" table:style-name="ce1">
            <text:p>71595</text:p>
          </table:table-cell>
          <table:table-cell office:value-type="float" office:value="12.64" table:style-name="ce1">
            <text:p>12.64</text:p>
          </table:table-cell>
          <table:table-cell office:value-type="float" office:value="72150" table:style-name="ce1">
            <text:p>72150</text:p>
          </table:table-cell>
          <table:table-cell office:value-type="float" office:value="12.59" table:style-name="ce1">
            <text:p>12.59</text:p>
          </table:table-cell>
          <table:table-cell table:style-name="ce1"/>
          <table:table-cell office:value-type="string" table:style-name="ce1">
            <text:p>MPFC5525</text:p>
          </table:table-cell>
          <table:table-cell table:number-columns-repeated="2" table:style-name="ce1"/>
          <table:table-cell office:value-type="float" office:value="244238" table:style-name="ce1">
            <text:p>244238</text:p>
          </table:table-cell>
          <table:table-cell office:value-type="float" office:value="244238" table:style-name="ce1">
            <text:p>244238</text:p>
          </table:table-cell>
          <table:table-cell office:value-type="float" office:value="2336551" table:style-name="ce1">
            <text:p>2336551</text:p>
          </table:table-cell>
          <table:table-cell office:value-type="float" office:value="6205" table:style-name="ce1">
            <text:p>6205</text:p>
          </table:table-cell>
          <table:table-cell office:value-type="float" office:value="147183" table:style-name="ce1">
            <text:p>147183</text:p>
          </table:table-cell>
          <table:table-cell office:value-type="float" office:value="147183" table:style-name="ce1">
            <text:p>147183</text:p>
          </table:table-cell>
          <table:table-cell office:value-type="float" office:value="5342" table:style-name="ce1">
            <text:p>5342</text:p>
          </table:table-cell>
          <table:table-cell office:value-type="float" office:value="4528" table:style-name="ce1">
            <text:p>4528</text:p>
          </table:table-cell>
          <table:table-cell office:value-type="float" office:value="5.89" table:style-name="ce1">
            <text:p>5.89</text:p>
          </table:table-cell>
          <table:table-cell office:value-type="float" office:value="4528" table:style-name="ce1">
            <text:p>4528</text:p>
          </table:table-cell>
          <table:table-cell office:value-type="float" office:value="5.89" table:style-name="ce1">
            <text:p>5.8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6</text:p>
          </table:table-cell>
          <table:table-cell office:value-type="float" office:value="2790457" table:style-name="ce1">
            <text:p>2790457</text:p>
          </table:table-cell>
          <table:table-cell office:value-type="float" office:value="2790457" table:style-name="ce1">
            <text:p>2790457</text:p>
          </table:table-cell>
          <table:table-cell office:value-type="float" office:value="1809533" table:style-name="ce1">
            <text:p>1809533</text:p>
          </table:table-cell>
          <table:table-cell office:value-type="float" office:value="1809533" table:style-name="ce1">
            <text:p>1809533</text:p>
          </table:table-cell>
          <table:table-cell office:value-type="float" office:value="150688" table:style-name="ce1">
            <text:p>150688</text:p>
          </table:table-cell>
          <table:table-cell office:value-type="float" office:value="36918" table:style-name="ce1">
            <text:p>36918</text:p>
          </table:table-cell>
          <table:table-cell office:value-type="float" office:value="1332704" table:style-name="ce1">
            <text:p>1332704</text:p>
          </table:table-cell>
          <table:table-cell office:value-type="float" office:value="1332704" table:style-name="ce1">
            <text:p>1332704</text:p>
          </table:table-cell>
          <table:table-cell office:value-type="float" office:value="34627" table:style-name="ce1">
            <text:p>34627</text:p>
          </table:table-cell>
          <table:table-cell office:value-type="float" office:value="70092" table:style-name="ce1">
            <text:p>70092</text:p>
          </table:table-cell>
          <table:table-cell office:value-type="float" office:value="12.33" table:style-name="ce1">
            <text:p>12.33</text:p>
          </table:table-cell>
          <table:table-cell office:value-type="float" office:value="70622" table:style-name="ce1">
            <text:p>70622</text:p>
          </table:table-cell>
          <table:table-cell office:value-type="float" office:value="12.29" table:style-name="ce1">
            <text:p>12.29</text:p>
          </table:table-cell>
          <table:table-cell table:style-name="ce1"/>
          <table:table-cell office:value-type="string" table:style-name="ce1">
            <text:p>MPFC5526</text:p>
          </table:table-cell>
          <table:table-cell table:number-columns-repeated="2" table:style-name="ce1"/>
          <table:table-cell office:value-type="float" office:value="242604" table:style-name="ce1">
            <text:p>242604</text:p>
          </table:table-cell>
          <table:table-cell office:value-type="float" office:value="242604" table:style-name="ce1">
            <text:p>242604</text:p>
          </table:table-cell>
          <table:table-cell office:value-type="float" office:value="2305320" table:style-name="ce1">
            <text:p>2305320</text:p>
          </table:table-cell>
          <table:table-cell office:value-type="float" office:value="266507" table:style-name="ce1">
            <text:p>266507</text:p>
          </table:table-cell>
          <table:table-cell office:value-type="float" office:value="148097" table:style-name="ce1">
            <text:p>148097</text:p>
          </table:table-cell>
          <table:table-cell office:value-type="float" office:value="148097" table:style-name="ce1">
            <text:p>148097</text:p>
          </table:table-cell>
          <table:table-cell office:value-type="float" office:value="225276" table:style-name="ce1">
            <text:p>225276</text:p>
          </table:table-cell>
          <table:table-cell office:value-type="float" office:value="4576" table:style-name="ce1">
            <text:p>4576</text:p>
          </table:table-cell>
          <table:table-cell office:value-type="float" office:value="5.92" table:style-name="ce1">
            <text:p>5.92</text:p>
          </table:table-cell>
          <table:table-cell office:value-type="float" office:value="4576" table:style-name="ce1">
            <text:p>4576</text:p>
          </table:table-cell>
          <table:table-cell office:value-type="float" office:value="5.92" table:style-name="ce1">
            <text:p>5.9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7</text:p>
          </table:table-cell>
          <table:table-cell office:value-type="float" office:value="2444673" table:style-name="ce1">
            <text:p>2444673</text:p>
          </table:table-cell>
          <table:table-cell office:value-type="float" office:value="2444673" table:style-name="ce1">
            <text:p>2444673</text:p>
          </table:table-cell>
          <table:table-cell office:value-type="float" office:value="1656493" table:style-name="ce1">
            <text:p>1656493</text:p>
          </table:table-cell>
          <table:table-cell office:value-type="float" office:value="1656493" table:style-name="ce1">
            <text:p>1656493</text:p>
          </table:table-cell>
          <table:table-cell office:value-type="float" office:value="135208" table:style-name="ce1">
            <text:p>135208</text:p>
          </table:table-cell>
          <table:table-cell office:value-type="float" office:value="31667" table:style-name="ce1">
            <text:p>31667</text:p>
          </table:table-cell>
          <table:table-cell office:value-type="float" office:value="1220954" table:style-name="ce1">
            <text:p>1220954</text:p>
          </table:table-cell>
          <table:table-cell office:value-type="float" office:value="1220954" table:style-name="ce1">
            <text:p>1220954</text:p>
          </table:table-cell>
          <table:table-cell office:value-type="float" office:value="30514" table:style-name="ce1">
            <text:p>30514</text:p>
          </table:table-cell>
          <table:table-cell office:value-type="float" office:value="64744" table:style-name="ce1">
            <text:p>64744</text:p>
          </table:table-cell>
          <table:table-cell office:value-type="float" office:value="12.11" table:style-name="ce1">
            <text:p>12.11</text:p>
          </table:table-cell>
          <table:table-cell office:value-type="float" office:value="65208" table:style-name="ce1">
            <text:p>65208</text:p>
          </table:table-cell>
          <table:table-cell office:value-type="float" office:value="12.07" table:style-name="ce1">
            <text:p>12.07</text:p>
          </table:table-cell>
          <table:table-cell table:style-name="ce1"/>
          <table:table-cell office:value-type="string" table:style-name="ce1">
            <text:p>MPFC5527</text:p>
          </table:table-cell>
          <table:table-cell table:number-columns-repeated="2" table:style-name="ce1"/>
          <table:table-cell office:value-type="float" office:value="216805" table:style-name="ce1">
            <text:p>216805</text:p>
          </table:table-cell>
          <table:table-cell office:value-type="float" office:value="216805" table:style-name="ce1">
            <text:p>216805</text:p>
          </table:table-cell>
          <table:table-cell office:value-type="float" office:value="2069482" table:style-name="ce1">
            <text:p>2069482</text:p>
          </table:table-cell>
          <table:table-cell office:value-type="float" office:value="88046" table:style-name="ce1">
            <text:p>88046</text:p>
          </table:table-cell>
          <table:table-cell office:value-type="float" office:value="132272" table:style-name="ce1">
            <text:p>132272</text:p>
          </table:table-cell>
          <table:table-cell office:value-type="float" office:value="132272" table:style-name="ce1">
            <text:p>132272</text:p>
          </table:table-cell>
          <table:table-cell office:value-type="float" office:value="76677" table:style-name="ce1">
            <text:p>76677</text:p>
          </table:table-cell>
          <table:table-cell office:value-type="float" office:value="3886" table:style-name="ce1">
            <text:p>3886</text:p>
          </table:table-cell>
          <table:table-cell office:value-type="float" office:value="5.91" table:style-name="ce1">
            <text:p>5.91</text:p>
          </table:table-cell>
          <table:table-cell office:value-type="float" office:value="3886" table:style-name="ce1">
            <text:p>3886</text:p>
          </table:table-cell>
          <table:table-cell office:value-type="float" office:value="5.91" table:style-name="ce1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8</text:p>
          </table:table-cell>
          <table:table-cell office:value-type="float" office:value="5259725" table:style-name="ce1">
            <text:p>5259725</text:p>
          </table:table-cell>
          <table:table-cell office:value-type="float" office:value="5259725" table:style-name="ce1">
            <text:p>5259725</text:p>
          </table:table-cell>
          <table:table-cell office:value-type="float" office:value="1765292" table:style-name="ce1">
            <text:p>1765292</text:p>
          </table:table-cell>
          <table:table-cell office:value-type="float" office:value="1765292" table:style-name="ce1">
            <text:p>1765292</text:p>
          </table:table-cell>
          <table:table-cell office:value-type="float" office:value="149108" table:style-name="ce1">
            <text:p>149108</text:p>
          </table:table-cell>
          <table:table-cell office:value-type="float" office:value="38023" table:style-name="ce1">
            <text:p>38023</text:p>
          </table:table-cell>
          <table:table-cell office:value-type="float" office:value="1301333" table:style-name="ce1">
            <text:p>1301333</text:p>
          </table:table-cell>
          <table:table-cell office:value-type="float" office:value="1301333" table:style-name="ce1">
            <text:p>1301333</text:p>
          </table:table-cell>
          <table:table-cell office:value-type="float" office:value="36233" table:style-name="ce1">
            <text:p>36233</text:p>
          </table:table-cell>
          <table:table-cell office:value-type="float" office:value="68649" table:style-name="ce1">
            <text:p>68649</text:p>
          </table:table-cell>
          <table:table-cell office:value-type="float" office:value="12.2" table:style-name="ce1">
            <text:p>12.2</text:p>
          </table:table-cell>
          <table:table-cell office:value-type="float" office:value="69250" table:style-name="ce1">
            <text:p>69250</text:p>
          </table:table-cell>
          <table:table-cell office:value-type="float" office:value="12.14" table:style-name="ce1">
            <text:p>12.14</text:p>
          </table:table-cell>
          <table:table-cell table:style-name="ce1"/>
          <table:table-cell office:value-type="string" table:style-name="ce1">
            <text:p>MPFC5528</text:p>
          </table:table-cell>
          <table:table-cell table:number-columns-repeated="2" table:style-name="ce1"/>
          <table:table-cell office:value-type="float" office:value="233659" table:style-name="ce1">
            <text:p>233659</text:p>
          </table:table-cell>
          <table:table-cell office:value-type="float" office:value="233659" table:style-name="ce1">
            <text:p>233659</text:p>
          </table:table-cell>
          <table:table-cell office:value-type="float" office:value="2213995" table:style-name="ce1">
            <text:p>2213995</text:p>
          </table:table-cell>
          <table:table-cell office:value-type="float" office:value="64944" table:style-name="ce1">
            <text:p>64944</text:p>
          </table:table-cell>
          <table:table-cell office:value-type="float" office:value="141974" table:style-name="ce1">
            <text:p>141974</text:p>
          </table:table-cell>
          <table:table-cell office:value-type="float" office:value="141974" table:style-name="ce1">
            <text:p>141974</text:p>
          </table:table-cell>
          <table:table-cell office:value-type="float" office:value="54179" table:style-name="ce1">
            <text:p>54179</text:p>
          </table:table-cell>
          <table:table-cell office:value-type="float" office:value="4253" table:style-name="ce1">
            <text:p>4253</text:p>
          </table:table-cell>
          <table:table-cell office:value-type="float" office:value="5.91" table:style-name="ce1">
            <text:p>5.91</text:p>
          </table:table-cell>
          <table:table-cell office:value-type="float" office:value="4253" table:style-name="ce1">
            <text:p>4253</text:p>
          </table:table-cell>
          <table:table-cell office:value-type="float" office:value="5.91" table:style-name="ce1">
            <text:p>5.9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29</text:p>
          </table:table-cell>
          <table:table-cell office:value-type="float" office:value="9897519" table:style-name="ce1">
            <text:p>9897519</text:p>
          </table:table-cell>
          <table:table-cell office:value-type="float" office:value="9897519" table:style-name="ce1">
            <text:p>9897519</text:p>
          </table:table-cell>
          <table:table-cell office:value-type="float" office:value="1212501" table:style-name="ce1">
            <text:p>1212501</text:p>
          </table:table-cell>
          <table:table-cell office:value-type="float" office:value="1212501" table:style-name="ce1">
            <text:p>1212501</text:p>
          </table:table-cell>
          <table:table-cell office:value-type="float" office:value="106715" table:style-name="ce1">
            <text:p>106715</text:p>
          </table:table-cell>
          <table:table-cell office:value-type="float" office:value="107546" table:style-name="ce1">
            <text:p>107546</text:p>
          </table:table-cell>
          <table:table-cell office:value-type="float" office:value="948750" table:style-name="ce1">
            <text:p>948750</text:p>
          </table:table-cell>
          <table:table-cell office:value-type="float" office:value="948750" table:style-name="ce1">
            <text:p>948750</text:p>
          </table:table-cell>
          <table:table-cell office:value-type="float" office:value="101006" table:style-name="ce1">
            <text:p>101006</text:p>
          </table:table-cell>
          <table:table-cell office:value-type="float" office:value="56935" table:style-name="ce1">
            <text:p>56935</text:p>
          </table:table-cell>
          <table:table-cell office:value-type="float" office:value="9.84" table:style-name="ce1">
            <text:p>9.84</text:p>
          </table:table-cell>
          <table:table-cell office:value-type="float" office:value="59579" table:style-name="ce1">
            <text:p>59579</text:p>
          </table:table-cell>
          <table:table-cell office:value-type="float" office:value="9.68" table:style-name="ce1">
            <text:p>9.68</text:p>
          </table:table-cell>
          <table:table-cell table:style-name="ce1"/>
          <table:table-cell office:value-type="string" table:style-name="ce1">
            <text:p>MPFC5529</text:p>
          </table:table-cell>
          <table:table-cell table:number-columns-repeated="2" table:style-name="ce1"/>
          <table:table-cell office:value-type="float" office:value="167492" table:style-name="ce1">
            <text:p>167492</text:p>
          </table:table-cell>
          <table:table-cell office:value-type="float" office:value="167492" table:style-name="ce1">
            <text:p>167492</text:p>
          </table:table-cell>
          <table:table-cell office:value-type="float" office:value="1533190" table:style-name="ce1">
            <text:p>1533190</text:p>
          </table:table-cell>
          <table:table-cell office:value-type="float" office:value="580464" table:style-name="ce1">
            <text:p>580464</text:p>
          </table:table-cell>
          <table:table-cell office:value-type="float" office:value="115280" table:style-name="ce1">
            <text:p>115280</text:p>
          </table:table-cell>
          <table:table-cell office:value-type="float" office:value="115280" table:style-name="ce1">
            <text:p>115280</text:p>
          </table:table-cell>
          <table:table-cell office:value-type="float" office:value="492725" table:style-name="ce1">
            <text:p>492725</text:p>
          </table:table-cell>
          <table:table-cell office:value-type="float" office:value="2463" table:style-name="ce1">
            <text:p>2463</text:p>
          </table:table-cell>
          <table:table-cell office:value-type="float" office:value="6.27" table:style-name="ce1">
            <text:p>6.27</text:p>
          </table:table-cell>
          <table:table-cell office:value-type="float" office:value="2463" table:style-name="ce1">
            <text:p>2463</text:p>
          </table:table-cell>
          <table:table-cell office:value-type="float" office:value="6.28" table:style-name="ce1">
            <text:p>6.2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0</text:p>
          </table:table-cell>
          <table:table-cell office:value-type="float" office:value="2401572" table:style-name="ce1">
            <text:p>2401572</text:p>
          </table:table-cell>
          <table:table-cell office:value-type="float" office:value="2401572" table:style-name="ce1">
            <text:p>2401572</text:p>
          </table:table-cell>
          <table:table-cell office:value-type="float" office:value="1800843" table:style-name="ce1">
            <text:p>1800843</text:p>
          </table:table-cell>
          <table:table-cell office:value-type="float" office:value="1800843" table:style-name="ce1">
            <text:p>1800843</text:p>
          </table:table-cell>
          <table:table-cell office:value-type="float" office:value="154930" table:style-name="ce1">
            <text:p>154930</text:p>
          </table:table-cell>
          <table:table-cell office:value-type="float" office:value="40200" table:style-name="ce1">
            <text:p>40200</text:p>
          </table:table-cell>
          <table:table-cell office:value-type="float" office:value="1334097" table:style-name="ce1">
            <text:p>1334097</text:p>
          </table:table-cell>
          <table:table-cell office:value-type="float" office:value="1334097" table:style-name="ce1">
            <text:p>1334097</text:p>
          </table:table-cell>
          <table:table-cell office:value-type="float" office:value="38371" table:style-name="ce1">
            <text:p>38371</text:p>
          </table:table-cell>
          <table:table-cell office:value-type="float" office:value="71077" table:style-name="ce1">
            <text:p>71077</text:p>
          </table:table-cell>
          <table:table-cell office:value-type="float" office:value="11.76" table:style-name="ce1">
            <text:p>11.76</text:p>
          </table:table-cell>
          <table:table-cell office:value-type="float" office:value="71671" table:style-name="ce1">
            <text:p>71671</text:p>
          </table:table-cell>
          <table:table-cell office:value-type="float" office:value="11.71" table:style-name="ce1">
            <text:p>11.71</text:p>
          </table:table-cell>
          <table:table-cell table:style-name="ce1"/>
          <table:table-cell office:value-type="string" table:style-name="ce1">
            <text:p>MPFC5530</text:p>
          </table:table-cell>
          <table:table-cell table:number-columns-repeated="2" table:style-name="ce1"/>
          <table:table-cell office:value-type="float" office:value="238232" table:style-name="ce1">
            <text:p>238232</text:p>
          </table:table-cell>
          <table:table-cell office:value-type="float" office:value="238232" table:style-name="ce1">
            <text:p>238232</text:p>
          </table:table-cell>
          <table:table-cell office:value-type="float" office:value="2298308" table:style-name="ce1">
            <text:p>2298308</text:p>
          </table:table-cell>
          <table:table-cell office:value-type="float" office:value="11397" table:style-name="ce1">
            <text:p>11397</text:p>
          </table:table-cell>
          <table:table-cell office:value-type="float" office:value="149644" table:style-name="ce1">
            <text:p>149644</text:p>
          </table:table-cell>
          <table:table-cell office:value-type="float" office:value="149644" table:style-name="ce1">
            <text:p>149644</text:p>
          </table:table-cell>
          <table:table-cell office:value-type="float" office:value="9943" table:style-name="ce1">
            <text:p>9943</text:p>
          </table:table-cell>
          <table:table-cell office:value-type="float" office:value="4489" table:style-name="ce1">
            <text:p>4489</text:p>
          </table:table-cell>
          <table:table-cell office:value-type="float" office:value="5.7" table:style-name="ce1">
            <text:p>5.7</text:p>
          </table:table-cell>
          <table:table-cell office:value-type="float" office:value="4489" table:style-name="ce1">
            <text:p>4489</text:p>
          </table:table-cell>
          <table:table-cell office:value-type="float" office:value="5.7" table:style-name="ce1">
            <text:p>5.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1</text:p>
          </table:table-cell>
          <table:table-cell office:value-type="float" office:value="2380350" table:style-name="ce1">
            <text:p>2380350</text:p>
          </table:table-cell>
          <table:table-cell office:value-type="float" office:value="2380350" table:style-name="ce1">
            <text:p>2380350</text:p>
          </table:table-cell>
          <table:table-cell office:value-type="float" office:value="1776203" table:style-name="ce1">
            <text:p>1776203</text:p>
          </table:table-cell>
          <table:table-cell office:value-type="float" office:value="1776203" table:style-name="ce1">
            <text:p>1776203</text:p>
          </table:table-cell>
          <table:table-cell office:value-type="float" office:value="153416" table:style-name="ce1">
            <text:p>153416</text:p>
          </table:table-cell>
          <table:table-cell office:value-type="float" office:value="38544" table:style-name="ce1">
            <text:p>38544</text:p>
          </table:table-cell>
          <table:table-cell office:value-type="float" office:value="1314046" table:style-name="ce1">
            <text:p>1314046</text:p>
          </table:table-cell>
          <table:table-cell office:value-type="float" office:value="1314046" table:style-name="ce1">
            <text:p>1314046</text:p>
          </table:table-cell>
          <table:table-cell office:value-type="float" office:value="37388" table:style-name="ce1">
            <text:p>37388</text:p>
          </table:table-cell>
          <table:table-cell office:value-type="float" office:value="69535" table:style-name="ce1">
            <text:p>69535</text:p>
          </table:table-cell>
          <table:table-cell office:value-type="float" office:value="11.89" table:style-name="ce1">
            <text:p>11.89</text:p>
          </table:table-cell>
          <table:table-cell office:value-type="float" office:value="70122" table:style-name="ce1">
            <text:p>70122</text:p>
          </table:table-cell>
          <table:table-cell office:value-type="float" office:value="11.85" table:style-name="ce1">
            <text:p>11.85</text:p>
          </table:table-cell>
          <table:table-cell table:style-name="ce1"/>
          <table:table-cell office:value-type="string" table:style-name="ce1">
            <text:p>MPFC5531</text:p>
          </table:table-cell>
          <table:table-cell table:number-columns-repeated="2" table:style-name="ce1"/>
          <table:table-cell office:value-type="float" office:value="239355" table:style-name="ce1">
            <text:p>239355</text:p>
          </table:table-cell>
          <table:table-cell office:value-type="float" office:value="239355" table:style-name="ce1">
            <text:p>239355</text:p>
          </table:table-cell>
          <table:table-cell office:value-type="float" office:value="2264651" table:style-name="ce1">
            <text:p>2264651</text:p>
          </table:table-cell>
          <table:table-cell office:value-type="float" office:value="25749" table:style-name="ce1">
            <text:p>25749</text:p>
          </table:table-cell>
          <table:table-cell office:value-type="float" office:value="150143" table:style-name="ce1">
            <text:p>150143</text:p>
          </table:table-cell>
          <table:table-cell office:value-type="float" office:value="150143" table:style-name="ce1">
            <text:p>150143</text:p>
          </table:table-cell>
          <table:table-cell office:value-type="float" office:value="22454" table:style-name="ce1">
            <text:p>22454</text:p>
          </table:table-cell>
          <table:table-cell office:value-type="float" office:value="4304" table:style-name="ce1">
            <text:p>4304</text:p>
          </table:table-cell>
          <table:table-cell office:value-type="float" office:value="6.19" table:style-name="ce1">
            <text:p>6.19</text:p>
          </table:table-cell>
          <table:table-cell office:value-type="float" office:value="4303" table:style-name="ce1">
            <text:p>4303</text:p>
          </table:table-cell>
          <table:table-cell office:value-type="float" office:value="6.19" table:style-name="ce1">
            <text:p>6.1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2</text:p>
          </table:table-cell>
          <table:table-cell office:value-type="float" office:value="1807628" table:style-name="ce1">
            <text:p>1807628</text:p>
          </table:table-cell>
          <table:table-cell office:value-type="float" office:value="1807628" table:style-name="ce1">
            <text:p>1807628</text:p>
          </table:table-cell>
          <table:table-cell office:value-type="float" office:value="1337920" table:style-name="ce1">
            <text:p>1337920</text:p>
          </table:table-cell>
          <table:table-cell office:value-type="float" office:value="1337920" table:style-name="ce1">
            <text:p>1337920</text:p>
          </table:table-cell>
          <table:table-cell office:value-type="float" office:value="125713" table:style-name="ce1">
            <text:p>125713</text:p>
          </table:table-cell>
          <table:table-cell office:value-type="float" office:value="23557" table:style-name="ce1">
            <text:p>23557</text:p>
          </table:table-cell>
          <table:table-cell office:value-type="float" office:value="967951" table:style-name="ce1">
            <text:p>967951</text:p>
          </table:table-cell>
          <table:table-cell office:value-type="float" office:value="967951" table:style-name="ce1">
            <text:p>967951</text:p>
          </table:table-cell>
          <table:table-cell office:value-type="float" office:value="22473" table:style-name="ce1">
            <text:p>22473</text:p>
          </table:table-cell>
          <table:table-cell office:value-type="float" office:value="55997" table:style-name="ce1">
            <text:p>55997</text:p>
          </table:table-cell>
          <table:table-cell office:value-type="float" office:value="10.24" table:style-name="ce1">
            <text:p>10.24</text:p>
          </table:table-cell>
          <table:table-cell office:value-type="float" office:value="56201" table:style-name="ce1">
            <text:p>56201</text:p>
          </table:table-cell>
          <table:table-cell office:value-type="float" office:value="10.23" table:style-name="ce1">
            <text:p>10.23</text:p>
          </table:table-cell>
          <table:table-cell table:style-name="ce1"/>
          <table:table-cell office:value-type="string" table:style-name="ce1">
            <text:p>MPFC5532</text:p>
          </table:table-cell>
          <table:table-cell table:number-columns-repeated="2" table:style-name="ce1"/>
          <table:table-cell office:value-type="float" office:value="175413" table:style-name="ce1">
            <text:p>175413</text:p>
          </table:table-cell>
          <table:table-cell office:value-type="float" office:value="175413" table:style-name="ce1">
            <text:p>175413</text:p>
          </table:table-cell>
          <table:table-cell office:value-type="float" office:value="1679039" table:style-name="ce1">
            <text:p>1679039</text:p>
          </table:table-cell>
          <table:table-cell office:value-type="float" office:value="5688" table:style-name="ce1">
            <text:p>5688</text:p>
          </table:table-cell>
          <table:table-cell office:value-type="float" office:value="115507" table:style-name="ce1">
            <text:p>115507</text:p>
          </table:table-cell>
          <table:table-cell office:value-type="float" office:value="115507" table:style-name="ce1">
            <text:p>115507</text:p>
          </table:table-cell>
          <table:table-cell office:value-type="float" office:value="4943" table:style-name="ce1">
            <text:p>4943</text:p>
          </table:table-cell>
          <table:table-cell office:value-type="float" office:value="2853" table:style-name="ce1">
            <text:p>2853</text:p>
          </table:table-cell>
          <table:table-cell office:value-type="float" office:value="6.21" table:style-name="ce1">
            <text:p>6.21</text:p>
          </table:table-cell>
          <table:table-cell office:value-type="float" office:value="2852" table:style-name="ce1">
            <text:p>2852</text:p>
          </table:table-cell>
          <table:table-cell office:value-type="float" office:value="6.21" table:style-name="ce1">
            <text:p>6.2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3</text:p>
          </table:table-cell>
          <table:table-cell office:value-type="float" office:value="1859902" table:style-name="ce1">
            <text:p>1859902</text:p>
          </table:table-cell>
          <table:table-cell office:value-type="float" office:value="1859902" table:style-name="ce1">
            <text:p>1859902</text:p>
          </table:table-cell>
          <table:table-cell office:value-type="float" office:value="1311310" table:style-name="ce1">
            <text:p>1311310</text:p>
          </table:table-cell>
          <table:table-cell office:value-type="float" office:value="1311310" table:style-name="ce1">
            <text:p>1311310</text:p>
          </table:table-cell>
          <table:table-cell office:value-type="float" office:value="111176" table:style-name="ce1">
            <text:p>111176</text:p>
          </table:table-cell>
          <table:table-cell office:value-type="float" office:value="27474" table:style-name="ce1">
            <text:p>27474</text:p>
          </table:table-cell>
          <table:table-cell office:value-type="float" office:value="950815" table:style-name="ce1">
            <text:p>950815</text:p>
          </table:table-cell>
          <table:table-cell office:value-type="float" office:value="950815" table:style-name="ce1">
            <text:p>950815</text:p>
          </table:table-cell>
          <table:table-cell office:value-type="float" office:value="26392" table:style-name="ce1">
            <text:p>26392</text:p>
          </table:table-cell>
          <table:table-cell office:value-type="float" office:value="47163" table:style-name="ce1">
            <text:p>47163</text:p>
          </table:table-cell>
          <table:table-cell office:value-type="float" office:value="13.51" table:style-name="ce1">
            <text:p>13.51</text:p>
          </table:table-cell>
          <table:table-cell office:value-type="float" office:value="47563" table:style-name="ce1">
            <text:p>47563</text:p>
          </table:table-cell>
          <table:table-cell office:value-type="float" office:value="13.44" table:style-name="ce1">
            <text:p>13.44</text:p>
          </table:table-cell>
          <table:table-cell table:style-name="ce1"/>
          <table:table-cell office:value-type="string" table:style-name="ce1">
            <text:p>MPFC5533</text:p>
          </table:table-cell>
          <table:table-cell table:number-columns-repeated="2" table:style-name="ce1"/>
          <table:table-cell office:value-type="float" office:value="174398" table:style-name="ce1">
            <text:p>174398</text:p>
          </table:table-cell>
          <table:table-cell office:value-type="float" office:value="174398" table:style-name="ce1">
            <text:p>174398</text:p>
          </table:table-cell>
          <table:table-cell office:value-type="float" office:value="1671266" table:style-name="ce1">
            <text:p>1671266</text:p>
          </table:table-cell>
          <table:table-cell office:value-type="float" office:value="79762" table:style-name="ce1">
            <text:p>79762</text:p>
          </table:table-cell>
          <table:table-cell office:value-type="float" office:value="101925" table:style-name="ce1">
            <text:p>101925</text:p>
          </table:table-cell>
          <table:table-cell office:value-type="float" office:value="101925" table:style-name="ce1">
            <text:p>101925</text:p>
          </table:table-cell>
          <table:table-cell office:value-type="float" office:value="69406" table:style-name="ce1">
            <text:p>69406</text:p>
          </table:table-cell>
          <table:table-cell office:value-type="float" office:value="2844" table:style-name="ce1">
            <text:p>2844</text:p>
          </table:table-cell>
          <table:table-cell office:value-type="float" office:value="6.33" table:style-name="ce1">
            <text:p>6.33</text:p>
          </table:table-cell>
          <table:table-cell office:value-type="float" office:value="2844" table:style-name="ce1">
            <text:p>2844</text:p>
          </table:table-cell>
          <table:table-cell office:value-type="float" office:value="6.33" table:style-name="ce1">
            <text:p>6.33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4</text:p>
          </table:table-cell>
          <table:table-cell office:value-type="float" office:value="2588306" table:style-name="ce1">
            <text:p>2588306</text:p>
          </table:table-cell>
          <table:table-cell office:value-type="float" office:value="2588306" table:style-name="ce1">
            <text:p>2588306</text:p>
          </table:table-cell>
          <table:table-cell office:value-type="float" office:value="1592904" table:style-name="ce1">
            <text:p>1592904</text:p>
          </table:table-cell>
          <table:table-cell office:value-type="float" office:value="1592904" table:style-name="ce1">
            <text:p>1592904</text:p>
          </table:table-cell>
          <table:table-cell office:value-type="float" office:value="143792" table:style-name="ce1">
            <text:p>143792</text:p>
          </table:table-cell>
          <table:table-cell office:value-type="float" office:value="69628" table:style-name="ce1">
            <text:p>69628</text:p>
          </table:table-cell>
          <table:table-cell office:value-type="float" office:value="1154027" table:style-name="ce1">
            <text:p>1154027</text:p>
          </table:table-cell>
          <table:table-cell office:value-type="float" office:value="1154027" table:style-name="ce1">
            <text:p>1154027</text:p>
          </table:table-cell>
          <table:table-cell office:value-type="float" office:value="65843" table:style-name="ce1">
            <text:p>65843</text:p>
          </table:table-cell>
          <table:table-cell office:value-type="float" office:value="58331" table:style-name="ce1">
            <text:p>58331</text:p>
          </table:table-cell>
          <table:table-cell office:value-type="float" office:value="13.1" table:style-name="ce1">
            <text:p>13.1</text:p>
          </table:table-cell>
          <table:table-cell office:value-type="float" office:value="59936" table:style-name="ce1">
            <text:p>59936</text:p>
          </table:table-cell>
          <table:table-cell office:value-type="float" office:value="12.91" table:style-name="ce1">
            <text:p>12.91</text:p>
          </table:table-cell>
          <table:table-cell table:style-name="ce1"/>
          <table:table-cell office:value-type="string" table:style-name="ce1">
            <text:p>MPFC5534</text:p>
          </table:table-cell>
          <table:table-cell table:number-columns-repeated="2" table:style-name="ce1"/>
          <table:table-cell office:value-type="float" office:value="206446" table:style-name="ce1">
            <text:p>206446</text:p>
          </table:table-cell>
          <table:table-cell office:value-type="float" office:value="206446" table:style-name="ce1">
            <text:p>206446</text:p>
          </table:table-cell>
          <table:table-cell office:value-type="float" office:value="2000902" table:style-name="ce1">
            <text:p>2000902</text:p>
          </table:table-cell>
          <table:table-cell office:value-type="float" office:value="59622" table:style-name="ce1">
            <text:p>59622</text:p>
          </table:table-cell>
          <table:table-cell office:value-type="float" office:value="121713" table:style-name="ce1">
            <text:p>121713</text:p>
          </table:table-cell>
          <table:table-cell office:value-type="float" office:value="121713" table:style-name="ce1">
            <text:p>121713</text:p>
          </table:table-cell>
          <table:table-cell office:value-type="float" office:value="52748" table:style-name="ce1">
            <text:p>52748</text:p>
          </table:table-cell>
          <table:table-cell office:value-type="float" office:value="3514" table:style-name="ce1">
            <text:p>3514</text:p>
          </table:table-cell>
          <table:table-cell office:value-type="float" office:value="6.26" table:style-name="ce1">
            <text:p>6.26</text:p>
          </table:table-cell>
          <table:table-cell office:value-type="float" office:value="3514" table:style-name="ce1">
            <text:p>3514</text:p>
          </table:table-cell>
          <table:table-cell office:value-type="float" office:value="6.26" table:style-name="ce1">
            <text:p>6.2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5</text:p>
          </table:table-cell>
          <table:table-cell office:value-type="float" office:value="3588336" table:style-name="ce1">
            <text:p>3588336</text:p>
          </table:table-cell>
          <table:table-cell office:value-type="float" office:value="3588336" table:style-name="ce1">
            <text:p>3588336</text:p>
          </table:table-cell>
          <table:table-cell office:value-type="float" office:value="1805969" table:style-name="ce1">
            <text:p>1805969</text:p>
          </table:table-cell>
          <table:table-cell office:value-type="float" office:value="1805969" table:style-name="ce1">
            <text:p>1805969</text:p>
          </table:table-cell>
          <table:table-cell office:value-type="float" office:value="155231" table:style-name="ce1">
            <text:p>155231</text:p>
          </table:table-cell>
          <table:table-cell office:value-type="float" office:value="35464" table:style-name="ce1">
            <text:p>35464</text:p>
          </table:table-cell>
          <table:table-cell office:value-type="float" office:value="1339784" table:style-name="ce1">
            <text:p>1339784</text:p>
          </table:table-cell>
          <table:table-cell office:value-type="float" office:value="1339784" table:style-name="ce1">
            <text:p>1339784</text:p>
          </table:table-cell>
          <table:table-cell office:value-type="float" office:value="33295" table:style-name="ce1">
            <text:p>33295</text:p>
          </table:table-cell>
          <table:table-cell office:value-type="float" office:value="72284" table:style-name="ce1">
            <text:p>72284</text:p>
          </table:table-cell>
          <table:table-cell office:value-type="float" office:value="11.8" table:style-name="ce1">
            <text:p>11.8</text:p>
          </table:table-cell>
          <table:table-cell office:value-type="float" office:value="72777" table:style-name="ce1">
            <text:p>72777</text:p>
          </table:table-cell>
          <table:table-cell office:value-type="float" office:value="11.76" table:style-name="ce1">
            <text:p>11.76</text:p>
          </table:table-cell>
          <table:table-cell table:style-name="ce1"/>
          <table:table-cell office:value-type="string" table:style-name="ce1">
            <text:p>MPFC5535</text:p>
          </table:table-cell>
          <table:table-cell table:number-columns-repeated="2" table:style-name="ce1"/>
          <table:table-cell office:value-type="float" office:value="239050" table:style-name="ce1">
            <text:p>239050</text:p>
          </table:table-cell>
          <table:table-cell office:value-type="float" office:value="239050" table:style-name="ce1">
            <text:p>239050</text:p>
          </table:table-cell>
          <table:table-cell office:value-type="float" office:value="2230313" table:style-name="ce1">
            <text:p>2230313</text:p>
          </table:table-cell>
          <table:table-cell office:value-type="float" office:value="50213" table:style-name="ce1">
            <text:p>50213</text:p>
          </table:table-cell>
          <table:table-cell office:value-type="float" office:value="147214" table:style-name="ce1">
            <text:p>147214</text:p>
          </table:table-cell>
          <table:table-cell office:value-type="float" office:value="147214" table:style-name="ce1">
            <text:p>147214</text:p>
          </table:table-cell>
          <table:table-cell office:value-type="float" office:value="42899" table:style-name="ce1">
            <text:p>42899</text:p>
          </table:table-cell>
          <table:table-cell office:value-type="float" office:value="4134" table:style-name="ce1">
            <text:p>4134</text:p>
          </table:table-cell>
          <table:table-cell office:value-type="float" office:value="5.96" table:style-name="ce1">
            <text:p>5.96</text:p>
          </table:table-cell>
          <table:table-cell office:value-type="float" office:value="4134" table:style-name="ce1">
            <text:p>4134</text:p>
          </table:table-cell>
          <table:table-cell office:value-type="float" office:value="5.96" table:style-name="ce1">
            <text:p>5.9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6</text:p>
          </table:table-cell>
          <table:table-cell office:value-type="float" office:value="3161405" table:style-name="ce1">
            <text:p>3161405</text:p>
          </table:table-cell>
          <table:table-cell office:value-type="float" office:value="3161405" table:style-name="ce1">
            <text:p>3161405</text:p>
          </table:table-cell>
          <table:table-cell office:value-type="float" office:value="1491295" table:style-name="ce1">
            <text:p>1491295</text:p>
          </table:table-cell>
          <table:table-cell office:value-type="float" office:value="1491295" table:style-name="ce1">
            <text:p>1491295</text:p>
          </table:table-cell>
          <table:table-cell office:value-type="float" office:value="131086" table:style-name="ce1">
            <text:p>131086</text:p>
          </table:table-cell>
          <table:table-cell office:value-type="float" office:value="34235" table:style-name="ce1">
            <text:p>34235</text:p>
          </table:table-cell>
          <table:table-cell office:value-type="float" office:value="1106605" table:style-name="ce1">
            <text:p>1106605</text:p>
          </table:table-cell>
          <table:table-cell office:value-type="float" office:value="1106605" table:style-name="ce1">
            <text:p>1106605</text:p>
          </table:table-cell>
          <table:table-cell office:value-type="float" office:value="31658" table:style-name="ce1">
            <text:p>31658</text:p>
          </table:table-cell>
          <table:table-cell office:value-type="float" office:value="60452" table:style-name="ce1">
            <text:p>60452</text:p>
          </table:table-cell>
          <table:table-cell office:value-type="float" office:value="11.55" table:style-name="ce1">
            <text:p>11.55</text:p>
          </table:table-cell>
          <table:table-cell office:value-type="float" office:value="60881" table:style-name="ce1">
            <text:p>60881</text:p>
          </table:table-cell>
          <table:table-cell office:value-type="float" office:value="11.51" table:style-name="ce1">
            <text:p>11.51</text:p>
          </table:table-cell>
          <table:table-cell table:style-name="ce1"/>
          <table:table-cell office:value-type="string" table:style-name="ce1">
            <text:p>MPFC5536</text:p>
          </table:table-cell>
          <table:table-cell table:number-columns-repeated="2" table:style-name="ce1"/>
          <table:table-cell office:value-type="float" office:value="201492" table:style-name="ce1">
            <text:p>201492</text:p>
          </table:table-cell>
          <table:table-cell office:value-type="float" office:value="201492" table:style-name="ce1">
            <text:p>201492</text:p>
          </table:table-cell>
          <table:table-cell office:value-type="float" office:value="1895663" table:style-name="ce1">
            <text:p>1895663</text:p>
          </table:table-cell>
          <table:table-cell office:value-type="float" office:value="241238" table:style-name="ce1">
            <text:p>241238</text:p>
          </table:table-cell>
          <table:table-cell office:value-type="float" office:value="124839" table:style-name="ce1">
            <text:p>124839</text:p>
          </table:table-cell>
          <table:table-cell office:value-type="float" office:value="124839" table:style-name="ce1">
            <text:p>124839</text:p>
          </table:table-cell>
          <table:table-cell office:value-type="float" office:value="207044" table:style-name="ce1">
            <text:p>207044</text:p>
          </table:table-cell>
          <table:table-cell office:value-type="float" office:value="3327" table:style-name="ce1">
            <text:p>3327</text:p>
          </table:table-cell>
          <table:table-cell office:value-type="float" office:value="6.07" table:style-name="ce1">
            <text:p>6.07</text:p>
          </table:table-cell>
          <table:table-cell office:value-type="float" office:value="3327" table:style-name="ce1">
            <text:p>3327</text:p>
          </table:table-cell>
          <table:table-cell office:value-type="float" office:value="6.07" table:style-name="ce1">
            <text:p>6.07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7</text:p>
          </table:table-cell>
          <table:table-cell office:value-type="float" office:value="7589599" table:style-name="ce1">
            <text:p>7589599</text:p>
          </table:table-cell>
          <table:table-cell office:value-type="float" office:value="7589599" table:style-name="ce1">
            <text:p>7589599</text:p>
          </table:table-cell>
          <table:table-cell office:value-type="float" office:value="1589711" table:style-name="ce1">
            <text:p>1589711</text:p>
          </table:table-cell>
          <table:table-cell office:value-type="float" office:value="1589711" table:style-name="ce1">
            <text:p>1589711</text:p>
          </table:table-cell>
          <table:table-cell office:value-type="float" office:value="139679" table:style-name="ce1">
            <text:p>139679</text:p>
          </table:table-cell>
          <table:table-cell office:value-type="float" office:value="90067" table:style-name="ce1">
            <text:p>90067</text:p>
          </table:table-cell>
          <table:table-cell office:value-type="float" office:value="1174645" table:style-name="ce1">
            <text:p>1174645</text:p>
          </table:table-cell>
          <table:table-cell office:value-type="float" office:value="1174645" table:style-name="ce1">
            <text:p>1174645</text:p>
          </table:table-cell>
          <table:table-cell office:value-type="float" office:value="82085" table:style-name="ce1">
            <text:p>82085</text:p>
          </table:table-cell>
          <table:table-cell office:value-type="float" office:value="63883" table:style-name="ce1">
            <text:p>63883</text:p>
          </table:table-cell>
          <table:table-cell office:value-type="float" office:value="11.76" table:style-name="ce1">
            <text:p>11.76</text:p>
          </table:table-cell>
          <table:table-cell office:value-type="float" office:value="66120" table:style-name="ce1">
            <text:p>66120</text:p>
          </table:table-cell>
          <table:table-cell office:value-type="float" office:value="11.56" table:style-name="ce1">
            <text:p>11.56</text:p>
          </table:table-cell>
          <table:table-cell table:style-name="ce1"/>
          <table:table-cell office:value-type="string" table:style-name="ce1">
            <text:p>MPFC5537</text:p>
          </table:table-cell>
          <table:table-cell table:number-columns-repeated="2" table:style-name="ce1"/>
          <table:table-cell office:value-type="float" office:value="232875" table:style-name="ce1">
            <text:p>232875</text:p>
          </table:table-cell>
          <table:table-cell office:value-type="float" office:value="232875" table:style-name="ce1">
            <text:p>232875</text:p>
          </table:table-cell>
          <table:table-cell office:value-type="float" office:value="2169918" table:style-name="ce1">
            <text:p>2169918</text:p>
          </table:table-cell>
          <table:table-cell office:value-type="float" office:value="5026427" table:style-name="ce1">
            <text:p>5026427</text:p>
          </table:table-cell>
          <table:table-cell office:value-type="float" office:value="148275" table:style-name="ce1">
            <text:p>148275</text:p>
          </table:table-cell>
          <table:table-cell office:value-type="float" office:value="148275" table:style-name="ce1">
            <text:p>148275</text:p>
          </table:table-cell>
          <table:table-cell office:value-type="float" office:value="4046633" table:style-name="ce1">
            <text:p>4046633</text:p>
          </table:table-cell>
          <table:table-cell office:value-type="float" office:value="3931" table:style-name="ce1">
            <text:p>3931</text:p>
          </table:table-cell>
          <table:table-cell office:value-type="float" office:value="6.26" table:style-name="ce1">
            <text:p>6.26</text:p>
          </table:table-cell>
          <table:table-cell office:value-type="float" office:value="3931" table:style-name="ce1">
            <text:p>3931</text:p>
          </table:table-cell>
          <table:table-cell office:value-type="float" office:value="6.46" table:style-name="ce1">
            <text:p>6.46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8</text:p>
          </table:table-cell>
          <table:table-cell office:value-type="float" office:value="2095567" table:style-name="ce1">
            <text:p>2095567</text:p>
          </table:table-cell>
          <table:table-cell office:value-type="float" office:value="2095567" table:style-name="ce1">
            <text:p>2095567</text:p>
          </table:table-cell>
          <table:table-cell office:value-type="float" office:value="1535596" table:style-name="ce1">
            <text:p>1535596</text:p>
          </table:table-cell>
          <table:table-cell office:value-type="float" office:value="1535596" table:style-name="ce1">
            <text:p>1535596</text:p>
          </table:table-cell>
          <table:table-cell office:value-type="float" office:value="133050" table:style-name="ce1">
            <text:p>133050</text:p>
          </table:table-cell>
          <table:table-cell office:value-type="float" office:value="37536" table:style-name="ce1">
            <text:p>37536</text:p>
          </table:table-cell>
          <table:table-cell office:value-type="float" office:value="1124203" table:style-name="ce1">
            <text:p>1124203</text:p>
          </table:table-cell>
          <table:table-cell office:value-type="float" office:value="1124203" table:style-name="ce1">
            <text:p>1124203</text:p>
          </table:table-cell>
          <table:table-cell office:value-type="float" office:value="34883" table:style-name="ce1">
            <text:p>34883</text:p>
          </table:table-cell>
          <table:table-cell office:value-type="float" office:value="61226" table:style-name="ce1">
            <text:p>61226</text:p>
          </table:table-cell>
          <table:table-cell office:value-type="float" office:value="11.58" table:style-name="ce1">
            <text:p>11.58</text:p>
          </table:table-cell>
          <table:table-cell office:value-type="float" office:value="61820" table:style-name="ce1">
            <text:p>61820</text:p>
          </table:table-cell>
          <table:table-cell office:value-type="float" office:value="11.52" table:style-name="ce1">
            <text:p>11.52</text:p>
          </table:table-cell>
          <table:table-cell table:style-name="ce1"/>
          <table:table-cell office:value-type="string" table:style-name="ce1">
            <text:p>MPFC5538</text:p>
          </table:table-cell>
          <table:table-cell table:number-columns-repeated="2" table:style-name="ce1"/>
          <table:table-cell office:value-type="float" office:value="213366" table:style-name="ce1">
            <text:p>213366</text:p>
          </table:table-cell>
          <table:table-cell office:value-type="float" office:value="213366" table:style-name="ce1">
            <text:p>213366</text:p>
          </table:table-cell>
          <table:table-cell office:value-type="float" office:value="1976499" table:style-name="ce1">
            <text:p>1976499</text:p>
          </table:table-cell>
          <table:table-cell office:value-type="float" office:value="53292" table:style-name="ce1">
            <text:p>53292</text:p>
          </table:table-cell>
          <table:table-cell office:value-type="float" office:value="130359" table:style-name="ce1">
            <text:p>130359</text:p>
          </table:table-cell>
          <table:table-cell office:value-type="float" office:value="130359" table:style-name="ce1">
            <text:p>130359</text:p>
          </table:table-cell>
          <table:table-cell office:value-type="float" office:value="46571" table:style-name="ce1">
            <text:p>46571</text:p>
          </table:table-cell>
          <table:table-cell office:value-type="float" office:value="3778" table:style-name="ce1">
            <text:p>3778</text:p>
          </table:table-cell>
          <table:table-cell office:value-type="float" office:value="5.95" table:style-name="ce1">
            <text:p>5.95</text:p>
          </table:table-cell>
          <table:table-cell office:value-type="float" office:value="3778" table:style-name="ce1">
            <text:p>3778</text:p>
          </table:table-cell>
          <table:table-cell office:value-type="float" office:value="5.95" table:style-name="ce1">
            <text:p>5.9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39</text:p>
          </table:table-cell>
          <table:table-cell office:value-type="float" office:value="660880" table:style-name="ce1">
            <text:p>660880</text:p>
          </table:table-cell>
          <table:table-cell office:value-type="float" office:value="660880" table:style-name="ce1">
            <text:p>660880</text:p>
          </table:table-cell>
          <table:table-cell office:value-type="float" office:value="451219" table:style-name="ce1">
            <text:p>451219</text:p>
          </table:table-cell>
          <table:table-cell office:value-type="float" office:value="451219" table:style-name="ce1">
            <text:p>451219</text:p>
          </table:table-cell>
          <table:table-cell office:value-type="float" office:value="38429" table:style-name="ce1">
            <text:p>38429</text:p>
          </table:table-cell>
          <table:table-cell office:value-type="float" office:value="10102" table:style-name="ce1">
            <text:p>10102</text:p>
          </table:table-cell>
          <table:table-cell office:value-type="float" office:value="325206" table:style-name="ce1">
            <text:p>325206</text:p>
          </table:table-cell>
          <table:table-cell office:value-type="float" office:value="325206" table:style-name="ce1">
            <text:p>325206</text:p>
          </table:table-cell>
          <table:table-cell office:value-type="float" office:value="9549" table:style-name="ce1">
            <text:p>9549</text:p>
          </table:table-cell>
          <table:table-cell office:value-type="float" office:value="21788" table:style-name="ce1">
            <text:p>21788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21863" table:style-name="ce1">
            <text:p>21863</text:p>
          </table:table-cell>
          <table:table-cell office:value-type="float" office:value="9.9700000000000006" table:style-name="ce1">
            <text:p>9.97</text:p>
          </table:table-cell>
          <table:table-cell table:style-name="ce1"/>
          <table:table-cell office:value-type="string" table:style-name="ce1">
            <text:p>MPFC5539</text:p>
          </table:table-cell>
          <table:table-cell table:number-columns-repeated="2" table:style-name="ce1"/>
          <table:table-cell office:value-type="float" office:value="59759" table:style-name="ce1">
            <text:p>59759</text:p>
          </table:table-cell>
          <table:table-cell office:value-type="float" office:value="59759" table:style-name="ce1">
            <text:p>59759</text:p>
          </table:table-cell>
          <table:table-cell office:value-type="float" office:value="585303" table:style-name="ce1">
            <text:p>585303</text:p>
          </table:table-cell>
          <table:table-cell office:value-type="float" office:value="5227" table:style-name="ce1">
            <text:p>5227</text:p>
          </table:table-cell>
          <table:table-cell office:value-type="float" office:value="38037" table:style-name="ce1">
            <text:p>38037</text:p>
          </table:table-cell>
          <table:table-cell office:value-type="float" office:value="38037" table:style-name="ce1">
            <text:p>38037</text:p>
          </table:table-cell>
          <table:table-cell office:value-type="float" office:value="4629" table:style-name="ce1">
            <text:p>4629</text:p>
          </table:table-cell>
          <table:table-cell office:value-type="float" office:value="759" table:style-name="ce1">
            <text:p>759</text:p>
          </table:table-cell>
          <table:table-cell office:value-type="float" office:value="6.82" table:style-name="ce1">
            <text:p>6.82</text:p>
          </table:table-cell>
          <table:table-cell office:value-type="float" office:value="759" table:style-name="ce1">
            <text:p>759</text:p>
          </table:table-cell>
          <table:table-cell office:value-type="float" office:value="6.82" table:style-name="ce1">
            <text:p>6.8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0</text:p>
          </table:table-cell>
          <table:table-cell office:value-type="float" office:value="2892031" table:style-name="ce1">
            <text:p>2892031</text:p>
          </table:table-cell>
          <table:table-cell office:value-type="float" office:value="2892031" table:style-name="ce1">
            <text:p>2892031</text:p>
          </table:table-cell>
          <table:table-cell office:value-type="float" office:value="2191603" table:style-name="ce1">
            <text:p>2191603</text:p>
          </table:table-cell>
          <table:table-cell office:value-type="float" office:value="2191603" table:style-name="ce1">
            <text:p>2191603</text:p>
          </table:table-cell>
          <table:table-cell office:value-type="float" office:value="184429" table:style-name="ce1">
            <text:p>184429</text:p>
          </table:table-cell>
          <table:table-cell office:value-type="float" office:value="48070" table:style-name="ce1">
            <text:p>48070</text:p>
          </table:table-cell>
          <table:table-cell office:value-type="float" office:value="1666592" table:style-name="ce1">
            <text:p>1666592</text:p>
          </table:table-cell>
          <table:table-cell office:value-type="float" office:value="1666592" table:style-name="ce1">
            <text:p>1666592</text:p>
          </table:table-cell>
          <table:table-cell office:value-type="float" office:value="45286" table:style-name="ce1">
            <text:p>45286</text:p>
          </table:table-cell>
          <table:table-cell office:value-type="float" office:value="91374" table:style-name="ce1">
            <text:p>91374</text:p>
          </table:table-cell>
          <table:table-cell office:value-type="float" office:value="11.36" table:style-name="ce1">
            <text:p>11.36</text:p>
          </table:table-cell>
          <table:table-cell office:value-type="float" office:value="91859" table:style-name="ce1">
            <text:p>91859</text:p>
          </table:table-cell>
          <table:table-cell office:value-type="float" office:value="11.33" table:style-name="ce1">
            <text:p>11.33</text:p>
          </table:table-cell>
          <table:table-cell table:style-name="ce1"/>
          <table:table-cell office:value-type="string" table:style-name="ce1">
            <text:p>MPFC5540</text:p>
          </table:table-cell>
          <table:table-cell table:number-columns-repeated="2" table:style-name="ce1"/>
          <table:table-cell office:value-type="float" office:value="285485" table:style-name="ce1">
            <text:p>285485</text:p>
          </table:table-cell>
          <table:table-cell office:value-type="float" office:value="285485" table:style-name="ce1">
            <text:p>285485</text:p>
          </table:table-cell>
          <table:table-cell office:value-type="float" office:value="2710067" table:style-name="ce1">
            <text:p>2710067</text:p>
          </table:table-cell>
          <table:table-cell office:value-type="float" office:value="12820" table:style-name="ce1">
            <text:p>12820</text:p>
          </table:table-cell>
          <table:table-cell office:value-type="float" office:value="187906" table:style-name="ce1">
            <text:p>187906</text:p>
          </table:table-cell>
          <table:table-cell office:value-type="float" office:value="187906" table:style-name="ce1">
            <text:p>187906</text:p>
          </table:table-cell>
          <table:table-cell office:value-type="float" office:value="11142" table:style-name="ce1">
            <text:p>11142</text:p>
          </table:table-cell>
          <table:table-cell office:value-type="float" office:value="5485" table:style-name="ce1">
            <text:p>5485</text:p>
          </table:table-cell>
          <table:table-cell office:value-type="float" office:value="5.79" table:style-name="ce1">
            <text:p>5.79</text:p>
          </table:table-cell>
          <table:table-cell office:value-type="float" office:value="5486" table:style-name="ce1">
            <text:p>5486</text:p>
          </table:table-cell>
          <table:table-cell office:value-type="float" office:value="5.8" table:style-name="ce1">
            <text:p>5.8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1</text:p>
          </table:table-cell>
          <table:table-cell office:value-type="float" office:value="2691997" table:style-name="ce1">
            <text:p>2691997</text:p>
          </table:table-cell>
          <table:table-cell office:value-type="float" office:value="2691997" table:style-name="ce1">
            <text:p>2691997</text:p>
          </table:table-cell>
          <table:table-cell office:value-type="float" office:value="1974555" table:style-name="ce1">
            <text:p>1974555</text:p>
          </table:table-cell>
          <table:table-cell office:value-type="float" office:value="1974555" table:style-name="ce1">
            <text:p>1974555</text:p>
          </table:table-cell>
          <table:table-cell office:value-type="float" office:value="179252" table:style-name="ce1">
            <text:p>179252</text:p>
          </table:table-cell>
          <table:table-cell office:value-type="float" office:value="48092" table:style-name="ce1">
            <text:p>48092</text:p>
          </table:table-cell>
          <table:table-cell office:value-type="float" office:value="1485895" table:style-name="ce1">
            <text:p>1485895</text:p>
          </table:table-cell>
          <table:table-cell office:value-type="float" office:value="1485895" table:style-name="ce1">
            <text:p>1485895</text:p>
          </table:table-cell>
          <table:table-cell office:value-type="float" office:value="45155" table:style-name="ce1">
            <text:p>45155</text:p>
          </table:table-cell>
          <table:table-cell office:value-type="float" office:value="81082" table:style-name="ce1">
            <text:p>81082</text:p>
          </table:table-cell>
          <table:table-cell office:value-type="float" office:value="11.61" table:style-name="ce1">
            <text:p>11.61</text:p>
          </table:table-cell>
          <table:table-cell office:value-type="float" office:value="81634" table:style-name="ce1">
            <text:p>81634</text:p>
          </table:table-cell>
          <table:table-cell office:value-type="float" office:value="11.58" table:style-name="ce1">
            <text:p>11.58</text:p>
          </table:table-cell>
          <table:table-cell table:style-name="ce1"/>
          <table:table-cell office:value-type="string" table:style-name="ce1">
            <text:p>MPFC5541</text:p>
          </table:table-cell>
          <table:table-cell table:number-columns-repeated="2" table:style-name="ce1"/>
          <table:table-cell office:value-type="float" office:value="261105" table:style-name="ce1">
            <text:p>261105</text:p>
          </table:table-cell>
          <table:table-cell office:value-type="float" office:value="261105" table:style-name="ce1">
            <text:p>261105</text:p>
          </table:table-cell>
          <table:table-cell office:value-type="float" office:value="2484341" table:style-name="ce1">
            <text:p>2484341</text:p>
          </table:table-cell>
          <table:table-cell office:value-type="float" office:value="13107" table:style-name="ce1">
            <text:p>13107</text:p>
          </table:table-cell>
          <table:table-cell office:value-type="float" office:value="167378" table:style-name="ce1">
            <text:p>167378</text:p>
          </table:table-cell>
          <table:table-cell office:value-type="float" office:value="167378" table:style-name="ce1">
            <text:p>167378</text:p>
          </table:table-cell>
          <table:table-cell office:value-type="float" office:value="11489" table:style-name="ce1">
            <text:p>11489</text:p>
          </table:table-cell>
          <table:table-cell office:value-type="float" office:value="4842" table:style-name="ce1">
            <text:p>4842</text:p>
          </table:table-cell>
          <table:table-cell office:value-type="float" office:value="5.9" table:style-name="ce1">
            <text:p>5.9</text:p>
          </table:table-cell>
          <table:table-cell office:value-type="float" office:value="4842" table:style-name="ce1">
            <text:p>4842</text:p>
          </table:table-cell>
          <table:table-cell office:value-type="float" office:value="5.9" table:style-name="ce1">
            <text:p>5.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2</text:p>
          </table:table-cell>
          <table:table-cell office:value-type="float" office:value="3060582" table:style-name="ce1">
            <text:p>3060582</text:p>
          </table:table-cell>
          <table:table-cell office:value-type="float" office:value="3060582" table:style-name="ce1">
            <text:p>3060582</text:p>
          </table:table-cell>
          <table:table-cell office:value-type="float" office:value="1839240" table:style-name="ce1">
            <text:p>1839240</text:p>
          </table:table-cell>
          <table:table-cell office:value-type="float" office:value="1839240" table:style-name="ce1">
            <text:p>1839240</text:p>
          </table:table-cell>
          <table:table-cell office:value-type="float" office:value="157203" table:style-name="ce1">
            <text:p>157203</text:p>
          </table:table-cell>
          <table:table-cell office:value-type="float" office:value="34099" table:style-name="ce1">
            <text:p>34099</text:p>
          </table:table-cell>
          <table:table-cell office:value-type="float" office:value="1361119" table:style-name="ce1">
            <text:p>1361119</text:p>
          </table:table-cell>
          <table:table-cell office:value-type="float" office:value="1361119" table:style-name="ce1">
            <text:p>1361119</text:p>
          </table:table-cell>
          <table:table-cell office:value-type="float" office:value="32633" table:style-name="ce1">
            <text:p>32633</text:p>
          </table:table-cell>
          <table:table-cell office:value-type="float" office:value="76295" table:style-name="ce1">
            <text:p>76295</text:p>
          </table:table-cell>
          <table:table-cell office:value-type="float" office:value="10.8" table:style-name="ce1">
            <text:p>10.8</text:p>
          </table:table-cell>
          <table:table-cell office:value-type="float" office:value="76618" table:style-name="ce1">
            <text:p>76618</text:p>
          </table:table-cell>
          <table:table-cell office:value-type="float" office:value="10.79" table:style-name="ce1">
            <text:p>10.79</text:p>
          </table:table-cell>
          <table:table-cell table:style-name="ce1"/>
          <table:table-cell office:value-type="string" table:style-name="ce1">
            <text:p>MPFC5542</text:p>
          </table:table-cell>
          <table:table-cell table:number-columns-repeated="2" table:style-name="ce1"/>
          <table:table-cell office:value-type="float" office:value="252772" table:style-name="ce1">
            <text:p>252772</text:p>
          </table:table-cell>
          <table:table-cell office:value-type="float" office:value="252772" table:style-name="ce1">
            <text:p>252772</text:p>
          </table:table-cell>
          <table:table-cell office:value-type="float" office:value="2284244" table:style-name="ce1">
            <text:p>2284244</text:p>
          </table:table-cell>
          <table:table-cell office:value-type="float" office:value="65293" table:style-name="ce1">
            <text:p>65293</text:p>
          </table:table-cell>
          <table:table-cell office:value-type="float" office:value="164040" table:style-name="ce1">
            <text:p>164040</text:p>
          </table:table-cell>
          <table:table-cell office:value-type="float" office:value="164040" table:style-name="ce1">
            <text:p>164040</text:p>
          </table:table-cell>
          <table:table-cell office:value-type="float" office:value="56263" table:style-name="ce1">
            <text:p>56263</text:p>
          </table:table-cell>
          <table:table-cell office:value-type="float" office:value="4783" table:style-name="ce1">
            <text:p>4783</text:p>
          </table:table-cell>
          <table:table-cell office:value-type="float" office:value="5.89" table:style-name="ce1">
            <text:p>5.89</text:p>
          </table:table-cell>
          <table:table-cell office:value-type="float" office:value="4783" table:style-name="ce1">
            <text:p>4783</text:p>
          </table:table-cell>
          <table:table-cell office:value-type="float" office:value="5.9" table:style-name="ce1">
            <text:p>5.9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3</text:p>
          </table:table-cell>
          <table:table-cell office:value-type="float" office:value="2489628" table:style-name="ce1">
            <text:p>2489628</text:p>
          </table:table-cell>
          <table:table-cell office:value-type="float" office:value="2489628" table:style-name="ce1">
            <text:p>2489628</text:p>
          </table:table-cell>
          <table:table-cell office:value-type="float" office:value="1620720" table:style-name="ce1">
            <text:p>1620720</text:p>
          </table:table-cell>
          <table:table-cell office:value-type="float" office:value="1620720" table:style-name="ce1">
            <text:p>1620720</text:p>
          </table:table-cell>
          <table:table-cell office:value-type="float" office:value="139790" table:style-name="ce1">
            <text:p>139790</text:p>
          </table:table-cell>
          <table:table-cell office:value-type="float" office:value="35424" table:style-name="ce1">
            <text:p>35424</text:p>
          </table:table-cell>
          <table:table-cell office:value-type="float" office:value="1191736" table:style-name="ce1">
            <text:p>1191736</text:p>
          </table:table-cell>
          <table:table-cell office:value-type="float" office:value="1191736" table:style-name="ce1">
            <text:p>1191736</text:p>
          </table:table-cell>
          <table:table-cell office:value-type="float" office:value="33501" table:style-name="ce1">
            <text:p>33501</text:p>
          </table:table-cell>
          <table:table-cell office:value-type="float" office:value="61625" table:style-name="ce1">
            <text:p>61625</text:p>
          </table:table-cell>
          <table:table-cell office:value-type="float" office:value="12.62" table:style-name="ce1">
            <text:p>12.62</text:p>
          </table:table-cell>
          <table:table-cell office:value-type="float" office:value="62131" table:style-name="ce1">
            <text:p>62131</text:p>
          </table:table-cell>
          <table:table-cell office:value-type="float" office:value="12.57" table:style-name="ce1">
            <text:p>12.57</text:p>
          </table:table-cell>
          <table:table-cell table:style-name="ce1"/>
          <table:table-cell office:value-type="string" table:style-name="ce1">
            <text:p>MPFC5543</text:p>
          </table:table-cell>
          <table:table-cell table:number-columns-repeated="2" table:style-name="ce1"/>
          <table:table-cell office:value-type="float" office:value="206769" table:style-name="ce1">
            <text:p>206769</text:p>
          </table:table-cell>
          <table:table-cell office:value-type="float" office:value="206769" table:style-name="ce1">
            <text:p>206769</text:p>
          </table:table-cell>
          <table:table-cell office:value-type="float" office:value="2014538" table:style-name="ce1">
            <text:p>2014538</text:p>
          </table:table-cell>
          <table:table-cell office:value-type="float" office:value="13580" table:style-name="ce1">
            <text:p>13580</text:p>
          </table:table-cell>
          <table:table-cell office:value-type="float" office:value="122526" table:style-name="ce1">
            <text:p>122526</text:p>
          </table:table-cell>
          <table:table-cell office:value-type="float" office:value="122526" table:style-name="ce1">
            <text:p>122526</text:p>
          </table:table-cell>
          <table:table-cell office:value-type="float" office:value="11933" table:style-name="ce1">
            <text:p>11933</text:p>
          </table:table-cell>
          <table:table-cell office:value-type="float" office:value="3436" table:style-name="ce1">
            <text:p>3436</text:p>
          </table:table-cell>
          <table:table-cell office:value-type="float" office:value="6.25" table:style-name="ce1">
            <text:p>6.25</text:p>
          </table:table-cell>
          <table:table-cell office:value-type="float" office:value="3437" table:style-name="ce1">
            <text:p>3437</text:p>
          </table:table-cell>
          <table:table-cell office:value-type="float" office:value="6.25" table:style-name="ce1">
            <text:p>6.25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4</text:p>
          </table:table-cell>
          <table:table-cell office:value-type="float" office:value="4656230" table:style-name="ce1">
            <text:p>4656230</text:p>
          </table:table-cell>
          <table:table-cell office:value-type="float" office:value="4656230" table:style-name="ce1">
            <text:p>4656230</text:p>
          </table:table-cell>
          <table:table-cell office:value-type="float" office:value="1813032" table:style-name="ce1">
            <text:p>1813032</text:p>
          </table:table-cell>
          <table:table-cell office:value-type="float" office:value="1813032" table:style-name="ce1">
            <text:p>1813032</text:p>
          </table:table-cell>
          <table:table-cell office:value-type="float" office:value="154981" table:style-name="ce1">
            <text:p>154981</text:p>
          </table:table-cell>
          <table:table-cell office:value-type="float" office:value="49284" table:style-name="ce1">
            <text:p>49284</text:p>
          </table:table-cell>
          <table:table-cell office:value-type="float" office:value="1352661" table:style-name="ce1">
            <text:p>1352661</text:p>
          </table:table-cell>
          <table:table-cell office:value-type="float" office:value="1352661" table:style-name="ce1">
            <text:p>1352661</text:p>
          </table:table-cell>
          <table:table-cell office:value-type="float" office:value="46786" table:style-name="ce1">
            <text:p>46786</text:p>
          </table:table-cell>
          <table:table-cell office:value-type="float" office:value="71702" table:style-name="ce1">
            <text:p>71702</text:p>
          </table:table-cell>
          <table:table-cell office:value-type="float" office:value="12.12" table:style-name="ce1">
            <text:p>12.12</text:p>
          </table:table-cell>
          <table:table-cell office:value-type="float" office:value="72591" table:style-name="ce1">
            <text:p>72591</text:p>
          </table:table-cell>
          <table:table-cell office:value-type="float" office:value="12.05" table:style-name="ce1">
            <text:p>12.05</text:p>
          </table:table-cell>
          <table:table-cell table:style-name="ce1"/>
          <table:table-cell office:value-type="string" table:style-name="ce1">
            <text:p>MPFC5544</text:p>
          </table:table-cell>
          <table:table-cell table:number-columns-repeated="2" table:style-name="ce1"/>
          <table:table-cell office:value-type="float" office:value="238987" table:style-name="ce1">
            <text:p>238987</text:p>
          </table:table-cell>
          <table:table-cell office:value-type="float" office:value="238987" table:style-name="ce1">
            <text:p>238987</text:p>
          </table:table-cell>
          <table:table-cell office:value-type="float" office:value="2260180" table:style-name="ce1">
            <text:p>2260180</text:p>
          </table:table-cell>
          <table:table-cell office:value-type="float" office:value="233335" table:style-name="ce1">
            <text:p>233335</text:p>
          </table:table-cell>
          <table:table-cell office:value-type="float" office:value="145938" table:style-name="ce1">
            <text:p>145938</text:p>
          </table:table-cell>
          <table:table-cell office:value-type="float" office:value="145938" table:style-name="ce1">
            <text:p>145938</text:p>
          </table:table-cell>
          <table:table-cell office:value-type="float" office:value="200700" table:style-name="ce1">
            <text:p>200700</text:p>
          </table:table-cell>
          <table:table-cell office:value-type="float" office:value="4213" table:style-name="ce1">
            <text:p>4213</text:p>
          </table:table-cell>
          <table:table-cell office:value-type="float" office:value="6.01" table:style-name="ce1">
            <text:p>6.01</text:p>
          </table:table-cell>
          <table:table-cell office:value-type="float" office:value="4213" table:style-name="ce1">
            <text:p>4213</text:p>
          </table:table-cell>
          <table:table-cell office:value-type="float" office:value="6.01" table:style-name="ce1">
            <text:p>6.01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5</text:p>
          </table:table-cell>
          <table:table-cell office:value-type="float" office:value="7649667" table:style-name="ce1">
            <text:p>7649667</text:p>
          </table:table-cell>
          <table:table-cell office:value-type="float" office:value="7649667" table:style-name="ce1">
            <text:p>7649667</text:p>
          </table:table-cell>
          <table:table-cell office:value-type="float" office:value="1378077" table:style-name="ce1">
            <text:p>1378077</text:p>
          </table:table-cell>
          <table:table-cell office:value-type="float" office:value="1378077" table:style-name="ce1">
            <text:p>1378077</text:p>
          </table:table-cell>
          <table:table-cell office:value-type="float" office:value="137095" table:style-name="ce1">
            <text:p>137095</text:p>
          </table:table-cell>
          <table:table-cell office:value-type="float" office:value="66108" table:style-name="ce1">
            <text:p>66108</text:p>
          </table:table-cell>
          <table:table-cell office:value-type="float" office:value="1016259" table:style-name="ce1">
            <text:p>1016259</text:p>
          </table:table-cell>
          <table:table-cell office:value-type="float" office:value="1016259" table:style-name="ce1">
            <text:p>1016259</text:p>
          </table:table-cell>
          <table:table-cell office:value-type="float" office:value="60418" table:style-name="ce1">
            <text:p>60418</text:p>
          </table:table-cell>
          <table:table-cell office:value-type="float" office:value="52746" table:style-name="ce1">
            <text:p>52746</text:p>
          </table:table-cell>
          <table:table-cell office:value-type="float" office:value="12.3" table:style-name="ce1">
            <text:p>12.3</text:p>
          </table:table-cell>
          <table:table-cell office:value-type="float" office:value="54399" table:style-name="ce1">
            <text:p>54399</text:p>
          </table:table-cell>
          <table:table-cell office:value-type="float" office:value="12.09" table:style-name="ce1">
            <text:p>12.09</text:p>
          </table:table-cell>
          <table:table-cell table:style-name="ce1"/>
          <table:table-cell office:value-type="string" table:style-name="ce1">
            <text:p>MPFC5545</text:p>
          </table:table-cell>
          <table:table-cell table:number-columns-repeated="2" table:style-name="ce1"/>
          <table:table-cell office:value-type="float" office:value="183216" table:style-name="ce1">
            <text:p>183216</text:p>
          </table:table-cell>
          <table:table-cell office:value-type="float" office:value="183216" table:style-name="ce1">
            <text:p>183216</text:p>
          </table:table-cell>
          <table:table-cell office:value-type="float" office:value="1727696" table:style-name="ce1">
            <text:p>1727696</text:p>
          </table:table-cell>
          <table:table-cell office:value-type="float" office:value="506830" table:style-name="ce1">
            <text:p>506830</text:p>
          </table:table-cell>
          <table:table-cell office:value-type="float" office:value="110998" table:style-name="ce1">
            <text:p>110998</text:p>
          </table:table-cell>
          <table:table-cell office:value-type="float" office:value="110998" table:style-name="ce1">
            <text:p>110998</text:p>
          </table:table-cell>
          <table:table-cell office:value-type="float" office:value="428812" table:style-name="ce1">
            <text:p>428812</text:p>
          </table:table-cell>
          <table:table-cell office:value-type="float" office:value="3037" table:style-name="ce1">
            <text:p>3037</text:p>
          </table:table-cell>
          <table:table-cell office:value-type="float" office:value="6.2" table:style-name="ce1">
            <text:p>6.2</text:p>
          </table:table-cell>
          <table:table-cell office:value-type="float" office:value="3037" table:style-name="ce1">
            <text:p>3037</text:p>
          </table:table-cell>
          <table:table-cell office:value-type="float" office:value="6.2" table:style-name="ce1">
            <text:p>6.2</text:p>
          </table:table-cell>
          <table:table-cell table:number-columns-repeated="16354"/>
        </table:table-row>
        <table:table-row table:style-name="ro1" table:visibility="collapse">
          <table:table-cell/>
          <table:table-cell office:value-type="string" table:style-name="ce1">
            <text:p>MPFC5546</text:p>
          </table:table-cell>
          <table:table-cell office:value-type="float" office:value="1482971" table:style-name="ce1">
            <text:p>1482971</text:p>
          </table:table-cell>
          <table:table-cell office:value-type="float" office:value="1482971" table:style-name="ce1">
            <text:p>1482971</text:p>
          </table:table-cell>
          <table:table-cell office:value-type="float" office:value="1052232" table:style-name="ce1">
            <text:p>1052232</text:p>
          </table:table-cell>
          <table:table-cell office:value-type="float" office:value="1052232" table:style-name="ce1">
            <text:p>1052232</text:p>
          </table:table-cell>
          <table:table-cell office:value-type="float" office:value="99116" table:style-name="ce1">
            <text:p>99116</text:p>
          </table:table-cell>
          <table:table-cell office:value-type="float" office:value="24817" table:style-name="ce1">
            <text:p>24817</text:p>
          </table:table-cell>
          <table:table-cell office:value-type="float" office:value="766013" table:style-name="ce1">
            <text:p>766013</text:p>
          </table:table-cell>
          <table:table-cell office:value-type="float" office:value="766013" table:style-name="ce1">
            <text:p>766013</text:p>
          </table:table-cell>
          <table:table-cell office:value-type="float" office:value="22996" table:style-name="ce1">
            <text:p>22996</text:p>
          </table:table-cell>
          <table:table-cell office:value-type="float" office:value="44833" table:style-name="ce1">
            <text:p>44833</text:p>
          </table:table-cell>
          <table:table-cell office:value-type="float" office:value="10.25" table:style-name="ce1">
            <text:p>10.25</text:p>
          </table:table-cell>
          <table:table-cell office:value-type="float" office:value="45041" table:style-name="ce1">
            <text:p>45041</text:p>
          </table:table-cell>
          <table:table-cell office:value-type="float" office:value="10.24" table:style-name="ce1">
            <text:p>10.24</text:p>
          </table:table-cell>
          <table:table-cell table:style-name="ce1"/>
          <table:table-cell office:value-type="string" table:style-name="ce1">
            <text:p>MPFC5546</text:p>
          </table:table-cell>
          <table:table-cell table:number-columns-repeated="2" table:style-name="ce1"/>
          <table:table-cell office:value-type="float" office:value="141459" table:style-name="ce1">
            <text:p>141459</text:p>
          </table:table-cell>
          <table:table-cell office:value-type="float" office:value="141459" table:style-name="ce1">
            <text:p>141459</text:p>
          </table:table-cell>
          <table:table-cell office:value-type="float" office:value="1363573" table:style-name="ce1">
            <text:p>1363573</text:p>
          </table:table-cell>
          <table:table-cell office:value-type="float" office:value="36287" table:style-name="ce1">
            <text:p>36287</text:p>
          </table:table-cell>
          <table:table-cell office:value-type="float" office:value="91437" table:style-name="ce1">
            <text:p>91437</text:p>
          </table:table-cell>
          <table:table-cell office:value-type="float" office:value="91437" table:style-name="ce1">
            <text:p>91437</text:p>
          </table:table-cell>
          <table:table-cell office:value-type="float" office:value="31625" table:style-name="ce1">
            <text:p>31625</text:p>
          </table:table-cell>
          <table:table-cell office:value-type="float" office:value="2057" table:style-name="ce1">
            <text:p>2057</text:p>
          </table:table-cell>
          <table:table-cell office:value-type="float" office:value="6.26" table:style-name="ce1">
            <text:p>6.26</text:p>
          </table:table-cell>
          <table:table-cell office:value-type="float" office:value="2058" table:style-name="ce1">
            <text:p>2058</text:p>
          </table:table-cell>
          <table:table-cell office:value-type="float" office:value="6.25" table:style-name="ce1">
            <text:p>6.2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3"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6" table:style-name="ce1"/>
        </table:table-row>
        <table:table-row table:style-name="ro1" table:visibility="collapse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demux</text:p>
          </table:table-cell>
          <table:table-cell table:style-name="ce1"/>
          <table:table-cell office:value-type="string" table:style-name="ce2">
            <text:p>cut sites</text:p>
          </table:table-cell>
          <table:table-cell table:style-name="ce2"/>
          <table:table-cell office:value-type="string" table:style-name="ce3">
            <text:p>rescued</text:p>
          </table:table-cell>
          <table:table-cell table:style-name="ce3"/>
          <table:table-cell office:value-type="string" table:style-name="ce4">
            <text:p>dedupl filtered</text:p>
          </table:table-cell>
          <table:table-cell table:style-name="ce4"/>
          <table:table-cell office:value-type="string" table:style-name="ce1">
            <text:p>dedupl res2</text:p>
          </table:table-cell>
          <table:table-cell office:value-type="string" table:style-name="ce5">
            <text:p>Final stacks main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2">
            <text:p>paired</text:p>
          </table:table-cell>
          <table:table-cell table:style-name="ce2"/>
          <table:table-cell office:value-type="string" table:style-name="ce3">
            <text:p>remained</text:p>
          </table:table-cell>
          <table:table-cell table:style-name="ce3"/>
          <table:table-cell office:value-type="string" table:style-name="ce4">
            <text:p>clone_filter paired</text:p>
          </table:table-cell>
          <table:table-cell table:style-name="ce4"/>
          <table:table-cell office:value-type="string" table:style-name="ce1">
            <text:p>clfilter2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Sum/Average</text:p>
          </table:table-cell>
          <table:table-cell table:number-columns-repeated="2" table:style-name="ce7"/>
          <table:table-cell office:value-type="percentage" office:value="0.30825667918068067" table:formula="of:=SUM([.E81:.E150])" table:style-name="ce7">
            <text:p>30.83%</text:p>
          </table:table-cell>
          <table:table-cell office:value-type="percentage" office:value="0.30825667918068067" table:formula="of:=SUM([.F81:.F150])" table:style-name="ce7">
            <text:p>30.83%</text:p>
          </table:table-cell>
          <table:table-cell office:value-type="percentage" office:value="2.7628754399155433E-2" table:formula="of:=SUM([.G81:.G150])" table:style-name="ce7">
            <text:p>2.76%</text:p>
          </table:table-cell>
          <table:table-cell office:value-type="percentage" office:value="9.6826870335882213E-3" table:formula="of:=SUM([.H81:.H150])" table:style-name="ce7">
            <text:p>0.97%</text:p>
          </table:table-cell>
          <table:table-cell office:value-type="percentage" office:value="0.22766572864054371" table:formula="of:=SUM([.I81:.I150])" table:style-name="ce7">
            <text:p>22.77%</text:p>
          </table:table-cell>
          <table:table-cell office:value-type="percentage" office:value="0.22766572864054371" table:formula="of:=SUM([.J81:.J150])" table:style-name="ce7">
            <text:p>22.77%</text:p>
          </table:table-cell>
          <table:table-cell office:value-type="percentage" office:value="9.0519002491960213E-3" table:formula="of:=SUM([.K81:.K150])" table:style-name="ce7">
            <text:p>0.91%</text:p>
          </table:table-cell>
          <table:table-cell office:value-type="float" office:value="58417.828571428574" table:formula="of:=AVERAGE([.L81:.L150])" table:style-name="ce14">
            <text:p>58417.83</text:p>
          </table:table-cell>
          <table:table-cell office:value-type="float" office:value="12.208142857142859" table:formula="of:=AVERAGE([.M81:.M150])" table:style-name="ce14">
            <text:p>12.21</text:p>
          </table:table-cell>
          <table:table-cell office:value-type="float" office:value="59311.385714285716" table:formula="of:=AVERAGE([.N81:.N150])" table:style-name="ce14">
            <text:p>59311.39</text:p>
          </table:table-cell>
          <table:table-cell office:value-type="float" office:value="12.113428571428573" table:formula="of:=AVERAGE([.O81:.O150])" table:style-name="ce14">
            <text:p>12.11</text:p>
          </table:table-cell>
          <table:table-cell table:style-name="ce1"/>
          <table:table-cell office:value-type="string" table:style-name="ce1">
            <text:p>Sum/Average</text:p>
          </table:table-cell>
          <table:table-cell table:number-columns-repeated="2" table:style-name="ce1"/>
          <table:table-cell office:value-type="percentage" office:value="4.1781504905784042E-2" table:formula="of:=SUM([.T81:.T150])" table:style-name="ce7">
            <text:p>4.18%</text:p>
          </table:table-cell>
          <table:table-cell office:value-type="percentage" office:value="4.1781504905784042E-2" table:formula="of:=SUM([.U81:.U150])" table:style-name="ce7">
            <text:p>4.18%</text:p>
          </table:table-cell>
          <table:table-cell office:value-type="percentage" office:value="0.39188576481008713" table:formula="of:=SUM([.V81:.V150])" table:style-name="ce7">
            <text:p>39.19%</text:p>
          </table:table-cell>
          <table:table-cell office:value-type="percentage" office:value="7.0581044210304228E-2" table:formula="of:=SUM([.W81:.W150])" table:style-name="ce7">
            <text:p>7.06%</text:p>
          </table:table-cell>
          <table:table-cell office:value-type="percentage" office:value="2.5899371152523953E-2" table:formula="of:=SUM([.X81:.X150])" table:style-name="ce7">
            <text:p>2.59%</text:p>
          </table:table-cell>
          <table:table-cell office:value-type="percentage" office:value="2.5899371152523953E-2" table:formula="of:=SUM([.Y81:.Y150])" table:style-name="ce7">
            <text:p>2.59%</text:p>
          </table:table-cell>
          <table:table-cell office:value-type="percentage" office:value="5.8224149199733038E-2" table:formula="of:=SUM([.Z81:.Z150])" table:style-name="ce7">
            <text:p>5.82%</text:p>
          </table:table-cell>
          <table:table-cell office:value-type="float" office:value="3886.0142857142855" table:formula="of:=AVERAGE([.AA81:.AA150])" table:style-name="ce14">
            <text:p>3886.01</text:p>
          </table:table-cell>
          <table:table-cell office:value-type="float" office:value="6.0572857142857135" table:formula="of:=AVERAGE([.AB81:.AB150])" table:style-name="ce14">
            <text:p>6.06</text:p>
          </table:table-cell>
          <table:table-cell office:value-type="float" office:value="3886.042857142857" table:formula="of:=AVERAGE([.AC81:.AC150])" table:style-name="ce14">
            <text:p>3886.04</text:p>
          </table:table-cell>
          <table:table-cell office:value-type="float" office:value="6.0712857142857137" table:formula="of:=AVERAGE([.AD81:.AD150])" table:style-name="ce14">
            <text:p>6.0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verage</text:p>
          </table:table-cell>
          <table:table-cell table:number-columns-repeated="2" table:style-name="ce7"/>
          <table:table-cell office:value-type="percentage" office:value="4.4036668454382954E-3" table:formula="of:=AVERAGE([.E81:.E150])" table:style-name="ce7">
            <text:p>0.44%</text:p>
          </table:table-cell>
          <table:table-cell office:value-type="percentage" office:value="4.4036668454382954E-3" table:formula="of:=AVERAGE([.F81:.F150])" table:style-name="ce7">
            <text:p>0.44%</text:p>
          </table:table-cell>
          <table:table-cell office:value-type="percentage" office:value="3.9469649141650616E-4" table:formula="of:=AVERAGE([.G81:.G150])" table:style-name="ce7">
            <text:p>0.04%</text:p>
          </table:table-cell>
          <table:table-cell office:value-type="percentage" office:value="1.3832410047983173E-4" table:formula="of:=AVERAGE([.H81:.H150])" table:style-name="ce7">
            <text:p>0.01%</text:p>
          </table:table-cell>
          <table:table-cell office:value-type="percentage" office:value="3.2523675520077671E-3" table:formula="of:=AVERAGE([.I81:.I150])" table:style-name="ce7">
            <text:p>0.33%</text:p>
          </table:table-cell>
          <table:table-cell office:value-type="percentage" office:value="3.2523675520077671E-3" table:formula="of:=AVERAGE([.J81:.J150])" table:style-name="ce7">
            <text:p>0.33%</text:p>
          </table:table-cell>
          <table:table-cell office:value-type="percentage" office:value="1.2931286070280032E-4" table:formula="of:=AVERAGE([.K81:.K150])" table:style-name="ce7">
            <text:p>0.01%</text:p>
          </table:table-cell>
          <table:table-cell office:value-type="float" office:value="58417.828571428574" table:formula="of:=AVERAGE([.L81:.L150])" table:style-name="ce14">
            <text:p>58417.83</text:p>
          </table:table-cell>
          <table:table-cell office:value-type="float" office:value="12.208142857142859" table:formula="of:=AVERAGE([.M81:.M150])" table:style-name="ce14">
            <text:p>12.21</text:p>
          </table:table-cell>
          <table:table-cell office:value-type="float" office:value="59311.385714285716" table:formula="of:=AVERAGE([.N81:.N150])" table:style-name="ce14">
            <text:p>59311.39</text:p>
          </table:table-cell>
          <table:table-cell office:value-type="float" office:value="12.113428571428573" table:formula="of:=AVERAGE([.O81:.O150])" table:style-name="ce14">
            <text:p>12.11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percentage" office:value="5.9687864151120062E-4" table:formula="of:=AVERAGE([.T81:.T150])" table:style-name="ce7">
            <text:p>0.06%</text:p>
          </table:table-cell>
          <table:table-cell office:value-type="percentage" office:value="5.9687864151120062E-4" table:formula="of:=AVERAGE([.U81:.U150])" table:style-name="ce7">
            <text:p>0.06%</text:p>
          </table:table-cell>
          <table:table-cell office:value-type="percentage" office:value="5.5983680687155301E-3" table:formula="of:=AVERAGE([.V81:.V150])" table:style-name="ce7">
            <text:p>0.56%</text:p>
          </table:table-cell>
          <table:table-cell office:value-type="percentage" office:value="1.0083006315757747E-3" table:formula="of:=AVERAGE([.W81:.W150])" table:style-name="ce7">
            <text:p>0.10%</text:p>
          </table:table-cell>
          <table:table-cell office:value-type="percentage" office:value="3.6999101646462791E-4" table:formula="of:=AVERAGE([.X81:.X150])" table:style-name="ce7">
            <text:p>0.04%</text:p>
          </table:table-cell>
          <table:table-cell office:value-type="percentage" office:value="3.6999101646462791E-4" table:formula="of:=AVERAGE([.Y81:.Y150])" table:style-name="ce7">
            <text:p>0.04%</text:p>
          </table:table-cell>
          <table:table-cell office:value-type="percentage" office:value="8.3177355999618631E-4" table:formula="of:=AVERAGE([.Z81:.Z150])" table:style-name="ce7">
            <text:p>0.08%</text:p>
          </table:table-cell>
          <table:table-cell office:value-type="float" office:value="3886.0142857142855" table:formula="of:=AVERAGE([.AA81:.AA150])" table:style-name="ce14">
            <text:p>3886.01</text:p>
          </table:table-cell>
          <table:table-cell office:value-type="float" office:value="6.0572857142857135" table:formula="of:=AVERAGE([.AB81:.AB150])" table:style-name="ce14">
            <text:p>6.06</text:p>
          </table:table-cell>
          <table:table-cell office:value-type="float" office:value="3886.042857142857" table:formula="of:=AVERAGE([.AC81:.AC150])" table:style-name="ce14">
            <text:p>3886.04</text:p>
          </table:table-cell>
          <table:table-cell office:value-type="float" office:value="6.0712857142857137" table:formula="of:=AVERAGE([.AD81:.AD150])" table:style-name="ce14">
            <text:p>6.0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table:number-columns-repeated="2" table:style-name="ce7"/>
          <table:table-cell office:value-type="percentage" office:value="6.3774474174089666E-4" table:formula="of:=MIN([.E81:.E150])" table:style-name="ce7">
            <text:p>0.06%</text:p>
          </table:table-cell>
          <table:table-cell office:value-type="percentage" office:value="6.3774474174089666E-4" table:formula="of:=MIN([.F81:.F150])" table:style-name="ce7">
            <text:p>0.06%</text:p>
          </table:table-cell>
          <table:table-cell office:value-type="percentage" office:value="7.6578339969719569E-5" table:formula="of:=MIN([.G81:.G150])" table:style-name="ce7">
            <text:p>0.01%</text:p>
          </table:table-cell>
          <table:table-cell office:value-type="percentage" office:value="1.4831205274482629E-5" table:formula="of:=MIN([.H81:.H150])" table:style-name="ce7">
            <text:p>0.00%</text:p>
          </table:table-cell>
          <table:table-cell office:value-type="percentage" office:value="4.804284450705835E-4" table:formula="of:=MIN([.I81:.I150])" table:style-name="ce7">
            <text:p>0.05%</text:p>
          </table:table-cell>
          <table:table-cell office:value-type="percentage" office:value="4.804284450705835E-4" table:formula="of:=MIN([.J81:.J150])" table:style-name="ce7">
            <text:p>0.05%</text:p>
          </table:table-cell>
          <table:table-cell office:value-type="percentage" office:value="1.3985873212847417E-5" table:formula="of:=MIN([.K81:.K150])" table:style-name="ce7">
            <text:p>0.00%</text:p>
          </table:table-cell>
          <table:table-cell office:value-type="float" office:value="11967" table:formula="of:=MIN([.L81:.L150])" table:style-name="ce9">
            <text:p>11967</text:p>
          </table:table-cell>
          <table:table-cell office:value-type="float" office:value="6.77" table:formula="of:=MIN([.M81:.M150])" table:style-name="ce9">
            <text:p>6.77</text:p>
          </table:table-cell>
          <table:table-cell office:value-type="float" office:value="11984" table:formula="of:=MIN([.N81:.N150])" table:style-name="ce9">
            <text:p>11984</text:p>
          </table:table-cell>
          <table:table-cell office:value-type="float" office:value="6.78" table:formula="of:=MIN([.O81:.O150])" table:style-name="ce9">
            <text:p>6.78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percentage" office:value="9.1593186347247083E-5" table:formula="of:=MIN([.T81:.T150])" table:style-name="ce7">
            <text:p>0.01%</text:p>
          </table:table-cell>
          <table:table-cell office:value-type="percentage" office:value="9.1593186347247083E-5" table:formula="of:=MIN([.U81:.U150])" table:style-name="ce7">
            <text:p>0.01%</text:p>
          </table:table-cell>
          <table:table-cell office:value-type="percentage" office:value="8.7748382935878648E-4" table:formula="of:=MIN([.V81:.V150])" table:style-name="ce7">
            <text:p>0.09%</text:p>
          </table:table-cell>
          <table:table-cell office:value-type="percentage" office:value="1.5236381676438818E-5" table:formula="of:=MIN([.W81:.W150])" table:style-name="ce7">
            <text:p>0.00%</text:p>
          </table:table-cell>
          <table:table-cell office:value-type="percentage" office:value="6.8206637621387388E-5" table:formula="of:=MIN([.X81:.X150])" table:style-name="ce7">
            <text:p>0.01%</text:p>
          </table:table-cell>
          <table:table-cell office:value-type="percentage" office:value="6.8206637621387388E-5" table:formula="of:=MIN([.Y81:.Y150])" table:style-name="ce7">
            <text:p>0.01%</text:p>
          </table:table-cell>
          <table:table-cell office:value-type="percentage" office:value="1.3493248666584138E-5" table:formula="of:=MIN([.Z81:.Z150])" table:style-name="ce7">
            <text:p>0.00%</text:p>
          </table:table-cell>
          <table:table-cell office:value-type="float" office:value="306" table:formula="of:=MIN([.AA81:.AA150])" table:style-name="ce9">
            <text:p>306</text:p>
          </table:table-cell>
          <table:table-cell office:value-type="float" office:value="5.15" table:formula="of:=MIN([.AB81:.AB150])" table:style-name="ce9">
            <text:p>5.15</text:p>
          </table:table-cell>
          <table:table-cell office:value-type="float" office:value="306" table:formula="of:=MIN([.AC81:.AC150])" table:style-name="ce9">
            <text:p>306</text:p>
          </table:table-cell>
          <table:table-cell office:value-type="float" office:value="5.15" table:formula="of:=MIN([.AD81:.AD150])" table:style-name="ce9">
            <text:p>5.1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table:number-columns-repeated="2" table:style-name="ce7"/>
          <table:table-cell office:value-type="percentage" office:value="6.8510111831514434E-3" table:formula="of:=MAX([.E81:.E150])" table:style-name="ce7">
            <text:p>0.69%</text:p>
          </table:table-cell>
          <table:table-cell office:value-type="percentage" office:value="6.8510111831514434E-3" table:formula="of:=MAX([.F81:.F150])" table:style-name="ce7">
            <text:p>0.69%</text:p>
          </table:table-cell>
          <table:table-cell office:value-type="percentage" office:value="5.955830764323045E-4" table:formula="of:=MAX([.G81:.G150])" table:style-name="ce7">
            <text:p>0.06%</text:p>
          </table:table-cell>
          <table:table-cell office:value-type="percentage" office:value="4.3620300355634405E-4" table:formula="of:=MAX([.H81:.H150])" table:style-name="ce7">
            <text:p>0.04%</text:p>
          </table:table-cell>
          <table:table-cell office:value-type="percentage" office:value="5.111711316955557E-3" table:formula="of:=MAX([.I81:.I150])" table:style-name="ce7">
            <text:p>0.51%</text:p>
          </table:table-cell>
          <table:table-cell office:value-type="percentage" office:value="5.111711316955557E-3" table:formula="of:=MAX([.J81:.J150])" table:style-name="ce7">
            <text:p>0.51%</text:p>
          </table:table-cell>
          <table:table-cell office:value-type="percentage" office:value="4.1251621620169666E-4" table:formula="of:=MAX([.K81:.K150])" table:style-name="ce7">
            <text:p>0.04%</text:p>
          </table:table-cell>
          <table:table-cell office:value-type="float" office:value="91374" table:formula="of:=MAX([.L81:.L150])" table:style-name="ce9">
            <text:p>91374</text:p>
          </table:table-cell>
          <table:table-cell office:value-type="float" office:value="17.18" table:formula="of:=MAX([.M81:.M150])" table:style-name="ce9">
            <text:p>17.18</text:p>
          </table:table-cell>
          <table:table-cell office:value-type="float" office:value="91859" table:formula="of:=MAX([.N81:.N150])" table:style-name="ce9">
            <text:p>91859</text:p>
          </table:table-cell>
          <table:table-cell office:value-type="float" office:value="17.02" table:formula="of:=MAX([.O81:.O150])" table:style-name="ce9">
            <text:p>17.02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2" table:style-name="ce1"/>
          <table:table-cell office:value-type="percentage" office:value="9.1034975692753483E-4" table:formula="of:=MAX([.T81:.T150])" table:style-name="ce7">
            <text:p>0.09%</text:p>
          </table:table-cell>
          <table:table-cell office:value-type="percentage" office:value="9.1034975692753483E-4" table:formula="of:=MAX([.U81:.U150])" table:style-name="ce7">
            <text:p>0.09%</text:p>
          </table:table-cell>
          <table:table-cell office:value-type="percentage" office:value="8.3228246655407991E-3" table:formula="of:=MAX([.V81:.V150])" table:style-name="ce7">
            <text:p>0.83%</text:p>
          </table:table-cell>
          <table:table-cell office:value-type="percentage" office:value="1.4651723788168612E-2" table:formula="of:=MAX([.W81:.W150])" table:style-name="ce7">
            <text:p>1.47%</text:p>
          </table:table-cell>
          <table:table-cell office:value-type="percentage" office:value="5.726716626238466E-4" table:formula="of:=MAX([.X81:.X150])" table:style-name="ce7">
            <text:p>0.06%</text:p>
          </table:table-cell>
          <table:table-cell office:value-type="percentage" office:value="5.726716626238466E-4" table:formula="of:=MAX([.Y81:.Y150])" table:style-name="ce7">
            <text:p>0.06%</text:p>
          </table:table-cell>
          <table:table-cell office:value-type="percentage" office:value="1.1795684884727882E-2" table:formula="of:=MAX([.Z81:.Z150])" table:style-name="ce7">
            <text:p>1.18%</text:p>
          </table:table-cell>
          <table:table-cell office:value-type="float" office:value="9957" table:formula="of:=MAX([.AA81:.AA150])" table:style-name="ce9">
            <text:p>9957</text:p>
          </table:table-cell>
          <table:table-cell office:value-type="float" office:value="8.15" table:formula="of:=MAX([.AB81:.AB150])" table:style-name="ce9">
            <text:p>8.15</text:p>
          </table:table-cell>
          <table:table-cell office:value-type="float" office:value="9957" table:formula="of:=MAX([.AC81:.AC150])" table:style-name="ce9">
            <text:p>9957</text:p>
          </table:table-cell>
          <table:table-cell office:value-type="float" office:value="8.15" table:formula="of:=MAX([.AD81:.AD150])" table:style-name="ce9">
            <text:p>8.1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1_3</text:p>
          </table:table-cell>
          <table:table-cell office:value-type="percentage" office:value="2.9786595658695757E-2" table:formula="of:=[.C5]/[.C$2]" table:style-name="ce6">
            <text:p>2.98%</text:p>
          </table:table-cell>
          <table:table-cell office:value-type="percentage" office:value="2.9786595658695757E-2" table:formula="of:=[.D5]/[.D$2]" table:style-name="ce6">
            <text:p>2.98%</text:p>
          </table:table-cell>
          <table:table-cell office:value-type="percentage" office:value="3.2277751350138864E-3" table:formula="of:=[.E5]/[.E$2]" table:style-name="ce6">
            <text:p>0.32%</text:p>
          </table:table-cell>
          <table:table-cell office:value-type="percentage" office:value="3.2277751350138864E-3" table:formula="of:=[.F5]/[.F$2]" table:style-name="ce6">
            <text:p>0.32%</text:p>
          </table:table-cell>
          <table:table-cell office:value-type="percentage" office:value="3.2308008408069114E-4" table:formula="of:=[.G5]/[.G$2]" table:style-name="ce6">
            <text:p>0.03%</text:p>
          </table:table-cell>
          <table:table-cell office:value-type="percentage" office:value="3.817111499004521E-4" table:formula="of:=[.H5]/[.H$2]" table:style-name="ce6">
            <text:p>0.04%</text:p>
          </table:table-cell>
          <table:table-cell office:value-type="percentage" office:value="2.3528331317162927E-3" table:formula="of:=[.I5]/[.I$2]" table:style-name="ce6">
            <text:p>0.24%</text:p>
          </table:table-cell>
          <table:table-cell office:value-type="percentage" office:value="2.3528331317162927E-3" table:formula="of:=[.J5]/[.J$2]" table:style-name="ce6">
            <text:p>0.24%</text:p>
          </table:table-cell>
          <table:table-cell office:value-type="percentage" office:value="3.5063499435185552E-4" table:formula="of:=[.K5]/[.K$2]" table:style-name="ce6">
            <text:p>0.04%</text:p>
          </table:table-cell>
          <table:table-cell office:value-type="float" office:value="43033" table:formula="of:=[.L5]" table:style-name="ce15">
            <text:p>43033.00</text:p>
          </table:table-cell>
          <table:table-cell office:value-type="float" office:value="12.18" table:formula="of:=[.M5]" table:style-name="ce15">
            <text:p>12.18</text:p>
          </table:table-cell>
          <table:table-cell office:value-type="float" office:value="46674" table:formula="of:=[.N5]" table:style-name="ce15">
            <text:p>46674.00</text:p>
          </table:table-cell>
          <table:table-cell office:value-type="float" office:value="11.7" table:formula="of:=[.O5]" table:style-name="ce15">
            <text:p>11.70</text:p>
          </table:table-cell>
          <table:table-cell table:style-name="ce1"/>
          <table:table-cell office:value-type="string" table:style-name="ce1">
            <text:p>AH_31_3</text:p>
          </table:table-cell>
          <table:table-cell table:number-columns-repeated="2" table:style-name="ce1"/>
          <table:table-cell office:value-type="percentage" office:value="4.7682849646327495E-4" table:formula="of:=[.T5]/[.T$2]" table:style-name="ce6">
            <text:p>0.05%</text:p>
          </table:table-cell>
          <table:table-cell office:value-type="percentage" office:value="4.7682849646327495E-4" table:formula="of:=[.U5]/[.U$2]" table:style-name="ce6">
            <text:p>0.05%</text:p>
          </table:table-cell>
          <table:table-cell office:value-type="percentage" office:value="4.2756400138024651E-3" table:formula="of:=[.V5]/[.V$2]" table:style-name="ce6">
            <text:p>0.43%</text:p>
          </table:table-cell>
          <table:table-cell office:value-type="percentage" office:value="3.2570790081711924E-3" table:formula="of:=[.W5]/[.W$2]" table:style-name="ce6">
            <text:p>0.33%</text:p>
          </table:table-cell>
          <table:table-cell office:value-type="percentage" office:value="2.8845936374951382E-4" table:formula="of:=[.X5]/[.X$2]" table:style-name="ce6">
            <text:p>0.03%</text:p>
          </table:table-cell>
          <table:table-cell office:value-type="percentage" office:value="2.8845936374951382E-4" table:formula="of:=[.Y5]/[.Y$2]" table:style-name="ce6">
            <text:p>0.03%</text:p>
          </table:table-cell>
          <table:table-cell office:value-type="percentage" office:value="2.7454578100262698E-3" table:formula="of:=[.Z5]/[.Z$2]" table:style-name="ce6">
            <text:p>0.27%</text:p>
          </table:table-cell>
          <table:table-cell office:value-type="float" office:value="2510" table:formula="of:=[.AA5]" table:style-name="ce15">
            <text:p>2510.00</text:p>
          </table:table-cell>
          <table:table-cell office:value-type="float" office:value="6.2" table:formula="of:=[.AB5]" table:style-name="ce15">
            <text:p>6.20</text:p>
          </table:table-cell>
          <table:table-cell office:value-type="float" office:value="2510" table:formula="of:=[.AC5]" table:style-name="ce15">
            <text:p>2510.00</text:p>
          </table:table-cell>
          <table:table-cell office:value-type="float" office:value="6.2" table:formula="of:=[.AD5]" table:style-name="ce15">
            <text:p>6.2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2_3</text:p>
          </table:table-cell>
          <table:table-cell office:value-type="percentage" office:value="3.5164589490004551E-3" table:formula="of:=[.C6]/[.C$2]" table:style-name="ce6">
            <text:p>0.35%</text:p>
          </table:table-cell>
          <table:table-cell office:value-type="percentage" office:value="3.5164589490004551E-3" table:formula="of:=[.D6]/[.D$2]" table:style-name="ce6">
            <text:p>0.35%</text:p>
          </table:table-cell>
          <table:table-cell office:value-type="percentage" office:value="2.4454465464137892E-3" table:formula="of:=[.E6]/[.E$2]" table:style-name="ce6">
            <text:p>0.24%</text:p>
          </table:table-cell>
          <table:table-cell office:value-type="percentage" office:value="2.4454465464137892E-3" table:formula="of:=[.F6]/[.F$2]" table:style-name="ce6">
            <text:p>0.24%</text:p>
          </table:table-cell>
          <table:table-cell office:value-type="percentage" office:value="3.0327307939513506E-4" table:formula="of:=[.G6]/[.G$2]" table:style-name="ce6">
            <text:p>0.03%</text:p>
          </table:table-cell>
          <table:table-cell office:value-type="percentage" office:value="1.1916558624727287E-4" table:formula="of:=[.H6]/[.H$2]" table:style-name="ce6">
            <text:p>0.01%</text:p>
          </table:table-cell>
          <table:table-cell office:value-type="percentage" office:value="1.7631411452721424E-3" table:formula="of:=[.I6]/[.I$2]" table:style-name="ce6">
            <text:p>0.18%</text:p>
          </table:table-cell>
          <table:table-cell office:value-type="percentage" office:value="1.7631411452721424E-3" table:formula="of:=[.J6]/[.J$2]" table:style-name="ce6">
            <text:p>0.18%</text:p>
          </table:table-cell>
          <table:table-cell office:value-type="percentage" office:value="1.0313051151949595E-4" table:formula="of:=[.K6]/[.K$2]" table:style-name="ce6">
            <text:p>0.01%</text:p>
          </table:table-cell>
          <table:table-cell office:value-type="float" office:value="31646" table:formula="of:=[.L6]" table:style-name="ce15">
            <text:p>31646.00</text:p>
          </table:table-cell>
          <table:table-cell office:value-type="float" office:value="12.63" table:formula="of:=[.M6]" table:style-name="ce15">
            <text:p>12.63</text:p>
          </table:table-cell>
          <table:table-cell office:value-type="float" office:value="31902" table:formula="of:=[.N6]" table:style-name="ce15">
            <text:p>31902.00</text:p>
          </table:table-cell>
          <table:table-cell office:value-type="float" office:value="12.62" table:formula="of:=[.O6]" table:style-name="ce15">
            <text:p>12.62</text:p>
          </table:table-cell>
          <table:table-cell table:style-name="ce1"/>
          <table:table-cell office:value-type="string" table:style-name="ce1">
            <text:p>AH_32_3</text:p>
          </table:table-cell>
          <table:table-cell table:number-columns-repeated="2" table:style-name="ce1"/>
          <table:table-cell office:value-type="percentage" office:value="3.4608477590974322E-4" table:formula="of:=[.T6]/[.T$2]" table:style-name="ce6">
            <text:p>0.03%</text:p>
          </table:table-cell>
          <table:table-cell office:value-type="percentage" office:value="3.4608477590974322E-4" table:formula="of:=[.U6]/[.U$2]" table:style-name="ce6">
            <text:p>0.03%</text:p>
          </table:table-cell>
          <table:table-cell office:value-type="percentage" office:value="3.2801769780208389E-3" table:formula="of:=[.V6]/[.V$2]" table:style-name="ce6">
            <text:p>0.33%</text:p>
          </table:table-cell>
          <table:table-cell office:value-type="percentage" office:value="9.2464752852174429E-5" table:formula="of:=[.W6]/[.W$2]" table:style-name="ce6">
            <text:p>0.01%</text:p>
          </table:table-cell>
          <table:table-cell office:value-type="percentage" office:value="2.0723461237894417E-4" table:formula="of:=[.X6]/[.X$2]" table:style-name="ce6">
            <text:p>0.02%</text:p>
          </table:table-cell>
          <table:table-cell office:value-type="percentage" office:value="2.0723461237894417E-4" table:formula="of:=[.Y6]/[.Y$2]" table:style-name="ce6">
            <text:p>0.02%</text:p>
          </table:table-cell>
          <table:table-cell office:value-type="percentage" office:value="8.1490010741634505E-5" table:formula="of:=[.Z6]/[.Z$2]" table:style-name="ce6">
            <text:p>0.01%</text:p>
          </table:table-cell>
          <table:table-cell office:value-type="float" office:value="1700" table:formula="of:=[.AA6]" table:style-name="ce15">
            <text:p>1700.00</text:p>
          </table:table-cell>
          <table:table-cell office:value-type="float" office:value="6.49" table:formula="of:=[.AB6]" table:style-name="ce15">
            <text:p>6.49</text:p>
          </table:table-cell>
          <table:table-cell office:value-type="float" office:value="1700" table:formula="of:=[.AC6]" table:style-name="ce15">
            <text:p>1700.00</text:p>
          </table:table-cell>
          <table:table-cell office:value-type="float" office:value="6.49" table:formula="of:=[.AD6]" table:style-name="ce15">
            <text:p>6.4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3_2</text:p>
          </table:table-cell>
          <table:table-cell office:value-type="percentage" office:value="5.037234647387351E-3" table:formula="of:=[.C7]/[.C$2]" table:style-name="ce6">
            <text:p>0.50%</text:p>
          </table:table-cell>
          <table:table-cell office:value-type="percentage" office:value="5.037234647387351E-3" table:formula="of:=[.D7]/[.D$2]" table:style-name="ce6">
            <text:p>0.50%</text:p>
          </table:table-cell>
          <table:table-cell office:value-type="percentage" office:value="2.5522323903653214E-3" table:formula="of:=[.E7]/[.E$2]" table:style-name="ce6">
            <text:p>0.26%</text:p>
          </table:table-cell>
          <table:table-cell office:value-type="percentage" office:value="2.5522323903653214E-3" table:formula="of:=[.F7]/[.F$2]" table:style-name="ce6">
            <text:p>0.26%</text:p>
          </table:table-cell>
          <table:table-cell office:value-type="percentage" office:value="2.5693139278866396E-4" table:formula="of:=[.G7]/[.G$2]" table:style-name="ce6">
            <text:p>0.03%</text:p>
          </table:table-cell>
          <table:table-cell office:value-type="percentage" office:value="7.6450082691402501E-5" table:formula="of:=[.H7]/[.H$2]" table:style-name="ce6">
            <text:p>0.01%</text:p>
          </table:table-cell>
          <table:table-cell office:value-type="percentage" office:value="1.8137444714445125E-3" table:formula="of:=[.I7]/[.I$2]" table:style-name="ce6">
            <text:p>0.18%</text:p>
          </table:table-cell>
          <table:table-cell office:value-type="percentage" office:value="1.8137444714445125E-3" table:formula="of:=[.J7]/[.J$2]" table:style-name="ce6">
            <text:p>0.18%</text:p>
          </table:table-cell>
          <table:table-cell office:value-type="percentage" office:value="6.8673027724358546E-5" table:formula="of:=[.K7]/[.K$2]" table:style-name="ce6">
            <text:p>0.01%</text:p>
          </table:table-cell>
          <table:table-cell office:value-type="float" office:value="31834" table:formula="of:=[.L7]" table:style-name="ce15">
            <text:p>31834.00</text:p>
          </table:table-cell>
          <table:table-cell office:value-type="float" office:value="12.96" table:formula="of:=[.M7]" table:style-name="ce15">
            <text:p>12.96</text:p>
          </table:table-cell>
          <table:table-cell office:value-type="float" office:value="32019" table:formula="of:=[.N7]" table:style-name="ce15">
            <text:p>32019.00</text:p>
          </table:table-cell>
          <table:table-cell office:value-type="float" office:value="12.94" table:formula="of:=[.O7]" table:style-name="ce15">
            <text:p>12.94</text:p>
          </table:table-cell>
          <table:table-cell table:style-name="ce1"/>
          <table:table-cell office:value-type="string" table:style-name="ce1">
            <text:p>AH_33_2</text:p>
          </table:table-cell>
          <table:table-cell table:number-columns-repeated="2" table:style-name="ce1"/>
          <table:table-cell office:value-type="percentage" office:value="3.3229711849065854E-4" table:formula="of:=[.T7]/[.T$2]" table:style-name="ce6">
            <text:p>0.03%</text:p>
          </table:table-cell>
          <table:table-cell office:value-type="percentage" office:value="3.3229711849065854E-4" table:formula="of:=[.U7]/[.U$2]" table:style-name="ce6">
            <text:p>0.03%</text:p>
          </table:table-cell>
          <table:table-cell office:value-type="percentage" office:value="3.1735864349249254E-3" table:formula="of:=[.V7]/[.V$2]" table:style-name="ce6">
            <text:p>0.32%</text:p>
          </table:table-cell>
          <table:table-cell office:value-type="percentage" office:value="1.0361730618947209E-4" table:formula="of:=[.W7]/[.W$2]" table:style-name="ce6">
            <text:p>0.01%</text:p>
          </table:table-cell>
          <table:table-cell office:value-type="percentage" office:value="1.9027550225965566E-4" table:formula="of:=[.X7]/[.X$2]" table:style-name="ce6">
            <text:p>0.02%</text:p>
          </table:table-cell>
          <table:table-cell office:value-type="percentage" office:value="1.9027550225965566E-4" table:formula="of:=[.Y7]/[.Y$2]" table:style-name="ce6">
            <text:p>0.02%</text:p>
          </table:table-cell>
          <table:table-cell office:value-type="percentage" office:value="8.925540595610418E-5" table:formula="of:=[.Z7]/[.Z$2]" table:style-name="ce6">
            <text:p>0.01%</text:p>
          </table:table-cell>
          <table:table-cell office:value-type="float" office:value="1529" table:formula="of:=[.AA7]" table:style-name="ce15">
            <text:p>1529.00</text:p>
          </table:table-cell>
          <table:table-cell office:value-type="float" office:value="6.81" table:formula="of:=[.AB7]" table:style-name="ce15">
            <text:p>6.81</text:p>
          </table:table-cell>
          <table:table-cell office:value-type="float" office:value="1529" table:formula="of:=[.AC7]" table:style-name="ce15">
            <text:p>1529.00</text:p>
          </table:table-cell>
          <table:table-cell office:value-type="float" office:value="6.81" table:formula="of:=[.AD7]" table:style-name="ce15">
            <text:p>6.8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36_2</text:p>
          </table:table-cell>
          <table:table-cell office:value-type="percentage" office:value="5.4782560436950163E-3" table:formula="of:=[.C8]/[.C$2]" table:style-name="ce6">
            <text:p>0.55%</text:p>
          </table:table-cell>
          <table:table-cell office:value-type="percentage" office:value="5.4782560436950163E-3" table:formula="of:=[.D8]/[.D$2]" table:style-name="ce6">
            <text:p>0.55%</text:p>
          </table:table-cell>
          <table:table-cell office:value-type="percentage" office:value="3.8920691333664157E-3" table:formula="of:=[.E8]/[.E$2]" table:style-name="ce6">
            <text:p>0.39%</text:p>
          </table:table-cell>
          <table:table-cell office:value-type="percentage" office:value="3.8920691333664157E-3" table:formula="of:=[.F8]/[.F$2]" table:style-name="ce6">
            <text:p>0.39%</text:p>
          </table:table-cell>
          <table:table-cell office:value-type="percentage" office:value="3.8063553772547487E-4" table:formula="of:=[.G8]/[.G$2]" table:style-name="ce6">
            <text:p>0.04%</text:p>
          </table:table-cell>
          <table:table-cell office:value-type="percentage" office:value="1.3201171864598454E-4" table:formula="of:=[.H8]/[.H$2]" table:style-name="ce6">
            <text:p>0.01%</text:p>
          </table:table-cell>
          <table:table-cell office:value-type="percentage" office:value="2.8239920734903245E-3" table:formula="of:=[.I8]/[.I$2]" table:style-name="ce6">
            <text:p>0.28%</text:p>
          </table:table-cell>
          <table:table-cell office:value-type="percentage" office:value="2.8239920734903245E-3" table:formula="of:=[.J8]/[.J$2]" table:style-name="ce6">
            <text:p>0.28%</text:p>
          </table:table-cell>
          <table:table-cell office:value-type="percentage" office:value="1.2029658224697791E-4" table:formula="of:=[.K8]/[.K$2]" table:style-name="ce6">
            <text:p>0.01%</text:p>
          </table:table-cell>
          <table:table-cell office:value-type="float" office:value="48658" table:formula="of:=[.L8]" table:style-name="ce15">
            <text:p>48658.00</text:p>
          </table:table-cell>
          <table:table-cell office:value-type="float" office:value="13.15" table:formula="of:=[.M8]" table:style-name="ce15">
            <text:p>13.15</text:p>
          </table:table-cell>
          <table:table-cell office:value-type="float" office:value="49225" table:formula="of:=[.N8]" table:style-name="ce15">
            <text:p>49225.00</text:p>
          </table:table-cell>
          <table:table-cell office:value-type="float" office:value="13.08" table:formula="of:=[.O8]" table:style-name="ce15">
            <text:p>13.08</text:p>
          </table:table-cell>
          <table:table-cell table:style-name="ce1"/>
          <table:table-cell office:value-type="string" table:style-name="ce1">
            <text:p>AH_36_2</text:p>
          </table:table-cell>
          <table:table-cell table:number-columns-repeated="2" table:style-name="ce1"/>
          <table:table-cell office:value-type="percentage" office:value="5.5432504194821892E-4" table:formula="of:=[.T8]/[.T$2]" table:style-name="ce6">
            <text:p>0.06%</text:p>
          </table:table-cell>
          <table:table-cell office:value-type="percentage" office:value="5.5432504194821892E-4" table:formula="of:=[.U8]/[.U$2]" table:style-name="ce6">
            <text:p>0.06%</text:p>
          </table:table-cell>
          <table:table-cell office:value-type="percentage" office:value="5.1593559809122039E-3" table:formula="of:=[.V8]/[.V$2]" table:style-name="ce6">
            <text:p>0.52%</text:p>
          </table:table-cell>
          <table:table-cell office:value-type="percentage" office:value="1.131112597230786E-4" table:formula="of:=[.W8]/[.W$2]" table:style-name="ce6">
            <text:p>0.01%</text:p>
          </table:table-cell>
          <table:table-cell office:value-type="percentage" office:value="3.2332493888475103E-4" table:formula="of:=[.X8]/[.X$2]" table:style-name="ce6">
            <text:p>0.03%</text:p>
          </table:table-cell>
          <table:table-cell office:value-type="percentage" office:value="3.2332493888475103E-4" table:formula="of:=[.Y8]/[.Y$2]" table:style-name="ce6">
            <text:p>0.03%</text:p>
          </table:table-cell>
          <table:table-cell office:value-type="percentage" office:value="9.8947575283473433E-5" table:formula="of:=[.Z8]/[.Z$2]" table:style-name="ce6">
            <text:p>0.01%</text:p>
          </table:table-cell>
          <table:table-cell office:value-type="float" office:value="3131" table:formula="of:=[.AA8]" table:style-name="ce15">
            <text:p>3131.00</text:p>
          </table:table-cell>
          <table:table-cell office:value-type="float" office:value="6.32" table:formula="of:=[.AB8]" table:style-name="ce15">
            <text:p>6.32</text:p>
          </table:table-cell>
          <table:table-cell office:value-type="float" office:value="3131" table:formula="of:=[.AC8]" table:style-name="ce15">
            <text:p>3131.00</text:p>
          </table:table-cell>
          <table:table-cell office:value-type="float" office:value="6.32" table:formula="of:=[.AD8]" table:style-name="ce15">
            <text:p>6.3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50_2</text:p>
          </table:table-cell>
          <table:table-cell office:value-type="percentage" office:value="8.1992487778823047E-3" table:formula="of:=[.C9]/[.C$2]" table:style-name="ce6">
            <text:p>0.82%</text:p>
          </table:table-cell>
          <table:table-cell office:value-type="percentage" office:value="8.1992487778823047E-3" table:formula="of:=[.D9]/[.D$2]" table:style-name="ce6">
            <text:p>0.82%</text:p>
          </table:table-cell>
          <table:table-cell office:value-type="percentage" office:value="5.6186278049367589E-3" table:formula="of:=[.E9]/[.E$2]" table:style-name="ce6">
            <text:p>0.56%</text:p>
          </table:table-cell>
          <table:table-cell office:value-type="percentage" office:value="5.6186278049367589E-3" table:formula="of:=[.F9]/[.F$2]" table:style-name="ce6">
            <text:p>0.56%</text:p>
          </table:table-cell>
          <table:table-cell office:value-type="percentage" office:value="5.3296146029399658E-4" table:formula="of:=[.G9]/[.G$2]" table:style-name="ce6">
            <text:p>0.05%</text:p>
          </table:table-cell>
          <table:table-cell office:value-type="percentage" office:value="1.4739676216774542E-4" table:formula="of:=[.H9]/[.H$2]" table:style-name="ce6">
            <text:p>0.01%</text:p>
          </table:table-cell>
          <table:table-cell office:value-type="percentage" office:value="4.1709296058091549E-3" table:formula="of:=[.I9]/[.I$2]" table:style-name="ce6">
            <text:p>0.42%</text:p>
          </table:table-cell>
          <table:table-cell office:value-type="percentage" office:value="4.1709296058091549E-3" table:formula="of:=[.J9]/[.J$2]" table:style-name="ce6">
            <text:p>0.42%</text:p>
          </table:table-cell>
          <table:table-cell office:value-type="percentage" office:value="1.3424747620210248E-4" table:formula="of:=[.K9]/[.K$2]" table:style-name="ce6">
            <text:p>0.01%</text:p>
          </table:table-cell>
          <table:table-cell office:value-type="float" office:value="76667" table:formula="of:=[.L9]" table:style-name="ce15">
            <text:p>76667.00</text:p>
          </table:table-cell>
          <table:table-cell office:value-type="float" office:value="12.08" table:formula="of:=[.M9]" table:style-name="ce15">
            <text:p>12.08</text:p>
          </table:table-cell>
          <table:table-cell office:value-type="float" office:value="77229" table:formula="of:=[.N9]" table:style-name="ce15">
            <text:p>77229.00</text:p>
          </table:table-cell>
          <table:table-cell office:value-type="float" office:value="12.04" table:formula="of:=[.O9]" table:style-name="ce15">
            <text:p>12.04</text:p>
          </table:table-cell>
          <table:table-cell table:style-name="ce1"/>
          <table:table-cell office:value-type="string" table:style-name="ce1">
            <text:p>AH_50_2</text:p>
          </table:table-cell>
          <table:table-cell table:number-columns-repeated="2" table:style-name="ce1"/>
          <table:table-cell office:value-type="percentage" office:value="7.6400528742961808E-4" table:formula="of:=[.T9]/[.T$2]" table:style-name="ce6">
            <text:p>0.08%</text:p>
          </table:table-cell>
          <table:table-cell office:value-type="percentage" office:value="7.6400528742961808E-4" table:formula="of:=[.U9]/[.U$2]" table:style-name="ce6">
            <text:p>0.08%</text:p>
          </table:table-cell>
          <table:table-cell office:value-type="percentage" office:value="7.1223307106167673E-3" table:formula="of:=[.V9]/[.V$2]" table:style-name="ce6">
            <text:p>0.71%</text:p>
          </table:table-cell>
          <table:table-cell office:value-type="percentage" office:value="3.926596575676999E-4" table:formula="of:=[.W9]/[.W$2]" table:style-name="ce6">
            <text:p>0.04%</text:p>
          </table:table-cell>
          <table:table-cell office:value-type="percentage" office:value="4.7190516593878572E-4" table:formula="of:=[.X9]/[.X$2]" table:style-name="ce6">
            <text:p>0.05%</text:p>
          </table:table-cell>
          <table:table-cell office:value-type="percentage" office:value="4.7190516593878572E-4" table:formula="of:=[.Y9]/[.Y$2]" table:style-name="ce6">
            <text:p>0.05%</text:p>
          </table:table-cell>
          <table:table-cell office:value-type="percentage" office:value="3.3736036604603911E-4" table:formula="of:=[.Z9]/[.Z$2]" table:style-name="ce6">
            <text:p>0.03%</text:p>
          </table:table-cell>
          <table:table-cell office:value-type="float" office:value="4911" table:formula="of:=[.AA9]" table:style-name="ce15">
            <text:p>4911.00</text:p>
          </table:table-cell>
          <table:table-cell office:value-type="float" office:value="5.87" table:formula="of:=[.AB9]" table:style-name="ce15">
            <text:p>5.87</text:p>
          </table:table-cell>
          <table:table-cell office:value-type="float" office:value="4911" table:formula="of:=[.AC9]" table:style-name="ce15">
            <text:p>4911.00</text:p>
          </table:table-cell>
          <table:table-cell office:value-type="float" office:value="5.87" table:formula="of:=[.AD9]" table:style-name="ce15">
            <text:p>5.8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63_2</text:p>
          </table:table-cell>
          <table:table-cell office:value-type="percentage" office:value="1.0978207971992622E-2" table:formula="of:=[.C10]/[.C$2]" table:style-name="ce6">
            <text:p>1.10%</text:p>
          </table:table-cell>
          <table:table-cell office:value-type="percentage" office:value="1.0978207971992622E-2" table:formula="of:=[.D10]/[.D$2]" table:style-name="ce6">
            <text:p>1.10%</text:p>
          </table:table-cell>
          <table:table-cell office:value-type="percentage" office:value="5.1702869989505903E-3" table:formula="of:=[.E10]/[.E$2]" table:style-name="ce6">
            <text:p>0.52%</text:p>
          </table:table-cell>
          <table:table-cell office:value-type="percentage" office:value="5.1702869989505903E-3" table:formula="of:=[.F10]/[.F$2]" table:style-name="ce6">
            <text:p>0.52%</text:p>
          </table:table-cell>
          <table:table-cell office:value-type="percentage" office:value="4.6629682495055762E-4" table:formula="of:=[.G10]/[.G$2]" table:style-name="ce6">
            <text:p>0.05%</text:p>
          </table:table-cell>
          <table:table-cell office:value-type="percentage" office:value="1.1780722507236938E-4" table:formula="of:=[.H10]/[.H$2]" table:style-name="ce6">
            <text:p>0.01%</text:p>
          </table:table-cell>
          <table:table-cell office:value-type="percentage" office:value="3.8681520658984262E-3" table:formula="of:=[.I10]/[.I$2]" table:style-name="ce6">
            <text:p>0.39%</text:p>
          </table:table-cell>
          <table:table-cell office:value-type="percentage" office:value="3.8681520658984262E-3" table:formula="of:=[.J10]/[.J$2]" table:style-name="ce6">
            <text:p>0.39%</text:p>
          </table:table-cell>
          <table:table-cell office:value-type="percentage" office:value="1.1042660169285091E-4" table:formula="of:=[.K10]/[.K$2]" table:style-name="ce6">
            <text:p>0.01%</text:p>
          </table:table-cell>
          <table:table-cell office:value-type="float" office:value="73152" table:formula="of:=[.L10]" table:style-name="ce15">
            <text:p>73152.00</text:p>
          </table:table-cell>
          <table:table-cell office:value-type="float" office:value="11.3" table:formula="of:=[.M10]" table:style-name="ce15">
            <text:p>11.30</text:p>
          </table:table-cell>
          <table:table-cell office:value-type="float" office:value="73589" table:formula="of:=[.N10]" table:style-name="ce15">
            <text:p>73589.00</text:p>
          </table:table-cell>
          <table:table-cell office:value-type="float" office:value="11.28" table:formula="of:=[.O10]" table:style-name="ce15">
            <text:p>11.28</text:p>
          </table:table-cell>
          <table:table-cell table:style-name="ce1"/>
          <table:table-cell office:value-type="string" table:style-name="ce1">
            <text:p>AH_63_2</text:p>
          </table:table-cell>
          <table:table-cell table:number-columns-repeated="2" table:style-name="ce1"/>
          <table:table-cell office:value-type="percentage" office:value="7.314337686133703E-4" table:formula="of:=[.T10]/[.T$2]" table:style-name="ce6">
            <text:p>0.07%</text:p>
          </table:table-cell>
          <table:table-cell office:value-type="percentage" office:value="7.314337686133703E-4" table:formula="of:=[.U10]/[.U$2]" table:style-name="ce6">
            <text:p>0.07%</text:p>
          </table:table-cell>
          <table:table-cell office:value-type="percentage" office:value="6.7336266241098909E-3" table:formula="of:=[.V10]/[.V$2]" table:style-name="ce6">
            <text:p>0.67%</text:p>
          </table:table-cell>
          <table:table-cell office:value-type="percentage" office:value="3.074085021394174E-3" table:formula="of:=[.W10]/[.W$2]" table:style-name="ce6">
            <text:p>0.31%</text:p>
          </table:table-cell>
          <table:table-cell office:value-type="percentage" office:value="4.6906018631066171E-4" table:formula="of:=[.X10]/[.X$2]" table:style-name="ce6">
            <text:p>0.05%</text:p>
          </table:table-cell>
          <table:table-cell office:value-type="percentage" office:value="4.6906018631066171E-4" table:formula="of:=[.Y10]/[.Y$2]" table:style-name="ce6">
            <text:p>0.05%</text:p>
          </table:table-cell>
          <table:table-cell office:value-type="percentage" office:value="2.576580868678559E-3" table:formula="of:=[.Z10]/[.Z$2]" table:style-name="ce6">
            <text:p>0.26%</text:p>
          </table:table-cell>
          <table:table-cell office:value-type="float" office:value="4515" table:formula="of:=[.AA10]" table:style-name="ce15">
            <text:p>4515.00</text:p>
          </table:table-cell>
          <table:table-cell office:value-type="float" office:value="6.07" table:formula="of:=[.AB10]" table:style-name="ce15">
            <text:p>6.07</text:p>
          </table:table-cell>
          <table:table-cell office:value-type="float" office:value="4515" table:formula="of:=[.AC10]" table:style-name="ce15">
            <text:p>4515.00</text:p>
          </table:table-cell>
          <table:table-cell office:value-type="float" office:value="6.09" table:formula="of:=[.AD10]" table:style-name="ce15">
            <text:p>6.0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64_3</text:p>
          </table:table-cell>
          <table:table-cell office:value-type="percentage" office:value="8.171755081312156E-3" table:formula="of:=[.C11]/[.C$2]" table:style-name="ce6">
            <text:p>0.82%</text:p>
          </table:table-cell>
          <table:table-cell office:value-type="percentage" office:value="8.171755081312156E-3" table:formula="of:=[.D11]/[.D$2]" table:style-name="ce6">
            <text:p>0.82%</text:p>
          </table:table-cell>
          <table:table-cell office:value-type="percentage" office:value="5.7872686362948397E-3" table:formula="of:=[.E11]/[.E$2]" table:style-name="ce6">
            <text:p>0.58%</text:p>
          </table:table-cell>
          <table:table-cell office:value-type="percentage" office:value="5.7872686362948397E-3" table:formula="of:=[.F11]/[.F$2]" table:style-name="ce6">
            <text:p>0.58%</text:p>
          </table:table-cell>
          <table:table-cell office:value-type="percentage" office:value="5.4959118240306172E-4" table:formula="of:=[.G11]/[.G$2]" table:style-name="ce6">
            <text:p>0.05%</text:p>
          </table:table-cell>
          <table:table-cell office:value-type="percentage" office:value="1.3492665678955422E-4" table:formula="of:=[.H11]/[.H$2]" table:style-name="ce6">
            <text:p>0.01%</text:p>
          </table:table-cell>
          <table:table-cell office:value-type="percentage" office:value="4.3550137794518681E-3" table:formula="of:=[.I11]/[.I$2]" table:style-name="ce6">
            <text:p>0.44%</text:p>
          </table:table-cell>
          <table:table-cell office:value-type="percentage" office:value="4.3550137794518681E-3" table:formula="of:=[.J11]/[.J$2]" table:style-name="ce6">
            <text:p>0.44%</text:p>
          </table:table-cell>
          <table:table-cell office:value-type="percentage" office:value="1.2635965358560289E-4" table:formula="of:=[.K11]/[.K$2]" table:style-name="ce6">
            <text:p>0.01%</text:p>
          </table:table-cell>
          <table:table-cell office:value-type="float" office:value="81564" table:formula="of:=[.L11]" table:style-name="ce15">
            <text:p>81564.00</text:p>
          </table:table-cell>
          <table:table-cell office:value-type="float" office:value="11.39" table:formula="of:=[.M11]" table:style-name="ce15">
            <text:p>11.39</text:p>
          </table:table-cell>
          <table:table-cell office:value-type="float" office:value="82033" table:formula="of:=[.N11]" table:style-name="ce15">
            <text:p>82033.00</text:p>
          </table:table-cell>
          <table:table-cell office:value-type="float" office:value="11.37" table:formula="of:=[.O11]" table:style-name="ce15">
            <text:p>11.37</text:p>
          </table:table-cell>
          <table:table-cell table:style-name="ce1"/>
          <table:table-cell office:value-type="string" table:style-name="ce1">
            <text:p>AH_64_3</text:p>
          </table:table-cell>
          <table:table-cell table:number-columns-repeated="2" table:style-name="ce1"/>
          <table:table-cell office:value-type="percentage" office:value="7.8856072635104929E-4" table:formula="of:=[.T11]/[.T$2]" table:style-name="ce6">
            <text:p>0.08%</text:p>
          </table:table-cell>
          <table:table-cell office:value-type="percentage" office:value="7.8856072635104929E-4" table:formula="of:=[.U11]/[.U$2]" table:style-name="ce6">
            <text:p>0.08%</text:p>
          </table:table-cell>
          <table:table-cell office:value-type="percentage" office:value="7.2470842332852626E-3" table:formula="of:=[.V11]/[.V$2]" table:style-name="ce6">
            <text:p>0.72%</text:p>
          </table:table-cell>
          <table:table-cell office:value-type="percentage" office:value="4.207130222614147E-5" table:formula="of:=[.W11]/[.W$2]" table:style-name="ce6">
            <text:p>0.00%</text:p>
          </table:table-cell>
          <table:table-cell office:value-type="percentage" office:value="5.0864796123848181E-4" table:formula="of:=[.X11]/[.X$2]" table:style-name="ce6">
            <text:p>0.05%</text:p>
          </table:table-cell>
          <table:table-cell office:value-type="percentage" office:value="5.0864796123848181E-4" table:formula="of:=[.Y11]/[.Y$2]" table:style-name="ce6">
            <text:p>0.05%</text:p>
          </table:table-cell>
          <table:table-cell office:value-type="percentage" office:value="3.6410492351329112E-5" table:formula="of:=[.Z11]/[.Z$2]" table:style-name="ce6">
            <text:p>0.00%</text:p>
          </table:table-cell>
          <table:table-cell office:value-type="float" office:value="5341" table:formula="of:=[.AA11]" table:style-name="ce15">
            <text:p>5341.00</text:p>
          </table:table-cell>
          <table:table-cell office:value-type="float" office:value="5.83" table:formula="of:=[.AB11]" table:style-name="ce15">
            <text:p>5.83</text:p>
          </table:table-cell>
          <table:table-cell office:value-type="float" office:value="5341" table:formula="of:=[.AC11]" table:style-name="ce15">
            <text:p>5341.00</text:p>
          </table:table-cell>
          <table:table-cell office:value-type="float" office:value="5.83" table:formula="of:=[.AD11]" table:style-name="ce15">
            <text:p>5.8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74_2</text:p>
          </table:table-cell>
          <table:table-cell office:value-type="percentage" office:value="4.3331663180658135E-3" table:formula="of:=[.C12]/[.C$2]" table:style-name="ce6">
            <text:p>0.43%</text:p>
          </table:table-cell>
          <table:table-cell office:value-type="percentage" office:value="4.3331663180658135E-3" table:formula="of:=[.D12]/[.D$2]" table:style-name="ce6">
            <text:p>0.43%</text:p>
          </table:table-cell>
          <table:table-cell office:value-type="percentage" office:value="3.0099563822356405E-3" table:formula="of:=[.E12]/[.E$2]" table:style-name="ce6">
            <text:p>0.30%</text:p>
          </table:table-cell>
          <table:table-cell office:value-type="percentage" office:value="3.0099563822356405E-3" table:formula="of:=[.F12]/[.F$2]" table:style-name="ce6">
            <text:p>0.30%</text:p>
          </table:table-cell>
          <table:table-cell office:value-type="percentage" office:value="2.9281428133600697E-4" table:formula="of:=[.G12]/[.G$2]" table:style-name="ce6">
            <text:p>0.03%</text:p>
          </table:table-cell>
          <table:table-cell office:value-type="percentage" office:value="7.230795558938995E-5" table:formula="of:=[.H12]/[.H$2]" table:style-name="ce6">
            <text:p>0.01%</text:p>
          </table:table-cell>
          <table:table-cell office:value-type="percentage" office:value="2.1789395818234986E-3" table:formula="of:=[.I12]/[.I$2]" table:style-name="ce6">
            <text:p>0.22%</text:p>
          </table:table-cell>
          <table:table-cell office:value-type="percentage" office:value="2.1789395818234986E-3" table:formula="of:=[.J12]/[.J$2]" table:style-name="ce6">
            <text:p>0.22%</text:p>
          </table:table-cell>
          <table:table-cell office:value-type="percentage" office:value="6.6839531632053201E-5" table:formula="of:=[.K12]/[.K$2]" table:style-name="ce6">
            <text:p>0.01%</text:p>
          </table:table-cell>
          <table:table-cell office:value-type="float" office:value="37465" table:formula="of:=[.L12]" table:style-name="ce15">
            <text:p>37465.00</text:p>
          </table:table-cell>
          <table:table-cell office:value-type="float" office:value="13.33" table:formula="of:=[.M12]" table:style-name="ce15">
            <text:p>13.33</text:p>
          </table:table-cell>
          <table:table-cell office:value-type="float" office:value="37738" table:formula="of:=[.N12]" table:style-name="ce15">
            <text:p>37738.00</text:p>
          </table:table-cell>
          <table:table-cell office:value-type="float" office:value="13.29" table:formula="of:=[.O12]" table:style-name="ce15">
            <text:p>13.29</text:p>
          </table:table-cell>
          <table:table-cell table:style-name="ce1"/>
          <table:table-cell office:value-type="string" table:style-name="ce1">
            <text:p>AH_74_2</text:p>
          </table:table-cell>
          <table:table-cell table:number-columns-repeated="2" table:style-name="ce1"/>
          <table:table-cell office:value-type="percentage" office:value="4.0945844608909207E-4" table:formula="of:=[.T12]/[.T$2]" table:style-name="ce6">
            <text:p>0.04%</text:p>
          </table:table-cell>
          <table:table-cell office:value-type="percentage" office:value="4.0945844608909207E-4" table:formula="of:=[.U12]/[.U$2]" table:style-name="ce6">
            <text:p>0.04%</text:p>
          </table:table-cell>
          <table:table-cell office:value-type="percentage" office:value="3.8483858703468802E-3" table:formula="of:=[.V12]/[.V$2]" table:style-name="ce6">
            <text:p>0.38%</text:p>
          </table:table-cell>
          <table:table-cell office:value-type="percentage" office:value="2.4645802003881806E-5" table:formula="of:=[.W12]/[.W$2]" table:style-name="ce6">
            <text:p>0.00%</text:p>
          </table:table-cell>
          <table:table-cell office:value-type="percentage" office:value="2.3715353748454356E-4" table:formula="of:=[.X12]/[.X$2]" table:style-name="ce6">
            <text:p>0.02%</text:p>
          </table:table-cell>
          <table:table-cell office:value-type="percentage" office:value="2.3715353748454356E-4" table:formula="of:=[.Y12]/[.Y$2]" table:style-name="ce6">
            <text:p>0.02%</text:p>
          </table:table-cell>
          <table:table-cell office:value-type="percentage" office:value="2.1582202014990051E-5" table:formula="of:=[.Z12]/[.Z$2]" table:style-name="ce6">
            <text:p>0.00%</text:p>
          </table:table-cell>
          <table:table-cell office:value-type="float" office:value="2133" table:formula="of:=[.AA12]" table:style-name="ce15">
            <text:p>2133.00</text:p>
          </table:table-cell>
          <table:table-cell office:value-type="float" office:value="6.46" table:formula="of:=[.AB12]" table:style-name="ce15">
            <text:p>6.46</text:p>
          </table:table-cell>
          <table:table-cell office:value-type="float" office:value="2133" table:formula="of:=[.AC12]" table:style-name="ce15">
            <text:p>2133.00</text:p>
          </table:table-cell>
          <table:table-cell office:value-type="float" office:value="6.46" table:formula="of:=[.AD12]" table:style-name="ce15">
            <text:p>6.4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76_3</text:p>
          </table:table-cell>
          <table:table-cell office:value-type="percentage" office:value="8.1271448679629647E-3" table:formula="of:=[.C13]/[.C$2]" table:style-name="ce6">
            <text:p>0.81%</text:p>
          </table:table-cell>
          <table:table-cell office:value-type="percentage" office:value="8.1271448679629647E-3" table:formula="of:=[.D13]/[.D$2]" table:style-name="ce6">
            <text:p>0.81%</text:p>
          </table:table-cell>
          <table:table-cell office:value-type="percentage" office:value="4.0669100381558699E-3" table:formula="of:=[.E13]/[.E$2]" table:style-name="ce6">
            <text:p>0.41%</text:p>
          </table:table-cell>
          <table:table-cell office:value-type="percentage" office:value="4.0669100381558699E-3" table:formula="of:=[.F13]/[.F$2]" table:style-name="ce6">
            <text:p>0.41%</text:p>
          </table:table-cell>
          <table:table-cell office:value-type="percentage" office:value="3.6242008926630785E-4" table:formula="of:=[.G13]/[.G$2]" table:style-name="ce6">
            <text:p>0.04%</text:p>
          </table:table-cell>
          <table:table-cell office:value-type="percentage" office:value="2.1140588886239242E-4" table:formula="of:=[.H13]/[.H$2]" table:style-name="ce6">
            <text:p>0.02%</text:p>
          </table:table-cell>
          <table:table-cell office:value-type="percentage" office:value="2.9542111051780134E-3" table:formula="of:=[.I13]/[.I$2]" table:style-name="ce6">
            <text:p>0.30%</text:p>
          </table:table-cell>
          <table:table-cell office:value-type="percentage" office:value="2.9542111051780134E-3" table:formula="of:=[.J13]/[.J$2]" table:style-name="ce6">
            <text:p>0.30%</text:p>
          </table:table-cell>
          <table:table-cell office:value-type="percentage" office:value="1.9161637380569774E-4" table:formula="of:=[.K13]/[.K$2]" table:style-name="ce6">
            <text:p>0.02%</text:p>
          </table:table-cell>
          <table:table-cell office:value-type="float" office:value="50956" table:formula="of:=[.L13]" table:style-name="ce15">
            <text:p>50956.00</text:p>
          </table:table-cell>
          <table:table-cell office:value-type="float" office:value="13.42" table:formula="of:=[.M13]" table:style-name="ce15">
            <text:p>13.42</text:p>
          </table:table-cell>
          <table:table-cell office:value-type="float" office:value="52303" table:formula="of:=[.N13]" table:style-name="ce15">
            <text:p>52303.00</text:p>
          </table:table-cell>
          <table:table-cell office:value-type="float" office:value="13.22" table:formula="of:=[.O13]" table:style-name="ce15">
            <text:p>13.22</text:p>
          </table:table-cell>
          <table:table-cell table:style-name="ce1"/>
          <table:table-cell office:value-type="string" table:style-name="ce1">
            <text:p>AH_76_3</text:p>
          </table:table-cell>
          <table:table-cell table:number-columns-repeated="2" table:style-name="ce1"/>
          <table:table-cell office:value-type="percentage" office:value="5.4872836071256513E-4" table:formula="of:=[.T13]/[.T$2]" table:style-name="ce6">
            <text:p>0.05%</text:p>
          </table:table-cell>
          <table:table-cell office:value-type="percentage" office:value="5.4872836071256513E-4" table:formula="of:=[.U13]/[.U$2]" table:style-name="ce6">
            <text:p>0.05%</text:p>
          </table:table-cell>
          <table:table-cell office:value-type="percentage" office:value="5.1854388474208658E-3" table:formula="of:=[.V13]/[.V$2]" table:style-name="ce6">
            <text:p>0.52%</text:p>
          </table:table-cell>
          <table:table-cell office:value-type="percentage" office:value="1.5515341256778438E-4" table:formula="of:=[.W13]/[.W$2]" table:style-name="ce6">
            <text:p>0.02%</text:p>
          </table:table-cell>
          <table:table-cell office:value-type="percentage" office:value="3.1723271816469034E-4" table:formula="of:=[.X13]/[.X$2]" table:style-name="ce6">
            <text:p>0.03%</text:p>
          </table:table-cell>
          <table:table-cell office:value-type="percentage" office:value="3.1723271816469034E-4" table:formula="of:=[.Y13]/[.Y$2]" table:style-name="ce6">
            <text:p>0.03%</text:p>
          </table:table-cell>
          <table:table-cell office:value-type="percentage" office:value="1.3565539132544664E-4" table:formula="of:=[.Z13]/[.Z$2]" table:style-name="ce6">
            <text:p>0.01%</text:p>
          </table:table-cell>
          <table:table-cell office:value-type="float" office:value="3266" table:formula="of:=[.AA13]" table:style-name="ce15">
            <text:p>3266.00</text:p>
          </table:table-cell>
          <table:table-cell office:value-type="float" office:value="5.96" table:formula="of:=[.AB13]" table:style-name="ce15">
            <text:p>5.96</text:p>
          </table:table-cell>
          <table:table-cell office:value-type="float" office:value="3266" table:formula="of:=[.AC13]" table:style-name="ce15">
            <text:p>3266.00</text:p>
          </table:table-cell>
          <table:table-cell office:value-type="float" office:value="5.96" table:formula="of:=[.AD13]" table:style-name="ce15">
            <text:p>5.9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83_2</text:p>
          </table:table-cell>
          <table:table-cell office:value-type="percentage" office:value="7.1048498265697795E-3" table:formula="of:=[.C14]/[.C$2]" table:style-name="ce6">
            <text:p>0.71%</text:p>
          </table:table-cell>
          <table:table-cell office:value-type="percentage" office:value="7.1048498265697795E-3" table:formula="of:=[.D14]/[.D$2]" table:style-name="ce6">
            <text:p>0.71%</text:p>
          </table:table-cell>
          <table:table-cell office:value-type="percentage" office:value="5.2595744692262737E-3" table:formula="of:=[.E14]/[.E$2]" table:style-name="ce6">
            <text:p>0.53%</text:p>
          </table:table-cell>
          <table:table-cell office:value-type="percentage" office:value="5.2595744692262737E-3" table:formula="of:=[.F14]/[.F$2]" table:style-name="ce6">
            <text:p>0.53%</text:p>
          </table:table-cell>
          <table:table-cell office:value-type="percentage" office:value="4.7803528085471278E-4" table:formula="of:=[.G14]/[.G$2]" table:style-name="ce6">
            <text:p>0.05%</text:p>
          </table:table-cell>
          <table:table-cell office:value-type="percentage" office:value="1.2448534835928757E-4" table:formula="of:=[.H14]/[.H$2]" table:style-name="ce6">
            <text:p>0.01%</text:p>
          </table:table-cell>
          <table:table-cell office:value-type="percentage" office:value="3.8401978091015931E-3" table:formula="of:=[.I14]/[.I$2]" table:style-name="ce6">
            <text:p>0.38%</text:p>
          </table:table-cell>
          <table:table-cell office:value-type="percentage" office:value="3.8401978091015931E-3" table:formula="of:=[.J14]/[.J$2]" table:style-name="ce6">
            <text:p>0.38%</text:p>
          </table:table-cell>
          <table:table-cell office:value-type="percentage" office:value="1.1481649853706687E-4" table:formula="of:=[.K14]/[.K$2]" table:style-name="ce6">
            <text:p>0.01%</text:p>
          </table:table-cell>
          <table:table-cell office:value-type="float" office:value="68497" table:formula="of:=[.L14]" table:style-name="ce15">
            <text:p>68497.00</text:p>
          </table:table-cell>
          <table:table-cell office:value-type="float" office:value="12.74" table:formula="of:=[.M14]" table:style-name="ce15">
            <text:p>12.74</text:p>
          </table:table-cell>
          <table:table-cell office:value-type="float" office:value="69173" table:formula="of:=[.N14]" table:style-name="ce15">
            <text:p>69173.00</text:p>
          </table:table-cell>
          <table:table-cell office:value-type="float" office:value="12.68" table:formula="of:=[.O14]" table:style-name="ce15">
            <text:p>12.68</text:p>
          </table:table-cell>
          <table:table-cell table:style-name="ce1"/>
          <table:table-cell office:value-type="string" table:style-name="ce1">
            <text:p>AH_83_2</text:p>
          </table:table-cell>
          <table:table-cell table:number-columns-repeated="2" table:style-name="ce1"/>
          <table:table-cell office:value-type="percentage" office:value="7.0587850590869477E-4" table:formula="of:=[.T14]/[.T$2]" table:style-name="ce6">
            <text:p>0.07%</text:p>
          </table:table-cell>
          <table:table-cell office:value-type="percentage" office:value="7.0587850590869477E-4" table:formula="of:=[.U14]/[.U$2]" table:style-name="ce6">
            <text:p>0.07%</text:p>
          </table:table-cell>
          <table:table-cell office:value-type="percentage" office:value="6.6746632553417633E-3" table:formula="of:=[.V14]/[.V$2]" table:style-name="ce6">
            <text:p>0.67%</text:p>
          </table:table-cell>
          <table:table-cell office:value-type="percentage" office:value="1.9358104211446371E-5" table:formula="of:=[.W14]/[.W$2]" table:style-name="ce6">
            <text:p>0.00%</text:p>
          </table:table-cell>
          <table:table-cell office:value-type="percentage" office:value="4.1151056254216511E-4" table:formula="of:=[.X14]/[.X$2]" table:style-name="ce6">
            <text:p>0.04%</text:p>
          </table:table-cell>
          <table:table-cell office:value-type="percentage" office:value="4.1151056254216511E-4" table:formula="of:=[.Y14]/[.Y$2]" table:style-name="ce6">
            <text:p>0.04%</text:p>
          </table:table-cell>
          <table:table-cell office:value-type="percentage" office:value="1.6565593469906598E-5" table:formula="of:=[.Z14]/[.Z$2]" table:style-name="ce6">
            <text:p>0.00%</text:p>
          </table:table-cell>
          <table:table-cell office:value-type="float" office:value="4477" table:formula="of:=[.AA14]" table:style-name="ce15">
            <text:p>4477.00</text:p>
          </table:table-cell>
          <table:table-cell office:value-type="float" office:value="5.97" table:formula="of:=[.AB14]" table:style-name="ce15">
            <text:p>5.97</text:p>
          </table:table-cell>
          <table:table-cell office:value-type="float" office:value="4477" table:formula="of:=[.AC14]" table:style-name="ce15">
            <text:p>4477.00</text:p>
          </table:table-cell>
          <table:table-cell office:value-type="float" office:value="5.97" table:formula="of:=[.AD14]" table:style-name="ce15">
            <text:p>5.9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AH_97_3</text:p>
          </table:table-cell>
          <table:table-cell office:value-type="percentage" office:value="3.7937715892889584E-3" table:formula="of:=[.C15]/[.C$2]" table:style-name="ce6">
            <text:p>0.38%</text:p>
          </table:table-cell>
          <table:table-cell office:value-type="percentage" office:value="3.7937715892889584E-3" table:formula="of:=[.D15]/[.D$2]" table:style-name="ce6">
            <text:p>0.38%</text:p>
          </table:table-cell>
          <table:table-cell office:value-type="percentage" office:value="2.7026956674601021E-3" table:formula="of:=[.E15]/[.E$2]" table:style-name="ce6">
            <text:p>0.27%</text:p>
          </table:table-cell>
          <table:table-cell office:value-type="percentage" office:value="2.7026956674601021E-3" table:formula="of:=[.F15]/[.F$2]" table:style-name="ce6">
            <text:p>0.27%</text:p>
          </table:table-cell>
          <table:table-cell office:value-type="percentage" office:value="2.623648374882779E-4" table:formula="of:=[.G15]/[.G$2]" table:style-name="ce6">
            <text:p>0.03%</text:p>
          </table:table-cell>
          <table:table-cell office:value-type="percentage" office:value="8.6416256204267295E-5" table:formula="of:=[.H15]/[.H$2]" table:style-name="ce6">
            <text:p>0.01%</text:p>
          </table:table-cell>
          <table:table-cell office:value-type="percentage" office:value="1.9541249775006857E-3" table:formula="of:=[.I15]/[.I$2]" table:style-name="ce6">
            <text:p>0.20%</text:p>
          </table:table-cell>
          <table:table-cell office:value-type="percentage" office:value="1.9541249775006857E-3" table:formula="of:=[.J15]/[.J$2]" table:style-name="ce6">
            <text:p>0.20%</text:p>
          </table:table-cell>
          <table:table-cell office:value-type="percentage" office:value="8.0280311412053083E-5" table:formula="of:=[.K15]/[.K$2]" table:style-name="ce6">
            <text:p>0.01%</text:p>
          </table:table-cell>
          <table:table-cell office:value-type="float" office:value="34507" table:formula="of:=[.L15]" table:style-name="ce15">
            <text:p>34507.00</text:p>
          </table:table-cell>
          <table:table-cell office:value-type="float" office:value="12.98" table:formula="of:=[.M15]" table:style-name="ce15">
            <text:p>12.98</text:p>
          </table:table-cell>
          <table:table-cell office:value-type="float" office:value="34862" table:formula="of:=[.N15]" table:style-name="ce15">
            <text:p>34862.00</text:p>
          </table:table-cell>
          <table:table-cell office:value-type="float" office:value="12.93" table:formula="of:=[.O15]" table:style-name="ce15">
            <text:p>12.93</text:p>
          </table:table-cell>
          <table:table-cell table:style-name="ce1"/>
          <table:table-cell office:value-type="string" table:style-name="ce1">
            <text:p>AH_97_3</text:p>
          </table:table-cell>
          <table:table-cell table:number-columns-repeated="2" table:style-name="ce1"/>
          <table:table-cell office:value-type="percentage" office:value="3.593827237207082E-4" table:formula="of:=[.T15]/[.T$2]" table:style-name="ce6">
            <text:p>0.04%</text:p>
          </table:table-cell>
          <table:table-cell office:value-type="percentage" office:value="3.593827237207082E-4" table:formula="of:=[.U15]/[.U$2]" table:style-name="ce6">
            <text:p>0.04%</text:p>
          </table:table-cell>
          <table:table-cell office:value-type="percentage" office:value="3.5029132314472865E-3" table:formula="of:=[.V15]/[.V$2]" table:style-name="ce6">
            <text:p>0.35%</text:p>
          </table:table-cell>
          <table:table-cell office:value-type="percentage" office:value="4.039812773173246E-5" table:formula="of:=[.W15]/[.W$2]" table:style-name="ce6">
            <text:p>0.00%</text:p>
          </table:table-cell>
          <table:table-cell office:value-type="percentage" office:value="2.123619885734833E-4" table:formula="of:=[.X15]/[.X$2]" table:style-name="ce6">
            <text:p>0.02%</text:p>
          </table:table-cell>
          <table:table-cell office:value-type="percentage" office:value="2.123619885734833E-4" table:formula="of:=[.Y15]/[.Y$2]" table:style-name="ce6">
            <text:p>0.02%</text:p>
          </table:table-cell>
          <table:table-cell office:value-type="percentage" office:value="3.5670098062862405E-5" table:formula="of:=[.Z15]/[.Z$2]" table:style-name="ce6">
            <text:p>0.00%</text:p>
          </table:table-cell>
          <table:table-cell office:value-type="float" office:value="1847" table:formula="of:=[.AA15]" table:style-name="ce15">
            <text:p>1847.00</text:p>
          </table:table-cell>
          <table:table-cell office:value-type="float" office:value="6.47" table:formula="of:=[.AB15]" table:style-name="ce15">
            <text:p>6.47</text:p>
          </table:table-cell>
          <table:table-cell office:value-type="float" office:value="1847" table:formula="of:=[.AC15]" table:style-name="ce15">
            <text:p>1847.00</text:p>
          </table:table-cell>
          <table:table-cell office:value-type="float" office:value="6.47" table:formula="of:=[.AD15]" table:style-name="ce15">
            <text:p>6.4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2928</text:p>
          </table:table-cell>
          <table:table-cell office:value-type="percentage" office:value="6.0585327799354358E-3" table:formula="of:=[.C16]/[.C$2]" table:style-name="ce6">
            <text:p>0.61%</text:p>
          </table:table-cell>
          <table:table-cell office:value-type="percentage" office:value="6.0585327799354358E-3" table:formula="of:=[.D16]/[.D$2]" table:style-name="ce6">
            <text:p>0.61%</text:p>
          </table:table-cell>
          <table:table-cell office:value-type="percentage" office:value="4.4202530100431016E-3" table:formula="of:=[.E16]/[.E$2]" table:style-name="ce6">
            <text:p>0.44%</text:p>
          </table:table-cell>
          <table:table-cell office:value-type="percentage" office:value="4.4202530100431016E-3" table:formula="of:=[.F16]/[.F$2]" table:style-name="ce6">
            <text:p>0.44%</text:p>
          </table:table-cell>
          <table:table-cell office:value-type="percentage" office:value="4.3042268121764536E-4" table:formula="of:=[.G16]/[.G$2]" table:style-name="ce6">
            <text:p>0.04%</text:p>
          </table:table-cell>
          <table:table-cell office:value-type="percentage" office:value="1.0472206774588501E-4" table:formula="of:=[.H16]/[.H$2]" table:style-name="ce6">
            <text:p>0.01%</text:p>
          </table:table-cell>
          <table:table-cell office:value-type="percentage" office:value="3.2857415949369135E-3" table:formula="of:=[.I16]/[.I$2]" table:style-name="ce6">
            <text:p>0.33%</text:p>
          </table:table-cell>
          <table:table-cell office:value-type="percentage" office:value="3.2857415949369135E-3" table:formula="of:=[.J16]/[.J$2]" table:style-name="ce6">
            <text:p>0.33%</text:p>
          </table:table-cell>
          <table:table-cell office:value-type="percentage" office:value="9.7184037706613761E-5" table:formula="of:=[.K16]/[.K$2]" table:style-name="ce6">
            <text:p>0.01%</text:p>
          </table:table-cell>
          <table:table-cell office:value-type="float" office:value="53499" table:formula="of:=[.L16]" table:style-name="ce15">
            <text:p>53499.00</text:p>
          </table:table-cell>
          <table:table-cell office:value-type="float" office:value="13.26" table:formula="of:=[.M16]" table:style-name="ce15">
            <text:p>13.26</text:p>
          </table:table-cell>
          <table:table-cell office:value-type="float" office:value="54021" table:formula="of:=[.N16]" table:style-name="ce15">
            <text:p>54021.00</text:p>
          </table:table-cell>
          <table:table-cell office:value-type="float" office:value="13.19" table:formula="of:=[.O16]" table:style-name="ce15">
            <text:p>13.19</text:p>
          </table:table-cell>
          <table:table-cell table:style-name="ce1"/>
          <table:table-cell office:value-type="string" table:style-name="ce1">
            <text:p>MPFC2928</text:p>
          </table:table-cell>
          <table:table-cell table:number-columns-repeated="2" table:style-name="ce1"/>
          <table:table-cell office:value-type="percentage" office:value="6.2175630602341679E-4" table:formula="of:=[.T16]/[.T$2]" table:style-name="ce6">
            <text:p>0.06%</text:p>
          </table:table-cell>
          <table:table-cell office:value-type="percentage" office:value="6.2175630602341679E-4" table:formula="of:=[.U16]/[.U$2]" table:style-name="ce6">
            <text:p>0.06%</text:p>
          </table:table-cell>
          <table:table-cell office:value-type="percentage" office:value="5.7616113507551392E-3" table:formula="of:=[.V16]/[.V$2]" table:style-name="ce6">
            <text:p>0.58%</text:p>
          </table:table-cell>
          <table:table-cell office:value-type="percentage" office:value="2.9827396047891303E-4" table:formula="of:=[.W16]/[.W$2]" table:style-name="ce6">
            <text:p>0.03%</text:p>
          </table:table-cell>
          <table:table-cell office:value-type="percentage" office:value="3.9646948172134547E-4" table:formula="of:=[.X16]/[.X$2]" table:style-name="ce6">
            <text:p>0.04%</text:p>
          </table:table-cell>
          <table:table-cell office:value-type="percentage" office:value="3.9646948172134547E-4" table:formula="of:=[.Y16]/[.Y$2]" table:style-name="ce6">
            <text:p>0.04%</text:p>
          </table:table-cell>
          <table:table-cell office:value-type="percentage" office:value="2.5675066662376268E-4" table:formula="of:=[.Z16]/[.Z$2]" table:style-name="ce6">
            <text:p>0.03%</text:p>
          </table:table-cell>
          <table:table-cell office:value-type="float" office:value="5460" table:formula="of:=[.AA16]" table:style-name="ce15">
            <text:p>5460.00</text:p>
          </table:table-cell>
          <table:table-cell office:value-type="float" office:value="5.29" table:formula="of:=[.AB16]" table:style-name="ce15">
            <text:p>5.29</text:p>
          </table:table-cell>
          <table:table-cell office:value-type="float" office:value="5460" table:formula="of:=[.AC16]" table:style-name="ce15">
            <text:p>5460.00</text:p>
          </table:table-cell>
          <table:table-cell office:value-type="float" office:value="5.29" table:formula="of:=[.AD16]" table:style-name="ce15">
            <text:p>5.2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2964</text:p>
          </table:table-cell>
          <table:table-cell office:value-type="percentage" office:value="8.191681598461599E-3" table:formula="of:=[.C17]/[.C$2]" table:style-name="ce6">
            <text:p>0.82%</text:p>
          </table:table-cell>
          <table:table-cell office:value-type="percentage" office:value="8.191681598461599E-3" table:formula="of:=[.D17]/[.D$2]" table:style-name="ce6">
            <text:p>0.82%</text:p>
          </table:table-cell>
          <table:table-cell office:value-type="percentage" office:value="6.0326947682308339E-3" table:formula="of:=[.E17]/[.E$2]" table:style-name="ce6">
            <text:p>0.60%</text:p>
          </table:table-cell>
          <table:table-cell office:value-type="percentage" office:value="6.0326947682308339E-3" table:formula="of:=[.F17]/[.F$2]" table:style-name="ce6">
            <text:p>0.60%</text:p>
          </table:table-cell>
          <table:table-cell office:value-type="percentage" office:value="5.5871785373057855E-4" table:formula="of:=[.G17]/[.G$2]" table:style-name="ce6">
            <text:p>0.06%</text:p>
          </table:table-cell>
          <table:table-cell office:value-type="percentage" office:value="1.568236721240498E-4" table:formula="of:=[.H17]/[.H$2]" table:style-name="ce6">
            <text:p>0.02%</text:p>
          </table:table-cell>
          <table:table-cell office:value-type="percentage" office:value="4.5377949757444058E-3" table:formula="of:=[.I17]/[.I$2]" table:style-name="ce6">
            <text:p>0.45%</text:p>
          </table:table-cell>
          <table:table-cell office:value-type="percentage" office:value="4.5377949757444058E-3" table:formula="of:=[.J17]/[.J$2]" table:style-name="ce6">
            <text:p>0.45%</text:p>
          </table:table-cell>
          <table:table-cell office:value-type="percentage" office:value="1.4577022668363352E-4" table:formula="of:=[.K17]/[.K$2]" table:style-name="ce6">
            <text:p>0.01%</text:p>
          </table:table-cell>
          <table:table-cell office:value-type="float" office:value="87657" table:formula="of:=[.L17]" table:style-name="ce15">
            <text:p>87657.00</text:p>
          </table:table-cell>
          <table:table-cell office:value-type="float" office:value="10.87" table:formula="of:=[.M17]" table:style-name="ce15">
            <text:p>10.87</text:p>
          </table:table-cell>
          <table:table-cell office:value-type="float" office:value="88162" table:formula="of:=[.N17]" table:style-name="ce15">
            <text:p>88162.00</text:p>
          </table:table-cell>
          <table:table-cell office:value-type="float" office:value="10.84" table:formula="of:=[.O17]" table:style-name="ce15">
            <text:p>10.84</text:p>
          </table:table-cell>
          <table:table-cell table:style-name="ce1"/>
          <table:table-cell office:value-type="string" table:style-name="ce1">
            <text:p>MPFC2964</text:p>
          </table:table-cell>
          <table:table-cell table:number-columns-repeated="2" table:style-name="ce1"/>
          <table:table-cell office:value-type="percentage" office:value="8.4051075394574843E-4" table:formula="of:=[.T17]/[.T$2]" table:style-name="ce6">
            <text:p>0.08%</text:p>
          </table:table-cell>
          <table:table-cell office:value-type="percentage" office:value="8.4051075394574843E-4" table:formula="of:=[.U17]/[.U$2]" table:style-name="ce6">
            <text:p>0.08%</text:p>
          </table:table-cell>
          <table:table-cell office:value-type="percentage" office:value="7.7231140366971996E-3" table:formula="of:=[.V17]/[.V$2]" table:style-name="ce6">
            <text:p>0.77%</text:p>
          </table:table-cell>
          <table:table-cell office:value-type="percentage" office:value="1.6028661863861062E-4" table:formula="of:=[.W17]/[.W$2]" table:style-name="ce6">
            <text:p>0.02%</text:p>
          </table:table-cell>
          <table:table-cell office:value-type="percentage" office:value="5.5271016621668135E-4" table:formula="of:=[.X17]/[.X$2]" table:style-name="ce6">
            <text:p>0.06%</text:p>
          </table:table-cell>
          <table:table-cell office:value-type="percentage" office:value="5.5271016621668135E-4" table:formula="of:=[.Y17]/[.Y$2]" table:style-name="ce6">
            <text:p>0.06%</text:p>
          </table:table-cell>
          <table:table-cell office:value-type="percentage" office:value="1.3887931291223473E-4" table:formula="of:=[.Z17]/[.Z$2]" table:style-name="ce6">
            <text:p>0.01%</text:p>
          </table:table-cell>
          <table:table-cell office:value-type="float" office:value="5868" table:formula="of:=[.AA17]" table:style-name="ce15">
            <text:p>5868.00</text:p>
          </table:table-cell>
          <table:table-cell office:value-type="float" office:value="5.58" table:formula="of:=[.AB17]" table:style-name="ce15">
            <text:p>5.58</text:p>
          </table:table-cell>
          <table:table-cell office:value-type="float" office:value="5868" table:formula="of:=[.AC17]" table:style-name="ce15">
            <text:p>5868.00</text:p>
          </table:table-cell>
          <table:table-cell office:value-type="float" office:value="5.58" table:formula="of:=[.AD17]" table:style-name="ce15">
            <text:p>5.5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2998</text:p>
          </table:table-cell>
          <table:table-cell office:value-type="percentage" office:value="1.7066257415569844E-2" table:formula="of:=[.C18]/[.C$2]" table:style-name="ce6">
            <text:p>1.71%</text:p>
          </table:table-cell>
          <table:table-cell office:value-type="percentage" office:value="1.7066257415569844E-2" table:formula="of:=[.D18]/[.D$2]" table:style-name="ce6">
            <text:p>1.71%</text:p>
          </table:table-cell>
          <table:table-cell office:value-type="percentage" office:value="4.0937099794478493E-3" table:formula="of:=[.E18]/[.E$2]" table:style-name="ce6">
            <text:p>0.41%</text:p>
          </table:table-cell>
          <table:table-cell office:value-type="percentage" office:value="4.0937099794478493E-3" table:formula="of:=[.F18]/[.F$2]" table:style-name="ce6">
            <text:p>0.41%</text:p>
          </table:table-cell>
          <table:table-cell office:value-type="percentage" office:value="4.3069085552685374E-4" table:formula="of:=[.G18]/[.G$2]" table:style-name="ce6">
            <text:p>0.04%</text:p>
          </table:table-cell>
          <table:table-cell office:value-type="percentage" office:value="2.4197193023586428E-4" table:formula="of:=[.H18]/[.H$2]" table:style-name="ce6">
            <text:p>0.02%</text:p>
          </table:table-cell>
          <table:table-cell office:value-type="percentage" office:value="3.0112389550188113E-3" table:formula="of:=[.I18]/[.I$2]" table:style-name="ce6">
            <text:p>0.30%</text:p>
          </table:table-cell>
          <table:table-cell office:value-type="percentage" office:value="3.0112389550188113E-3" table:formula="of:=[.J18]/[.J$2]" table:style-name="ce6">
            <text:p>0.30%</text:p>
          </table:table-cell>
          <table:table-cell office:value-type="percentage" office:value="2.2010406428280441E-4" table:formula="of:=[.K18]/[.K$2]" table:style-name="ce6">
            <text:p>0.02%</text:p>
          </table:table-cell>
          <table:table-cell office:value-type="float" office:value="59601" table:formula="of:=[.L18]" table:style-name="ce15">
            <text:p>59601.00</text:p>
          </table:table-cell>
          <table:table-cell office:value-type="float" office:value="10.71" table:formula="of:=[.M18]" table:style-name="ce15">
            <text:p>10.71</text:p>
          </table:table-cell>
          <table:table-cell office:value-type="float" office:value="61154" table:formula="of:=[.N18]" table:style-name="ce15">
            <text:p>61154.00</text:p>
          </table:table-cell>
          <table:table-cell office:value-type="float" office:value="10.59" table:formula="of:=[.O18]" table:style-name="ce15">
            <text:p>10.59</text:p>
          </table:table-cell>
          <table:table-cell table:style-name="ce1"/>
          <table:table-cell office:value-type="string" table:style-name="ce1">
            <text:p>MPFC2998</text:p>
          </table:table-cell>
          <table:table-cell table:number-columns-repeated="2" table:style-name="ce1"/>
          <table:table-cell office:value-type="percentage" office:value="6.3730167114307401E-4" table:formula="of:=[.T18]/[.T$2]" table:style-name="ce6">
            <text:p>0.06%</text:p>
          </table:table-cell>
          <table:table-cell office:value-type="percentage" office:value="6.3730167114307401E-4" table:formula="of:=[.U18]/[.U$2]" table:style-name="ce6">
            <text:p>0.06%</text:p>
          </table:table-cell>
          <table:table-cell office:value-type="percentage" office:value="5.790463408500192E-3" table:formula="of:=[.V18]/[.V$2]" table:style-name="ce6">
            <text:p>0.58%</text:p>
          </table:table-cell>
          <table:table-cell office:value-type="percentage" office:value="1.2478791893859011E-2" table:formula="of:=[.W18]/[.W$2]" table:style-name="ce6">
            <text:p>1.25%</text:p>
          </table:table-cell>
          <table:table-cell office:value-type="percentage" office:value="4.1821783521051899E-4" table:formula="of:=[.X18]/[.X$2]" table:style-name="ce6">
            <text:p>0.04%</text:p>
          </table:table-cell>
          <table:table-cell office:value-type="percentage" office:value="4.1821783521051899E-4" table:formula="of:=[.Y18]/[.Y$2]" table:style-name="ce6">
            <text:p>0.04%</text:p>
          </table:table-cell>
          <table:table-cell office:value-type="percentage" office:value="1.0034097401486261E-2" table:formula="of:=[.Z18]/[.Z$2]" table:style-name="ce6">
            <text:p>1.00%</text:p>
          </table:table-cell>
          <table:table-cell office:value-type="float" office:value="3566" table:formula="of:=[.AA18]" table:style-name="ce15">
            <text:p>3566.00</text:p>
          </table:table-cell>
          <table:table-cell office:value-type="float" office:value="6.12" table:formula="of:=[.AB18]" table:style-name="ce15">
            <text:p>6.12</text:p>
          </table:table-cell>
          <table:table-cell office:value-type="float" office:value="3566" table:formula="of:=[.AC18]" table:style-name="ce15">
            <text:p>3566.00</text:p>
          </table:table-cell>
          <table:table-cell office:value-type="float" office:value="6.47" table:formula="of:=[.AD18]" table:style-name="ce15">
            <text:p>6.4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093</text:p>
          </table:table-cell>
          <table:table-cell office:value-type="percentage" office:value="9.2640232128417318E-3" table:formula="of:=[.C19]/[.C$2]" table:style-name="ce6">
            <text:p>0.93%</text:p>
          </table:table-cell>
          <table:table-cell office:value-type="percentage" office:value="9.2640232128417318E-3" table:formula="of:=[.D19]/[.D$2]" table:style-name="ce6">
            <text:p>0.93%</text:p>
          </table:table-cell>
          <table:table-cell office:value-type="percentage" office:value="6.8510111831514434E-3" table:formula="of:=[.E19]/[.E$2]" table:style-name="ce6">
            <text:p>0.69%</text:p>
          </table:table-cell>
          <table:table-cell office:value-type="percentage" office:value="6.8510111831514434E-3" table:formula="of:=[.F19]/[.F$2]" table:style-name="ce6">
            <text:p>0.69%</text:p>
          </table:table-cell>
          <table:table-cell office:value-type="percentage" office:value="5.955830764323045E-4" table:formula="of:=[.G19]/[.G$2]" table:style-name="ce6">
            <text:p>0.06%</text:p>
          </table:table-cell>
          <table:table-cell office:value-type="percentage" office:value="1.5559356822746339E-4" table:formula="of:=[.H19]/[.H$2]" table:style-name="ce6">
            <text:p>0.02%</text:p>
          </table:table-cell>
          <table:table-cell office:value-type="percentage" office:value="5.111711316955557E-3" table:formula="of:=[.I19]/[.I$2]" table:style-name="ce6">
            <text:p>0.51%</text:p>
          </table:table-cell>
          <table:table-cell office:value-type="percentage" office:value="5.111711316955557E-3" table:formula="of:=[.J19]/[.J$2]" table:style-name="ce6">
            <text:p>0.51%</text:p>
          </table:table-cell>
          <table:table-cell office:value-type="percentage" office:value="1.4505606683845894E-4" table:formula="of:=[.K19]/[.K$2]" table:style-name="ce6">
            <text:p>0.01%</text:p>
          </table:table-cell>
          <table:table-cell office:value-type="float" office:value="67086" table:formula="of:=[.L19]" table:style-name="ce15">
            <text:p>67086.00</text:p>
          </table:table-cell>
          <table:table-cell office:value-type="float" office:value="16.989999999999998" table:formula="of:=[.M19]" table:style-name="ce15">
            <text:p>16.99</text:p>
          </table:table-cell>
          <table:table-cell office:value-type="float" office:value="68032" table:formula="of:=[.N19]" table:style-name="ce15">
            <text:p>68032.00</text:p>
          </table:table-cell>
          <table:table-cell office:value-type="float" office:value="16.829999999999998" table:formula="of:=[.O19]" table:style-name="ce15">
            <text:p>16.83</text:p>
          </table:table-cell>
          <table:table-cell table:style-name="ce1"/>
          <table:table-cell office:value-type="string" table:style-name="ce1">
            <text:p>MPFC3093</text:p>
          </table:table-cell>
          <table:table-cell table:number-columns-repeated="2" table:style-name="ce1"/>
          <table:table-cell office:value-type="percentage" office:value="9.1034975692753483E-4" table:formula="of:=[.T19]/[.T$2]" table:style-name="ce6">
            <text:p>0.09%</text:p>
          </table:table-cell>
          <table:table-cell office:value-type="percentage" office:value="9.1034975692753483E-4" table:formula="of:=[.U19]/[.U$2]" table:style-name="ce6">
            <text:p>0.09%</text:p>
          </table:table-cell>
          <table:table-cell office:value-type="percentage" office:value="8.3228246655407991E-3" table:formula="of:=[.V19]/[.V$2]" table:style-name="ce6">
            <text:p>0.83%</text:p>
          </table:table-cell>
          <table:table-cell office:value-type="percentage" office:value="2.4733250148188898E-5" table:formula="of:=[.W19]/[.W$2]" table:style-name="ce6">
            <text:p>0.00%</text:p>
          </table:table-cell>
          <table:table-cell office:value-type="percentage" office:value="5.726716626238466E-4" table:formula="of:=[.X19]/[.X$2]" table:style-name="ce6">
            <text:p>0.06%</text:p>
          </table:table-cell>
          <table:table-cell office:value-type="percentage" office:value="5.726716626238466E-4" table:formula="of:=[.Y19]/[.Y$2]" table:style-name="ce6">
            <text:p>0.06%</text:p>
          </table:table-cell>
          <table:table-cell office:value-type="percentage" office:value="2.1471434365534404E-5" table:formula="of:=[.Z19]/[.Z$2]" table:style-name="ce6">
            <text:p>0.00%</text:p>
          </table:table-cell>
          <table:table-cell office:value-type="float" office:value="9957" table:formula="of:=[.AA19]" table:style-name="ce15">
            <text:p>9957.00</text:p>
          </table:table-cell>
          <table:table-cell office:value-type="float" office:value="5.15" table:formula="of:=[.AB19]" table:style-name="ce15">
            <text:p>5.15</text:p>
          </table:table-cell>
          <table:table-cell office:value-type="float" office:value="9957" table:formula="of:=[.AC19]" table:style-name="ce15">
            <text:p>9957.00</text:p>
          </table:table-cell>
          <table:table-cell office:value-type="float" office:value="5.15" table:formula="of:=[.AD19]" table:style-name="ce15">
            <text:p>5.1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280</text:p>
          </table:table-cell>
          <table:table-cell office:value-type="percentage" office:value="6.5458113296434084E-3" table:formula="of:=[.C20]/[.C$2]" table:style-name="ce6">
            <text:p>0.65%</text:p>
          </table:table-cell>
          <table:table-cell office:value-type="percentage" office:value="6.5458113296434084E-3" table:formula="of:=[.D20]/[.D$2]" table:style-name="ce6">
            <text:p>0.65%</text:p>
          </table:table-cell>
          <table:table-cell office:value-type="percentage" office:value="4.35125059430852E-3" table:formula="of:=[.E20]/[.E$2]" table:style-name="ce6">
            <text:p>0.44%</text:p>
          </table:table-cell>
          <table:table-cell office:value-type="percentage" office:value="4.35125059430852E-3" table:formula="of:=[.F20]/[.F$2]" table:style-name="ce6">
            <text:p>0.44%</text:p>
          </table:table-cell>
          <table:table-cell office:value-type="percentage" office:value="4.2835016019756726E-4" table:formula="of:=[.G20]/[.G$2]" table:style-name="ce6">
            <text:p>0.04%</text:p>
          </table:table-cell>
          <table:table-cell office:value-type="percentage" office:value="1.4106260158176843E-4" table:formula="of:=[.H20]/[.H$2]" table:style-name="ce6">
            <text:p>0.01%</text:p>
          </table:table-cell>
          <table:table-cell office:value-type="percentage" office:value="3.1977425273206875E-3" table:formula="of:=[.I20]/[.I$2]" table:style-name="ce6">
            <text:p>0.32%</text:p>
          </table:table-cell>
          <table:table-cell office:value-type="percentage" office:value="3.1977425273206875E-3" table:formula="of:=[.J20]/[.J$2]" table:style-name="ce6">
            <text:p>0.32%</text:p>
          </table:table-cell>
          <table:table-cell office:value-type="percentage" office:value="1.2703300429676748E-4" table:formula="of:=[.K20]/[.K$2]" table:style-name="ce6">
            <text:p>0.01%</text:p>
          </table:table-cell>
          <table:table-cell office:value-type="float" office:value="63629" table:formula="of:=[.L20]" table:style-name="ce15">
            <text:p>63629.00</text:p>
          </table:table-cell>
          <table:table-cell office:value-type="float" office:value="9.9" table:formula="of:=[.M20]" table:style-name="ce15">
            <text:p>9.90</text:p>
          </table:table-cell>
          <table:table-cell office:value-type="float" office:value="63908" table:formula="of:=[.N20]" table:style-name="ce15">
            <text:p>63908.00</text:p>
          </table:table-cell>
          <table:table-cell office:value-type="float" office:value="9.9" table:formula="of:=[.O20]" table:style-name="ce15">
            <text:p>9.90</text:p>
          </table:table-cell>
          <table:table-cell table:style-name="ce1"/>
          <table:table-cell office:value-type="string" table:style-name="ce1">
            <text:p>MPFC3280</text:p>
          </table:table-cell>
          <table:table-cell table:number-columns-repeated="2" table:style-name="ce1"/>
          <table:table-cell office:value-type="percentage" office:value="6.0887810930512591E-4" table:formula="of:=[.T20]/[.T$2]" table:style-name="ce6">
            <text:p>0.06%</text:p>
          </table:table-cell>
          <table:table-cell office:value-type="percentage" office:value="6.0887810930512591E-4" table:formula="of:=[.U20]/[.U$2]" table:style-name="ce6">
            <text:p>0.06%</text:p>
          </table:table-cell>
          <table:table-cell office:value-type="percentage" office:value="5.4678555443987593E-3" table:formula="of:=[.V20]/[.V$2]" table:style-name="ce6">
            <text:p>0.55%</text:p>
          </table:table-cell>
          <table:table-cell office:value-type="percentage" office:value="6.2951004148531224E-5" table:formula="of:=[.W20]/[.W$2]" table:style-name="ce6">
            <text:p>0.01%</text:p>
          </table:table-cell>
          <table:table-cell office:value-type="percentage" office:value="4.0737718025458329E-4" table:formula="of:=[.X20]/[.X$2]" table:style-name="ce6">
            <text:p>0.04%</text:p>
          </table:table-cell>
          <table:table-cell office:value-type="percentage" office:value="4.0737718025458329E-4" table:formula="of:=[.Y20]/[.Y$2]" table:style-name="ce6">
            <text:p>0.04%</text:p>
          </table:table-cell>
          <table:table-cell office:value-type="percentage" office:value="5.3783523687004517E-5" table:formula="of:=[.Z20]/[.Z$2]" table:style-name="ce6">
            <text:p>0.01%</text:p>
          </table:table-cell>
          <table:table-cell office:value-type="float" office:value="3846" table:formula="of:=[.AA20]" table:style-name="ce15">
            <text:p>3846.00</text:p>
          </table:table-cell>
          <table:table-cell office:value-type="float" office:value="5.79" table:formula="of:=[.AB20]" table:style-name="ce15">
            <text:p>5.79</text:p>
          </table:table-cell>
          <table:table-cell office:value-type="float" office:value="3846" table:formula="of:=[.AC20]" table:style-name="ce15">
            <text:p>3846.00</text:p>
          </table:table-cell>
          <table:table-cell office:value-type="float" office:value="5.79" table:formula="of:=[.AD20]" table:style-name="ce15">
            <text:p>5.7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366</text:p>
          </table:table-cell>
          <table:table-cell office:value-type="percentage" office:value="9.3859171811913854E-3" table:formula="of:=[.C21]/[.C$2]" table:style-name="ce6">
            <text:p>0.94%</text:p>
          </table:table-cell>
          <table:table-cell office:value-type="percentage" office:value="9.3859171811913854E-3" table:formula="of:=[.D21]/[.D$2]" table:style-name="ce6">
            <text:p>0.94%</text:p>
          </table:table-cell>
          <table:table-cell office:value-type="percentage" office:value="6.4984290101196829E-3" table:formula="of:=[.E21]/[.E$2]" table:style-name="ce6">
            <text:p>0.65%</text:p>
          </table:table-cell>
          <table:table-cell office:value-type="percentage" office:value="6.4984290101196829E-3" table:formula="of:=[.F21]/[.F$2]" table:style-name="ce6">
            <text:p>0.65%</text:p>
          </table:table-cell>
          <table:table-cell office:value-type="percentage" office:value="5.5660452357649047E-4" table:formula="of:=[.G21]/[.G$2]" table:style-name="ce6">
            <text:p>0.06%</text:p>
          </table:table-cell>
          <table:table-cell office:value-type="percentage" office:value="1.212118728240588E-4" table:formula="of:=[.H21]/[.H$2]" table:style-name="ce6">
            <text:p>0.01%</text:p>
          </table:table-cell>
          <table:table-cell office:value-type="percentage" office:value="4.825210791638522E-3" table:formula="of:=[.I21]/[.I$2]" table:style-name="ce6">
            <text:p>0.48%</text:p>
          </table:table-cell>
          <table:table-cell office:value-type="percentage" office:value="4.825210791638522E-3" table:formula="of:=[.J21]/[.J$2]" table:style-name="ce6">
            <text:p>0.48%</text:p>
          </table:table-cell>
          <table:table-cell office:value-type="percentage" office:value="1.1537325172248869E-4" table:formula="of:=[.K21]/[.K$2]" table:style-name="ce6">
            <text:p>0.01%</text:p>
          </table:table-cell>
          <table:table-cell office:value-type="float" office:value="63937" table:formula="of:=[.L21]" table:style-name="ce15">
            <text:p>63937.00</text:p>
          </table:table-cell>
          <table:table-cell office:value-type="float" office:value="17.18" table:formula="of:=[.M21]" table:style-name="ce15">
            <text:p>17.18</text:p>
          </table:table-cell>
          <table:table-cell office:value-type="float" office:value="64792" table:formula="of:=[.N21]" table:style-name="ce15">
            <text:p>64792.00</text:p>
          </table:table-cell>
          <table:table-cell office:value-type="float" office:value="17.02" table:formula="of:=[.O21]" table:style-name="ce15">
            <text:p>17.02</text:p>
          </table:table-cell>
          <table:table-cell table:style-name="ce1"/>
          <table:table-cell office:value-type="string" table:style-name="ce1">
            <text:p>MPFC3366</text:p>
          </table:table-cell>
          <table:table-cell table:number-columns-repeated="2" table:style-name="ce1"/>
          <table:table-cell office:value-type="percentage" office:value="8.6413632759938083E-4" table:formula="of:=[.T21]/[.T$2]" table:style-name="ce6">
            <text:p>0.09%</text:p>
          </table:table-cell>
          <table:table-cell office:value-type="percentage" office:value="8.6413632759938083E-4" table:formula="of:=[.U21]/[.U$2]" table:style-name="ce6">
            <text:p>0.09%</text:p>
          </table:table-cell>
          <table:table-cell office:value-type="percentage" office:value="8.0053004535617523E-3" table:formula="of:=[.V21]/[.V$2]" table:style-name="ce6">
            <text:p>0.80%</text:p>
          </table:table-cell>
          <table:table-cell office:value-type="percentage" office:value="1.1238252518718618E-4" table:formula="of:=[.W21]/[.W$2]" table:style-name="ce6">
            <text:p>0.01%</text:p>
          </table:table-cell>
          <table:table-cell office:value-type="percentage" office:value="5.2344127231709805E-4" table:formula="of:=[.X21]/[.X$2]" table:style-name="ce6">
            <text:p>0.05%</text:p>
          </table:table-cell>
          <table:table-cell office:value-type="percentage" office:value="5.2344127231709805E-4" table:formula="of:=[.Y21]/[.Y$2]" table:style-name="ce6">
            <text:p>0.05%</text:p>
          </table:table-cell>
          <table:table-cell office:value-type="percentage" office:value="9.8597782706245078E-5" table:formula="of:=[.Z21]/[.Z$2]" table:style-name="ce6">
            <text:p>0.01%</text:p>
          </table:table-cell>
          <table:table-cell office:value-type="float" office:value="8986" table:formula="of:=[.AA21]" table:style-name="ce15">
            <text:p>8986.00</text:p>
          </table:table-cell>
          <table:table-cell office:value-type="float" office:value="5.35" table:formula="of:=[.AB21]" table:style-name="ce15">
            <text:p>5.35</text:p>
          </table:table-cell>
          <table:table-cell office:value-type="float" office:value="8986" table:formula="of:=[.AC21]" table:style-name="ce15">
            <text:p>8986.00</text:p>
          </table:table-cell>
          <table:table-cell office:value-type="float" office:value="5.35" table:formula="of:=[.AD21]" table:style-name="ce15">
            <text:p>5.3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3999</text:p>
          </table:table-cell>
          <table:table-cell office:value-type="percentage" office:value="5.8075099667637877E-3" table:formula="of:=[.C22]/[.C$2]" table:style-name="ce6">
            <text:p>0.58%</text:p>
          </table:table-cell>
          <table:table-cell office:value-type="percentage" office:value="5.8075099667637877E-3" table:formula="of:=[.D22]/[.D$2]" table:style-name="ce6">
            <text:p>0.58%</text:p>
          </table:table-cell>
          <table:table-cell office:value-type="percentage" office:value="4.2510466806851676E-3" table:formula="of:=[.E22]/[.E$2]" table:style-name="ce6">
            <text:p>0.43%</text:p>
          </table:table-cell>
          <table:table-cell office:value-type="percentage" office:value="4.2510466806851676E-3" table:formula="of:=[.F22]/[.F$2]" table:style-name="ce6">
            <text:p>0.43%</text:p>
          </table:table-cell>
          <table:table-cell office:value-type="percentage" office:value="3.6317797318363595E-4" table:formula="of:=[.G22]/[.G$2]" table:style-name="ce6">
            <text:p>0.04%</text:p>
          </table:table-cell>
          <table:table-cell office:value-type="percentage" office:value="8.3154440421612805E-5" table:formula="of:=[.H22]/[.H$2]" table:style-name="ce6">
            <text:p>0.01%</text:p>
          </table:table-cell>
          <table:table-cell office:value-type="percentage" office:value="3.0880417452255858E-3" table:formula="of:=[.I22]/[.I$2]" table:style-name="ce6">
            <text:p>0.31%</text:p>
          </table:table-cell>
          <table:table-cell office:value-type="percentage" office:value="3.0880417452255858E-3" table:formula="of:=[.J22]/[.J$2]" table:style-name="ce6">
            <text:p>0.31%</text:p>
          </table:table-cell>
          <table:table-cell office:value-type="percentage" office:value="7.854009334034197E-5" table:formula="of:=[.K22]/[.K$2]" table:style-name="ce6">
            <text:p>0.01%</text:p>
          </table:table-cell>
          <table:table-cell office:value-type="float" office:value="45146" table:formula="of:=[.L22]" table:style-name="ce15">
            <text:p>45146.00</text:p>
          </table:table-cell>
          <table:table-cell office:value-type="float" office:value="16.440000000000001" table:formula="of:=[.M22]" table:style-name="ce15">
            <text:p>16.44</text:p>
          </table:table-cell>
          <table:table-cell office:value-type="float" office:value="45803" table:formula="of:=[.N22]" table:style-name="ce15">
            <text:p>45803.00</text:p>
          </table:table-cell>
          <table:table-cell office:value-type="float" office:value="16.29" table:formula="of:=[.O22]" table:style-name="ce15">
            <text:p>16.29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percentage" office:value="5.7766203672563799E-4" table:formula="of:=[.T22]/[.T$2]" table:style-name="ce6">
            <text:p>0.06%</text:p>
          </table:table-cell>
          <table:table-cell office:value-type="percentage" office:value="5.7766203672563799E-4" table:formula="of:=[.U22]/[.U$2]" table:style-name="ce6">
            <text:p>0.06%</text:p>
          </table:table-cell>
          <table:table-cell office:value-type="percentage" office:value="5.568050713207681E-3" table:formula="of:=[.V22]/[.V$2]" table:style-name="ce6">
            <text:p>0.56%</text:p>
          </table:table-cell>
          <table:table-cell office:value-type="percentage" office:value="6.8183318116238833E-4" table:formula="of:=[.W22]/[.W$2]" table:style-name="ce6">
            <text:p>0.07%</text:p>
          </table:table-cell>
          <table:table-cell office:value-type="percentage" office:value="3.1157773816616513E-4" table:formula="of:=[.X22]/[.X$2]" table:style-name="ce6">
            <text:p>0.03%</text:p>
          </table:table-cell>
          <table:table-cell office:value-type="percentage" office:value="3.1157773816616513E-4" table:formula="of:=[.Y22]/[.Y$2]" table:style-name="ce6">
            <text:p>0.03%</text:p>
          </table:table-cell>
          <table:table-cell office:value-type="percentage" office:value="5.9387492268017259E-4" table:formula="of:=[.Z22]/[.Z$2]" table:style-name="ce6">
            <text:p>0.06%</text:p>
          </table:table-cell>
          <table:table-cell office:value-type="float" office:value="4451" table:formula="of:=[.AA22]" table:style-name="ce15">
            <text:p>4451.00</text:p>
          </table:table-cell>
          <table:table-cell office:value-type="float" office:value="5.95" table:formula="of:=[.AB22]" table:style-name="ce15">
            <text:p>5.95</text:p>
          </table:table-cell>
          <table:table-cell office:value-type="float" office:value="4451" table:formula="of:=[.AC22]" table:style-name="ce15">
            <text:p>4451.00</text:p>
          </table:table-cell>
          <table:table-cell office:value-type="float" office:value="5.96" table:formula="of:=[.AD22]" table:style-name="ce15">
            <text:p>5.9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4025</text:p>
          </table:table-cell>
          <table:table-cell office:value-type="percentage" office:value="9.5117987849214439E-3" table:formula="of:=[.C23]/[.C$2]" table:style-name="ce6">
            <text:p>0.95%</text:p>
          </table:table-cell>
          <table:table-cell office:value-type="percentage" office:value="9.5117987849214439E-3" table:formula="of:=[.D23]/[.D$2]" table:style-name="ce6">
            <text:p>0.95%</text:p>
          </table:table-cell>
          <table:table-cell office:value-type="percentage" office:value="5.9192599503738192E-3" table:formula="of:=[.E23]/[.E$2]" table:style-name="ce6">
            <text:p>0.59%</text:p>
          </table:table-cell>
          <table:table-cell office:value-type="percentage" office:value="5.9192599503738192E-3" table:formula="of:=[.F23]/[.F$2]" table:style-name="ce6">
            <text:p>0.59%</text:p>
          </table:table-cell>
          <table:table-cell office:value-type="percentage" office:value="5.2795068162520031E-4" table:formula="of:=[.G23]/[.G$2]" table:style-name="ce6">
            <text:p>0.05%</text:p>
          </table:table-cell>
          <table:table-cell office:value-type="percentage" office:value="1.3679513213958242E-4" table:formula="of:=[.H23]/[.H$2]" table:style-name="ce6">
            <text:p>0.01%</text:p>
          </table:table-cell>
          <table:table-cell office:value-type="percentage" office:value="4.4843612446346303E-3" table:formula="of:=[.I23]/[.I$2]" table:style-name="ce6">
            <text:p>0.45%</text:p>
          </table:table-cell>
          <table:table-cell office:value-type="percentage" office:value="4.4843612446346303E-3" table:formula="of:=[.J23]/[.J$2]" table:style-name="ce6">
            <text:p>0.45%</text:p>
          </table:table-cell>
          <table:table-cell office:value-type="percentage" office:value="1.2829517251293317E-4" table:formula="of:=[.K23]/[.K$2]" table:style-name="ce6">
            <text:p>0.01%</text:p>
          </table:table-cell>
          <table:table-cell office:value-type="float" office:value="83299" table:formula="of:=[.L23]" table:style-name="ce15">
            <text:p>83299.00</text:p>
          </table:table-cell>
          <table:table-cell office:value-type="float" office:value="11.79" table:formula="of:=[.M23]" table:style-name="ce15">
            <text:p>11.79</text:p>
          </table:table-cell>
          <table:table-cell office:value-type="float" office:value="83845" table:formula="of:=[.N23]" table:style-name="ce15">
            <text:p>83845.00</text:p>
          </table:table-cell>
          <table:table-cell office:value-type="float" office:value="11.76" table:formula="of:=[.O23]" table:style-name="ce15">
            <text:p>11.76</text:p>
          </table:table-cell>
          <table:table-cell table:style-name="ce1"/>
          <table:table-cell office:value-type="string" table:style-name="ce1">
            <text:p>MPFC4025</text:p>
          </table:table-cell>
          <table:table-cell table:number-columns-repeated="2" table:style-name="ce1"/>
          <table:table-cell office:value-type="percentage" office:value="7.4701994286703751E-4" table:formula="of:=[.T23]/[.T$2]" table:style-name="ce6">
            <text:p>0.07%</text:p>
          </table:table-cell>
          <table:table-cell office:value-type="percentage" office:value="7.4701994286703751E-4" table:formula="of:=[.U23]/[.U$2]" table:style-name="ce6">
            <text:p>0.07%</text:p>
          </table:table-cell>
          <table:table-cell office:value-type="percentage" office:value="7.0327255120834348E-3" table:formula="of:=[.V23]/[.V$2]" table:style-name="ce6">
            <text:p>0.70%</text:p>
          </table:table-cell>
          <table:table-cell office:value-type="percentage" office:value="5.6395308263642969E-5" table:formula="of:=[.W23]/[.W$2]" table:style-name="ce6">
            <text:p>0.01%</text:p>
          </table:table-cell>
          <table:table-cell office:value-type="percentage" office:value="4.6748903465127764E-4" table:formula="of:=[.X23]/[.X$2]" table:style-name="ce6">
            <text:p>0.05%</text:p>
          </table:table-cell>
          <table:table-cell office:value-type="percentage" office:value="4.6748903465127764E-4" table:formula="of:=[.Y23]/[.Y$2]" table:style-name="ce6">
            <text:p>0.05%</text:p>
          </table:table-cell>
          <table:table-cell office:value-type="percentage" office:value="4.8720276131623949E-5" table:formula="of:=[.Z23]/[.Z$2]" table:style-name="ce6">
            <text:p>0.00%</text:p>
          </table:table-cell>
          <table:table-cell office:value-type="float" office:value="4729" table:formula="of:=[.AA23]" table:style-name="ce15">
            <text:p>4729.00</text:p>
          </table:table-cell>
          <table:table-cell office:value-type="float" office:value="5.68" table:formula="of:=[.AB23]" table:style-name="ce15">
            <text:p>5.68</text:p>
          </table:table-cell>
          <table:table-cell office:value-type="float" office:value="4729" table:formula="of:=[.AC23]" table:style-name="ce15">
            <text:p>4729.00</text:p>
          </table:table-cell>
          <table:table-cell office:value-type="float" office:value="5.68" table:formula="of:=[.AD23]" table:style-name="ce15">
            <text:p>5.6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157</text:p>
          </table:table-cell>
          <table:table-cell office:value-type="percentage" office:value="8.4921942314347722E-3" table:formula="of:=[.C24]/[.C$2]" table:style-name="ce6">
            <text:p>0.85%</text:p>
          </table:table-cell>
          <table:table-cell office:value-type="percentage" office:value="8.4921942314347722E-3" table:formula="of:=[.D24]/[.D$2]" table:style-name="ce6">
            <text:p>0.85%</text:p>
          </table:table-cell>
          <table:table-cell office:value-type="percentage" office:value="5.1406858021026403E-3" table:formula="of:=[.E24]/[.E$2]" table:style-name="ce6">
            <text:p>0.51%</text:p>
          </table:table-cell>
          <table:table-cell office:value-type="percentage" office:value="5.1406858021026403E-3" table:formula="of:=[.F24]/[.F$2]" table:style-name="ce6">
            <text:p>0.51%</text:p>
          </table:table-cell>
          <table:table-cell office:value-type="percentage" office:value="5.1888230906055495E-4" table:formula="of:=[.G24]/[.G$2]" table:style-name="ce6">
            <text:p>0.05%</text:p>
          </table:table-cell>
          <table:table-cell office:value-type="percentage" office:value="1.2543270325594773E-4" table:formula="of:=[.H24]/[.H$2]" table:style-name="ce6">
            <text:p>0.01%</text:p>
          </table:table-cell>
          <table:table-cell office:value-type="percentage" office:value="3.8543527487267673E-3" table:formula="of:=[.I24]/[.I$2]" table:style-name="ce6">
            <text:p>0.39%</text:p>
          </table:table-cell>
          <table:table-cell office:value-type="percentage" office:value="3.8543527487267673E-3" table:formula="of:=[.J24]/[.J$2]" table:style-name="ce6">
            <text:p>0.39%</text:p>
          </table:table-cell>
          <table:table-cell office:value-type="percentage" office:value="1.1728545114467041E-4" table:formula="of:=[.K24]/[.K$2]" table:style-name="ce6">
            <text:p>0.01%</text:p>
          </table:table-cell>
          <table:table-cell office:value-type="float" office:value="63628" table:formula="of:=[.L24]" table:style-name="ce15">
            <text:p>63628.00</text:p>
          </table:table-cell>
          <table:table-cell office:value-type="float" office:value="13.16" table:formula="of:=[.M24]" table:style-name="ce15">
            <text:p>13.16</text:p>
          </table:table-cell>
          <table:table-cell office:value-type="float" office:value="64125" table:formula="of:=[.N24]" table:style-name="ce15">
            <text:p>64125.00</text:p>
          </table:table-cell>
          <table:table-cell office:value-type="float" office:value="13.11" table:formula="of:=[.O24]" table:style-name="ce15">
            <text:p>13.11</text:p>
          </table:table-cell>
          <table:table-cell table:style-name="ce1"/>
          <table:table-cell office:value-type="string" table:style-name="ce1">
            <text:p>MPFC5157</text:p>
          </table:table-cell>
          <table:table-cell table:number-columns-repeated="2" table:style-name="ce1"/>
          <table:table-cell office:value-type="percentage" office:value="7.0997690893855373E-4" table:formula="of:=[.T24]/[.T$2]" table:style-name="ce6">
            <text:p>0.07%</text:p>
          </table:table-cell>
          <table:table-cell office:value-type="percentage" office:value="7.0997690893855373E-4" table:formula="of:=[.U24]/[.U$2]" table:style-name="ce6">
            <text:p>0.07%</text:p>
          </table:table-cell>
          <table:table-cell office:value-type="percentage" office:value="6.4441353722575539E-3" table:formula="of:=[.V24]/[.V$2]" table:style-name="ce6">
            <text:p>0.64%</text:p>
          </table:table-cell>
          <table:table-cell office:value-type="percentage" office:value="1.0277197412783688E-4" table:formula="of:=[.W24]/[.W$2]" table:style-name="ce6">
            <text:p>0.01%</text:p>
          </table:table-cell>
          <table:table-cell office:value-type="percentage" office:value="4.4695329542982908E-4" table:formula="of:=[.X24]/[.X$2]" table:style-name="ce6">
            <text:p>0.04%</text:p>
          </table:table-cell>
          <table:table-cell office:value-type="percentage" office:value="4.4695329542982908E-4" table:formula="of:=[.Y24]/[.Y$2]" table:style-name="ce6">
            <text:p>0.04%</text:p>
          </table:table-cell>
          <table:table-cell office:value-type="percentage" office:value="8.9214596822094204E-5" table:formula="of:=[.Z24]/[.Z$2]" table:style-name="ce6">
            <text:p>0.01%</text:p>
          </table:table-cell>
          <table:table-cell office:value-type="float" office:value="6001" table:formula="of:=[.AA24]" table:style-name="ce15">
            <text:p>6001.00</text:p>
          </table:table-cell>
          <table:table-cell office:value-type="float" office:value="5.58" table:formula="of:=[.AB24]" table:style-name="ce15">
            <text:p>5.58</text:p>
          </table:table-cell>
          <table:table-cell office:value-type="float" office:value="6001" table:formula="of:=[.AC24]" table:style-name="ce15">
            <text:p>6001.00</text:p>
          </table:table-cell>
          <table:table-cell office:value-type="float" office:value="5.58" table:formula="of:=[.AD24]" table:style-name="ce15">
            <text:p>5.5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278</text:p>
          </table:table-cell>
          <table:table-cell office:value-type="percentage" office:value="6.6259429792101393E-3" table:formula="of:=[.C25]/[.C$2]" table:style-name="ce6">
            <text:p>0.66%</text:p>
          </table:table-cell>
          <table:table-cell office:value-type="percentage" office:value="6.6259429792101393E-3" table:formula="of:=[.D25]/[.D$2]" table:style-name="ce6">
            <text:p>0.66%</text:p>
          </table:table-cell>
          <table:table-cell office:value-type="percentage" office:value="2.5208734858167985E-3" table:formula="of:=[.E25]/[.E$2]" table:style-name="ce6">
            <text:p>0.25%</text:p>
          </table:table-cell>
          <table:table-cell office:value-type="percentage" office:value="2.5208734858167985E-3" table:formula="of:=[.F25]/[.F$2]" table:style-name="ce6">
            <text:p>0.25%</text:p>
          </table:table-cell>
          <table:table-cell office:value-type="percentage" office:value="2.950033998818278E-4" table:formula="of:=[.G25]/[.G$2]" table:style-name="ce6">
            <text:p>0.03%</text:p>
          </table:table-cell>
          <table:table-cell office:value-type="percentage" office:value="1.5352104720738535E-4" table:formula="of:=[.H25]/[.H$2]" table:style-name="ce6">
            <text:p>0.02%</text:p>
          </table:table-cell>
          <table:table-cell office:value-type="percentage" office:value="1.8586636682369215E-3" table:formula="of:=[.I25]/[.I$2]" table:style-name="ce6">
            <text:p>0.19%</text:p>
          </table:table-cell>
          <table:table-cell office:value-type="percentage" office:value="1.8586636682369215E-3" table:formula="of:=[.J25]/[.J$2]" table:style-name="ce6">
            <text:p>0.19%</text:p>
          </table:table-cell>
          <table:table-cell office:value-type="percentage" office:value="1.322740630789058E-4" table:formula="of:=[.K25]/[.K$2]" table:style-name="ce6">
            <text:p>0.01%</text:p>
          </table:table-cell>
          <table:table-cell office:value-type="float" office:value="34274" table:formula="of:=[.L25]" table:style-name="ce15">
            <text:p>34274.00</text:p>
          </table:table-cell>
          <table:table-cell office:value-type="float" office:value="11.86" table:formula="of:=[.M25]" table:style-name="ce15">
            <text:p>11.86</text:p>
          </table:table-cell>
          <table:table-cell office:value-type="float" office:value="34551" table:formula="of:=[.N25]" table:style-name="ce15">
            <text:p>34551.00</text:p>
          </table:table-cell>
          <table:table-cell office:value-type="float" office:value="11.86" table:formula="of:=[.O25]" table:style-name="ce15">
            <text:p>11.86</text:p>
          </table:table-cell>
          <table:table-cell table:style-name="ce1"/>
          <table:table-cell office:value-type="string" table:style-name="ce1">
            <text:p>MPFC5278</text:p>
          </table:table-cell>
          <table:table-cell table:number-columns-repeated="2" table:style-name="ce1"/>
          <table:table-cell office:value-type="percentage" office:value="3.5000828265098802E-4" table:formula="of:=[.T25]/[.T$2]" table:style-name="ce6">
            <text:p>0.04%</text:p>
          </table:table-cell>
          <table:table-cell office:value-type="percentage" office:value="3.5000828265098802E-4" table:formula="of:=[.U25]/[.U$2]" table:style-name="ce6">
            <text:p>0.04%</text:p>
          </table:table-cell>
          <table:table-cell office:value-type="percentage" office:value="3.2491678660495444E-3" table:formula="of:=[.V25]/[.V$2]" table:style-name="ce6">
            <text:p>0.32%</text:p>
          </table:table-cell>
          <table:table-cell office:value-type="percentage" office:value="2.6832297105373437E-4" table:formula="of:=[.W25]/[.W$2]" table:style-name="ce6">
            <text:p>0.03%</text:p>
          </table:table-cell>
          <table:table-cell office:value-type="percentage" office:value="2.15967767057079E-4" table:formula="of:=[.X25]/[.X$2]" table:style-name="ce6">
            <text:p>0.02%</text:p>
          </table:table-cell>
          <table:table-cell office:value-type="percentage" office:value="2.15967767057079E-4" table:formula="of:=[.Y25]/[.Y$2]" table:style-name="ce6">
            <text:p>0.02%</text:p>
          </table:table-cell>
          <table:table-cell office:value-type="percentage" office:value="2.3528214719637183E-4" table:formula="of:=[.Z25]/[.Z$2]" table:style-name="ce6">
            <text:p>0.02%</text:p>
          </table:table-cell>
          <table:table-cell office:value-type="float" office:value="1644" table:formula="of:=[.AA25]" table:style-name="ce15">
            <text:p>1644.00</text:p>
          </table:table-cell>
          <table:table-cell office:value-type="float" office:value="6.43" table:formula="of:=[.AB25]" table:style-name="ce15">
            <text:p>6.43</text:p>
          </table:table-cell>
          <table:table-cell office:value-type="float" office:value="1644" table:formula="of:=[.AC25]" table:style-name="ce15">
            <text:p>1644.00</text:p>
          </table:table-cell>
          <table:table-cell office:value-type="float" office:value="6.43" table:formula="of:=[.AD25]" table:style-name="ce15">
            <text:p>6.4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294</text:p>
          </table:table-cell>
          <table:table-cell office:value-type="percentage" office:value="8.6721275331610431E-3" table:formula="of:=[.C26]/[.C$2]" table:style-name="ce6">
            <text:p>0.87%</text:p>
          </table:table-cell>
          <table:table-cell office:value-type="percentage" office:value="8.6721275331610431E-3" table:formula="of:=[.D26]/[.D$2]" table:style-name="ce6">
            <text:p>0.87%</text:p>
          </table:table-cell>
          <table:table-cell office:value-type="percentage" office:value="6.210631337328759E-3" table:formula="of:=[.E26]/[.E$2]" table:style-name="ce6">
            <text:p>0.62%</text:p>
          </table:table-cell>
          <table:table-cell office:value-type="percentage" office:value="6.210631337328759E-3" table:formula="of:=[.F26]/[.F$2]" table:style-name="ce6">
            <text:p>0.62%</text:p>
          </table:table-cell>
          <table:table-cell office:value-type="percentage" office:value="5.346492094791235E-4" table:formula="of:=[.G26]/[.G$2]" table:style-name="ce6">
            <text:p>0.05%</text:p>
          </table:table-cell>
          <table:table-cell office:value-type="percentage" office:value="1.4334208321003996E-4" table:formula="of:=[.H26]/[.H$2]" table:style-name="ce6">
            <text:p>0.01%</text:p>
          </table:table-cell>
          <table:table-cell office:value-type="percentage" office:value="4.6851655034688593E-3" table:formula="of:=[.I26]/[.I$2]" table:style-name="ce6">
            <text:p>0.47%</text:p>
          </table:table-cell>
          <table:table-cell office:value-type="percentage" office:value="4.6851655034688593E-3" table:formula="of:=[.J26]/[.J$2]" table:style-name="ce6">
            <text:p>0.47%</text:p>
          </table:table-cell>
          <table:table-cell office:value-type="percentage" office:value="1.3525895973792119E-4" table:formula="of:=[.K26]/[.K$2]" table:style-name="ce6">
            <text:p>0.01%</text:p>
          </table:table-cell>
          <table:table-cell office:value-type="float" office:value="90042" table:formula="of:=[.L26]" table:style-name="ce15">
            <text:p>90042.00</text:p>
          </table:table-cell>
          <table:table-cell office:value-type="float" office:value="11.11" table:formula="of:=[.M26]" table:style-name="ce15">
            <text:p>11.11</text:p>
          </table:table-cell>
          <table:table-cell office:value-type="float" office:value="90584" table:formula="of:=[.N26]" table:style-name="ce15">
            <text:p>90584.00</text:p>
          </table:table-cell>
          <table:table-cell office:value-type="float" office:value="11.08" table:formula="of:=[.O26]" table:style-name="ce15">
            <text:p>11.08</text:p>
          </table:table-cell>
          <table:table-cell table:style-name="ce1"/>
          <table:table-cell office:value-type="string" table:style-name="ce1">
            <text:p>MPFC5294</text:p>
          </table:table-cell>
          <table:table-cell table:number-columns-repeated="2" table:style-name="ce1"/>
          <table:table-cell office:value-type="percentage" office:value="8.3240431096848113E-4" table:formula="of:=[.T26]/[.T$2]" table:style-name="ce6">
            <text:p>0.08%</text:p>
          </table:table-cell>
          <table:table-cell office:value-type="percentage" office:value="8.3240431096848113E-4" table:formula="of:=[.U26]/[.U$2]" table:style-name="ce6">
            <text:p>0.08%</text:p>
          </table:table-cell>
          <table:table-cell office:value-type="percentage" office:value="7.689099623499885E-3" table:formula="of:=[.V26]/[.V$2]" table:style-name="ce6">
            <text:p>0.77%</text:p>
          </table:table-cell>
          <table:table-cell office:value-type="percentage" office:value="4.6029788225109121E-5" table:formula="of:=[.W26]/[.W$2]" table:style-name="ce6">
            <text:p>0.00%</text:p>
          </table:table-cell>
          <table:table-cell office:value-type="percentage" office:value="5.5009838164004287E-4" table:formula="of:=[.X26]/[.X$2]" table:style-name="ce6">
            <text:p>0.06%</text:p>
          </table:table-cell>
          <table:table-cell office:value-type="percentage" office:value="5.5009838164004287E-4" table:formula="of:=[.Y26]/[.Y$2]" table:style-name="ce6">
            <text:p>0.06%</text:p>
          </table:table-cell>
          <table:table-cell office:value-type="percentage" office:value="3.9963801948340576E-5" table:formula="of:=[.Z26]/[.Z$2]" table:style-name="ce6">
            <text:p>0.00%</text:p>
          </table:table-cell>
          <table:table-cell office:value-type="float" office:value="5828" table:formula="of:=[.AA26]" table:style-name="ce15">
            <text:p>5828.00</text:p>
          </table:table-cell>
          <table:table-cell office:value-type="float" office:value="5.68" table:formula="of:=[.AB26]" table:style-name="ce15">
            <text:p>5.68</text:p>
          </table:table-cell>
          <table:table-cell office:value-type="float" office:value="5828" table:formula="of:=[.AC26]" table:style-name="ce15">
            <text:p>5828.00</text:p>
          </table:table-cell>
          <table:table-cell office:value-type="float" office:value="5.68" table:formula="of:=[.AD26]" table:style-name="ce15">
            <text:p>5.6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88</text:p>
          </table:table-cell>
          <table:table-cell office:value-type="percentage" office:value="1.2599190498941013E-2" table:formula="of:=[.C27]/[.C$2]" table:style-name="ce6">
            <text:p>1.26%</text:p>
          </table:table-cell>
          <table:table-cell office:value-type="percentage" office:value="1.2599190498941013E-2" table:formula="of:=[.D27]/[.D$2]" table:style-name="ce6">
            <text:p>1.26%</text:p>
          </table:table-cell>
          <table:table-cell office:value-type="percentage" office:value="3.070385964889984E-3" table:formula="of:=[.E27]/[.E$2]" table:style-name="ce6">
            <text:p>0.31%</text:p>
          </table:table-cell>
          <table:table-cell office:value-type="percentage" office:value="3.070385964889984E-3" table:formula="of:=[.F27]/[.F$2]" table:style-name="ce6">
            <text:p>0.31%</text:p>
          </table:table-cell>
          <table:table-cell office:value-type="percentage" office:value="3.0580616064189713E-4" table:formula="of:=[.G27]/[.G$2]" table:style-name="ce6">
            <text:p>0.03%</text:p>
          </table:table-cell>
          <table:table-cell office:value-type="percentage" office:value="1.8977121796081811E-4" table:formula="of:=[.H27]/[.H$2]" table:style-name="ce6">
            <text:p>0.02%</text:p>
          </table:table-cell>
          <table:table-cell office:value-type="percentage" office:value="2.2562058471951008E-3" table:formula="of:=[.I27]/[.I$2]" table:style-name="ce6">
            <text:p>0.23%</text:p>
          </table:table-cell>
          <table:table-cell office:value-type="percentage" office:value="2.2562058471951008E-3" table:formula="of:=[.J27]/[.J$2]" table:style-name="ce6">
            <text:p>0.23%</text:p>
          </table:table-cell>
          <table:table-cell office:value-type="percentage" office:value="1.8051337441684075E-4" table:formula="of:=[.K27]/[.K$2]" table:style-name="ce6">
            <text:p>0.02%</text:p>
          </table:table-cell>
          <table:table-cell office:value-type="float" office:value="46010" table:formula="of:=[.L27]" table:style-name="ce15">
            <text:p>46010.00</text:p>
          </table:table-cell>
          <table:table-cell office:value-type="float" office:value="9.9600000000000009" table:formula="of:=[.M27]" table:style-name="ce15">
            <text:p>9.96</text:p>
          </table:table-cell>
          <table:table-cell office:value-type="float" office:value="47471" table:formula="of:=[.N27]" table:style-name="ce15">
            <text:p>47471.00</text:p>
          </table:table-cell>
          <table:table-cell office:value-type="float" office:value="9.83" table:formula="of:=[.O27]" table:style-name="ce15">
            <text:p>9.83</text:p>
          </table:table-cell>
          <table:table-cell table:style-name="ce1"/>
          <table:table-cell office:value-type="string" table:style-name="ce1">
            <text:p>MPFC5488</text:p>
          </table:table-cell>
          <table:table-cell table:number-columns-repeated="2" table:style-name="ce1"/>
          <table:table-cell office:value-type="percentage" office:value="4.2744069949677351E-4" table:formula="of:=[.T27]/[.T$2]" table:style-name="ce6">
            <text:p>0.04%</text:p>
          </table:table-cell>
          <table:table-cell office:value-type="percentage" office:value="4.2744069949677351E-4" table:formula="of:=[.U27]/[.U$2]" table:style-name="ce6">
            <text:p>0.04%</text:p>
          </table:table-cell>
          <table:table-cell office:value-type="percentage" office:value="3.9314062236138888E-3" table:formula="of:=[.V27]/[.V$2]" table:style-name="ce6">
            <text:p>0.39%</text:p>
          </table:table-cell>
          <table:table-cell office:value-type="percentage" office:value="7.2591287576944925E-4" table:formula="of:=[.W27]/[.W$2]" table:style-name="ce6">
            <text:p>0.07%</text:p>
          </table:table-cell>
          <table:table-cell office:value-type="percentage" office:value="2.8128278604004528E-4" table:formula="of:=[.X27]/[.X$2]" table:style-name="ce6">
            <text:p>0.03%</text:p>
          </table:table-cell>
          <table:table-cell office:value-type="percentage" office:value="2.8128278604004528E-4" table:formula="of:=[.Y27]/[.Y$2]" table:style-name="ce6">
            <text:p>0.03%</text:p>
          </table:table-cell>
          <table:table-cell office:value-type="percentage" office:value="6.1470215571597815E-4" table:formula="of:=[.Z27]/[.Z$2]" table:style-name="ce6">
            <text:p>0.06%</text:p>
          </table:table-cell>
          <table:table-cell office:value-type="float" office:value="2212" table:formula="of:=[.AA27]" table:style-name="ce15">
            <text:p>2212.00</text:p>
          </table:table-cell>
          <table:table-cell office:value-type="float" office:value="6.06" table:formula="of:=[.AB27]" table:style-name="ce15">
            <text:p>6.06</text:p>
          </table:table-cell>
          <table:table-cell office:value-type="float" office:value="2212" table:formula="of:=[.AC27]" table:style-name="ce15">
            <text:p>2212.00</text:p>
          </table:table-cell>
          <table:table-cell office:value-type="float" office:value="6.06" table:formula="of:=[.AD27]" table:style-name="ce15">
            <text:p>6.0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89</text:p>
          </table:table-cell>
          <table:table-cell office:value-type="percentage" office:value="1.7639485831379112E-3" table:formula="of:=[.C28]/[.C$2]" table:style-name="ce6">
            <text:p>0.18%</text:p>
          </table:table-cell>
          <table:table-cell office:value-type="percentage" office:value="1.7639485831379112E-3" table:formula="of:=[.D28]/[.D$2]" table:style-name="ce6">
            <text:p>0.18%</text:p>
          </table:table-cell>
          <table:table-cell office:value-type="percentage" office:value="1.1208578448417077E-3" table:formula="of:=[.E28]/[.E$2]" table:style-name="ce6">
            <text:p>0.11%</text:p>
          </table:table-cell>
          <table:table-cell office:value-type="percentage" office:value="1.1208578448417077E-3" table:formula="of:=[.F28]/[.F$2]" table:style-name="ce6">
            <text:p>0.11%</text:p>
          </table:table-cell>
          <table:table-cell office:value-type="percentage" office:value="1.2528404141062566E-4" table:formula="of:=[.G28]/[.G$2]" table:style-name="ce6">
            <text:p>0.01%</text:p>
          </table:table-cell>
          <table:table-cell office:value-type="percentage" office:value="1.096774625899535E-4" table:formula="of:=[.H28]/[.H$2]" table:style-name="ce6">
            <text:p>0.01%</text:p>
          </table:table-cell>
          <table:table-cell office:value-type="percentage" office:value="8.3361984017434965E-4" table:formula="of:=[.I28]/[.I$2]" table:style-name="ce6">
            <text:p>0.08%</text:p>
          </table:table-cell>
          <table:table-cell office:value-type="percentage" office:value="8.3361984017434965E-4" table:formula="of:=[.J28]/[.J$2]" table:style-name="ce6">
            <text:p>0.08%</text:p>
          </table:table-cell>
          <table:table-cell office:value-type="percentage" office:value="1.0559363425081234E-4" table:formula="of:=[.K28]/[.K$2]" table:style-name="ce6">
            <text:p>0.01%</text:p>
          </table:table-cell>
          <table:table-cell office:value-type="float" office:value="18179" table:formula="of:=[.L28]" table:style-name="ce15">
            <text:p>18179.00</text:p>
          </table:table-cell>
          <table:table-cell office:value-type="float" office:value="9.98" table:formula="of:=[.M28]" table:style-name="ce15">
            <text:p>9.98</text:p>
          </table:table-cell>
          <table:table-cell office:value-type="float" office:value="18724" table:formula="of:=[.N28]" table:style-name="ce15">
            <text:p>18724.00</text:p>
          </table:table-cell>
          <table:table-cell office:value-type="float" office:value="9.8800000000000008" table:formula="of:=[.O28]" table:style-name="ce15">
            <text:p>9.88</text:p>
          </table:table-cell>
          <table:table-cell table:style-name="ce1"/>
          <table:table-cell office:value-type="string" table:style-name="ce1">
            <text:p>MPFC5489</text:p>
          </table:table-cell>
          <table:table-cell table:number-columns-repeated="2" table:style-name="ce1"/>
          <table:table-cell office:value-type="percentage" office:value="1.5493187726887308E-4" table:formula="of:=[.T28]/[.T$2]" table:style-name="ce6">
            <text:p>0.02%</text:p>
          </table:table-cell>
          <table:table-cell office:value-type="percentage" office:value="1.5493187726887308E-4" table:formula="of:=[.U28]/[.U$2]" table:style-name="ce6">
            <text:p>0.02%</text:p>
          </table:table-cell>
          <table:table-cell office:value-type="percentage" office:value="1.521163385159991E-3" table:formula="of:=[.V28]/[.V$2]" table:style-name="ce6">
            <text:p>0.15%</text:p>
          </table:table-cell>
          <table:table-cell office:value-type="percentage" office:value="1.9495106304194148E-5" table:formula="of:=[.W28]/[.W$2]" table:style-name="ce6">
            <text:p>0.00%</text:p>
          </table:table-cell>
          <table:table-cell office:value-type="percentage" office:value="1.0093556309738797E-4" table:formula="of:=[.X28]/[.X$2]" table:style-name="ce6">
            <text:p>0.01%</text:p>
          </table:table-cell>
          <table:table-cell office:value-type="percentage" office:value="1.0093556309738797E-4" table:formula="of:=[.Y28]/[.Y$2]" table:style-name="ce6">
            <text:p>0.01%</text:p>
          </table:table-cell>
          <table:table-cell office:value-type="percentage" office:value="1.7317647510947581E-5" table:formula="of:=[.Z28]/[.Z$2]" table:style-name="ce6">
            <text:p>0.00%</text:p>
          </table:table-cell>
          <table:table-cell office:value-type="float" office:value="654" table:formula="of:=[.AA28]" table:style-name="ce15">
            <text:p>654.00</text:p>
          </table:table-cell>
          <table:table-cell office:value-type="float" office:value="7.63" table:formula="of:=[.AB28]" table:style-name="ce15">
            <text:p>7.63</text:p>
          </table:table-cell>
          <table:table-cell office:value-type="float" office:value="654" table:formula="of:=[.AC28]" table:style-name="ce15">
            <text:p>654.00</text:p>
          </table:table-cell>
          <table:table-cell office:value-type="float" office:value="7.63" table:formula="of:=[.AD28]" table:style-name="ce15">
            <text:p>7.6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4</text:p>
          </table:table-cell>
          <table:table-cell office:value-type="percentage" office:value="7.1961573489789567E-3" table:formula="of:=[.C29]/[.C$2]" table:style-name="ce6">
            <text:p>0.72%</text:p>
          </table:table-cell>
          <table:table-cell office:value-type="percentage" office:value="7.1961573489789567E-3" table:formula="of:=[.D29]/[.D$2]" table:style-name="ce6">
            <text:p>0.72%</text:p>
          </table:table-cell>
          <table:table-cell office:value-type="percentage" office:value="5.3678002926207296E-3" table:formula="of:=[.E29]/[.E$2]" table:style-name="ce6">
            <text:p>0.54%</text:p>
          </table:table-cell>
          <table:table-cell office:value-type="percentage" office:value="5.3678002926207296E-3" table:formula="of:=[.F29]/[.F$2]" table:style-name="ce6">
            <text:p>0.54%</text:p>
          </table:table-cell>
          <table:table-cell office:value-type="percentage" office:value="4.6583043484758646E-4" table:formula="of:=[.G29]/[.G$2]" table:style-name="ce6">
            <text:p>0.05%</text:p>
          </table:table-cell>
          <table:table-cell office:value-type="percentage" office:value="1.0294978535459464E-4" table:formula="of:=[.H29]/[.H$2]" table:style-name="ce6">
            <text:p>0.01%</text:p>
          </table:table-cell>
          <table:table-cell office:value-type="percentage" office:value="4.037332160813068E-3" table:formula="of:=[.I29]/[.I$2]" table:style-name="ce6">
            <text:p>0.40%</text:p>
          </table:table-cell>
          <table:table-cell office:value-type="percentage" office:value="4.037332160813068E-3" table:formula="of:=[.J29]/[.J$2]" table:style-name="ce6">
            <text:p>0.40%</text:p>
          </table:table-cell>
          <table:table-cell office:value-type="percentage" office:value="9.908749231436478E-5" table:formula="of:=[.K29]/[.K$2]" table:style-name="ce6">
            <text:p>0.01%</text:p>
          </table:table-cell>
          <table:table-cell office:value-type="float" office:value="68171" table:formula="of:=[.L29]" table:style-name="ce15">
            <text:p>68171.00</text:p>
          </table:table-cell>
          <table:table-cell office:value-type="float" office:value="12.64" table:formula="of:=[.M29]" table:style-name="ce15">
            <text:p>12.64</text:p>
          </table:table-cell>
          <table:table-cell office:value-type="float" office:value="68635" table:formula="of:=[.N29]" table:style-name="ce15">
            <text:p>68635.00</text:p>
          </table:table-cell>
          <table:table-cell office:value-type="float" office:value="12.6" table:formula="of:=[.O29]" table:style-name="ce15">
            <text:p>12.60</text:p>
          </table:table-cell>
          <table:table-cell table:style-name="ce1"/>
          <table:table-cell office:value-type="string" table:style-name="ce1">
            <text:p>MPFC5494</text:p>
          </table:table-cell>
          <table:table-cell table:number-columns-repeated="2" table:style-name="ce1"/>
          <table:table-cell office:value-type="percentage" office:value="7.4123670559019526E-4" table:formula="of:=[.T29]/[.T$2]" table:style-name="ce6">
            <text:p>0.07%</text:p>
          </table:table-cell>
          <table:table-cell office:value-type="percentage" office:value="7.4123670559019526E-4" table:formula="of:=[.U29]/[.U$2]" table:style-name="ce6">
            <text:p>0.07%</text:p>
          </table:table-cell>
          <table:table-cell office:value-type="percentage" office:value="6.7088642245802669E-3" table:formula="of:=[.V29]/[.V$2]" table:style-name="ce6">
            <text:p>0.67%</text:p>
          </table:table-cell>
          <table:table-cell office:value-type="percentage" office:value="1.7949897594287851E-4" table:formula="of:=[.W29]/[.W$2]" table:style-name="ce6">
            <text:p>0.02%</text:p>
          </table:table-cell>
          <table:table-cell office:value-type="percentage" office:value="4.8717069699666024E-4" table:formula="of:=[.X29]/[.X$2]" table:style-name="ce6">
            <text:p>0.05%</text:p>
          </table:table-cell>
          <table:table-cell office:value-type="percentage" office:value="4.8717069699666024E-4" table:formula="of:=[.Y29]/[.Y$2]" table:style-name="ce6">
            <text:p>0.05%</text:p>
          </table:table-cell>
          <table:table-cell office:value-type="percentage" office:value="1.5683241693848052E-4" table:formula="of:=[.Z29]/[.Z$2]" table:style-name="ce6">
            <text:p>0.02%</text:p>
          </table:table-cell>
          <table:table-cell office:value-type="float" office:value="6123" table:formula="of:=[.AA29]" table:style-name="ce15">
            <text:p>6123.00</text:p>
          </table:table-cell>
          <table:table-cell office:value-type="float" office:value="5.63" table:formula="of:=[.AB29]" table:style-name="ce15">
            <text:p>5.63</text:p>
          </table:table-cell>
          <table:table-cell office:value-type="float" office:value="6124" table:formula="of:=[.AC29]" table:style-name="ce15">
            <text:p>6124.00</text:p>
          </table:table-cell>
          <table:table-cell office:value-type="float" office:value="5.62" table:formula="of:=[.AD29]" table:style-name="ce15">
            <text:p>5.6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7</text:p>
          </table:table-cell>
          <table:table-cell office:value-type="percentage" office:value="2.4002912396317508E-3" table:formula="of:=[.C30]/[.C$2]" table:style-name="ce6">
            <text:p>0.24%</text:p>
          </table:table-cell>
          <table:table-cell office:value-type="percentage" office:value="2.4002912396317508E-3" table:formula="of:=[.D30]/[.D$2]" table:style-name="ce6">
            <text:p>0.24%</text:p>
          </table:table-cell>
          <table:table-cell office:value-type="percentage" office:value="1.6688837054616727E-3" table:formula="of:=[.E30]/[.E$2]" table:style-name="ce6">
            <text:p>0.17%</text:p>
          </table:table-cell>
          <table:table-cell office:value-type="percentage" office:value="1.6688837054616727E-3" table:formula="of:=[.F30]/[.F$2]" table:style-name="ce6">
            <text:p>0.17%</text:p>
          </table:table-cell>
          <table:table-cell office:value-type="percentage" office:value="1.60135041855145E-4" table:formula="of:=[.G30]/[.G$2]" table:style-name="ce6">
            <text:p>0.02%</text:p>
          </table:table-cell>
          <table:table-cell office:value-type="percentage" office:value="5.241641769767033E-5" table:formula="of:=[.H30]/[.H$2]" table:style-name="ce6">
            <text:p>0.01%</text:p>
          </table:table-cell>
          <table:table-cell office:value-type="percentage" office:value="1.2220470075575863E-3" table:formula="of:=[.I30]/[.I$2]" table:style-name="ce6">
            <text:p>0.12%</text:p>
          </table:table-cell>
          <table:table-cell office:value-type="percentage" office:value="1.2220470075575863E-3" table:formula="of:=[.J30]/[.J$2]" table:style-name="ce6">
            <text:p>0.12%</text:p>
          </table:table-cell>
          <table:table-cell office:value-type="percentage" office:value="4.7670898399938857E-5" table:formula="of:=[.K30]/[.K$2]" table:style-name="ce6">
            <text:p>0.00%</text:p>
          </table:table-cell>
          <table:table-cell office:value-type="float" office:value="21696" table:formula="of:=[.L30]" table:style-name="ce15">
            <text:p>21696.00</text:p>
          </table:table-cell>
          <table:table-cell office:value-type="float" office:value="13.07" table:formula="of:=[.M30]" table:style-name="ce15">
            <text:p>13.07</text:p>
          </table:table-cell>
          <table:table-cell office:value-type="float" office:value="21882" table:formula="of:=[.N30]" table:style-name="ce15">
            <text:p>21882.00</text:p>
          </table:table-cell>
          <table:table-cell office:value-type="float" office:value="13.02" table:formula="of:=[.O30]" table:style-name="ce15">
            <text:p>13.02</text:p>
          </table:table-cell>
          <table:table-cell table:style-name="ce1"/>
          <table:table-cell office:value-type="string" table:style-name="ce1">
            <text:p>MPFC5497</text:p>
          </table:table-cell>
          <table:table-cell table:number-columns-repeated="2" table:style-name="ce1"/>
          <table:table-cell office:value-type="percentage" office:value="2.3627905604147267E-4" table:formula="of:=[.T30]/[.T$2]" table:style-name="ce6">
            <text:p>0.02%</text:p>
          </table:table-cell>
          <table:table-cell office:value-type="percentage" office:value="2.3627905604147267E-4" table:formula="of:=[.U30]/[.U$2]" table:style-name="ce6">
            <text:p>0.02%</text:p>
          </table:table-cell>
          <table:table-cell office:value-type="percentage" office:value="2.2625924766676618E-3" table:formula="of:=[.V30]/[.V$2]" table:style-name="ce6">
            <text:p>0.23%</text:p>
          </table:table-cell>
          <table:table-cell office:value-type="percentage" office:value="2.2104558930317742E-4" table:formula="of:=[.W30]/[.W$2]" table:style-name="ce6">
            <text:p>0.02%</text:p>
          </table:table-cell>
          <table:table-cell office:value-type="percentage" office:value="1.3976253916973637E-4" table:formula="of:=[.X30]/[.X$2]" table:style-name="ce6">
            <text:p>0.01%</text:p>
          </table:table-cell>
          <table:table-cell office:value-type="percentage" office:value="1.3976253916973637E-4" table:formula="of:=[.Y30]/[.Y$2]" table:style-name="ce6">
            <text:p>0.01%</text:p>
          </table:table-cell>
          <table:table-cell office:value-type="percentage" office:value="1.9191078255819828E-4" table:formula="of:=[.Z30]/[.Z$2]" table:style-name="ce6">
            <text:p>0.02%</text:p>
          </table:table-cell>
          <table:table-cell office:value-type="float" office:value="1238" table:formula="of:=[.AA30]" table:style-name="ce15">
            <text:p>1238.00</text:p>
          </table:table-cell>
          <table:table-cell office:value-type="float" office:value="6.33" table:formula="of:=[.AB30]" table:style-name="ce15">
            <text:p>6.33</text:p>
          </table:table-cell>
          <table:table-cell office:value-type="float" office:value="1239" table:formula="of:=[.AC30]" table:style-name="ce15">
            <text:p>1239.00</text:p>
          </table:table-cell>
          <table:table-cell office:value-type="float" office:value="6.33" table:formula="of:=[.AD30]" table:style-name="ce15">
            <text:p>6.3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8</text:p>
          </table:table-cell>
          <table:table-cell office:value-type="percentage" office:value="6.7956390181761932E-3" table:formula="of:=[.C31]/[.C$2]" table:style-name="ce6">
            <text:p>0.68%</text:p>
          </table:table-cell>
          <table:table-cell office:value-type="percentage" office:value="6.7956390181761932E-3" table:formula="of:=[.D31]/[.D$2]" table:style-name="ce6">
            <text:p>0.68%</text:p>
          </table:table-cell>
          <table:table-cell office:value-type="percentage" office:value="4.2989915832706022E-3" table:formula="of:=[.E31]/[.E$2]" table:style-name="ce6">
            <text:p>0.43%</text:p>
          </table:table-cell>
          <table:table-cell office:value-type="percentage" office:value="4.2989915832706022E-3" table:formula="of:=[.F31]/[.F$2]" table:style-name="ce6">
            <text:p>0.43%</text:p>
          </table:table-cell>
          <table:table-cell office:value-type="percentage" office:value="3.9556293595869528E-4" table:formula="of:=[.G31]/[.G$2]" table:style-name="ce6">
            <text:p>0.04%</text:p>
          </table:table-cell>
          <table:table-cell office:value-type="percentage" office:value="1.002301480666441E-4" table:formula="of:=[.H31]/[.H$2]" table:style-name="ce6">
            <text:p>0.01%</text:p>
          </table:table-cell>
          <table:table-cell office:value-type="percentage" office:value="3.2653574324989303E-3" table:formula="of:=[.I31]/[.I$2]" table:style-name="ce6">
            <text:p>0.33%</text:p>
          </table:table-cell>
          <table:table-cell office:value-type="percentage" office:value="3.2653574324989303E-3" table:formula="of:=[.J31]/[.J$2]" table:style-name="ce6">
            <text:p>0.33%</text:p>
          </table:table-cell>
          <table:table-cell office:value-type="percentage" office:value="9.6942097840697479E-5" table:formula="of:=[.K31]/[.K$2]" table:style-name="ce6">
            <text:p>0.01%</text:p>
          </table:table-cell>
          <table:table-cell office:value-type="float" office:value="59872" table:formula="of:=[.L31]" table:style-name="ce15">
            <text:p>59872.00</text:p>
          </table:table-cell>
          <table:table-cell office:value-type="float" office:value="11.51" table:formula="of:=[.M31]" table:style-name="ce15">
            <text:p>11.51</text:p>
          </table:table-cell>
          <table:table-cell office:value-type="float" office:value="60237" table:formula="of:=[.N31]" table:style-name="ce15">
            <text:p>60237.00</text:p>
          </table:table-cell>
          <table:table-cell office:value-type="float" office:value="11.47" table:formula="of:=[.O31]" table:style-name="ce15">
            <text:p>11.47</text:p>
          </table:table-cell>
          <table:table-cell table:style-name="ce1"/>
          <table:table-cell office:value-type="string" table:style-name="ce1">
            <text:p>MPFC5498</text:p>
          </table:table-cell>
          <table:table-cell table:number-columns-repeated="2" table:style-name="ce1"/>
          <table:table-cell office:value-type="percentage" office:value="5.8192367629153691E-4" table:formula="of:=[.T31]/[.T$2]" table:style-name="ce6">
            <text:p>0.06%</text:p>
          </table:table-cell>
          <table:table-cell office:value-type="percentage" office:value="5.8192367629153691E-4" table:formula="of:=[.U31]/[.U$2]" table:style-name="ce6">
            <text:p>0.06%</text:p>
          </table:table-cell>
          <table:table-cell office:value-type="percentage" office:value="5.4277051864092306E-3" table:formula="of:=[.V31]/[.V$2]" table:style-name="ce6">
            <text:p>0.54%</text:p>
          </table:table-cell>
          <table:table-cell office:value-type="percentage" office:value="1.131112597230786E-4" table:formula="of:=[.W31]/[.W$2]" table:style-name="ce6">
            <text:p>0.01%</text:p>
          </table:table-cell>
          <table:table-cell office:value-type="percentage" office:value="3.8760515482675001E-4" table:formula="of:=[.X31]/[.X$2]" table:style-name="ce6">
            <text:p>0.04%</text:p>
          </table:table-cell>
          <table:table-cell office:value-type="percentage" office:value="3.8760515482675001E-4" table:formula="of:=[.Y31]/[.Y$2]" table:style-name="ce6">
            <text:p>0.04%</text:p>
          </table:table-cell>
          <table:table-cell office:value-type="percentage" office:value="9.9387730943152456E-5" table:formula="of:=[.Z31]/[.Z$2]" table:style-name="ce6">
            <text:p>0.01%</text:p>
          </table:table-cell>
          <table:table-cell office:value-type="float" office:value="4169" table:formula="of:=[.AA31]" table:style-name="ce15">
            <text:p>4169.00</text:p>
          </table:table-cell>
          <table:table-cell office:value-type="float" office:value="5.67" table:formula="of:=[.AB31]" table:style-name="ce15">
            <text:p>5.67</text:p>
          </table:table-cell>
          <table:table-cell office:value-type="float" office:value="4169" table:formula="of:=[.AC31]" table:style-name="ce15">
            <text:p>4169.00</text:p>
          </table:table-cell>
          <table:table-cell office:value-type="float" office:value="5.67" table:formula="of:=[.AD31]" table:style-name="ce15">
            <text:p>5.6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499</text:p>
          </table:table-cell>
          <table:table-cell office:value-type="percentage" office:value="8.9228238732606113E-3" table:formula="of:=[.C32]/[.C$2]" table:style-name="ce6">
            <text:p>0.89%</text:p>
          </table:table-cell>
          <table:table-cell office:value-type="percentage" office:value="8.9228238732606113E-3" table:formula="of:=[.D32]/[.D$2]" table:style-name="ce6">
            <text:p>0.89%</text:p>
          </table:table-cell>
          <table:table-cell office:value-type="percentage" office:value="4.865294106050749E-3" table:formula="of:=[.E32]/[.E$2]" table:style-name="ce6">
            <text:p>0.49%</text:p>
          </table:table-cell>
          <table:table-cell office:value-type="percentage" office:value="4.865294106050749E-3" table:formula="of:=[.F32]/[.F$2]" table:style-name="ce6">
            <text:p>0.49%</text:p>
          </table:table-cell>
          <table:table-cell office:value-type="percentage" office:value="4.411642282766997E-4" table:formula="of:=[.G32]/[.G$2]" table:style-name="ce6">
            <text:p>0.04%</text:p>
          </table:table-cell>
          <table:table-cell office:value-type="percentage" office:value="1.9853060708224505E-4" table:formula="of:=[.H32]/[.H$2]" table:style-name="ce6">
            <text:p>0.02%</text:p>
          </table:table-cell>
          <table:table-cell office:value-type="percentage" office:value="3.590262267857496E-3" table:formula="of:=[.I32]/[.I$2]" table:style-name="ce6">
            <text:p>0.36%</text:p>
          </table:table-cell>
          <table:table-cell office:value-type="percentage" office:value="3.590262267857496E-3" table:formula="of:=[.J32]/[.J$2]" table:style-name="ce6">
            <text:p>0.36%</text:p>
          </table:table-cell>
          <table:table-cell office:value-type="percentage" office:value="1.8796104137366133E-4" table:formula="of:=[.K32]/[.K$2]" table:style-name="ce6">
            <text:p>0.02%</text:p>
          </table:table-cell>
          <table:table-cell office:value-type="float" office:value="61597" table:formula="of:=[.L32]" table:style-name="ce15">
            <text:p>61597.00</text:p>
          </table:table-cell>
          <table:table-cell office:value-type="float" office:value="12.46" table:formula="of:=[.M32]" table:style-name="ce15">
            <text:p>12.46</text:p>
          </table:table-cell>
          <table:table-cell office:value-type="float" office:value="63027" table:formula="of:=[.N32]" table:style-name="ce15">
            <text:p>63027.00</text:p>
          </table:table-cell>
          <table:table-cell office:value-type="float" office:value="12.32" table:formula="of:=[.O32]" table:style-name="ce15">
            <text:p>12.32</text:p>
          </table:table-cell>
          <table:table-cell table:style-name="ce1"/>
          <table:table-cell office:value-type="string" table:style-name="ce1">
            <text:p>MPFC5499</text:p>
          </table:table-cell>
          <table:table-cell table:number-columns-repeated="2" table:style-name="ce1"/>
          <table:table-cell office:value-type="percentage" office:value="6.6682124972300438E-4" table:formula="of:=[.T32]/[.T$2]" table:style-name="ce6">
            <text:p>0.07%</text:p>
          </table:table-cell>
          <table:table-cell office:value-type="percentage" office:value="6.6682124972300438E-4" table:formula="of:=[.U32]/[.U$2]" table:style-name="ce6">
            <text:p>0.07%</text:p>
          </table:table-cell>
          <table:table-cell office:value-type="percentage" office:value="6.1992776532595554E-3" table:formula="of:=[.V32]/[.V$2]" table:style-name="ce6">
            <text:p>0.62%</text:p>
          </table:table-cell>
          <table:table-cell office:value-type="percentage" office:value="6.4780710821249921E-4" table:formula="of:=[.W32]/[.W$2]" table:style-name="ce6">
            <text:p>0.06%</text:p>
          </table:table-cell>
          <table:table-cell office:value-type="percentage" office:value="4.3294410271183312E-4" table:formula="of:=[.X32]/[.X$2]" table:style-name="ce6">
            <text:p>0.04%</text:p>
          </table:table-cell>
          <table:table-cell office:value-type="percentage" office:value="4.3294410271183312E-4" table:formula="of:=[.Y32]/[.Y$2]" table:style-name="ce6">
            <text:p>0.04%</text:p>
          </table:table-cell>
          <table:table-cell office:value-type="percentage" office:value="5.6991996101631688E-4" table:formula="of:=[.Z32]/[.Z$2]" table:style-name="ce6">
            <text:p>0.06%</text:p>
          </table:table-cell>
          <table:table-cell office:value-type="float" office:value="5277" table:formula="of:=[.AA32]" table:style-name="ce15">
            <text:p>5277.00</text:p>
          </table:table-cell>
          <table:table-cell office:value-type="float" office:value="5.8" table:formula="of:=[.AB32]" table:style-name="ce15">
            <text:p>5.80</text:p>
          </table:table-cell>
          <table:table-cell office:value-type="float" office:value="5277" table:formula="of:=[.AC32]" table:style-name="ce15">
            <text:p>5277.00</text:p>
          </table:table-cell>
          <table:table-cell office:value-type="float" office:value="5.8" table:formula="of:=[.AD32]" table:style-name="ce15">
            <text:p>5.8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0</text:p>
          </table:table-cell>
          <table:table-cell office:value-type="percentage" office:value="3.6208749482412651E-3" table:formula="of:=[.C33]/[.C$2]" table:style-name="ce6">
            <text:p>0.36%</text:p>
          </table:table-cell>
          <table:table-cell office:value-type="percentage" office:value="3.6208749482412651E-3" table:formula="of:=[.D33]/[.D$2]" table:style-name="ce6">
            <text:p>0.36%</text:p>
          </table:table-cell>
          <table:table-cell office:value-type="percentage" office:value="2.5905842315202677E-3" table:formula="of:=[.E33]/[.E$2]" table:style-name="ce6">
            <text:p>0.26%</text:p>
          </table:table-cell>
          <table:table-cell office:value-type="percentage" office:value="2.5905842315202677E-3" table:formula="of:=[.F33]/[.F$2]" table:style-name="ce6">
            <text:p>0.26%</text:p>
          </table:table-cell>
          <table:table-cell office:value-type="percentage" office:value="2.2620211487915223E-4" table:formula="of:=[.G33]/[.G$2]" table:style-name="ce6">
            <text:p>0.02%</text:p>
          </table:table-cell>
          <table:table-cell office:value-type="percentage" office:value="4.8326759482242041E-5" table:formula="of:=[.H33]/[.H$2]" table:style-name="ce6">
            <text:p>0.00%</text:p>
          </table:table-cell>
          <table:table-cell office:value-type="percentage" office:value="1.8724688152848676E-3" table:formula="of:=[.I33]/[.I$2]" table:style-name="ce6">
            <text:p>0.19%</text:p>
          </table:table-cell>
          <table:table-cell office:value-type="percentage" office:value="1.8724688152848676E-3" table:formula="of:=[.J33]/[.J$2]" table:style-name="ce6">
            <text:p>0.19%</text:p>
          </table:table-cell>
          <table:table-cell office:value-type="percentage" office:value="4.6729373379565845E-5" table:formula="of:=[.K33]/[.K$2]" table:style-name="ce6">
            <text:p>0.00%</text:p>
          </table:table-cell>
          <table:table-cell office:value-type="float" office:value="30495" table:formula="of:=[.L33]" table:style-name="ce15">
            <text:p>30495.00</text:p>
          </table:table-cell>
          <table:table-cell office:value-type="float" office:value="14.19" table:formula="of:=[.M33]" table:style-name="ce15">
            <text:p>14.19</text:p>
          </table:table-cell>
          <table:table-cell office:value-type="float" office:value="30722" table:formula="of:=[.N33]" table:style-name="ce15">
            <text:p>30722.00</text:p>
          </table:table-cell>
          <table:table-cell office:value-type="float" office:value="14.14" table:formula="of:=[.O33]" table:style-name="ce15">
            <text:p>14.14</text:p>
          </table:table-cell>
          <table:table-cell table:style-name="ce1"/>
          <table:table-cell office:value-type="string" table:style-name="ce1">
            <text:p>MPFC5500</text:p>
          </table:table-cell>
          <table:table-cell table:number-columns-repeated="2" table:style-name="ce1"/>
          <table:table-cell office:value-type="percentage" office:value="3.6251919716318921E-4" table:formula="of:=[.T33]/[.T$2]" table:style-name="ce6">
            <text:p>0.04%</text:p>
          </table:table-cell>
          <table:table-cell office:value-type="percentage" office:value="3.6251919716318921E-4" table:formula="of:=[.U33]/[.U$2]" table:style-name="ce6">
            <text:p>0.04%</text:p>
          </table:table-cell>
          <table:table-cell office:value-type="percentage" office:value="3.3341499726871754E-3" table:formula="of:=[.V33]/[.V$2]" table:style-name="ce6">
            <text:p>0.33%</text:p>
          </table:table-cell>
          <table:table-cell office:value-type="percentage" office:value="1.7119431717184842E-5" table:formula="of:=[.W33]/[.W$2]" table:style-name="ce6">
            <text:p>0.00%</text:p>
          </table:table-cell>
          <table:table-cell office:value-type="percentage" office:value="2.0760189458503397E-4" table:formula="of:=[.X33]/[.X$2]" table:style-name="ce6">
            <text:p>0.02%</text:p>
          </table:table-cell>
          <table:table-cell office:value-type="percentage" office:value="2.0760189458503397E-4" table:formula="of:=[.Y33]/[.Y$2]" table:style-name="ce6">
            <text:p>0.02%</text:p>
          </table:table-cell>
          <table:table-cell office:value-type="percentage" office:value="1.4994441810522533E-5" table:formula="of:=[.Z33]/[.Z$2]" table:style-name="ce6">
            <text:p>0.00%</text:p>
          </table:table-cell>
          <table:table-cell office:value-type="float" office:value="2162" table:formula="of:=[.AA33]" table:style-name="ce15">
            <text:p>2162.00</text:p>
          </table:table-cell>
          <table:table-cell office:value-type="float" office:value="6.28" table:formula="of:=[.AB33]" table:style-name="ce15">
            <text:p>6.28</text:p>
          </table:table-cell>
          <table:table-cell office:value-type="float" office:value="2162" table:formula="of:=[.AC33]" table:style-name="ce15">
            <text:p>2162.00</text:p>
          </table:table-cell>
          <table:table-cell office:value-type="float" office:value="6.28" table:formula="of:=[.AD33]" table:style-name="ce15">
            <text:p>6.2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1</text:p>
          </table:table-cell>
          <table:table-cell office:value-type="percentage" office:value="7.7188261626880087E-3" table:formula="of:=[.C34]/[.C$2]" table:style-name="ce6">
            <text:p>0.77%</text:p>
          </table:table-cell>
          <table:table-cell office:value-type="percentage" office:value="7.7188261626880087E-3" table:formula="of:=[.D34]/[.D$2]" table:style-name="ce6">
            <text:p>0.77%</text:p>
          </table:table-cell>
          <table:table-cell office:value-type="percentage" office:value="5.237211063788807E-3" table:formula="of:=[.E34]/[.E$2]" table:style-name="ce6">
            <text:p>0.52%</text:p>
          </table:table-cell>
          <table:table-cell office:value-type="percentage" office:value="5.237211063788807E-3" table:formula="of:=[.F34]/[.F$2]" table:style-name="ce6">
            <text:p>0.52%</text:p>
          </table:table-cell>
          <table:table-cell office:value-type="percentage" office:value="4.676959952594711E-4" table:formula="of:=[.G34]/[.G$2]" table:style-name="ce6">
            <text:p>0.05%</text:p>
          </table:table-cell>
          <table:table-cell office:value-type="percentage" office:value="1.0590553263217431E-4" table:formula="of:=[.H34]/[.H$2]" table:style-name="ce6">
            <text:p>0.01%</text:p>
          </table:table-cell>
          <table:table-cell office:value-type="percentage" office:value="3.9023588650132167E-3" table:formula="of:=[.I34]/[.I$2]" table:style-name="ce6">
            <text:p>0.39%</text:p>
          </table:table-cell>
          <table:table-cell office:value-type="percentage" office:value="3.9023588650132167E-3" table:formula="of:=[.J34]/[.J$2]" table:style-name="ce6">
            <text:p>0.39%</text:p>
          </table:table-cell>
          <table:table-cell office:value-type="percentage" office:value="1.003554904068176E-4" table:formula="of:=[.K34]/[.K$2]" table:style-name="ce6">
            <text:p>0.01%</text:p>
          </table:table-cell>
          <table:table-cell office:value-type="float" office:value="67119" table:formula="of:=[.L34]" table:style-name="ce15">
            <text:p>67119.00</text:p>
          </table:table-cell>
          <table:table-cell office:value-type="float" office:value="12.25" table:formula="of:=[.M34]" table:style-name="ce15">
            <text:p>12.25</text:p>
          </table:table-cell>
          <table:table-cell office:value-type="float" office:value="67558" table:formula="of:=[.N34]" table:style-name="ce15">
            <text:p>67558.00</text:p>
          </table:table-cell>
          <table:table-cell office:value-type="float" office:value="12.22" table:formula="of:=[.O34]" table:style-name="ce15">
            <text:p>12.22</text:p>
          </table:table-cell>
          <table:table-cell table:style-name="ce1"/>
          <table:table-cell office:value-type="string" table:style-name="ce1">
            <text:p>MPFC5501</text:p>
          </table:table-cell>
          <table:table-cell table:number-columns-repeated="2" table:style-name="ce1"/>
          <table:table-cell office:value-type="percentage" office:value="7.2549603961491883E-4" table:formula="of:=[.T34]/[.T$2]" table:style-name="ce6">
            <text:p>0.07%</text:p>
          </table:table-cell>
          <table:table-cell office:value-type="percentage" office:value="7.2549603961491883E-4" table:formula="of:=[.U34]/[.U$2]" table:style-name="ce6">
            <text:p>0.07%</text:p>
          </table:table-cell>
          <table:table-cell office:value-type="percentage" office:value="6.5368333201612141E-3" table:formula="of:=[.V34]/[.V$2]" table:style-name="ce6">
            <text:p>0.65%</text:p>
          </table:table-cell>
          <table:table-cell office:value-type="percentage" office:value="6.4029531261652014E-5" table:formula="of:=[.W34]/[.W$2]" table:style-name="ce6">
            <text:p>0.01%</text:p>
          </table:table-cell>
          <table:table-cell office:value-type="percentage" office:value="4.7716662928792901E-4" table:formula="of:=[.X34]/[.X$2]" table:style-name="ce6">
            <text:p>0.05%</text:p>
          </table:table-cell>
          <table:table-cell office:value-type="percentage" office:value="4.7716662928792901E-4" table:formula="of:=[.Y34]/[.Y$2]" table:style-name="ce6">
            <text:p>0.05%</text:p>
          </table:table-cell>
          <table:table-cell office:value-type="percentage" office:value="5.5488762500992794E-5" table:formula="of:=[.Z34]/[.Z$2]" table:style-name="ce6">
            <text:p>0.01%</text:p>
          </table:table-cell>
          <table:table-cell office:value-type="float" office:value="6025" table:formula="of:=[.AA34]" table:style-name="ce15">
            <text:p>6025.00</text:p>
          </table:table-cell>
          <table:table-cell office:value-type="float" office:value="5.55" table:formula="of:=[.AB34]" table:style-name="ce15">
            <text:p>5.55</text:p>
          </table:table-cell>
          <table:table-cell office:value-type="float" office:value="6025" table:formula="of:=[.AC34]" table:style-name="ce15">
            <text:p>6025.00</text:p>
          </table:table-cell>
          <table:table-cell office:value-type="float" office:value="5.55" table:formula="of:=[.AD34]" table:style-name="ce15">
            <text:p>5.5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2</text:p>
          </table:table-cell>
          <table:table-cell office:value-type="percentage" office:value="6.0256347880471087E-3" table:formula="of:=[.C35]/[.C$2]" table:style-name="ce6">
            <text:p>0.60%</text:p>
          </table:table-cell>
          <table:table-cell office:value-type="percentage" office:value="6.0256347880471087E-3" table:formula="of:=[.D35]/[.D$2]" table:style-name="ce6">
            <text:p>0.60%</text:p>
          </table:table-cell>
          <table:table-cell office:value-type="percentage" office:value="4.4568850376933422E-3" table:formula="of:=[.E35]/[.E$2]" table:style-name="ce6">
            <text:p>0.45%</text:p>
          </table:table-cell>
          <table:table-cell office:value-type="percentage" office:value="4.4568850376933422E-3" table:formula="of:=[.F35]/[.F$2]" table:style-name="ce6">
            <text:p>0.45%</text:p>
          </table:table-cell>
          <table:table-cell office:value-type="percentage" office:value="4.2174491036423836E-4" table:formula="of:=[.G35]/[.G$2]" table:style-name="ce6">
            <text:p>0.04%</text:p>
          </table:table-cell>
          <table:table-cell office:value-type="percentage" office:value="8.3069907215449289E-5" table:formula="of:=[.H35]/[.H$2]" table:style-name="ce6">
            <text:p>0.01%</text:p>
          </table:table-cell>
          <table:table-cell office:value-type="percentage" office:value="3.3296522231316475E-3" table:formula="of:=[.I35]/[.I$2]" table:style-name="ce6">
            <text:p>0.33%</text:p>
          </table:table-cell>
          <table:table-cell office:value-type="percentage" office:value="3.3296522231316475E-3" table:formula="of:=[.J35]/[.J$2]" table:style-name="ce6">
            <text:p>0.33%</text:p>
          </table:table-cell>
          <table:table-cell office:value-type="percentage" office:value="8.0309460793488781E-5" table:formula="of:=[.K35]/[.K$2]" table:style-name="ce6">
            <text:p>0.01%</text:p>
          </table:table-cell>
          <table:table-cell office:value-type="float" office:value="65361" table:formula="of:=[.L35]" table:style-name="ce15">
            <text:p>65361.00</text:p>
          </table:table-cell>
          <table:table-cell office:value-type="float" office:value="10.61" table:formula="of:=[.M35]" table:style-name="ce15">
            <text:p>10.61</text:p>
          </table:table-cell>
          <table:table-cell office:value-type="float" office:value="65661" table:formula="of:=[.N35]" table:style-name="ce15">
            <text:p>65661.00</text:p>
          </table:table-cell>
          <table:table-cell office:value-type="float" office:value="10.59" table:formula="of:=[.O35]" table:style-name="ce15">
            <text:p>10.59</text:p>
          </table:table-cell>
          <table:table-cell table:style-name="ce1"/>
          <table:table-cell office:value-type="string" table:style-name="ce1">
            <text:p>MPFC5502</text:p>
          </table:table-cell>
          <table:table-cell table:number-columns-repeated="2" table:style-name="ce1"/>
          <table:table-cell office:value-type="percentage" office:value="6.2825953302172077E-4" table:formula="of:=[.T35]/[.T$2]" table:style-name="ce6">
            <text:p>0.06%</text:p>
          </table:table-cell>
          <table:table-cell office:value-type="percentage" office:value="6.2825953302172077E-4" table:formula="of:=[.U35]/[.U$2]" table:style-name="ce6">
            <text:p>0.06%</text:p>
          </table:table-cell>
          <table:table-cell office:value-type="percentage" office:value="5.7332606623707802E-3" table:formula="of:=[.V35]/[.V$2]" table:style-name="ce6">
            <text:p>0.57%</text:p>
          </table:table-cell>
          <table:table-cell office:value-type="percentage" office:value="4.0126746990566122E-4" table:formula="of:=[.W35]/[.W$2]" table:style-name="ce6">
            <text:p>0.04%</text:p>
          </table:table-cell>
          <table:table-cell office:value-type="percentage" office:value="4.2597157067241441E-4" table:formula="of:=[.X35]/[.X$2]" table:style-name="ce6">
            <text:p>0.04%</text:p>
          </table:table-cell>
          <table:table-cell office:value-type="percentage" office:value="4.2597157067241441E-4" table:formula="of:=[.Y35]/[.Y$2]" table:style-name="ce6">
            <text:p>0.04%</text:p>
          </table:table-cell>
          <table:table-cell office:value-type="percentage" office:value="3.5103142593938101E-4" table:formula="of:=[.Z35]/[.Z$2]" table:style-name="ce6">
            <text:p>0.04%</text:p>
          </table:table-cell>
          <table:table-cell office:value-type="float" office:value="4758" table:formula="of:=[.AA35]" table:style-name="ce15">
            <text:p>4758.00</text:p>
          </table:table-cell>
          <table:table-cell office:value-type="float" office:value="5.61" table:formula="of:=[.AB35]" table:style-name="ce15">
            <text:p>5.61</text:p>
          </table:table-cell>
          <table:table-cell office:value-type="float" office:value="4758" table:formula="of:=[.AC35]" table:style-name="ce15">
            <text:p>4758.00</text:p>
          </table:table-cell>
          <table:table-cell office:value-type="float" office:value="5.62" table:formula="of:=[.AD35]" table:style-name="ce15">
            <text:p>5.6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3</text:p>
          </table:table-cell>
          <table:table-cell office:value-type="percentage" office:value="2.2988309876685203E-3" table:formula="of:=[.C36]/[.C$2]" table:style-name="ce6">
            <text:p>0.23%</text:p>
          </table:table-cell>
          <table:table-cell office:value-type="percentage" office:value="2.2988309876685203E-3" table:formula="of:=[.D36]/[.D$2]" table:style-name="ce6">
            <text:p>0.23%</text:p>
          </table:table-cell>
          <table:table-cell office:value-type="percentage" office:value="6.3774474174089666E-4" table:formula="of:=[.E36]/[.E$2]" table:style-name="ce6">
            <text:p>0.06%</text:p>
          </table:table-cell>
          <table:table-cell office:value-type="percentage" office:value="6.3774474174089666E-4" table:formula="of:=[.F36]/[.F$2]" table:style-name="ce6">
            <text:p>0.06%</text:p>
          </table:table-cell>
          <table:table-cell office:value-type="percentage" office:value="7.6578339969719569E-5" table:formula="of:=[.G36]/[.G$2]" table:style-name="ce6">
            <text:p>0.01%</text:p>
          </table:table-cell>
          <table:table-cell office:value-type="percentage" office:value="1.4831205274482629E-5" table:formula="of:=[.H36]/[.H$2]" table:style-name="ce6">
            <text:p>0.00%</text:p>
          </table:table-cell>
          <table:table-cell office:value-type="percentage" office:value="4.804284450705835E-4" table:formula="of:=[.I36]/[.I$2]" table:style-name="ce6">
            <text:p>0.05%</text:p>
          </table:table-cell>
          <table:table-cell office:value-type="percentage" office:value="4.804284450705835E-4" table:formula="of:=[.J36]/[.J$2]" table:style-name="ce6">
            <text:p>0.05%</text:p>
          </table:table-cell>
          <table:table-cell office:value-type="percentage" office:value="1.3985873212847417E-5" table:formula="of:=[.K36]/[.K$2]" table:style-name="ce6">
            <text:p>0.00%</text:p>
          </table:table-cell>
          <table:table-cell office:value-type="float" office:value="11967" table:formula="of:=[.L36]" table:style-name="ce15">
            <text:p>11967.00</text:p>
          </table:table-cell>
          <table:table-cell office:value-type="float" office:value="6.77" table:formula="of:=[.M36]" table:style-name="ce15">
            <text:p>6.77</text:p>
          </table:table-cell>
          <table:table-cell office:value-type="float" office:value="11984" table:formula="of:=[.N36]" table:style-name="ce15">
            <text:p>11984.00</text:p>
          </table:table-cell>
          <table:table-cell office:value-type="float" office:value="6.78" table:formula="of:=[.O36]" table:style-name="ce15">
            <text:p>6.78</text:p>
          </table:table-cell>
          <table:table-cell table:style-name="ce1"/>
          <table:table-cell office:value-type="string" table:style-name="ce1">
            <text:p>MPFC5503</text:p>
          </table:table-cell>
          <table:table-cell table:number-columns-repeated="2" table:style-name="ce1"/>
          <table:table-cell office:value-type="percentage" office:value="9.1593186347247083E-5" table:formula="of:=[.T36]/[.T$2]" table:style-name="ce6">
            <text:p>0.01%</text:p>
          </table:table-cell>
          <table:table-cell office:value-type="percentage" office:value="9.1593186347247083E-5" table:formula="of:=[.U36]/[.U$2]" table:style-name="ce6">
            <text:p>0.01%</text:p>
          </table:table-cell>
          <table:table-cell office:value-type="percentage" office:value="8.7748382935878648E-4" table:formula="of:=[.V36]/[.V$2]" table:style-name="ce6">
            <text:p>0.09%</text:p>
          </table:table-cell>
          <table:table-cell office:value-type="percentage" office:value="3.8830182504306319E-4" table:formula="of:=[.W36]/[.W$2]" table:style-name="ce6">
            <text:p>0.04%</text:p>
          </table:table-cell>
          <table:table-cell office:value-type="percentage" office:value="6.8206637621387388E-5" table:formula="of:=[.X36]/[.X$2]" table:style-name="ce6">
            <text:p>0.01%</text:p>
          </table:table-cell>
          <table:table-cell office:value-type="percentage" office:value="6.8206637621387388E-5" table:formula="of:=[.Y36]/[.Y$2]" table:style-name="ce6">
            <text:p>0.01%</text:p>
          </table:table-cell>
          <table:table-cell office:value-type="percentage" office:value="3.3756732665423257E-4" table:formula="of:=[.Z36]/[.Z$2]" table:style-name="ce6">
            <text:p>0.03%</text:p>
          </table:table-cell>
          <table:table-cell office:value-type="float" office:value="306" table:formula="of:=[.AA36]" table:style-name="ce15">
            <text:p>306.00</text:p>
          </table:table-cell>
          <table:table-cell office:value-type="float" office:value="8.15" table:formula="of:=[.AB36]" table:style-name="ce15">
            <text:p>8.15</text:p>
          </table:table-cell>
          <table:table-cell office:value-type="float" office:value="306" table:formula="of:=[.AC36]" table:style-name="ce15">
            <text:p>306.00</text:p>
          </table:table-cell>
          <table:table-cell office:value-type="float" office:value="8.15" table:formula="of:=[.AD36]" table:style-name="ce15">
            <text:p>8.1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4</text:p>
          </table:table-cell>
          <table:table-cell office:value-type="percentage" office:value="9.5449328867994003E-3" table:formula="of:=[.C37]/[.C$2]" table:style-name="ce6">
            <text:p>0.95%</text:p>
          </table:table-cell>
          <table:table-cell office:value-type="percentage" office:value="9.5449328867994003E-3" table:formula="of:=[.D37]/[.D$2]" table:style-name="ce6">
            <text:p>0.95%</text:p>
          </table:table-cell>
          <table:table-cell office:value-type="percentage" office:value="4.0453599004604589E-3" table:formula="of:=[.E37]/[.E$2]" table:style-name="ce6">
            <text:p>0.40%</text:p>
          </table:table-cell>
          <table:table-cell office:value-type="percentage" office:value="4.0453599004604589E-3" table:formula="of:=[.F37]/[.F$2]" table:style-name="ce6">
            <text:p>0.40%</text:p>
          </table:table-cell>
          <table:table-cell office:value-type="percentage" office:value="3.4359541873513471E-4" table:formula="of:=[.G37]/[.G$2]" table:style-name="ce6">
            <text:p>0.03%</text:p>
          </table:table-cell>
          <table:table-cell office:value-type="percentage" office:value="1.3896093118025469E-4" table:formula="of:=[.H37]/[.H$2]" table:style-name="ce6">
            <text:p>0.01%</text:p>
          </table:table-cell>
          <table:table-cell office:value-type="percentage" office:value="2.9180017435585909E-3" table:formula="of:=[.I37]/[.I$2]" table:style-name="ce6">
            <text:p>0.29%</text:p>
          </table:table-cell>
          <table:table-cell office:value-type="percentage" office:value="2.9180017435585909E-3" table:formula="of:=[.J37]/[.J$2]" table:style-name="ce6">
            <text:p>0.29%</text:p>
          </table:table-cell>
          <table:table-cell office:value-type="percentage" office:value="1.2585536928676533E-4" table:formula="of:=[.K37]/[.K$2]" table:style-name="ce6">
            <text:p>0.01%</text:p>
          </table:table-cell>
          <table:table-cell office:value-type="float" office:value="50740" table:formula="of:=[.L37]" table:style-name="ce15">
            <text:p>50740.00</text:p>
          </table:table-cell>
          <table:table-cell office:value-type="float" office:value="13.38" table:formula="of:=[.M37]" table:style-name="ce15">
            <text:p>13.38</text:p>
          </table:table-cell>
          <table:table-cell office:value-type="float" office:value="51614" table:formula="of:=[.N37]" table:style-name="ce15">
            <text:p>51614.00</text:p>
          </table:table-cell>
          <table:table-cell office:value-type="float" office:value="13.26" table:formula="of:=[.O37]" table:style-name="ce15">
            <text:p>13.26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percentage" office:value="5.4417522733230927E-4" table:formula="of:=[.T37]/[.T$2]" table:style-name="ce6">
            <text:p>0.05%</text:p>
          </table:table-cell>
          <table:table-cell office:value-type="percentage" office:value="5.4417522733230927E-4" table:formula="of:=[.U37]/[.U$2]" table:style-name="ce6">
            <text:p>0.05%</text:p>
          </table:table-cell>
          <table:table-cell office:value-type="percentage" office:value="5.1324423570326249E-3" table:formula="of:=[.V37]/[.V$2]" table:style-name="ce6">
            <text:p>0.51%</text:p>
          </table:table-cell>
          <table:table-cell office:value-type="percentage" office:value="8.3101097053585478E-4" table:formula="of:=[.W37]/[.W$2]" table:style-name="ce6">
            <text:p>0.08%</text:p>
          </table:table-cell>
          <table:table-cell office:value-type="percentage" office:value="3.0924870258945296E-4" table:formula="of:=[.X37]/[.X$2]" table:style-name="ce6">
            <text:p>0.03%</text:p>
          </table:table-cell>
          <table:table-cell office:value-type="percentage" office:value="3.0924870258945296E-4" table:formula="of:=[.Y37]/[.Y$2]" table:style-name="ce6">
            <text:p>0.03%</text:p>
          </table:table-cell>
          <table:table-cell office:value-type="percentage" office:value="6.9312565153057738E-4" table:formula="of:=[.Z37]/[.Z$2]" table:style-name="ce6">
            <text:p>0.07%</text:p>
          </table:table-cell>
          <table:table-cell office:value-type="float" office:value="3189" table:formula="of:=[.AA37]" table:style-name="ce15">
            <text:p>3189.00</text:p>
          </table:table-cell>
          <table:table-cell office:value-type="float" office:value="6" table:formula="of:=[.AB37]" table:style-name="ce15">
            <text:p>6.00</text:p>
          </table:table-cell>
          <table:table-cell office:value-type="float" office:value="3189" table:formula="of:=[.AC37]" table:style-name="ce15">
            <text:p>3189.00</text:p>
          </table:table-cell>
          <table:table-cell office:value-type="float" office:value="6" table:formula="of:=[.AD37]" table:style-name="ce15">
            <text:p>6.0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5</text:p>
          </table:table-cell>
          <table:table-cell office:value-type="percentage" office:value="2.1098001639961689E-2" table:formula="of:=[.C38]/[.C$2]" table:style-name="ce6">
            <text:p>2.11%</text:p>
          </table:table-cell>
          <table:table-cell office:value-type="percentage" office:value="2.1098001639961689E-2" table:formula="of:=[.D38]/[.D$2]" table:style-name="ce6">
            <text:p>2.11%</text:p>
          </table:table-cell>
          <table:table-cell office:value-type="percentage" office:value="2.7955889162193815E-3" table:formula="of:=[.E38]/[.E$2]" table:style-name="ce6">
            <text:p>0.28%</text:p>
          </table:table-cell>
          <table:table-cell office:value-type="percentage" office:value="2.7955889162193815E-3" table:formula="of:=[.F38]/[.F$2]" table:style-name="ce6">
            <text:p>0.28%</text:p>
          </table:table-cell>
          <table:table-cell office:value-type="percentage" office:value="2.4217306096777059E-4" table:formula="of:=[.G38]/[.G$2]" table:style-name="ce6">
            <text:p>0.02%</text:p>
          </table:table-cell>
          <table:table-cell office:value-type="percentage" office:value="3.9217869277401087E-4" table:formula="of:=[.H38]/[.H$2]" table:style-name="ce6">
            <text:p>0.04%</text:p>
          </table:table-cell>
          <table:table-cell office:value-type="percentage" office:value="2.0102491965169767E-3" table:formula="of:=[.I38]/[.I$2]" table:style-name="ce6">
            <text:p>0.20%</text:p>
          </table:table-cell>
          <table:table-cell office:value-type="percentage" office:value="2.0102491965169767E-3" table:formula="of:=[.J38]/[.J$2]" table:style-name="ce6">
            <text:p>0.20%</text:p>
          </table:table-cell>
          <table:table-cell office:value-type="percentage" office:value="3.635219358845772E-4" table:formula="of:=[.K38]/[.K$2]" table:style-name="ce6">
            <text:p>0.04%</text:p>
          </table:table-cell>
          <table:table-cell office:value-type="float" office:value="36098" table:formula="of:=[.L38]" table:style-name="ce15">
            <text:p>36098.00</text:p>
          </table:table-cell>
          <table:table-cell office:value-type="float" office:value="12.7" table:formula="of:=[.M38]" table:style-name="ce15">
            <text:p>12.70</text:p>
          </table:table-cell>
          <table:table-cell office:value-type="float" office:value="41418" table:formula="of:=[.N38]" table:style-name="ce15">
            <text:p>41418.00</text:p>
          </table:table-cell>
          <table:table-cell office:value-type="float" office:value="11.87" table:formula="of:=[.O38]" table:style-name="ce15">
            <text:p>11.87</text:p>
          </table:table-cell>
          <table:table-cell table:style-name="ce1"/>
          <table:table-cell office:value-type="string" table:style-name="ce1">
            <text:p>MPFC5505</text:p>
          </table:table-cell>
          <table:table-cell table:number-columns-repeated="2" table:style-name="ce1"/>
          <table:table-cell office:value-type="percentage" office:value="3.6829368962560077E-4" table:formula="of:=[.T38]/[.T$2]" table:style-name="ce6">
            <text:p>0.04%</text:p>
          </table:table-cell>
          <table:table-cell office:value-type="percentage" office:value="3.6829368962560077E-4" table:formula="of:=[.U38]/[.U$2]" table:style-name="ce6">
            <text:p>0.04%</text:p>
          </table:table-cell>
          <table:table-cell office:value-type="percentage" office:value="3.5269643860698801E-3" table:formula="of:=[.V38]/[.V$2]" table:style-name="ce6">
            <text:p>0.35%</text:p>
          </table:table-cell>
          <table:table-cell office:value-type="percentage" office:value="6.5410337460260974E-4" table:formula="of:=[.W38]/[.W$2]" table:style-name="ce6">
            <text:p>0.07%</text:p>
          </table:table-cell>
          <table:table-cell office:value-type="percentage" office:value="2.1677228998470425E-4" table:formula="of:=[.X38]/[.X$2]" table:style-name="ce6">
            <text:p>0.02%</text:p>
          </table:table-cell>
          <table:table-cell office:value-type="percentage" office:value="2.1677228998470425E-4" table:formula="of:=[.Y38]/[.Y$2]" table:style-name="ce6">
            <text:p>0.02%</text:p>
          </table:table-cell>
          <table:table-cell office:value-type="percentage" office:value="5.7089646529441269E-4" table:formula="of:=[.Z38]/[.Z$2]" table:style-name="ce6">
            <text:p>0.06%</text:p>
          </table:table-cell>
          <table:table-cell office:value-type="float" office:value="1777" table:formula="of:=[.AA38]" table:style-name="ce15">
            <text:p>1777.00</text:p>
          </table:table-cell>
          <table:table-cell office:value-type="float" office:value="6.55" table:formula="of:=[.AB38]" table:style-name="ce15">
            <text:p>6.55</text:p>
          </table:table-cell>
          <table:table-cell office:value-type="float" office:value="1777" table:formula="of:=[.AC38]" table:style-name="ce15">
            <text:p>1777.00</text:p>
          </table:table-cell>
          <table:table-cell office:value-type="float" office:value="6.56" table:formula="of:=[.AD38]" table:style-name="ce15">
            <text:p>6.5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6</text:p>
          </table:table-cell>
          <table:table-cell office:value-type="percentage" office:value="3.3057060062822224E-3" table:formula="of:=[.C39]/[.C$2]" table:style-name="ce6">
            <text:p>0.33%</text:p>
          </table:table-cell>
          <table:table-cell office:value-type="percentage" office:value="3.3057060062822224E-3" table:formula="of:=[.D39]/[.D$2]" table:style-name="ce6">
            <text:p>0.33%</text:p>
          </table:table-cell>
          <table:table-cell office:value-type="percentage" office:value="2.240928656384652E-3" table:formula="of:=[.E39]/[.E$2]" table:style-name="ce6">
            <text:p>0.22%</text:p>
          </table:table-cell>
          <table:table-cell office:value-type="percentage" office:value="2.240928656384652E-3" table:formula="of:=[.F39]/[.F$2]" table:style-name="ce6">
            <text:p>0.22%</text:p>
          </table:table-cell>
          <table:table-cell office:value-type="percentage" office:value="1.9489859415535723E-4" table:formula="of:=[.G39]/[.G$2]" table:style-name="ce6">
            <text:p>0.02%</text:p>
          </table:table-cell>
          <table:table-cell office:value-type="percentage" office:value="4.3219787854707927E-5" table:formula="of:=[.H39]/[.H$2]" table:style-name="ce6">
            <text:p>0.00%</text:p>
          </table:table-cell>
          <table:table-cell office:value-type="percentage" office:value="1.6135465197441455E-3" table:formula="of:=[.I39]/[.I$2]" table:style-name="ce6">
            <text:p>0.16%</text:p>
          </table:table-cell>
          <table:table-cell office:value-type="percentage" office:value="1.6135465197441455E-3" table:formula="of:=[.J39]/[.J$2]" table:style-name="ce6">
            <text:p>0.16%</text:p>
          </table:table-cell>
          <table:table-cell office:value-type="percentage" office:value="4.1153096710917009E-5" table:formula="of:=[.K39]/[.K$2]" table:style-name="ce6">
            <text:p>0.00%</text:p>
          </table:table-cell>
          <table:table-cell office:value-type="float" office:value="29927" table:formula="of:=[.L39]" table:style-name="ce15">
            <text:p>29927.00</text:p>
          </table:table-cell>
          <table:table-cell office:value-type="float" office:value="12.12" table:formula="of:=[.M39]" table:style-name="ce15">
            <text:p>12.12</text:p>
          </table:table-cell>
          <table:table-cell office:value-type="float" office:value="30108" table:formula="of:=[.N39]" table:style-name="ce15">
            <text:p>30108.00</text:p>
          </table:table-cell>
          <table:table-cell office:value-type="float" office:value="12.1" table:formula="of:=[.O39]" table:style-name="ce15">
            <text:p>12.10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percentage" office:value="3.1039718821801942E-4" table:formula="of:=[.T39]/[.T$2]" table:style-name="ce6">
            <text:p>0.03%</text:p>
          </table:table-cell>
          <table:table-cell office:value-type="percentage" office:value="3.1039718821801942E-4" table:formula="of:=[.U39]/[.U$2]" table:style-name="ce6">
            <text:p>0.03%</text:p>
          </table:table-cell>
          <table:table-cell office:value-type="percentage" office:value="2.9369226070485015E-3" table:formula="of:=[.V39]/[.V$2]" table:style-name="ce6">
            <text:p>0.29%</text:p>
          </table:table-cell>
          <table:table-cell office:value-type="percentage" office:value="1.7359039632586272E-4" table:formula="of:=[.W39]/[.W$2]" table:style-name="ce6">
            <text:p>0.02%</text:p>
          </table:table-cell>
          <table:table-cell office:value-type="percentage" office:value="1.8248678754003743E-4" table:formula="of:=[.X39]/[.X$2]" table:style-name="ce6">
            <text:p>0.02%</text:p>
          </table:table-cell>
          <table:table-cell office:value-type="percentage" office:value="1.8248678754003743E-4" table:formula="of:=[.Y39]/[.Y$2]" table:style-name="ce6">
            <text:p>0.02%</text:p>
          </table:table-cell>
          <table:table-cell office:value-type="percentage" office:value="1.4810509213663284E-4" table:formula="of:=[.Z39]/[.Z$2]" table:style-name="ce6">
            <text:p>0.01%</text:p>
          </table:table-cell>
          <table:table-cell office:value-type="float" office:value="1559" table:formula="of:=[.AA39]" table:style-name="ce15">
            <text:p>1559.00</text:p>
          </table:table-cell>
          <table:table-cell office:value-type="float" office:value="6.45" table:formula="of:=[.AB39]" table:style-name="ce15">
            <text:p>6.45</text:p>
          </table:table-cell>
          <table:table-cell office:value-type="float" office:value="1559" table:formula="of:=[.AC39]" table:style-name="ce15">
            <text:p>1559.00</text:p>
          </table:table-cell>
          <table:table-cell office:value-type="float" office:value="6.46" table:formula="of:=[.AD39]" table:style-name="ce15">
            <text:p>6.4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7</text:p>
          </table:table-cell>
          <table:table-cell office:value-type="percentage" office:value="5.5475732727491038E-3" table:formula="of:=[.C40]/[.C$2]" table:style-name="ce6">
            <text:p>0.55%</text:p>
          </table:table-cell>
          <table:table-cell office:value-type="percentage" office:value="5.5475732727491038E-3" table:formula="of:=[.D40]/[.D$2]" table:style-name="ce6">
            <text:p>0.55%</text:p>
          </table:table-cell>
          <table:table-cell office:value-type="percentage" office:value="3.9986684212767595E-3" table:formula="of:=[.E40]/[.E$2]" table:style-name="ce6">
            <text:p>0.40%</text:p>
          </table:table-cell>
          <table:table-cell office:value-type="percentage" office:value="3.9986684212767595E-3" table:formula="of:=[.F40]/[.F$2]" table:style-name="ce6">
            <text:p>0.40%</text:p>
          </table:table-cell>
          <table:table-cell office:value-type="percentage" office:value="3.3342811449036362E-4" table:formula="of:=[.G40]/[.G$2]" table:style-name="ce6">
            <text:p>0.03%</text:p>
          </table:table-cell>
          <table:table-cell office:value-type="percentage" office:value="1.1421602127949152E-4" table:formula="of:=[.H40]/[.H$2]" table:style-name="ce6">
            <text:p>0.01%</text:p>
          </table:table-cell>
          <table:table-cell office:value-type="percentage" office:value="2.864022919015967E-3" table:formula="of:=[.I40]/[.I$2]" table:style-name="ce6">
            <text:p>0.29%</text:p>
          </table:table-cell>
          <table:table-cell office:value-type="percentage" office:value="2.864022919015967E-3" table:formula="of:=[.J40]/[.J$2]" table:style-name="ce6">
            <text:p>0.29%</text:p>
          </table:table-cell>
          <table:table-cell office:value-type="percentage" office:value="1.0485323996234564E-4" table:formula="of:=[.K40]/[.K$2]" table:style-name="ce6">
            <text:p>0.01%</text:p>
          </table:table-cell>
          <table:table-cell office:value-type="float" office:value="48053" table:formula="of:=[.L40]" table:style-name="ce15">
            <text:p>48053.00</text:p>
          </table:table-cell>
          <table:table-cell office:value-type="float" office:value="13.91" table:formula="of:=[.M40]" table:style-name="ce15">
            <text:p>13.91</text:p>
          </table:table-cell>
          <table:table-cell office:value-type="float" office:value="48628" table:formula="of:=[.N40]" table:style-name="ce15">
            <text:p>48628.00</text:p>
          </table:table-cell>
          <table:table-cell office:value-type="float" office:value="13.82" table:formula="of:=[.O40]" table:style-name="ce15">
            <text:p>13.82</text:p>
          </table:table-cell>
          <table:table-cell table:style-name="ce1"/>
          <table:table-cell office:value-type="string" table:style-name="ce1">
            <text:p>MPFC5507</text:p>
          </table:table-cell>
          <table:table-cell table:number-columns-repeated="2" table:style-name="ce1"/>
          <table:table-cell office:value-type="percentage" office:value="5.3969788234378626E-4" table:formula="of:=[.T40]/[.T$2]" table:style-name="ce6">
            <text:p>0.05%</text:p>
          </table:table-cell>
          <table:table-cell office:value-type="percentage" office:value="5.3969788234378626E-4" table:formula="of:=[.U40]/[.U$2]" table:style-name="ce6">
            <text:p>0.05%</text:p>
          </table:table-cell>
          <table:table-cell office:value-type="percentage" office:value="5.1566246838716792E-3" table:formula="of:=[.V40]/[.V$2]" table:style-name="ce6">
            <text:p>0.52%</text:p>
          </table:table-cell>
          <table:table-cell office:value-type="percentage" office:value="2.819328172460613E-5" table:formula="of:=[.W40]/[.W$2]" table:style-name="ce6">
            <text:p>0.00%</text:p>
          </table:table-cell>
          <table:table-cell office:value-type="percentage" office:value="3.0185058958107303E-4" table:formula="of:=[.X40]/[.X$2]" table:style-name="ce6">
            <text:p>0.03%</text:p>
          </table:table-cell>
          <table:table-cell office:value-type="percentage" office:value="3.0185058958107303E-4" table:formula="of:=[.Y40]/[.Y$2]" table:style-name="ce6">
            <text:p>0.03%</text:p>
          </table:table-cell>
          <table:table-cell office:value-type="percentage" office:value="2.4278519797792025E-5" table:formula="of:=[.Z40]/[.Z$2]" table:style-name="ce6">
            <text:p>0.00%</text:p>
          </table:table-cell>
          <table:table-cell office:value-type="float" office:value="3055" table:formula="of:=[.AA40]" table:style-name="ce15">
            <text:p>3055.00</text:p>
          </table:table-cell>
          <table:table-cell office:value-type="float" office:value="6.33" table:formula="of:=[.AB40]" table:style-name="ce15">
            <text:p>6.33</text:p>
          </table:table-cell>
          <table:table-cell office:value-type="float" office:value="3055" table:formula="of:=[.AC40]" table:style-name="ce15">
            <text:p>3055.00</text:p>
          </table:table-cell>
          <table:table-cell office:value-type="float" office:value="6.33" table:formula="of:=[.AD40]" table:style-name="ce15">
            <text:p>6.3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08</text:p>
          </table:table-cell>
          <table:table-cell office:value-type="percentage" office:value="7.1013723053645009E-3" table:formula="of:=[.C41]/[.C$2]" table:style-name="ce6">
            <text:p>0.71%</text:p>
          </table:table-cell>
          <table:table-cell office:value-type="percentage" office:value="7.1013723053645009E-3" table:formula="of:=[.D41]/[.D$2]" table:style-name="ce6">
            <text:p>0.71%</text:p>
          </table:table-cell>
          <table:table-cell office:value-type="percentage" office:value="5.0155358478466182E-3" table:formula="of:=[.E41]/[.E$2]" table:style-name="ce6">
            <text:p>0.50%</text:p>
          </table:table-cell>
          <table:table-cell office:value-type="percentage" office:value="5.0155358478466182E-3" table:formula="of:=[.F41]/[.F$2]" table:style-name="ce6">
            <text:p>0.50%</text:p>
          </table:table-cell>
          <table:table-cell office:value-type="percentage" office:value="4.3548884371116949E-4" table:formula="of:=[.G41]/[.G$2]" table:style-name="ce6">
            <text:p>0.04%</text:p>
          </table:table-cell>
          <table:table-cell office:value-type="percentage" office:value="1.0304597831333243E-4" table:formula="of:=[.H41]/[.H$2]" table:style-name="ce6">
            <text:p>0.01%</text:p>
          </table:table-cell>
          <table:table-cell office:value-type="percentage" office:value="3.5824881278285958E-3" table:formula="of:=[.I41]/[.I$2]" table:style-name="ce6">
            <text:p>0.36%</text:p>
          </table:table-cell>
          <table:table-cell office:value-type="percentage" office:value="3.5824881278285958E-3" table:formula="of:=[.J41]/[.J$2]" table:style-name="ce6">
            <text:p>0.36%</text:p>
          </table:table-cell>
          <table:table-cell office:value-type="percentage" office:value="9.7455126953965753E-5" table:formula="of:=[.K41]/[.K$2]" table:style-name="ce6">
            <text:p>0.01%</text:p>
          </table:table-cell>
          <table:table-cell office:value-type="float" office:value="60765" table:formula="of:=[.L41]" table:style-name="ce15">
            <text:p>60765.00</text:p>
          </table:table-cell>
          <table:table-cell office:value-type="float" office:value="13.55" table:formula="of:=[.M41]" table:style-name="ce15">
            <text:p>13.55</text:p>
          </table:table-cell>
          <table:table-cell office:value-type="float" office:value="61383" table:formula="of:=[.N41]" table:style-name="ce15">
            <text:p>61383.00</text:p>
          </table:table-cell>
          <table:table-cell office:value-type="float" office:value="13.47" table:formula="of:=[.O41]" table:style-name="ce15">
            <text:p>13.47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percentage" office:value="6.5272752379884487E-4" table:formula="of:=[.T41]/[.T$2]" table:style-name="ce6">
            <text:p>0.07%</text:p>
          </table:table-cell>
          <table:table-cell office:value-type="percentage" office:value="6.5272752379884487E-4" table:formula="of:=[.U41]/[.U$2]" table:style-name="ce6">
            <text:p>0.07%</text:p>
          </table:table-cell>
          <table:table-cell office:value-type="percentage" office:value="6.3065123976851975E-3" table:formula="of:=[.V41]/[.V$2]" table:style-name="ce6">
            <text:p>0.63%</text:p>
          </table:table-cell>
          <table:table-cell office:value-type="percentage" office:value="2.170171447887641E-5" table:formula="of:=[.W41]/[.W$2]" table:style-name="ce6">
            <text:p>0.00%</text:p>
          </table:table-cell>
          <table:table-cell office:value-type="percentage" office:value="3.7237460302659835E-4" table:formula="of:=[.X41]/[.X$2]" table:style-name="ce6">
            <text:p>0.04%</text:p>
          </table:table-cell>
          <table:table-cell office:value-type="percentage" office:value="3.7237460302659835E-4" table:formula="of:=[.Y41]/[.Y$2]" table:style-name="ce6">
            <text:p>0.04%</text:p>
          </table:table-cell>
          <table:table-cell office:value-type="percentage" office:value="1.8778031520876003E-5" table:formula="of:=[.Z41]/[.Z$2]" table:style-name="ce6">
            <text:p>0.00%</text:p>
          </table:table-cell>
          <table:table-cell office:value-type="float" office:value="3855" table:formula="of:=[.AA41]" table:style-name="ce15">
            <text:p>3855.00</text:p>
          </table:table-cell>
          <table:table-cell office:value-type="float" office:value="6.39" table:formula="of:=[.AB41]" table:style-name="ce15">
            <text:p>6.39</text:p>
          </table:table-cell>
          <table:table-cell office:value-type="float" office:value="3855" table:formula="of:=[.AC41]" table:style-name="ce15">
            <text:p>3855.00</text:p>
          </table:table-cell>
          <table:table-cell office:value-type="float" office:value="6.39" table:formula="of:=[.AD41]" table:style-name="ce15">
            <text:p>6.3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3</text:p>
          </table:table-cell>
          <table:table-cell office:value-type="percentage" office:value="2.7550485395062427E-2" table:formula="of:=[.C42]/[.C$2]" table:style-name="ce6">
            <text:p>2.76%</text:p>
          </table:table-cell>
          <table:table-cell office:value-type="percentage" office:value="2.7550485395062427E-2" table:formula="of:=[.D42]/[.D$2]" table:style-name="ce6">
            <text:p>2.76%</text:p>
          </table:table-cell>
          <table:table-cell office:value-type="percentage" office:value="5.2634338473283599E-3" table:formula="of:=[.E42]/[.E$2]" table:style-name="ce6">
            <text:p>0.53%</text:p>
          </table:table-cell>
          <table:table-cell office:value-type="percentage" office:value="5.2634338473283599E-3" table:formula="of:=[.F42]/[.F$2]" table:style-name="ce6">
            <text:p>0.53%</text:p>
          </table:table-cell>
          <table:table-cell office:value-type="percentage" office:value="4.4049087756553508E-4" table:formula="of:=[.G42]/[.G$2]" table:style-name="ce6">
            <text:p>0.04%</text:p>
          </table:table-cell>
          <table:table-cell office:value-type="percentage" office:value="2.4623065486361961E-4" table:formula="of:=[.H42]/[.H$2]" table:style-name="ce6">
            <text:p>0.02%</text:p>
          </table:table-cell>
          <table:table-cell office:value-type="percentage" office:value="3.8443924050901896E-3" table:formula="of:=[.I42]/[.I$2]" table:style-name="ce6">
            <text:p>0.38%</text:p>
          </table:table-cell>
          <table:table-cell office:value-type="percentage" office:value="3.8443924050901896E-3" table:formula="of:=[.J42]/[.J$2]" table:style-name="ce6">
            <text:p>0.38%</text:p>
          </table:table-cell>
          <table:table-cell office:value-type="percentage" office:value="2.2563953181744327E-4" table:formula="of:=[.K42]/[.K$2]" table:style-name="ce6">
            <text:p>0.02%</text:p>
          </table:table-cell>
          <table:table-cell office:value-type="float" office:value="67919" table:formula="of:=[.L42]" table:style-name="ce15">
            <text:p>67919.00</text:p>
          </table:table-cell>
          <table:table-cell office:value-type="float" office:value="12.71" table:formula="of:=[.M42]" table:style-name="ce15">
            <text:p>12.71</text:p>
          </table:table-cell>
          <table:table-cell office:value-type="float" office:value="69899" table:formula="of:=[.N42]" table:style-name="ce15">
            <text:p>69899.00</text:p>
          </table:table-cell>
          <table:table-cell office:value-type="float" office:value="12.51" table:formula="of:=[.O42]" table:style-name="ce15">
            <text:p>12.51</text:p>
          </table:table-cell>
          <table:table-cell table:style-name="ce1"/>
          <table:table-cell office:value-type="string" table:style-name="ce1">
            <text:p>MPFC5513</text:p>
          </table:table-cell>
          <table:table-cell table:number-columns-repeated="2" table:style-name="ce1"/>
          <table:table-cell office:value-type="percentage" office:value="7.5528670744220115E-4" table:formula="of:=[.T42]/[.T$2]" table:style-name="ce6">
            <text:p>0.08%</text:p>
          </table:table-cell>
          <table:table-cell office:value-type="percentage" office:value="7.5528670744220115E-4" table:formula="of:=[.U42]/[.U$2]" table:style-name="ce6">
            <text:p>0.08%</text:p>
          </table:table-cell>
          <table:table-cell office:value-type="percentage" office:value="7.0899195133984159E-3" table:formula="of:=[.V42]/[.V$2]" table:style-name="ce6">
            <text:p>0.71%</text:p>
          </table:table-cell>
          <table:table-cell office:value-type="percentage" office:value="1.2296127295092215E-2" table:formula="of:=[.W42]/[.W$2]" table:style-name="ce6">
            <text:p>1.23%</text:p>
          </table:table-cell>
          <table:table-cell office:value-type="percentage" office:value="4.6165624342599465E-4" table:formula="of:=[.X42]/[.X$2]" table:style-name="ce6">
            <text:p>0.05%</text:p>
          </table:table-cell>
          <table:table-cell office:value-type="percentage" office:value="4.6165624342599465E-4" table:formula="of:=[.Y42]/[.Y$2]" table:style-name="ce6">
            <text:p>0.05%</text:p>
          </table:table-cell>
          <table:table-cell office:value-type="percentage" office:value="9.9601366759694675E-3" table:formula="of:=[.Z42]/[.Z$2]" table:style-name="ce6">
            <text:p>1.00%</text:p>
          </table:table-cell>
          <table:table-cell office:value-type="float" office:value="4822" table:formula="of:=[.AA42]" table:style-name="ce15">
            <text:p>4822.00</text:p>
          </table:table-cell>
          <table:table-cell office:value-type="float" office:value="5.86" table:formula="of:=[.AB42]" table:style-name="ce15">
            <text:p>5.86</text:p>
          </table:table-cell>
          <table:table-cell office:value-type="float" office:value="4822" table:formula="of:=[.AC42]" table:style-name="ce15">
            <text:p>4822.00</text:p>
          </table:table-cell>
          <table:table-cell office:value-type="float" office:value="6" table:formula="of:=[.AD42]" table:style-name="ce15">
            <text:p>6.0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5</text:p>
          </table:table-cell>
          <table:table-cell office:value-type="percentage" office:value="7.1510078720732053E-3" table:formula="of:=[.C43]/[.C$2]" table:style-name="ce6">
            <text:p>0.72%</text:p>
          </table:table-cell>
          <table:table-cell office:value-type="percentage" office:value="7.1510078720732053E-3" table:formula="of:=[.D43]/[.D$2]" table:style-name="ce6">
            <text:p>0.72%</text:p>
          </table:table-cell>
          <table:table-cell office:value-type="percentage" office:value="5.2481624863941981E-3" table:formula="of:=[.E43]/[.E$2]" table:style-name="ce6">
            <text:p>0.52%</text:p>
          </table:table-cell>
          <table:table-cell office:value-type="percentage" office:value="5.2481624863941981E-3" table:formula="of:=[.F43]/[.F$2]" table:style-name="ce6">
            <text:p>0.52%</text:p>
          </table:table-cell>
          <table:table-cell office:value-type="percentage" office:value="4.6217218747740649E-4" table:formula="of:=[.G43]/[.G$2]" table:style-name="ce6">
            <text:p>0.05%</text:p>
          </table:table-cell>
          <table:table-cell office:value-type="percentage" office:value="1.1288680948602373E-4" table:formula="of:=[.H43]/[.H$2]" table:style-name="ce6">
            <text:p>0.01%</text:p>
          </table:table-cell>
          <table:table-cell office:value-type="percentage" office:value="3.8451240545642256E-3" table:formula="of:=[.I43]/[.I$2]" table:style-name="ce6">
            <text:p>0.38%</text:p>
          </table:table-cell>
          <table:table-cell office:value-type="percentage" office:value="3.8451240545642256E-3" table:formula="of:=[.J43]/[.J$2]" table:style-name="ce6">
            <text:p>0.38%</text:p>
          </table:table-cell>
          <table:table-cell office:value-type="percentage" office:value="1.0936264927044797E-4" table:formula="of:=[.K43]/[.K$2]" table:style-name="ce6">
            <text:p>0.01%</text:p>
          </table:table-cell>
          <table:table-cell office:value-type="float" office:value="69299" table:formula="of:=[.L43]" table:style-name="ce15">
            <text:p>69299.00</text:p>
          </table:table-cell>
          <table:table-cell office:value-type="float" office:value="12.53" table:formula="of:=[.M43]" table:style-name="ce15">
            <text:p>12.53</text:p>
          </table:table-cell>
          <table:table-cell office:value-type="float" office:value="70033" table:formula="of:=[.N43]" table:style-name="ce15">
            <text:p>70033.00</text:p>
          </table:table-cell>
          <table:table-cell office:value-type="float" office:value="12.46" table:formula="of:=[.O43]" table:style-name="ce15">
            <text:p>12.46</text:p>
          </table:table-cell>
          <table:table-cell table:style-name="ce1"/>
          <table:table-cell office:value-type="string" table:style-name="ce1">
            <text:p>MPFC5515</text:p>
          </table:table-cell>
          <table:table-cell table:number-columns-repeated="2" table:style-name="ce1"/>
          <table:table-cell office:value-type="percentage" office:value="6.9903131620944949E-4" table:formula="of:=[.T43]/[.T$2]" table:style-name="ce6">
            <text:p>0.07%</text:p>
          </table:table-cell>
          <table:table-cell office:value-type="percentage" office:value="6.9903131620944949E-4" table:formula="of:=[.U43]/[.U$2]" table:style-name="ce6">
            <text:p>0.07%</text:p>
          </table:table-cell>
          <table:table-cell office:value-type="percentage" office:value="6.6624117703243399E-3" table:formula="of:=[.V43]/[.V$2]" table:style-name="ce6">
            <text:p>0.67%</text:p>
          </table:table-cell>
          <table:table-cell office:value-type="percentage" office:value="3.6043210145239331E-5" table:formula="of:=[.W43]/[.W$2]" table:style-name="ce6">
            <text:p>0.00%</text:p>
          </table:table-cell>
          <table:table-cell office:value-type="percentage" office:value="4.1957328144727891E-4" table:formula="of:=[.X43]/[.X$2]" table:style-name="ce6">
            <text:p>0.04%</text:p>
          </table:table-cell>
          <table:table-cell office:value-type="percentage" office:value="4.1957328144727891E-4" table:formula="of:=[.Y43]/[.Y$2]" table:style-name="ce6">
            <text:p>0.04%</text:p>
          </table:table-cell>
          <table:table-cell office:value-type="percentage" office:value="3.1880678476221799E-5" table:formula="of:=[.Z43]/[.Z$2]" table:style-name="ce6">
            <text:p>0.00%</text:p>
          </table:table-cell>
          <table:table-cell office:value-type="float" office:value="4428" table:formula="of:=[.AA43]" table:style-name="ce15">
            <text:p>4428.00</text:p>
          </table:table-cell>
          <table:table-cell office:value-type="float" office:value="5.91" table:formula="of:=[.AB43]" table:style-name="ce15">
            <text:p>5.91</text:p>
          </table:table-cell>
          <table:table-cell office:value-type="float" office:value="4428" table:formula="of:=[.AC43]" table:style-name="ce15">
            <text:p>4428.00</text:p>
          </table:table-cell>
          <table:table-cell office:value-type="float" office:value="5.91" table:formula="of:=[.AD43]" table:style-name="ce15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6</text:p>
          </table:table-cell>
          <table:table-cell office:value-type="percentage" office:value="8.9756687868653862E-3" table:formula="of:=[.C44]/[.C$2]" table:style-name="ce6">
            <text:p>0.90%</text:p>
          </table:table-cell>
          <table:table-cell office:value-type="percentage" office:value="8.9756687868653862E-3" table:formula="of:=[.D44]/[.D$2]" table:style-name="ce6">
            <text:p>0.90%</text:p>
          </table:table-cell>
          <table:table-cell office:value-type="percentage" office:value="6.4064685415663458E-3" table:formula="of:=[.E44]/[.E$2]" table:style-name="ce6">
            <text:p>0.64%</text:p>
          </table:table-cell>
          <table:table-cell office:value-type="percentage" office:value="6.4064685415663458E-3" table:formula="of:=[.F44]/[.F$2]" table:style-name="ce6">
            <text:p>0.64%</text:p>
          </table:table-cell>
          <table:table-cell office:value-type="percentage" office:value="5.355790747469222E-4" table:formula="of:=[.G44]/[.G$2]" table:style-name="ce6">
            <text:p>0.05%</text:p>
          </table:table-cell>
          <table:table-cell office:value-type="percentage" office:value="2.82402122287176E-4" table:formula="of:=[.H44]/[.H$2]" table:style-name="ce6">
            <text:p>0.03%</text:p>
          </table:table-cell>
          <table:table-cell office:value-type="percentage" office:value="4.7693780664365883E-3" table:formula="of:=[.I44]/[.I$2]" table:style-name="ce6">
            <text:p>0.48%</text:p>
          </table:table-cell>
          <table:table-cell office:value-type="percentage" office:value="4.7693780664365883E-3" table:formula="of:=[.J44]/[.J$2]" table:style-name="ce6">
            <text:p>0.48%</text:p>
          </table:table-cell>
          <table:table-cell office:value-type="percentage" office:value="2.6913040891950315E-4" table:formula="of:=[.K44]/[.K$2]" table:style-name="ce6">
            <text:p>0.03%</text:p>
          </table:table-cell>
          <table:table-cell office:value-type="float" office:value="85353" table:formula="of:=[.L44]" table:style-name="ce15">
            <text:p>85353.00</text:p>
          </table:table-cell>
          <table:table-cell office:value-type="float" office:value="12.33" table:formula="of:=[.M44]" table:style-name="ce15">
            <text:p>12.33</text:p>
          </table:table-cell>
          <table:table-cell office:value-type="float" office:value="88143" table:formula="of:=[.N44]" table:style-name="ce15">
            <text:p>88143.00</text:p>
          </table:table-cell>
          <table:table-cell office:value-type="float" office:value="12.12" table:formula="of:=[.O44]" table:style-name="ce15">
            <text:p>12.12</text:p>
          </table:table-cell>
          <table:table-cell table:style-name="ce1"/>
          <table:table-cell office:value-type="string" table:style-name="ce1">
            <text:p>MPFC5516</text:p>
          </table:table-cell>
          <table:table-cell table:number-columns-repeated="2" table:style-name="ce1"/>
          <table:table-cell office:value-type="percentage" office:value="8.8592840516070795E-4" table:formula="of:=[.T44]/[.T$2]" table:style-name="ce6">
            <text:p>0.09%</text:p>
          </table:table-cell>
          <table:table-cell office:value-type="percentage" office:value="8.8592840516070795E-4" table:formula="of:=[.U44]/[.U$2]" table:style-name="ce6">
            <text:p>0.09%</text:p>
          </table:table-cell>
          <table:table-cell office:value-type="percentage" office:value="8.3078506282972808E-3" table:formula="of:=[.V44]/[.V$2]" table:style-name="ce6">
            <text:p>0.83%</text:p>
          </table:table-cell>
          <table:table-cell office:value-type="percentage" office:value="4.7890976229778373E-4" table:formula="of:=[.W44]/[.W$2]" table:style-name="ce6">
            <text:p>0.05%</text:p>
          </table:table-cell>
          <table:table-cell office:value-type="percentage" office:value="5.4996429448543865E-4" table:formula="of:=[.X44]/[.X$2]" table:style-name="ce6">
            <text:p>0.05%</text:p>
          </table:table-cell>
          <table:table-cell office:value-type="percentage" office:value="5.4996429448543865E-4" table:formula="of:=[.Y44]/[.Y$2]" table:style-name="ce6">
            <text:p>0.05%</text:p>
          </table:table-cell>
          <table:table-cell office:value-type="percentage" office:value="4.1484233684026527E-4" table:formula="of:=[.Z44]/[.Z$2]" table:style-name="ce6">
            <text:p>0.04%</text:p>
          </table:table-cell>
          <table:table-cell office:value-type="float" office:value="6631" table:formula="of:=[.AA44]" table:style-name="ce15">
            <text:p>6631.00</text:p>
          </table:table-cell>
          <table:table-cell office:value-type="float" office:value="5.55" table:formula="of:=[.AB44]" table:style-name="ce15">
            <text:p>5.55</text:p>
          </table:table-cell>
          <table:table-cell office:value-type="float" office:value="6631" table:formula="of:=[.AC44]" table:style-name="ce15">
            <text:p>6631.00</text:p>
          </table:table-cell>
          <table:table-cell office:value-type="float" office:value="5.56" table:formula="of:=[.AD44]" table:style-name="ce15">
            <text:p>5.5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7</text:p>
          </table:table-cell>
          <table:table-cell office:value-type="percentage" office:value="8.457451083701566E-3" table:formula="of:=[.C45]/[.C$2]" table:style-name="ce6">
            <text:p>0.85%</text:p>
          </table:table-cell>
          <table:table-cell office:value-type="percentage" office:value="8.457451083701566E-3" table:formula="of:=[.D45]/[.D$2]" table:style-name="ce6">
            <text:p>0.85%</text:p>
          </table:table-cell>
          <table:table-cell office:value-type="percentage" office:value="6.0800479383731239E-3" table:formula="of:=[.E45]/[.E$2]" table:style-name="ce6">
            <text:p>0.61%</text:p>
          </table:table-cell>
          <table:table-cell office:value-type="percentage" office:value="6.0800479383731239E-3" table:formula="of:=[.F45]/[.F$2]" table:style-name="ce6">
            <text:p>0.61%</text:p>
          </table:table-cell>
          <table:table-cell office:value-type="percentage" office:value="4.9330372685073092E-4" table:formula="of:=[.G45]/[.G$2]" table:style-name="ce6">
            <text:p>0.05%</text:p>
          </table:table-cell>
          <table:table-cell office:value-type="percentage" office:value="1.0889334422933325E-4" table:formula="of:=[.H45]/[.H$2]" table:style-name="ce6">
            <text:p>0.01%</text:p>
          </table:table-cell>
          <table:table-cell office:value-type="percentage" office:value="4.5468021346080365E-3" table:formula="of:=[.I45]/[.I$2]" table:style-name="ce6">
            <text:p>0.45%</text:p>
          </table:table-cell>
          <table:table-cell office:value-type="percentage" office:value="4.5468021346080365E-3" table:formula="of:=[.J45]/[.J$2]" table:style-name="ce6">
            <text:p>0.45%</text:p>
          </table:table-cell>
          <table:table-cell office:value-type="percentage" office:value="1.0478619638504354E-4" table:formula="of:=[.K45]/[.K$2]" table:style-name="ce6">
            <text:p>0.01%</text:p>
          </table:table-cell>
          <table:table-cell office:value-type="float" office:value="81321" table:formula="of:=[.L45]" table:style-name="ce15">
            <text:p>81321.00</text:p>
          </table:table-cell>
          <table:table-cell office:value-type="float" office:value="12.38" table:formula="of:=[.M45]" table:style-name="ce15">
            <text:p>12.38</text:p>
          </table:table-cell>
          <table:table-cell office:value-type="float" office:value="81917" table:formula="of:=[.N45]" table:style-name="ce15">
            <text:p>81917.00</text:p>
          </table:table-cell>
          <table:table-cell office:value-type="float" office:value="12.34" table:formula="of:=[.O45]" table:style-name="ce15">
            <text:p>12.34</text:p>
          </table:table-cell>
          <table:table-cell table:style-name="ce1"/>
          <table:table-cell office:value-type="string" table:style-name="ce1">
            <text:p>MPFC5517</text:p>
          </table:table-cell>
          <table:table-cell table:number-columns-repeated="2" table:style-name="ce1"/>
          <table:table-cell office:value-type="percentage" office:value="8.1287131046842056E-4" table:formula="of:=[.T45]/[.T$2]" table:style-name="ce6">
            <text:p>0.08%</text:p>
          </table:table-cell>
          <table:table-cell office:value-type="percentage" office:value="8.1287131046842056E-4" table:formula="of:=[.U45]/[.U$2]" table:style-name="ce6">
            <text:p>0.08%</text:p>
          </table:table-cell>
          <table:table-cell office:value-type="percentage" office:value="7.6506195250666213E-3" table:formula="of:=[.V45]/[.V$2]" table:style-name="ce6">
            <text:p>0.77%</text:p>
          </table:table-cell>
          <table:table-cell office:value-type="percentage" office:value="2.5164369499622855E-4" table:formula="of:=[.W45]/[.W$2]" table:style-name="ce6">
            <text:p>0.03%</text:p>
          </table:table-cell>
          <table:table-cell office:value-type="percentage" office:value="5.0279185050805021E-4" table:formula="of:=[.X45]/[.X$2]" table:style-name="ce6">
            <text:p>0.05%</text:p>
          </table:table-cell>
          <table:table-cell office:value-type="percentage" office:value="5.0279185050805021E-4" table:formula="of:=[.Y45]/[.Y$2]" table:style-name="ce6">
            <text:p>0.05%</text:p>
          </table:table-cell>
          <table:table-cell office:value-type="percentage" office:value="2.1591238323235117E-4" table:formula="of:=[.Z45]/[.Z$2]" table:style-name="ce6">
            <text:p>0.02%</text:p>
          </table:table-cell>
          <table:table-cell office:value-type="float" office:value="5698" table:formula="of:=[.AA45]" table:style-name="ce15">
            <text:p>5698.00</text:p>
          </table:table-cell>
          <table:table-cell office:value-type="float" office:value="5.7" table:formula="of:=[.AB45]" table:style-name="ce15">
            <text:p>5.70</text:p>
          </table:table-cell>
          <table:table-cell office:value-type="float" office:value="5697" table:formula="of:=[.AC45]" table:style-name="ce15">
            <text:p>5697.00</text:p>
          </table:table-cell>
          <table:table-cell office:value-type="float" office:value="5.71" table:formula="of:=[.AD45]" table:style-name="ce15">
            <text:p>5.7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8</text:p>
          </table:table-cell>
          <table:table-cell office:value-type="percentage" office:value="1.0248616444285987E-2" table:formula="of:=[.C46]/[.C$2]" table:style-name="ce6">
            <text:p>1.02%</text:p>
          </table:table-cell>
          <table:table-cell office:value-type="percentage" office:value="1.0248616444285987E-2" table:formula="of:=[.D46]/[.D$2]" table:style-name="ce6">
            <text:p>1.02%</text:p>
          </table:table-cell>
          <table:table-cell office:value-type="percentage" office:value="6.2801642718054709E-3" table:formula="of:=[.E46]/[.E$2]" table:style-name="ce6">
            <text:p>0.63%</text:p>
          </table:table-cell>
          <table:table-cell office:value-type="percentage" office:value="6.2801642718054709E-3" table:formula="of:=[.F46]/[.F$2]" table:style-name="ce6">
            <text:p>0.63%</text:p>
          </table:table-cell>
          <table:table-cell office:value-type="percentage" office:value="5.6495873629596122E-4" table:formula="of:=[.G46]/[.G$2]" table:style-name="ce6">
            <text:p>0.06%</text:p>
          </table:table-cell>
          <table:table-cell office:value-type="percentage" office:value="1.4972871268260115E-4" table:formula="of:=[.H46]/[.H$2]" table:style-name="ce6">
            <text:p>0.01%</text:p>
          </table:table-cell>
          <table:table-cell office:value-type="percentage" office:value="4.6226051010315669E-3" table:formula="of:=[.I46]/[.I$2]" table:style-name="ce6">
            <text:p>0.46%</text:p>
          </table:table-cell>
          <table:table-cell office:value-type="percentage" office:value="4.6226051010315669E-3" table:formula="of:=[.J46]/[.J$2]" table:style-name="ce6">
            <text:p>0.46%</text:p>
          </table:table-cell>
          <table:table-cell office:value-type="percentage" office:value="1.3988788150990985E-4" table:formula="of:=[.K46]/[.K$2]" table:style-name="ce6">
            <text:p>0.01%</text:p>
          </table:table-cell>
          <table:table-cell office:value-type="float" office:value="81155" table:formula="of:=[.L46]" table:style-name="ce15">
            <text:p>81155.00</text:p>
          </table:table-cell>
          <table:table-cell office:value-type="float" office:value="12.68" table:formula="of:=[.M46]" table:style-name="ce15">
            <text:p>12.68</text:p>
          </table:table-cell>
          <table:table-cell office:value-type="float" office:value="81856" table:formula="of:=[.N46]" table:style-name="ce15">
            <text:p>81856.00</text:p>
          </table:table-cell>
          <table:table-cell office:value-type="float" office:value="12.62" table:formula="of:=[.O46]" table:style-name="ce15">
            <text:p>12.62</text:p>
          </table:table-cell>
          <table:table-cell table:style-name="ce1"/>
          <table:table-cell office:value-type="string" table:style-name="ce1">
            <text:p>MPFC5518</text:p>
          </table:table-cell>
          <table:table-cell table:number-columns-repeated="2" table:style-name="ce1"/>
          <table:table-cell office:value-type="percentage" office:value="8.3183298309234149E-4" table:formula="of:=[.T46]/[.T$2]" table:style-name="ce6">
            <text:p>0.08%</text:p>
          </table:table-cell>
          <table:table-cell office:value-type="percentage" office:value="8.3183298309234149E-4" table:formula="of:=[.U46]/[.U$2]" table:style-name="ce6">
            <text:p>0.08%</text:p>
          </table:table-cell>
          <table:table-cell office:value-type="percentage" office:value="7.8372659293375335E-3" table:formula="of:=[.V46]/[.V$2]" table:style-name="ce6">
            <text:p>0.78%</text:p>
          </table:table-cell>
          <table:table-cell office:value-type="percentage" office:value="1.4343536123063419E-4" table:formula="of:=[.W46]/[.W$2]" table:style-name="ce6">
            <text:p>0.01%</text:p>
          </table:table-cell>
          <table:table-cell office:value-type="percentage" office:value="5.0337192319862059E-4" table:formula="of:=[.X46]/[.X$2]" table:style-name="ce6">
            <text:p>0.05%</text:p>
          </table:table-cell>
          <table:table-cell office:value-type="percentage" office:value="5.0337192319862059E-4" table:formula="of:=[.Y46]/[.Y$2]" table:style-name="ce6">
            <text:p>0.05%</text:p>
          </table:table-cell>
          <table:table-cell office:value-type="percentage" office:value="1.2384406196770223E-4" table:formula="of:=[.Z46]/[.Z$2]" table:style-name="ce6">
            <text:p>0.01%</text:p>
          </table:table-cell>
          <table:table-cell office:value-type="float" office:value="5869" table:formula="of:=[.AA46]" table:style-name="ce15">
            <text:p>5869.00</text:p>
          </table:table-cell>
          <table:table-cell office:value-type="float" office:value="5.66" table:formula="of:=[.AB46]" table:style-name="ce15">
            <text:p>5.66</text:p>
          </table:table-cell>
          <table:table-cell office:value-type="float" office:value="5869" table:formula="of:=[.AC46]" table:style-name="ce15">
            <text:p>5869.00</text:p>
          </table:table-cell>
          <table:table-cell office:value-type="float" office:value="5.67" table:formula="of:=[.AD46]" table:style-name="ce15">
            <text:p>5.6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19</text:p>
          </table:table-cell>
          <table:table-cell office:value-type="percentage" office:value="8.2302025060288723E-3" table:formula="of:=[.C47]/[.C$2]" table:style-name="ce6">
            <text:p>0.82%</text:p>
          </table:table-cell>
          <table:table-cell office:value-type="percentage" office:value="8.2302025060288723E-3" table:formula="of:=[.D47]/[.D$2]" table:style-name="ce6">
            <text:p>0.82%</text:p>
          </table:table-cell>
          <table:table-cell office:value-type="percentage" office:value="4.788036585493578E-3" table:formula="of:=[.E47]/[.E$2]" table:style-name="ce6">
            <text:p>0.48%</text:p>
          </table:table-cell>
          <table:table-cell office:value-type="percentage" office:value="4.788036585493578E-3" table:formula="of:=[.F47]/[.F$2]" table:style-name="ce6">
            <text:p>0.48%</text:p>
          </table:table-cell>
          <table:table-cell office:value-type="percentage" office:value="4.0677087312072078E-4" table:formula="of:=[.G47]/[.G$2]" table:style-name="ce6">
            <text:p>0.04%</text:p>
          </table:table-cell>
          <table:table-cell office:value-type="percentage" office:value="1.0830744166247573E-4" table:formula="of:=[.H47]/[.H$2]" table:style-name="ce6">
            <text:p>0.01%</text:p>
          </table:table-cell>
          <table:table-cell office:value-type="percentage" office:value="3.51619368962939E-3" table:formula="of:=[.I47]/[.I$2]" table:style-name="ce6">
            <text:p>0.35%</text:p>
          </table:table-cell>
          <table:table-cell office:value-type="percentage" office:value="3.51619368962939E-3" table:formula="of:=[.J47]/[.J$2]" table:style-name="ce6">
            <text:p>0.35%</text:p>
          </table:table-cell>
          <table:table-cell office:value-type="percentage" office:value="1.0348613397301145E-4" table:formula="of:=[.K47]/[.K$2]" table:style-name="ce6">
            <text:p>0.01%</text:p>
          </table:table-cell>
          <table:table-cell office:value-type="float" office:value="64135" table:formula="of:=[.L47]" table:style-name="ce15">
            <text:p>64135.00</text:p>
          </table:table-cell>
          <table:table-cell office:value-type="float" office:value="12.55" table:formula="of:=[.M47]" table:style-name="ce15">
            <text:p>12.55</text:p>
          </table:table-cell>
          <table:table-cell office:value-type="float" office:value="64693" table:formula="of:=[.N47]" table:style-name="ce15">
            <text:p>64693.00</text:p>
          </table:table-cell>
          <table:table-cell office:value-type="float" office:value="12.5" table:formula="of:=[.O47]" table:style-name="ce15">
            <text:p>12.50</text:p>
          </table:table-cell>
          <table:table-cell table:style-name="ce1"/>
          <table:table-cell office:value-type="string" table:style-name="ce1">
            <text:p>MPFC5519</text:p>
          </table:table-cell>
          <table:table-cell table:number-columns-repeated="2" table:style-name="ce1"/>
          <table:table-cell office:value-type="percentage" office:value="6.2006564190014637E-4" table:formula="of:=[.T47]/[.T$2]" table:style-name="ce6">
            <text:p>0.06%</text:p>
          </table:table-cell>
          <table:table-cell office:value-type="percentage" office:value="6.2006564190014637E-4" table:formula="of:=[.U47]/[.U$2]" table:style-name="ce6">
            <text:p>0.06%</text:p>
          </table:table-cell>
          <table:table-cell office:value-type="percentage" office:value="5.9693939715050742E-3" table:formula="of:=[.V47]/[.V$2]" table:style-name="ce6">
            <text:p>0.60%</text:p>
          </table:table-cell>
          <table:table-cell office:value-type="percentage" office:value="2.1495045364497317E-4" table:formula="of:=[.W47]/[.W$2]" table:style-name="ce6">
            <text:p>0.02%</text:p>
          </table:table-cell>
          <table:table-cell office:value-type="percentage" office:value="3.6326250638979944E-4" table:formula="of:=[.X47]/[.X$2]" table:style-name="ce6">
            <text:p>0.04%</text:p>
          </table:table-cell>
          <table:table-cell office:value-type="percentage" office:value="3.6326250638979944E-4" table:formula="of:=[.Y47]/[.Y$2]" table:style-name="ce6">
            <text:p>0.04%</text:p>
          </table:table-cell>
          <table:table-cell office:value-type="percentage" office:value="1.8413372759115433E-4" table:formula="of:=[.Z47]/[.Z$2]" table:style-name="ce6">
            <text:p>0.02%</text:p>
          </table:table-cell>
          <table:table-cell office:value-type="float" office:value="3553" table:formula="of:=[.AA47]" table:style-name="ce15">
            <text:p>3553.00</text:p>
          </table:table-cell>
          <table:table-cell office:value-type="float" office:value="5.84" table:formula="of:=[.AB47]" table:style-name="ce15">
            <text:p>5.84</text:p>
          </table:table-cell>
          <table:table-cell office:value-type="float" office:value="3553" table:formula="of:=[.AC47]" table:style-name="ce15">
            <text:p>3553.00</text:p>
          </table:table-cell>
          <table:table-cell office:value-type="float" office:value="5.84" table:formula="of:=[.AD47]" table:style-name="ce15">
            <text:p>5.84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0</text:p>
          </table:table-cell>
          <table:table-cell office:value-type="percentage" office:value="6.8798049421336244E-3" table:formula="of:=[.C48]/[.C$2]" table:style-name="ce6">
            <text:p>0.69%</text:p>
          </table:table-cell>
          <table:table-cell office:value-type="percentage" office:value="6.8798049421336244E-3" table:formula="of:=[.D48]/[.D$2]" table:style-name="ce6">
            <text:p>0.69%</text:p>
          </table:table-cell>
          <table:table-cell office:value-type="percentage" office:value="1.8899613590844294E-3" table:formula="of:=[.E48]/[.E$2]" table:style-name="ce6">
            <text:p>0.19%</text:p>
          </table:table-cell>
          <table:table-cell office:value-type="percentage" office:value="1.8899613590844294E-3" table:formula="of:=[.F48]/[.F$2]" table:style-name="ce6">
            <text:p>0.19%</text:p>
          </table:table-cell>
          <table:table-cell office:value-type="percentage" office:value="1.5973861026761951E-4" table:formula="of:=[.G48]/[.G$2]" table:style-name="ce6">
            <text:p>0.02%</text:p>
          </table:table-cell>
          <table:table-cell office:value-type="percentage" office:value="1.7673561458277442E-4" table:formula="of:=[.H48]/[.H$2]" table:style-name="ce6">
            <text:p>0.02%</text:p>
          </table:table-cell>
          <table:table-cell office:value-type="percentage" office:value="1.3649139558502244E-3" table:formula="of:=[.I48]/[.I$2]" table:style-name="ce6">
            <text:p>0.14%</text:p>
          </table:table-cell>
          <table:table-cell office:value-type="percentage" office:value="1.3649139558502244E-3" table:formula="of:=[.J48]/[.J$2]" table:style-name="ce6">
            <text:p>0.14%</text:p>
          </table:table-cell>
          <table:table-cell office:value-type="percentage" office:value="1.6924130861565673E-4" table:formula="of:=[.K48]/[.K$2]" table:style-name="ce6">
            <text:p>0.02%</text:p>
          </table:table-cell>
          <table:table-cell office:value-type="float" office:value="26124" table:formula="of:=[.L48]" table:style-name="ce15">
            <text:p>26124.00</text:p>
          </table:table-cell>
          <table:table-cell office:value-type="float" office:value="12.32" table:formula="of:=[.M48]" table:style-name="ce15">
            <text:p>12.32</text:p>
          </table:table-cell>
          <table:table-cell office:value-type="float" office:value="27931" table:formula="of:=[.N48]" table:style-name="ce15">
            <text:p>27931.00</text:p>
          </table:table-cell>
          <table:table-cell office:value-type="float" office:value="11.89" table:formula="of:=[.O48]" table:style-name="ce15">
            <text:p>11.89</text:p>
          </table:table-cell>
          <table:table-cell table:style-name="ce1"/>
          <table:table-cell office:value-type="string" table:style-name="ce1">
            <text:p>MPFC5520</text:p>
          </table:table-cell>
          <table:table-cell table:number-columns-repeated="2" table:style-name="ce1"/>
          <table:table-cell office:value-type="percentage" office:value="2.792569040302643E-4" table:formula="of:=[.T48]/[.T$2]" table:style-name="ce6">
            <text:p>0.03%</text:p>
          </table:table-cell>
          <table:table-cell office:value-type="percentage" office:value="2.792569040302643E-4" table:formula="of:=[.U48]/[.U$2]" table:style-name="ce6">
            <text:p>0.03%</text:p>
          </table:table-cell>
          <table:table-cell office:value-type="percentage" office:value="2.6644604238308983E-3" table:formula="of:=[.V48]/[.V$2]" table:style-name="ce6">
            <text:p>0.27%</text:p>
          </table:table-cell>
          <table:table-cell office:value-type="percentage" office:value="5.3835788527918718E-3" table:formula="of:=[.W48]/[.W$2]" table:style-name="ce6">
            <text:p>0.54%</text:p>
          </table:table-cell>
          <table:table-cell office:value-type="percentage" office:value="1.733047323877929E-4" table:formula="of:=[.X48]/[.X$2]" table:style-name="ce6">
            <text:p>0.02%</text:p>
          </table:table-cell>
          <table:table-cell office:value-type="percentage" office:value="1.733047323877929E-4" table:formula="of:=[.Y48]/[.Y$2]" table:style-name="ce6">
            <text:p>0.02%</text:p>
          </table:table-cell>
          <table:table-cell office:value-type="percentage" office:value="4.5317027550243454E-3" table:formula="of:=[.Z48]/[.Z$2]" table:style-name="ce6">
            <text:p>0.45%</text:p>
          </table:table-cell>
          <table:table-cell office:value-type="float" office:value="1214" table:formula="of:=[.AA48]" table:style-name="ce15">
            <text:p>1214.00</text:p>
          </table:table-cell>
          <table:table-cell office:value-type="float" office:value="6.55" table:formula="of:=[.AB48]" table:style-name="ce15">
            <text:p>6.55</text:p>
          </table:table-cell>
          <table:table-cell office:value-type="float" office:value="1214" table:formula="of:=[.AC48]" table:style-name="ce15">
            <text:p>1214.00</text:p>
          </table:table-cell>
          <table:table-cell office:value-type="float" office:value="6.72" table:formula="of:=[.AD48]" table:style-name="ce15">
            <text:p>6.7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1</text:p>
          </table:table-cell>
          <table:table-cell office:value-type="percentage" office:value="2.4228382861722624E-2" table:formula="of:=[.C49]/[.C$2]" table:style-name="ce6">
            <text:p>2.42%</text:p>
          </table:table-cell>
          <table:table-cell office:value-type="percentage" office:value="2.4228382861722624E-2" table:formula="of:=[.D49]/[.D$2]" table:style-name="ce6">
            <text:p>2.42%</text:p>
          </table:table-cell>
          <table:table-cell office:value-type="percentage" office:value="4.9875058026580526E-3" table:formula="of:=[.E49]/[.E$2]" table:style-name="ce6">
            <text:p>0.50%</text:p>
          </table:table-cell>
          <table:table-cell office:value-type="percentage" office:value="4.9875058026580526E-3" table:formula="of:=[.F49]/[.F$2]" table:style-name="ce6">
            <text:p>0.50%</text:p>
          </table:table-cell>
          <table:table-cell office:value-type="percentage" office:value="4.1200318708842839E-4" table:formula="of:=[.G49]/[.G$2]" table:style-name="ce6">
            <text:p>0.04%</text:p>
          </table:table-cell>
          <table:table-cell office:value-type="percentage" office:value="4.3620300355634405E-4" table:formula="of:=[.H49]/[.H$2]" table:style-name="ce6">
            <text:p>0.04%</text:p>
          </table:table-cell>
          <table:table-cell office:value-type="percentage" office:value="3.7458208568272367E-3" table:formula="of:=[.I49]/[.I$2]" table:style-name="ce6">
            <text:p>0.37%</text:p>
          </table:table-cell>
          <table:table-cell office:value-type="percentage" office:value="3.7458208568272367E-3" table:formula="of:=[.J49]/[.J$2]" table:style-name="ce6">
            <text:p>0.37%</text:p>
          </table:table-cell>
          <table:table-cell office:value-type="percentage" office:value="4.1251621620169666E-4" table:formula="of:=[.K49]/[.K$2]" table:style-name="ce6">
            <text:p>0.04%</text:p>
          </table:table-cell>
          <table:table-cell office:value-type="float" office:value="71997" table:formula="of:=[.L49]" table:style-name="ce15">
            <text:p>71997.00</text:p>
          </table:table-cell>
          <table:table-cell office:value-type="float" office:value="11.27" table:formula="of:=[.M49]" table:style-name="ce15">
            <text:p>11.27</text:p>
          </table:table-cell>
          <table:table-cell office:value-type="float" office:value="78060" table:formula="of:=[.N49]" table:style-name="ce15">
            <text:p>78060.00</text:p>
          </table:table-cell>
          <table:table-cell office:value-type="float" office:value="10.88" table:formula="of:=[.O49]" table:style-name="ce15">
            <text:p>10.88</text:p>
          </table:table-cell>
          <table:table-cell table:style-name="ce1"/>
          <table:table-cell office:value-type="string" table:style-name="ce1">
            <text:p>MPFC5521</text:p>
          </table:table-cell>
          <table:table-cell table:number-columns-repeated="2" table:style-name="ce1"/>
          <table:table-cell office:value-type="percentage" office:value="6.7556023427742631E-4" table:formula="of:=[.T49]/[.T$2]" table:style-name="ce6">
            <text:p>0.07%</text:p>
          </table:table-cell>
          <table:table-cell office:value-type="percentage" office:value="6.7556023427742631E-4" table:formula="of:=[.U49]/[.U$2]" table:style-name="ce6">
            <text:p>0.07%</text:p>
          </table:table-cell>
          <table:table-cell office:value-type="percentage" office:value="6.3221656155161669E-3" table:formula="of:=[.V49]/[.V$2]" table:style-name="ce6">
            <text:p>0.63%</text:p>
          </table:table-cell>
          <table:table-cell office:value-type="percentage" office:value="3.7242182502452417E-3" table:formula="of:=[.W49]/[.W$2]" table:style-name="ce6">
            <text:p>0.37%</text:p>
          </table:table-cell>
          <table:table-cell office:value-type="percentage" office:value="4.3673352229847375E-4" table:formula="of:=[.X49]/[.X$2]" table:style-name="ce6">
            <text:p>0.04%</text:p>
          </table:table-cell>
          <table:table-cell office:value-type="percentage" office:value="4.3673352229847375E-4" table:formula="of:=[.Y49]/[.Y$2]" table:style-name="ce6">
            <text:p>0.04%</text:p>
          </table:table-cell>
          <table:table-cell office:value-type="percentage" office:value="3.0694123755500317E-3" table:formula="of:=[.Z49]/[.Z$2]" table:style-name="ce6">
            <text:p>0.31%</text:p>
          </table:table-cell>
          <table:table-cell office:value-type="float" office:value="4181" table:formula="of:=[.AA49]" table:style-name="ce15">
            <text:p>4181.00</text:p>
          </table:table-cell>
          <table:table-cell office:value-type="float" office:value="5.75" table:formula="of:=[.AB49]" table:style-name="ce15">
            <text:p>5.75</text:p>
          </table:table-cell>
          <table:table-cell office:value-type="float" office:value="4181" table:formula="of:=[.AC49]" table:style-name="ce15">
            <text:p>4181.00</text:p>
          </table:table-cell>
          <table:table-cell office:value-type="float" office:value="5.75" table:formula="of:=[.AD49]" table:style-name="ce15">
            <text:p>5.7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2</text:p>
          </table:table-cell>
          <table:table-cell office:value-type="percentage" office:value="5.1832176645554657E-3" table:formula="of:=[.C50]/[.C$2]" table:style-name="ce6">
            <text:p>0.52%</text:p>
          </table:table-cell>
          <table:table-cell office:value-type="percentage" office:value="5.1832176645554657E-3" table:formula="of:=[.D50]/[.D$2]" table:style-name="ce6">
            <text:p>0.52%</text:p>
          </table:table-cell>
          <table:table-cell office:value-type="percentage" office:value="3.8031460303586785E-3" table:formula="of:=[.E50]/[.E$2]" table:style-name="ce6">
            <text:p>0.38%</text:p>
          </table:table-cell>
          <table:table-cell office:value-type="percentage" office:value="3.8031460303586785E-3" table:formula="of:=[.F50]/[.F$2]" table:style-name="ce6">
            <text:p>0.38%</text:p>
          </table:table-cell>
          <table:table-cell office:value-type="percentage" office:value="3.3314245055229375E-4" table:formula="of:=[.G50]/[.G$2]" table:style-name="ce6">
            <text:p>0.03%</text:p>
          </table:table-cell>
          <table:table-cell office:value-type="percentage" office:value="7.7024325505685733E-5" table:formula="of:=[.H50]/[.H$2]" table:style-name="ce6">
            <text:p>0.01%</text:p>
          </table:table-cell>
          <table:table-cell office:value-type="percentage" office:value="2.7731963614004789E-3" table:formula="of:=[.I50]/[.I$2]" table:style-name="ce6">
            <text:p>0.28%</text:p>
          </table:table-cell>
          <table:table-cell office:value-type="percentage" office:value="2.7731963614004789E-3" table:formula="of:=[.J50]/[.J$2]" table:style-name="ce6">
            <text:p>0.28%</text:p>
          </table:table-cell>
          <table:table-cell office:value-type="percentage" office:value="7.3549719238550645E-5" table:formula="of:=[.K50]/[.K$2]" table:style-name="ce6">
            <text:p>0.01%</text:p>
          </table:table-cell>
          <table:table-cell office:value-type="float" office:value="49579" table:formula="of:=[.L50]" table:style-name="ce15">
            <text:p>49579.00</text:p>
          </table:table-cell>
          <table:table-cell office:value-type="float" office:value="12.51" table:formula="of:=[.M50]" table:style-name="ce15">
            <text:p>12.51</text:p>
          </table:table-cell>
          <table:table-cell office:value-type="float" office:value="49965" table:formula="of:=[.N50]" table:style-name="ce15">
            <text:p>49965.00</text:p>
          </table:table-cell>
          <table:table-cell office:value-type="float" office:value="12.47" table:formula="of:=[.O50]" table:style-name="ce15">
            <text:p>12.47</text:p>
          </table:table-cell>
          <table:table-cell table:style-name="ce1"/>
          <table:table-cell office:value-type="string" table:style-name="ce1">
            <text:p>MPFC5522</text:p>
          </table:table-cell>
          <table:table-cell table:number-columns-repeated="2" table:style-name="ce1"/>
          <table:table-cell office:value-type="percentage" office:value="5.114346421037344E-4" table:formula="of:=[.T50]/[.T$2]" table:style-name="ce6">
            <text:p>0.05%</text:p>
          </table:table-cell>
          <table:table-cell office:value-type="percentage" office:value="5.114346421037344E-4" table:formula="of:=[.U50]/[.U$2]" table:style-name="ce6">
            <text:p>0.05%</text:p>
          </table:table-cell>
          <table:table-cell office:value-type="percentage" office:value="4.8806470852529307E-3" table:formula="of:=[.V50]/[.V$2]" table:style-name="ce6">
            <text:p>0.49%</text:p>
          </table:table-cell>
          <table:table-cell office:value-type="percentage" office:value="2.6875729683712625E-5" table:formula="of:=[.W50]/[.W$2]" table:style-name="ce6">
            <text:p>0.00%</text:p>
          </table:table-cell>
          <table:table-cell office:value-type="percentage" office:value="3.0383566245684401E-4" table:formula="of:=[.X50]/[.X$2]" table:style-name="ce6">
            <text:p>0.03%</text:p>
          </table:table-cell>
          <table:table-cell office:value-type="percentage" office:value="3.0383566245684401E-4" table:formula="of:=[.Y50]/[.Y$2]" table:style-name="ce6">
            <text:p>0.03%</text:p>
          </table:table-cell>
          <table:table-cell office:value-type="percentage" office:value="2.3590594395909574E-5" table:formula="of:=[.Z50]/[.Z$2]" table:style-name="ce6">
            <text:p>0.00%</text:p>
          </table:table-cell>
          <table:table-cell office:value-type="float" office:value="2945" table:formula="of:=[.AA50]" table:style-name="ce15">
            <text:p>2945.00</text:p>
          </table:table-cell>
          <table:table-cell office:value-type="float" office:value="6.02" table:formula="of:=[.AB50]" table:style-name="ce15">
            <text:p>6.02</text:p>
          </table:table-cell>
          <table:table-cell office:value-type="float" office:value="2945" table:formula="of:=[.AC50]" table:style-name="ce15">
            <text:p>2945.00</text:p>
          </table:table-cell>
          <table:table-cell office:value-type="float" office:value="6.04" table:formula="of:=[.AD50]" table:style-name="ce15">
            <text:p>6.04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3</text:p>
          </table:table-cell>
          <table:table-cell office:value-type="percentage" office:value="6.1850323505519304E-3" table:formula="of:=[.C51]/[.C$2]" table:style-name="ce6">
            <text:p>0.62%</text:p>
          </table:table-cell>
          <table:table-cell office:value-type="percentage" office:value="6.1850323505519304E-3" table:formula="of:=[.D51]/[.D$2]" table:style-name="ce6">
            <text:p>0.62%</text:p>
          </table:table-cell>
          <table:table-cell office:value-type="percentage" office:value="4.5822856766297108E-3" table:formula="of:=[.E51]/[.E$2]" table:style-name="ce6">
            <text:p>0.46%</text:p>
          </table:table-cell>
          <table:table-cell office:value-type="percentage" office:value="4.5822856766297108E-3" table:formula="of:=[.F51]/[.F$2]" table:style-name="ce6">
            <text:p>0.46%</text:p>
          </table:table-cell>
          <table:table-cell office:value-type="percentage" office:value="3.7517585858256881E-4" table:formula="of:=[.G51]/[.G$2]" table:style-name="ce6">
            <text:p>0.04%</text:p>
          </table:table-cell>
          <table:table-cell office:value-type="percentage" office:value="9.6356195273839969E-5" table:formula="of:=[.H51]/[.H$2]" table:style-name="ce6">
            <text:p>0.01%</text:p>
          </table:table-cell>
          <table:table-cell office:value-type="percentage" office:value="3.3702514815952861E-3" table:formula="of:=[.I51]/[.I$2]" table:style-name="ce6">
            <text:p>0.34%</text:p>
          </table:table-cell>
          <table:table-cell office:value-type="percentage" office:value="3.3702514815952861E-3" table:formula="of:=[.J51]/[.J$2]" table:style-name="ce6">
            <text:p>0.34%</text:p>
          </table:table-cell>
          <table:table-cell office:value-type="percentage" office:value="9.184970090388122E-5" table:formula="of:=[.K51]/[.K$2]" table:style-name="ce6">
            <text:p>0.01%</text:p>
          </table:table-cell>
          <table:table-cell office:value-type="float" office:value="61816" table:formula="of:=[.L51]" table:style-name="ce15">
            <text:p>61816.00</text:p>
          </table:table-cell>
          <table:table-cell office:value-type="float" office:value="12.1" table:formula="of:=[.M51]" table:style-name="ce15">
            <text:p>12.10</text:p>
          </table:table-cell>
          <table:table-cell office:value-type="float" office:value="62410" table:formula="of:=[.N51]" table:style-name="ce15">
            <text:p>62410.00</text:p>
          </table:table-cell>
          <table:table-cell office:value-type="float" office:value="12.03" table:formula="of:=[.O51]" table:style-name="ce15">
            <text:p>12.03</text:p>
          </table:table-cell>
          <table:table-cell table:style-name="ce1"/>
          <table:table-cell office:value-type="string" table:style-name="ce1">
            <text:p>MPFC5523</text:p>
          </table:table-cell>
          <table:table-cell table:number-columns-repeated="2" table:style-name="ce1"/>
          <table:table-cell office:value-type="percentage" office:value="6.179756312512069E-4" table:formula="of:=[.T51]/[.T$2]" table:style-name="ce6">
            <text:p>0.06%</text:p>
          </table:table-cell>
          <table:table-cell office:value-type="percentage" office:value="6.179756312512069E-4" table:formula="of:=[.U51]/[.U$2]" table:style-name="ce6">
            <text:p>0.06%</text:p>
          </table:table-cell>
          <table:table-cell office:value-type="percentage" office:value="5.8776346336836443E-3" table:formula="of:=[.V51]/[.V$2]" table:style-name="ce6">
            <text:p>0.59%</text:p>
          </table:table-cell>
          <table:table-cell office:value-type="percentage" office:value="1.4254922003498899E-4" table:formula="of:=[.W51]/[.W$2]" table:style-name="ce6">
            <text:p>0.01%</text:p>
          </table:table-cell>
          <table:table-cell office:value-type="percentage" office:value="3.7366592062419973E-4" table:formula="of:=[.X51]/[.X$2]" table:style-name="ce6">
            <text:p>0.04%</text:p>
          </table:table-cell>
          <table:table-cell office:value-type="percentage" office:value="3.7366592062419973E-4" table:formula="of:=[.Y51]/[.Y$2]" table:style-name="ce6">
            <text:p>0.04%</text:p>
          </table:table-cell>
          <table:table-cell office:value-type="percentage" office:value="1.2485846044166449E-4" table:formula="of:=[.Z51]/[.Z$2]" table:style-name="ce6">
            <text:p>0.01%</text:p>
          </table:table-cell>
          <table:table-cell office:value-type="float" office:value="3756" table:formula="of:=[.AA51]" table:style-name="ce15">
            <text:p>3756.00</text:p>
          </table:table-cell>
          <table:table-cell office:value-type="float" office:value="5.91" table:formula="of:=[.AB51]" table:style-name="ce15">
            <text:p>5.91</text:p>
          </table:table-cell>
          <table:table-cell office:value-type="float" office:value="3756" table:formula="of:=[.AC51]" table:style-name="ce15">
            <text:p>3756.00</text:p>
          </table:table-cell>
          <table:table-cell office:value-type="float" office:value="5.91" table:formula="of:=[.AD51]" table:style-name="ce15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4</text:p>
          </table:table-cell>
          <table:table-cell office:value-type="percentage" office:value="7.8219129501353509E-3" table:formula="of:=[.C52]/[.C$2]" table:style-name="ce6">
            <text:p>0.78%</text:p>
          </table:table-cell>
          <table:table-cell office:value-type="percentage" office:value="7.8219129501353509E-3" table:formula="of:=[.D52]/[.D$2]" table:style-name="ce6">
            <text:p>0.78%</text:p>
          </table:table-cell>
          <table:table-cell office:value-type="percentage" office:value="5.826387106181545E-3" table:formula="of:=[.E52]/[.E$2]" table:style-name="ce6">
            <text:p>0.58%</text:p>
          </table:table-cell>
          <table:table-cell office:value-type="percentage" office:value="5.826387106181545E-3" table:formula="of:=[.F52]/[.F$2]" table:style-name="ce6">
            <text:p>0.58%</text:p>
          </table:table-cell>
          <table:table-cell office:value-type="percentage" office:value="5.0308917419869439E-4" table:formula="of:=[.G52]/[.G$2]" table:style-name="ce6">
            <text:p>0.05%</text:p>
          </table:table-cell>
          <table:table-cell office:value-type="percentage" office:value="1.1571721442342992E-4" table:formula="of:=[.H52]/[.H$2]" table:style-name="ce6">
            <text:p>0.01%</text:p>
          </table:table-cell>
          <table:table-cell office:value-type="percentage" office:value="4.2381801437194515E-3" table:formula="of:=[.I52]/[.I$2]" table:style-name="ce6">
            <text:p>0.42%</text:p>
          </table:table-cell>
          <table:table-cell office:value-type="percentage" office:value="4.2381801437194515E-3" table:formula="of:=[.J52]/[.J$2]" table:style-name="ce6">
            <text:p>0.42%</text:p>
          </table:table-cell>
          <table:table-cell office:value-type="percentage" office:value="1.1138561634208534E-4" table:formula="of:=[.K52]/[.K$2]" table:style-name="ce6">
            <text:p>0.01%</text:p>
          </table:table-cell>
          <table:table-cell office:value-type="float" office:value="71315" table:formula="of:=[.L52]" table:style-name="ce15">
            <text:p>71315.00</text:p>
          </table:table-cell>
          <table:table-cell office:value-type="float" office:value="13.32" table:formula="of:=[.M52]" table:style-name="ce15">
            <text:p>13.32</text:p>
          </table:table-cell>
          <table:table-cell office:value-type="float" office:value="72078" table:formula="of:=[.N52]" table:style-name="ce15">
            <text:p>72078.00</text:p>
          </table:table-cell>
          <table:table-cell office:value-type="float" office:value="13.25" table:formula="of:=[.O52]" table:style-name="ce15">
            <text:p>13.25</text:p>
          </table:table-cell>
          <table:table-cell table:style-name="ce1"/>
          <table:table-cell office:value-type="string" table:style-name="ce1">
            <text:p>MPFC5524</text:p>
          </table:table-cell>
          <table:table-cell table:number-columns-repeated="2" table:style-name="ce1"/>
          <table:table-cell office:value-type="percentage" office:value="7.7451072449904329E-4" table:formula="of:=[.T52]/[.T$2]" table:style-name="ce6">
            <text:p>0.08%</text:p>
          </table:table-cell>
          <table:table-cell office:value-type="percentage" office:value="7.7451072449904329E-4" table:formula="of:=[.U52]/[.U$2]" table:style-name="ce6">
            <text:p>0.08%</text:p>
          </table:table-cell>
          <table:table-cell office:value-type="percentage" office:value="7.2976292606947617E-3" table:formula="of:=[.V52]/[.V$2]" table:style-name="ce6">
            <text:p>0.73%</text:p>
          </table:table-cell>
          <table:table-cell office:value-type="percentage" office:value="8.4381629380055645E-5" table:formula="of:=[.W52]/[.W$2]" table:style-name="ce6">
            <text:p>0.01%</text:p>
          </table:table-cell>
          <table:table-cell office:value-type="percentage" office:value="4.585430894886622E-4" table:formula="of:=[.X52]/[.X$2]" table:style-name="ce6">
            <text:p>0.05%</text:p>
          </table:table-cell>
          <table:table-cell office:value-type="percentage" office:value="4.585430894886622E-4" table:formula="of:=[.Y52]/[.Y$2]" table:style-name="ce6">
            <text:p>0.05%</text:p>
          </table:table-cell>
          <table:table-cell office:value-type="percentage" office:value="7.3608018001422039E-5" table:formula="of:=[.Z52]/[.Z$2]" table:style-name="ce6">
            <text:p>0.01%</text:p>
          </table:table-cell>
          <table:table-cell office:value-type="float" office:value="5377" table:formula="of:=[.AA52]" table:style-name="ce15">
            <text:p>5377.00</text:p>
          </table:table-cell>
          <table:table-cell office:value-type="float" office:value="5.83" table:formula="of:=[.AB52]" table:style-name="ce15">
            <text:p>5.83</text:p>
          </table:table-cell>
          <table:table-cell office:value-type="float" office:value="5377" table:formula="of:=[.AC52]" table:style-name="ce15">
            <text:p>5377.00</text:p>
          </table:table-cell>
          <table:table-cell office:value-type="float" office:value="5.83" table:formula="of:=[.AD52]" table:style-name="ce15">
            <text:p>5.8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5</text:p>
          </table:table-cell>
          <table:table-cell office:value-type="percentage" office:value="7.4008180709771287E-3" table:formula="of:=[.C53]/[.C$2]" table:style-name="ce6">
            <text:p>0.74%</text:p>
          </table:table-cell>
          <table:table-cell office:value-type="percentage" office:value="7.4008180709771287E-3" table:formula="of:=[.D53]/[.D$2]" table:style-name="ce6">
            <text:p>0.74%</text:p>
          </table:table-cell>
          <table:table-cell office:value-type="percentage" office:value="5.4564989453914116E-3" table:formula="of:=[.E53]/[.E$2]" table:style-name="ce6">
            <text:p>0.55%</text:p>
          </table:table-cell>
          <table:table-cell office:value-type="percentage" office:value="5.4564989453914116E-3" table:formula="of:=[.F53]/[.F$2]" table:style-name="ce6">
            <text:p>0.55%</text:p>
          </table:table-cell>
          <table:table-cell office:value-type="percentage" office:value="4.6302917929161601E-4" table:formula="of:=[.G53]/[.G$2]" table:style-name="ce6">
            <text:p>0.05%</text:p>
          </table:table-cell>
          <table:table-cell office:value-type="percentage" office:value="1.0543039771477245E-4" table:formula="of:=[.H53]/[.H$2]" table:style-name="ce6">
            <text:p>0.01%</text:p>
          </table:table-cell>
          <table:table-cell office:value-type="percentage" office:value="4.0078592212434349E-3" table:formula="of:=[.I53]/[.I$2]" table:style-name="ce6">
            <text:p>0.40%</text:p>
          </table:table-cell>
          <table:table-cell office:value-type="percentage" office:value="4.0078592212434349E-3" table:formula="of:=[.J53]/[.J$2]" table:style-name="ce6">
            <text:p>0.40%</text:p>
          </table:table-cell>
          <table:table-cell office:value-type="percentage" office:value="1.0040212941711471E-4" table:formula="of:=[.K53]/[.K$2]" table:style-name="ce6">
            <text:p>0.01%</text:p>
          </table:table-cell>
          <table:table-cell office:value-type="float" office:value="71595" table:formula="of:=[.L53]" table:style-name="ce15">
            <text:p>71595.00</text:p>
          </table:table-cell>
          <table:table-cell office:value-type="float" office:value="12.64" table:formula="of:=[.M53]" table:style-name="ce15">
            <text:p>12.64</text:p>
          </table:table-cell>
          <table:table-cell office:value-type="float" office:value="72150" table:formula="of:=[.N53]" table:style-name="ce15">
            <text:p>72150.00</text:p>
          </table:table-cell>
          <table:table-cell office:value-type="float" office:value="12.59" table:formula="of:=[.O53]" table:style-name="ce15">
            <text:p>12.59</text:p>
          </table:table-cell>
          <table:table-cell table:style-name="ce1"/>
          <table:table-cell office:value-type="string" table:style-name="ce1">
            <text:p>MPFC5525</text:p>
          </table:table-cell>
          <table:table-cell table:number-columns-repeated="2" table:style-name="ce1"/>
          <table:table-cell office:value-type="percentage" office:value="7.1193866230917621E-4" table:formula="of:=[.T53]/[.T$2]" table:style-name="ce6">
            <text:p>0.07%</text:p>
          </table:table-cell>
          <table:table-cell office:value-type="percentage" office:value="7.1193866230917621E-4" table:formula="of:=[.U53]/[.U$2]" table:style-name="ce6">
            <text:p>0.07%</text:p>
          </table:table-cell>
          <table:table-cell office:value-type="percentage" office:value="6.8109016342959242E-3" table:formula="of:=[.V53]/[.V$2]" table:style-name="ce6">
            <text:p>0.68%</text:p>
          </table:table-cell>
          <table:table-cell office:value-type="percentage" office:value="1.8087191180849981E-5" table:formula="of:=[.W53]/[.W$2]" table:style-name="ce6">
            <text:p>0.00%</text:p>
          </table:table-cell>
          <table:table-cell office:value-type="percentage" office:value="4.2902934078501901E-4" table:formula="of:=[.X53]/[.X$2]" table:style-name="ce6">
            <text:p>0.04%</text:p>
          </table:table-cell>
          <table:table-cell office:value-type="percentage" office:value="4.2902934078501901E-4" table:formula="of:=[.Y53]/[.Y$2]" table:style-name="ce6">
            <text:p>0.04%</text:p>
          </table:table-cell>
          <table:table-cell office:value-type="percentage" office:value="1.5571599562949331E-5" table:formula="of:=[.Z53]/[.Z$2]" table:style-name="ce6">
            <text:p>0.00%</text:p>
          </table:table-cell>
          <table:table-cell office:value-type="float" office:value="4528" table:formula="of:=[.AA53]" table:style-name="ce15">
            <text:p>4528.00</text:p>
          </table:table-cell>
          <table:table-cell office:value-type="float" office:value="5.89" table:formula="of:=[.AB53]" table:style-name="ce15">
            <text:p>5.89</text:p>
          </table:table-cell>
          <table:table-cell office:value-type="float" office:value="4528" table:formula="of:=[.AC53]" table:style-name="ce15">
            <text:p>4528.00</text:p>
          </table:table-cell>
          <table:table-cell office:value-type="float" office:value="5.89" table:formula="of:=[.AD53]" table:style-name="ce15">
            <text:p>5.8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6</text:p>
          </table:table-cell>
          <table:table-cell office:value-type="percentage" office:value="8.1340095472910712E-3" table:formula="of:=[.C54]/[.C$2]" table:style-name="ce6">
            <text:p>0.81%</text:p>
          </table:table-cell>
          <table:table-cell office:value-type="percentage" office:value="8.1340095472910712E-3" table:formula="of:=[.D54]/[.D$2]" table:style-name="ce6">
            <text:p>0.81%</text:p>
          </table:table-cell>
          <table:table-cell office:value-type="percentage" office:value="5.274676763748108E-3" table:formula="of:=[.E54]/[.E$2]" table:style-name="ce6">
            <text:p>0.53%</text:p>
          </table:table-cell>
          <table:table-cell office:value-type="percentage" office:value="5.274676763748108E-3" table:formula="of:=[.F54]/[.F$2]" table:style-name="ce6">
            <text:p>0.53%</text:p>
          </table:table-cell>
          <table:table-cell office:value-type="percentage" office:value="4.3924619897823083E-4" table:formula="of:=[.G54]/[.G$2]" table:style-name="ce6">
            <text:p>0.04%</text:p>
          </table:table-cell>
          <table:table-cell office:value-type="percentage" office:value="1.0761368638430615E-4" table:formula="of:=[.H54]/[.H$2]" table:style-name="ce6">
            <text:p>0.01%</text:p>
          </table:table-cell>
          <table:table-cell office:value-type="percentage" office:value="3.8847497236879124E-3" table:formula="of:=[.I54]/[.I$2]" table:style-name="ce6">
            <text:p>0.39%</text:p>
          </table:table-cell>
          <table:table-cell office:value-type="percentage" office:value="3.8847497236879124E-3" table:formula="of:=[.J54]/[.J$2]" table:style-name="ce6">
            <text:p>0.39%</text:p>
          </table:table-cell>
          <table:table-cell office:value-type="percentage" office:value="1.0093556309738797E-4" table:formula="of:=[.K54]/[.K$2]" table:style-name="ce6">
            <text:p>0.01%</text:p>
          </table:table-cell>
          <table:table-cell office:value-type="float" office:value="70092" table:formula="of:=[.L54]" table:style-name="ce15">
            <text:p>70092.00</text:p>
          </table:table-cell>
          <table:table-cell office:value-type="float" office:value="12.33" table:formula="of:=[.M54]" table:style-name="ce15">
            <text:p>12.33</text:p>
          </table:table-cell>
          <table:table-cell office:value-type="float" office:value="70622" table:formula="of:=[.N54]" table:style-name="ce15">
            <text:p>70622.00</text:p>
          </table:table-cell>
          <table:table-cell office:value-type="float" office:value="12.29" table:formula="of:=[.O54]" table:style-name="ce15">
            <text:p>12.29</text:p>
          </table:table-cell>
          <table:table-cell table:style-name="ce1"/>
          <table:table-cell office:value-type="string" table:style-name="ce1">
            <text:p>MPFC5526</text:p>
          </table:table-cell>
          <table:table-cell table:number-columns-repeated="2" table:style-name="ce1"/>
          <table:table-cell office:value-type="percentage" office:value="7.0717565338258327E-4" table:formula="of:=[.T54]/[.T$2]" table:style-name="ce6">
            <text:p>0.07%</text:p>
          </table:table-cell>
          <table:table-cell office:value-type="percentage" office:value="7.0717565338258327E-4" table:formula="of:=[.U54]/[.U$2]" table:style-name="ce6">
            <text:p>0.07%</text:p>
          </table:table-cell>
          <table:table-cell office:value-type="percentage" office:value="6.7198652011340983E-3" table:formula="of:=[.V54]/[.V$2]" table:style-name="ce6">
            <text:p>0.67%</text:p>
          </table:table-cell>
          <table:table-cell office:value-type="percentage" office:value="7.7685141982832982E-4" table:formula="of:=[.W54]/[.W$2]" table:style-name="ce6">
            <text:p>0.08%</text:p>
          </table:table-cell>
          <table:table-cell office:value-type="percentage" office:value="4.3169359424824173E-4" table:formula="of:=[.X54]/[.X$2]" table:style-name="ce6">
            <text:p>0.04%</text:p>
          </table:table-cell>
          <table:table-cell office:value-type="percentage" office:value="4.3169359424824173E-4" table:formula="of:=[.Y54]/[.Y$2]" table:style-name="ce6">
            <text:p>0.04%</text:p>
          </table:table-cell>
          <table:table-cell office:value-type="percentage" office:value="6.5666560523080749E-4" table:formula="of:=[.Z54]/[.Z$2]" table:style-name="ce6">
            <text:p>0.07%</text:p>
          </table:table-cell>
          <table:table-cell office:value-type="float" office:value="4576" table:formula="of:=[.AA54]" table:style-name="ce15">
            <text:p>4576.00</text:p>
          </table:table-cell>
          <table:table-cell office:value-type="float" office:value="5.92" table:formula="of:=[.AB54]" table:style-name="ce15">
            <text:p>5.92</text:p>
          </table:table-cell>
          <table:table-cell office:value-type="float" office:value="4576" table:formula="of:=[.AC54]" table:style-name="ce15">
            <text:p>4576.00</text:p>
          </table:table-cell>
          <table:table-cell office:value-type="float" office:value="5.92" table:formula="of:=[.AD54]" table:style-name="ce15">
            <text:p>5.9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7</text:p>
          </table:table-cell>
          <table:table-cell office:value-type="percentage" office:value="7.1260705762549673E-3" table:formula="of:=[.C55]/[.C$2]" table:style-name="ce6">
            <text:p>0.71%</text:p>
          </table:table-cell>
          <table:table-cell office:value-type="percentage" office:value="7.1260705762549673E-3" table:formula="of:=[.D55]/[.D$2]" table:style-name="ce6">
            <text:p>0.71%</text:p>
          </table:table-cell>
          <table:table-cell office:value-type="percentage" office:value="4.8285746302562018E-3" table:formula="of:=[.E55]/[.E$2]" table:style-name="ce6">
            <text:p>0.48%</text:p>
          </table:table-cell>
          <table:table-cell office:value-type="percentage" office:value="4.8285746302562018E-3" table:formula="of:=[.F55]/[.F$2]" table:style-name="ce6">
            <text:p>0.48%</text:p>
          </table:table-cell>
          <table:table-cell office:value-type="percentage" office:value="3.9412295651577187E-4" table:formula="of:=[.G55]/[.G$2]" table:style-name="ce6">
            <text:p>0.04%</text:p>
          </table:table-cell>
          <table:table-cell office:value-type="percentage" office:value="9.2307346192421663E-5" table:formula="of:=[.H55]/[.H$2]" table:style-name="ce6">
            <text:p>0.01%</text:p>
          </table:table-cell>
          <table:table-cell office:value-type="percentage" office:value="3.5590053861439984E-3" table:formula="of:=[.I55]/[.I$2]" table:style-name="ce6">
            <text:p>0.36%</text:p>
          </table:table-cell>
          <table:table-cell office:value-type="percentage" office:value="3.5590053861439984E-3" table:formula="of:=[.J55]/[.J$2]" table:style-name="ce6">
            <text:p>0.36%</text:p>
          </table:table-cell>
          <table:table-cell office:value-type="percentage" office:value="8.8946422512885801E-5" table:formula="of:=[.K55]/[.K$2]" table:style-name="ce6">
            <text:p>0.01%</text:p>
          </table:table-cell>
          <table:table-cell office:value-type="float" office:value="64744" table:formula="of:=[.L55]" table:style-name="ce15">
            <text:p>64744.00</text:p>
          </table:table-cell>
          <table:table-cell office:value-type="float" office:value="12.11" table:formula="of:=[.M55]" table:style-name="ce15">
            <text:p>12.11</text:p>
          </table:table-cell>
          <table:table-cell office:value-type="float" office:value="65208" table:formula="of:=[.N55]" table:style-name="ce15">
            <text:p>65208.00</text:p>
          </table:table-cell>
          <table:table-cell office:value-type="float" office:value="12.07" table:formula="of:=[.O55]" table:style-name="ce15">
            <text:p>12.07</text:p>
          </table:table-cell>
          <table:table-cell table:style-name="ce1"/>
          <table:table-cell office:value-type="string" table:style-name="ce1">
            <text:p>MPFC5527</text:p>
          </table:table-cell>
          <table:table-cell table:number-columns-repeated="2" table:style-name="ce1"/>
          <table:table-cell office:value-type="percentage" office:value="6.3197316421662866E-4" table:formula="of:=[.T55]/[.T$2]" table:style-name="ce6">
            <text:p>0.06%</text:p>
          </table:table-cell>
          <table:table-cell office:value-type="percentage" office:value="6.3197316421662866E-4" table:formula="of:=[.U55]/[.U$2]" table:style-name="ce6">
            <text:p>0.06%</text:p>
          </table:table-cell>
          <table:table-cell office:value-type="percentage" office:value="6.0324120192309077E-3" table:formula="of:=[.V55]/[.V$2]" table:style-name="ce6">
            <text:p>0.60%</text:p>
          </table:table-cell>
          <table:table-cell office:value-type="percentage" office:value="2.5664864378873771E-4" table:formula="of:=[.W55]/[.W$2]" table:style-name="ce6">
            <text:p>0.03%</text:p>
          </table:table-cell>
          <table:table-cell office:value-type="percentage" office:value="3.8556469812625122E-4" table:formula="of:=[.X55]/[.X$2]" table:style-name="ce6">
            <text:p>0.04%</text:p>
          </table:table-cell>
          <table:table-cell office:value-type="percentage" office:value="3.8556469812625122E-4" table:formula="of:=[.Y55]/[.Y$2]" table:style-name="ce6">
            <text:p>0.04%</text:p>
          </table:table-cell>
          <table:table-cell office:value-type="percentage" office:value="2.2350871203449381E-4" table:formula="of:=[.Z55]/[.Z$2]" table:style-name="ce6">
            <text:p>0.02%</text:p>
          </table:table-cell>
          <table:table-cell office:value-type="float" office:value="3886" table:formula="of:=[.AA55]" table:style-name="ce15">
            <text:p>3886.00</text:p>
          </table:table-cell>
          <table:table-cell office:value-type="float" office:value="5.91" table:formula="of:=[.AB55]" table:style-name="ce15">
            <text:p>5.91</text:p>
          </table:table-cell>
          <table:table-cell office:value-type="float" office:value="3886" table:formula="of:=[.AC55]" table:style-name="ce15">
            <text:p>3886.00</text:p>
          </table:table-cell>
          <table:table-cell office:value-type="float" office:value="5.91" table:formula="of:=[.AD55]" table:style-name="ce15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8</text:p>
          </table:table-cell>
          <table:table-cell office:value-type="percentage" office:value="1.5331773027187136E-2" table:formula="of:=[.C56]/[.C$2]" table:style-name="ce6">
            <text:p>1.53%</text:p>
          </table:table-cell>
          <table:table-cell office:value-type="percentage" office:value="1.5331773027187136E-2" table:formula="of:=[.D56]/[.D$2]" table:style-name="ce6">
            <text:p>1.53%</text:p>
          </table:table-cell>
          <table:table-cell office:value-type="percentage" office:value="5.1457169853384409E-3" table:formula="of:=[.E56]/[.E$2]" table:style-name="ce6">
            <text:p>0.51%</text:p>
          </table:table-cell>
          <table:table-cell office:value-type="percentage" office:value="5.1457169853384409E-3" table:formula="of:=[.F56]/[.F$2]" table:style-name="ce6">
            <text:p>0.51%</text:p>
          </table:table-cell>
          <table:table-cell office:value-type="percentage" office:value="4.3464059671139067E-4" table:formula="of:=[.G56]/[.G$2]" table:style-name="ce6">
            <text:p>0.04%</text:p>
          </table:table-cell>
          <table:table-cell office:value-type="percentage" office:value="1.1083469303295066E-4" table:formula="of:=[.H56]/[.H$2]" table:style-name="ce6">
            <text:p>0.01%</text:p>
          </table:table-cell>
          <table:table-cell office:value-type="percentage" office:value="3.793305199185987E-3" table:formula="of:=[.I56]/[.I$2]" table:style-name="ce6">
            <text:p>0.38%</text:p>
          </table:table-cell>
          <table:table-cell office:value-type="percentage" office:value="3.793305199185987E-3" table:formula="of:=[.J56]/[.J$2]" table:style-name="ce6">
            <text:p>0.38%</text:p>
          </table:table-cell>
          <table:table-cell office:value-type="percentage" office:value="1.056169537559609E-4" table:formula="of:=[.K56]/[.K$2]" table:style-name="ce6">
            <text:p>0.01%</text:p>
          </table:table-cell>
          <table:table-cell office:value-type="float" office:value="68649" table:formula="of:=[.L56]" table:style-name="ce15">
            <text:p>68649.00</text:p>
          </table:table-cell>
          <table:table-cell office:value-type="float" office:value="12.2" table:formula="of:=[.M56]" table:style-name="ce15">
            <text:p>12.20</text:p>
          </table:table-cell>
          <table:table-cell office:value-type="float" office:value="69250" table:formula="of:=[.N56]" table:style-name="ce15">
            <text:p>69250.00</text:p>
          </table:table-cell>
          <table:table-cell office:value-type="float" office:value="12.14" table:formula="of:=[.O56]" table:style-name="ce15">
            <text:p>12.14</text:p>
          </table:table-cell>
          <table:table-cell table:style-name="ce1"/>
          <table:table-cell office:value-type="string" table:style-name="ce1">
            <text:p>MPFC5528</text:p>
          </table:table-cell>
          <table:table-cell table:number-columns-repeated="2" table:style-name="ce1"/>
          <table:table-cell office:value-type="percentage" office:value="6.8110153168835235E-4" table:formula="of:=[.T56]/[.T$2]" table:style-name="ce6">
            <text:p>0.07%</text:p>
          </table:table-cell>
          <table:table-cell office:value-type="percentage" office:value="6.8110153168835235E-4" table:formula="of:=[.U56]/[.U$2]" table:style-name="ce6">
            <text:p>0.07%</text:p>
          </table:table-cell>
          <table:table-cell office:value-type="percentage" office:value="6.4536584751725959E-3" table:formula="of:=[.V56]/[.V$2]" table:style-name="ce6">
            <text:p>0.65%</text:p>
          </table:table-cell>
          <table:table-cell office:value-type="percentage" office:value="1.8930774279599054E-4" table:formula="of:=[.W56]/[.W$2]" table:style-name="ce6">
            <text:p>0.02%</text:p>
          </table:table-cell>
          <table:table-cell office:value-type="percentage" office:value="4.1384542799516446E-4" table:formula="of:=[.X56]/[.X$2]" table:style-name="ce6">
            <text:p>0.04%</text:p>
          </table:table-cell>
          <table:table-cell office:value-type="percentage" office:value="4.1384542799516446E-4" table:formula="of:=[.Y56]/[.Y$2]" table:style-name="ce6">
            <text:p>0.04%</text:p>
          </table:table-cell>
          <table:table-cell office:value-type="percentage" office:value="1.5792843368046271E-4" table:formula="of:=[.Z56]/[.Z$2]" table:style-name="ce6">
            <text:p>0.02%</text:p>
          </table:table-cell>
          <table:table-cell office:value-type="float" office:value="4253" table:formula="of:=[.AA56]" table:style-name="ce15">
            <text:p>4253.00</text:p>
          </table:table-cell>
          <table:table-cell office:value-type="float" office:value="5.91" table:formula="of:=[.AB56]" table:style-name="ce15">
            <text:p>5.91</text:p>
          </table:table-cell>
          <table:table-cell office:value-type="float" office:value="4253" table:formula="of:=[.AC56]" table:style-name="ce15">
            <text:p>4253.00</text:p>
          </table:table-cell>
          <table:table-cell office:value-type="float" office:value="5.91" table:formula="of:=[.AD56]" table:style-name="ce15">
            <text:p>5.9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29</text:p>
          </table:table-cell>
          <table:table-cell office:value-type="percentage" office:value="2.8850655659805824E-2" table:formula="of:=[.C57]/[.C$2]" table:style-name="ce6">
            <text:p>2.89%</text:p>
          </table:table-cell>
          <table:table-cell office:value-type="percentage" office:value="2.8850655659805824E-2" table:formula="of:=[.D57]/[.D$2]" table:style-name="ce6">
            <text:p>2.89%</text:p>
          </table:table-cell>
          <table:table-cell office:value-type="percentage" office:value="3.5343654140164039E-3" table:formula="of:=[.E57]/[.E$2]" table:style-name="ce6">
            <text:p>0.35%</text:p>
          </table:table-cell>
          <table:table-cell office:value-type="percentage" office:value="3.5343654140164039E-3" table:formula="of:=[.F57]/[.F$2]" table:style-name="ce6">
            <text:p>0.35%</text:p>
          </table:table-cell>
          <table:table-cell office:value-type="percentage" office:value="3.1106762399104042E-4" table:formula="of:=[.G57]/[.G$2]" table:style-name="ce6">
            <text:p>0.03%</text:p>
          </table:table-cell>
          <table:table-cell office:value-type="percentage" office:value="3.1348993758834688E-4" table:formula="of:=[.H57]/[.H$2]" table:style-name="ce6">
            <text:p>0.03%</text:p>
          </table:table-cell>
          <table:table-cell office:value-type="percentage" office:value="2.7655475637117519E-3" table:formula="of:=[.I57]/[.I$2]" table:style-name="ce6">
            <text:p>0.28%</text:p>
          </table:table-cell>
          <table:table-cell office:value-type="percentage" office:value="2.7655475637117519E-3" table:formula="of:=[.J57]/[.J$2]" table:style-name="ce6">
            <text:p>0.28%</text:p>
          </table:table-cell>
          <table:table-cell office:value-type="percentage" office:value="2.9442624212940103E-4" table:formula="of:=[.K57]/[.K$2]" table:style-name="ce6">
            <text:p>0.03%</text:p>
          </table:table-cell>
          <table:table-cell office:value-type="float" office:value="56935" table:formula="of:=[.L57]" table:style-name="ce15">
            <text:p>56935.00</text:p>
          </table:table-cell>
          <table:table-cell office:value-type="float" office:value="9.84" table:formula="of:=[.M57]" table:style-name="ce15">
            <text:p>9.84</text:p>
          </table:table-cell>
          <table:table-cell office:value-type="float" office:value="59579" table:formula="of:=[.N57]" table:style-name="ce15">
            <text:p>59579.00</text:p>
          </table:table-cell>
          <table:table-cell office:value-type="float" office:value="9.68" table:formula="of:=[.O57]" table:style-name="ce15">
            <text:p>9.68</text:p>
          </table:table-cell>
          <table:table-cell table:style-name="ce1"/>
          <table:table-cell office:value-type="string" table:style-name="ce1">
            <text:p>MPFC5529</text:p>
          </table:table-cell>
          <table:table-cell table:number-columns-repeated="2" table:style-name="ce1"/>
          <table:table-cell office:value-type="percentage" office:value="4.8822881954277604E-4" table:formula="of:=[.T57]/[.T$2]" table:style-name="ce6">
            <text:p>0.05%</text:p>
          </table:table-cell>
          <table:table-cell office:value-type="percentage" office:value="4.8822881954277604E-4" table:formula="of:=[.U57]/[.U$2]" table:style-name="ce6">
            <text:p>0.05%</text:p>
          </table:table-cell>
          <table:table-cell office:value-type="percentage" office:value="4.4691540123396271E-3" table:formula="of:=[.V57]/[.V$2]" table:style-name="ce6">
            <text:p>0.45%</text:p>
          </table:table-cell>
          <table:table-cell office:value-type="percentage" office:value="1.6920166545690417E-3" table:formula="of:=[.W57]/[.W$2]" table:style-name="ce6">
            <text:p>0.17%</text:p>
          </table:table-cell>
          <table:table-cell office:value-type="percentage" office:value="3.3603406919071493E-4" table:formula="of:=[.X57]/[.X$2]" table:style-name="ce6">
            <text:p>0.03%</text:p>
          </table:table-cell>
          <table:table-cell office:value-type="percentage" office:value="3.3603406919071493E-4" table:formula="of:=[.Y57]/[.Y$2]" table:style-name="ce6">
            <text:p>0.03%</text:p>
          </table:table-cell>
          <table:table-cell office:value-type="percentage" office:value="1.43626289679038E-3" table:formula="of:=[.Z57]/[.Z$2]" table:style-name="ce6">
            <text:p>0.14%</text:p>
          </table:table-cell>
          <table:table-cell office:value-type="float" office:value="2463" table:formula="of:=[.AA57]" table:style-name="ce15">
            <text:p>2463.00</text:p>
          </table:table-cell>
          <table:table-cell office:value-type="float" office:value="6.27" table:formula="of:=[.AB57]" table:style-name="ce15">
            <text:p>6.27</text:p>
          </table:table-cell>
          <table:table-cell office:value-type="float" office:value="2463" table:formula="of:=[.AC57]" table:style-name="ce15">
            <text:p>2463.00</text:p>
          </table:table-cell>
          <table:table-cell office:value-type="float" office:value="6.28" table:formula="of:=[.AD57]" table:style-name="ce15">
            <text:p>6.28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0</text:p>
          </table:table-cell>
          <table:table-cell office:value-type="percentage" office:value="7.0004338273289696E-3" table:formula="of:=[.C58]/[.C$2]" table:style-name="ce6">
            <text:p>0.70%</text:p>
          </table:table-cell>
          <table:table-cell office:value-type="percentage" office:value="7.0004338273289696E-3" table:formula="of:=[.D58]/[.D$2]" table:style-name="ce6">
            <text:p>0.70%</text:p>
          </table:table-cell>
          <table:table-cell office:value-type="percentage" office:value="5.2493459512804874E-3" table:formula="of:=[.E58]/[.E$2]" table:style-name="ce6">
            <text:p>0.52%</text:p>
          </table:table-cell>
          <table:table-cell office:value-type="percentage" office:value="5.2493459512804874E-3" table:formula="of:=[.F58]/[.F$2]" table:style-name="ce6">
            <text:p>0.52%</text:p>
          </table:table-cell>
          <table:table-cell office:value-type="percentage" office:value="4.5161136658325348E-4" table:formula="of:=[.G58]/[.G$2]" table:style-name="ce6">
            <text:p>0.05%</text:p>
          </table:table-cell>
          <table:table-cell office:value-type="percentage" office:value="1.171805133715019E-4" table:formula="of:=[.H58]/[.H$2]" table:style-name="ce6">
            <text:p>0.01%</text:p>
          </table:table-cell>
          <table:table-cell office:value-type="percentage" office:value="3.8888102325219049E-3" table:formula="of:=[.I58]/[.I$2]" table:style-name="ce6">
            <text:p>0.39%</text:p>
          </table:table-cell>
          <table:table-cell office:value-type="percentage" office:value="3.8888102325219049E-3" table:formula="of:=[.J58]/[.J$2]" table:style-name="ce6">
            <text:p>0.39%</text:p>
          </table:table-cell>
          <table:table-cell office:value-type="percentage" office:value="1.1184909150691292E-4" table:formula="of:=[.K58]/[.K$2]" table:style-name="ce6">
            <text:p>0.01%</text:p>
          </table:table-cell>
          <table:table-cell office:value-type="float" office:value="71077" table:formula="of:=[.L58]" table:style-name="ce15">
            <text:p>71077.00</text:p>
          </table:table-cell>
          <table:table-cell office:value-type="float" office:value="11.76" table:formula="of:=[.M58]" table:style-name="ce15">
            <text:p>11.76</text:p>
          </table:table-cell>
          <table:table-cell office:value-type="float" office:value="71671" table:formula="of:=[.N58]" table:style-name="ce15">
            <text:p>71671.00</text:p>
          </table:table-cell>
          <table:table-cell office:value-type="float" office:value="11.71" table:formula="of:=[.O58]" table:style-name="ce15">
            <text:p>11.71</text:p>
          </table:table-cell>
          <table:table-cell table:style-name="ce1"/>
          <table:table-cell office:value-type="string" table:style-name="ce1">
            <text:p>MPFC5530</text:p>
          </table:table-cell>
          <table:table-cell table:number-columns-repeated="2" table:style-name="ce1"/>
          <table:table-cell office:value-type="percentage" office:value="6.9443154381889651E-4" table:formula="of:=[.T58]/[.T$2]" table:style-name="ce6">
            <text:p>0.07%</text:p>
          </table:table-cell>
          <table:table-cell office:value-type="percentage" office:value="6.9443154381889651E-4" table:formula="of:=[.U58]/[.U$2]" table:style-name="ce6">
            <text:p>0.07%</text:p>
          </table:table-cell>
          <table:table-cell office:value-type="percentage" office:value="6.6994256548713882E-3" table:formula="of:=[.V58]/[.V$2]" table:style-name="ce6">
            <text:p>0.67%</text:p>
          </table:table-cell>
          <table:table-cell office:value-type="percentage" office:value="3.3221550022263858E-5" table:formula="of:=[.W58]/[.W$2]" table:style-name="ce6">
            <text:p>0.00%</text:p>
          </table:table-cell>
          <table:table-cell office:value-type="percentage" office:value="4.3620300355634405E-4" table:formula="of:=[.X58]/[.X$2]" table:style-name="ce6">
            <text:p>0.04%</text:p>
          </table:table-cell>
          <table:table-cell office:value-type="percentage" office:value="4.3620300355634405E-4" table:formula="of:=[.Y58]/[.Y$2]" table:style-name="ce6">
            <text:p>0.04%</text:p>
          </table:table-cell>
          <table:table-cell office:value-type="percentage" office:value="2.8983229961513519E-5" table:formula="of:=[.Z58]/[.Z$2]" table:style-name="ce6">
            <text:p>0.00%</text:p>
          </table:table-cell>
          <table:table-cell office:value-type="float" office:value="4489" table:formula="of:=[.AA58]" table:style-name="ce15">
            <text:p>4489.00</text:p>
          </table:table-cell>
          <table:table-cell office:value-type="float" office:value="5.7" table:formula="of:=[.AB58]" table:style-name="ce15">
            <text:p>5.70</text:p>
          </table:table-cell>
          <table:table-cell office:value-type="float" office:value="4489" table:formula="of:=[.AC58]" table:style-name="ce15">
            <text:p>4489.00</text:p>
          </table:table-cell>
          <table:table-cell office:value-type="float" office:value="5.7" table:formula="of:=[.AD58]" table:style-name="ce15">
            <text:p>5.7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1</text:p>
          </table:table-cell>
          <table:table-cell office:value-type="percentage" office:value="6.9385730100461332E-3" table:formula="of:=[.C59]/[.C$2]" table:style-name="ce6">
            <text:p>0.69%</text:p>
          </table:table-cell>
          <table:table-cell office:value-type="percentage" office:value="6.9385730100461332E-3" table:formula="of:=[.D59]/[.D$2]" table:style-name="ce6">
            <text:p>0.69%</text:p>
          </table:table-cell>
          <table:table-cell office:value-type="percentage" office:value="5.1775218754229304E-3" table:formula="of:=[.E59]/[.E$2]" table:style-name="ce6">
            <text:p>0.52%</text:p>
          </table:table-cell>
          <table:table-cell office:value-type="percentage" office:value="5.1775218754229304E-3" table:formula="of:=[.F59]/[.F$2]" table:style-name="ce6">
            <text:p>0.52%</text:p>
          </table:table-cell>
          <table:table-cell office:value-type="percentage" office:value="4.4719815023388897E-4" table:formula="of:=[.G59]/[.G$2]" table:style-name="ce6">
            <text:p>0.04%</text:p>
          </table:table-cell>
          <table:table-cell office:value-type="percentage" office:value="1.1235337580575048E-4" table:formula="of:=[.H59]/[.H$2]" table:style-name="ce6">
            <text:p>0.01%</text:p>
          </table:table-cell>
          <table:table-cell office:value-type="percentage" office:value="3.830362807805189E-3" table:formula="of:=[.I59]/[.I$2]" table:style-name="ce6">
            <text:p>0.38%</text:p>
          </table:table-cell>
          <table:table-cell office:value-type="percentage" office:value="3.830362807805189E-3" table:formula="of:=[.J59]/[.J$2]" table:style-name="ce6">
            <text:p>0.38%</text:p>
          </table:table-cell>
          <table:table-cell office:value-type="percentage" office:value="1.0898370731178391E-4" table:formula="of:=[.K59]/[.K$2]" table:style-name="ce6">
            <text:p>0.01%</text:p>
          </table:table-cell>
          <table:table-cell office:value-type="float" office:value="69535" table:formula="of:=[.L59]" table:style-name="ce15">
            <text:p>69535.00</text:p>
          </table:table-cell>
          <table:table-cell office:value-type="float" office:value="11.89" table:formula="of:=[.M59]" table:style-name="ce15">
            <text:p>11.89</text:p>
          </table:table-cell>
          <table:table-cell office:value-type="float" office:value="70122" table:formula="of:=[.N59]" table:style-name="ce15">
            <text:p>70122.00</text:p>
          </table:table-cell>
          <table:table-cell office:value-type="float" office:value="11.85" table:formula="of:=[.O59]" table:style-name="ce15">
            <text:p>11.85</text:p>
          </table:table-cell>
          <table:table-cell table:style-name="ce1"/>
          <table:table-cell office:value-type="string" table:style-name="ce1">
            <text:p>MPFC5531</text:p>
          </table:table-cell>
          <table:table-cell table:number-columns-repeated="2" table:style-name="ce1"/>
          <table:table-cell office:value-type="percentage" office:value="6.9770501935412536E-4" table:formula="of:=[.T59]/[.T$2]" table:style-name="ce6">
            <text:p>0.07%</text:p>
          </table:table-cell>
          <table:table-cell office:value-type="percentage" office:value="6.9770501935412536E-4" table:formula="of:=[.U59]/[.U$2]" table:style-name="ce6">
            <text:p>0.07%</text:p>
          </table:table-cell>
          <table:table-cell office:value-type="percentage" office:value="6.6013175817732622E-3" table:formula="of:=[.V59]/[.V$2]" table:style-name="ce6">
            <text:p>0.66%</text:p>
          </table:table-cell>
          <table:table-cell office:value-type="percentage" office:value="7.5056742258776179E-5" table:formula="of:=[.W59]/[.W$2]" table:style-name="ce6">
            <text:p>0.01%</text:p>
          </table:table-cell>
          <table:table-cell office:value-type="percentage" office:value="4.3765755768998533E-4" table:formula="of:=[.X59]/[.X$2]" table:style-name="ce6">
            <text:p>0.04%</text:p>
          </table:table-cell>
          <table:table-cell office:value-type="percentage" office:value="4.3765755768998533E-4" table:formula="of:=[.Y59]/[.Y$2]" table:style-name="ce6">
            <text:p>0.04%</text:p>
          </table:table-cell>
          <table:table-cell office:value-type="percentage" office:value="6.5452021075714019E-5" table:formula="of:=[.Z59]/[.Z$2]" table:style-name="ce6">
            <text:p>0.01%</text:p>
          </table:table-cell>
          <table:table-cell office:value-type="float" office:value="4304" table:formula="of:=[.AA59]" table:style-name="ce15">
            <text:p>4304.00</text:p>
          </table:table-cell>
          <table:table-cell office:value-type="float" office:value="6.19" table:formula="of:=[.AB59]" table:style-name="ce15">
            <text:p>6.19</text:p>
          </table:table-cell>
          <table:table-cell office:value-type="float" office:value="4303" table:formula="of:=[.AC59]" table:style-name="ce15">
            <text:p>4303.00</text:p>
          </table:table-cell>
          <table:table-cell office:value-type="float" office:value="6.19" table:formula="of:=[.AD59]" table:style-name="ce15">
            <text:p>6.19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2</text:p>
          </table:table-cell>
          <table:table-cell office:value-type="percentage" office:value="5.2691238065846078E-3" table:formula="of:=[.C60]/[.C$2]" table:style-name="ce6">
            <text:p>0.53%</text:p>
          </table:table-cell>
          <table:table-cell office:value-type="percentage" office:value="5.2691238065846078E-3" table:formula="of:=[.D60]/[.D$2]" table:style-name="ce6">
            <text:p>0.53%</text:p>
          </table:table-cell>
          <table:table-cell office:value-type="percentage" office:value="3.8999540410447719E-3" table:formula="of:=[.E60]/[.E$2]" table:style-name="ce6">
            <text:p>0.39%</text:p>
          </table:table-cell>
          <table:table-cell office:value-type="percentage" office:value="3.8999540410447719E-3" table:formula="of:=[.F60]/[.F$2]" table:style-name="ce6">
            <text:p>0.39%</text:p>
          </table:table-cell>
          <table:table-cell office:value-type="percentage" office:value="3.6644561884257757E-4" table:formula="of:=[.G60]/[.G$2]" table:style-name="ce6">
            <text:p>0.04%</text:p>
          </table:table-cell>
          <table:table-cell office:value-type="percentage" office:value="6.8667197848071407E-5" table:formula="of:=[.H60]/[.H$2]" table:style-name="ce6">
            <text:p>0.01%</text:p>
          </table:table-cell>
          <table:table-cell office:value-type="percentage" office:value="2.8215172910064337E-3" table:formula="of:=[.I60]/[.I$2]" table:style-name="ce6">
            <text:p>0.28%</text:p>
          </table:table-cell>
          <table:table-cell office:value-type="percentage" office:value="2.8215172910064337E-3" table:formula="of:=[.J60]/[.J$2]" table:style-name="ce6">
            <text:p>0.28%</text:p>
          </table:table-cell>
          <table:table-cell office:value-type="percentage" office:value="6.5507404900441851E-5" table:formula="of:=[.K60]/[.K$2]" table:style-name="ce6">
            <text:p>0.01%</text:p>
          </table:table-cell>
          <table:table-cell office:value-type="float" office:value="55997" table:formula="of:=[.L60]" table:style-name="ce15">
            <text:p>55997.00</text:p>
          </table:table-cell>
          <table:table-cell office:value-type="float" office:value="10.24" table:formula="of:=[.M60]" table:style-name="ce15">
            <text:p>10.24</text:p>
          </table:table-cell>
          <table:table-cell office:value-type="float" office:value="56201" table:formula="of:=[.N60]" table:style-name="ce15">
            <text:p>56201.00</text:p>
          </table:table-cell>
          <table:table-cell office:value-type="float" office:value="10.23" table:formula="of:=[.O60]" table:style-name="ce15">
            <text:p>10.23</text:p>
          </table:table-cell>
          <table:table-cell table:style-name="ce1"/>
          <table:table-cell office:value-type="string" table:style-name="ce1">
            <text:p>MPFC5532</text:p>
          </table:table-cell>
          <table:table-cell table:number-columns-repeated="2" table:style-name="ce1"/>
          <table:table-cell office:value-type="percentage" office:value="5.1131804457799166E-4" table:formula="of:=[.T60]/[.T$2]" table:style-name="ce6">
            <text:p>0.05%</text:p>
          </table:table-cell>
          <table:table-cell office:value-type="percentage" office:value="5.1131804457799166E-4" table:formula="of:=[.U60]/[.U$2]" table:style-name="ce6">
            <text:p>0.05%</text:p>
          </table:table-cell>
          <table:table-cell office:value-type="percentage" office:value="4.8942948256411236E-3" table:formula="of:=[.V60]/[.V$2]" table:style-name="ce6">
            <text:p>0.49%</text:p>
          </table:table-cell>
          <table:table-cell office:value-type="percentage" office:value="1.6580168160624447E-5" table:formula="of:=[.W60]/[.W$2]" table:style-name="ce6">
            <text:p>0.00%</text:p>
          </table:table-cell>
          <table:table-cell office:value-type="percentage" office:value="3.3669576014930524E-4" table:formula="of:=[.X60]/[.X$2]" table:style-name="ce6">
            <text:p>0.03%</text:p>
          </table:table-cell>
          <table:table-cell office:value-type="percentage" office:value="3.3669576014930524E-4" table:formula="of:=[.Y60]/[.Y$2]" table:style-name="ce6">
            <text:p>0.03%</text:p>
          </table:table-cell>
          <table:table-cell office:value-type="percentage" office:value="1.4408539243665022E-5" table:formula="of:=[.Z60]/[.Z$2]" table:style-name="ce6">
            <text:p>0.00%</text:p>
          </table:table-cell>
          <table:table-cell office:value-type="float" office:value="2853" table:formula="of:=[.AA60]" table:style-name="ce15">
            <text:p>2853.00</text:p>
          </table:table-cell>
          <table:table-cell office:value-type="float" office:value="6.21" table:formula="of:=[.AB60]" table:style-name="ce15">
            <text:p>6.21</text:p>
          </table:table-cell>
          <table:table-cell office:value-type="float" office:value="2852" table:formula="of:=[.AC60]" table:style-name="ce15">
            <text:p>2852.00</text:p>
          </table:table-cell>
          <table:table-cell office:value-type="float" office:value="6.21" table:formula="of:=[.AD60]" table:style-name="ce15">
            <text:p>6.2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3</text:p>
          </table:table-cell>
          <table:table-cell office:value-type="percentage" office:value="5.4214992831015706E-3" table:formula="of:=[.C61]/[.C$2]" table:style-name="ce6">
            <text:p>0.54%</text:p>
          </table:table-cell>
          <table:table-cell office:value-type="percentage" office:value="5.4214992831015706E-3" table:formula="of:=[.D61]/[.D$2]" table:style-name="ce6">
            <text:p>0.54%</text:p>
          </table:table-cell>
          <table:table-cell office:value-type="percentage" office:value="3.8223875370443821E-3" table:formula="of:=[.E61]/[.E$2]" table:style-name="ce6">
            <text:p>0.38%</text:p>
          </table:table-cell>
          <table:table-cell office:value-type="percentage" office:value="3.8223875370443821E-3" table:formula="of:=[.F61]/[.F$2]" table:style-name="ce6">
            <text:p>0.38%</text:p>
          </table:table-cell>
          <table:table-cell office:value-type="percentage" office:value="3.2407116304950488E-4" table:formula="of:=[.G61]/[.G$2]" table:style-name="ce6">
            <text:p>0.03%</text:p>
          </table:table-cell>
          <table:table-cell office:value-type="percentage" office:value="8.0085010556433918E-5" table:formula="of:=[.H61]/[.H$2]" table:style-name="ce6">
            <text:p>0.01%</text:p>
          </table:table-cell>
          <table:table-cell office:value-type="percentage" office:value="2.7715669109782235E-3" table:formula="of:=[.I61]/[.I$2]" table:style-name="ce6">
            <text:p>0.28%</text:p>
          </table:table-cell>
          <table:table-cell office:value-type="percentage" office:value="2.7715669109782235E-3" table:formula="of:=[.J61]/[.J$2]" table:style-name="ce6">
            <text:p>0.28%</text:p>
          </table:table-cell>
          <table:table-cell office:value-type="percentage" office:value="7.6931047485091501E-5" table:formula="of:=[.K61]/[.K$2]" table:style-name="ce6">
            <text:p>0.01%</text:p>
          </table:table-cell>
          <table:table-cell office:value-type="float" office:value="47163" table:formula="of:=[.L61]" table:style-name="ce15">
            <text:p>47163.00</text:p>
          </table:table-cell>
          <table:table-cell office:value-type="float" office:value="13.51" table:formula="of:=[.M61]" table:style-name="ce15">
            <text:p>13.51</text:p>
          </table:table-cell>
          <table:table-cell office:value-type="float" office:value="47563" table:formula="of:=[.N61]" table:style-name="ce15">
            <text:p>47563.00</text:p>
          </table:table-cell>
          <table:table-cell office:value-type="float" office:value="13.44" table:formula="of:=[.O61]" table:style-name="ce15">
            <text:p>13.44</text:p>
          </table:table-cell>
          <table:table-cell table:style-name="ce1"/>
          <table:table-cell office:value-type="string" table:style-name="ce1">
            <text:p>MPFC5533</text:p>
          </table:table-cell>
          <table:table-cell table:number-columns-repeated="2" table:style-name="ce1"/>
          <table:table-cell office:value-type="percentage" office:value="5.0835938236226837E-4" table:formula="of:=[.T61]/[.T$2]" table:style-name="ce6">
            <text:p>0.05%</text:p>
          </table:table-cell>
          <table:table-cell office:value-type="percentage" office:value="5.0835938236226837E-4" table:formula="of:=[.U61]/[.U$2]" table:style-name="ce6">
            <text:p>0.05%</text:p>
          </table:table-cell>
          <table:table-cell office:value-type="percentage" office:value="4.8716370114511567E-3" table:formula="of:=[.V61]/[.V$2]" table:style-name="ce6">
            <text:p>0.49%</text:p>
          </table:table-cell>
          <table:table-cell office:value-type="percentage" office:value="2.3250129620740634E-4" table:formula="of:=[.W61]/[.W$2]" table:style-name="ce6">
            <text:p>0.02%</text:p>
          </table:table-cell>
          <table:table-cell office:value-type="percentage" office:value="2.9710507028334157E-4" table:formula="of:=[.X61]/[.X$2]" table:style-name="ce6">
            <text:p>0.03%</text:p>
          </table:table-cell>
          <table:table-cell office:value-type="percentage" office:value="2.9710507028334157E-4" table:formula="of:=[.Y61]/[.Y$2]" table:style-name="ce6">
            <text:p>0.03%</text:p>
          </table:table-cell>
          <table:table-cell office:value-type="percentage" office:value="2.0231419679259853E-4" table:formula="of:=[.Z61]/[.Z$2]" table:style-name="ce6">
            <text:p>0.02%</text:p>
          </table:table-cell>
          <table:table-cell office:value-type="float" office:value="2844" table:formula="of:=[.AA61]" table:style-name="ce15">
            <text:p>2844.00</text:p>
          </table:table-cell>
          <table:table-cell office:value-type="float" office:value="6.33" table:formula="of:=[.AB61]" table:style-name="ce15">
            <text:p>6.33</text:p>
          </table:table-cell>
          <table:table-cell office:value-type="float" office:value="2844" table:formula="of:=[.AC61]" table:style-name="ce15">
            <text:p>2844.00</text:p>
          </table:table-cell>
          <table:table-cell office:value-type="float" office:value="6.33" table:formula="of:=[.AD61]" table:style-name="ce15">
            <text:p>6.33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4</text:p>
          </table:table-cell>
          <table:table-cell office:value-type="percentage" office:value="7.5447518866303132E-3" table:formula="of:=[.C62]/[.C$2]" table:style-name="ce6">
            <text:p>0.75%</text:p>
          </table:table-cell>
          <table:table-cell office:value-type="percentage" office:value="7.5447518866303132E-3" table:formula="of:=[.D62]/[.D$2]" table:style-name="ce6">
            <text:p>0.75%</text:p>
          </table:table-cell>
          <table:table-cell office:value-type="percentage" office:value="4.6432166286447477E-3" table:formula="of:=[.E62]/[.E$2]" table:style-name="ce6">
            <text:p>0.46%</text:p>
          </table:table-cell>
          <table:table-cell office:value-type="percentage" office:value="4.6432166286447477E-3" table:formula="of:=[.F62]/[.F$2]" table:style-name="ce6">
            <text:p>0.46%</text:p>
          </table:table-cell>
          <table:table-cell office:value-type="percentage" office:value="4.1914478554017418E-4" table:formula="of:=[.G62]/[.G$2]" table:style-name="ce6">
            <text:p>0.04%</text:p>
          </table:table-cell>
          <table:table-cell office:value-type="percentage" office:value="2.02961313060471E-4" table:formula="of:=[.H62]/[.H$2]" table:style-name="ce6">
            <text:p>0.02%</text:p>
          </table:table-cell>
          <table:table-cell office:value-type="percentage" office:value="3.3639173210093091E-3" table:formula="of:=[.I62]/[.I$2]" table:style-name="ce6">
            <text:p>0.34%</text:p>
          </table:table-cell>
          <table:table-cell office:value-type="percentage" office:value="3.3639173210093091E-3" table:formula="of:=[.J62]/[.J$2]" table:style-name="ce6">
            <text:p>0.34%</text:p>
          </table:table-cell>
          <table:table-cell office:value-type="percentage" office:value="1.9192827218705968E-4" table:formula="of:=[.K62]/[.K$2]" table:style-name="ce6">
            <text:p>0.02%</text:p>
          </table:table-cell>
          <table:table-cell office:value-type="float" office:value="58331" table:formula="of:=[.L62]" table:style-name="ce15">
            <text:p>58331.00</text:p>
          </table:table-cell>
          <table:table-cell office:value-type="float" office:value="13.1" table:formula="of:=[.M62]" table:style-name="ce15">
            <text:p>13.10</text:p>
          </table:table-cell>
          <table:table-cell office:value-type="float" office:value="59936" table:formula="of:=[.N62]" table:style-name="ce15">
            <text:p>59936.00</text:p>
          </table:table-cell>
          <table:table-cell office:value-type="float" office:value="12.91" table:formula="of:=[.O62]" table:style-name="ce15">
            <text:p>12.91</text:p>
          </table:table-cell>
          <table:table-cell table:style-name="ce1"/>
          <table:table-cell office:value-type="string" table:style-name="ce1">
            <text:p>MPFC5534</text:p>
          </table:table-cell>
          <table:table-cell table:number-columns-repeated="2" table:style-name="ce1"/>
          <table:table-cell office:value-type="percentage" office:value="6.0177731998739005E-4" table:formula="of:=[.T62]/[.T$2]" table:style-name="ce6">
            <text:p>0.06%</text:p>
          </table:table-cell>
          <table:table-cell office:value-type="percentage" office:value="6.0177731998739005E-4" table:formula="of:=[.U62]/[.U$2]" table:style-name="ce6">
            <text:p>0.06%</text:p>
          </table:table-cell>
          <table:table-cell office:value-type="percentage" office:value="5.8325055613448976E-3" table:formula="of:=[.V62]/[.V$2]" table:style-name="ce6">
            <text:p>0.58%</text:p>
          </table:table-cell>
          <table:table-cell office:value-type="percentage" office:value="1.7379444199591259E-4" table:formula="of:=[.W62]/[.W$2]" table:style-name="ce6">
            <text:p>0.02%</text:p>
          </table:table-cell>
          <table:table-cell office:value-type="percentage" office:value="3.5478586626829878E-4" table:formula="of:=[.X62]/[.X$2]" table:style-name="ce6">
            <text:p>0.04%</text:p>
          </table:table-cell>
          <table:table-cell office:value-type="percentage" office:value="3.5478586626829878E-4" table:formula="of:=[.Y62]/[.Y$2]" table:style-name="ce6">
            <text:p>0.04%</text:p>
          </table:table-cell>
          <table:table-cell office:value-type="percentage" office:value="1.5375715719701449E-4" table:formula="of:=[.Z62]/[.Z$2]" table:style-name="ce6">
            <text:p>0.02%</text:p>
          </table:table-cell>
          <table:table-cell office:value-type="float" office:value="3514" table:formula="of:=[.AA62]" table:style-name="ce15">
            <text:p>3514.00</text:p>
          </table:table-cell>
          <table:table-cell office:value-type="float" office:value="6.26" table:formula="of:=[.AB62]" table:style-name="ce15">
            <text:p>6.26</text:p>
          </table:table-cell>
          <table:table-cell office:value-type="float" office:value="3514" table:formula="of:=[.AC62]" table:style-name="ce15">
            <text:p>3514.00</text:p>
          </table:table-cell>
          <table:table-cell office:value-type="float" office:value="6.26" table:formula="of:=[.AD62]" table:style-name="ce15">
            <text:p>6.2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5</text:p>
          </table:table-cell>
          <table:table-cell office:value-type="percentage" office:value="1.0459777478344319E-2" table:formula="of:=[.C63]/[.C$2]" table:style-name="ce6">
            <text:p>1.05%</text:p>
          </table:table-cell>
          <table:table-cell office:value-type="percentage" office:value="1.0459777478344319E-2" table:formula="of:=[.D63]/[.D$2]" table:style-name="ce6">
            <text:p>1.05%</text:p>
          </table:table-cell>
          <table:table-cell office:value-type="percentage" office:value="5.264287924204426E-3" table:formula="of:=[.E63]/[.E$2]" table:style-name="ce6">
            <text:p>0.53%</text:p>
          </table:table-cell>
          <table:table-cell office:value-type="percentage" office:value="5.264287924204426E-3" table:formula="of:=[.F63]/[.F$2]" table:style-name="ce6">
            <text:p>0.53%</text:p>
          </table:table-cell>
          <table:table-cell office:value-type="percentage" office:value="4.5248876296446794E-4" table:formula="of:=[.G63]/[.G$2]" table:style-name="ce6">
            <text:p>0.05%</text:p>
          </table:table-cell>
          <table:table-cell office:value-type="percentage" office:value="1.033753663235558E-4" table:formula="of:=[.H63]/[.H$2]" table:style-name="ce6">
            <text:p>0.01%</text:p>
          </table:table-cell>
          <table:table-cell office:value-type="percentage" office:value="3.9053874857443859E-3" table:formula="of:=[.I63]/[.I$2]" table:style-name="ce6">
            <text:p>0.39%</text:p>
          </table:table-cell>
          <table:table-cell office:value-type="percentage" office:value="3.9053874857443859E-3" table:formula="of:=[.J63]/[.J$2]" table:style-name="ce6">
            <text:p>0.39%</text:p>
          </table:table-cell>
          <table:table-cell office:value-type="percentage" office:value="9.705286549015313E-5" table:formula="of:=[.K63]/[.K$2]" table:style-name="ce6">
            <text:p>0.01%</text:p>
          </table:table-cell>
          <table:table-cell office:value-type="float" office:value="72284" table:formula="of:=[.L63]" table:style-name="ce15">
            <text:p>72284.00</text:p>
          </table:table-cell>
          <table:table-cell office:value-type="float" office:value="11.8" table:formula="of:=[.M63]" table:style-name="ce15">
            <text:p>11.80</text:p>
          </table:table-cell>
          <table:table-cell office:value-type="float" office:value="72777" table:formula="of:=[.N63]" table:style-name="ce15">
            <text:p>72777.00</text:p>
          </table:table-cell>
          <table:table-cell office:value-type="float" office:value="11.76" table:formula="of:=[.O63]" table:style-name="ce15">
            <text:p>11.76</text:p>
          </table:table-cell>
          <table:table-cell table:style-name="ce1"/>
          <table:table-cell office:value-type="string" table:style-name="ce1">
            <text:p>MPFC5535</text:p>
          </table:table-cell>
          <table:table-cell table:number-columns-repeated="2" table:style-name="ce1"/>
          <table:table-cell office:value-type="percentage" office:value="6.9681596322033654E-4" table:formula="of:=[.T63]/[.T$2]" table:style-name="ce6">
            <text:p>0.07%</text:p>
          </table:table-cell>
          <table:table-cell office:value-type="percentage" office:value="6.9681596322033654E-4" table:formula="of:=[.U63]/[.U$2]" table:style-name="ce6">
            <text:p>0.07%</text:p>
          </table:table-cell>
          <table:table-cell office:value-type="percentage" office:value="6.5012244357993661E-3" table:formula="of:=[.V63]/[.V$2]" table:style-name="ce6">
            <text:p>0.65%</text:p>
          </table:table-cell>
          <table:table-cell office:value-type="percentage" office:value="1.4636778900306531E-4" table:formula="of:=[.W63]/[.W$2]" table:style-name="ce6">
            <text:p>0.01%</text:p>
          </table:table-cell>
          <table:table-cell office:value-type="percentage" office:value="4.2911970386746968E-4" table:formula="of:=[.X63]/[.X$2]" table:style-name="ce6">
            <text:p>0.04%</text:p>
          </table:table-cell>
          <table:table-cell office:value-type="percentage" office:value="4.2911970386746968E-4" table:formula="of:=[.Y63]/[.Y$2]" table:style-name="ce6">
            <text:p>0.04%</text:p>
          </table:table-cell>
          <table:table-cell office:value-type="percentage" office:value="1.2504793142099652E-4" table:formula="of:=[.Z63]/[.Z$2]" table:style-name="ce6">
            <text:p>0.01%</text:p>
          </table:table-cell>
          <table:table-cell office:value-type="float" office:value="4134" table:formula="of:=[.AA63]" table:style-name="ce15">
            <text:p>4134.00</text:p>
          </table:table-cell>
          <table:table-cell office:value-type="float" office:value="5.96" table:formula="of:=[.AB63]" table:style-name="ce15">
            <text:p>5.96</text:p>
          </table:table-cell>
          <table:table-cell office:value-type="float" office:value="4134" table:formula="of:=[.AC63]" table:style-name="ce15">
            <text:p>4134.00</text:p>
          </table:table-cell>
          <table:table-cell office:value-type="float" office:value="5.96" table:formula="of:=[.AD63]" table:style-name="ce15">
            <text:p>5.9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6</text:p>
          </table:table-cell>
          <table:table-cell office:value-type="percentage" office:value="9.2153000217719636E-3" table:formula="of:=[.C64]/[.C$2]" table:style-name="ce6">
            <text:p>0.92%</text:p>
          </table:table-cell>
          <table:table-cell office:value-type="percentage" office:value="9.2153000217719636E-3" table:formula="of:=[.D64]/[.D$2]" table:style-name="ce6">
            <text:p>0.92%</text:p>
          </table:table-cell>
          <table:table-cell office:value-type="percentage" office:value="4.3470326788147742E-3" table:formula="of:=[.E64]/[.E$2]" table:style-name="ce6">
            <text:p>0.43%</text:p>
          </table:table-cell>
          <table:table-cell office:value-type="percentage" office:value="4.3470326788147742E-3" table:formula="of:=[.F64]/[.F$2]" table:style-name="ce6">
            <text:p>0.43%</text:p>
          </table:table-cell>
          <table:table-cell office:value-type="percentage" office:value="3.8210758148797758E-4" table:formula="of:=[.G64]/[.G$2]" table:style-name="ce6">
            <text:p>0.04%</text:p>
          </table:table-cell>
          <table:table-cell office:value-type="percentage" office:value="9.9792907345108643E-5" table:formula="of:=[.H64]/[.H$2]" table:style-name="ce6">
            <text:p>0.01%</text:p>
          </table:table-cell>
          <table:table-cell office:value-type="percentage" office:value="3.225685124364947E-3" table:formula="of:=[.I64]/[.I$2]" table:style-name="ce6">
            <text:p>0.32%</text:p>
          </table:table-cell>
          <table:table-cell office:value-type="percentage" office:value="3.225685124364947E-3" table:formula="of:=[.J64]/[.J$2]" table:style-name="ce6">
            <text:p>0.32%</text:p>
          </table:table-cell>
          <table:table-cell office:value-type="percentage" office:value="9.2281111749129528E-5" table:formula="of:=[.K64]/[.K$2]" table:style-name="ce6">
            <text:p>0.01%</text:p>
          </table:table-cell>
          <table:table-cell office:value-type="float" office:value="60452" table:formula="of:=[.L64]" table:style-name="ce15">
            <text:p>60452.00</text:p>
          </table:table-cell>
          <table:table-cell office:value-type="float" office:value="11.55" table:formula="of:=[.M64]" table:style-name="ce15">
            <text:p>11.55</text:p>
          </table:table-cell>
          <table:table-cell office:value-type="float" office:value="60881" table:formula="of:=[.N64]" table:style-name="ce15">
            <text:p>60881.00</text:p>
          </table:table-cell>
          <table:table-cell office:value-type="float" office:value="11.51" table:formula="of:=[.O64]" table:style-name="ce15">
            <text:p>11.51</text:p>
          </table:table-cell>
          <table:table-cell table:style-name="ce1"/>
          <table:table-cell office:value-type="string" table:style-name="ce1">
            <text:p>MPFC5536</text:p>
          </table:table-cell>
          <table:table-cell table:number-columns-repeated="2" table:style-name="ce1"/>
          <table:table-cell office:value-type="percentage" office:value="5.8733671642414585E-4" table:formula="of:=[.T64]/[.T$2]" table:style-name="ce6">
            <text:p>0.06%</text:p>
          </table:table-cell>
          <table:table-cell office:value-type="percentage" office:value="5.8733671642414585E-4" table:formula="of:=[.U64]/[.U$2]" table:style-name="ce6">
            <text:p>0.06%</text:p>
          </table:table-cell>
          <table:table-cell office:value-type="percentage" office:value="5.5257403860537666E-3" table:formula="of:=[.V64]/[.V$2]" table:style-name="ce6">
            <text:p>0.55%</text:p>
          </table:table-cell>
          <table:table-cell office:value-type="percentage" office:value="7.0319384787846705E-4" table:formula="of:=[.W64]/[.W$2]" table:style-name="ce6">
            <text:p>0.07%</text:p>
          </table:table-cell>
          <table:table-cell office:value-type="percentage" office:value="3.6389796290509769E-4" table:formula="of:=[.X64]/[.X$2]" table:style-name="ce6">
            <text:p>0.04%</text:p>
          </table:table-cell>
          <table:table-cell office:value-type="percentage" office:value="3.6389796290509769E-4" table:formula="of:=[.Y64]/[.Y$2]" table:style-name="ce6">
            <text:p>0.04%</text:p>
          </table:table-cell>
          <table:table-cell office:value-type="percentage" office:value="6.0352045299724483E-4" table:formula="of:=[.Z64]/[.Z$2]" table:style-name="ce6">
            <text:p>0.06%</text:p>
          </table:table-cell>
          <table:table-cell office:value-type="float" office:value="3327" table:formula="of:=[.AA64]" table:style-name="ce15">
            <text:p>3327.00</text:p>
          </table:table-cell>
          <table:table-cell office:value-type="float" office:value="6.07" table:formula="of:=[.AB64]" table:style-name="ce15">
            <text:p>6.07</text:p>
          </table:table-cell>
          <table:table-cell office:value-type="float" office:value="3327" table:formula="of:=[.AC64]" table:style-name="ce15">
            <text:p>3327.00</text:p>
          </table:table-cell>
          <table:table-cell office:value-type="float" office:value="6.07" table:formula="of:=[.AD64]" table:style-name="ce15">
            <text:p>6.07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7</text:p>
          </table:table-cell>
          <table:table-cell office:value-type="percentage" office:value="2.2123211619498446E-2" table:formula="of:=[.C65]/[.C$2]" table:style-name="ce6">
            <text:p>2.21%</text:p>
          </table:table-cell>
          <table:table-cell office:value-type="percentage" office:value="2.2123211619498446E-2" table:formula="of:=[.D65]/[.D$2]" table:style-name="ce6">
            <text:p>2.21%</text:p>
          </table:table-cell>
          <table:table-cell office:value-type="percentage" office:value="4.6339092311523302E-3" table:formula="of:=[.E65]/[.E$2]" table:style-name="ce6">
            <text:p>0.46%</text:p>
          </table:table-cell>
          <table:table-cell office:value-type="percentage" office:value="4.6339092311523302E-3" table:formula="of:=[.F65]/[.F$2]" table:style-name="ce6">
            <text:p>0.46%</text:p>
          </table:table-cell>
          <table:table-cell office:value-type="percentage" office:value="4.0715564495567201E-4" table:formula="of:=[.G65]/[.G$2]" table:style-name="ce6">
            <text:p>0.04%</text:p>
          </table:table-cell>
          <table:table-cell office:value-type="percentage" office:value="2.6253973377689206E-4" table:formula="of:=[.H65]/[.H$2]" table:style-name="ce6">
            <text:p>0.03%</text:p>
          </table:table-cell>
          <table:table-cell office:value-type="percentage" office:value="3.4240175156534294E-3" table:formula="of:=[.I65]/[.I$2]" table:style-name="ce6">
            <text:p>0.34%</text:p>
          </table:table-cell>
          <table:table-cell office:value-type="percentage" office:value="3.4240175156534294E-3" table:formula="of:=[.J65]/[.J$2]" table:style-name="ce6">
            <text:p>0.34%</text:p>
          </table:table-cell>
          <table:table-cell office:value-type="percentage" office:value="2.3927269751491874E-4" table:formula="of:=[.K65]/[.K$2]" table:style-name="ce6">
            <text:p>0.02%</text:p>
          </table:table-cell>
          <table:table-cell office:value-type="float" office:value="63883" table:formula="of:=[.L65]" table:style-name="ce15">
            <text:p>63883.00</text:p>
          </table:table-cell>
          <table:table-cell office:value-type="float" office:value="11.76" table:formula="of:=[.M65]" table:style-name="ce15">
            <text:p>11.76</text:p>
          </table:table-cell>
          <table:table-cell office:value-type="float" office:value="66120" table:formula="of:=[.N65]" table:style-name="ce15">
            <text:p>66120.00</text:p>
          </table:table-cell>
          <table:table-cell office:value-type="float" office:value="11.56" table:formula="of:=[.O65]" table:style-name="ce15">
            <text:p>11.56</text:p>
          </table:table-cell>
          <table:table-cell table:style-name="ce1"/>
          <table:table-cell office:value-type="string" table:style-name="ce1">
            <text:p>MPFC5537</text:p>
          </table:table-cell>
          <table:table-cell table:number-columns-repeated="2" table:style-name="ce1"/>
          <table:table-cell office:value-type="percentage" office:value="6.7881622018379367E-4" table:formula="of:=[.T65]/[.T$2]" table:style-name="ce6">
            <text:p>0.07%</text:p>
          </table:table-cell>
          <table:table-cell office:value-type="percentage" office:value="6.7881622018379367E-4" table:formula="of:=[.U65]/[.U$2]" table:style-name="ce6">
            <text:p>0.07%</text:p>
          </table:table-cell>
          <table:table-cell office:value-type="percentage" office:value="6.3251767466184746E-3" table:formula="of:=[.V65]/[.V$2]" table:style-name="ce6">
            <text:p>0.63%</text:p>
          </table:table-cell>
          <table:table-cell office:value-type="percentage" office:value="1.4651723788168612E-2" table:formula="of:=[.W65]/[.W$2]" table:style-name="ce6">
            <text:p>1.47%</text:p>
          </table:table-cell>
          <table:table-cell office:value-type="percentage" office:value="4.3221245323779713E-4" table:formula="of:=[.X65]/[.X$2]" table:style-name="ce6">
            <text:p>0.04%</text:p>
          </table:table-cell>
          <table:table-cell office:value-type="percentage" office:value="4.3221245323779713E-4" table:formula="of:=[.Y65]/[.Y$2]" table:style-name="ce6">
            <text:p>0.04%</text:p>
          </table:table-cell>
          <table:table-cell office:value-type="percentage" office:value="1.1795684884727882E-2" table:formula="of:=[.Z65]/[.Z$2]" table:style-name="ce6">
            <text:p>1.18%</text:p>
          </table:table-cell>
          <table:table-cell office:value-type="float" office:value="3931" table:formula="of:=[.AA65]" table:style-name="ce15">
            <text:p>3931.00</text:p>
          </table:table-cell>
          <table:table-cell office:value-type="float" office:value="6.26" table:formula="of:=[.AB65]" table:style-name="ce15">
            <text:p>6.26</text:p>
          </table:table-cell>
          <table:table-cell office:value-type="float" office:value="3931" table:formula="of:=[.AC65]" table:style-name="ce15">
            <text:p>3931.00</text:p>
          </table:table-cell>
          <table:table-cell office:value-type="float" office:value="6.46" table:formula="of:=[.AD65]" table:style-name="ce15">
            <text:p>6.46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8</text:p>
          </table:table-cell>
          <table:table-cell office:value-type="percentage" office:value="6.1084481807059231E-3" table:formula="of:=[.C66]/[.C$2]" table:style-name="ce6">
            <text:p>0.61%</text:p>
          </table:table-cell>
          <table:table-cell office:value-type="percentage" office:value="6.1084481807059231E-3" table:formula="of:=[.D66]/[.D$2]" table:style-name="ce6">
            <text:p>0.61%</text:p>
          </table:table-cell>
          <table:table-cell office:value-type="percentage" office:value="4.4761673535130553E-3" table:formula="of:=[.E66]/[.E$2]" table:style-name="ce6">
            <text:p>0.45%</text:p>
          </table:table-cell>
          <table:table-cell office:value-type="percentage" office:value="4.4761673535130553E-3" table:formula="of:=[.F66]/[.F$2]" table:style-name="ce6">
            <text:p>0.45%</text:p>
          </table:table-cell>
          <table:table-cell office:value-type="percentage" office:value="3.8783252000194847E-4" table:formula="of:=[.G66]/[.G$2]" table:style-name="ce6">
            <text:p>0.04%</text:p>
          </table:table-cell>
          <table:table-cell office:value-type="percentage" office:value="1.0941511815703222E-4" table:formula="of:=[.H66]/[.H$2]" table:style-name="ce6">
            <text:p>0.01%</text:p>
          </table:table-cell>
          <table:table-cell office:value-type="percentage" office:value="3.2769822058154865E-3" table:formula="of:=[.I66]/[.I$2]" table:style-name="ce6">
            <text:p>0.33%</text:p>
          </table:table-cell>
          <table:table-cell office:value-type="percentage" office:value="3.2769822058154865E-3" table:formula="of:=[.J66]/[.J$2]" table:style-name="ce6">
            <text:p>0.33%</text:p>
          </table:table-cell>
          <table:table-cell office:value-type="percentage" office:value="1.0168178726214181E-4" table:formula="of:=[.K66]/[.K$2]" table:style-name="ce6">
            <text:p>0.01%</text:p>
          </table:table-cell>
          <table:table-cell office:value-type="float" office:value="61226" table:formula="of:=[.L66]" table:style-name="ce15">
            <text:p>61226.00</text:p>
          </table:table-cell>
          <table:table-cell office:value-type="float" office:value="11.58" table:formula="of:=[.M66]" table:style-name="ce15">
            <text:p>11.58</text:p>
          </table:table-cell>
          <table:table-cell office:value-type="float" office:value="61820" table:formula="of:=[.N66]" table:style-name="ce15">
            <text:p>61820.00</text:p>
          </table:table-cell>
          <table:table-cell office:value-type="float" office:value="11.52" table:formula="of:=[.O66]" table:style-name="ce15">
            <text:p>11.52</text:p>
          </table:table-cell>
          <table:table-cell table:style-name="ce1"/>
          <table:table-cell office:value-type="string" table:style-name="ce1">
            <text:p>MPFC5538</text:p>
          </table:table-cell>
          <table:table-cell table:number-columns-repeated="2" table:style-name="ce1"/>
          <table:table-cell office:value-type="percentage" office:value="6.2194869194089238E-4" table:formula="of:=[.T66]/[.T$2]" table:style-name="ce6">
            <text:p>0.06%</text:p>
          </table:table-cell>
          <table:table-cell office:value-type="percentage" office:value="6.2194869194089238E-4" table:formula="of:=[.U66]/[.U$2]" table:style-name="ce6">
            <text:p>0.06%</text:p>
          </table:table-cell>
          <table:table-cell office:value-type="percentage" office:value="5.7613723258273667E-3" table:formula="of:=[.V66]/[.V$2]" table:style-name="ce6">
            <text:p>0.58%</text:p>
          </table:table-cell>
          <table:table-cell office:value-type="percentage" office:value="1.553428835471164E-4" table:formula="of:=[.W66]/[.W$2]" table:style-name="ce6">
            <text:p>0.02%</text:p>
          </table:table-cell>
          <table:table-cell office:value-type="percentage" office:value="3.7998842145760243E-4" table:formula="of:=[.X66]/[.X$2]" table:style-name="ce6">
            <text:p>0.04%</text:p>
          </table:table-cell>
          <table:table-cell office:value-type="percentage" office:value="3.7998842145760243E-4" table:formula="of:=[.Y66]/[.Y$2]" table:style-name="ce6">
            <text:p>0.04%</text:p>
          </table:table-cell>
          <table:table-cell office:value-type="percentage" office:value="1.3575158428418447E-4" table:formula="of:=[.Z66]/[.Z$2]" table:style-name="ce6">
            <text:p>0.01%</text:p>
          </table:table-cell>
          <table:table-cell office:value-type="float" office:value="3778" table:formula="of:=[.AA66]" table:style-name="ce15">
            <text:p>3778.00</text:p>
          </table:table-cell>
          <table:table-cell office:value-type="float" office:value="5.95" table:formula="of:=[.AB66]" table:style-name="ce15">
            <text:p>5.95</text:p>
          </table:table-cell>
          <table:table-cell office:value-type="float" office:value="3778" table:formula="of:=[.AC66]" table:style-name="ce15">
            <text:p>3778.00</text:p>
          </table:table-cell>
          <table:table-cell office:value-type="float" office:value="5.95" table:formula="of:=[.AD66]" table:style-name="ce15">
            <text:p>5.9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39</text:p>
          </table:table-cell>
          <table:table-cell office:value-type="percentage" office:value="1.9264243203223428E-3" table:formula="of:=[.C67]/[.C$2]" table:style-name="ce6">
            <text:p>0.19%</text:p>
          </table:table-cell>
          <table:table-cell office:value-type="percentage" office:value="1.9264243203223428E-3" table:formula="of:=[.D67]/[.D$2]" table:style-name="ce6">
            <text:p>0.19%</text:p>
          </table:table-cell>
          <table:table-cell office:value-type="percentage" office:value="1.3152754742033761E-3" table:formula="of:=[.E67]/[.E$2]" table:style-name="ce6">
            <text:p>0.13%</text:p>
          </table:table-cell>
          <table:table-cell office:value-type="percentage" office:value="1.3152754742033761E-3" table:formula="of:=[.F67]/[.F$2]" table:style-name="ce6">
            <text:p>0.13%</text:p>
          </table:table-cell>
          <table:table-cell office:value-type="percentage" office:value="1.1201815791923996E-4" table:formula="of:=[.G67]/[.G$2]" table:style-name="ce6">
            <text:p>0.01%</text:p>
          </table:table-cell>
          <table:table-cell office:value-type="percentage" office:value="2.9446705126341101E-5" table:formula="of:=[.H67]/[.H$2]" table:style-name="ce6">
            <text:p>0.00%</text:p>
          </table:table-cell>
          <table:table-cell office:value-type="percentage" office:value="9.4795537391772751E-4" table:formula="of:=[.I67]/[.I$2]" table:style-name="ce6">
            <text:p>0.09%</text:p>
          </table:table-cell>
          <table:table-cell office:value-type="percentage" office:value="9.4795537391772751E-4" table:formula="of:=[.J67]/[.J$2]" table:style-name="ce6">
            <text:p>0.09%</text:p>
          </table:table-cell>
          <table:table-cell office:value-type="percentage" office:value="2.7834744332947056E-5" table:formula="of:=[.K67]/[.K$2]" table:style-name="ce6">
            <text:p>0.00%</text:p>
          </table:table-cell>
          <table:table-cell office:value-type="float" office:value="21788" table:formula="of:=[.L67]" table:style-name="ce15">
            <text:p>21788.00</text:p>
          </table:table-cell>
          <table:table-cell office:value-type="float" office:value="9.9700000000000006" table:formula="of:=[.M67]" table:style-name="ce15">
            <text:p>9.97</text:p>
          </table:table-cell>
          <table:table-cell office:value-type="float" office:value="21863" table:formula="of:=[.N67]" table:style-name="ce15">
            <text:p>21863.00</text:p>
          </table:table-cell>
          <table:table-cell office:value-type="float" office:value="9.9700000000000006" table:formula="of:=[.O67]" table:style-name="ce15">
            <text:p>9.97</text:p>
          </table:table-cell>
          <table:table-cell table:style-name="ce1"/>
          <table:table-cell office:value-type="string" table:style-name="ce1">
            <text:p>MPFC5539</text:p>
          </table:table-cell>
          <table:table-cell table:number-columns-repeated="2" table:style-name="ce1"/>
          <table:table-cell office:value-type="percentage" office:value="1.7419378852158164E-4" table:formula="of:=[.T67]/[.T$2]" table:style-name="ce6">
            <text:p>0.02%</text:p>
          </table:table-cell>
          <table:table-cell office:value-type="percentage" office:value="1.7419378852158164E-4" table:formula="of:=[.U67]/[.U$2]" table:style-name="ce6">
            <text:p>0.02%</text:p>
          </table:table-cell>
          <table:table-cell office:value-type="percentage" office:value="1.7061220402457755E-3" table:formula="of:=[.V67]/[.V$2]" table:style-name="ce6">
            <text:p>0.17%</text:p>
          </table:table-cell>
          <table:table-cell office:value-type="percentage" office:value="1.5236381676438818E-5" table:formula="of:=[.W67]/[.W$2]" table:style-name="ce6">
            <text:p>0.00%</text:p>
          </table:table-cell>
          <table:table-cell office:value-type="percentage" office:value="1.1087550216696064E-4" table:formula="of:=[.X67]/[.X$2]" table:style-name="ce6">
            <text:p>0.01%</text:p>
          </table:table-cell>
          <table:table-cell office:value-type="percentage" office:value="1.1087550216696064E-4" table:formula="of:=[.Y67]/[.Y$2]" table:style-name="ce6">
            <text:p>0.01%</text:p>
          </table:table-cell>
          <table:table-cell office:value-type="percentage" office:value="1.3493248666584138E-5" table:formula="of:=[.Z67]/[.Z$2]" table:style-name="ce6">
            <text:p>0.00%</text:p>
          </table:table-cell>
          <table:table-cell office:value-type="float" office:value="759" table:formula="of:=[.AA67]" table:style-name="ce15">
            <text:p>759.00</text:p>
          </table:table-cell>
          <table:table-cell office:value-type="float" office:value="6.82" table:formula="of:=[.AB67]" table:style-name="ce15">
            <text:p>6.82</text:p>
          </table:table-cell>
          <table:table-cell office:value-type="float" office:value="759" table:formula="of:=[.AC67]" table:style-name="ce15">
            <text:p>759.00</text:p>
          </table:table-cell>
          <table:table-cell office:value-type="float" office:value="6.82" table:formula="of:=[.AD67]" table:style-name="ce15">
            <text:p>6.82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0</text:p>
          </table:table-cell>
          <table:table-cell office:value-type="percentage" office:value="8.4300914742860208E-3" table:formula="of:=[.C68]/[.C$2]" table:style-name="ce6">
            <text:p>0.84%</text:p>
          </table:table-cell>
          <table:table-cell office:value-type="percentage" office:value="8.4300914742860208E-3" table:formula="of:=[.D68]/[.D$2]" table:style-name="ce6">
            <text:p>0.84%</text:p>
          </table:table-cell>
          <table:table-cell office:value-type="percentage" office:value="6.3883871802617835E-3" table:formula="of:=[.E68]/[.E$2]" table:style-name="ce6">
            <text:p>0.64%</text:p>
          </table:table-cell>
          <table:table-cell office:value-type="percentage" office:value="6.3883871802617835E-3" table:formula="of:=[.F68]/[.F$2]" table:style-name="ce6">
            <text:p>0.64%</text:p>
          </table:table-cell>
          <table:table-cell office:value-type="percentage" office:value="5.3759912688041605E-4" table:formula="of:=[.G68]/[.G$2]" table:style-name="ce6">
            <text:p>0.05%</text:p>
          </table:table-cell>
          <table:table-cell office:value-type="percentage" office:value="1.4012107656139543E-4" table:formula="of:=[.H68]/[.H$2]" table:style-name="ce6">
            <text:p>0.01%</text:p>
          </table:table-cell>
          <table:table-cell office:value-type="percentage" office:value="4.8580125905681119E-3" table:formula="of:=[.I68]/[.I$2]" table:style-name="ce6">
            <text:p>0.49%</text:p>
          </table:table-cell>
          <table:table-cell office:value-type="percentage" office:value="4.8580125905681119E-3" table:formula="of:=[.J68]/[.J$2]" table:style-name="ce6">
            <text:p>0.49%</text:p>
          </table:table-cell>
          <table:table-cell office:value-type="percentage" office:value="1.3200588876969739E-4" table:formula="of:=[.K68]/[.K$2]" table:style-name="ce6">
            <text:p>0.01%</text:p>
          </table:table-cell>
          <table:table-cell office:value-type="float" office:value="91374" table:formula="of:=[.L68]" table:style-name="ce15">
            <text:p>91374.00</text:p>
          </table:table-cell>
          <table:table-cell office:value-type="float" office:value="11.36" table:formula="of:=[.M68]" table:style-name="ce15">
            <text:p>11.36</text:p>
          </table:table-cell>
          <table:table-cell office:value-type="float" office:value="91859" table:formula="of:=[.N68]" table:style-name="ce15">
            <text:p>91859.00</text:p>
          </table:table-cell>
          <table:table-cell office:value-type="float" office:value="11.33" table:formula="of:=[.O68]" table:style-name="ce15">
            <text:p>11.33</text:p>
          </table:table-cell>
          <table:table-cell table:style-name="ce1"/>
          <table:table-cell office:value-type="string" table:style-name="ce1">
            <text:p>MPFC5540</text:p>
          </table:table-cell>
          <table:table-cell table:number-columns-repeated="2" table:style-name="ce1"/>
          <table:table-cell office:value-type="percentage" office:value="8.3217111591699555E-4" table:formula="of:=[.T68]/[.T$2]" table:style-name="ce6">
            <text:p>0.08%</text:p>
          </table:table-cell>
          <table:table-cell office:value-type="percentage" office:value="8.3217111591699555E-4" table:formula="of:=[.U68]/[.U$2]" table:style-name="ce6">
            <text:p>0.08%</text:p>
          </table:table-cell>
          <table:table-cell office:value-type="percentage" office:value="7.8996776699295033E-3" table:formula="of:=[.V68]/[.V$2]" table:style-name="ce6">
            <text:p>0.79%</text:p>
          </table:table-cell>
          <table:table-cell office:value-type="percentage" office:value="3.7369507000563542E-5" table:formula="of:=[.W68]/[.W$2]" table:style-name="ce6">
            <text:p>0.00%</text:p>
          </table:table-cell>
          <table:table-cell office:value-type="percentage" office:value="5.4773436680560783E-4" table:formula="of:=[.X68]/[.X$2]" table:style-name="ce6">
            <text:p>0.05%</text:p>
          </table:table-cell>
          <table:table-cell office:value-type="percentage" office:value="5.4773436680560783E-4" table:formula="of:=[.Y68]/[.Y$2]" table:style-name="ce6">
            <text:p>0.05%</text:p>
          </table:table-cell>
          <table:table-cell office:value-type="percentage" office:value="3.2478240795653588E-5" table:formula="of:=[.Z68]/[.Z$2]" table:style-name="ce6">
            <text:p>0.00%</text:p>
          </table:table-cell>
          <table:table-cell office:value-type="float" office:value="5485" table:formula="of:=[.AA68]" table:style-name="ce15">
            <text:p>5485.00</text:p>
          </table:table-cell>
          <table:table-cell office:value-type="float" office:value="5.79" table:formula="of:=[.AB68]" table:style-name="ce15">
            <text:p>5.79</text:p>
          </table:table-cell>
          <table:table-cell office:value-type="float" office:value="5486" table:formula="of:=[.AC68]" table:style-name="ce15">
            <text:p>5486.00</text:p>
          </table:table-cell>
          <table:table-cell office:value-type="float" office:value="5.8" table:formula="of:=[.AD68]" table:style-name="ce15">
            <text:p>5.8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1</text:p>
          </table:table-cell>
          <table:table-cell office:value-type="percentage" office:value="7.8470047376751999E-3" table:formula="of:=[.C69]/[.C$2]" table:style-name="ce6">
            <text:p>0.78%</text:p>
          </table:table-cell>
          <table:table-cell office:value-type="percentage" office:value="7.8470047376751999E-3" table:formula="of:=[.D69]/[.D$2]" table:style-name="ce6">
            <text:p>0.78%</text:p>
          </table:table-cell>
          <table:table-cell office:value-type="percentage" office:value="5.7557056860762668E-3" table:formula="of:=[.E69]/[.E$2]" table:style-name="ce6">
            <text:p>0.58%</text:p>
          </table:table-cell>
          <table:table-cell office:value-type="percentage" office:value="5.7557056860762668E-3" table:formula="of:=[.F69]/[.F$2]" table:style-name="ce6">
            <text:p>0.58%</text:p>
          </table:table-cell>
          <table:table-cell office:value-type="percentage" office:value="5.2250849211115573E-4" table:formula="of:=[.G69]/[.G$2]" table:style-name="ce6">
            <text:p>0.05%</text:p>
          </table:table-cell>
          <table:table-cell office:value-type="percentage" office:value="1.4018520520055398E-4" table:formula="of:=[.H69]/[.H$2]" table:style-name="ce6">
            <text:p>0.01%</text:p>
          </table:table-cell>
          <table:table-cell office:value-type="percentage" office:value="4.3312920128394982E-3" table:formula="of:=[.I69]/[.I$2]" table:style-name="ce6">
            <text:p>0.43%</text:p>
          </table:table-cell>
          <table:table-cell office:value-type="percentage" office:value="4.3312920128394982E-3" table:formula="of:=[.J69]/[.J$2]" table:style-name="ce6">
            <text:p>0.43%</text:p>
          </table:table-cell>
          <table:table-cell office:value-type="percentage" office:value="1.3162403187288977E-4" table:formula="of:=[.K69]/[.K$2]" table:style-name="ce6">
            <text:p>0.01%</text:p>
          </table:table-cell>
          <table:table-cell office:value-type="float" office:value="81082" table:formula="of:=[.L69]" table:style-name="ce15">
            <text:p>81082.00</text:p>
          </table:table-cell>
          <table:table-cell office:value-type="float" office:value="11.61" table:formula="of:=[.M69]" table:style-name="ce15">
            <text:p>11.61</text:p>
          </table:table-cell>
          <table:table-cell office:value-type="float" office:value="81634" table:formula="of:=[.N69]" table:style-name="ce15">
            <text:p>81634.00</text:p>
          </table:table-cell>
          <table:table-cell office:value-type="float" office:value="11.58" table:formula="of:=[.O69]" table:style-name="ce15">
            <text:p>11.58</text:p>
          </table:table-cell>
          <table:table-cell table:style-name="ce1"/>
          <table:table-cell office:value-type="string" table:style-name="ce1">
            <text:p>MPFC5541</text:p>
          </table:table-cell>
          <table:table-cell table:number-columns-repeated="2" table:style-name="ce1"/>
          <table:table-cell office:value-type="percentage" office:value="7.6110492397676627E-4" table:formula="of:=[.T69]/[.T$2]" table:style-name="ce6">
            <text:p>0.08%</text:p>
          </table:table-cell>
          <table:table-cell office:value-type="percentage" office:value="7.6110492397676627E-4" table:formula="of:=[.U69]/[.U$2]" table:style-name="ce6">
            <text:p>0.08%</text:p>
          </table:table-cell>
          <table:table-cell office:value-type="percentage" office:value="7.2417003425340899E-3" table:formula="of:=[.V69]/[.V$2]" table:style-name="ce6">
            <text:p>0.72%</text:p>
          </table:table-cell>
          <table:table-cell office:value-type="percentage" office:value="3.8206094247768044E-5" table:formula="of:=[.W69]/[.W$2]" table:style-name="ce6">
            <text:p>0.00%</text:p>
          </table:table-cell>
          <table:table-cell office:value-type="percentage" office:value="4.878965165944091E-4" table:formula="of:=[.X69]/[.X$2]" table:style-name="ce6">
            <text:p>0.05%</text:p>
          </table:table-cell>
          <table:table-cell office:value-type="percentage" office:value="4.878965165944091E-4" table:formula="of:=[.Y69]/[.Y$2]" table:style-name="ce6">
            <text:p>0.05%</text:p>
          </table:table-cell>
          <table:table-cell office:value-type="percentage" office:value="3.3489724331472274E-5" table:formula="of:=[.Z69]/[.Z$2]" table:style-name="ce6">
            <text:p>0.00%</text:p>
          </table:table-cell>
          <table:table-cell office:value-type="float" office:value="4842" table:formula="of:=[.AA69]" table:style-name="ce15">
            <text:p>4842.00</text:p>
          </table:table-cell>
          <table:table-cell office:value-type="float" office:value="5.9" table:formula="of:=[.AB69]" table:style-name="ce15">
            <text:p>5.90</text:p>
          </table:table-cell>
          <table:table-cell office:value-type="float" office:value="4842" table:formula="of:=[.AC69]" table:style-name="ce15">
            <text:p>4842.00</text:p>
          </table:table-cell>
          <table:table-cell office:value-type="float" office:value="5.9" table:formula="of:=[.AD69]" table:style-name="ce15">
            <text:p>5.9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2</text:p>
          </table:table-cell>
          <table:table-cell office:value-type="percentage" office:value="8.9214072133228361E-3" table:formula="of:=[.C70]/[.C$2]" table:style-name="ce6">
            <text:p>0.89%</text:p>
          </table:table-cell>
          <table:table-cell office:value-type="percentage" office:value="8.9214072133228361E-3" table:formula="of:=[.D70]/[.D$2]" table:style-name="ce6">
            <text:p>0.89%</text:p>
          </table:table-cell>
          <table:table-cell office:value-type="percentage" office:value="5.3612708311791329E-3" table:formula="of:=[.E70]/[.E$2]" table:style-name="ce6">
            <text:p>0.54%</text:p>
          </table:table-cell>
          <table:table-cell office:value-type="percentage" office:value="5.3612708311791329E-3" table:formula="of:=[.F70]/[.F$2]" table:style-name="ce6">
            <text:p>0.54%</text:p>
          </table:table-cell>
          <table:table-cell office:value-type="percentage" office:value="4.5823702098358738E-4" table:formula="of:=[.G70]/[.G$2]" table:style-name="ce6">
            <text:p>0.05%</text:p>
          </table:table-cell>
          <table:table-cell office:value-type="percentage" office:value="9.9396475757583172E-5" table:formula="of:=[.H70]/[.H$2]" table:style-name="ce6">
            <text:p>0.01%</text:p>
          </table:table-cell>
          <table:table-cell office:value-type="percentage" office:value="3.9675776910374451E-3" table:formula="of:=[.I70]/[.I$2]" table:style-name="ce6">
            <text:p>0.40%</text:p>
          </table:table-cell>
          <table:table-cell office:value-type="percentage" office:value="3.9675776910374451E-3" table:formula="of:=[.J70]/[.J$2]" table:style-name="ce6">
            <text:p>0.40%</text:p>
          </table:table-cell>
          <table:table-cell office:value-type="percentage" office:value="9.512317643910999E-5" table:formula="of:=[.K70]/[.K$2]" table:style-name="ce6">
            <text:p>0.01%</text:p>
          </table:table-cell>
          <table:table-cell office:value-type="float" office:value="76295" table:formula="of:=[.L70]" table:style-name="ce15">
            <text:p>76295.00</text:p>
          </table:table-cell>
          <table:table-cell office:value-type="float" office:value="10.8" table:formula="of:=[.M70]" table:style-name="ce15">
            <text:p>10.80</text:p>
          </table:table-cell>
          <table:table-cell office:value-type="float" office:value="76618" table:formula="of:=[.N70]" table:style-name="ce15">
            <text:p>76618.00</text:p>
          </table:table-cell>
          <table:table-cell office:value-type="float" office:value="10.79" table:formula="of:=[.O70]" table:style-name="ce15">
            <text:p>10.79</text:p>
          </table:table-cell>
          <table:table-cell table:style-name="ce1"/>
          <table:table-cell office:value-type="string" table:style-name="ce1">
            <text:p>MPFC5542</text:p>
          </table:table-cell>
          <table:table-cell table:number-columns-repeated="2" table:style-name="ce1"/>
          <table:table-cell office:value-type="percentage" office:value="7.368147444264E-4" table:formula="of:=[.T70]/[.T$2]" table:style-name="ce6">
            <text:p>0.07%</text:p>
          </table:table-cell>
          <table:table-cell office:value-type="percentage" office:value="7.368147444264E-4" table:formula="of:=[.U70]/[.U$2]" table:style-name="ce6">
            <text:p>0.07%</text:p>
          </table:table-cell>
          <table:table-cell office:value-type="percentage" office:value="6.6584299648202233E-3" table:formula="of:=[.V70]/[.V$2]" table:style-name="ce6">
            <text:p>0.67%</text:p>
          </table:table-cell>
          <table:table-cell office:value-type="percentage" office:value="1.9032505620809637E-4" table:formula="of:=[.W70]/[.W$2]" table:style-name="ce6">
            <text:p>0.02%</text:p>
          </table:table-cell>
          <table:table-cell office:value-type="percentage" office:value="4.7816645307117344E-4" table:formula="of:=[.X70]/[.X$2]" table:style-name="ce6">
            <text:p>0.05%</text:p>
          </table:table-cell>
          <table:table-cell office:value-type="percentage" office:value="4.7816645307117344E-4" table:formula="of:=[.Y70]/[.Y$2]" table:style-name="ce6">
            <text:p>0.05%</text:p>
          </table:table-cell>
          <table:table-cell office:value-type="percentage" office:value="1.6400316477166197E-4" table:formula="of:=[.Z70]/[.Z$2]" table:style-name="ce6">
            <text:p>0.02%</text:p>
          </table:table-cell>
          <table:table-cell office:value-type="float" office:value="4783" table:formula="of:=[.AA70]" table:style-name="ce15">
            <text:p>4783.00</text:p>
          </table:table-cell>
          <table:table-cell office:value-type="float" office:value="5.89" table:formula="of:=[.AB70]" table:style-name="ce15">
            <text:p>5.89</text:p>
          </table:table-cell>
          <table:table-cell office:value-type="float" office:value="4783" table:formula="of:=[.AC70]" table:style-name="ce15">
            <text:p>4783.00</text:p>
          </table:table-cell>
          <table:table-cell office:value-type="float" office:value="5.9" table:formula="of:=[.AD70]" table:style-name="ce15">
            <text:p>5.9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3</text:p>
          </table:table-cell>
          <table:table-cell office:value-type="percentage" office:value="7.2571116204991426E-3" table:formula="of:=[.C71]/[.C$2]" table:style-name="ce6">
            <text:p>0.73%</text:p>
          </table:table-cell>
          <table:table-cell office:value-type="percentage" office:value="7.2571116204991426E-3" table:formula="of:=[.D71]/[.D$2]" table:style-name="ce6">
            <text:p>0.73%</text:p>
          </table:table-cell>
          <table:table-cell office:value-type="percentage" office:value="4.7242985480462829E-3" table:formula="of:=[.E71]/[.E$2]" table:style-name="ce6">
            <text:p>0.47%</text:p>
          </table:table-cell>
          <table:table-cell office:value-type="percentage" office:value="4.7242985480462829E-3" table:formula="of:=[.F71]/[.F$2]" table:style-name="ce6">
            <text:p>0.47%</text:p>
          </table:table-cell>
          <table:table-cell office:value-type="percentage" office:value="4.0747920308960821E-4" table:formula="of:=[.G71]/[.G$2]" table:style-name="ce6">
            <text:p>0.04%</text:p>
          </table:table-cell>
          <table:table-cell office:value-type="percentage" office:value="1.0325876879781302E-4" table:formula="of:=[.H71]/[.H$2]" table:style-name="ce6">
            <text:p>0.01%</text:p>
          </table:table-cell>
          <table:table-cell office:value-type="percentage" office:value="3.4738367234651789E-3" table:formula="of:=[.I71]/[.I$2]" table:style-name="ce6">
            <text:p>0.35%</text:p>
          </table:table-cell>
          <table:table-cell office:value-type="percentage" office:value="3.4738367234651789E-3" table:formula="of:=[.J71]/[.J$2]" table:style-name="ce6">
            <text:p>0.35%</text:p>
          </table:table-cell>
          <table:table-cell office:value-type="percentage" office:value="9.7653342747728482E-5" table:formula="of:=[.K71]/[.K$2]" table:style-name="ce6">
            <text:p>0.01%</text:p>
          </table:table-cell>
          <table:table-cell office:value-type="float" office:value="61625" table:formula="of:=[.L71]" table:style-name="ce15">
            <text:p>61625.00</text:p>
          </table:table-cell>
          <table:table-cell office:value-type="float" office:value="12.62" table:formula="of:=[.M71]" table:style-name="ce15">
            <text:p>12.62</text:p>
          </table:table-cell>
          <table:table-cell office:value-type="float" office:value="62131" table:formula="of:=[.N71]" table:style-name="ce15">
            <text:p>62131.00</text:p>
          </table:table-cell>
          <table:table-cell office:value-type="float" office:value="12.57" table:formula="of:=[.O71]" table:style-name="ce15">
            <text:p>12.57</text:p>
          </table:table-cell>
          <table:table-cell table:style-name="ce1"/>
          <table:table-cell office:value-type="string" table:style-name="ce1">
            <text:p>MPFC5543</text:p>
          </table:table-cell>
          <table:table-cell table:number-columns-repeated="2" table:style-name="ce1"/>
          <table:table-cell office:value-type="percentage" office:value="6.0271884500776311E-4" table:formula="of:=[.T71]/[.T$2]" table:style-name="ce6">
            <text:p>0.06%</text:p>
          </table:table-cell>
          <table:table-cell office:value-type="percentage" office:value="6.0271884500776311E-4" table:formula="of:=[.U71]/[.U$2]" table:style-name="ce6">
            <text:p>0.06%</text:p>
          </table:table-cell>
          <table:table-cell office:value-type="percentage" office:value="5.8722536578706148E-3" table:formula="of:=[.V71]/[.V$2]" table:style-name="ce6">
            <text:p>0.59%</text:p>
          </table:table-cell>
          <table:table-cell office:value-type="percentage" office:value="3.9584859989676517E-5" table:formula="of:=[.W71]/[.W$2]" table:style-name="ce6">
            <text:p>0.00%</text:p>
          </table:table-cell>
          <table:table-cell office:value-type="percentage" office:value="3.5715571097902094E-4" table:formula="of:=[.X71]/[.X$2]" table:style-name="ce6">
            <text:p>0.04%</text:p>
          </table:table-cell>
          <table:table-cell office:value-type="percentage" office:value="3.5715571097902094E-4" table:formula="of:=[.Y71]/[.Y$2]" table:style-name="ce6">
            <text:p>0.04%</text:p>
          </table:table-cell>
          <table:table-cell office:value-type="percentage" office:value="3.4783956867217218E-5" table:formula="of:=[.Z71]/[.Z$2]" table:style-name="ce6">
            <text:p>0.00%</text:p>
          </table:table-cell>
          <table:table-cell office:value-type="float" office:value="3436" table:formula="of:=[.AA71]" table:style-name="ce15">
            <text:p>3436.00</text:p>
          </table:table-cell>
          <table:table-cell office:value-type="float" office:value="6.25" table:formula="of:=[.AB71]" table:style-name="ce15">
            <text:p>6.25</text:p>
          </table:table-cell>
          <table:table-cell office:value-type="float" office:value="3437" table:formula="of:=[.AC71]" table:style-name="ce15">
            <text:p>3437.00</text:p>
          </table:table-cell>
          <table:table-cell office:value-type="float" office:value="6.25" table:formula="of:=[.AD71]" table:style-name="ce15">
            <text:p>6.25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4</text:p>
          </table:table-cell>
          <table:table-cell office:value-type="percentage" office:value="1.357262243223354E-2" table:formula="of:=[.C72]/[.C$2]" table:style-name="ce6">
            <text:p>1.36%</text:p>
          </table:table-cell>
          <table:table-cell office:value-type="percentage" office:value="1.357262243223354E-2" table:formula="of:=[.D72]/[.D$2]" table:style-name="ce6">
            <text:p>1.36%</text:p>
          </table:table-cell>
          <table:table-cell office:value-type="percentage" office:value="5.2848761323124587E-3" table:formula="of:=[.E72]/[.E$2]" table:style-name="ce6">
            <text:p>0.53%</text:p>
          </table:table-cell>
          <table:table-cell office:value-type="percentage" office:value="5.2848761323124587E-3" table:formula="of:=[.F72]/[.F$2]" table:style-name="ce6">
            <text:p>0.53%</text:p>
          </table:table-cell>
          <table:table-cell office:value-type="percentage" office:value="4.5176002842857552E-4" table:formula="of:=[.G72]/[.G$2]" table:style-name="ce6">
            <text:p>0.05%</text:p>
          </table:table-cell>
          <table:table-cell office:value-type="percentage" office:value="1.4365981146768905E-4" table:formula="of:=[.H72]/[.H$2]" table:style-name="ce6">
            <text:p>0.01%</text:p>
          </table:table-cell>
          <table:table-cell office:value-type="percentage" office:value="3.9429231442191324E-3" table:formula="of:=[.I72]/[.I$2]" table:style-name="ce6">
            <text:p>0.39%</text:p>
          </table:table-cell>
          <table:table-cell office:value-type="percentage" office:value="3.9429231442191324E-3" table:formula="of:=[.J72]/[.J$2]" table:style-name="ce6">
            <text:p>0.39%</text:p>
          </table:table-cell>
          <table:table-cell office:value-type="percentage" office:value="1.3637829598505194E-4" table:formula="of:=[.K72]/[.K$2]" table:style-name="ce6">
            <text:p>0.01%</text:p>
          </table:table-cell>
          <table:table-cell office:value-type="float" office:value="71702" table:formula="of:=[.L72]" table:style-name="ce15">
            <text:p>71702.00</text:p>
          </table:table-cell>
          <table:table-cell office:value-type="float" office:value="12.12" table:formula="of:=[.M72]" table:style-name="ce15">
            <text:p>12.12</text:p>
          </table:table-cell>
          <table:table-cell office:value-type="float" office:value="72591" table:formula="of:=[.N72]" table:style-name="ce15">
            <text:p>72591.00</text:p>
          </table:table-cell>
          <table:table-cell office:value-type="float" office:value="12.05" table:formula="of:=[.O72]" table:style-name="ce15">
            <text:p>12.05</text:p>
          </table:table-cell>
          <table:table-cell table:style-name="ce1"/>
          <table:table-cell office:value-type="string" table:style-name="ce1">
            <text:p>MPFC5544</text:p>
          </table:table-cell>
          <table:table-cell table:number-columns-repeated="2" table:style-name="ce1"/>
          <table:table-cell office:value-type="percentage" office:value="6.966323221172917E-4" table:formula="of:=[.T72]/[.T$2]" table:style-name="ce6">
            <text:p>0.07%</text:p>
          </table:table-cell>
          <table:table-cell office:value-type="percentage" office:value="6.966323221172917E-4" table:formula="of:=[.U72]/[.U$2]" table:style-name="ce6">
            <text:p>0.07%</text:p>
          </table:table-cell>
          <table:table-cell office:value-type="percentage" office:value="6.5882848933333628E-3" table:formula="of:=[.V72]/[.V$2]" table:style-name="ce6">
            <text:p>0.66%</text:p>
          </table:table-cell>
          <table:table-cell office:value-type="percentage" office:value="6.8015709172983578E-4" table:formula="of:=[.W72]/[.W$2]" table:style-name="ce6">
            <text:p>0.07%</text:p>
          </table:table-cell>
          <table:table-cell office:value-type="percentage" office:value="4.2540024279627472E-4" table:formula="of:=[.X72]/[.X$2]" table:style-name="ce6">
            <text:p>0.04%</text:p>
          </table:table-cell>
          <table:table-cell office:value-type="percentage" office:value="4.2540024279627472E-4" table:formula="of:=[.Y72]/[.Y$2]" table:style-name="ce6">
            <text:p>0.04%</text:p>
          </table:table-cell>
          <table:table-cell office:value-type="percentage" office:value="5.8502808541443857E-4" table:formula="of:=[.Z72]/[.Z$2]" table:style-name="ce6">
            <text:p>0.06%</text:p>
          </table:table-cell>
          <table:table-cell office:value-type="float" office:value="4213" table:formula="of:=[.AA72]" table:style-name="ce15">
            <text:p>4213.00</text:p>
          </table:table-cell>
          <table:table-cell office:value-type="float" office:value="6.01" table:formula="of:=[.AB72]" table:style-name="ce15">
            <text:p>6.01</text:p>
          </table:table-cell>
          <table:table-cell office:value-type="float" office:value="4213" table:formula="of:=[.AC72]" table:style-name="ce15">
            <text:p>4213.00</text:p>
          </table:table-cell>
          <table:table-cell office:value-type="float" office:value="6.01" table:formula="of:=[.AD72]" table:style-name="ce15">
            <text:p>6.01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5</text:p>
          </table:table-cell>
          <table:table-cell office:value-type="percentage" office:value="2.2298306123906389E-2" table:formula="of:=[.C73]/[.C$2]" table:style-name="ce6">
            <text:p>2.23%</text:p>
          </table:table-cell>
          <table:table-cell office:value-type="percentage" office:value="2.2298306123906389E-2" table:formula="of:=[.D73]/[.D$2]" table:style-name="ce6">
            <text:p>2.23%</text:p>
          </table:table-cell>
          <table:table-cell office:value-type="percentage" office:value="4.0170092120760999E-3" table:formula="of:=[.E73]/[.E$2]" table:style-name="ce6">
            <text:p>0.40%</text:p>
          </table:table-cell>
          <table:table-cell office:value-type="percentage" office:value="4.0170092120760999E-3" table:formula="of:=[.F73]/[.F$2]" table:style-name="ce6">
            <text:p>0.40%</text:p>
          </table:table-cell>
          <table:table-cell office:value-type="percentage" office:value="3.9962344479268792E-4" table:formula="of:=[.G73]/[.G$2]" table:style-name="ce6">
            <text:p>0.04%</text:p>
          </table:table-cell>
          <table:table-cell office:value-type="percentage" office:value="1.9270073079510566E-4" table:formula="of:=[.H73]/[.H$2]" table:style-name="ce6">
            <text:p>0.02%</text:p>
          </table:table-cell>
          <table:table-cell office:value-type="percentage" office:value="2.9623321228459988E-3" table:formula="of:=[.I73]/[.I$2]" table:style-name="ce6">
            <text:p>0.30%</text:p>
          </table:table-cell>
          <table:table-cell office:value-type="percentage" office:value="2.9623321228459988E-3" table:formula="of:=[.J73]/[.J$2]" table:style-name="ce6">
            <text:p>0.30%</text:p>
          </table:table-cell>
          <table:table-cell office:value-type="percentage" office:value="1.7611473275819408E-4" table:formula="of:=[.K73]/[.K$2]" table:style-name="ce6">
            <text:p>0.02%</text:p>
          </table:table-cell>
          <table:table-cell office:value-type="float" office:value="52746" table:formula="of:=[.L73]" table:style-name="ce15">
            <text:p>52746.00</text:p>
          </table:table-cell>
          <table:table-cell office:value-type="float" office:value="12.3" table:formula="of:=[.M73]" table:style-name="ce15">
            <text:p>12.30</text:p>
          </table:table-cell>
          <table:table-cell office:value-type="float" office:value="54399" table:formula="of:=[.N73]" table:style-name="ce15">
            <text:p>54399.00</text:p>
          </table:table-cell>
          <table:table-cell office:value-type="float" office:value="12.09" table:formula="of:=[.O73]" table:style-name="ce15">
            <text:p>12.09</text:p>
          </table:table-cell>
          <table:table-cell table:style-name="ce1"/>
          <table:table-cell office:value-type="string" table:style-name="ce1">
            <text:p>MPFC5545</text:p>
          </table:table-cell>
          <table:table-cell table:number-columns-repeated="2" table:style-name="ce1"/>
          <table:table-cell office:value-type="percentage" office:value="5.3406330691226599E-4" table:formula="of:=[.T73]/[.T$2]" table:style-name="ce6">
            <text:p>0.05%</text:p>
          </table:table-cell>
          <table:table-cell office:value-type="percentage" office:value="5.3406330691226599E-4" table:formula="of:=[.U73]/[.U$2]" table:style-name="ce6">
            <text:p>0.05%</text:p>
          </table:table-cell>
          <table:table-cell office:value-type="percentage" office:value="5.0361269708927951E-3" table:formula="of:=[.V73]/[.V$2]" table:style-name="ce6">
            <text:p>0.50%</text:p>
          </table:table-cell>
          <table:table-cell office:value-type="percentage" office:value="1.4773780993054305E-3" table:formula="of:=[.W73]/[.W$2]" table:style-name="ce6">
            <text:p>0.15%</text:p>
          </table:table-cell>
          <table:table-cell office:value-type="percentage" office:value="3.2355230405994948E-4" table:formula="of:=[.X73]/[.X$2]" table:style-name="ce6">
            <text:p>0.03%</text:p>
          </table:table-cell>
          <table:table-cell office:value-type="percentage" office:value="3.2355230405994948E-4" table:formula="of:=[.Y73]/[.Y$2]" table:style-name="ce6">
            <text:p>0.03%</text:p>
          </table:table-cell>
          <table:table-cell office:value-type="percentage" office:value="1.2499604552204098E-3" table:formula="of:=[.Z73]/[.Z$2]" table:style-name="ce6">
            <text:p>0.12%</text:p>
          </table:table-cell>
          <table:table-cell office:value-type="float" office:value="3037" table:formula="of:=[.AA73]" table:style-name="ce15">
            <text:p>3037.00</text:p>
          </table:table-cell>
          <table:table-cell office:value-type="float" office:value="6.2" table:formula="of:=[.AB73]" table:style-name="ce15">
            <text:p>6.20</text:p>
          </table:table-cell>
          <table:table-cell office:value-type="float" office:value="3037" table:formula="of:=[.AC73]" table:style-name="ce15">
            <text:p>3037.00</text:p>
          </table:table-cell>
          <table:table-cell office:value-type="float" office:value="6.2" table:formula="of:=[.AD73]" table:style-name="ce15">
            <text:p>6.20</text:p>
          </table:table-cell>
          <table:table-cell table:number-columns-repeated="16354"/>
        </table:table-row>
        <table:table-row table:style-name="ro1">
          <table:table-cell/>
          <table:table-cell office:value-type="string" table:style-name="ce1">
            <text:p>MPFC5546</text:p>
          </table:table-cell>
          <table:table-cell office:value-type="percentage" office:value="4.3227687337076999E-3" table:formula="of:=[.C74]/[.C$2]" table:style-name="ce6">
            <text:p>0.43%</text:p>
          </table:table-cell>
          <table:table-cell office:value-type="percentage" office:value="4.3227687337076999E-3" table:formula="of:=[.D74]/[.D$2]" table:style-name="ce6">
            <text:p>0.43%</text:p>
          </table:table-cell>
          <table:table-cell office:value-type="percentage" office:value="3.0671911926846316E-3" table:formula="of:=[.E74]/[.E$2]" table:style-name="ce6">
            <text:p>0.31%</text:p>
          </table:table-cell>
          <table:table-cell office:value-type="percentage" office:value="3.0671911926846316E-3" table:formula="of:=[.F74]/[.F$2]" table:style-name="ce6">
            <text:p>0.31%</text:p>
          </table:table-cell>
          <table:table-cell office:value-type="percentage" office:value="2.8891700903805429E-4" table:formula="of:=[.G74]/[.G$2]" table:style-name="ce6">
            <text:p>0.03%</text:p>
          </table:table-cell>
          <table:table-cell office:value-type="percentage" office:value="7.2340019908969223E-5" table:formula="of:=[.H74]/[.H$2]" table:style-name="ce6">
            <text:p>0.01%</text:p>
          </table:table-cell>
          <table:table-cell office:value-type="percentage" office:value="2.2328805121702559E-3" table:formula="of:=[.I74]/[.I$2]" table:style-name="ce6">
            <text:p>0.22%</text:p>
          </table:table-cell>
          <table:table-cell office:value-type="percentage" office:value="2.2328805121702559E-3" table:formula="of:=[.J74]/[.J$2]" table:style-name="ce6">
            <text:p>0.22%</text:p>
          </table:table-cell>
          <table:table-cell office:value-type="percentage" office:value="6.7031917549528804E-5" table:formula="of:=[.K74]/[.K$2]" table:style-name="ce6">
            <text:p>0.01%</text:p>
          </table:table-cell>
          <table:table-cell office:value-type="float" office:value="44833" table:formula="of:=[.L74]" table:style-name="ce15">
            <text:p>44833.00</text:p>
          </table:table-cell>
          <table:table-cell office:value-type="float" office:value="10.25" table:formula="of:=[.M74]" table:style-name="ce15">
            <text:p>10.25</text:p>
          </table:table-cell>
          <table:table-cell office:value-type="float" office:value="45041" table:formula="of:=[.N74]" table:style-name="ce15">
            <text:p>45041.00</text:p>
          </table:table-cell>
          <table:table-cell office:value-type="float" office:value="10.24" table:formula="of:=[.O74]" table:style-name="ce15">
            <text:p>10.24</text:p>
          </table:table-cell>
          <table:table-cell table:style-name="ce1"/>
          <table:table-cell office:value-type="string" table:style-name="ce1">
            <text:p>MPFC5546</text:p>
          </table:table-cell>
          <table:table-cell table:number-columns-repeated="2" table:style-name="ce1"/>
          <table:table-cell office:value-type="percentage" office:value="4.1234423485122607E-4" table:formula="of:=[.T74]/[.T$2]" table:style-name="ce6">
            <text:p>0.04%</text:p>
          </table:table-cell>
          <table:table-cell office:value-type="percentage" office:value="4.1234423485122607E-4" table:formula="of:=[.U74]/[.U$2]" table:style-name="ce6">
            <text:p>0.04%</text:p>
          </table:table-cell>
          <table:table-cell office:value-type="percentage" office:value="3.9747309492417652E-3" table:formula="of:=[.V74]/[.V$2]" table:style-name="ce6">
            <text:p>0.40%</text:p>
          </table:table-cell>
          <table:table-cell office:value-type="percentage" office:value="1.0577436041571367E-4" table:formula="of:=[.W74]/[.W$2]" table:style-name="ce6">
            <text:p>0.01%</text:p>
          </table:table-cell>
          <table:table-cell office:value-type="percentage" office:value="2.6653319903358259E-4" table:formula="of:=[.X74]/[.X$2]" table:style-name="ce6">
            <text:p>0.03%</text:p>
          </table:table-cell>
          <table:table-cell office:value-type="percentage" office:value="2.6653319903358259E-4" table:formula="of:=[.Y74]/[.Y$2]" table:style-name="ce6">
            <text:p>0.03%</text:p>
          </table:table-cell>
          <table:table-cell office:value-type="percentage" office:value="9.2184918790391734E-5" table:formula="of:=[.Z74]/[.Z$2]" table:style-name="ce6">
            <text:p>0.01%</text:p>
          </table:table-cell>
          <table:table-cell office:value-type="float" office:value="2057" table:formula="of:=[.AA74]" table:style-name="ce15">
            <text:p>2057.00</text:p>
          </table:table-cell>
          <table:table-cell office:value-type="float" office:value="6.26" table:formula="of:=[.AB74]" table:style-name="ce15">
            <text:p>6.26</text:p>
          </table:table-cell>
          <table:table-cell office:value-type="float" office:value="2058" table:formula="of:=[.AC74]" table:style-name="ce15">
            <text:p>2058.00</text:p>
          </table:table-cell>
          <table:table-cell office:value-type="float" office:value="6.25" table:formula="of:=[.AD74]" table:style-name="ce15">
            <text:p>6.25</text:p>
          </table:table-cell>
          <table:table-cell table:number-columns-repeated="16354"/>
        </table:table-row>
        <table:table-row table:style-name="ro1">
          <table:table-cell/>
          <table:table-cell table:number-columns-repeated="18" table:style-name="ce1"/>
          <table:table-cell table:number-columns-repeated="7" table:style-name="ce9"/>
          <table:table-cell table:number-columns-repeated="16358" table:style-name="ce1"/>
        </table:table-row>
        <table:table-row table:number-rows-repeated="1048425" table:style-name="ro1">
          <table:table-cell table:number-columns-repeated="16384"/>
        </table:table-row>
      </table:table>
      <table:table table:name="NewP2Alll130" table:style-name="ta1">
        <table:table-column table:style-name="co25" table:default-cell-style-name="ce1"/>
        <table:table-column table:style-name="co47" table:default-cell-style-name="ce1"/>
        <table:table-column table:style-name="co27" table:number-columns-repeated="2" table:default-cell-style-name="ce1" table:visibility="collapse"/>
        <table:table-column table:style-name="co29" table:number-columns-repeated="4" table:default-cell-style-name="ce1"/>
        <table:table-column table:style-name="co30" table:default-cell-style-name="ce1"/>
        <table:table-column table:style-name="co29" table:default-cell-style-name="ce1"/>
        <table:table-column table:style-name="co48" table:default-cell-style-name="ce1"/>
        <table:table-column table:style-name="co37" table:default-cell-style-name="ce1"/>
        <table:table-column table:style-name="co3" table:number-columns-repeated="2" table:default-cell-style-name="ce1"/>
        <table:table-column table:style-name="co46" table:default-cell-style-name="ce1"/>
        <table:table-column table:style-name="co6" table:default-cell-style-name="ce1" table:visibility="collapse"/>
        <table:table-column table:style-name="co39" table:default-cell-style-name="ce1" table:visibility="collapse"/>
        <table:table-column table:style-name="co29" table:number-columns-repeated="2" table:default-cell-style-name="ce1"/>
        <table:table-column table:style-name="co23" table:number-columns-repeated="2" table:default-cell-style-name="ce1"/>
        <table:table-column table:style-name="co18" table:default-cell-style-name="ce1"/>
        <table:table-column table:style-name="co24" table:default-cell-style-name="ce1"/>
        <table:table-column table:style-name="co29" table:default-cell-style-name="ce1"/>
        <table:table-column table:style-name="co35" table:default-cell-style-name="ce1"/>
        <table:table-column table:style-name="co44" table:default-cell-style-name="ce1"/>
        <table:table-column table:style-name="co39" table:default-cell-style-name="ce1" table:visibility="collapse"/>
        <table:table-column table:style-name="co45" table:default-cell-style-name="ce1" table:visibility="collapse"/>
        <table:table-column table:style-name="co3" table:number-columns-repeated="16356" table:default-cell-style-name="ce1"/>
        <table:table-row table:style-name="ro1">
          <table:table-cell/>
          <table:table-cell office:value-type="string" table:style-name="ce1">
            <text:p>New P2 dataset 130nt all</text:p>
          </table:table-cell>
          <table:table-cell table:number-columns-repeated="12" table:style-name="ce1"/>
          <table:table-cell office:value-type="string" table:style-name="ce1">
            <text:p>New P2 dataset 130nt all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ddradseq_reads ;130 q20 all eb/ec 1/0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table:number-columns-repeated="3" table:style-name="ce1"/>
          <table:table-cell office:value-type="string" table:style-name="ce1">
            <text:p>process_radtags -i gzfastq -1 /mnt/qnap/projects/RADseq/MPabijan_RAD/X204SC24124326-Z01-F001/01.RawData/P2/P2_MKDL240011298-1A_22LMFJLT4_L3_1.fq.gz -2 /mnt/qnap/projects/RADseq/MPabijan_RAD/X204SC24124326-Z01-F001/01.RawData/P2/P2_MKDL240011298-1A_22LMFJLT4_L3_2.fq.gz -b /home/rafal.woycicki/RADseq/barcodes_P1.txt -o /mnt/qnap/projects/RafalWoycicki/MP/demuxtest_P2 --barcode-dist-1 2 -t 130 --discards -c -q -r --inline-null --renz_1 sbfI --renz-2 mseI --adapter-1 ACACTCTTTCCCTACACGACGCTCTTCCGATCT --adapter-2 GTGACTGGAGTTCAGACGTGTGCTCTTCCGATC --adapter-mm 2</text:p>
          </table:table-cell>
          <table:table-cell table:number-columns-repeated="2" table:style-name="ce1"/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office:value-type="float" office:value="467883571" table:style-name="ce1">
            <text:p>467883571</text:p>
          </table:table-cell>
          <table:table-cell table:number-columns-repeated="16360" table:style-name="ce1"/>
        </table:table-row>
        <table:table-row table:style-name="ro1" table:visibility="collapse">
          <table:table-cell/>
          <table:table-cell table:style-name="ce1"/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2">
            <text:p>P5_cutsite</text:p>
          </table:table-cell>
          <table:table-cell office:value-type="string" table:style-name="ce2">
            <text:p>P7_cutsite</text:p>
          </table:table-cell>
          <table:table-cell office:value-type="string" table:style-name="ce3">
            <text:p>P5_rescued</text:p>
          </table:table-cell>
          <table:table-cell office:value-type="string" table:style-name="ce3">
            <text:p>P7_rescued</text:p>
          </table:table-cell>
          <table:table-cell office:value-type="string" table:style-name="ce4">
            <text:p>P5_dedupl</text:p>
          </table:table-cell>
          <table:table-cell office:value-type="string" table:style-name="ce4">
            <text:p>P7_dedupl</text:p>
          </table:table-cell>
          <table:table-cell office:value-type="string" table:style-name="ce1">
            <text:p>P7_dedupl_rescued</text:p>
          </table:table-cell>
          <table:table-cell office:value-type="string" table:style-name="ce5">
            <text:p>Final stacks main</text:p>
          </table:table-cell>
          <table:table-cell office:value-type="string" table:style-name="ce5">
            <text:p>Mean cov</text:p>
          </table:table-cell>
          <table:table-cell table:number-columns-repeated="4" table:style-name="ce1"/>
          <table:table-cell office:value-type="string" table:style-name="ce2">
            <text:p>P5_paired</text:p>
          </table:table-cell>
          <table:table-cell office:value-type="string" table:style-name="ce2">
            <text:p>P7_paired</text:p>
          </table:table-cell>
          <table:table-cell office:value-type="string" table:style-name="ce3">
            <text:p>P5_remained</text:p>
          </table:table-cell>
          <table:table-cell office:value-type="string" table:style-name="ce3">
            <text:p>P7_remained</text:p>
          </table:table-cell>
          <table:table-cell office:value-type="string" table:style-name="ce4">
            <text:p>P5_clonefiltered</text:p>
          </table:table-cell>
          <table:table-cell office:value-type="string" table:style-name="ce4">
            <text:p>P7_clonefiltered</text:p>
          </table:table-cell>
          <table:table-cell office:value-type="string" table:style-name="ce1">
            <text:p>clfilter2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16356"/>
        </table:table-row>
        <table:table-row table:style-name="ro1" table:visibility="collapse">
          <table:table-cell/>
          <table:table-cell table:style-name="ce1"/>
          <table:table-cell office:value-type="float" office:value="312680336" table:formula="of:=SUM([.C5:.C74])" table:style-name="ce9">
            <text:p>312680336</text:p>
          </table:table-cell>
          <table:table-cell office:value-type="float" office:value="312680336" table:formula="of:=SUM([.D5:.D74])" table:style-name="ce9">
            <text:p>312680336</text:p>
          </table:table-cell>
          <table:table-cell office:value-type="float" office:value="131277477" table:formula="of:=SUM([.E5:.E74])" table:style-name="ce9">
            <text:p>131277477</text:p>
          </table:table-cell>
          <table:table-cell office:value-type="float" office:value="131277477" table:formula="of:=SUM([.F5:.F74])" table:style-name="ce9">
            <text:p>131277477</text:p>
          </table:table-cell>
          <table:table-cell office:value-type="float" office:value="15323557" table:formula="of:=SUM([.G5:.G74])" table:style-name="ce9">
            <text:p>15323557</text:p>
          </table:table-cell>
          <table:table-cell office:value-type="float" office:value="46310031" table:formula="of:=SUM([.H5:.H74])" table:style-name="ce9">
            <text:p>46310031</text:p>
          </table:table-cell>
          <table:table-cell office:value-type="float" office:value="87749010" table:formula="of:=SUM([.I5:.I74])" table:style-name="ce9">
            <text:p>87749010</text:p>
          </table:table-cell>
          <table:table-cell office:value-type="float" office:value="87749010" table:formula="of:=SUM([.J5:.J74])" table:style-name="ce9">
            <text:p>87749010</text:p>
          </table:table-cell>
          <table:table-cell office:value-type="float" office:value="35559537" table:formula="of:=SUM([.K5:.K74])" table:style-name="ce9">
            <text:p>35559537</text:p>
          </table:table-cell>
          <table:table-cell office:value-type="float" office:value="55495.214285714283" table:formula="of:=AVERAGE([.L5:.L74])" table:style-name="ce9">
            <text:p>55495.21429</text:p>
          </table:table-cell>
          <table:table-cell office:value-type="float" office:value="12.354000000000005" table:formula="of:=AVERAGE([.M5:.M74])" table:style-name="ce9">
            <text:p>12.354</text:p>
          </table:table-cell>
          <table:table-cell table:number-columns-repeated="4" table:style-name="ce1"/>
          <table:table-cell office:value-type="float" office:value="19281896" table:formula="of:=SUM([.R5:.R74])" table:style-name="ce9">
            <text:p>19281896</text:p>
          </table:table-cell>
          <table:table-cell office:value-type="float" office:value="19281896" table:formula="of:=SUM([.S5:.S74])" table:style-name="ce9">
            <text:p>19281896</text:p>
          </table:table-cell>
          <table:table-cell office:value-type="float" office:value="169940004" table:formula="of:=SUM([.T5:.T74])" table:style-name="ce9">
            <text:p>169940004</text:p>
          </table:table-cell>
          <table:table-cell office:value-type="float" office:value="30977836" table:formula="of:=SUM([.U5:.U74])" table:style-name="ce9">
            <text:p>30977836</text:p>
          </table:table-cell>
          <table:table-cell office:value-type="float" office:value="11735627" table:formula="of:=SUM([.V5:.V74])" table:style-name="ce9">
            <text:p>11735627</text:p>
          </table:table-cell>
          <table:table-cell office:value-type="float" office:value="11735627" table:formula="of:=SUM([.W5:.W74])" table:style-name="ce9">
            <text:p>11735627</text:p>
          </table:table-cell>
          <table:table-cell office:value-type="float" office:value="24724599" table:formula="of:=SUM([.X5:.X74])" table:style-name="ce9">
            <text:p>24724599</text:p>
          </table:table-cell>
          <table:table-cell office:value-type="float" office:value="6994" table:formula="of:=AVERAGE([.Y5:.Y74])" table:style-name="ce14">
            <text:p>6994.00</text:p>
          </table:table-cell>
          <table:table-cell office:value-type="float" office:value="6.0711428571428554" table:formula="of:=AVERAGE([.Z5:.Z74])" table:style-name="ce14">
            <text:p>6.07</text:p>
          </table:table-cell>
          <table:table-cell office:value-type="float" office:value="6993.9285714285716" table:formula="of:=AVERAGE([.AA5:.AA74])" table:style-name="ce14">
            <text:p>6993.93</text:p>
          </table:table-cell>
          <table:table-cell office:value-type="float" office:value="6.0958571428571426" table:formula="of:=AVERAGE([.AB5:.AB74])" table:style-name="ce14">
            <text:p>6.10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31_3</text:p>
          </table:table-cell>
          <table:table-cell office:value-type="float" office:value="17023557" table:style-name="ce1">
            <text:p>17023557</text:p>
          </table:table-cell>
          <table:table-cell office:value-type="float" office:value="17023557" table:style-name="ce1">
            <text:p>17023557</text:p>
          </table:table-cell>
          <table:table-cell office:value-type="float" office:value="3026034" table:style-name="ce1">
            <text:p>3026034</text:p>
          </table:table-cell>
          <table:table-cell office:value-type="float" office:value="3026034" table:style-name="ce1">
            <text:p>3026034</text:p>
          </table:table-cell>
          <table:table-cell office:value-type="float" office:value="273064" table:style-name="ce1">
            <text:p>273064</text:p>
          </table:table-cell>
          <table:table-cell office:value-type="float" office:value="3395192" table:style-name="ce1">
            <text:p>3395192</text:p>
          </table:table-cell>
          <table:table-cell office:value-type="float" office:value="2234794" table:style-name="ce1">
            <text:p>2234794</text:p>
          </table:table-cell>
          <table:table-cell office:value-type="float" office:value="2234794" table:style-name="ce1">
            <text:p>2234794</text:p>
          </table:table-cell>
          <table:table-cell office:value-type="float" office:value="2714764" table:style-name="ce1">
            <text:p>2714764</text:p>
          </table:table-cell>
          <table:table-cell office:value-type="float" office:value="71207" table:style-name="ce1">
            <text:p>71207</text:p>
          </table:table-cell>
          <table:table-cell office:value-type="float" office:value="20.420000000000002" table:style-name="ce1">
            <text:p>20.42</text:p>
          </table:table-cell>
          <table:table-cell table:style-name="ce1"/>
          <table:table-cell office:value-type="string" table:style-name="ce1">
            <text:p>AH_31_3</text:p>
          </table:table-cell>
          <table:table-cell table:number-columns-repeated="2" table:style-name="ce1"/>
          <table:table-cell office:value-type="float" office:value="410048" table:style-name="ce1">
            <text:p>410048</text:p>
          </table:table-cell>
          <table:table-cell office:value-type="float" office:value="410048" table:style-name="ce1">
            <text:p>410048</text:p>
          </table:table-cell>
          <table:table-cell office:value-type="float" office:value="3647474" table:style-name="ce1">
            <text:p>3647474</text:p>
          </table:table-cell>
          <table:table-cell office:value-type="float" office:value="1876229" table:style-name="ce1">
            <text:p>1876229</text:p>
          </table:table-cell>
          <table:table-cell office:value-type="float" office:value="253118" table:style-name="ce1">
            <text:p>253118</text:p>
          </table:table-cell>
          <table:table-cell office:value-type="float" office:value="253118" table:style-name="ce1">
            <text:p>253118</text:p>
          </table:table-cell>
          <table:table-cell office:value-type="float" office:value="1485330" table:style-name="ce1">
            <text:p>1485330</text:p>
          </table:table-cell>
          <table:table-cell office:value-type="float" office:value="14072" table:style-name="ce1">
            <text:p>14072</text:p>
          </table:table-cell>
          <table:table-cell office:value-type="float" office:value="5.3" table:style-name="ce1">
            <text:p>5.3</text:p>
          </table:table-cell>
          <table:table-cell office:value-type="float" office:value="14072" table:style-name="ce1">
            <text:p>14072</text:p>
          </table:table-cell>
          <table:table-cell office:value-type="float" office:value="5.3" table:style-name="ce1">
            <text:p>5.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32_3</text:p>
          </table:table-cell>
          <table:table-cell office:value-type="float" office:value="1178415" table:style-name="ce1">
            <text:p>1178415</text:p>
          </table:table-cell>
          <table:table-cell office:value-type="float" office:value="1178415" table:style-name="ce1">
            <text:p>1178415</text:p>
          </table:table-cell>
          <table:table-cell office:value-type="float" office:value="792932" table:style-name="ce1">
            <text:p>792932</text:p>
          </table:table-cell>
          <table:table-cell office:value-type="float" office:value="792932" table:style-name="ce1">
            <text:p>792932</text:p>
          </table:table-cell>
          <table:table-cell office:value-type="float" office:value="111550" table:style-name="ce1">
            <text:p>111550</text:p>
          </table:table-cell>
          <table:table-cell office:value-type="float" office:value="48749" table:style-name="ce1">
            <text:p>48749</text:p>
          </table:table-cell>
          <table:table-cell office:value-type="float" office:value="470013" table:style-name="ce1">
            <text:p>470013</text:p>
          </table:table-cell>
          <table:table-cell office:value-type="float" office:value="470013" table:style-name="ce1">
            <text:p>470013</text:p>
          </table:table-cell>
          <table:table-cell office:value-type="float" office:value="38394" table:style-name="ce1">
            <text:p>38394</text:p>
          </table:table-cell>
          <table:table-cell office:value-type="float" office:value="29310" table:style-name="ce1">
            <text:p>29310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office:value-type="string" table:style-name="ce1">
            <text:p>AH_32_3</text:p>
          </table:table-cell>
          <table:table-cell table:number-columns-repeated="2" table:style-name="ce1"/>
          <table:table-cell office:value-type="float" office:value="118808" table:style-name="ce1">
            <text:p>118808</text:p>
          </table:table-cell>
          <table:table-cell office:value-type="float" office:value="118808" table:style-name="ce1">
            <text:p>118808</text:p>
          </table:table-cell>
          <table:table-cell office:value-type="float" office:value="1050542" table:style-name="ce1">
            <text:p>1050542</text:p>
          </table:table-cell>
          <table:table-cell office:value-type="float" office:value="31096" table:style-name="ce1">
            <text:p>31096</text:p>
          </table:table-cell>
          <table:table-cell office:value-type="float" office:value="72793" table:style-name="ce1">
            <text:p>72793</text:p>
          </table:table-cell>
          <table:table-cell office:value-type="float" office:value="72793" table:style-name="ce1">
            <text:p>72793</text:p>
          </table:table-cell>
          <table:table-cell office:value-type="float" office:value="27369" table:style-name="ce1">
            <text:p>27369</text:p>
          </table:table-cell>
          <table:table-cell office:value-type="float" office:value="1812" table:style-name="ce1">
            <text:p>1812</text:p>
          </table:table-cell>
          <table:table-cell office:value-type="float" office:value="6.4" table:style-name="ce1">
            <text:p>6.4</text:p>
          </table:table-cell>
          <table:table-cell office:value-type="float" office:value="1812" table:style-name="ce1">
            <text:p>1812</text:p>
          </table:table-cell>
          <table:table-cell office:value-type="float" office:value="6.39" table:style-name="ce1">
            <text:p>6.3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33_2</text:p>
          </table:table-cell>
          <table:table-cell office:value-type="float" office:value="5076931" table:style-name="ce1">
            <text:p>5076931</text:p>
          </table:table-cell>
          <table:table-cell office:value-type="float" office:value="5076931" table:style-name="ce1">
            <text:p>5076931</text:p>
          </table:table-cell>
          <table:table-cell office:value-type="float" office:value="3524556" table:style-name="ce1">
            <text:p>3524556</text:p>
          </table:table-cell>
          <table:table-cell office:value-type="float" office:value="3524556" table:style-name="ce1">
            <text:p>3524556</text:p>
          </table:table-cell>
          <table:table-cell office:value-type="float" office:value="315034" table:style-name="ce1">
            <text:p>315034</text:p>
          </table:table-cell>
          <table:table-cell office:value-type="float" office:value="74721" table:style-name="ce1">
            <text:p>74721</text:p>
          </table:table-cell>
          <table:table-cell office:value-type="float" office:value="2570097" table:style-name="ce1">
            <text:p>2570097</text:p>
          </table:table-cell>
          <table:table-cell office:value-type="float" office:value="2570097" table:style-name="ce1">
            <text:p>2570097</text:p>
          </table:table-cell>
          <table:table-cell office:value-type="float" office:value="70464" table:style-name="ce1">
            <text:p>70464</text:p>
          </table:table-cell>
          <table:table-cell office:value-type="float" office:value="72725" table:style-name="ce1">
            <text:p>72725</text:p>
          </table:table-cell>
          <table:table-cell office:value-type="float" office:value="23.58" table:style-name="ce1">
            <text:p>23.58</text:p>
          </table:table-cell>
          <table:table-cell table:style-name="ce1"/>
          <table:table-cell office:value-type="string" table:style-name="ce1">
            <text:p>AH_33_2</text:p>
          </table:table-cell>
          <table:table-cell table:number-columns-repeated="2" table:style-name="ce1"/>
          <table:table-cell office:value-type="float" office:value="471975" table:style-name="ce1">
            <text:p>471975</text:p>
          </table:table-cell>
          <table:table-cell office:value-type="float" office:value="471975" table:style-name="ce1">
            <text:p>471975</text:p>
          </table:table-cell>
          <table:table-cell office:value-type="float" office:value="4187507" table:style-name="ce1">
            <text:p>4187507</text:p>
          </table:table-cell>
          <table:table-cell office:value-type="float" office:value="31654" table:style-name="ce1">
            <text:p>31654</text:p>
          </table:table-cell>
          <table:table-cell office:value-type="float" office:value="279767" table:style-name="ce1">
            <text:p>279767</text:p>
          </table:table-cell>
          <table:table-cell office:value-type="float" office:value="279767" table:style-name="ce1">
            <text:p>279767</text:p>
          </table:table-cell>
          <table:table-cell office:value-type="float" office:value="27875" table:style-name="ce1">
            <text:p>27875</text:p>
          </table:table-cell>
          <table:table-cell office:value-type="float" office:value="16888" table:style-name="ce1">
            <text:p>16888</text:p>
          </table:table-cell>
          <table:table-cell office:value-type="float" office:value="5.36" table:style-name="ce1">
            <text:p>5.36</text:p>
          </table:table-cell>
          <table:table-cell office:value-type="float" office:value="16888" table:style-name="ce1">
            <text:p>16888</text:p>
          </table:table-cell>
          <table:table-cell office:value-type="float" office:value="5.36" table:style-name="ce1">
            <text:p>5.3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36_2</text:p>
          </table:table-cell>
          <table:table-cell office:value-type="float" office:value="2252300" table:style-name="ce1">
            <text:p>2252300</text:p>
          </table:table-cell>
          <table:table-cell office:value-type="float" office:value="2252300" table:style-name="ce1">
            <text:p>2252300</text:p>
          </table:table-cell>
          <table:table-cell office:value-type="float" office:value="1559769" table:style-name="ce1">
            <text:p>1559769</text:p>
          </table:table-cell>
          <table:table-cell office:value-type="float" office:value="1559769" table:style-name="ce1">
            <text:p>1559769</text:p>
          </table:table-cell>
          <table:table-cell office:value-type="float" office:value="188627" table:style-name="ce1">
            <text:p>188627</text:p>
          </table:table-cell>
          <table:table-cell office:value-type="float" office:value="73024" table:style-name="ce1">
            <text:p>73024</text:p>
          </table:table-cell>
          <table:table-cell office:value-type="float" office:value="968035" table:style-name="ce1">
            <text:p>968035</text:p>
          </table:table-cell>
          <table:table-cell office:value-type="float" office:value="968035" table:style-name="ce1">
            <text:p>968035</text:p>
          </table:table-cell>
          <table:table-cell office:value-type="float" office:value="61265" table:style-name="ce1">
            <text:p>61265</text:p>
          </table:table-cell>
          <table:table-cell office:value-type="float" office:value="55976" table:style-name="ce1">
            <text:p>55976</text:p>
          </table:table-cell>
          <table:table-cell office:value-type="float" office:value="9.98" table:style-name="ce1">
            <text:p>9.98</text:p>
          </table:table-cell>
          <table:table-cell table:style-name="ce1"/>
          <table:table-cell office:value-type="string" table:style-name="ce1">
            <text:p>AH_36_2</text:p>
          </table:table-cell>
          <table:table-cell table:number-columns-repeated="2" table:style-name="ce1"/>
          <table:table-cell office:value-type="float" office:value="233126" table:style-name="ce1">
            <text:p>233126</text:p>
          </table:table-cell>
          <table:table-cell office:value-type="float" office:value="233126" table:style-name="ce1">
            <text:p>233126</text:p>
          </table:table-cell>
          <table:table-cell office:value-type="float" office:value="2012084" table:style-name="ce1">
            <text:p>2012084</text:p>
          </table:table-cell>
          <table:table-cell office:value-type="float" office:value="37810" table:style-name="ce1">
            <text:p>37810</text:p>
          </table:table-cell>
          <table:table-cell office:value-type="float" office:value="141650" table:style-name="ce1">
            <text:p>141650</text:p>
          </table:table-cell>
          <table:table-cell office:value-type="float" office:value="141650" table:style-name="ce1">
            <text:p>141650</text:p>
          </table:table-cell>
          <table:table-cell office:value-type="float" office:value="32998" table:style-name="ce1">
            <text:p>32998</text:p>
          </table:table-cell>
          <table:table-cell office:value-type="float" office:value="4585" table:style-name="ce1">
            <text:p>4585</text:p>
          </table:table-cell>
          <table:table-cell office:value-type="float" office:value="5.82" table:style-name="ce1">
            <text:p>5.82</text:p>
          </table:table-cell>
          <table:table-cell office:value-type="float" office:value="4585" table:style-name="ce1">
            <text:p>4585</text:p>
          </table:table-cell>
          <table:table-cell office:value-type="float" office:value="5.82" table:style-name="ce1">
            <text:p>5.8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50_2</text:p>
          </table:table-cell>
          <table:table-cell office:value-type="float" office:value="1917903" table:style-name="ce1">
            <text:p>1917903</text:p>
          </table:table-cell>
          <table:table-cell office:value-type="float" office:value="1917903" table:style-name="ce1">
            <text:p>1917903</text:p>
          </table:table-cell>
          <table:table-cell office:value-type="float" office:value="1150203" table:style-name="ce1">
            <text:p>1150203</text:p>
          </table:table-cell>
          <table:table-cell office:value-type="float" office:value="1150203" table:style-name="ce1">
            <text:p>1150203</text:p>
          </table:table-cell>
          <table:table-cell office:value-type="float" office:value="146262" table:style-name="ce1">
            <text:p>146262</text:p>
          </table:table-cell>
          <table:table-cell office:value-type="float" office:value="105771" table:style-name="ce1">
            <text:p>105771</text:p>
          </table:table-cell>
          <table:table-cell office:value-type="float" office:value="768262" table:style-name="ce1">
            <text:p>768262</text:p>
          </table:table-cell>
          <table:table-cell office:value-type="float" office:value="768262" table:style-name="ce1">
            <text:p>768262</text:p>
          </table:table-cell>
          <table:table-cell office:value-type="float" office:value="88031" table:style-name="ce1">
            <text:p>88031</text:p>
          </table:table-cell>
          <table:table-cell office:value-type="float" office:value="45532" table:style-name="ce1">
            <text:p>45532</text:p>
          </table:table-cell>
          <table:table-cell office:value-type="float" office:value="9.9600000000000009" table:style-name="ce1">
            <text:p>9.96</text:p>
          </table:table-cell>
          <table:table-cell table:style-name="ce1"/>
          <table:table-cell office:value-type="string" table:style-name="ce1">
            <text:p>AH_50_2</text:p>
          </table:table-cell>
          <table:table-cell table:number-columns-repeated="2" table:style-name="ce1"/>
          <table:table-cell office:value-type="float" office:value="165290" table:style-name="ce1">
            <text:p>165290</text:p>
          </table:table-cell>
          <table:table-cell office:value-type="float" office:value="165290" table:style-name="ce1">
            <text:p>165290</text:p>
          </table:table-cell>
          <table:table-cell office:value-type="float" office:value="1473933" table:style-name="ce1">
            <text:p>1473933</text:p>
          </table:table-cell>
          <table:table-cell office:value-type="float" office:value="133733" table:style-name="ce1">
            <text:p>133733</text:p>
          </table:table-cell>
          <table:table-cell office:value-type="float" office:value="106881" table:style-name="ce1">
            <text:p>106881</text:p>
          </table:table-cell>
          <table:table-cell office:value-type="float" office:value="106881" table:style-name="ce1">
            <text:p>106881</text:p>
          </table:table-cell>
          <table:table-cell office:value-type="float" office:value="113826" table:style-name="ce1">
            <text:p>113826</text:p>
          </table:table-cell>
          <table:table-cell office:value-type="float" office:value="3310" table:style-name="ce1">
            <text:p>3310</text:p>
          </table:table-cell>
          <table:table-cell office:value-type="float" office:value="5.64" table:style-name="ce1">
            <text:p>5.64</text:p>
          </table:table-cell>
          <table:table-cell office:value-type="float" office:value="3310" table:style-name="ce1">
            <text:p>3310</text:p>
          </table:table-cell>
          <table:table-cell office:value-type="float" office:value="5.64" table:style-name="ce1">
            <text:p>5.6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63_2</text:p>
          </table:table-cell>
          <table:table-cell office:value-type="float" office:value="6565097" table:style-name="ce1">
            <text:p>6565097</text:p>
          </table:table-cell>
          <table:table-cell office:value-type="float" office:value="6565097" table:style-name="ce1">
            <text:p>6565097</text:p>
          </table:table-cell>
          <table:table-cell office:value-type="float" office:value="3751216" table:style-name="ce1">
            <text:p>3751216</text:p>
          </table:table-cell>
          <table:table-cell office:value-type="float" office:value="3751216" table:style-name="ce1">
            <text:p>3751216</text:p>
          </table:table-cell>
          <table:table-cell office:value-type="float" office:value="317283" table:style-name="ce1">
            <text:p>317283</text:p>
          </table:table-cell>
          <table:table-cell office:value-type="float" office:value="124499" table:style-name="ce1">
            <text:p>124499</text:p>
          </table:table-cell>
          <table:table-cell office:value-type="float" office:value="2649341" table:style-name="ce1">
            <text:p>2649341</text:p>
          </table:table-cell>
          <table:table-cell office:value-type="float" office:value="2649341" table:style-name="ce1">
            <text:p>2649341</text:p>
          </table:table-cell>
          <table:table-cell office:value-type="float" office:value="116420" table:style-name="ce1">
            <text:p>116420</text:p>
          </table:table-cell>
          <table:table-cell office:value-type="float" office:value="73239" table:style-name="ce1">
            <text:p>73239</text:p>
          </table:table-cell>
          <table:table-cell office:value-type="float" office:value="24.53" table:style-name="ce1">
            <text:p>24.53</text:p>
          </table:table-cell>
          <table:table-cell table:style-name="ce1"/>
          <table:table-cell office:value-type="string" table:style-name="ce1">
            <text:p>AH_63_2</text:p>
          </table:table-cell>
          <table:table-cell table:number-columns-repeated="2" table:style-name="ce1"/>
          <table:table-cell office:value-type="float" office:value="508493" table:style-name="ce1">
            <text:p>508493</text:p>
          </table:table-cell>
          <table:table-cell office:value-type="float" office:value="508493" table:style-name="ce1">
            <text:p>508493</text:p>
          </table:table-cell>
          <table:table-cell office:value-type="float" office:value="4591705" table:style-name="ce1">
            <text:p>4591705</text:p>
          </table:table-cell>
          <table:table-cell office:value-type="float" office:value="1483950" table:style-name="ce1">
            <text:p>1483950</text:p>
          </table:table-cell>
          <table:table-cell office:value-type="float" office:value="285005" table:style-name="ce1">
            <text:p>285005</text:p>
          </table:table-cell>
          <table:table-cell office:value-type="float" office:value="285005" table:style-name="ce1">
            <text:p>285005</text:p>
          </table:table-cell>
          <table:table-cell office:value-type="float" office:value="1216322" table:style-name="ce1">
            <text:p>1216322</text:p>
          </table:table-cell>
          <table:table-cell office:value-type="float" office:value="17178" table:style-name="ce1">
            <text:p>17178</text:p>
          </table:table-cell>
          <table:table-cell office:value-type="float" office:value="5.67" table:style-name="ce1">
            <text:p>5.67</text:p>
          </table:table-cell>
          <table:table-cell office:value-type="float" office:value="17178" table:style-name="ce1">
            <text:p>17178</text:p>
          </table:table-cell>
          <table:table-cell office:value-type="float" office:value="5.68" table:style-name="ce1">
            <text:p>5.6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64_3</text:p>
          </table:table-cell>
          <table:table-cell office:value-type="float" office:value="1309463" table:style-name="ce1">
            <text:p>1309463</text:p>
          </table:table-cell>
          <table:table-cell office:value-type="float" office:value="1309463" table:style-name="ce1">
            <text:p>1309463</text:p>
          </table:table-cell>
          <table:table-cell office:value-type="float" office:value="710719" table:style-name="ce1">
            <text:p>710719</text:p>
          </table:table-cell>
          <table:table-cell office:value-type="float" office:value="710719" table:style-name="ce1">
            <text:p>710719</text:p>
          </table:table-cell>
          <table:table-cell office:value-type="float" office:value="113687" table:style-name="ce1">
            <text:p>113687</text:p>
          </table:table-cell>
          <table:table-cell office:value-type="float" office:value="118291" table:style-name="ce1">
            <text:p>118291</text:p>
          </table:table-cell>
          <table:table-cell office:value-type="float" office:value="439696" table:style-name="ce1">
            <text:p>439696</text:p>
          </table:table-cell>
          <table:table-cell office:value-type="float" office:value="439696" table:style-name="ce1">
            <text:p>439696</text:p>
          </table:table-cell>
          <table:table-cell office:value-type="float" office:value="89082" table:style-name="ce1">
            <text:p>89082</text:p>
          </table:table-cell>
          <table:table-cell office:value-type="float" office:value="27607" table:style-name="ce1">
            <text:p>27607</text:p>
          </table:table-cell>
          <table:table-cell office:value-type="float" office:value="7.95" table:style-name="ce1">
            <text:p>7.95</text:p>
          </table:table-cell>
          <table:table-cell table:style-name="ce1"/>
          <table:table-cell office:value-type="string" table:style-name="ce1">
            <text:p>AH_64_3</text:p>
          </table:table-cell>
          <table:table-cell table:number-columns-repeated="2" table:style-name="ce1"/>
          <table:table-cell office:value-type="float" office:value="107814" table:style-name="ce1">
            <text:p>107814</text:p>
          </table:table-cell>
          <table:table-cell office:value-type="float" office:value="107814" table:style-name="ce1">
            <text:p>107814</text:p>
          </table:table-cell>
          <table:table-cell office:value-type="float" office:value="945334" table:style-name="ce1">
            <text:p>945334</text:p>
          </table:table-cell>
          <table:table-cell office:value-type="float" office:value="16157" table:style-name="ce1">
            <text:p>16157</text:p>
          </table:table-cell>
          <table:table-cell office:value-type="float" office:value="71173" table:style-name="ce1">
            <text:p>71173</text:p>
          </table:table-cell>
          <table:table-cell office:value-type="float" office:value="71173" table:style-name="ce1">
            <text:p>71173</text:p>
          </table:table-cell>
          <table:table-cell office:value-type="float" office:value="12833" table:style-name="ce1">
            <text:p>12833</text:p>
          </table:table-cell>
          <table:table-cell office:value-type="float" office:value="1764" table:style-name="ce1">
            <text:p>1764</text:p>
          </table:table-cell>
          <table:table-cell office:value-type="float" office:value="5.85" table:style-name="ce1">
            <text:p>5.85</text:p>
          </table:table-cell>
          <table:table-cell office:value-type="float" office:value="1763" table:style-name="ce1">
            <text:p>1763</text:p>
          </table:table-cell>
          <table:table-cell office:value-type="float" office:value="5.86" table:style-name="ce1">
            <text:p>5.8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74_2</text:p>
          </table:table-cell>
          <table:table-cell office:value-type="float" office:value="2656360" table:style-name="ce1">
            <text:p>2656360</text:p>
          </table:table-cell>
          <table:table-cell office:value-type="float" office:value="2656360" table:style-name="ce1">
            <text:p>2656360</text:p>
          </table:table-cell>
          <table:table-cell office:value-type="float" office:value="1736314" table:style-name="ce1">
            <text:p>1736314</text:p>
          </table:table-cell>
          <table:table-cell office:value-type="float" office:value="1736314" table:style-name="ce1">
            <text:p>1736314</text:p>
          </table:table-cell>
          <table:table-cell office:value-type="float" office:value="270319" table:style-name="ce1">
            <text:p>270319</text:p>
          </table:table-cell>
          <table:table-cell office:value-type="float" office:value="115260" table:style-name="ce1">
            <text:p>115260</text:p>
          </table:table-cell>
          <table:table-cell office:value-type="float" office:value="1037430" table:style-name="ce1">
            <text:p>1037430</text:p>
          </table:table-cell>
          <table:table-cell office:value-type="float" office:value="1037430" table:style-name="ce1">
            <text:p>1037430</text:p>
          </table:table-cell>
          <table:table-cell office:value-type="float" office:value="90120" table:style-name="ce1">
            <text:p>90120</text:p>
          </table:table-cell>
          <table:table-cell office:value-type="float" office:value="58429" table:style-name="ce1">
            <text:p>58429</text:p>
          </table:table-cell>
          <table:table-cell office:value-type="float" office:value="10.69" table:style-name="ce1">
            <text:p>10.69</text:p>
          </table:table-cell>
          <table:table-cell table:style-name="ce1"/>
          <table:table-cell office:value-type="string" table:style-name="ce1">
            <text:p>AH_74_2</text:p>
          </table:table-cell>
          <table:table-cell table:number-columns-repeated="2" table:style-name="ce1"/>
          <table:table-cell office:value-type="float" office:value="260265" table:style-name="ce1">
            <text:p>260265</text:p>
          </table:table-cell>
          <table:table-cell office:value-type="float" office:value="260265" table:style-name="ce1">
            <text:p>260265</text:p>
          </table:table-cell>
          <table:table-cell office:value-type="float" office:value="2269181" table:style-name="ce1">
            <text:p>2269181</text:p>
          </table:table-cell>
          <table:table-cell office:value-type="float" office:value="17826" table:style-name="ce1">
            <text:p>17826</text:p>
          </table:table-cell>
          <table:table-cell office:value-type="float" office:value="151661" table:style-name="ce1">
            <text:p>151661</text:p>
          </table:table-cell>
          <table:table-cell office:value-type="float" office:value="151661" table:style-name="ce1">
            <text:p>151661</text:p>
          </table:table-cell>
          <table:table-cell office:value-type="float" office:value="14356" table:style-name="ce1">
            <text:p>14356</text:p>
          </table:table-cell>
          <table:table-cell office:value-type="float" office:value="5347" table:style-name="ce1">
            <text:p>5347</text:p>
          </table:table-cell>
          <table:table-cell office:value-type="float" office:value="5.89" table:style-name="ce1">
            <text:p>5.89</text:p>
          </table:table-cell>
          <table:table-cell office:value-type="float" office:value="5347" table:style-name="ce1">
            <text:p>5347</text:p>
          </table:table-cell>
          <table:table-cell office:value-type="float" office:value="5.89" table:style-name="ce1">
            <text:p>5.8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76_3</text:p>
          </table:table-cell>
          <table:table-cell office:value-type="float" office:value="1119262" table:style-name="ce1">
            <text:p>1119262</text:p>
          </table:table-cell>
          <table:table-cell office:value-type="float" office:value="1119262" table:style-name="ce1">
            <text:p>1119262</text:p>
          </table:table-cell>
          <table:table-cell office:value-type="float" office:value="1367" table:style-name="ce1">
            <text:p>1367</text:p>
          </table:table-cell>
          <table:table-cell office:value-type="float" office:value="1367" table:style-name="ce1">
            <text:p>1367</text:p>
          </table:table-cell>
          <table:table-cell office:value-type="float" office:value="9264" table:style-name="ce1">
            <text:p>9264</text:p>
          </table:table-cell>
          <table:table-cell office:value-type="float" office:value="36062" table:style-name="ce1">
            <text:p>36062</text:p>
          </table:table-cell>
          <table:table-cell office:value-type="float" office:value="909" table:style-name="ce1">
            <text:p>909</text:p>
          </table:table-cell>
          <table:table-cell office:value-type="float" office:value="909" table:style-name="ce1">
            <text:p>909</text:p>
          </table:table-cell>
          <table:table-cell office:value-type="float" office:value="31634" table:style-name="ce1">
            <text:p>3163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H_76_3</text:p>
          </table:table-cell>
          <table:table-cell table:number-columns-repeated="2" table:style-name="ce1"/>
          <table:table-cell office:value-type="float" office:value="5130" table:style-name="ce1">
            <text:p>5130</text:p>
          </table:table-cell>
          <table:table-cell office:value-type="float" office:value="5130" table:style-name="ce1">
            <text:p>5130</text:p>
          </table:table-cell>
          <table:table-cell office:value-type="float" office:value="46505" table:style-name="ce1">
            <text:p>46505</text:p>
          </table:table-cell>
          <table:table-cell office:value-type="float" office:value="51309" table:style-name="ce1">
            <text:p>51309</text:p>
          </table:table-cell>
          <table:table-cell office:value-type="float" office:value="4143" table:style-name="ce1">
            <text:p>4143</text:p>
          </table:table-cell>
          <table:table-cell office:value-type="float" office:value="4143" table:style-name="ce1">
            <text:p>4143</text:p>
          </table:table-cell>
          <table:table-cell office:value-type="float" office:value="44534" table:style-name="ce1">
            <text:p>44534</text:p>
          </table:table-cell>
          <table:table-cell office:value-type="float" office:value="42" table:style-name="ce1">
            <text:p>42</text:p>
          </table:table-cell>
          <table:table-cell office:value-type="float" office:value="6.54" table:style-name="ce1">
            <text:p>6.54</text:p>
          </table:table-cell>
          <table:table-cell office:value-type="float" office:value="42" table:style-name="ce1">
            <text:p>42</text:p>
          </table:table-cell>
          <table:table-cell office:value-type="float" office:value="6.88" table:style-name="ce1">
            <text:p>6.8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83_2</text:p>
          </table:table-cell>
          <table:table-cell office:value-type="float" office:value="2739638" table:style-name="ce1">
            <text:p>2739638</text:p>
          </table:table-cell>
          <table:table-cell office:value-type="float" office:value="2739638" table:style-name="ce1">
            <text:p>2739638</text:p>
          </table:table-cell>
          <table:table-cell office:value-type="float" office:value="1975958" table:style-name="ce1">
            <text:p>1975958</text:p>
          </table:table-cell>
          <table:table-cell office:value-type="float" office:value="1975958" table:style-name="ce1">
            <text:p>1975958</text:p>
          </table:table-cell>
          <table:table-cell office:value-type="float" office:value="222377" table:style-name="ce1">
            <text:p>222377</text:p>
          </table:table-cell>
          <table:table-cell office:value-type="float" office:value="78523" table:style-name="ce1">
            <text:p>78523</text:p>
          </table:table-cell>
          <table:table-cell office:value-type="float" office:value="1166507" table:style-name="ce1">
            <text:p>1166507</text:p>
          </table:table-cell>
          <table:table-cell office:value-type="float" office:value="1166507" table:style-name="ce1">
            <text:p>1166507</text:p>
          </table:table-cell>
          <table:table-cell office:value-type="float" office:value="63962" table:style-name="ce1">
            <text:p>63962</text:p>
          </table:table-cell>
          <table:table-cell office:value-type="float" office:value="47622" table:style-name="ce1">
            <text:p>47622</text:p>
          </table:table-cell>
          <table:table-cell office:value-type="float" office:value="15.16" table:style-name="ce1">
            <text:p>15.16</text:p>
          </table:table-cell>
          <table:table-cell table:style-name="ce1"/>
          <table:table-cell office:value-type="string" table:style-name="ce1">
            <text:p>AH_83_2</text:p>
          </table:table-cell>
          <table:table-cell table:number-columns-repeated="2" table:style-name="ce1"/>
          <table:table-cell office:value-type="float" office:value="280715" table:style-name="ce1">
            <text:p>280715</text:p>
          </table:table-cell>
          <table:table-cell office:value-type="float" office:value="280715" table:style-name="ce1">
            <text:p>280715</text:p>
          </table:table-cell>
          <table:table-cell office:value-type="float" office:value="2467901" table:style-name="ce1">
            <text:p>2467901</text:p>
          </table:table-cell>
          <table:table-cell office:value-type="float" office:value="6484" table:style-name="ce1">
            <text:p>6484</text:p>
          </table:table-cell>
          <table:table-cell office:value-type="float" office:value="153981" table:style-name="ce1">
            <text:p>153981</text:p>
          </table:table-cell>
          <table:table-cell office:value-type="float" office:value="153981" table:style-name="ce1">
            <text:p>153981</text:p>
          </table:table-cell>
          <table:table-cell office:value-type="float" office:value="5155" table:style-name="ce1">
            <text:p>5155</text:p>
          </table:table-cell>
          <table:table-cell office:value-type="float" office:value="7646" table:style-name="ce1">
            <text:p>7646</text:p>
          </table:table-cell>
          <table:table-cell office:value-type="float" office:value="5.67" table:style-name="ce1">
            <text:p>5.67</text:p>
          </table:table-cell>
          <table:table-cell office:value-type="float" office:value="7646" table:style-name="ce1">
            <text:p>7646</text:p>
          </table:table-cell>
          <table:table-cell office:value-type="float" office:value="5.67" table:style-name="ce1">
            <text:p>5.6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AH_97_3</text:p>
          </table:table-cell>
          <table:table-cell office:value-type="float" office:value="3906611" table:style-name="ce1">
            <text:p>3906611</text:p>
          </table:table-cell>
          <table:table-cell office:value-type="float" office:value="3906611" table:style-name="ce1">
            <text:p>3906611</text:p>
          </table:table-cell>
          <table:table-cell office:value-type="float" office:value="2831445" table:style-name="ce1">
            <text:p>2831445</text:p>
          </table:table-cell>
          <table:table-cell office:value-type="float" office:value="2831445" table:style-name="ce1">
            <text:p>2831445</text:p>
          </table:table-cell>
          <table:table-cell office:value-type="float" office:value="312599" table:style-name="ce1">
            <text:p>312599</text:p>
          </table:table-cell>
          <table:table-cell office:value-type="float" office:value="138796" table:style-name="ce1">
            <text:p>138796</text:p>
          </table:table-cell>
          <table:table-cell office:value-type="float" office:value="1696967" table:style-name="ce1">
            <text:p>1696967</text:p>
          </table:table-cell>
          <table:table-cell office:value-type="float" office:value="1696967" table:style-name="ce1">
            <text:p>1696967</text:p>
          </table:table-cell>
          <table:table-cell office:value-type="float" office:value="112915" table:style-name="ce1">
            <text:p>112915</text:p>
          </table:table-cell>
          <table:table-cell office:value-type="float" office:value="56425" table:style-name="ce1">
            <text:p>56425</text:p>
          </table:table-cell>
          <table:table-cell office:value-type="float" office:value="18.899999999999999" table:style-name="ce1">
            <text:p>18.9</text:p>
          </table:table-cell>
          <table:table-cell table:style-name="ce1"/>
          <table:table-cell office:value-type="string" table:style-name="ce1">
            <text:p>AH_97_3</text:p>
          </table:table-cell>
          <table:table-cell table:number-columns-repeated="2" table:style-name="ce1"/>
          <table:table-cell office:value-type="float" office:value="391915" table:style-name="ce1">
            <text:p>391915</text:p>
          </table:table-cell>
          <table:table-cell office:value-type="float" office:value="391915" table:style-name="ce1">
            <text:p>391915</text:p>
          </table:table-cell>
          <table:table-cell office:value-type="float" office:value="3522891" table:style-name="ce1">
            <text:p>3522891</text:p>
          </table:table-cell>
          <table:table-cell office:value-type="float" office:value="19313" table:style-name="ce1">
            <text:p>19313</text:p>
          </table:table-cell>
          <table:table-cell office:value-type="float" office:value="215268" table:style-name="ce1">
            <text:p>215268</text:p>
          </table:table-cell>
          <table:table-cell office:value-type="float" office:value="215268" table:style-name="ce1">
            <text:p>215268</text:p>
          </table:table-cell>
          <table:table-cell office:value-type="float" office:value="16303" table:style-name="ce1">
            <text:p>16303</text:p>
          </table:table-cell>
          <table:table-cell office:value-type="float" office:value="11916" table:style-name="ce1">
            <text:p>11916</text:p>
          </table:table-cell>
          <table:table-cell office:value-type="float" office:value="5.86" table:style-name="ce1">
            <text:p>5.86</text:p>
          </table:table-cell>
          <table:table-cell office:value-type="float" office:value="11916" table:style-name="ce1">
            <text:p>11916</text:p>
          </table:table-cell>
          <table:table-cell office:value-type="float" office:value="5.86" table:style-name="ce1">
            <text:p>5.8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2928</text:p>
          </table:table-cell>
          <table:table-cell office:value-type="float" office:value="4176224" table:style-name="ce1">
            <text:p>4176224</text:p>
          </table:table-cell>
          <table:table-cell office:value-type="float" office:value="4176224" table:style-name="ce1">
            <text:p>4176224</text:p>
          </table:table-cell>
          <table:table-cell office:value-type="float" office:value="3139553" table:style-name="ce1">
            <text:p>3139553</text:p>
          </table:table-cell>
          <table:table-cell office:value-type="float" office:value="3139553" table:style-name="ce1">
            <text:p>3139553</text:p>
          </table:table-cell>
          <table:table-cell office:value-type="float" office:value="263195" table:style-name="ce1">
            <text:p>263195</text:p>
          </table:table-cell>
          <table:table-cell office:value-type="float" office:value="63632" table:style-name="ce1">
            <text:p>63632</text:p>
          </table:table-cell>
          <table:table-cell office:value-type="float" office:value="2350254" table:style-name="ce1">
            <text:p>2350254</text:p>
          </table:table-cell>
          <table:table-cell office:value-type="float" office:value="2350254" table:style-name="ce1">
            <text:p>2350254</text:p>
          </table:table-cell>
          <table:table-cell office:value-type="float" office:value="60678" table:style-name="ce1">
            <text:p>60678</text:p>
          </table:table-cell>
          <table:table-cell office:value-type="float" office:value="83369" table:style-name="ce1">
            <text:p>83369</text:p>
          </table:table-cell>
          <table:table-cell office:value-type="float" office:value="17.34" table:style-name="ce1">
            <text:p>17.34</text:p>
          </table:table-cell>
          <table:table-cell table:style-name="ce1"/>
          <table:table-cell office:value-type="string" table:style-name="ce1">
            <text:p>MPFC2928</text:p>
          </table:table-cell>
          <table:table-cell table:number-columns-repeated="2" table:style-name="ce1"/>
          <table:table-cell office:value-type="float" office:value="447139" table:style-name="ce1">
            <text:p>447139</text:p>
          </table:table-cell>
          <table:table-cell office:value-type="float" office:value="447139" table:style-name="ce1">
            <text:p>447139</text:p>
          </table:table-cell>
          <table:table-cell office:value-type="float" office:value="3888524" table:style-name="ce1">
            <text:p>3888524</text:p>
          </table:table-cell>
          <table:table-cell office:value-type="float" office:value="95198" table:style-name="ce1">
            <text:p>95198</text:p>
          </table:table-cell>
          <table:table-cell office:value-type="float" office:value="292318" table:style-name="ce1">
            <text:p>292318</text:p>
          </table:table-cell>
          <table:table-cell office:value-type="float" office:value="292318" table:style-name="ce1">
            <text:p>292318</text:p>
          </table:table-cell>
          <table:table-cell office:value-type="float" office:value="82445" table:style-name="ce1">
            <text:p>82445</text:p>
          </table:table-cell>
          <table:table-cell office:value-type="float" office:value="14636" table:style-name="ce1">
            <text:p>14636</text:p>
          </table:table-cell>
          <table:table-cell office:value-type="float" office:value="5.32" table:style-name="ce1">
            <text:p>5.32</text:p>
          </table:table-cell>
          <table:table-cell office:value-type="float" office:value="14636" table:style-name="ce1">
            <text:p>14636</text:p>
          </table:table-cell>
          <table:table-cell office:value-type="float" office:value="5.32" table:style-name="ce1">
            <text:p>5.3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2964</text:p>
          </table:table-cell>
          <table:table-cell office:value-type="float" office:value="4239097" table:style-name="ce1">
            <text:p>4239097</text:p>
          </table:table-cell>
          <table:table-cell office:value-type="float" office:value="4239097" table:style-name="ce1">
            <text:p>4239097</text:p>
          </table:table-cell>
          <table:table-cell office:value-type="float" office:value="3192422" table:style-name="ce1">
            <text:p>3192422</text:p>
          </table:table-cell>
          <table:table-cell office:value-type="float" office:value="3192422" table:style-name="ce1">
            <text:p>3192422</text:p>
          </table:table-cell>
          <table:table-cell office:value-type="float" office:value="274451" table:style-name="ce1">
            <text:p>274451</text:p>
          </table:table-cell>
          <table:table-cell office:value-type="float" office:value="64376" table:style-name="ce1">
            <text:p>64376</text:p>
          </table:table-cell>
          <table:table-cell office:value-type="float" office:value="2403013" table:style-name="ce1">
            <text:p>2403013</text:p>
          </table:table-cell>
          <table:table-cell office:value-type="float" office:value="2403013" table:style-name="ce1">
            <text:p>2403013</text:p>
          </table:table-cell>
          <table:table-cell office:value-type="float" office:value="62005" table:style-name="ce1">
            <text:p>62005</text:p>
          </table:table-cell>
          <table:table-cell office:value-type="float" office:value="82443" table:style-name="ce1">
            <text:p>82443</text:p>
          </table:table-cell>
          <table:table-cell office:value-type="float" office:value="17.809999999999999" table:style-name="ce1">
            <text:p>17.81</text:p>
          </table:table-cell>
          <table:table-cell table:style-name="ce1"/>
          <table:table-cell office:value-type="string" table:style-name="ce1">
            <text:p>MPFC2964</text:p>
          </table:table-cell>
          <table:table-cell table:number-columns-repeated="2" table:style-name="ce1"/>
          <table:table-cell office:value-type="float" office:value="449391" table:style-name="ce1">
            <text:p>449391</text:p>
          </table:table-cell>
          <table:table-cell office:value-type="float" office:value="449391" table:style-name="ce1">
            <text:p>449391</text:p>
          </table:table-cell>
          <table:table-cell office:value-type="float" office:value="3900305" table:style-name="ce1">
            <text:p>3900305</text:p>
          </table:table-cell>
          <table:table-cell office:value-type="float" office:value="46879" table:style-name="ce1">
            <text:p>46879</text:p>
          </table:table-cell>
          <table:table-cell office:value-type="float" office:value="295586" table:style-name="ce1">
            <text:p>295586</text:p>
          </table:table-cell>
          <table:table-cell office:value-type="float" office:value="295586" table:style-name="ce1">
            <text:p>295586</text:p>
          </table:table-cell>
          <table:table-cell office:value-type="float" office:value="40256" table:style-name="ce1">
            <text:p>40256</text:p>
          </table:table-cell>
          <table:table-cell office:value-type="float" office:value="15298" table:style-name="ce1">
            <text:p>15298</text:p>
          </table:table-cell>
          <table:table-cell office:value-type="float" office:value="5.23" table:style-name="ce1">
            <text:p>5.23</text:p>
          </table:table-cell>
          <table:table-cell office:value-type="float" office:value="15298" table:style-name="ce1">
            <text:p>15298</text:p>
          </table:table-cell>
          <table:table-cell office:value-type="float" office:value="5.23" table:style-name="ce1">
            <text:p>5.2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2998</text:p>
          </table:table-cell>
          <table:table-cell office:value-type="float" office:value="17680558" table:style-name="ce1">
            <text:p>17680558</text:p>
          </table:table-cell>
          <table:table-cell office:value-type="float" office:value="17680558" table:style-name="ce1">
            <text:p>17680558</text:p>
          </table:table-cell>
          <table:table-cell office:value-type="float" office:value="3573043" table:style-name="ce1">
            <text:p>3573043</text:p>
          </table:table-cell>
          <table:table-cell office:value-type="float" office:value="3573043" table:style-name="ce1">
            <text:p>3573043</text:p>
          </table:table-cell>
          <table:table-cell office:value-type="float" office:value="362623" table:style-name="ce1">
            <text:p>362623</text:p>
          </table:table-cell>
          <table:table-cell office:value-type="float" office:value="7532919" table:style-name="ce1">
            <text:p>7532919</text:p>
          </table:table-cell>
          <table:table-cell office:value-type="float" office:value="2254919" table:style-name="ce1">
            <text:p>2254919</text:p>
          </table:table-cell>
          <table:table-cell office:value-type="float" office:value="2254919" table:style-name="ce1">
            <text:p>2254919</text:p>
          </table:table-cell>
          <table:table-cell office:value-type="float" office:value="5282825" table:style-name="ce1">
            <text:p>5282825</text:p>
          </table:table-cell>
          <table:table-cell office:value-type="float" office:value="75495" table:style-name="ce1">
            <text:p>75495</text:p>
          </table:table-cell>
          <table:table-cell office:value-type="float" office:value="19.32" table:style-name="ce1">
            <text:p>19.32</text:p>
          </table:table-cell>
          <table:table-cell table:style-name="ce1"/>
          <table:table-cell office:value-type="string" table:style-name="ce1">
            <text:p>MPFC2998</text:p>
          </table:table-cell>
          <table:table-cell table:number-columns-repeated="2" table:style-name="ce1"/>
          <table:table-cell office:value-type="float" office:value="522492" table:style-name="ce1">
            <text:p>522492</text:p>
          </table:table-cell>
          <table:table-cell office:value-type="float" office:value="522492" table:style-name="ce1">
            <text:p>522492</text:p>
          </table:table-cell>
          <table:table-cell office:value-type="float" office:value="4592158" table:style-name="ce1">
            <text:p>4592158</text:p>
          </table:table-cell>
          <table:table-cell office:value-type="float" office:value="5458669" table:style-name="ce1">
            <text:p>5458669</text:p>
          </table:table-cell>
          <table:table-cell office:value-type="float" office:value="279864" table:style-name="ce1">
            <text:p>279864</text:p>
          </table:table-cell>
          <table:table-cell office:value-type="float" office:value="279864" table:style-name="ce1">
            <text:p>279864</text:p>
          </table:table-cell>
          <table:table-cell office:value-type="float" office:value="4219195" table:style-name="ce1">
            <text:p>4219195</text:p>
          </table:table-cell>
          <table:table-cell office:value-type="float" office:value="14337" table:style-name="ce1">
            <text:p>14337</text:p>
          </table:table-cell>
          <table:table-cell office:value-type="float" office:value="6.25" table:style-name="ce1">
            <text:p>6.25</text:p>
          </table:table-cell>
          <table:table-cell office:value-type="float" office:value="14334" table:style-name="ce1">
            <text:p>14334</text:p>
          </table:table-cell>
          <table:table-cell office:value-type="float" office:value="6.33" table:style-name="ce1">
            <text:p>6.3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3093</text:p>
          </table:table-cell>
          <table:table-cell office:value-type="float" office:value="4745326" table:style-name="ce1">
            <text:p>4745326</text:p>
          </table:table-cell>
          <table:table-cell office:value-type="float" office:value="4745326" table:style-name="ce1">
            <text:p>4745326</text:p>
          </table:table-cell>
          <table:table-cell office:value-type="float" office:value="3545016" table:style-name="ce1">
            <text:p>3545016</text:p>
          </table:table-cell>
          <table:table-cell office:value-type="float" office:value="3545016" table:style-name="ce1">
            <text:p>3545016</text:p>
          </table:table-cell>
          <table:table-cell office:value-type="float" office:value="313403" table:style-name="ce1">
            <text:p>313403</text:p>
          </table:table-cell>
          <table:table-cell office:value-type="float" office:value="74813" table:style-name="ce1">
            <text:p>74813</text:p>
          </table:table-cell>
          <table:table-cell office:value-type="float" office:value="2561527" table:style-name="ce1">
            <text:p>2561527</text:p>
          </table:table-cell>
          <table:table-cell office:value-type="float" office:value="2561527" table:style-name="ce1">
            <text:p>2561527</text:p>
          </table:table-cell>
          <table:table-cell office:value-type="float" office:value="70383" table:style-name="ce1">
            <text:p>70383</text:p>
          </table:table-cell>
          <table:table-cell office:value-type="float" office:value="82429" table:style-name="ce1">
            <text:p>82429</text:p>
          </table:table-cell>
          <table:table-cell office:value-type="float" office:value="18.559999999999999" table:style-name="ce1">
            <text:p>18.56</text:p>
          </table:table-cell>
          <table:table-cell table:style-name="ce1"/>
          <table:table-cell office:value-type="string" table:style-name="ce1">
            <text:p>MPFC3093</text:p>
          </table:table-cell>
          <table:table-cell table:number-columns-repeated="2" table:style-name="ce1"/>
          <table:table-cell office:value-type="float" office:value="481419" table:style-name="ce1">
            <text:p>481419</text:p>
          </table:table-cell>
          <table:table-cell office:value-type="float" office:value="481419" table:style-name="ce1">
            <text:p>481419</text:p>
          </table:table-cell>
          <table:table-cell office:value-type="float" office:value="4202083" table:style-name="ce1">
            <text:p>4202083</text:p>
          </table:table-cell>
          <table:table-cell office:value-type="float" office:value="6217" table:style-name="ce1">
            <text:p>6217</text:p>
          </table:table-cell>
          <table:table-cell office:value-type="float" office:value="310717" table:style-name="ce1">
            <text:p>310717</text:p>
          </table:table-cell>
          <table:table-cell office:value-type="float" office:value="310717" table:style-name="ce1">
            <text:p>310717</text:p>
          </table:table-cell>
          <table:table-cell office:value-type="float" office:value="5460" table:style-name="ce1">
            <text:p>5460</text:p>
          </table:table-cell>
          <table:table-cell office:value-type="float" office:value="16647" table:style-name="ce1">
            <text:p>16647</text:p>
          </table:table-cell>
          <table:table-cell office:value-type="float" office:value="5.34" table:style-name="ce1">
            <text:p>5.34</text:p>
          </table:table-cell>
          <table:table-cell office:value-type="float" office:value="16647" table:style-name="ce1">
            <text:p>16647</text:p>
          </table:table-cell>
          <table:table-cell office:value-type="float" office:value="5.34" table:style-name="ce1">
            <text:p>5.3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3280</text:p>
          </table:table-cell>
          <table:table-cell office:value-type="float" office:value="5183059" table:style-name="ce1">
            <text:p>5183059</text:p>
          </table:table-cell>
          <table:table-cell office:value-type="float" office:value="5183059" table:style-name="ce1">
            <text:p>5183059</text:p>
          </table:table-cell>
          <table:table-cell office:value-type="float" office:value="3760897" table:style-name="ce1">
            <text:p>3760897</text:p>
          </table:table-cell>
          <table:table-cell office:value-type="float" office:value="3760897" table:style-name="ce1">
            <text:p>3760897</text:p>
          </table:table-cell>
          <table:table-cell office:value-type="float" office:value="335185" table:style-name="ce1">
            <text:p>335185</text:p>
          </table:table-cell>
          <table:table-cell office:value-type="float" office:value="82409" table:style-name="ce1">
            <text:p>82409</text:p>
          </table:table-cell>
          <table:table-cell office:value-type="float" office:value="2705336" table:style-name="ce1">
            <text:p>2705336</text:p>
          </table:table-cell>
          <table:table-cell office:value-type="float" office:value="2705336" table:style-name="ce1">
            <text:p>2705336</text:p>
          </table:table-cell>
          <table:table-cell office:value-type="float" office:value="78454" table:style-name="ce1">
            <text:p>78454</text:p>
          </table:table-cell>
          <table:table-cell office:value-type="float" office:value="115161" table:style-name="ce1">
            <text:p>115161</text:p>
          </table:table-cell>
          <table:table-cell office:value-type="float" office:value="15.37" table:style-name="ce1">
            <text:p>15.37</text:p>
          </table:table-cell>
          <table:table-cell table:style-name="ce1"/>
          <table:table-cell office:value-type="string" table:style-name="ce1">
            <text:p>MPFC3280</text:p>
          </table:table-cell>
          <table:table-cell table:number-columns-repeated="2" table:style-name="ce1"/>
          <table:table-cell office:value-type="float" office:value="509182" table:style-name="ce1">
            <text:p>509182</text:p>
          </table:table-cell>
          <table:table-cell office:value-type="float" office:value="509182" table:style-name="ce1">
            <text:p>509182</text:p>
          </table:table-cell>
          <table:table-cell office:value-type="float" office:value="4574381" table:style-name="ce1">
            <text:p>4574381</text:p>
          </table:table-cell>
          <table:table-cell office:value-type="float" office:value="20198" table:style-name="ce1">
            <text:p>20198</text:p>
          </table:table-cell>
          <table:table-cell office:value-type="float" office:value="303141" table:style-name="ce1">
            <text:p>303141</text:p>
          </table:table-cell>
          <table:table-cell office:value-type="float" office:value="303141" table:style-name="ce1">
            <text:p>303141</text:p>
          </table:table-cell>
          <table:table-cell office:value-type="float" office:value="17455" table:style-name="ce1">
            <text:p>17455</text:p>
          </table:table-cell>
          <table:table-cell office:value-type="float" office:value="12977" table:style-name="ce1">
            <text:p>12977</text:p>
          </table:table-cell>
          <table:table-cell office:value-type="float" office:value="5.73" table:style-name="ce1">
            <text:p>5.73</text:p>
          </table:table-cell>
          <table:table-cell office:value-type="float" office:value="12977" table:style-name="ce1">
            <text:p>12977</text:p>
          </table:table-cell>
          <table:table-cell office:value-type="float" office:value="5.73" table:style-name="ce1">
            <text:p>5.7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3366</text:p>
          </table:table-cell>
          <table:table-cell office:value-type="float" office:value="1010001" table:style-name="ce1">
            <text:p>1010001</text:p>
          </table:table-cell>
          <table:table-cell office:value-type="float" office:value="1010001" table:style-name="ce1">
            <text:p>1010001</text:p>
          </table:table-cell>
          <table:table-cell office:value-type="float" office:value="405441" table:style-name="ce1">
            <text:p>405441</text:p>
          </table:table-cell>
          <table:table-cell office:value-type="float" office:value="405441" table:style-name="ce1">
            <text:p>405441</text:p>
          </table:table-cell>
          <table:table-cell office:value-type="float" office:value="54195" table:style-name="ce1">
            <text:p>54195</text:p>
          </table:table-cell>
          <table:table-cell office:value-type="float" office:value="89034" table:style-name="ce1">
            <text:p>89034</text:p>
          </table:table-cell>
          <table:table-cell office:value-type="float" office:value="238195" table:style-name="ce1">
            <text:p>238195</text:p>
          </table:table-cell>
          <table:table-cell office:value-type="float" office:value="238195" table:style-name="ce1">
            <text:p>238195</text:p>
          </table:table-cell>
          <table:table-cell office:value-type="float" office:value="64518" table:style-name="ce1">
            <text:p>64518</text:p>
          </table:table-cell>
          <table:table-cell office:value-type="float" office:value="13899" table:style-name="ce1">
            <text:p>13899</text:p>
          </table:table-cell>
          <table:table-cell office:value-type="float" office:value="6.53" table:style-name="ce1">
            <text:p>6.53</text:p>
          </table:table-cell>
          <table:table-cell table:style-name="ce1"/>
          <table:table-cell office:value-type="string" table:style-name="ce1">
            <text:p>MPFC3366</text:p>
          </table:table-cell>
          <table:table-cell table:number-columns-repeated="2" table:style-name="ce1"/>
          <table:table-cell office:value-type="float" office:value="61431" table:style-name="ce1">
            <text:p>61431</text:p>
          </table:table-cell>
          <table:table-cell office:value-type="float" office:value="61431" table:style-name="ce1">
            <text:p>61431</text:p>
          </table:table-cell>
          <table:table-cell office:value-type="float" office:value="543110" table:style-name="ce1">
            <text:p>543110</text:p>
          </table:table-cell>
          <table:table-cell office:value-type="float" office:value="33226" table:style-name="ce1">
            <text:p>33226</text:p>
          </table:table-cell>
          <table:table-cell office:value-type="float" office:value="41165" table:style-name="ce1">
            <text:p>41165</text:p>
          </table:table-cell>
          <table:table-cell office:value-type="float" office:value="41165" table:style-name="ce1">
            <text:p>41165</text:p>
          </table:table-cell>
          <table:table-cell office:value-type="float" office:value="28222" table:style-name="ce1">
            <text:p>28222</text:p>
          </table:table-cell>
          <table:table-cell office:value-type="float" office:value="688" table:style-name="ce1">
            <text:p>688</text:p>
          </table:table-cell>
          <table:table-cell office:value-type="float" office:value="6.86" table:style-name="ce1">
            <text:p>6.86</text:p>
          </table:table-cell>
          <table:table-cell office:value-type="float" office:value="688" table:style-name="ce1">
            <text:p>688</text:p>
          </table:table-cell>
          <table:table-cell office:value-type="float" office:value="6.86" table:style-name="ce1">
            <text:p>6.8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3999</text:p>
          </table:table-cell>
          <table:table-cell office:value-type="float" office:value="4091442" table:style-name="ce1">
            <text:p>4091442</text:p>
          </table:table-cell>
          <table:table-cell office:value-type="float" office:value="4091442" table:style-name="ce1">
            <text:p>4091442</text:p>
          </table:table-cell>
          <table:table-cell office:value-type="float" office:value="3123070" table:style-name="ce1">
            <text:p>3123070</text:p>
          </table:table-cell>
          <table:table-cell office:value-type="float" office:value="3123070" table:style-name="ce1">
            <text:p>3123070</text:p>
          </table:table-cell>
          <table:table-cell office:value-type="float" office:value="262822" table:style-name="ce1">
            <text:p>262822</text:p>
          </table:table-cell>
          <table:table-cell office:value-type="float" office:value="55508" table:style-name="ce1">
            <text:p>55508</text:p>
          </table:table-cell>
          <table:table-cell office:value-type="float" office:value="2374937" table:style-name="ce1">
            <text:p>2374937</text:p>
          </table:table-cell>
          <table:table-cell office:value-type="float" office:value="2374937" table:style-name="ce1">
            <text:p>2374937</text:p>
          </table:table-cell>
          <table:table-cell office:value-type="float" office:value="53630" table:style-name="ce1">
            <text:p>53630</text:p>
          </table:table-cell>
          <table:table-cell office:value-type="float" office:value="110591" table:style-name="ce1">
            <text:p>110591</text:p>
          </table:table-cell>
          <table:table-cell office:value-type="float" office:value="12.93" table:style-name="ce1">
            <text:p>12.93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float" office:value="442489" table:style-name="ce1">
            <text:p>442489</text:p>
          </table:table-cell>
          <table:table-cell office:value-type="float" office:value="442489" table:style-name="ce1">
            <text:p>442489</text:p>
          </table:table-cell>
          <table:table-cell office:value-type="float" office:value="3847707" table:style-name="ce1">
            <text:p>3847707</text:p>
          </table:table-cell>
          <table:table-cell office:value-type="float" office:value="203586" table:style-name="ce1">
            <text:p>203586</text:p>
          </table:table-cell>
          <table:table-cell office:value-type="float" office:value="302292" table:style-name="ce1">
            <text:p>302292</text:p>
          </table:table-cell>
          <table:table-cell office:value-type="float" office:value="302292" table:style-name="ce1">
            <text:p>302292</text:p>
          </table:table-cell>
          <table:table-cell office:value-type="float" office:value="177353" table:style-name="ce1">
            <text:p>177353</text:p>
          </table:table-cell>
          <table:table-cell office:value-type="float" office:value="11681" table:style-name="ce1">
            <text:p>11681</text:p>
          </table:table-cell>
          <table:table-cell office:value-type="float" office:value="5.24" table:style-name="ce1">
            <text:p>5.24</text:p>
          </table:table-cell>
          <table:table-cell office:value-type="float" office:value="11681" table:style-name="ce1">
            <text:p>11681</text:p>
          </table:table-cell>
          <table:table-cell office:value-type="float" office:value="5.24" table:style-name="ce1">
            <text:p>5.2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4025</text:p>
          </table:table-cell>
          <table:table-cell office:value-type="float" office:value="1050993" table:style-name="ce1">
            <text:p>1050993</text:p>
          </table:table-cell>
          <table:table-cell office:value-type="float" office:value="1050993" table:style-name="ce1">
            <text:p>1050993</text:p>
          </table:table-cell>
          <table:table-cell office:value-type="float" office:value="227215" table:style-name="ce1">
            <text:p>227215</text:p>
          </table:table-cell>
          <table:table-cell office:value-type="float" office:value="227215" table:style-name="ce1">
            <text:p>227215</text:p>
          </table:table-cell>
          <table:table-cell office:value-type="float" office:value="34759" table:style-name="ce1">
            <text:p>34759</text:p>
          </table:table-cell>
          <table:table-cell office:value-type="float" office:value="85442" table:style-name="ce1">
            <text:p>85442</text:p>
          </table:table-cell>
          <table:table-cell office:value-type="float" office:value="159180" table:style-name="ce1">
            <text:p>159180</text:p>
          </table:table-cell>
          <table:table-cell office:value-type="float" office:value="159180" table:style-name="ce1">
            <text:p>159180</text:p>
          </table:table-cell>
          <table:table-cell office:value-type="float" office:value="62743" table:style-name="ce1">
            <text:p>62743</text:p>
          </table:table-cell>
          <table:table-cell office:value-type="float" office:value="8669" table:style-name="ce1">
            <text:p>8669</text:p>
          </table:table-cell>
          <table:table-cell office:value-type="float" office:value="6.64" table:style-name="ce1">
            <text:p>6.64</text:p>
          </table:table-cell>
          <table:table-cell table:style-name="ce1"/>
          <table:table-cell office:value-type="string" table:style-name="ce1">
            <text:p>MPFC4025</text:p>
          </table:table-cell>
          <table:table-cell table:number-columns-repeated="2" table:style-name="ce1"/>
          <table:table-cell office:value-type="float" office:value="22987" table:style-name="ce1">
            <text:p>22987</text:p>
          </table:table-cell>
          <table:table-cell office:value-type="float" office:value="22987" table:style-name="ce1">
            <text:p>22987</text:p>
          </table:table-cell>
          <table:table-cell office:value-type="float" office:value="221267" table:style-name="ce1">
            <text:p>221267</text:p>
          </table:table-cell>
          <table:table-cell office:value-type="float" office:value="17708" table:style-name="ce1">
            <text:p>17708</text:p>
          </table:table-cell>
          <table:table-cell office:value-type="float" office:value="15628" table:style-name="ce1">
            <text:p>15628</text:p>
          </table:table-cell>
          <table:table-cell office:value-type="float" office:value="15628" table:style-name="ce1">
            <text:p>15628</text:p>
          </table:table-cell>
          <table:table-cell office:value-type="float" office:value="14594" table:style-name="ce1">
            <text:p>14594</text:p>
          </table:table-cell>
          <table:table-cell office:value-type="float" office:value="219" table:style-name="ce1">
            <text:p>219</text:p>
          </table:table-cell>
          <table:table-cell office:value-type="float" office:value="7.04" table:style-name="ce1">
            <text:p>7.04</text:p>
          </table:table-cell>
          <table:table-cell office:value-type="float" office:value="219" table:style-name="ce1">
            <text:p>219</text:p>
          </table:table-cell>
          <table:table-cell office:value-type="float" office:value="7.04" table:style-name="ce1">
            <text:p>7.0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157</text:p>
          </table:table-cell>
          <table:table-cell office:value-type="float" office:value="2134179" table:style-name="ce1">
            <text:p>2134179</text:p>
          </table:table-cell>
          <table:table-cell office:value-type="float" office:value="2134179" table:style-name="ce1">
            <text:p>2134179</text:p>
          </table:table-cell>
          <table:table-cell office:value-type="float" office:value="1030438" table:style-name="ce1">
            <text:p>1030438</text:p>
          </table:table-cell>
          <table:table-cell office:value-type="float" office:value="1030438" table:style-name="ce1">
            <text:p>1030438</text:p>
          </table:table-cell>
          <table:table-cell office:value-type="float" office:value="161626" table:style-name="ce1">
            <text:p>161626</text:p>
          </table:table-cell>
          <table:table-cell office:value-type="float" office:value="75157" table:style-name="ce1">
            <text:p>75157</text:p>
          </table:table-cell>
          <table:table-cell office:value-type="float" office:value="708519" table:style-name="ce1">
            <text:p>708519</text:p>
          </table:table-cell>
          <table:table-cell office:value-type="float" office:value="708519" table:style-name="ce1">
            <text:p>708519</text:p>
          </table:table-cell>
          <table:table-cell office:value-type="float" office:value="62531" table:style-name="ce1">
            <text:p>62531</text:p>
          </table:table-cell>
          <table:table-cell office:value-type="float" office:value="47310" table:style-name="ce1">
            <text:p>47310</text:p>
          </table:table-cell>
          <table:table-cell office:value-type="float" office:value="8.19" table:style-name="ce1">
            <text:p>8.19</text:p>
          </table:table-cell>
          <table:table-cell table:style-name="ce1"/>
          <table:table-cell office:value-type="string" table:style-name="ce1">
            <text:p>MPFC5157</text:p>
          </table:table-cell>
          <table:table-cell table:number-columns-repeated="2" table:style-name="ce1"/>
          <table:table-cell office:value-type="float" office:value="149968" table:style-name="ce1">
            <text:p>149968</text:p>
          </table:table-cell>
          <table:table-cell office:value-type="float" office:value="149968" table:style-name="ce1">
            <text:p>149968</text:p>
          </table:table-cell>
          <table:table-cell office:value-type="float" office:value="1349606" table:style-name="ce1">
            <text:p>1349606</text:p>
          </table:table-cell>
          <table:table-cell office:value-type="float" office:value="31491" table:style-name="ce1">
            <text:p>31491</text:p>
          </table:table-cell>
          <table:table-cell office:value-type="float" office:value="102616" table:style-name="ce1">
            <text:p>102616</text:p>
          </table:table-cell>
          <table:table-cell office:value-type="float" office:value="102616" table:style-name="ce1">
            <text:p>102616</text:p>
          </table:table-cell>
          <table:table-cell office:value-type="float" office:value="27185" table:style-name="ce1">
            <text:p>27185</text:p>
          </table:table-cell>
          <table:table-cell office:value-type="float" office:value="2150" table:style-name="ce1">
            <text:p>2150</text:p>
          </table:table-cell>
          <table:table-cell office:value-type="float" office:value="6.61" table:style-name="ce1">
            <text:p>6.61</text:p>
          </table:table-cell>
          <table:table-cell office:value-type="float" office:value="2150" table:style-name="ce1">
            <text:p>2150</text:p>
          </table:table-cell>
          <table:table-cell office:value-type="float" office:value="6.61" table:style-name="ce1">
            <text:p>6.61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278</text:p>
          </table:table-cell>
          <table:table-cell office:value-type="float" office:value="7017545" table:style-name="ce1">
            <text:p>7017545</text:p>
          </table:table-cell>
          <table:table-cell office:value-type="float" office:value="7017545" table:style-name="ce1">
            <text:p>7017545</text:p>
          </table:table-cell>
          <table:table-cell office:value-type="float" office:value="3433300" table:style-name="ce1">
            <text:p>3433300</text:p>
          </table:table-cell>
          <table:table-cell office:value-type="float" office:value="3433300" table:style-name="ce1">
            <text:p>3433300</text:p>
          </table:table-cell>
          <table:table-cell office:value-type="float" office:value="309624" table:style-name="ce1">
            <text:p>309624</text:p>
          </table:table-cell>
          <table:table-cell office:value-type="float" office:value="1226588" table:style-name="ce1">
            <text:p>1226588</text:p>
          </table:table-cell>
          <table:table-cell office:value-type="float" office:value="2504026" table:style-name="ce1">
            <text:p>2504026</text:p>
          </table:table-cell>
          <table:table-cell office:value-type="float" office:value="2504026" table:style-name="ce1">
            <text:p>2504026</text:p>
          </table:table-cell>
          <table:table-cell office:value-type="float" office:value="947890" table:style-name="ce1">
            <text:p>947890</text:p>
          </table:table-cell>
          <table:table-cell office:value-type="float" office:value="115828" table:style-name="ce1">
            <text:p>115828</text:p>
          </table:table-cell>
          <table:table-cell office:value-type="float" office:value="13.85" table:style-name="ce1">
            <text:p>13.85</text:p>
          </table:table-cell>
          <table:table-cell table:style-name="ce1"/>
          <table:table-cell office:value-type="string" table:style-name="ce1">
            <text:p>MPFC5278</text:p>
          </table:table-cell>
          <table:table-cell table:number-columns-repeated="2" table:style-name="ce1"/>
          <table:table-cell office:value-type="float" office:value="462810" table:style-name="ce1">
            <text:p>462810</text:p>
          </table:table-cell>
          <table:table-cell office:value-type="float" office:value="462810" table:style-name="ce1">
            <text:p>462810</text:p>
          </table:table-cell>
          <table:table-cell office:value-type="float" office:value="4155615" table:style-name="ce1">
            <text:p>4155615</text:p>
          </table:table-cell>
          <table:table-cell office:value-type="float" office:value="78302" table:style-name="ce1">
            <text:p>78302</text:p>
          </table:table-cell>
          <table:table-cell office:value-type="float" office:value="290676" table:style-name="ce1">
            <text:p>290676</text:p>
          </table:table-cell>
          <table:table-cell office:value-type="float" office:value="290676" table:style-name="ce1">
            <text:p>290676</text:p>
          </table:table-cell>
          <table:table-cell office:value-type="float" office:value="69258" table:style-name="ce1">
            <text:p>69258</text:p>
          </table:table-cell>
          <table:table-cell office:value-type="float" office:value="11057" table:style-name="ce1">
            <text:p>11057</text:p>
          </table:table-cell>
          <table:table-cell office:value-type="float" office:value="5.7" table:style-name="ce1">
            <text:p>5.7</text:p>
          </table:table-cell>
          <table:table-cell office:value-type="float" office:value="11057" table:style-name="ce1">
            <text:p>11057</text:p>
          </table:table-cell>
          <table:table-cell office:value-type="float" office:value="5.7" table:style-name="ce1">
            <text:p>5.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294</text:p>
          </table:table-cell>
          <table:table-cell office:value-type="float" office:value="6048143" table:style-name="ce1">
            <text:p>6048143</text:p>
          </table:table-cell>
          <table:table-cell office:value-type="float" office:value="6048143" table:style-name="ce1">
            <text:p>6048143</text:p>
          </table:table-cell>
          <table:table-cell office:value-type="float" office:value="3428971" table:style-name="ce1">
            <text:p>3428971</text:p>
          </table:table-cell>
          <table:table-cell office:value-type="float" office:value="3428971" table:style-name="ce1">
            <text:p>3428971</text:p>
          </table:table-cell>
          <table:table-cell office:value-type="float" office:value="354874" table:style-name="ce1">
            <text:p>354874</text:p>
          </table:table-cell>
          <table:table-cell office:value-type="float" office:value="1171661" table:style-name="ce1">
            <text:p>1171661</text:p>
          </table:table-cell>
          <table:table-cell office:value-type="float" office:value="2261032" table:style-name="ce1">
            <text:p>2261032</text:p>
          </table:table-cell>
          <table:table-cell office:value-type="float" office:value="2261032" table:style-name="ce1">
            <text:p>2261032</text:p>
          </table:table-cell>
          <table:table-cell office:value-type="float" office:value="903080" table:style-name="ce1">
            <text:p>903080</text:p>
          </table:table-cell>
          <table:table-cell office:value-type="float" office:value="63801" table:style-name="ce1">
            <text:p>6380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MPFC5294</text:p>
          </table:table-cell>
          <table:table-cell table:number-columns-repeated="2" table:style-name="ce1"/>
          <table:table-cell office:value-type="float" office:value="470782" table:style-name="ce1">
            <text:p>470782</text:p>
          </table:table-cell>
          <table:table-cell office:value-type="float" office:value="470782" table:style-name="ce1">
            <text:p>470782</text:p>
          </table:table-cell>
          <table:table-cell office:value-type="float" office:value="4172092" table:style-name="ce1">
            <text:p>4172092</text:p>
          </table:table-cell>
          <table:table-cell office:value-type="float" office:value="20850" table:style-name="ce1">
            <text:p>20850</text:p>
          </table:table-cell>
          <table:table-cell office:value-type="float" office:value="274754" table:style-name="ce1">
            <text:p>274754</text:p>
          </table:table-cell>
          <table:table-cell office:value-type="float" office:value="274754" table:style-name="ce1">
            <text:p>274754</text:p>
          </table:table-cell>
          <table:table-cell office:value-type="float" office:value="17550" table:style-name="ce1">
            <text:p>17550</text:p>
          </table:table-cell>
          <table:table-cell office:value-type="float" office:value="16460" table:style-name="ce1">
            <text:p>16460</text:p>
          </table:table-cell>
          <table:table-cell office:value-type="float" office:value="5.69" table:style-name="ce1">
            <text:p>5.69</text:p>
          </table:table-cell>
          <table:table-cell office:value-type="float" office:value="16460" table:style-name="ce1">
            <text:p>16460</text:p>
          </table:table-cell>
          <table:table-cell office:value-type="float" office:value="5.69" table:style-name="ce1">
            <text:p>5.6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488</text:p>
          </table:table-cell>
          <table:table-cell office:value-type="float" office:value="4783561" table:style-name="ce1">
            <text:p>4783561</text:p>
          </table:table-cell>
          <table:table-cell office:value-type="float" office:value="4783561" table:style-name="ce1">
            <text:p>4783561</text:p>
          </table:table-cell>
          <table:table-cell office:value-type="float" office:value="1062107" table:style-name="ce1">
            <text:p>1062107</text:p>
          </table:table-cell>
          <table:table-cell office:value-type="float" office:value="1062107" table:style-name="ce1">
            <text:p>1062107</text:p>
          </table:table-cell>
          <table:table-cell office:value-type="float" office:value="162902" table:style-name="ce1">
            <text:p>162902</text:p>
          </table:table-cell>
          <table:table-cell office:value-type="float" office:value="166902" table:style-name="ce1">
            <text:p>166902</text:p>
          </table:table-cell>
          <table:table-cell office:value-type="float" office:value="730753" table:style-name="ce1">
            <text:p>730753</text:p>
          </table:table-cell>
          <table:table-cell office:value-type="float" office:value="730753" table:style-name="ce1">
            <text:p>730753</text:p>
          </table:table-cell>
          <table:table-cell office:value-type="float" office:value="148642" table:style-name="ce1">
            <text:p>148642</text:p>
          </table:table-cell>
          <table:table-cell office:value-type="float" office:value="49182" table:style-name="ce1">
            <text:p>49182</text:p>
          </table:table-cell>
          <table:table-cell office:value-type="float" office:value="8.16" table:style-name="ce1">
            <text:p>8.16</text:p>
          </table:table-cell>
          <table:table-cell table:style-name="ce1"/>
          <table:table-cell office:value-type="string" table:style-name="ce1">
            <text:p>MPFC5488</text:p>
          </table:table-cell>
          <table:table-cell table:number-columns-repeated="2" table:style-name="ce1"/>
          <table:table-cell office:value-type="float" office:value="157628" table:style-name="ce1">
            <text:p>157628</text:p>
          </table:table-cell>
          <table:table-cell office:value-type="float" office:value="157628" table:style-name="ce1">
            <text:p>157628</text:p>
          </table:table-cell>
          <table:table-cell office:value-type="float" office:value="1405927" table:style-name="ce1">
            <text:p>1405927</text:p>
          </table:table-cell>
          <table:table-cell office:value-type="float" office:value="704493" table:style-name="ce1">
            <text:p>704493</text:p>
          </table:table-cell>
          <table:table-cell office:value-type="float" office:value="108553" table:style-name="ce1">
            <text:p>108553</text:p>
          </table:table-cell>
          <table:table-cell office:value-type="float" office:value="108553" table:style-name="ce1">
            <text:p>108553</text:p>
          </table:table-cell>
          <table:table-cell office:value-type="float" office:value="550821" table:style-name="ce1">
            <text:p>550821</text:p>
          </table:table-cell>
          <table:table-cell office:value-type="float" office:value="2101" table:style-name="ce1">
            <text:p>2101</text:p>
          </table:table-cell>
          <table:table-cell office:value-type="float" office:value="6.65" table:style-name="ce1">
            <text:p>6.65</text:p>
          </table:table-cell>
          <table:table-cell office:value-type="float" office:value="2101" table:style-name="ce1">
            <text:p>2101</text:p>
          </table:table-cell>
          <table:table-cell office:value-type="float" office:value="6.66" table:style-name="ce1">
            <text:p>6.6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489</text:p>
          </table:table-cell>
          <table:table-cell office:value-type="float" office:value="820537" table:style-name="ce1">
            <text:p>820537</text:p>
          </table:table-cell>
          <table:table-cell office:value-type="float" office:value="820537" table:style-name="ce1">
            <text:p>820537</text:p>
          </table:table-cell>
          <table:table-cell office:value-type="float" office:value="506799" table:style-name="ce1">
            <text:p>506799</text:p>
          </table:table-cell>
          <table:table-cell office:value-type="float" office:value="506799" table:style-name="ce1">
            <text:p>506799</text:p>
          </table:table-cell>
          <table:table-cell office:value-type="float" office:value="71204" table:style-name="ce1">
            <text:p>71204</text:p>
          </table:table-cell>
          <table:table-cell office:value-type="float" office:value="73531" table:style-name="ce1">
            <text:p>73531</text:p>
          </table:table-cell>
          <table:table-cell office:value-type="float" office:value="353556" table:style-name="ce1">
            <text:p>353556</text:p>
          </table:table-cell>
          <table:table-cell office:value-type="float" office:value="353556" table:style-name="ce1">
            <text:p>353556</text:p>
          </table:table-cell>
          <table:table-cell office:value-type="float" office:value="67746" table:style-name="ce1">
            <text:p>67746</text:p>
          </table:table-cell>
          <table:table-cell office:value-type="float" office:value="23817" table:style-name="ce1">
            <text:p>23817</text:p>
          </table:table-cell>
          <table:table-cell office:value-type="float" office:value="7.24" table:style-name="ce1">
            <text:p>7.24</text:p>
          </table:table-cell>
          <table:table-cell table:style-name="ce1"/>
          <table:table-cell office:value-type="string" table:style-name="ce1">
            <text:p>MPFC5489</text:p>
          </table:table-cell>
          <table:table-cell table:number-columns-repeated="2" table:style-name="ce1"/>
          <table:table-cell office:value-type="float" office:value="74008" table:style-name="ce1">
            <text:p>74008</text:p>
          </table:table-cell>
          <table:table-cell office:value-type="float" office:value="74008" table:style-name="ce1">
            <text:p>74008</text:p>
          </table:table-cell>
          <table:table-cell office:value-type="float" office:value="671896" table:style-name="ce1">
            <text:p>671896</text:p>
          </table:table-cell>
          <table:table-cell office:value-type="float" office:value="8415" table:style-name="ce1">
            <text:p>8415</text:p>
          </table:table-cell>
          <table:table-cell office:value-type="float" office:value="52513" table:style-name="ce1">
            <text:p>52513</text:p>
          </table:table-cell>
          <table:table-cell office:value-type="float" office:value="52513" table:style-name="ce1">
            <text:p>52513</text:p>
          </table:table-cell>
          <table:table-cell office:value-type="float" office:value="7446" table:style-name="ce1">
            <text:p>7446</text:p>
          </table:table-cell>
          <table:table-cell office:value-type="float" office:value="787" table:style-name="ce1">
            <text:p>787</text:p>
          </table:table-cell>
          <table:table-cell office:value-type="float" office:value="6.98" table:style-name="ce1">
            <text:p>6.98</text:p>
          </table:table-cell>
          <table:table-cell office:value-type="float" office:value="787" table:style-name="ce1">
            <text:p>787</text:p>
          </table:table-cell>
          <table:table-cell office:value-type="float" office:value="6.98" table:style-name="ce1">
            <text:p>6.9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494</text:p>
          </table:table-cell>
          <table:table-cell office:value-type="float" office:value="1914366" table:style-name="ce1">
            <text:p>1914366</text:p>
          </table:table-cell>
          <table:table-cell office:value-type="float" office:value="1914366" table:style-name="ce1">
            <text:p>1914366</text:p>
          </table:table-cell>
          <table:table-cell office:value-type="float" office:value="1346839" table:style-name="ce1">
            <text:p>1346839</text:p>
          </table:table-cell>
          <table:table-cell office:value-type="float" office:value="1346839" table:style-name="ce1">
            <text:p>1346839</text:p>
          </table:table-cell>
          <table:table-cell office:value-type="float" office:value="125120" table:style-name="ce1">
            <text:p>125120</text:p>
          </table:table-cell>
          <table:table-cell office:value-type="float" office:value="44760" table:style-name="ce1">
            <text:p>44760</text:p>
          </table:table-cell>
          <table:table-cell office:value-type="float" office:value="779456" table:style-name="ce1">
            <text:p>779456</text:p>
          </table:table-cell>
          <table:table-cell office:value-type="float" office:value="779456" table:style-name="ce1">
            <text:p>779456</text:p>
          </table:table-cell>
          <table:table-cell office:value-type="float" office:value="38124" table:style-name="ce1">
            <text:p>38124</text:p>
          </table:table-cell>
          <table:table-cell office:value-type="float" office:value="37389" table:style-name="ce1">
            <text:p>37389</text:p>
          </table:table-cell>
          <table:table-cell office:value-type="float" office:value="13.93" table:style-name="ce1">
            <text:p>13.93</text:p>
          </table:table-cell>
          <table:table-cell table:style-name="ce1"/>
          <table:table-cell office:value-type="string" table:style-name="ce1">
            <text:p>MPFC5494</text:p>
          </table:table-cell>
          <table:table-cell table:number-columns-repeated="2" table:style-name="ce1"/>
          <table:table-cell office:value-type="float" office:value="177211" table:style-name="ce1">
            <text:p>177211</text:p>
          </table:table-cell>
          <table:table-cell office:value-type="float" office:value="177211" table:style-name="ce1">
            <text:p>177211</text:p>
          </table:table-cell>
          <table:table-cell office:value-type="float" office:value="1699558" table:style-name="ce1">
            <text:p>1699558</text:p>
          </table:table-cell>
          <table:table-cell office:value-type="float" office:value="56168" table:style-name="ce1">
            <text:p>56168</text:p>
          </table:table-cell>
          <table:table-cell office:value-type="float" office:value="90850" table:style-name="ce1">
            <text:p>90850</text:p>
          </table:table-cell>
          <table:table-cell office:value-type="float" office:value="90850" table:style-name="ce1">
            <text:p>90850</text:p>
          </table:table-cell>
          <table:table-cell office:value-type="float" office:value="49796" table:style-name="ce1">
            <text:p>49796</text:p>
          </table:table-cell>
          <table:table-cell office:value-type="float" office:value="3292" table:style-name="ce1">
            <text:p>3292</text:p>
          </table:table-cell>
          <table:table-cell office:value-type="float" office:value="6.65" table:style-name="ce1">
            <text:p>6.65</text:p>
          </table:table-cell>
          <table:table-cell office:value-type="float" office:value="3292" table:style-name="ce1">
            <text:p>3292</text:p>
          </table:table-cell>
          <table:table-cell office:value-type="float" office:value="6.65" table:style-name="ce1">
            <text:p>6.6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497</text:p>
          </table:table-cell>
          <table:table-cell office:value-type="float" office:value="803894" table:style-name="ce1">
            <text:p>803894</text:p>
          </table:table-cell>
          <table:table-cell office:value-type="float" office:value="803894" table:style-name="ce1">
            <text:p>803894</text:p>
          </table:table-cell>
          <table:table-cell office:value-type="float" office:value="529118" table:style-name="ce1">
            <text:p>529118</text:p>
          </table:table-cell>
          <table:table-cell office:value-type="float" office:value="529118" table:style-name="ce1">
            <text:p>529118</text:p>
          </table:table-cell>
          <table:table-cell office:value-type="float" office:value="48941" table:style-name="ce1">
            <text:p>48941</text:p>
          </table:table-cell>
          <table:table-cell office:value-type="float" office:value="47992" table:style-name="ce1">
            <text:p>47992</text:p>
          </table:table-cell>
          <table:table-cell office:value-type="float" office:value="300380" table:style-name="ce1">
            <text:p>300380</text:p>
          </table:table-cell>
          <table:table-cell office:value-type="float" office:value="300380" table:style-name="ce1">
            <text:p>300380</text:p>
          </table:table-cell>
          <table:table-cell office:value-type="float" office:value="36643" table:style-name="ce1">
            <text:p>36643</text:p>
          </table:table-cell>
          <table:table-cell office:value-type="float" office:value="18465" table:style-name="ce1">
            <text:p>18465</text:p>
          </table:table-cell>
          <table:table-cell office:value-type="float" office:value="9.3800000000000008" table:style-name="ce1">
            <text:p>9.38</text:p>
          </table:table-cell>
          <table:table-cell table:style-name="ce1"/>
          <table:table-cell office:value-type="string" table:style-name="ce1">
            <text:p>MPFC5497</text:p>
          </table:table-cell>
          <table:table-cell table:number-columns-repeated="2" table:style-name="ce1"/>
          <table:table-cell office:value-type="float" office:value="74894" table:style-name="ce1">
            <text:p>74894</text:p>
          </table:table-cell>
          <table:table-cell office:value-type="float" office:value="74894" table:style-name="ce1">
            <text:p>74894</text:p>
          </table:table-cell>
          <table:table-cell office:value-type="float" office:value="704718" table:style-name="ce1">
            <text:p>704718</text:p>
          </table:table-cell>
          <table:table-cell office:value-type="float" office:value="68353" table:style-name="ce1">
            <text:p>68353</text:p>
          </table:table-cell>
          <table:table-cell office:value-type="float" office:value="43481" table:style-name="ce1">
            <text:p>43481</text:p>
          </table:table-cell>
          <table:table-cell office:value-type="float" office:value="43481" table:style-name="ce1">
            <text:p>43481</text:p>
          </table:table-cell>
          <table:table-cell office:value-type="float" office:value="59355" table:style-name="ce1">
            <text:p>59355</text:p>
          </table:table-cell>
          <table:table-cell office:value-type="float" office:value="1167" table:style-name="ce1">
            <text:p>1167</text:p>
          </table:table-cell>
          <table:table-cell office:value-type="float" office:value="6.13" table:style-name="ce1">
            <text:p>6.13</text:p>
          </table:table-cell>
          <table:table-cell office:value-type="float" office:value="1167" table:style-name="ce1">
            <text:p>1167</text:p>
          </table:table-cell>
          <table:table-cell office:value-type="float" office:value="6.12" table:style-name="ce1">
            <text:p>6.1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498</text:p>
          </table:table-cell>
          <table:table-cell office:value-type="float" office:value="1932509" table:style-name="ce1">
            <text:p>1932509</text:p>
          </table:table-cell>
          <table:table-cell office:value-type="float" office:value="1932509" table:style-name="ce1">
            <text:p>1932509</text:p>
          </table:table-cell>
          <table:table-cell office:value-type="float" office:value="1080617" table:style-name="ce1">
            <text:p>1080617</text:p>
          </table:table-cell>
          <table:table-cell office:value-type="float" office:value="1080617" table:style-name="ce1">
            <text:p>1080617</text:p>
          </table:table-cell>
          <table:table-cell office:value-type="float" office:value="98213" table:style-name="ce1">
            <text:p>98213</text:p>
          </table:table-cell>
          <table:table-cell office:value-type="float" office:value="50001" table:style-name="ce1">
            <text:p>50001</text:p>
          </table:table-cell>
          <table:table-cell office:value-type="float" office:value="612883" table:style-name="ce1">
            <text:p>612883</text:p>
          </table:table-cell>
          <table:table-cell office:value-type="float" office:value="612883" table:style-name="ce1">
            <text:p>612883</text:p>
          </table:table-cell>
          <table:table-cell office:value-type="float" office:value="44174" table:style-name="ce1">
            <text:p>44174</text:p>
          </table:table-cell>
          <table:table-cell office:value-type="float" office:value="29034" table:style-name="ce1">
            <text:p>29034</text:p>
          </table:table-cell>
          <table:table-cell office:value-type="float" office:value="15.1" table:style-name="ce1">
            <text:p>15.1</text:p>
          </table:table-cell>
          <table:table-cell table:style-name="ce1"/>
          <table:table-cell office:value-type="string" table:style-name="ce1">
            <text:p>MPFC5498</text:p>
          </table:table-cell>
          <table:table-cell table:number-columns-repeated="2" table:style-name="ce1"/>
          <table:table-cell office:value-type="float" office:value="151001" table:style-name="ce1">
            <text:p>151001</text:p>
          </table:table-cell>
          <table:table-cell office:value-type="float" office:value="151001" table:style-name="ce1">
            <text:p>151001</text:p>
          </table:table-cell>
          <table:table-cell office:value-type="float" office:value="1349036" table:style-name="ce1">
            <text:p>1349036</text:p>
          </table:table-cell>
          <table:table-cell office:value-type="float" office:value="42325" table:style-name="ce1">
            <text:p>42325</text:p>
          </table:table-cell>
          <table:table-cell office:value-type="float" office:value="72571" table:style-name="ce1">
            <text:p>72571</text:p>
          </table:table-cell>
          <table:table-cell office:value-type="float" office:value="72571" table:style-name="ce1">
            <text:p>72571</text:p>
          </table:table-cell>
          <table:table-cell office:value-type="float" office:value="37334" table:style-name="ce1">
            <text:p>37334</text:p>
          </table:table-cell>
          <table:table-cell office:value-type="float" office:value="2539" table:style-name="ce1">
            <text:p>2539</text:p>
          </table:table-cell>
          <table:table-cell office:value-type="float" office:value="6.59" table:style-name="ce1">
            <text:p>6.59</text:p>
          </table:table-cell>
          <table:table-cell office:value-type="float" office:value="2540" table:style-name="ce1">
            <text:p>2540</text:p>
          </table:table-cell>
          <table:table-cell office:value-type="float" office:value="6.58" table:style-name="ce1">
            <text:p>6.5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499</text:p>
          </table:table-cell>
          <table:table-cell office:value-type="float" office:value="3434458" table:style-name="ce1">
            <text:p>3434458</text:p>
          </table:table-cell>
          <table:table-cell office:value-type="float" office:value="3434458" table:style-name="ce1">
            <text:p>3434458</text:p>
          </table:table-cell>
          <table:table-cell office:value-type="float" office:value="679493" table:style-name="ce1">
            <text:p>679493</text:p>
          </table:table-cell>
          <table:table-cell office:value-type="float" office:value="679493" table:style-name="ce1">
            <text:p>679493</text:p>
          </table:table-cell>
          <table:table-cell office:value-type="float" office:value="86401" table:style-name="ce1">
            <text:p>86401</text:p>
          </table:table-cell>
          <table:table-cell office:value-type="float" office:value="1270858" table:style-name="ce1">
            <text:p>1270858</text:p>
          </table:table-cell>
          <table:table-cell office:value-type="float" office:value="401835" table:style-name="ce1">
            <text:p>401835</text:p>
          </table:table-cell>
          <table:table-cell office:value-type="float" office:value="401835" table:style-name="ce1">
            <text:p>401835</text:p>
          </table:table-cell>
          <table:table-cell office:value-type="float" office:value="976680" table:style-name="ce1">
            <text:p>976680</text:p>
          </table:table-cell>
          <table:table-cell office:value-type="float" office:value="25029" table:style-name="ce1">
            <text:p>25029</text:p>
          </table:table-cell>
          <table:table-cell office:value-type="float" office:value="9.0399999999999991" table:style-name="ce1">
            <text:p>9.04</text:p>
          </table:table-cell>
          <table:table-cell table:style-name="ce1"/>
          <table:table-cell office:value-type="string" table:style-name="ce1">
            <text:p>MPFC5499</text:p>
          </table:table-cell>
          <table:table-cell table:number-columns-repeated="2" table:style-name="ce1"/>
          <table:table-cell office:value-type="float" office:value="92668" table:style-name="ce1">
            <text:p>92668</text:p>
          </table:table-cell>
          <table:table-cell office:value-type="float" office:value="92668" table:style-name="ce1">
            <text:p>92668</text:p>
          </table:table-cell>
          <table:table-cell office:value-type="float" office:value="899274" table:style-name="ce1">
            <text:p>899274</text:p>
          </table:table-cell>
          <table:table-cell office:value-type="float" office:value="674123" table:style-name="ce1">
            <text:p>674123</text:p>
          </table:table-cell>
          <table:table-cell office:value-type="float" office:value="56285" table:style-name="ce1">
            <text:p>56285</text:p>
          </table:table-cell>
          <table:table-cell office:value-type="float" office:value="56285" table:style-name="ce1">
            <text:p>56285</text:p>
          </table:table-cell>
          <table:table-cell office:value-type="float" office:value="544016" table:style-name="ce1">
            <text:p>544016</text:p>
          </table:table-cell>
          <table:table-cell office:value-type="float" office:value="1293" table:style-name="ce1">
            <text:p>1293</text:p>
          </table:table-cell>
          <table:table-cell office:value-type="float" office:value="6.56" table:style-name="ce1">
            <text:p>6.56</text:p>
          </table:table-cell>
          <table:table-cell office:value-type="float" office:value="1293" table:style-name="ce1">
            <text:p>1293</text:p>
          </table:table-cell>
          <table:table-cell office:value-type="float" office:value="6.57" table:style-name="ce1">
            <text:p>6.5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0</text:p>
          </table:table-cell>
          <table:table-cell office:value-type="float" office:value="4084820" table:style-name="ce1">
            <text:p>4084820</text:p>
          </table:table-cell>
          <table:table-cell office:value-type="float" office:value="4084820" table:style-name="ce1">
            <text:p>4084820</text:p>
          </table:table-cell>
          <table:table-cell office:value-type="float" office:value="2964284" table:style-name="ce1">
            <text:p>2964284</text:p>
          </table:table-cell>
          <table:table-cell office:value-type="float" office:value="2964284" table:style-name="ce1">
            <text:p>2964284</text:p>
          </table:table-cell>
          <table:table-cell office:value-type="float" office:value="279305" table:style-name="ce1">
            <text:p>279305</text:p>
          </table:table-cell>
          <table:table-cell office:value-type="float" office:value="116706" table:style-name="ce1">
            <text:p>116706</text:p>
          </table:table-cell>
          <table:table-cell office:value-type="float" office:value="1767426" table:style-name="ce1">
            <text:p>1767426</text:p>
          </table:table-cell>
          <table:table-cell office:value-type="float" office:value="1767426" table:style-name="ce1">
            <text:p>1767426</text:p>
          </table:table-cell>
          <table:table-cell office:value-type="float" office:value="97597" table:style-name="ce1">
            <text:p>97597</text:p>
          </table:table-cell>
          <table:table-cell office:value-type="float" office:value="66574" table:style-name="ce1">
            <text:p>66574</text:p>
          </table:table-cell>
          <table:table-cell office:value-type="float" office:value="19.29" table:style-name="ce1">
            <text:p>19.29</text:p>
          </table:table-cell>
          <table:table-cell table:style-name="ce1"/>
          <table:table-cell office:value-type="string" table:style-name="ce1">
            <text:p>MPFC5500</text:p>
          </table:table-cell>
          <table:table-cell table:number-columns-repeated="2" table:style-name="ce1"/>
          <table:table-cell office:value-type="float" office:value="421307" table:style-name="ce1">
            <text:p>421307</text:p>
          </table:table-cell>
          <table:table-cell office:value-type="float" office:value="421307" table:style-name="ce1">
            <text:p>421307</text:p>
          </table:table-cell>
          <table:table-cell office:value-type="float" office:value="3694897" table:style-name="ce1">
            <text:p>3694897</text:p>
          </table:table-cell>
          <table:table-cell office:value-type="float" office:value="13505" table:style-name="ce1">
            <text:p>13505</text:p>
          </table:table-cell>
          <table:table-cell office:value-type="float" office:value="188079" table:style-name="ce1">
            <text:p>188079</text:p>
          </table:table-cell>
          <table:table-cell office:value-type="float" office:value="188079" table:style-name="ce1">
            <text:p>188079</text:p>
          </table:table-cell>
          <table:table-cell office:value-type="float" office:value="11080" table:style-name="ce1">
            <text:p>11080</text:p>
          </table:table-cell>
          <table:table-cell office:value-type="float" office:value="8499" table:style-name="ce1">
            <text:p>8499</text:p>
          </table:table-cell>
          <table:table-cell office:value-type="float" office:value="6.89" table:style-name="ce1">
            <text:p>6.89</text:p>
          </table:table-cell>
          <table:table-cell office:value-type="float" office:value="8499" table:style-name="ce1">
            <text:p>8499</text:p>
          </table:table-cell>
          <table:table-cell office:value-type="float" office:value="6.89" table:style-name="ce1">
            <text:p>6.8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1</text:p>
          </table:table-cell>
          <table:table-cell office:value-type="float" office:value="547520" table:style-name="ce1">
            <text:p>547520</text:p>
          </table:table-cell>
          <table:table-cell office:value-type="float" office:value="547520" table:style-name="ce1">
            <text:p>547520</text:p>
          </table:table-cell>
          <table:table-cell office:value-type="float" office:value="93725" table:style-name="ce1">
            <text:p>93725</text:p>
          </table:table-cell>
          <table:table-cell office:value-type="float" office:value="93725" table:style-name="ce1">
            <text:p>93725</text:p>
          </table:table-cell>
          <table:table-cell office:value-type="float" office:value="12096" table:style-name="ce1">
            <text:p>12096</text:p>
          </table:table-cell>
          <table:table-cell office:value-type="float" office:value="36139" table:style-name="ce1">
            <text:p>36139</text:p>
          </table:table-cell>
          <table:table-cell office:value-type="float" office:value="54665" table:style-name="ce1">
            <text:p>54665</text:p>
          </table:table-cell>
          <table:table-cell office:value-type="float" office:value="54665" table:style-name="ce1">
            <text:p>54665</text:p>
          </table:table-cell>
          <table:table-cell office:value-type="float" office:value="25962" table:style-name="ce1">
            <text:p>25962</text:p>
          </table:table-cell>
          <table:table-cell office:value-type="float" office:value="3493" table:style-name="ce1">
            <text:p>3493</text:p>
          </table:table-cell>
          <table:table-cell office:value-type="float" office:value="5.28" table:style-name="ce1">
            <text:p>5.28</text:p>
          </table:table-cell>
          <table:table-cell table:style-name="ce1"/>
          <table:table-cell office:value-type="string" table:style-name="ce1">
            <text:p>MPFC5501</text:p>
          </table:table-cell>
          <table:table-cell table:number-columns-repeated="2" table:style-name="ce1"/>
          <table:table-cell office:value-type="float" office:value="14530" table:style-name="ce1">
            <text:p>14530</text:p>
          </table:table-cell>
          <table:table-cell office:value-type="float" office:value="14530" table:style-name="ce1">
            <text:p>14530</text:p>
          </table:table-cell>
          <table:table-cell office:value-type="float" office:value="139628" table:style-name="ce1">
            <text:p>139628</text:p>
          </table:table-cell>
          <table:table-cell office:value-type="float" office:value="19299" table:style-name="ce1">
            <text:p>19299</text:p>
          </table:table-cell>
          <table:table-cell office:value-type="float" office:value="9851" table:style-name="ce1">
            <text:p>9851</text:p>
          </table:table-cell>
          <table:table-cell office:value-type="float" office:value="9851" table:style-name="ce1">
            <text:p>9851</text:p>
          </table:table-cell>
          <table:table-cell office:value-type="float" office:value="16640" table:style-name="ce1">
            <text:p>16640</text:p>
          </table:table-cell>
          <table:table-cell office:value-type="float" office:value="138" table:style-name="ce1">
            <text:p>138</text:p>
          </table:table-cell>
          <table:table-cell office:value-type="float" office:value="5.65" table:style-name="ce1">
            <text:p>5.65</text:p>
          </table:table-cell>
          <table:table-cell office:value-type="float" office:value="138" table:style-name="ce1">
            <text:p>138</text:p>
          </table:table-cell>
          <table:table-cell office:value-type="float" office:value="5.65" table:style-name="ce1">
            <text:p>5.6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2</text:p>
          </table:table-cell>
          <table:table-cell office:value-type="float" office:value="4673924" table:style-name="ce1">
            <text:p>4673924</text:p>
          </table:table-cell>
          <table:table-cell office:value-type="float" office:value="4673924" table:style-name="ce1">
            <text:p>4673924</text:p>
          </table:table-cell>
          <table:table-cell office:value-type="float" office:value="3542791" table:style-name="ce1">
            <text:p>3542791</text:p>
          </table:table-cell>
          <table:table-cell office:value-type="float" office:value="3542791" table:style-name="ce1">
            <text:p>3542791</text:p>
          </table:table-cell>
          <table:table-cell office:value-type="float" office:value="302763" table:style-name="ce1">
            <text:p>302763</text:p>
          </table:table-cell>
          <table:table-cell office:value-type="float" office:value="85354" table:style-name="ce1">
            <text:p>85354</text:p>
          </table:table-cell>
          <table:table-cell office:value-type="float" office:value="2383244" table:style-name="ce1">
            <text:p>2383244</text:p>
          </table:table-cell>
          <table:table-cell office:value-type="float" office:value="2383244" table:style-name="ce1">
            <text:p>2383244</text:p>
          </table:table-cell>
          <table:table-cell office:value-type="float" office:value="79262" table:style-name="ce1">
            <text:p>79262</text:p>
          </table:table-cell>
          <table:table-cell office:value-type="float" office:value="69794" table:style-name="ce1">
            <text:p>69794</text:p>
          </table:table-cell>
          <table:table-cell office:value-type="float" office:value="23.46" table:style-name="ce1">
            <text:p>23.46</text:p>
          </table:table-cell>
          <table:table-cell table:style-name="ce1"/>
          <table:table-cell office:value-type="string" table:style-name="ce1">
            <text:p>MPFC5502</text:p>
          </table:table-cell>
          <table:table-cell table:number-columns-repeated="2" table:style-name="ce1"/>
          <table:table-cell office:value-type="float" office:value="475331" table:style-name="ce1">
            <text:p>475331</text:p>
          </table:table-cell>
          <table:table-cell office:value-type="float" office:value="475331" table:style-name="ce1">
            <text:p>475331</text:p>
          </table:table-cell>
          <table:table-cell office:value-type="float" office:value="4361121" table:style-name="ce1">
            <text:p>4361121</text:p>
          </table:table-cell>
          <table:table-cell office:value-type="float" office:value="125026" table:style-name="ce1">
            <text:p>125026</text:p>
          </table:table-cell>
          <table:table-cell office:value-type="float" office:value="246173" table:style-name="ce1">
            <text:p>246173</text:p>
          </table:table-cell>
          <table:table-cell office:value-type="float" office:value="246173" table:style-name="ce1">
            <text:p>246173</text:p>
          </table:table-cell>
          <table:table-cell office:value-type="float" office:value="110276" table:style-name="ce1">
            <text:p>110276</text:p>
          </table:table-cell>
          <table:table-cell office:value-type="float" office:value="14374" table:style-name="ce1">
            <text:p>14374</text:p>
          </table:table-cell>
          <table:table-cell office:value-type="float" office:value="5.92" table:style-name="ce1">
            <text:p>5.92</text:p>
          </table:table-cell>
          <table:table-cell office:value-type="float" office:value="14374" table:style-name="ce1">
            <text:p>14374</text:p>
          </table:table-cell>
          <table:table-cell office:value-type="float" office:value="5.93" table:style-name="ce1">
            <text:p>5.9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3</text:p>
          </table:table-cell>
          <table:table-cell office:value-type="float" office:value="4338327" table:style-name="ce1">
            <text:p>4338327</text:p>
          </table:table-cell>
          <table:table-cell office:value-type="float" office:value="4338327" table:style-name="ce1">
            <text:p>4338327</text:p>
          </table:table-cell>
          <table:table-cell office:value-type="float" office:value="2907148" table:style-name="ce1">
            <text:p>2907148</text:p>
          </table:table-cell>
          <table:table-cell office:value-type="float" office:value="2907148" table:style-name="ce1">
            <text:p>2907148</text:p>
          </table:table-cell>
          <table:table-cell office:value-type="float" office:value="255912" table:style-name="ce1">
            <text:p>255912</text:p>
          </table:table-cell>
          <table:table-cell office:value-type="float" office:value="67536" table:style-name="ce1">
            <text:p>67536</text:p>
          </table:table-cell>
          <table:table-cell office:value-type="float" office:value="2130836" table:style-name="ce1">
            <text:p>2130836</text:p>
          </table:table-cell>
          <table:table-cell office:value-type="float" office:value="2130836" table:style-name="ce1">
            <text:p>2130836</text:p>
          </table:table-cell>
          <table:table-cell office:value-type="float" office:value="64105" table:style-name="ce1">
            <text:p>64105</text:p>
          </table:table-cell>
          <table:table-cell office:value-type="float" office:value="105432" table:style-name="ce1">
            <text:p>105432</text:p>
          </table:table-cell>
          <table:table-cell office:value-type="float" office:value="12.51" table:style-name="ce1">
            <text:p>12.51</text:p>
          </table:table-cell>
          <table:table-cell table:style-name="ce1"/>
          <table:table-cell office:value-type="string" table:style-name="ce1">
            <text:p>MPFC5503</text:p>
          </table:table-cell>
          <table:table-cell table:number-columns-repeated="2" table:style-name="ce1"/>
          <table:table-cell office:value-type="float" office:value="404175" table:style-name="ce1">
            <text:p>404175</text:p>
          </table:table-cell>
          <table:table-cell office:value-type="float" office:value="404175" table:style-name="ce1">
            <text:p>404175</text:p>
          </table:table-cell>
          <table:table-cell office:value-type="float" office:value="3569303" table:style-name="ce1">
            <text:p>3569303</text:p>
          </table:table-cell>
          <table:table-cell office:value-type="float" office:value="136701" table:style-name="ce1">
            <text:p>136701</text:p>
          </table:table-cell>
          <table:table-cell office:value-type="float" office:value="265996" table:style-name="ce1">
            <text:p>265996</text:p>
          </table:table-cell>
          <table:table-cell office:value-type="float" office:value="265996" table:style-name="ce1">
            <text:p>265996</text:p>
          </table:table-cell>
          <table:table-cell office:value-type="float" office:value="119618" table:style-name="ce1">
            <text:p>119618</text:p>
          </table:table-cell>
          <table:table-cell office:value-type="float" office:value="9626" table:style-name="ce1">
            <text:p>9626</text:p>
          </table:table-cell>
          <table:table-cell office:value-type="float" office:value="5.37" table:style-name="ce1">
            <text:p>5.37</text:p>
          </table:table-cell>
          <table:table-cell office:value-type="float" office:value="9626" table:style-name="ce1">
            <text:p>9626</text:p>
          </table:table-cell>
          <table:table-cell office:value-type="float" office:value="5.36" table:style-name="ce1">
            <text:p>5.3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4</text:p>
          </table:table-cell>
          <table:table-cell office:value-type="float" office:value="1773173" table:style-name="ce1">
            <text:p>1773173</text:p>
          </table:table-cell>
          <table:table-cell office:value-type="float" office:value="1773173" table:style-name="ce1">
            <text:p>1773173</text:p>
          </table:table-cell>
          <table:table-cell office:value-type="float" office:value="16764" table:style-name="ce1">
            <text:p>16764</text:p>
          </table:table-cell>
          <table:table-cell office:value-type="float" office:value="16764" table:style-name="ce1">
            <text:p>16764</text:p>
          </table:table-cell>
          <table:table-cell office:value-type="float" office:value="2637" table:style-name="ce1">
            <text:p>2637</text:p>
          </table:table-cell>
          <table:table-cell office:value-type="float" office:value="76374" table:style-name="ce1">
            <text:p>76374</text:p>
          </table:table-cell>
          <table:table-cell office:value-type="float" office:value="12230" table:style-name="ce1">
            <text:p>12230</text:p>
          </table:table-cell>
          <table:table-cell office:value-type="float" office:value="12230" table:style-name="ce1">
            <text:p>12230</text:p>
          </table:table-cell>
          <table:table-cell office:value-type="float" office:value="70496" table:style-name="ce1">
            <text:p>70496</text:p>
          </table:table-cell>
          <table:table-cell office:value-type="float" office:value="100" table:style-name="ce1">
            <text:p>100</text:p>
          </table:table-cell>
          <table:table-cell office:value-type="float" office:value="11.13" table:style-name="ce1">
            <text:p>11.13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float" office:value="1718" table:style-name="ce1">
            <text:p>1718</text:p>
          </table:table-cell>
          <table:table-cell office:value-type="float" office:value="1718" table:style-name="ce1">
            <text:p>1718</text:p>
          </table:table-cell>
          <table:table-cell office:value-type="float" office:value="13685" table:style-name="ce1">
            <text:p>13685</text:p>
          </table:table-cell>
          <table:table-cell office:value-type="float" office:value="270580" table:style-name="ce1">
            <text:p>270580</text:p>
          </table:table-cell>
          <table:table-cell office:value-type="float" office:value="1475" table:style-name="ce1">
            <text:p>1475</text:p>
          </table:table-cell>
          <table:table-cell office:value-type="float" office:value="1475" table:style-name="ce1">
            <text:p>1475</text:p>
          </table:table-cell>
          <table:table-cell office:value-type="float" office:value="224556" table:style-name="ce1">
            <text:p>224556</text:p>
          </table:table-cell>
          <table:table-cell office:value-type="float" office:value="14" table:style-name="ce1">
            <text:p>14</text:p>
          </table:table-cell>
          <table:table-cell office:value-type="float" office:value="12.07" table:style-name="ce1">
            <text:p>12.07</text:p>
          </table:table-cell>
          <table:table-cell office:value-type="float" office:value="14" table:style-name="ce1">
            <text:p>14</text:p>
          </table:table-cell>
          <table:table-cell office:value-type="float" office:value="12.29" table:style-name="ce1">
            <text:p>12.2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5</text:p>
          </table:table-cell>
          <table:table-cell office:value-type="float" office:value="7872508" table:style-name="ce1">
            <text:p>7872508</text:p>
          </table:table-cell>
          <table:table-cell office:value-type="float" office:value="7872508" table:style-name="ce1">
            <text:p>7872508</text:p>
          </table:table-cell>
          <table:table-cell office:value-type="float" office:value="1169973" table:style-name="ce1">
            <text:p>1169973</text:p>
          </table:table-cell>
          <table:table-cell office:value-type="float" office:value="1169973" table:style-name="ce1">
            <text:p>1169973</text:p>
          </table:table-cell>
          <table:table-cell office:value-type="float" office:value="180055" table:style-name="ce1">
            <text:p>180055</text:p>
          </table:table-cell>
          <table:table-cell office:value-type="float" office:value="265149" table:style-name="ce1">
            <text:p>265149</text:p>
          </table:table-cell>
          <table:table-cell office:value-type="float" office:value="738881" table:style-name="ce1">
            <text:p>738881</text:p>
          </table:table-cell>
          <table:table-cell office:value-type="float" office:value="738881" table:style-name="ce1">
            <text:p>738881</text:p>
          </table:table-cell>
          <table:table-cell office:value-type="float" office:value="228115" table:style-name="ce1">
            <text:p>228115</text:p>
          </table:table-cell>
          <table:table-cell office:value-type="float" office:value="43386" table:style-name="ce1">
            <text:p>43386</text:p>
          </table:table-cell>
          <table:table-cell office:value-type="float" office:value="8.85" table:style-name="ce1">
            <text:p>8.85</text:p>
          </table:table-cell>
          <table:table-cell table:style-name="ce1"/>
          <table:table-cell office:value-type="string" table:style-name="ce1">
            <text:p>MPFC5505</text:p>
          </table:table-cell>
          <table:table-cell table:number-columns-repeated="2" table:style-name="ce1"/>
          <table:table-cell office:value-type="float" office:value="159401" table:style-name="ce1">
            <text:p>159401</text:p>
          </table:table-cell>
          <table:table-cell office:value-type="float" office:value="159401" table:style-name="ce1">
            <text:p>159401</text:p>
          </table:table-cell>
          <table:table-cell office:value-type="float" office:value="1400583" table:style-name="ce1">
            <text:p>1400583</text:p>
          </table:table-cell>
          <table:table-cell office:value-type="float" office:value="195641" table:style-name="ce1">
            <text:p>195641</text:p>
          </table:table-cell>
          <table:table-cell office:value-type="float" office:value="102441" table:style-name="ce1">
            <text:p>102441</text:p>
          </table:table-cell>
          <table:table-cell office:value-type="float" office:value="102441" table:style-name="ce1">
            <text:p>102441</text:p>
          </table:table-cell>
          <table:table-cell office:value-type="float" office:value="170656" table:style-name="ce1">
            <text:p>170656</text:p>
          </table:table-cell>
          <table:table-cell office:value-type="float" office:value="2744" table:style-name="ce1">
            <text:p>2744</text:p>
          </table:table-cell>
          <table:table-cell office:value-type="float" office:value="6.34" table:style-name="ce1">
            <text:p>6.34</text:p>
          </table:table-cell>
          <table:table-cell office:value-type="float" office:value="2744" table:style-name="ce1">
            <text:p>2744</text:p>
          </table:table-cell>
          <table:table-cell office:value-type="float" office:value="6.35" table:style-name="ce1">
            <text:p>6.3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6</text:p>
          </table:table-cell>
          <table:table-cell office:value-type="float" office:value="152999" table:style-name="ce1">
            <text:p>152999</text:p>
          </table:table-cell>
          <table:table-cell office:value-type="float" office:value="152999" table:style-name="ce1">
            <text:p>152999</text:p>
          </table:table-cell>
          <table:table-cell office:value-type="float" office:value="580" table:style-name="ce1">
            <text:p>580</text:p>
          </table:table-cell>
          <table:table-cell office:value-type="float" office:value="580" table:style-name="ce1">
            <text:p>580</text:p>
          </table:table-cell>
          <table:table-cell office:value-type="float" office:value="1649" table:style-name="ce1">
            <text:p>1649</text:p>
          </table:table-cell>
          <table:table-cell office:value-type="float" office:value="8236" table:style-name="ce1">
            <text:p>8236</text:p>
          </table:table-cell>
          <table:table-cell office:value-type="float" office:value="367" table:style-name="ce1">
            <text:p>367</text:p>
          </table:table-cell>
          <table:table-cell office:value-type="float" office:value="367" table:style-name="ce1">
            <text:p>367</text:p>
          </table:table-cell>
          <table:table-cell office:value-type="float" office:value="5878" table:style-name="ce1">
            <text:p>587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float" office:value="1665" table:style-name="ce1">
            <text:p>1665</text:p>
          </table:table-cell>
          <table:table-cell office:value-type="float" office:value="1665" table:style-name="ce1">
            <text:p>1665</text:p>
          </table:table-cell>
          <table:table-cell office:value-type="float" office:value="15923" table:style-name="ce1">
            <text:p>15923</text:p>
          </table:table-cell>
          <table:table-cell office:value-type="float" office:value="55710" table:style-name="ce1">
            <text:p>55710</text:p>
          </table:table-cell>
          <table:table-cell office:value-type="float" office:value="1306" table:style-name="ce1">
            <text:p>1306</text:p>
          </table:table-cell>
          <table:table-cell office:value-type="float" office:value="1306" table:style-name="ce1">
            <text:p>1306</text:p>
          </table:table-cell>
          <table:table-cell office:value-type="float" office:value="47781" table:style-name="ce1">
            <text:p>47781</text:p>
          </table:table-cell>
          <table:table-cell office:value-type="float" office:value="12" table:style-name="ce1">
            <text:p>12</text:p>
          </table:table-cell>
          <table:table-cell office:value-type="float" office:value="5.67" table:style-name="ce1">
            <text:p>5.67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7</text:p>
          </table:table-cell>
          <table:table-cell office:value-type="float" office:value="62293" table:style-name="ce1">
            <text:p>62293</text:p>
          </table:table-cell>
          <table:table-cell office:value-type="float" office:value="62293" table:style-name="ce1">
            <text:p>62293</text:p>
          </table:table-cell>
          <table:table-cell office:value-type="float" office:value="379" table:style-name="ce1">
            <text:p>379</text:p>
          </table:table-cell>
          <table:table-cell office:value-type="float" office:value="379" table:style-name="ce1">
            <text:p>379</text:p>
          </table:table-cell>
          <table:table-cell office:value-type="float" office:value="229" table:style-name="ce1">
            <text:p>229</text:p>
          </table:table-cell>
          <table:table-cell office:value-type="float" office:value="893" table:style-name="ce1">
            <text:p>893</text:p>
          </table:table-cell>
          <table:table-cell office:value-type="float" office:value="291" table:style-name="ce1">
            <text:p>291</text:p>
          </table:table-cell>
          <table:table-cell office:value-type="float" office:value="291" table:style-name="ce1">
            <text:p>291</text:p>
          </table:table-cell>
          <table:table-cell office:value-type="float" office:value="743" table:style-name="ce1">
            <text:p>74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PFC5507</text:p>
          </table:table-cell>
          <table:table-cell table:number-columns-repeated="2" table:style-name="ce1"/>
          <table:table-cell office:value-type="float" office:value="183" table:style-name="ce1">
            <text:p>183</text:p>
          </table:table-cell>
          <table:table-cell office:value-type="float" office:value="183" table:style-name="ce1">
            <text:p>183</text:p>
          </table:table-cell>
          <table:table-cell office:value-type="float" office:value="1768" table:style-name="ce1">
            <text:p>1768</text:p>
          </table:table-cell>
          <table:table-cell office:value-type="float" office:value="4399" table:style-name="ce1">
            <text:p>4399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943" table:style-name="ce1">
            <text:p>39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08</text:p>
          </table:table-cell>
          <table:table-cell office:value-type="float" office:value="248724" table:style-name="ce1">
            <text:p>248724</text:p>
          </table:table-cell>
          <table:table-cell office:value-type="float" office:value="248724" table:style-name="ce1">
            <text:p>248724</text:p>
          </table:table-cell>
          <table:table-cell office:value-type="float" office:value="1513" table:style-name="ce1">
            <text:p>1513</text:p>
          </table:table-cell>
          <table:table-cell office:value-type="float" office:value="1513" table:style-name="ce1">
            <text:p>1513</text:p>
          </table:table-cell>
          <table:table-cell office:value-type="float" office:value="3857" table:style-name="ce1">
            <text:p>3857</text:p>
          </table:table-cell>
          <table:table-cell office:value-type="float" office:value="12361" table:style-name="ce1">
            <text:p>12361</text:p>
          </table:table-cell>
          <table:table-cell office:value-type="float" office:value="1029" table:style-name="ce1">
            <text:p>1029</text:p>
          </table:table-cell>
          <table:table-cell office:value-type="float" office:value="1029" table:style-name="ce1">
            <text:p>1029</text:p>
          </table:table-cell>
          <table:table-cell office:value-type="float" office:value="9904" table:style-name="ce1">
            <text:p>9904</text:p>
          </table:table-cell>
          <table:table-cell office:value-type="float" office:value="5" table:style-name="ce1">
            <text:p>5</text:p>
          </table:table-cell>
          <table:table-cell office:value-type="float" office:value="9.1999999999999993" table:style-name="ce1">
            <text:p>9.2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float" office:value="3136" table:style-name="ce1">
            <text:p>3136</text:p>
          </table:table-cell>
          <table:table-cell office:value-type="float" office:value="3136" table:style-name="ce1">
            <text:p>3136</text:p>
          </table:table-cell>
          <table:table-cell office:value-type="float" office:value="27460" table:style-name="ce1">
            <text:p>27460</text:p>
          </table:table-cell>
          <table:table-cell office:value-type="float" office:value="5556" table:style-name="ce1">
            <text:p>5556</text:p>
          </table:table-cell>
          <table:table-cell office:value-type="float" office:value="2591" table:style-name="ce1">
            <text:p>2591</text:p>
          </table:table-cell>
          <table:table-cell office:value-type="float" office:value="2591" table:style-name="ce1">
            <text:p>2591</text:p>
          </table:table-cell>
          <table:table-cell office:value-type="float" office:value="4773" table:style-name="ce1">
            <text:p>4773</text:p>
          </table:table-cell>
          <table:table-cell office:value-type="float" office:value="25" table:style-name="ce1">
            <text:p>25</text:p>
          </table:table-cell>
          <table:table-cell office:value-type="float" office:value="8.32" table:style-name="ce1">
            <text:p>8.32</text:p>
          </table:table-cell>
          <table:table-cell office:value-type="float" office:value="25" table:style-name="ce1">
            <text:p>25</text:p>
          </table:table-cell>
          <table:table-cell office:value-type="float" office:value="8.52" table:style-name="ce1">
            <text:p>8.5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13</text:p>
          </table:table-cell>
          <table:table-cell office:value-type="float" office:value="16610048" table:style-name="ce1">
            <text:p>16610048</text:p>
          </table:table-cell>
          <table:table-cell office:value-type="float" office:value="16610048" table:style-name="ce1">
            <text:p>16610048</text:p>
          </table:table-cell>
          <table:table-cell office:value-type="float" office:value="2870426" table:style-name="ce1">
            <text:p>2870426</text:p>
          </table:table-cell>
          <table:table-cell office:value-type="float" office:value="2870426" table:style-name="ce1">
            <text:p>2870426</text:p>
          </table:table-cell>
          <table:table-cell office:value-type="float" office:value="463858" table:style-name="ce1">
            <text:p>463858</text:p>
          </table:table-cell>
          <table:table-cell office:value-type="float" office:value="4815396" table:style-name="ce1">
            <text:p>4815396</text:p>
          </table:table-cell>
          <table:table-cell office:value-type="float" office:value="1952937" table:style-name="ce1">
            <text:p>1952937</text:p>
          </table:table-cell>
          <table:table-cell office:value-type="float" office:value="1952937" table:style-name="ce1">
            <text:p>1952937</text:p>
          </table:table-cell>
          <table:table-cell office:value-type="float" office:value="3455080" table:style-name="ce1">
            <text:p>3455080</text:p>
          </table:table-cell>
          <table:table-cell office:value-type="float" office:value="94281" table:style-name="ce1">
            <text:p>94281</text:p>
          </table:table-cell>
          <table:table-cell office:value-type="float" office:value="12.64" table:style-name="ce1">
            <text:p>12.64</text:p>
          </table:table-cell>
          <table:table-cell table:style-name="ce1"/>
          <table:table-cell office:value-type="string" table:style-name="ce1">
            <text:p>MPFC5513</text:p>
          </table:table-cell>
          <table:table-cell table:number-columns-repeated="2" table:style-name="ce1"/>
          <table:table-cell office:value-type="float" office:value="450385" table:style-name="ce1">
            <text:p>450385</text:p>
          </table:table-cell>
          <table:table-cell office:value-type="float" office:value="450385" table:style-name="ce1">
            <text:p>450385</text:p>
          </table:table-cell>
          <table:table-cell office:value-type="float" office:value="3876260" table:style-name="ce1">
            <text:p>3876260</text:p>
          </table:table-cell>
          <table:table-cell office:value-type="float" office:value="5617530" table:style-name="ce1">
            <text:p>5617530</text:p>
          </table:table-cell>
          <table:table-cell office:value-type="float" office:value="290198" table:style-name="ce1">
            <text:p>290198</text:p>
          </table:table-cell>
          <table:table-cell office:value-type="float" office:value="290198" table:style-name="ce1">
            <text:p>290198</text:p>
          </table:table-cell>
          <table:table-cell office:value-type="float" office:value="4376434" table:style-name="ce1">
            <text:p>4376434</text:p>
          </table:table-cell>
          <table:table-cell office:value-type="float" office:value="11373" table:style-name="ce1">
            <text:p>11373</text:p>
          </table:table-cell>
          <table:table-cell office:value-type="float" office:value="5.67" table:style-name="ce1">
            <text:p>5.67</text:p>
          </table:table-cell>
          <table:table-cell office:value-type="float" office:value="11373" table:style-name="ce1">
            <text:p>11373</text:p>
          </table:table-cell>
          <table:table-cell office:value-type="float" office:value="5.74" table:style-name="ce1">
            <text:p>5.7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15</text:p>
          </table:table-cell>
          <table:table-cell office:value-type="float" office:value="3585794" table:style-name="ce1">
            <text:p>3585794</text:p>
          </table:table-cell>
          <table:table-cell office:value-type="float" office:value="3585794" table:style-name="ce1">
            <text:p>3585794</text:p>
          </table:table-cell>
          <table:table-cell office:value-type="float" office:value="2404878" table:style-name="ce1">
            <text:p>2404878</text:p>
          </table:table-cell>
          <table:table-cell office:value-type="float" office:value="2404878" table:style-name="ce1">
            <text:p>2404878</text:p>
          </table:table-cell>
          <table:table-cell office:value-type="float" office:value="412301" table:style-name="ce1">
            <text:p>412301</text:p>
          </table:table-cell>
          <table:table-cell office:value-type="float" office:value="151338" table:style-name="ce1">
            <text:p>151338</text:p>
          </table:table-cell>
          <table:table-cell office:value-type="float" office:value="1717886" table:style-name="ce1">
            <text:p>1717886</text:p>
          </table:table-cell>
          <table:table-cell office:value-type="float" office:value="1717886" table:style-name="ce1">
            <text:p>1717886</text:p>
          </table:table-cell>
          <table:table-cell office:value-type="float" office:value="129787" table:style-name="ce1">
            <text:p>129787</text:p>
          </table:table-cell>
          <table:table-cell office:value-type="float" office:value="89599" table:style-name="ce1">
            <text:p>89599</text:p>
          </table:table-cell>
          <table:table-cell office:value-type="float" office:value="11.48" table:style-name="ce1">
            <text:p>11.48</text:p>
          </table:table-cell>
          <table:table-cell table:style-name="ce1"/>
          <table:table-cell office:value-type="string" table:style-name="ce1">
            <text:p>MPFC5515</text:p>
          </table:table-cell>
          <table:table-cell table:number-columns-repeated="2" table:style-name="ce1"/>
          <table:table-cell office:value-type="float" office:value="361153" table:style-name="ce1">
            <text:p>361153</text:p>
          </table:table-cell>
          <table:table-cell office:value-type="float" office:value="361153" table:style-name="ce1">
            <text:p>361153</text:p>
          </table:table-cell>
          <table:table-cell office:value-type="float" office:value="3199140" table:style-name="ce1">
            <text:p>3199140</text:p>
          </table:table-cell>
          <table:table-cell office:value-type="float" office:value="21088" table:style-name="ce1">
            <text:p>21088</text:p>
          </table:table-cell>
          <table:table-cell office:value-type="float" office:value="243790" table:style-name="ce1">
            <text:p>243790</text:p>
          </table:table-cell>
          <table:table-cell office:value-type="float" office:value="243790" table:style-name="ce1">
            <text:p>243790</text:p>
          </table:table-cell>
          <table:table-cell office:value-type="float" office:value="17991" table:style-name="ce1">
            <text:p>17991</text:p>
          </table:table-cell>
          <table:table-cell office:value-type="float" office:value="8300" table:style-name="ce1">
            <text:p>8300</text:p>
          </table:table-cell>
          <table:table-cell office:value-type="float" office:value="5.65" table:style-name="ce1">
            <text:p>5.65</text:p>
          </table:table-cell>
          <table:table-cell office:value-type="float" office:value="8300" table:style-name="ce1">
            <text:p>8300</text:p>
          </table:table-cell>
          <table:table-cell office:value-type="float" office:value="5.65" table:style-name="ce1">
            <text:p>5.6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16</text:p>
          </table:table-cell>
          <table:table-cell office:value-type="float" office:value="1676468" table:style-name="ce1">
            <text:p>1676468</text:p>
          </table:table-cell>
          <table:table-cell office:value-type="float" office:value="1676468" table:style-name="ce1">
            <text:p>1676468</text:p>
          </table:table-cell>
          <table:table-cell office:value-type="float" office:value="670255" table:style-name="ce1">
            <text:p>670255</text:p>
          </table:table-cell>
          <table:table-cell office:value-type="float" office:value="670255" table:style-name="ce1">
            <text:p>670255</text:p>
          </table:table-cell>
          <table:table-cell office:value-type="float" office:value="210237" table:style-name="ce1">
            <text:p>210237</text:p>
          </table:table-cell>
          <table:table-cell office:value-type="float" office:value="322560" table:style-name="ce1">
            <text:p>322560</text:p>
          </table:table-cell>
          <table:table-cell office:value-type="float" office:value="445605" table:style-name="ce1">
            <text:p>445605</text:p>
          </table:table-cell>
          <table:table-cell office:value-type="float" office:value="445605" table:style-name="ce1">
            <text:p>445605</text:p>
          </table:table-cell>
          <table:table-cell office:value-type="float" office:value="271215" table:style-name="ce1">
            <text:p>271215</text:p>
          </table:table-cell>
          <table:table-cell office:value-type="float" office:value="27950" table:style-name="ce1">
            <text:p>27950</text:p>
          </table:table-cell>
          <table:table-cell office:value-type="float" office:value="7.46" table:style-name="ce1">
            <text:p>7.46</text:p>
          </table:table-cell>
          <table:table-cell table:style-name="ce1"/>
          <table:table-cell office:value-type="string" table:style-name="ce1">
            <text:p>MPFC5516</text:p>
          </table:table-cell>
          <table:table-cell table:number-columns-repeated="2" table:style-name="ce1"/>
          <table:table-cell office:value-type="float" office:value="132702" table:style-name="ce1">
            <text:p>132702</text:p>
          </table:table-cell>
          <table:table-cell office:value-type="float" office:value="132702" table:style-name="ce1">
            <text:p>132702</text:p>
          </table:table-cell>
          <table:table-cell office:value-type="float" office:value="1158836" table:style-name="ce1">
            <text:p>1158836</text:p>
          </table:table-cell>
          <table:table-cell office:value-type="float" office:value="176449" table:style-name="ce1">
            <text:p>176449</text:p>
          </table:table-cell>
          <table:table-cell office:value-type="float" office:value="95263" table:style-name="ce1">
            <text:p>95263</text:p>
          </table:table-cell>
          <table:table-cell office:value-type="float" office:value="95263" table:style-name="ce1">
            <text:p>95263</text:p>
          </table:table-cell>
          <table:table-cell office:value-type="float" office:value="152713" table:style-name="ce1">
            <text:p>152713</text:p>
          </table:table-cell>
          <table:table-cell office:value-type="float" office:value="1741" table:style-name="ce1">
            <text:p>1741</text:p>
          </table:table-cell>
          <table:table-cell office:value-type="float" office:value="6.82" table:style-name="ce1">
            <text:p>6.82</text:p>
          </table:table-cell>
          <table:table-cell office:value-type="float" office:value="1741" table:style-name="ce1">
            <text:p>1741</text:p>
          </table:table-cell>
          <table:table-cell office:value-type="float" office:value="6.84" table:style-name="ce1">
            <text:p>6.8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17</text:p>
          </table:table-cell>
          <table:table-cell office:value-type="float" office:value="4792705" table:style-name="ce1">
            <text:p>4792705</text:p>
          </table:table-cell>
          <table:table-cell office:value-type="float" office:value="4792705" table:style-name="ce1">
            <text:p>4792705</text:p>
          </table:table-cell>
          <table:table-cell office:value-type="float" office:value="3321940" table:style-name="ce1">
            <text:p>3321940</text:p>
          </table:table-cell>
          <table:table-cell office:value-type="float" office:value="3321940" table:style-name="ce1">
            <text:p>3321940</text:p>
          </table:table-cell>
          <table:table-cell office:value-type="float" office:value="390057" table:style-name="ce1">
            <text:p>390057</text:p>
          </table:table-cell>
          <table:table-cell office:value-type="float" office:value="214022" table:style-name="ce1">
            <text:p>214022</text:p>
          </table:table-cell>
          <table:table-cell office:value-type="float" office:value="2323560" table:style-name="ce1">
            <text:p>2323560</text:p>
          </table:table-cell>
          <table:table-cell office:value-type="float" office:value="2323560" table:style-name="ce1">
            <text:p>2323560</text:p>
          </table:table-cell>
          <table:table-cell office:value-type="float" office:value="179361" table:style-name="ce1">
            <text:p>179361</text:p>
          </table:table-cell>
          <table:table-cell office:value-type="float" office:value="100998" table:style-name="ce1">
            <text:p>100998</text:p>
          </table:table-cell>
          <table:table-cell office:value-type="float" office:value="13.94" table:style-name="ce1">
            <text:p>13.94</text:p>
          </table:table-cell>
          <table:table-cell table:style-name="ce1"/>
          <table:table-cell office:value-type="string" table:style-name="ce1">
            <text:p>MPFC5517</text:p>
          </table:table-cell>
          <table:table-cell table:number-columns-repeated="2" table:style-name="ce1"/>
          <table:table-cell office:value-type="float" office:value="483086" table:style-name="ce1">
            <text:p>483086</text:p>
          </table:table-cell>
          <table:table-cell office:value-type="float" office:value="483086" table:style-name="ce1">
            <text:p>483086</text:p>
          </table:table-cell>
          <table:table-cell office:value-type="float" office:value="4171241" table:style-name="ce1">
            <text:p>4171241</text:p>
          </table:table-cell>
          <table:table-cell office:value-type="float" office:value="91749" table:style-name="ce1">
            <text:p>91749</text:p>
          </table:table-cell>
          <table:table-cell office:value-type="float" office:value="308642" table:style-name="ce1">
            <text:p>308642</text:p>
          </table:table-cell>
          <table:table-cell office:value-type="float" office:value="308642" table:style-name="ce1">
            <text:p>308642</text:p>
          </table:table-cell>
          <table:table-cell office:value-type="float" office:value="78245" table:style-name="ce1">
            <text:p>78245</text:p>
          </table:table-cell>
          <table:table-cell office:value-type="float" office:value="13572" table:style-name="ce1">
            <text:p>13572</text:p>
          </table:table-cell>
          <table:table-cell office:value-type="float" office:value="5.44" table:style-name="ce1">
            <text:p>5.44</text:p>
          </table:table-cell>
          <table:table-cell office:value-type="float" office:value="13572" table:style-name="ce1">
            <text:p>13572</text:p>
          </table:table-cell>
          <table:table-cell office:value-type="float" office:value="5.44" table:style-name="ce1">
            <text:p>5.4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18</text:p>
          </table:table-cell>
          <table:table-cell office:value-type="float" office:value="4759714" table:style-name="ce1">
            <text:p>4759714</text:p>
          </table:table-cell>
          <table:table-cell office:value-type="float" office:value="4759714" table:style-name="ce1">
            <text:p>4759714</text:p>
          </table:table-cell>
          <table:table-cell office:value-type="float" office:value="3005951" table:style-name="ce1">
            <text:p>3005951</text:p>
          </table:table-cell>
          <table:table-cell office:value-type="float" office:value="3005951" table:style-name="ce1">
            <text:p>3005951</text:p>
          </table:table-cell>
          <table:table-cell office:value-type="float" office:value="310530" table:style-name="ce1">
            <text:p>310530</text:p>
          </table:table-cell>
          <table:table-cell office:value-type="float" office:value="157640" table:style-name="ce1">
            <text:p>157640</text:p>
          </table:table-cell>
          <table:table-cell office:value-type="float" office:value="2263813" table:style-name="ce1">
            <text:p>2263813</text:p>
          </table:table-cell>
          <table:table-cell office:value-type="float" office:value="2263813" table:style-name="ce1">
            <text:p>2263813</text:p>
          </table:table-cell>
          <table:table-cell office:value-type="float" office:value="138580" table:style-name="ce1">
            <text:p>138580</text:p>
          </table:table-cell>
          <table:table-cell office:value-type="float" office:value="114614" table:style-name="ce1">
            <text:p>114614</text:p>
          </table:table-cell>
          <table:table-cell office:value-type="float" office:value="12.8" table:style-name="ce1">
            <text:p>12.8</text:p>
          </table:table-cell>
          <table:table-cell table:style-name="ce1"/>
          <table:table-cell office:value-type="string" table:style-name="ce1">
            <text:p>MPFC5518</text:p>
          </table:table-cell>
          <table:table-cell table:number-columns-repeated="2" table:style-name="ce1"/>
          <table:table-cell office:value-type="float" office:value="423333" table:style-name="ce1">
            <text:p>423333</text:p>
          </table:table-cell>
          <table:table-cell office:value-type="float" office:value="423333" table:style-name="ce1">
            <text:p>423333</text:p>
          </table:table-cell>
          <table:table-cell office:value-type="float" office:value="3699828" table:style-name="ce1">
            <text:p>3699828</text:p>
          </table:table-cell>
          <table:table-cell office:value-type="float" office:value="50734" table:style-name="ce1">
            <text:p>50734</text:p>
          </table:table-cell>
          <table:table-cell office:value-type="float" office:value="278084" table:style-name="ce1">
            <text:p>278084</text:p>
          </table:table-cell>
          <table:table-cell office:value-type="float" office:value="278084" table:style-name="ce1">
            <text:p>278084</text:p>
          </table:table-cell>
          <table:table-cell office:value-type="float" office:value="43703" table:style-name="ce1">
            <text:p>43703</text:p>
          </table:table-cell>
          <table:table-cell office:value-type="float" office:value="10134" table:style-name="ce1">
            <text:p>10134</text:p>
          </table:table-cell>
          <table:table-cell office:value-type="float" office:value="5.48" table:style-name="ce1">
            <text:p>5.48</text:p>
          </table:table-cell>
          <table:table-cell office:value-type="float" office:value="10134" table:style-name="ce1">
            <text:p>10134</text:p>
          </table:table-cell>
          <table:table-cell office:value-type="float" office:value="5.48" table:style-name="ce1">
            <text:p>5.4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19</text:p>
          </table:table-cell>
          <table:table-cell office:value-type="float" office:value="2064691" table:style-name="ce1">
            <text:p>2064691</text:p>
          </table:table-cell>
          <table:table-cell office:value-type="float" office:value="2064691" table:style-name="ce1">
            <text:p>2064691</text:p>
          </table:table-cell>
          <table:table-cell office:value-type="float" office:value="608513" table:style-name="ce1">
            <text:p>608513</text:p>
          </table:table-cell>
          <table:table-cell office:value-type="float" office:value="608513" table:style-name="ce1">
            <text:p>608513</text:p>
          </table:table-cell>
          <table:table-cell office:value-type="float" office:value="215722" table:style-name="ce1">
            <text:p>215722</text:p>
          </table:table-cell>
          <table:table-cell office:value-type="float" office:value="271172" table:style-name="ce1">
            <text:p>271172</text:p>
          </table:table-cell>
          <table:table-cell office:value-type="float" office:value="391937" table:style-name="ce1">
            <text:p>391937</text:p>
          </table:table-cell>
          <table:table-cell office:value-type="float" office:value="391937" table:style-name="ce1">
            <text:p>391937</text:p>
          </table:table-cell>
          <table:table-cell office:value-type="float" office:value="205251" table:style-name="ce1">
            <text:p>205251</text:p>
          </table:table-cell>
          <table:table-cell office:value-type="float" office:value="22890" table:style-name="ce1">
            <text:p>22890</text:p>
          </table:table-cell>
          <table:table-cell office:value-type="float" office:value="7.2" table:style-name="ce1">
            <text:p>7.2</text:p>
          </table:table-cell>
          <table:table-cell table:style-name="ce1"/>
          <table:table-cell office:value-type="string" table:style-name="ce1">
            <text:p>MPFC5519</text:p>
          </table:table-cell>
          <table:table-cell table:number-columns-repeated="2" table:style-name="ce1"/>
          <table:table-cell office:value-type="float" office:value="118288" table:style-name="ce1">
            <text:p>118288</text:p>
          </table:table-cell>
          <table:table-cell office:value-type="float" office:value="118288" table:style-name="ce1">
            <text:p>118288</text:p>
          </table:table-cell>
          <table:table-cell office:value-type="float" office:value="1054788" table:style-name="ce1">
            <text:p>1054788</text:p>
          </table:table-cell>
          <table:table-cell office:value-type="float" office:value="89086" table:style-name="ce1">
            <text:p>89086</text:p>
          </table:table-cell>
          <table:table-cell office:value-type="float" office:value="84841" table:style-name="ce1">
            <text:p>84841</text:p>
          </table:table-cell>
          <table:table-cell office:value-type="float" office:value="84841" table:style-name="ce1">
            <text:p>84841</text:p>
          </table:table-cell>
          <table:table-cell office:value-type="float" office:value="73515" table:style-name="ce1">
            <text:p>73515</text:p>
          </table:table-cell>
          <table:table-cell office:value-type="float" office:value="1507" table:style-name="ce1">
            <text:p>1507</text:p>
          </table:table-cell>
          <table:table-cell office:value-type="float" office:value="6.69" table:style-name="ce1">
            <text:p>6.69</text:p>
          </table:table-cell>
          <table:table-cell office:value-type="float" office:value="1507" table:style-name="ce1">
            <text:p>1507</text:p>
          </table:table-cell>
          <table:table-cell office:value-type="float" office:value="6.69" table:style-name="ce1">
            <text:p>6.6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0</text:p>
          </table:table-cell>
          <table:table-cell office:value-type="float" office:value="10679669" table:style-name="ce1">
            <text:p>10679669</text:p>
          </table:table-cell>
          <table:table-cell office:value-type="float" office:value="10679669" table:style-name="ce1">
            <text:p>10679669</text:p>
          </table:table-cell>
          <table:table-cell office:value-type="float" office:value="200427" table:style-name="ce1">
            <text:p>200427</text:p>
          </table:table-cell>
          <table:table-cell office:value-type="float" office:value="200427" table:style-name="ce1">
            <text:p>200427</text:p>
          </table:table-cell>
          <table:table-cell office:value-type="float" office:value="97169" table:style-name="ce1">
            <text:p>97169</text:p>
          </table:table-cell>
          <table:table-cell office:value-type="float" office:value="7345530" table:style-name="ce1">
            <text:p>7345530</text:p>
          </table:table-cell>
          <table:table-cell office:value-type="float" office:value="149859" table:style-name="ce1">
            <text:p>149859</text:p>
          </table:table-cell>
          <table:table-cell office:value-type="float" office:value="149859" table:style-name="ce1">
            <text:p>149859</text:p>
          </table:table-cell>
          <table:table-cell office:value-type="float" office:value="5653896" table:style-name="ce1">
            <text:p>5653896</text:p>
          </table:table-cell>
          <table:table-cell office:value-type="float" office:value="6534" table:style-name="ce1">
            <text:p>6534</text:p>
          </table:table-cell>
          <table:table-cell office:value-type="float" office:value="6.3" table:style-name="ce1">
            <text:p>6.3</text:p>
          </table:table-cell>
          <table:table-cell table:style-name="ce1"/>
          <table:table-cell office:value-type="string" table:style-name="ce1">
            <text:p>MPFC5520</text:p>
          </table:table-cell>
          <table:table-cell table:number-columns-repeated="2" table:style-name="ce1"/>
          <table:table-cell office:value-type="float" office:value="51028" table:style-name="ce1">
            <text:p>51028</text:p>
          </table:table-cell>
          <table:table-cell office:value-type="float" office:value="51028" table:style-name="ce1">
            <text:p>51028</text:p>
          </table:table-cell>
          <table:table-cell office:value-type="float" office:value="431345" table:style-name="ce1">
            <text:p>431345</text:p>
          </table:table-cell>
          <table:table-cell office:value-type="float" office:value="3476353" table:style-name="ce1">
            <text:p>3476353</text:p>
          </table:table-cell>
          <table:table-cell office:value-type="float" office:value="40251" table:style-name="ce1">
            <text:p>40251</text:p>
          </table:table-cell>
          <table:table-cell office:value-type="float" office:value="40251" table:style-name="ce1">
            <text:p>40251</text:p>
          </table:table-cell>
          <table:table-cell office:value-type="float" office:value="2750039" table:style-name="ce1">
            <text:p>2750039</text:p>
          </table:table-cell>
          <table:table-cell office:value-type="float" office:value="428" table:style-name="ce1">
            <text:p>428</text:p>
          </table:table-cell>
          <table:table-cell office:value-type="float" office:value="9.51" table:style-name="ce1">
            <text:p>9.51</text:p>
          </table:table-cell>
          <table:table-cell office:value-type="float" office:value="428" table:style-name="ce1">
            <text:p>428</text:p>
          </table:table-cell>
          <table:table-cell office:value-type="float" office:value="9.94" table:style-name="ce1">
            <text:p>9.9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1</text:p>
          </table:table-cell>
          <table:table-cell office:value-type="float" office:value="9374650" table:style-name="ce1">
            <text:p>9374650</text:p>
          </table:table-cell>
          <table:table-cell office:value-type="float" office:value="9374650" table:style-name="ce1">
            <text:p>9374650</text:p>
          </table:table-cell>
          <table:table-cell office:value-type="float" office:value="1508437" table:style-name="ce1">
            <text:p>1508437</text:p>
          </table:table-cell>
          <table:table-cell office:value-type="float" office:value="1508437" table:style-name="ce1">
            <text:p>1508437</text:p>
          </table:table-cell>
          <table:table-cell office:value-type="float" office:value="509496" table:style-name="ce1">
            <text:p>509496</text:p>
          </table:table-cell>
          <table:table-cell office:value-type="float" office:value="348130" table:style-name="ce1">
            <text:p>348130</text:p>
          </table:table-cell>
          <table:table-cell office:value-type="float" office:value="1031056" table:style-name="ce1">
            <text:p>1031056</text:p>
          </table:table-cell>
          <table:table-cell office:value-type="float" office:value="1031056" table:style-name="ce1">
            <text:p>1031056</text:p>
          </table:table-cell>
          <table:table-cell office:value-type="float" office:value="276405" table:style-name="ce1">
            <text:p>276405</text:p>
          </table:table-cell>
          <table:table-cell office:value-type="float" office:value="65866" table:style-name="ce1">
            <text:p>6586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PFC5521</text:p>
          </table:table-cell>
          <table:table-cell table:number-columns-repeated="2" table:style-name="ce1"/>
          <table:table-cell office:value-type="float" office:value="267043" table:style-name="ce1">
            <text:p>267043</text:p>
          </table:table-cell>
          <table:table-cell office:value-type="float" office:value="267043" table:style-name="ce1">
            <text:p>267043</text:p>
          </table:table-cell>
          <table:table-cell office:value-type="float" office:value="2294888" table:style-name="ce1">
            <text:p>2294888</text:p>
          </table:table-cell>
          <table:table-cell office:value-type="float" office:value="1852412" table:style-name="ce1">
            <text:p>1852412</text:p>
          </table:table-cell>
          <table:table-cell office:value-type="float" office:value="192134" table:style-name="ce1">
            <text:p>192134</text:p>
          </table:table-cell>
          <table:table-cell office:value-type="float" office:value="192134" table:style-name="ce1">
            <text:p>192134</text:p>
          </table:table-cell>
          <table:table-cell office:value-type="float" office:value="1462676" table:style-name="ce1">
            <text:p>1462676</text:p>
          </table:table-cell>
          <table:table-cell office:value-type="float" office:value="4458" table:style-name="ce1">
            <text:p>4458</text:p>
          </table:table-cell>
          <table:table-cell office:value-type="float" office:value="6.12" table:style-name="ce1">
            <text:p>6.12</text:p>
          </table:table-cell>
          <table:table-cell office:value-type="float" office:value="4457" table:style-name="ce1">
            <text:p>4457</text:p>
          </table:table-cell>
          <table:table-cell office:value-type="float" office:value="6.13" table:style-name="ce1">
            <text:p>6.13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2</text:p>
          </table:table-cell>
          <table:table-cell office:value-type="float" office:value="1582858" table:style-name="ce1">
            <text:p>1582858</text:p>
          </table:table-cell>
          <table:table-cell office:value-type="float" office:value="1582858" table:style-name="ce1">
            <text:p>1582858</text:p>
          </table:table-cell>
          <table:table-cell office:value-type="float" office:value="579125" table:style-name="ce1">
            <text:p>579125</text:p>
          </table:table-cell>
          <table:table-cell office:value-type="float" office:value="579125" table:style-name="ce1">
            <text:p>579125</text:p>
          </table:table-cell>
          <table:table-cell office:value-type="float" office:value="371441" table:style-name="ce1">
            <text:p>371441</text:p>
          </table:table-cell>
          <table:table-cell office:value-type="float" office:value="215482" table:style-name="ce1">
            <text:p>215482</text:p>
          </table:table-cell>
          <table:table-cell office:value-type="float" office:value="376404" table:style-name="ce1">
            <text:p>376404</text:p>
          </table:table-cell>
          <table:table-cell office:value-type="float" office:value="376404" table:style-name="ce1">
            <text:p>376404</text:p>
          </table:table-cell>
          <table:table-cell office:value-type="float" office:value="163824" table:style-name="ce1">
            <text:p>163824</text:p>
          </table:table-cell>
          <table:table-cell office:value-type="float" office:value="20209" table:style-name="ce1">
            <text:p>20209</text:p>
          </table:table-cell>
          <table:table-cell office:value-type="float" office:value="7.34" table:style-name="ce1">
            <text:p>7.34</text:p>
          </table:table-cell>
          <table:table-cell table:style-name="ce1"/>
          <table:table-cell office:value-type="string" table:style-name="ce1">
            <text:p>MPFC5522</text:p>
          </table:table-cell>
          <table:table-cell table:number-columns-repeated="2" table:style-name="ce1"/>
          <table:table-cell office:value-type="float" office:value="138378" table:style-name="ce1">
            <text:p>138378</text:p>
          </table:table-cell>
          <table:table-cell office:value-type="float" office:value="138378" table:style-name="ce1">
            <text:p>138378</text:p>
          </table:table-cell>
          <table:table-cell office:value-type="float" office:value="1219710" table:style-name="ce1">
            <text:p>1219710</text:p>
          </table:table-cell>
          <table:table-cell office:value-type="float" office:value="34147" table:style-name="ce1">
            <text:p>34147</text:p>
          </table:table-cell>
          <table:table-cell office:value-type="float" office:value="101615" table:style-name="ce1">
            <text:p>101615</text:p>
          </table:table-cell>
          <table:table-cell office:value-type="float" office:value="101615" table:style-name="ce1">
            <text:p>101615</text:p>
          </table:table-cell>
          <table:table-cell office:value-type="float" office:value="26998" table:style-name="ce1">
            <text:p>26998</text:p>
          </table:table-cell>
          <table:table-cell office:value-type="float" office:value="1808" table:style-name="ce1">
            <text:p>1808</text:p>
          </table:table-cell>
          <table:table-cell office:value-type="float" office:value="6.92" table:style-name="ce1">
            <text:p>6.92</text:p>
          </table:table-cell>
          <table:table-cell office:value-type="float" office:value="1808" table:style-name="ce1">
            <text:p>1808</text:p>
          </table:table-cell>
          <table:table-cell office:value-type="float" office:value="6.92" table:style-name="ce1">
            <text:p>6.9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3</text:p>
          </table:table-cell>
          <table:table-cell office:value-type="float" office:value="3689258" table:style-name="ce1">
            <text:p>3689258</text:p>
          </table:table-cell>
          <table:table-cell office:value-type="float" office:value="3689258" table:style-name="ce1">
            <text:p>3689258</text:p>
          </table:table-cell>
          <table:table-cell office:value-type="float" office:value="2369325" table:style-name="ce1">
            <text:p>2369325</text:p>
          </table:table-cell>
          <table:table-cell office:value-type="float" office:value="2369325" table:style-name="ce1">
            <text:p>2369325</text:p>
          </table:table-cell>
          <table:table-cell office:value-type="float" office:value="452751" table:style-name="ce1">
            <text:p>452751</text:p>
          </table:table-cell>
          <table:table-cell office:value-type="float" office:value="232102" table:style-name="ce1">
            <text:p>232102</text:p>
          </table:table-cell>
          <table:table-cell office:value-type="float" office:value="1572837" table:style-name="ce1">
            <text:p>1572837</text:p>
          </table:table-cell>
          <table:table-cell office:value-type="float" office:value="1572837" table:style-name="ce1">
            <text:p>1572837</text:p>
          </table:table-cell>
          <table:table-cell office:value-type="float" office:value="185479" table:style-name="ce1">
            <text:p>185479</text:p>
          </table:table-cell>
          <table:table-cell office:value-type="float" office:value="80631" table:style-name="ce1">
            <text:p>80631</text:p>
          </table:table-cell>
          <table:table-cell office:value-type="float" office:value="11.47" table:style-name="ce1">
            <text:p>11.47</text:p>
          </table:table-cell>
          <table:table-cell table:style-name="ce1"/>
          <table:table-cell office:value-type="string" table:style-name="ce1">
            <text:p>MPFC5523</text:p>
          </table:table-cell>
          <table:table-cell table:number-columns-repeated="2" table:style-name="ce1"/>
          <table:table-cell office:value-type="float" office:value="376779" table:style-name="ce1">
            <text:p>376779</text:p>
          </table:table-cell>
          <table:table-cell office:value-type="float" office:value="376779" table:style-name="ce1">
            <text:p>376779</text:p>
          </table:table-cell>
          <table:table-cell office:value-type="float" office:value="3255392" table:style-name="ce1">
            <text:p>3255392</text:p>
          </table:table-cell>
          <table:table-cell office:value-type="float" office:value="61605" table:style-name="ce1">
            <text:p>61605</text:p>
          </table:table-cell>
          <table:table-cell office:value-type="float" office:value="240985" table:style-name="ce1">
            <text:p>240985</text:p>
          </table:table-cell>
          <table:table-cell office:value-type="float" office:value="240985" table:style-name="ce1">
            <text:p>240985</text:p>
          </table:table-cell>
          <table:table-cell office:value-type="float" office:value="51960" table:style-name="ce1">
            <text:p>51960</text:p>
          </table:table-cell>
          <table:table-cell office:value-type="float" office:value="9108" table:style-name="ce1">
            <text:p>9108</text:p>
          </table:table-cell>
          <table:table-cell office:value-type="float" office:value="5.56" table:style-name="ce1">
            <text:p>5.56</text:p>
          </table:table-cell>
          <table:table-cell office:value-type="float" office:value="9108" table:style-name="ce1">
            <text:p>9108</text:p>
          </table:table-cell>
          <table:table-cell office:value-type="float" office:value="5.56" table:style-name="ce1">
            <text:p>5.5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4</text:p>
          </table:table-cell>
          <table:table-cell office:value-type="float" office:value="4722371" table:style-name="ce1">
            <text:p>4722371</text:p>
          </table:table-cell>
          <table:table-cell office:value-type="float" office:value="4722371" table:style-name="ce1">
            <text:p>4722371</text:p>
          </table:table-cell>
          <table:table-cell office:value-type="float" office:value="3498490" table:style-name="ce1">
            <text:p>3498490</text:p>
          </table:table-cell>
          <table:table-cell office:value-type="float" office:value="3498490" table:style-name="ce1">
            <text:p>3498490</text:p>
          </table:table-cell>
          <table:table-cell office:value-type="float" office:value="338816" table:style-name="ce1">
            <text:p>338816</text:p>
          </table:table-cell>
          <table:table-cell office:value-type="float" office:value="134669" table:style-name="ce1">
            <text:p>134669</text:p>
          </table:table-cell>
          <table:table-cell office:value-type="float" office:value="2515424" table:style-name="ce1">
            <text:p>2515424</text:p>
          </table:table-cell>
          <table:table-cell office:value-type="float" office:value="2515424" table:style-name="ce1">
            <text:p>2515424</text:p>
          </table:table-cell>
          <table:table-cell office:value-type="float" office:value="119445" table:style-name="ce1">
            <text:p>119445</text:p>
          </table:table-cell>
          <table:table-cell office:value-type="float" office:value="106732" table:style-name="ce1">
            <text:p>106732</text:p>
          </table:table-cell>
          <table:table-cell office:value-type="float" office:value="14.54" table:style-name="ce1">
            <text:p>14.54</text:p>
          </table:table-cell>
          <table:table-cell table:style-name="ce1"/>
          <table:table-cell office:value-type="string" table:style-name="ce1">
            <text:p>MPFC5524</text:p>
          </table:table-cell>
          <table:table-cell table:number-columns-repeated="2" table:style-name="ce1"/>
          <table:table-cell office:value-type="float" office:value="496138" table:style-name="ce1">
            <text:p>496138</text:p>
          </table:table-cell>
          <table:table-cell office:value-type="float" office:value="496138" table:style-name="ce1">
            <text:p>496138</text:p>
          </table:table-cell>
          <table:table-cell office:value-type="float" office:value="4256991" table:style-name="ce1">
            <text:p>4256991</text:p>
          </table:table-cell>
          <table:table-cell office:value-type="float" office:value="33081" table:style-name="ce1">
            <text:p>33081</text:p>
          </table:table-cell>
          <table:table-cell office:value-type="float" office:value="320237" table:style-name="ce1">
            <text:p>320237</text:p>
          </table:table-cell>
          <table:table-cell office:value-type="float" office:value="320237" table:style-name="ce1">
            <text:p>320237</text:p>
          </table:table-cell>
          <table:table-cell office:value-type="float" office:value="28753" table:style-name="ce1">
            <text:p>28753</text:p>
          </table:table-cell>
          <table:table-cell office:value-type="float" office:value="14128" table:style-name="ce1">
            <text:p>14128</text:p>
          </table:table-cell>
          <table:table-cell office:value-type="float" office:value="5.4" table:style-name="ce1">
            <text:p>5.4</text:p>
          </table:table-cell>
          <table:table-cell office:value-type="float" office:value="14128" table:style-name="ce1">
            <text:p>14128</text:p>
          </table:table-cell>
          <table:table-cell office:value-type="float" office:value="5.4" table:style-name="ce1">
            <text:p>5.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5</text:p>
          </table:table-cell>
          <table:table-cell office:value-type="float" office:value="4013169" table:style-name="ce1">
            <text:p>4013169</text:p>
          </table:table-cell>
          <table:table-cell office:value-type="float" office:value="4013169" table:style-name="ce1">
            <text:p>4013169</text:p>
          </table:table-cell>
          <table:table-cell office:value-type="float" office:value="2910356" table:style-name="ce1">
            <text:p>2910356</text:p>
          </table:table-cell>
          <table:table-cell office:value-type="float" office:value="2910356" table:style-name="ce1">
            <text:p>2910356</text:p>
          </table:table-cell>
          <table:table-cell office:value-type="float" office:value="265567" table:style-name="ce1">
            <text:p>265567</text:p>
          </table:table-cell>
          <table:table-cell office:value-type="float" office:value="109893" table:style-name="ce1">
            <text:p>109893</text:p>
          </table:table-cell>
          <table:table-cell office:value-type="float" office:value="1735916" table:style-name="ce1">
            <text:p>1735916</text:p>
          </table:table-cell>
          <table:table-cell office:value-type="float" office:value="1735916" table:style-name="ce1">
            <text:p>1735916</text:p>
          </table:table-cell>
          <table:table-cell office:value-type="float" office:value="91855" table:style-name="ce1">
            <text:p>91855</text:p>
          </table:table-cell>
          <table:table-cell office:value-type="float" office:value="80632" table:style-name="ce1">
            <text:p>80632</text:p>
          </table:table-cell>
          <table:table-cell office:value-type="float" office:value="15.31" table:style-name="ce1">
            <text:p>15.31</text:p>
          </table:table-cell>
          <table:table-cell table:style-name="ce1"/>
          <table:table-cell office:value-type="string" table:style-name="ce1">
            <text:p>MPFC5525</text:p>
          </table:table-cell>
          <table:table-cell table:number-columns-repeated="2" table:style-name="ce1"/>
          <table:table-cell office:value-type="float" office:value="397879" table:style-name="ce1">
            <text:p>397879</text:p>
          </table:table-cell>
          <table:table-cell office:value-type="float" office:value="397879" table:style-name="ce1">
            <text:p>397879</text:p>
          </table:table-cell>
          <table:table-cell office:value-type="float" office:value="3601034" table:style-name="ce1">
            <text:p>3601034</text:p>
          </table:table-cell>
          <table:table-cell office:value-type="float" office:value="9309" table:style-name="ce1">
            <text:p>9309</text:p>
          </table:table-cell>
          <table:table-cell office:value-type="float" office:value="195107" table:style-name="ce1">
            <text:p>195107</text:p>
          </table:table-cell>
          <table:table-cell office:value-type="float" office:value="195107" table:style-name="ce1">
            <text:p>195107</text:p>
          </table:table-cell>
          <table:table-cell office:value-type="float" office:value="7435" table:style-name="ce1">
            <text:p>7435</text:p>
          </table:table-cell>
          <table:table-cell office:value-type="float" office:value="8014" table:style-name="ce1">
            <text:p>8014</text:p>
          </table:table-cell>
          <table:table-cell office:value-type="float" office:value="6.44" table:style-name="ce1">
            <text:p>6.44</text:p>
          </table:table-cell>
          <table:table-cell office:value-type="float" office:value="8014" table:style-name="ce1">
            <text:p>8014</text:p>
          </table:table-cell>
          <table:table-cell office:value-type="float" office:value="6.44" table:style-name="ce1">
            <text:p>6.4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6</text:p>
          </table:table-cell>
          <table:table-cell office:value-type="float" office:value="1247156" table:style-name="ce1">
            <text:p>1247156</text:p>
          </table:table-cell>
          <table:table-cell office:value-type="float" office:value="1247156" table:style-name="ce1">
            <text:p>1247156</text:p>
          </table:table-cell>
          <table:table-cell office:value-type="float" office:value="172825" table:style-name="ce1">
            <text:p>172825</text:p>
          </table:table-cell>
          <table:table-cell office:value-type="float" office:value="172825" table:style-name="ce1">
            <text:p>172825</text:p>
          </table:table-cell>
          <table:table-cell office:value-type="float" office:value="49815" table:style-name="ce1">
            <text:p>49815</text:p>
          </table:table-cell>
          <table:table-cell office:value-type="float" office:value="358129" table:style-name="ce1">
            <text:p>358129</text:p>
          </table:table-cell>
          <table:table-cell office:value-type="float" office:value="108665" table:style-name="ce1">
            <text:p>108665</text:p>
          </table:table-cell>
          <table:table-cell office:value-type="float" office:value="108665" table:style-name="ce1">
            <text:p>108665</text:p>
          </table:table-cell>
          <table:table-cell office:value-type="float" office:value="259746" table:style-name="ce1">
            <text:p>259746</text:p>
          </table:table-cell>
          <table:table-cell office:value-type="float" office:value="4241" table:style-name="ce1">
            <text:p>4241</text:p>
          </table:table-cell>
          <table:table-cell office:value-type="float" office:value="5.9" table:style-name="ce1">
            <text:p>5.9</text:p>
          </table:table-cell>
          <table:table-cell table:style-name="ce1"/>
          <table:table-cell office:value-type="string" table:style-name="ce1">
            <text:p>MPFC5526</text:p>
          </table:table-cell>
          <table:table-cell table:number-columns-repeated="2" table:style-name="ce1"/>
          <table:table-cell office:value-type="float" office:value="52132" table:style-name="ce1">
            <text:p>52132</text:p>
          </table:table-cell>
          <table:table-cell office:value-type="float" office:value="52132" table:style-name="ce1">
            <text:p>52132</text:p>
          </table:table-cell>
          <table:table-cell office:value-type="float" office:value="467194" table:style-name="ce1">
            <text:p>467194</text:p>
          </table:table-cell>
          <table:table-cell office:value-type="float" office:value="285806" table:style-name="ce1">
            <text:p>285806</text:p>
          </table:table-cell>
          <table:table-cell office:value-type="float" office:value="39085" table:style-name="ce1">
            <text:p>39085</text:p>
          </table:table-cell>
          <table:table-cell office:value-type="float" office:value="39085" table:style-name="ce1">
            <text:p>39085</text:p>
          </table:table-cell>
          <table:table-cell office:value-type="float" office:value="240070" table:style-name="ce1">
            <text:p>240070</text:p>
          </table:table-cell>
          <table:table-cell office:value-type="float" office:value="434" table:style-name="ce1">
            <text:p>434</text:p>
          </table:table-cell>
          <table:table-cell office:value-type="float" office:value="7.4" table:style-name="ce1">
            <text:p>7.4</text:p>
          </table:table-cell>
          <table:table-cell office:value-type="float" office:value="434" table:style-name="ce1">
            <text:p>434</text:p>
          </table:table-cell>
          <table:table-cell office:value-type="float" office:value="7.38" table:style-name="ce1">
            <text:p>7.3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7</text:p>
          </table:table-cell>
          <table:table-cell office:value-type="float" office:value="3698886" table:style-name="ce1">
            <text:p>3698886</text:p>
          </table:table-cell>
          <table:table-cell office:value-type="float" office:value="3698886" table:style-name="ce1">
            <text:p>3698886</text:p>
          </table:table-cell>
          <table:table-cell office:value-type="float" office:value="2375608" table:style-name="ce1">
            <text:p>2375608</text:p>
          </table:table-cell>
          <table:table-cell office:value-type="float" office:value="2375608" table:style-name="ce1">
            <text:p>2375608</text:p>
          </table:table-cell>
          <table:table-cell office:value-type="float" office:value="279240" table:style-name="ce1">
            <text:p>279240</text:p>
          </table:table-cell>
          <table:table-cell office:value-type="float" office:value="227271" table:style-name="ce1">
            <text:p>227271</text:p>
          </table:table-cell>
          <table:table-cell office:value-type="float" office:value="1632601" table:style-name="ce1">
            <text:p>1632601</text:p>
          </table:table-cell>
          <table:table-cell office:value-type="float" office:value="1632601" table:style-name="ce1">
            <text:p>1632601</text:p>
          </table:table-cell>
          <table:table-cell office:value-type="float" office:value="185394" table:style-name="ce1">
            <text:p>185394</text:p>
          </table:table-cell>
          <table:table-cell office:value-type="float" office:value="81741" table:style-name="ce1">
            <text:p>81741</text:p>
          </table:table-cell>
          <table:table-cell office:value-type="float" office:value="11.75" table:style-name="ce1">
            <text:p>11.75</text:p>
          </table:table-cell>
          <table:table-cell table:style-name="ce1"/>
          <table:table-cell office:value-type="string" table:style-name="ce1">
            <text:p>MPFC5527</text:p>
          </table:table-cell>
          <table:table-cell table:number-columns-repeated="2" table:style-name="ce1"/>
          <table:table-cell office:value-type="float" office:value="346538" table:style-name="ce1">
            <text:p>346538</text:p>
          </table:table-cell>
          <table:table-cell office:value-type="float" office:value="346538" table:style-name="ce1">
            <text:p>346538</text:p>
          </table:table-cell>
          <table:table-cell office:value-type="float" office:value="2999720" table:style-name="ce1">
            <text:p>2999720</text:p>
          </table:table-cell>
          <table:table-cell office:value-type="float" office:value="97628" table:style-name="ce1">
            <text:p>97628</text:p>
          </table:table-cell>
          <table:table-cell office:value-type="float" office:value="224048" table:style-name="ce1">
            <text:p>224048</text:p>
          </table:table-cell>
          <table:table-cell office:value-type="float" office:value="224048" table:style-name="ce1">
            <text:p>224048</text:p>
          </table:table-cell>
          <table:table-cell office:value-type="float" office:value="83753" table:style-name="ce1">
            <text:p>83753</text:p>
          </table:table-cell>
          <table:table-cell office:value-type="float" office:value="8239" table:style-name="ce1">
            <text:p>8239</text:p>
          </table:table-cell>
          <table:table-cell office:value-type="float" office:value="5.62" table:style-name="ce1">
            <text:p>5.62</text:p>
          </table:table-cell>
          <table:table-cell office:value-type="float" office:value="8239" table:style-name="ce1">
            <text:p>8239</text:p>
          </table:table-cell>
          <table:table-cell office:value-type="float" office:value="5.62" table:style-name="ce1">
            <text:p>5.6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8</text:p>
          </table:table-cell>
          <table:table-cell office:value-type="float" office:value="7372369" table:style-name="ce1">
            <text:p>7372369</text:p>
          </table:table-cell>
          <table:table-cell office:value-type="float" office:value="7372369" table:style-name="ce1">
            <text:p>7372369</text:p>
          </table:table-cell>
          <table:table-cell office:value-type="float" office:value="3054669" table:style-name="ce1">
            <text:p>3054669</text:p>
          </table:table-cell>
          <table:table-cell office:value-type="float" office:value="3054669" table:style-name="ce1">
            <text:p>3054669</text:p>
          </table:table-cell>
          <table:table-cell office:value-type="float" office:value="335583" table:style-name="ce1">
            <text:p>335583</text:p>
          </table:table-cell>
          <table:table-cell office:value-type="float" office:value="155401" table:style-name="ce1">
            <text:p>155401</text:p>
          </table:table-cell>
          <table:table-cell office:value-type="float" office:value="2151705" table:style-name="ce1">
            <text:p>2151705</text:p>
          </table:table-cell>
          <table:table-cell office:value-type="float" office:value="2151705" table:style-name="ce1">
            <text:p>2151705</text:p>
          </table:table-cell>
          <table:table-cell office:value-type="float" office:value="132312" table:style-name="ce1">
            <text:p>132312</text:p>
          </table:table-cell>
          <table:table-cell office:value-type="float" office:value="97457" table:style-name="ce1">
            <text:p>97457</text:p>
          </table:table-cell>
          <table:table-cell office:value-type="float" office:value="13.25" table:style-name="ce1">
            <text:p>13.25</text:p>
          </table:table-cell>
          <table:table-cell table:style-name="ce1"/>
          <table:table-cell office:value-type="string" table:style-name="ce1">
            <text:p>MPFC5528</text:p>
          </table:table-cell>
          <table:table-cell table:number-columns-repeated="2" table:style-name="ce1"/>
          <table:table-cell office:value-type="float" office:value="435557" table:style-name="ce1">
            <text:p>435557</text:p>
          </table:table-cell>
          <table:table-cell office:value-type="float" office:value="435557" table:style-name="ce1">
            <text:p>435557</text:p>
          </table:table-cell>
          <table:table-cell office:value-type="float" office:value="3749453" table:style-name="ce1">
            <text:p>3749453</text:p>
          </table:table-cell>
          <table:table-cell office:value-type="float" office:value="73048" table:style-name="ce1">
            <text:p>73048</text:p>
          </table:table-cell>
          <table:table-cell office:value-type="float" office:value="282640" table:style-name="ce1">
            <text:p>282640</text:p>
          </table:table-cell>
          <table:table-cell office:value-type="float" office:value="282640" table:style-name="ce1">
            <text:p>282640</text:p>
          </table:table-cell>
          <table:table-cell office:value-type="float" office:value="62212" table:style-name="ce1">
            <text:p>62212</text:p>
          </table:table-cell>
          <table:table-cell office:value-type="float" office:value="11970" table:style-name="ce1">
            <text:p>11970</text:p>
          </table:table-cell>
          <table:table-cell office:value-type="float" office:value="5.46" table:style-name="ce1">
            <text:p>5.46</text:p>
          </table:table-cell>
          <table:table-cell office:value-type="float" office:value="11970" table:style-name="ce1">
            <text:p>11970</text:p>
          </table:table-cell>
          <table:table-cell office:value-type="float" office:value="5.46" table:style-name="ce1">
            <text:p>5.46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29</text:p>
          </table:table-cell>
          <table:table-cell office:value-type="float" office:value="16740220" table:style-name="ce1">
            <text:p>16740220</text:p>
          </table:table-cell>
          <table:table-cell office:value-type="float" office:value="16740220" table:style-name="ce1">
            <text:p>16740220</text:p>
          </table:table-cell>
          <table:table-cell office:value-type="float" office:value="2046467" table:style-name="ce1">
            <text:p>2046467</text:p>
          </table:table-cell>
          <table:table-cell office:value-type="float" office:value="2046467" table:style-name="ce1">
            <text:p>2046467</text:p>
          </table:table-cell>
          <table:table-cell office:value-type="float" office:value="238382" table:style-name="ce1">
            <text:p>238382</text:p>
          </table:table-cell>
          <table:table-cell office:value-type="float" office:value="4450960" table:style-name="ce1">
            <text:p>4450960</text:p>
          </table:table-cell>
          <table:table-cell office:value-type="float" office:value="1244136" table:style-name="ce1">
            <text:p>1244136</text:p>
          </table:table-cell>
          <table:table-cell office:value-type="float" office:value="1244136" table:style-name="ce1">
            <text:p>1244136</text:p>
          </table:table-cell>
          <table:table-cell office:value-type="float" office:value="3571066" table:style-name="ce1">
            <text:p>3571066</text:p>
          </table:table-cell>
          <table:table-cell office:value-type="float" office:value="67070" table:style-name="ce1">
            <text:p>67070</text:p>
          </table:table-cell>
          <table:table-cell office:value-type="float" office:value="11.32" table:style-name="ce1">
            <text:p>11.32</text:p>
          </table:table-cell>
          <table:table-cell table:style-name="ce1"/>
          <table:table-cell office:value-type="string" table:style-name="ce1">
            <text:p>MPFC5529</text:p>
          </table:table-cell>
          <table:table-cell table:number-columns-repeated="2" table:style-name="ce1"/>
          <table:table-cell office:value-type="float" office:value="296166" table:style-name="ce1">
            <text:p>296166</text:p>
          </table:table-cell>
          <table:table-cell office:value-type="float" office:value="296166" table:style-name="ce1">
            <text:p>296166</text:p>
          </table:table-cell>
          <table:table-cell office:value-type="float" office:value="2564945" table:style-name="ce1">
            <text:p>2564945</text:p>
          </table:table-cell>
          <table:table-cell office:value-type="float" office:value="538576" table:style-name="ce1">
            <text:p>538576</text:p>
          </table:table-cell>
          <table:table-cell office:value-type="float" office:value="171652" table:style-name="ce1">
            <text:p>171652</text:p>
          </table:table-cell>
          <table:table-cell office:value-type="float" office:value="171652" table:style-name="ce1">
            <text:p>171652</text:p>
          </table:table-cell>
          <table:table-cell office:value-type="float" office:value="458820" table:style-name="ce1">
            <text:p>458820</text:p>
          </table:table-cell>
          <table:table-cell office:value-type="float" office:value="6239" table:style-name="ce1">
            <text:p>6239</text:p>
          </table:table-cell>
          <table:table-cell office:value-type="float" office:value="5.88" table:style-name="ce1">
            <text:p>5.88</text:p>
          </table:table-cell>
          <table:table-cell office:value-type="float" office:value="6238" table:style-name="ce1">
            <text:p>6238</text:p>
          </table:table-cell>
          <table:table-cell office:value-type="float" office:value="5.88" table:style-name="ce1">
            <text:p>5.8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0</text:p>
          </table:table-cell>
          <table:table-cell office:value-type="float" office:value="590107" table:style-name="ce1">
            <text:p>590107</text:p>
          </table:table-cell>
          <table:table-cell office:value-type="float" office:value="590107" table:style-name="ce1">
            <text:p>590107</text:p>
          </table:table-cell>
          <table:table-cell office:value-type="float" office:value="313764" table:style-name="ce1">
            <text:p>313764</text:p>
          </table:table-cell>
          <table:table-cell office:value-type="float" office:value="313764" table:style-name="ce1">
            <text:p>313764</text:p>
          </table:table-cell>
          <table:table-cell office:value-type="float" office:value="45216" table:style-name="ce1">
            <text:p>45216</text:p>
          </table:table-cell>
          <table:table-cell office:value-type="float" office:value="96238" table:style-name="ce1">
            <text:p>96238</text:p>
          </table:table-cell>
          <table:table-cell office:value-type="float" office:value="184034" table:style-name="ce1">
            <text:p>184034</text:p>
          </table:table-cell>
          <table:table-cell office:value-type="float" office:value="184034" table:style-name="ce1">
            <text:p>184034</text:p>
          </table:table-cell>
          <table:table-cell office:value-type="float" office:value="69972" table:style-name="ce1">
            <text:p>69972</text:p>
          </table:table-cell>
          <table:table-cell office:value-type="float" office:value="11015" table:style-name="ce1">
            <text:p>11015</text:p>
          </table:table-cell>
          <table:table-cell office:value-type="float" office:value="6.52" table:style-name="ce1">
            <text:p>6.52</text:p>
          </table:table-cell>
          <table:table-cell table:style-name="ce1"/>
          <table:table-cell office:value-type="string" table:style-name="ce1">
            <text:p>MPFC5530</text:p>
          </table:table-cell>
          <table:table-cell table:number-columns-repeated="2" table:style-name="ce1"/>
          <table:table-cell office:value-type="float" office:value="51126" table:style-name="ce1">
            <text:p>51126</text:p>
          </table:table-cell>
          <table:table-cell office:value-type="float" office:value="51126" table:style-name="ce1">
            <text:p>51126</text:p>
          </table:table-cell>
          <table:table-cell office:value-type="float" office:value="457902" table:style-name="ce1">
            <text:p>457902</text:p>
          </table:table-cell>
          <table:table-cell office:value-type="float" office:value="13312" table:style-name="ce1">
            <text:p>13312</text:p>
          </table:table-cell>
          <table:table-cell office:value-type="float" office:value="33961" table:style-name="ce1">
            <text:p>33961</text:p>
          </table:table-cell>
          <table:table-cell office:value-type="float" office:value="33961" table:style-name="ce1">
            <text:p>33961</text:p>
          </table:table-cell>
          <table:table-cell office:value-type="float" office:value="10471" table:style-name="ce1">
            <text:p>10471</text:p>
          </table:table-cell>
          <table:table-cell office:value-type="float" office:value="543" table:style-name="ce1">
            <text:p>543</text:p>
          </table:table-cell>
          <table:table-cell office:value-type="float" office:value="6.91" table:style-name="ce1">
            <text:p>6.91</text:p>
          </table:table-cell>
          <table:table-cell office:value-type="float" office:value="543" table:style-name="ce1">
            <text:p>543</text:p>
          </table:table-cell>
          <table:table-cell office:value-type="float" office:value="6.91" table:style-name="ce1">
            <text:p>6.91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1</text:p>
          </table:table-cell>
          <table:table-cell office:value-type="float" office:value="1630839" table:style-name="ce1">
            <text:p>1630839</text:p>
          </table:table-cell>
          <table:table-cell office:value-type="float" office:value="1630839" table:style-name="ce1">
            <text:p>1630839</text:p>
          </table:table-cell>
          <table:table-cell office:value-type="float" office:value="1074006" table:style-name="ce1">
            <text:p>1074006</text:p>
          </table:table-cell>
          <table:table-cell office:value-type="float" office:value="1074006" table:style-name="ce1">
            <text:p>1074006</text:p>
          </table:table-cell>
          <table:table-cell office:value-type="float" office:value="127091" table:style-name="ce1">
            <text:p>127091</text:p>
          </table:table-cell>
          <table:table-cell office:value-type="float" office:value="109619" table:style-name="ce1">
            <text:p>109619</text:p>
          </table:table-cell>
          <table:table-cell office:value-type="float" office:value="630580" table:style-name="ce1">
            <text:p>630580</text:p>
          </table:table-cell>
          <table:table-cell office:value-type="float" office:value="630580" table:style-name="ce1">
            <text:p>630580</text:p>
          </table:table-cell>
          <table:table-cell office:value-type="float" office:value="83395" table:style-name="ce1">
            <text:p>83395</text:p>
          </table:table-cell>
          <table:table-cell office:value-type="float" office:value="35465" table:style-name="ce1">
            <text:p>35465</text:p>
          </table:table-cell>
          <table:table-cell office:value-type="float" office:value="11.34" table:style-name="ce1">
            <text:p>11.34</text:p>
          </table:table-cell>
          <table:table-cell table:style-name="ce1"/>
          <table:table-cell office:value-type="string" table:style-name="ce1">
            <text:p>MPFC5531</text:p>
          </table:table-cell>
          <table:table-cell table:number-columns-repeated="2" table:style-name="ce1"/>
          <table:table-cell office:value-type="float" office:value="158680" table:style-name="ce1">
            <text:p>158680</text:p>
          </table:table-cell>
          <table:table-cell office:value-type="float" office:value="158680" table:style-name="ce1">
            <text:p>158680</text:p>
          </table:table-cell>
          <table:table-cell office:value-type="float" office:value="1429571" table:style-name="ce1">
            <text:p>1429571</text:p>
          </table:table-cell>
          <table:table-cell office:value-type="float" office:value="28371" table:style-name="ce1">
            <text:p>28371</text:p>
          </table:table-cell>
          <table:table-cell office:value-type="float" office:value="86185" table:style-name="ce1">
            <text:p>86185</text:p>
          </table:table-cell>
          <table:table-cell office:value-type="float" office:value="86185" table:style-name="ce1">
            <text:p>86185</text:p>
          </table:table-cell>
          <table:table-cell office:value-type="float" office:value="23910" table:style-name="ce1">
            <text:p>23910</text:p>
          </table:table-cell>
          <table:table-cell office:value-type="float" office:value="2515" table:style-name="ce1">
            <text:p>2515</text:p>
          </table:table-cell>
          <table:table-cell office:value-type="float" office:value="6.48" table:style-name="ce1">
            <text:p>6.48</text:p>
          </table:table-cell>
          <table:table-cell office:value-type="float" office:value="2515" table:style-name="ce1">
            <text:p>2515</text:p>
          </table:table-cell>
          <table:table-cell office:value-type="float" office:value="6.47" table:style-name="ce1">
            <text:p>6.4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2</text:p>
          </table:table-cell>
          <table:table-cell office:value-type="float" office:value="4121448" table:style-name="ce1">
            <text:p>4121448</text:p>
          </table:table-cell>
          <table:table-cell office:value-type="float" office:value="4121448" table:style-name="ce1">
            <text:p>4121448</text:p>
          </table:table-cell>
          <table:table-cell office:value-type="float" office:value="2999138" table:style-name="ce1">
            <text:p>2999138</text:p>
          </table:table-cell>
          <table:table-cell office:value-type="float" office:value="2999138" table:style-name="ce1">
            <text:p>2999138</text:p>
          </table:table-cell>
          <table:table-cell office:value-type="float" office:value="320126" table:style-name="ce1">
            <text:p>320126</text:p>
          </table:table-cell>
          <table:table-cell office:value-type="float" office:value="136552" table:style-name="ce1">
            <text:p>136552</text:p>
          </table:table-cell>
          <table:table-cell office:value-type="float" office:value="1972787" table:style-name="ce1">
            <text:p>1972787</text:p>
          </table:table-cell>
          <table:table-cell office:value-type="float" office:value="1972787" table:style-name="ce1">
            <text:p>1972787</text:p>
          </table:table-cell>
          <table:table-cell office:value-type="float" office:value="114625" table:style-name="ce1">
            <text:p>114625</text:p>
          </table:table-cell>
          <table:table-cell office:value-type="float" office:value="89122" table:style-name="ce1">
            <text:p>89122</text:p>
          </table:table-cell>
          <table:table-cell office:value-type="float" office:value="13.55" table:style-name="ce1">
            <text:p>13.55</text:p>
          </table:table-cell>
          <table:table-cell table:style-name="ce1"/>
          <table:table-cell office:value-type="string" table:style-name="ce1">
            <text:p>MPFC5532</text:p>
          </table:table-cell>
          <table:table-cell table:number-columns-repeated="2" table:style-name="ce1"/>
          <table:table-cell office:value-type="float" office:value="416628" table:style-name="ce1">
            <text:p>416628</text:p>
          </table:table-cell>
          <table:table-cell office:value-type="float" office:value="416628" table:style-name="ce1">
            <text:p>416628</text:p>
          </table:table-cell>
          <table:table-cell office:value-type="float" office:value="3690846" table:style-name="ce1">
            <text:p>3690846</text:p>
          </table:table-cell>
          <table:table-cell office:value-type="float" office:value="13592" table:style-name="ce1">
            <text:p>13592</text:p>
          </table:table-cell>
          <table:table-cell office:value-type="float" office:value="251386" table:style-name="ce1">
            <text:p>251386</text:p>
          </table:table-cell>
          <table:table-cell office:value-type="float" office:value="251386" table:style-name="ce1">
            <text:p>251386</text:p>
          </table:table-cell>
          <table:table-cell office:value-type="float" office:value="11174" table:style-name="ce1">
            <text:p>11174</text:p>
          </table:table-cell>
          <table:table-cell office:value-type="float" office:value="10661" table:style-name="ce1">
            <text:p>10661</text:p>
          </table:table-cell>
          <table:table-cell office:value-type="float" office:value="5.58" table:style-name="ce1">
            <text:p>5.58</text:p>
          </table:table-cell>
          <table:table-cell office:value-type="float" office:value="10661" table:style-name="ce1">
            <text:p>10661</text:p>
          </table:table-cell>
          <table:table-cell office:value-type="float" office:value="5.58" table:style-name="ce1">
            <text:p>5.5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3</text:p>
          </table:table-cell>
          <table:table-cell office:value-type="float" office:value="4230440" table:style-name="ce1">
            <text:p>4230440</text:p>
          </table:table-cell>
          <table:table-cell office:value-type="float" office:value="4230440" table:style-name="ce1">
            <text:p>4230440</text:p>
          </table:table-cell>
          <table:table-cell office:value-type="float" office:value="3047607" table:style-name="ce1">
            <text:p>3047607</text:p>
          </table:table-cell>
          <table:table-cell office:value-type="float" office:value="3047607" table:style-name="ce1">
            <text:p>3047607</text:p>
          </table:table-cell>
          <table:table-cell office:value-type="float" office:value="310985" table:style-name="ce1">
            <text:p>310985</text:p>
          </table:table-cell>
          <table:table-cell office:value-type="float" office:value="123267" table:style-name="ce1">
            <text:p>123267</text:p>
          </table:table-cell>
          <table:table-cell office:value-type="float" office:value="1992758" table:style-name="ce1">
            <text:p>1992758</text:p>
          </table:table-cell>
          <table:table-cell office:value-type="float" office:value="1992758" table:style-name="ce1">
            <text:p>1992758</text:p>
          </table:table-cell>
          <table:table-cell office:value-type="float" office:value="106238" table:style-name="ce1">
            <text:p>106238</text:p>
          </table:table-cell>
          <table:table-cell office:value-type="float" office:value="90117" table:style-name="ce1">
            <text:p>90117</text:p>
          </table:table-cell>
          <table:table-cell office:value-type="float" office:value="13.44" table:style-name="ce1">
            <text:p>13.44</text:p>
          </table:table-cell>
          <table:table-cell table:style-name="ce1"/>
          <table:table-cell office:value-type="string" table:style-name="ce1">
            <text:p>MPFC5533</text:p>
          </table:table-cell>
          <table:table-cell table:number-columns-repeated="2" table:style-name="ce1"/>
          <table:table-cell office:value-type="float" office:value="435491" table:style-name="ce1">
            <text:p>435491</text:p>
          </table:table-cell>
          <table:table-cell office:value-type="float" office:value="435491" table:style-name="ce1">
            <text:p>435491</text:p>
          </table:table-cell>
          <table:table-cell office:value-type="float" office:value="3768655" table:style-name="ce1">
            <text:p>3768655</text:p>
          </table:table-cell>
          <table:table-cell office:value-type="float" office:value="79809" table:style-name="ce1">
            <text:p>79809</text:p>
          </table:table-cell>
          <table:table-cell office:value-type="float" office:value="263028" table:style-name="ce1">
            <text:p>263028</text:p>
          </table:table-cell>
          <table:table-cell office:value-type="float" office:value="263028" table:style-name="ce1">
            <text:p>263028</text:p>
          </table:table-cell>
          <table:table-cell office:value-type="float" office:value="69576" table:style-name="ce1">
            <text:p>69576</text:p>
          </table:table-cell>
          <table:table-cell office:value-type="float" office:value="11373" table:style-name="ce1">
            <text:p>11373</text:p>
          </table:table-cell>
          <table:table-cell office:value-type="float" office:value="5.58" table:style-name="ce1">
            <text:p>5.58</text:p>
          </table:table-cell>
          <table:table-cell office:value-type="float" office:value="11373" table:style-name="ce1">
            <text:p>11373</text:p>
          </table:table-cell>
          <table:table-cell office:value-type="float" office:value="5.58" table:style-name="ce1">
            <text:p>5.5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4</text:p>
          </table:table-cell>
          <table:table-cell office:value-type="float" office:value="4793204" table:style-name="ce1">
            <text:p>4793204</text:p>
          </table:table-cell>
          <table:table-cell office:value-type="float" office:value="4793204" table:style-name="ce1">
            <text:p>4793204</text:p>
          </table:table-cell>
          <table:table-cell office:value-type="float" office:value="3286730" table:style-name="ce1">
            <text:p>3286730</text:p>
          </table:table-cell>
          <table:table-cell office:value-type="float" office:value="3286730" table:style-name="ce1">
            <text:p>3286730</text:p>
          </table:table-cell>
          <table:table-cell office:value-type="float" office:value="319576" table:style-name="ce1">
            <text:p>319576</text:p>
          </table:table-cell>
          <table:table-cell office:value-type="float" office:value="104721" table:style-name="ce1">
            <text:p>104721</text:p>
          </table:table-cell>
          <table:table-cell office:value-type="float" office:value="2111337" table:style-name="ce1">
            <text:p>2111337</text:p>
          </table:table-cell>
          <table:table-cell office:value-type="float" office:value="2111337" table:style-name="ce1">
            <text:p>2111337</text:p>
          </table:table-cell>
          <table:table-cell office:value-type="float" office:value="92865" table:style-name="ce1">
            <text:p>92865</text:p>
          </table:table-cell>
          <table:table-cell office:value-type="float" office:value="92407" table:style-name="ce1">
            <text:p>92407</text:p>
          </table:table-cell>
          <table:table-cell office:value-type="float" office:value="14.3" table:style-name="ce1">
            <text:p>14.3</text:p>
          </table:table-cell>
          <table:table-cell table:style-name="ce1"/>
          <table:table-cell office:value-type="string" table:style-name="ce1">
            <text:p>MPFC5534</text:p>
          </table:table-cell>
          <table:table-cell table:number-columns-repeated="2" table:style-name="ce1"/>
          <table:table-cell office:value-type="float" office:value="441191" table:style-name="ce1">
            <text:p>441191</text:p>
          </table:table-cell>
          <table:table-cell office:value-type="float" office:value="441191" table:style-name="ce1">
            <text:p>441191</text:p>
          </table:table-cell>
          <table:table-cell office:value-type="float" office:value="3939524" table:style-name="ce1">
            <text:p>3939524</text:p>
          </table:table-cell>
          <table:table-cell office:value-type="float" office:value="55915" table:style-name="ce1">
            <text:p>55915</text:p>
          </table:table-cell>
          <table:table-cell office:value-type="float" office:value="257366" table:style-name="ce1">
            <text:p>257366</text:p>
          </table:table-cell>
          <table:table-cell office:value-type="float" office:value="257366" table:style-name="ce1">
            <text:p>257366</text:p>
          </table:table-cell>
          <table:table-cell office:value-type="float" office:value="49558" table:style-name="ce1">
            <text:p>49558</text:p>
          </table:table-cell>
          <table:table-cell office:value-type="float" office:value="11189" table:style-name="ce1">
            <text:p>11189</text:p>
          </table:table-cell>
          <table:table-cell office:value-type="float" office:value="5.78" table:style-name="ce1">
            <text:p>5.78</text:p>
          </table:table-cell>
          <table:table-cell office:value-type="float" office:value="11189" table:style-name="ce1">
            <text:p>11189</text:p>
          </table:table-cell>
          <table:table-cell office:value-type="float" office:value="5.78" table:style-name="ce1">
            <text:p>5.7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5</text:p>
          </table:table-cell>
          <table:table-cell office:value-type="float" office:value="4247629" table:style-name="ce1">
            <text:p>4247629</text:p>
          </table:table-cell>
          <table:table-cell office:value-type="float" office:value="4247629" table:style-name="ce1">
            <text:p>4247629</text:p>
          </table:table-cell>
          <table:table-cell office:value-type="float" office:value="1997991" table:style-name="ce1">
            <text:p>1997991</text:p>
          </table:table-cell>
          <table:table-cell office:value-type="float" office:value="1997991" table:style-name="ce1">
            <text:p>1997991</text:p>
          </table:table-cell>
          <table:table-cell office:value-type="float" office:value="246155" table:style-name="ce1">
            <text:p>246155</text:p>
          </table:table-cell>
          <table:table-cell office:value-type="float" office:value="169781" table:style-name="ce1">
            <text:p>169781</text:p>
          </table:table-cell>
          <table:table-cell office:value-type="float" office:value="1203511" table:style-name="ce1">
            <text:p>1203511</text:p>
          </table:table-cell>
          <table:table-cell office:value-type="float" office:value="1203511" table:style-name="ce1">
            <text:p>1203511</text:p>
          </table:table-cell>
          <table:table-cell office:value-type="float" office:value="142621" table:style-name="ce1">
            <text:p>142621</text:p>
          </table:table-cell>
          <table:table-cell office:value-type="float" office:value="65911" table:style-name="ce1">
            <text:p>65911</text:p>
          </table:table-cell>
          <table:table-cell office:value-type="float" office:value="10.87" table:style-name="ce1">
            <text:p>10.87</text:p>
          </table:table-cell>
          <table:table-cell table:style-name="ce1"/>
          <table:table-cell office:value-type="string" table:style-name="ce1">
            <text:p>MPFC5535</text:p>
          </table:table-cell>
          <table:table-cell table:number-columns-repeated="2" table:style-name="ce1"/>
          <table:table-cell office:value-type="float" office:value="291756" table:style-name="ce1">
            <text:p>291756</text:p>
          </table:table-cell>
          <table:table-cell office:value-type="float" office:value="291756" table:style-name="ce1">
            <text:p>291756</text:p>
          </table:table-cell>
          <table:table-cell office:value-type="float" office:value="2523380" table:style-name="ce1">
            <text:p>2523380</text:p>
          </table:table-cell>
          <table:table-cell office:value-type="float" office:value="54829" table:style-name="ce1">
            <text:p>54829</text:p>
          </table:table-cell>
          <table:table-cell office:value-type="float" office:value="169893" table:style-name="ce1">
            <text:p>169893</text:p>
          </table:table-cell>
          <table:table-cell office:value-type="float" office:value="169893" table:style-name="ce1">
            <text:p>169893</text:p>
          </table:table-cell>
          <table:table-cell office:value-type="float" office:value="46544" table:style-name="ce1">
            <text:p>46544</text:p>
          </table:table-cell>
          <table:table-cell office:value-type="float" office:value="5979" table:style-name="ce1">
            <text:p>5979</text:p>
          </table:table-cell>
          <table:table-cell office:value-type="float" office:value="5.82" table:style-name="ce1">
            <text:p>5.82</text:p>
          </table:table-cell>
          <table:table-cell office:value-type="float" office:value="5979" table:style-name="ce1">
            <text:p>5979</text:p>
          </table:table-cell>
          <table:table-cell office:value-type="float" office:value="5.82" table:style-name="ce1">
            <text:p>5.8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6</text:p>
          </table:table-cell>
          <table:table-cell office:value-type="float" office:value="9307308" table:style-name="ce1">
            <text:p>9307308</text:p>
          </table:table-cell>
          <table:table-cell office:value-type="float" office:value="9307308" table:style-name="ce1">
            <text:p>9307308</text:p>
          </table:table-cell>
          <table:table-cell office:value-type="float" office:value="3026127" table:style-name="ce1">
            <text:p>3026127</text:p>
          </table:table-cell>
          <table:table-cell office:value-type="float" office:value="3026127" table:style-name="ce1">
            <text:p>3026127</text:p>
          </table:table-cell>
          <table:table-cell office:value-type="float" office:value="307535" table:style-name="ce1">
            <text:p>307535</text:p>
          </table:table-cell>
          <table:table-cell office:value-type="float" office:value="3385146" table:style-name="ce1">
            <text:p>3385146</text:p>
          </table:table-cell>
          <table:table-cell office:value-type="float" office:value="2089656" table:style-name="ce1">
            <text:p>2089656</text:p>
          </table:table-cell>
          <table:table-cell office:value-type="float" office:value="2089656" table:style-name="ce1">
            <text:p>2089656</text:p>
          </table:table-cell>
          <table:table-cell office:value-type="float" office:value="2644856" table:style-name="ce1">
            <text:p>2644856</text:p>
          </table:table-cell>
          <table:table-cell office:value-type="float" office:value="63477" table:style-name="ce1">
            <text:p>63477</text:p>
          </table:table-cell>
          <table:table-cell office:value-type="float" office:value="19.97" table:style-name="ce1">
            <text:p>19.97</text:p>
          </table:table-cell>
          <table:table-cell table:style-name="ce1"/>
          <table:table-cell office:value-type="string" table:style-name="ce1">
            <text:p>MPFC5536</text:p>
          </table:table-cell>
          <table:table-cell table:number-columns-repeated="2" table:style-name="ce1"/>
          <table:table-cell office:value-type="float" office:value="426855" table:style-name="ce1">
            <text:p>426855</text:p>
          </table:table-cell>
          <table:table-cell office:value-type="float" office:value="426855" table:style-name="ce1">
            <text:p>426855</text:p>
          </table:table-cell>
          <table:table-cell office:value-type="float" office:value="3647059" table:style-name="ce1">
            <text:p>3647059</text:p>
          </table:table-cell>
          <table:table-cell office:value-type="float" office:value="667292" table:style-name="ce1">
            <text:p>667292</text:p>
          </table:table-cell>
          <table:table-cell office:value-type="float" office:value="264158" table:style-name="ce1">
            <text:p>264158</text:p>
          </table:table-cell>
          <table:table-cell office:value-type="float" office:value="264158" table:style-name="ce1">
            <text:p>264158</text:p>
          </table:table-cell>
          <table:table-cell office:value-type="float" office:value="529264" table:style-name="ce1">
            <text:p>529264</text:p>
          </table:table-cell>
          <table:table-cell office:value-type="float" office:value="15231" table:style-name="ce1">
            <text:p>15231</text:p>
          </table:table-cell>
          <table:table-cell office:value-type="float" office:value="5.5" table:style-name="ce1">
            <text:p>5.5</text:p>
          </table:table-cell>
          <table:table-cell office:value-type="float" office:value="15231" table:style-name="ce1">
            <text:p>15231</text:p>
          </table:table-cell>
          <table:table-cell office:value-type="float" office:value="5.5" table:style-name="ce1">
            <text:p>5.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7</text:p>
          </table:table-cell>
          <table:table-cell office:value-type="float" office:value="6886767" table:style-name="ce1">
            <text:p>6886767</text:p>
          </table:table-cell>
          <table:table-cell office:value-type="float" office:value="6886767" table:style-name="ce1">
            <text:p>6886767</text:p>
          </table:table-cell>
          <table:table-cell office:value-type="float" office:value="1033377" table:style-name="ce1">
            <text:p>1033377</text:p>
          </table:table-cell>
          <table:table-cell office:value-type="float" office:value="1033377" table:style-name="ce1">
            <text:p>1033377</text:p>
          </table:table-cell>
          <table:table-cell office:value-type="float" office:value="98183" table:style-name="ce1">
            <text:p>98183</text:p>
          </table:table-cell>
          <table:table-cell office:value-type="float" office:value="172975" table:style-name="ce1">
            <text:p>172975</text:p>
          </table:table-cell>
          <table:table-cell office:value-type="float" office:value="609352" table:style-name="ce1">
            <text:p>609352</text:p>
          </table:table-cell>
          <table:table-cell office:value-type="float" office:value="609352" table:style-name="ce1">
            <text:p>609352</text:p>
          </table:table-cell>
          <table:table-cell office:value-type="float" office:value="150929" table:style-name="ce1">
            <text:p>150929</text:p>
          </table:table-cell>
          <table:table-cell office:value-type="float" office:value="28053" table:style-name="ce1">
            <text:p>28053</text:p>
          </table:table-cell>
          <table:table-cell office:value-type="float" office:value="15.86" table:style-name="ce1">
            <text:p>15.86</text:p>
          </table:table-cell>
          <table:table-cell table:style-name="ce1"/>
          <table:table-cell office:value-type="string" table:style-name="ce1">
            <text:p>MPFC5537</text:p>
          </table:table-cell>
          <table:table-cell table:number-columns-repeated="2" table:style-name="ce1"/>
          <table:table-cell office:value-type="float" office:value="628328" table:style-name="ce1">
            <text:p>628328</text:p>
          </table:table-cell>
          <table:table-cell office:value-type="float" office:value="628328" table:style-name="ce1">
            <text:p>628328</text:p>
          </table:table-cell>
          <table:table-cell office:value-type="float" office:value="5495570" table:style-name="ce1">
            <text:p>5495570</text:p>
          </table:table-cell>
          <table:table-cell office:value-type="float" office:value="4543967" table:style-name="ce1">
            <text:p>4543967</text:p>
          </table:table-cell>
          <table:table-cell office:value-type="float" office:value="390535" table:style-name="ce1">
            <text:p>390535</text:p>
          </table:table-cell>
          <table:table-cell office:value-type="float" office:value="390535" table:style-name="ce1">
            <text:p>390535</text:p>
          </table:table-cell>
          <table:table-cell office:value-type="float" office:value="3636087" table:style-name="ce1">
            <text:p>3636087</text:p>
          </table:table-cell>
          <table:table-cell office:value-type="float" office:value="18899" table:style-name="ce1">
            <text:p>18899</text:p>
          </table:table-cell>
          <table:table-cell office:value-type="float" office:value="5.68" table:style-name="ce1">
            <text:p>5.68</text:p>
          </table:table-cell>
          <table:table-cell office:value-type="float" office:value="18898" table:style-name="ce1">
            <text:p>18898</text:p>
          </table:table-cell>
          <table:table-cell office:value-type="float" office:value="5.72" table:style-name="ce1">
            <text:p>5.72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8</text:p>
          </table:table-cell>
          <table:table-cell office:value-type="float" office:value="2694169" table:style-name="ce1">
            <text:p>2694169</text:p>
          </table:table-cell>
          <table:table-cell office:value-type="float" office:value="2694169" table:style-name="ce1">
            <text:p>2694169</text:p>
          </table:table-cell>
          <table:table-cell office:value-type="float" office:value="1816270" table:style-name="ce1">
            <text:p>1816270</text:p>
          </table:table-cell>
          <table:table-cell office:value-type="float" office:value="1816270" table:style-name="ce1">
            <text:p>1816270</text:p>
          </table:table-cell>
          <table:table-cell office:value-type="float" office:value="267718" table:style-name="ce1">
            <text:p>267718</text:p>
          </table:table-cell>
          <table:table-cell office:value-type="float" office:value="114153" table:style-name="ce1">
            <text:p>114153</text:p>
          </table:table-cell>
          <table:table-cell office:value-type="float" office:value="1089180" table:style-name="ce1">
            <text:p>1089180</text:p>
          </table:table-cell>
          <table:table-cell office:value-type="float" office:value="1089180" table:style-name="ce1">
            <text:p>1089180</text:p>
          </table:table-cell>
          <table:table-cell office:value-type="float" office:value="89760" table:style-name="ce1">
            <text:p>89760</text:p>
          </table:table-cell>
          <table:table-cell office:value-type="float" office:value="59768" table:style-name="ce1">
            <text:p>59768</text:p>
          </table:table-cell>
          <table:table-cell office:value-type="float" office:value="11.1" table:style-name="ce1">
            <text:p>11.1</text:p>
          </table:table-cell>
          <table:table-cell table:style-name="ce1"/>
          <table:table-cell office:value-type="string" table:style-name="ce1">
            <text:p>MPFC5538</text:p>
          </table:table-cell>
          <table:table-cell table:number-columns-repeated="2" table:style-name="ce1"/>
          <table:table-cell office:value-type="float" office:value="275964" table:style-name="ce1">
            <text:p>275964</text:p>
          </table:table-cell>
          <table:table-cell office:value-type="float" office:value="275964" table:style-name="ce1">
            <text:p>275964</text:p>
          </table:table-cell>
          <table:table-cell office:value-type="float" office:value="2402725" table:style-name="ce1">
            <text:p>2402725</text:p>
          </table:table-cell>
          <table:table-cell office:value-type="float" office:value="49033" table:style-name="ce1">
            <text:p>49033</text:p>
          </table:table-cell>
          <table:table-cell office:value-type="float" office:value="158088" table:style-name="ce1">
            <text:p>158088</text:p>
          </table:table-cell>
          <table:table-cell office:value-type="float" office:value="158088" table:style-name="ce1">
            <text:p>158088</text:p>
          </table:table-cell>
          <table:table-cell office:value-type="float" office:value="41745" table:style-name="ce1">
            <text:p>41745</text:p>
          </table:table-cell>
          <table:table-cell office:value-type="float" office:value="5673" table:style-name="ce1">
            <text:p>5673</text:p>
          </table:table-cell>
          <table:table-cell office:value-type="float" office:value="5.94" table:style-name="ce1">
            <text:p>5.94</text:p>
          </table:table-cell>
          <table:table-cell office:value-type="float" office:value="5672" table:style-name="ce1">
            <text:p>5672</text:p>
          </table:table-cell>
          <table:table-cell office:value-type="float" office:value="5.94" table:style-name="ce1">
            <text:p>5.94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39</text:p>
          </table:table-cell>
          <table:table-cell office:value-type="float" office:value="3255179" table:style-name="ce1">
            <text:p>3255179</text:p>
          </table:table-cell>
          <table:table-cell office:value-type="float" office:value="3255179" table:style-name="ce1">
            <text:p>3255179</text:p>
          </table:table-cell>
          <table:table-cell office:value-type="float" office:value="2275169" table:style-name="ce1">
            <text:p>2275169</text:p>
          </table:table-cell>
          <table:table-cell office:value-type="float" office:value="2275169" table:style-name="ce1">
            <text:p>2275169</text:p>
          </table:table-cell>
          <table:table-cell office:value-type="float" office:value="222495" table:style-name="ce1">
            <text:p>222495</text:p>
          </table:table-cell>
          <table:table-cell office:value-type="float" office:value="168564" table:style-name="ce1">
            <text:p>168564</text:p>
          </table:table-cell>
          <table:table-cell office:value-type="float" office:value="1415473" table:style-name="ce1">
            <text:p>1415473</text:p>
          </table:table-cell>
          <table:table-cell office:value-type="float" office:value="1415473" table:style-name="ce1">
            <text:p>1415473</text:p>
          </table:table-cell>
          <table:table-cell office:value-type="float" office:value="133068" table:style-name="ce1">
            <text:p>133068</text:p>
          </table:table-cell>
          <table:table-cell office:value-type="float" office:value="56325" table:style-name="ce1">
            <text:p>56325</text:p>
          </table:table-cell>
          <table:table-cell office:value-type="float" office:value="15.19" table:style-name="ce1">
            <text:p>15.19</text:p>
          </table:table-cell>
          <table:table-cell table:style-name="ce1"/>
          <table:table-cell office:value-type="string" table:style-name="ce1">
            <text:p>MPFC5539</text:p>
          </table:table-cell>
          <table:table-cell table:number-columns-repeated="2" table:style-name="ce1"/>
          <table:table-cell office:value-type="float" office:value="322353" table:style-name="ce1">
            <text:p>322353</text:p>
          </table:table-cell>
          <table:table-cell office:value-type="float" office:value="322353" table:style-name="ce1">
            <text:p>322353</text:p>
          </table:table-cell>
          <table:table-cell office:value-type="float" office:value="2864125" table:style-name="ce1">
            <text:p>2864125</text:p>
          </table:table-cell>
          <table:table-cell office:value-type="float" office:value="17998" table:style-name="ce1">
            <text:p>17998</text:p>
          </table:table-cell>
          <table:table-cell office:value-type="float" office:value="187546" table:style-name="ce1">
            <text:p>187546</text:p>
          </table:table-cell>
          <table:table-cell office:value-type="float" office:value="187546" table:style-name="ce1">
            <text:p>187546</text:p>
          </table:table-cell>
          <table:table-cell office:value-type="float" office:value="14399" table:style-name="ce1">
            <text:p>14399</text:p>
          </table:table-cell>
          <table:table-cell office:value-type="float" office:value="9288" table:style-name="ce1">
            <text:p>9288</text:p>
          </table:table-cell>
          <table:table-cell office:value-type="float" office:value="5.57" table:style-name="ce1">
            <text:p>5.57</text:p>
          </table:table-cell>
          <table:table-cell office:value-type="float" office:value="9288" table:style-name="ce1">
            <text:p>9288</text:p>
          </table:table-cell>
          <table:table-cell office:value-type="float" office:value="5.57" table:style-name="ce1">
            <text:p>5.5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40</text:p>
          </table:table-cell>
          <table:table-cell office:value-type="float" office:value="3117824" table:style-name="ce1">
            <text:p>3117824</text:p>
          </table:table-cell>
          <table:table-cell office:value-type="float" office:value="3117824" table:style-name="ce1">
            <text:p>3117824</text:p>
          </table:table-cell>
          <table:table-cell office:value-type="float" office:value="2219323" table:style-name="ce1">
            <text:p>2219323</text:p>
          </table:table-cell>
          <table:table-cell office:value-type="float" office:value="2219323" table:style-name="ce1">
            <text:p>2219323</text:p>
          </table:table-cell>
          <table:table-cell office:value-type="float" office:value="256559" table:style-name="ce1">
            <text:p>256559</text:p>
          </table:table-cell>
          <table:table-cell office:value-type="float" office:value="116193" table:style-name="ce1">
            <text:p>116193</text:p>
          </table:table-cell>
          <table:table-cell office:value-type="float" office:value="1391487" table:style-name="ce1">
            <text:p>1391487</text:p>
          </table:table-cell>
          <table:table-cell office:value-type="float" office:value="1391487" table:style-name="ce1">
            <text:p>1391487</text:p>
          </table:table-cell>
          <table:table-cell office:value-type="float" office:value="95129" table:style-name="ce1">
            <text:p>95129</text:p>
          </table:table-cell>
          <table:table-cell office:value-type="float" office:value="71249" table:style-name="ce1">
            <text:p>71249</text:p>
          </table:table-cell>
          <table:table-cell office:value-type="float" office:value="11.75" table:style-name="ce1">
            <text:p>11.75</text:p>
          </table:table-cell>
          <table:table-cell table:style-name="ce1"/>
          <table:table-cell office:value-type="string" table:style-name="ce1">
            <text:p>MPFC5540</text:p>
          </table:table-cell>
          <table:table-cell table:number-columns-repeated="2" table:style-name="ce1"/>
          <table:table-cell office:value-type="float" office:value="310647" table:style-name="ce1">
            <text:p>310647</text:p>
          </table:table-cell>
          <table:table-cell office:value-type="float" office:value="310647" table:style-name="ce1">
            <text:p>310647</text:p>
          </table:table-cell>
          <table:table-cell office:value-type="float" office:value="2777578" table:style-name="ce1">
            <text:p>2777578</text:p>
          </table:table-cell>
          <table:table-cell office:value-type="float" office:value="14090" table:style-name="ce1">
            <text:p>14090</text:p>
          </table:table-cell>
          <table:table-cell office:value-type="float" office:value="184968" table:style-name="ce1">
            <text:p>184968</text:p>
          </table:table-cell>
          <table:table-cell office:value-type="float" office:value="184968" table:style-name="ce1">
            <text:p>184968</text:p>
          </table:table-cell>
          <table:table-cell office:value-type="float" office:value="11542" table:style-name="ce1">
            <text:p>11542</text:p>
          </table:table-cell>
          <table:table-cell office:value-type="float" office:value="6948" table:style-name="ce1">
            <text:p>6948</text:p>
          </table:table-cell>
          <table:table-cell office:value-type="float" office:value="5.79" table:style-name="ce1">
            <text:p>5.79</text:p>
          </table:table-cell>
          <table:table-cell office:value-type="float" office:value="6949" table:style-name="ce1">
            <text:p>6949</text:p>
          </table:table-cell>
          <table:table-cell office:value-type="float" office:value="5.79" table:style-name="ce1">
            <text:p>5.79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41</text:p>
          </table:table-cell>
          <table:table-cell office:value-type="float" office:value="2878933" table:style-name="ce1">
            <text:p>2878933</text:p>
          </table:table-cell>
          <table:table-cell office:value-type="float" office:value="2878933" table:style-name="ce1">
            <text:p>2878933</text:p>
          </table:table-cell>
          <table:table-cell office:value-type="float" office:value="2038074" table:style-name="ce1">
            <text:p>2038074</text:p>
          </table:table-cell>
          <table:table-cell office:value-type="float" office:value="2038074" table:style-name="ce1">
            <text:p>2038074</text:p>
          </table:table-cell>
          <table:table-cell office:value-type="float" office:value="233595" table:style-name="ce1">
            <text:p>233595</text:p>
          </table:table-cell>
          <table:table-cell office:value-type="float" office:value="81817" table:style-name="ce1">
            <text:p>81817</text:p>
          </table:table-cell>
          <table:table-cell office:value-type="float" office:value="1271886" table:style-name="ce1">
            <text:p>1271886</text:p>
          </table:table-cell>
          <table:table-cell office:value-type="float" office:value="1271886" table:style-name="ce1">
            <text:p>1271886</text:p>
          </table:table-cell>
          <table:table-cell office:value-type="float" office:value="70098" table:style-name="ce1">
            <text:p>70098</text:p>
          </table:table-cell>
          <table:table-cell office:value-type="float" office:value="68861" table:style-name="ce1">
            <text:p>68861</text:p>
          </table:table-cell>
          <table:table-cell office:value-type="float" office:value="11.02" table:style-name="ce1">
            <text:p>11.02</text:p>
          </table:table-cell>
          <table:table-cell table:style-name="ce1"/>
          <table:table-cell office:value-type="string" table:style-name="ce1">
            <text:p>MPFC5541</text:p>
          </table:table-cell>
          <table:table-cell table:number-columns-repeated="2" table:style-name="ce1"/>
          <table:table-cell office:value-type="float" office:value="286602" table:style-name="ce1">
            <text:p>286602</text:p>
          </table:table-cell>
          <table:table-cell office:value-type="float" office:value="286602" table:style-name="ce1">
            <text:p>286602</text:p>
          </table:table-cell>
          <table:table-cell office:value-type="float" office:value="2547292" table:style-name="ce1">
            <text:p>2547292</text:p>
          </table:table-cell>
          <table:table-cell office:value-type="float" office:value="10928" table:style-name="ce1">
            <text:p>10928</text:p>
          </table:table-cell>
          <table:table-cell office:value-type="float" office:value="172171" table:style-name="ce1">
            <text:p>172171</text:p>
          </table:table-cell>
          <table:table-cell office:value-type="float" office:value="172171" table:style-name="ce1">
            <text:p>172171</text:p>
          </table:table-cell>
          <table:table-cell office:value-type="float" office:value="9319" table:style-name="ce1">
            <text:p>9319</text:p>
          </table:table-cell>
          <table:table-cell office:value-type="float" office:value="6201" table:style-name="ce1">
            <text:p>6201</text:p>
          </table:table-cell>
          <table:table-cell office:value-type="float" office:value="5.79" table:style-name="ce1">
            <text:p>5.79</text:p>
          </table:table-cell>
          <table:table-cell office:value-type="float" office:value="6201" table:style-name="ce1">
            <text:p>6201</text:p>
          </table:table-cell>
          <table:table-cell office:value-type="float" office:value="5.78" table:style-name="ce1">
            <text:p>5.7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42</text:p>
          </table:table-cell>
          <table:table-cell office:value-type="float" office:value="1434794" table:style-name="ce1">
            <text:p>1434794</text:p>
          </table:table-cell>
          <table:table-cell office:value-type="float" office:value="1434794" table:style-name="ce1">
            <text:p>1434794</text:p>
          </table:table-cell>
          <table:table-cell office:value-type="float" office:value="446204" table:style-name="ce1">
            <text:p>446204</text:p>
          </table:table-cell>
          <table:table-cell office:value-type="float" office:value="446204" table:style-name="ce1">
            <text:p>446204</text:p>
          </table:table-cell>
          <table:table-cell office:value-type="float" office:value="70535" table:style-name="ce1">
            <text:p>70535</text:p>
          </table:table-cell>
          <table:table-cell office:value-type="float" office:value="70300" table:style-name="ce1">
            <text:p>70300</text:p>
          </table:table-cell>
          <table:table-cell office:value-type="float" office:value="267404" table:style-name="ce1">
            <text:p>267404</text:p>
          </table:table-cell>
          <table:table-cell office:value-type="float" office:value="267404" table:style-name="ce1">
            <text:p>267404</text:p>
          </table:table-cell>
          <table:table-cell office:value-type="float" office:value="63507" table:style-name="ce1">
            <text:p>63507</text:p>
          </table:table-cell>
          <table:table-cell office:value-type="float" office:value="16732" table:style-name="ce1">
            <text:p>16732</text:p>
          </table:table-cell>
          <table:table-cell office:value-type="float" office:value="7.76" table:style-name="ce1">
            <text:p>7.76</text:p>
          </table:table-cell>
          <table:table-cell table:style-name="ce1"/>
          <table:table-cell office:value-type="string" table:style-name="ce1">
            <text:p>MPFC5542</text:p>
          </table:table-cell>
          <table:table-cell table:number-columns-repeated="2" table:style-name="ce1"/>
          <table:table-cell office:value-type="float" office:value="67808" table:style-name="ce1">
            <text:p>67808</text:p>
          </table:table-cell>
          <table:table-cell office:value-type="float" office:value="67808" table:style-name="ce1">
            <text:p>67808</text:p>
          </table:table-cell>
          <table:table-cell office:value-type="float" office:value="593055" table:style-name="ce1">
            <text:p>593055</text:p>
          </table:table-cell>
          <table:table-cell office:value-type="float" office:value="55853" table:style-name="ce1">
            <text:p>55853</text:p>
          </table:table-cell>
          <table:table-cell office:value-type="float" office:value="42701" table:style-name="ce1">
            <text:p>42701</text:p>
          </table:table-cell>
          <table:table-cell office:value-type="float" office:value="42701" table:style-name="ce1">
            <text:p>42701</text:p>
          </table:table-cell>
          <table:table-cell office:value-type="float" office:value="48714" table:style-name="ce1">
            <text:p>48714</text:p>
          </table:table-cell>
          <table:table-cell office:value-type="float" office:value="892" table:style-name="ce1">
            <text:p>892</text:p>
          </table:table-cell>
          <table:table-cell office:value-type="float" office:value="6.44" table:style-name="ce1">
            <text:p>6.44</text:p>
          </table:table-cell>
          <table:table-cell office:value-type="float" office:value="892" table:style-name="ce1">
            <text:p>892</text:p>
          </table:table-cell>
          <table:table-cell office:value-type="float" office:value="6.45" table:style-name="ce1">
            <text:p>6.45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43</text:p>
          </table:table-cell>
          <table:table-cell office:value-type="float" office:value="4215881" table:style-name="ce1">
            <text:p>4215881</text:p>
          </table:table-cell>
          <table:table-cell office:value-type="float" office:value="4215881" table:style-name="ce1">
            <text:p>4215881</text:p>
          </table:table-cell>
          <table:table-cell office:value-type="float" office:value="2839432" table:style-name="ce1">
            <text:p>2839432</text:p>
          </table:table-cell>
          <table:table-cell office:value-type="float" office:value="2839432" table:style-name="ce1">
            <text:p>2839432</text:p>
          </table:table-cell>
          <table:table-cell office:value-type="float" office:value="300993" table:style-name="ce1">
            <text:p>300993</text:p>
          </table:table-cell>
          <table:table-cell office:value-type="float" office:value="121062" table:style-name="ce1">
            <text:p>121062</text:p>
          </table:table-cell>
          <table:table-cell office:value-type="float" office:value="1798292" table:style-name="ce1">
            <text:p>1798292</text:p>
          </table:table-cell>
          <table:table-cell office:value-type="float" office:value="1798292" table:style-name="ce1">
            <text:p>1798292</text:p>
          </table:table-cell>
          <table:table-cell office:value-type="float" office:value="101947" table:style-name="ce1">
            <text:p>101947</text:p>
          </table:table-cell>
          <table:table-cell office:value-type="float" office:value="83658" table:style-name="ce1">
            <text:p>83658</text:p>
          </table:table-cell>
          <table:table-cell office:value-type="float" office:value="12.99" table:style-name="ce1">
            <text:p>12.99</text:p>
          </table:table-cell>
          <table:table-cell table:style-name="ce1"/>
          <table:table-cell office:value-type="string" table:style-name="ce1">
            <text:p>MPFC5543</text:p>
          </table:table-cell>
          <table:table-cell table:number-columns-repeated="2" table:style-name="ce1"/>
          <table:table-cell office:value-type="float" office:value="389931" table:style-name="ce1">
            <text:p>389931</text:p>
          </table:table-cell>
          <table:table-cell office:value-type="float" office:value="389931" table:style-name="ce1">
            <text:p>389931</text:p>
          </table:table-cell>
          <table:table-cell office:value-type="float" office:value="3450264" table:style-name="ce1">
            <text:p>3450264</text:p>
          </table:table-cell>
          <table:table-cell office:value-type="float" office:value="15280" table:style-name="ce1">
            <text:p>15280</text:p>
          </table:table-cell>
          <table:table-cell office:value-type="float" office:value="231741" table:style-name="ce1">
            <text:p>231741</text:p>
          </table:table-cell>
          <table:table-cell office:value-type="float" office:value="231741" table:style-name="ce1">
            <text:p>231741</text:p>
          </table:table-cell>
          <table:table-cell office:value-type="float" office:value="12855" table:style-name="ce1">
            <text:p>12855</text:p>
          </table:table-cell>
          <table:table-cell office:value-type="float" office:value="9661" table:style-name="ce1">
            <text:p>9661</text:p>
          </table:table-cell>
          <table:table-cell office:value-type="float" office:value="5.67" table:style-name="ce1">
            <text:p>5.67</text:p>
          </table:table-cell>
          <table:table-cell office:value-type="float" office:value="9661" table:style-name="ce1">
            <text:p>9661</text:p>
          </table:table-cell>
          <table:table-cell office:value-type="float" office:value="5.67" table:style-name="ce1">
            <text:p>5.6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44</text:p>
          </table:table-cell>
          <table:table-cell office:value-type="float" office:value="4524226" table:style-name="ce1">
            <text:p>4524226</text:p>
          </table:table-cell>
          <table:table-cell office:value-type="float" office:value="4524226" table:style-name="ce1">
            <text:p>4524226</text:p>
          </table:table-cell>
          <table:table-cell office:value-type="float" office:value="1451468" table:style-name="ce1">
            <text:p>1451468</text:p>
          </table:table-cell>
          <table:table-cell office:value-type="float" office:value="1451468" table:style-name="ce1">
            <text:p>1451468</text:p>
          </table:table-cell>
          <table:table-cell office:value-type="float" office:value="171723" table:style-name="ce1">
            <text:p>171723</text:p>
          </table:table-cell>
          <table:table-cell office:value-type="float" office:value="86253" table:style-name="ce1">
            <text:p>86253</text:p>
          </table:table-cell>
          <table:table-cell office:value-type="float" office:value="872696" table:style-name="ce1">
            <text:p>872696</text:p>
          </table:table-cell>
          <table:table-cell office:value-type="float" office:value="872696" table:style-name="ce1">
            <text:p>872696</text:p>
          </table:table-cell>
          <table:table-cell office:value-type="float" office:value="69640" table:style-name="ce1">
            <text:p>69640</text:p>
          </table:table-cell>
          <table:table-cell office:value-type="float" office:value="50902" table:style-name="ce1">
            <text:p>50902</text:p>
          </table:table-cell>
          <table:table-cell office:value-type="float" office:value="10.07" table:style-name="ce1">
            <text:p>10.07</text:p>
          </table:table-cell>
          <table:table-cell table:style-name="ce1"/>
          <table:table-cell office:value-type="string" table:style-name="ce1">
            <text:p>MPFC5544</text:p>
          </table:table-cell>
          <table:table-cell table:number-columns-repeated="2" table:style-name="ce1"/>
          <table:table-cell office:value-type="float" office:value="204960" table:style-name="ce1">
            <text:p>204960</text:p>
          </table:table-cell>
          <table:table-cell office:value-type="float" office:value="204960" table:style-name="ce1">
            <text:p>204960</text:p>
          </table:table-cell>
          <table:table-cell office:value-type="float" office:value="1798857" table:style-name="ce1">
            <text:p>1798857</text:p>
          </table:table-cell>
          <table:table-cell office:value-type="float" office:value="215296" table:style-name="ce1">
            <text:p>215296</text:p>
          </table:table-cell>
          <table:table-cell office:value-type="float" office:value="119805" table:style-name="ce1">
            <text:p>119805</text:p>
          </table:table-cell>
          <table:table-cell office:value-type="float" office:value="119805" table:style-name="ce1">
            <text:p>119805</text:p>
          </table:table-cell>
          <table:table-cell office:value-type="float" office:value="186251" table:style-name="ce1">
            <text:p>186251</text:p>
          </table:table-cell>
          <table:table-cell office:value-type="float" office:value="3738" table:style-name="ce1">
            <text:p>3738</text:p>
          </table:table-cell>
          <table:table-cell office:value-type="float" office:value="5.98" table:style-name="ce1">
            <text:p>5.98</text:p>
          </table:table-cell>
          <table:table-cell office:value-type="float" office:value="3738" table:style-name="ce1">
            <text:p>3738</text:p>
          </table:table-cell>
          <table:table-cell office:value-type="float" office:value="5.98" table:style-name="ce1">
            <text:p>5.98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45</text:p>
          </table:table-cell>
          <table:table-cell office:value-type="float" office:value="14759937" table:style-name="ce1">
            <text:p>14759937</text:p>
          </table:table-cell>
          <table:table-cell office:value-type="float" office:value="14759937" table:style-name="ce1">
            <text:p>14759937</text:p>
          </table:table-cell>
          <table:table-cell office:value-type="float" office:value="2067524" table:style-name="ce1">
            <text:p>2067524</text:p>
          </table:table-cell>
          <table:table-cell office:value-type="float" office:value="2067524" table:style-name="ce1">
            <text:p>2067524</text:p>
          </table:table-cell>
          <table:table-cell office:value-type="float" office:value="222176" table:style-name="ce1">
            <text:p>222176</text:p>
          </table:table-cell>
          <table:table-cell office:value-type="float" office:value="4463056" table:style-name="ce1">
            <text:p>4463056</text:p>
          </table:table-cell>
          <table:table-cell office:value-type="float" office:value="1290618" table:style-name="ce1">
            <text:p>1290618</text:p>
          </table:table-cell>
          <table:table-cell office:value-type="float" office:value="1290618" table:style-name="ce1">
            <text:p>1290618</text:p>
          </table:table-cell>
          <table:table-cell office:value-type="float" office:value="3393392" table:style-name="ce1">
            <text:p>3393392</text:p>
          </table:table-cell>
          <table:table-cell office:value-type="float" office:value="68507" table:style-name="ce1">
            <text:p>68507</text:p>
          </table:table-cell>
          <table:table-cell office:value-type="float" office:value="11.32" table:style-name="ce1">
            <text:p>11.32</text:p>
          </table:table-cell>
          <table:table-cell table:style-name="ce1"/>
          <table:table-cell office:value-type="string" table:style-name="ce1">
            <text:p>MPFC5545</text:p>
          </table:table-cell>
          <table:table-cell table:number-columns-repeated="2" table:style-name="ce1"/>
          <table:table-cell office:value-type="float" office:value="284473" table:style-name="ce1">
            <text:p>284473</text:p>
          </table:table-cell>
          <table:table-cell office:value-type="float" office:value="284473" table:style-name="ce1">
            <text:p>284473</text:p>
          </table:table-cell>
          <table:table-cell office:value-type="float" office:value="2458577" table:style-name="ce1">
            <text:p>2458577</text:p>
          </table:table-cell>
          <table:table-cell office:value-type="float" office:value="494902" table:style-name="ce1">
            <text:p>494902</text:p>
          </table:table-cell>
          <table:table-cell office:value-type="float" office:value="167077" table:style-name="ce1">
            <text:p>167077</text:p>
          </table:table-cell>
          <table:table-cell office:value-type="float" office:value="167077" table:style-name="ce1">
            <text:p>167077</text:p>
          </table:table-cell>
          <table:table-cell office:value-type="float" office:value="419526" table:style-name="ce1">
            <text:p>419526</text:p>
          </table:table-cell>
          <table:table-cell office:value-type="float" office:value="6219" table:style-name="ce1">
            <text:p>6219</text:p>
          </table:table-cell>
          <table:table-cell office:value-type="float" office:value="5.77" table:style-name="ce1">
            <text:p>5.77</text:p>
          </table:table-cell>
          <table:table-cell office:value-type="float" office:value="6220" table:style-name="ce1">
            <text:p>6220</text:p>
          </table:table-cell>
          <table:table-cell office:value-type="float" office:value="5.77" table:style-name="ce1">
            <text:p>5.77</text:p>
          </table:table-cell>
          <table:table-cell table:number-columns-repeated="16356"/>
        </table:table-row>
        <table:table-row table:style-name="ro1" table:visibility="collapse">
          <table:table-cell/>
          <table:table-cell office:value-type="string" table:style-name="ce1">
            <text:p>MPFC5546</text:p>
          </table:table-cell>
          <table:table-cell office:value-type="float" office:value="2815908" table:style-name="ce1">
            <text:p>2815908</text:p>
          </table:table-cell>
          <table:table-cell office:value-type="float" office:value="2815908" table:style-name="ce1">
            <text:p>2815908</text:p>
          </table:table-cell>
          <table:table-cell office:value-type="float" office:value="1925572" table:style-name="ce1">
            <text:p>1925572</text:p>
          </table:table-cell>
          <table:table-cell office:value-type="float" office:value="1925572" table:style-name="ce1">
            <text:p>1925572</text:p>
          </table:table-cell>
          <table:table-cell office:value-type="float" office:value="223824" table:style-name="ce1">
            <text:p>223824</text:p>
          </table:table-cell>
          <table:table-cell office:value-type="float" office:value="127420" table:style-name="ce1">
            <text:p>127420</text:p>
          </table:table-cell>
          <table:table-cell office:value-type="float" office:value="1152797" table:style-name="ce1">
            <text:p>1152797</text:p>
          </table:table-cell>
          <table:table-cell office:value-type="float" office:value="1152797" table:style-name="ce1">
            <text:p>1152797</text:p>
          </table:table-cell>
          <table:table-cell office:value-type="float" office:value="98940" table:style-name="ce1">
            <text:p>98940</text:p>
          </table:table-cell>
          <table:table-cell office:value-type="float" office:value="62879" table:style-name="ce1">
            <text:p>62879</text:p>
          </table:table-cell>
          <table:table-cell office:value-type="float" office:value="11.23" table:style-name="ce1">
            <text:p>11.23</text:p>
          </table:table-cell>
          <table:table-cell table:style-name="ce1"/>
          <table:table-cell office:value-type="string" table:style-name="ce1">
            <text:p>MPFC5546</text:p>
          </table:table-cell>
          <table:table-cell table:number-columns-repeated="2" table:style-name="ce1"/>
          <table:table-cell office:value-type="float" office:value="279993" table:style-name="ce1">
            <text:p>279993</text:p>
          </table:table-cell>
          <table:table-cell office:value-type="float" office:value="279993" table:style-name="ce1">
            <text:p>279993</text:p>
          </table:table-cell>
          <table:table-cell office:value-type="float" office:value="2477577" table:style-name="ce1">
            <text:p>2477577</text:p>
          </table:table-cell>
          <table:table-cell office:value-type="float" office:value="40589" table:style-name="ce1">
            <text:p>40589</text:p>
          </table:table-cell>
          <table:table-cell office:value-type="float" office:value="159934" table:style-name="ce1">
            <text:p>159934</text:p>
          </table:table-cell>
          <table:table-cell office:value-type="float" office:value="159934" table:style-name="ce1">
            <text:p>159934</text:p>
          </table:table-cell>
          <table:table-cell office:value-type="float" office:value="34382" table:style-name="ce1">
            <text:p>34382</text:p>
          </table:table-cell>
          <table:table-cell office:value-type="float" office:value="5796" table:style-name="ce1">
            <text:p>5796</text:p>
          </table:table-cell>
          <table:table-cell office:value-type="float" office:value="5.84" table:style-name="ce1">
            <text:p>5.84</text:p>
          </table:table-cell>
          <table:table-cell office:value-type="float" office:value="5796" table:style-name="ce1">
            <text:p>5796</text:p>
          </table:table-cell>
          <table:table-cell office:value-type="float" office:value="5.84" table:style-name="ce1">
            <text:p>5.8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p5_demux</text:p>
          </table:table-cell>
          <table:table-cell office:value-type="string" table:style-name="ce1">
            <text:p>p7_demux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8" table:style-name="ce1"/>
        </table:table-row>
        <table:table-row table:style-name="ro1" table:visibility="collapse">
          <table:table-cell/>
          <table:table-cell office:value-type="string" table:style-name="ce1">
            <text:p>ddradseq_reads eb1</text:p>
          </table:table-cell>
          <table:table-cell office:value-type="string" table:style-name="ce1">
            <text:p>demux</text:p>
          </table:table-cell>
          <table:table-cell table:style-name="ce1"/>
          <table:table-cell office:value-type="string" table:style-name="ce2">
            <text:p>cut sites</text:p>
          </table:table-cell>
          <table:table-cell table:style-name="ce2"/>
          <table:table-cell office:value-type="string" table:style-name="ce3">
            <text:p>rescued</text:p>
          </table:table-cell>
          <table:table-cell table:style-name="ce3"/>
          <table:table-cell office:value-type="string" table:style-name="ce4">
            <text:p>dedupl filtered</text:p>
          </table:table-cell>
          <table:table-cell table:style-name="ce4"/>
          <table:table-cell office:value-type="string" table:style-name="ce1">
            <text:p>dedupl res2</text:p>
          </table:table-cell>
          <table:table-cell office:value-type="string" table:style-name="ce5">
            <text:p>Final stacks main</text:p>
          </table:table-cell>
          <table:table-cell office:value-type="string" table:style-name="ce5">
            <text:p>Mean cov</text:p>
          </table:table-cell>
          <table:table-cell table:style-name="ce1"/>
          <table:table-cell office:value-type="string" table:style-name="ce1">
            <text:p>process_radtags eb2 ea2</text:p>
          </table:table-cell>
          <table:table-cell table:number-columns-repeated="2" table:style-name="ce1"/>
          <table:table-cell office:value-type="string" table:style-name="ce2">
            <text:p>paired</text:p>
          </table:table-cell>
          <table:table-cell table:style-name="ce2"/>
          <table:table-cell office:value-type="string" table:style-name="ce3">
            <text:p>remained</text:p>
          </table:table-cell>
          <table:table-cell table:style-name="ce3"/>
          <table:table-cell office:value-type="string" table:style-name="ce4">
            <text:p>clone_filter paired</text:p>
          </table:table-cell>
          <table:table-cell table:style-name="ce4"/>
          <table:table-cell office:value-type="string" table:style-name="ce1">
            <text:p>clfilter2</text:p>
          </table:table-cell>
          <table:table-cell office:value-type="string" table:style-name="ce5">
            <text:p>Final stacks</text:p>
          </table:table-cell>
          <table:table-cell office:value-type="string" table:style-name="ce5">
            <text:p>Mean cov</text:p>
          </table:table-cell>
          <table:table-cell office:value-type="string" table:style-name="ce13">
            <text:p>Final stacks res2</text:p>
          </table:table-cell>
          <table:table-cell office:value-type="string" table:style-name="ce13">
            <text:p>Mean cov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Sum/Average</text:p>
          </table:table-cell>
          <table:table-cell table:number-columns-repeated="2" table:style-name="ce7"/>
          <table:table-cell office:value-type="percentage" office:value="0.28057723146684282" table:formula="of:=SUM([.E81:.E150])" table:style-name="ce7">
            <text:p>28.06%</text:p>
          </table:table-cell>
          <table:table-cell office:value-type="percentage" office:value="0.28057723146684282" table:formula="of:=SUM([.F81:.F150])" table:style-name="ce7">
            <text:p>28.06%</text:p>
          </table:table-cell>
          <table:table-cell office:value-type="percentage" office:value="3.2750790901354389E-2" table:formula="of:=SUM([.G81:.G150])" table:style-name="ce7">
            <text:p>3.28%</text:p>
          </table:table-cell>
          <table:table-cell office:value-type="percentage" office:value="9.8977681351414631E-2" table:formula="of:=SUM([.H81:.H150])" table:style-name="ce7">
            <text:p>9.90%</text:p>
          </table:table-cell>
          <table:table-cell office:value-type="percentage" office:value="0.18754454193049666" table:formula="of:=SUM([.I81:.I150])" table:style-name="ce7">
            <text:p>18.75%</text:p>
          </table:table-cell>
          <table:table-cell office:value-type="percentage" office:value="0.18754454193049666" table:formula="of:=SUM([.J81:.J150])" table:style-name="ce7">
            <text:p>18.75%</text:p>
          </table:table-cell>
          <table:table-cell office:value-type="percentage" office:value="7.6000824145201692E-2" table:formula="of:=SUM([.K81:.K150])" table:style-name="ce7">
            <text:p>7.60%</text:p>
          </table:table-cell>
          <table:table-cell office:value-type="float" office:value="55495.214285714283" table:formula="of:=AVERAGE([.L81:.L150])" table:style-name="ce14">
            <text:p>55495.21</text:p>
          </table:table-cell>
          <table:table-cell office:value-type="float" office:value="12.354000000000005" table:formula="of:=AVERAGE([.M81:.M150])" table:style-name="ce14">
            <text:p>12.35</text:p>
          </table:table-cell>
          <table:table-cell table:style-name="ce1"/>
          <table:table-cell office:value-type="string" table:style-name="ce1">
            <text:p>Sum/Average</text:p>
          </table:table-cell>
          <table:table-cell table:number-columns-repeated="2" table:style-name="ce1"/>
          <table:table-cell office:value-type="percentage" office:value="4.1210884919060352E-2" table:formula="of:=SUM([.R81:.R150])" table:style-name="ce7">
            <text:p>4.12%</text:p>
          </table:table-cell>
          <table:table-cell office:value-type="percentage" office:value="4.1210884919060352E-2" table:formula="of:=SUM([.S81:.S150])" table:style-name="ce7">
            <text:p>4.12%</text:p>
          </table:table-cell>
          <table:table-cell office:value-type="percentage" office:value="0.36321002602589786" table:formula="of:=SUM([.T81:.T150])" table:style-name="ce7">
            <text:p>36.32%</text:p>
          </table:table-cell>
          <table:table-cell office:value-type="percentage" office:value="6.6208428592163554E-2" table:formula="of:=SUM([.U81:.U150])" table:style-name="ce7">
            <text:p>6.62%</text:p>
          </table:table-cell>
          <table:table-cell office:value-type="percentage" office:value="2.5082366057259997E-2" table:formula="of:=SUM([.V81:.V150])" table:style-name="ce7">
            <text:p>2.51%</text:p>
          </table:table-cell>
          <table:table-cell office:value-type="percentage" office:value="2.5082366057259997E-2" table:formula="of:=SUM([.W81:.W150])" table:style-name="ce7">
            <text:p>2.51%</text:p>
          </table:table-cell>
          <table:table-cell office:value-type="percentage" office:value="5.2843486141555499E-2" table:formula="of:=SUM([.X81:.X150])" table:style-name="ce7">
            <text:p>5.28%</text:p>
          </table:table-cell>
          <table:table-cell office:value-type="float" office:value="6994" table:formula="of:=AVERAGE([.Y81:.Y150])" table:style-name="ce14">
            <text:p>6994.00</text:p>
          </table:table-cell>
          <table:table-cell office:value-type="float" office:value="6.0711428571428554" table:formula="of:=AVERAGE([.Z81:.Z150])" table:style-name="ce14">
            <text:p>6.07</text:p>
          </table:table-cell>
          <table:table-cell office:value-type="float" office:value="6993.9285714285716" table:formula="of:=AVERAGE([.AA81:.AA150])" table:style-name="ce14">
            <text:p>6993.93</text:p>
          </table:table-cell>
          <table:table-cell office:value-type="float" office:value="6.0958571428571426" table:formula="of:=AVERAGE([.AB81:.AB150])" table:style-name="ce14">
            <text:p>6.1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verage</text:p>
          </table:table-cell>
          <table:table-cell table:number-columns-repeated="2" table:style-name="ce7"/>
          <table:table-cell office:value-type="percentage" office:value="4.0082461638120404E-3" table:formula="of:=AVERAGE([.E81:.E150])" table:style-name="ce7">
            <text:p>0.40%</text:p>
          </table:table-cell>
          <table:table-cell office:value-type="percentage" office:value="4.0082461638120404E-3" table:formula="of:=AVERAGE([.F81:.F150])" table:style-name="ce7">
            <text:p>0.40%</text:p>
          </table:table-cell>
          <table:table-cell office:value-type="percentage" office:value="4.6786844144791986E-4" table:formula="of:=AVERAGE([.G81:.G150])" table:style-name="ce7">
            <text:p>0.05%</text:p>
          </table:table-cell>
          <table:table-cell office:value-type="percentage" office:value="1.4139668764487805E-3" table:formula="of:=AVERAGE([.H81:.H150])" table:style-name="ce7">
            <text:p>0.14%</text:p>
          </table:table-cell>
          <table:table-cell office:value-type="percentage" office:value="2.6792077418642379E-3" table:formula="of:=AVERAGE([.I81:.I150])" table:style-name="ce7">
            <text:p>0.27%</text:p>
          </table:table-cell>
          <table:table-cell office:value-type="percentage" office:value="2.6792077418642379E-3" table:formula="of:=AVERAGE([.J81:.J150])" table:style-name="ce7">
            <text:p>0.27%</text:p>
          </table:table-cell>
          <table:table-cell office:value-type="percentage" office:value="1.0857260592171669E-3" table:formula="of:=AVERAGE([.K81:.K150])" table:style-name="ce7">
            <text:p>0.11%</text:p>
          </table:table-cell>
          <table:table-cell office:value-type="float" office:value="55495.214285714283" table:formula="of:=AVERAGE([.L81:.L150])" table:style-name="ce14">
            <text:p>55495.21</text:p>
          </table:table-cell>
          <table:table-cell office:value-type="float" office:value="12.354000000000005" table:formula="of:=AVERAGE([.M81:.M150])" table:style-name="ce14">
            <text:p>12.35</text:p>
          </table:table-cell>
          <table:table-cell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percentage" office:value="5.8872692741514785E-4" table:formula="of:=AVERAGE([.R81:.R150])" table:style-name="ce7">
            <text:p>0.06%</text:p>
          </table:table-cell>
          <table:table-cell office:value-type="percentage" office:value="5.8872692741514785E-4" table:formula="of:=AVERAGE([.S81:.S150])" table:style-name="ce7">
            <text:p>0.06%</text:p>
          </table:table-cell>
          <table:table-cell office:value-type="percentage" office:value="5.1887146575128268E-3" table:formula="of:=AVERAGE([.T81:.T150])" table:style-name="ce7">
            <text:p>0.52%</text:p>
          </table:table-cell>
          <table:table-cell office:value-type="percentage" office:value="9.4583469417376502E-4" table:formula="of:=AVERAGE([.U81:.U150])" table:style-name="ce7">
            <text:p>0.09%</text:p>
          </table:table-cell>
          <table:table-cell office:value-type="percentage" office:value="3.5831951510371425E-4" table:formula="of:=AVERAGE([.V81:.V150])" table:style-name="ce7">
            <text:p>0.04%</text:p>
          </table:table-cell>
          <table:table-cell office:value-type="percentage" office:value="3.5831951510371425E-4" table:formula="of:=AVERAGE([.W81:.W150])" table:style-name="ce7">
            <text:p>0.04%</text:p>
          </table:table-cell>
          <table:table-cell office:value-type="percentage" office:value="7.5490694487936427E-4" table:formula="of:=AVERAGE([.X81:.X150])" table:style-name="ce7">
            <text:p>0.08%</text:p>
          </table:table-cell>
          <table:table-cell office:value-type="float" office:value="6994" table:formula="of:=AVERAGE([.Y81:.Y150])" table:style-name="ce14">
            <text:p>6994.00</text:p>
          </table:table-cell>
          <table:table-cell office:value-type="float" office:value="6.0711428571428554" table:formula="of:=AVERAGE([.Z81:.Z150])" table:style-name="ce14">
            <text:p>6.07</text:p>
          </table:table-cell>
          <table:table-cell office:value-type="float" office:value="6993.9285714285716" table:formula="of:=AVERAGE([.AA81:.AA150])" table:style-name="ce14">
            <text:p>6993.93</text:p>
          </table:table-cell>
          <table:table-cell office:value-type="float" office:value="6.0958571428571426" table:formula="of:=AVERAGE([.AB81:.AB150])" table:style-name="ce14">
            <text:p>6.1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table:number-columns-repeated="2" table:style-name="ce7"/>
          <table:table-cell office:value-type="percentage" office:value="8.1003057916731171E-7" table:formula="of:=MIN([.E81:.E150])" table:style-name="ce7">
            <text:p>0.00%</text:p>
          </table:table-cell>
          <table:table-cell office:value-type="percentage" office:value="8.1003057916731171E-7" table:formula="of:=MIN([.F81:.F150])" table:style-name="ce7">
            <text:p>0.00%</text:p>
          </table:table-cell>
          <table:table-cell office:value-type="percentage" office:value="4.8943800166046009E-7" table:formula="of:=MIN([.G81:.G150])" table:style-name="ce7">
            <text:p>0.00%</text:p>
          </table:table-cell>
          <table:table-cell office:value-type="percentage" office:value="1.90859447809079E-6" table:formula="of:=MIN([.H81:.H150])" table:style-name="ce7">
            <text:p>0.00%</text:p>
          </table:table-cell>
          <table:table-cell office:value-type="percentage" office:value="6.2194960036329207E-7" table:formula="of:=MIN([.I81:.I150])" table:style-name="ce7">
            <text:p>0.00%</text:p>
          </table:table-cell>
          <table:table-cell office:value-type="percentage" office:value="6.2194960036329207E-7" table:formula="of:=MIN([.J81:.J150])" table:style-name="ce7">
            <text:p>0.00%</text:p>
          </table:table-cell>
          <table:table-cell office:value-type="percentage" office:value="1.5880019005839382E-6" table:formula="of:=MIN([.K81:.K150])" table:style-name="ce7">
            <text:p>0.00%</text:p>
          </table:table-cell>
          <table:table-cell office:value-type="float" office:value="1" table:formula="of:=MIN([.L81:.L150])" table:style-name="ce9">
            <text:p>1</text:p>
          </table:table-cell>
          <table:table-cell office:value-type="float" office:value="5.28" table:formula="of:=MIN([.M81:.M150])" table:style-name="ce9">
            <text:p>5.28</text:p>
          </table:table-cell>
          <table:table-cell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percentage" office:value="3.9112294455835894E-7" table:formula="of:=MIN([.R81:.R150])" table:style-name="ce7">
            <text:p>0.00%</text:p>
          </table:table-cell>
          <table:table-cell office:value-type="percentage" office:value="3.9112294455835894E-7" table:formula="of:=MIN([.S81:.S150])" table:style-name="ce7">
            <text:p>0.00%</text:p>
          </table:table-cell>
          <table:table-cell office:value-type="percentage" office:value="3.7787178468807576E-6" table:formula="of:=MIN([.T81:.T150])" table:style-name="ce7">
            <text:p>0.00%</text:p>
          </table:table-cell>
          <table:table-cell office:value-type="percentage" office:value="9.4019116563509339E-6" table:formula="of:=MIN([.U81:.U150])" table:style-name="ce7">
            <text:p>0.00%</text:p>
          </table:table-cell>
          <table:table-cell office:value-type="percentage" office:value="3.2059257750685162E-7" table:formula="of:=MIN([.V81:.V150])" table:style-name="ce7">
            <text:p>0.00%</text:p>
          </table:table-cell>
          <table:table-cell office:value-type="percentage" office:value="3.2059257750685162E-7" table:formula="of:=MIN([.W81:.W150])" table:style-name="ce7">
            <text:p>0.00%</text:p>
          </table:table-cell>
          <table:table-cell office:value-type="percentage" office:value="8.4273102207301051E-6" table:formula="of:=MIN([.X81:.X150])" table:style-name="ce7">
            <text:p>0.00%</text:p>
          </table:table-cell>
          <table:table-cell office:value-type="float" office:value="0" table:formula="of:=MIN([.Y81:.Y150])" table:style-name="ce9">
            <text:p>0</text:p>
          </table:table-cell>
          <table:table-cell office:value-type="float" office:value="0" table:formula="of:=MIN([.Z81:.Z150])" table:style-name="ce9">
            <text:p>0</text:p>
          </table:table-cell>
          <table:table-cell office:value-type="float" office:value="0" table:formula="of:=MIN([.AA81:.AA150])" table:style-name="ce9">
            <text:p>0</text:p>
          </table:table-cell>
          <table:table-cell office:value-type="float" office:value="0" table:formula="of:=MIN([.AB81:.AB150])" table:style-name="ce9">
            <text:p>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table:number-columns-repeated="2" table:style-name="ce7"/>
          <table:table-cell office:value-type="percentage" office:value="8.0381044197852369E-3" table:formula="of:=MAX([.E81:.E150])" table:style-name="ce7">
            <text:p>0.80%</text:p>
          </table:table-cell>
          <table:table-cell office:value-type="percentage" office:value="8.0381044197852369E-3" table:formula="of:=MAX([.F81:.F150])" table:style-name="ce7">
            <text:p>0.80%</text:p>
          </table:table-cell>
          <table:table-cell office:value-type="percentage" office:value="1.0889375724628724E-3" table:formula="of:=MAX([.G81:.G150])" table:style-name="ce7">
            <text:p>0.11%</text:p>
          </table:table-cell>
          <table:table-cell office:value-type="percentage" office:value="1.6099986122402234E-2" table:formula="of:=MAX([.H81:.H150])" table:style-name="ce7">
            <text:p>1.61%</text:p>
          </table:table-cell>
          <table:table-cell office:value-type="percentage" office:value="5.7820709417471727E-3" table:formula="of:=MAX([.I81:.I150])" table:style-name="ce7">
            <text:p>0.58%</text:p>
          </table:table-cell>
          <table:table-cell office:value-type="percentage" office:value="5.7820709417471727E-3" table:formula="of:=MAX([.J81:.J150])" table:style-name="ce7">
            <text:p>0.58%</text:p>
          </table:table-cell>
          <table:table-cell office:value-type="percentage" office:value="1.2083980610637854E-2" table:formula="of:=MAX([.K81:.K150])" table:style-name="ce7">
            <text:p>1.21%</text:p>
          </table:table-cell>
          <table:table-cell office:value-type="float" office:value="115828" table:formula="of:=MAX([.L81:.L150])" table:style-name="ce9">
            <text:p>115828</text:p>
          </table:table-cell>
          <table:table-cell office:value-type="float" office:value="24.53" table:formula="of:=MAX([.M81:.M150])" table:style-name="ce9">
            <text:p>24.53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2" table:style-name="ce1"/>
          <table:table-cell office:value-type="percentage" office:value="1.3429152869315003E-3" table:formula="of:=MAX([.R81:.R150])" table:style-name="ce7">
            <text:p>0.13%</text:p>
          </table:table-cell>
          <table:table-cell office:value-type="percentage" office:value="1.3429152869315003E-3" table:formula="of:=MAX([.S81:.S150])" table:style-name="ce7">
            <text:p>0.13%</text:p>
          </table:table-cell>
          <table:table-cell office:value-type="percentage" office:value="1.1745593007795523E-2" table:formula="of:=MAX([.T81:.T150])" table:style-name="ce7">
            <text:p>1.17%</text:p>
          </table:table-cell>
          <table:table-cell office:value-type="percentage" office:value="1.2006256146147094E-2" table:formula="of:=MAX([.U81:.U150])" table:style-name="ce7">
            <text:p>1.20%</text:p>
          </table:table-cell>
          <table:table-cell office:value-type="percentage" office:value="8.3468414837758857E-4" table:formula="of:=MAX([.V81:.V150])" table:style-name="ce7">
            <text:p>0.08%</text:p>
          </table:table-cell>
          <table:table-cell office:value-type="percentage" office:value="8.3468414837758857E-4" table:formula="of:=MAX([.W81:.W150])" table:style-name="ce7">
            <text:p>0.08%</text:p>
          </table:table-cell>
          <table:table-cell office:value-type="percentage" office:value="9.3536817089908044E-3" table:formula="of:=MAX([.X81:.X150])" table:style-name="ce7">
            <text:p>0.94%</text:p>
          </table:table-cell>
          <table:table-cell office:value-type="float" office:value="18899" table:formula="of:=MAX([.Y81:.Y150])" table:style-name="ce9">
            <text:p>18899</text:p>
          </table:table-cell>
          <table:table-cell office:value-type="float" office:value="12.07" table:formula="of:=MAX([.Z81:.Z150])" table:style-name="ce9">
            <text:p>12.07</text:p>
          </table:table-cell>
          <table:table-cell office:value-type="float" office:value="18898" table:formula="of:=MAX([.AA81:.AA150])" table:style-name="ce9">
            <text:p>18898</text:p>
          </table:table-cell>
          <table:table-cell office:value-type="float" office:value="12.29" table:formula="of:=MAX([.AB81:.AB150])" table:style-name="ce9">
            <text:p>12.2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31_3</text:p>
          </table:table-cell>
          <table:table-cell office:value-type="percentage" office:value="3.6384173446432043E-2" table:formula="of:=[.C5]/[.C$2]" table:style-name="ce6">
            <text:p>3.64%</text:p>
          </table:table-cell>
          <table:table-cell office:value-type="percentage" office:value="3.6384173446432043E-2" table:formula="of:=[.D5]/[.D$2]" table:style-name="ce6">
            <text:p>3.64%</text:p>
          </table:table-cell>
          <table:table-cell office:value-type="percentage" office:value="6.4674935978891214E-3" table:formula="of:=[.E5]/[.E$2]" table:style-name="ce6">
            <text:p>0.65%</text:p>
          </table:table-cell>
          <table:table-cell office:value-type="percentage" office:value="6.4674935978891214E-3" table:formula="of:=[.F5]/[.F$2]" table:style-name="ce6">
            <text:p>0.65%</text:p>
          </table:table-cell>
          <table:table-cell office:value-type="percentage" office:value="5.8361527722887278E-4" table:formula="of:=[.G5]/[.G$2]" table:style-name="ce6">
            <text:p>0.06%</text:p>
          </table:table-cell>
          <table:table-cell office:value-type="percentage" office:value="7.2564890294042833E-3" table:formula="of:=[.H5]/[.H$2]" table:style-name="ce6">
            <text:p>0.73%</text:p>
          </table:table-cell>
          <table:table-cell office:value-type="percentage" office:value="4.7763891243789791E-3" table:formula="of:=[.I5]/[.I$2]" table:style-name="ce6">
            <text:p>0.48%</text:p>
          </table:table-cell>
          <table:table-cell office:value-type="percentage" office:value="4.7763891243789791E-3" table:formula="of:=[.J5]/[.J$2]" table:style-name="ce6">
            <text:p>0.48%</text:p>
          </table:table-cell>
          <table:table-cell office:value-type="percentage" office:value="5.8022212538854029E-3" table:formula="of:=[.K5]/[.K$2]" table:style-name="ce6">
            <text:p>0.58%</text:p>
          </table:table-cell>
          <table:table-cell office:value-type="float" office:value="71207" table:formula="of:=[.L5]" table:style-name="ce9">
            <text:p>71207</text:p>
          </table:table-cell>
          <table:table-cell office:value-type="float" office:value="20.420000000000002" table:formula="of:=[.M5]" table:style-name="ce9">
            <text:p>20.42</text:p>
          </table:table-cell>
          <table:table-cell table:style-name="ce1"/>
          <table:table-cell office:value-type="string" table:style-name="ce1">
            <text:p>AH_31_3</text:p>
          </table:table-cell>
          <table:table-cell table:number-columns-repeated="2" table:style-name="ce1"/>
          <table:table-cell office:value-type="percentage" office:value="8.7638896814352983E-4" table:formula="of:=[.R5]/[.R$2]" table:style-name="ce6">
            <text:p>0.09%</text:p>
          </table:table-cell>
          <table:table-cell office:value-type="percentage" office:value="8.7638896814352983E-4" table:formula="of:=[.S5]/[.S$2]" table:style-name="ce6">
            <text:p>0.09%</text:p>
          </table:table-cell>
          <table:table-cell office:value-type="percentage" office:value="7.7956872736615066E-3" table:formula="of:=[.T5]/[.T$2]" table:style-name="ce6">
            <text:p>0.78%</text:p>
          </table:table-cell>
          <table:table-cell office:value-type="percentage" office:value="4.0100339406873515E-3" table:formula="of:=[.U5]/[.U$2]" table:style-name="ce6">
            <text:p>0.40%</text:p>
          </table:table-cell>
          <table:table-cell office:value-type="percentage" office:value="5.4098501355586174E-4" table:formula="of:=[.V5]/[.V$2]" table:style-name="ce6">
            <text:p>0.05%</text:p>
          </table:table-cell>
          <table:table-cell office:value-type="percentage" office:value="5.4098501355586174E-4" table:formula="of:=[.W5]/[.W$2]" table:style-name="ce6">
            <text:p>0.05%</text:p>
          </table:table-cell>
          <table:table-cell office:value-type="percentage" office:value="3.174571820988346E-3" table:formula="of:=[.X5]/[.X$2]" table:style-name="ce6">
            <text:p>0.32%</text:p>
          </table:table-cell>
          <table:table-cell office:value-type="float" office:value="14072" table:formula="of:=[.Y5]" table:style-name="ce15">
            <text:p>14072.00</text:p>
          </table:table-cell>
          <table:table-cell office:value-type="float" office:value="5.3" table:formula="of:=[.Z5]" table:style-name="ce15">
            <text:p>5.30</text:p>
          </table:table-cell>
          <table:table-cell office:value-type="float" office:value="14072" table:formula="of:=[.AA5]" table:style-name="ce15">
            <text:p>14072.00</text:p>
          </table:table-cell>
          <table:table-cell office:value-type="float" office:value="5.3" table:formula="of:=[.AB5]" table:style-name="ce15">
            <text:p>5.3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32_3</text:p>
          </table:table-cell>
          <table:table-cell office:value-type="percentage" office:value="2.518607348151577E-3" table:formula="of:=[.C6]/[.C$2]" table:style-name="ce6">
            <text:p>0.25%</text:p>
          </table:table-cell>
          <table:table-cell office:value-type="percentage" office:value="2.518607348151577E-3" table:formula="of:=[.D6]/[.D$2]" table:style-name="ce6">
            <text:p>0.25%</text:p>
          </table:table-cell>
          <table:table-cell office:value-type="percentage" office:value="1.694720757784419E-3" table:formula="of:=[.E6]/[.E$2]" table:style-name="ce6">
            <text:p>0.17%</text:p>
          </table:table-cell>
          <table:table-cell office:value-type="percentage" office:value="1.694720757784419E-3" table:formula="of:=[.F6]/[.F$2]" table:style-name="ce6">
            <text:p>0.17%</text:p>
          </table:table-cell>
          <table:table-cell office:value-type="percentage" office:value="2.384140134725953E-4" table:formula="of:=[.G6]/[.G$2]" table:style-name="ce6">
            <text:p>0.02%</text:p>
          </table:table-cell>
          <table:table-cell office:value-type="percentage" office:value="1.0419045040587672E-4" table:formula="of:=[.H6]/[.H$2]" table:style-name="ce6">
            <text:p>0.01%</text:p>
          </table:table-cell>
          <table:table-cell office:value-type="percentage" office:value="1.0045511942115188E-3" table:formula="of:=[.I6]/[.I$2]" table:style-name="ce6">
            <text:p>0.10%</text:p>
          </table:table-cell>
          <table:table-cell office:value-type="percentage" office:value="1.0045511942115188E-3" table:formula="of:=[.J6]/[.J$2]" table:style-name="ce6">
            <text:p>0.10%</text:p>
          </table:table-cell>
          <table:table-cell office:value-type="percentage" office:value="8.2058876138653739E-5" table:formula="of:=[.K6]/[.K$2]" table:style-name="ce6">
            <text:p>0.01%</text:p>
          </table:table-cell>
          <table:table-cell office:value-type="float" office:value="29310" table:formula="of:=[.L6]" table:style-name="ce9">
            <text:p>29310</text:p>
          </table:table-cell>
          <table:table-cell office:value-type="float" office:value="8.52" table:formula="of:=[.M6]" table:style-name="ce9">
            <text:p>8.52</text:p>
          </table:table-cell>
          <table:table-cell table:style-name="ce1"/>
          <table:table-cell office:value-type="string" table:style-name="ce1">
            <text:p>AH_32_3</text:p>
          </table:table-cell>
          <table:table-cell table:number-columns-repeated="2" table:style-name="ce1"/>
          <table:table-cell office:value-type="percentage" office:value="2.5392641965622684E-4" table:formula="of:=[.R6]/[.R$2]" table:style-name="ce6">
            <text:p>0.03%</text:p>
          </table:table-cell>
          <table:table-cell office:value-type="percentage" office:value="2.5392641965622684E-4" table:formula="of:=[.S6]/[.S$2]" table:style-name="ce6">
            <text:p>0.03%</text:p>
          </table:table-cell>
          <table:table-cell office:value-type="percentage" office:value="2.2453064503946858E-3" table:formula="of:=[.T6]/[.T$2]" table:style-name="ce6">
            <text:p>0.22%</text:p>
          </table:table-cell>
          <table:table-cell office:value-type="percentage" office:value="6.6460978601020379E-5" table:formula="of:=[.U6]/[.U$2]" table:style-name="ce6">
            <text:p>0.01%</text:p>
          </table:table-cell>
          <table:table-cell office:value-type="percentage" office:value="1.5557930329637498E-4" table:formula="of:=[.V6]/[.V$2]" table:style-name="ce6">
            <text:p>0.02%</text:p>
          </table:table-cell>
          <table:table-cell office:value-type="percentage" office:value="1.5557930329637498E-4" table:formula="of:=[.W6]/[.W$2]" table:style-name="ce6">
            <text:p>0.02%</text:p>
          </table:table-cell>
          <table:table-cell office:value-type="percentage" office:value="5.8495321691900143E-5" table:formula="of:=[.X6]/[.X$2]" table:style-name="ce6">
            <text:p>0.01%</text:p>
          </table:table-cell>
          <table:table-cell office:value-type="float" office:value="1812" table:formula="of:=[.Y6]" table:style-name="ce15">
            <text:p>1812.00</text:p>
          </table:table-cell>
          <table:table-cell office:value-type="float" office:value="6.4" table:formula="of:=[.Z6]" table:style-name="ce15">
            <text:p>6.40</text:p>
          </table:table-cell>
          <table:table-cell office:value-type="float" office:value="1812" table:formula="of:=[.AA6]" table:style-name="ce15">
            <text:p>1812.00</text:p>
          </table:table-cell>
          <table:table-cell office:value-type="float" office:value="6.39" table:formula="of:=[.AB6]" table:style-name="ce15">
            <text:p>6.3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33_2</text:p>
          </table:table-cell>
          <table:table-cell office:value-type="percentage" office:value="1.0850842634096251E-2" table:formula="of:=[.C7]/[.C$2]" table:style-name="ce6">
            <text:p>1.09%</text:p>
          </table:table-cell>
          <table:table-cell office:value-type="percentage" office:value="1.0850842634096251E-2" table:formula="of:=[.D7]/[.D$2]" table:style-name="ce6">
            <text:p>1.09%</text:p>
          </table:table-cell>
          <table:table-cell office:value-type="percentage" office:value="7.5329766173815923E-3" table:formula="of:=[.E7]/[.E$2]" table:style-name="ce6">
            <text:p>0.75%</text:p>
          </table:table-cell>
          <table:table-cell office:value-type="percentage" office:value="7.5329766173815923E-3" table:formula="of:=[.F7]/[.F$2]" table:style-name="ce6">
            <text:p>0.75%</text:p>
          </table:table-cell>
          <table:table-cell office:value-type="percentage" office:value="6.7331708041528987E-4" table:formula="of:=[.G7]/[.G$2]" table:style-name="ce6">
            <text:p>0.07%</text:p>
          </table:table-cell>
          <table:table-cell office:value-type="percentage" office:value="1.5969998655926307E-4" table:formula="of:=[.H7]/[.H$2]" table:style-name="ce6">
            <text:p>0.02%</text:p>
          </table:table-cell>
          <table:table-cell office:value-type="percentage" office:value="5.4930268111508451E-3" table:formula="of:=[.I7]/[.I$2]" table:style-name="ce6">
            <text:p>0.55%</text:p>
          </table:table-cell>
          <table:table-cell office:value-type="percentage" office:value="5.4930268111508451E-3" table:formula="of:=[.J7]/[.J$2]" table:style-name="ce6">
            <text:p>0.55%</text:p>
          </table:table-cell>
          <table:table-cell office:value-type="percentage" office:value="1.5060156920961861E-4" table:formula="of:=[.K7]/[.K$2]" table:style-name="ce6">
            <text:p>0.02%</text:p>
          </table:table-cell>
          <table:table-cell office:value-type="float" office:value="72725" table:formula="of:=[.L7]" table:style-name="ce9">
            <text:p>72725</text:p>
          </table:table-cell>
          <table:table-cell office:value-type="float" office:value="23.58" table:formula="of:=[.M7]" table:style-name="ce9">
            <text:p>23.58</text:p>
          </table:table-cell>
          <table:table-cell table:style-name="ce1"/>
          <table:table-cell office:value-type="string" table:style-name="ce1">
            <text:p>AH_33_2</text:p>
          </table:table-cell>
          <table:table-cell table:number-columns-repeated="2" table:style-name="ce1"/>
          <table:table-cell office:value-type="percentage" office:value="1.0087445451253086E-3" table:formula="of:=[.R7]/[.R$2]" table:style-name="ce6">
            <text:p>0.10%</text:p>
          </table:table-cell>
          <table:table-cell office:value-type="percentage" office:value="1.0087445451253086E-3" table:formula="of:=[.S7]/[.S$2]" table:style-name="ce6">
            <text:p>0.10%</text:p>
          </table:table-cell>
          <table:table-cell office:value-type="percentage" office:value="8.9498910830532238E-3" table:formula="of:=[.T7]/[.T$2]" table:style-name="ce6">
            <text:p>0.89%</text:p>
          </table:table-cell>
          <table:table-cell office:value-type="percentage" office:value="6.765358298934587E-5" table:formula="of:=[.U7]/[.U$2]" table:style-name="ce6">
            <text:p>0.01%</text:p>
          </table:table-cell>
          <table:table-cell office:value-type="percentage" office:value="5.9794149087572901E-4" table:formula="of:=[.V7]/[.V$2]" table:style-name="ce6">
            <text:p>0.06%</text:p>
          </table:table-cell>
          <table:table-cell office:value-type="percentage" office:value="5.9794149087572901E-4" table:formula="of:=[.W7]/[.W$2]" table:style-name="ce6">
            <text:p>0.06%</text:p>
          </table:table-cell>
          <table:table-cell office:value-type="percentage" office:value="5.9576787320023257E-5" table:formula="of:=[.X7]/[.X$2]" table:style-name="ce6">
            <text:p>0.01%</text:p>
          </table:table-cell>
          <table:table-cell office:value-type="float" office:value="16888" table:formula="of:=[.Y7]" table:style-name="ce15">
            <text:p>16888.00</text:p>
          </table:table-cell>
          <table:table-cell office:value-type="float" office:value="5.36" table:formula="of:=[.Z7]" table:style-name="ce15">
            <text:p>5.36</text:p>
          </table:table-cell>
          <table:table-cell office:value-type="float" office:value="16888" table:formula="of:=[.AA7]" table:style-name="ce15">
            <text:p>16888.00</text:p>
          </table:table-cell>
          <table:table-cell office:value-type="float" office:value="5.36" table:formula="of:=[.AB7]" table:style-name="ce15">
            <text:p>5.3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36_2</text:p>
          </table:table-cell>
          <table:table-cell office:value-type="percentage" office:value="4.8138044154578787E-3" table:formula="of:=[.C8]/[.C$2]" table:style-name="ce6">
            <text:p>0.48%</text:p>
          </table:table-cell>
          <table:table-cell office:value-type="percentage" office:value="4.8138044154578787E-3" table:formula="of:=[.D8]/[.D$2]" table:style-name="ce6">
            <text:p>0.48%</text:p>
          </table:table-cell>
          <table:table-cell office:value-type="percentage" office:value="3.3336690935018959E-3" table:formula="of:=[.E8]/[.E$2]" table:style-name="ce6">
            <text:p>0.33%</text:p>
          </table:table-cell>
          <table:table-cell office:value-type="percentage" office:value="3.3336690935018959E-3" table:formula="of:=[.F8]/[.F$2]" table:style-name="ce6">
            <text:p>0.33%</text:p>
          </table:table-cell>
          <table:table-cell office:value-type="percentage" office:value="4.0314944078256599E-4" table:formula="of:=[.G8]/[.G$2]" table:style-name="ce6">
            <text:p>0.04%</text:p>
          </table:table-cell>
          <table:table-cell office:value-type="percentage" office:value="1.5607301586573555E-4" table:formula="of:=[.H8]/[.H$2]" table:style-name="ce6">
            <text:p>0.02%</text:p>
          </table:table-cell>
          <table:table-cell office:value-type="percentage" office:value="2.0689655717789674E-3" table:formula="of:=[.I8]/[.I$2]" table:style-name="ce6">
            <text:p>0.21%</text:p>
          </table:table-cell>
          <table:table-cell office:value-type="percentage" office:value="2.0689655717789674E-3" table:formula="of:=[.J8]/[.J$2]" table:style-name="ce6">
            <text:p>0.21%</text:p>
          </table:table-cell>
          <table:table-cell office:value-type="percentage" office:value="1.3094069507304842E-4" table:formula="of:=[.K8]/[.K$2]" table:style-name="ce6">
            <text:p>0.01%</text:p>
          </table:table-cell>
          <table:table-cell office:value-type="float" office:value="55976" table:formula="of:=[.L8]" table:style-name="ce9">
            <text:p>55976</text:p>
          </table:table-cell>
          <table:table-cell office:value-type="float" office:value="9.98" table:formula="of:=[.M8]" table:style-name="ce9">
            <text:p>9.98</text:p>
          </table:table-cell>
          <table:table-cell table:style-name="ce1"/>
          <table:table-cell office:value-type="string" table:style-name="ce1">
            <text:p>AH_36_2</text:p>
          </table:table-cell>
          <table:table-cell table:number-columns-repeated="2" table:style-name="ce1"/>
          <table:table-cell office:value-type="percentage" office:value="4.9825643482574852E-4" table:formula="of:=[.R8]/[.R$2]" table:style-name="ce6">
            <text:p>0.05%</text:p>
          </table:table-cell>
          <table:table-cell office:value-type="percentage" office:value="4.9825643482574852E-4" table:formula="of:=[.S8]/[.S$2]" table:style-name="ce6">
            <text:p>0.05%</text:p>
          </table:table-cell>
          <table:table-cell office:value-type="percentage" office:value="4.3003946381353067E-3" table:formula="of:=[.T8]/[.T$2]" table:style-name="ce6">
            <text:p>0.43%</text:p>
          </table:table-cell>
          <table:table-cell office:value-type="percentage" office:value="8.0810702370227064E-5" table:formula="of:=[.U8]/[.U$2]" table:style-name="ce6">
            <text:p>0.01%</text:p>
          </table:table-cell>
          <table:table-cell office:value-type="percentage" office:value="3.0274625735897019E-4" table:formula="of:=[.V8]/[.V$2]" table:style-name="ce6">
            <text:p>0.03%</text:p>
          </table:table-cell>
          <table:table-cell office:value-type="percentage" office:value="3.0274625735897019E-4" table:formula="of:=[.W8]/[.W$2]" table:style-name="ce6">
            <text:p>0.03%</text:p>
          </table:table-cell>
          <table:table-cell office:value-type="percentage" office:value="7.0526092483807256E-5" table:formula="of:=[.X8]/[.X$2]" table:style-name="ce6">
            <text:p>0.01%</text:p>
          </table:table-cell>
          <table:table-cell office:value-type="float" office:value="4585" table:formula="of:=[.Y8]" table:style-name="ce15">
            <text:p>4585.00</text:p>
          </table:table-cell>
          <table:table-cell office:value-type="float" office:value="5.82" table:formula="of:=[.Z8]" table:style-name="ce15">
            <text:p>5.82</text:p>
          </table:table-cell>
          <table:table-cell office:value-type="float" office:value="4585" table:formula="of:=[.AA8]" table:style-name="ce15">
            <text:p>4585.00</text:p>
          </table:table-cell>
          <table:table-cell office:value-type="float" office:value="5.82" table:formula="of:=[.AB8]" table:style-name="ce15">
            <text:p>5.8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50_2</text:p>
          </table:table-cell>
          <table:table-cell office:value-type="percentage" office:value="4.0991031078541542E-3" table:formula="of:=[.C9]/[.C$2]" table:style-name="ce6">
            <text:p>0.41%</text:p>
          </table:table-cell>
          <table:table-cell office:value-type="percentage" office:value="4.0991031078541542E-3" table:formula="of:=[.D9]/[.D$2]" table:style-name="ce6">
            <text:p>0.41%</text:p>
          </table:table-cell>
          <table:table-cell office:value-type="percentage" office:value="2.4583102961740883E-3" table:formula="of:=[.E9]/[.E$2]" table:style-name="ce6">
            <text:p>0.25%</text:p>
          </table:table-cell>
          <table:table-cell office:value-type="percentage" office:value="2.4583102961740883E-3" table:formula="of:=[.F9]/[.F$2]" table:style-name="ce6">
            <text:p>0.25%</text:p>
          </table:table-cell>
          <table:table-cell office:value-type="percentage" office:value="3.1260341047538085E-4" table:formula="of:=[.G9]/[.G$2]" table:style-name="ce6">
            <text:p>0.03%</text:p>
          </table:table-cell>
          <table:table-cell office:value-type="percentage" office:value="2.2606265010318132E-4" table:formula="of:=[.H9]/[.H$2]" table:style-name="ce6">
            <text:p>0.02%</text:p>
          </table:table-cell>
          <table:table-cell office:value-type="percentage" office:value="1.6419939652037921E-3" table:formula="of:=[.I9]/[.I$2]" table:style-name="ce6">
            <text:p>0.16%</text:p>
          </table:table-cell>
          <table:table-cell office:value-type="percentage" office:value="1.6419939652037921E-3" table:formula="of:=[.J9]/[.J$2]" table:style-name="ce6">
            <text:p>0.16%</text:p>
          </table:table-cell>
          <table:table-cell office:value-type="percentage" office:value="1.8814723460337102E-4" table:formula="of:=[.K9]/[.K$2]" table:style-name="ce6">
            <text:p>0.02%</text:p>
          </table:table-cell>
          <table:table-cell office:value-type="float" office:value="45532" table:formula="of:=[.L9]" table:style-name="ce9">
            <text:p>45532</text:p>
          </table:table-cell>
          <table:table-cell office:value-type="float" office:value="9.9600000000000009" table:formula="of:=[.M9]" table:style-name="ce9">
            <text:p>9.96</text:p>
          </table:table-cell>
          <table:table-cell table:style-name="ce1"/>
          <table:table-cell office:value-type="string" table:style-name="ce1">
            <text:p>AH_50_2</text:p>
          </table:table-cell>
          <table:table-cell table:number-columns-repeated="2" table:style-name="ce1"/>
          <table:table-cell office:value-type="percentage" office:value="3.5327164757404999E-4" table:formula="of:=[.R9]/[.R$2]" table:style-name="ce6">
            <text:p>0.04%</text:p>
          </table:table-cell>
          <table:table-cell office:value-type="percentage" office:value="3.5327164757404999E-4" table:formula="of:=[.S9]/[.S$2]" table:style-name="ce6">
            <text:p>0.04%</text:p>
          </table:table-cell>
          <table:table-cell office:value-type="percentage" office:value="3.1502131969493754E-3" table:formula="of:=[.T9]/[.T$2]" table:style-name="ce6">
            <text:p>0.32%</text:p>
          </table:table-cell>
          <table:table-cell office:value-type="percentage" office:value="2.8582538111815854E-4" table:formula="of:=[.U9]/[.U$2]" table:style-name="ce6">
            <text:p>0.03%</text:p>
          </table:table-cell>
          <table:table-cell office:value-type="percentage" office:value="2.2843503517673203E-4" table:formula="of:=[.V9]/[.V$2]" table:style-name="ce6">
            <text:p>0.02%</text:p>
          </table:table-cell>
          <table:table-cell office:value-type="percentage" office:value="2.2843503517673203E-4" table:formula="of:=[.W9]/[.W$2]" table:style-name="ce6">
            <text:p>0.02%</text:p>
          </table:table-cell>
          <table:table-cell office:value-type="percentage" office:value="2.4327847151529926E-4" table:formula="of:=[.X9]/[.X$2]" table:style-name="ce6">
            <text:p>0.02%</text:p>
          </table:table-cell>
          <table:table-cell office:value-type="float" office:value="3310" table:formula="of:=[.Y9]" table:style-name="ce15">
            <text:p>3310.00</text:p>
          </table:table-cell>
          <table:table-cell office:value-type="float" office:value="5.64" table:formula="of:=[.Z9]" table:style-name="ce15">
            <text:p>5.64</text:p>
          </table:table-cell>
          <table:table-cell office:value-type="float" office:value="3310" table:formula="of:=[.AA9]" table:style-name="ce15">
            <text:p>3310.00</text:p>
          </table:table-cell>
          <table:table-cell office:value-type="float" office:value="5.64" table:formula="of:=[.AB9]" table:style-name="ce15">
            <text:p>5.6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63_2</text:p>
          </table:table-cell>
          <table:table-cell office:value-type="percentage" office:value="1.4031475792083326E-2" table:formula="of:=[.C10]/[.C$2]" table:style-name="ce6">
            <text:p>1.40%</text:p>
          </table:table-cell>
          <table:table-cell office:value-type="percentage" office:value="1.4031475792083326E-2" table:formula="of:=[.D10]/[.D$2]" table:style-name="ce6">
            <text:p>1.40%</text:p>
          </table:table-cell>
          <table:table-cell office:value-type="percentage" office:value="8.0174133748329452E-3" table:formula="of:=[.E10]/[.E$2]" table:style-name="ce6">
            <text:p>0.80%</text:p>
          </table:table-cell>
          <table:table-cell office:value-type="percentage" office:value="8.0174133748329452E-3" table:formula="of:=[.F10]/[.F$2]" table:style-name="ce6">
            <text:p>0.80%</text:p>
          </table:table-cell>
          <table:table-cell office:value-type="percentage" office:value="6.7812383179404259E-4" table:formula="of:=[.G10]/[.G$2]" table:style-name="ce6">
            <text:p>0.07%</text:p>
          </table:table-cell>
          <table:table-cell office:value-type="percentage" office:value="2.660897020468368E-4" table:formula="of:=[.H10]/[.H$2]" table:style-name="ce6">
            <text:p>0.03%</text:p>
          </table:table-cell>
          <table:table-cell office:value-type="percentage" office:value="5.6623937325638645E-3" table:formula="of:=[.I10]/[.I$2]" table:style-name="ce6">
            <text:p>0.57%</text:p>
          </table:table-cell>
          <table:table-cell office:value-type="percentage" office:value="5.6623937325638645E-3" table:formula="of:=[.J10]/[.J$2]" table:style-name="ce6">
            <text:p>0.57%</text:p>
          </table:table-cell>
          <table:table-cell office:value-type="percentage" office:value="2.4882258582231774E-4" table:formula="of:=[.K10]/[.K$2]" table:style-name="ce6">
            <text:p>0.02%</text:p>
          </table:table-cell>
          <table:table-cell office:value-type="float" office:value="73239" table:formula="of:=[.L10]" table:style-name="ce9">
            <text:p>73239</text:p>
          </table:table-cell>
          <table:table-cell office:value-type="float" office:value="24.53" table:formula="of:=[.M10]" table:style-name="ce9">
            <text:p>24.53</text:p>
          </table:table-cell>
          <table:table-cell table:style-name="ce1"/>
          <table:table-cell office:value-type="string" table:style-name="ce1">
            <text:p>AH_63_2</text:p>
          </table:table-cell>
          <table:table-cell table:number-columns-repeated="2" table:style-name="ce1"/>
          <table:table-cell office:value-type="percentage" office:value="1.0867938767612766E-3" table:formula="of:=[.R10]/[.R$2]" table:style-name="ce6">
            <text:p>0.11%</text:p>
          </table:table-cell>
          <table:table-cell office:value-type="percentage" office:value="1.0867938767612766E-3" table:formula="of:=[.S10]/[.S$2]" table:style-name="ce6">
            <text:p>0.11%</text:p>
          </table:table-cell>
          <table:table-cell office:value-type="percentage" office:value="9.8137769406739864E-3" table:formula="of:=[.T10]/[.T$2]" table:style-name="ce6">
            <text:p>0.98%</text:p>
          </table:table-cell>
          <table:table-cell office:value-type="percentage" office:value="3.1716223692752829E-3" table:formula="of:=[.U10]/[.U$2]" table:style-name="ce6">
            <text:p>0.32%</text:p>
          </table:table-cell>
          <table:table-cell office:value-type="percentage" office:value="6.0913658368226824E-4" table:formula="of:=[.V10]/[.V$2]" table:style-name="ce6">
            <text:p>0.06%</text:p>
          </table:table-cell>
          <table:table-cell office:value-type="percentage" office:value="6.0913658368226824E-4" table:formula="of:=[.W10]/[.W$2]" table:style-name="ce6">
            <text:p>0.06%</text:p>
          </table:table-cell>
          <table:table-cell office:value-type="percentage" office:value="2.5996253670552581E-3" table:formula="of:=[.X10]/[.X$2]" table:style-name="ce6">
            <text:p>0.26%</text:p>
          </table:table-cell>
          <table:table-cell office:value-type="float" office:value="17178" table:formula="of:=[.Y10]" table:style-name="ce15">
            <text:p>17178.00</text:p>
          </table:table-cell>
          <table:table-cell office:value-type="float" office:value="5.67" table:formula="of:=[.Z10]" table:style-name="ce15">
            <text:p>5.67</text:p>
          </table:table-cell>
          <table:table-cell office:value-type="float" office:value="17178" table:formula="of:=[.AA10]" table:style-name="ce15">
            <text:p>17178.00</text:p>
          </table:table-cell>
          <table:table-cell office:value-type="float" office:value="5.68" table:formula="of:=[.AB10]" table:style-name="ce15">
            <text:p>5.6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64_3</text:p>
          </table:table-cell>
          <table:table-cell office:value-type="percentage" office:value="2.7986941221323628E-3" table:formula="of:=[.C11]/[.C$2]" table:style-name="ce6">
            <text:p>0.28%</text:p>
          </table:table-cell>
          <table:table-cell office:value-type="percentage" office:value="2.7986941221323628E-3" table:formula="of:=[.D11]/[.D$2]" table:style-name="ce6">
            <text:p>0.28%</text:p>
          </table:table-cell>
          <table:table-cell office:value-type="percentage" office:value="1.5190082406206138E-3" table:formula="of:=[.E11]/[.E$2]" table:style-name="ce6">
            <text:p>0.15%</text:p>
          </table:table-cell>
          <table:table-cell office:value-type="percentage" office:value="1.5190082406206138E-3" table:formula="of:=[.F11]/[.F$2]" table:style-name="ce6">
            <text:p>0.15%</text:p>
          </table:table-cell>
          <table:table-cell office:value-type="percentage" office:value="2.429813890601429E-4" table:formula="of:=[.G11]/[.G$2]" table:style-name="ce6">
            <text:p>0.02%</text:p>
          </table:table-cell>
          <table:table-cell office:value-type="percentage" office:value="2.5282144390575322E-4" table:formula="of:=[.H11]/[.H$2]" table:style-name="ce6">
            <text:p>0.03%</text:p>
          </table:table-cell>
          <table:table-cell office:value-type="percentage" office:value="9.3975515972968414E-4" table:formula="of:=[.I11]/[.I$2]" table:style-name="ce6">
            <text:p>0.09%</text:p>
          </table:table-cell>
          <table:table-cell office:value-type="percentage" office:value="9.3975515972968414E-4" table:formula="of:=[.J11]/[.J$2]" table:style-name="ce6">
            <text:p>0.09%</text:p>
          </table:table-cell>
          <table:table-cell office:value-type="percentage" office:value="1.9039351992976902E-4" table:formula="of:=[.K11]/[.K$2]" table:style-name="ce6">
            <text:p>0.02%</text:p>
          </table:table-cell>
          <table:table-cell office:value-type="float" office:value="27607" table:formula="of:=[.L11]" table:style-name="ce9">
            <text:p>27607</text:p>
          </table:table-cell>
          <table:table-cell office:value-type="float" office:value="7.95" table:formula="of:=[.M11]" table:style-name="ce9">
            <text:p>7.95</text:p>
          </table:table-cell>
          <table:table-cell table:style-name="ce1"/>
          <table:table-cell office:value-type="string" table:style-name="ce1">
            <text:p>AH_64_3</text:p>
          </table:table-cell>
          <table:table-cell table:number-columns-repeated="2" table:style-name="ce1"/>
          <table:table-cell office:value-type="percentage" office:value="2.3042912100882466E-4" table:formula="of:=[.R11]/[.R$2]" table:style-name="ce6">
            <text:p>0.02%</text:p>
          </table:table-cell>
          <table:table-cell office:value-type="percentage" office:value="2.3042912100882466E-4" table:formula="of:=[.S11]/[.S$2]" table:style-name="ce6">
            <text:p>0.02%</text:p>
          </table:table-cell>
          <table:table-cell office:value-type="percentage" office:value="2.0204470910990804E-3" table:formula="of:=[.T11]/[.T$2]" table:style-name="ce6">
            <text:p>0.20%</text:p>
          </table:table-cell>
          <table:table-cell office:value-type="percentage" office:value="3.4532095165188007E-5" table:formula="of:=[.U11]/[.U$2]" table:style-name="ce6">
            <text:p>0.00%</text:p>
          </table:table-cell>
          <table:table-cell office:value-type="percentage" office:value="1.5211690345930099E-4" table:formula="of:=[.V11]/[.V$2]" table:style-name="ce6">
            <text:p>0.02%</text:p>
          </table:table-cell>
          <table:table-cell office:value-type="percentage" office:value="1.5211690345930099E-4" table:formula="of:=[.W11]/[.W$2]" table:style-name="ce6">
            <text:p>0.02%</text:p>
          </table:table-cell>
          <table:table-cell office:value-type="percentage" office:value="2.7427763647636178E-5" table:formula="of:=[.X11]/[.X$2]" table:style-name="ce6">
            <text:p>0.00%</text:p>
          </table:table-cell>
          <table:table-cell office:value-type="float" office:value="1764" table:formula="of:=[.Y11]" table:style-name="ce15">
            <text:p>1764.00</text:p>
          </table:table-cell>
          <table:table-cell office:value-type="float" office:value="5.85" table:formula="of:=[.Z11]" table:style-name="ce15">
            <text:p>5.85</text:p>
          </table:table-cell>
          <table:table-cell office:value-type="float" office:value="1763" table:formula="of:=[.AA11]" table:style-name="ce15">
            <text:p>1763.00</text:p>
          </table:table-cell>
          <table:table-cell office:value-type="float" office:value="5.86" table:formula="of:=[.AB11]" table:style-name="ce15">
            <text:p>5.8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74_2</text:p>
          </table:table-cell>
          <table:table-cell office:value-type="percentage" office:value="5.677395327907335E-3" table:formula="of:=[.C12]/[.C$2]" table:style-name="ce6">
            <text:p>0.57%</text:p>
          </table:table-cell>
          <table:table-cell office:value-type="percentage" office:value="5.677395327907335E-3" table:formula="of:=[.D12]/[.D$2]" table:style-name="ce6">
            <text:p>0.57%</text:p>
          </table:table-cell>
          <table:table-cell office:value-type="percentage" office:value="3.7109958708082102E-3" table:formula="of:=[.E12]/[.E$2]" table:style-name="ce6">
            <text:p>0.37%</text:p>
          </table:table-cell>
          <table:table-cell office:value-type="percentage" office:value="3.7109958708082102E-3" table:formula="of:=[.F12]/[.F$2]" table:style-name="ce6">
            <text:p>0.37%</text:p>
          </table:table-cell>
          <table:table-cell office:value-type="percentage" office:value="5.777484330604974E-4" table:formula="of:=[.G12]/[.G$2]" table:style-name="ce6">
            <text:p>0.06%</text:p>
          </table:table-cell>
          <table:table-cell office:value-type="percentage" office:value="2.4634333655626479E-4" table:formula="of:=[.H12]/[.H$2]" table:style-name="ce6">
            <text:p>0.02%</text:p>
          </table:table-cell>
          <table:table-cell office:value-type="percentage" office:value="2.217282384552887E-3" table:formula="of:=[.I12]/[.I$2]" table:style-name="ce6">
            <text:p>0.22%</text:p>
          </table:table-cell>
          <table:table-cell office:value-type="percentage" office:value="2.217282384552887E-3" table:formula="of:=[.J12]/[.J$2]" table:style-name="ce6">
            <text:p>0.22%</text:p>
          </table:table-cell>
          <table:table-cell office:value-type="percentage" office:value="1.9261202056611643E-4" table:formula="of:=[.K12]/[.K$2]" table:style-name="ce6">
            <text:p>0.02%</text:p>
          </table:table-cell>
          <table:table-cell office:value-type="float" office:value="58429" table:formula="of:=[.L12]" table:style-name="ce9">
            <text:p>58429</text:p>
          </table:table-cell>
          <table:table-cell office:value-type="float" office:value="10.69" table:formula="of:=[.M12]" table:style-name="ce9">
            <text:p>10.69</text:p>
          </table:table-cell>
          <table:table-cell table:style-name="ce1"/>
          <table:table-cell office:value-type="string" table:style-name="ce1">
            <text:p>AH_74_2</text:p>
          </table:table-cell>
          <table:table-cell table:number-columns-repeated="2" table:style-name="ce1"/>
          <table:table-cell office:value-type="percentage" office:value="5.5626018123213817E-4" table:formula="of:=[.R12]/[.R$2]" table:style-name="ce6">
            <text:p>0.06%</text:p>
          </table:table-cell>
          <table:table-cell office:value-type="percentage" office:value="5.5626018123213817E-4" table:formula="of:=[.S12]/[.S$2]" table:style-name="ce6">
            <text:p>0.06%</text:p>
          </table:table-cell>
          <table:table-cell office:value-type="percentage" office:value="4.8498839041304998E-3" table:formula="of:=[.T12]/[.T$2]" table:style-name="ce6">
            <text:p>0.48%</text:p>
          </table:table-cell>
          <table:table-cell office:value-type="percentage" office:value="3.8099221910914241E-5" table:formula="of:=[.U12]/[.U$2]" table:style-name="ce6">
            <text:p>0.00%</text:p>
          </table:table-cell>
          <table:table-cell office:value-type="percentage" office:value="3.2414260598177748E-4" table:formula="of:=[.V12]/[.V$2]" table:style-name="ce6">
            <text:p>0.03%</text:p>
          </table:table-cell>
          <table:table-cell office:value-type="percentage" office:value="3.2414260598177748E-4" table:formula="of:=[.W12]/[.W$2]" table:style-name="ce6">
            <text:p>0.03%</text:p>
          </table:table-cell>
          <table:table-cell office:value-type="percentage" office:value="3.068284695125574E-5" table:formula="of:=[.X12]/[.X$2]" table:style-name="ce6">
            <text:p>0.00%</text:p>
          </table:table-cell>
          <table:table-cell office:value-type="float" office:value="5347" table:formula="of:=[.Y12]" table:style-name="ce15">
            <text:p>5347.00</text:p>
          </table:table-cell>
          <table:table-cell office:value-type="float" office:value="5.89" table:formula="of:=[.Z12]" table:style-name="ce15">
            <text:p>5.89</text:p>
          </table:table-cell>
          <table:table-cell office:value-type="float" office:value="5347" table:formula="of:=[.AA12]" table:style-name="ce15">
            <text:p>5347.00</text:p>
          </table:table-cell>
          <table:table-cell office:value-type="float" office:value="5.89" table:formula="of:=[.AB12]" table:style-name="ce15">
            <text:p>5.8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76_3</text:p>
          </table:table-cell>
          <table:table-cell office:value-type="percentage" office:value="2.3921805965698251E-3" table:formula="of:=[.C13]/[.C$2]" table:style-name="ce6">
            <text:p>0.24%</text:p>
          </table:table-cell>
          <table:table-cell office:value-type="percentage" office:value="2.3921805965698251E-3" table:formula="of:=[.D13]/[.D$2]" table:style-name="ce6">
            <text:p>0.24%</text:p>
          </table:table-cell>
          <table:table-cell office:value-type="percentage" office:value="2.921667023012441E-6" table:formula="of:=[.E13]/[.E$2]" table:style-name="ce6">
            <text:p>0.00%</text:p>
          </table:table-cell>
          <table:table-cell office:value-type="percentage" office:value="2.921667023012441E-6" table:formula="of:=[.F13]/[.F$2]" table:style-name="ce6">
            <text:p>0.00%</text:p>
          </table:table-cell>
          <table:table-cell office:value-type="percentage" office:value="1.9799797586823153E-5" table:formula="of:=[.G13]/[.G$2]" table:style-name="ce6">
            <text:p>0.00%</text:p>
          </table:table-cell>
          <table:table-cell office:value-type="percentage" office:value="7.707473020034721E-5" table:formula="of:=[.H13]/[.H$2]" table:style-name="ce6">
            <text:p>0.01%</text:p>
          </table:table-cell>
          <table:table-cell office:value-type="percentage" office:value="1.9427910196915206E-6" table:formula="of:=[.I13]/[.I$2]" table:style-name="ce6">
            <text:p>0.00%</text:p>
          </table:table-cell>
          <table:table-cell office:value-type="percentage" office:value="1.9427910196915206E-6" table:formula="of:=[.J13]/[.J$2]" table:style-name="ce6">
            <text:p>0.00%</text:p>
          </table:table-cell>
          <table:table-cell office:value-type="percentage" office:value="6.7610837312344959E-5" table:formula="of:=[.K13]/[.K$2]" table:style-name="ce6">
            <text:p>0.01%</text:p>
          </table:table-cell>
          <table:table-cell office:value-type="float" office:value="3" table:formula="of:=[.L13]" table:style-name="ce9">
            <text:p>3</text:p>
          </table:table-cell>
          <table:table-cell office:value-type="float" office:value="10" table:formula="of:=[.M13]" table:style-name="ce9">
            <text:p>10</text:p>
          </table:table-cell>
          <table:table-cell table:style-name="ce1"/>
          <table:table-cell office:value-type="string" table:style-name="ce1">
            <text:p>AH_76_3</text:p>
          </table:table-cell>
          <table:table-cell table:number-columns-repeated="2" table:style-name="ce1"/>
          <table:table-cell office:value-type="percentage" office:value="1.0964266150734324E-5" table:formula="of:=[.R13]/[.R$2]" table:style-name="ce6">
            <text:p>0.00%</text:p>
          </table:table-cell>
          <table:table-cell office:value-type="percentage" office:value="1.0964266150734324E-5" table:formula="of:=[.S13]/[.S$2]" table:style-name="ce6">
            <text:p>0.00%</text:p>
          </table:table-cell>
          <table:table-cell office:value-type="percentage" office:value="9.9394385446374217E-5" table:formula="of:=[.T13]/[.T$2]" table:style-name="ce6">
            <text:p>0.01%</text:p>
          </table:table-cell>
          <table:table-cell office:value-type="percentage" office:value="1.0966189706199365E-4" table:formula="of:=[.U13]/[.U$2]" table:style-name="ce6">
            <text:p>0.01%</text:p>
          </table:table-cell>
          <table:table-cell office:value-type="percentage" office:value="8.8547669907392415E-6" table:formula="of:=[.V13]/[.V$2]" table:style-name="ce6">
            <text:p>0.00%</text:p>
          </table:table-cell>
          <table:table-cell office:value-type="percentage" office:value="8.8547669907392415E-6" table:formula="of:=[.W13]/[.W$2]" table:style-name="ce6">
            <text:p>0.00%</text:p>
          </table:table-cell>
          <table:table-cell office:value-type="percentage" office:value="9.5181798977934197E-5" table:formula="of:=[.X13]/[.X$2]" table:style-name="ce6">
            <text:p>0.01%</text:p>
          </table:table-cell>
          <table:table-cell office:value-type="float" office:value="42" table:formula="of:=[.Y13]" table:style-name="ce15">
            <text:p>42.00</text:p>
          </table:table-cell>
          <table:table-cell office:value-type="float" office:value="6.54" table:formula="of:=[.Z13]" table:style-name="ce15">
            <text:p>6.54</text:p>
          </table:table-cell>
          <table:table-cell office:value-type="float" office:value="42" table:formula="of:=[.AA13]" table:style-name="ce15">
            <text:p>42.00</text:p>
          </table:table-cell>
          <table:table-cell office:value-type="float" office:value="6.88" table:formula="of:=[.AB13]" table:style-name="ce15">
            <text:p>6.8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83_2</text:p>
          </table:table-cell>
          <table:table-cell office:value-type="percentage" office:value="5.8553840523714396E-3" table:formula="of:=[.C14]/[.C$2]" table:style-name="ce6">
            <text:p>0.59%</text:p>
          </table:table-cell>
          <table:table-cell office:value-type="percentage" office:value="5.8553840523714396E-3" table:formula="of:=[.D14]/[.D$2]" table:style-name="ce6">
            <text:p>0.59%</text:p>
          </table:table-cell>
          <table:table-cell office:value-type="percentage" office:value="4.2231831217685563E-3" table:formula="of:=[.E14]/[.E$2]" table:style-name="ce6">
            <text:p>0.42%</text:p>
          </table:table-cell>
          <table:table-cell office:value-type="percentage" office:value="4.2231831217685563E-3" table:formula="of:=[.F14]/[.F$2]" table:style-name="ce6">
            <text:p>0.42%</text:p>
          </table:table-cell>
          <table:table-cell office:value-type="percentage" office:value="4.7528277072160757E-4" table:formula="of:=[.G14]/[.G$2]" table:style-name="ce6">
            <text:p>0.05%</text:p>
          </table:table-cell>
          <table:table-cell office:value-type="percentage" office:value="1.6782593975713672E-4" table:formula="of:=[.H14]/[.H$2]" table:style-name="ce6">
            <text:p>0.02%</text:p>
          </table:table-cell>
          <table:table-cell office:value-type="percentage" office:value="2.4931565720652327E-3" table:formula="of:=[.I14]/[.I$2]" table:style-name="ce6">
            <text:p>0.25%</text:p>
          </table:table-cell>
          <table:table-cell office:value-type="percentage" office:value="2.4931565720652327E-3" table:formula="of:=[.J14]/[.J$2]" table:style-name="ce6">
            <text:p>0.25%</text:p>
          </table:table-cell>
          <table:table-cell office:value-type="percentage" office:value="1.3670494961662161E-4" table:formula="of:=[.K14]/[.K$2]" table:style-name="ce6">
            <text:p>0.01%</text:p>
          </table:table-cell>
          <table:table-cell office:value-type="float" office:value="47622" table:formula="of:=[.L14]" table:style-name="ce9">
            <text:p>47622</text:p>
          </table:table-cell>
          <table:table-cell office:value-type="float" office:value="15.16" table:formula="of:=[.M14]" table:style-name="ce9">
            <text:p>15.16</text:p>
          </table:table-cell>
          <table:table-cell table:style-name="ce1"/>
          <table:table-cell office:value-type="string" table:style-name="ce1">
            <text:p>AH_83_2</text:p>
          </table:table-cell>
          <table:table-cell table:number-columns-repeated="2" table:style-name="ce1"/>
          <table:table-cell office:value-type="percentage" office:value="5.9996763596557227E-4" table:formula="of:=[.R14]/[.R$2]" table:style-name="ce6">
            <text:p>0.06%</text:p>
          </table:table-cell>
          <table:table-cell office:value-type="percentage" office:value="5.9996763596557227E-4" table:formula="of:=[.S14]/[.S$2]" table:style-name="ce6">
            <text:p>0.06%</text:p>
          </table:table-cell>
          <table:table-cell office:value-type="percentage" office:value="5.2746049508115766E-3" table:formula="of:=[.T14]/[.T$2]" table:style-name="ce6">
            <text:p>0.53%</text:p>
          </table:table-cell>
          <table:table-cell office:value-type="percentage" office:value="1.3858148483696172E-5" table:formula="of:=[.U14]/[.U$2]" table:style-name="ce6">
            <text:p>0.00%</text:p>
          </table:table-cell>
          <table:table-cell office:value-type="percentage" office:value="3.2910110451388343E-4" table:formula="of:=[.V14]/[.V$2]" table:style-name="ce6">
            <text:p>0.03%</text:p>
          </table:table-cell>
          <table:table-cell office:value-type="percentage" office:value="3.2910110451388343E-4" table:formula="of:=[.W14]/[.W$2]" table:style-name="ce6">
            <text:p>0.03%</text:p>
          </table:table-cell>
          <table:table-cell office:value-type="percentage" office:value="1.1017698246985467E-5" table:formula="of:=[.X14]/[.X$2]" table:style-name="ce6">
            <text:p>0.00%</text:p>
          </table:table-cell>
          <table:table-cell office:value-type="float" office:value="7646" table:formula="of:=[.Y14]" table:style-name="ce15">
            <text:p>7646.00</text:p>
          </table:table-cell>
          <table:table-cell office:value-type="float" office:value="5.67" table:formula="of:=[.Z14]" table:style-name="ce15">
            <text:p>5.67</text:p>
          </table:table-cell>
          <table:table-cell office:value-type="float" office:value="7646" table:formula="of:=[.AA14]" table:style-name="ce15">
            <text:p>7646.00</text:p>
          </table:table-cell>
          <table:table-cell office:value-type="float" office:value="5.67" table:formula="of:=[.AB14]" table:style-name="ce15">
            <text:p>5.67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AH_97_3</text:p>
          </table:table-cell>
          <table:table-cell office:value-type="percentage" office:value="8.3495365987107939E-3" table:formula="of:=[.C15]/[.C$2]" table:style-name="ce6">
            <text:p>0.83%</text:p>
          </table:table-cell>
          <table:table-cell office:value-type="percentage" office:value="8.3495365987107939E-3" table:formula="of:=[.D15]/[.D$2]" table:style-name="ce6">
            <text:p>0.83%</text:p>
          </table:table-cell>
          <table:table-cell office:value-type="percentage" office:value="6.0516016707925831E-3" table:formula="of:=[.E15]/[.E$2]" table:style-name="ce6">
            <text:p>0.61%</text:p>
          </table:table-cell>
          <table:table-cell office:value-type="percentage" office:value="6.0516016707925831E-3" table:formula="of:=[.F15]/[.F$2]" table:style-name="ce6">
            <text:p>0.61%</text:p>
          </table:table-cell>
          <table:table-cell office:value-type="percentage" office:value="6.6811279424042864E-4" table:formula="of:=[.G15]/[.G$2]" table:style-name="ce6">
            <text:p>0.07%</text:p>
          </table:table-cell>
          <table:table-cell office:value-type="percentage" office:value="2.966464492509398E-4" table:formula="of:=[.H15]/[.H$2]" table:style-name="ce6">
            <text:p>0.03%</text:p>
          </table:table-cell>
          <table:table-cell office:value-type="percentage" office:value="3.6269001631604627E-3" table:formula="of:=[.I15]/[.I$2]" table:style-name="ce6">
            <text:p>0.36%</text:p>
          </table:table-cell>
          <table:table-cell office:value-type="percentage" office:value="3.6269001631604627E-3" table:formula="of:=[.J15]/[.J$2]" table:style-name="ce6">
            <text:p>0.36%</text:p>
          </table:table-cell>
          <table:table-cell office:value-type="percentage" office:value="2.4133140592790764E-4" table:formula="of:=[.K15]/[.K$2]" table:style-name="ce6">
            <text:p>0.02%</text:p>
          </table:table-cell>
          <table:table-cell office:value-type="float" office:value="56425" table:formula="of:=[.L15]" table:style-name="ce9">
            <text:p>56425</text:p>
          </table:table-cell>
          <table:table-cell office:value-type="float" office:value="18.899999999999999" table:formula="of:=[.M15]" table:style-name="ce9">
            <text:p>18.9</text:p>
          </table:table-cell>
          <table:table-cell table:style-name="ce1"/>
          <table:table-cell office:value-type="string" table:style-name="ce1">
            <text:p>AH_97_3</text:p>
          </table:table-cell>
          <table:table-cell table:number-columns-repeated="2" table:style-name="ce1"/>
          <table:table-cell office:value-type="percentage" office:value="8.376336000906516E-4" table:formula="of:=[.R15]/[.R$2]" table:style-name="ce6">
            <text:p>0.08%</text:p>
          </table:table-cell>
          <table:table-cell office:value-type="percentage" office:value="8.376336000906516E-4" table:formula="of:=[.S15]/[.S$2]" table:style-name="ce6">
            <text:p>0.08%</text:p>
          </table:table-cell>
          <table:table-cell office:value-type="percentage" office:value="7.5294180397712657E-3" table:formula="of:=[.T15]/[.T$2]" table:style-name="ce6">
            <text:p>0.75%</text:p>
          </table:table-cell>
          <table:table-cell office:value-type="percentage" office:value="4.1277362995932166E-5" table:formula="of:=[.U15]/[.U$2]" table:style-name="ce6">
            <text:p>0.00%</text:p>
          </table:table-cell>
          <table:table-cell office:value-type="percentage" office:value="4.6008881983163286E-4" table:formula="of:=[.V15]/[.V$2]" table:style-name="ce6">
            <text:p>0.05%</text:p>
          </table:table-cell>
          <table:table-cell office:value-type="percentage" office:value="4.6008881983163286E-4" table:formula="of:=[.W15]/[.W$2]" table:style-name="ce6">
            <text:p>0.05%</text:p>
          </table:table-cell>
          <table:table-cell office:value-type="percentage" office:value="3.4844138607294676E-5" table:formula="of:=[.X15]/[.X$2]" table:style-name="ce6">
            <text:p>0.00%</text:p>
          </table:table-cell>
          <table:table-cell office:value-type="float" office:value="11916" table:formula="of:=[.Y15]" table:style-name="ce15">
            <text:p>11916.00</text:p>
          </table:table-cell>
          <table:table-cell office:value-type="float" office:value="5.86" table:formula="of:=[.Z15]" table:style-name="ce15">
            <text:p>5.86</text:p>
          </table:table-cell>
          <table:table-cell office:value-type="float" office:value="11916" table:formula="of:=[.AA15]" table:style-name="ce15">
            <text:p>11916.00</text:p>
          </table:table-cell>
          <table:table-cell office:value-type="float" office:value="5.86" table:formula="of:=[.AB15]" table:style-name="ce15">
            <text:p>5.8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2928</text:p>
          </table:table-cell>
          <table:table-cell office:value-type="percentage" office:value="8.9257761093731579E-3" table:formula="of:=[.C16]/[.C$2]" table:style-name="ce6">
            <text:p>0.89%</text:p>
          </table:table-cell>
          <table:table-cell office:value-type="percentage" office:value="8.9257761093731579E-3" table:formula="of:=[.D16]/[.D$2]" table:style-name="ce6">
            <text:p>0.89%</text:p>
          </table:table-cell>
          <table:table-cell office:value-type="percentage" office:value="6.7101159232624561E-3" table:formula="of:=[.E16]/[.E$2]" table:style-name="ce6">
            <text:p>0.67%</text:p>
          </table:table-cell>
          <table:table-cell office:value-type="percentage" office:value="6.7101159232624561E-3" table:formula="of:=[.F16]/[.F$2]" table:style-name="ce6">
            <text:p>0.67%</text:p>
          </table:table-cell>
          <table:table-cell office:value-type="percentage" office:value="5.6252242291277206E-4" table:formula="of:=[.G16]/[.G$2]" table:style-name="ce6">
            <text:p>0.06%</text:p>
          </table:table-cell>
          <table:table-cell office:value-type="percentage" office:value="1.3599964594610654E-4" table:formula="of:=[.H16]/[.H$2]" table:style-name="ce6">
            <text:p>0.01%</text:p>
          </table:table-cell>
          <table:table-cell office:value-type="percentage" office:value="5.0231599177052531E-3" table:formula="of:=[.I16]/[.I$2]" table:style-name="ce6">
            <text:p>0.50%</text:p>
          </table:table-cell>
          <table:table-cell office:value-type="percentage" office:value="5.0231599177052531E-3" table:formula="of:=[.J16]/[.J$2]" table:style-name="ce6">
            <text:p>0.50%</text:p>
          </table:table-cell>
          <table:table-cell office:value-type="percentage" office:value="1.2968610945307161E-4" table:formula="of:=[.K16]/[.K$2]" table:style-name="ce6">
            <text:p>0.01%</text:p>
          </table:table-cell>
          <table:table-cell office:value-type="float" office:value="83369" table:formula="of:=[.L16]" table:style-name="ce9">
            <text:p>83369</text:p>
          </table:table-cell>
          <table:table-cell office:value-type="float" office:value="17.34" table:formula="of:=[.M16]" table:style-name="ce9">
            <text:p>17.34</text:p>
          </table:table-cell>
          <table:table-cell table:style-name="ce1"/>
          <table:table-cell office:value-type="string" table:style-name="ce1">
            <text:p>MPFC2928</text:p>
          </table:table-cell>
          <table:table-cell table:number-columns-repeated="2" table:style-name="ce1"/>
          <table:table-cell office:value-type="percentage" office:value="9.5566296342557405E-4" table:formula="of:=[.R16]/[.R$2]" table:style-name="ce6">
            <text:p>0.10%</text:p>
          </table:table-cell>
          <table:table-cell office:value-type="percentage" office:value="9.5566296342557405E-4" table:formula="of:=[.S16]/[.S$2]" table:style-name="ce6">
            <text:p>0.10%</text:p>
          </table:table-cell>
          <table:table-cell office:value-type="percentage" office:value="8.3108795457150168E-3" table:formula="of:=[.T16]/[.T$2]" table:style-name="ce6">
            <text:p>0.83%</text:p>
          </table:table-cell>
          <table:table-cell office:value-type="percentage" office:value="2.0346514795664838E-4" table:formula="of:=[.U16]/[.U$2]" table:style-name="ce6">
            <text:p>0.02%</text:p>
          </table:table-cell>
          <table:table-cell office:value-type="percentage" office:value="6.2476654047765234E-4" table:formula="of:=[.V16]/[.V$2]" table:style-name="ce6">
            <text:p>0.06%</text:p>
          </table:table-cell>
          <table:table-cell office:value-type="percentage" office:value="6.2476654047765234E-4" table:formula="of:=[.W16]/[.W$2]" table:style-name="ce6">
            <text:p>0.06%</text:p>
          </table:table-cell>
          <table:table-cell office:value-type="percentage" office:value="1.7620836701701586E-4" table:formula="of:=[.X16]/[.X$2]" table:style-name="ce6">
            <text:p>0.02%</text:p>
          </table:table-cell>
          <table:table-cell office:value-type="float" office:value="14636" table:formula="of:=[.Y16]" table:style-name="ce15">
            <text:p>14636.00</text:p>
          </table:table-cell>
          <table:table-cell office:value-type="float" office:value="5.32" table:formula="of:=[.Z16]" table:style-name="ce15">
            <text:p>5.32</text:p>
          </table:table-cell>
          <table:table-cell office:value-type="float" office:value="14636" table:formula="of:=[.AA16]" table:style-name="ce15">
            <text:p>14636.00</text:p>
          </table:table-cell>
          <table:table-cell office:value-type="float" office:value="5.32" table:formula="of:=[.AB16]" table:style-name="ce15">
            <text:p>5.3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2964</text:p>
          </table:table-cell>
          <table:table-cell office:value-type="percentage" office:value="9.0601535568770805E-3" table:formula="of:=[.C17]/[.C$2]" table:style-name="ce6">
            <text:p>0.91%</text:p>
          </table:table-cell>
          <table:table-cell office:value-type="percentage" office:value="9.0601535568770805E-3" table:formula="of:=[.D17]/[.D$2]" table:style-name="ce6">
            <text:p>0.91%</text:p>
          </table:table-cell>
          <table:table-cell office:value-type="percentage" office:value="6.8231119831305212E-3" table:formula="of:=[.E17]/[.E$2]" table:style-name="ce6">
            <text:p>0.68%</text:p>
          </table:table-cell>
          <table:table-cell office:value-type="percentage" office:value="6.8231119831305212E-3" table:formula="of:=[.F17]/[.F$2]" table:style-name="ce6">
            <text:p>0.68%</text:p>
          </table:table-cell>
          <table:table-cell office:value-type="percentage" office:value="5.8657968992888621E-4" table:formula="of:=[.G17]/[.G$2]" table:style-name="ce6">
            <text:p>0.06%</text:p>
          </table:table-cell>
          <table:table-cell office:value-type="percentage" office:value="1.3758978513054052E-4" table:formula="of:=[.H17]/[.H$2]" table:style-name="ce6">
            <text:p>0.01%</text:p>
          </table:table-cell>
          <table:table-cell office:value-type="percentage" office:value="5.1359208763498134E-3" table:formula="of:=[.I17]/[.I$2]" table:style-name="ce6">
            <text:p>0.51%</text:p>
          </table:table-cell>
          <table:table-cell office:value-type="percentage" office:value="5.1359208763498134E-3" table:formula="of:=[.J17]/[.J$2]" table:style-name="ce6">
            <text:p>0.51%</text:p>
          </table:table-cell>
          <table:table-cell office:value-type="percentage" office:value="1.3252228512208221E-4" table:formula="of:=[.K17]/[.K$2]" table:style-name="ce6">
            <text:p>0.01%</text:p>
          </table:table-cell>
          <table:table-cell office:value-type="float" office:value="82443" table:formula="of:=[.L17]" table:style-name="ce9">
            <text:p>82443</text:p>
          </table:table-cell>
          <table:table-cell office:value-type="float" office:value="17.809999999999999" table:formula="of:=[.M17]" table:style-name="ce9">
            <text:p>17.81</text:p>
          </table:table-cell>
          <table:table-cell table:style-name="ce1"/>
          <table:table-cell office:value-type="string" table:style-name="ce1">
            <text:p>MPFC2964</text:p>
          </table:table-cell>
          <table:table-cell table:number-columns-repeated="2" table:style-name="ce1"/>
          <table:table-cell office:value-type="percentage" office:value="9.6047612665587701E-4" table:formula="of:=[.R17]/[.R$2]" table:style-name="ce6">
            <text:p>0.10%</text:p>
          </table:table-cell>
          <table:table-cell office:value-type="percentage" office:value="9.6047612665587701E-4" table:formula="of:=[.S17]/[.S$2]" table:style-name="ce6">
            <text:p>0.10%</text:p>
          </table:table-cell>
          <table:table-cell office:value-type="percentage" office:value="8.3360588867524045E-3" table:formula="of:=[.T17]/[.T$2]" table:style-name="ce6">
            <text:p>0.83%</text:p>
          </table:table-cell>
          <table:table-cell office:value-type="percentage" office:value="1.0019372960629131E-4" table:formula="of:=[.U17]/[.U$2]" table:style-name="ce6">
            <text:p>0.01%</text:p>
          </table:table-cell>
          <table:table-cell office:value-type="percentage" office:value="6.3175118409960161E-4" table:formula="of:=[.V17]/[.V$2]" table:style-name="ce6">
            <text:p>0.06%</text:p>
          </table:table-cell>
          <table:table-cell office:value-type="percentage" office:value="6.3175118409960161E-4" table:formula="of:=[.W17]/[.W$2]" table:style-name="ce6">
            <text:p>0.06%</text:p>
          </table:table-cell>
          <table:table-cell office:value-type="percentage" office:value="8.6038498667438782E-5" table:formula="of:=[.X17]/[.X$2]" table:style-name="ce6">
            <text:p>0.01%</text:p>
          </table:table-cell>
          <table:table-cell office:value-type="float" office:value="15298" table:formula="of:=[.Y17]" table:style-name="ce15">
            <text:p>15298.00</text:p>
          </table:table-cell>
          <table:table-cell office:value-type="float" office:value="5.23" table:formula="of:=[.Z17]" table:style-name="ce15">
            <text:p>5.23</text:p>
          </table:table-cell>
          <table:table-cell office:value-type="float" office:value="15298" table:formula="of:=[.AA17]" table:style-name="ce15">
            <text:p>15298.00</text:p>
          </table:table-cell>
          <table:table-cell office:value-type="float" office:value="5.23" table:formula="of:=[.AB17]" table:style-name="ce15">
            <text:p>5.23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2998</text:p>
          </table:table-cell>
          <table:table-cell office:value-type="percentage" office:value="3.7788371073195902E-2" table:formula="of:=[.C18]/[.C$2]" table:style-name="ce6">
            <text:p>3.78%</text:p>
          </table:table-cell>
          <table:table-cell office:value-type="percentage" office:value="3.7788371073195902E-2" table:formula="of:=[.D18]/[.D$2]" table:style-name="ce6">
            <text:p>3.78%</text:p>
          </table:table-cell>
          <table:table-cell office:value-type="percentage" office:value="7.6366070994187572E-3" table:formula="of:=[.E18]/[.E$2]" table:style-name="ce6">
            <text:p>0.76%</text:p>
          </table:table-cell>
          <table:table-cell office:value-type="percentage" office:value="7.6366070994187572E-3" table:formula="of:=[.F18]/[.F$2]" table:style-name="ce6">
            <text:p>0.76%</text:p>
          </table:table-cell>
          <table:table-cell office:value-type="percentage" office:value="7.7502828155511362E-4" table:formula="of:=[.G18]/[.G$2]" table:style-name="ce6">
            <text:p>0.08%</text:p>
          </table:table-cell>
          <table:table-cell office:value-type="percentage" office:value="1.6099986122402234E-2" table:formula="of:=[.H18]/[.H$2]" table:style-name="ce6">
            <text:p>1.61%</text:p>
          </table:table-cell>
          <table:table-cell office:value-type="percentage" office:value="4.819401961861149E-3" table:formula="of:=[.I18]/[.I$2]" table:style-name="ce6">
            <text:p>0.48%</text:p>
          </table:table-cell>
          <table:table-cell office:value-type="percentage" office:value="4.819401961861149E-3" table:formula="of:=[.J18]/[.J$2]" table:style-name="ce6">
            <text:p>0.48%</text:p>
          </table:table-cell>
          <table:table-cell office:value-type="percentage" office:value="1.1290896555117554E-2" table:formula="of:=[.K18]/[.K$2]" table:style-name="ce6">
            <text:p>1.13%</text:p>
          </table:table-cell>
          <table:table-cell office:value-type="float" office:value="75495" table:formula="of:=[.L18]" table:style-name="ce9">
            <text:p>75495</text:p>
          </table:table-cell>
          <table:table-cell office:value-type="float" office:value="19.32" table:formula="of:=[.M18]" table:style-name="ce9">
            <text:p>19.32</text:p>
          </table:table-cell>
          <table:table-cell table:style-name="ce1"/>
          <table:table-cell office:value-type="string" table:style-name="ce1">
            <text:p>MPFC2998</text:p>
          </table:table-cell>
          <table:table-cell table:number-columns-repeated="2" table:style-name="ce1"/>
          <table:table-cell office:value-type="percentage" office:value="1.1167137133780661E-3" table:formula="of:=[.R18]/[.R$2]" table:style-name="ce6">
            <text:p>0.11%</text:p>
          </table:table-cell>
          <table:table-cell office:value-type="percentage" office:value="1.1167137133780661E-3" table:formula="of:=[.S18]/[.S$2]" table:style-name="ce6">
            <text:p>0.11%</text:p>
          </table:table-cell>
          <table:table-cell office:value-type="percentage" office:value="9.8147451302580575E-3" table:formula="of:=[.T18]/[.T$2]" table:style-name="ce6">
            <text:p>0.98%</text:p>
          </table:table-cell>
          <table:table-cell office:value-type="percentage" office:value="1.1666725096444987E-2" table:formula="of:=[.U18]/[.U$2]" table:style-name="ce6">
            <text:p>1.17%</text:p>
          </table:table-cell>
          <table:table-cell office:value-type="percentage" office:value="5.9814880740918341E-4" table:formula="of:=[.V18]/[.V$2]" table:style-name="ce6">
            <text:p>0.06%</text:p>
          </table:table-cell>
          <table:table-cell office:value-type="percentage" office:value="5.9814880740918341E-4" table:formula="of:=[.W18]/[.W$2]" table:style-name="ce6">
            <text:p>0.06%</text:p>
          </table:table-cell>
          <table:table-cell office:value-type="percentage" office:value="9.0176173336934708E-3" table:formula="of:=[.X18]/[.X$2]" table:style-name="ce6">
            <text:p>0.90%</text:p>
          </table:table-cell>
          <table:table-cell office:value-type="float" office:value="14337" table:formula="of:=[.Y18]" table:style-name="ce15">
            <text:p>14337.00</text:p>
          </table:table-cell>
          <table:table-cell office:value-type="float" office:value="6.25" table:formula="of:=[.Z18]" table:style-name="ce15">
            <text:p>6.25</text:p>
          </table:table-cell>
          <table:table-cell office:value-type="float" office:value="14334" table:formula="of:=[.AA18]" table:style-name="ce15">
            <text:p>14334.00</text:p>
          </table:table-cell>
          <table:table-cell office:value-type="float" office:value="6.33" table:formula="of:=[.AB18]" table:style-name="ce15">
            <text:p>6.33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3093</text:p>
          </table:table-cell>
          <table:table-cell office:value-type="percentage" office:value="1.0142108623001854E-2" table:formula="of:=[.C19]/[.C$2]" table:style-name="ce6">
            <text:p>1.01%</text:p>
          </table:table-cell>
          <table:table-cell office:value-type="percentage" office:value="1.0142108623001854E-2" table:formula="of:=[.D19]/[.D$2]" table:style-name="ce6">
            <text:p>1.01%</text:p>
          </table:table-cell>
          <table:table-cell office:value-type="percentage" office:value="7.5767054449535267E-3" table:formula="of:=[.E19]/[.E$2]" table:style-name="ce6">
            <text:p>0.76%</text:p>
          </table:table-cell>
          <table:table-cell office:value-type="percentage" office:value="7.5767054449535267E-3" table:formula="of:=[.F19]/[.F$2]" table:style-name="ce6">
            <text:p>0.76%</text:p>
          </table:table-cell>
          <table:table-cell office:value-type="percentage" office:value="6.6983117045586542E-4" table:formula="of:=[.G19]/[.G$2]" table:style-name="ce6">
            <text:p>0.07%</text:p>
          </table:table-cell>
          <table:table-cell office:value-type="percentage" office:value="1.5989661667346726E-4" table:formula="of:=[.H19]/[.H$2]" table:style-name="ce6">
            <text:p>0.02%</text:p>
          </table:table-cell>
          <table:table-cell office:value-type="percentage" office:value="5.4747102885559533E-3" table:formula="of:=[.I19]/[.I$2]" table:style-name="ce6">
            <text:p>0.55%</text:p>
          </table:table-cell>
          <table:table-cell office:value-type="percentage" office:value="5.4747102885559533E-3" table:formula="of:=[.J19]/[.J$2]" table:style-name="ce6">
            <text:p>0.55%</text:p>
          </table:table-cell>
          <table:table-cell office:value-type="percentage" office:value="1.5042844921776491E-4" table:formula="of:=[.K19]/[.K$2]" table:style-name="ce6">
            <text:p>0.02%</text:p>
          </table:table-cell>
          <table:table-cell office:value-type="float" office:value="82429" table:formula="of:=[.L19]" table:style-name="ce9">
            <text:p>82429</text:p>
          </table:table-cell>
          <table:table-cell office:value-type="float" office:value="18.559999999999999" table:formula="of:=[.M19]" table:style-name="ce9">
            <text:p>18.56</text:p>
          </table:table-cell>
          <table:table-cell table:style-name="ce1"/>
          <table:table-cell office:value-type="string" table:style-name="ce1">
            <text:p>MPFC3093</text:p>
          </table:table-cell>
          <table:table-cell table:number-columns-repeated="2" table:style-name="ce1"/>
          <table:table-cell office:value-type="percentage" office:value="1.0289290538051399E-3" table:formula="of:=[.R19]/[.R$2]" table:style-name="ce6">
            <text:p>0.10%</text:p>
          </table:table-cell>
          <table:table-cell office:value-type="percentage" office:value="1.0289290538051399E-3" table:formula="of:=[.S19]/[.S$2]" table:style-name="ce6">
            <text:p>0.10%</text:p>
          </table:table-cell>
          <table:table-cell office:value-type="percentage" office:value="8.9810441324514895E-3" table:formula="of:=[.T19]/[.T$2]" table:style-name="ce6">
            <text:p>0.90%</text:p>
          </table:table-cell>
          <table:table-cell office:value-type="percentage" office:value="1.3287493695733976E-5" table:formula="of:=[.U19]/[.U$2]" table:style-name="ce6">
            <text:p>0.00%</text:p>
          </table:table-cell>
          <table:table-cell office:value-type="percentage" office:value="6.6409042603464267E-4" table:formula="of:=[.V19]/[.V$2]" table:style-name="ce6">
            <text:p>0.07%</text:p>
          </table:table-cell>
          <table:table-cell office:value-type="percentage" office:value="6.6409042603464267E-4" table:formula="of:=[.W19]/[.W$2]" table:style-name="ce6">
            <text:p>0.07%</text:p>
          </table:table-cell>
          <table:table-cell office:value-type="percentage" office:value="1.1669569821249398E-5" table:formula="of:=[.X19]/[.X$2]" table:style-name="ce6">
            <text:p>0.00%</text:p>
          </table:table-cell>
          <table:table-cell office:value-type="float" office:value="16647" table:formula="of:=[.Y19]" table:style-name="ce15">
            <text:p>16647.00</text:p>
          </table:table-cell>
          <table:table-cell office:value-type="float" office:value="5.34" table:formula="of:=[.Z19]" table:style-name="ce15">
            <text:p>5.34</text:p>
          </table:table-cell>
          <table:table-cell office:value-type="float" office:value="16647" table:formula="of:=[.AA19]" table:style-name="ce15">
            <text:p>16647.00</text:p>
          </table:table-cell>
          <table:table-cell office:value-type="float" office:value="5.34" table:formula="of:=[.AB19]" table:style-name="ce15">
            <text:p>5.3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3280</text:p>
          </table:table-cell>
          <table:table-cell office:value-type="percentage" office:value="1.1077668294533898E-2" table:formula="of:=[.C20]/[.C$2]" table:style-name="ce6">
            <text:p>1.11%</text:p>
          </table:table-cell>
          <table:table-cell office:value-type="percentage" office:value="1.1077668294533898E-2" table:formula="of:=[.D20]/[.D$2]" table:style-name="ce6">
            <text:p>1.11%</text:p>
          </table:table-cell>
          <table:table-cell office:value-type="percentage" office:value="8.0381044197852369E-3" table:formula="of:=[.E20]/[.E$2]" table:style-name="ce6">
            <text:p>0.80%</text:p>
          </table:table-cell>
          <table:table-cell office:value-type="percentage" office:value="8.0381044197852369E-3" table:formula="of:=[.F20]/[.F$2]" table:style-name="ce6">
            <text:p>0.80%</text:p>
          </table:table-cell>
          <table:table-cell office:value-type="percentage" office:value="7.1638548727756036E-4" table:formula="of:=[.G20]/[.G$2]" table:style-name="ce6">
            <text:p>0.07%</text:p>
          </table:table-cell>
          <table:table-cell office:value-type="percentage" office:value="1.7613142479841422E-4" table:formula="of:=[.H20]/[.H$2]" table:style-name="ce6">
            <text:p>0.02%</text:p>
          </table:table-cell>
          <table:table-cell office:value-type="percentage" office:value="5.7820709417471727E-3" table:formula="of:=[.I20]/[.I$2]" table:style-name="ce6">
            <text:p>0.58%</text:p>
          </table:table-cell>
          <table:table-cell office:value-type="percentage" office:value="5.7820709417471727E-3" table:formula="of:=[.J20]/[.J$2]" table:style-name="ce6">
            <text:p>0.58%</text:p>
          </table:table-cell>
          <table:table-cell office:value-type="percentage" office:value="1.6767846717148356E-4" table:formula="of:=[.K20]/[.K$2]" table:style-name="ce6">
            <text:p>0.02%</text:p>
          </table:table-cell>
          <table:table-cell office:value-type="float" office:value="115161" table:formula="of:=[.L20]" table:style-name="ce9">
            <text:p>115161</text:p>
          </table:table-cell>
          <table:table-cell office:value-type="float" office:value="15.37" table:formula="of:=[.M20]" table:style-name="ce9">
            <text:p>15.37</text:p>
          </table:table-cell>
          <table:table-cell table:style-name="ce1"/>
          <table:table-cell office:value-type="string" table:style-name="ce1">
            <text:p>MPFC3280</text:p>
          </table:table-cell>
          <table:table-cell table:number-columns-repeated="2" table:style-name="ce1"/>
          <table:table-cell office:value-type="percentage" office:value="1.0882664653339581E-3" table:formula="of:=[.R20]/[.R$2]" table:style-name="ce6">
            <text:p>0.11%</text:p>
          </table:table-cell>
          <table:table-cell office:value-type="percentage" office:value="1.0882664653339581E-3" table:formula="of:=[.S20]/[.S$2]" table:style-name="ce6">
            <text:p>0.11%</text:p>
          </table:table-cell>
          <table:table-cell office:value-type="percentage" office:value="9.7767506352557949E-3" table:formula="of:=[.T20]/[.T$2]" table:style-name="ce6">
            <text:p>0.98%</text:p>
          </table:table-cell>
          <table:table-cell office:value-type="percentage" office:value="4.3168859203222591E-5" table:formula="of:=[.U20]/[.U$2]" table:style-name="ce6">
            <text:p>0.00%</text:p>
          </table:table-cell>
          <table:table-cell office:value-type="percentage" office:value="6.4789836358669661E-4" table:formula="of:=[.V20]/[.V$2]" table:style-name="ce6">
            <text:p>0.06%</text:p>
          </table:table-cell>
          <table:table-cell office:value-type="percentage" office:value="6.4789836358669661E-4" table:formula="of:=[.W20]/[.W$2]" table:style-name="ce6">
            <text:p>0.06%</text:p>
          </table:table-cell>
          <table:table-cell office:value-type="percentage" office:value="3.7306289602547298E-5" table:formula="of:=[.X20]/[.X$2]" table:style-name="ce6">
            <text:p>0.00%</text:p>
          </table:table-cell>
          <table:table-cell office:value-type="float" office:value="12977" table:formula="of:=[.Y20]" table:style-name="ce15">
            <text:p>12977.00</text:p>
          </table:table-cell>
          <table:table-cell office:value-type="float" office:value="5.73" table:formula="of:=[.Z20]" table:style-name="ce15">
            <text:p>5.73</text:p>
          </table:table-cell>
          <table:table-cell office:value-type="float" office:value="12977" table:formula="of:=[.AA20]" table:style-name="ce15">
            <text:p>12977.00</text:p>
          </table:table-cell>
          <table:table-cell office:value-type="float" office:value="5.73" table:formula="of:=[.AB20]" table:style-name="ce15">
            <text:p>5.73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3366</text:p>
          </table:table-cell>
          <table:table-cell office:value-type="percentage" office:value="2.1586588258299842E-3" table:formula="of:=[.C21]/[.C$2]" table:style-name="ce6">
            <text:p>0.22%</text:p>
          </table:table-cell>
          <table:table-cell office:value-type="percentage" office:value="2.1586588258299842E-3" table:formula="of:=[.D21]/[.D$2]" table:style-name="ce6">
            <text:p>0.22%</text:p>
          </table:table-cell>
          <table:table-cell office:value-type="percentage" office:value="8.6654250144636944E-4" table:formula="of:=[.E21]/[.E$2]" table:style-name="ce6">
            <text:p>0.09%</text:p>
          </table:table-cell>
          <table:table-cell office:value-type="percentage" office:value="8.6654250144636944E-4" table:formula="of:=[.F21]/[.F$2]" table:style-name="ce6">
            <text:p>0.09%</text:p>
          </table:table-cell>
          <table:table-cell office:value-type="percentage" office:value="1.1583009825322548E-4" table:formula="of:=[.G21]/[.G$2]" table:style-name="ce6">
            <text:p>0.01%</text:p>
          </table:table-cell>
          <table:table-cell office:value-type="percentage" office:value="1.9029093030496682E-4" table:formula="of:=[.H21]/[.H$2]" table:style-name="ce6">
            <text:p>0.02%</text:p>
          </table:table-cell>
          <table:table-cell office:value-type="percentage" office:value="5.0909032666163006E-4" table:formula="of:=[.I21]/[.I$2]" table:style-name="ce6">
            <text:p>0.05%</text:p>
          </table:table-cell>
          <table:table-cell office:value-type="percentage" office:value="5.0909032666163006E-4" table:formula="of:=[.J21]/[.J$2]" table:style-name="ce6">
            <text:p>0.05%</text:p>
          </table:table-cell>
          <table:table-cell office:value-type="percentage" office:value="1.3789327943724701E-4" table:formula="of:=[.K21]/[.K$2]" table:style-name="ce6">
            <text:p>0.01%</text:p>
          </table:table-cell>
          <table:table-cell office:value-type="float" office:value="13899" table:formula="of:=[.L21]" table:style-name="ce9">
            <text:p>13899</text:p>
          </table:table-cell>
          <table:table-cell office:value-type="float" office:value="6.53" table:formula="of:=[.M21]" table:style-name="ce9">
            <text:p>6.53</text:p>
          </table:table-cell>
          <table:table-cell table:style-name="ce1"/>
          <table:table-cell office:value-type="string" table:style-name="ce1">
            <text:p>MPFC3366</text:p>
          </table:table-cell>
          <table:table-cell table:number-columns-repeated="2" table:style-name="ce1"/>
          <table:table-cell office:value-type="percentage" office:value="1.3129548419215601E-4" table:formula="of:=[.R21]/[.R$2]" table:style-name="ce6">
            <text:p>0.01%</text:p>
          </table:table-cell>
          <table:table-cell office:value-type="percentage" office:value="1.3129548419215601E-4" table:formula="of:=[.S21]/[.S$2]" table:style-name="ce6">
            <text:p>0.01%</text:p>
          </table:table-cell>
          <table:table-cell office:value-type="percentage" office:value="1.1607802317983077E-3" table:formula="of:=[.T21]/[.T$2]" table:style-name="ce6">
            <text:p>0.12%</text:p>
          </table:table-cell>
          <table:table-cell office:value-type="percentage" office:value="7.1013393201617675E-5" table:formula="of:=[.U21]/[.U$2]" table:style-name="ce6">
            <text:p>0.01%</text:p>
          </table:table-cell>
          <table:table-cell office:value-type="percentage" office:value="8.7981289687130305E-5" table:formula="of:=[.V21]/[.V$2]" table:style-name="ce6">
            <text:p>0.01%</text:p>
          </table:table-cell>
          <table:table-cell office:value-type="percentage" office:value="8.7981289687130305E-5" table:formula="of:=[.W21]/[.W$2]" table:style-name="ce6">
            <text:p>0.01%</text:p>
          </table:table-cell>
          <table:table-cell office:value-type="percentage" office:value="6.0318424815989102E-5" table:formula="of:=[.X21]/[.X$2]" table:style-name="ce6">
            <text:p>0.01%</text:p>
          </table:table-cell>
          <table:table-cell office:value-type="float" office:value="688" table:formula="of:=[.Y21]" table:style-name="ce15">
            <text:p>688.00</text:p>
          </table:table-cell>
          <table:table-cell office:value-type="float" office:value="6.86" table:formula="of:=[.Z21]" table:style-name="ce15">
            <text:p>6.86</text:p>
          </table:table-cell>
          <table:table-cell office:value-type="float" office:value="688" table:formula="of:=[.AA21]" table:style-name="ce15">
            <text:p>688.00</text:p>
          </table:table-cell>
          <table:table-cell office:value-type="float" office:value="6.86" table:formula="of:=[.AB21]" table:style-name="ce15">
            <text:p>6.8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3999</text:p>
          </table:table-cell>
          <table:table-cell office:value-type="percentage" office:value="8.744572909998586E-3" table:formula="of:=[.C22]/[.C$2]" table:style-name="ce6">
            <text:p>0.87%</text:p>
          </table:table-cell>
          <table:table-cell office:value-type="percentage" office:value="8.744572909998586E-3" table:formula="of:=[.D22]/[.D$2]" table:style-name="ce6">
            <text:p>0.87%</text:p>
          </table:table-cell>
          <table:table-cell office:value-type="percentage" office:value="6.6748870735621538E-3" table:formula="of:=[.E22]/[.E$2]" table:style-name="ce6">
            <text:p>0.67%</text:p>
          </table:table-cell>
          <table:table-cell office:value-type="percentage" office:value="6.6748870735621538E-3" table:formula="of:=[.F22]/[.F$2]" table:style-name="ce6">
            <text:p>0.67%</text:p>
          </table:table-cell>
          <table:table-cell office:value-type="percentage" office:value="5.6172521603670502E-4" table:formula="of:=[.G22]/[.G$2]" table:style-name="ce6">
            <text:p>0.06%</text:p>
          </table:table-cell>
          <table:table-cell office:value-type="percentage" office:value="1.1863635194833546E-4" table:formula="of:=[.H22]/[.H$2]" table:style-name="ce6">
            <text:p>0.01%</text:p>
          </table:table-cell>
          <table:table-cell office:value-type="percentage" office:value="5.0759144949759308E-3" table:formula="of:=[.I22]/[.I$2]" table:style-name="ce6">
            <text:p>0.51%</text:p>
          </table:table-cell>
          <table:table-cell office:value-type="percentage" office:value="5.0759144949759308E-3" table:formula="of:=[.J22]/[.J$2]" table:style-name="ce6">
            <text:p>0.51%</text:p>
          </table:table-cell>
          <table:table-cell office:value-type="percentage" office:value="1.1462253287794967E-4" table:formula="of:=[.K22]/[.K$2]" table:style-name="ce6">
            <text:p>0.01%</text:p>
          </table:table-cell>
          <table:table-cell office:value-type="float" office:value="110591" table:formula="of:=[.L22]" table:style-name="ce9">
            <text:p>110591</text:p>
          </table:table-cell>
          <table:table-cell office:value-type="float" office:value="12.93" table:formula="of:=[.M22]" table:style-name="ce9">
            <text:p>12.93</text:p>
          </table:table-cell>
          <table:table-cell table:style-name="ce1"/>
          <table:table-cell office:value-type="string" table:style-name="ce1">
            <text:p>MPFC3999</text:p>
          </table:table-cell>
          <table:table-cell table:number-columns-repeated="2" table:style-name="ce1"/>
          <table:table-cell office:value-type="percentage" office:value="9.4572459352286172E-4" table:formula="of:=[.R22]/[.R$2]" table:style-name="ce6">
            <text:p>0.09%</text:p>
          </table:table-cell>
          <table:table-cell office:value-type="percentage" office:value="9.4572459352286172E-4" table:formula="of:=[.S22]/[.S$2]" table:style-name="ce6">
            <text:p>0.09%</text:p>
          </table:table-cell>
          <table:table-cell office:value-type="percentage" office:value="8.2236420308077034E-3" table:formula="of:=[.T22]/[.T$2]" table:style-name="ce6">
            <text:p>0.82%</text:p>
          </table:table-cell>
          <table:table-cell office:value-type="percentage" office:value="4.3512106989539927E-4" table:formula="of:=[.U22]/[.U$2]" table:style-name="ce6">
            <text:p>0.04%</text:p>
          </table:table-cell>
          <table:table-cell office:value-type="percentage" office:value="6.4608380959800787E-4" table:formula="of:=[.V22]/[.V$2]" table:style-name="ce6">
            <text:p>0.06%</text:p>
          </table:table-cell>
          <table:table-cell office:value-type="percentage" office:value="6.4608380959800787E-4" table:formula="of:=[.W22]/[.W$2]" table:style-name="ce6">
            <text:p>0.06%</text:p>
          </table:table-cell>
          <table:table-cell office:value-type="percentage" office:value="3.7905370265715101E-4" table:formula="of:=[.X22]/[.X$2]" table:style-name="ce6">
            <text:p>0.04%</text:p>
          </table:table-cell>
          <table:table-cell office:value-type="float" office:value="11681" table:formula="of:=[.Y22]" table:style-name="ce15">
            <text:p>11681.00</text:p>
          </table:table-cell>
          <table:table-cell office:value-type="float" office:value="5.24" table:formula="of:=[.Z22]" table:style-name="ce15">
            <text:p>5.24</text:p>
          </table:table-cell>
          <table:table-cell office:value-type="float" office:value="11681" table:formula="of:=[.AA22]" table:style-name="ce15">
            <text:p>11681.00</text:p>
          </table:table-cell>
          <table:table-cell office:value-type="float" office:value="5.24" table:formula="of:=[.AB22]" table:style-name="ce15">
            <text:p>5.2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4025</text:p>
          </table:table-cell>
          <table:table-cell office:value-type="percentage" office:value="2.2462703654110563E-3" table:formula="of:=[.C23]/[.C$2]" table:style-name="ce6">
            <text:p>0.22%</text:p>
          </table:table-cell>
          <table:table-cell office:value-type="percentage" office:value="2.2462703654110563E-3" table:formula="of:=[.D23]/[.D$2]" table:style-name="ce6">
            <text:p>0.22%</text:p>
          </table:table-cell>
          <table:table-cell office:value-type="percentage" office:value="4.8562294998812859E-4" table:formula="of:=[.E23]/[.E$2]" table:style-name="ce6">
            <text:p>0.05%</text:p>
          </table:table-cell>
          <table:table-cell office:value-type="percentage" office:value="4.8562294998812859E-4" table:formula="of:=[.F23]/[.F$2]" table:style-name="ce6">
            <text:p>0.05%</text:p>
          </table:table-cell>
          <table:table-cell office:value-type="percentage" office:value="7.4289849343737695E-5" table:formula="of:=[.G23]/[.G$2]" table:style-name="ce6">
            <text:p>0.01%</text:p>
          </table:table-cell>
          <table:table-cell office:value-type="percentage" office:value="1.8261380671560275E-4" table:formula="of:=[.H23]/[.H$2]" table:style-name="ce6">
            <text:p>0.02%</text:p>
          </table:table-cell>
          <table:table-cell office:value-type="percentage" office:value="3.4021284325027094E-4" table:formula="of:=[.I23]/[.I$2]" table:style-name="ce6">
            <text:p>0.03%</text:p>
          </table:table-cell>
          <table:table-cell office:value-type="percentage" office:value="3.4021284325027094E-4" table:formula="of:=[.J23]/[.J$2]" table:style-name="ce6">
            <text:p>0.03%</text:p>
          </table:table-cell>
          <table:table-cell office:value-type="percentage" office:value="1.3409960060341592E-4" table:formula="of:=[.K23]/[.K$2]" table:style-name="ce6">
            <text:p>0.01%</text:p>
          </table:table-cell>
          <table:table-cell office:value-type="float" office:value="8669" table:formula="of:=[.L23]" table:style-name="ce9">
            <text:p>8669</text:p>
          </table:table-cell>
          <table:table-cell office:value-type="float" office:value="6.64" table:formula="of:=[.M23]" table:style-name="ce9">
            <text:p>6.64</text:p>
          </table:table-cell>
          <table:table-cell table:style-name="ce1"/>
          <table:table-cell office:value-type="string" table:style-name="ce1">
            <text:p>MPFC4025</text:p>
          </table:table-cell>
          <table:table-cell table:number-columns-repeated="2" table:style-name="ce1"/>
          <table:table-cell office:value-type="percentage" office:value="4.9129743860999981E-5" table:formula="of:=[.R23]/[.R$2]" table:style-name="ce6">
            <text:p>0.00%</text:p>
          </table:table-cell>
          <table:table-cell office:value-type="percentage" office:value="4.9129743860999981E-5" table:formula="of:=[.S23]/[.S$2]" table:style-name="ce6">
            <text:p>0.00%</text:p>
          </table:table-cell>
          <table:table-cell office:value-type="percentage" office:value="4.7291038564805689E-4" table:formula="of:=[.T23]/[.T$2]" table:style-name="ce6">
            <text:p>0.05%</text:p>
          </table:table-cell>
          <table:table-cell office:value-type="percentage" office:value="3.7847022416608851E-5" table:formula="of:=[.U23]/[.U$2]" table:style-name="ce6">
            <text:p>0.00%</text:p>
          </table:table-cell>
          <table:table-cell office:value-type="percentage" office:value="3.3401472008513845E-5" table:formula="of:=[.V23]/[.V$2]" table:style-name="ce6">
            <text:p>0.00%</text:p>
          </table:table-cell>
          <table:table-cell office:value-type="percentage" office:value="3.3401472008513845E-5" table:formula="of:=[.W23]/[.W$2]" table:style-name="ce6">
            <text:p>0.00%</text:p>
          </table:table-cell>
          <table:table-cell office:value-type="percentage" office:value="3.1191520507566614E-5" table:formula="of:=[.X23]/[.X$2]" table:style-name="ce6">
            <text:p>0.00%</text:p>
          </table:table-cell>
          <table:table-cell office:value-type="float" office:value="219" table:formula="of:=[.Y23]" table:style-name="ce15">
            <text:p>219.00</text:p>
          </table:table-cell>
          <table:table-cell office:value-type="float" office:value="7.04" table:formula="of:=[.Z23]" table:style-name="ce15">
            <text:p>7.04</text:p>
          </table:table-cell>
          <table:table-cell office:value-type="float" office:value="219" table:formula="of:=[.AA23]" table:style-name="ce15">
            <text:p>219.00</text:p>
          </table:table-cell>
          <table:table-cell office:value-type="float" office:value="7.04" table:formula="of:=[.AB23]" table:style-name="ce15">
            <text:p>7.0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157</text:p>
          </table:table-cell>
          <table:table-cell office:value-type="percentage" office:value="4.5613463098066334E-3" table:formula="of:=[.C24]/[.C$2]" table:style-name="ce6">
            <text:p>0.46%</text:p>
          </table:table-cell>
          <table:table-cell office:value-type="percentage" office:value="4.5613463098066334E-3" table:formula="of:=[.D24]/[.D$2]" table:style-name="ce6">
            <text:p>0.46%</text:p>
          </table:table-cell>
          <table:table-cell office:value-type="percentage" office:value="2.2023384958733674E-3" table:formula="of:=[.E24]/[.E$2]" table:style-name="ce6">
            <text:p>0.22%</text:p>
          </table:table-cell>
          <table:table-cell office:value-type="percentage" office:value="2.2023384958733674E-3" table:formula="of:=[.F24]/[.F$2]" table:style-name="ce6">
            <text:p>0.22%</text:p>
          </table:table-cell>
          <table:table-cell office:value-type="percentage" office:value="3.4544063954748265E-4" table:formula="of:=[.G24]/[.G$2]" table:style-name="ce6">
            <text:p>0.03%</text:p>
          </table:table-cell>
          <table:table-cell office:value-type="percentage" office:value="1.6063184231788298E-4" table:formula="of:=[.H24]/[.H$2]" table:style-name="ce6">
            <text:p>0.02%</text:p>
          </table:table-cell>
          <table:table-cell office:value-type="percentage" office:value="1.5143062161505133E-3" table:formula="of:=[.I24]/[.I$2]" table:style-name="ce6">
            <text:p>0.15%</text:p>
          </table:table-cell>
          <table:table-cell office:value-type="percentage" office:value="1.5143062161505133E-3" table:formula="of:=[.J24]/[.J$2]" table:style-name="ce6">
            <text:p>0.15%</text:p>
          </table:table-cell>
          <table:table-cell office:value-type="percentage" office:value="1.3364649642720624E-4" table:formula="of:=[.K24]/[.K$2]" table:style-name="ce6">
            <text:p>0.01%</text:p>
          </table:table-cell>
          <table:table-cell office:value-type="float" office:value="47310" table:formula="of:=[.L24]" table:style-name="ce9">
            <text:p>47310</text:p>
          </table:table-cell>
          <table:table-cell office:value-type="float" office:value="8.19" table:formula="of:=[.M24]" table:style-name="ce9">
            <text:p>8.19</text:p>
          </table:table-cell>
          <table:table-cell table:style-name="ce1"/>
          <table:table-cell office:value-type="string" table:style-name="ce1">
            <text:p>MPFC5157</text:p>
          </table:table-cell>
          <table:table-cell table:number-columns-repeated="2" table:style-name="ce1"/>
          <table:table-cell office:value-type="percentage" office:value="3.2052418442365011E-4" table:formula="of:=[.R24]/[.R$2]" table:style-name="ce6">
            <text:p>0.03%</text:p>
          </table:table-cell>
          <table:table-cell office:value-type="percentage" office:value="3.2052418442365011E-4" table:formula="of:=[.S24]/[.S$2]" table:style-name="ce6">
            <text:p>0.03%</text:p>
          </table:table-cell>
          <table:table-cell office:value-type="percentage" office:value="2.8844911077247465E-3" table:formula="of:=[.T24]/[.T$2]" table:style-name="ce6">
            <text:p>0.29%</text:p>
          </table:table-cell>
          <table:table-cell office:value-type="percentage" office:value="6.730520572178842E-5" table:formula="of:=[.U24]/[.U$2]" table:style-name="ce6">
            <text:p>0.01%</text:p>
          </table:table-cell>
          <table:table-cell office:value-type="percentage" office:value="2.1931951955628723E-4" table:formula="of:=[.V24]/[.V$2]" table:style-name="ce6">
            <text:p>0.02%</text:p>
          </table:table-cell>
          <table:table-cell office:value-type="percentage" office:value="2.1931951955628723E-4" table:formula="of:=[.W24]/[.W$2]" table:style-name="ce6">
            <text:p>0.02%</text:p>
          </table:table-cell>
          <table:table-cell office:value-type="percentage" office:value="5.810206146349174E-5" table:formula="of:=[.X24]/[.X$2]" table:style-name="ce6">
            <text:p>0.01%</text:p>
          </table:table-cell>
          <table:table-cell office:value-type="float" office:value="2150" table:formula="of:=[.Y24]" table:style-name="ce15">
            <text:p>2150.00</text:p>
          </table:table-cell>
          <table:table-cell office:value-type="float" office:value="6.61" table:formula="of:=[.Z24]" table:style-name="ce15">
            <text:p>6.61</text:p>
          </table:table-cell>
          <table:table-cell office:value-type="float" office:value="2150" table:formula="of:=[.AA24]" table:style-name="ce15">
            <text:p>2150.00</text:p>
          </table:table-cell>
          <table:table-cell office:value-type="float" office:value="6.61" table:formula="of:=[.AB24]" table:style-name="ce15">
            <text:p>6.61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278</text:p>
          </table:table-cell>
          <table:table-cell office:value-type="percentage" office:value="1.4998485595468793E-2" table:formula="of:=[.C25]/[.C$2]" table:style-name="ce6">
            <text:p>1.50%</text:p>
          </table:table-cell>
          <table:table-cell office:value-type="percentage" office:value="1.4998485595468793E-2" table:formula="of:=[.D25]/[.D$2]" table:style-name="ce6">
            <text:p>1.50%</text:p>
          </table:table-cell>
          <table:table-cell office:value-type="percentage" office:value="7.3379366423618241E-3" table:formula="of:=[.E25]/[.E$2]" table:style-name="ce6">
            <text:p>0.73%</text:p>
          </table:table-cell>
          <table:table-cell office:value-type="percentage" office:value="7.3379366423618241E-3" table:formula="of:=[.F25]/[.F$2]" table:style-name="ce6">
            <text:p>0.73%</text:p>
          </table:table-cell>
          <table:table-cell office:value-type="percentage" office:value="6.617543747865428E-4" table:formula="of:=[.G25]/[.G$2]" table:style-name="ce6">
            <text:p>0.07%</text:p>
          </table:table-cell>
          <table:table-cell office:value-type="percentage" office:value="2.6215667230598274E-3" table:formula="of:=[.H25]/[.H$2]" table:style-name="ce6">
            <text:p>0.26%</text:p>
          </table:table-cell>
          <table:table-cell office:value-type="percentage" office:value="5.3518143298944771E-3" table:formula="of:=[.I25]/[.I$2]" table:style-name="ce6">
            <text:p>0.54%</text:p>
          </table:table-cell>
          <table:table-cell office:value-type="percentage" office:value="5.3518143298944771E-3" table:formula="of:=[.J25]/[.J$2]" table:style-name="ce6">
            <text:p>0.54%</text:p>
          </table:table-cell>
          <table:table-cell office:value-type="percentage" office:value="2.0259099886197969E-3" table:formula="of:=[.K25]/[.K$2]" table:style-name="ce6">
            <text:p>0.20%</text:p>
          </table:table-cell>
          <table:table-cell office:value-type="float" office:value="115828" table:formula="of:=[.L25]" table:style-name="ce9">
            <text:p>115828</text:p>
          </table:table-cell>
          <table:table-cell office:value-type="float" office:value="13.85" table:formula="of:=[.M25]" table:style-name="ce9">
            <text:p>13.85</text:p>
          </table:table-cell>
          <table:table-cell table:style-name="ce1"/>
          <table:table-cell office:value-type="string" table:style-name="ce1">
            <text:p>MPFC5278</text:p>
          </table:table-cell>
          <table:table-cell table:number-columns-repeated="2" table:style-name="ce1"/>
          <table:table-cell office:value-type="percentage" office:value="9.8915633863963992E-4" table:formula="of:=[.R25]/[.R$2]" table:style-name="ce6">
            <text:p>0.10%</text:p>
          </table:table-cell>
          <table:table-cell office:value-type="percentage" office:value="9.8915633863963992E-4" table:formula="of:=[.S25]/[.S$2]" table:style-name="ce6">
            <text:p>0.10%</text:p>
          </table:table-cell>
          <table:table-cell office:value-type="percentage" office:value="8.8817288265075674E-3" table:formula="of:=[.T25]/[.T$2]" table:style-name="ce6">
            <text:p>0.89%</text:p>
          </table:table-cell>
          <table:table-cell office:value-type="percentage" office:value="1.6735360002627663E-4" table:formula="of:=[.U25]/[.U$2]" table:style-name="ce6">
            <text:p>0.02%</text:p>
          </table:table-cell>
          <table:table-cell office:value-type="percentage" office:value="6.2125712039587725E-4" table:formula="of:=[.V25]/[.V$2]" table:style-name="ce6">
            <text:p>0.06%</text:p>
          </table:table-cell>
          <table:table-cell office:value-type="percentage" office:value="6.2125712039587725E-4" table:formula="of:=[.W25]/[.W$2]" table:style-name="ce6">
            <text:p>0.06%</text:p>
          </table:table-cell>
          <table:table-cell office:value-type="percentage" office:value="1.4802400488646351E-4" table:formula="of:=[.X25]/[.X$2]" table:style-name="ce6">
            <text:p>0.01%</text:p>
          </table:table-cell>
          <table:table-cell office:value-type="float" office:value="11057" table:formula="of:=[.Y25]" table:style-name="ce15">
            <text:p>11057.00</text:p>
          </table:table-cell>
          <table:table-cell office:value-type="float" office:value="5.7" table:formula="of:=[.Z25]" table:style-name="ce15">
            <text:p>5.70</text:p>
          </table:table-cell>
          <table:table-cell office:value-type="float" office:value="11057" table:formula="of:=[.AA25]" table:style-name="ce15">
            <text:p>11057.00</text:p>
          </table:table-cell>
          <table:table-cell office:value-type="float" office:value="5.7" table:formula="of:=[.AB25]" table:style-name="ce15">
            <text:p>5.7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294</text:p>
          </table:table-cell>
          <table:table-cell office:value-type="percentage" office:value="1.2926598356666813E-2" table:formula="of:=[.C26]/[.C$2]" table:style-name="ce6">
            <text:p>1.29%</text:p>
          </table:table-cell>
          <table:table-cell office:value-type="percentage" office:value="1.2926598356666813E-2" table:formula="of:=[.D26]/[.D$2]" table:style-name="ce6">
            <text:p>1.29%</text:p>
          </table:table-cell>
          <table:table-cell office:value-type="percentage" office:value="7.3286843405749764E-3" table:formula="of:=[.E26]/[.E$2]" table:style-name="ce6">
            <text:p>0.73%</text:p>
          </table:table-cell>
          <table:table-cell office:value-type="percentage" office:value="7.3286843405749764E-3" table:formula="of:=[.F26]/[.F$2]" table:style-name="ce6">
            <text:p>0.73%</text:p>
          </table:table-cell>
          <table:table-cell office:value-type="percentage" office:value="7.5846646900110972E-4" table:formula="of:=[.G26]/[.G$2]" table:style-name="ce6">
            <text:p>0.08%</text:p>
          </table:table-cell>
          <table:table-cell office:value-type="percentage" office:value="2.5041721330283681E-3" table:formula="of:=[.H26]/[.H$2]" table:style-name="ce6">
            <text:p>0.25%</text:p>
          </table:table-cell>
          <table:table-cell office:value-type="percentage" office:value="4.8324671780364779E-3" table:formula="of:=[.I26]/[.I$2]" table:style-name="ce6">
            <text:p>0.48%</text:p>
          </table:table-cell>
          <table:table-cell office:value-type="percentage" office:value="4.8324671780364779E-3" table:formula="of:=[.J26]/[.J$2]" table:style-name="ce6">
            <text:p>0.48%</text:p>
          </table:table-cell>
          <table:table-cell office:value-type="percentage" office:value="1.9301382992992502E-3" table:formula="of:=[.K26]/[.K$2]" table:style-name="ce6">
            <text:p>0.19%</text:p>
          </table:table-cell>
          <table:table-cell office:value-type="float" office:value="63801" table:formula="of:=[.L26]" table:style-name="ce9">
            <text:p>63801</text:p>
          </table:table-cell>
          <table:table-cell office:value-type="float" office:value="22" table:formula="of:=[.M26]" table:style-name="ce9">
            <text:p>22</text:p>
          </table:table-cell>
          <table:table-cell table:style-name="ce1"/>
          <table:table-cell office:value-type="string" table:style-name="ce1">
            <text:p>MPFC5294</text:p>
          </table:table-cell>
          <table:table-cell table:number-columns-repeated="2" table:style-name="ce1"/>
          <table:table-cell office:value-type="percentage" office:value="1.0061947654922041E-3" table:formula="of:=[.R26]/[.R$2]" table:style-name="ce6">
            <text:p>0.10%</text:p>
          </table:table-cell>
          <table:table-cell office:value-type="percentage" office:value="1.0061947654922041E-3" table:formula="of:=[.S26]/[.S$2]" table:style-name="ce6">
            <text:p>0.10%</text:p>
          </table:table-cell>
          <table:table-cell office:value-type="percentage" office:value="8.9169448525047695E-3" table:formula="of:=[.T26]/[.T$2]" table:style-name="ce6">
            <text:p>0.89%</text:p>
          </table:table-cell>
          <table:table-cell office:value-type="percentage" office:value="4.4562368273452374E-5" table:formula="of:=[.U26]/[.U$2]" table:style-name="ce6">
            <text:p>0.00%</text:p>
          </table:table-cell>
          <table:table-cell office:value-type="percentage" office:value="5.8722728693544996E-4" table:formula="of:=[.V26]/[.V$2]" table:style-name="ce6">
            <text:p>0.06%</text:p>
          </table:table-cell>
          <table:table-cell office:value-type="percentage" office:value="5.8722728693544996E-4" table:formula="of:=[.W26]/[.W$2]" table:style-name="ce6">
            <text:p>0.06%</text:p>
          </table:table-cell>
          <table:table-cell office:value-type="percentage" office:value="3.7509331568301633E-5" table:formula="of:=[.X26]/[.X$2]" table:style-name="ce6">
            <text:p>0.00%</text:p>
          </table:table-cell>
          <table:table-cell office:value-type="float" office:value="16460" table:formula="of:=[.Y26]" table:style-name="ce15">
            <text:p>16460.00</text:p>
          </table:table-cell>
          <table:table-cell office:value-type="float" office:value="5.69" table:formula="of:=[.Z26]" table:style-name="ce15">
            <text:p>5.69</text:p>
          </table:table-cell>
          <table:table-cell office:value-type="float" office:value="16460" table:formula="of:=[.AA26]" table:style-name="ce15">
            <text:p>16460.00</text:p>
          </table:table-cell>
          <table:table-cell office:value-type="float" office:value="5.69" table:formula="of:=[.AB26]" table:style-name="ce15">
            <text:p>5.6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488</text:p>
          </table:table-cell>
          <table:table-cell office:value-type="percentage" office:value="1.0223827671008351E-2" table:formula="of:=[.C27]/[.C$2]" table:style-name="ce6">
            <text:p>1.02%</text:p>
          </table:table-cell>
          <table:table-cell office:value-type="percentage" office:value="1.0223827671008351E-2" table:formula="of:=[.D27]/[.D$2]" table:style-name="ce6">
            <text:p>1.02%</text:p>
          </table:table-cell>
          <table:table-cell office:value-type="percentage" office:value="2.2700241381204641E-3" table:formula="of:=[.E27]/[.E$2]" table:style-name="ce6">
            <text:p>0.23%</text:p>
          </table:table-cell>
          <table:table-cell office:value-type="percentage" office:value="2.2700241381204641E-3" table:formula="of:=[.F27]/[.F$2]" table:style-name="ce6">
            <text:p>0.23%</text:p>
          </table:table-cell>
          <table:table-cell office:value-type="percentage" office:value="3.4816781374014095E-4" table:formula="of:=[.G27]/[.G$2]" table:style-name="ce6">
            <text:p>0.03%</text:p>
          </table:table-cell>
          <table:table-cell office:value-type="percentage" office:value="3.5671694914032361E-4" table:formula="of:=[.H27]/[.H$2]" table:style-name="ce6">
            <text:p>0.04%</text:p>
          </table:table-cell>
          <table:table-cell office:value-type="percentage" office:value="1.5618265852724287E-3" table:formula="of:=[.I27]/[.I$2]" table:style-name="ce6">
            <text:p>0.16%</text:p>
          </table:table-cell>
          <table:table-cell office:value-type="percentage" office:value="1.5618265852724287E-3" table:formula="of:=[.J27]/[.J$2]" table:style-name="ce6">
            <text:p>0.16%</text:p>
          </table:table-cell>
          <table:table-cell office:value-type="percentage" office:value="3.1769014603848954E-4" table:formula="of:=[.K27]/[.K$2]" table:style-name="ce6">
            <text:p>0.03%</text:p>
          </table:table-cell>
          <table:table-cell office:value-type="float" office:value="49182" table:formula="of:=[.L27]" table:style-name="ce9">
            <text:p>49182</text:p>
          </table:table-cell>
          <table:table-cell office:value-type="float" office:value="8.16" table:formula="of:=[.M27]" table:style-name="ce9">
            <text:p>8.16</text:p>
          </table:table-cell>
          <table:table-cell table:style-name="ce1"/>
          <table:table-cell office:value-type="string" table:style-name="ce1">
            <text:p>MPFC5488</text:p>
          </table:table-cell>
          <table:table-cell table:number-columns-repeated="2" table:style-name="ce1"/>
          <table:table-cell office:value-type="percentage" office:value="3.3689577871500001E-4" table:formula="of:=[.R27]/[.R$2]" table:style-name="ce6">
            <text:p>0.03%</text:p>
          </table:table-cell>
          <table:table-cell office:value-type="percentage" office:value="3.3689577871500001E-4" table:formula="of:=[.S27]/[.S$2]" table:style-name="ce6">
            <text:p>0.03%</text:p>
          </table:table-cell>
          <table:table-cell office:value-type="percentage" office:value="3.0048650714431689E-3" table:formula="of:=[.T27]/[.T$2]" table:style-name="ce6">
            <text:p>0.30%</text:p>
          </table:table-cell>
          <table:table-cell office:value-type="percentage" office:value="1.5057015113702293E-3" table:formula="of:=[.U27]/[.U$2]" table:style-name="ce6">
            <text:p>0.15%</text:p>
          </table:table-cell>
          <table:table-cell office:value-type="percentage" office:value="2.3200857377400841E-4" table:formula="of:=[.V27]/[.V$2]" table:style-name="ce6">
            <text:p>0.02%</text:p>
          </table:table-cell>
          <table:table-cell office:value-type="percentage" office:value="2.3200857377400841E-4" table:formula="of:=[.W27]/[.W$2]" table:style-name="ce6">
            <text:p>0.02%</text:p>
          </table:table-cell>
          <table:table-cell office:value-type="percentage" office:value="1.1772608275660099E-3" table:formula="of:=[.X27]/[.X$2]" table:style-name="ce6">
            <text:p>0.12%</text:p>
          </table:table-cell>
          <table:table-cell office:value-type="float" office:value="2101" table:formula="of:=[.Y27]" table:style-name="ce15">
            <text:p>2101.00</text:p>
          </table:table-cell>
          <table:table-cell office:value-type="float" office:value="6.65" table:formula="of:=[.Z27]" table:style-name="ce15">
            <text:p>6.65</text:p>
          </table:table-cell>
          <table:table-cell office:value-type="float" office:value="2101" table:formula="of:=[.AA27]" table:style-name="ce15">
            <text:p>2101.00</text:p>
          </table:table-cell>
          <table:table-cell office:value-type="float" office:value="6.66" table:formula="of:=[.AB27]" table:style-name="ce15">
            <text:p>6.6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489</text:p>
          </table:table-cell>
          <table:table-cell office:value-type="percentage" office:value="1.7537204784649298E-3" table:formula="of:=[.C28]/[.C$2]" table:style-name="ce6">
            <text:p>0.18%</text:p>
          </table:table-cell>
          <table:table-cell office:value-type="percentage" office:value="1.7537204784649298E-3" table:formula="of:=[.D28]/[.D$2]" table:style-name="ce6">
            <text:p>0.18%</text:p>
          </table:table-cell>
          <table:table-cell office:value-type="percentage" office:value="1.0831733179192992E-3" table:formula="of:=[.E28]/[.E$2]" table:style-name="ce6">
            <text:p>0.11%</text:p>
          </table:table-cell>
          <table:table-cell office:value-type="percentage" office:value="1.0831733179192992E-3" table:formula="of:=[.F28]/[.F$2]" table:style-name="ce6">
            <text:p>0.11%</text:p>
          </table:table-cell>
          <table:table-cell office:value-type="percentage" office:value="1.521831592586524E-4" table:formula="of:=[.G28]/[.G$2]" table:style-name="ce6">
            <text:p>0.02%</text:p>
          </table:table-cell>
          <table:table-cell office:value-type="percentage" office:value="1.5715661877770869E-4" table:formula="of:=[.H28]/[.H$2]" table:style-name="ce6">
            <text:p>0.02%</text:p>
          </table:table-cell>
          <table:table-cell office:value-type="percentage" office:value="7.5564952888674945E-4" table:formula="of:=[.I28]/[.I$2]" table:style-name="ce6">
            <text:p>0.08%</text:p>
          </table:table-cell>
          <table:table-cell office:value-type="percentage" office:value="7.5564952888674945E-4" table:formula="of:=[.J28]/[.J$2]" table:style-name="ce6">
            <text:p>0.08%</text:p>
          </table:table-cell>
          <table:table-cell office:value-type="percentage" office:value="1.4479243170519447E-4" table:formula="of:=[.K28]/[.K$2]" table:style-name="ce6">
            <text:p>0.01%</text:p>
          </table:table-cell>
          <table:table-cell office:value-type="float" office:value="23817" table:formula="of:=[.L28]" table:style-name="ce9">
            <text:p>23817</text:p>
          </table:table-cell>
          <table:table-cell office:value-type="float" office:value="7.24" table:formula="of:=[.M28]" table:style-name="ce9">
            <text:p>7.24</text:p>
          </table:table-cell>
          <table:table-cell table:style-name="ce1"/>
          <table:table-cell office:value-type="string" table:style-name="ce1">
            <text:p>MPFC5489</text:p>
          </table:table-cell>
          <table:table-cell table:number-columns-repeated="2" table:style-name="ce1"/>
          <table:table-cell office:value-type="percentage" office:value="1.5817610317418049E-4" table:formula="of:=[.R28]/[.R$2]" table:style-name="ce6">
            <text:p>0.02%</text:p>
          </table:table-cell>
          <table:table-cell office:value-type="percentage" office:value="1.5817610317418049E-4" table:formula="of:=[.S28]/[.S$2]" table:style-name="ce6">
            <text:p>0.02%</text:p>
          </table:table-cell>
          <table:table-cell office:value-type="percentage" office:value="1.4360324697102905E-3" table:formula="of:=[.T28]/[.T$2]" table:style-name="ce6">
            <text:p>0.14%</text:p>
          </table:table-cell>
          <table:table-cell office:value-type="percentage" office:value="1.7985243598134375E-5" table:formula="of:=[.U28]/[.U$2]" table:style-name="ce6">
            <text:p>0.00%</text:p>
          </table:table-cell>
          <table:table-cell office:value-type="percentage" office:value="1.1223518681744865E-4" table:formula="of:=[.V28]/[.V$2]" table:style-name="ce6">
            <text:p>0.01%</text:p>
          </table:table-cell>
          <table:table-cell office:value-type="percentage" office:value="1.1223518681744865E-4" table:formula="of:=[.W28]/[.W$2]" table:style-name="ce6">
            <text:p>0.01%</text:p>
          </table:table-cell>
          <table:table-cell office:value-type="percentage" office:value="1.5914215547440113E-5" table:formula="of:=[.X28]/[.X$2]" table:style-name="ce6">
            <text:p>0.00%</text:p>
          </table:table-cell>
          <table:table-cell office:value-type="float" office:value="787" table:formula="of:=[.Y28]" table:style-name="ce15">
            <text:p>787.00</text:p>
          </table:table-cell>
          <table:table-cell office:value-type="float" office:value="6.98" table:formula="of:=[.Z28]" table:style-name="ce15">
            <text:p>6.98</text:p>
          </table:table-cell>
          <table:table-cell office:value-type="float" office:value="787" table:formula="of:=[.AA28]" table:style-name="ce15">
            <text:p>787.00</text:p>
          </table:table-cell>
          <table:table-cell office:value-type="float" office:value="6.98" table:formula="of:=[.AB28]" table:style-name="ce15">
            <text:p>6.9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494</text:p>
          </table:table-cell>
          <table:table-cell office:value-type="percentage" office:value="4.0915435348765428E-3" table:formula="of:=[.C29]/[.C$2]" table:style-name="ce6">
            <text:p>0.41%</text:p>
          </table:table-cell>
          <table:table-cell office:value-type="percentage" office:value="4.0915435348765428E-3" table:formula="of:=[.D29]/[.D$2]" table:style-name="ce6">
            <text:p>0.41%</text:p>
          </table:table-cell>
          <table:table-cell office:value-type="percentage" office:value="2.8785772433116701E-3" table:formula="of:=[.E29]/[.E$2]" table:style-name="ce6">
            <text:p>0.29%</text:p>
          </table:table-cell>
          <table:table-cell office:value-type="percentage" office:value="2.8785772433116701E-3" table:formula="of:=[.F29]/[.F$2]" table:style-name="ce6">
            <text:p>0.29%</text:p>
          </table:table-cell>
          <table:table-cell office:value-type="percentage" office:value="2.6741695531771515E-4" table:formula="of:=[.G29]/[.G$2]" table:style-name="ce6">
            <text:p>0.03%</text:p>
          </table:table-cell>
          <table:table-cell office:value-type="percentage" office:value="9.5664825128044515E-5" table:formula="of:=[.H29]/[.H$2]" table:style-name="ce6">
            <text:p>0.01%</text:p>
          </table:table-cell>
          <table:table-cell office:value-type="percentage" office:value="1.6659187206212035E-3" table:formula="of:=[.I29]/[.I$2]" table:style-name="ce6">
            <text:p>0.17%</text:p>
          </table:table-cell>
          <table:table-cell office:value-type="percentage" office:value="1.6659187206212035E-3" table:formula="of:=[.J29]/[.J$2]" table:style-name="ce6">
            <text:p>0.17%</text:p>
          </table:table-cell>
          <table:table-cell office:value-type="percentage" office:value="8.1481809499141399E-5" table:formula="of:=[.K29]/[.K$2]" table:style-name="ce6">
            <text:p>0.01%</text:p>
          </table:table-cell>
          <table:table-cell office:value-type="float" office:value="37389" table:formula="of:=[.L29]" table:style-name="ce9">
            <text:p>37389</text:p>
          </table:table-cell>
          <table:table-cell office:value-type="float" office:value="13.93" table:formula="of:=[.M29]" table:style-name="ce9">
            <text:p>13.93</text:p>
          </table:table-cell>
          <table:table-cell table:style-name="ce1"/>
          <table:table-cell office:value-type="string" table:style-name="ce1">
            <text:p>MPFC5494</text:p>
          </table:table-cell>
          <table:table-cell table:number-columns-repeated="2" table:style-name="ce1"/>
          <table:table-cell office:value-type="percentage" office:value="3.787502083504445E-4" table:formula="of:=[.R29]/[.R$2]" table:style-name="ce6">
            <text:p>0.04%</text:p>
          </table:table-cell>
          <table:table-cell office:value-type="percentage" office:value="3.787502083504445E-4" table:formula="of:=[.S29]/[.S$2]" table:style-name="ce6">
            <text:p>0.04%</text:p>
          </table:table-cell>
          <table:table-cell office:value-type="percentage" office:value="3.632437865615931E-3" table:formula="of:=[.T29]/[.T$2]" table:style-name="ce6">
            <text:p>0.36%</text:p>
          </table:table-cell>
          <table:table-cell office:value-type="percentage" office:value="1.200469592893656E-4" table:formula="of:=[.U29]/[.U$2]" table:style-name="ce6">
            <text:p>0.01%</text:p>
          </table:table-cell>
          <table:table-cell office:value-type="percentage" office:value="1.9417223777664979E-4" table:formula="of:=[.V29]/[.V$2]" table:style-name="ce6">
            <text:p>0.02%</text:p>
          </table:table-cell>
          <table:table-cell office:value-type="percentage" office:value="1.9417223777664979E-4" table:formula="of:=[.W29]/[.W$2]" table:style-name="ce6">
            <text:p>0.02%</text:p>
          </table:table-cell>
          <table:table-cell office:value-type="percentage" office:value="1.0642818659687454E-4" table:formula="of:=[.X29]/[.X$2]" table:style-name="ce6">
            <text:p>0.01%</text:p>
          </table:table-cell>
          <table:table-cell office:value-type="float" office:value="3292" table:formula="of:=[.Y29]" table:style-name="ce15">
            <text:p>3292.00</text:p>
          </table:table-cell>
          <table:table-cell office:value-type="float" office:value="6.65" table:formula="of:=[.Z29]" table:style-name="ce15">
            <text:p>6.65</text:p>
          </table:table-cell>
          <table:table-cell office:value-type="float" office:value="3292" table:formula="of:=[.AA29]" table:style-name="ce15">
            <text:p>3292.00</text:p>
          </table:table-cell>
          <table:table-cell office:value-type="float" office:value="6.65" table:formula="of:=[.AB29]" table:style-name="ce15">
            <text:p>6.65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497</text:p>
          </table:table-cell>
          <table:table-cell office:value-type="percentage" office:value="1.7181496633486197E-3" table:formula="of:=[.C30]/[.C$2]" table:style-name="ce6">
            <text:p>0.17%</text:p>
          </table:table-cell>
          <table:table-cell office:value-type="percentage" office:value="1.7181496633486197E-3" table:formula="of:=[.D30]/[.D$2]" table:style-name="ce6">
            <text:p>0.17%</text:p>
          </table:table-cell>
          <table:table-cell office:value-type="percentage" office:value="1.1308753561684686E-3" table:formula="of:=[.E30]/[.E$2]" table:style-name="ce6">
            <text:p>0.11%</text:p>
          </table:table-cell>
          <table:table-cell office:value-type="percentage" office:value="1.1308753561684686E-3" table:formula="of:=[.F30]/[.F$2]" table:style-name="ce6">
            <text:p>0.11%</text:p>
          </table:table-cell>
          <table:table-cell office:value-type="percentage" office:value="1.0460080890508549E-4" table:formula="of:=[.G30]/[.G$2]" table:style-name="ce6">
            <text:p>0.01%</text:p>
          </table:table-cell>
          <table:table-cell office:value-type="percentage" office:value="1.0257252653139214E-4" table:formula="of:=[.H30]/[.H$2]" table:style-name="ce6">
            <text:p>0.01%</text:p>
          </table:table-cell>
          <table:table-cell office:value-type="percentage" office:value="6.4199732287672053E-4" table:formula="of:=[.I30]/[.I$2]" table:style-name="ce6">
            <text:p>0.06%</text:p>
          </table:table-cell>
          <table:table-cell office:value-type="percentage" office:value="6.4199732287672053E-4" table:formula="of:=[.J30]/[.J$2]" table:style-name="ce6">
            <text:p>0.06%</text:p>
          </table:table-cell>
          <table:table-cell office:value-type="percentage" office:value="7.8316492117223749E-5" table:formula="of:=[.K30]/[.K$2]" table:style-name="ce6">
            <text:p>0.01%</text:p>
          </table:table-cell>
          <table:table-cell office:value-type="float" office:value="18465" table:formula="of:=[.L30]" table:style-name="ce9">
            <text:p>18465</text:p>
          </table:table-cell>
          <table:table-cell office:value-type="float" office:value="9.3800000000000008" table:formula="of:=[.M30]" table:style-name="ce9">
            <text:p>9.38</text:p>
          </table:table-cell>
          <table:table-cell table:style-name="ce1"/>
          <table:table-cell office:value-type="string" table:style-name="ce1">
            <text:p>MPFC5497</text:p>
          </table:table-cell>
          <table:table-cell table:number-columns-repeated="2" table:style-name="ce1"/>
          <table:table-cell office:value-type="percentage" office:value="1.6006973666532096E-4" table:formula="of:=[.R30]/[.R$2]" table:style-name="ce6">
            <text:p>0.02%</text:p>
          </table:table-cell>
          <table:table-cell office:value-type="percentage" office:value="1.6006973666532096E-4" table:formula="of:=[.S30]/[.S$2]" table:style-name="ce6">
            <text:p>0.02%</text:p>
          </table:table-cell>
          <table:table-cell office:value-type="percentage" office:value="1.5061824002364896E-3" table:formula="of:=[.T30]/[.T$2]" table:style-name="ce6">
            <text:p>0.15%</text:p>
          </table:table-cell>
          <table:table-cell office:value-type="percentage" office:value="1.4608976300217218E-4" table:formula="of:=[.U30]/[.U$2]" table:style-name="ce6">
            <text:p>0.01%</text:p>
          </table:table-cell>
          <table:table-cell office:value-type="percentage" office:value="9.2931239083836098E-5" table:formula="of:=[.V30]/[.V$2]" table:style-name="ce6">
            <text:p>0.01%</text:p>
          </table:table-cell>
          <table:table-cell office:value-type="percentage" office:value="9.2931239083836098E-5" table:formula="of:=[.W30]/[.W$2]" table:style-name="ce6">
            <text:p>0.01%</text:p>
          </table:table-cell>
          <table:table-cell office:value-type="percentage" office:value="1.2685848291946119E-4" table:formula="of:=[.X30]/[.X$2]" table:style-name="ce6">
            <text:p>0.01%</text:p>
          </table:table-cell>
          <table:table-cell office:value-type="float" office:value="1167" table:formula="of:=[.Y30]" table:style-name="ce15">
            <text:p>1167.00</text:p>
          </table:table-cell>
          <table:table-cell office:value-type="float" office:value="6.13" table:formula="of:=[.Z30]" table:style-name="ce15">
            <text:p>6.13</text:p>
          </table:table-cell>
          <table:table-cell office:value-type="float" office:value="1167" table:formula="of:=[.AA30]" table:style-name="ce15">
            <text:p>1167.00</text:p>
          </table:table-cell>
          <table:table-cell office:value-type="float" office:value="6.12" table:formula="of:=[.AB30]" table:style-name="ce15">
            <text:p>6.1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498</text:p>
          </table:table-cell>
          <table:table-cell office:value-type="percentage" office:value="4.1303202757679213E-3" table:formula="of:=[.C31]/[.C$2]" table:style-name="ce6">
            <text:p>0.41%</text:p>
          </table:table-cell>
          <table:table-cell office:value-type="percentage" office:value="4.1303202757679213E-3" table:formula="of:=[.D31]/[.D$2]" table:style-name="ce6">
            <text:p>0.41%</text:p>
          </table:table-cell>
          <table:table-cell office:value-type="percentage" office:value="2.3095852621848097E-3" table:formula="of:=[.E31]/[.E$2]" table:style-name="ce6">
            <text:p>0.23%</text:p>
          </table:table-cell>
          <table:table-cell office:value-type="percentage" office:value="2.3095852621848097E-3" table:formula="of:=[.F31]/[.F$2]" table:style-name="ce6">
            <text:p>0.23%</text:p>
          </table:table-cell>
          <table:table-cell office:value-type="percentage" office:value="2.0990905876453611E-4" table:formula="of:=[.G31]/[.G$2]" table:style-name="ce6">
            <text:p>0.02%</text:p>
          </table:table-cell>
          <table:table-cell office:value-type="percentage" office:value="1.0686632978613391E-4" table:formula="of:=[.H31]/[.H$2]" table:style-name="ce6">
            <text:p>0.01%</text:p>
          </table:table-cell>
          <table:table-cell office:value-type="percentage" office:value="1.3099049378675449E-3" table:formula="of:=[.I31]/[.I$2]" table:style-name="ce6">
            <text:p>0.13%</text:p>
          </table:table-cell>
          <table:table-cell office:value-type="percentage" office:value="1.3099049378675449E-3" table:formula="of:=[.J31]/[.J$2]" table:style-name="ce6">
            <text:p>0.13%</text:p>
          </table:table-cell>
          <table:table-cell office:value-type="percentage" office:value="9.4412376791917752E-5" table:formula="of:=[.K31]/[.K$2]" table:style-name="ce6">
            <text:p>0.01%</text:p>
          </table:table-cell>
          <table:table-cell office:value-type="float" office:value="29034" table:formula="of:=[.L31]" table:style-name="ce9">
            <text:p>29034</text:p>
          </table:table-cell>
          <table:table-cell office:value-type="float" office:value="15.1" table:formula="of:=[.M31]" table:style-name="ce9">
            <text:p>15.1</text:p>
          </table:table-cell>
          <table:table-cell table:style-name="ce1"/>
          <table:table-cell office:value-type="string" table:style-name="ce1">
            <text:p>MPFC5498</text:p>
          </table:table-cell>
          <table:table-cell table:number-columns-repeated="2" table:style-name="ce1"/>
          <table:table-cell office:value-type="percentage" office:value="3.2273199864074734E-4" table:formula="of:=[.R31]/[.R$2]" table:style-name="ce6">
            <text:p>0.03%</text:p>
          </table:table-cell>
          <table:table-cell office:value-type="percentage" office:value="3.2273199864074734E-4" table:formula="of:=[.S31]/[.S$2]" table:style-name="ce6">
            <text:p>0.03%</text:p>
          </table:table-cell>
          <table:table-cell office:value-type="percentage" office:value="2.8832728559302205E-3" table:formula="of:=[.T31]/[.T$2]" table:style-name="ce6">
            <text:p>0.29%</text:p>
          </table:table-cell>
          <table:table-cell office:value-type="percentage" office:value="9.0460538953183295E-5" table:formula="of:=[.U31]/[.U$2]" table:style-name="ce6">
            <text:p>0.01%</text:p>
          </table:table-cell>
          <table:table-cell office:value-type="percentage" office:value="1.5510482628166485E-4" table:formula="of:=[.V31]/[.V$2]" table:style-name="ce6">
            <text:p>0.02%</text:p>
          </table:table-cell>
          <table:table-cell office:value-type="percentage" office:value="1.5510482628166485E-4" table:formula="of:=[.W31]/[.W$2]" table:style-name="ce6">
            <text:p>0.02%</text:p>
          </table:table-cell>
          <table:table-cell office:value-type="percentage" office:value="7.9793355257605316E-5" table:formula="of:=[.X31]/[.X$2]" table:style-name="ce6">
            <text:p>0.01%</text:p>
          </table:table-cell>
          <table:table-cell office:value-type="float" office:value="2539" table:formula="of:=[.Y31]" table:style-name="ce15">
            <text:p>2539.00</text:p>
          </table:table-cell>
          <table:table-cell office:value-type="float" office:value="6.59" table:formula="of:=[.Z31]" table:style-name="ce15">
            <text:p>6.59</text:p>
          </table:table-cell>
          <table:table-cell office:value-type="float" office:value="2540" table:formula="of:=[.AA31]" table:style-name="ce15">
            <text:p>2540.00</text:p>
          </table:table-cell>
          <table:table-cell office:value-type="float" office:value="6.58" table:formula="of:=[.AB31]" table:style-name="ce15">
            <text:p>6.5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499</text:p>
          </table:table-cell>
          <table:table-cell office:value-type="percentage" office:value="7.3404116170601771E-3" table:formula="of:=[.C32]/[.C$2]" table:style-name="ce6">
            <text:p>0.73%</text:p>
          </table:table-cell>
          <table:table-cell office:value-type="percentage" office:value="7.3404116170601771E-3" table:formula="of:=[.D32]/[.D$2]" table:style-name="ce6">
            <text:p>0.73%</text:p>
          </table:table-cell>
          <table:table-cell office:value-type="percentage" office:value="1.4522694151190875E-3" table:formula="of:=[.E32]/[.E$2]" table:style-name="ce6">
            <text:p>0.15%</text:p>
          </table:table-cell>
          <table:table-cell office:value-type="percentage" office:value="1.4522694151190875E-3" table:formula="of:=[.F32]/[.F$2]" table:style-name="ce6">
            <text:p>0.15%</text:p>
          </table:table-cell>
          <table:table-cell office:value-type="percentage" office:value="1.8466346192779655E-4" table:formula="of:=[.G32]/[.G$2]" table:style-name="ce6">
            <text:p>0.02%</text:p>
          </table:table-cell>
          <table:table-cell office:value-type="percentage" office:value="2.7161842791013492E-3" table:formula="of:=[.H32]/[.H$2]" table:style-name="ce6">
            <text:p>0.27%</text:p>
          </table:table-cell>
          <table:table-cell office:value-type="percentage" office:value="8.5883545588310477E-4" table:formula="of:=[.I32]/[.I$2]" table:style-name="ce6">
            <text:p>0.09%</text:p>
          </table:table-cell>
          <table:table-cell office:value-type="percentage" office:value="8.5883545588310477E-4" table:formula="of:=[.J32]/[.J$2]" table:style-name="ce6">
            <text:p>0.09%</text:p>
          </table:table-cell>
          <table:table-cell office:value-type="percentage" office:value="2.0874423906626122E-3" table:formula="of:=[.K32]/[.K$2]" table:style-name="ce6">
            <text:p>0.21%</text:p>
          </table:table-cell>
          <table:table-cell office:value-type="float" office:value="25029" table:formula="of:=[.L32]" table:style-name="ce9">
            <text:p>25029</text:p>
          </table:table-cell>
          <table:table-cell office:value-type="float" office:value="9.0399999999999991" table:formula="of:=[.M32]" table:style-name="ce9">
            <text:p>9.04</text:p>
          </table:table-cell>
          <table:table-cell table:style-name="ce1"/>
          <table:table-cell office:value-type="string" table:style-name="ce1">
            <text:p>MPFC5499</text:p>
          </table:table-cell>
          <table:table-cell table:number-columns-repeated="2" table:style-name="ce1"/>
          <table:table-cell office:value-type="percentage" office:value="1.9805781981603281E-4" table:formula="of:=[.R32]/[.R$2]" table:style-name="ce6">
            <text:p>0.02%</text:p>
          </table:table-cell>
          <table:table-cell office:value-type="percentage" office:value="1.9805781981603281E-4" table:formula="of:=[.S32]/[.S$2]" table:style-name="ce6">
            <text:p>0.02%</text:p>
          </table:table-cell>
          <table:table-cell office:value-type="percentage" office:value="1.9220037969659763E-3" table:formula="of:=[.T32]/[.T$2]" table:style-name="ce6">
            <text:p>0.19%</text:p>
          </table:table-cell>
          <table:table-cell office:value-type="percentage" office:value="1.440792200844342E-3" table:formula="of:=[.U32]/[.U$2]" table:style-name="ce6">
            <text:p>0.14%</text:p>
          </table:table-cell>
          <table:table-cell office:value-type="percentage" office:value="1.2029702149982094E-4" table:formula="of:=[.V32]/[.V$2]" table:style-name="ce6">
            <text:p>0.01%</text:p>
          </table:table-cell>
          <table:table-cell office:value-type="percentage" office:value="1.2029702149982094E-4" table:formula="of:=[.W32]/[.W$2]" table:style-name="ce6">
            <text:p>0.01%</text:p>
          </table:table-cell>
          <table:table-cell office:value-type="percentage" office:value="1.1627166109664491E-3" table:formula="of:=[.X32]/[.X$2]" table:style-name="ce6">
            <text:p>0.12%</text:p>
          </table:table-cell>
          <table:table-cell office:value-type="float" office:value="1293" table:formula="of:=[.Y32]" table:style-name="ce15">
            <text:p>1293.00</text:p>
          </table:table-cell>
          <table:table-cell office:value-type="float" office:value="6.56" table:formula="of:=[.Z32]" table:style-name="ce15">
            <text:p>6.56</text:p>
          </table:table-cell>
          <table:table-cell office:value-type="float" office:value="1293" table:formula="of:=[.AA32]" table:style-name="ce15">
            <text:p>1293.00</text:p>
          </table:table-cell>
          <table:table-cell office:value-type="float" office:value="6.57" table:formula="of:=[.AB32]" table:style-name="ce15">
            <text:p>6.57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0</text:p>
          </table:table-cell>
          <table:table-cell office:value-type="percentage" office:value="8.7304198163435827E-3" table:formula="of:=[.C33]/[.C$2]" table:style-name="ce6">
            <text:p>0.87%</text:p>
          </table:table-cell>
          <table:table-cell office:value-type="percentage" office:value="8.7304198163435827E-3" table:formula="of:=[.D33]/[.D$2]" table:style-name="ce6">
            <text:p>0.87%</text:p>
          </table:table-cell>
          <table:table-cell office:value-type="percentage" office:value="6.3355163201488001E-3" table:formula="of:=[.E33]/[.E$2]" table:style-name="ce6">
            <text:p>0.63%</text:p>
          </table:table-cell>
          <table:table-cell office:value-type="percentage" office:value="6.3355163201488001E-3" table:formula="of:=[.F33]/[.F$2]" table:style-name="ce6">
            <text:p>0.63%</text:p>
          </table:table-cell>
          <table:table-cell office:value-type="percentage" office:value="5.9695406573700787E-4" table:formula="of:=[.G33]/[.G$2]" table:style-name="ce6">
            <text:p>0.06%</text:p>
          </table:table-cell>
          <table:table-cell office:value-type="percentage" office:value="2.4943384900343079E-4" table:formula="of:=[.H33]/[.H$2]" table:style-name="ce6">
            <text:p>0.02%</text:p>
          </table:table-cell>
          <table:table-cell office:value-type="percentage" office:value="3.7774910459508313E-3" table:formula="of:=[.I33]/[.I$2]" table:style-name="ce6">
            <text:p>0.38%</text:p>
          </table:table-cell>
          <table:table-cell office:value-type="percentage" office:value="3.7774910459508313E-3" table:formula="of:=[.J33]/[.J$2]" table:style-name="ce6">
            <text:p>0.38%</text:p>
          </table:table-cell>
          <table:table-cell office:value-type="percentage" office:value="2.0859249191290796E-4" table:formula="of:=[.K33]/[.K$2]" table:style-name="ce6">
            <text:p>0.02%</text:p>
          </table:table-cell>
          <table:table-cell office:value-type="float" office:value="66574" table:formula="of:=[.L33]" table:style-name="ce9">
            <text:p>66574</text:p>
          </table:table-cell>
          <table:table-cell office:value-type="float" office:value="19.29" table:formula="of:=[.M33]" table:style-name="ce9">
            <text:p>19.29</text:p>
          </table:table-cell>
          <table:table-cell table:style-name="ce1"/>
          <table:table-cell office:value-type="string" table:style-name="ce1">
            <text:p>MPFC5500</text:p>
          </table:table-cell>
          <table:table-cell table:number-columns-repeated="2" table:style-name="ce1"/>
          <table:table-cell office:value-type="percentage" office:value="9.0045264701119412E-4" table:formula="of:=[.R33]/[.R$2]" table:style-name="ce6">
            <text:p>0.09%</text:p>
          </table:table-cell>
          <table:table-cell office:value-type="percentage" office:value="9.0045264701119412E-4" table:formula="of:=[.S33]/[.S$2]" table:style-name="ce6">
            <text:p>0.09%</text:p>
          </table:table-cell>
          <table:table-cell office:value-type="percentage" office:value="7.8970436856822222E-3" table:formula="of:=[.T33]/[.T$2]" table:style-name="ce6">
            <text:p>0.79%</text:p>
          </table:table-cell>
          <table:table-cell office:value-type="percentage" office:value="2.8864018394866871E-5" table:formula="of:=[.U33]/[.U$2]" table:style-name="ce6">
            <text:p>0.00%</text:p>
          </table:table-cell>
          <table:table-cell office:value-type="percentage" office:value="4.0197820923274093E-4" table:formula="of:=[.V33]/[.V$2]" table:style-name="ce6">
            <text:p>0.04%</text:p>
          </table:table-cell>
          <table:table-cell office:value-type="percentage" office:value="4.0197820923274093E-4" table:formula="of:=[.W33]/[.W$2]" table:style-name="ce6">
            <text:p>0.04%</text:p>
          </table:table-cell>
          <table:table-cell office:value-type="percentage" office:value="2.3681105058506104E-5" table:formula="of:=[.X33]/[.X$2]" table:style-name="ce6">
            <text:p>0.00%</text:p>
          </table:table-cell>
          <table:table-cell office:value-type="float" office:value="8499" table:formula="of:=[.Y33]" table:style-name="ce15">
            <text:p>8499.00</text:p>
          </table:table-cell>
          <table:table-cell office:value-type="float" office:value="6.89" table:formula="of:=[.Z33]" table:style-name="ce15">
            <text:p>6.89</text:p>
          </table:table-cell>
          <table:table-cell office:value-type="float" office:value="8499" table:formula="of:=[.AA33]" table:style-name="ce15">
            <text:p>8499.00</text:p>
          </table:table-cell>
          <table:table-cell office:value-type="float" office:value="6.89" table:formula="of:=[.AB33]" table:style-name="ce15">
            <text:p>6.8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1</text:p>
          </table:table-cell>
          <table:table-cell office:value-type="percentage" office:value="1.1702056535770093E-3" table:formula="of:=[.C34]/[.C$2]" table:style-name="ce6">
            <text:p>0.12%</text:p>
          </table:table-cell>
          <table:table-cell office:value-type="percentage" office:value="1.1702056535770093E-3" table:formula="of:=[.D34]/[.D$2]" table:style-name="ce6">
            <text:p>0.12%</text:p>
          </table:table-cell>
          <table:table-cell office:value-type="percentage" office:value="2.0031692884553111E-4" table:formula="of:=[.E34]/[.E$2]" table:style-name="ce6">
            <text:p>0.02%</text:p>
          </table:table-cell>
          <table:table-cell office:value-type="percentage" office:value="2.0031692884553111E-4" table:formula="of:=[.F34]/[.F$2]" table:style-name="ce6">
            <text:p>0.02%</text:p>
          </table:table-cell>
          <table:table-cell office:value-type="percentage" office:value="2.5852585450152512E-5" table:formula="of:=[.G34]/[.G$2]" table:style-name="ce6">
            <text:p>0.00%</text:p>
          </table:table-cell>
          <table:table-cell office:value-type="percentage" office:value="7.7239301056800729E-5" table:formula="of:=[.H34]/[.H$2]" table:style-name="ce6">
            <text:p>0.01%</text:p>
          </table:table-cell>
          <table:table-cell office:value-type="percentage" office:value="1.1683462166274694E-4" table:formula="of:=[.I34]/[.I$2]" table:style-name="ce6">
            <text:p>0.01%</text:p>
          </table:table-cell>
          <table:table-cell office:value-type="percentage" office:value="1.1683462166274694E-4" table:formula="of:=[.J34]/[.J$2]" table:style-name="ce6">
            <text:p>0.01%</text:p>
          </table:table-cell>
          <table:table-cell office:value-type="percentage" office:value="5.5488163314885874E-5" table:formula="of:=[.K34]/[.K$2]" table:style-name="ce6">
            <text:p>0.01%</text:p>
          </table:table-cell>
          <table:table-cell office:value-type="float" office:value="3493" table:formula="of:=[.L34]" table:style-name="ce9">
            <text:p>3493</text:p>
          </table:table-cell>
          <table:table-cell office:value-type="float" office:value="5.28" table:formula="of:=[.M34]" table:style-name="ce9">
            <text:p>5.28</text:p>
          </table:table-cell>
          <table:table-cell table:style-name="ce1"/>
          <table:table-cell office:value-type="string" table:style-name="ce1">
            <text:p>MPFC5501</text:p>
          </table:table-cell>
          <table:table-cell table:number-columns-repeated="2" table:style-name="ce1"/>
          <table:table-cell office:value-type="percentage" office:value="3.1054734341163688E-5" table:formula="of:=[.R34]/[.R$2]" table:style-name="ce6">
            <text:p>0.00%</text:p>
          </table:table-cell>
          <table:table-cell office:value-type="percentage" office:value="3.1054734341163688E-5" table:formula="of:=[.S34]/[.S$2]" table:style-name="ce6">
            <text:p>0.00%</text:p>
          </table:table-cell>
          <table:table-cell office:value-type="percentage" office:value="2.9842466941417783E-4" table:formula="of:=[.T34]/[.T$2]" table:style-name="ce6">
            <text:p>0.03%</text:p>
          </table:table-cell>
          <table:table-cell office:value-type="percentage" office:value="4.1247441022031523E-5" table:formula="of:=[.U34]/[.U$2]" table:style-name="ce6">
            <text:p>0.00%</text:p>
          </table:table-cell>
          <table:table-cell office:value-type="percentage" office:value="2.1054383206799967E-5" table:formula="of:=[.V34]/[.V$2]" table:style-name="ce6">
            <text:p>0.00%</text:p>
          </table:table-cell>
          <table:table-cell office:value-type="percentage" office:value="2.1054383206799967E-5" table:formula="of:=[.W34]/[.W$2]" table:style-name="ce6">
            <text:p>0.00%</text:p>
          </table:table-cell>
          <table:table-cell office:value-type="percentage" office:value="3.5564403264760073E-5" table:formula="of:=[.X34]/[.X$2]" table:style-name="ce6">
            <text:p>0.00%</text:p>
          </table:table-cell>
          <table:table-cell office:value-type="float" office:value="138" table:formula="of:=[.Y34]" table:style-name="ce15">
            <text:p>138.00</text:p>
          </table:table-cell>
          <table:table-cell office:value-type="float" office:value="5.65" table:formula="of:=[.Z34]" table:style-name="ce15">
            <text:p>5.65</text:p>
          </table:table-cell>
          <table:table-cell office:value-type="float" office:value="138" table:formula="of:=[.AA34]" table:style-name="ce15">
            <text:p>138.00</text:p>
          </table:table-cell>
          <table:table-cell office:value-type="float" office:value="5.65" table:formula="of:=[.AB34]" table:style-name="ce15">
            <text:p>5.65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2</text:p>
          </table:table-cell>
          <table:table-cell office:value-type="percentage" office:value="9.9895022815408921E-3" table:formula="of:=[.C35]/[.C$2]" table:style-name="ce6">
            <text:p>1.00%</text:p>
          </table:table-cell>
          <table:table-cell office:value-type="percentage" office:value="9.9895022815408921E-3" table:formula="of:=[.D35]/[.D$2]" table:style-name="ce6">
            <text:p>1.00%</text:p>
          </table:table-cell>
          <table:table-cell office:value-type="percentage" office:value="7.5719499883871748E-3" table:formula="of:=[.E35]/[.E$2]" table:style-name="ce6">
            <text:p>0.76%</text:p>
          </table:table-cell>
          <table:table-cell office:value-type="percentage" office:value="7.5719499883871748E-3" table:formula="of:=[.F35]/[.F$2]" table:style-name="ce6">
            <text:p>0.76%</text:p>
          </table:table-cell>
          <table:table-cell office:value-type="percentage" office:value="6.4709047029137942E-4" table:formula="of:=[.G35]/[.G$2]" table:style-name="ce6">
            <text:p>0.06%</text:p>
          </table:table-cell>
          <table:table-cell office:value-type="percentage" office:value="1.8242572573679873E-4" table:formula="of:=[.H35]/[.H$2]" table:style-name="ce6">
            <text:p>0.02%</text:p>
          </table:table-cell>
          <table:table-cell office:value-type="percentage" office:value="5.0936689119182605E-3" table:formula="of:=[.I35]/[.I$2]" table:style-name="ce6">
            <text:p>0.51%</text:p>
          </table:table-cell>
          <table:table-cell office:value-type="percentage" office:value="5.0936689119182605E-3" table:formula="of:=[.J35]/[.J$2]" table:style-name="ce6">
            <text:p>0.51%</text:p>
          </table:table-cell>
          <table:table-cell office:value-type="percentage" office:value="1.6940539252232047E-4" table:formula="of:=[.K35]/[.K$2]" table:style-name="ce6">
            <text:p>0.02%</text:p>
          </table:table-cell>
          <table:table-cell office:value-type="float" office:value="69794" table:formula="of:=[.L35]" table:style-name="ce9">
            <text:p>69794</text:p>
          </table:table-cell>
          <table:table-cell office:value-type="float" office:value="23.46" table:formula="of:=[.M35]" table:style-name="ce9">
            <text:p>23.46</text:p>
          </table:table-cell>
          <table:table-cell table:style-name="ce1"/>
          <table:table-cell office:value-type="string" table:style-name="ce1">
            <text:p>MPFC5502</text:p>
          </table:table-cell>
          <table:table-cell table:number-columns-repeated="2" table:style-name="ce1"/>
          <table:table-cell office:value-type="percentage" office:value="1.0159172697260619E-3" table:formula="of:=[.R35]/[.R$2]" table:style-name="ce6">
            <text:p>0.10%</text:p>
          </table:table-cell>
          <table:table-cell office:value-type="percentage" office:value="1.0159172697260619E-3" table:formula="of:=[.S35]/[.S$2]" table:style-name="ce6">
            <text:p>0.10%</text:p>
          </table:table-cell>
          <table:table-cell office:value-type="percentage" office:value="9.3209534813950539E-3" table:formula="of:=[.T35]/[.T$2]" table:style-name="ce6">
            <text:p>0.93%</text:p>
          </table:table-cell>
          <table:table-cell office:value-type="percentage" office:value="2.6721605063581084E-4" table:formula="of:=[.U35]/[.U$2]" table:style-name="ce6">
            <text:p>0.03%</text:p>
          </table:table-cell>
          <table:table-cell office:value-type="percentage" office:value="5.2614157721729451E-4" table:formula="of:=[.V35]/[.V$2]" table:style-name="ce6">
            <text:p>0.05%</text:p>
          </table:table-cell>
          <table:table-cell office:value-type="percentage" office:value="5.2614157721729451E-4" table:formula="of:=[.W35]/[.W$2]" table:style-name="ce6">
            <text:p>0.05%</text:p>
          </table:table-cell>
          <table:table-cell office:value-type="percentage" office:value="2.356911138476371E-4" table:formula="of:=[.X35]/[.X$2]" table:style-name="ce6">
            <text:p>0.02%</text:p>
          </table:table-cell>
          <table:table-cell office:value-type="float" office:value="14374" table:formula="of:=[.Y35]" table:style-name="ce15">
            <text:p>14374.00</text:p>
          </table:table-cell>
          <table:table-cell office:value-type="float" office:value="5.92" table:formula="of:=[.Z35]" table:style-name="ce15">
            <text:p>5.92</text:p>
          </table:table-cell>
          <table:table-cell office:value-type="float" office:value="14374" table:formula="of:=[.AA35]" table:style-name="ce15">
            <text:p>14374.00</text:p>
          </table:table-cell>
          <table:table-cell office:value-type="float" office:value="5.93" table:formula="of:=[.AB35]" table:style-name="ce15">
            <text:p>5.93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3</text:p>
          </table:table-cell>
          <table:table-cell office:value-type="percentage" office:value="9.2722362333171136E-3" table:formula="of:=[.C36]/[.C$2]" table:style-name="ce6">
            <text:p>0.93%</text:p>
          </table:table-cell>
          <table:table-cell office:value-type="percentage" office:value="9.2722362333171136E-3" table:formula="of:=[.D36]/[.D$2]" table:style-name="ce6">
            <text:p>0.93%</text:p>
          </table:table-cell>
          <table:table-cell office:value-type="percentage" office:value="6.2134004700925907E-3" table:formula="of:=[.E36]/[.E$2]" table:style-name="ce6">
            <text:p>0.62%</text:p>
          </table:table-cell>
          <table:table-cell office:value-type="percentage" office:value="6.2134004700925907E-3" table:formula="of:=[.F36]/[.F$2]" table:style-name="ce6">
            <text:p>0.62%</text:p>
          </table:table-cell>
          <table:table-cell office:value-type="percentage" office:value="5.4695658463288933E-4" table:formula="of:=[.G36]/[.G$2]" table:style-name="ce6">
            <text:p>0.05%</text:p>
          </table:table-cell>
          <table:table-cell office:value-type="percentage" office:value="1.4434360209668486E-4" table:formula="of:=[.H36]/[.H$2]" table:style-name="ce6">
            <text:p>0.01%</text:p>
          </table:table-cell>
          <table:table-cell office:value-type="percentage" office:value="4.5542013698959306E-3" table:formula="of:=[.I36]/[.I$2]" table:style-name="ce6">
            <text:p>0.46%</text:p>
          </table:table-cell>
          <table:table-cell office:value-type="percentage" office:value="4.5542013698959306E-3" table:formula="of:=[.J36]/[.J$2]" table:style-name="ce6">
            <text:p>0.46%</text:p>
          </table:table-cell>
          <table:table-cell office:value-type="percentage" office:value="1.3701058120717813E-4" table:formula="of:=[.K36]/[.K$2]" table:style-name="ce6">
            <text:p>0.01%</text:p>
          </table:table-cell>
          <table:table-cell office:value-type="float" office:value="105432" table:formula="of:=[.L36]" table:style-name="ce9">
            <text:p>105432</text:p>
          </table:table-cell>
          <table:table-cell office:value-type="float" office:value="12.51" table:formula="of:=[.M36]" table:style-name="ce9">
            <text:p>12.51</text:p>
          </table:table-cell>
          <table:table-cell table:style-name="ce1"/>
          <table:table-cell office:value-type="string" table:style-name="ce1">
            <text:p>MPFC5503</text:p>
          </table:table-cell>
          <table:table-cell table:number-columns-repeated="2" table:style-name="ce1"/>
          <table:table-cell office:value-type="percentage" office:value="8.6383670009221162E-4" table:formula="of:=[.R36]/[.R$2]" table:style-name="ce6">
            <text:p>0.09%</text:p>
          </table:table-cell>
          <table:table-cell office:value-type="percentage" office:value="8.6383670009221162E-4" table:formula="of:=[.S36]/[.S$2]" table:style-name="ce6">
            <text:p>0.09%</text:p>
          </table:table-cell>
          <table:table-cell office:value-type="percentage" office:value="7.6286136578195864E-3" table:formula="of:=[.T36]/[.T$2]" table:style-name="ce6">
            <text:p>0.76%</text:p>
          </table:table-cell>
          <table:table-cell office:value-type="percentage" office:value="2.9216883958509414E-4" table:formula="of:=[.U36]/[.U$2]" table:style-name="ce6">
            <text:p>0.03%</text:p>
          </table:table-cell>
          <table:table-cell office:value-type="percentage" office:value="5.6850895497674993E-4" table:formula="of:=[.V36]/[.V$2]" table:style-name="ce6">
            <text:p>0.06%</text:p>
          </table:table-cell>
          <table:table-cell office:value-type="percentage" office:value="5.6850895497674993E-4" table:formula="of:=[.W36]/[.W$2]" table:style-name="ce6">
            <text:p>0.06%</text:p>
          </table:table-cell>
          <table:table-cell office:value-type="percentage" office:value="2.5565761957476384E-4" table:formula="of:=[.X36]/[.X$2]" table:style-name="ce6">
            <text:p>0.03%</text:p>
          </table:table-cell>
          <table:table-cell office:value-type="float" office:value="9626" table:formula="of:=[.Y36]" table:style-name="ce15">
            <text:p>9626.00</text:p>
          </table:table-cell>
          <table:table-cell office:value-type="float" office:value="5.37" table:formula="of:=[.Z36]" table:style-name="ce15">
            <text:p>5.37</text:p>
          </table:table-cell>
          <table:table-cell office:value-type="float" office:value="9626" table:formula="of:=[.AA36]" table:style-name="ce15">
            <text:p>9626.00</text:p>
          </table:table-cell>
          <table:table-cell office:value-type="float" office:value="5.36" table:formula="of:=[.AB36]" table:style-name="ce15">
            <text:p>5.3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4</text:p>
          </table:table-cell>
          <table:table-cell office:value-type="percentage" office:value="3.7897740162370439E-3" table:formula="of:=[.C37]/[.C$2]" table:style-name="ce6">
            <text:p>0.38%</text:p>
          </table:table-cell>
          <table:table-cell office:value-type="percentage" office:value="3.7897740162370439E-3" table:formula="of:=[.D37]/[.D$2]" table:style-name="ce6">
            <text:p>0.38%</text:p>
          </table:table-cell>
          <table:table-cell office:value-type="percentage" office:value="3.5829426462165737E-5" table:formula="of:=[.E37]/[.E$2]" table:style-name="ce6">
            <text:p>0.00%</text:p>
          </table:table-cell>
          <table:table-cell office:value-type="percentage" office:value="3.5829426462165737E-5" table:formula="of:=[.F37]/[.F$2]" table:style-name="ce6">
            <text:p>0.00%</text:p>
          </table:table-cell>
          <table:table-cell office:value-type="percentage" office:value="5.6360175125704512E-6" table:formula="of:=[.G37]/[.G$2]" table:style-name="ce6">
            <text:p>0.00%</text:p>
          </table:table-cell>
          <table:table-cell office:value-type="percentage" office:value="1.6323291676338856E-4" table:formula="of:=[.H37]/[.H$2]" table:style-name="ce6">
            <text:p>0.02%</text:p>
          </table:table-cell>
          <table:table-cell office:value-type="percentage" office:value="2.6138981486058632E-5" table:formula="of:=[.I37]/[.I$2]" table:style-name="ce6">
            <text:p>0.00%</text:p>
          </table:table-cell>
          <table:table-cell office:value-type="percentage" office:value="2.6138981486058632E-5" table:formula="of:=[.J37]/[.J$2]" table:style-name="ce6">
            <text:p>0.00%</text:p>
          </table:table-cell>
          <table:table-cell office:value-type="percentage" office:value="1.5066996229282006E-4" table:formula="of:=[.K37]/[.K$2]" table:style-name="ce6">
            <text:p>0.02%</text:p>
          </table:table-cell>
          <table:table-cell office:value-type="float" office:value="100" table:formula="of:=[.L37]" table:style-name="ce9">
            <text:p>100</text:p>
          </table:table-cell>
          <table:table-cell office:value-type="float" office:value="11.13" table:formula="of:=[.M37]" table:style-name="ce9">
            <text:p>11.13</text:p>
          </table:table-cell>
          <table:table-cell table:style-name="ce1"/>
          <table:table-cell office:value-type="string" table:style-name="ce1">
            <text:p>MPFC5504</text:p>
          </table:table-cell>
          <table:table-cell table:number-columns-repeated="2" table:style-name="ce1"/>
          <table:table-cell office:value-type="percentage" office:value="3.6718536543784736E-6" table:formula="of:=[.R37]/[.R$2]" table:style-name="ce6">
            <text:p>0.00%</text:p>
          </table:table-cell>
          <table:table-cell office:value-type="percentage" office:value="3.6718536543784736E-6" table:formula="of:=[.S37]/[.S$2]" table:style-name="ce6">
            <text:p>0.00%</text:p>
          </table:table-cell>
          <table:table-cell office:value-type="percentage" office:value="2.9248729487875093E-5" table:formula="of:=[.T37]/[.T$2]" table:style-name="ce6">
            <text:p>0.00%</text:p>
          </table:table-cell>
          <table:table-cell office:value-type="percentage" office:value="5.7830626414535934E-4" table:formula="of:=[.U37]/[.U$2]" table:style-name="ce6">
            <text:p>0.06%</text:p>
          </table:table-cell>
          <table:table-cell office:value-type="percentage" office:value="3.1524936788173741E-6" table:formula="of:=[.V37]/[.V$2]" table:style-name="ce6">
            <text:p>0.00%</text:p>
          </table:table-cell>
          <table:table-cell office:value-type="percentage" office:value="3.1524936788173741E-6" table:formula="of:=[.W37]/[.W$2]" table:style-name="ce6">
            <text:p>0.00%</text:p>
          </table:table-cell>
          <table:table-cell office:value-type="percentage" office:value="4.7993991223085712E-4" table:formula="of:=[.X37]/[.X$2]" table:style-name="ce6">
            <text:p>0.05%</text:p>
          </table:table-cell>
          <table:table-cell office:value-type="float" office:value="14" table:formula="of:=[.Y37]" table:style-name="ce15">
            <text:p>14.00</text:p>
          </table:table-cell>
          <table:table-cell office:value-type="float" office:value="12.07" table:formula="of:=[.Z37]" table:style-name="ce15">
            <text:p>12.07</text:p>
          </table:table-cell>
          <table:table-cell office:value-type="float" office:value="14" table:formula="of:=[.AA37]" table:style-name="ce15">
            <text:p>14.00</text:p>
          </table:table-cell>
          <table:table-cell office:value-type="float" office:value="12.29" table:formula="of:=[.AB37]" table:style-name="ce15">
            <text:p>12.2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5</text:p>
          </table:table-cell>
          <table:table-cell office:value-type="percentage" office:value="1.6825784207755396E-2" table:formula="of:=[.C38]/[.C$2]" table:style-name="ce6">
            <text:p>1.68%</text:p>
          </table:table-cell>
          <table:table-cell office:value-type="percentage" office:value="1.6825784207755396E-2" table:formula="of:=[.D38]/[.D$2]" table:style-name="ce6">
            <text:p>1.68%</text:p>
          </table:table-cell>
          <table:table-cell office:value-type="percentage" office:value="2.5005643978894911E-3" table:formula="of:=[.E38]/[.E$2]" table:style-name="ce6">
            <text:p>0.25%</text:p>
          </table:table-cell>
          <table:table-cell office:value-type="percentage" office:value="2.5005643978894911E-3" table:formula="of:=[.F38]/[.F$2]" table:style-name="ce6">
            <text:p>0.25%</text:p>
          </table:table-cell>
          <table:table-cell office:value-type="percentage" office:value="3.8482864361997441E-4" table:formula="of:=[.G38]/[.G$2]" table:style-name="ce6">
            <text:p>0.04%</text:p>
          </table:table-cell>
          <table:table-cell office:value-type="percentage" office:value="5.6669867555576132E-4" table:formula="of:=[.H38]/[.H$2]" table:style-name="ce6">
            <text:p>0.06%</text:p>
          </table:table-cell>
          <table:table-cell office:value-type="percentage" office:value="1.5791984284056E-3" table:formula="of:=[.I38]/[.I$2]" table:style-name="ce6">
            <text:p>0.16%</text:p>
          </table:table-cell>
          <table:table-cell office:value-type="percentage" office:value="1.5791984284056E-3" table:formula="of:=[.J38]/[.J$2]" table:style-name="ce6">
            <text:p>0.16%</text:p>
          </table:table-cell>
          <table:table-cell office:value-type="percentage" office:value="4.8754650545316966E-4" table:formula="of:=[.K38]/[.K$2]" table:style-name="ce6">
            <text:p>0.05%</text:p>
          </table:table-cell>
          <table:table-cell office:value-type="float" office:value="43386" table:formula="of:=[.L38]" table:style-name="ce9">
            <text:p>43386</text:p>
          </table:table-cell>
          <table:table-cell office:value-type="float" office:value="8.85" table:formula="of:=[.M38]" table:style-name="ce9">
            <text:p>8.85</text:p>
          </table:table-cell>
          <table:table-cell table:style-name="ce1"/>
          <table:table-cell office:value-type="string" table:style-name="ce1">
            <text:p>MPFC5505</text:p>
          </table:table-cell>
          <table:table-cell table:number-columns-repeated="2" table:style-name="ce1"/>
          <table:table-cell office:value-type="percentage" office:value="3.4068518298113103E-4" table:formula="of:=[.R38]/[.R$2]" table:style-name="ce6">
            <text:p>0.03%</text:p>
          </table:table-cell>
          <table:table-cell office:value-type="percentage" office:value="3.4068518298113103E-4" table:formula="of:=[.S38]/[.S$2]" table:style-name="ce6">
            <text:p>0.03%</text:p>
          </table:table-cell>
          <table:table-cell office:value-type="percentage" office:value="2.9934434265485249E-3" table:formula="of:=[.T38]/[.T$2]" table:style-name="ce6">
            <text:p>0.30%</text:p>
          </table:table-cell>
          <table:table-cell office:value-type="percentage" office:value="4.1814034970678637E-4" table:formula="of:=[.U38]/[.U$2]" table:style-name="ce6">
            <text:p>0.04%</text:p>
          </table:table-cell>
          <table:table-cell office:value-type="percentage" office:value="2.1894549488252923E-4" table:formula="of:=[.V38]/[.V$2]" table:style-name="ce6">
            <text:p>0.02%</text:p>
          </table:table-cell>
          <table:table-cell office:value-type="percentage" office:value="2.1894549488252923E-4" table:formula="of:=[.W38]/[.W$2]" table:style-name="ce6">
            <text:p>0.02%</text:p>
          </table:table-cell>
          <table:table-cell office:value-type="percentage" office:value="3.6474031271339512E-4" table:formula="of:=[.X38]/[.X$2]" table:style-name="ce6">
            <text:p>0.04%</text:p>
          </table:table-cell>
          <table:table-cell office:value-type="float" office:value="2744" table:formula="of:=[.Y38]" table:style-name="ce15">
            <text:p>2744.00</text:p>
          </table:table-cell>
          <table:table-cell office:value-type="float" office:value="6.34" table:formula="of:=[.Z38]" table:style-name="ce15">
            <text:p>6.34</text:p>
          </table:table-cell>
          <table:table-cell office:value-type="float" office:value="2744" table:formula="of:=[.AA38]" table:style-name="ce15">
            <text:p>2744.00</text:p>
          </table:table-cell>
          <table:table-cell office:value-type="float" office:value="6.35" table:formula="of:=[.AB38]" table:style-name="ce15">
            <text:p>6.35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6</text:p>
          </table:table-cell>
          <table:table-cell office:value-type="percentage" office:value="3.2700229177313859E-4" table:formula="of:=[.C39]/[.C$2]" table:style-name="ce6">
            <text:p>0.03%</text:p>
          </table:table-cell>
          <table:table-cell office:value-type="percentage" office:value="3.2700229177313859E-4" table:formula="of:=[.D39]/[.D$2]" table:style-name="ce6">
            <text:p>0.03%</text:p>
          </table:table-cell>
          <table:table-cell office:value-type="percentage" office:value="1.2396246330264929E-6" table:formula="of:=[.E39]/[.E$2]" table:style-name="ce6">
            <text:p>0.00%</text:p>
          </table:table-cell>
          <table:table-cell office:value-type="percentage" office:value="1.2396246330264929E-6" table:formula="of:=[.F39]/[.F$2]" table:style-name="ce6">
            <text:p>0.00%</text:p>
          </table:table-cell>
          <table:table-cell office:value-type="percentage" office:value="3.524381068725322E-6" table:formula="of:=[.G39]/[.G$2]" table:style-name="ce6">
            <text:p>0.00%</text:p>
          </table:table-cell>
          <table:table-cell office:value-type="percentage" office:value="1.76026697889762E-5" table:formula="of:=[.H39]/[.H$2]" table:style-name="ce6">
            <text:p>0.00%</text:p>
          </table:table-cell>
          <table:table-cell office:value-type="percentage" office:value="7.843831729667636E-7" table:formula="of:=[.I39]/[.I$2]" table:style-name="ce6">
            <text:p>0.00%</text:p>
          </table:table-cell>
          <table:table-cell office:value-type="percentage" office:value="7.843831729667636E-7" table:formula="of:=[.J39]/[.J$2]" table:style-name="ce6">
            <text:p>0.00%</text:p>
          </table:table-cell>
          <table:table-cell office:value-type="percentage" office:value="1.256295447056849E-5" table:formula="of:=[.K39]/[.K$2]" table:style-name="ce6">
            <text:p>0.00%</text:p>
          </table:table-cell>
          <table:table-cell office:value-type="float" office:value="1" table:formula="of:=[.L39]" table:style-name="ce9">
            <text:p>1</text:p>
          </table:table-cell>
          <table:table-cell office:value-type="float" office:value="7" table:formula="of:=[.M39]" table:style-name="ce9">
            <text:p>7</text:p>
          </table:table-cell>
          <table:table-cell table:style-name="ce1"/>
          <table:table-cell office:value-type="string" table:style-name="ce1">
            <text:p>MPFC5506</text:p>
          </table:table-cell>
          <table:table-cell table:number-columns-repeated="2" table:style-name="ce1"/>
          <table:table-cell office:value-type="percentage" office:value="3.5585776103260526E-6" table:formula="of:=[.R39]/[.R$2]" table:style-name="ce6">
            <text:p>0.00%</text:p>
          </table:table-cell>
          <table:table-cell office:value-type="percentage" office:value="3.5585776103260526E-6" table:formula="of:=[.S39]/[.S$2]" table:style-name="ce6">
            <text:p>0.00%</text:p>
          </table:table-cell>
          <table:table-cell office:value-type="percentage" office:value="3.403197074427732E-5" table:formula="of:=[.T39]/[.T$2]" table:style-name="ce6">
            <text:p>0.00%</text:p>
          </table:table-cell>
          <table:table-cell office:value-type="percentage" office:value="1.1906808328604468E-4" table:formula="of:=[.U39]/[.U$2]" table:style-name="ce6">
            <text:p>0.01%</text:p>
          </table:table-cell>
          <table:table-cell office:value-type="percentage" office:value="2.7912927081596544E-6" table:formula="of:=[.V39]/[.V$2]" table:style-name="ce6">
            <text:p>0.00%</text:p>
          </table:table-cell>
          <table:table-cell office:value-type="percentage" office:value="2.7912927081596544E-6" table:formula="of:=[.W39]/[.W$2]" table:style-name="ce6">
            <text:p>0.00%</text:p>
          </table:table-cell>
          <table:table-cell office:value-type="percentage" office:value="1.0212155963903251E-4" table:formula="of:=[.X39]/[.X$2]" table:style-name="ce6">
            <text:p>0.01%</text:p>
          </table:table-cell>
          <table:table-cell office:value-type="float" office:value="12" table:formula="of:=[.Y39]" table:style-name="ce15">
            <text:p>12.00</text:p>
          </table:table-cell>
          <table:table-cell office:value-type="float" office:value="5.67" table:formula="of:=[.Z39]" table:style-name="ce15">
            <text:p>5.67</text:p>
          </table:table-cell>
          <table:table-cell office:value-type="float" office:value="12" table:formula="of:=[.AA39]" table:style-name="ce15">
            <text:p>12.00</text:p>
          </table:table-cell>
          <table:table-cell office:value-type="float" office:value="6" table:formula="of:=[.AB39]" table:style-name="ce15">
            <text:p>6.0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7</text:p>
          </table:table-cell>
          <table:table-cell office:value-type="percentage" office:value="1.3313782287089539E-4" table:formula="of:=[.C40]/[.C$2]" table:style-name="ce6">
            <text:p>0.01%</text:p>
          </table:table-cell>
          <table:table-cell office:value-type="percentage" office:value="1.3313782287089539E-4" table:formula="of:=[.D40]/[.D$2]" table:style-name="ce6">
            <text:p>0.01%</text:p>
          </table:table-cell>
          <table:table-cell office:value-type="percentage" office:value="8.1003057916731171E-7" table:formula="of:=[.E40]/[.E$2]" table:style-name="ce6">
            <text:p>0.00%</text:p>
          </table:table-cell>
          <table:table-cell office:value-type="percentage" office:value="8.1003057916731171E-7" table:formula="of:=[.F40]/[.F$2]" table:style-name="ce6">
            <text:p>0.00%</text:p>
          </table:table-cell>
          <table:table-cell office:value-type="percentage" office:value="4.8943800166046009E-7" table:formula="of:=[.G40]/[.G$2]" table:style-name="ce6">
            <text:p>0.00%</text:p>
          </table:table-cell>
          <table:table-cell office:value-type="percentage" office:value="1.90859447809079E-6" table:formula="of:=[.H40]/[.H$2]" table:style-name="ce6">
            <text:p>0.00%</text:p>
          </table:table-cell>
          <table:table-cell office:value-type="percentage" office:value="6.2194960036329207E-7" table:formula="of:=[.I40]/[.I$2]" table:style-name="ce6">
            <text:p>0.00%</text:p>
          </table:table-cell>
          <table:table-cell office:value-type="percentage" office:value="6.2194960036329207E-7" table:formula="of:=[.J40]/[.J$2]" table:style-name="ce6">
            <text:p>0.00%</text:p>
          </table:table-cell>
          <table:table-cell office:value-type="percentage" office:value="1.5880019005839382E-6" table:formula="of:=[.K40]/[.K$2]" table:style-name="ce6">
            <text:p>0.00%</text:p>
          </table:table-cell>
          <table:table-cell office:value-type="float" office:value="1" table:formula="of:=[.L40]" table:style-name="ce9">
            <text:p>1</text:p>
          </table:table-cell>
          <table:table-cell office:value-type="float" office:value="8" table:formula="of:=[.M40]" table:style-name="ce9">
            <text:p>8</text:p>
          </table:table-cell>
          <table:table-cell table:style-name="ce1"/>
          <table:table-cell office:value-type="string" table:style-name="ce1">
            <text:p>MPFC5507</text:p>
          </table:table-cell>
          <table:table-cell table:number-columns-repeated="2" table:style-name="ce1"/>
          <table:table-cell office:value-type="percentage" office:value="3.9112294455835894E-7" table:formula="of:=[.R40]/[.R$2]" table:style-name="ce6">
            <text:p>0.00%</text:p>
          </table:table-cell>
          <table:table-cell office:value-type="percentage" office:value="3.9112294455835894E-7" table:formula="of:=[.S40]/[.S$2]" table:style-name="ce6">
            <text:p>0.00%</text:p>
          </table:table-cell>
          <table:table-cell office:value-type="percentage" office:value="3.7787178468807576E-6" table:formula="of:=[.T40]/[.T$2]" table:style-name="ce6">
            <text:p>0.00%</text:p>
          </table:table-cell>
          <table:table-cell office:value-type="percentage" office:value="9.4019116563509339E-6" table:formula="of:=[.U40]/[.U$2]" table:style-name="ce6">
            <text:p>0.00%</text:p>
          </table:table-cell>
          <table:table-cell office:value-type="percentage" office:value="3.2059257750685162E-7" table:formula="of:=[.V40]/[.V$2]" table:style-name="ce6">
            <text:p>0.00%</text:p>
          </table:table-cell>
          <table:table-cell office:value-type="percentage" office:value="3.2059257750685162E-7" table:formula="of:=[.W40]/[.W$2]" table:style-name="ce6">
            <text:p>0.00%</text:p>
          </table:table-cell>
          <table:table-cell office:value-type="percentage" office:value="8.4273102207301051E-6" table:formula="of:=[.X40]/[.X$2]" table:style-name="ce6">
            <text:p>0.00%</text:p>
          </table:table-cell>
          <table:table-cell office:value-type="float" office:value="0" table:formula="of:=[.Y40]" table:style-name="ce15">
            <text:p>0.00</text:p>
          </table:table-cell>
          <table:table-cell office:value-type="float" office:value="0" table:formula="of:=[.Z40]" table:style-name="ce15">
            <text:p>0.00</text:p>
          </table:table-cell>
          <table:table-cell office:value-type="float" office:value="0" table:formula="of:=[.AA40]" table:style-name="ce15">
            <text:p>0.00</text:p>
          </table:table-cell>
          <table:table-cell office:value-type="float" office:value="0" table:formula="of:=[.AB40]" table:style-name="ce15">
            <text:p>0.0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08</text:p>
          </table:table-cell>
          <table:table-cell office:value-type="percentage" office:value="5.3159378831876109E-4" table:formula="of:=[.C41]/[.C$2]" table:style-name="ce6">
            <text:p>0.05%</text:p>
          </table:table-cell>
          <table:table-cell office:value-type="percentage" office:value="5.3159378831876109E-4" table:formula="of:=[.D41]/[.D$2]" table:style-name="ce6">
            <text:p>0.05%</text:p>
          </table:table-cell>
          <table:table-cell office:value-type="percentage" office:value="3.2337104651191096E-6" table:formula="of:=[.E41]/[.E$2]" table:style-name="ce6">
            <text:p>0.00%</text:p>
          </table:table-cell>
          <table:table-cell office:value-type="percentage" office:value="3.2337104651191096E-6" table:formula="of:=[.F41]/[.F$2]" table:style-name="ce6">
            <text:p>0.00%</text:p>
          </table:table-cell>
          <table:table-cell office:value-type="percentage" office:value="8.2435038096261781E-6" table:formula="of:=[.G41]/[.G$2]" table:style-name="ce6">
            <text:p>0.00%</text:p>
          </table:table-cell>
          <table:table-cell office:value-type="percentage" office:value="2.6418965670414618E-5" table:formula="of:=[.H41]/[.H$2]" table:style-name="ce6">
            <text:p>0.00%</text:p>
          </table:table-cell>
          <table:table-cell office:value-type="percentage" office:value="2.1992650816970019E-6" table:formula="of:=[.I41]/[.I$2]" table:style-name="ce6">
            <text:p>0.00%</text:p>
          </table:table-cell>
          <table:table-cell office:value-type="percentage" office:value="2.1992650816970019E-6" table:formula="of:=[.J41]/[.J$2]" table:style-name="ce6">
            <text:p>0.00%</text:p>
          </table:table-cell>
          <table:table-cell office:value-type="percentage" office:value="2.1167659250852387E-5" table:formula="of:=[.K41]/[.K$2]" table:style-name="ce6">
            <text:p>0.00%</text:p>
          </table:table-cell>
          <table:table-cell office:value-type="float" office:value="5" table:formula="of:=[.L41]" table:style-name="ce9">
            <text:p>5</text:p>
          </table:table-cell>
          <table:table-cell office:value-type="float" office:value="9.1999999999999993" table:formula="of:=[.M41]" table:style-name="ce9">
            <text:p>9.2</text:p>
          </table:table-cell>
          <table:table-cell table:style-name="ce1"/>
          <table:table-cell office:value-type="string" table:style-name="ce1">
            <text:p>MPFC5508</text:p>
          </table:table-cell>
          <table:table-cell table:number-columns-repeated="2" table:style-name="ce1"/>
          <table:table-cell office:value-type="percentage" office:value="6.7025221537432443E-6" table:formula="of:=[.R41]/[.R$2]" table:style-name="ce6">
            <text:p>0.00%</text:p>
          </table:table-cell>
          <table:table-cell office:value-type="percentage" office:value="6.7025221537432443E-6" table:formula="of:=[.S41]/[.S$2]" table:style-name="ce6">
            <text:p>0.00%</text:p>
          </table:table-cell>
          <table:table-cell office:value-type="percentage" office:value="5.8689814522254298E-5" table:formula="of:=[.T41]/[.T$2]" table:style-name="ce6">
            <text:p>0.01%</text:p>
          </table:table-cell>
          <table:table-cell office:value-type="percentage" office:value="1.1874749070853783E-5" table:formula="of:=[.U41]/[.U$2]" table:style-name="ce6">
            <text:p>0.00%</text:p>
          </table:table-cell>
          <table:table-cell office:value-type="percentage" office:value="5.5377024554683496E-6" table:formula="of:=[.V41]/[.V$2]" table:style-name="ce6">
            <text:p>0.00%</text:p>
          </table:table-cell>
          <table:table-cell office:value-type="percentage" office:value="5.5377024554683496E-6" table:formula="of:=[.W41]/[.W$2]" table:style-name="ce6">
            <text:p>0.00%</text:p>
          </table:table-cell>
          <table:table-cell office:value-type="percentage" office:value="1.0201255816268018E-5" table:formula="of:=[.X41]/[.X$2]" table:style-name="ce6">
            <text:p>0.00%</text:p>
          </table:table-cell>
          <table:table-cell office:value-type="float" office:value="25" table:formula="of:=[.Y41]" table:style-name="ce15">
            <text:p>25.00</text:p>
          </table:table-cell>
          <table:table-cell office:value-type="float" office:value="8.32" table:formula="of:=[.Z41]" table:style-name="ce15">
            <text:p>8.32</text:p>
          </table:table-cell>
          <table:table-cell office:value-type="float" office:value="25" table:formula="of:=[.AA41]" table:style-name="ce15">
            <text:p>25.00</text:p>
          </table:table-cell>
          <table:table-cell office:value-type="float" office:value="8.52" table:formula="of:=[.AB41]" table:style-name="ce15">
            <text:p>8.5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13</text:p>
          </table:table-cell>
          <table:table-cell office:value-type="percentage" office:value="3.5500387338883499E-2" table:formula="of:=[.C42]/[.C$2]" table:style-name="ce6">
            <text:p>3.55%</text:p>
          </table:table-cell>
          <table:table-cell office:value-type="percentage" office:value="3.5500387338883499E-2" table:formula="of:=[.D42]/[.D$2]" table:style-name="ce6">
            <text:p>3.55%</text:p>
          </table:table-cell>
          <table:table-cell office:value-type="percentage" office:value="6.1349151325512134E-3" table:formula="of:=[.E42]/[.E$2]" table:style-name="ce6">
            <text:p>0.61%</text:p>
          </table:table-cell>
          <table:table-cell office:value-type="percentage" office:value="6.1349151325512134E-3" table:formula="of:=[.F42]/[.F$2]" table:style-name="ce6">
            <text:p>0.61%</text:p>
          </table:table-cell>
          <table:table-cell office:value-type="percentage" office:value="9.9139621211448772E-4" table:formula="of:=[.G42]/[.G$2]" table:style-name="ce6">
            <text:p>0.10%</text:p>
          </table:table-cell>
          <table:table-cell office:value-type="percentage" office:value="1.0291868102374554E-2" table:formula="of:=[.H42]/[.H$2]" table:style-name="ce6">
            <text:p>1.03%</text:p>
          </table:table-cell>
          <table:table-cell office:value-type="percentage" office:value="4.1739807102566546E-3" table:formula="of:=[.I42]/[.I$2]" table:style-name="ce6">
            <text:p>0.42%</text:p>
          </table:table-cell>
          <table:table-cell office:value-type="percentage" office:value="4.1739807102566546E-3" table:formula="of:=[.J42]/[.J$2]" table:style-name="ce6">
            <text:p>0.42%</text:p>
          </table:table-cell>
          <table:table-cell office:value-type="percentage" office:value="7.3844866846158189E-3" table:formula="of:=[.K42]/[.K$2]" table:style-name="ce6">
            <text:p>0.74%</text:p>
          </table:table-cell>
          <table:table-cell office:value-type="float" office:value="94281" table:formula="of:=[.L42]" table:style-name="ce9">
            <text:p>94281</text:p>
          </table:table-cell>
          <table:table-cell office:value-type="float" office:value="12.64" table:formula="of:=[.M42]" table:style-name="ce9">
            <text:p>12.64</text:p>
          </table:table-cell>
          <table:table-cell table:style-name="ce1"/>
          <table:table-cell office:value-type="string" table:style-name="ce1">
            <text:p>MPFC5513</text:p>
          </table:table-cell>
          <table:table-cell table:number-columns-repeated="2" table:style-name="ce1"/>
          <table:table-cell office:value-type="percentage" office:value="9.6260058680282235E-4" table:formula="of:=[.R42]/[.R$2]" table:style-name="ce6">
            <text:p>0.10%</text:p>
          </table:table-cell>
          <table:table-cell office:value-type="percentage" office:value="9.6260058680282235E-4" table:formula="of:=[.S42]/[.S$2]" table:style-name="ce6">
            <text:p>0.10%</text:p>
          </table:table-cell>
          <table:table-cell office:value-type="percentage" office:value="8.2846678965780574E-3" table:formula="of:=[.T42]/[.T$2]" table:style-name="ce6">
            <text:p>0.83%</text:p>
          </table:table-cell>
          <table:table-cell office:value-type="percentage" office:value="1.2006256146147094E-2" table:formula="of:=[.U42]/[.U$2]" table:style-name="ce6">
            <text:p>1.20%</text:p>
          </table:table-cell>
          <table:table-cell office:value-type="percentage" office:value="6.2023549871555541E-4" table:formula="of:=[.V42]/[.V$2]" table:style-name="ce6">
            <text:p>0.06%</text:p>
          </table:table-cell>
          <table:table-cell office:value-type="percentage" office:value="6.2023549871555541E-4" table:formula="of:=[.W42]/[.W$2]" table:style-name="ce6">
            <text:p>0.06%</text:p>
          </table:table-cell>
          <table:table-cell office:value-type="percentage" office:value="9.3536817089908044E-3" table:formula="of:=[.X42]/[.X$2]" table:style-name="ce6">
            <text:p>0.94%</text:p>
          </table:table-cell>
          <table:table-cell office:value-type="float" office:value="11373" table:formula="of:=[.Y42]" table:style-name="ce15">
            <text:p>11373.00</text:p>
          </table:table-cell>
          <table:table-cell office:value-type="float" office:value="5.67" table:formula="of:=[.Z42]" table:style-name="ce15">
            <text:p>5.67</text:p>
          </table:table-cell>
          <table:table-cell office:value-type="float" office:value="11373" table:formula="of:=[.AA42]" table:style-name="ce15">
            <text:p>11373.00</text:p>
          </table:table-cell>
          <table:table-cell office:value-type="float" office:value="5.74" table:formula="of:=[.AB42]" table:style-name="ce15">
            <text:p>5.7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15</text:p>
          </table:table-cell>
          <table:table-cell office:value-type="percentage" office:value="7.6638596057906896E-3" table:formula="of:=[.C43]/[.C$2]" table:style-name="ce6">
            <text:p>0.77%</text:p>
          </table:table-cell>
          <table:table-cell office:value-type="percentage" office:value="7.6638596057906896E-3" table:formula="of:=[.D43]/[.D$2]" table:style-name="ce6">
            <text:p>0.77%</text:p>
          </table:table-cell>
          <table:table-cell office:value-type="percentage" office:value="5.1399069107301481E-3" table:formula="of:=[.E43]/[.E$2]" table:style-name="ce6">
            <text:p>0.51%</text:p>
          </table:table-cell>
          <table:table-cell office:value-type="percentage" office:value="5.1399069107301481E-3" table:formula="of:=[.F43]/[.F$2]" table:style-name="ce6">
            <text:p>0.51%</text:p>
          </table:table-cell>
          <table:table-cell office:value-type="percentage" office:value="8.8120426865768281E-4" table:formula="of:=[.G43]/[.G$2]" table:style-name="ce6">
            <text:p>0.09%</text:p>
          </table:table-cell>
          <table:table-cell office:value-type="percentage" office:value="3.2345226329821272E-4" table:formula="of:=[.H43]/[.H$2]" table:style-name="ce6">
            <text:p>0.03%</text:p>
          </table:table-cell>
          <table:table-cell office:value-type="percentage" office:value="3.6716100040195682E-3" table:formula="of:=[.I43]/[.I$2]" table:style-name="ce6">
            <text:p>0.37%</text:p>
          </table:table-cell>
          <table:table-cell office:value-type="percentage" office:value="3.6716100040195682E-3" table:formula="of:=[.J43]/[.J$2]" table:style-name="ce6">
            <text:p>0.37%</text:p>
          </table:table-cell>
          <table:table-cell office:value-type="percentage" office:value="2.773916590458783E-4" table:formula="of:=[.K43]/[.K$2]" table:style-name="ce6">
            <text:p>0.03%</text:p>
          </table:table-cell>
          <table:table-cell office:value-type="float" office:value="89599" table:formula="of:=[.L43]" table:style-name="ce9">
            <text:p>89599</text:p>
          </table:table-cell>
          <table:table-cell office:value-type="float" office:value="11.48" table:formula="of:=[.M43]" table:style-name="ce9">
            <text:p>11.48</text:p>
          </table:table-cell>
          <table:table-cell table:style-name="ce1"/>
          <table:table-cell office:value-type="string" table:style-name="ce1">
            <text:p>MPFC5515</text:p>
          </table:table-cell>
          <table:table-cell table:number-columns-repeated="2" table:style-name="ce1"/>
          <table:table-cell office:value-type="percentage" office:value="7.7188647429554647E-4" table:formula="of:=[.R43]/[.R$2]" table:style-name="ce6">
            <text:p>0.08%</text:p>
          </table:table-cell>
          <table:table-cell office:value-type="percentage" office:value="7.7188647429554647E-4" table:formula="of:=[.S43]/[.S$2]" table:style-name="ce6">
            <text:p>0.08%</text:p>
          </table:table-cell>
          <table:table-cell office:value-type="percentage" office:value="6.837470256035128E-3" table:formula="of:=[.T43]/[.T$2]" table:style-name="ce6">
            <text:p>0.68%</text:p>
          </table:table-cell>
          <table:table-cell office:value-type="percentage" office:value="4.5071041829763241E-5" table:formula="of:=[.U43]/[.U$2]" table:style-name="ce6">
            <text:p>0.00%</text:p>
          </table:table-cell>
          <table:table-cell office:value-type="percentage" office:value="5.2104842980263562E-4" table:formula="of:=[.V43]/[.V$2]" table:style-name="ce6">
            <text:p>0.05%</text:p>
          </table:table-cell>
          <table:table-cell office:value-type="percentage" office:value="5.2104842980263562E-4" table:formula="of:=[.W43]/[.W$2]" table:style-name="ce6">
            <text:p>0.05%</text:p>
          </table:table-cell>
          <table:table-cell office:value-type="percentage" office:value="3.8451873746171777E-5" table:formula="of:=[.X43]/[.X$2]" table:style-name="ce6">
            <text:p>0.00%</text:p>
          </table:table-cell>
          <table:table-cell office:value-type="float" office:value="8300" table:formula="of:=[.Y43]" table:style-name="ce15">
            <text:p>8300.00</text:p>
          </table:table-cell>
          <table:table-cell office:value-type="float" office:value="5.65" table:formula="of:=[.Z43]" table:style-name="ce15">
            <text:p>5.65</text:p>
          </table:table-cell>
          <table:table-cell office:value-type="float" office:value="8300" table:formula="of:=[.AA43]" table:style-name="ce15">
            <text:p>8300.00</text:p>
          </table:table-cell>
          <table:table-cell office:value-type="float" office:value="5.65" table:formula="of:=[.AB43]" table:style-name="ce15">
            <text:p>5.65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16</text:p>
          </table:table-cell>
          <table:table-cell office:value-type="percentage" office:value="3.5830879815183765E-3" table:formula="of:=[.C44]/[.C$2]" table:style-name="ce6">
            <text:p>0.36%</text:p>
          </table:table-cell>
          <table:table-cell office:value-type="percentage" office:value="3.5830879815183765E-3" table:formula="of:=[.D44]/[.D$2]" table:style-name="ce6">
            <text:p>0.36%</text:p>
          </table:table-cell>
          <table:table-cell office:value-type="percentage" office:value="1.4325251869123654E-3" table:formula="of:=[.E44]/[.E$2]" table:style-name="ce6">
            <text:p>0.14%</text:p>
          </table:table-cell>
          <table:table-cell office:value-type="percentage" office:value="1.4325251869123654E-3" table:formula="of:=[.F44]/[.F$2]" table:style-name="ce6">
            <text:p>0.14%</text:p>
          </table:table-cell>
          <table:table-cell office:value-type="percentage" office:value="4.4933614478205304E-4" table:formula="of:=[.G44]/[.G$2]" table:style-name="ce6">
            <text:p>0.04%</text:p>
          </table:table-cell>
          <table:table-cell office:value-type="percentage" office:value="6.8940227867073372E-4" table:formula="of:=[.H44]/[.H$2]" table:style-name="ce6">
            <text:p>0.07%</text:p>
          </table:table-cell>
          <table:table-cell office:value-type="percentage" office:value="9.52384369999604E-4" table:formula="of:=[.I44]/[.I$2]" table:style-name="ce6">
            <text:p>0.10%</text:p>
          </table:table-cell>
          <table:table-cell office:value-type="percentage" office:value="9.52384369999604E-4" table:formula="of:=[.J44]/[.J$2]" table:style-name="ce6">
            <text:p>0.10%</text:p>
          </table:table-cell>
          <table:table-cell office:value-type="percentage" office:value="5.7966343939013832E-4" table:formula="of:=[.K44]/[.K$2]" table:style-name="ce6">
            <text:p>0.06%</text:p>
          </table:table-cell>
          <table:table-cell office:value-type="float" office:value="27950" table:formula="of:=[.L44]" table:style-name="ce9">
            <text:p>27950</text:p>
          </table:table-cell>
          <table:table-cell office:value-type="float" office:value="7.46" table:formula="of:=[.M44]" table:style-name="ce9">
            <text:p>7.46</text:p>
          </table:table-cell>
          <table:table-cell table:style-name="ce1"/>
          <table:table-cell office:value-type="string" table:style-name="ce1">
            <text:p>MPFC5516</text:p>
          </table:table-cell>
          <table:table-cell table:number-columns-repeated="2" table:style-name="ce1"/>
          <table:table-cell office:value-type="percentage" office:value="2.8362184146876149E-4" table:formula="of:=[.R44]/[.R$2]" table:style-name="ce6">
            <text:p>0.03%</text:p>
          </table:table-cell>
          <table:table-cell office:value-type="percentage" office:value="2.8362184146876149E-4" table:formula="of:=[.S44]/[.S$2]" table:style-name="ce6">
            <text:p>0.03%</text:p>
          </table:table-cell>
          <table:table-cell office:value-type="percentage" office:value="2.4767614676515326E-3" table:formula="of:=[.T44]/[.T$2]" table:style-name="ce6">
            <text:p>0.25%</text:p>
          </table:table-cell>
          <table:table-cell office:value-type="percentage" office:value="3.7712159805670969E-4" table:formula="of:=[.U44]/[.U$2]" table:style-name="ce6">
            <text:p>0.04%</text:p>
          </table:table-cell>
          <table:table-cell office:value-type="percentage" office:value="2.0360407140690136E-4" table:formula="of:=[.V44]/[.V$2]" table:style-name="ce6">
            <text:p>0.02%</text:p>
          </table:table-cell>
          <table:table-cell office:value-type="percentage" office:value="2.0360407140690136E-4" table:formula="of:=[.W44]/[.W$2]" table:style-name="ce6">
            <text:p>0.02%</text:p>
          </table:table-cell>
          <table:table-cell office:value-type="percentage" office:value="3.2639102859202549E-4" table:formula="of:=[.X44]/[.X$2]" table:style-name="ce6">
            <text:p>0.03%</text:p>
          </table:table-cell>
          <table:table-cell office:value-type="float" office:value="1741" table:formula="of:=[.Y44]" table:style-name="ce15">
            <text:p>1741.00</text:p>
          </table:table-cell>
          <table:table-cell office:value-type="float" office:value="6.82" table:formula="of:=[.Z44]" table:style-name="ce15">
            <text:p>6.82</text:p>
          </table:table-cell>
          <table:table-cell office:value-type="float" office:value="1741" table:formula="of:=[.AA44]" table:style-name="ce15">
            <text:p>1741.00</text:p>
          </table:table-cell>
          <table:table-cell office:value-type="float" office:value="6.84" table:formula="of:=[.AB44]" table:style-name="ce15">
            <text:p>6.8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17</text:p>
          </table:table-cell>
          <table:table-cell office:value-type="percentage" office:value="1.0243370994533168E-2" table:formula="of:=[.C45]/[.C$2]" table:style-name="ce6">
            <text:p>1.02%</text:p>
          </table:table-cell>
          <table:table-cell office:value-type="percentage" office:value="1.0243370994533168E-2" table:formula="of:=[.D45]/[.D$2]" table:style-name="ce6">
            <text:p>1.02%</text:p>
          </table:table-cell>
          <table:table-cell office:value-type="percentage" office:value="7.0999287128207375E-3" table:formula="of:=[.E45]/[.E$2]" table:style-name="ce6">
            <text:p>0.71%</text:p>
          </table:table-cell>
          <table:table-cell office:value-type="percentage" office:value="7.0999287128207375E-3" table:formula="of:=[.F45]/[.F$2]" table:style-name="ce6">
            <text:p>0.71%</text:p>
          </table:table-cell>
          <table:table-cell office:value-type="percentage" office:value="8.3366252669726673E-4" table:formula="of:=[.G45]/[.G$2]" table:style-name="ce6">
            <text:p>0.08%</text:p>
          </table:table-cell>
          <table:table-cell office:value-type="percentage" office:value="4.5742576415447593E-4" table:formula="of:=[.H45]/[.H$2]" table:style-name="ce6">
            <text:p>0.05%</text:p>
          </table:table-cell>
          <table:table-cell office:value-type="percentage" office:value="4.9661072626121343E-3" table:formula="of:=[.I45]/[.I$2]" table:style-name="ce6">
            <text:p>0.50%</text:p>
          </table:table-cell>
          <table:table-cell office:value-type="percentage" office:value="4.9661072626121343E-3" table:formula="of:=[.J45]/[.J$2]" table:style-name="ce6">
            <text:p>0.50%</text:p>
          </table:table-cell>
          <table:table-cell office:value-type="percentage" office:value="3.8334536862804275E-4" table:formula="of:=[.K45]/[.K$2]" table:style-name="ce6">
            <text:p>0.04%</text:p>
          </table:table-cell>
          <table:table-cell office:value-type="float" office:value="100998" table:formula="of:=[.L45]" table:style-name="ce9">
            <text:p>100998</text:p>
          </table:table-cell>
          <table:table-cell office:value-type="float" office:value="13.94" table:formula="of:=[.M45]" table:style-name="ce9">
            <text:p>13.94</text:p>
          </table:table-cell>
          <table:table-cell table:style-name="ce1"/>
          <table:table-cell office:value-type="string" table:style-name="ce1">
            <text:p>MPFC5517</text:p>
          </table:table-cell>
          <table:table-cell table:number-columns-repeated="2" table:style-name="ce1"/>
          <table:table-cell office:value-type="percentage" office:value="1.0324919059831661E-3" table:formula="of:=[.R45]/[.R$2]" table:style-name="ce6">
            <text:p>0.10%</text:p>
          </table:table-cell>
          <table:table-cell office:value-type="percentage" office:value="1.0324919059831661E-3" table:formula="of:=[.S45]/[.S$2]" table:style-name="ce6">
            <text:p>0.10%</text:p>
          </table:table-cell>
          <table:table-cell office:value-type="percentage" office:value="8.9151260239483804E-3" table:formula="of:=[.T45]/[.T$2]" table:style-name="ce6">
            <text:p>0.89%</text:p>
          </table:table-cell>
          <table:table-cell office:value-type="percentage" office:value="1.9609365595784085E-4" table:formula="of:=[.U45]/[.U$2]" table:style-name="ce6">
            <text:p>0.02%</text:p>
          </table:table-cell>
          <table:table-cell office:value-type="percentage" office:value="6.5965556204579791E-4" table:formula="of:=[.V45]/[.V$2]" table:style-name="ce6">
            <text:p>0.07%</text:p>
          </table:table-cell>
          <table:table-cell office:value-type="percentage" office:value="6.5965556204579791E-4" table:formula="of:=[.W45]/[.W$2]" table:style-name="ce6">
            <text:p>0.07%</text:p>
          </table:table-cell>
          <table:table-cell office:value-type="percentage" office:value="1.6723177484682402E-4" table:formula="of:=[.X45]/[.X$2]" table:style-name="ce6">
            <text:p>0.02%</text:p>
          </table:table-cell>
          <table:table-cell office:value-type="float" office:value="13572" table:formula="of:=[.Y45]" table:style-name="ce15">
            <text:p>13572.00</text:p>
          </table:table-cell>
          <table:table-cell office:value-type="float" office:value="5.44" table:formula="of:=[.Z45]" table:style-name="ce15">
            <text:p>5.44</text:p>
          </table:table-cell>
          <table:table-cell office:value-type="float" office:value="13572" table:formula="of:=[.AA45]" table:style-name="ce15">
            <text:p>13572.00</text:p>
          </table:table-cell>
          <table:table-cell office:value-type="float" office:value="5.44" table:formula="of:=[.AB45]" table:style-name="ce15">
            <text:p>5.4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18</text:p>
          </table:table-cell>
          <table:table-cell office:value-type="percentage" office:value="1.017285986303631E-2" table:formula="of:=[.C46]/[.C$2]" table:style-name="ce6">
            <text:p>1.02%</text:p>
          </table:table-cell>
          <table:table-cell office:value-type="percentage" office:value="1.017285986303631E-2" table:formula="of:=[.D46]/[.D$2]" table:style-name="ce6">
            <text:p>1.02%</text:p>
          </table:table-cell>
          <table:table-cell office:value-type="percentage" office:value="6.4245705263286535E-3" table:formula="of:=[.E46]/[.E$2]" table:style-name="ce6">
            <text:p>0.64%</text:p>
          </table:table-cell>
          <table:table-cell office:value-type="percentage" office:value="6.4245705263286535E-3" table:formula="of:=[.F46]/[.F$2]" table:style-name="ce6">
            <text:p>0.64%</text:p>
          </table:table-cell>
          <table:table-cell office:value-type="percentage" office:value="6.6369075395468415E-4" table:formula="of:=[.G46]/[.G$2]" table:style-name="ce6">
            <text:p>0.07%</text:p>
          </table:table-cell>
          <table:table-cell office:value-type="percentage" office:value="3.3692142612120056E-4" table:formula="of:=[.H46]/[.H$2]" table:style-name="ce6">
            <text:p>0.03%</text:p>
          </table:table-cell>
          <table:table-cell office:value-type="percentage" office:value="4.8384109644234547E-3" table:formula="of:=[.I46]/[.I$2]" table:style-name="ce6">
            <text:p>0.48%</text:p>
          </table:table-cell>
          <table:table-cell office:value-type="percentage" office:value="4.8384109644234547E-3" table:formula="of:=[.J46]/[.J$2]" table:style-name="ce6">
            <text:p>0.48%</text:p>
          </table:table-cell>
          <table:table-cell office:value-type="percentage" office:value="2.9618479593932997E-4" table:formula="of:=[.K46]/[.K$2]" table:style-name="ce6">
            <text:p>0.03%</text:p>
          </table:table-cell>
          <table:table-cell office:value-type="float" office:value="114614" table:formula="of:=[.L46]" table:style-name="ce9">
            <text:p>114614</text:p>
          </table:table-cell>
          <table:table-cell office:value-type="float" office:value="12.8" table:formula="of:=[.M46]" table:style-name="ce9">
            <text:p>12.8</text:p>
          </table:table-cell>
          <table:table-cell table:style-name="ce1"/>
          <table:table-cell office:value-type="string" table:style-name="ce1">
            <text:p>MPFC5518</text:p>
          </table:table-cell>
          <table:table-cell table:number-columns-repeated="2" table:style-name="ce1"/>
          <table:table-cell office:value-type="percentage" office:value="9.0478278409138668E-4" table:formula="of:=[.R46]/[.R$2]" table:style-name="ce6">
            <text:p>0.09%</text:p>
          </table:table-cell>
          <table:table-cell office:value-type="percentage" office:value="9.0478278409138668E-4" table:formula="of:=[.S46]/[.S$2]" table:style-name="ce6">
            <text:p>0.09%</text:p>
          </table:table-cell>
          <table:table-cell office:value-type="percentage" office:value="7.907582632346798E-3" table:formula="of:=[.T46]/[.T$2]" table:style-name="ce6">
            <text:p>0.79%</text:p>
          </table:table-cell>
          <table:table-cell office:value-type="percentage" office:value="1.0843295884821739E-4" table:formula="of:=[.U46]/[.U$2]" table:style-name="ce6">
            <text:p>0.01%</text:p>
          </table:table-cell>
          <table:table-cell office:value-type="percentage" office:value="5.9434444215610211E-4" table:formula="of:=[.V46]/[.V$2]" table:style-name="ce6">
            <text:p>0.06%</text:p>
          </table:table-cell>
          <table:table-cell office:value-type="percentage" office:value="5.9434444215610211E-4" table:formula="of:=[.W46]/[.W$2]" table:style-name="ce6">
            <text:p>0.06%</text:p>
          </table:table-cell>
          <table:table-cell office:value-type="percentage" office:value="9.3405716098546228E-5" table:formula="of:=[.X46]/[.X$2]" table:style-name="ce6">
            <text:p>0.01%</text:p>
          </table:table-cell>
          <table:table-cell office:value-type="float" office:value="10134" table:formula="of:=[.Y46]" table:style-name="ce15">
            <text:p>10134.00</text:p>
          </table:table-cell>
          <table:table-cell office:value-type="float" office:value="5.48" table:formula="of:=[.Z46]" table:style-name="ce15">
            <text:p>5.48</text:p>
          </table:table-cell>
          <table:table-cell office:value-type="float" office:value="10134" table:formula="of:=[.AA46]" table:style-name="ce15">
            <text:p>10134.00</text:p>
          </table:table-cell>
          <table:table-cell office:value-type="float" office:value="5.48" table:formula="of:=[.AB46]" table:style-name="ce15">
            <text:p>5.4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19</text:p>
          </table:table-cell>
          <table:table-cell office:value-type="percentage" office:value="4.4128307296346595E-3" table:formula="of:=[.C47]/[.C$2]" table:style-name="ce6">
            <text:p>0.44%</text:p>
          </table:table-cell>
          <table:table-cell office:value-type="percentage" office:value="4.4128307296346595E-3" table:formula="of:=[.D47]/[.D$2]" table:style-name="ce6">
            <text:p>0.44%</text:p>
          </table:table-cell>
          <table:table-cell office:value-type="percentage" office:value="1.3005650074428452E-3" table:formula="of:=[.E47]/[.E$2]" table:style-name="ce6">
            <text:p>0.13%</text:p>
          </table:table-cell>
          <table:table-cell office:value-type="percentage" office:value="1.3005650074428452E-3" table:formula="of:=[.F47]/[.F$2]" table:style-name="ce6">
            <text:p>0.13%</text:p>
          </table:table-cell>
          <table:table-cell office:value-type="percentage" office:value="4.6105914669955359E-4" table:formula="of:=[.G47]/[.G$2]" table:style-name="ce6">
            <text:p>0.05%</text:p>
          </table:table-cell>
          <table:table-cell office:value-type="percentage" office:value="5.7957153618458639E-4" table:formula="of:=[.H47]/[.H$2]" table:style-name="ce6">
            <text:p>0.06%</text:p>
          </table:table-cell>
          <table:table-cell office:value-type="percentage" office:value="8.3768062033535257E-4" table:formula="of:=[.I47]/[.I$2]" table:style-name="ce6">
            <text:p>0.08%</text:p>
          </table:table-cell>
          <table:table-cell office:value-type="percentage" office:value="8.3768062033535257E-4" table:formula="of:=[.J47]/[.J$2]" table:style-name="ce6">
            <text:p>0.08%</text:p>
          </table:table-cell>
          <table:table-cell office:value-type="percentage" office:value="4.3867964750572529E-4" table:formula="of:=[.K47]/[.K$2]" table:style-name="ce6">
            <text:p>0.04%</text:p>
          </table:table-cell>
          <table:table-cell office:value-type="float" office:value="22890" table:formula="of:=[.L47]" table:style-name="ce9">
            <text:p>22890</text:p>
          </table:table-cell>
          <table:table-cell office:value-type="float" office:value="7.2" table:formula="of:=[.M47]" table:style-name="ce9">
            <text:p>7.2</text:p>
          </table:table-cell>
          <table:table-cell table:style-name="ce1"/>
          <table:table-cell office:value-type="string" table:style-name="ce1">
            <text:p>MPFC5519</text:p>
          </table:table-cell>
          <table:table-cell table:number-columns-repeated="2" table:style-name="ce1"/>
          <table:table-cell office:value-type="percentage" office:value="2.5281503205420308E-4" table:formula="of:=[.R47]/[.R$2]" table:style-name="ce6">
            <text:p>0.03%</text:p>
          </table:table-cell>
          <table:table-cell office:value-type="percentage" office:value="2.5281503205420308E-4" table:formula="of:=[.S47]/[.S$2]" table:style-name="ce6">
            <text:p>0.03%</text:p>
          </table:table-cell>
          <table:table-cell office:value-type="percentage" office:value="2.25438135762198E-3" table:formula="of:=[.T47]/[.T$2]" table:style-name="ce6">
            <text:p>0.23%</text:p>
          </table:table-cell>
          <table:table-cell office:value-type="percentage" office:value="1.9040206906516922E-4" table:formula="of:=[.U47]/[.U$2]" table:style-name="ce6">
            <text:p>0.02%</text:p>
          </table:table-cell>
          <table:table-cell office:value-type="percentage" office:value="1.8132929912172531E-4" table:formula="of:=[.V47]/[.V$2]" table:style-name="ce6">
            <text:p>0.02%</text:p>
          </table:table-cell>
          <table:table-cell office:value-type="percentage" office:value="1.8132929912172531E-4" table:formula="of:=[.W47]/[.W$2]" table:style-name="ce6">
            <text:p>0.02%</text:p>
          </table:table-cell>
          <table:table-cell office:value-type="percentage" office:value="1.5712242223610797E-4" table:formula="of:=[.X47]/[.X$2]" table:style-name="ce6">
            <text:p>0.02%</text:p>
          </table:table-cell>
          <table:table-cell office:value-type="float" office:value="1507" table:formula="of:=[.Y47]" table:style-name="ce15">
            <text:p>1507.00</text:p>
          </table:table-cell>
          <table:table-cell office:value-type="float" office:value="6.69" table:formula="of:=[.Z47]" table:style-name="ce15">
            <text:p>6.69</text:p>
          </table:table-cell>
          <table:table-cell office:value-type="float" office:value="1507" table:formula="of:=[.AA47]" table:style-name="ce15">
            <text:p>1507.00</text:p>
          </table:table-cell>
          <table:table-cell office:value-type="float" office:value="6.69" table:formula="of:=[.AB47]" table:style-name="ce15">
            <text:p>6.6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0</text:p>
          </table:table-cell>
          <table:table-cell office:value-type="percentage" office:value="2.2825484077533469E-2" table:formula="of:=[.C48]/[.C$2]" table:style-name="ce6">
            <text:p>2.28%</text:p>
          </table:table-cell>
          <table:table-cell office:value-type="percentage" office:value="2.2825484077533469E-2" table:formula="of:=[.D48]/[.D$2]" table:style-name="ce6">
            <text:p>2.28%</text:p>
          </table:table-cell>
          <table:table-cell office:value-type="percentage" office:value="4.2836939021310494E-4" table:formula="of:=[.E48]/[.E$2]" table:style-name="ce6">
            <text:p>0.04%</text:p>
          </table:table-cell>
          <table:table-cell office:value-type="percentage" office:value="4.2836939021310494E-4" table:formula="of:=[.F48]/[.F$2]" table:style-name="ce6">
            <text:p>0.04%</text:p>
          </table:table-cell>
          <table:table-cell office:value-type="percentage" office:value="2.0767773442508842E-4" table:formula="of:=[.G48]/[.G$2]" table:style-name="ce6">
            <text:p>0.02%</text:p>
          </table:table-cell>
          <table:table-cell office:value-type="percentage" office:value="1.5699482639026024E-2" table:formula="of:=[.H48]/[.H$2]" table:style-name="ce6">
            <text:p>1.57%</text:p>
          </table:table-cell>
          <table:table-cell office:value-type="percentage" office:value="3.2029122048399516E-4" table:formula="of:=[.I48]/[.I$2]" table:style-name="ce6">
            <text:p>0.03%</text:p>
          </table:table-cell>
          <table:table-cell office:value-type="percentage" office:value="3.2029122048399516E-4" table:formula="of:=[.J48]/[.J$2]" table:style-name="ce6">
            <text:p>0.03%</text:p>
          </table:table-cell>
          <table:table-cell office:value-type="percentage" office:value="1.2083980610637854E-2" table:formula="of:=[.K48]/[.K$2]" table:style-name="ce6">
            <text:p>1.21%</text:p>
          </table:table-cell>
          <table:table-cell office:value-type="float" office:value="6534" table:formula="of:=[.L48]" table:style-name="ce9">
            <text:p>6534</text:p>
          </table:table-cell>
          <table:table-cell office:value-type="float" office:value="6.3" table:formula="of:=[.M48]" table:style-name="ce9">
            <text:p>6.3</text:p>
          </table:table-cell>
          <table:table-cell table:style-name="ce1"/>
          <table:table-cell office:value-type="string" table:style-name="ce1">
            <text:p>MPFC5520</text:p>
          </table:table-cell>
          <table:table-cell table:number-columns-repeated="2" table:style-name="ce1"/>
          <table:table-cell office:value-type="percentage" office:value="1.0906132030013082E-4" table:formula="of:=[.R48]/[.R$2]" table:style-name="ce6">
            <text:p>0.01%</text:p>
          </table:table-cell>
          <table:table-cell office:value-type="percentage" office:value="1.0906132030013082E-4" table:formula="of:=[.S48]/[.S$2]" table:style-name="ce6">
            <text:p>0.01%</text:p>
          </table:table-cell>
          <table:table-cell office:value-type="percentage" office:value="9.2190670229795265E-4" table:formula="of:=[.T48]/[.T$2]" table:style-name="ce6">
            <text:p>0.09%</text:p>
          </table:table-cell>
          <table:table-cell office:value-type="percentage" office:value="7.4299531239578401E-3" table:formula="of:=[.U48]/[.U$2]" table:style-name="ce6">
            <text:p>0.74%</text:p>
          </table:table-cell>
          <table:table-cell office:value-type="percentage" office:value="8.6027812248188557E-5" table:formula="of:=[.V48]/[.V$2]" table:style-name="ce6">
            <text:p>0.01%</text:p>
          </table:table-cell>
          <table:table-cell office:value-type="percentage" office:value="8.6027812248188557E-5" table:formula="of:=[.W48]/[.W$2]" table:style-name="ce6">
            <text:p>0.01%</text:p>
          </table:table-cell>
          <table:table-cell office:value-type="percentage" office:value="5.8776139416957642E-3" table:formula="of:=[.X48]/[.X$2]" table:style-name="ce6">
            <text:p>0.59%</text:p>
          </table:table-cell>
          <table:table-cell office:value-type="float" office:value="428" table:formula="of:=[.Y48]" table:style-name="ce15">
            <text:p>428.00</text:p>
          </table:table-cell>
          <table:table-cell office:value-type="float" office:value="9.51" table:formula="of:=[.Z48]" table:style-name="ce15">
            <text:p>9.51</text:p>
          </table:table-cell>
          <table:table-cell office:value-type="float" office:value="428" table:formula="of:=[.AA48]" table:style-name="ce15">
            <text:p>428.00</text:p>
          </table:table-cell>
          <table:table-cell office:value-type="float" office:value="9.94" table:formula="of:=[.AB48]" table:style-name="ce15">
            <text:p>9.9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1</text:p>
          </table:table-cell>
          <table:table-cell office:value-type="percentage" office:value="2.0036288044830708E-2" table:formula="of:=[.C49]/[.C$2]" table:style-name="ce6">
            <text:p>2.00%</text:p>
          </table:table-cell>
          <table:table-cell office:value-type="percentage" office:value="2.0036288044830708E-2" table:formula="of:=[.D49]/[.D$2]" table:style-name="ce6">
            <text:p>2.00%</text:p>
          </table:table-cell>
          <table:table-cell office:value-type="percentage" office:value="3.2239580389113514E-3" table:formula="of:=[.E49]/[.E$2]" table:style-name="ce6">
            <text:p>0.32%</text:p>
          </table:table-cell>
          <table:table-cell office:value-type="percentage" office:value="3.2239580389113514E-3" table:formula="of:=[.F49]/[.F$2]" table:style-name="ce6">
            <text:p>0.32%</text:p>
          </table:table-cell>
          <table:table-cell office:value-type="percentage" office:value="1.0889375724628724E-3" table:formula="of:=[.G49]/[.G$2]" table:style-name="ce6">
            <text:p>0.11%</text:p>
          </table:table-cell>
          <table:table-cell office:value-type="percentage" office:value="7.4405262671640169E-4" table:formula="of:=[.H49]/[.H$2]" table:style-name="ce6">
            <text:p>0.07%</text:p>
          </table:table-cell>
          <table:table-cell office:value-type="percentage" office:value="2.2036593372926957E-3" table:formula="of:=[.I49]/[.I$2]" table:style-name="ce6">
            <text:p>0.22%</text:p>
          </table:table-cell>
          <table:table-cell office:value-type="percentage" office:value="2.2036593372926957E-3" table:formula="of:=[.J49]/[.J$2]" table:style-name="ce6">
            <text:p>0.22%</text:p>
          </table:table-cell>
          <table:table-cell office:value-type="percentage" office:value="5.9075594257187547E-4" table:formula="of:=[.K49]/[.K$2]" table:style-name="ce6">
            <text:p>0.06%</text:p>
          </table:table-cell>
          <table:table-cell office:value-type="float" office:value="65866" table:formula="of:=[.L49]" table:style-name="ce9">
            <text:p>65866</text:p>
          </table:table-cell>
          <table:table-cell office:value-type="float" office:value="8" table:formula="of:=[.M49]" table:style-name="ce9">
            <text:p>8</text:p>
          </table:table-cell>
          <table:table-cell table:style-name="ce1"/>
          <table:table-cell office:value-type="string" table:style-name="ce1">
            <text:p>MPFC5521</text:p>
          </table:table-cell>
          <table:table-cell table:number-columns-repeated="2" table:style-name="ce1"/>
          <table:table-cell office:value-type="percentage" office:value="5.7074669116774783E-4" table:formula="of:=[.R49]/[.R$2]" table:style-name="ce6">
            <text:p>0.06%</text:p>
          </table:table-cell>
          <table:table-cell office:value-type="percentage" office:value="5.7074669116774783E-4" table:formula="of:=[.S49]/[.S$2]" table:style-name="ce6">
            <text:p>0.06%</text:p>
          </table:table-cell>
          <table:table-cell office:value-type="percentage" office:value="4.9048270600636238E-3" table:formula="of:=[.T49]/[.T$2]" table:style-name="ce6">
            <text:p>0.49%</text:p>
          </table:table-cell>
          <table:table-cell office:value-type="percentage" office:value="3.959130251230813E-3" table:formula="of:=[.U49]/[.U$2]" table:style-name="ce6">
            <text:p>0.40%</text:p>
          </table:table-cell>
          <table:table-cell office:value-type="percentage" office:value="4.1064489524467618E-4" table:formula="of:=[.V49]/[.V$2]" table:style-name="ce6">
            <text:p>0.04%</text:p>
          </table:table-cell>
          <table:table-cell office:value-type="percentage" office:value="4.1064489524467618E-4" table:formula="of:=[.W49]/[.W$2]" table:style-name="ce6">
            <text:p>0.04%</text:p>
          </table:table-cell>
          <table:table-cell office:value-type="percentage" office:value="3.126153792649411E-3" table:formula="of:=[.X49]/[.X$2]" table:style-name="ce6">
            <text:p>0.31%</text:p>
          </table:table-cell>
          <table:table-cell office:value-type="float" office:value="4458" table:formula="of:=[.Y49]" table:style-name="ce15">
            <text:p>4458.00</text:p>
          </table:table-cell>
          <table:table-cell office:value-type="float" office:value="6.12" table:formula="of:=[.Z49]" table:style-name="ce15">
            <text:p>6.12</text:p>
          </table:table-cell>
          <table:table-cell office:value-type="float" office:value="4457" table:formula="of:=[.AA49]" table:style-name="ce15">
            <text:p>4457.00</text:p>
          </table:table-cell>
          <table:table-cell office:value-type="float" office:value="6.13" table:formula="of:=[.AB49]" table:style-name="ce15">
            <text:p>6.13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2</text:p>
          </table:table-cell>
          <table:table-cell office:value-type="percentage" office:value="3.3830168403156005E-3" table:formula="of:=[.C50]/[.C$2]" table:style-name="ce6">
            <text:p>0.34%</text:p>
          </table:table-cell>
          <table:table-cell office:value-type="percentage" office:value="3.3830168403156005E-3" table:formula="of:=[.D50]/[.D$2]" table:style-name="ce6">
            <text:p>0.34%</text:p>
          </table:table-cell>
          <table:table-cell office:value-type="percentage" office:value="1.237754509657703E-3" table:formula="of:=[.E50]/[.E$2]" table:style-name="ce6">
            <text:p>0.12%</text:p>
          </table:table-cell>
          <table:table-cell office:value-type="percentage" office:value="1.237754509657703E-3" table:formula="of:=[.F50]/[.F$2]" table:style-name="ce6">
            <text:p>0.12%</text:p>
          </table:table-cell>
          <table:table-cell office:value-type="percentage" office:value="7.938748505448164E-4" table:formula="of:=[.G50]/[.G$2]" table:style-name="ce6">
            <text:p>0.08%</text:p>
          </table:table-cell>
          <table:table-cell office:value-type="percentage" office:value="4.6054619857554261E-4" table:formula="of:=[.H50]/[.H$2]" table:style-name="ce6">
            <text:p>0.05%</text:p>
          </table:table-cell>
          <table:table-cell office:value-type="percentage" office:value="8.0448219029259312E-4" table:formula="of:=[.I50]/[.I$2]" table:style-name="ce6">
            <text:p>0.08%</text:p>
          </table:table-cell>
          <table:table-cell office:value-type="percentage" office:value="8.0448219029259312E-4" table:formula="of:=[.J50]/[.J$2]" table:style-name="ce6">
            <text:p>0.08%</text:p>
          </table:table-cell>
          <table:table-cell office:value-type="percentage" office:value="3.5013838944988304E-4" table:formula="of:=[.K50]/[.K$2]" table:style-name="ce6">
            <text:p>0.04%</text:p>
          </table:table-cell>
          <table:table-cell office:value-type="float" office:value="20209" table:formula="of:=[.L50]" table:style-name="ce9">
            <text:p>20209</text:p>
          </table:table-cell>
          <table:table-cell office:value-type="float" office:value="7.34" table:formula="of:=[.M50]" table:style-name="ce9">
            <text:p>7.34</text:p>
          </table:table-cell>
          <table:table-cell table:style-name="ce1"/>
          <table:table-cell office:value-type="string" table:style-name="ce1">
            <text:p>MPFC5522</text:p>
          </table:table-cell>
          <table:table-cell table:number-columns-repeated="2" table:style-name="ce1"/>
          <table:table-cell office:value-type="percentage" office:value="2.9575306460162071E-4" table:formula="of:=[.R50]/[.R$2]" table:style-name="ce6">
            <text:p>0.03%</text:p>
          </table:table-cell>
          <table:table-cell office:value-type="percentage" office:value="2.9575306460162071E-4" table:formula="of:=[.S50]/[.S$2]" table:style-name="ce6">
            <text:p>0.03%</text:p>
          </table:table-cell>
          <table:table-cell office:value-type="percentage" office:value="2.606866484739213E-3" table:formula="of:=[.T50]/[.T$2]" table:style-name="ce6">
            <text:p>0.26%</text:p>
          </table:table-cell>
          <table:table-cell office:value-type="percentage" office:value="7.2981831627509747E-5" table:formula="of:=[.U50]/[.U$2]" table:style-name="ce6">
            <text:p>0.01%</text:p>
          </table:table-cell>
          <table:table-cell office:value-type="percentage" office:value="2.171800984223915E-4" table:formula="of:=[.V50]/[.V$2]" table:style-name="ce6">
            <text:p>0.02%</text:p>
          </table:table-cell>
          <table:table-cell office:value-type="percentage" office:value="2.171800984223915E-4" table:formula="of:=[.W50]/[.W$2]" table:style-name="ce6">
            <text:p>0.02%</text:p>
          </table:table-cell>
          <table:table-cell office:value-type="percentage" office:value="5.7702389383533193E-5" table:formula="of:=[.X50]/[.X$2]" table:style-name="ce6">
            <text:p>0.01%</text:p>
          </table:table-cell>
          <table:table-cell office:value-type="float" office:value="1808" table:formula="of:=[.Y50]" table:style-name="ce15">
            <text:p>1808.00</text:p>
          </table:table-cell>
          <table:table-cell office:value-type="float" office:value="6.92" table:formula="of:=[.Z50]" table:style-name="ce15">
            <text:p>6.92</text:p>
          </table:table-cell>
          <table:table-cell office:value-type="float" office:value="1808" table:formula="of:=[.AA50]" table:style-name="ce15">
            <text:p>1808.00</text:p>
          </table:table-cell>
          <table:table-cell office:value-type="float" office:value="6.92" table:formula="of:=[.AB50]" table:style-name="ce15">
            <text:p>6.9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3</text:p>
          </table:table-cell>
          <table:table-cell office:value-type="percentage" office:value="7.8849915420518158E-3" table:formula="of:=[.C51]/[.C$2]" table:style-name="ce6">
            <text:p>0.79%</text:p>
          </table:table-cell>
          <table:table-cell office:value-type="percentage" office:value="7.8849915420518158E-3" table:formula="of:=[.D51]/[.D$2]" table:style-name="ce6">
            <text:p>0.79%</text:p>
          </table:table-cell>
          <table:table-cell office:value-type="percentage" office:value="5.0639200580094744E-3" table:formula="of:=[.E51]/[.E$2]" table:style-name="ce6">
            <text:p>0.51%</text:p>
          </table:table-cell>
          <table:table-cell office:value-type="percentage" office:value="5.0639200580094744E-3" table:formula="of:=[.F51]/[.F$2]" table:style-name="ce6">
            <text:p>0.51%</text:p>
          </table:table-cell>
          <table:table-cell office:value-type="percentage" office:value="9.6765740039203043E-4" table:formula="of:=[.G51]/[.G$2]" table:style-name="ce6">
            <text:p>0.10%</text:p>
          </table:table-cell>
          <table:table-cell office:value-type="percentage" office:value="4.9606785616330181E-4" table:formula="of:=[.H51]/[.H$2]" table:style-name="ce6">
            <text:p>0.05%</text:p>
          </table:table-cell>
          <table:table-cell office:value-type="percentage" office:value="3.361599118854293E-3" table:formula="of:=[.I51]/[.I$2]" table:style-name="ce6">
            <text:p>0.34%</text:p>
          </table:table-cell>
          <table:table-cell office:value-type="percentage" office:value="3.361599118854293E-3" table:formula="of:=[.J51]/[.J$2]" table:style-name="ce6">
            <text:p>0.34%</text:p>
          </table:table-cell>
          <table:table-cell office:value-type="percentage" office:value="3.9642127122262215E-4" table:formula="of:=[.K51]/[.K$2]" table:style-name="ce6">
            <text:p>0.04%</text:p>
          </table:table-cell>
          <table:table-cell office:value-type="float" office:value="80631" table:formula="of:=[.L51]" table:style-name="ce9">
            <text:p>80631</text:p>
          </table:table-cell>
          <table:table-cell office:value-type="float" office:value="11.47" table:formula="of:=[.M51]" table:style-name="ce9">
            <text:p>11.47</text:p>
          </table:table-cell>
          <table:table-cell table:style-name="ce1"/>
          <table:table-cell office:value-type="string" table:style-name="ce1">
            <text:p>MPFC5523</text:p>
          </table:table-cell>
          <table:table-cell table:number-columns-repeated="2" table:style-name="ce1"/>
          <table:table-cell office:value-type="percentage" office:value="8.0528367173636028E-4" table:formula="of:=[.R51]/[.R$2]" table:style-name="ce6">
            <text:p>0.08%</text:p>
          </table:table-cell>
          <table:table-cell office:value-type="percentage" office:value="8.0528367173636028E-4" table:formula="of:=[.S51]/[.S$2]" table:style-name="ce6">
            <text:p>0.08%</text:p>
          </table:table-cell>
          <table:table-cell office:value-type="percentage" office:value="6.9576967471678972E-3" table:formula="of:=[.T51]/[.T$2]" table:style-name="ce6">
            <text:p>0.70%</text:p>
          </table:table-cell>
          <table:table-cell office:value-type="percentage" office:value="1.3166737158206394E-4" table:formula="of:=[.U51]/[.U$2]" table:style-name="ce6">
            <text:p>0.01%</text:p>
          </table:table-cell>
          <table:table-cell office:value-type="percentage" office:value="5.150533486032575E-4" table:formula="of:=[.V51]/[.V$2]" table:style-name="ce6">
            <text:p>0.05%</text:p>
          </table:table-cell>
          <table:table-cell office:value-type="percentage" office:value="5.150533486032575E-4" table:formula="of:=[.W51]/[.W$2]" table:style-name="ce6">
            <text:p>0.05%</text:p>
          </table:table-cell>
          <table:table-cell office:value-type="percentage" office:value="1.110532688483734E-4" table:formula="of:=[.X51]/[.X$2]" table:style-name="ce6">
            <text:p>0.01%</text:p>
          </table:table-cell>
          <table:table-cell office:value-type="float" office:value="9108" table:formula="of:=[.Y51]" table:style-name="ce15">
            <text:p>9108.00</text:p>
          </table:table-cell>
          <table:table-cell office:value-type="float" office:value="5.56" table:formula="of:=[.Z51]" table:style-name="ce15">
            <text:p>5.56</text:p>
          </table:table-cell>
          <table:table-cell office:value-type="float" office:value="9108" table:formula="of:=[.AA51]" table:style-name="ce15">
            <text:p>9108.00</text:p>
          </table:table-cell>
          <table:table-cell office:value-type="float" office:value="5.56" table:formula="of:=[.AB51]" table:style-name="ce15">
            <text:p>5.5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4</text:p>
          </table:table-cell>
          <table:table-cell office:value-type="percentage" office:value="1.0093047272224055E-2" table:formula="of:=[.C52]/[.C$2]" table:style-name="ce6">
            <text:p>1.01%</text:p>
          </table:table-cell>
          <table:table-cell office:value-type="percentage" office:value="1.0093047272224055E-2" table:formula="of:=[.D52]/[.D$2]" table:style-name="ce6">
            <text:p>1.01%</text:p>
          </table:table-cell>
          <table:table-cell office:value-type="percentage" office:value="7.4772661765463017E-3" table:formula="of:=[.E52]/[.E$2]" table:style-name="ce6">
            <text:p>0.75%</text:p>
          </table:table-cell>
          <table:table-cell office:value-type="percentage" office:value="7.4772661765463017E-3" table:formula="of:=[.F52]/[.F$2]" table:style-name="ce6">
            <text:p>0.75%</text:p>
          </table:table-cell>
          <table:table-cell office:value-type="percentage" office:value="7.2414596493707625E-4" table:formula="of:=[.G52]/[.G$2]" table:style-name="ce6">
            <text:p>0.07%</text:p>
          </table:table-cell>
          <table:table-cell office:value-type="percentage" office:value="2.8782587880180131E-4" table:formula="of:=[.H52]/[.H$2]" table:style-name="ce6">
            <text:p>0.03%</text:p>
          </table:table-cell>
          <table:table-cell office:value-type="percentage" office:value="5.376175091217298E-3" table:formula="of:=[.I52]/[.I$2]" table:style-name="ce6">
            <text:p>0.54%</text:p>
          </table:table-cell>
          <table:table-cell office:value-type="percentage" office:value="5.376175091217298E-3" table:formula="of:=[.J52]/[.J$2]" table:style-name="ce6">
            <text:p>0.54%</text:p>
          </table:table-cell>
          <table:table-cell office:value-type="percentage" office:value="2.5528786946870595E-4" table:formula="of:=[.K52]/[.K$2]" table:style-name="ce6">
            <text:p>0.03%</text:p>
          </table:table-cell>
          <table:table-cell office:value-type="float" office:value="106732" table:formula="of:=[.L52]" table:style-name="ce9">
            <text:p>106732</text:p>
          </table:table-cell>
          <table:table-cell office:value-type="float" office:value="14.54" table:formula="of:=[.M52]" table:style-name="ce9">
            <text:p>14.54</text:p>
          </table:table-cell>
          <table:table-cell table:style-name="ce1"/>
          <table:table-cell office:value-type="string" table:style-name="ce1">
            <text:p>MPFC5524</text:p>
          </table:table-cell>
          <table:table-cell table:number-columns-repeated="2" table:style-name="ce1"/>
          <table:table-cell office:value-type="percentage" office:value="1.0603877347939623E-3" table:formula="of:=[.R52]/[.R$2]" table:style-name="ce6">
            <text:p>0.11%</text:p>
          </table:table-cell>
          <table:table-cell office:value-type="percentage" office:value="1.0603877347939623E-3" table:formula="of:=[.S52]/[.S$2]" table:style-name="ce6">
            <text:p>0.11%</text:p>
          </table:table-cell>
          <table:table-cell office:value-type="percentage" office:value="9.0983981140897972E-3" table:formula="of:=[.T52]/[.T$2]" table:style-name="ce6">
            <text:p>0.91%</text:p>
          </table:table-cell>
          <table:table-cell office:value-type="percentage" office:value="7.0703487043361049E-5" table:formula="of:=[.U52]/[.U$2]" table:style-name="ce6">
            <text:p>0.01%</text:p>
          </table:table-cell>
          <table:table-cell office:value-type="percentage" office:value="6.8443736828707757E-4" table:formula="of:=[.V52]/[.V$2]" table:style-name="ce6">
            <text:p>0.07%</text:p>
          </table:table-cell>
          <table:table-cell office:value-type="percentage" office:value="6.8443736828707757E-4" table:formula="of:=[.W52]/[.W$2]" table:style-name="ce6">
            <text:p>0.07%</text:p>
          </table:table-cell>
          <table:table-cell office:value-type="percentage" office:value="6.1453322540363364E-5" table:formula="of:=[.X52]/[.X$2]" table:style-name="ce6">
            <text:p>0.01%</text:p>
          </table:table-cell>
          <table:table-cell office:value-type="float" office:value="14128" table:formula="of:=[.Y52]" table:style-name="ce15">
            <text:p>14128.00</text:p>
          </table:table-cell>
          <table:table-cell office:value-type="float" office:value="5.4" table:formula="of:=[.Z52]" table:style-name="ce15">
            <text:p>5.40</text:p>
          </table:table-cell>
          <table:table-cell office:value-type="float" office:value="14128" table:formula="of:=[.AA52]" table:style-name="ce15">
            <text:p>14128.00</text:p>
          </table:table-cell>
          <table:table-cell office:value-type="float" office:value="5.4" table:formula="of:=[.AB52]" table:style-name="ce15">
            <text:p>5.4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5</text:p>
          </table:table-cell>
          <table:table-cell office:value-type="percentage" office:value="8.5772812912039611E-3" table:formula="of:=[.C53]/[.C$2]" table:style-name="ce6">
            <text:p>0.86%</text:p>
          </table:table-cell>
          <table:table-cell office:value-type="percentage" office:value="8.5772812912039611E-3" table:formula="of:=[.D53]/[.D$2]" table:style-name="ce6">
            <text:p>0.86%</text:p>
          </table:table-cell>
          <table:table-cell office:value-type="percentage" office:value="6.2202568766835369E-3" table:formula="of:=[.E53]/[.E$2]" table:style-name="ce6">
            <text:p>0.62%</text:p>
          </table:table-cell>
          <table:table-cell office:value-type="percentage" office:value="6.2202568766835369E-3" table:formula="of:=[.F53]/[.F$2]" table:style-name="ce6">
            <text:p>0.62%</text:p>
          </table:table-cell>
          <table:table-cell office:value-type="percentage" office:value="5.6759206020508041E-4" table:formula="of:=[.G53]/[.G$2]" table:style-name="ce6">
            <text:p>0.06%</text:p>
          </table:table-cell>
          <table:table-cell office:value-type="percentage" office:value="2.3487253413306963E-4" table:formula="of:=[.H53]/[.H$2]" table:style-name="ce6">
            <text:p>0.02%</text:p>
          </table:table-cell>
          <table:table-cell office:value-type="percentage" office:value="3.7101452318358918E-3" table:formula="of:=[.I53]/[.I$2]" table:style-name="ce6">
            <text:p>0.37%</text:p>
          </table:table-cell>
          <table:table-cell office:value-type="percentage" office:value="3.7101452318358918E-3" table:formula="of:=[.J53]/[.J$2]" table:style-name="ce6">
            <text:p>0.37%</text:p>
          </table:table-cell>
          <table:table-cell office:value-type="percentage" office:value="1.963202080459457E-4" table:formula="of:=[.K53]/[.K$2]" table:style-name="ce6">
            <text:p>0.02%</text:p>
          </table:table-cell>
          <table:table-cell office:value-type="float" office:value="80632" table:formula="of:=[.L53]" table:style-name="ce9">
            <text:p>80632</text:p>
          </table:table-cell>
          <table:table-cell office:value-type="float" office:value="15.31" table:formula="of:=[.M53]" table:style-name="ce9">
            <text:p>15.31</text:p>
          </table:table-cell>
          <table:table-cell table:style-name="ce1"/>
          <table:table-cell office:value-type="string" table:style-name="ce1">
            <text:p>MPFC5525</text:p>
          </table:table-cell>
          <table:table-cell table:number-columns-repeated="2" table:style-name="ce1"/>
          <table:table-cell office:value-type="percentage" office:value="8.5038036097232405E-4" table:formula="of:=[.R53]/[.R$2]" table:style-name="ce6">
            <text:p>0.09%</text:p>
          </table:table-cell>
          <table:table-cell office:value-type="percentage" office:value="8.5038036097232405E-4" table:formula="of:=[.S53]/[.S$2]" table:style-name="ce6">
            <text:p>0.09%</text:p>
          </table:table-cell>
          <table:table-cell office:value-type="percentage" office:value="7.6964318116653852E-3" table:formula="of:=[.T53]/[.T$2]" table:style-name="ce6">
            <text:p>0.77%</text:p>
          </table:table-cell>
          <table:table-cell office:value-type="percentage" office:value="1.9895975360075209E-5" table:formula="of:=[.U53]/[.U$2]" table:style-name="ce6">
            <text:p>0.00%</text:p>
          </table:table-cell>
          <table:table-cell office:value-type="percentage" office:value="4.1699904013086194E-4" table:formula="of:=[.V53]/[.V$2]" table:style-name="ce6">
            <text:p>0.04%</text:p>
          </table:table-cell>
          <table:table-cell office:value-type="percentage" office:value="4.1699904013086194E-4" table:formula="of:=[.W53]/[.W$2]" table:style-name="ce6">
            <text:p>0.04%</text:p>
          </table:table-cell>
          <table:table-cell office:value-type="percentage" office:value="1.5890705425089611E-5" table:formula="of:=[.X53]/[.X$2]" table:style-name="ce6">
            <text:p>0.00%</text:p>
          </table:table-cell>
          <table:table-cell office:value-type="float" office:value="8014" table:formula="of:=[.Y53]" table:style-name="ce15">
            <text:p>8014.00</text:p>
          </table:table-cell>
          <table:table-cell office:value-type="float" office:value="6.44" table:formula="of:=[.Z53]" table:style-name="ce15">
            <text:p>6.44</text:p>
          </table:table-cell>
          <table:table-cell office:value-type="float" office:value="8014" table:formula="of:=[.AA53]" table:style-name="ce15">
            <text:p>8014.00</text:p>
          </table:table-cell>
          <table:table-cell office:value-type="float" office:value="6.44" table:formula="of:=[.AB53]" table:style-name="ce15">
            <text:p>6.4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6</text:p>
          </table:table-cell>
          <table:table-cell office:value-type="percentage" office:value="2.6655263772875667E-3" table:formula="of:=[.C54]/[.C$2]" table:style-name="ce6">
            <text:p>0.27%</text:p>
          </table:table-cell>
          <table:table-cell office:value-type="percentage" office:value="2.6655263772875667E-3" table:formula="of:=[.D54]/[.D$2]" table:style-name="ce6">
            <text:p>0.27%</text:p>
          </table:table-cell>
          <table:table-cell office:value-type="percentage" office:value="3.693760813841442E-4" table:formula="of:=[.E54]/[.E$2]" table:style-name="ce6">
            <text:p>0.04%</text:p>
          </table:table-cell>
          <table:table-cell office:value-type="percentage" office:value="3.693760813841442E-4" table:formula="of:=[.F54]/[.F$2]" table:style-name="ce6">
            <text:p>0.04%</text:p>
          </table:table-cell>
          <table:table-cell office:value-type="percentage" office:value="1.0646879499002541E-4" table:formula="of:=[.G54]/[.G$2]" table:style-name="ce6">
            <text:p>0.01%</text:p>
          </table:table-cell>
          <table:table-cell office:value-type="percentage" office:value="7.6542332793300832E-4" table:formula="of:=[.H54]/[.H$2]" table:style-name="ce6">
            <text:p>0.08%</text:p>
          </table:table-cell>
          <table:table-cell office:value-type="percentage" office:value="2.3224794956521353E-4" table:formula="of:=[.I54]/[.I$2]" table:style-name="ce6">
            <text:p>0.02%</text:p>
          </table:table-cell>
          <table:table-cell office:value-type="percentage" office:value="2.3224794956521353E-4" table:formula="of:=[.J54]/[.J$2]" table:style-name="ce6">
            <text:p>0.02%</text:p>
          </table:table-cell>
          <table:table-cell office:value-type="percentage" office:value="5.5515093091396454E-4" table:formula="of:=[.K54]/[.K$2]" table:style-name="ce6">
            <text:p>0.06%</text:p>
          </table:table-cell>
          <table:table-cell office:value-type="float" office:value="4241" table:formula="of:=[.L54]" table:style-name="ce9">
            <text:p>4241</text:p>
          </table:table-cell>
          <table:table-cell office:value-type="float" office:value="5.9" table:formula="of:=[.M54]" table:style-name="ce9">
            <text:p>5.9</text:p>
          </table:table-cell>
          <table:table-cell table:style-name="ce1"/>
          <table:table-cell office:value-type="string" table:style-name="ce1">
            <text:p>MPFC5526</text:p>
          </table:table-cell>
          <table:table-cell table:number-columns-repeated="2" table:style-name="ce1"/>
          <table:table-cell office:value-type="percentage" office:value="1.1142088167058124E-4" table:formula="of:=[.R54]/[.R$2]" table:style-name="ce6">
            <text:p>0.01%</text:p>
          </table:table-cell>
          <table:table-cell office:value-type="percentage" office:value="1.1142088167058124E-4" table:formula="of:=[.S54]/[.S$2]" table:style-name="ce6">
            <text:p>0.01%</text:p>
          </table:table-cell>
          <table:table-cell office:value-type="percentage" office:value="9.9852619103824015E-4" table:formula="of:=[.T54]/[.T$2]" table:style-name="ce6">
            <text:p>0.10%</text:p>
          </table:table-cell>
          <table:table-cell office:value-type="percentage" office:value="6.1084854804615489E-4" table:formula="of:=[.U54]/[.U$2]" table:style-name="ce6">
            <text:p>0.06%</text:p>
          </table:table-cell>
          <table:table-cell office:value-type="percentage" office:value="8.3535739279035293E-5" table:formula="of:=[.V54]/[.V$2]" table:style-name="ce6">
            <text:p>0.01%</text:p>
          </table:table-cell>
          <table:table-cell office:value-type="percentage" office:value="8.3535739279035293E-5" table:formula="of:=[.W54]/[.W$2]" table:style-name="ce6">
            <text:p>0.01%</text:p>
          </table:table-cell>
          <table:table-cell office:value-type="percentage" office:value="5.1309773388046574E-4" table:formula="of:=[.X54]/[.X$2]" table:style-name="ce6">
            <text:p>0.05%</text:p>
          </table:table-cell>
          <table:table-cell office:value-type="float" office:value="434" table:formula="of:=[.Y54]" table:style-name="ce15">
            <text:p>434.00</text:p>
          </table:table-cell>
          <table:table-cell office:value-type="float" office:value="7.4" table:formula="of:=[.Z54]" table:style-name="ce15">
            <text:p>7.40</text:p>
          </table:table-cell>
          <table:table-cell office:value-type="float" office:value="434" table:formula="of:=[.AA54]" table:style-name="ce15">
            <text:p>434.00</text:p>
          </table:table-cell>
          <table:table-cell office:value-type="float" office:value="7.38" table:formula="of:=[.AB54]" table:style-name="ce15">
            <text:p>7.3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7</text:p>
          </table:table-cell>
          <table:table-cell office:value-type="percentage" office:value="7.9055693109600558E-3" table:formula="of:=[.C55]/[.C$2]" table:style-name="ce6">
            <text:p>0.79%</text:p>
          </table:table-cell>
          <table:table-cell office:value-type="percentage" office:value="7.9055693109600558E-3" table:formula="of:=[.D55]/[.D$2]" table:style-name="ce6">
            <text:p>0.79%</text:p>
          </table:table-cell>
          <table:table-cell office:value-type="percentage" office:value="5.0773486124393117E-3" table:formula="of:=[.E55]/[.E$2]" table:style-name="ce6">
            <text:p>0.51%</text:p>
          </table:table-cell>
          <table:table-cell office:value-type="percentage" office:value="5.0773486124393117E-3" table:formula="of:=[.F55]/[.F$2]" table:style-name="ce6">
            <text:p>0.51%</text:p>
          </table:table-cell>
          <table:table-cell office:value-type="percentage" office:value="5.9681514228675497E-4" table:formula="of:=[.G55]/[.G$2]" table:style-name="ce6">
            <text:p>0.06%</text:p>
          </table:table-cell>
          <table:table-cell office:value-type="percentage" office:value="4.8574263788373113E-4" table:formula="of:=[.H55]/[.H$2]" table:style-name="ce6">
            <text:p>0.05%</text:p>
          </table:table-cell>
          <table:table-cell office:value-type="percentage" office:value="3.4893317508684226E-3" table:formula="of:=[.I55]/[.I$2]" table:style-name="ce6">
            <text:p>0.35%</text:p>
          </table:table-cell>
          <table:table-cell office:value-type="percentage" office:value="3.4893317508684226E-3" table:formula="of:=[.J55]/[.J$2]" table:style-name="ce6">
            <text:p>0.35%</text:p>
          </table:table-cell>
          <table:table-cell office:value-type="percentage" office:value="3.962396020953683E-4" table:formula="of:=[.K55]/[.K$2]" table:style-name="ce6">
            <text:p>0.04%</text:p>
          </table:table-cell>
          <table:table-cell office:value-type="float" office:value="81741" table:formula="of:=[.L55]" table:style-name="ce9">
            <text:p>81741</text:p>
          </table:table-cell>
          <table:table-cell office:value-type="float" office:value="11.75" table:formula="of:=[.M55]" table:style-name="ce9">
            <text:p>11.75</text:p>
          </table:table-cell>
          <table:table-cell table:style-name="ce1"/>
          <table:table-cell office:value-type="string" table:style-name="ce1">
            <text:p>MPFC5527</text:p>
          </table:table-cell>
          <table:table-cell table:number-columns-repeated="2" table:style-name="ce1"/>
          <table:table-cell office:value-type="percentage" office:value="7.4065007082712892E-4" table:formula="of:=[.R55]/[.R$2]" table:style-name="ce6">
            <text:p>0.07%</text:p>
          </table:table-cell>
          <table:table-cell office:value-type="percentage" office:value="7.4065007082712892E-4" table:formula="of:=[.S55]/[.S$2]" table:style-name="ce6">
            <text:p>0.07%</text:p>
          </table:table-cell>
          <table:table-cell office:value-type="percentage" office:value="6.4112531106590188E-3" table:formula="of:=[.T55]/[.T$2]" table:style-name="ce6">
            <text:p>0.64%</text:p>
          </table:table-cell>
          <table:table-cell office:value-type="percentage" office:value="2.0865874771225937E-4" table:formula="of:=[.U55]/[.U$2]" table:style-name="ce6">
            <text:p>0.02%</text:p>
          </table:table-cell>
          <table:table-cell office:value-type="percentage" office:value="4.7885417203503392E-4" table:formula="of:=[.V55]/[.V$2]" table:style-name="ce6">
            <text:p>0.05%</text:p>
          </table:table-cell>
          <table:table-cell office:value-type="percentage" office:value="4.7885417203503392E-4" table:formula="of:=[.W55]/[.W$2]" table:style-name="ce6">
            <text:p>0.05%</text:p>
          </table:table-cell>
          <table:table-cell office:value-type="percentage" office:value="1.790039342928756E-4" table:formula="of:=[.X55]/[.X$2]" table:style-name="ce6">
            <text:p>0.02%</text:p>
          </table:table-cell>
          <table:table-cell office:value-type="float" office:value="8239" table:formula="of:=[.Y55]" table:style-name="ce15">
            <text:p>8239.00</text:p>
          </table:table-cell>
          <table:table-cell office:value-type="float" office:value="5.62" table:formula="of:=[.Z55]" table:style-name="ce15">
            <text:p>5.62</text:p>
          </table:table-cell>
          <table:table-cell office:value-type="float" office:value="8239" table:formula="of:=[.AA55]" table:style-name="ce15">
            <text:p>8239.00</text:p>
          </table:table-cell>
          <table:table-cell office:value-type="float" office:value="5.62" table:formula="of:=[.AB55]" table:style-name="ce15">
            <text:p>5.6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8</text:p>
          </table:table-cell>
          <table:table-cell office:value-type="percentage" office:value="1.5756845200277401E-2" table:formula="of:=[.C56]/[.C$2]" table:style-name="ce6">
            <text:p>1.58%</text:p>
          </table:table-cell>
          <table:table-cell office:value-type="percentage" office:value="1.5756845200277401E-2" table:formula="of:=[.D56]/[.D$2]" table:style-name="ce6">
            <text:p>1.58%</text:p>
          </table:table-cell>
          <table:table-cell office:value-type="percentage" office:value="6.5286947209351786E-3" table:formula="of:=[.E56]/[.E$2]" table:style-name="ce6">
            <text:p>0.65%</text:p>
          </table:table-cell>
          <table:table-cell office:value-type="percentage" office:value="6.5286947209351786E-3" table:formula="of:=[.F56]/[.F$2]" table:style-name="ce6">
            <text:p>0.65%</text:p>
          </table:table-cell>
          <table:table-cell office:value-type="percentage" office:value="7.172361262498785E-4" table:formula="of:=[.G56]/[.G$2]" table:style-name="ce6">
            <text:p>0.07%</text:p>
          </table:table-cell>
          <table:table-cell office:value-type="percentage" office:value="3.3213604758094832E-4" table:formula="of:=[.H56]/[.H$2]" table:style-name="ce6">
            <text:p>0.03%</text:p>
          </table:table-cell>
          <table:table-cell office:value-type="percentage" office:value="4.5988043465625336E-3" table:formula="of:=[.I56]/[.I$2]" table:style-name="ce6">
            <text:p>0.46%</text:p>
          </table:table-cell>
          <table:table-cell office:value-type="percentage" office:value="4.5988043465625336E-3" table:formula="of:=[.J56]/[.J$2]" table:style-name="ce6">
            <text:p>0.46%</text:p>
          </table:table-cell>
          <table:table-cell office:value-type="percentage" office:value="2.8278830076724365E-4" table:formula="of:=[.K56]/[.K$2]" table:style-name="ce6">
            <text:p>0.03%</text:p>
          </table:table-cell>
          <table:table-cell office:value-type="float" office:value="97457" table:formula="of:=[.L56]" table:style-name="ce9">
            <text:p>97457</text:p>
          </table:table-cell>
          <table:table-cell office:value-type="float" office:value="13.25" table:formula="of:=[.M56]" table:style-name="ce9">
            <text:p>13.25</text:p>
          </table:table-cell>
          <table:table-cell table:style-name="ce1"/>
          <table:table-cell office:value-type="string" table:style-name="ce1">
            <text:p>MPFC5528</text:p>
          </table:table-cell>
          <table:table-cell table:number-columns-repeated="2" table:style-name="ce1"/>
          <table:table-cell office:value-type="percentage" office:value="9.3090894187434505E-4" table:formula="of:=[.R56]/[.R$2]" table:style-name="ce6">
            <text:p>0.09%</text:p>
          </table:table-cell>
          <table:table-cell office:value-type="percentage" office:value="9.3090894187434505E-4" table:formula="of:=[.S56]/[.S$2]" table:style-name="ce6">
            <text:p>0.09%</text:p>
          </table:table-cell>
          <table:table-cell office:value-type="percentage" office:value="8.0136453434053144E-3" table:formula="of:=[.T56]/[.T$2]" table:style-name="ce6">
            <text:p>0.80%</text:p>
          </table:table-cell>
          <table:table-cell office:value-type="percentage" office:value="1.5612431067813664E-4" table:formula="of:=[.U56]/[.U$2]" table:style-name="ce6">
            <text:p>0.02%</text:p>
          </table:table-cell>
          <table:table-cell office:value-type="percentage" office:value="6.0408190737691028E-4" table:formula="of:=[.V56]/[.V$2]" table:style-name="ce6">
            <text:p>0.06%</text:p>
          </table:table-cell>
          <table:table-cell office:value-type="percentage" office:value="6.0408190737691028E-4" table:formula="of:=[.W56]/[.W$2]" table:style-name="ce6">
            <text:p>0.06%</text:p>
          </table:table-cell>
          <table:table-cell office:value-type="percentage" office:value="1.3296470287904168E-4" table:formula="of:=[.X56]/[.X$2]" table:style-name="ce6">
            <text:p>0.01%</text:p>
          </table:table-cell>
          <table:table-cell office:value-type="float" office:value="11970" table:formula="of:=[.Y56]" table:style-name="ce15">
            <text:p>11970.00</text:p>
          </table:table-cell>
          <table:table-cell office:value-type="float" office:value="5.46" table:formula="of:=[.Z56]" table:style-name="ce15">
            <text:p>5.46</text:p>
          </table:table-cell>
          <table:table-cell office:value-type="float" office:value="11970" table:formula="of:=[.AA56]" table:style-name="ce15">
            <text:p>11970.00</text:p>
          </table:table-cell>
          <table:table-cell office:value-type="float" office:value="5.46" table:formula="of:=[.AB56]" table:style-name="ce15">
            <text:p>5.46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29</text:p>
          </table:table-cell>
          <table:table-cell office:value-type="percentage" office:value="3.5778601852211649E-2" table:formula="of:=[.C57]/[.C$2]" table:style-name="ce6">
            <text:p>3.58%</text:p>
          </table:table-cell>
          <table:table-cell office:value-type="percentage" office:value="3.5778601852211649E-2" table:formula="of:=[.D57]/[.D$2]" table:style-name="ce6">
            <text:p>3.58%</text:p>
          </table:table-cell>
          <table:table-cell office:value-type="percentage" office:value="4.3738808687514268E-3" table:formula="of:=[.E57]/[.E$2]" table:style-name="ce6">
            <text:p>0.44%</text:p>
          </table:table-cell>
          <table:table-cell office:value-type="percentage" office:value="4.3738808687514268E-3" table:formula="of:=[.F57]/[.F$2]" table:style-name="ce6">
            <text:p>0.44%</text:p>
          </table:table-cell>
          <table:table-cell office:value-type="percentage" office:value="5.0948999874158869E-4" table:formula="of:=[.G57]/[.G$2]" table:style-name="ce6">
            <text:p>0.05%</text:p>
          </table:table-cell>
          <table:table-cell office:value-type="percentage" office:value="9.5129649251993083E-3" table:formula="of:=[.H57]/[.H$2]" table:style-name="ce6">
            <text:p>0.95%</text:p>
          </table:table-cell>
          <table:table-cell office:value-type="percentage" office:value="2.6590717800604288E-3" table:formula="of:=[.I57]/[.I$2]" table:style-name="ce6">
            <text:p>0.27%</text:p>
          </table:table-cell>
          <table:table-cell office:value-type="percentage" office:value="2.6590717800604288E-3" table:formula="of:=[.J57]/[.J$2]" table:style-name="ce6">
            <text:p>0.27%</text:p>
          </table:table-cell>
          <table:table-cell office:value-type="percentage" office:value="7.6323816892472163E-3" table:formula="of:=[.K57]/[.K$2]" table:style-name="ce6">
            <text:p>0.76%</text:p>
          </table:table-cell>
          <table:table-cell office:value-type="float" office:value="67070" table:formula="of:=[.L57]" table:style-name="ce9">
            <text:p>67070</text:p>
          </table:table-cell>
          <table:table-cell office:value-type="float" office:value="11.32" table:formula="of:=[.M57]" table:style-name="ce9">
            <text:p>11.32</text:p>
          </table:table-cell>
          <table:table-cell table:style-name="ce1"/>
          <table:table-cell office:value-type="string" table:style-name="ce1">
            <text:p>MPFC5529</text:p>
          </table:table-cell>
          <table:table-cell table:number-columns-repeated="2" table:style-name="ce1"/>
          <table:table-cell office:value-type="percentage" office:value="6.3299080873262801E-4" table:formula="of:=[.R57]/[.R$2]" table:style-name="ce6">
            <text:p>0.06%</text:p>
          </table:table-cell>
          <table:table-cell office:value-type="percentage" office:value="6.3299080873262801E-4" table:formula="of:=[.S57]/[.S$2]" table:style-name="ce6">
            <text:p>0.06%</text:p>
          </table:table-cell>
          <table:table-cell office:value-type="percentage" office:value="5.4820155247554099E-3" table:formula="of:=[.T57]/[.T$2]" table:style-name="ce6">
            <text:p>0.55%</text:p>
          </table:table-cell>
          <table:table-cell office:value-type="percentage" office:value="1.1510897868222006E-3" table:formula="of:=[.U57]/[.U$2]" table:style-name="ce6">
            <text:p>0.12%</text:p>
          </table:table-cell>
          <table:table-cell office:value-type="percentage" office:value="3.6686904742804058E-4" table:formula="of:=[.V57]/[.V$2]" table:style-name="ce6">
            <text:p>0.04%</text:p>
          </table:table-cell>
          <table:table-cell office:value-type="percentage" office:value="3.6686904742804058E-4" table:formula="of:=[.W57]/[.W$2]" table:style-name="ce6">
            <text:p>0.04%</text:p>
          </table:table-cell>
          <table:table-cell office:value-type="percentage" office:value="9.8062857607795757E-4" table:formula="of:=[.X57]/[.X$2]" table:style-name="ce6">
            <text:p>0.10%</text:p>
          </table:table-cell>
          <table:table-cell office:value-type="float" office:value="6239" table:formula="of:=[.Y57]" table:style-name="ce15">
            <text:p>6239.00</text:p>
          </table:table-cell>
          <table:table-cell office:value-type="float" office:value="5.88" table:formula="of:=[.Z57]" table:style-name="ce15">
            <text:p>5.88</text:p>
          </table:table-cell>
          <table:table-cell office:value-type="float" office:value="6238" table:formula="of:=[.AA57]" table:style-name="ce15">
            <text:p>6238.00</text:p>
          </table:table-cell>
          <table:table-cell office:value-type="float" office:value="5.88" table:formula="of:=[.AB57]" table:style-name="ce15">
            <text:p>5.8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0</text:p>
          </table:table-cell>
          <table:table-cell office:value-type="percentage" office:value="1.2612261608989045E-3" table:formula="of:=[.C58]/[.C$2]" table:style-name="ce6">
            <text:p>0.13%</text:p>
          </table:table-cell>
          <table:table-cell office:value-type="percentage" office:value="1.2612261608989045E-3" table:formula="of:=[.D58]/[.D$2]" table:style-name="ce6">
            <text:p>0.13%</text:p>
          </table:table-cell>
          <table:table-cell office:value-type="percentage" office:value="6.7060272992573191E-4" table:formula="of:=[.E58]/[.E$2]" table:style-name="ce6">
            <text:p>0.07%</text:p>
          </table:table-cell>
          <table:table-cell office:value-type="percentage" office:value="6.7060272992573191E-4" table:formula="of:=[.F58]/[.F$2]" table:style-name="ce6">
            <text:p>0.07%</text:p>
          </table:table-cell>
          <table:table-cell office:value-type="percentage" office:value="9.6639426563665338E-5" table:formula="of:=[.G58]/[.G$2]" table:style-name="ce6">
            <text:p>0.01%</text:p>
          </table:table-cell>
          <table:table-cell office:value-type="percentage" office:value="2.0568792316069589E-4" table:formula="of:=[.H58]/[.H$2]" table:style-name="ce6">
            <text:p>0.02%</text:p>
          </table:table-cell>
          <table:table-cell office:value-type="percentage" office:value="3.9333289605930616E-4" table:formula="of:=[.I58]/[.I$2]" table:style-name="ce6">
            <text:p>0.04%</text:p>
          </table:table-cell>
          <table:table-cell office:value-type="percentage" office:value="3.9333289605930616E-4" table:formula="of:=[.J58]/[.J$2]" table:style-name="ce6">
            <text:p>0.04%</text:p>
          </table:table-cell>
          <table:table-cell office:value-type="percentage" office:value="1.4955002555539613E-4" table:formula="of:=[.K58]/[.K$2]" table:style-name="ce6">
            <text:p>0.01%</text:p>
          </table:table-cell>
          <table:table-cell office:value-type="float" office:value="11015" table:formula="of:=[.L58]" table:style-name="ce9">
            <text:p>11015</text:p>
          </table:table-cell>
          <table:table-cell office:value-type="float" office:value="6.52" table:formula="of:=[.M58]" table:style-name="ce9">
            <text:p>6.52</text:p>
          </table:table-cell>
          <table:table-cell table:style-name="ce1"/>
          <table:table-cell office:value-type="string" table:style-name="ce1">
            <text:p>MPFC5530</text:p>
          </table:table-cell>
          <table:table-cell table:number-columns-repeated="2" table:style-name="ce1"/>
          <table:table-cell office:value-type="percentage" office:value="1.0927077411743529E-4" table:formula="of:=[.R58]/[.R$2]" table:style-name="ce6">
            <text:p>0.01%</text:p>
          </table:table-cell>
          <table:table-cell office:value-type="percentage" office:value="1.0927077411743529E-4" table:formula="of:=[.S58]/[.S$2]" table:style-name="ce6">
            <text:p>0.01%</text:p>
          </table:table-cell>
          <table:table-cell office:value-type="percentage" office:value="9.7866654950361578E-4" table:formula="of:=[.T58]/[.T$2]" table:style-name="ce6">
            <text:p>0.10%</text:p>
          </table:table-cell>
          <table:table-cell office:value-type="percentage" office:value="2.8451522611808056E-5" table:formula="of:=[.U58]/[.U$2]" table:style-name="ce6">
            <text:p>0.00%</text:p>
          </table:table-cell>
          <table:table-cell office:value-type="percentage" office:value="7.258429683140125E-5" table:formula="of:=[.V58]/[.V$2]" table:style-name="ce6">
            <text:p>0.01%</text:p>
          </table:table-cell>
          <table:table-cell office:value-type="percentage" office:value="7.258429683140125E-5" table:formula="of:=[.W58]/[.W$2]" table:style-name="ce6">
            <text:p>0.01%</text:p>
          </table:table-cell>
          <table:table-cell office:value-type="percentage" office:value="2.2379499193828286E-5" table:formula="of:=[.X58]/[.X$2]" table:style-name="ce6">
            <text:p>0.00%</text:p>
          </table:table-cell>
          <table:table-cell office:value-type="float" office:value="543" table:formula="of:=[.Y58]" table:style-name="ce15">
            <text:p>543.00</text:p>
          </table:table-cell>
          <table:table-cell office:value-type="float" office:value="6.91" table:formula="of:=[.Z58]" table:style-name="ce15">
            <text:p>6.91</text:p>
          </table:table-cell>
          <table:table-cell office:value-type="float" office:value="543" table:formula="of:=[.AA58]" table:style-name="ce15">
            <text:p>543.00</text:p>
          </table:table-cell>
          <table:table-cell office:value-type="float" office:value="6.91" table:formula="of:=[.AB58]" table:style-name="ce15">
            <text:p>6.91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1</text:p>
          </table:table-cell>
          <table:table-cell office:value-type="percentage" office:value="3.4855658567246421E-3" table:formula="of:=[.C59]/[.C$2]" table:style-name="ce6">
            <text:p>0.35%</text:p>
          </table:table-cell>
          <table:table-cell office:value-type="percentage" office:value="3.4855658567246421E-3" table:formula="of:=[.D59]/[.D$2]" table:style-name="ce6">
            <text:p>0.35%</text:p>
          </table:table-cell>
          <table:table-cell office:value-type="percentage" office:value="2.2954556786521575E-3" table:formula="of:=[.E59]/[.E$2]" table:style-name="ce6">
            <text:p>0.23%</text:p>
          </table:table-cell>
          <table:table-cell office:value-type="percentage" office:value="2.2954556786521575E-3" table:formula="of:=[.F59]/[.F$2]" table:style-name="ce6">
            <text:p>0.23%</text:p>
          </table:table-cell>
          <table:table-cell office:value-type="percentage" office:value="2.7162954178615518E-4" table:formula="of:=[.G59]/[.G$2]" table:style-name="ce6">
            <text:p>0.03%</text:p>
          </table:table-cell>
          <table:table-cell office:value-type="percentage" office:value="2.342869183581571E-4" table:formula="of:=[.H59]/[.H$2]" table:style-name="ce6">
            <text:p>0.02%</text:p>
          </table:table-cell>
          <table:table-cell office:value-type="percentage" office:value="1.3477284501618031E-3" table:formula="of:=[.I59]/[.I$2]" table:style-name="ce6">
            <text:p>0.13%</text:p>
          </table:table-cell>
          <table:table-cell office:value-type="percentage" office:value="1.3477284501618031E-3" table:formula="of:=[.J59]/[.J$2]" table:style-name="ce6">
            <text:p>0.13%</text:p>
          </table:table-cell>
          <table:table-cell office:value-type="percentage" office:value="1.7823878667455926E-4" table:formula="of:=[.K59]/[.K$2]" table:style-name="ce6">
            <text:p>0.02%</text:p>
          </table:table-cell>
          <table:table-cell office:value-type="float" office:value="35465" table:formula="of:=[.L59]" table:style-name="ce9">
            <text:p>35465</text:p>
          </table:table-cell>
          <table:table-cell office:value-type="float" office:value="11.34" table:formula="of:=[.M59]" table:style-name="ce9">
            <text:p>11.34</text:p>
          </table:table-cell>
          <table:table-cell table:style-name="ce1"/>
          <table:table-cell office:value-type="string" table:style-name="ce1">
            <text:p>MPFC5531</text:p>
          </table:table-cell>
          <table:table-cell table:number-columns-repeated="2" table:style-name="ce1"/>
          <table:table-cell office:value-type="percentage" office:value="3.3914420132524808E-4" table:formula="of:=[.R59]/[.R$2]" table:style-name="ce6">
            <text:p>0.03%</text:p>
          </table:table-cell>
          <table:table-cell office:value-type="percentage" office:value="3.3914420132524808E-4" table:formula="of:=[.S59]/[.S$2]" table:style-name="ce6">
            <text:p>0.03%</text:p>
          </table:table-cell>
          <table:table-cell office:value-type="percentage" office:value="3.0553990107936488E-3" table:formula="of:=[.T59]/[.T$2]" table:style-name="ce6">
            <text:p>0.31%</text:p>
          </table:table-cell>
          <table:table-cell office:value-type="percentage" office:value="6.0636880109645909E-5" table:formula="of:=[.U59]/[.U$2]" table:style-name="ce6">
            <text:p>0.01%</text:p>
          </table:table-cell>
          <table:table-cell office:value-type="percentage" office:value="1.842018086161867E-4" table:formula="of:=[.V59]/[.V$2]" table:style-name="ce6">
            <text:p>0.02%</text:p>
          </table:table-cell>
          <table:table-cell office:value-type="percentage" office:value="1.842018086161867E-4" table:formula="of:=[.W59]/[.W$2]" table:style-name="ce6">
            <text:p>0.02%</text:p>
          </table:table-cell>
          <table:table-cell office:value-type="percentage" office:value="5.1102456854592141E-5" table:formula="of:=[.X59]/[.X$2]" table:style-name="ce6">
            <text:p>0.01%</text:p>
          </table:table-cell>
          <table:table-cell office:value-type="float" office:value="2515" table:formula="of:=[.Y59]" table:style-name="ce15">
            <text:p>2515.00</text:p>
          </table:table-cell>
          <table:table-cell office:value-type="float" office:value="6.48" table:formula="of:=[.Z59]" table:style-name="ce15">
            <text:p>6.48</text:p>
          </table:table-cell>
          <table:table-cell office:value-type="float" office:value="2515" table:formula="of:=[.AA59]" table:style-name="ce15">
            <text:p>2515.00</text:p>
          </table:table-cell>
          <table:table-cell office:value-type="float" office:value="6.47" table:formula="of:=[.AB59]" table:style-name="ce15">
            <text:p>6.47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2</text:p>
          </table:table-cell>
          <table:table-cell office:value-type="percentage" office:value="8.8087042492030563E-3" table:formula="of:=[.C60]/[.C$2]" table:style-name="ce6">
            <text:p>0.88%</text:p>
          </table:table-cell>
          <table:table-cell office:value-type="percentage" office:value="8.8087042492030563E-3" table:formula="of:=[.D60]/[.D$2]" table:style-name="ce6">
            <text:p>0.88%</text:p>
          </table:table-cell>
          <table:table-cell office:value-type="percentage" office:value="6.4100092114582922E-3" table:formula="of:=[.E60]/[.E$2]" table:style-name="ce6">
            <text:p>0.64%</text:p>
          </table:table-cell>
          <table:table-cell office:value-type="percentage" office:value="6.4100092114582922E-3" table:formula="of:=[.F60]/[.F$2]" table:style-name="ce6">
            <text:p>0.64%</text:p>
          </table:table-cell>
          <table:table-cell office:value-type="percentage" office:value="6.8420012977972249E-4" table:formula="of:=[.G60]/[.G$2]" table:style-name="ce6">
            <text:p>0.07%</text:p>
          </table:table-cell>
          <table:table-cell office:value-type="percentage" office:value="2.9185038429143734E-4" table:formula="of:=[.H60]/[.H$2]" table:style-name="ce6">
            <text:p>0.03%</text:p>
          </table:table-cell>
          <table:table-cell office:value-type="percentage" office:value="4.2164057946800617E-3" table:formula="of:=[.I60]/[.I$2]" table:style-name="ce6">
            <text:p>0.42%</text:p>
          </table:table-cell>
          <table:table-cell office:value-type="percentage" office:value="4.2164057946800617E-3" table:formula="of:=[.J60]/[.J$2]" table:style-name="ce6">
            <text:p>0.42%</text:p>
          </table:table-cell>
          <table:table-cell office:value-type="percentage" office:value="2.4498616131148575E-4" table:formula="of:=[.K60]/[.K$2]" table:style-name="ce6">
            <text:p>0.02%</text:p>
          </table:table-cell>
          <table:table-cell office:value-type="float" office:value="89122" table:formula="of:=[.L60]" table:style-name="ce9">
            <text:p>89122</text:p>
          </table:table-cell>
          <table:table-cell office:value-type="float" office:value="13.55" table:formula="of:=[.M60]" table:style-name="ce9">
            <text:p>13.55</text:p>
          </table:table-cell>
          <table:table-cell table:style-name="ce1"/>
          <table:table-cell office:value-type="string" table:style-name="ce1">
            <text:p>MPFC5532</text:p>
          </table:table-cell>
          <table:table-cell table:number-columns-repeated="2" table:style-name="ce1"/>
          <table:table-cell office:value-type="percentage" office:value="8.9045229587683043E-4" table:formula="of:=[.R60]/[.R$2]" table:style-name="ce6">
            <text:p>0.09%</text:p>
          </table:table-cell>
          <table:table-cell office:value-type="percentage" office:value="8.9045229587683043E-4" table:formula="of:=[.S60]/[.S$2]" table:style-name="ce6">
            <text:p>0.09%</text:p>
          </table:table-cell>
          <table:table-cell office:value-type="percentage" office:value="7.8883855488056879E-3" table:formula="of:=[.T60]/[.T$2]" table:style-name="ce6">
            <text:p>0.79%</text:p>
          </table:table-cell>
          <table:table-cell office:value-type="percentage" office:value="2.9049962089820845E-5" table:formula="of:=[.U60]/[.U$2]" table:style-name="ce6">
            <text:p>0.00%</text:p>
          </table:table-cell>
          <table:table-cell office:value-type="percentage" office:value="5.3728323792758264E-4" table:formula="of:=[.V60]/[.V$2]" table:style-name="ce6">
            <text:p>0.05%</text:p>
          </table:table-cell>
          <table:table-cell office:value-type="percentage" office:value="5.3728323792758264E-4" table:formula="of:=[.W60]/[.W$2]" table:style-name="ce6">
            <text:p>0.05%</text:p>
          </table:table-cell>
          <table:table-cell office:value-type="percentage" office:value="2.3882009740410399E-5" table:formula="of:=[.X60]/[.X$2]" table:style-name="ce6">
            <text:p>0.00%</text:p>
          </table:table-cell>
          <table:table-cell office:value-type="float" office:value="10661" table:formula="of:=[.Y60]" table:style-name="ce15">
            <text:p>10661.00</text:p>
          </table:table-cell>
          <table:table-cell office:value-type="float" office:value="5.58" table:formula="of:=[.Z60]" table:style-name="ce15">
            <text:p>5.58</text:p>
          </table:table-cell>
          <table:table-cell office:value-type="float" office:value="10661" table:formula="of:=[.AA60]" table:style-name="ce15">
            <text:p>10661.00</text:p>
          </table:table-cell>
          <table:table-cell office:value-type="float" office:value="5.58" table:formula="of:=[.AB60]" table:style-name="ce15">
            <text:p>5.5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3</text:p>
          </table:table-cell>
          <table:table-cell office:value-type="percentage" office:value="9.0416510905872351E-3" table:formula="of:=[.C61]/[.C$2]" table:style-name="ce6">
            <text:p>0.90%</text:p>
          </table:table-cell>
          <table:table-cell office:value-type="percentage" office:value="9.0416510905872351E-3" table:formula="of:=[.D61]/[.D$2]" table:style-name="ce6">
            <text:p>0.90%</text:p>
          </table:table-cell>
          <table:table-cell office:value-type="percentage" office:value="6.5136012223861563E-3" table:formula="of:=[.E61]/[.E$2]" table:style-name="ce6">
            <text:p>0.65%</text:p>
          </table:table-cell>
          <table:table-cell office:value-type="percentage" office:value="6.5136012223861563E-3" table:formula="of:=[.F61]/[.F$2]" table:style-name="ce6">
            <text:p>0.65%</text:p>
          </table:table-cell>
          <table:table-cell office:value-type="percentage" office:value="6.646632181064549E-4" table:formula="of:=[.G61]/[.G$2]" table:style-name="ce6">
            <text:p>0.07%</text:p>
          </table:table-cell>
          <table:table-cell office:value-type="percentage" office:value="2.634565683435805E-4" table:formula="of:=[.H61]/[.H$2]" table:style-name="ce6">
            <text:p>0.03%</text:p>
          </table:table-cell>
          <table:table-cell office:value-type="percentage" office:value="4.2590894904493241E-3" table:formula="of:=[.I61]/[.I$2]" table:style-name="ce6">
            <text:p>0.43%</text:p>
          </table:table-cell>
          <table:table-cell office:value-type="percentage" office:value="4.2590894904493241E-3" table:formula="of:=[.J61]/[.J$2]" table:style-name="ce6">
            <text:p>0.43%</text:p>
          </table:table-cell>
          <table:table-cell office:value-type="percentage" office:value="2.2706076166115267E-4" table:formula="of:=[.K61]/[.K$2]" table:style-name="ce6">
            <text:p>0.02%</text:p>
          </table:table-cell>
          <table:table-cell office:value-type="float" office:value="90117" table:formula="of:=[.L61]" table:style-name="ce9">
            <text:p>90117</text:p>
          </table:table-cell>
          <table:table-cell office:value-type="float" office:value="13.44" table:formula="of:=[.M61]" table:style-name="ce9">
            <text:p>13.44</text:p>
          </table:table-cell>
          <table:table-cell table:style-name="ce1"/>
          <table:table-cell office:value-type="string" table:style-name="ce1">
            <text:p>MPFC5533</text:p>
          </table:table-cell>
          <table:table-cell table:number-columns-repeated="2" table:style-name="ce1"/>
          <table:table-cell office:value-type="percentage" office:value="9.3076788114024203E-4" table:formula="of:=[.R61]/[.R$2]" table:style-name="ce6">
            <text:p>0.09%</text:p>
          </table:table-cell>
          <table:table-cell office:value-type="percentage" office:value="9.3076788114024203E-4" table:formula="of:=[.S61]/[.S$2]" table:style-name="ce6">
            <text:p>0.09%</text:p>
          </table:table-cell>
          <table:table-cell office:value-type="percentage" office:value="8.0546854678938927E-3" table:formula="of:=[.T61]/[.T$2]" table:style-name="ce6">
            <text:p>0.81%</text:p>
          </table:table-cell>
          <table:table-cell office:value-type="percentage" office:value="1.7057448678829546E-4" table:formula="of:=[.U61]/[.U$2]" table:style-name="ce6">
            <text:p>0.02%</text:p>
          </table:table-cell>
          <table:table-cell office:value-type="percentage" office:value="5.6216549650981438E-4" table:formula="of:=[.V61]/[.V$2]" table:style-name="ce6">
            <text:p>0.06%</text:p>
          </table:table-cell>
          <table:table-cell office:value-type="percentage" office:value="5.6216549650981438E-4" table:formula="of:=[.W61]/[.W$2]" table:style-name="ce6">
            <text:p>0.06%</text:p>
          </table:table-cell>
          <table:table-cell office:value-type="percentage" office:value="1.4870366115077804E-4" table:formula="of:=[.X61]/[.X$2]" table:style-name="ce6">
            <text:p>0.01%</text:p>
          </table:table-cell>
          <table:table-cell office:value-type="float" office:value="11373" table:formula="of:=[.Y61]" table:style-name="ce15">
            <text:p>11373.00</text:p>
          </table:table-cell>
          <table:table-cell office:value-type="float" office:value="5.58" table:formula="of:=[.Z61]" table:style-name="ce15">
            <text:p>5.58</text:p>
          </table:table-cell>
          <table:table-cell office:value-type="float" office:value="11373" table:formula="of:=[.AA61]" table:style-name="ce15">
            <text:p>11373.00</text:p>
          </table:table-cell>
          <table:table-cell office:value-type="float" office:value="5.58" table:formula="of:=[.AB61]" table:style-name="ce15">
            <text:p>5.5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4</text:p>
          </table:table-cell>
          <table:table-cell office:value-type="percentage" office:value="1.0244437499174341E-2" table:formula="of:=[.C62]/[.C$2]" table:style-name="ce6">
            <text:p>1.02%</text:p>
          </table:table-cell>
          <table:table-cell office:value-type="percentage" office:value="1.0244437499174341E-2" table:formula="of:=[.D62]/[.D$2]" table:style-name="ce6">
            <text:p>1.02%</text:p>
          </table:table-cell>
          <table:table-cell office:value-type="percentage" office:value="7.0246749484606285E-3" table:formula="of:=[.E62]/[.E$2]" table:style-name="ce6">
            <text:p>0.70%</text:p>
          </table:table-cell>
          <table:table-cell office:value-type="percentage" office:value="7.0246749484606285E-3" table:formula="of:=[.F62]/[.F$2]" table:style-name="ce6">
            <text:p>0.70%</text:p>
          </table:table-cell>
          <table:table-cell office:value-type="percentage" office:value="6.8302462366219736E-4" table:formula="of:=[.G62]/[.G$2]" table:style-name="ce6">
            <text:p>0.07%</text:p>
          </table:table-cell>
          <table:table-cell office:value-type="percentage" office:value="2.2381850206063336E-4" table:formula="of:=[.H62]/[.H$2]" table:style-name="ce6">
            <text:p>0.02%</text:p>
          </table:table-cell>
          <table:table-cell office:value-type="percentage" office:value="4.51252647210389E-3" table:formula="of:=[.I62]/[.I$2]" table:style-name="ce6">
            <text:p>0.45%</text:p>
          </table:table-cell>
          <table:table-cell office:value-type="percentage" office:value="4.51252647210389E-3" table:formula="of:=[.J62]/[.J$2]" table:style-name="ce6">
            <text:p>0.45%</text:p>
          </table:table-cell>
          <table:table-cell office:value-type="percentage" office:value="1.9847886473449181E-4" table:formula="of:=[.K62]/[.K$2]" table:style-name="ce6">
            <text:p>0.02%</text:p>
          </table:table-cell>
          <table:table-cell office:value-type="float" office:value="92407" table:formula="of:=[.L62]" table:style-name="ce9">
            <text:p>92407</text:p>
          </table:table-cell>
          <table:table-cell office:value-type="float" office:value="14.3" table:formula="of:=[.M62]" table:style-name="ce9">
            <text:p>14.3</text:p>
          </table:table-cell>
          <table:table-cell table:style-name="ce1"/>
          <table:table-cell office:value-type="string" table:style-name="ce1">
            <text:p>MPFC5534</text:p>
          </table:table-cell>
          <table:table-cell table:number-columns-repeated="2" table:style-name="ce1"/>
          <table:table-cell office:value-type="percentage" office:value="9.429503990855024E-4" table:formula="of:=[.R62]/[.R$2]" table:style-name="ce6">
            <text:p>0.09%</text:p>
          </table:table-cell>
          <table:table-cell office:value-type="percentage" office:value="9.429503990855024E-4" table:formula="of:=[.S62]/[.S$2]" table:style-name="ce6">
            <text:p>0.09%</text:p>
          </table:table-cell>
          <table:table-cell office:value-type="percentage" office:value="8.4198810220673468E-3" table:formula="of:=[.T62]/[.T$2]" table:style-name="ce6">
            <text:p>0.84%</text:p>
          </table:table-cell>
          <table:table-cell office:value-type="percentage" office:value="1.1950622647530405E-4" table:formula="of:=[.U62]/[.U$2]" table:style-name="ce6">
            <text:p>0.01%</text:p>
          </table:table-cell>
          <table:table-cell office:value-type="percentage" office:value="5.5006419535085578E-4" table:formula="of:=[.V62]/[.V$2]" table:style-name="ce6">
            <text:p>0.06%</text:p>
          </table:table-cell>
          <table:table-cell office:value-type="percentage" office:value="5.5006419535085578E-4" table:formula="of:=[.W62]/[.W$2]" table:style-name="ce6">
            <text:p>0.06%</text:p>
          </table:table-cell>
          <table:table-cell office:value-type="percentage" office:value="1.0591951304056367E-4" table:formula="of:=[.X62]/[.X$2]" table:style-name="ce6">
            <text:p>0.01%</text:p>
          </table:table-cell>
          <table:table-cell office:value-type="float" office:value="11189" table:formula="of:=[.Y62]" table:style-name="ce15">
            <text:p>11189.00</text:p>
          </table:table-cell>
          <table:table-cell office:value-type="float" office:value="5.78" table:formula="of:=[.Z62]" table:style-name="ce15">
            <text:p>5.78</text:p>
          </table:table-cell>
          <table:table-cell office:value-type="float" office:value="11189" table:formula="of:=[.AA62]" table:style-name="ce15">
            <text:p>11189.00</text:p>
          </table:table-cell>
          <table:table-cell office:value-type="float" office:value="5.78" table:formula="of:=[.AB62]" table:style-name="ce15">
            <text:p>5.7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5</text:p>
          </table:table-cell>
          <table:table-cell office:value-type="percentage" office:value="9.0783888626856709E-3" table:formula="of:=[.C63]/[.C$2]" table:style-name="ce6">
            <text:p>0.91%</text:p>
          </table:table-cell>
          <table:table-cell office:value-type="percentage" office:value="9.0783888626856709E-3" table:formula="of:=[.D63]/[.D$2]" table:style-name="ce6">
            <text:p>0.91%</text:p>
          </table:table-cell>
          <table:table-cell office:value-type="percentage" office:value="4.2702738968366126E-3" table:formula="of:=[.E63]/[.E$2]" table:style-name="ce6">
            <text:p>0.43%</text:p>
          </table:table-cell>
          <table:table-cell office:value-type="percentage" office:value="4.2702738968366126E-3" table:formula="of:=[.F63]/[.F$2]" table:style-name="ce6">
            <text:p>0.43%</text:p>
          </table:table-cell>
          <table:table-cell office:value-type="percentage" office:value="5.2610310610799369E-4" table:formula="of:=[.G63]/[.G$2]" table:style-name="ce6">
            <text:p>0.05%</text:p>
          </table:table-cell>
          <table:table-cell office:value-type="percentage" office:value="3.6287018934460515E-4" table:formula="of:=[.H63]/[.H$2]" table:style-name="ce6">
            <text:p>0.04%</text:p>
          </table:table-cell>
          <table:table-cell office:value-type="percentage" office:value="2.5722446236523229E-3" table:formula="of:=[.I63]/[.I$2]" table:style-name="ce6">
            <text:p>0.26%</text:p>
          </table:table-cell>
          <table:table-cell office:value-type="percentage" office:value="2.5722446236523229E-3" table:formula="of:=[.J63]/[.J$2]" table:style-name="ce6">
            <text:p>0.26%</text:p>
          </table:table-cell>
          <table:table-cell office:value-type="percentage" office:value="3.0482155997736454E-4" table:formula="of:=[.K63]/[.K$2]" table:style-name="ce6">
            <text:p>0.03%</text:p>
          </table:table-cell>
          <table:table-cell office:value-type="float" office:value="65911" table:formula="of:=[.L63]" table:style-name="ce9">
            <text:p>65911</text:p>
          </table:table-cell>
          <table:table-cell office:value-type="float" office:value="10.87" table:formula="of:=[.M63]" table:style-name="ce9">
            <text:p>10.87</text:p>
          </table:table-cell>
          <table:table-cell table:style-name="ce1"/>
          <table:table-cell office:value-type="string" table:style-name="ce1">
            <text:p>MPFC5535</text:p>
          </table:table-cell>
          <table:table-cell table:number-columns-repeated="2" table:style-name="ce1"/>
          <table:table-cell office:value-type="percentage" office:value="6.2356538695392666E-4" table:formula="of:=[.R63]/[.R$2]" table:style-name="ce6">
            <text:p>0.06%</text:p>
          </table:table-cell>
          <table:table-cell office:value-type="percentage" office:value="6.2356538695392666E-4" table:formula="of:=[.S63]/[.S$2]" table:style-name="ce6">
            <text:p>0.06%</text:p>
          </table:table-cell>
          <table:table-cell office:value-type="percentage" office:value="5.3931793215282612E-3" table:formula="of:=[.T63]/[.T$2]" table:style-name="ce6">
            <text:p>0.54%</text:p>
          </table:table-cell>
          <table:table-cell office:value-type="percentage" office:value="1.1718513621415444E-4" table:formula="of:=[.U63]/[.U$2]" table:style-name="ce6">
            <text:p>0.01%</text:p>
          </table:table-cell>
          <table:table-cell office:value-type="percentage" office:value="3.6310956513581024E-4" table:formula="of:=[.V63]/[.V$2]" table:style-name="ce6">
            <text:p>0.04%</text:p>
          </table:table-cell>
          <table:table-cell office:value-type="percentage" office:value="3.6310956513581024E-4" table:formula="of:=[.W63]/[.W$2]" table:style-name="ce6">
            <text:p>0.04%</text:p>
          </table:table-cell>
          <table:table-cell office:value-type="percentage" office:value="9.9477739516526002E-5" table:formula="of:=[.X63]/[.X$2]" table:style-name="ce6">
            <text:p>0.01%</text:p>
          </table:table-cell>
          <table:table-cell office:value-type="float" office:value="5979" table:formula="of:=[.Y63]" table:style-name="ce15">
            <text:p>5979.00</text:p>
          </table:table-cell>
          <table:table-cell office:value-type="float" office:value="5.82" table:formula="of:=[.Z63]" table:style-name="ce15">
            <text:p>5.82</text:p>
          </table:table-cell>
          <table:table-cell office:value-type="float" office:value="5979" table:formula="of:=[.AA63]" table:style-name="ce15">
            <text:p>5979.00</text:p>
          </table:table-cell>
          <table:table-cell office:value-type="float" office:value="5.82" table:formula="of:=[.AB63]" table:style-name="ce15">
            <text:p>5.8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6</text:p>
          </table:table-cell>
          <table:table-cell office:value-type="percentage" office:value="1.9892359075800933E-2" table:formula="of:=[.C64]/[.C$2]" table:style-name="ce6">
            <text:p>1.99%</text:p>
          </table:table-cell>
          <table:table-cell office:value-type="percentage" office:value="1.9892359075800933E-2" table:formula="of:=[.D64]/[.D$2]" table:style-name="ce6">
            <text:p>1.99%</text:p>
          </table:table-cell>
          <table:table-cell office:value-type="percentage" office:value="6.4676923652871752E-3" table:formula="of:=[.E64]/[.E$2]" table:style-name="ce6">
            <text:p>0.65%</text:p>
          </table:table-cell>
          <table:table-cell office:value-type="percentage" office:value="6.4676923652871752E-3" table:formula="of:=[.F64]/[.F$2]" table:style-name="ce6">
            <text:p>0.65%</text:p>
          </table:table-cell>
          <table:table-cell office:value-type="percentage" office:value="6.5728958882379737E-4" table:formula="of:=[.G64]/[.G$2]" table:style-name="ce6">
            <text:p>0.07%</text:p>
          </table:table-cell>
          <table:table-cell office:value-type="percentage" office:value="7.235017875846724E-3" table:formula="of:=[.H64]/[.H$2]" table:style-name="ce6">
            <text:p>0.72%</text:p>
          </table:table-cell>
          <table:table-cell office:value-type="percentage" office:value="4.4661880209510502E-3" table:formula="of:=[.I64]/[.I$2]" table:style-name="ce6">
            <text:p>0.45%</text:p>
          </table:table-cell>
          <table:table-cell office:value-type="percentage" office:value="4.4661880209510502E-3" table:formula="of:=[.J64]/[.J$2]" table:style-name="ce6">
            <text:p>0.45%</text:p>
          </table:table-cell>
          <table:table-cell office:value-type="percentage" office:value="5.6528080144964098E-3" table:formula="of:=[.K64]/[.K$2]" table:style-name="ce6">
            <text:p>0.57%</text:p>
          </table:table-cell>
          <table:table-cell office:value-type="float" office:value="63477" table:formula="of:=[.L64]" table:style-name="ce9">
            <text:p>63477</text:p>
          </table:table-cell>
          <table:table-cell office:value-type="float" office:value="19.97" table:formula="of:=[.M64]" table:style-name="ce9">
            <text:p>19.97</text:p>
          </table:table-cell>
          <table:table-cell table:style-name="ce1"/>
          <table:table-cell office:value-type="string" table:style-name="ce1">
            <text:p>MPFC5536</text:p>
          </table:table-cell>
          <table:table-cell table:number-columns-repeated="2" table:style-name="ce1"/>
          <table:table-cell office:value-type="percentage" office:value="9.1231029781124761E-4" table:formula="of:=[.R64]/[.R$2]" table:style-name="ce6">
            <text:p>0.09%</text:p>
          </table:table-cell>
          <table:table-cell office:value-type="percentage" office:value="9.1231029781124761E-4" table:formula="of:=[.S64]/[.S$2]" table:style-name="ce6">
            <text:p>0.09%</text:p>
          </table:table-cell>
          <table:table-cell office:value-type="percentage" office:value="7.7948003008637377E-3" table:formula="of:=[.T64]/[.T$2]" table:style-name="ce6">
            <text:p>0.78%</text:p>
          </table:table-cell>
          <table:table-cell office:value-type="percentage" office:value="1.4261924148646801E-3" table:formula="of:=[.U64]/[.U$2]" table:style-name="ce6">
            <text:p>0.14%</text:p>
          </table:table-cell>
          <table:table-cell office:value-type="percentage" office:value="5.6458062726036601E-4" table:formula="of:=[.V64]/[.V$2]" table:style-name="ce6">
            <text:p>0.06%</text:p>
          </table:table-cell>
          <table:table-cell office:value-type="percentage" office:value="5.6458062726036601E-4" table:formula="of:=[.W64]/[.W$2]" table:style-name="ce6">
            <text:p>0.06%</text:p>
          </table:table-cell>
          <table:table-cell office:value-type="percentage" office:value="1.1311873996105754E-3" table:formula="of:=[.X64]/[.X$2]" table:style-name="ce6">
            <text:p>0.11%</text:p>
          </table:table-cell>
          <table:table-cell office:value-type="float" office:value="15231" table:formula="of:=[.Y64]" table:style-name="ce15">
            <text:p>15231.00</text:p>
          </table:table-cell>
          <table:table-cell office:value-type="float" office:value="5.5" table:formula="of:=[.Z64]" table:style-name="ce15">
            <text:p>5.50</text:p>
          </table:table-cell>
          <table:table-cell office:value-type="float" office:value="15231" table:formula="of:=[.AA64]" table:style-name="ce15">
            <text:p>15231.00</text:p>
          </table:table-cell>
          <table:table-cell office:value-type="float" office:value="5.5" table:formula="of:=[.AB64]" table:style-name="ce15">
            <text:p>5.50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7</text:p>
          </table:table-cell>
          <table:table-cell office:value-type="percentage" office:value="1.4718975888127518E-2" table:formula="of:=[.C65]/[.C$2]" table:style-name="ce6">
            <text:p>1.47%</text:p>
          </table:table-cell>
          <table:table-cell office:value-type="percentage" office:value="1.4718975888127518E-2" table:formula="of:=[.D65]/[.D$2]" table:style-name="ce6">
            <text:p>1.47%</text:p>
          </table:table-cell>
          <table:table-cell office:value-type="percentage" office:value="2.208619973108652E-3" table:formula="of:=[.E65]/[.E$2]" table:style-name="ce6">
            <text:p>0.22%</text:p>
          </table:table-cell>
          <table:table-cell office:value-type="percentage" office:value="2.208619973108652E-3" table:formula="of:=[.F65]/[.F$2]" table:style-name="ce6">
            <text:p>0.22%</text:p>
          </table:table-cell>
          <table:table-cell office:value-type="percentage" office:value="2.0984494024903474E-4" table:formula="of:=[.G65]/[.G$2]" table:style-name="ce6">
            <text:p>0.02%</text:p>
          </table:table-cell>
          <table:table-cell office:value-type="percentage" office:value="3.6969667396165101E-4" table:formula="of:=[.H65]/[.H$2]" table:style-name="ce6">
            <text:p>0.04%</text:p>
          </table:table-cell>
          <table:table-cell office:value-type="percentage" office:value="1.3023581885930335E-3" table:formula="of:=[.I65]/[.I$2]" table:style-name="ce6">
            <text:p>0.13%</text:p>
          </table:table-cell>
          <table:table-cell office:value-type="percentage" office:value="1.3023581885930335E-3" table:formula="of:=[.J65]/[.J$2]" table:style-name="ce6">
            <text:p>0.13%</text:p>
          </table:table-cell>
          <table:table-cell office:value-type="percentage" office:value="3.2257811420354404E-4" table:formula="of:=[.K65]/[.K$2]" table:style-name="ce6">
            <text:p>0.03%</text:p>
          </table:table-cell>
          <table:table-cell office:value-type="float" office:value="28053" table:formula="of:=[.L65]" table:style-name="ce9">
            <text:p>28053</text:p>
          </table:table-cell>
          <table:table-cell office:value-type="float" office:value="15.86" table:formula="of:=[.M65]" table:style-name="ce9">
            <text:p>15.86</text:p>
          </table:table-cell>
          <table:table-cell table:style-name="ce1"/>
          <table:table-cell office:value-type="string" table:style-name="ce1">
            <text:p>MPFC5537</text:p>
          </table:table-cell>
          <table:table-cell table:number-columns-repeated="2" table:style-name="ce1"/>
          <table:table-cell office:value-type="percentage" office:value="1.3429152869315003E-3" table:formula="of:=[.R65]/[.R$2]" table:style-name="ce6">
            <text:p>0.13%</text:p>
          </table:table-cell>
          <table:table-cell office:value-type="percentage" office:value="1.3429152869315003E-3" table:formula="of:=[.S65]/[.S$2]" table:style-name="ce6">
            <text:p>0.13%</text:p>
          </table:table-cell>
          <table:table-cell office:value-type="percentage" office:value="1.1745593007795523E-2" table:formula="of:=[.T65]/[.T$2]" table:style-name="ce6">
            <text:p>1.17%</text:p>
          </table:table-cell>
          <table:table-cell office:value-type="percentage" office:value="9.7117472842405059E-3" table:formula="of:=[.U65]/[.U$2]" table:style-name="ce6">
            <text:p>0.97%</text:p>
          </table:table-cell>
          <table:table-cell office:value-type="percentage" office:value="8.3468414837758857E-4" table:formula="of:=[.V65]/[.V$2]" table:style-name="ce6">
            <text:p>0.08%</text:p>
          </table:table-cell>
          <table:table-cell office:value-type="percentage" office:value="8.3468414837758857E-4" table:formula="of:=[.W65]/[.W$2]" table:style-name="ce6">
            <text:p>0.08%</text:p>
          </table:table-cell>
          <table:table-cell office:value-type="percentage" office:value="7.7713500224610363E-3" table:formula="of:=[.X65]/[.X$2]" table:style-name="ce6">
            <text:p>0.78%</text:p>
          </table:table-cell>
          <table:table-cell office:value-type="float" office:value="18899" table:formula="of:=[.Y65]" table:style-name="ce15">
            <text:p>18899.00</text:p>
          </table:table-cell>
          <table:table-cell office:value-type="float" office:value="5.68" table:formula="of:=[.Z65]" table:style-name="ce15">
            <text:p>5.68</text:p>
          </table:table-cell>
          <table:table-cell office:value-type="float" office:value="18898" table:formula="of:=[.AA65]" table:style-name="ce15">
            <text:p>18898.00</text:p>
          </table:table-cell>
          <table:table-cell office:value-type="float" office:value="5.72" table:formula="of:=[.AB65]" table:style-name="ce15">
            <text:p>5.72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8</text:p>
          </table:table-cell>
          <table:table-cell office:value-type="percentage" office:value="5.7582038929937119E-3" table:formula="of:=[.C66]/[.C$2]" table:style-name="ce6">
            <text:p>0.58%</text:p>
          </table:table-cell>
          <table:table-cell office:value-type="percentage" office:value="5.7582038929937119E-3" table:formula="of:=[.D66]/[.D$2]" table:style-name="ce6">
            <text:p>0.58%</text:p>
          </table:table-cell>
          <table:table-cell office:value-type="percentage" office:value="3.8818845383224621E-3" table:formula="of:=[.E66]/[.E$2]" table:style-name="ce6">
            <text:p>0.39%</text:p>
          </table:table-cell>
          <table:table-cell office:value-type="percentage" office:value="3.8818845383224621E-3" table:formula="of:=[.F66]/[.F$2]" table:style-name="ce6">
            <text:p>0.39%</text:p>
          </table:table-cell>
          <table:table-cell office:value-type="percentage" office:value="5.7218935776652861E-4" table:formula="of:=[.G66]/[.G$2]" table:style-name="ce6">
            <text:p>0.06%</text:p>
          </table:table-cell>
          <table:table-cell office:value-type="percentage" office:value="2.4397736333426419E-4" table:formula="of:=[.H66]/[.H$2]" table:style-name="ce6">
            <text:p>0.02%</text:p>
          </table:table-cell>
          <table:table-cell office:value-type="percentage" office:value="2.327886823792751E-3" table:formula="of:=[.I66]/[.I$2]" table:style-name="ce6">
            <text:p>0.23%</text:p>
          </table:table-cell>
          <table:table-cell office:value-type="percentage" office:value="2.327886823792751E-3" table:formula="of:=[.J66]/[.J$2]" table:style-name="ce6">
            <text:p>0.23%</text:p>
          </table:table-cell>
          <table:table-cell office:value-type="percentage" office:value="1.9184259838009998E-4" table:formula="of:=[.K66]/[.K$2]" table:style-name="ce6">
            <text:p>0.02%</text:p>
          </table:table-cell>
          <table:table-cell office:value-type="float" office:value="59768" table:formula="of:=[.L66]" table:style-name="ce9">
            <text:p>59768</text:p>
          </table:table-cell>
          <table:table-cell office:value-type="float" office:value="11.1" table:formula="of:=[.M66]" table:style-name="ce9">
            <text:p>11.1</text:p>
          </table:table-cell>
          <table:table-cell table:style-name="ce1"/>
          <table:table-cell office:value-type="string" table:style-name="ce1">
            <text:p>MPFC5538</text:p>
          </table:table-cell>
          <table:table-cell table:number-columns-repeated="2" table:style-name="ce1"/>
          <table:table-cell office:value-type="percentage" office:value="5.8981340039400529E-4" table:formula="of:=[.R66]/[.R$2]" table:style-name="ce6">
            <text:p>0.06%</text:p>
          </table:table-cell>
          <table:table-cell office:value-type="percentage" office:value="5.8981340039400529E-4" table:formula="of:=[.S66]/[.S$2]" table:style-name="ce6">
            <text:p>0.06%</text:p>
          </table:table-cell>
          <table:table-cell office:value-type="percentage" office:value="5.1353053386010003E-3" table:formula="of:=[.T66]/[.T$2]" table:style-name="ce6">
            <text:p>0.51%</text:p>
          </table:table-cell>
          <table:table-cell office:value-type="percentage" office:value="1.0479743901928969E-4" table:formula="of:=[.U66]/[.U$2]" table:style-name="ce6">
            <text:p>0.01%</text:p>
          </table:table-cell>
          <table:table-cell office:value-type="percentage" office:value="3.3787892928602102E-4" table:formula="of:=[.V66]/[.V$2]" table:style-name="ce6">
            <text:p>0.03%</text:p>
          </table:table-cell>
          <table:table-cell office:value-type="percentage" office:value="3.3787892928602102E-4" table:formula="of:=[.W66]/[.W$2]" table:style-name="ce6">
            <text:p>0.03%</text:p>
          </table:table-cell>
          <table:table-cell office:value-type="percentage" office:value="8.9220914320156794E-5" table:formula="of:=[.X66]/[.X$2]" table:style-name="ce6">
            <text:p>0.01%</text:p>
          </table:table-cell>
          <table:table-cell office:value-type="float" office:value="5673" table:formula="of:=[.Y66]" table:style-name="ce15">
            <text:p>5673.00</text:p>
          </table:table-cell>
          <table:table-cell office:value-type="float" office:value="5.94" table:formula="of:=[.Z66]" table:style-name="ce15">
            <text:p>5.94</text:p>
          </table:table-cell>
          <table:table-cell office:value-type="float" office:value="5672" table:formula="of:=[.AA66]" table:style-name="ce15">
            <text:p>5672.00</text:p>
          </table:table-cell>
          <table:table-cell office:value-type="float" office:value="5.94" table:formula="of:=[.AB66]" table:style-name="ce15">
            <text:p>5.94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39</text:p>
          </table:table-cell>
          <table:table-cell office:value-type="percentage" office:value="6.9572415057078379E-3" table:formula="of:=[.C67]/[.C$2]" table:style-name="ce6">
            <text:p>0.70%</text:p>
          </table:table-cell>
          <table:table-cell office:value-type="percentage" office:value="6.9572415057078379E-3" table:formula="of:=[.D67]/[.D$2]" table:style-name="ce6">
            <text:p>0.70%</text:p>
          </table:table-cell>
          <table:table-cell office:value-type="percentage" office:value="4.8626819598245738E-3" table:formula="of:=[.E67]/[.E$2]" table:style-name="ce6">
            <text:p>0.49%</text:p>
          </table:table-cell>
          <table:table-cell office:value-type="percentage" office:value="4.8626819598245738E-3" table:formula="of:=[.F67]/[.F$2]" table:style-name="ce6">
            <text:p>0.49%</text:p>
          </table:table-cell>
          <table:table-cell office:value-type="percentage" office:value="4.7553497021591299E-4" table:formula="of:=[.G67]/[.G$2]" table:style-name="ce6">
            <text:p>0.05%</text:p>
          </table:table-cell>
          <table:table-cell office:value-type="percentage" office:value="3.6026911489909954E-4" table:formula="of:=[.H67]/[.H$2]" table:style-name="ce6">
            <text:p>0.04%</text:p>
          </table:table-cell>
          <table:table-cell office:value-type="percentage" office:value="3.0252675830757048E-3" table:formula="of:=[.I67]/[.I$2]" table:style-name="ce6">
            <text:p>0.30%</text:p>
          </table:table-cell>
          <table:table-cell office:value-type="percentage" office:value="3.0252675830757048E-3" table:formula="of:=[.J67]/[.J$2]" table:style-name="ce6">
            <text:p>0.30%</text:p>
          </table:table-cell>
          <table:table-cell office:value-type="percentage" office:value="2.8440408735787818E-4" table:formula="of:=[.K67]/[.K$2]" table:style-name="ce6">
            <text:p>0.03%</text:p>
          </table:table-cell>
          <table:table-cell office:value-type="float" office:value="56325" table:formula="of:=[.L67]" table:style-name="ce9">
            <text:p>56325</text:p>
          </table:table-cell>
          <table:table-cell office:value-type="float" office:value="15.19" table:formula="of:=[.M67]" table:style-name="ce9">
            <text:p>15.19</text:p>
          </table:table-cell>
          <table:table-cell table:style-name="ce1"/>
          <table:table-cell office:value-type="string" table:style-name="ce1">
            <text:p>MPFC5539</text:p>
          </table:table-cell>
          <table:table-cell table:number-columns-repeated="2" table:style-name="ce1"/>
          <table:table-cell office:value-type="percentage" office:value="6.8895986091377424E-4" table:formula="of:=[.R67]/[.R$2]" table:style-name="ce6">
            <text:p>0.07%</text:p>
          </table:table-cell>
          <table:table-cell office:value-type="percentage" office:value="6.8895986091377424E-4" table:formula="of:=[.S67]/[.S$2]" table:style-name="ce6">
            <text:p>0.07%</text:p>
          </table:table-cell>
          <table:table-cell office:value-type="percentage" office:value="6.1214481070120752E-3" table:formula="of:=[.T67]/[.T$2]" table:style-name="ce6">
            <text:p>0.61%</text:p>
          </table:table-cell>
          <table:table-cell office:value-type="percentage" office:value="3.8466834733122102E-5" table:formula="of:=[.U67]/[.U$2]" table:style-name="ce6">
            <text:p>0.00%</text:p>
          </table:table-cell>
          <table:table-cell office:value-type="percentage" office:value="4.0083903694066657E-4" table:formula="of:=[.V67]/[.V$2]" table:style-name="ce6">
            <text:p>0.04%</text:p>
          </table:table-cell>
          <table:table-cell office:value-type="percentage" office:value="4.0083903694066657E-4" table:formula="of:=[.W67]/[.W$2]" table:style-name="ce6">
            <text:p>0.04%</text:p>
          </table:table-cell>
          <table:table-cell office:value-type="percentage" office:value="3.0774750156807705E-5" table:formula="of:=[.X67]/[.X$2]" table:style-name="ce6">
            <text:p>0.00%</text:p>
          </table:table-cell>
          <table:table-cell office:value-type="float" office:value="9288" table:formula="of:=[.Y67]" table:style-name="ce15">
            <text:p>9288.00</text:p>
          </table:table-cell>
          <table:table-cell office:value-type="float" office:value="5.57" table:formula="of:=[.Z67]" table:style-name="ce15">
            <text:p>5.57</text:p>
          </table:table-cell>
          <table:table-cell office:value-type="float" office:value="9288" table:formula="of:=[.AA67]" table:style-name="ce15">
            <text:p>9288.00</text:p>
          </table:table-cell>
          <table:table-cell office:value-type="float" office:value="5.57" table:formula="of:=[.AB67]" table:style-name="ce15">
            <text:p>5.57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40</text:p>
          </table:table-cell>
          <table:table-cell office:value-type="percentage" office:value="6.663674882484814E-3" table:formula="of:=[.C68]/[.C$2]" table:style-name="ce6">
            <text:p>0.67%</text:p>
          </table:table-cell>
          <table:table-cell office:value-type="percentage" office:value="6.663674882484814E-3" table:formula="of:=[.D68]/[.D$2]" table:style-name="ce6">
            <text:p>0.67%</text:p>
          </table:table-cell>
          <table:table-cell office:value-type="percentage" office:value="4.7433232059349226E-3" table:formula="of:=[.E68]/[.E$2]" table:style-name="ce6">
            <text:p>0.47%</text:p>
          </table:table-cell>
          <table:table-cell office:value-type="percentage" office:value="4.7433232059349226E-3" table:formula="of:=[.F68]/[.F$2]" table:style-name="ce6">
            <text:p>0.47%</text:p>
          </table:table-cell>
          <table:table-cell office:value-type="percentage" office:value="5.4833940728386897E-4" table:formula="of:=[.G68]/[.G$2]" table:style-name="ce6">
            <text:p>0.05%</text:p>
          </table:table-cell>
          <table:table-cell office:value-type="percentage" office:value="2.4833742238835737E-4" table:formula="of:=[.H68]/[.H$2]" table:style-name="ce6">
            <text:p>0.02%</text:p>
          </table:table-cell>
          <table:table-cell office:value-type="percentage" office:value="2.9740026926485092E-3" table:formula="of:=[.I68]/[.I$2]" table:style-name="ce6">
            <text:p>0.30%</text:p>
          </table:table-cell>
          <table:table-cell office:value-type="percentage" office:value="2.9740026926485092E-3" table:formula="of:=[.J68]/[.J$2]" table:style-name="ce6">
            <text:p>0.30%</text:p>
          </table:table-cell>
          <table:table-cell office:value-type="percentage" office:value="2.0331767537099525E-4" table:formula="of:=[.K68]/[.K$2]" table:style-name="ce6">
            <text:p>0.02%</text:p>
          </table:table-cell>
          <table:table-cell office:value-type="float" office:value="71249" table:formula="of:=[.L68]" table:style-name="ce9">
            <text:p>71249</text:p>
          </table:table-cell>
          <table:table-cell office:value-type="float" office:value="11.75" table:formula="of:=[.M68]" table:style-name="ce9">
            <text:p>11.75</text:p>
          </table:table-cell>
          <table:table-cell table:style-name="ce1"/>
          <table:table-cell office:value-type="string" table:style-name="ce1">
            <text:p>MPFC5540</text:p>
          </table:table-cell>
          <table:table-cell table:number-columns-repeated="2" table:style-name="ce1"/>
          <table:table-cell office:value-type="percentage" office:value="6.639408161651395E-4" table:formula="of:=[.R68]/[.R$2]" table:style-name="ce6">
            <text:p>0.07%</text:p>
          </table:table-cell>
          <table:table-cell office:value-type="percentage" office:value="6.639408161651395E-4" table:formula="of:=[.S68]/[.S$2]" table:style-name="ce6">
            <text:p>0.07%</text:p>
          </table:table-cell>
          <table:table-cell office:value-type="percentage" office:value="5.9364726016421726E-3" table:formula="of:=[.T68]/[.T$2]" table:style-name="ce6">
            <text:p>0.59%</text:p>
          </table:table-cell>
          <table:table-cell office:value-type="percentage" office:value="3.0114329447143594E-5" table:formula="of:=[.U68]/[.U$2]" table:style-name="ce6">
            <text:p>0.00%</text:p>
          </table:table-cell>
          <table:table-cell office:value-type="percentage" office:value="3.9532911917524886E-4" table:formula="of:=[.V68]/[.V$2]" table:style-name="ce6">
            <text:p>0.04%</text:p>
          </table:table-cell>
          <table:table-cell office:value-type="percentage" office:value="3.9532911917524886E-4" table:formula="of:=[.W68]/[.W$2]" table:style-name="ce6">
            <text:p>0.04%</text:p>
          </table:table-cell>
          <table:table-cell office:value-type="percentage" office:value="2.4668530197227209E-5" table:formula="of:=[.X68]/[.X$2]" table:style-name="ce6">
            <text:p>0.00%</text:p>
          </table:table-cell>
          <table:table-cell office:value-type="float" office:value="6948" table:formula="of:=[.Y68]" table:style-name="ce15">
            <text:p>6948.00</text:p>
          </table:table-cell>
          <table:table-cell office:value-type="float" office:value="5.79" table:formula="of:=[.Z68]" table:style-name="ce15">
            <text:p>5.79</text:p>
          </table:table-cell>
          <table:table-cell office:value-type="float" office:value="6949" table:formula="of:=[.AA68]" table:style-name="ce15">
            <text:p>6949.00</text:p>
          </table:table-cell>
          <table:table-cell office:value-type="float" office:value="5.79" table:formula="of:=[.AB68]" table:style-name="ce15">
            <text:p>5.79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41</text:p>
          </table:table-cell>
          <table:table-cell office:value-type="percentage" office:value="6.1530970062635519E-3" table:formula="of:=[.C69]/[.C$2]" table:style-name="ce6">
            <text:p>0.62%</text:p>
          </table:table-cell>
          <table:table-cell office:value-type="percentage" office:value="6.1530970062635519E-3" table:formula="of:=[.D69]/[.D$2]" table:style-name="ce6">
            <text:p>0.62%</text:p>
          </table:table-cell>
          <table:table-cell office:value-type="percentage" office:value="4.3559426453979935E-3" table:formula="of:=[.E69]/[.E$2]" table:style-name="ce6">
            <text:p>0.44%</text:p>
          </table:table-cell>
          <table:table-cell office:value-type="percentage" office:value="4.3559426453979935E-3" table:formula="of:=[.F69]/[.F$2]" table:style-name="ce6">
            <text:p>0.44%</text:p>
          </table:table-cell>
          <table:table-cell office:value-type="percentage" office:value="4.9925882095141995E-4" table:formula="of:=[.G69]/[.G$2]" table:style-name="ce6">
            <text:p>0.05%</text:p>
          </table:table-cell>
          <table:table-cell office:value-type="percentage" office:value="1.7486615275918717E-4" table:formula="of:=[.H69]/[.H$2]" table:style-name="ce6">
            <text:p>0.02%</text:p>
          </table:table-cell>
          <table:table-cell office:value-type="percentage" office:value="2.7183814068991964E-3" table:formula="of:=[.I69]/[.I$2]" table:style-name="ce6">
            <text:p>0.27%</text:p>
          </table:table-cell>
          <table:table-cell office:value-type="percentage" office:value="2.7183814068991964E-3" table:formula="of:=[.J69]/[.J$2]" table:style-name="ce6">
            <text:p>0.27%</text:p>
          </table:table-cell>
          <table:table-cell office:value-type="percentage" office:value="1.4981932332050189E-4" table:formula="of:=[.K69]/[.K$2]" table:style-name="ce6">
            <text:p>0.01%</text:p>
          </table:table-cell>
          <table:table-cell office:value-type="float" office:value="68861" table:formula="of:=[.L69]" table:style-name="ce9">
            <text:p>68861</text:p>
          </table:table-cell>
          <table:table-cell office:value-type="float" office:value="11.02" table:formula="of:=[.M69]" table:style-name="ce9">
            <text:p>11.02</text:p>
          </table:table-cell>
          <table:table-cell table:style-name="ce1"/>
          <table:table-cell office:value-type="string" table:style-name="ce1">
            <text:p>MPFC5541</text:p>
          </table:table-cell>
          <table:table-cell table:number-columns-repeated="2" table:style-name="ce1"/>
          <table:table-cell office:value-type="percentage" office:value="6.1254982599079117E-4" table:formula="of:=[.R69]/[.R$2]" table:style-name="ce6">
            <text:p>0.06%</text:p>
          </table:table-cell>
          <table:table-cell office:value-type="percentage" office:value="6.1254982599079117E-4" table:formula="of:=[.S69]/[.S$2]" table:style-name="ce6">
            <text:p>0.06%</text:p>
          </table:table-cell>
          <table:table-cell office:value-type="percentage" office:value="5.4442860529505532E-3" table:formula="of:=[.T69]/[.T$2]" table:style-name="ce6">
            <text:p>0.54%</text:p>
          </table:table-cell>
          <table:table-cell office:value-type="percentage" office:value="2.335623791329916E-5" table:formula="of:=[.U69]/[.U$2]" table:style-name="ce6">
            <text:p>0.00%</text:p>
          </table:table-cell>
          <table:table-cell office:value-type="percentage" office:value="3.6797829774621433E-4" table:formula="of:=[.V69]/[.V$2]" table:style-name="ce6">
            <text:p>0.04%</text:p>
          </table:table-cell>
          <table:table-cell office:value-type="percentage" office:value="3.6797829774621433E-4" table:formula="of:=[.W69]/[.W$2]" table:style-name="ce6">
            <text:p>0.04%</text:p>
          </table:table-cell>
          <table:table-cell office:value-type="percentage" office:value="1.9917348198575668E-5" table:formula="of:=[.X69]/[.X$2]" table:style-name="ce6">
            <text:p>0.00%</text:p>
          </table:table-cell>
          <table:table-cell office:value-type="float" office:value="6201" table:formula="of:=[.Y69]" table:style-name="ce15">
            <text:p>6201.00</text:p>
          </table:table-cell>
          <table:table-cell office:value-type="float" office:value="5.79" table:formula="of:=[.Z69]" table:style-name="ce15">
            <text:p>5.79</text:p>
          </table:table-cell>
          <table:table-cell office:value-type="float" office:value="6201" table:formula="of:=[.AA69]" table:style-name="ce15">
            <text:p>6201.00</text:p>
          </table:table-cell>
          <table:table-cell office:value-type="float" office:value="5.78" table:formula="of:=[.AB69]" table:style-name="ce15">
            <text:p>5.7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42</text:p>
          </table:table-cell>
          <table:table-cell office:value-type="percentage" office:value="3.0665620443424374E-3" table:formula="of:=[.C70]/[.C$2]" table:style-name="ce6">
            <text:p>0.31%</text:p>
          </table:table-cell>
          <table:table-cell office:value-type="percentage" office:value="3.0665620443424374E-3" table:formula="of:=[.D70]/[.D$2]" table:style-name="ce6">
            <text:p>0.31%</text:p>
          </table:table-cell>
          <table:table-cell office:value-type="percentage" office:value="9.5366460302578134E-4" table:formula="of:=[.E70]/[.E$2]" table:style-name="ce6">
            <text:p>0.10%</text:p>
          </table:table-cell>
          <table:table-cell office:value-type="percentage" office:value="9.5366460302578134E-4" table:formula="of:=[.F70]/[.F$2]" table:style-name="ce6">
            <text:p>0.10%</text:p>
          </table:table-cell>
          <table:table-cell office:value-type="percentage" office:value="1.5075331636297184E-4" table:formula="of:=[.G70]/[.G$2]" table:style-name="ce6">
            <text:p>0.02%</text:p>
          </table:table-cell>
          <table:table-cell office:value-type="percentage" office:value="1.5025105465821113E-4" table:formula="of:=[.H70]/[.H$2]" table:style-name="ce6">
            <text:p>0.02%</text:p>
          </table:table-cell>
          <table:table-cell office:value-type="percentage" office:value="5.7151825063761431E-4" table:formula="of:=[.I70]/[.I$2]" table:style-name="ce6">
            <text:p>0.06%</text:p>
          </table:table-cell>
          <table:table-cell office:value-type="percentage" office:value="5.7151825063761431E-4" table:formula="of:=[.J70]/[.J$2]" table:style-name="ce6">
            <text:p>0.06%</text:p>
          </table:table-cell>
          <table:table-cell office:value-type="percentage" office:value="1.3573248546485084E-4" table:formula="of:=[.K70]/[.K$2]" table:style-name="ce6">
            <text:p>0.01%</text:p>
          </table:table-cell>
          <table:table-cell office:value-type="float" office:value="16732" table:formula="of:=[.L70]" table:style-name="ce9">
            <text:p>16732</text:p>
          </table:table-cell>
          <table:table-cell office:value-type="float" office:value="7.76" table:formula="of:=[.M70]" table:style-name="ce9">
            <text:p>7.76</text:p>
          </table:table-cell>
          <table:table-cell table:style-name="ce1"/>
          <table:table-cell office:value-type="string" table:style-name="ce1">
            <text:p>MPFC5542</text:p>
          </table:table-cell>
          <table:table-cell table:number-columns-repeated="2" table:style-name="ce1"/>
          <table:table-cell office:value-type="percentage" office:value="1.4492494330389728E-4" table:formula="of:=[.R70]/[.R$2]" table:style-name="ce6">
            <text:p>0.01%</text:p>
          </table:table-cell>
          <table:table-cell office:value-type="percentage" office:value="1.4492494330389728E-4" table:formula="of:=[.S70]/[.S$2]" table:style-name="ce6">
            <text:p>0.01%</text:p>
          </table:table-cell>
          <table:table-cell office:value-type="percentage" office:value="1.2675268736888391E-3" table:formula="of:=[.T70]/[.T$2]" table:style-name="ce6">
            <text:p>0.13%</text:p>
          </table:table-cell>
          <table:table-cell office:value-type="percentage" office:value="1.1937371487660122E-4" table:formula="of:=[.U70]/[.U$2]" table:style-name="ce6">
            <text:p>0.01%</text:p>
          </table:table-cell>
          <table:table-cell office:value-type="percentage" office:value="9.1264157680800463E-5" table:formula="of:=[.V70]/[.V$2]" table:style-name="ce6">
            <text:p>0.01%</text:p>
          </table:table-cell>
          <table:table-cell office:value-type="percentage" office:value="9.1264157680800463E-5" table:formula="of:=[.W70]/[.W$2]" table:style-name="ce6">
            <text:p>0.01%</text:p>
          </table:table-cell>
          <table:table-cell office:value-type="percentage" office:value="1.0411564547112512E-4" table:formula="of:=[.X70]/[.X$2]" table:style-name="ce6">
            <text:p>0.01%</text:p>
          </table:table-cell>
          <table:table-cell office:value-type="float" office:value="892" table:formula="of:=[.Y70]" table:style-name="ce15">
            <text:p>892.00</text:p>
          </table:table-cell>
          <table:table-cell office:value-type="float" office:value="6.44" table:formula="of:=[.Z70]" table:style-name="ce15">
            <text:p>6.44</text:p>
          </table:table-cell>
          <table:table-cell office:value-type="float" office:value="892" table:formula="of:=[.AA70]" table:style-name="ce15">
            <text:p>892.00</text:p>
          </table:table-cell>
          <table:table-cell office:value-type="float" office:value="6.45" table:formula="of:=[.AB70]" table:style-name="ce15">
            <text:p>6.45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43</text:p>
          </table:table-cell>
          <table:table-cell office:value-type="percentage" office:value="9.0105343750144194E-3" table:formula="of:=[.C71]/[.C$2]" table:style-name="ce6">
            <text:p>0.90%</text:p>
          </table:table-cell>
          <table:table-cell office:value-type="percentage" office:value="9.0105343750144194E-3" table:formula="of:=[.D71]/[.D$2]" table:style-name="ce6">
            <text:p>0.90%</text:p>
          </table:table-cell>
          <table:table-cell office:value-type="percentage" office:value="6.0686721569028976E-3" table:formula="of:=[.E71]/[.E$2]" table:style-name="ce6">
            <text:p>0.61%</text:p>
          </table:table-cell>
          <table:table-cell office:value-type="percentage" office:value="6.0686721569028976E-3" table:formula="of:=[.F71]/[.F$2]" table:style-name="ce6">
            <text:p>0.61%</text:p>
          </table:table-cell>
          <table:table-cell office:value-type="percentage" office:value="6.4330747787679854E-4" table:formula="of:=[.G71]/[.G$2]" table:style-name="ce6">
            <text:p>0.06%</text:p>
          </table:table-cell>
          <table:table-cell office:value-type="percentage" office:value="2.5874385745422977E-4" table:formula="of:=[.H71]/[.H$2]" table:style-name="ce6">
            <text:p>0.03%</text:p>
          </table:table-cell>
          <table:table-cell office:value-type="percentage" office:value="3.8434604492663411E-3" table:formula="of:=[.I71]/[.I$2]" table:style-name="ce6">
            <text:p>0.38%</text:p>
          </table:table-cell>
          <table:table-cell office:value-type="percentage" office:value="3.8434604492663411E-3" table:formula="of:=[.J71]/[.J$2]" table:style-name="ce6">
            <text:p>0.38%</text:p>
          </table:table-cell>
          <table:table-cell office:value-type="percentage" office:value="2.1788967666060667E-4" table:formula="of:=[.K71]/[.K$2]" table:style-name="ce6">
            <text:p>0.02%</text:p>
          </table:table-cell>
          <table:table-cell office:value-type="float" office:value="83658" table:formula="of:=[.L71]" table:style-name="ce9">
            <text:p>83658</text:p>
          </table:table-cell>
          <table:table-cell office:value-type="float" office:value="12.99" table:formula="of:=[.M71]" table:style-name="ce9">
            <text:p>12.99</text:p>
          </table:table-cell>
          <table:table-cell table:style-name="ce1"/>
          <table:table-cell office:value-type="string" table:style-name="ce1">
            <text:p>MPFC5543</text:p>
          </table:table-cell>
          <table:table-cell table:number-columns-repeated="2" table:style-name="ce1"/>
          <table:table-cell office:value-type="percentage" office:value="8.3339322893216097E-4" table:formula="of:=[.R71]/[.R$2]" table:style-name="ce6">
            <text:p>0.08%</text:p>
          </table:table-cell>
          <table:table-cell office:value-type="percentage" office:value="8.3339322893216097E-4" table:formula="of:=[.S71]/[.S$2]" table:style-name="ce6">
            <text:p>0.08%</text:p>
          </table:table-cell>
          <table:table-cell office:value-type="percentage" office:value="7.3741935255939983E-3" table:formula="of:=[.T71]/[.T$2]" table:style-name="ce6">
            <text:p>0.74%</text:p>
          </table:table-cell>
          <table:table-cell office:value-type="percentage" office:value="3.265769722869795E-5" table:formula="of:=[.U71]/[.U$2]" table:style-name="ce6">
            <text:p>0.00%</text:p>
          </table:table-cell>
          <table:table-cell office:value-type="percentage" office:value="4.9529629669343533E-4" table:formula="of:=[.V71]/[.V$2]" table:style-name="ce6">
            <text:p>0.05%</text:p>
          </table:table-cell>
          <table:table-cell office:value-type="percentage" office:value="4.9529629669343533E-4" table:formula="of:=[.W71]/[.W$2]" table:style-name="ce6">
            <text:p>0.05%</text:p>
          </table:table-cell>
          <table:table-cell office:value-type="percentage" office:value="2.7474783892337182E-5" table:formula="of:=[.X71]/[.X$2]" table:style-name="ce6">
            <text:p>0.00%</text:p>
          </table:table-cell>
          <table:table-cell office:value-type="float" office:value="9661" table:formula="of:=[.Y71]" table:style-name="ce15">
            <text:p>9661.00</text:p>
          </table:table-cell>
          <table:table-cell office:value-type="float" office:value="5.67" table:formula="of:=[.Z71]" table:style-name="ce15">
            <text:p>5.67</text:p>
          </table:table-cell>
          <table:table-cell office:value-type="float" office:value="9661" table:formula="of:=[.AA71]" table:style-name="ce15">
            <text:p>9661.00</text:p>
          </table:table-cell>
          <table:table-cell office:value-type="float" office:value="5.67" table:formula="of:=[.AB71]" table:style-name="ce15">
            <text:p>5.67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44</text:p>
          </table:table-cell>
          <table:table-cell office:value-type="percentage" office:value="9.6695551637567545E-3" table:formula="of:=[.C72]/[.C$2]" table:style-name="ce6">
            <text:p>0.97%</text:p>
          </table:table-cell>
          <table:table-cell office:value-type="percentage" office:value="9.6695551637567545E-3" table:formula="of:=[.D72]/[.D$2]" table:style-name="ce6">
            <text:p>0.97%</text:p>
          </table:table-cell>
          <table:table-cell office:value-type="percentage" office:value="3.102199115258099E-3" table:formula="of:=[.E72]/[.E$2]" table:style-name="ce6">
            <text:p>0.31%</text:p>
          </table:table-cell>
          <table:table-cell office:value-type="percentage" office:value="3.102199115258099E-3" table:formula="of:=[.F72]/[.F$2]" table:style-name="ce6">
            <text:p>0.31%</text:p>
          </table:table-cell>
          <table:table-cell office:value-type="percentage" office:value="3.6702079458139387E-4" table:formula="of:=[.G72]/[.G$2]" table:style-name="ce6">
            <text:p>0.04%</text:p>
          </table:table-cell>
          <table:table-cell office:value-type="percentage" office:value="1.8434714391798979E-4" table:formula="of:=[.H72]/[.H$2]" table:style-name="ce6">
            <text:p>0.02%</text:p>
          </table:table-cell>
          <table:table-cell office:value-type="percentage" office:value="1.8651990667994623E-3" table:formula="of:=[.I72]/[.I$2]" table:style-name="ce6">
            <text:p>0.19%</text:p>
          </table:table-cell>
          <table:table-cell office:value-type="percentage" office:value="1.8651990667994623E-3" table:formula="of:=[.J72]/[.J$2]" table:style-name="ce6">
            <text:p>0.19%</text:p>
          </table:table-cell>
          <table:table-cell office:value-type="percentage" office:value="1.4884044731718095E-4" table:formula="of:=[.K72]/[.K$2]" table:style-name="ce6">
            <text:p>0.01%</text:p>
          </table:table-cell>
          <table:table-cell office:value-type="float" office:value="50902" table:formula="of:=[.L72]" table:style-name="ce9">
            <text:p>50902</text:p>
          </table:table-cell>
          <table:table-cell office:value-type="float" office:value="10.07" table:formula="of:=[.M72]" table:style-name="ce9">
            <text:p>10.07</text:p>
          </table:table-cell>
          <table:table-cell table:style-name="ce1"/>
          <table:table-cell office:value-type="string" table:style-name="ce1">
            <text:p>MPFC5544</text:p>
          </table:table-cell>
          <table:table-cell table:number-columns-repeated="2" table:style-name="ce1"/>
          <table:table-cell office:value-type="percentage" office:value="4.3805769790536203E-4" table:formula="of:=[.R72]/[.R$2]" table:style-name="ce6">
            <text:p>0.04%</text:p>
          </table:table-cell>
          <table:table-cell office:value-type="percentage" office:value="4.3805769790536203E-4" table:formula="of:=[.S72]/[.S$2]" table:style-name="ce6">
            <text:p>0.04%</text:p>
          </table:table-cell>
          <table:table-cell office:value-type="percentage" office:value="3.8446680146416168E-3" table:formula="of:=[.T72]/[.T$2]" table:style-name="ce6">
            <text:p>0.38%</text:p>
          </table:table-cell>
          <table:table-cell office:value-type="percentage" office:value="4.6014866377943415E-4" table:formula="of:=[.U72]/[.U$2]" table:style-name="ce6">
            <text:p>0.05%</text:p>
          </table:table-cell>
          <table:table-cell office:value-type="percentage" office:value="2.5605729165472236E-4" table:formula="of:=[.V72]/[.V$2]" table:style-name="ce6">
            <text:p>0.03%</text:p>
          </table:table-cell>
          <table:table-cell office:value-type="percentage" office:value="2.5605729165472236E-4" table:formula="of:=[.W72]/[.W$2]" table:style-name="ce6">
            <text:p>0.03%</text:p>
          </table:table-cell>
          <table:table-cell office:value-type="percentage" office:value="3.9807125435485744E-4" table:formula="of:=[.X72]/[.X$2]" table:style-name="ce6">
            <text:p>0.04%</text:p>
          </table:table-cell>
          <table:table-cell office:value-type="float" office:value="3738" table:formula="of:=[.Y72]" table:style-name="ce15">
            <text:p>3738.00</text:p>
          </table:table-cell>
          <table:table-cell office:value-type="float" office:value="5.98" table:formula="of:=[.Z72]" table:style-name="ce15">
            <text:p>5.98</text:p>
          </table:table-cell>
          <table:table-cell office:value-type="float" office:value="3738" table:formula="of:=[.AA72]" table:style-name="ce15">
            <text:p>3738.00</text:p>
          </table:table-cell>
          <table:table-cell office:value-type="float" office:value="5.98" table:formula="of:=[.AB72]" table:style-name="ce15">
            <text:p>5.98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45</text:p>
          </table:table-cell>
          <table:table-cell office:value-type="percentage" office:value="3.1546174977791643E-2" table:formula="of:=[.C73]/[.C$2]" table:style-name="ce6">
            <text:p>3.15%</text:p>
          </table:table-cell>
          <table:table-cell office:value-type="percentage" office:value="3.1546174977791643E-2" table:formula="of:=[.D73]/[.D$2]" table:style-name="ce6">
            <text:p>3.15%</text:p>
          </table:table-cell>
          <table:table-cell office:value-type="percentage" office:value="4.418885654781839E-3" table:formula="of:=[.E73]/[.E$2]" table:style-name="ce6">
            <text:p>0.44%</text:p>
          </table:table-cell>
          <table:table-cell office:value-type="percentage" office:value="4.418885654781839E-3" table:formula="of:=[.F73]/[.F$2]" table:style-name="ce6">
            <text:p>0.44%</text:p>
          </table:table-cell>
          <table:table-cell office:value-type="percentage" office:value="4.7485317666774837E-4" table:formula="of:=[.G73]/[.G$2]" table:style-name="ce6">
            <text:p>0.05%</text:p>
          </table:table-cell>
          <table:table-cell office:value-type="percentage" office:value="9.53881751064946E-3" table:formula="of:=[.H73]/[.H$2]" table:style-name="ce6">
            <text:p>0.95%</text:p>
          </table:table-cell>
          <table:table-cell office:value-type="percentage" office:value="2.7584170079782517E-3" table:formula="of:=[.I73]/[.I$2]" table:style-name="ce6">
            <text:p>0.28%</text:p>
          </table:table-cell>
          <table:table-cell office:value-type="percentage" office:value="2.7584170079782517E-3" table:formula="of:=[.J73]/[.J$2]" table:style-name="ce6">
            <text:p>0.28%</text:p>
          </table:table-cell>
          <table:table-cell office:value-type="percentage" office:value="7.252641918474201E-3" table:formula="of:=[.K73]/[.K$2]" table:style-name="ce6">
            <text:p>0.73%</text:p>
          </table:table-cell>
          <table:table-cell office:value-type="float" office:value="68507" table:formula="of:=[.L73]" table:style-name="ce9">
            <text:p>68507</text:p>
          </table:table-cell>
          <table:table-cell office:value-type="float" office:value="11.32" table:formula="of:=[.M73]" table:style-name="ce9">
            <text:p>11.32</text:p>
          </table:table-cell>
          <table:table-cell table:style-name="ce1"/>
          <table:table-cell office:value-type="string" table:style-name="ce1">
            <text:p>MPFC5545</text:p>
          </table:table-cell>
          <table:table-cell table:number-columns-repeated="2" table:style-name="ce1"/>
          <table:table-cell office:value-type="percentage" office:value="6.0799954867404393E-4" table:formula="of:=[.R73]/[.R$2]" table:style-name="ce6">
            <text:p>0.06%</text:p>
          </table:table-cell>
          <table:table-cell office:value-type="percentage" office:value="6.0799954867404393E-4" table:formula="of:=[.S73]/[.S$2]" table:style-name="ce6">
            <text:p>0.06%</text:p>
          </table:table-cell>
          <table:table-cell office:value-type="percentage" office:value="5.2546769161937509E-3" table:formula="of:=[.T73]/[.T$2]" table:style-name="ce6">
            <text:p>0.53%</text:p>
          </table:table-cell>
          <table:table-cell office:value-type="percentage" office:value="1.0577460519553058E-3" table:formula="of:=[.U73]/[.U$2]" table:style-name="ce6">
            <text:p>0.11%</text:p>
          </table:table-cell>
          <table:table-cell office:value-type="percentage" office:value="3.5709097381408163E-4" table:formula="of:=[.V73]/[.V$2]" table:style-name="ce6">
            <text:p>0.04%</text:p>
          </table:table-cell>
          <table:table-cell office:value-type="percentage" office:value="3.5709097381408163E-4" table:formula="of:=[.W73]/[.W$2]" table:style-name="ce6">
            <text:p>0.04%</text:p>
          </table:table-cell>
          <table:table-cell office:value-type="percentage" office:value="8.9664614447426281E-4" table:formula="of:=[.X73]/[.X$2]" table:style-name="ce6">
            <text:p>0.09%</text:p>
          </table:table-cell>
          <table:table-cell office:value-type="float" office:value="6219" table:formula="of:=[.Y73]" table:style-name="ce15">
            <text:p>6219.00</text:p>
          </table:table-cell>
          <table:table-cell office:value-type="float" office:value="5.77" table:formula="of:=[.Z73]" table:style-name="ce15">
            <text:p>5.77</text:p>
          </table:table-cell>
          <table:table-cell office:value-type="float" office:value="6220" table:formula="of:=[.AA73]" table:style-name="ce15">
            <text:p>6220.00</text:p>
          </table:table-cell>
          <table:table-cell office:value-type="float" office:value="5.77" table:formula="of:=[.AB73]" table:style-name="ce15">
            <text:p>5.77</text:p>
          </table:table-cell>
          <table:table-cell table:number-columns-repeated="16356"/>
        </table:table-row>
        <table:table-row table:style-name="ro1">
          <table:table-cell/>
          <table:table-cell office:value-type="string" table:style-name="ce1">
            <text:p>MPFC5546</text:p>
          </table:table-cell>
          <table:table-cell office:value-type="percentage" office:value="6.0183946916144227E-3" table:formula="of:=[.C74]/[.C$2]" table:style-name="ce6">
            <text:p>0.60%</text:p>
          </table:table-cell>
          <table:table-cell office:value-type="percentage" office:value="6.0183946916144227E-3" table:formula="of:=[.D74]/[.D$2]" table:style-name="ce6">
            <text:p>0.60%</text:p>
          </table:table-cell>
          <table:table-cell office:value-type="percentage" office:value="4.115493937700155E-3" table:formula="of:=[.E74]/[.E$2]" table:style-name="ce6">
            <text:p>0.41%</text:p>
          </table:table-cell>
          <table:table-cell office:value-type="percentage" office:value="4.115493937700155E-3" table:formula="of:=[.F74]/[.F$2]" table:style-name="ce6">
            <text:p>0.41%</text:p>
          </table:table-cell>
          <table:table-cell office:value-type="percentage" office:value="4.7837542045262369E-4" table:formula="of:=[.G74]/[.G$2]" table:style-name="ce6">
            <text:p>0.05%</text:p>
          </table:table-cell>
          <table:table-cell office:value-type="percentage" office:value="2.7233270817282021E-4" table:formula="of:=[.H74]/[.H$2]" table:style-name="ce6">
            <text:p>0.03%</text:p>
          </table:table-cell>
          <table:table-cell office:value-type="percentage" office:value="2.4638544104811067E-3" table:formula="of:=[.I74]/[.I$2]" table:style-name="ce6">
            <text:p>0.25%</text:p>
          </table:table-cell>
          <table:table-cell office:value-type="percentage" office:value="2.4638544104811067E-3" table:formula="of:=[.J74]/[.J$2]" table:style-name="ce6">
            <text:p>0.25%</text:p>
          </table:table-cell>
          <table:table-cell office:value-type="percentage" office:value="2.1146286412351931E-4" table:formula="of:=[.K74]/[.K$2]" table:style-name="ce6">
            <text:p>0.02%</text:p>
          </table:table-cell>
          <table:table-cell office:value-type="float" office:value="62879" table:formula="of:=[.L74]" table:style-name="ce9">
            <text:p>62879</text:p>
          </table:table-cell>
          <table:table-cell office:value-type="float" office:value="11.23" table:formula="of:=[.M74]" table:style-name="ce9">
            <text:p>11.23</text:p>
          </table:table-cell>
          <table:table-cell table:style-name="ce1"/>
          <table:table-cell office:value-type="string" table:style-name="ce1">
            <text:p>MPFC5546</text:p>
          </table:table-cell>
          <table:table-cell table:number-columns-repeated="2" table:style-name="ce1"/>
          <table:table-cell office:value-type="percentage" office:value="5.9842451702583931E-4" table:formula="of:=[.R74]/[.R$2]" table:style-name="ce6">
            <text:p>0.06%</text:p>
          </table:table-cell>
          <table:table-cell office:value-type="percentage" office:value="5.9842451702583931E-4" table:formula="of:=[.S74]/[.S$2]" table:style-name="ce6">
            <text:p>0.06%</text:p>
          </table:table-cell>
          <table:table-cell office:value-type="percentage" office:value="5.2952853093446188E-3" table:formula="of:=[.T74]/[.T$2]" table:style-name="ce6">
            <text:p>0.53%</text:p>
          </table:table-cell>
          <table:table-cell office:value-type="percentage" office:value="8.6750214189503991E-5" table:formula="of:=[.U74]/[.U$2]" table:style-name="ce6">
            <text:p>0.01%</text:p>
          </table:table-cell>
          <table:table-cell office:value-type="percentage" office:value="3.4182435527320534E-4" table:formula="of:=[.V74]/[.V$2]" table:style-name="ce6">
            <text:p>0.03%</text:p>
          </table:table-cell>
          <table:table-cell office:value-type="percentage" office:value="3.4182435527320534E-4" table:formula="of:=[.W74]/[.W$2]" table:style-name="ce6">
            <text:p>0.03%</text:p>
          </table:table-cell>
          <table:table-cell office:value-type="percentage" office:value="7.3484093332270477E-5" table:formula="of:=[.X74]/[.X$2]" table:style-name="ce6">
            <text:p>0.01%</text:p>
          </table:table-cell>
          <table:table-cell office:value-type="float" office:value="5796" table:formula="of:=[.Y74]" table:style-name="ce15">
            <text:p>5796.00</text:p>
          </table:table-cell>
          <table:table-cell office:value-type="float" office:value="5.84" table:formula="of:=[.Z74]" table:style-name="ce15">
            <text:p>5.84</text:p>
          </table:table-cell>
          <table:table-cell office:value-type="float" office:value="5796" table:formula="of:=[.AA74]" table:style-name="ce15">
            <text:p>5796.00</text:p>
          </table:table-cell>
          <table:table-cell office:value-type="float" office:value="5.84" table:formula="of:=[.AB74]" table:style-name="ce15">
            <text:p>5.84</text:p>
          </table:table-cell>
          <table:table-cell table:number-columns-repeated="16356"/>
        </table:table-row>
        <table:table-row table:style-name="ro1">
          <table:table-cell/>
          <table:table-cell table:number-columns-repeated="16" table:style-name="ce1"/>
          <table:table-cell table:number-columns-repeated="7" table:style-name="ce9"/>
          <table:table-cell table:number-columns-repeated="16360" table:style-name="ce1"/>
        </table:table-row>
        <table:table-row table:number-rows-repeated="1048425" table:style-name="ro1">
          <table:table-cell table:number-columns-repeated="16384"/>
        </table:table-row>
      </table:table>
      <table:table table:name="4graphs" table:style-name="ta1">
        <table:table-column table:style-name="co49" table:default-cell-style-name="ce1"/>
        <table:table-column table:style-name="co3" table:number-columns-repeated="6" table:default-cell-style-name="ce1"/>
        <table:table-column table:style-name="co50" table:default-cell-style-name="ce2"/>
        <table:table-column table:style-name="co51" table:default-cell-style-name="ce1"/>
        <table:table-column table:style-name="co3" table:number-columns-repeated="2" table:default-cell-style-name="ce1"/>
        <table:table-column table:style-name="co50" table:default-cell-style-name="ce17"/>
        <table:table-column table:style-name="co1" table:default-cell-style-name="ce1"/>
        <table:table-column table:style-name="co3" table:number-columns-repeated="6" table:default-cell-style-name="ce1"/>
        <table:table-column table:style-name="co52" table:default-cell-style-name="ce2"/>
        <table:table-column table:style-name="co1" table:default-cell-style-name="ce1"/>
        <table:table-column table:style-name="co3" table:number-columns-repeated="16363" table:default-cell-style-name="ce1"/>
        <table:table-row table:style-name="ro1">
          <table:table-cell office:value-type="string" table:style-name="ce1">
            <text:p>Old dataset 130nt 25M</text:p>
          </table:table-cell>
          <table:table-cell table:number-columns-repeated="6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Old dataset 130nt 25M</text:p>
          </table:table-cell>
          <table:table-cell table:number-columns-repeated="6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7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um</text:p>
          </table:table-cell>
          <table:table-cell office:value-type="percentage" office:value="0.58009584000000003" table:style-name="ce6">
            <text:p>58.01%</text:p>
          </table:table-cell>
          <table:table-cell office:value-type="percentage" office:value="0.58009584000000003" table:style-name="ce6">
            <text:p>58.01%</text:p>
          </table:table-cell>
          <table:table-cell office:value-type="percentage" office:value="3.615612E-2" table:style-name="ce6">
            <text:p>3.62%</text:p>
          </table:table-cell>
          <table:table-cell office:value-type="percentage" office:value="1.510272E-2" table:style-name="ce6">
            <text:p>1.51%</text:p>
          </table:table-cell>
          <table:table-cell office:value-type="percentage" office:value="0.50486779999999998" table:style-name="ce6">
            <text:p>50.49%</text:p>
          </table:table-cell>
          <table:table-cell office:value-type="percentage" office:value="0.50486779999999998" table:style-name="ce6">
            <text:p>50.49%</text:p>
          </table:table-cell>
          <table:table-cell table:style-name="ce18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Sum</text:p>
          </table:table-cell>
          <table:table-cell office:value-type="percentage" office:value="9.0511040000000001E-2" table:style-name="ce6">
            <text:p>9.05%</text:p>
          </table:table-cell>
          <table:table-cell office:value-type="percentage" office:value="9.0511040000000001E-2" table:style-name="ce6">
            <text:p>9.05%</text:p>
          </table:table-cell>
          <table:table-cell office:value-type="percentage" office:value="0.64045816" table:style-name="ce6">
            <text:p>64.05%</text:p>
          </table:table-cell>
          <table:table-cell office:value-type="percentage" office:value="1.7589E-2" table:style-name="ce6">
            <text:p>1.76%</text:p>
          </table:table-cell>
          <table:table-cell office:value-type="percentage" office:value="6.9770840000000001E-2" table:style-name="ce6">
            <text:p>6.98%</text:p>
          </table:table-cell>
          <table:table-cell office:value-type="percentage" office:value="6.9770840000000001E-2" table:style-name="ce6">
            <text:p>6.98%</text:p>
          </table:table-cell>
          <table:table-cell table:style-name="ce18"/>
          <table:table-cell office:value-type="string" table:style-name="ce1">
            <text:p>Su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percentage" office:value="7.251197999999999E-2" table:style-name="ce6">
            <text:p>7.25%</text:p>
          </table:table-cell>
          <table:table-cell office:value-type="percentage" office:value="7.251197999999999E-2" table:style-name="ce6">
            <text:p>7.25%</text:p>
          </table:table-cell>
          <table:table-cell office:value-type="percentage" office:value="4.519515E-3" table:style-name="ce6">
            <text:p>0.45%</text:p>
          </table:table-cell>
          <table:table-cell office:value-type="percentage" office:value="1.88784E-3" table:style-name="ce6">
            <text:p>0.19%</text:p>
          </table:table-cell>
          <table:table-cell office:value-type="percentage" office:value="6.3108474999999997E-2" table:style-name="ce6">
            <text:p>6.31%</text:p>
          </table:table-cell>
          <table:table-cell office:value-type="percentage" office:value="6.3108474999999997E-2" table:style-name="ce6">
            <text:p>6.31%</text:p>
          </table:table-cell>
          <table:table-cell table:style-name="ce18"/>
          <table:table-cell office:value-type="string" table:style-name="ce1">
            <text:p>Average</text:p>
          </table:table-cell>
          <table:table-cell office:value-type="float" office:value="81235.625" table:style-name="ce1">
            <text:p>81235.625</text:p>
          </table:table-cell>
          <table:table-cell office:value-type="float" office:value="10.654999999999999" table:style-name="ce1">
            <text:p>10.655</text:p>
          </table:table-cell>
          <table:table-cell table:style-name="ce17"/>
          <table:table-cell office:value-type="string" table:style-name="ce1">
            <text:p>Average</text:p>
          </table:table-cell>
          <table:table-cell office:value-type="percentage" office:value="1.1313879999999998E-2" table:style-name="ce6">
            <text:p>1.13%</text:p>
          </table:table-cell>
          <table:table-cell office:value-type="percentage" office:value="1.1313879999999998E-2" table:style-name="ce6">
            <text:p>1.13%</text:p>
          </table:table-cell>
          <table:table-cell office:value-type="percentage" office:value="8.005727E-2" table:style-name="ce6">
            <text:p>8.01%</text:p>
          </table:table-cell>
          <table:table-cell office:value-type="percentage" office:value="2.1986250000000005E-3" table:style-name="ce6">
            <text:p>0.22%</text:p>
          </table:table-cell>
          <table:table-cell office:value-type="percentage" office:value="8.7213550000000001E-3" table:style-name="ce6">
            <text:p>0.87%</text:p>
          </table:table-cell>
          <table:table-cell office:value-type="percentage" office:value="8.7213550000000001E-3" table:style-name="ce6">
            <text:p>0.87%</text:p>
          </table:table-cell>
          <table:table-cell table:style-name="ce18"/>
          <table:table-cell office:value-type="string" table:style-name="ce1">
            <text:p>Average</text:p>
          </table:table-cell>
          <table:table-cell office:value-type="float" office:value="6407.75" table:style-name="ce1">
            <text:p>6407.75</text:p>
          </table:table-cell>
          <table:table-cell office:value-type="float" office:value="5.4574999999999996" table:style-name="ce1">
            <text:p>5.457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In</text:p>
          </table:table-cell>
          <table:table-cell office:value-type="percentage" office:value="3.7326239999999997E-2" table:style-name="ce6">
            <text:p>3.73%</text:p>
          </table:table-cell>
          <table:table-cell office:value-type="percentage" office:value="3.7326239999999997E-2" table:style-name="ce6">
            <text:p>3.73%</text:p>
          </table:table-cell>
          <table:table-cell office:value-type="percentage" office:value="2.1479200000000002E-3" table:style-name="ce6">
            <text:p>0.21%</text:p>
          </table:table-cell>
          <table:table-cell office:value-type="percentage" office:value="8.5996E-4" table:style-name="ce6">
            <text:p>0.09%</text:p>
          </table:table-cell>
          <table:table-cell office:value-type="percentage" office:value="3.2607240000000003E-2" table:style-name="ce6">
            <text:p>3.26%</text:p>
          </table:table-cell>
          <table:table-cell office:value-type="percentage" office:value="3.2607240000000003E-2" table:style-name="ce6">
            <text:p>3.26%</text:p>
          </table:table-cell>
          <table:table-cell table:style-name="ce18"/>
          <table:table-cell office:value-type="string" table:style-name="ce1">
            <text:p>MIn</text:p>
          </table:table-cell>
          <table:table-cell office:value-type="float" office:value="54549" table:style-name="ce1">
            <text:p>54549</text:p>
          </table:table-cell>
          <table:table-cell office:value-type="float" office:value="7.2" table:style-name="ce1">
            <text:p>7.2</text:p>
          </table:table-cell>
          <table:table-cell table:style-name="ce17"/>
          <table:table-cell office:value-type="string" table:style-name="ce1">
            <text:p>MIn</text:p>
          </table:table-cell>
          <table:table-cell office:value-type="percentage" office:value="5.7649199999999998E-3" table:style-name="ce6">
            <text:p>0.58%</text:p>
          </table:table-cell>
          <table:table-cell office:value-type="percentage" office:value="5.7649199999999998E-3" table:style-name="ce6">
            <text:p>0.58%</text:p>
          </table:table-cell>
          <table:table-cell office:value-type="percentage" office:value="4.1318319999999999E-2" table:style-name="ce6">
            <text:p>4.13%</text:p>
          </table:table-cell>
          <table:table-cell office:value-type="percentage" office:value="4.124E-4" table:style-name="ce6">
            <text:p>0.04%</text:p>
          </table:table-cell>
          <table:table-cell office:value-type="percentage" office:value="4.6660800000000004E-3" table:style-name="ce6">
            <text:p>0.47%</text:p>
          </table:table-cell>
          <table:table-cell office:value-type="percentage" office:value="4.6660800000000004E-3" table:style-name="ce6">
            <text:p>0.47%</text:p>
          </table:table-cell>
          <table:table-cell table:style-name="ce18"/>
          <table:table-cell office:value-type="string" table:style-name="ce1">
            <text:p>MIn</text:p>
          </table:table-cell>
          <table:table-cell office:value-type="float" office:value="1563" table:style-name="ce1">
            <text:p>1563</text:p>
          </table:table-cell>
          <table:table-cell office:value-type="float" office:value="4.68" table:style-name="ce1">
            <text:p>4.6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ax</text:p>
          </table:table-cell>
          <table:table-cell office:value-type="percentage" office:value="9.1962000000000002E-2" table:style-name="ce6">
            <text:p>9.20%</text:p>
          </table:table-cell>
          <table:table-cell office:value-type="percentage" office:value="9.1962000000000002E-2" table:style-name="ce6">
            <text:p>9.20%</text:p>
          </table:table-cell>
          <table:table-cell office:value-type="percentage" office:value="5.8622400000000003E-3" table:style-name="ce6">
            <text:p>0.59%</text:p>
          </table:table-cell>
          <table:table-cell office:value-type="percentage" office:value="3.48964E-3" table:style-name="ce6">
            <text:p>0.35%</text:p>
          </table:table-cell>
          <table:table-cell office:value-type="percentage" office:value="8.0233200000000005E-2" table:style-name="ce6">
            <text:p>8.02%</text:p>
          </table:table-cell>
          <table:table-cell office:value-type="percentage" office:value="8.0233200000000005E-2" table:style-name="ce6">
            <text:p>8.02%</text:p>
          </table:table-cell>
          <table:table-cell table:style-name="ce18"/>
          <table:table-cell office:value-type="string" table:style-name="ce1">
            <text:p>Max</text:p>
          </table:table-cell>
          <table:table-cell office:value-type="float" office:value="105883" table:style-name="ce1">
            <text:p>105883</text:p>
          </table:table-cell>
          <table:table-cell office:value-type="float" office:value="16.309999999999999" table:style-name="ce1">
            <text:p>16.31</text:p>
          </table:table-cell>
          <table:table-cell table:style-name="ce17"/>
          <table:table-cell office:value-type="string" table:style-name="ce1">
            <text:p>Max</text:p>
          </table:table-cell>
          <table:table-cell office:value-type="percentage" office:value="1.4354520000000001E-2" table:style-name="ce6">
            <text:p>1.44%</text:p>
          </table:table-cell>
          <table:table-cell office:value-type="percentage" office:value="1.4354520000000001E-2" table:style-name="ce6">
            <text:p>1.44%</text:p>
          </table:table-cell>
          <table:table-cell office:value-type="percentage" office:value="0.10071864" table:style-name="ce6">
            <text:p>10.07%</text:p>
          </table:table-cell>
          <table:table-cell office:value-type="percentage" office:value="8.0528000000000006E-3" table:style-name="ce6">
            <text:p>0.81%</text:p>
          </table:table-cell>
          <table:table-cell office:value-type="percentage" office:value="1.1212359999999999E-2" table:style-name="ce6">
            <text:p>1.12%</text:p>
          </table:table-cell>
          <table:table-cell office:value-type="percentage" office:value="1.1212359999999999E-2" table:style-name="ce6">
            <text:p>1.12%</text:p>
          </table:table-cell>
          <table:table-cell table:style-name="ce18"/>
          <table:table-cell office:value-type="string" table:style-name="ce1">
            <text:p>Max</text:p>
          </table:table-cell>
          <table:table-cell office:value-type="float" office:value="11510" table:style-name="ce1">
            <text:p>11510</text:p>
          </table:table-cell>
          <table:table-cell office:value-type="float" office:value="6.9" table:style-name="ce1">
            <text:p>6.9</text:p>
          </table:table-cell>
          <table:table-cell table:number-columns-repeated="16361"/>
        </table:table-row>
        <table:table-row table:style-name="ro1">
          <table:table-cell table:style-name="ce1"/>
          <table:table-cell table:number-columns-repeated="6" table:style-name="ce6"/>
          <table:table-cell table:style-name="ce18"/>
          <table:table-cell table:number-columns-repeated="3" table:style-name="ce1"/>
          <table:table-cell table:style-name="ce17"/>
          <table:table-cell table:style-name="ce1"/>
          <table:table-cell table:number-columns-repeated="6" table:style-name="ce6"/>
          <table:table-cell table:style-name="ce18"/>
          <table:table-cell table:number-columns-repeated="16364" table:style-name="ce1"/>
        </table:table-row>
        <table:table-row table:style-name="ro1">
          <table:table-cell office:value-type="string" table:style-name="ce1">
            <text:p>Old dataset 130nt All</text:p>
          </table:table-cell>
          <table:table-cell table:number-columns-repeated="6" table:style-name="ce1"/>
          <table:table-cell table:style-name="ce2"/>
          <table:table-cell office:value-type="string" table:style-name="ce1">
            <text:p>Old dataset 130nt All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Old dataset 130nt All</text:p>
          </table:table-cell>
          <table:table-cell table:number-columns-repeated="6" table:style-name="ce1"/>
          <table:table-cell table:style-name="ce2"/>
          <table:table-cell office:value-type="string" table:style-name="ce1">
            <text:p>Old dataset 130nt All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7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um</text:p>
          </table:table-cell>
          <table:table-cell office:value-type="percentage" office:value="0.56852479996752847" table:style-name="ce6">
            <text:p>56.85%</text:p>
          </table:table-cell>
          <table:table-cell office:value-type="percentage" office:value="0.56852479996752847" table:style-name="ce6">
            <text:p>56.85%</text:p>
          </table:table-cell>
          <table:table-cell office:value-type="percentage" office:value="3.7045134007461962E-2" table:style-name="ce6">
            <text:p>3.70%</text:p>
          </table:table-cell>
          <table:table-cell office:value-type="percentage" office:value="1.7326906372666991E-2" table:style-name="ce6">
            <text:p>1.73%</text:p>
          </table:table-cell>
          <table:table-cell office:value-type="percentage" office:value="0.20491950673536857" table:style-name="ce6">
            <text:p>20.49%</text:p>
          </table:table-cell>
          <table:table-cell office:value-type="percentage" office:value="0.20491950673536857" table:style-name="ce6">
            <text:p>20.49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Sum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0.62919365889055945" table:style-name="ce6">
            <text:p>62.92%</text:p>
          </table:table-cell>
          <table:table-cell office:value-type="percentage" office:value="1.8313834373019221E-2" table:style-name="ce6">
            <text:p>1.83%</text:p>
          </table:table-cell>
          <table:table-cell office:value-type="percentage" office:value="3.9296096738037183E-2" table:style-name="ce6">
            <text:p>3.93%</text:p>
          </table:table-cell>
          <table:table-cell office:value-type="percentage" office:value="3.9296096738037183E-2" table:style-name="ce6">
            <text:p>3.93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percentage" office:value="7.1065599995941059E-2" table:style-name="ce6">
            <text:p>7.11%</text:p>
          </table:table-cell>
          <table:table-cell office:value-type="percentage" office:value="7.1065599995941059E-2" table:style-name="ce6">
            <text:p>7.11%</text:p>
          </table:table-cell>
          <table:table-cell office:value-type="percentage" office:value="4.6306417509327453E-3" table:style-name="ce6">
            <text:p>0.46%</text:p>
          </table:table-cell>
          <table:table-cell office:value-type="percentage" office:value="2.1658632965833738E-3" table:style-name="ce6">
            <text:p>0.22%</text:p>
          </table:table-cell>
          <table:table-cell office:value-type="percentage" office:value="2.5614938341921072E-2" table:style-name="ce6">
            <text:p>2.56%</text:p>
          </table:table-cell>
          <table:table-cell office:value-type="percentage" office:value="2.5614938341921072E-2" table:style-name="ce6">
            <text:p>2.56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131449.75" table:style-name="ce1">
            <text:p>131449.75</text:p>
          </table:table-cell>
          <table:table-cell office:value-type="float" office:value="62.658749999999998" table:style-name="ce1">
            <text:p>62.65875</text:p>
          </table:table-cell>
          <table:table-cell table:style-name="ce17"/>
          <table:table-cell office:value-type="string" table:style-name="ce1">
            <text:p>Average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7.8649207361319931E-2" table:style-name="ce6">
            <text:p>7.86%</text:p>
          </table:table-cell>
          <table:table-cell office:value-type="percentage" office:value="2.2892292966274026E-3" table:style-name="ce6">
            <text:p>0.23%</text:p>
          </table:table-cell>
          <table:table-cell office:value-type="percentage" office:value="4.9120120922546478E-3" table:style-name="ce6">
            <text:p>0.49%</text:p>
          </table:table-cell>
          <table:table-cell office:value-type="percentage" office:value="4.9120120922546478E-3" table:style-name="ce6">
            <text:p>0.49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120675.625" table:style-name="ce1">
            <text:p>120675.625</text:p>
          </table:table-cell>
          <table:table-cell office:value-type="float" office:value="10.5075" table:style-name="ce1">
            <text:p>10.507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In</text:p>
          </table:table-cell>
          <table:table-cell office:value-type="percentage" office:value="3.6523351397121838E-2" table:style-name="ce6">
            <text:p>3.65%</text:p>
          </table:table-cell>
          <table:table-cell office:value-type="percentage" office:value="3.6523351397121838E-2" table:style-name="ce6">
            <text:p>3.65%</text:p>
          </table:table-cell>
          <table:table-cell office:value-type="percentage" office:value="2.2018192587819384E-3" table:style-name="ce6">
            <text:p>0.22%</text:p>
          </table:table-cell>
          <table:table-cell office:value-type="percentage" office:value="1.0982098835944003E-3" table:style-name="ce6">
            <text:p>0.11%</text:p>
          </table:table-cell>
          <table:table-cell office:value-type="percentage" office:value="1.269544961301889E-2" table:style-name="ce6">
            <text:p>1.27%</text:p>
          </table:table-cell>
          <table:table-cell office:value-type="percentage" office:value="1.269544961301889E-2" table:style-name="ce6">
            <text:p>1.27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89565" table:style-name="ce1">
            <text:p>89565</text:p>
          </table:table-cell>
          <table:table-cell office:value-type="float" office:value="27.63" table:style-name="ce1">
            <text:p>27.63</text:p>
          </table:table-cell>
          <table:table-cell table:style-name="ce17"/>
          <table:table-cell office:value-type="string" table:style-name="ce1">
            <text:p>MIn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4.0544878422423818E-2" table:style-name="ce6">
            <text:p>4.05%</text:p>
          </table:table-cell>
          <table:table-cell office:value-type="percentage" office:value="4.2249185474828229E-4" table:style-name="ce6">
            <text:p>0.04%</text:p>
          </table:table-cell>
          <table:table-cell office:value-type="percentage" office:value="2.4733268646532605E-3" table:style-name="ce6">
            <text:p>0.25%</text:p>
          </table:table-cell>
          <table:table-cell office:value-type="percentage" office:value="2.4733268646532605E-3" table:style-name="ce6">
            <text:p>0.25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81204" table:style-name="ce1">
            <text:p>81204</text:p>
          </table:table-cell>
          <table:table-cell office:value-type="float" office:value="7.06" table:style-name="ce1">
            <text:p>7.0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ax</text:p>
          </table:table-cell>
          <table:table-cell office:value-type="percentage" office:value="8.9953271835490803E-2" table:style-name="ce6">
            <text:p>9.00%</text:p>
          </table:table-cell>
          <table:table-cell office:value-type="percentage" office:value="8.9953271835490803E-2" table:style-name="ce6">
            <text:p>9.00%</text:p>
          </table:table-cell>
          <table:table-cell office:value-type="percentage" office:value="6.001100799454903E-3" table:style-name="ce6">
            <text:p>0.60%</text:p>
          </table:table-cell>
          <table:table-cell office:value-type="percentage" office:value="3.7601630056603866E-3" table:style-name="ce6">
            <text:p>0.38%</text:p>
          </table:table-cell>
          <table:table-cell office:value-type="percentage" office:value="3.2381446030818758E-2" table:style-name="ce6">
            <text:p>3.24%</text:p>
          </table:table-cell>
          <table:table-cell office:value-type="percentage" office:value="3.2381446030818758E-2" table:style-name="ce6">
            <text:p>3.24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52403" table:style-name="ce1">
            <text:p>152403</text:p>
          </table:table-cell>
          <table:table-cell office:value-type="float" office:value="99.91" table:style-name="ce1">
            <text:p>99.91</text:p>
          </table:table-cell>
          <table:table-cell table:style-name="ce17"/>
          <table:table-cell office:value-type="string" table:style-name="ce1">
            <text:p>Max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9.8875444853744651E-2" table:style-name="ce6">
            <text:p>9.89%</text:p>
          </table:table-cell>
          <table:table-cell office:value-type="percentage" office:value="8.4452756828140661E-3" table:style-name="ce6">
            <text:p>0.84%</text:p>
          </table:table-cell>
          <table:table-cell office:value-type="percentage" office:value="6.3136874812346712E-3" table:style-name="ce6">
            <text:p>0.63%</text:p>
          </table:table-cell>
          <table:table-cell office:value-type="percentage" office:value="6.3136874812346712E-3" table:style-name="ce6">
            <text:p>0.63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54606" table:style-name="ce1">
            <text:p>154606</text:p>
          </table:table-cell>
          <table:table-cell office:value-type="float" office:value="15.32" table:style-name="ce1">
            <text:p>15.32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 P1 130nt 25M</text:p>
          </table:table-cell>
          <table:table-cell table:number-columns-repeated="6" table:style-name="ce1"/>
          <table:table-cell table:style-name="ce2"/>
          <table:table-cell office:value-type="string" table:style-name="ce1">
            <text:p>New P1 130nt 25M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New P1 130nt 25M</text:p>
          </table:table-cell>
          <table:table-cell table:number-columns-repeated="6" table:style-name="ce1"/>
          <table:table-cell table:style-name="ce2"/>
          <table:table-cell office:value-type="string" table:style-name="ce1">
            <text:p>New P1 130nt 25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7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um</text:p>
          </table:table-cell>
          <table:table-cell office:value-type="percentage" office:value="0.32219295999999997" table:style-name="ce6">
            <text:p>32.22%</text:p>
          </table:table-cell>
          <table:table-cell office:value-type="percentage" office:value="0.32219295999999997" table:style-name="ce6">
            <text:p>32.22%</text:p>
          </table:table-cell>
          <table:table-cell office:value-type="percentage" office:value="3.0021559999999996E-2" table:style-name="ce6">
            <text:p>3.00%</text:p>
          </table:table-cell>
          <table:table-cell office:value-type="percentage" office:value="7.7277599999999958E-3" table:style-name="ce6">
            <text:p>0.77%</text:p>
          </table:table-cell>
          <table:table-cell office:value-type="percentage" office:value="0.26461007999999997" table:style-name="ce6">
            <text:p>26.46%</text:p>
          </table:table-cell>
          <table:table-cell office:value-type="percentage" office:value="0.26461007999999997" table:style-name="ce6">
            <text:p>26.46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Sum</text:p>
          </table:table-cell>
          <table:table-cell office:value-type="percentage" office:value="4.4182720000000016E-2" table:style-name="ce6">
            <text:p>4.42%</text:p>
          </table:table-cell>
          <table:table-cell office:value-type="percentage" office:value="4.4182720000000016E-2" table:style-name="ce6">
            <text:p>4.42%</text:p>
          </table:table-cell>
          <table:table-cell office:value-type="percentage" office:value="0.39628659999999999" table:style-name="ce6">
            <text:p>39.63%</text:p>
          </table:table-cell>
          <table:table-cell office:value-type="percentage" office:value="8.0101160000000005E-2" table:style-name="ce6">
            <text:p>8.01%</text:p>
          </table:table-cell>
          <table:table-cell office:value-type="percentage" office:value="3.6169119999999992E-2" table:style-name="ce6">
            <text:p>3.62%</text:p>
          </table:table-cell>
          <table:table-cell office:value-type="percentage" office:value="3.6169119999999992E-2" table:style-name="ce6">
            <text:p>3.62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percentage" office:value="4.6027565714285706E-3" table:style-name="ce6">
            <text:p>0.46%</text:p>
          </table:table-cell>
          <table:table-cell office:value-type="percentage" office:value="4.6027565714285706E-3" table:style-name="ce6">
            <text:p>0.46%</text:p>
          </table:table-cell>
          <table:table-cell office:value-type="percentage" office:value="4.2887942857142852E-4" table:style-name="ce6">
            <text:p>0.04%</text:p>
          </table:table-cell>
          <table:table-cell office:value-type="percentage" office:value="1.1039657142857136E-4" table:style-name="ce6">
            <text:p>0.01%</text:p>
          </table:table-cell>
          <table:table-cell office:value-type="percentage" office:value="3.7801439999999996E-3" table:style-name="ce6">
            <text:p>0.38%</text:p>
          </table:table-cell>
          <table:table-cell office:value-type="percentage" office:value="3.7801439999999996E-3" table:style-name="ce6">
            <text:p>0.38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845.9285714285716" table:style-name="ce1">
            <text:p>5845.928571</text:p>
          </table:table-cell>
          <table:table-cell office:value-type="float" office:value="5.5981428571428564" table:style-name="ce1">
            <text:p>5.598142857</text:p>
          </table:table-cell>
          <table:table-cell table:style-name="ce17"/>
          <table:table-cell office:value-type="string" table:style-name="ce1">
            <text:p>Average</text:p>
          </table:table-cell>
          <table:table-cell office:value-type="percentage" office:value="6.3118171428571453E-4" table:style-name="ce6">
            <text:p>0.06%</text:p>
          </table:table-cell>
          <table:table-cell office:value-type="percentage" office:value="6.3118171428571453E-4" table:style-name="ce6">
            <text:p>0.06%</text:p>
          </table:table-cell>
          <table:table-cell office:value-type="percentage" office:value="5.6612371428571423E-3" table:style-name="ce6">
            <text:p>0.57%</text:p>
          </table:table-cell>
          <table:table-cell office:value-type="percentage" office:value="1.1443022857142858E-3" table:style-name="ce6">
            <text:p>0.11%</text:p>
          </table:table-cell>
          <table:table-cell office:value-type="percentage" office:value="5.1670171428571418E-4" table:style-name="ce6">
            <text:p>0.05%</text:p>
          </table:table-cell>
          <table:table-cell office:value-type="percentage" office:value="5.1670171428571418E-4" table:style-name="ce6">
            <text:p>0.05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87.285714285714292" table:style-name="ce1">
            <text:p>87.28571429</text:p>
          </table:table-cell>
          <table:table-cell office:value-type="float" office:value="9.9520000000000017" table:style-name="ce1">
            <text:p>9.95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In</text:p>
          </table:table-cell>
          <table:table-cell office:value-type="percentage" office:value="6.7319999999999999E-4" table:style-name="ce6">
            <text:p>0.07%</text:p>
          </table:table-cell>
          <table:table-cell office:value-type="percentage" office:value="6.7319999999999999E-4" table:style-name="ce6">
            <text:p>0.07%</text:p>
          </table:table-cell>
          <table:table-cell office:value-type="percentage" office:value="8.1879999999999995E-5" table:style-name="ce6">
            <text:p>0.01%</text:p>
          </table:table-cell>
          <table:table-cell office:value-type="percentage" office:value="1.4960000000000001E-5" table:style-name="ce6">
            <text:p>0.00%</text:p>
          </table:table-cell>
          <table:table-cell office:value-type="percentage" office:value="5.5564000000000004E-4" table:style-name="ce6">
            <text:p>0.06%</text:p>
          </table:table-cell>
          <table:table-cell office:value-type="percentage" office:value="5.5564000000000004E-4" table:style-name="ce6">
            <text:p>0.06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295" table:style-name="ce1">
            <text:p>295</text:p>
          </table:table-cell>
          <table:table-cell office:value-type="float" office:value="4.91" table:style-name="ce1">
            <text:p>4.91</text:p>
          </table:table-cell>
          <table:table-cell table:style-name="ce17"/>
          <table:table-cell office:value-type="string" table:style-name="ce1">
            <text:p>MIn</text:p>
          </table:table-cell>
          <table:table-cell office:value-type="percentage" office:value="1.0088E-4" table:style-name="ce6">
            <text:p>0.01%</text:p>
          </table:table-cell>
          <table:table-cell office:value-type="percentage" office:value="1.0088E-4" table:style-name="ce6">
            <text:p>0.01%</text:p>
          </table:table-cell>
          <table:table-cell office:value-type="percentage" office:value="9.0572000000000005E-4" table:style-name="ce6">
            <text:p>0.09%</text:p>
          </table:table-cell>
          <table:table-cell office:value-type="percentage" office:value="3.1599999999999998E-6" table:style-name="ce6">
            <text:p>0.00%</text:p>
          </table:table-cell>
          <table:table-cell office:value-type="percentage" office:value="8.6959999999999994E-5" table:style-name="ce6">
            <text:p>0.01%</text:p>
          </table:table-cell>
          <table:table-cell office:value-type="percentage" office:value="8.6959999999999994E-5" table:style-name="ce6">
            <text:p>0.01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8" table:style-name="ce1">
            <text:p>18</text:p>
          </table:table-cell>
          <table:table-cell office:value-type="float" office:value="7.35" table:style-name="ce1">
            <text:p>7.3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ax</text:p>
          </table:table-cell>
          <table:table-cell office:value-type="percentage" office:value="7.1770000000000002E-3" table:style-name="ce6">
            <text:p>0.72%</text:p>
          </table:table-cell>
          <table:table-cell office:value-type="percentage" office:value="7.1770000000000002E-3" table:style-name="ce6">
            <text:p>0.72%</text:p>
          </table:table-cell>
          <table:table-cell office:value-type="percentage" office:value="6.3880000000000002E-4" table:style-name="ce6">
            <text:p>0.06%</text:p>
          </table:table-cell>
          <table:table-cell office:value-type="percentage" office:value="1.7316E-4" table:style-name="ce6">
            <text:p>0.02%</text:p>
          </table:table-cell>
          <table:table-cell office:value-type="percentage" office:value="5.8703599999999998E-3" table:style-name="ce6">
            <text:p>0.59%</text:p>
          </table:table-cell>
          <table:table-cell office:value-type="percentage" office:value="5.8703599999999998E-3" table:style-name="ce6">
            <text:p>0.59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413" table:style-name="ce1">
            <text:p>9413</text:p>
          </table:table-cell>
          <table:table-cell office:value-type="float" office:value="6.89" table:style-name="ce1">
            <text:p>6.89</text:p>
          </table:table-cell>
          <table:table-cell table:style-name="ce17"/>
          <table:table-cell office:value-type="string" table:style-name="ce1">
            <text:p>Max</text:p>
          </table:table-cell>
          <table:table-cell office:value-type="percentage" office:value="9.6080000000000004E-4" table:style-name="ce6">
            <text:p>0.10%</text:p>
          </table:table-cell>
          <table:table-cell office:value-type="percentage" office:value="9.6080000000000004E-4" table:style-name="ce6">
            <text:p>0.10%</text:p>
          </table:table-cell>
          <table:table-cell office:value-type="percentage" office:value="8.4841599999999993E-3" table:style-name="ce6">
            <text:p>0.85%</text:p>
          </table:table-cell>
          <table:table-cell office:value-type="percentage" office:value="1.656024E-2" table:style-name="ce6">
            <text:p>1.66%</text:p>
          </table:table-cell>
          <table:table-cell office:value-type="percentage" office:value="7.7543999999999996E-4" table:style-name="ce6">
            <text:p>0.08%</text:p>
          </table:table-cell>
          <table:table-cell office:value-type="percentage" office:value="7.7543999999999996E-4" table:style-name="ce6">
            <text:p>0.08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48" table:style-name="ce1">
            <text:p>148</text:p>
          </table:table-cell>
          <table:table-cell office:value-type="float" office:value="13.32" table:style-name="ce1">
            <text:p>13.32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 P1 130 130nt All</text:p>
          </table:table-cell>
          <table:table-cell table:number-columns-repeated="6" table:style-name="ce1"/>
          <table:table-cell table:style-name="ce2"/>
          <table:table-cell office:value-type="string" table:style-name="ce1">
            <text:p>New P1 130 130nt All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New P1 130 130nt All</text:p>
          </table:table-cell>
          <table:table-cell table:number-columns-repeated="6" table:style-name="ce1"/>
          <table:table-cell table:style-name="ce2"/>
          <table:table-cell office:value-type="string" table:style-name="ce1">
            <text:p>New P1 130 130nt All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7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um</text:p>
          </table:table-cell>
          <table:table-cell office:value-type="percentage" office:value="0.30825667918068067" table:style-name="ce6">
            <text:p>30.83%</text:p>
          </table:table-cell>
          <table:table-cell office:value-type="percentage" office:value="0.30825667918068067" table:style-name="ce6">
            <text:p>30.83%</text:p>
          </table:table-cell>
          <table:table-cell office:value-type="percentage" office:value="2.7628754399155433E-2" table:style-name="ce6">
            <text:p>2.76%</text:p>
          </table:table-cell>
          <table:table-cell office:value-type="percentage" office:value="9.6826870335882213E-3" table:style-name="ce6">
            <text:p>0.97%</text:p>
          </table:table-cell>
          <table:table-cell office:value-type="percentage" office:value="0.22766572864054371" table:style-name="ce6">
            <text:p>22.77%</text:p>
          </table:table-cell>
          <table:table-cell office:value-type="percentage" office:value="0.22766572864054371" table:style-name="ce6">
            <text:p>22.77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Sum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0.39188576481008713" table:style-name="ce6">
            <text:p>39.19%</text:p>
          </table:table-cell>
          <table:table-cell office:value-type="percentage" office:value="7.0581044210304228E-2" table:style-name="ce6">
            <text:p>7.06%</text:p>
          </table:table-cell>
          <table:table-cell office:value-type="percentage" office:value="2.5899371152523953E-2" table:style-name="ce6">
            <text:p>2.59%</text:p>
          </table:table-cell>
          <table:table-cell office:value-type="percentage" office:value="2.5899371152523953E-2" table:style-name="ce6">
            <text:p>2.59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percentage" office:value="4.4036668454382954E-3" table:style-name="ce6">
            <text:p>0.44%</text:p>
          </table:table-cell>
          <table:table-cell office:value-type="percentage" office:value="4.4036668454382954E-3" table:style-name="ce6">
            <text:p>0.44%</text:p>
          </table:table-cell>
          <table:table-cell office:value-type="percentage" office:value="3.9469649141650616E-4" table:style-name="ce6">
            <text:p>0.04%</text:p>
          </table:table-cell>
          <table:table-cell office:value-type="percentage" office:value="1.3832410047983173E-4" table:style-name="ce6">
            <text:p>0.01%</text:p>
          </table:table-cell>
          <table:table-cell office:value-type="percentage" office:value="3.2523675520077671E-3" table:style-name="ce6">
            <text:p>0.33%</text:p>
          </table:table-cell>
          <table:table-cell office:value-type="percentage" office:value="3.2523675520077671E-3" table:style-name="ce6">
            <text:p>0.33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8417.828571428574" table:style-name="ce1">
            <text:p>58417.82857</text:p>
          </table:table-cell>
          <table:table-cell office:value-type="float" office:value="12.208142857142859" table:style-name="ce1">
            <text:p>12.20814286</text:p>
          </table:table-cell>
          <table:table-cell table:style-name="ce17"/>
          <table:table-cell office:value-type="string" table:style-name="ce1">
            <text:p>Average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5983680687155301E-3" table:style-name="ce6">
            <text:p>0.56%</text:p>
          </table:table-cell>
          <table:table-cell office:value-type="percentage" office:value="1.0083006315757747E-3" table:style-name="ce6">
            <text:p>0.10%</text:p>
          </table:table-cell>
          <table:table-cell office:value-type="percentage" office:value="3.6999101646462791E-4" table:style-name="ce6">
            <text:p>0.04%</text:p>
          </table:table-cell>
          <table:table-cell office:value-type="percentage" office:value="3.6999101646462791E-4" table:style-name="ce6">
            <text:p>0.04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3886.0142857142855" table:style-name="ce1">
            <text:p>3886.014286</text:p>
          </table:table-cell>
          <table:table-cell office:value-type="float" office:value="6.0572857142857135" table:style-name="ce1">
            <text:p>6.05728571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In</text:p>
          </table:table-cell>
          <table:table-cell office:value-type="percentage" office:value="6.3774474174089666E-4" table:style-name="ce6">
            <text:p>0.06%</text:p>
          </table:table-cell>
          <table:table-cell office:value-type="percentage" office:value="6.3774474174089666E-4" table:style-name="ce6">
            <text:p>0.06%</text:p>
          </table:table-cell>
          <table:table-cell office:value-type="percentage" office:value="7.6578339969719569E-5" table:style-name="ce6">
            <text:p>0.01%</text:p>
          </table:table-cell>
          <table:table-cell office:value-type="percentage" office:value="1.4831205274482629E-5" table:style-name="ce6">
            <text:p>0.00%</text:p>
          </table:table-cell>
          <table:table-cell office:value-type="percentage" office:value="4.804284450705835E-4" table:style-name="ce6">
            <text:p>0.05%</text:p>
          </table:table-cell>
          <table:table-cell office:value-type="percentage" office:value="4.804284450705835E-4" table:style-name="ce6">
            <text:p>0.05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1967" table:style-name="ce1">
            <text:p>11967</text:p>
          </table:table-cell>
          <table:table-cell office:value-type="float" office:value="6.77" table:style-name="ce1">
            <text:p>6.77</text:p>
          </table:table-cell>
          <table:table-cell table:style-name="ce17"/>
          <table:table-cell office:value-type="string" table:style-name="ce1">
            <text:p>MIn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8.7748382935878648E-4" table:style-name="ce6">
            <text:p>0.09%</text:p>
          </table:table-cell>
          <table:table-cell office:value-type="percentage" office:value="1.5236381676438818E-5" table:style-name="ce6">
            <text:p>0.00%</text:p>
          </table:table-cell>
          <table:table-cell office:value-type="percentage" office:value="6.8206637621387388E-5" table:style-name="ce6">
            <text:p>0.01%</text:p>
          </table:table-cell>
          <table:table-cell office:value-type="percentage" office:value="6.8206637621387388E-5" table:style-name="ce6">
            <text:p>0.01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306" table:style-name="ce1">
            <text:p>306</text:p>
          </table:table-cell>
          <table:table-cell office:value-type="float" office:value="5.15" table:style-name="ce1">
            <text:p>5.1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ax</text:p>
          </table:table-cell>
          <table:table-cell office:value-type="percentage" office:value="6.8510111831514434E-3" table:style-name="ce6">
            <text:p>0.69%</text:p>
          </table:table-cell>
          <table:table-cell office:value-type="percentage" office:value="6.8510111831514434E-3" table:style-name="ce6">
            <text:p>0.69%</text:p>
          </table:table-cell>
          <table:table-cell office:value-type="percentage" office:value="5.955830764323045E-4" table:style-name="ce6">
            <text:p>0.06%</text:p>
          </table:table-cell>
          <table:table-cell office:value-type="percentage" office:value="4.3620300355634405E-4" table:style-name="ce6">
            <text:p>0.04%</text:p>
          </table:table-cell>
          <table:table-cell office:value-type="percentage" office:value="5.111711316955557E-3" table:style-name="ce6">
            <text:p>0.51%</text:p>
          </table:table-cell>
          <table:table-cell office:value-type="percentage" office:value="5.111711316955557E-3" table:style-name="ce6">
            <text:p>0.51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1374" table:style-name="ce1">
            <text:p>91374</text:p>
          </table:table-cell>
          <table:table-cell office:value-type="float" office:value="17.18" table:style-name="ce1">
            <text:p>17.18</text:p>
          </table:table-cell>
          <table:table-cell table:style-name="ce17"/>
          <table:table-cell office:value-type="string" table:style-name="ce1">
            <text:p>Max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8.3228246655407991E-3" table:style-name="ce6">
            <text:p>0.83%</text:p>
          </table:table-cell>
          <table:table-cell office:value-type="percentage" office:value="1.4651723788168612E-2" table:style-name="ce6">
            <text:p>1.47%</text:p>
          </table:table-cell>
          <table:table-cell office:value-type="percentage" office:value="5.726716626238466E-4" table:style-name="ce6">
            <text:p>0.06%</text:p>
          </table:table-cell>
          <table:table-cell office:value-type="percentage" office:value="5.726716626238466E-4" table:style-name="ce6">
            <text:p>0.06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957" table:style-name="ce1">
            <text:p>9957</text:p>
          </table:table-cell>
          <table:table-cell office:value-type="float" office:value="8.15" table:style-name="ce1">
            <text:p>8.15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 P2 130 130nt All</text:p>
          </table:table-cell>
          <table:table-cell table:number-columns-repeated="6" table:style-name="ce1"/>
          <table:table-cell table:style-name="ce2"/>
          <table:table-cell office:value-type="string" table:style-name="ce1">
            <text:p>New P2 130 130nt All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New P2 130 130nt All</text:p>
          </table:table-cell>
          <table:table-cell table:number-columns-repeated="6" table:style-name="ce1"/>
          <table:table-cell table:style-name="ce2"/>
          <table:table-cell office:value-type="string" table:style-name="ce1">
            <text:p>New P2 130 130nt All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17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um</text:p>
          </table:table-cell>
          <table:table-cell office:value-type="percentage" office:value="0.28057723146684282" table:style-name="ce6">
            <text:p>28.06%</text:p>
          </table:table-cell>
          <table:table-cell office:value-type="percentage" office:value="0.28057723146684282" table:style-name="ce6">
            <text:p>28.06%</text:p>
          </table:table-cell>
          <table:table-cell office:value-type="percentage" office:value="3.2750790901354389E-2" table:style-name="ce6">
            <text:p>3.28%</text:p>
          </table:table-cell>
          <table:table-cell office:value-type="percentage" office:value="9.8977681351414631E-2" table:style-name="ce6">
            <text:p>9.90%</text:p>
          </table:table-cell>
          <table:table-cell office:value-type="percentage" office:value="0.18754454193049666" table:style-name="ce6">
            <text:p>18.75%</text:p>
          </table:table-cell>
          <table:table-cell office:value-type="percentage" office:value="0.18754454193049666" table:style-name="ce6">
            <text:p>18.75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17"/>
          <table:table-cell office:value-type="string" table:style-name="ce1">
            <text:p>Sum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0.36321002602589786" table:style-name="ce6">
            <text:p>36.32%</text:p>
          </table:table-cell>
          <table:table-cell office:value-type="percentage" office:value="6.6208428592163554E-2" table:style-name="ce6">
            <text:p>6.62%</text:p>
          </table:table-cell>
          <table:table-cell office:value-type="percentage" office:value="2.5082366057259997E-2" table:style-name="ce6">
            <text:p>2.51%</text:p>
          </table:table-cell>
          <table:table-cell office:value-type="percentage" office:value="2.5082366057259997E-2" table:style-name="ce6">
            <text:p>2.51%</text:p>
          </table:table-cell>
          <table:table-cell table:style-name="ce2"/>
          <table:table-cell office:value-type="string" table:style-name="ce1">
            <text:p>Su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verage</text:p>
          </table:table-cell>
          <table:table-cell office:value-type="percentage" office:value="4.0082461638120404E-3" table:style-name="ce6">
            <text:p>0.40%</text:p>
          </table:table-cell>
          <table:table-cell office:value-type="percentage" office:value="4.0082461638120404E-3" table:style-name="ce6">
            <text:p>0.40%</text:p>
          </table:table-cell>
          <table:table-cell office:value-type="percentage" office:value="4.6786844144791986E-4" table:style-name="ce6">
            <text:p>0.05%</text:p>
          </table:table-cell>
          <table:table-cell office:value-type="percentage" office:value="1.4139668764487805E-3" table:style-name="ce6">
            <text:p>0.14%</text:p>
          </table:table-cell>
          <table:table-cell office:value-type="percentage" office:value="2.6792077418642379E-3" table:style-name="ce6">
            <text:p>0.27%</text:p>
          </table:table-cell>
          <table:table-cell office:value-type="percentage" office:value="2.6792077418642379E-3" table:style-name="ce6">
            <text:p>0.27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5495.214285714283" table:style-name="ce1">
            <text:p>55495.21429</text:p>
          </table:table-cell>
          <table:table-cell office:value-type="float" office:value="12.354000000000005" table:style-name="ce1">
            <text:p>12.354</text:p>
          </table:table-cell>
          <table:table-cell table:style-name="ce17"/>
          <table:table-cell office:value-type="string" table:style-name="ce1">
            <text:p>Average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1887146575128268E-3" table:style-name="ce6">
            <text:p>0.52%</text:p>
          </table:table-cell>
          <table:table-cell office:value-type="percentage" office:value="9.4583469417376502E-4" table:style-name="ce6">
            <text:p>0.09%</text:p>
          </table:table-cell>
          <table:table-cell office:value-type="percentage" office:value="3.5831951510371425E-4" table:style-name="ce6">
            <text:p>0.04%</text:p>
          </table:table-cell>
          <table:table-cell office:value-type="percentage" office:value="3.5831951510371425E-4" table:style-name="ce6">
            <text:p>0.04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6994" table:style-name="ce1">
            <text:p>6994</text:p>
          </table:table-cell>
          <table:table-cell office:value-type="float" office:value="6.0711428571428554" table:style-name="ce1">
            <text:p>6.071142857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In</text:p>
          </table:table-cell>
          <table:table-cell office:value-type="percentage" office:value="8.1003057916731171E-7" table:style-name="ce6">
            <text:p>0.00%</text:p>
          </table:table-cell>
          <table:table-cell office:value-type="percentage" office:value="8.1003057916731171E-7" table:style-name="ce6">
            <text:p>0.00%</text:p>
          </table:table-cell>
          <table:table-cell office:value-type="percentage" office:value="4.8943800166046009E-7" table:style-name="ce6">
            <text:p>0.00%</text:p>
          </table:table-cell>
          <table:table-cell office:value-type="percentage" office:value="1.90859447809079E-6" table:style-name="ce6">
            <text:p>0.00%</text:p>
          </table:table-cell>
          <table:table-cell office:value-type="percentage" office:value="6.2194960036329207E-7" table:style-name="ce6">
            <text:p>0.00%</text:p>
          </table:table-cell>
          <table:table-cell office:value-type="percentage" office:value="6.2194960036329207E-7" table:style-name="ce6">
            <text:p>0.00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" table:style-name="ce1">
            <text:p>1</text:p>
          </table:table-cell>
          <table:table-cell office:value-type="float" office:value="5.28" table:style-name="ce1">
            <text:p>5.28</text:p>
          </table:table-cell>
          <table:table-cell table:style-name="ce17"/>
          <table:table-cell office:value-type="string" table:style-name="ce1">
            <text:p>MIn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7787178468807576E-6" table:style-name="ce6">
            <text:p>0.00%</text:p>
          </table:table-cell>
          <table:table-cell office:value-type="percentage" office:value="9.4019116563509339E-6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ax</text:p>
          </table:table-cell>
          <table:table-cell office:value-type="percentage" office:value="8.0381044197852369E-3" table:style-name="ce6">
            <text:p>0.80%</text:p>
          </table:table-cell>
          <table:table-cell office:value-type="percentage" office:value="8.0381044197852369E-3" table:style-name="ce6">
            <text:p>0.80%</text:p>
          </table:table-cell>
          <table:table-cell office:value-type="percentage" office:value="1.0889375724628724E-3" table:style-name="ce6">
            <text:p>0.11%</text:p>
          </table:table-cell>
          <table:table-cell office:value-type="percentage" office:value="1.6099986122402234E-2" table:style-name="ce6">
            <text:p>1.61%</text:p>
          </table:table-cell>
          <table:table-cell office:value-type="percentage" office:value="5.7820709417471727E-3" table:style-name="ce6">
            <text:p>0.58%</text:p>
          </table:table-cell>
          <table:table-cell office:value-type="percentage" office:value="5.7820709417471727E-3" table:style-name="ce6">
            <text:p>0.58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15828" table:style-name="ce1">
            <text:p>115828</text:p>
          </table:table-cell>
          <table:table-cell office:value-type="float" office:value="24.53" table:style-name="ce1">
            <text:p>24.53</text:p>
          </table:table-cell>
          <table:table-cell table:style-name="ce17"/>
          <table:table-cell office:value-type="string" table:style-name="ce1">
            <text:p>Max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1745593007795523E-2" table:style-name="ce6">
            <text:p>1.17%</text:p>
          </table:table-cell>
          <table:table-cell office:value-type="percentage" office:value="1.2006256146147094E-2" table:style-name="ce6">
            <text:p>1.20%</text:p>
          </table:table-cell>
          <table:table-cell office:value-type="percentage" office:value="8.3468414837758857E-4" table:style-name="ce6">
            <text:p>0.08%</text:p>
          </table:table-cell>
          <table:table-cell office:value-type="percentage" office:value="8.3468414837758857E-4" table:style-name="ce6">
            <text:p>0.08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8899" table:style-name="ce1">
            <text:p>18899</text:p>
          </table:table-cell>
          <table:table-cell office:value-type="float" office:value="12.07" table:style-name="ce1">
            <text:p>12.07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gend: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17"/>
          <table:table-cell table:number-columns-repeated="7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string" table:style-name="ce1">
            <text:p>cpa - after cut site filtering paired reads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17"/>
          <table:table-cell table:number-columns-repeated="7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string" table:style-name="ce1">
            <text:p>rnp - not paired remained reads after cut site filetring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17"/>
          <table:table-cell table:number-columns-repeated="7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string" table:style-name="ce1">
            <text:p>dpa - paired reads after deduplication based on DBR region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17"/>
          <table:table-cell table:number-columns-repeated="7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string" table:style-name="ce1">
            <text:p>p5 - reads from p5 adaptor site (forward reads)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17"/>
          <table:table-cell table:number-columns-repeated="7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string" table:style-name="ce1">
            <text:p>p7 reads from p7 adaptor site (reverse reads)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17"/>
          <table:table-cell table:number-columns-repeated="7" table:style-name="ce1"/>
          <table:table-cell table:style-name="ce2"/>
          <table:table-cell table:number-columns-repeated="16364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Graph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number-columns-repeated="7" table:default-cell-style-name="ce1" table:visibility="collapse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2"/>
        <table:table-column table:style-name="co5" table:default-cell-style-name="ce1" table:visibility="collapse"/>
        <table:table-column table:style-name="co6" table:number-columns-repeated="2" table:default-cell-style-name="ce1" table:visibility="collapse"/>
        <table:table-column table:style-name="co10" table:default-cell-style-name="ce2" table:visibility="collapse"/>
        <table:table-column table:style-name="co11" table:default-cell-style-name="ce1" table:visibility="collapse"/>
        <table:table-column table:style-name="co6" table:number-columns-repeated="2" table:default-cell-style-name="ce1" table:visibility="collapse"/>
        <table:table-column table:style-name="co3" table:number-columns-repeated="16355" table:default-cell-style-name="ce1"/>
        <table:table-row table:style-name="ro1">
          <table:table-cell table:number-columns-repeated="8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6" table:style-name="ce1"/>
          <table:table-cell table:style-name="ce2"/>
          <table:table-cell table:number-columns-repeated="4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Old dataset 130nt 25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Old dataset 130nt 25M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Old dataset 130nt 25M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office:value-type="string" table:style-name="ce1">
            <text:p>Legend: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9.0511040000000001E-2" table:style-name="ce6">
            <text:p>9.05%</text:p>
          </table:table-cell>
          <table:table-cell office:value-type="percentage" office:value="9.0511040000000001E-2" table:style-name="ce6">
            <text:p>9.05%</text:p>
          </table:table-cell>
          <table:table-cell office:value-type="percentage" office:value="0.64045816" table:style-name="ce6">
            <text:p>64.05%</text:p>
          </table:table-cell>
          <table:table-cell office:value-type="percentage" office:value="1.7589E-2" table:style-name="ce6">
            <text:p>1.76%</text:p>
          </table:table-cell>
          <table:table-cell office:value-type="percentage" office:value="6.9770840000000001E-2" table:style-name="ce6">
            <text:p>6.98%</text:p>
          </table:table-cell>
          <table:table-cell office:value-type="percentage" office:value="6.9770840000000001E-2" table:style-name="ce6">
            <text:p>6.98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cpa - after cut site filtering paired reads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58009584000000003" table:style-name="ce6">
            <text:p>58.01%</text:p>
          </table:table-cell>
          <table:table-cell office:value-type="percentage" office:value="0.58009584000000003" table:style-name="ce6">
            <text:p>58.01%</text:p>
          </table:table-cell>
          <table:table-cell office:value-type="percentage" office:value="3.615612E-2" table:style-name="ce6">
            <text:p>3.62%</text:p>
          </table:table-cell>
          <table:table-cell office:value-type="percentage" office:value="1.510272E-2" table:style-name="ce6">
            <text:p>1.51%</text:p>
          </table:table-cell>
          <table:table-cell office:value-type="percentage" office:value="0.50486779999999998" table:style-name="ce6">
            <text:p>50.49%</text:p>
          </table:table-cell>
          <table:table-cell office:value-type="percentage" office:value="0.50486779999999998" table:style-name="ce6">
            <text:p>50.49%</text:p>
          </table:table-cell>
          <table:table-cell table:style-name="ce18"/>
          <table:table-cell office:value-type="string" table:style-name="ce1">
            <text:p>Sum</text:p>
          </table:table-cell>
          <table:table-cell office:value-type="percentage" office:value="9.0511040000000001E-2" table:style-name="ce6">
            <text:p>9.05%</text:p>
          </table:table-cell>
          <table:table-cell office:value-type="percentage" office:value="9.0511040000000001E-2" table:style-name="ce6">
            <text:p>9.05%</text:p>
          </table:table-cell>
          <table:table-cell office:value-type="percentage" office:value="0.64045816" table:style-name="ce6">
            <text:p>64.05%</text:p>
          </table:table-cell>
          <table:table-cell office:value-type="percentage" office:value="1.7589E-2" table:style-name="ce6">
            <text:p>1.76%</text:p>
          </table:table-cell>
          <table:table-cell office:value-type="percentage" office:value="6.9770840000000001E-2" table:style-name="ce6">
            <text:p>6.98%</text:p>
          </table:table-cell>
          <table:table-cell office:value-type="percentage" office:value="6.9770840000000001E-2" table:style-name="ce6">
            <text:p>6.98%</text:p>
          </table:table-cell>
          <table:table-cell table:style-name="ce18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office:value-type="string" table:style-name="ce1">
            <text:p>rnp - not paired remained reads after cut site filetring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Old dataset 130nt 25M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Old dataset 130nt 25M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office:value-type="string" table:style-name="ce1">
            <text:p>dpa - paired reads after deduplication based on DBR reg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1.1313879999999998E-2" table:style-name="ce6">
            <text:p>1.13%</text:p>
          </table:table-cell>
          <table:table-cell office:value-type="percentage" office:value="1.1313879999999998E-2" table:style-name="ce6">
            <text:p>1.13%</text:p>
          </table:table-cell>
          <table:table-cell office:value-type="percentage" office:value="8.005727E-2" table:style-name="ce6">
            <text:p>8.01%</text:p>
          </table:table-cell>
          <table:table-cell office:value-type="percentage" office:value="2.1986250000000005E-3" table:style-name="ce6">
            <text:p>0.22%</text:p>
          </table:table-cell>
          <table:table-cell office:value-type="percentage" office:value="8.7213550000000001E-3" table:style-name="ce6">
            <text:p>0.87%</text:p>
          </table:table-cell>
          <table:table-cell office:value-type="percentage" office:value="8.7213550000000001E-3" table:style-name="ce6">
            <text:p>0.87%</text:p>
          </table:table-cell>
          <table:table-cell table:style-name="ce18"/>
          <table:table-cell table:style-name="ce1"/>
          <table:table-cell table:number-columns-repeated="6" table:style-name="ce6"/>
          <table:table-cell table:style-name="ce18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6407.75" table:style-name="ce1">
            <text:p>6407.75</text:p>
          </table:table-cell>
          <table:table-cell office:value-type="float" office:value="5.4574999999999996" table:style-name="ce1">
            <text:p>5.457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p5 - reads from p5 adaptor site (forward reads)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7.251197999999999E-2" table:style-name="ce6">
            <text:p>7.25%</text:p>
          </table:table-cell>
          <table:table-cell office:value-type="percentage" office:value="7.251197999999999E-2" table:style-name="ce6">
            <text:p>7.25%</text:p>
          </table:table-cell>
          <table:table-cell office:value-type="percentage" office:value="4.519515E-3" table:style-name="ce6">
            <text:p>0.45%</text:p>
          </table:table-cell>
          <table:table-cell office:value-type="percentage" office:value="1.88784E-3" table:style-name="ce6">
            <text:p>0.19%</text:p>
          </table:table-cell>
          <table:table-cell office:value-type="percentage" office:value="6.3108474999999997E-2" table:style-name="ce6">
            <text:p>6.31%</text:p>
          </table:table-cell>
          <table:table-cell office:value-type="percentage" office:value="6.3108474999999997E-2" table:style-name="ce6">
            <text:p>6.31%</text:p>
          </table:table-cell>
          <table:table-cell table:style-name="ce18"/>
          <table:table-cell office:value-type="string" table:style-name="ce1">
            <text:p>Average</text:p>
          </table:table-cell>
          <table:table-cell office:value-type="percentage" office:value="1.1313879999999998E-2" table:style-name="ce6">
            <text:p>1.13%</text:p>
          </table:table-cell>
          <table:table-cell office:value-type="percentage" office:value="1.1313879999999998E-2" table:style-name="ce6">
            <text:p>1.13%</text:p>
          </table:table-cell>
          <table:table-cell office:value-type="percentage" office:value="8.005727E-2" table:style-name="ce6">
            <text:p>8.01%</text:p>
          </table:table-cell>
          <table:table-cell office:value-type="percentage" office:value="2.1986250000000005E-3" table:style-name="ce6">
            <text:p>0.22%</text:p>
          </table:table-cell>
          <table:table-cell office:value-type="percentage" office:value="8.7213550000000001E-3" table:style-name="ce6">
            <text:p>0.87%</text:p>
          </table:table-cell>
          <table:table-cell office:value-type="percentage" office:value="8.7213550000000001E-3" table:style-name="ce6">
            <text:p>0.87%</text:p>
          </table:table-cell>
          <table:table-cell table:style-name="ce18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81235.625" table:style-name="ce1">
            <text:p>81235.625</text:p>
          </table:table-cell>
          <table:table-cell office:value-type="float" office:value="10.654999999999999" table:style-name="ce1">
            <text:p>10.655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6407.75" table:style-name="ce1">
            <text:p>6407.75</text:p>
          </table:table-cell>
          <table:table-cell office:value-type="float" office:value="5.4574999999999996" table:style-name="ce1">
            <text:p>5.4575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81235.625" table:style-name="ce1">
            <text:p>81235.625</text:p>
          </table:table-cell>
          <table:table-cell office:value-type="float" office:value="10.654999999999999" table:style-name="ce1">
            <text:p>10.655</text:p>
          </table:table-cell>
          <table:table-cell office:value-type="string" table:style-name="ce1">
            <text:p>p7 reads from p7 adaptor site (reverse reads)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5.7649199999999998E-3" table:style-name="ce6">
            <text:p>0.58%</text:p>
          </table:table-cell>
          <table:table-cell office:value-type="percentage" office:value="5.7649199999999998E-3" table:style-name="ce6">
            <text:p>0.58%</text:p>
          </table:table-cell>
          <table:table-cell office:value-type="percentage" office:value="4.1318319999999999E-2" table:style-name="ce6">
            <text:p>4.13%</text:p>
          </table:table-cell>
          <table:table-cell office:value-type="percentage" office:value="4.124E-4" table:style-name="ce6">
            <text:p>0.04%</text:p>
          </table:table-cell>
          <table:table-cell office:value-type="percentage" office:value="4.6660800000000004E-3" table:style-name="ce6">
            <text:p>0.47%</text:p>
          </table:table-cell>
          <table:table-cell office:value-type="percentage" office:value="4.6660800000000004E-3" table:style-name="ce6">
            <text:p>0.47%</text:p>
          </table:table-cell>
          <table:table-cell table:style-name="ce18"/>
          <table:table-cell table:style-name="ce1"/>
          <table:table-cell table:number-columns-repeated="6" table:style-name="ce6"/>
          <table:table-cell table:style-name="ce18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1563" table:style-name="ce1">
            <text:p>1563</text:p>
          </table:table-cell>
          <table:table-cell office:value-type="float" office:value="4.68" table:style-name="ce1">
            <text:p>4.68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3.7326239999999997E-2" table:style-name="ce6">
            <text:p>3.73%</text:p>
          </table:table-cell>
          <table:table-cell office:value-type="percentage" office:value="3.7326239999999997E-2" table:style-name="ce6">
            <text:p>3.73%</text:p>
          </table:table-cell>
          <table:table-cell office:value-type="percentage" office:value="2.1479200000000002E-3" table:style-name="ce6">
            <text:p>0.21%</text:p>
          </table:table-cell>
          <table:table-cell office:value-type="percentage" office:value="8.5996E-4" table:style-name="ce6">
            <text:p>0.09%</text:p>
          </table:table-cell>
          <table:table-cell office:value-type="percentage" office:value="3.2607240000000003E-2" table:style-name="ce6">
            <text:p>3.26%</text:p>
          </table:table-cell>
          <table:table-cell office:value-type="percentage" office:value="3.2607240000000003E-2" table:style-name="ce6">
            <text:p>3.26%</text:p>
          </table:table-cell>
          <table:table-cell table:style-name="ce18"/>
          <table:table-cell office:value-type="string" table:style-name="ce1">
            <text:p>MIn</text:p>
          </table:table-cell>
          <table:table-cell office:value-type="percentage" office:value="5.7649199999999998E-3" table:style-name="ce6">
            <text:p>0.58%</text:p>
          </table:table-cell>
          <table:table-cell office:value-type="percentage" office:value="5.7649199999999998E-3" table:style-name="ce6">
            <text:p>0.58%</text:p>
          </table:table-cell>
          <table:table-cell office:value-type="percentage" office:value="4.1318319999999999E-2" table:style-name="ce6">
            <text:p>4.13%</text:p>
          </table:table-cell>
          <table:table-cell office:value-type="percentage" office:value="4.124E-4" table:style-name="ce6">
            <text:p>0.04%</text:p>
          </table:table-cell>
          <table:table-cell office:value-type="percentage" office:value="4.6660800000000004E-3" table:style-name="ce6">
            <text:p>0.47%</text:p>
          </table:table-cell>
          <table:table-cell office:value-type="percentage" office:value="4.6660800000000004E-3" table:style-name="ce6">
            <text:p>0.47%</text:p>
          </table:table-cell>
          <table:table-cell table:style-name="ce18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54549" table:style-name="ce1">
            <text:p>54549</text:p>
          </table:table-cell>
          <table:table-cell office:value-type="float" office:value="7.2" table:style-name="ce1">
            <text:p>7.2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563" table:style-name="ce1">
            <text:p>1563</text:p>
          </table:table-cell>
          <table:table-cell office:value-type="float" office:value="4.68" table:style-name="ce1">
            <text:p>4.68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54549" table:style-name="ce1">
            <text:p>54549</text:p>
          </table:table-cell>
          <table:table-cell office:value-type="float" office:value="7.2" table:style-name="ce1">
            <text:p>7.2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1.4354520000000001E-2" table:style-name="ce6">
            <text:p>1.44%</text:p>
          </table:table-cell>
          <table:table-cell office:value-type="percentage" office:value="1.4354520000000001E-2" table:style-name="ce6">
            <text:p>1.44%</text:p>
          </table:table-cell>
          <table:table-cell office:value-type="percentage" office:value="0.10071864" table:style-name="ce6">
            <text:p>10.07%</text:p>
          </table:table-cell>
          <table:table-cell office:value-type="percentage" office:value="8.0528000000000006E-3" table:style-name="ce6">
            <text:p>0.81%</text:p>
          </table:table-cell>
          <table:table-cell office:value-type="percentage" office:value="1.1212359999999999E-2" table:style-name="ce6">
            <text:p>1.12%</text:p>
          </table:table-cell>
          <table:table-cell office:value-type="percentage" office:value="1.1212359999999999E-2" table:style-name="ce6">
            <text:p>1.12%</text:p>
          </table:table-cell>
          <table:table-cell table:style-name="ce18"/>
          <table:table-cell table:style-name="ce1"/>
          <table:table-cell table:number-columns-repeated="6" table:style-name="ce6"/>
          <table:table-cell table:style-name="ce18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11510" table:style-name="ce1">
            <text:p>11510</text:p>
          </table:table-cell>
          <table:table-cell office:value-type="float" office:value="6.9" table:style-name="ce1">
            <text:p>6.9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9.1962000000000002E-2" table:style-name="ce6">
            <text:p>9.20%</text:p>
          </table:table-cell>
          <table:table-cell office:value-type="percentage" office:value="9.1962000000000002E-2" table:style-name="ce6">
            <text:p>9.20%</text:p>
          </table:table-cell>
          <table:table-cell office:value-type="percentage" office:value="5.8622400000000003E-3" table:style-name="ce6">
            <text:p>0.59%</text:p>
          </table:table-cell>
          <table:table-cell office:value-type="percentage" office:value="3.48964E-3" table:style-name="ce6">
            <text:p>0.35%</text:p>
          </table:table-cell>
          <table:table-cell office:value-type="percentage" office:value="8.0233200000000005E-2" table:style-name="ce6">
            <text:p>8.02%</text:p>
          </table:table-cell>
          <table:table-cell office:value-type="percentage" office:value="8.0233200000000005E-2" table:style-name="ce6">
            <text:p>8.02%</text:p>
          </table:table-cell>
          <table:table-cell table:style-name="ce18"/>
          <table:table-cell office:value-type="string" table:style-name="ce1">
            <text:p>Max</text:p>
          </table:table-cell>
          <table:table-cell office:value-type="percentage" office:value="1.4354520000000001E-2" table:style-name="ce6">
            <text:p>1.44%</text:p>
          </table:table-cell>
          <table:table-cell office:value-type="percentage" office:value="1.4354520000000001E-2" table:style-name="ce6">
            <text:p>1.44%</text:p>
          </table:table-cell>
          <table:table-cell office:value-type="percentage" office:value="0.10071864" table:style-name="ce6">
            <text:p>10.07%</text:p>
          </table:table-cell>
          <table:table-cell office:value-type="percentage" office:value="8.0528000000000006E-3" table:style-name="ce6">
            <text:p>0.81%</text:p>
          </table:table-cell>
          <table:table-cell office:value-type="percentage" office:value="1.1212359999999999E-2" table:style-name="ce6">
            <text:p>1.12%</text:p>
          </table:table-cell>
          <table:table-cell office:value-type="percentage" office:value="1.1212359999999999E-2" table:style-name="ce6">
            <text:p>1.12%</text:p>
          </table:table-cell>
          <table:table-cell table:style-name="ce18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105883" table:style-name="ce1">
            <text:p>105883</text:p>
          </table:table-cell>
          <table:table-cell office:value-type="float" office:value="16.309999999999999" table:style-name="ce1">
            <text:p>16.31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1510" table:style-name="ce1">
            <text:p>11510</text:p>
          </table:table-cell>
          <table:table-cell office:value-type="float" office:value="6.9" table:style-name="ce1">
            <text:p>6.9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05883" table:style-name="ce1">
            <text:p>105883</text:p>
          </table:table-cell>
          <table:table-cell office:value-type="float" office:value="16.309999999999999" table:style-name="ce1">
            <text:p>16.31</text:p>
          </table:table-cell>
          <table:table-cell table:number-columns-repeated="16355" table:style-name="ce1"/>
        </table:table-row>
        <table:table-row table:style-name="ro1">
          <table:table-cell table:number-columns-repeated="2" table:style-name="ce1"/>
          <table:table-cell table:number-columns-repeated="6" table:style-name="ce6"/>
          <table:table-cell table:style-name="ce18"/>
          <table:table-cell table:style-name="ce1"/>
          <table:table-cell table:number-columns-repeated="6" table:style-name="ce6"/>
          <table:table-cell table:style-name="ce18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0.62919365889055945" table:style-name="ce6">
            <text:p>62.92%</text:p>
          </table:table-cell>
          <table:table-cell office:value-type="percentage" office:value="1.8313834373019221E-2" table:style-name="ce6">
            <text:p>1.83%</text:p>
          </table:table-cell>
          <table:table-cell office:value-type="percentage" office:value="3.9296096738037183E-2" table:style-name="ce6">
            <text:p>3.93%</text:p>
          </table:table-cell>
          <table:table-cell office:value-type="percentage" office:value="3.9296096738037183E-2" table:style-name="ce6">
            <text:p>3.93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56852479996752847" table:style-name="ce6">
            <text:p>56.85%</text:p>
          </table:table-cell>
          <table:table-cell office:value-type="percentage" office:value="0.56852479996752847" table:style-name="ce6">
            <text:p>56.85%</text:p>
          </table:table-cell>
          <table:table-cell office:value-type="percentage" office:value="3.7045134007461962E-2" table:style-name="ce6">
            <text:p>3.70%</text:p>
          </table:table-cell>
          <table:table-cell office:value-type="percentage" office:value="1.7326906372666991E-2" table:style-name="ce6">
            <text:p>1.73%</text:p>
          </table:table-cell>
          <table:table-cell office:value-type="percentage" office:value="0.20491950673536857" table:style-name="ce6">
            <text:p>20.49%</text:p>
          </table:table-cell>
          <table:table-cell office:value-type="percentage" office:value="0.20491950673536857" table:style-name="ce6">
            <text:p>20.49%</text:p>
          </table:table-cell>
          <table:table-cell table:style-name="ce2"/>
          <table:table-cell office:value-type="string" table:style-name="ce1">
            <text:p>Sum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8.8964972774838669E-2" table:style-name="ce6">
            <text:p>8.90%</text:p>
          </table:table-cell>
          <table:table-cell office:value-type="percentage" office:value="0.62919365889055945" table:style-name="ce6">
            <text:p>62.92%</text:p>
          </table:table-cell>
          <table:table-cell office:value-type="percentage" office:value="1.8313834373019221E-2" table:style-name="ce6">
            <text:p>1.83%</text:p>
          </table:table-cell>
          <table:table-cell office:value-type="percentage" office:value="3.9296096738037183E-2" table:style-name="ce6">
            <text:p>3.93%</text:p>
          </table:table-cell>
          <table:table-cell office:value-type="percentage" office:value="3.9296096738037183E-2" table:style-name="ce6">
            <text:p>3.93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Old dataset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7.8649207361319931E-2" table:style-name="ce6">
            <text:p>7.86%</text:p>
          </table:table-cell>
          <table:table-cell office:value-type="percentage" office:value="2.2892292966274026E-3" table:style-name="ce6">
            <text:p>0.23%</text:p>
          </table:table-cell>
          <table:table-cell office:value-type="percentage" office:value="4.9120120922546478E-3" table:style-name="ce6">
            <text:p>0.49%</text:p>
          </table:table-cell>
          <table:table-cell office:value-type="percentage" office:value="4.9120120922546478E-3" table:style-name="ce6">
            <text:p>0.49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120675.625" table:style-name="ce1">
            <text:p>120675.625</text:p>
          </table:table-cell>
          <table:table-cell office:value-type="float" office:value="10.5075" table:style-name="ce1">
            <text:p>10.507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7.1065599995941059E-2" table:style-name="ce6">
            <text:p>7.11%</text:p>
          </table:table-cell>
          <table:table-cell office:value-type="percentage" office:value="7.1065599995941059E-2" table:style-name="ce6">
            <text:p>7.11%</text:p>
          </table:table-cell>
          <table:table-cell office:value-type="percentage" office:value="4.6306417509327453E-3" table:style-name="ce6">
            <text:p>0.46%</text:p>
          </table:table-cell>
          <table:table-cell office:value-type="percentage" office:value="2.1658632965833738E-3" table:style-name="ce6">
            <text:p>0.22%</text:p>
          </table:table-cell>
          <table:table-cell office:value-type="percentage" office:value="2.5614938341921072E-2" table:style-name="ce6">
            <text:p>2.56%</text:p>
          </table:table-cell>
          <table:table-cell office:value-type="percentage" office:value="2.5614938341921072E-2" table:style-name="ce6">
            <text:p>2.56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1.1120621596854834E-2" table:style-name="ce6">
            <text:p>1.11%</text:p>
          </table:table-cell>
          <table:table-cell office:value-type="percentage" office:value="7.8649207361319931E-2" table:style-name="ce6">
            <text:p>7.86%</text:p>
          </table:table-cell>
          <table:table-cell office:value-type="percentage" office:value="2.2892292966274026E-3" table:style-name="ce6">
            <text:p>0.23%</text:p>
          </table:table-cell>
          <table:table-cell office:value-type="percentage" office:value="4.9120120922546478E-3" table:style-name="ce6">
            <text:p>0.49%</text:p>
          </table:table-cell>
          <table:table-cell office:value-type="percentage" office:value="4.9120120922546478E-3" table:style-name="ce6">
            <text:p>0.49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131449.75" table:style-name="ce1">
            <text:p>131449.75</text:p>
          </table:table-cell>
          <table:table-cell office:value-type="float" office:value="62.658749999999998" table:style-name="ce1">
            <text:p>62.65875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120675.625" table:style-name="ce1">
            <text:p>120675.625</text:p>
          </table:table-cell>
          <table:table-cell office:value-type="float" office:value="10.5075" table:style-name="ce1">
            <text:p>10.5075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131449.75" table:style-name="ce1">
            <text:p>131449.75</text:p>
          </table:table-cell>
          <table:table-cell office:value-type="float" office:value="62.658749999999998" table:style-name="ce1">
            <text:p>62.65875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4.0544878422423818E-2" table:style-name="ce6">
            <text:p>4.05%</text:p>
          </table:table-cell>
          <table:table-cell office:value-type="percentage" office:value="4.2249185474828229E-4" table:style-name="ce6">
            <text:p>0.04%</text:p>
          </table:table-cell>
          <table:table-cell office:value-type="percentage" office:value="2.4733268646532605E-3" table:style-name="ce6">
            <text:p>0.25%</text:p>
          </table:table-cell>
          <table:table-cell office:value-type="percentage" office:value="2.4733268646532605E-3" table:style-name="ce6">
            <text:p>0.25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81204" table:style-name="ce1">
            <text:p>81204</text:p>
          </table:table-cell>
          <table:table-cell office:value-type="float" office:value="7.06" table:style-name="ce1">
            <text:p>7.06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3.6523351397121838E-2" table:style-name="ce6">
            <text:p>3.65%</text:p>
          </table:table-cell>
          <table:table-cell office:value-type="percentage" office:value="3.6523351397121838E-2" table:style-name="ce6">
            <text:p>3.65%</text:p>
          </table:table-cell>
          <table:table-cell office:value-type="percentage" office:value="2.2018192587819384E-3" table:style-name="ce6">
            <text:p>0.22%</text:p>
          </table:table-cell>
          <table:table-cell office:value-type="percentage" office:value="1.0982098835944003E-3" table:style-name="ce6">
            <text:p>0.11%</text:p>
          </table:table-cell>
          <table:table-cell office:value-type="percentage" office:value="1.269544961301889E-2" table:style-name="ce6">
            <text:p>1.27%</text:p>
          </table:table-cell>
          <table:table-cell office:value-type="percentage" office:value="1.269544961301889E-2" table:style-name="ce6">
            <text:p>1.27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5.640302891552801E-3" table:style-name="ce6">
            <text:p>0.56%</text:p>
          </table:table-cell>
          <table:table-cell office:value-type="percentage" office:value="4.0544878422423818E-2" table:style-name="ce6">
            <text:p>4.05%</text:p>
          </table:table-cell>
          <table:table-cell office:value-type="percentage" office:value="4.2249185474828229E-4" table:style-name="ce6">
            <text:p>0.04%</text:p>
          </table:table-cell>
          <table:table-cell office:value-type="percentage" office:value="2.4733268646532605E-3" table:style-name="ce6">
            <text:p>0.25%</text:p>
          </table:table-cell>
          <table:table-cell office:value-type="percentage" office:value="2.4733268646532605E-3" table:style-name="ce6">
            <text:p>0.25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89565" table:style-name="ce1">
            <text:p>89565</text:p>
          </table:table-cell>
          <table:table-cell office:value-type="float" office:value="27.63" table:style-name="ce1">
            <text:p>27.63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81204" table:style-name="ce1">
            <text:p>81204</text:p>
          </table:table-cell>
          <table:table-cell office:value-type="float" office:value="7.06" table:style-name="ce1">
            <text:p>7.06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89565" table:style-name="ce1">
            <text:p>89565</text:p>
          </table:table-cell>
          <table:table-cell office:value-type="float" office:value="27.63" table:style-name="ce1">
            <text:p>27.63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9.8875444853744651E-2" table:style-name="ce6">
            <text:p>9.89%</text:p>
          </table:table-cell>
          <table:table-cell office:value-type="percentage" office:value="8.4452756828140661E-3" table:style-name="ce6">
            <text:p>0.84%</text:p>
          </table:table-cell>
          <table:table-cell office:value-type="percentage" office:value="6.3136874812346712E-3" table:style-name="ce6">
            <text:p>0.63%</text:p>
          </table:table-cell>
          <table:table-cell office:value-type="percentage" office:value="6.3136874812346712E-3" table:style-name="ce6">
            <text:p>0.63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154606" table:style-name="ce1">
            <text:p>154606</text:p>
          </table:table-cell>
          <table:table-cell office:value-type="float" office:value="15.32" table:style-name="ce1">
            <text:p>15.32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8.9953271835490803E-2" table:style-name="ce6">
            <text:p>9.00%</text:p>
          </table:table-cell>
          <table:table-cell office:value-type="percentage" office:value="8.9953271835490803E-2" table:style-name="ce6">
            <text:p>9.00%</text:p>
          </table:table-cell>
          <table:table-cell office:value-type="percentage" office:value="6.001100799454903E-3" table:style-name="ce6">
            <text:p>0.60%</text:p>
          </table:table-cell>
          <table:table-cell office:value-type="percentage" office:value="3.7601630056603866E-3" table:style-name="ce6">
            <text:p>0.38%</text:p>
          </table:table-cell>
          <table:table-cell office:value-type="percentage" office:value="3.2381446030818758E-2" table:style-name="ce6">
            <text:p>3.24%</text:p>
          </table:table-cell>
          <table:table-cell office:value-type="percentage" office:value="3.2381446030818758E-2" table:style-name="ce6">
            <text:p>3.24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1.4112054351421743E-2" table:style-name="ce6">
            <text:p>1.41%</text:p>
          </table:table-cell>
          <table:table-cell office:value-type="percentage" office:value="9.8875444853744651E-2" table:style-name="ce6">
            <text:p>9.89%</text:p>
          </table:table-cell>
          <table:table-cell office:value-type="percentage" office:value="8.4452756828140661E-3" table:style-name="ce6">
            <text:p>0.84%</text:p>
          </table:table-cell>
          <table:table-cell office:value-type="percentage" office:value="6.3136874812346712E-3" table:style-name="ce6">
            <text:p>0.63%</text:p>
          </table:table-cell>
          <table:table-cell office:value-type="percentage" office:value="6.3136874812346712E-3" table:style-name="ce6">
            <text:p>0.63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152403" table:style-name="ce1">
            <text:p>152403</text:p>
          </table:table-cell>
          <table:table-cell office:value-type="float" office:value="99.91" table:style-name="ce1">
            <text:p>99.91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54606" table:style-name="ce1">
            <text:p>154606</text:p>
          </table:table-cell>
          <table:table-cell office:value-type="float" office:value="15.32" table:style-name="ce1">
            <text:p>15.32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52403" table:style-name="ce1">
            <text:p>152403</text:p>
          </table:table-cell>
          <table:table-cell office:value-type="float" office:value="99.91" table:style-name="ce1">
            <text:p>99.91</text:p>
          </table:table-cell>
          <table:table-cell table:number-columns-repeated="16355"/>
        </table:table-row>
        <table:table-row table:style-name="ro1">
          <table:table-cell table:number-columns-repeated="8" table:style-name="ce1"/>
          <table:table-cell table:style-name="ce2"/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New P1 130nt 25M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1 130nt 25M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4.4182720000000016E-2" table:style-name="ce6">
            <text:p>4.42%</text:p>
          </table:table-cell>
          <table:table-cell office:value-type="percentage" office:value="4.4182720000000016E-2" table:style-name="ce6">
            <text:p>4.42%</text:p>
          </table:table-cell>
          <table:table-cell office:value-type="percentage" office:value="0.39628659999999999" table:style-name="ce6">
            <text:p>39.63%</text:p>
          </table:table-cell>
          <table:table-cell office:value-type="percentage" office:value="8.0101160000000005E-2" table:style-name="ce6">
            <text:p>8.01%</text:p>
          </table:table-cell>
          <table:table-cell office:value-type="percentage" office:value="3.6169119999999992E-2" table:style-name="ce6">
            <text:p>3.62%</text:p>
          </table:table-cell>
          <table:table-cell office:value-type="percentage" office:value="3.6169119999999992E-2" table:style-name="ce6">
            <text:p>3.62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32219295999999997" table:style-name="ce6">
            <text:p>32.22%</text:p>
          </table:table-cell>
          <table:table-cell office:value-type="percentage" office:value="0.32219295999999997" table:style-name="ce6">
            <text:p>32.22%</text:p>
          </table:table-cell>
          <table:table-cell office:value-type="percentage" office:value="3.0021559999999996E-2" table:style-name="ce6">
            <text:p>3.00%</text:p>
          </table:table-cell>
          <table:table-cell office:value-type="percentage" office:value="7.7277599999999958E-3" table:style-name="ce6">
            <text:p>0.77%</text:p>
          </table:table-cell>
          <table:table-cell office:value-type="percentage" office:value="0.26461007999999997" table:style-name="ce6">
            <text:p>26.46%</text:p>
          </table:table-cell>
          <table:table-cell office:value-type="percentage" office:value="0.26461007999999997" table:style-name="ce6">
            <text:p>26.46%</text:p>
          </table:table-cell>
          <table:table-cell table:style-name="ce2"/>
          <table:table-cell office:value-type="string" table:style-name="ce1">
            <text:p>Sum</text:p>
          </table:table-cell>
          <table:table-cell office:value-type="percentage" office:value="4.4182720000000016E-2" table:style-name="ce6">
            <text:p>4.42%</text:p>
          </table:table-cell>
          <table:table-cell office:value-type="percentage" office:value="4.4182720000000016E-2" table:style-name="ce6">
            <text:p>4.42%</text:p>
          </table:table-cell>
          <table:table-cell office:value-type="percentage" office:value="0.39628659999999999" table:style-name="ce6">
            <text:p>39.63%</text:p>
          </table:table-cell>
          <table:table-cell office:value-type="percentage" office:value="8.0101160000000005E-2" table:style-name="ce6">
            <text:p>8.01%</text:p>
          </table:table-cell>
          <table:table-cell office:value-type="percentage" office:value="3.6169119999999992E-2" table:style-name="ce6">
            <text:p>3.62%</text:p>
          </table:table-cell>
          <table:table-cell office:value-type="percentage" office:value="3.6169119999999992E-2" table:style-name="ce6">
            <text:p>3.62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New P1 130nt 25M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1 130nt 25M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6.3118171428571453E-4" table:style-name="ce6">
            <text:p>0.06%</text:p>
          </table:table-cell>
          <table:table-cell office:value-type="percentage" office:value="6.3118171428571453E-4" table:style-name="ce6">
            <text:p>0.06%</text:p>
          </table:table-cell>
          <table:table-cell office:value-type="percentage" office:value="5.6612371428571423E-3" table:style-name="ce6">
            <text:p>0.57%</text:p>
          </table:table-cell>
          <table:table-cell office:value-type="percentage" office:value="1.1443022857142858E-3" table:style-name="ce6">
            <text:p>0.11%</text:p>
          </table:table-cell>
          <table:table-cell office:value-type="percentage" office:value="5.1670171428571418E-4" table:style-name="ce6">
            <text:p>0.05%</text:p>
          </table:table-cell>
          <table:table-cell office:value-type="percentage" office:value="5.1670171428571418E-4" table:style-name="ce6">
            <text:p>0.05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87.285714285714292" table:style-name="ce1">
            <text:p>87.28571429</text:p>
          </table:table-cell>
          <table:table-cell office:value-type="float" office:value="9.9520000000000017" table:style-name="ce1">
            <text:p>9.952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4.6027565714285706E-3" table:style-name="ce6">
            <text:p>0.46%</text:p>
          </table:table-cell>
          <table:table-cell office:value-type="percentage" office:value="4.6027565714285706E-3" table:style-name="ce6">
            <text:p>0.46%</text:p>
          </table:table-cell>
          <table:table-cell office:value-type="percentage" office:value="4.2887942857142852E-4" table:style-name="ce6">
            <text:p>0.04%</text:p>
          </table:table-cell>
          <table:table-cell office:value-type="percentage" office:value="1.1039657142857136E-4" table:style-name="ce6">
            <text:p>0.01%</text:p>
          </table:table-cell>
          <table:table-cell office:value-type="percentage" office:value="3.7801439999999996E-3" table:style-name="ce6">
            <text:p>0.38%</text:p>
          </table:table-cell>
          <table:table-cell office:value-type="percentage" office:value="3.7801439999999996E-3" table:style-name="ce6">
            <text:p>0.38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percentage" office:value="6.3118171428571453E-4" table:style-name="ce6">
            <text:p>0.06%</text:p>
          </table:table-cell>
          <table:table-cell office:value-type="percentage" office:value="6.3118171428571453E-4" table:style-name="ce6">
            <text:p>0.06%</text:p>
          </table:table-cell>
          <table:table-cell office:value-type="percentage" office:value="5.6612371428571423E-3" table:style-name="ce6">
            <text:p>0.57%</text:p>
          </table:table-cell>
          <table:table-cell office:value-type="percentage" office:value="1.1443022857142858E-3" table:style-name="ce6">
            <text:p>0.11%</text:p>
          </table:table-cell>
          <table:table-cell office:value-type="percentage" office:value="5.1670171428571418E-4" table:style-name="ce6">
            <text:p>0.05%</text:p>
          </table:table-cell>
          <table:table-cell office:value-type="percentage" office:value="5.1670171428571418E-4" table:style-name="ce6">
            <text:p>0.05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5845.9285714285716" table:style-name="ce1">
            <text:p>5845.928571</text:p>
          </table:table-cell>
          <table:table-cell office:value-type="float" office:value="5.5981428571428564" table:style-name="ce1">
            <text:p>5.598142857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87.285714285714292" table:style-name="ce1">
            <text:p>87.28571429</text:p>
          </table:table-cell>
          <table:table-cell office:value-type="float" office:value="9.9520000000000017" table:style-name="ce1">
            <text:p>9.952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845.9285714285716" table:style-name="ce1">
            <text:p>5845.928571</text:p>
          </table:table-cell>
          <table:table-cell office:value-type="float" office:value="5.5981428571428564" table:style-name="ce1">
            <text:p>5.598142857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1.0088E-4" table:style-name="ce6">
            <text:p>0.01%</text:p>
          </table:table-cell>
          <table:table-cell office:value-type="percentage" office:value="1.0088E-4" table:style-name="ce6">
            <text:p>0.01%</text:p>
          </table:table-cell>
          <table:table-cell office:value-type="percentage" office:value="9.0572000000000005E-4" table:style-name="ce6">
            <text:p>0.09%</text:p>
          </table:table-cell>
          <table:table-cell office:value-type="percentage" office:value="3.1599999999999998E-6" table:style-name="ce6">
            <text:p>0.00%</text:p>
          </table:table-cell>
          <table:table-cell office:value-type="percentage" office:value="8.6959999999999994E-5" table:style-name="ce6">
            <text:p>0.01%</text:p>
          </table:table-cell>
          <table:table-cell office:value-type="percentage" office:value="8.6959999999999994E-5" table:style-name="ce6">
            <text:p>0.01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18" table:style-name="ce1">
            <text:p>18</text:p>
          </table:table-cell>
          <table:table-cell office:value-type="float" office:value="7.35" table:style-name="ce1">
            <text:p>7.3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6.7319999999999999E-4" table:style-name="ce6">
            <text:p>0.07%</text:p>
          </table:table-cell>
          <table:table-cell office:value-type="percentage" office:value="6.7319999999999999E-4" table:style-name="ce6">
            <text:p>0.07%</text:p>
          </table:table-cell>
          <table:table-cell office:value-type="percentage" office:value="8.1879999999999995E-5" table:style-name="ce6">
            <text:p>0.01%</text:p>
          </table:table-cell>
          <table:table-cell office:value-type="percentage" office:value="1.4960000000000001E-5" table:style-name="ce6">
            <text:p>0.00%</text:p>
          </table:table-cell>
          <table:table-cell office:value-type="percentage" office:value="5.5564000000000004E-4" table:style-name="ce6">
            <text:p>0.06%</text:p>
          </table:table-cell>
          <table:table-cell office:value-type="percentage" office:value="5.5564000000000004E-4" table:style-name="ce6">
            <text:p>0.06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percentage" office:value="1.0088E-4" table:style-name="ce6">
            <text:p>0.01%</text:p>
          </table:table-cell>
          <table:table-cell office:value-type="percentage" office:value="1.0088E-4" table:style-name="ce6">
            <text:p>0.01%</text:p>
          </table:table-cell>
          <table:table-cell office:value-type="percentage" office:value="9.0572000000000005E-4" table:style-name="ce6">
            <text:p>0.09%</text:p>
          </table:table-cell>
          <table:table-cell office:value-type="percentage" office:value="3.1599999999999998E-6" table:style-name="ce6">
            <text:p>0.00%</text:p>
          </table:table-cell>
          <table:table-cell office:value-type="percentage" office:value="8.6959999999999994E-5" table:style-name="ce6">
            <text:p>0.01%</text:p>
          </table:table-cell>
          <table:table-cell office:value-type="percentage" office:value="8.6959999999999994E-5" table:style-name="ce6">
            <text:p>0.01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295" table:style-name="ce1">
            <text:p>295</text:p>
          </table:table-cell>
          <table:table-cell office:value-type="float" office:value="4.91" table:style-name="ce1">
            <text:p>4.91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8" table:style-name="ce1">
            <text:p>18</text:p>
          </table:table-cell>
          <table:table-cell office:value-type="float" office:value="7.35" table:style-name="ce1">
            <text:p>7.35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295" table:style-name="ce1">
            <text:p>295</text:p>
          </table:table-cell>
          <table:table-cell office:value-type="float" office:value="4.91" table:style-name="ce1">
            <text:p>4.9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9.6080000000000004E-4" table:style-name="ce6">
            <text:p>0.10%</text:p>
          </table:table-cell>
          <table:table-cell office:value-type="percentage" office:value="9.6080000000000004E-4" table:style-name="ce6">
            <text:p>0.10%</text:p>
          </table:table-cell>
          <table:table-cell office:value-type="percentage" office:value="8.4841599999999993E-3" table:style-name="ce6">
            <text:p>0.85%</text:p>
          </table:table-cell>
          <table:table-cell office:value-type="percentage" office:value="1.656024E-2" table:style-name="ce6">
            <text:p>1.66%</text:p>
          </table:table-cell>
          <table:table-cell office:value-type="percentage" office:value="7.7543999999999996E-4" table:style-name="ce6">
            <text:p>0.08%</text:p>
          </table:table-cell>
          <table:table-cell office:value-type="percentage" office:value="7.7543999999999996E-4" table:style-name="ce6">
            <text:p>0.08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148" table:style-name="ce1">
            <text:p>148</text:p>
          </table:table-cell>
          <table:table-cell office:value-type="float" office:value="13.32" table:style-name="ce1">
            <text:p>13.32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7.1770000000000002E-3" table:style-name="ce6">
            <text:p>0.72%</text:p>
          </table:table-cell>
          <table:table-cell office:value-type="percentage" office:value="7.1770000000000002E-3" table:style-name="ce6">
            <text:p>0.72%</text:p>
          </table:table-cell>
          <table:table-cell office:value-type="percentage" office:value="6.3880000000000002E-4" table:style-name="ce6">
            <text:p>0.06%</text:p>
          </table:table-cell>
          <table:table-cell office:value-type="percentage" office:value="1.7316E-4" table:style-name="ce6">
            <text:p>0.02%</text:p>
          </table:table-cell>
          <table:table-cell office:value-type="percentage" office:value="5.8703599999999998E-3" table:style-name="ce6">
            <text:p>0.59%</text:p>
          </table:table-cell>
          <table:table-cell office:value-type="percentage" office:value="5.8703599999999998E-3" table:style-name="ce6">
            <text:p>0.59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percentage" office:value="9.6080000000000004E-4" table:style-name="ce6">
            <text:p>0.10%</text:p>
          </table:table-cell>
          <table:table-cell office:value-type="percentage" office:value="9.6080000000000004E-4" table:style-name="ce6">
            <text:p>0.10%</text:p>
          </table:table-cell>
          <table:table-cell office:value-type="percentage" office:value="8.4841599999999993E-3" table:style-name="ce6">
            <text:p>0.85%</text:p>
          </table:table-cell>
          <table:table-cell office:value-type="percentage" office:value="1.656024E-2" table:style-name="ce6">
            <text:p>1.66%</text:p>
          </table:table-cell>
          <table:table-cell office:value-type="percentage" office:value="7.7543999999999996E-4" table:style-name="ce6">
            <text:p>0.08%</text:p>
          </table:table-cell>
          <table:table-cell office:value-type="percentage" office:value="7.7543999999999996E-4" table:style-name="ce6">
            <text:p>0.08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9413" table:style-name="ce1">
            <text:p>9413</text:p>
          </table:table-cell>
          <table:table-cell office:value-type="float" office:value="6.89" table:style-name="ce1">
            <text:p>6.89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48" table:style-name="ce1">
            <text:p>148</text:p>
          </table:table-cell>
          <table:table-cell office:value-type="float" office:value="13.32" table:style-name="ce1">
            <text:p>13.32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413" table:style-name="ce1">
            <text:p>9413</text:p>
          </table:table-cell>
          <table:table-cell office:value-type="float" office:value="6.89" table:style-name="ce1">
            <text:p>6.89</text:p>
          </table:table-cell>
          <table:table-cell table:number-columns-repeated="16355"/>
        </table:table-row>
        <table:table-row table:style-name="ro1">
          <table:table-cell table:number-columns-repeated="2" table:style-name="ce1"/>
          <table:table-cell table:number-columns-repeated="6" table:style-name="ce6"/>
          <table:table-cell table:style-name="ce2"/>
          <table:table-cell table:style-name="ce1"/>
          <table:table-cell table:number-columns-repeated="6" table:style-name="ce6"/>
          <table:table-cell table:style-name="ce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table:number-columns-repeated="8" table:style-name="ce1"/>
          <table:table-cell table:style-name="ce2"/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0.39188576481008713" table:style-name="ce6">
            <text:p>39.19%</text:p>
          </table:table-cell>
          <table:table-cell office:value-type="percentage" office:value="7.0581044210304228E-2" table:style-name="ce6">
            <text:p>7.06%</text:p>
          </table:table-cell>
          <table:table-cell office:value-type="percentage" office:value="2.5899371152523953E-2" table:style-name="ce6">
            <text:p>2.59%</text:p>
          </table:table-cell>
          <table:table-cell office:value-type="percentage" office:value="2.5899371152523953E-2" table:style-name="ce6">
            <text:p>2.59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30825667918068067" table:style-name="ce6">
            <text:p>30.83%</text:p>
          </table:table-cell>
          <table:table-cell office:value-type="percentage" office:value="0.30825667918068067" table:style-name="ce6">
            <text:p>30.83%</text:p>
          </table:table-cell>
          <table:table-cell office:value-type="percentage" office:value="2.7628754399155433E-2" table:style-name="ce6">
            <text:p>2.76%</text:p>
          </table:table-cell>
          <table:table-cell office:value-type="percentage" office:value="9.6826870335882213E-3" table:style-name="ce6">
            <text:p>0.97%</text:p>
          </table:table-cell>
          <table:table-cell office:value-type="percentage" office:value="0.22766572864054371" table:style-name="ce6">
            <text:p>22.77%</text:p>
          </table:table-cell>
          <table:table-cell office:value-type="percentage" office:value="0.22766572864054371" table:style-name="ce6">
            <text:p>22.77%</text:p>
          </table:table-cell>
          <table:table-cell table:style-name="ce2"/>
          <table:table-cell office:value-type="string" table:style-name="ce1">
            <text:p>Sum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4.1781504905784042E-2" table:style-name="ce6">
            <text:p>4.18%</text:p>
          </table:table-cell>
          <table:table-cell office:value-type="percentage" office:value="0.39188576481008713" table:style-name="ce6">
            <text:p>39.19%</text:p>
          </table:table-cell>
          <table:table-cell office:value-type="percentage" office:value="7.0581044210304228E-2" table:style-name="ce6">
            <text:p>7.06%</text:p>
          </table:table-cell>
          <table:table-cell office:value-type="percentage" office:value="2.5899371152523953E-2" table:style-name="ce6">
            <text:p>2.59%</text:p>
          </table:table-cell>
          <table:table-cell office:value-type="percentage" office:value="2.5899371152523953E-2" table:style-name="ce6">
            <text:p>2.59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1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5983680687155301E-3" table:style-name="ce6">
            <text:p>0.56%</text:p>
          </table:table-cell>
          <table:table-cell office:value-type="percentage" office:value="1.0083006315757747E-3" table:style-name="ce6">
            <text:p>0.10%</text:p>
          </table:table-cell>
          <table:table-cell office:value-type="percentage" office:value="3.6999101646462791E-4" table:style-name="ce6">
            <text:p>0.04%</text:p>
          </table:table-cell>
          <table:table-cell office:value-type="percentage" office:value="3.6999101646462791E-4" table:style-name="ce6">
            <text:p>0.04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3886.0142857142855" table:style-name="ce1">
            <text:p>3886.014286</text:p>
          </table:table-cell>
          <table:table-cell office:value-type="float" office:value="6.0572857142857135" table:style-name="ce1">
            <text:p>6.057285714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4.4036668454382954E-3" table:style-name="ce6">
            <text:p>0.44%</text:p>
          </table:table-cell>
          <table:table-cell office:value-type="percentage" office:value="4.4036668454382954E-3" table:style-name="ce6">
            <text:p>0.44%</text:p>
          </table:table-cell>
          <table:table-cell office:value-type="percentage" office:value="3.9469649141650616E-4" table:style-name="ce6">
            <text:p>0.04%</text:p>
          </table:table-cell>
          <table:table-cell office:value-type="percentage" office:value="1.3832410047983173E-4" table:style-name="ce6">
            <text:p>0.01%</text:p>
          </table:table-cell>
          <table:table-cell office:value-type="percentage" office:value="3.2523675520077671E-3" table:style-name="ce6">
            <text:p>0.33%</text:p>
          </table:table-cell>
          <table:table-cell office:value-type="percentage" office:value="3.2523675520077671E-3" table:style-name="ce6">
            <text:p>0.33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9687864151120062E-4" table:style-name="ce6">
            <text:p>0.06%</text:p>
          </table:table-cell>
          <table:table-cell office:value-type="percentage" office:value="5.5983680687155301E-3" table:style-name="ce6">
            <text:p>0.56%</text:p>
          </table:table-cell>
          <table:table-cell office:value-type="percentage" office:value="1.0083006315757747E-3" table:style-name="ce6">
            <text:p>0.10%</text:p>
          </table:table-cell>
          <table:table-cell office:value-type="percentage" office:value="3.6999101646462791E-4" table:style-name="ce6">
            <text:p>0.04%</text:p>
          </table:table-cell>
          <table:table-cell office:value-type="percentage" office:value="3.6999101646462791E-4" table:style-name="ce6">
            <text:p>0.04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58417.828571428574" table:style-name="ce1">
            <text:p>58417.82857</text:p>
          </table:table-cell>
          <table:table-cell office:value-type="float" office:value="12.208142857142859" table:style-name="ce1">
            <text:p>12.20814286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3886.0142857142855" table:style-name="ce1">
            <text:p>3886.014286</text:p>
          </table:table-cell>
          <table:table-cell office:value-type="float" office:value="6.0572857142857135" table:style-name="ce1">
            <text:p>6.057285714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8417.828571428574" table:style-name="ce1">
            <text:p>58417.82857</text:p>
          </table:table-cell>
          <table:table-cell office:value-type="float" office:value="12.208142857142859" table:style-name="ce1">
            <text:p>12.20814286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8.7748382935878648E-4" table:style-name="ce6">
            <text:p>0.09%</text:p>
          </table:table-cell>
          <table:table-cell office:value-type="percentage" office:value="1.5236381676438818E-5" table:style-name="ce6">
            <text:p>0.00%</text:p>
          </table:table-cell>
          <table:table-cell office:value-type="percentage" office:value="6.8206637621387388E-5" table:style-name="ce6">
            <text:p>0.01%</text:p>
          </table:table-cell>
          <table:table-cell office:value-type="percentage" office:value="6.8206637621387388E-5" table:style-name="ce6">
            <text:p>0.01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306" table:style-name="ce1">
            <text:p>306</text:p>
          </table:table-cell>
          <table:table-cell office:value-type="float" office:value="5.15" table:style-name="ce1">
            <text:p>5.1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6.3774474174089666E-4" table:style-name="ce6">
            <text:p>0.06%</text:p>
          </table:table-cell>
          <table:table-cell office:value-type="percentage" office:value="6.3774474174089666E-4" table:style-name="ce6">
            <text:p>0.06%</text:p>
          </table:table-cell>
          <table:table-cell office:value-type="percentage" office:value="7.6578339969719569E-5" table:style-name="ce6">
            <text:p>0.01%</text:p>
          </table:table-cell>
          <table:table-cell office:value-type="percentage" office:value="1.4831205274482629E-5" table:style-name="ce6">
            <text:p>0.00%</text:p>
          </table:table-cell>
          <table:table-cell office:value-type="percentage" office:value="4.804284450705835E-4" table:style-name="ce6">
            <text:p>0.05%</text:p>
          </table:table-cell>
          <table:table-cell office:value-type="percentage" office:value="4.804284450705835E-4" table:style-name="ce6">
            <text:p>0.05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9.1593186347247083E-5" table:style-name="ce6">
            <text:p>0.01%</text:p>
          </table:table-cell>
          <table:table-cell office:value-type="percentage" office:value="8.7748382935878648E-4" table:style-name="ce6">
            <text:p>0.09%</text:p>
          </table:table-cell>
          <table:table-cell office:value-type="percentage" office:value="1.5236381676438818E-5" table:style-name="ce6">
            <text:p>0.00%</text:p>
          </table:table-cell>
          <table:table-cell office:value-type="percentage" office:value="6.8206637621387388E-5" table:style-name="ce6">
            <text:p>0.01%</text:p>
          </table:table-cell>
          <table:table-cell office:value-type="percentage" office:value="6.8206637621387388E-5" table:style-name="ce6">
            <text:p>0.01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11967" table:style-name="ce1">
            <text:p>11967</text:p>
          </table:table-cell>
          <table:table-cell office:value-type="float" office:value="6.77" table:style-name="ce1">
            <text:p>6.77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306" table:style-name="ce1">
            <text:p>306</text:p>
          </table:table-cell>
          <table:table-cell office:value-type="float" office:value="5.15" table:style-name="ce1">
            <text:p>5.15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1967" table:style-name="ce1">
            <text:p>11967</text:p>
          </table:table-cell>
          <table:table-cell office:value-type="float" office:value="6.77" table:style-name="ce1">
            <text:p>6.77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8.3228246655407991E-3" table:style-name="ce6">
            <text:p>0.83%</text:p>
          </table:table-cell>
          <table:table-cell office:value-type="percentage" office:value="1.4651723788168612E-2" table:style-name="ce6">
            <text:p>1.47%</text:p>
          </table:table-cell>
          <table:table-cell office:value-type="percentage" office:value="5.726716626238466E-4" table:style-name="ce6">
            <text:p>0.06%</text:p>
          </table:table-cell>
          <table:table-cell office:value-type="percentage" office:value="5.726716626238466E-4" table:style-name="ce6">
            <text:p>0.06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9957" table:style-name="ce1">
            <text:p>9957</text:p>
          </table:table-cell>
          <table:table-cell office:value-type="float" office:value="8.15" table:style-name="ce1">
            <text:p>8.15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6.8510111831514434E-3" table:style-name="ce6">
            <text:p>0.69%</text:p>
          </table:table-cell>
          <table:table-cell office:value-type="percentage" office:value="6.8510111831514434E-3" table:style-name="ce6">
            <text:p>0.69%</text:p>
          </table:table-cell>
          <table:table-cell office:value-type="percentage" office:value="5.955830764323045E-4" table:style-name="ce6">
            <text:p>0.06%</text:p>
          </table:table-cell>
          <table:table-cell office:value-type="percentage" office:value="4.3620300355634405E-4" table:style-name="ce6">
            <text:p>0.04%</text:p>
          </table:table-cell>
          <table:table-cell office:value-type="percentage" office:value="5.111711316955557E-3" table:style-name="ce6">
            <text:p>0.51%</text:p>
          </table:table-cell>
          <table:table-cell office:value-type="percentage" office:value="5.111711316955557E-3" table:style-name="ce6">
            <text:p>0.51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9.1034975692753483E-4" table:style-name="ce6">
            <text:p>0.09%</text:p>
          </table:table-cell>
          <table:table-cell office:value-type="percentage" office:value="8.3228246655407991E-3" table:style-name="ce6">
            <text:p>0.83%</text:p>
          </table:table-cell>
          <table:table-cell office:value-type="percentage" office:value="1.4651723788168612E-2" table:style-name="ce6">
            <text:p>1.47%</text:p>
          </table:table-cell>
          <table:table-cell office:value-type="percentage" office:value="5.726716626238466E-4" table:style-name="ce6">
            <text:p>0.06%</text:p>
          </table:table-cell>
          <table:table-cell office:value-type="percentage" office:value="5.726716626238466E-4" table:style-name="ce6">
            <text:p>0.06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91374" table:style-name="ce1">
            <text:p>91374</text:p>
          </table:table-cell>
          <table:table-cell office:value-type="float" office:value="17.18" table:style-name="ce1">
            <text:p>17.18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957" table:style-name="ce1">
            <text:p>9957</text:p>
          </table:table-cell>
          <table:table-cell office:value-type="float" office:value="8.15" table:style-name="ce1">
            <text:p>8.15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91374" table:style-name="ce1">
            <text:p>91374</text:p>
          </table:table-cell>
          <table:table-cell office:value-type="float" office:value="17.18" table:style-name="ce1">
            <text:p>17.18</text:p>
          </table:table-cell>
          <table:table-cell table:number-columns-repeated="16355"/>
        </table:table-row>
        <table:table-row table:style-name="ro1">
          <table:table-cell table:number-columns-repeated="8" table:style-name="ce1"/>
          <table:table-cell table:style-name="ce2"/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0.36321002602589786" table:style-name="ce6">
            <text:p>36.32%</text:p>
          </table:table-cell>
          <table:table-cell office:value-type="percentage" office:value="6.6208428592163554E-2" table:style-name="ce6">
            <text:p>6.62%</text:p>
          </table:table-cell>
          <table:table-cell office:value-type="percentage" office:value="2.5082366057259997E-2" table:style-name="ce6">
            <text:p>2.51%</text:p>
          </table:table-cell>
          <table:table-cell office:value-type="percentage" office:value="2.5082366057259997E-2" table:style-name="ce6">
            <text:p>2.51%</text:p>
          </table:table-cell>
          <table:table-cell table:style-name="ce2"/>
          <table:table-cell table:number-columns-repeated="7" table:style-name="ce1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office:value-type="percentage" office:value="0.28057723146684282" table:style-name="ce6">
            <text:p>28.06%</text:p>
          </table:table-cell>
          <table:table-cell office:value-type="percentage" office:value="0.28057723146684282" table:style-name="ce6">
            <text:p>28.06%</text:p>
          </table:table-cell>
          <table:table-cell office:value-type="percentage" office:value="3.2750790901354389E-2" table:style-name="ce6">
            <text:p>3.28%</text:p>
          </table:table-cell>
          <table:table-cell office:value-type="percentage" office:value="9.8977681351414631E-2" table:style-name="ce6">
            <text:p>9.90%</text:p>
          </table:table-cell>
          <table:table-cell office:value-type="percentage" office:value="0.18754454193049666" table:style-name="ce6">
            <text:p>18.75%</text:p>
          </table:table-cell>
          <table:table-cell office:value-type="percentage" office:value="0.18754454193049666" table:style-name="ce6">
            <text:p>18.75%</text:p>
          </table:table-cell>
          <table:table-cell table:style-name="ce2"/>
          <table:table-cell office:value-type="string" table:style-name="ce1">
            <text:p>Sum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4.1210884919060352E-2" table:style-name="ce6">
            <text:p>4.12%</text:p>
          </table:table-cell>
          <table:table-cell office:value-type="percentage" office:value="0.36321002602589786" table:style-name="ce6">
            <text:p>36.32%</text:p>
          </table:table-cell>
          <table:table-cell office:value-type="percentage" office:value="6.6208428592163554E-2" table:style-name="ce6">
            <text:p>6.62%</text:p>
          </table:table-cell>
          <table:table-cell office:value-type="percentage" office:value="2.5082366057259997E-2" table:style-name="ce6">
            <text:p>2.51%</text:p>
          </table:table-cell>
          <table:table-cell office:value-type="percentage" office:value="2.5082366057259997E-2" table:style-name="ce6">
            <text:p>2.51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um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p5_cpa</text:p>
          </table:table-cell>
          <table:table-cell office:value-type="string" table:style-name="ce1">
            <text:p>p7_cpa</text:p>
          </table:table-cell>
          <table:table-cell office:value-type="string" table:style-name="ce1">
            <text:p>p5_rnp</text:p>
          </table:table-cell>
          <table:table-cell office:value-type="string" table:style-name="ce1">
            <text:p>p7_rnp</text:p>
          </table:table-cell>
          <table:table-cell office:value-type="string" table:style-name="ce1">
            <text:p>p5_dpa</text:p>
          </table:table-cell>
          <table:table-cell office:value-type="string" table:style-name="ce1">
            <text:p>p7_dpa</text:p>
          </table:table-cell>
          <table:table-cell table:style-name="ce2"/>
          <table:table-cell office:value-type="string" table:style-name="ce1">
            <text:p>New P2 130 130nt All</text:p>
          </table:table-cell>
          <table:table-cell table:style-name="ce1"/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Stacks</text:p>
          </table:table-cell>
          <table:table-cell office:value-type="string" table:style-name="ce1">
            <text:p>Mean_cov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1887146575128268E-3" table:style-name="ce6">
            <text:p>0.52%</text:p>
          </table:table-cell>
          <table:table-cell office:value-type="percentage" office:value="9.4583469417376502E-4" table:style-name="ce6">
            <text:p>0.09%</text:p>
          </table:table-cell>
          <table:table-cell office:value-type="percentage" office:value="3.5831951510371425E-4" table:style-name="ce6">
            <text:p>0.04%</text:p>
          </table:table-cell>
          <table:table-cell office:value-type="percentage" office:value="3.5831951510371425E-4" table:style-name="ce6">
            <text:p>0.04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Average</text:p>
          </table:table-cell>
          <table:table-cell office:value-type="float" office:value="6994" table:style-name="ce1">
            <text:p>6994</text:p>
          </table:table-cell>
          <table:table-cell office:value-type="float" office:value="6.0711428571428554" table:style-name="ce1">
            <text:p>6.071142857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percentage" office:value="4.0082461638120404E-3" table:style-name="ce6">
            <text:p>0.40%</text:p>
          </table:table-cell>
          <table:table-cell office:value-type="percentage" office:value="4.0082461638120404E-3" table:style-name="ce6">
            <text:p>0.40%</text:p>
          </table:table-cell>
          <table:table-cell office:value-type="percentage" office:value="4.6786844144791986E-4" table:style-name="ce6">
            <text:p>0.05%</text:p>
          </table:table-cell>
          <table:table-cell office:value-type="percentage" office:value="1.4139668764487805E-3" table:style-name="ce6">
            <text:p>0.14%</text:p>
          </table:table-cell>
          <table:table-cell office:value-type="percentage" office:value="2.6792077418642379E-3" table:style-name="ce6">
            <text:p>0.27%</text:p>
          </table:table-cell>
          <table:table-cell office:value-type="percentage" office:value="2.6792077418642379E-3" table:style-name="ce6">
            <text:p>0.27%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8872692741514785E-4" table:style-name="ce6">
            <text:p>0.06%</text:p>
          </table:table-cell>
          <table:table-cell office:value-type="percentage" office:value="5.1887146575128268E-3" table:style-name="ce6">
            <text:p>0.52%</text:p>
          </table:table-cell>
          <table:table-cell office:value-type="percentage" office:value="9.4583469417376502E-4" table:style-name="ce6">
            <text:p>0.09%</text:p>
          </table:table-cell>
          <table:table-cell office:value-type="percentage" office:value="3.5831951510371425E-4" table:style-name="ce6">
            <text:p>0.04%</text:p>
          </table:table-cell>
          <table:table-cell office:value-type="percentage" office:value="3.5831951510371425E-4" table:style-name="ce6">
            <text:p>0.04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Average</text:p>
          </table:table-cell>
          <table:table-cell office:value-type="float" office:value="55495.214285714283" table:style-name="ce1">
            <text:p>55495.21429</text:p>
          </table:table-cell>
          <table:table-cell office:value-type="float" office:value="12.354000000000005" table:style-name="ce1">
            <text:p>12.354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6994" table:style-name="ce1">
            <text:p>6994</text:p>
          </table:table-cell>
          <table:table-cell office:value-type="float" office:value="6.0711428571428554" table:style-name="ce1">
            <text:p>6.071142857</text:p>
          </table:table-cell>
          <table:table-cell table:style-name="ce2"/>
          <table:table-cell office:value-type="string" table:style-name="ce1">
            <text:p>Average</text:p>
          </table:table-cell>
          <table:table-cell office:value-type="float" office:value="55495.214285714283" table:style-name="ce1">
            <text:p>55495.21429</text:p>
          </table:table-cell>
          <table:table-cell office:value-type="float" office:value="12.354000000000005" table:style-name="ce1">
            <text:p>12.354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7787178468807576E-6" table:style-name="ce6">
            <text:p>0.00%</text:p>
          </table:table-cell>
          <table:table-cell office:value-type="percentage" office:value="9.4019116563509339E-6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percentage" office:value="8.1003057916731171E-7" table:style-name="ce6">
            <text:p>0.00%</text:p>
          </table:table-cell>
          <table:table-cell office:value-type="percentage" office:value="8.1003057916731171E-7" table:style-name="ce6">
            <text:p>0.00%</text:p>
          </table:table-cell>
          <table:table-cell office:value-type="percentage" office:value="4.8943800166046009E-7" table:style-name="ce6">
            <text:p>0.00%</text:p>
          </table:table-cell>
          <table:table-cell office:value-type="percentage" office:value="1.90859447809079E-6" table:style-name="ce6">
            <text:p>0.00%</text:p>
          </table:table-cell>
          <table:table-cell office:value-type="percentage" office:value="6.2194960036329207E-7" table:style-name="ce6">
            <text:p>0.00%</text:p>
          </table:table-cell>
          <table:table-cell office:value-type="percentage" office:value="6.2194960036329207E-7" table:style-name="ce6">
            <text:p>0.00%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9112294455835894E-7" table:style-name="ce6">
            <text:p>0.00%</text:p>
          </table:table-cell>
          <table:table-cell office:value-type="percentage" office:value="3.7787178468807576E-6" table:style-name="ce6">
            <text:p>0.00%</text:p>
          </table:table-cell>
          <table:table-cell office:value-type="percentage" office:value="9.4019116563509339E-6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office:value-type="percentage" office:value="3.2059257750685162E-7" table:style-name="ce6">
            <text:p>0.00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In</text:p>
          </table:table-cell>
          <table:table-cell office:value-type="float" office:value="1" table:style-name="ce1">
            <text:p>1</text:p>
          </table:table-cell>
          <table:table-cell office:value-type="float" office:value="5.28" table:style-name="ce1">
            <text:p>5.28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MIn</text:p>
          </table:table-cell>
          <table:table-cell office:value-type="float" office:value="1" table:style-name="ce1">
            <text:p>1</text:p>
          </table:table-cell>
          <table:table-cell office:value-type="float" office:value="5.28" table:style-name="ce1">
            <text:p>5.28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1745593007795523E-2" table:style-name="ce6">
            <text:p>1.17%</text:p>
          </table:table-cell>
          <table:table-cell office:value-type="percentage" office:value="1.2006256146147094E-2" table:style-name="ce6">
            <text:p>1.20%</text:p>
          </table:table-cell>
          <table:table-cell office:value-type="percentage" office:value="8.3468414837758857E-4" table:style-name="ce6">
            <text:p>0.08%</text:p>
          </table:table-cell>
          <table:table-cell office:value-type="percentage" office:value="8.3468414837758857E-4" table:style-name="ce6">
            <text:p>0.08%</text:p>
          </table:table-cell>
          <table:table-cell table:style-name="ce2"/>
          <table:table-cell table:style-name="ce1"/>
          <table:table-cell table:number-columns-repeated="6" table:style-name="ce6"/>
          <table:table-cell table:style-name="ce2"/>
          <table:table-cell office:value-type="string" table:style-name="ce1">
            <text:p>process_radtags eb2 ea2</text:p>
          </table:table-cell>
          <table:table-cell office:value-type="string" table:style-name="ce1">
            <text:p>Max</text:p>
          </table:table-cell>
          <table:table-cell office:value-type="float" office:value="18899" table:style-name="ce1">
            <text:p>18899</text:p>
          </table:table-cell>
          <table:table-cell office:value-type="float" office:value="12.07" table:style-name="ce1">
            <text:p>12.07</text:p>
          </table:table-cell>
          <table:table-cell table:style-name="ce2"/>
          <table:table-cell table:number-columns-repeated="3" table:style-name="ce1"/>
          <table:table-cell table:style-name="ce2"/>
          <table:table-cell table:number-columns-repeated="16358" table:style-name="ce1"/>
        </table:table-row>
        <table:table-row table:style-name="ro1"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percentage" office:value="8.0381044197852369E-3" table:style-name="ce6">
            <text:p>0.80%</text:p>
          </table:table-cell>
          <table:table-cell office:value-type="percentage" office:value="8.0381044197852369E-3" table:style-name="ce6">
            <text:p>0.80%</text:p>
          </table:table-cell>
          <table:table-cell office:value-type="percentage" office:value="1.0889375724628724E-3" table:style-name="ce6">
            <text:p>0.11%</text:p>
          </table:table-cell>
          <table:table-cell office:value-type="percentage" office:value="1.6099986122402234E-2" table:style-name="ce6">
            <text:p>1.61%</text:p>
          </table:table-cell>
          <table:table-cell office:value-type="percentage" office:value="5.7820709417471727E-3" table:style-name="ce6">
            <text:p>0.58%</text:p>
          </table:table-cell>
          <table:table-cell office:value-type="percentage" office:value="5.7820709417471727E-3" table:style-name="ce6">
            <text:p>0.58%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3429152869315003E-3" table:style-name="ce6">
            <text:p>0.13%</text:p>
          </table:table-cell>
          <table:table-cell office:value-type="percentage" office:value="1.1745593007795523E-2" table:style-name="ce6">
            <text:p>1.17%</text:p>
          </table:table-cell>
          <table:table-cell office:value-type="percentage" office:value="1.2006256146147094E-2" table:style-name="ce6">
            <text:p>1.20%</text:p>
          </table:table-cell>
          <table:table-cell office:value-type="percentage" office:value="8.3468414837758857E-4" table:style-name="ce6">
            <text:p>0.08%</text:p>
          </table:table-cell>
          <table:table-cell office:value-type="percentage" office:value="8.3468414837758857E-4" table:style-name="ce6">
            <text:p>0.08%</text:p>
          </table:table-cell>
          <table:table-cell table:style-name="ce2"/>
          <table:table-cell office:value-type="string" table:style-name="ce1">
            <text:p>ddradseq_reads eb1</text:p>
          </table:table-cell>
          <table:table-cell office:value-type="string" table:style-name="ce1">
            <text:p>Max</text:p>
          </table:table-cell>
          <table:table-cell office:value-type="float" office:value="115828" table:style-name="ce1">
            <text:p>115828</text:p>
          </table:table-cell>
          <table:table-cell office:value-type="float" office:value="24.53" table:style-name="ce1">
            <text:p>24.53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8899" table:style-name="ce1">
            <text:p>18899</text:p>
          </table:table-cell>
          <table:table-cell office:value-type="float" office:value="12.07" table:style-name="ce1">
            <text:p>12.07</text:p>
          </table:table-cell>
          <table:table-cell table:style-name="ce2"/>
          <table:table-cell office:value-type="string" table:style-name="ce1">
            <text:p>Max</text:p>
          </table:table-cell>
          <table:table-cell office:value-type="float" office:value="115828" table:style-name="ce1">
            <text:p>115828</text:p>
          </table:table-cell>
          <table:table-cell office:value-type="float" office:value="24.53" table:style-name="ce1">
            <text:p>24.53</text:p>
          </table:table-cell>
          <table:table-cell table:number-columns-repeated="16355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NewP125Ml130.AF5:NewP125Ml130.AH7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7</meta:generator>
    <dc:title/>
    <dc:description/>
    <dc:subject/>
    <meta:initial-creator/>
    <dc:creator>Rafał Wóycicki</dc:creator>
    <meta:creation-date>2025-04-17T13:18:39Z</meta:creation-date>
    <dc:date>2025-04-22T13:26:11Z</dc:date>
  </office:meta>
</office:document-meta>
</file>